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6cm" svg:height="9.005cm" svg:x="12.459cm" svg:y="2.178cm">
            <draw:object draw:notify-on-update-of-ranges="Лист1.A3:Лист1.A2002 Лист1.G3:Лист1.G20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office:value-type="string">
            <text:p>F</text:p>
          </table:table-cell>
          <table:table-cell/>
          <table:table-cell table:style-name="Default"/>
          <table:table-cell office:value-type="string">
            <text:p>T</text:p>
          </table:table-cell>
          <table:table-cell/>
          <table:table-cell office:value-type="string">
            <text:p>Delta</text:p>
          </table:table-cell>
        </table:table-row>
        <table:table-row table:style-name="ro3">
          <table:table-cell table:style-name="Default" office:value-type="float" office:value="0.005">
            <text:p>0,005</text:p>
          </table:table-cell>
          <table:table-cell office:value-type="float" office:value="1">
            <text:p>1</text:p>
          </table:table-cell>
          <table:table-cell/>
          <table:table-cell table:style-name="Default" office:value-type="float" office:value="0.005">
            <text:p>0,005</text:p>
          </table:table-cell>
          <table:table-cell office:value-type="float" office:value="1">
            <text:p>1</text:p>
          </table:table-cell>
          <table:table-cell/>
          <table:table-cell table:formula="of:=[.E3]-[.B3]" office:value-type="float" office:value="0">
            <text:p>0</text:p>
          </table:table-cell>
        </table:table-row>
        <table:table-row table:style-name="ro3">
          <table:table-cell table:style-name="Default" office:value-type="float" office:value="0.01">
            <text:p>0,01</text:p>
          </table:table-cell>
          <table:table-cell office:value-type="float" office:value="0.993924">
            <text:p>0,993924</text:p>
          </table:table-cell>
          <table:table-cell/>
          <table:table-cell table:style-name="Default" office:value-type="float" office:value="0.01">
            <text:p>0,01</text:p>
          </table:table-cell>
          <table:table-cell office:value-type="float" office:value="0.995118">
            <text:p>0,995118</text:p>
          </table:table-cell>
          <table:table-cell/>
          <table:table-cell table:formula="of:=[.E4]-[.B4]" office:value-type="float" office:value="0.00119400000000003">
            <text:p>0,001194</text:p>
          </table:table-cell>
        </table:table-row>
        <table:table-row table:style-name="ro3">
          <table:table-cell table:style-name="Default" office:value-type="float" office:value="0.015">
            <text:p>0,015</text:p>
          </table:table-cell>
          <table:table-cell office:value-type="float" office:value="0.338362">
            <text:p>0,338362</text:p>
          </table:table-cell>
          <table:table-cell/>
          <table:table-cell table:style-name="Default" office:value-type="float" office:value="0.015">
            <text:p>0,015</text:p>
          </table:table-cell>
          <table:table-cell office:value-type="float" office:value="0.990283">
            <text:p>0,990283</text:p>
          </table:table-cell>
          <table:table-cell/>
          <table:table-cell table:formula="of:=[.E5]-[.B5]" office:value-type="float" office:value="0.651921">
            <text:p>0,651921</text:p>
          </table:table-cell>
        </table:table-row>
        <table:table-row table:style-name="ro3">
          <table:table-cell table:style-name="Default" office:value-type="float" office:value="0.02">
            <text:p>0,02</text:p>
          </table:table-cell>
          <table:table-cell office:value-type="float" office:value="0.202437">
            <text:p>0,202437</text:p>
          </table:table-cell>
          <table:table-cell/>
          <table:table-cell table:style-name="Default" office:value-type="float" office:value="0.02">
            <text:p>0,02</text:p>
          </table:table-cell>
          <table:table-cell office:value-type="float" office:value="0.985495">
            <text:p>0,985495</text:p>
          </table:table-cell>
          <table:table-cell/>
          <table:table-cell table:formula="of:=[.E6]-[.B6]" office:value-type="float" office:value="0.783058">
            <text:p>0,783058</text:p>
          </table:table-cell>
        </table:table-row>
        <table:table-row table:style-name="ro3">
          <table:table-cell table:style-name="Default" office:value-type="float" office:value="0.025">
            <text:p>0,025</text:p>
          </table:table-cell>
          <table:table-cell office:value-type="float" office:value="0.127006">
            <text:p>0,127006</text:p>
          </table:table-cell>
          <table:table-cell/>
          <table:table-cell table:style-name="Default" office:value-type="float" office:value="0.025">
            <text:p>0,025</text:p>
          </table:table-cell>
          <table:table-cell office:value-type="float" office:value="0.980753">
            <text:p>0,980753</text:p>
          </table:table-cell>
          <table:table-cell/>
          <table:table-cell table:formula="of:=[.E7]-[.B7]" office:value-type="float" office:value="0.853747">
            <text:p>0,853747</text:p>
          </table:table-cell>
        </table:table-row>
        <table:table-row table:style-name="ro3">
          <table:table-cell table:style-name="Default" office:value-type="float" office:value="0.03">
            <text:p>0,03</text:p>
          </table:table-cell>
          <table:table-cell office:value-type="float" office:value="0.0923453">
            <text:p>0,0923453</text:p>
          </table:table-cell>
          <table:table-cell/>
          <table:table-cell table:style-name="Default" office:value-type="float" office:value="0.03">
            <text:p>0,03</text:p>
          </table:table-cell>
          <table:table-cell office:value-type="float" office:value="0.976056">
            <text:p>0,976056</text:p>
          </table:table-cell>
          <table:table-cell/>
          <table:table-cell table:formula="of:=[.E8]-[.B8]" office:value-type="float" office:value="0.8837107">
            <text:p>0,8837107</text:p>
          </table:table-cell>
        </table:table-row>
        <table:table-row table:style-name="ro3">
          <table:table-cell table:style-name="Default" office:value-type="float" office:value="0.035">
            <text:p>0,035</text:p>
          </table:table-cell>
          <table:table-cell office:value-type="float" office:value="0.0725469">
            <text:p>0,0725469</text:p>
          </table:table-cell>
          <table:table-cell/>
          <table:table-cell table:style-name="Default" office:value-type="float" office:value="0.035">
            <text:p>0,035</text:p>
          </table:table-cell>
          <table:table-cell office:value-type="float" office:value="0.971404">
            <text:p>0,971404</text:p>
          </table:table-cell>
          <table:table-cell/>
          <table:table-cell table:formula="of:=[.E9]-[.B9]" office:value-type="float" office:value="0.8988571">
            <text:p>0,8988571</text:p>
          </table:table-cell>
        </table:table-row>
        <table:table-row table:style-name="ro3">
          <table:table-cell table:style-name="Default" office:value-type="float" office:value="0.04">
            <text:p>0,04</text:p>
          </table:table-cell>
          <table:table-cell office:value-type="float" office:value="0.0597394">
            <text:p>0,0597394</text:p>
          </table:table-cell>
          <table:table-cell/>
          <table:table-cell table:style-name="Default" office:value-type="float" office:value="0.04">
            <text:p>0,04</text:p>
          </table:table-cell>
          <table:table-cell office:value-type="float" office:value="0.966796">
            <text:p>0,966796</text:p>
          </table:table-cell>
          <table:table-cell/>
          <table:table-cell table:formula="of:=[.E10]-[.B10]" office:value-type="float" office:value="0.9070566">
            <text:p>0,9070566</text:p>
          </table:table-cell>
        </table:table-row>
        <table:table-row table:style-name="ro3">
          <table:table-cell table:style-name="Default" office:value-type="float" office:value="0.045">
            <text:p>0,045</text:p>
          </table:table-cell>
          <table:table-cell office:value-type="float" office:value="0.0507755">
            <text:p>0,0507755</text:p>
          </table:table-cell>
          <table:table-cell/>
          <table:table-cell table:style-name="Default" office:value-type="float" office:value="0.045">
            <text:p>0,045</text:p>
          </table:table-cell>
          <table:table-cell office:value-type="float" office:value="0.962232">
            <text:p>0,962232</text:p>
          </table:table-cell>
          <table:table-cell/>
          <table:table-cell table:formula="of:=[.E11]-[.B11]" office:value-type="float" office:value="0.9114565">
            <text:p>0,9114565</text:p>
          </table:table-cell>
        </table:table-row>
        <table:table-row table:style-name="ro3">
          <table:table-cell table:style-name="Default" office:value-type="float" office:value="0.05">
            <text:p>0,05</text:p>
          </table:table-cell>
          <table:table-cell office:value-type="float" office:value="0.0441508">
            <text:p>0,0441508</text:p>
          </table:table-cell>
          <table:table-cell/>
          <table:table-cell table:style-name="Default" office:value-type="float" office:value="0.05">
            <text:p>0,05</text:p>
          </table:table-cell>
          <table:table-cell office:value-type="float" office:value="0.957711">
            <text:p>0,957711</text:p>
          </table:table-cell>
          <table:table-cell/>
          <table:table-cell table:formula="of:=[.E12]-[.B12]" office:value-type="float" office:value="0.9135602">
            <text:p>0,9135602</text:p>
          </table:table-cell>
        </table:table-row>
        <table:table-row table:style-name="ro3">
          <table:table-cell table:style-name="Default" office:value-type="float" office:value="0.055">
            <text:p>0,055</text:p>
          </table:table-cell>
          <table:table-cell office:value-type="float" office:value="0.0390553">
            <text:p>0,0390553</text:p>
          </table:table-cell>
          <table:table-cell/>
          <table:table-cell table:style-name="Default" office:value-type="float" office:value="0.055">
            <text:p>0,055</text:p>
          </table:table-cell>
          <table:table-cell office:value-type="float" office:value="0.953232">
            <text:p>0,953232</text:p>
          </table:table-cell>
          <table:table-cell/>
          <table:table-cell table:formula="of:=[.E13]-[.B13]" office:value-type="float" office:value="0.9141767">
            <text:p>0,9141767</text:p>
          </table:table-cell>
        </table:table-row>
        <table:table-row table:style-name="ro3">
          <table:table-cell table:style-name="Default" office:value-type="float" office:value="0.06">
            <text:p>0,06</text:p>
          </table:table-cell>
          <table:table-cell office:value-type="float" office:value="0.0350144">
            <text:p>0,0350144</text:p>
          </table:table-cell>
          <table:table-cell/>
          <table:table-cell table:style-name="Default" office:value-type="float" office:value="0.06">
            <text:p>0,06</text:p>
          </table:table-cell>
          <table:table-cell office:value-type="float" office:value="0.948794">
            <text:p>0,948794</text:p>
          </table:table-cell>
          <table:table-cell/>
          <table:table-cell table:formula="of:=[.E14]-[.B14]" office:value-type="float" office:value="0.9137796">
            <text:p>0,9137796</text:p>
          </table:table-cell>
        </table:table-row>
        <table:table-row table:style-name="ro3">
          <table:table-cell table:style-name="Default" office:value-type="float" office:value="0.065">
            <text:p>0,065</text:p>
          </table:table-cell>
          <table:table-cell office:value-type="float" office:value="0.0317313">
            <text:p>0,0317313</text:p>
          </table:table-cell>
          <table:table-cell/>
          <table:table-cell table:style-name="Default" office:value-type="float" office:value="0.065">
            <text:p>0,065</text:p>
          </table:table-cell>
          <table:table-cell office:value-type="float" office:value="0.944398">
            <text:p>0,944398</text:p>
          </table:table-cell>
          <table:table-cell/>
          <table:table-cell table:formula="of:=[.E15]-[.B15]" office:value-type="float" office:value="0.9126667">
            <text:p>0,9126667</text:p>
          </table:table-cell>
        </table:table-row>
        <table:table-row table:style-name="ro3">
          <table:table-cell table:style-name="Default" office:value-type="float" office:value="0.07">
            <text:p>0,07</text:p>
          </table:table-cell>
          <table:table-cell office:value-type="float" office:value="0.0290111">
            <text:p>0,0290111</text:p>
          </table:table-cell>
          <table:table-cell/>
          <table:table-cell table:style-name="Default" office:value-type="float" office:value="0.07">
            <text:p>0,07</text:p>
          </table:table-cell>
          <table:table-cell office:value-type="float" office:value="0.940042">
            <text:p>0,940042</text:p>
          </table:table-cell>
          <table:table-cell/>
          <table:table-cell table:formula="of:=[.E16]-[.B16]" office:value-type="float" office:value="0.9110309">
            <text:p>0,9110309</text:p>
          </table:table-cell>
        </table:table-row>
        <table:table-row table:style-name="ro3">
          <table:table-cell table:style-name="Default" office:value-type="float" office:value="0.075">
            <text:p>0,075</text:p>
          </table:table-cell>
          <table:table-cell office:value-type="float" office:value="0.0267205">
            <text:p>0,0267205</text:p>
          </table:table-cell>
          <table:table-cell/>
          <table:table-cell table:style-name="Default" office:value-type="float" office:value="0.075">
            <text:p>0,075</text:p>
          </table:table-cell>
          <table:table-cell office:value-type="float" office:value="0.935727">
            <text:p>0,935727</text:p>
          </table:table-cell>
          <table:table-cell/>
          <table:table-cell table:formula="of:=[.E17]-[.B17]" office:value-type="float" office:value="0.9090065">
            <text:p>0,9090065</text:p>
          </table:table-cell>
        </table:table-row>
        <table:table-row table:style-name="ro3">
          <table:table-cell table:style-name="Default" office:value-type="float" office:value="0.08">
            <text:p>0,08</text:p>
          </table:table-cell>
          <table:table-cell office:value-type="float" office:value="0.0247652">
            <text:p>0,0247652</text:p>
          </table:table-cell>
          <table:table-cell/>
          <table:table-cell table:style-name="Default" office:value-type="float" office:value="0.08">
            <text:p>0,08</text:p>
          </table:table-cell>
          <table:table-cell office:value-type="float" office:value="0.93145">
            <text:p>0,93145</text:p>
          </table:table-cell>
          <table:table-cell/>
          <table:table-cell table:formula="of:=[.E18]-[.B18]" office:value-type="float" office:value="0.9066848">
            <text:p>0,9066848</text:p>
          </table:table-cell>
        </table:table-row>
        <table:table-row table:style-name="ro3">
          <table:table-cell table:style-name="Default" office:value-type="float" office:value="0.085">
            <text:p>0,085</text:p>
          </table:table-cell>
          <table:table-cell office:value-type="float" office:value="0.0230766">
            <text:p>0,0230766</text:p>
          </table:table-cell>
          <table:table-cell/>
          <table:table-cell table:style-name="Default" office:value-type="float" office:value="0.085">
            <text:p>0,085</text:p>
          </table:table-cell>
          <table:table-cell office:value-type="float" office:value="0.927213">
            <text:p>0,927213</text:p>
          </table:table-cell>
          <table:table-cell/>
          <table:table-cell table:formula="of:=[.E19]-[.B19]" office:value-type="float" office:value="0.9041364">
            <text:p>0,9041364</text:p>
          </table:table-cell>
        </table:table-row>
        <table:table-row table:style-name="ro3">
          <table:table-cell table:style-name="Default" office:value-type="float" office:value="0.09">
            <text:p>0,09</text:p>
          </table:table-cell>
          <table:table-cell office:value-type="float" office:value="0.0216036">
            <text:p>0,0216036</text:p>
          </table:table-cell>
          <table:table-cell/>
          <table:table-cell table:style-name="Default" office:value-type="float" office:value="0.09">
            <text:p>0,09</text:p>
          </table:table-cell>
          <table:table-cell office:value-type="float" office:value="0.923014">
            <text:p>0,923014</text:p>
          </table:table-cell>
          <table:table-cell/>
          <table:table-cell table:formula="of:=[.E20]-[.B20]" office:value-type="float" office:value="0.9014104">
            <text:p>0,9014104</text:p>
          </table:table-cell>
        </table:table-row>
        <table:table-row table:style-name="ro3">
          <table:table-cell table:style-name="Default" office:value-type="float" office:value="0.095">
            <text:p>0,095</text:p>
          </table:table-cell>
          <table:table-cell office:value-type="float" office:value="0.0203073">
            <text:p>0,0203073</text:p>
          </table:table-cell>
          <table:table-cell/>
          <table:table-cell table:style-name="Default" office:value-type="float" office:value="0.095">
            <text:p>0,095</text:p>
          </table:table-cell>
          <table:table-cell office:value-type="float" office:value="0.918853">
            <text:p>0,918853</text:p>
          </table:table-cell>
          <table:table-cell/>
          <table:table-cell table:formula="of:=[.E21]-[.B21]" office:value-type="float" office:value="0.8985457">
            <text:p>0,8985457</text:p>
          </table:table-cell>
        </table:table-row>
        <table:table-row table:style-name="ro3">
          <table:table-cell table:style-name="Default" office:value-type="float" office:value="0.1">
            <text:p>0,1</text:p>
          </table:table-cell>
          <table:table-cell office:value-type="float" office:value="0.0191579">
            <text:p>0,0191579</text:p>
          </table:table-cell>
          <table:table-cell/>
          <table:table-cell table:style-name="Default" office:value-type="float" office:value="0.1">
            <text:p>0,1</text:p>
          </table:table-cell>
          <table:table-cell office:value-type="float" office:value="0.914729">
            <text:p>0,914729</text:p>
          </table:table-cell>
          <table:table-cell/>
          <table:table-cell table:formula="of:=[.E22]-[.B22]" office:value-type="float" office:value="0.8955711">
            <text:p>0,8955711</text:p>
          </table:table-cell>
        </table:table-row>
        <table:table-row table:style-name="ro3">
          <table:table-cell table:style-name="Default" office:value-type="float" office:value="0.105">
            <text:p>0,105</text:p>
          </table:table-cell>
          <table:table-cell office:value-type="float" office:value="0.0181316">
            <text:p>0,0181316</text:p>
          </table:table-cell>
          <table:table-cell/>
          <table:table-cell table:style-name="Default" office:value-type="float" office:value="0.105">
            <text:p>0,105</text:p>
          </table:table-cell>
          <table:table-cell office:value-type="float" office:value="0.910642">
            <text:p>0,910642</text:p>
          </table:table-cell>
          <table:table-cell/>
          <table:table-cell table:formula="of:=[.E23]-[.B23]" office:value-type="float" office:value="0.8925104">
            <text:p>0,8925104</text:p>
          </table:table-cell>
        </table:table-row>
        <table:table-row table:style-name="ro3">
          <table:table-cell table:style-name="Default" office:value-type="float" office:value="0.11">
            <text:p>0,11</text:p>
          </table:table-cell>
          <table:table-cell office:value-type="float" office:value="0.0172096">
            <text:p>0,0172096</text:p>
          </table:table-cell>
          <table:table-cell/>
          <table:table-cell table:style-name="Default" office:value-type="float" office:value="0.11">
            <text:p>0,11</text:p>
          </table:table-cell>
          <table:table-cell office:value-type="float" office:value="0.906592">
            <text:p>0,906592</text:p>
          </table:table-cell>
          <table:table-cell/>
          <table:table-cell table:formula="of:=[.E24]-[.B24]" office:value-type="float" office:value="0.8893824">
            <text:p>0,8893824</text:p>
          </table:table-cell>
        </table:table-row>
        <table:table-row table:style-name="ro3">
          <table:table-cell table:style-name="Default" office:value-type="float" office:value="0.115">
            <text:p>0,115</text:p>
          </table:table-cell>
          <table:table-cell office:value-type="float" office:value="0.016377">
            <text:p>0,016377</text:p>
          </table:table-cell>
          <table:table-cell/>
          <table:table-cell table:style-name="Default" office:value-type="float" office:value="0.115">
            <text:p>0,115</text:p>
          </table:table-cell>
          <table:table-cell office:value-type="float" office:value="0.902577">
            <text:p>0,902577</text:p>
          </table:table-cell>
          <table:table-cell/>
          <table:table-cell table:formula="of:=[.E25]-[.B25]" office:value-type="float" office:value="0.8862">
            <text:p>0,8862</text:p>
          </table:table-cell>
        </table:table-row>
        <table:table-row table:style-name="ro3">
          <table:table-cell table:style-name="Default" office:value-type="float" office:value="0.12">
            <text:p>0,12</text:p>
          </table:table-cell>
          <table:table-cell office:value-type="float" office:value="0.0156211">
            <text:p>0,0156211</text:p>
          </table:table-cell>
          <table:table-cell/>
          <table:table-cell table:style-name="Default" office:value-type="float" office:value="0.12">
            <text:p>0,12</text:p>
          </table:table-cell>
          <table:table-cell office:value-type="float" office:value="0.898598">
            <text:p>0,898598</text:p>
          </table:table-cell>
          <table:table-cell/>
          <table:table-cell table:formula="of:=[.E26]-[.B26]" office:value-type="float" office:value="0.8829769">
            <text:p>0,8829769</text:p>
          </table:table-cell>
        </table:table-row>
        <table:table-row table:style-name="ro3">
          <table:table-cell table:style-name="Default" office:value-type="float" office:value="0.125">
            <text:p>0,125</text:p>
          </table:table-cell>
          <table:table-cell office:value-type="float" office:value="0.014932">
            <text:p>0,014932</text:p>
          </table:table-cell>
          <table:table-cell/>
          <table:table-cell table:style-name="Default" office:value-type="float" office:value="0.125">
            <text:p>0,125</text:p>
          </table:table-cell>
          <table:table-cell office:value-type="float" office:value="0.894653">
            <text:p>0,894653</text:p>
          </table:table-cell>
          <table:table-cell/>
          <table:table-cell table:formula="of:=[.E27]-[.B27]" office:value-type="float" office:value="0.879721">
            <text:p>0,879721</text:p>
          </table:table-cell>
        </table:table-row>
        <table:table-row table:style-name="ro3">
          <table:table-cell table:style-name="Default" office:value-type="float" office:value="0.13">
            <text:p>0,13</text:p>
          </table:table-cell>
          <table:table-cell office:value-type="float" office:value="0.0143011">
            <text:p>0,0143011</text:p>
          </table:table-cell>
          <table:table-cell/>
          <table:table-cell table:style-name="Default" office:value-type="float" office:value="0.13">
            <text:p>0,13</text:p>
          </table:table-cell>
          <table:table-cell office:value-type="float" office:value="0.890743">
            <text:p>0,890743</text:p>
          </table:table-cell>
          <table:table-cell/>
          <table:table-cell table:formula="of:=[.E28]-[.B28]" office:value-type="float" office:value="0.8764419">
            <text:p>0,8764419</text:p>
          </table:table-cell>
        </table:table-row>
        <table:table-row table:style-name="ro3">
          <table:table-cell table:style-name="Default" office:value-type="float" office:value="0.135">
            <text:p>0,135</text:p>
          </table:table-cell>
          <table:table-cell office:value-type="float" office:value="0.0137214">
            <text:p>0,0137214</text:p>
          </table:table-cell>
          <table:table-cell/>
          <table:table-cell table:style-name="Default" office:value-type="float" office:value="0.135">
            <text:p>0,135</text:p>
          </table:table-cell>
          <table:table-cell office:value-type="float" office:value="0.886868">
            <text:p>0,886868</text:p>
          </table:table-cell>
          <table:table-cell/>
          <table:table-cell table:formula="of:=[.E29]-[.B29]" office:value-type="float" office:value="0.8731466">
            <text:p>0,8731466</text:p>
          </table:table-cell>
        </table:table-row>
        <table:table-row table:style-name="ro3">
          <table:table-cell table:style-name="Default" office:value-type="float" office:value="0.14">
            <text:p>0,14</text:p>
          </table:table-cell>
          <table:table-cell office:value-type="float" office:value="0.0131869">
            <text:p>0,0131869</text:p>
          </table:table-cell>
          <table:table-cell/>
          <table:table-cell table:style-name="Default" office:value-type="float" office:value="0.14">
            <text:p>0,14</text:p>
          </table:table-cell>
          <table:table-cell office:value-type="float" office:value="0.883025">
            <text:p>0,883025</text:p>
          </table:table-cell>
          <table:table-cell/>
          <table:table-cell table:formula="of:=[.E30]-[.B30]" office:value-type="float" office:value="0.8698381">
            <text:p>0,8698381</text:p>
          </table:table-cell>
        </table:table-row>
        <table:table-row table:style-name="ro3">
          <table:table-cell table:style-name="Default" office:value-type="float" office:value="0.145">
            <text:p>0,145</text:p>
          </table:table-cell>
          <table:table-cell office:value-type="float" office:value="0.0126924">
            <text:p>0,0126924</text:p>
          </table:table-cell>
          <table:table-cell/>
          <table:table-cell table:style-name="Default" office:value-type="float" office:value="0.145">
            <text:p>0,145</text:p>
          </table:table-cell>
          <table:table-cell office:value-type="float" office:value="0.879216">
            <text:p>0,879216</text:p>
          </table:table-cell>
          <table:table-cell/>
          <table:table-cell table:formula="of:=[.E31]-[.B31]" office:value-type="float" office:value="0.8665236">
            <text:p>0,8665236</text:p>
          </table:table-cell>
        </table:table-row>
        <table:table-row table:style-name="ro3">
          <table:table-cell table:style-name="Default" office:value-type="float" office:value="0.15">
            <text:p>0,15</text:p>
          </table:table-cell>
          <table:table-cell office:value-type="float" office:value="0.0122337">
            <text:p>0,0122337</text:p>
          </table:table-cell>
          <table:table-cell/>
          <table:table-cell table:style-name="Default" office:value-type="float" office:value="0.15">
            <text:p>0,15</text:p>
          </table:table-cell>
          <table:table-cell office:value-type="float" office:value="0.87544">
            <text:p>0,87544</text:p>
          </table:table-cell>
          <table:table-cell/>
          <table:table-cell table:formula="of:=[.E32]-[.B32]" office:value-type="float" office:value="0.8632063">
            <text:p>0,8632063</text:p>
          </table:table-cell>
        </table:table-row>
        <table:table-row table:style-name="ro3">
          <table:table-cell table:style-name="Default" office:value-type="float" office:value="0.155">
            <text:p>0,155</text:p>
          </table:table-cell>
          <table:table-cell office:value-type="float" office:value="0.011807">
            <text:p>0,011807</text:p>
          </table:table-cell>
          <table:table-cell/>
          <table:table-cell table:style-name="Default" office:value-type="float" office:value="0.155">
            <text:p>0,155</text:p>
          </table:table-cell>
          <table:table-cell office:value-type="float" office:value="0.871696">
            <text:p>0,871696</text:p>
          </table:table-cell>
          <table:table-cell/>
          <table:table-cell table:formula="of:=[.E33]-[.B33]" office:value-type="float" office:value="0.859889">
            <text:p>0,859889</text:p>
          </table:table-cell>
        </table:table-row>
        <table:table-row table:style-name="ro3">
          <table:table-cell table:style-name="Default" office:value-type="float" office:value="0.16">
            <text:p>0,16</text:p>
          </table:table-cell>
          <table:table-cell office:value-type="float" office:value="0.0114091">
            <text:p>0,0114091</text:p>
          </table:table-cell>
          <table:table-cell/>
          <table:table-cell table:style-name="Default" office:value-type="float" office:value="0.16">
            <text:p>0,16</text:p>
          </table:table-cell>
          <table:table-cell office:value-type="float" office:value="0.867984">
            <text:p>0,867984</text:p>
          </table:table-cell>
          <table:table-cell/>
          <table:table-cell table:formula="of:=[.E34]-[.B34]" office:value-type="float" office:value="0.8565749">
            <text:p>0,8565749</text:p>
          </table:table-cell>
        </table:table-row>
        <table:table-row table:style-name="ro3">
          <table:table-cell table:style-name="Default" office:value-type="float" office:value="0.165">
            <text:p>0,165</text:p>
          </table:table-cell>
          <table:table-cell office:value-type="float" office:value="0.0110371">
            <text:p>0,0110371</text:p>
          </table:table-cell>
          <table:table-cell/>
          <table:table-cell table:style-name="Default" office:value-type="float" office:value="0.165">
            <text:p>0,165</text:p>
          </table:table-cell>
          <table:table-cell office:value-type="float" office:value="0.864303">
            <text:p>0,864303</text:p>
          </table:table-cell>
          <table:table-cell/>
          <table:table-cell table:formula="of:=[.E35]-[.B35]" office:value-type="float" office:value="0.8532659">
            <text:p>0,8532659</text:p>
          </table:table-cell>
        </table:table-row>
        <table:table-row table:style-name="ro3">
          <table:table-cell table:style-name="Default" office:value-type="float" office:value="0.17">
            <text:p>0,17</text:p>
          </table:table-cell>
          <table:table-cell office:value-type="float" office:value="0.0106887">
            <text:p>0,0106887</text:p>
          </table:table-cell>
          <table:table-cell/>
          <table:table-cell table:style-name="Default" office:value-type="float" office:value="0.17">
            <text:p>0,17</text:p>
          </table:table-cell>
          <table:table-cell office:value-type="float" office:value="0.860653">
            <text:p>0,860653</text:p>
          </table:table-cell>
          <table:table-cell/>
          <table:table-cell table:formula="of:=[.E36]-[.B36]" office:value-type="float" office:value="0.8499643">
            <text:p>0,8499643</text:p>
          </table:table-cell>
        </table:table-row>
        <table:table-row table:style-name="ro3">
          <table:table-cell table:style-name="Default" office:value-type="float" office:value="0.175">
            <text:p>0,175</text:p>
          </table:table-cell>
          <table:table-cell office:value-type="float" office:value="0.0103615">
            <text:p>0,0103615</text:p>
          </table:table-cell>
          <table:table-cell/>
          <table:table-cell table:style-name="Default" office:value-type="float" office:value="0.175">
            <text:p>0,175</text:p>
          </table:table-cell>
          <table:table-cell office:value-type="float" office:value="0.857034">
            <text:p>0,857034</text:p>
          </table:table-cell>
          <table:table-cell/>
          <table:table-cell table:formula="of:=[.E37]-[.B37]" office:value-type="float" office:value="0.8466725">
            <text:p>0,8466725</text:p>
          </table:table-cell>
        </table:table-row>
        <table:table-row table:style-name="ro3">
          <table:table-cell table:style-name="Default" office:value-type="float" office:value="0.18">
            <text:p>0,18</text:p>
          </table:table-cell>
          <table:table-cell office:value-type="float" office:value="0.0100538">
            <text:p>0,0100538</text:p>
          </table:table-cell>
          <table:table-cell/>
          <table:table-cell table:style-name="Default" office:value-type="float" office:value="0.18">
            <text:p>0,18</text:p>
          </table:table-cell>
          <table:table-cell office:value-type="float" office:value="0.853446">
            <text:p>0,853446</text:p>
          </table:table-cell>
          <table:table-cell/>
          <table:table-cell table:formula="of:=[.E38]-[.B38]" office:value-type="float" office:value="0.8433922">
            <text:p>0,8433922</text:p>
          </table:table-cell>
        </table:table-row>
        <table:table-row table:style-name="ro3">
          <table:table-cell table:style-name="Default" office:value-type="float" office:value="0.185">
            <text:p>0,185</text:p>
          </table:table-cell>
          <table:table-cell office:value-type="float" office:value="0.00976387">
            <text:p>0,00976387</text:p>
          </table:table-cell>
          <table:table-cell/>
          <table:table-cell table:style-name="Default" office:value-type="float" office:value="0.185">
            <text:p>0,185</text:p>
          </table:table-cell>
          <table:table-cell office:value-type="float" office:value="0.849887">
            <text:p>0,849887</text:p>
          </table:table-cell>
          <table:table-cell/>
          <table:table-cell table:formula="of:=[.E39]-[.B39]" office:value-type="float" office:value="0.84012313">
            <text:p>0,84012313</text:p>
          </table:table-cell>
        </table:table-row>
        <table:table-row table:style-name="ro3">
          <table:table-cell table:style-name="Default" office:value-type="float" office:value="0.19">
            <text:p>0,19</text:p>
          </table:table-cell>
          <table:table-cell office:value-type="float" office:value="0.00949018">
            <text:p>0,00949018</text:p>
          </table:table-cell>
          <table:table-cell/>
          <table:table-cell table:style-name="Default" office:value-type="float" office:value="0.19">
            <text:p>0,19</text:p>
          </table:table-cell>
          <table:table-cell office:value-type="float" office:value="0.846358">
            <text:p>0,846358</text:p>
          </table:table-cell>
          <table:table-cell/>
          <table:table-cell table:formula="of:=[.E40]-[.B40]" office:value-type="float" office:value="0.83686782">
            <text:p>0,83686782</text:p>
          </table:table-cell>
        </table:table-row>
        <table:table-row table:style-name="ro3">
          <table:table-cell table:style-name="Default" office:value-type="float" office:value="0.195">
            <text:p>0,195</text:p>
          </table:table-cell>
          <table:table-cell office:value-type="float" office:value="0.00923142">
            <text:p>0,00923142</text:p>
          </table:table-cell>
          <table:table-cell/>
          <table:table-cell table:style-name="Default" office:value-type="float" office:value="0.195">
            <text:p>0,195</text:p>
          </table:table-cell>
          <table:table-cell office:value-type="float" office:value="0.842858">
            <text:p>0,842858</text:p>
          </table:table-cell>
          <table:table-cell/>
          <table:table-cell table:formula="of:=[.E41]-[.B41]" office:value-type="float" office:value="0.83362658">
            <text:p>0,83362658</text:p>
          </table:table-cell>
        </table:table-row>
        <table:table-row table:style-name="ro3">
          <table:table-cell table:style-name="Default" office:value-type="float" office:value="0.2">
            <text:p>0,2</text:p>
          </table:table-cell>
          <table:table-cell office:value-type="float" office:value="0.0089864">
            <text:p>0,0089864</text:p>
          </table:table-cell>
          <table:table-cell/>
          <table:table-cell table:style-name="Default" office:value-type="float" office:value="0.2">
            <text:p>0,2</text:p>
          </table:table-cell>
          <table:table-cell office:value-type="float" office:value="0.839387">
            <text:p>0,839387</text:p>
          </table:table-cell>
          <table:table-cell/>
          <table:table-cell table:formula="of:=[.E42]-[.B42]" office:value-type="float" office:value="0.8304006">
            <text:p>0,8304006</text:p>
          </table:table-cell>
        </table:table-row>
        <table:table-row table:style-name="ro3">
          <table:table-cell table:style-name="Default" office:value-type="float" office:value="0.205">
            <text:p>0,205</text:p>
          </table:table-cell>
          <table:table-cell office:value-type="float" office:value="0.00875405">
            <text:p>0,00875405</text:p>
          </table:table-cell>
          <table:table-cell/>
          <table:table-cell table:style-name="Default" office:value-type="float" office:value="0.205">
            <text:p>0,205</text:p>
          </table:table-cell>
          <table:table-cell office:value-type="float" office:value="0.835944">
            <text:p>0,835944</text:p>
          </table:table-cell>
          <table:table-cell/>
          <table:table-cell table:formula="of:=[.E43]-[.B43]" office:value-type="float" office:value="0.82718995">
            <text:p>0,82718995</text:p>
          </table:table-cell>
        </table:table-row>
        <table:table-row table:style-name="ro3">
          <table:table-cell table:style-name="Default" office:value-type="float" office:value="0.21">
            <text:p>0,21</text:p>
          </table:table-cell>
          <table:table-cell office:value-type="float" office:value="0.00853342">
            <text:p>0,00853342</text:p>
          </table:table-cell>
          <table:table-cell/>
          <table:table-cell table:style-name="Default" office:value-type="float" office:value="0.21">
            <text:p>0,21</text:p>
          </table:table-cell>
          <table:table-cell office:value-type="float" office:value="0.832529">
            <text:p>0,832529</text:p>
          </table:table-cell>
          <table:table-cell/>
          <table:table-cell table:formula="of:=[.E44]-[.B44]" office:value-type="float" office:value="0.82399558">
            <text:p>0,82399558</text:p>
          </table:table-cell>
        </table:table-row>
        <table:table-row table:style-name="ro3">
          <table:table-cell table:style-name="Default" office:value-type="float" office:value="0.215">
            <text:p>0,215</text:p>
          </table:table-cell>
          <table:table-cell office:value-type="float" office:value="0.00832364">
            <text:p>0,00832364</text:p>
          </table:table-cell>
          <table:table-cell/>
          <table:table-cell table:style-name="Default" office:value-type="float" office:value="0.215">
            <text:p>0,215</text:p>
          </table:table-cell>
          <table:table-cell office:value-type="float" office:value="0.829143">
            <text:p>0,829143</text:p>
          </table:table-cell>
          <table:table-cell/>
          <table:table-cell table:formula="of:=[.E45]-[.B45]" office:value-type="float" office:value="0.82081936">
            <text:p>0,82081936</text:p>
          </table:table-cell>
        </table:table-row>
        <table:table-row table:style-name="ro3">
          <table:table-cell table:style-name="Default" office:value-type="float" office:value="0.22">
            <text:p>0,22</text:p>
          </table:table-cell>
          <table:table-cell office:value-type="float" office:value="0.00812393">
            <text:p>0,00812393</text:p>
          </table:table-cell>
          <table:table-cell/>
          <table:table-cell table:style-name="Default" office:value-type="float" office:value="0.22">
            <text:p>0,22</text:p>
          </table:table-cell>
          <table:table-cell office:value-type="float" office:value="0.825783">
            <text:p>0,825783</text:p>
          </table:table-cell>
          <table:table-cell/>
          <table:table-cell table:formula="of:=[.E46]-[.B46]" office:value-type="float" office:value="0.81765907">
            <text:p>0,81765907</text:p>
          </table:table-cell>
        </table:table-row>
        <table:table-row table:style-name="ro3">
          <table:table-cell table:style-name="Default" office:value-type="float" office:value="0.225">
            <text:p>0,225</text:p>
          </table:table-cell>
          <table:table-cell office:value-type="float" office:value="0.00793358">
            <text:p>0,00793358</text:p>
          </table:table-cell>
          <table:table-cell/>
          <table:table-cell table:style-name="Default" office:value-type="float" office:value="0.225">
            <text:p>0,225</text:p>
          </table:table-cell>
          <table:table-cell office:value-type="float" office:value="0.822451">
            <text:p>0,822451</text:p>
          </table:table-cell>
          <table:table-cell/>
          <table:table-cell table:formula="of:=[.E47]-[.B47]" office:value-type="float" office:value="0.81451742">
            <text:p>0,81451742</text:p>
          </table:table-cell>
        </table:table-row>
        <table:table-row table:style-name="ro3">
          <table:table-cell table:style-name="Default" office:value-type="float" office:value="0.23">
            <text:p>0,23</text:p>
          </table:table-cell>
          <table:table-cell office:value-type="float" office:value="0.00775195">
            <text:p>0,00775195</text:p>
          </table:table-cell>
          <table:table-cell/>
          <table:table-cell table:style-name="Default" office:value-type="float" office:value="0.23">
            <text:p>0,23</text:p>
          </table:table-cell>
          <table:table-cell office:value-type="float" office:value="0.819146">
            <text:p>0,819146</text:p>
          </table:table-cell>
          <table:table-cell/>
          <table:table-cell table:formula="of:=[.E48]-[.B48]" office:value-type="float" office:value="0.81139405">
            <text:p>0,81139405</text:p>
          </table:table-cell>
        </table:table-row>
        <table:table-row table:style-name="ro3">
          <table:table-cell table:style-name="Default" office:value-type="float" office:value="0.235">
            <text:p>0,235</text:p>
          </table:table-cell>
          <table:table-cell office:value-type="float" office:value="0.00757845">
            <text:p>0,00757845</text:p>
          </table:table-cell>
          <table:table-cell/>
          <table:table-cell table:style-name="Default" office:value-type="float" office:value="0.235">
            <text:p>0,235</text:p>
          </table:table-cell>
          <table:table-cell office:value-type="float" office:value="0.815867">
            <text:p>0,815867</text:p>
          </table:table-cell>
          <table:table-cell/>
          <table:table-cell table:formula="of:=[.E49]-[.B49]" office:value-type="float" office:value="0.80828855">
            <text:p>0,80828855</text:p>
          </table:table-cell>
        </table:table-row>
        <table:table-row table:style-name="ro3">
          <table:table-cell table:style-name="Default" office:value-type="float" office:value="0.24">
            <text:p>0,24</text:p>
          </table:table-cell>
          <table:table-cell office:value-type="float" office:value="0.00741256">
            <text:p>0,00741256</text:p>
          </table:table-cell>
          <table:table-cell/>
          <table:table-cell table:style-name="Default" office:value-type="float" office:value="0.24">
            <text:p>0,24</text:p>
          </table:table-cell>
          <table:table-cell office:value-type="float" office:value="0.812614">
            <text:p>0,812614</text:p>
          </table:table-cell>
          <table:table-cell/>
          <table:table-cell table:formula="of:=[.E50]-[.B50]" office:value-type="float" office:value="0.80520144">
            <text:p>0,80520144</text:p>
          </table:table-cell>
        </table:table-row>
        <table:table-row table:style-name="ro3">
          <table:table-cell table:style-name="Default" office:value-type="float" office:value="0.245">
            <text:p>0,245</text:p>
          </table:table-cell>
          <table:table-cell office:value-type="float" office:value="0.00725377">
            <text:p>0,00725377</text:p>
          </table:table-cell>
          <table:table-cell/>
          <table:table-cell table:style-name="Default" office:value-type="float" office:value="0.245">
            <text:p>0,245</text:p>
          </table:table-cell>
          <table:table-cell office:value-type="float" office:value="0.809387">
            <text:p>0,809387</text:p>
          </table:table-cell>
          <table:table-cell/>
          <table:table-cell table:formula="of:=[.E51]-[.B51]" office:value-type="float" office:value="0.80213323">
            <text:p>0,80213323</text:p>
          </table:table-cell>
        </table:table-row>
        <table:table-row table:style-name="ro3">
          <table:table-cell table:style-name="Default" office:value-type="float" office:value="0.25">
            <text:p>0,25</text:p>
          </table:table-cell>
          <table:table-cell office:value-type="float" office:value="0.00710164">
            <text:p>0,00710164</text:p>
          </table:table-cell>
          <table:table-cell/>
          <table:table-cell table:style-name="Default" office:value-type="float" office:value="0.25">
            <text:p>0,25</text:p>
          </table:table-cell>
          <table:table-cell office:value-type="float" office:value="0.806186">
            <text:p>0,806186</text:p>
          </table:table-cell>
          <table:table-cell/>
          <table:table-cell table:formula="of:=[.E52]-[.B52]" office:value-type="float" office:value="0.79908436">
            <text:p>0,79908436</text:p>
          </table:table-cell>
        </table:table-row>
        <table:table-row table:style-name="ro3">
          <table:table-cell table:style-name="Default" office:value-type="float" office:value="0.255">
            <text:p>0,255</text:p>
          </table:table-cell>
          <table:table-cell office:value-type="float" office:value="0.00695577">
            <text:p>0,00695577</text:p>
          </table:table-cell>
          <table:table-cell/>
          <table:table-cell table:style-name="Default" office:value-type="float" office:value="0.255">
            <text:p>0,255</text:p>
          </table:table-cell>
          <table:table-cell office:value-type="float" office:value="0.803009">
            <text:p>0,803009</text:p>
          </table:table-cell>
          <table:table-cell/>
          <table:table-cell table:formula="of:=[.E53]-[.B53]" office:value-type="float" office:value="0.79605323">
            <text:p>0,79605323</text:p>
          </table:table-cell>
        </table:table-row>
        <table:table-row table:style-name="ro3">
          <table:table-cell table:style-name="Default" office:value-type="float" office:value="0.26">
            <text:p>0,26</text:p>
          </table:table-cell>
          <table:table-cell office:value-type="float" office:value="0.00681577">
            <text:p>0,00681577</text:p>
          </table:table-cell>
          <table:table-cell/>
          <table:table-cell table:style-name="Default" office:value-type="float" office:value="0.26">
            <text:p>0,26</text:p>
          </table:table-cell>
          <table:table-cell office:value-type="float" office:value="0.799858">
            <text:p>0,799858</text:p>
          </table:table-cell>
          <table:table-cell/>
          <table:table-cell table:formula="of:=[.E54]-[.B54]" office:value-type="float" office:value="0.79304223">
            <text:p>0,79304223</text:p>
          </table:table-cell>
        </table:table-row>
        <table:table-row table:style-name="ro3">
          <table:table-cell table:style-name="Default" office:value-type="float" office:value="0.265">
            <text:p>0,265</text:p>
          </table:table-cell>
          <table:table-cell office:value-type="float" office:value="0.0066813">
            <text:p>0,0066813</text:p>
          </table:table-cell>
          <table:table-cell/>
          <table:table-cell table:style-name="Default" office:value-type="float" office:value="0.265">
            <text:p>0,265</text:p>
          </table:table-cell>
          <table:table-cell office:value-type="float" office:value="0.796731">
            <text:p>0,796731</text:p>
          </table:table-cell>
          <table:table-cell/>
          <table:table-cell table:formula="of:=[.E55]-[.B55]" office:value-type="float" office:value="0.7900497">
            <text:p>0,7900497</text:p>
          </table:table-cell>
        </table:table-row>
        <table:table-row table:style-name="ro3">
          <table:table-cell table:style-name="Default" office:value-type="float" office:value="0.27">
            <text:p>0,27</text:p>
          </table:table-cell>
          <table:table-cell office:value-type="float" office:value="0.00655204">
            <text:p>0,00655204</text:p>
          </table:table-cell>
          <table:table-cell/>
          <table:table-cell table:style-name="Default" office:value-type="float" office:value="0.27">
            <text:p>0,27</text:p>
          </table:table-cell>
          <table:table-cell office:value-type="float" office:value="0.793629">
            <text:p>0,793629</text:p>
          </table:table-cell>
          <table:table-cell/>
          <table:table-cell table:formula="of:=[.E56]-[.B56]" office:value-type="float" office:value="0.78707696">
            <text:p>0,78707696</text:p>
          </table:table-cell>
        </table:table-row>
        <table:table-row table:style-name="ro3">
          <table:table-cell table:style-name="Default" office:value-type="float" office:value="0.275">
            <text:p>0,275</text:p>
          </table:table-cell>
          <table:table-cell office:value-type="float" office:value="0.00642768">
            <text:p>0,00642768</text:p>
          </table:table-cell>
          <table:table-cell/>
          <table:table-cell table:style-name="Default" office:value-type="float" office:value="0.275">
            <text:p>0,275</text:p>
          </table:table-cell>
          <table:table-cell office:value-type="float" office:value="0.790551">
            <text:p>0,790551</text:p>
          </table:table-cell>
          <table:table-cell/>
          <table:table-cell table:formula="of:=[.E57]-[.B57]" office:value-type="float" office:value="0.78412332">
            <text:p>0,78412332</text:p>
          </table:table-cell>
        </table:table-row>
        <table:table-row table:style-name="ro3">
          <table:table-cell table:style-name="Default" office:value-type="float" office:value="0.28">
            <text:p>0,28</text:p>
          </table:table-cell>
          <table:table-cell office:value-type="float" office:value="0.00630796">
            <text:p>0,00630796</text:p>
          </table:table-cell>
          <table:table-cell/>
          <table:table-cell table:style-name="Default" office:value-type="float" office:value="0.28">
            <text:p>0,28</text:p>
          </table:table-cell>
          <table:table-cell office:value-type="float" office:value="0.787496">
            <text:p>0,787496</text:p>
          </table:table-cell>
          <table:table-cell/>
          <table:table-cell table:formula="of:=[.E58]-[.B58]" office:value-type="float" office:value="0.78118804">
            <text:p>0,78118804</text:p>
          </table:table-cell>
        </table:table-row>
        <table:table-row table:style-name="ro3">
          <table:table-cell table:style-name="Default" office:value-type="float" office:value="0.285">
            <text:p>0,285</text:p>
          </table:table-cell>
          <table:table-cell office:value-type="float" office:value="0.00619261">
            <text:p>0,00619261</text:p>
          </table:table-cell>
          <table:table-cell/>
          <table:table-cell table:style-name="Default" office:value-type="float" office:value="0.285">
            <text:p>0,285</text:p>
          </table:table-cell>
          <table:table-cell office:value-type="float" office:value="0.784465">
            <text:p>0,784465</text:p>
          </table:table-cell>
          <table:table-cell/>
          <table:table-cell table:formula="of:=[.E59]-[.B59]" office:value-type="float" office:value="0.77827239">
            <text:p>0,77827239</text:p>
          </table:table-cell>
        </table:table-row>
        <table:table-row table:style-name="ro3">
          <table:table-cell table:style-name="Default" office:value-type="float" office:value="0.29">
            <text:p>0,29</text:p>
          </table:table-cell>
          <table:table-cell office:value-type="float" office:value="0.00608142">
            <text:p>0,00608142</text:p>
          </table:table-cell>
          <table:table-cell/>
          <table:table-cell table:style-name="Default" office:value-type="float" office:value="0.29">
            <text:p>0,29</text:p>
          </table:table-cell>
          <table:table-cell office:value-type="float" office:value="0.781458">
            <text:p>0,781458</text:p>
          </table:table-cell>
          <table:table-cell/>
          <table:table-cell table:formula="of:=[.E60]-[.B60]" office:value-type="float" office:value="0.77537658">
            <text:p>0,77537658</text:p>
          </table:table-cell>
        </table:table-row>
        <table:table-row table:style-name="ro3">
          <table:table-cell table:style-name="Default" office:value-type="float" office:value="0.295">
            <text:p>0,295</text:p>
          </table:table-cell>
          <table:table-cell office:value-type="float" office:value="0.00597414">
            <text:p>0,00597414</text:p>
          </table:table-cell>
          <table:table-cell/>
          <table:table-cell table:style-name="Default" office:value-type="float" office:value="0.295">
            <text:p>0,295</text:p>
          </table:table-cell>
          <table:table-cell office:value-type="float" office:value="0.778473">
            <text:p>0,778473</text:p>
          </table:table-cell>
          <table:table-cell/>
          <table:table-cell table:formula="of:=[.E61]-[.B61]" office:value-type="float" office:value="0.77249886">
            <text:p>0,77249886</text:p>
          </table:table-cell>
        </table:table-row>
        <table:table-row table:style-name="ro3">
          <table:table-cell table:style-name="Default" office:value-type="float" office:value="0.3">
            <text:p>0,3</text:p>
          </table:table-cell>
          <table:table-cell office:value-type="float" office:value="0.00587059">
            <text:p>0,00587059</text:p>
          </table:table-cell>
          <table:table-cell/>
          <table:table-cell table:style-name="Default" office:value-type="float" office:value="0.3">
            <text:p>0,3</text:p>
          </table:table-cell>
          <table:table-cell office:value-type="float" office:value="0.775511">
            <text:p>0,775511</text:p>
          </table:table-cell>
          <table:table-cell/>
          <table:table-cell table:formula="of:=[.E62]-[.B62]" office:value-type="float" office:value="0.76964041">
            <text:p>0,76964041</text:p>
          </table:table-cell>
        </table:table-row>
        <table:table-row table:style-name="ro3">
          <table:table-cell table:style-name="Default" office:value-type="float" office:value="0.305">
            <text:p>0,305</text:p>
          </table:table-cell>
          <table:table-cell office:value-type="float" office:value="0.00577057">
            <text:p>0,00577057</text:p>
          </table:table-cell>
          <table:table-cell/>
          <table:table-cell table:style-name="Default" office:value-type="float" office:value="0.305">
            <text:p>0,305</text:p>
          </table:table-cell>
          <table:table-cell office:value-type="float" office:value="0.772571">
            <text:p>0,772571</text:p>
          </table:table-cell>
          <table:table-cell/>
          <table:table-cell table:formula="of:=[.E63]-[.B63]" office:value-type="float" office:value="0.76680043">
            <text:p>0,76680043</text:p>
          </table:table-cell>
        </table:table-row>
        <table:table-row table:style-name="ro3">
          <table:table-cell table:style-name="Default" office:value-type="float" office:value="0.31">
            <text:p>0,31</text:p>
          </table:table-cell>
          <table:table-cell office:value-type="float" office:value="0.0056739">
            <text:p>0,0056739</text:p>
          </table:table-cell>
          <table:table-cell/>
          <table:table-cell table:style-name="Default" office:value-type="float" office:value="0.31">
            <text:p>0,31</text:p>
          </table:table-cell>
          <table:table-cell office:value-type="float" office:value="0.769654">
            <text:p>0,769654</text:p>
          </table:table-cell>
          <table:table-cell/>
          <table:table-cell table:formula="of:=[.E64]-[.B64]" office:value-type="float" office:value="0.7639801">
            <text:p>0,7639801</text:p>
          </table:table-cell>
        </table:table-row>
        <table:table-row table:style-name="ro3">
          <table:table-cell table:style-name="Default" office:value-type="float" office:value="0.315">
            <text:p>0,315</text:p>
          </table:table-cell>
          <table:table-cell office:value-type="float" office:value="0.00558042">
            <text:p>0,00558042</text:p>
          </table:table-cell>
          <table:table-cell/>
          <table:table-cell table:style-name="Default" office:value-type="float" office:value="0.315">
            <text:p>0,315</text:p>
          </table:table-cell>
          <table:table-cell office:value-type="float" office:value="0.766759">
            <text:p>0,766759</text:p>
          </table:table-cell>
          <table:table-cell/>
          <table:table-cell table:formula="of:=[.E65]-[.B65]" office:value-type="float" office:value="0.76117858">
            <text:p>0,76117858</text:p>
          </table:table-cell>
        </table:table-row>
        <table:table-row table:style-name="ro3">
          <table:table-cell table:style-name="Default" office:value-type="float" office:value="0.32">
            <text:p>0,32</text:p>
          </table:table-cell>
          <table:table-cell office:value-type="float" office:value="0.00548997">
            <text:p>0,00548997</text:p>
          </table:table-cell>
          <table:table-cell/>
          <table:table-cell table:style-name="Default" office:value-type="float" office:value="0.32">
            <text:p>0,32</text:p>
          </table:table-cell>
          <table:table-cell office:value-type="float" office:value="0.763885">
            <text:p>0,763885</text:p>
          </table:table-cell>
          <table:table-cell/>
          <table:table-cell table:formula="of:=[.E66]-[.B66]" office:value-type="float" office:value="0.75839503">
            <text:p>0,75839503</text:p>
          </table:table-cell>
        </table:table-row>
        <table:table-row table:style-name="ro3">
          <table:table-cell table:style-name="Default" office:value-type="float" office:value="0.325">
            <text:p>0,325</text:p>
          </table:table-cell>
          <table:table-cell office:value-type="float" office:value="0.0054024">
            <text:p>0,0054024</text:p>
          </table:table-cell>
          <table:table-cell/>
          <table:table-cell table:style-name="Default" office:value-type="float" office:value="0.325">
            <text:p>0,325</text:p>
          </table:table-cell>
          <table:table-cell office:value-type="float" office:value="0.761033">
            <text:p>0,761033</text:p>
          </table:table-cell>
          <table:table-cell/>
          <table:table-cell table:formula="of:=[.E67]-[.B67]" office:value-type="float" office:value="0.7556306">
            <text:p>0,7556306</text:p>
          </table:table-cell>
        </table:table-row>
        <table:table-row table:style-name="ro3">
          <table:table-cell table:style-name="Default" office:value-type="float" office:value="0.33">
            <text:p>0,33</text:p>
          </table:table-cell>
          <table:table-cell office:value-type="float" office:value="0.00531759">
            <text:p>0,00531759</text:p>
          </table:table-cell>
          <table:table-cell/>
          <table:table-cell table:style-name="Default" office:value-type="float" office:value="0.33">
            <text:p>0,33</text:p>
          </table:table-cell>
          <table:table-cell office:value-type="float" office:value="0.758202">
            <text:p>0,758202</text:p>
          </table:table-cell>
          <table:table-cell/>
          <table:table-cell table:formula="of:=[.E68]-[.B68]" office:value-type="float" office:value="0.75288441">
            <text:p>0,75288441</text:p>
          </table:table-cell>
        </table:table-row>
        <table:table-row table:style-name="ro3">
          <table:table-cell table:style-name="Default" office:value-type="float" office:value="0.335">
            <text:p>0,335</text:p>
          </table:table-cell>
          <table:table-cell office:value-type="float" office:value="0.0052354">
            <text:p>0,0052354</text:p>
          </table:table-cell>
          <table:table-cell/>
          <table:table-cell table:style-name="Default" office:value-type="float" office:value="0.335">
            <text:p>0,335</text:p>
          </table:table-cell>
          <table:table-cell office:value-type="float" office:value="0.755392">
            <text:p>0,755392</text:p>
          </table:table-cell>
          <table:table-cell/>
          <table:table-cell table:formula="of:=[.E69]-[.B69]" office:value-type="float" office:value="0.7501566">
            <text:p>0,7501566</text:p>
          </table:table-cell>
        </table:table-row>
        <table:table-row table:style-name="ro3">
          <table:table-cell table:style-name="Default" office:value-type="float" office:value="0.34">
            <text:p>0,34</text:p>
          </table:table-cell>
          <table:table-cell office:value-type="float" office:value="0.00515572">
            <text:p>0,00515572</text:p>
          </table:table-cell>
          <table:table-cell/>
          <table:table-cell table:style-name="Default" office:value-type="float" office:value="0.34">
            <text:p>0,34</text:p>
          </table:table-cell>
          <table:table-cell office:value-type="float" office:value="0.752602">
            <text:p>0,752602</text:p>
          </table:table-cell>
          <table:table-cell/>
          <table:table-cell table:formula="of:=[.E70]-[.B70]" office:value-type="float" office:value="0.74744628">
            <text:p>0,74744628</text:p>
          </table:table-cell>
        </table:table-row>
        <table:table-row table:style-name="ro3">
          <table:table-cell table:style-name="Default" office:value-type="float" office:value="0.345">
            <text:p>0,345</text:p>
          </table:table-cell>
          <table:table-cell office:value-type="float" office:value="0.00507842">
            <text:p>0,00507842</text:p>
          </table:table-cell>
          <table:table-cell/>
          <table:table-cell table:style-name="Default" office:value-type="float" office:value="0.345">
            <text:p>0,345</text:p>
          </table:table-cell>
          <table:table-cell office:value-type="float" office:value="0.749834">
            <text:p>0,749834</text:p>
          </table:table-cell>
          <table:table-cell/>
          <table:table-cell table:formula="of:=[.E71]-[.B71]" office:value-type="float" office:value="0.74475558">
            <text:p>0,74475558</text:p>
          </table:table-cell>
        </table:table-row>
        <table:table-row table:style-name="ro3">
          <table:table-cell table:style-name="Default" office:value-type="float" office:value="0.35">
            <text:p>0,35</text:p>
          </table:table-cell>
          <table:table-cell office:value-type="float" office:value="0.00500341">
            <text:p>0,00500341</text:p>
          </table:table-cell>
          <table:table-cell/>
          <table:table-cell table:style-name="Default" office:value-type="float" office:value="0.35">
            <text:p>0,35</text:p>
          </table:table-cell>
          <table:table-cell office:value-type="float" office:value="0.747085">
            <text:p>0,747085</text:p>
          </table:table-cell>
          <table:table-cell/>
          <table:table-cell table:formula="of:=[.E72]-[.B72]" office:value-type="float" office:value="0.74208159">
            <text:p>0,74208159</text:p>
          </table:table-cell>
        </table:table-row>
        <table:table-row table:style-name="ro3">
          <table:table-cell table:style-name="Default" office:value-type="float" office:value="0.355">
            <text:p>0,355</text:p>
          </table:table-cell>
          <table:table-cell office:value-type="float" office:value="0.00493058">
            <text:p>0,00493058</text:p>
          </table:table-cell>
          <table:table-cell/>
          <table:table-cell table:style-name="Default" office:value-type="float" office:value="0.355">
            <text:p>0,355</text:p>
          </table:table-cell>
          <table:table-cell office:value-type="float" office:value="0.744357">
            <text:p>0,744357</text:p>
          </table:table-cell>
          <table:table-cell/>
          <table:table-cell table:formula="of:=[.E73]-[.B73]" office:value-type="float" office:value="0.73942642">
            <text:p>0,73942642</text:p>
          </table:table-cell>
        </table:table-row>
        <table:table-row table:style-name="ro3">
          <table:table-cell table:style-name="Default" office:value-type="float" office:value="0.36">
            <text:p>0,36</text:p>
          </table:table-cell>
          <table:table-cell office:value-type="float" office:value="0.00485985">
            <text:p>0,00485985</text:p>
          </table:table-cell>
          <table:table-cell/>
          <table:table-cell table:style-name="Default" office:value-type="float" office:value="0.36">
            <text:p>0,36</text:p>
          </table:table-cell>
          <table:table-cell office:value-type="float" office:value="0.741648">
            <text:p>0,741648</text:p>
          </table:table-cell>
          <table:table-cell/>
          <table:table-cell table:formula="of:=[.E74]-[.B74]" office:value-type="float" office:value="0.73678815">
            <text:p>0,73678815</text:p>
          </table:table-cell>
        </table:table-row>
        <table:table-row table:style-name="ro3">
          <table:table-cell table:style-name="Default" office:value-type="float" office:value="0.365">
            <text:p>0,365</text:p>
          </table:table-cell>
          <table:table-cell office:value-type="float" office:value="0.00479112">
            <text:p>0,00479112</text:p>
          </table:table-cell>
          <table:table-cell/>
          <table:table-cell table:style-name="Default" office:value-type="float" office:value="0.365">
            <text:p>0,365</text:p>
          </table:table-cell>
          <table:table-cell office:value-type="float" office:value="0.738959">
            <text:p>0,738959</text:p>
          </table:table-cell>
          <table:table-cell/>
          <table:table-cell table:formula="of:=[.E75]-[.B75]" office:value-type="float" office:value="0.73416788">
            <text:p>0,73416788</text:p>
          </table:table-cell>
        </table:table-row>
        <table:table-row table:style-name="ro3">
          <table:table-cell table:style-name="Default" office:value-type="float" office:value="0.37">
            <text:p>0,37</text:p>
          </table:table-cell>
          <table:table-cell office:value-type="float" office:value="0.0047243">
            <text:p>0,0047243</text:p>
          </table:table-cell>
          <table:table-cell/>
          <table:table-cell table:style-name="Default" office:value-type="float" office:value="0.37">
            <text:p>0,37</text:p>
          </table:table-cell>
          <table:table-cell office:value-type="float" office:value="0.73629">
            <text:p>0,73629</text:p>
          </table:table-cell>
          <table:table-cell/>
          <table:table-cell table:formula="of:=[.E76]-[.B76]" office:value-type="float" office:value="0.7315657">
            <text:p>0,7315657</text:p>
          </table:table-cell>
        </table:table-row>
        <table:table-row table:style-name="ro3">
          <table:table-cell table:style-name="Default" office:value-type="float" office:value="0.375">
            <text:p>0,375</text:p>
          </table:table-cell>
          <table:table-cell office:value-type="float" office:value="0.00465933">
            <text:p>0,00465933</text:p>
          </table:table-cell>
          <table:table-cell/>
          <table:table-cell table:style-name="Default" office:value-type="float" office:value="0.375">
            <text:p>0,375</text:p>
          </table:table-cell>
          <table:table-cell office:value-type="float" office:value="0.73364">
            <text:p>0,73364</text:p>
          </table:table-cell>
          <table:table-cell/>
          <table:table-cell table:formula="of:=[.E77]-[.B77]" office:value-type="float" office:value="0.72898067">
            <text:p>0,72898067</text:p>
          </table:table-cell>
        </table:table-row>
        <table:table-row table:style-name="ro3">
          <table:table-cell table:style-name="Default" office:value-type="float" office:value="0.38">
            <text:p>0,38</text:p>
          </table:table-cell>
          <table:table-cell office:value-type="float" office:value="0.00459611">
            <text:p>0,00459611</text:p>
          </table:table-cell>
          <table:table-cell/>
          <table:table-cell table:style-name="Default" office:value-type="float" office:value="0.38">
            <text:p>0,38</text:p>
          </table:table-cell>
          <table:table-cell office:value-type="float" office:value="0.731008">
            <text:p>0,731008</text:p>
          </table:table-cell>
          <table:table-cell/>
          <table:table-cell table:formula="of:=[.E78]-[.B78]" office:value-type="float" office:value="0.72641189">
            <text:p>0,72641189</text:p>
          </table:table-cell>
        </table:table-row>
        <table:table-row table:style-name="ro3">
          <table:table-cell table:style-name="Default" office:value-type="float" office:value="0.385">
            <text:p>0,385</text:p>
          </table:table-cell>
          <table:table-cell office:value-type="float" office:value="0.0045346">
            <text:p>0,0045346</text:p>
          </table:table-cell>
          <table:table-cell/>
          <table:table-cell table:style-name="Default" office:value-type="float" office:value="0.385">
            <text:p>0,385</text:p>
          </table:table-cell>
          <table:table-cell office:value-type="float" office:value="0.728396">
            <text:p>0,728396</text:p>
          </table:table-cell>
          <table:table-cell/>
          <table:table-cell table:formula="of:=[.E79]-[.B79]" office:value-type="float" office:value="0.7238614">
            <text:p>0,7238614</text:p>
          </table:table-cell>
        </table:table-row>
        <table:table-row table:style-name="ro3">
          <table:table-cell table:style-name="Default" office:value-type="float" office:value="0.39">
            <text:p>0,39</text:p>
          </table:table-cell>
          <table:table-cell office:value-type="float" office:value="0.0044747">
            <text:p>0,0044747</text:p>
          </table:table-cell>
          <table:table-cell/>
          <table:table-cell table:style-name="Default" office:value-type="float" office:value="0.39">
            <text:p>0,39</text:p>
          </table:table-cell>
          <table:table-cell office:value-type="float" office:value="0.725802">
            <text:p>0,725802</text:p>
          </table:table-cell>
          <table:table-cell/>
          <table:table-cell table:formula="of:=[.E80]-[.B80]" office:value-type="float" office:value="0.7213273">
            <text:p>0,7213273</text:p>
          </table:table-cell>
        </table:table-row>
        <table:table-row table:style-name="ro3">
          <table:table-cell table:style-name="Default" office:value-type="float" office:value="0.395">
            <text:p>0,395</text:p>
          </table:table-cell>
          <table:table-cell office:value-type="float" office:value="0.00441637">
            <text:p>0,00441637</text:p>
          </table:table-cell>
          <table:table-cell/>
          <table:table-cell table:style-name="Default" office:value-type="float" office:value="0.395">
            <text:p>0,395</text:p>
          </table:table-cell>
          <table:table-cell office:value-type="float" office:value="0.723227">
            <text:p>0,723227</text:p>
          </table:table-cell>
          <table:table-cell/>
          <table:table-cell table:formula="of:=[.E81]-[.B81]" office:value-type="float" office:value="0.71881063">
            <text:p>0,71881063</text:p>
          </table:table-cell>
        </table:table-row>
        <table:table-row table:style-name="ro3">
          <table:table-cell table:style-name="Default" office:value-type="float" office:value="0.4">
            <text:p>0,4</text:p>
          </table:table-cell>
          <table:table-cell office:value-type="float" office:value="0.00435955">
            <text:p>0,00435955</text:p>
          </table:table-cell>
          <table:table-cell/>
          <table:table-cell table:style-name="Default" office:value-type="float" office:value="0.4">
            <text:p>0,4</text:p>
          </table:table-cell>
          <table:table-cell office:value-type="float" office:value="0.72067">
            <text:p>0,72067</text:p>
          </table:table-cell>
          <table:table-cell/>
          <table:table-cell table:formula="of:=[.E82]-[.B82]" office:value-type="float" office:value="0.71631045">
            <text:p>0,71631045</text:p>
          </table:table-cell>
        </table:table-row>
        <table:table-row table:style-name="ro3">
          <table:table-cell table:style-name="Default" office:value-type="float" office:value="0.405">
            <text:p>0,405</text:p>
          </table:table-cell>
          <table:table-cell office:value-type="float" office:value="0.00430416">
            <text:p>0,00430416</text:p>
          </table:table-cell>
          <table:table-cell/>
          <table:table-cell table:style-name="Default" office:value-type="float" office:value="0.405">
            <text:p>0,405</text:p>
          </table:table-cell>
          <table:table-cell office:value-type="float" office:value="0.71813">
            <text:p>0,71813</text:p>
          </table:table-cell>
          <table:table-cell/>
          <table:table-cell table:formula="of:=[.E83]-[.B83]" office:value-type="float" office:value="0.71382584">
            <text:p>0,71382584</text:p>
          </table:table-cell>
        </table:table-row>
        <table:table-row table:style-name="ro3">
          <table:table-cell table:style-name="Default" office:value-type="float" office:value="0.41">
            <text:p>0,41</text:p>
          </table:table-cell>
          <table:table-cell office:value-type="float" office:value="0.00425017">
            <text:p>0,00425017</text:p>
          </table:table-cell>
          <table:table-cell/>
          <table:table-cell table:style-name="Default" office:value-type="float" office:value="0.41">
            <text:p>0,41</text:p>
          </table:table-cell>
          <table:table-cell office:value-type="float" office:value="0.715609">
            <text:p>0,715609</text:p>
          </table:table-cell>
          <table:table-cell/>
          <table:table-cell table:formula="of:=[.E84]-[.B84]" office:value-type="float" office:value="0.71135883">
            <text:p>0,71135883</text:p>
          </table:table-cell>
        </table:table-row>
        <table:table-row table:style-name="ro3">
          <table:table-cell table:style-name="Default" office:value-type="float" office:value="0.415">
            <text:p>0,415</text:p>
          </table:table-cell>
          <table:table-cell office:value-type="float" office:value="0.00419752">
            <text:p>0,00419752</text:p>
          </table:table-cell>
          <table:table-cell/>
          <table:table-cell table:style-name="Default" office:value-type="float" office:value="0.415">
            <text:p>0,415</text:p>
          </table:table-cell>
          <table:table-cell office:value-type="float" office:value="0.713105">
            <text:p>0,713105</text:p>
          </table:table-cell>
          <table:table-cell/>
          <table:table-cell table:formula="of:=[.E85]-[.B85]" office:value-type="float" office:value="0.70890748">
            <text:p>0,70890748</text:p>
          </table:table-cell>
        </table:table-row>
        <table:table-row table:style-name="ro3">
          <table:table-cell table:style-name="Default" office:value-type="float" office:value="0.42">
            <text:p>0,42</text:p>
          </table:table-cell>
          <table:table-cell office:value-type="float" office:value="0.00414615">
            <text:p>0,00414615</text:p>
          </table:table-cell>
          <table:table-cell/>
          <table:table-cell table:style-name="Default" office:value-type="float" office:value="0.42">
            <text:p>0,42</text:p>
          </table:table-cell>
          <table:table-cell office:value-type="float" office:value="0.710619">
            <text:p>0,710619</text:p>
          </table:table-cell>
          <table:table-cell/>
          <table:table-cell table:formula="of:=[.E86]-[.B86]" office:value-type="float" office:value="0.70647285">
            <text:p>0,70647285</text:p>
          </table:table-cell>
        </table:table-row>
        <table:table-row table:style-name="ro3">
          <table:table-cell table:style-name="Default" office:value-type="float" office:value="0.425">
            <text:p>0,425</text:p>
          </table:table-cell>
          <table:table-cell office:value-type="float" office:value="0.00409603">
            <text:p>0,00409603</text:p>
          </table:table-cell>
          <table:table-cell/>
          <table:table-cell table:style-name="Default" office:value-type="float" office:value="0.425">
            <text:p>0,425</text:p>
          </table:table-cell>
          <table:table-cell office:value-type="float" office:value="0.70815">
            <text:p>0,70815</text:p>
          </table:table-cell>
          <table:table-cell/>
          <table:table-cell table:formula="of:=[.E87]-[.B87]" office:value-type="float" office:value="0.70405397">
            <text:p>0,70405397</text:p>
          </table:table-cell>
        </table:table-row>
        <table:table-row table:style-name="ro3">
          <table:table-cell table:style-name="Default" office:value-type="float" office:value="0.43">
            <text:p>0,43</text:p>
          </table:table-cell>
          <table:table-cell office:value-type="float" office:value="0.00404711">
            <text:p>0,00404711</text:p>
          </table:table-cell>
          <table:table-cell/>
          <table:table-cell table:style-name="Default" office:value-type="float" office:value="0.43">
            <text:p>0,43</text:p>
          </table:table-cell>
          <table:table-cell office:value-type="float" office:value="0.705698">
            <text:p>0,705698</text:p>
          </table:table-cell>
          <table:table-cell/>
          <table:table-cell table:formula="of:=[.E88]-[.B88]" office:value-type="float" office:value="0.70165089">
            <text:p>0,70165089</text:p>
          </table:table-cell>
        </table:table-row>
        <table:table-row table:style-name="ro3">
          <table:table-cell table:style-name="Default" office:value-type="float" office:value="0.435">
            <text:p>0,435</text:p>
          </table:table-cell>
          <table:table-cell office:value-type="float" office:value="0.00399934">
            <text:p>0,00399934</text:p>
          </table:table-cell>
          <table:table-cell/>
          <table:table-cell table:style-name="Default" office:value-type="float" office:value="0.435">
            <text:p>0,435</text:p>
          </table:table-cell>
          <table:table-cell office:value-type="float" office:value="0.703263">
            <text:p>0,703263</text:p>
          </table:table-cell>
          <table:table-cell/>
          <table:table-cell table:formula="of:=[.E89]-[.B89]" office:value-type="float" office:value="0.69926366">
            <text:p>0,69926366</text:p>
          </table:table-cell>
        </table:table-row>
        <table:table-row table:style-name="ro3">
          <table:table-cell table:style-name="Default" office:value-type="float" office:value="0.44">
            <text:p>0,44</text:p>
          </table:table-cell>
          <table:table-cell office:value-type="float" office:value="0.00395269">
            <text:p>0,00395269</text:p>
          </table:table-cell>
          <table:table-cell/>
          <table:table-cell table:style-name="Default" office:value-type="float" office:value="0.44">
            <text:p>0,44</text:p>
          </table:table-cell>
          <table:table-cell office:value-type="float" office:value="0.700845">
            <text:p>0,700845</text:p>
          </table:table-cell>
          <table:table-cell/>
          <table:table-cell table:formula="of:=[.E90]-[.B90]" office:value-type="float" office:value="0.69689231">
            <text:p>0,69689231</text:p>
          </table:table-cell>
        </table:table-row>
        <table:table-row table:style-name="ro3">
          <table:table-cell table:style-name="Default" office:value-type="float" office:value="0.445">
            <text:p>0,445</text:p>
          </table:table-cell>
          <table:table-cell office:value-type="float" office:value="0.00390711">
            <text:p>0,00390711</text:p>
          </table:table-cell>
          <table:table-cell/>
          <table:table-cell table:style-name="Default" office:value-type="float" office:value="0.445">
            <text:p>0,445</text:p>
          </table:table-cell>
          <table:table-cell office:value-type="float" office:value="0.698443">
            <text:p>0,698443</text:p>
          </table:table-cell>
          <table:table-cell/>
          <table:table-cell table:formula="of:=[.E91]-[.B91]" office:value-type="float" office:value="0.69453589">
            <text:p>0,69453589</text:p>
          </table:table-cell>
        </table:table-row>
        <table:table-row table:style-name="ro3">
          <table:table-cell table:style-name="Default" office:value-type="float" office:value="0.45">
            <text:p>0,45</text:p>
          </table:table-cell>
          <table:table-cell office:value-type="float" office:value="0.00386257">
            <text:p>0,00386257</text:p>
          </table:table-cell>
          <table:table-cell/>
          <table:table-cell table:style-name="Default" office:value-type="float" office:value="0.45">
            <text:p>0,45</text:p>
          </table:table-cell>
          <table:table-cell office:value-type="float" office:value="0.696058">
            <text:p>0,696058</text:p>
          </table:table-cell>
          <table:table-cell/>
          <table:table-cell table:formula="of:=[.E92]-[.B92]" office:value-type="float" office:value="0.69219543">
            <text:p>0,69219543</text:p>
          </table:table-cell>
        </table:table-row>
        <table:table-row table:style-name="ro3">
          <table:table-cell table:style-name="Default" office:value-type="float" office:value="0.455">
            <text:p>0,455</text:p>
          </table:table-cell>
          <table:table-cell office:value-type="float" office:value="0.00381904">
            <text:p>0,00381904</text:p>
          </table:table-cell>
          <table:table-cell/>
          <table:table-cell table:style-name="Default" office:value-type="float" office:value="0.455">
            <text:p>0,455</text:p>
          </table:table-cell>
          <table:table-cell office:value-type="float" office:value="0.693689">
            <text:p>0,693689</text:p>
          </table:table-cell>
          <table:table-cell/>
          <table:table-cell table:formula="of:=[.E93]-[.B93]" office:value-type="float" office:value="0.68986996">
            <text:p>0,68986996</text:p>
          </table:table-cell>
        </table:table-row>
        <table:table-row table:style-name="ro3">
          <table:table-cell table:style-name="Default" office:value-type="float" office:value="0.46">
            <text:p>0,46</text:p>
          </table:table-cell>
          <table:table-cell office:value-type="float" office:value="0.00377648">
            <text:p>0,00377648</text:p>
          </table:table-cell>
          <table:table-cell/>
          <table:table-cell table:style-name="Default" office:value-type="float" office:value="0.46">
            <text:p>0,46</text:p>
          </table:table-cell>
          <table:table-cell office:value-type="float" office:value="0.691336">
            <text:p>0,691336</text:p>
          </table:table-cell>
          <table:table-cell/>
          <table:table-cell table:formula="of:=[.E94]-[.B94]" office:value-type="float" office:value="0.68755952">
            <text:p>0,68755952</text:p>
          </table:table-cell>
        </table:table-row>
        <table:table-row table:style-name="ro3">
          <table:table-cell table:style-name="Default" office:value-type="float" office:value="0.465">
            <text:p>0,465</text:p>
          </table:table-cell>
          <table:table-cell office:value-type="float" office:value="0.00373486">
            <text:p>0,00373486</text:p>
          </table:table-cell>
          <table:table-cell/>
          <table:table-cell table:style-name="Default" office:value-type="float" office:value="0.465">
            <text:p>0,465</text:p>
          </table:table-cell>
          <table:table-cell office:value-type="float" office:value="0.688999">
            <text:p>0,688999</text:p>
          </table:table-cell>
          <table:table-cell/>
          <table:table-cell table:formula="of:=[.E95]-[.B95]" office:value-type="float" office:value="0.68526414">
            <text:p>0,68526414</text:p>
          </table:table-cell>
        </table:table-row>
        <table:table-row table:style-name="ro3">
          <table:table-cell table:style-name="Default" office:value-type="float" office:value="0.47">
            <text:p>0,47</text:p>
          </table:table-cell>
          <table:table-cell office:value-type="float" office:value="0.00369415">
            <text:p>0,00369415</text:p>
          </table:table-cell>
          <table:table-cell/>
          <table:table-cell table:style-name="Default" office:value-type="float" office:value="0.47">
            <text:p>0,47</text:p>
          </table:table-cell>
          <table:table-cell office:value-type="float" office:value="0.686678">
            <text:p>0,686678</text:p>
          </table:table-cell>
          <table:table-cell/>
          <table:table-cell table:formula="of:=[.E96]-[.B96]" office:value-type="float" office:value="0.68298385">
            <text:p>0,68298385</text:p>
          </table:table-cell>
        </table:table-row>
        <table:table-row table:style-name="ro3">
          <table:table-cell table:style-name="Default" office:value-type="float" office:value="0.475">
            <text:p>0,475</text:p>
          </table:table-cell>
          <table:table-cell office:value-type="float" office:value="0.00365431">
            <text:p>0,00365431</text:p>
          </table:table-cell>
          <table:table-cell/>
          <table:table-cell table:style-name="Default" office:value-type="float" office:value="0.475">
            <text:p>0,475</text:p>
          </table:table-cell>
          <table:table-cell office:value-type="float" office:value="0.684372">
            <text:p>0,684372</text:p>
          </table:table-cell>
          <table:table-cell/>
          <table:table-cell table:formula="of:=[.E97]-[.B97]" office:value-type="float" office:value="0.68071769">
            <text:p>0,68071769</text:p>
          </table:table-cell>
        </table:table-row>
        <table:table-row table:style-name="ro3">
          <table:table-cell table:style-name="Default" office:value-type="float" office:value="0.48">
            <text:p>0,48</text:p>
          </table:table-cell>
          <table:table-cell office:value-type="float" office:value="0.00361533">
            <text:p>0,00361533</text:p>
          </table:table-cell>
          <table:table-cell/>
          <table:table-cell table:style-name="Default" office:value-type="float" office:value="0.48">
            <text:p>0,48</text:p>
          </table:table-cell>
          <table:table-cell office:value-type="float" office:value="0.682082">
            <text:p>0,682082</text:p>
          </table:table-cell>
          <table:table-cell/>
          <table:table-cell table:formula="of:=[.E98]-[.B98]" office:value-type="float" office:value="0.67846667">
            <text:p>0,67846667</text:p>
          </table:table-cell>
        </table:table-row>
        <table:table-row table:style-name="ro3">
          <table:table-cell table:style-name="Default" office:value-type="float" office:value="0.485">
            <text:p>0,485</text:p>
          </table:table-cell>
          <table:table-cell office:value-type="float" office:value="0.00357717">
            <text:p>0,00357717</text:p>
          </table:table-cell>
          <table:table-cell/>
          <table:table-cell table:style-name="Default" office:value-type="float" office:value="0.485">
            <text:p>0,485</text:p>
          </table:table-cell>
          <table:table-cell office:value-type="float" office:value="0.679807">
            <text:p>0,679807</text:p>
          </table:table-cell>
          <table:table-cell/>
          <table:table-cell table:formula="of:=[.E99]-[.B99]" office:value-type="float" office:value="0.67622983">
            <text:p>0,67622983</text:p>
          </table:table-cell>
        </table:table-row>
        <table:table-row table:style-name="ro3">
          <table:table-cell table:style-name="Default" office:value-type="float" office:value="0.49">
            <text:p>0,49</text:p>
          </table:table-cell>
          <table:table-cell office:value-type="float" office:value="0.0035398">
            <text:p>0,0035398</text:p>
          </table:table-cell>
          <table:table-cell/>
          <table:table-cell table:style-name="Default" office:value-type="float" office:value="0.49">
            <text:p>0,49</text:p>
          </table:table-cell>
          <table:table-cell office:value-type="float" office:value="0.677547">
            <text:p>0,677547</text:p>
          </table:table-cell>
          <table:table-cell/>
          <table:table-cell table:formula="of:=[.E100]-[.B100]" office:value-type="float" office:value="0.6740072">
            <text:p>0,6740072</text:p>
          </table:table-cell>
        </table:table-row>
        <table:table-row table:style-name="ro3">
          <table:table-cell table:style-name="Default" office:value-type="float" office:value="0.495">
            <text:p>0,495</text:p>
          </table:table-cell>
          <table:table-cell office:value-type="float" office:value="0.00350321">
            <text:p>0,00350321</text:p>
          </table:table-cell>
          <table:table-cell/>
          <table:table-cell table:style-name="Default" office:value-type="float" office:value="0.495">
            <text:p>0,495</text:p>
          </table:table-cell>
          <table:table-cell office:value-type="float" office:value="0.675302">
            <text:p>0,675302</text:p>
          </table:table-cell>
          <table:table-cell/>
          <table:table-cell table:formula="of:=[.E101]-[.B101]" office:value-type="float" office:value="0.67179879">
            <text:p>0,67179879</text:p>
          </table:table-cell>
        </table:table-row>
        <table:table-row table:style-name="ro3">
          <table:table-cell table:style-name="Default" office:value-type="float" office:value="0.5">
            <text:p>0,5</text:p>
          </table:table-cell>
          <table:table-cell office:value-type="float" office:value="0.00346737">
            <text:p>0,00346737</text:p>
          </table:table-cell>
          <table:table-cell/>
          <table:table-cell table:style-name="Default" office:value-type="float" office:value="0.5">
            <text:p>0,5</text:p>
          </table:table-cell>
          <table:table-cell office:value-type="float" office:value="0.673072">
            <text:p>0,673072</text:p>
          </table:table-cell>
          <table:table-cell/>
          <table:table-cell table:formula="of:=[.E102]-[.B102]" office:value-type="float" office:value="0.66960463">
            <text:p>0,66960463</text:p>
          </table:table-cell>
        </table:table-row>
        <table:table-row table:style-name="ro3">
          <table:table-cell table:style-name="Default" office:value-type="float" office:value="0.505">
            <text:p>0,505</text:p>
          </table:table-cell>
          <table:table-cell office:value-type="float" office:value="0.00343226">
            <text:p>0,00343226</text:p>
          </table:table-cell>
          <table:table-cell/>
          <table:table-cell table:style-name="Default" office:value-type="float" office:value="0.505">
            <text:p>0,505</text:p>
          </table:table-cell>
          <table:table-cell office:value-type="float" office:value="0.670857">
            <text:p>0,670857</text:p>
          </table:table-cell>
          <table:table-cell/>
          <table:table-cell table:formula="of:=[.E103]-[.B103]" office:value-type="float" office:value="0.66742474">
            <text:p>0,66742474</text:p>
          </table:table-cell>
        </table:table-row>
        <table:table-row table:style-name="ro3">
          <table:table-cell table:style-name="Default" office:value-type="float" office:value="0.51">
            <text:p>0,51</text:p>
          </table:table-cell>
          <table:table-cell office:value-type="float" office:value="0.00339785">
            <text:p>0,00339785</text:p>
          </table:table-cell>
          <table:table-cell/>
          <table:table-cell table:style-name="Default" office:value-type="float" office:value="0.51">
            <text:p>0,51</text:p>
          </table:table-cell>
          <table:table-cell office:value-type="float" office:value="0.668656">
            <text:p>0,668656</text:p>
          </table:table-cell>
          <table:table-cell/>
          <table:table-cell table:formula="of:=[.E104]-[.B104]" office:value-type="float" office:value="0.66525815">
            <text:p>0,66525815</text:p>
          </table:table-cell>
        </table:table-row>
        <table:table-row table:style-name="ro3">
          <table:table-cell table:style-name="Default" office:value-type="float" office:value="0.515">
            <text:p>0,515</text:p>
          </table:table-cell>
          <table:table-cell office:value-type="float" office:value="0.00336413">
            <text:p>0,00336413</text:p>
          </table:table-cell>
          <table:table-cell/>
          <table:table-cell table:style-name="Default" office:value-type="float" office:value="0.515">
            <text:p>0,515</text:p>
          </table:table-cell>
          <table:table-cell office:value-type="float" office:value="0.666469">
            <text:p>0,666469</text:p>
          </table:table-cell>
          <table:table-cell/>
          <table:table-cell table:formula="of:=[.E105]-[.B105]" office:value-type="float" office:value="0.66310487">
            <text:p>0,66310487</text:p>
          </table:table-cell>
        </table:table-row>
        <table:table-row table:style-name="ro3">
          <table:table-cell table:style-name="Default" office:value-type="float" office:value="0.52">
            <text:p>0,52</text:p>
          </table:table-cell>
          <table:table-cell office:value-type="float" office:value="0.00333106">
            <text:p>0,00333106</text:p>
          </table:table-cell>
          <table:table-cell/>
          <table:table-cell table:style-name="Default" office:value-type="float" office:value="0.52">
            <text:p>0,52</text:p>
          </table:table-cell>
          <table:table-cell office:value-type="float" office:value="0.664297">
            <text:p>0,664297</text:p>
          </table:table-cell>
          <table:table-cell/>
          <table:table-cell table:formula="of:=[.E106]-[.B106]" office:value-type="float" office:value="0.66096594">
            <text:p>0,66096594</text:p>
          </table:table-cell>
        </table:table-row>
        <table:table-row table:style-name="ro3">
          <table:table-cell table:style-name="Default" office:value-type="float" office:value="0.525">
            <text:p>0,525</text:p>
          </table:table-cell>
          <table:table-cell office:value-type="float" office:value="0.00329865">
            <text:p>0,00329865</text:p>
          </table:table-cell>
          <table:table-cell/>
          <table:table-cell table:style-name="Default" office:value-type="float" office:value="0.525">
            <text:p>0,525</text:p>
          </table:table-cell>
          <table:table-cell office:value-type="float" office:value="0.662139">
            <text:p>0,662139</text:p>
          </table:table-cell>
          <table:table-cell/>
          <table:table-cell table:formula="of:=[.E107]-[.B107]" office:value-type="float" office:value="0.65884035">
            <text:p>0,65884035</text:p>
          </table:table-cell>
        </table:table-row>
        <table:table-row table:style-name="ro3">
          <table:table-cell table:style-name="Default" office:value-type="float" office:value="0.53">
            <text:p>0,53</text:p>
          </table:table-cell>
          <table:table-cell office:value-type="float" office:value="0.00326685">
            <text:p>0,00326685</text:p>
          </table:table-cell>
          <table:table-cell/>
          <table:table-cell table:style-name="Default" office:value-type="float" office:value="0.53">
            <text:p>0,53</text:p>
          </table:table-cell>
          <table:table-cell office:value-type="float" office:value="0.659995">
            <text:p>0,659995</text:p>
          </table:table-cell>
          <table:table-cell/>
          <table:table-cell table:formula="of:=[.E108]-[.B108]" office:value-type="float" office:value="0.65672815">
            <text:p>0,65672815</text:p>
          </table:table-cell>
        </table:table-row>
        <table:table-row table:style-name="ro3">
          <table:table-cell table:style-name="Default" office:value-type="float" office:value="0.535">
            <text:p>0,535</text:p>
          </table:table-cell>
          <table:table-cell office:value-type="float" office:value="0.00323567">
            <text:p>0,00323567</text:p>
          </table:table-cell>
          <table:table-cell/>
          <table:table-cell table:style-name="Default" office:value-type="float" office:value="0.535">
            <text:p>0,535</text:p>
          </table:table-cell>
          <table:table-cell office:value-type="float" office:value="0.657865">
            <text:p>0,657865</text:p>
          </table:table-cell>
          <table:table-cell/>
          <table:table-cell table:formula="of:=[.E109]-[.B109]" office:value-type="float" office:value="0.65462933">
            <text:p>0,65462933</text:p>
          </table:table-cell>
        </table:table-row>
        <table:table-row table:style-name="ro3">
          <table:table-cell table:style-name="Default" office:value-type="float" office:value="0.54">
            <text:p>0,54</text:p>
          </table:table-cell>
          <table:table-cell office:value-type="float" office:value="0.00320507">
            <text:p>0,00320507</text:p>
          </table:table-cell>
          <table:table-cell/>
          <table:table-cell table:style-name="Default" office:value-type="float" office:value="0.54">
            <text:p>0,54</text:p>
          </table:table-cell>
          <table:table-cell office:value-type="float" office:value="0.655748">
            <text:p>0,655748</text:p>
          </table:table-cell>
          <table:table-cell/>
          <table:table-cell table:formula="of:=[.E110]-[.B110]" office:value-type="float" office:value="0.65254293">
            <text:p>0,65254293</text:p>
          </table:table-cell>
        </table:table-row>
        <table:table-row table:style-name="ro3">
          <table:table-cell table:style-name="Default" office:value-type="float" office:value="0.545">
            <text:p>0,545</text:p>
          </table:table-cell>
          <table:table-cell office:value-type="float" office:value="0.00317505">
            <text:p>0,00317505</text:p>
          </table:table-cell>
          <table:table-cell/>
          <table:table-cell table:style-name="Default" office:value-type="float" office:value="0.545">
            <text:p>0,545</text:p>
          </table:table-cell>
          <table:table-cell office:value-type="float" office:value="0.653645">
            <text:p>0,653645</text:p>
          </table:table-cell>
          <table:table-cell/>
          <table:table-cell table:formula="of:=[.E111]-[.B111]" office:value-type="float" office:value="0.65046995">
            <text:p>0,65046995</text:p>
          </table:table-cell>
        </table:table-row>
        <table:table-row table:style-name="ro3">
          <table:table-cell table:style-name="Default" office:value-type="float" office:value="0.55">
            <text:p>0,55</text:p>
          </table:table-cell>
          <table:table-cell office:value-type="float" office:value="0.00314559">
            <text:p>0,00314559</text:p>
          </table:table-cell>
          <table:table-cell/>
          <table:table-cell table:style-name="Default" office:value-type="float" office:value="0.55">
            <text:p>0,55</text:p>
          </table:table-cell>
          <table:table-cell office:value-type="float" office:value="0.651556">
            <text:p>0,651556</text:p>
          </table:table-cell>
          <table:table-cell/>
          <table:table-cell table:formula="of:=[.E112]-[.B112]" office:value-type="float" office:value="0.64841041">
            <text:p>0,64841041</text:p>
          </table:table-cell>
        </table:table-row>
        <table:table-row table:style-name="ro3">
          <table:table-cell table:style-name="Default" office:value-type="float" office:value="0.555">
            <text:p>0,555</text:p>
          </table:table-cell>
          <table:table-cell office:value-type="float" office:value="0.00311667">
            <text:p>0,00311667</text:p>
          </table:table-cell>
          <table:table-cell/>
          <table:table-cell table:style-name="Default" office:value-type="float" office:value="0.555">
            <text:p>0,555</text:p>
          </table:table-cell>
          <table:table-cell office:value-type="float" office:value="0.64948">
            <text:p>0,64948</text:p>
          </table:table-cell>
          <table:table-cell/>
          <table:table-cell table:formula="of:=[.E113]-[.B113]" office:value-type="float" office:value="0.64636333">
            <text:p>0,64636333</text:p>
          </table:table-cell>
        </table:table-row>
        <table:table-row table:style-name="ro3">
          <table:table-cell table:style-name="Default" office:value-type="float" office:value="0.56">
            <text:p>0,56</text:p>
          </table:table-cell>
          <table:table-cell office:value-type="float" office:value="0.00308827">
            <text:p>0,00308827</text:p>
          </table:table-cell>
          <table:table-cell/>
          <table:table-cell table:style-name="Default" office:value-type="float" office:value="0.56">
            <text:p>0,56</text:p>
          </table:table-cell>
          <table:table-cell office:value-type="float" office:value="0.647417">
            <text:p>0,647417</text:p>
          </table:table-cell>
          <table:table-cell/>
          <table:table-cell table:formula="of:=[.E114]-[.B114]" office:value-type="float" office:value="0.64432873">
            <text:p>0,64432873</text:p>
          </table:table-cell>
        </table:table-row>
        <table:table-row table:style-name="ro3">
          <table:table-cell table:style-name="Default" office:value-type="float" office:value="0.565">
            <text:p>0,565</text:p>
          </table:table-cell>
          <table:table-cell office:value-type="float" office:value="0.00306039">
            <text:p>0,00306039</text:p>
          </table:table-cell>
          <table:table-cell/>
          <table:table-cell table:style-name="Default" office:value-type="float" office:value="0.565">
            <text:p>0,565</text:p>
          </table:table-cell>
          <table:table-cell office:value-type="float" office:value="0.645367">
            <text:p>0,645367</text:p>
          </table:table-cell>
          <table:table-cell/>
          <table:table-cell table:formula="of:=[.E115]-[.B115]" office:value-type="float" office:value="0.64230661">
            <text:p>0,64230661</text:p>
          </table:table-cell>
        </table:table-row>
        <table:table-row table:style-name="ro3">
          <table:table-cell table:style-name="Default" office:value-type="float" office:value="0.57">
            <text:p>0,57</text:p>
          </table:table-cell>
          <table:table-cell office:value-type="float" office:value="0.00303301">
            <text:p>0,00303301</text:p>
          </table:table-cell>
          <table:table-cell/>
          <table:table-cell table:style-name="Default" office:value-type="float" office:value="0.57">
            <text:p>0,57</text:p>
          </table:table-cell>
          <table:table-cell office:value-type="float" office:value="0.64333">
            <text:p>0,64333</text:p>
          </table:table-cell>
          <table:table-cell/>
          <table:table-cell table:formula="of:=[.E116]-[.B116]" office:value-type="float" office:value="0.64029699">
            <text:p>0,64029699</text:p>
          </table:table-cell>
        </table:table-row>
        <table:table-row table:style-name="ro3">
          <table:table-cell table:style-name="Default" office:value-type="float" office:value="0.575">
            <text:p>0,575</text:p>
          </table:table-cell>
          <table:table-cell office:value-type="float" office:value="0.00300612">
            <text:p>0,00300612</text:p>
          </table:table-cell>
          <table:table-cell/>
          <table:table-cell table:style-name="Default" office:value-type="float" office:value="0.575">
            <text:p>0,575</text:p>
          </table:table-cell>
          <table:table-cell office:value-type="float" office:value="0.641305">
            <text:p>0,641305</text:p>
          </table:table-cell>
          <table:table-cell/>
          <table:table-cell table:formula="of:=[.E117]-[.B117]" office:value-type="float" office:value="0.63829888">
            <text:p>0,63829888</text:p>
          </table:table-cell>
        </table:table-row>
        <table:table-row table:style-name="ro3">
          <table:table-cell table:style-name="Default" office:value-type="float" office:value="0.58">
            <text:p>0,58</text:p>
          </table:table-cell>
          <table:table-cell office:value-type="float" office:value="0.00297969">
            <text:p>0,00297969</text:p>
          </table:table-cell>
          <table:table-cell/>
          <table:table-cell table:style-name="Default" office:value-type="float" office:value="0.58">
            <text:p>0,58</text:p>
          </table:table-cell>
          <table:table-cell office:value-type="float" office:value="0.639294">
            <text:p>0,639294</text:p>
          </table:table-cell>
          <table:table-cell/>
          <table:table-cell table:formula="of:=[.E118]-[.B118]" office:value-type="float" office:value="0.63631431">
            <text:p>0,63631431</text:p>
          </table:table-cell>
        </table:table-row>
        <table:table-row table:style-name="ro3">
          <table:table-cell table:style-name="Default" office:value-type="float" office:value="0.585">
            <text:p>0,585</text:p>
          </table:table-cell>
          <table:table-cell office:value-type="float" office:value="0.00295373">
            <text:p>0,00295373</text:p>
          </table:table-cell>
          <table:table-cell/>
          <table:table-cell table:style-name="Default" office:value-type="float" office:value="0.585">
            <text:p>0,585</text:p>
          </table:table-cell>
          <table:table-cell office:value-type="float" office:value="0.637295">
            <text:p>0,637295</text:p>
          </table:table-cell>
          <table:table-cell/>
          <table:table-cell table:formula="of:=[.E119]-[.B119]" office:value-type="float" office:value="0.63434127">
            <text:p>0,63434127</text:p>
          </table:table-cell>
        </table:table-row>
        <table:table-row table:style-name="ro3">
          <table:table-cell table:style-name="Default" office:value-type="float" office:value="0.59">
            <text:p>0,59</text:p>
          </table:table-cell>
          <table:table-cell office:value-type="float" office:value="0.00292822">
            <text:p>0,00292822</text:p>
          </table:table-cell>
          <table:table-cell/>
          <table:table-cell table:style-name="Default" office:value-type="float" office:value="0.59">
            <text:p>0,59</text:p>
          </table:table-cell>
          <table:table-cell office:value-type="float" office:value="0.635308">
            <text:p>0,635308</text:p>
          </table:table-cell>
          <table:table-cell/>
          <table:table-cell table:formula="of:=[.E120]-[.B120]" office:value-type="float" office:value="0.63237978">
            <text:p>0,63237978</text:p>
          </table:table-cell>
        </table:table-row>
        <table:table-row table:style-name="ro3">
          <table:table-cell table:style-name="Default" office:value-type="float" office:value="0.595">
            <text:p>0,595</text:p>
          </table:table-cell>
          <table:table-cell office:value-type="float" office:value="0.00290315">
            <text:p>0,00290315</text:p>
          </table:table-cell>
          <table:table-cell/>
          <table:table-cell table:style-name="Default" office:value-type="float" office:value="0.595">
            <text:p>0,595</text:p>
          </table:table-cell>
          <table:table-cell office:value-type="float" office:value="0.633334">
            <text:p>0,633334</text:p>
          </table:table-cell>
          <table:table-cell/>
          <table:table-cell table:formula="of:=[.E121]-[.B121]" office:value-type="float" office:value="0.63043085">
            <text:p>0,63043085</text:p>
          </table:table-cell>
        </table:table-row>
        <table:table-row table:style-name="ro3">
          <table:table-cell table:style-name="Default" office:value-type="float" office:value="0.6">
            <text:p>0,6</text:p>
          </table:table-cell>
          <table:table-cell office:value-type="float" office:value="0.0028785">
            <text:p>0,0028785</text:p>
          </table:table-cell>
          <table:table-cell/>
          <table:table-cell table:style-name="Default" office:value-type="float" office:value="0.6">
            <text:p>0,6</text:p>
          </table:table-cell>
          <table:table-cell office:value-type="float" office:value="0.631372">
            <text:p>0,631372</text:p>
          </table:table-cell>
          <table:table-cell/>
          <table:table-cell table:formula="of:=[.E122]-[.B122]" office:value-type="float" office:value="0.6284935">
            <text:p>0,6284935</text:p>
          </table:table-cell>
        </table:table-row>
        <table:table-row table:style-name="ro3">
          <table:table-cell table:style-name="Default" office:value-type="float" office:value="0.605">
            <text:p>0,605</text:p>
          </table:table-cell>
          <table:table-cell office:value-type="float" office:value="0.00285426">
            <text:p>0,00285426</text:p>
          </table:table-cell>
          <table:table-cell/>
          <table:table-cell table:style-name="Default" office:value-type="float" office:value="0.605">
            <text:p>0,605</text:p>
          </table:table-cell>
          <table:table-cell office:value-type="float" office:value="0.629423">
            <text:p>0,629423</text:p>
          </table:table-cell>
          <table:table-cell/>
          <table:table-cell table:formula="of:=[.E123]-[.B123]" office:value-type="float" office:value="0.62656874">
            <text:p>0,62656874</text:p>
          </table:table-cell>
        </table:table-row>
        <table:table-row table:style-name="ro3">
          <table:table-cell table:style-name="Default" office:value-type="float" office:value="0.61">
            <text:p>0,61</text:p>
          </table:table-cell>
          <table:table-cell office:value-type="float" office:value="0.00283044">
            <text:p>0,00283044</text:p>
          </table:table-cell>
          <table:table-cell/>
          <table:table-cell table:style-name="Default" office:value-type="float" office:value="0.61">
            <text:p>0,61</text:p>
          </table:table-cell>
          <table:table-cell office:value-type="float" office:value="0.627485">
            <text:p>0,627485</text:p>
          </table:table-cell>
          <table:table-cell/>
          <table:table-cell table:formula="of:=[.E124]-[.B124]" office:value-type="float" office:value="0.62465456">
            <text:p>0,62465456</text:p>
          </table:table-cell>
        </table:table-row>
        <table:table-row table:style-name="ro3">
          <table:table-cell table:style-name="Default" office:value-type="float" office:value="0.615">
            <text:p>0,615</text:p>
          </table:table-cell>
          <table:table-cell office:value-type="float" office:value="0.002807">
            <text:p>0,002807</text:p>
          </table:table-cell>
          <table:table-cell/>
          <table:table-cell table:style-name="Default" office:value-type="float" office:value="0.615">
            <text:p>0,615</text:p>
          </table:table-cell>
          <table:table-cell office:value-type="float" office:value="0.625559">
            <text:p>0,625559</text:p>
          </table:table-cell>
          <table:table-cell/>
          <table:table-cell table:formula="of:=[.E125]-[.B125]" office:value-type="float" office:value="0.622752">
            <text:p>0,622752</text:p>
          </table:table-cell>
        </table:table-row>
        <table:table-row table:style-name="ro3">
          <table:table-cell table:style-name="Default" office:value-type="float" office:value="0.62">
            <text:p>0,62</text:p>
          </table:table-cell>
          <table:table-cell office:value-type="float" office:value="0.00278395">
            <text:p>0,00278395</text:p>
          </table:table-cell>
          <table:table-cell/>
          <table:table-cell table:style-name="Default" office:value-type="float" office:value="0.62">
            <text:p>0,62</text:p>
          </table:table-cell>
          <table:table-cell office:value-type="float" office:value="0.623645">
            <text:p>0,623645</text:p>
          </table:table-cell>
          <table:table-cell/>
          <table:table-cell table:formula="of:=[.E126]-[.B126]" office:value-type="float" office:value="0.62086105">
            <text:p>0,62086105</text:p>
          </table:table-cell>
        </table:table-row>
        <table:table-row table:style-name="ro3">
          <table:table-cell table:style-name="Default" office:value-type="float" office:value="0.625">
            <text:p>0,625</text:p>
          </table:table-cell>
          <table:table-cell office:value-type="float" office:value="0.00276128">
            <text:p>0,00276128</text:p>
          </table:table-cell>
          <table:table-cell/>
          <table:table-cell table:style-name="Default" office:value-type="float" office:value="0.625">
            <text:p>0,625</text:p>
          </table:table-cell>
          <table:table-cell office:value-type="float" office:value="0.621743">
            <text:p>0,621743</text:p>
          </table:table-cell>
          <table:table-cell/>
          <table:table-cell table:formula="of:=[.E127]-[.B127]" office:value-type="float" office:value="0.61898172">
            <text:p>0,61898172</text:p>
          </table:table-cell>
        </table:table-row>
        <table:table-row table:style-name="ro3">
          <table:table-cell table:style-name="Default" office:value-type="float" office:value="0.63">
            <text:p>0,63</text:p>
          </table:table-cell>
          <table:table-cell office:value-type="float" office:value="0.00273898">
            <text:p>0,00273898</text:p>
          </table:table-cell>
          <table:table-cell/>
          <table:table-cell table:style-name="Default" office:value-type="float" office:value="0.63">
            <text:p>0,63</text:p>
          </table:table-cell>
          <table:table-cell office:value-type="float" office:value="0.619852">
            <text:p>0,619852</text:p>
          </table:table-cell>
          <table:table-cell/>
          <table:table-cell table:formula="of:=[.E128]-[.B128]" office:value-type="float" office:value="0.61711302">
            <text:p>0,61711302</text:p>
          </table:table-cell>
        </table:table-row>
        <table:table-row table:style-name="ro3">
          <table:table-cell table:style-name="Default" office:value-type="float" office:value="0.635">
            <text:p>0,635</text:p>
          </table:table-cell>
          <table:table-cell office:value-type="float" office:value="0.00271703">
            <text:p>0,00271703</text:p>
          </table:table-cell>
          <table:table-cell/>
          <table:table-cell table:style-name="Default" office:value-type="float" office:value="0.635">
            <text:p>0,635</text:p>
          </table:table-cell>
          <table:table-cell office:value-type="float" office:value="0.617972">
            <text:p>0,617972</text:p>
          </table:table-cell>
          <table:table-cell/>
          <table:table-cell table:formula="of:=[.E129]-[.B129]" office:value-type="float" office:value="0.61525497">
            <text:p>0,61525497</text:p>
          </table:table-cell>
        </table:table-row>
        <table:table-row table:style-name="ro3">
          <table:table-cell table:style-name="Default" office:value-type="float" office:value="0.64">
            <text:p>0,64</text:p>
          </table:table-cell>
          <table:table-cell office:value-type="float" office:value="0.00269543">
            <text:p>0,00269543</text:p>
          </table:table-cell>
          <table:table-cell/>
          <table:table-cell table:style-name="Default" office:value-type="float" office:value="0.64">
            <text:p>0,64</text:p>
          </table:table-cell>
          <table:table-cell office:value-type="float" office:value="0.616104">
            <text:p>0,616104</text:p>
          </table:table-cell>
          <table:table-cell/>
          <table:table-cell table:formula="of:=[.E130]-[.B130]" office:value-type="float" office:value="0.61340857">
            <text:p>0,61340857</text:p>
          </table:table-cell>
        </table:table-row>
        <table:table-row table:style-name="ro3">
          <table:table-cell table:style-name="Default" office:value-type="float" office:value="0.645">
            <text:p>0,645</text:p>
          </table:table-cell>
          <table:table-cell office:value-type="float" office:value="0.00267417">
            <text:p>0,00267417</text:p>
          </table:table-cell>
          <table:table-cell/>
          <table:table-cell table:style-name="Default" office:value-type="float" office:value="0.645">
            <text:p>0,645</text:p>
          </table:table-cell>
          <table:table-cell office:value-type="float" office:value="0.614248">
            <text:p>0,614248</text:p>
          </table:table-cell>
          <table:table-cell/>
          <table:table-cell table:formula="of:=[.E131]-[.B131]" office:value-type="float" office:value="0.61157383">
            <text:p>0,61157383</text:p>
          </table:table-cell>
        </table:table-row>
        <table:table-row table:style-name="ro3">
          <table:table-cell table:style-name="Default" office:value-type="float" office:value="0.65">
            <text:p>0,65</text:p>
          </table:table-cell>
          <table:table-cell office:value-type="float" office:value="0.00265325">
            <text:p>0,00265325</text:p>
          </table:table-cell>
          <table:table-cell/>
          <table:table-cell table:style-name="Default" office:value-type="float" office:value="0.65">
            <text:p>0,65</text:p>
          </table:table-cell>
          <table:table-cell office:value-type="float" office:value="0.612402">
            <text:p>0,612402</text:p>
          </table:table-cell>
          <table:table-cell/>
          <table:table-cell table:formula="of:=[.E132]-[.B132]" office:value-type="float" office:value="0.60974875">
            <text:p>0,60974875</text:p>
          </table:table-cell>
        </table:table-row>
        <table:table-row table:style-name="ro3">
          <table:table-cell table:style-name="Default" office:value-type="float" office:value="0.655">
            <text:p>0,655</text:p>
          </table:table-cell>
          <table:table-cell office:value-type="float" office:value="0.00263265">
            <text:p>0,00263265</text:p>
          </table:table-cell>
          <table:table-cell/>
          <table:table-cell table:style-name="Default" office:value-type="float" office:value="0.655">
            <text:p>0,655</text:p>
          </table:table-cell>
          <table:table-cell office:value-type="float" office:value="0.610567">
            <text:p>0,610567</text:p>
          </table:table-cell>
          <table:table-cell/>
          <table:table-cell table:formula="of:=[.E133]-[.B133]" office:value-type="float" office:value="0.60793435">
            <text:p>0,60793435</text:p>
          </table:table-cell>
        </table:table-row>
        <table:table-row table:style-name="ro3">
          <table:table-cell table:style-name="Default" office:value-type="float" office:value="0.66">
            <text:p>0,66</text:p>
          </table:table-cell>
          <table:table-cell office:value-type="float" office:value="0.00261237">
            <text:p>0,00261237</text:p>
          </table:table-cell>
          <table:table-cell/>
          <table:table-cell table:style-name="Default" office:value-type="float" office:value="0.66">
            <text:p>0,66</text:p>
          </table:table-cell>
          <table:table-cell office:value-type="float" office:value="0.608744">
            <text:p>0,608744</text:p>
          </table:table-cell>
          <table:table-cell/>
          <table:table-cell table:formula="of:=[.E134]-[.B134]" office:value-type="float" office:value="0.60613163">
            <text:p>0,60613163</text:p>
          </table:table-cell>
        </table:table-row>
        <table:table-row table:style-name="ro3">
          <table:table-cell table:style-name="Default" office:value-type="float" office:value="0.665">
            <text:p>0,665</text:p>
          </table:table-cell>
          <table:table-cell office:value-type="float" office:value="0.0025924">
            <text:p>0,0025924</text:p>
          </table:table-cell>
          <table:table-cell/>
          <table:table-cell table:style-name="Default" office:value-type="float" office:value="0.665">
            <text:p>0,665</text:p>
          </table:table-cell>
          <table:table-cell office:value-type="float" office:value="0.606931">
            <text:p>0,606931</text:p>
          </table:table-cell>
          <table:table-cell/>
          <table:table-cell table:formula="of:=[.E135]-[.B135]" office:value-type="float" office:value="0.6043386">
            <text:p>0,6043386</text:p>
          </table:table-cell>
        </table:table-row>
        <table:table-row table:style-name="ro3">
          <table:table-cell table:style-name="Default" office:value-type="float" office:value="0.67">
            <text:p>0,67</text:p>
          </table:table-cell>
          <table:table-cell office:value-type="float" office:value="0.00257273">
            <text:p>0,00257273</text:p>
          </table:table-cell>
          <table:table-cell/>
          <table:table-cell table:style-name="Default" office:value-type="float" office:value="0.67">
            <text:p>0,67</text:p>
          </table:table-cell>
          <table:table-cell office:value-type="float" office:value="0.605129">
            <text:p>0,605129</text:p>
          </table:table-cell>
          <table:table-cell/>
          <table:table-cell table:formula="of:=[.E136]-[.B136]" office:value-type="float" office:value="0.60255627">
            <text:p>0,60255627</text:p>
          </table:table-cell>
        </table:table-row>
        <table:table-row table:style-name="ro3">
          <table:table-cell table:style-name="Default" office:value-type="float" office:value="0.675">
            <text:p>0,675</text:p>
          </table:table-cell>
          <table:table-cell office:value-type="float" office:value="0.00255336">
            <text:p>0,00255336</text:p>
          </table:table-cell>
          <table:table-cell/>
          <table:table-cell table:style-name="Default" office:value-type="float" office:value="0.675">
            <text:p>0,675</text:p>
          </table:table-cell>
          <table:table-cell office:value-type="float" office:value="0.603338">
            <text:p>0,603338</text:p>
          </table:table-cell>
          <table:table-cell/>
          <table:table-cell table:formula="of:=[.E137]-[.B137]" office:value-type="float" office:value="0.60078464">
            <text:p>0,60078464</text:p>
          </table:table-cell>
        </table:table-row>
        <table:table-row table:style-name="ro3">
          <table:table-cell table:style-name="Default" office:value-type="float" office:value="0.68">
            <text:p>0,68</text:p>
          </table:table-cell>
          <table:table-cell office:value-type="float" office:value="0.00253428">
            <text:p>0,00253428</text:p>
          </table:table-cell>
          <table:table-cell/>
          <table:table-cell table:style-name="Default" office:value-type="float" office:value="0.68">
            <text:p>0,68</text:p>
          </table:table-cell>
          <table:table-cell office:value-type="float" office:value="0.601557">
            <text:p>0,601557</text:p>
          </table:table-cell>
          <table:table-cell/>
          <table:table-cell table:formula="of:=[.E138]-[.B138]" office:value-type="float" office:value="0.59902272">
            <text:p>0,59902272</text:p>
          </table:table-cell>
        </table:table-row>
        <table:table-row table:style-name="ro3">
          <table:table-cell table:style-name="Default" office:value-type="float" office:value="0.685">
            <text:p>0,685</text:p>
          </table:table-cell>
          <table:table-cell office:value-type="float" office:value="0.00251548">
            <text:p>0,00251548</text:p>
          </table:table-cell>
          <table:table-cell/>
          <table:table-cell table:style-name="Default" office:value-type="float" office:value="0.685">
            <text:p>0,685</text:p>
          </table:table-cell>
          <table:table-cell office:value-type="float" office:value="0.599787">
            <text:p>0,599787</text:p>
          </table:table-cell>
          <table:table-cell/>
          <table:table-cell table:formula="of:=[.E139]-[.B139]" office:value-type="float" office:value="0.59727152">
            <text:p>0,59727152</text:p>
          </table:table-cell>
        </table:table-row>
        <table:table-row table:style-name="ro3">
          <table:table-cell table:style-name="Default" office:value-type="float" office:value="0.69">
            <text:p>0,69</text:p>
          </table:table-cell>
          <table:table-cell office:value-type="float" office:value="0.00249696">
            <text:p>0,00249696</text:p>
          </table:table-cell>
          <table:table-cell/>
          <table:table-cell table:style-name="Default" office:value-type="float" office:value="0.69">
            <text:p>0,69</text:p>
          </table:table-cell>
          <table:table-cell office:value-type="float" office:value="0.598027">
            <text:p>0,598027</text:p>
          </table:table-cell>
          <table:table-cell/>
          <table:table-cell table:formula="of:=[.E140]-[.B140]" office:value-type="float" office:value="0.59553004">
            <text:p>0,59553004</text:p>
          </table:table-cell>
        </table:table-row>
        <table:table-row table:style-name="ro3">
          <table:table-cell table:style-name="Default" office:value-type="float" office:value="0.695">
            <text:p>0,695</text:p>
          </table:table-cell>
          <table:table-cell office:value-type="float" office:value="0.00247871">
            <text:p>0,00247871</text:p>
          </table:table-cell>
          <table:table-cell/>
          <table:table-cell table:style-name="Default" office:value-type="float" office:value="0.695">
            <text:p>0,695</text:p>
          </table:table-cell>
          <table:table-cell office:value-type="float" office:value="0.596278">
            <text:p>0,596278</text:p>
          </table:table-cell>
          <table:table-cell/>
          <table:table-cell table:formula="of:=[.E141]-[.B141]" office:value-type="float" office:value="0.59379929">
            <text:p>0,59379929</text:p>
          </table:table-cell>
        </table:table-row>
        <table:table-row table:style-name="ro3">
          <table:table-cell table:style-name="Default" office:value-type="float" office:value="0.7">
            <text:p>0,7</text:p>
          </table:table-cell>
          <table:table-cell office:value-type="float" office:value="0.00246073">
            <text:p>0,00246073</text:p>
          </table:table-cell>
          <table:table-cell/>
          <table:table-cell table:style-name="Default" office:value-type="float" office:value="0.7">
            <text:p>0,7</text:p>
          </table:table-cell>
          <table:table-cell office:value-type="float" office:value="0.594538">
            <text:p>0,594538</text:p>
          </table:table-cell>
          <table:table-cell/>
          <table:table-cell table:formula="of:=[.E142]-[.B142]" office:value-type="float" office:value="0.59207727">
            <text:p>0,59207727</text:p>
          </table:table-cell>
        </table:table-row>
        <table:table-row table:style-name="ro3">
          <table:table-cell table:style-name="Default" office:value-type="float" office:value="0.705">
            <text:p>0,705</text:p>
          </table:table-cell>
          <table:table-cell office:value-type="float" office:value="0.002443">
            <text:p>0,002443</text:p>
          </table:table-cell>
          <table:table-cell/>
          <table:table-cell table:style-name="Default" office:value-type="float" office:value="0.705">
            <text:p>0,705</text:p>
          </table:table-cell>
          <table:table-cell office:value-type="float" office:value="0.592809">
            <text:p>0,592809</text:p>
          </table:table-cell>
          <table:table-cell/>
          <table:table-cell table:formula="of:=[.E143]-[.B143]" office:value-type="float" office:value="0.590366">
            <text:p>0,590366</text:p>
          </table:table-cell>
        </table:table-row>
        <table:table-row table:style-name="ro3">
          <table:table-cell table:style-name="Default" office:value-type="float" office:value="0.71">
            <text:p>0,71</text:p>
          </table:table-cell>
          <table:table-cell office:value-type="float" office:value="0.00242553">
            <text:p>0,00242553</text:p>
          </table:table-cell>
          <table:table-cell/>
          <table:table-cell table:style-name="Default" office:value-type="float" office:value="0.71">
            <text:p>0,71</text:p>
          </table:table-cell>
          <table:table-cell office:value-type="float" office:value="0.59109">
            <text:p>0,59109</text:p>
          </table:table-cell>
          <table:table-cell/>
          <table:table-cell table:formula="of:=[.E144]-[.B144]" office:value-type="float" office:value="0.58866447">
            <text:p>0,58866447</text:p>
          </table:table-cell>
        </table:table-row>
        <table:table-row table:style-name="ro3">
          <table:table-cell table:style-name="Default" office:value-type="float" office:value="0.715">
            <text:p>0,715</text:p>
          </table:table-cell>
          <table:table-cell office:value-type="float" office:value="0.00240831">
            <text:p>0,00240831</text:p>
          </table:table-cell>
          <table:table-cell/>
          <table:table-cell table:style-name="Default" office:value-type="float" office:value="0.715">
            <text:p>0,715</text:p>
          </table:table-cell>
          <table:table-cell office:value-type="float" office:value="0.589381">
            <text:p>0,589381</text:p>
          </table:table-cell>
          <table:table-cell/>
          <table:table-cell table:formula="of:=[.E145]-[.B145]" office:value-type="float" office:value="0.58697269">
            <text:p>0,58697269</text:p>
          </table:table-cell>
        </table:table-row>
        <table:table-row table:style-name="ro3">
          <table:table-cell table:style-name="Default" office:value-type="float" office:value="0.72">
            <text:p>0,72</text:p>
          </table:table-cell>
          <table:table-cell office:value-type="float" office:value="0.00239133">
            <text:p>0,00239133</text:p>
          </table:table-cell>
          <table:table-cell/>
          <table:table-cell table:style-name="Default" office:value-type="float" office:value="0.72">
            <text:p>0,72</text:p>
          </table:table-cell>
          <table:table-cell office:value-type="float" office:value="0.587681">
            <text:p>0,587681</text:p>
          </table:table-cell>
          <table:table-cell/>
          <table:table-cell table:formula="of:=[.E146]-[.B146]" office:value-type="float" office:value="0.58528967">
            <text:p>0,58528967</text:p>
          </table:table-cell>
        </table:table-row>
        <table:table-row table:style-name="ro3">
          <table:table-cell table:style-name="Default" office:value-type="float" office:value="0.725">
            <text:p>0,725</text:p>
          </table:table-cell>
          <table:table-cell office:value-type="float" office:value="0.00237458">
            <text:p>0,00237458</text:p>
          </table:table-cell>
          <table:table-cell/>
          <table:table-cell table:style-name="Default" office:value-type="float" office:value="0.725">
            <text:p>0,725</text:p>
          </table:table-cell>
          <table:table-cell office:value-type="float" office:value="0.585992">
            <text:p>0,585992</text:p>
          </table:table-cell>
          <table:table-cell/>
          <table:table-cell table:formula="of:=[.E147]-[.B147]" office:value-type="float" office:value="0.58361742">
            <text:p>0,58361742</text:p>
          </table:table-cell>
        </table:table-row>
        <table:table-row table:style-name="ro3">
          <table:table-cell table:style-name="Default" office:value-type="float" office:value="0.73">
            <text:p>0,73</text:p>
          </table:table-cell>
          <table:table-cell office:value-type="float" office:value="0.00235808">
            <text:p>0,00235808</text:p>
          </table:table-cell>
          <table:table-cell/>
          <table:table-cell table:style-name="Default" office:value-type="float" office:value="0.73">
            <text:p>0,73</text:p>
          </table:table-cell>
          <table:table-cell office:value-type="float" office:value="0.584312">
            <text:p>0,584312</text:p>
          </table:table-cell>
          <table:table-cell/>
          <table:table-cell table:formula="of:=[.E148]-[.B148]" office:value-type="float" office:value="0.58195392">
            <text:p>0,58195392</text:p>
          </table:table-cell>
        </table:table-row>
        <table:table-row table:style-name="ro3">
          <table:table-cell table:style-name="Default" office:value-type="float" office:value="0.735">
            <text:p>0,735</text:p>
          </table:table-cell>
          <table:table-cell office:value-type="float" office:value="0.0023418">
            <text:p>0,0023418</text:p>
          </table:table-cell>
          <table:table-cell/>
          <table:table-cell table:style-name="Default" office:value-type="float" office:value="0.735">
            <text:p>0,735</text:p>
          </table:table-cell>
          <table:table-cell office:value-type="float" office:value="0.582641">
            <text:p>0,582641</text:p>
          </table:table-cell>
          <table:table-cell/>
          <table:table-cell table:formula="of:=[.E149]-[.B149]" office:value-type="float" office:value="0.5802992">
            <text:p>0,5802992</text:p>
          </table:table-cell>
        </table:table-row>
        <table:table-row table:style-name="ro3">
          <table:table-cell table:style-name="Default" office:value-type="float" office:value="0.74">
            <text:p>0,74</text:p>
          </table:table-cell>
          <table:table-cell office:value-type="float" office:value="0.00232574">
            <text:p>0,00232574</text:p>
          </table:table-cell>
          <table:table-cell/>
          <table:table-cell table:style-name="Default" office:value-type="float" office:value="0.74">
            <text:p>0,74</text:p>
          </table:table-cell>
          <table:table-cell office:value-type="float" office:value="0.580981">
            <text:p>0,580981</text:p>
          </table:table-cell>
          <table:table-cell/>
          <table:table-cell table:formula="of:=[.E150]-[.B150]" office:value-type="float" office:value="0.57865526">
            <text:p>0,57865526</text:p>
          </table:table-cell>
        </table:table-row>
        <table:table-row table:style-name="ro3">
          <table:table-cell table:style-name="Default" office:value-type="float" office:value="0.745">
            <text:p>0,745</text:p>
          </table:table-cell>
          <table:table-cell office:value-type="float" office:value="0.0023099">
            <text:p>0,0023099</text:p>
          </table:table-cell>
          <table:table-cell/>
          <table:table-cell table:style-name="Default" office:value-type="float" office:value="0.745">
            <text:p>0,745</text:p>
          </table:table-cell>
          <table:table-cell office:value-type="float" office:value="0.579329">
            <text:p>0,579329</text:p>
          </table:table-cell>
          <table:table-cell/>
          <table:table-cell table:formula="of:=[.E151]-[.B151]" office:value-type="float" office:value="0.5770191">
            <text:p>0,5770191</text:p>
          </table:table-cell>
        </table:table-row>
        <table:table-row table:style-name="ro3">
          <table:table-cell table:style-name="Default" office:value-type="float" office:value="0.75">
            <text:p>0,75</text:p>
          </table:table-cell>
          <table:table-cell office:value-type="float" office:value="0.00229428">
            <text:p>0,00229428</text:p>
          </table:table-cell>
          <table:table-cell/>
          <table:table-cell table:style-name="Default" office:value-type="float" office:value="0.75">
            <text:p>0,75</text:p>
          </table:table-cell>
          <table:table-cell office:value-type="float" office:value="0.577687">
            <text:p>0,577687</text:p>
          </table:table-cell>
          <table:table-cell/>
          <table:table-cell table:formula="of:=[.E152]-[.B152]" office:value-type="float" office:value="0.57539272">
            <text:p>0,57539272</text:p>
          </table:table-cell>
        </table:table-row>
        <table:table-row table:style-name="ro3">
          <table:table-cell table:style-name="Default" office:value-type="float" office:value="0.755">
            <text:p>0,755</text:p>
          </table:table-cell>
          <table:table-cell office:value-type="float" office:value="0.00227886">
            <text:p>0,00227886</text:p>
          </table:table-cell>
          <table:table-cell/>
          <table:table-cell table:style-name="Default" office:value-type="float" office:value="0.755">
            <text:p>0,755</text:p>
          </table:table-cell>
          <table:table-cell office:value-type="float" office:value="0.576054">
            <text:p>0,576054</text:p>
          </table:table-cell>
          <table:table-cell/>
          <table:table-cell table:formula="of:=[.E153]-[.B153]" office:value-type="float" office:value="0.57377514">
            <text:p>0,57377514</text:p>
          </table:table-cell>
        </table:table-row>
        <table:table-row table:style-name="ro3">
          <table:table-cell table:style-name="Default" office:value-type="float" office:value="0.76">
            <text:p>0,76</text:p>
          </table:table-cell>
          <table:table-cell office:value-type="float" office:value="0.00226366">
            <text:p>0,00226366</text:p>
          </table:table-cell>
          <table:table-cell/>
          <table:table-cell table:style-name="Default" office:value-type="float" office:value="0.76">
            <text:p>0,76</text:p>
          </table:table-cell>
          <table:table-cell office:value-type="float" office:value="0.574431">
            <text:p>0,574431</text:p>
          </table:table-cell>
          <table:table-cell/>
          <table:table-cell table:formula="of:=[.E154]-[.B154]" office:value-type="float" office:value="0.57216734">
            <text:p>0,57216734</text:p>
          </table:table-cell>
        </table:table-row>
        <table:table-row table:style-name="ro3">
          <table:table-cell table:style-name="Default" office:value-type="float" office:value="0.765">
            <text:p>0,765</text:p>
          </table:table-cell>
          <table:table-cell office:value-type="float" office:value="0.00224865">
            <text:p>0,00224865</text:p>
          </table:table-cell>
          <table:table-cell/>
          <table:table-cell table:style-name="Default" office:value-type="float" office:value="0.765">
            <text:p>0,765</text:p>
          </table:table-cell>
          <table:table-cell office:value-type="float" office:value="0.572817">
            <text:p>0,572817</text:p>
          </table:table-cell>
          <table:table-cell/>
          <table:table-cell table:formula="of:=[.E155]-[.B155]" office:value-type="float" office:value="0.57056835">
            <text:p>0,57056835</text:p>
          </table:table-cell>
        </table:table-row>
        <table:table-row table:style-name="ro3">
          <table:table-cell table:style-name="Default" office:value-type="float" office:value="0.77">
            <text:p>0,77</text:p>
          </table:table-cell>
          <table:table-cell office:value-type="float" office:value="0.00223384">
            <text:p>0,00223384</text:p>
          </table:table-cell>
          <table:table-cell/>
          <table:table-cell table:style-name="Default" office:value-type="float" office:value="0.77">
            <text:p>0,77</text:p>
          </table:table-cell>
          <table:table-cell office:value-type="float" office:value="0.571211">
            <text:p>0,571211</text:p>
          </table:table-cell>
          <table:table-cell/>
          <table:table-cell table:formula="of:=[.E156]-[.B156]" office:value-type="float" office:value="0.56897716">
            <text:p>0,56897716</text:p>
          </table:table-cell>
        </table:table-row>
        <table:table-row table:style-name="ro3">
          <table:table-cell table:style-name="Default" office:value-type="float" office:value="0.775">
            <text:p>0,775</text:p>
          </table:table-cell>
          <table:table-cell office:value-type="float" office:value="0.00221923">
            <text:p>0,00221923</text:p>
          </table:table-cell>
          <table:table-cell/>
          <table:table-cell table:style-name="Default" office:value-type="float" office:value="0.775">
            <text:p>0,775</text:p>
          </table:table-cell>
          <table:table-cell office:value-type="float" office:value="0.569615">
            <text:p>0,569615</text:p>
          </table:table-cell>
          <table:table-cell/>
          <table:table-cell table:formula="of:=[.E157]-[.B157]" office:value-type="float" office:value="0.56739577">
            <text:p>0,56739577</text:p>
          </table:table-cell>
        </table:table-row>
        <table:table-row table:style-name="ro3">
          <table:table-cell table:style-name="Default" office:value-type="float" office:value="0.78">
            <text:p>0,78</text:p>
          </table:table-cell>
          <table:table-cell office:value-type="float" office:value="0.00220481">
            <text:p>0,00220481</text:p>
          </table:table-cell>
          <table:table-cell/>
          <table:table-cell table:style-name="Default" office:value-type="float" office:value="0.78">
            <text:p>0,78</text:p>
          </table:table-cell>
          <table:table-cell office:value-type="float" office:value="0.568027">
            <text:p>0,568027</text:p>
          </table:table-cell>
          <table:table-cell/>
          <table:table-cell table:formula="of:=[.E158]-[.B158]" office:value-type="float" office:value="0.56582219">
            <text:p>0,56582219</text:p>
          </table:table-cell>
        </table:table-row>
        <table:table-row table:style-name="ro3">
          <table:table-cell table:style-name="Default" office:value-type="float" office:value="0.785">
            <text:p>0,785</text:p>
          </table:table-cell>
          <table:table-cell office:value-type="float" office:value="0.00219057">
            <text:p>0,00219057</text:p>
          </table:table-cell>
          <table:table-cell/>
          <table:table-cell table:style-name="Default" office:value-type="float" office:value="0.785">
            <text:p>0,785</text:p>
          </table:table-cell>
          <table:table-cell office:value-type="float" office:value="0.566449">
            <text:p>0,566449</text:p>
          </table:table-cell>
          <table:table-cell/>
          <table:table-cell table:formula="of:=[.E159]-[.B159]" office:value-type="float" office:value="0.56425843">
            <text:p>0,56425843</text:p>
          </table:table-cell>
        </table:table-row>
        <table:table-row table:style-name="ro3">
          <table:table-cell table:style-name="Default" office:value-type="float" office:value="0.79">
            <text:p>0,79</text:p>
          </table:table-cell>
          <table:table-cell office:value-type="float" office:value="0.00217652">
            <text:p>0,00217652</text:p>
          </table:table-cell>
          <table:table-cell/>
          <table:table-cell table:style-name="Default" office:value-type="float" office:value="0.79">
            <text:p>0,79</text:p>
          </table:table-cell>
          <table:table-cell office:value-type="float" office:value="0.564879">
            <text:p>0,564879</text:p>
          </table:table-cell>
          <table:table-cell/>
          <table:table-cell table:formula="of:=[.E160]-[.B160]" office:value-type="float" office:value="0.56270248">
            <text:p>0,56270248</text:p>
          </table:table-cell>
        </table:table-row>
        <table:table-row table:style-name="ro3">
          <table:table-cell table:style-name="Default" office:value-type="float" office:value="0.795">
            <text:p>0,795</text:p>
          </table:table-cell>
          <table:table-cell office:value-type="float" office:value="0.00216264">
            <text:p>0,00216264</text:p>
          </table:table-cell>
          <table:table-cell/>
          <table:table-cell table:style-name="Default" office:value-type="float" office:value="0.795">
            <text:p>0,795</text:p>
          </table:table-cell>
          <table:table-cell office:value-type="float" office:value="0.563318">
            <text:p>0,563318</text:p>
          </table:table-cell>
          <table:table-cell/>
          <table:table-cell table:formula="of:=[.E161]-[.B161]" office:value-type="float" office:value="0.56115536">
            <text:p>0,56115536</text:p>
          </table:table-cell>
        </table:table-row>
        <table:table-row table:style-name="ro3">
          <table:table-cell table:style-name="Default" office:value-type="float" office:value="0.8">
            <text:p>0,8</text:p>
          </table:table-cell>
          <table:table-cell office:value-type="float" office:value="0.00214894">
            <text:p>0,00214894</text:p>
          </table:table-cell>
          <table:table-cell/>
          <table:table-cell table:style-name="Default" office:value-type="float" office:value="0.8">
            <text:p>0,8</text:p>
          </table:table-cell>
          <table:table-cell office:value-type="float" office:value="0.561765">
            <text:p>0,561765</text:p>
          </table:table-cell>
          <table:table-cell/>
          <table:table-cell table:formula="of:=[.E162]-[.B162]" office:value-type="float" office:value="0.55961606">
            <text:p>0,55961606</text:p>
          </table:table-cell>
        </table:table-row>
        <table:table-row table:style-name="ro3">
          <table:table-cell table:style-name="Default" office:value-type="float" office:value="0.805">
            <text:p>0,805</text:p>
          </table:table-cell>
          <table:table-cell office:value-type="float" office:value="0.00213542">
            <text:p>0,00213542</text:p>
          </table:table-cell>
          <table:table-cell/>
          <table:table-cell table:style-name="Default" office:value-type="float" office:value="0.805">
            <text:p>0,805</text:p>
          </table:table-cell>
          <table:table-cell office:value-type="float" office:value="0.560221">
            <text:p>0,560221</text:p>
          </table:table-cell>
          <table:table-cell/>
          <table:table-cell table:formula="of:=[.E163]-[.B163]" office:value-type="float" office:value="0.55808558">
            <text:p>0,55808558</text:p>
          </table:table-cell>
        </table:table-row>
        <table:table-row table:style-name="ro3">
          <table:table-cell table:style-name="Default" office:value-type="float" office:value="0.81">
            <text:p>0,81</text:p>
          </table:table-cell>
          <table:table-cell office:value-type="float" office:value="0.00212206">
            <text:p>0,00212206</text:p>
          </table:table-cell>
          <table:table-cell/>
          <table:table-cell table:style-name="Default" office:value-type="float" office:value="0.81">
            <text:p>0,81</text:p>
          </table:table-cell>
          <table:table-cell office:value-type="float" office:value="0.558685">
            <text:p>0,558685</text:p>
          </table:table-cell>
          <table:table-cell/>
          <table:table-cell table:formula="of:=[.E164]-[.B164]" office:value-type="float" office:value="0.55656294">
            <text:p>0,55656294</text:p>
          </table:table-cell>
        </table:table-row>
        <table:table-row table:style-name="ro3">
          <table:table-cell table:style-name="Default" office:value-type="float" office:value="0.815">
            <text:p>0,815</text:p>
          </table:table-cell>
          <table:table-cell office:value-type="float" office:value="0.00210887">
            <text:p>0,00210887</text:p>
          </table:table-cell>
          <table:table-cell/>
          <table:table-cell table:style-name="Default" office:value-type="float" office:value="0.815">
            <text:p>0,815</text:p>
          </table:table-cell>
          <table:table-cell office:value-type="float" office:value="0.557158">
            <text:p>0,557158</text:p>
          </table:table-cell>
          <table:table-cell/>
          <table:table-cell table:formula="of:=[.E165]-[.B165]" office:value-type="float" office:value="0.55504913">
            <text:p>0,55504913</text:p>
          </table:table-cell>
        </table:table-row>
        <table:table-row table:style-name="ro3">
          <table:table-cell table:style-name="Default" office:value-type="float" office:value="0.82">
            <text:p>0,82</text:p>
          </table:table-cell>
          <table:table-cell office:value-type="float" office:value="0.00209584">
            <text:p>0,00209584</text:p>
          </table:table-cell>
          <table:table-cell/>
          <table:table-cell table:style-name="Default" office:value-type="float" office:value="0.82">
            <text:p>0,82</text:p>
          </table:table-cell>
          <table:table-cell office:value-type="float" office:value="0.555639">
            <text:p>0,555639</text:p>
          </table:table-cell>
          <table:table-cell/>
          <table:table-cell table:formula="of:=[.E166]-[.B166]" office:value-type="float" office:value="0.55354316">
            <text:p>0,55354316</text:p>
          </table:table-cell>
        </table:table-row>
        <table:table-row table:style-name="ro3">
          <table:table-cell table:style-name="Default" office:value-type="float" office:value="0.825">
            <text:p>0,825</text:p>
          </table:table-cell>
          <table:table-cell office:value-type="float" office:value="0.00208298">
            <text:p>0,00208298</text:p>
          </table:table-cell>
          <table:table-cell/>
          <table:table-cell table:style-name="Default" office:value-type="float" office:value="0.825">
            <text:p>0,825</text:p>
          </table:table-cell>
          <table:table-cell office:value-type="float" office:value="0.554129">
            <text:p>0,554129</text:p>
          </table:table-cell>
          <table:table-cell/>
          <table:table-cell table:formula="of:=[.E167]-[.B167]" office:value-type="float" office:value="0.55204602">
            <text:p>0,55204602</text:p>
          </table:table-cell>
        </table:table-row>
        <table:table-row table:style-name="ro3">
          <table:table-cell table:style-name="Default" office:value-type="float" office:value="0.83">
            <text:p>0,83</text:p>
          </table:table-cell>
          <table:table-cell office:value-type="float" office:value="0.00207027">
            <text:p>0,00207027</text:p>
          </table:table-cell>
          <table:table-cell/>
          <table:table-cell table:style-name="Default" office:value-type="float" office:value="0.83">
            <text:p>0,83</text:p>
          </table:table-cell>
          <table:table-cell office:value-type="float" office:value="0.552626">
            <text:p>0,552626</text:p>
          </table:table-cell>
          <table:table-cell/>
          <table:table-cell table:formula="of:=[.E168]-[.B168]" office:value-type="float" office:value="0.55055573">
            <text:p>0,55055573</text:p>
          </table:table-cell>
        </table:table-row>
        <table:table-row table:style-name="ro3">
          <table:table-cell table:style-name="Default" office:value-type="float" office:value="0.835">
            <text:p>0,835</text:p>
          </table:table-cell>
          <table:table-cell office:value-type="float" office:value="0.00205771">
            <text:p>0,00205771</text:p>
          </table:table-cell>
          <table:table-cell/>
          <table:table-cell table:style-name="Default" office:value-type="float" office:value="0.835">
            <text:p>0,835</text:p>
          </table:table-cell>
          <table:table-cell office:value-type="float" office:value="0.551132">
            <text:p>0,551132</text:p>
          </table:table-cell>
          <table:table-cell/>
          <table:table-cell table:formula="of:=[.E169]-[.B169]" office:value-type="float" office:value="0.54907429">
            <text:p>0,54907429</text:p>
          </table:table-cell>
        </table:table-row>
        <table:table-row table:style-name="ro3">
          <table:table-cell table:style-name="Default" office:value-type="float" office:value="0.84">
            <text:p>0,84</text:p>
          </table:table-cell>
          <table:table-cell office:value-type="float" office:value="0.00204531">
            <text:p>0,00204531</text:p>
          </table:table-cell>
          <table:table-cell/>
          <table:table-cell table:style-name="Default" office:value-type="float" office:value="0.84">
            <text:p>0,84</text:p>
          </table:table-cell>
          <table:table-cell office:value-type="float" office:value="0.549646">
            <text:p>0,549646</text:p>
          </table:table-cell>
          <table:table-cell/>
          <table:table-cell table:formula="of:=[.E170]-[.B170]" office:value-type="float" office:value="0.54760069">
            <text:p>0,54760069</text:p>
          </table:table-cell>
        </table:table-row>
        <table:table-row table:style-name="ro3">
          <table:table-cell table:style-name="Default" office:value-type="float" office:value="0.845">
            <text:p>0,845</text:p>
          </table:table-cell>
          <table:table-cell office:value-type="float" office:value="0.00203305">
            <text:p>0,00203305</text:p>
          </table:table-cell>
          <table:table-cell/>
          <table:table-cell table:style-name="Default" office:value-type="float" office:value="0.845">
            <text:p>0,845</text:p>
          </table:table-cell>
          <table:table-cell office:value-type="float" office:value="0.548167">
            <text:p>0,548167</text:p>
          </table:table-cell>
          <table:table-cell/>
          <table:table-cell table:formula="of:=[.E171]-[.B171]" office:value-type="float" office:value="0.54613395">
            <text:p>0,54613395</text:p>
          </table:table-cell>
        </table:table-row>
        <table:table-row table:style-name="ro3">
          <table:table-cell table:style-name="Default" office:value-type="float" office:value="0.85">
            <text:p>0,85</text:p>
          </table:table-cell>
          <table:table-cell office:value-type="float" office:value="0.00202095">
            <text:p>0,00202095</text:p>
          </table:table-cell>
          <table:table-cell/>
          <table:table-cell table:style-name="Default" office:value-type="float" office:value="0.85">
            <text:p>0,85</text:p>
          </table:table-cell>
          <table:table-cell office:value-type="float" office:value="0.546697">
            <text:p>0,546697</text:p>
          </table:table-cell>
          <table:table-cell/>
          <table:table-cell table:formula="of:=[.E172]-[.B172]" office:value-type="float" office:value="0.54467605">
            <text:p>0,54467605</text:p>
          </table:table-cell>
        </table:table-row>
        <table:table-row table:style-name="ro3">
          <table:table-cell table:style-name="Default" office:value-type="float" office:value="0.855">
            <text:p>0,855</text:p>
          </table:table-cell>
          <table:table-cell office:value-type="float" office:value="0.00200898">
            <text:p>0,00200898</text:p>
          </table:table-cell>
          <table:table-cell/>
          <table:table-cell table:style-name="Default" office:value-type="float" office:value="0.855">
            <text:p>0,855</text:p>
          </table:table-cell>
          <table:table-cell office:value-type="float" office:value="0.545234">
            <text:p>0,545234</text:p>
          </table:table-cell>
          <table:table-cell/>
          <table:table-cell table:formula="of:=[.E173]-[.B173]" office:value-type="float" office:value="0.54322502">
            <text:p>0,54322502</text:p>
          </table:table-cell>
        </table:table-row>
        <table:table-row table:style-name="ro3">
          <table:table-cell table:style-name="Default" office:value-type="float" office:value="0.86">
            <text:p>0,86</text:p>
          </table:table-cell>
          <table:table-cell office:value-type="float" office:value="0.00199716">
            <text:p>0,00199716</text:p>
          </table:table-cell>
          <table:table-cell/>
          <table:table-cell table:style-name="Default" office:value-type="float" office:value="0.86">
            <text:p>0,86</text:p>
          </table:table-cell>
          <table:table-cell office:value-type="float" office:value="0.54378">
            <text:p>0,54378</text:p>
          </table:table-cell>
          <table:table-cell/>
          <table:table-cell table:formula="of:=[.E174]-[.B174]" office:value-type="float" office:value="0.54178284">
            <text:p>0,54178284</text:p>
          </table:table-cell>
        </table:table-row>
        <table:table-row table:style-name="ro3">
          <table:table-cell table:style-name="Default" office:value-type="float" office:value="0.865">
            <text:p>0,865</text:p>
          </table:table-cell>
          <table:table-cell office:value-type="float" office:value="0.00198547">
            <text:p>0,00198547</text:p>
          </table:table-cell>
          <table:table-cell/>
          <table:table-cell table:style-name="Default" office:value-type="float" office:value="0.865">
            <text:p>0,865</text:p>
          </table:table-cell>
          <table:table-cell office:value-type="float" office:value="0.542333">
            <text:p>0,542333</text:p>
          </table:table-cell>
          <table:table-cell/>
          <table:table-cell table:formula="of:=[.E175]-[.B175]" office:value-type="float" office:value="0.54034753">
            <text:p>0,54034753</text:p>
          </table:table-cell>
        </table:table-row>
        <table:table-row table:style-name="ro3">
          <table:table-cell table:style-name="Default" office:value-type="float" office:value="0.87">
            <text:p>0,87</text:p>
          </table:table-cell>
          <table:table-cell office:value-type="float" office:value="0.00197392">
            <text:p>0,00197392</text:p>
          </table:table-cell>
          <table:table-cell/>
          <table:table-cell table:style-name="Default" office:value-type="float" office:value="0.87">
            <text:p>0,87</text:p>
          </table:table-cell>
          <table:table-cell office:value-type="float" office:value="0.540894">
            <text:p>0,540894</text:p>
          </table:table-cell>
          <table:table-cell/>
          <table:table-cell table:formula="of:=[.E176]-[.B176]" office:value-type="float" office:value="0.53892008">
            <text:p>0,53892008</text:p>
          </table:table-cell>
        </table:table-row>
        <table:table-row table:style-name="ro3">
          <table:table-cell table:style-name="Default" office:value-type="float" office:value="0.875">
            <text:p>0,875</text:p>
          </table:table-cell>
          <table:table-cell office:value-type="float" office:value="0.00196251">
            <text:p>0,00196251</text:p>
          </table:table-cell>
          <table:table-cell/>
          <table:table-cell table:style-name="Default" office:value-type="float" office:value="0.875">
            <text:p>0,875</text:p>
          </table:table-cell>
          <table:table-cell office:value-type="float" office:value="0.539462">
            <text:p>0,539462</text:p>
          </table:table-cell>
          <table:table-cell/>
          <table:table-cell table:formula="of:=[.E177]-[.B177]" office:value-type="float" office:value="0.53749949">
            <text:p>0,53749949</text:p>
          </table:table-cell>
        </table:table-row>
        <table:table-row table:style-name="ro3">
          <table:table-cell table:style-name="Default" office:value-type="float" office:value="0.88">
            <text:p>0,88</text:p>
          </table:table-cell>
          <table:table-cell office:value-type="float" office:value="0.00195122">
            <text:p>0,00195122</text:p>
          </table:table-cell>
          <table:table-cell/>
          <table:table-cell table:style-name="Default" office:value-type="float" office:value="0.88">
            <text:p>0,88</text:p>
          </table:table-cell>
          <table:table-cell office:value-type="float" office:value="0.538038">
            <text:p>0,538038</text:p>
          </table:table-cell>
          <table:table-cell/>
          <table:table-cell table:formula="of:=[.E178]-[.B178]" office:value-type="float" office:value="0.53608678">
            <text:p>0,53608678</text:p>
          </table:table-cell>
        </table:table-row>
        <table:table-row table:style-name="ro3">
          <table:table-cell table:style-name="Default" office:value-type="float" office:value="0.885">
            <text:p>0,885</text:p>
          </table:table-cell>
          <table:table-cell office:value-type="float" office:value="0.00194007">
            <text:p>0,00194007</text:p>
          </table:table-cell>
          <table:table-cell/>
          <table:table-cell table:style-name="Default" office:value-type="float" office:value="0.885">
            <text:p>0,885</text:p>
          </table:table-cell>
          <table:table-cell office:value-type="float" office:value="0.536621">
            <text:p>0,536621</text:p>
          </table:table-cell>
          <table:table-cell/>
          <table:table-cell table:formula="of:=[.E179]-[.B179]" office:value-type="float" office:value="0.53468093">
            <text:p>0,53468093</text:p>
          </table:table-cell>
        </table:table-row>
        <table:table-row table:style-name="ro3">
          <table:table-cell table:style-name="Default" office:value-type="float" office:value="0.89">
            <text:p>0,89</text:p>
          </table:table-cell>
          <table:table-cell office:value-type="float" office:value="0.00192904">
            <text:p>0,00192904</text:p>
          </table:table-cell>
          <table:table-cell/>
          <table:table-cell table:style-name="Default" office:value-type="float" office:value="0.89">
            <text:p>0,89</text:p>
          </table:table-cell>
          <table:table-cell office:value-type="float" office:value="0.535212">
            <text:p>0,535212</text:p>
          </table:table-cell>
          <table:table-cell/>
          <table:table-cell table:formula="of:=[.E180]-[.B180]" office:value-type="float" office:value="0.53328296">
            <text:p>0,53328296</text:p>
          </table:table-cell>
        </table:table-row>
        <table:table-row table:style-name="ro3">
          <table:table-cell table:style-name="Default" office:value-type="float" office:value="0.895">
            <text:p>0,895</text:p>
          </table:table-cell>
          <table:table-cell office:value-type="float" office:value="0.00191814">
            <text:p>0,00191814</text:p>
          </table:table-cell>
          <table:table-cell/>
          <table:table-cell table:style-name="Default" office:value-type="float" office:value="0.895">
            <text:p>0,895</text:p>
          </table:table-cell>
          <table:table-cell office:value-type="float" office:value="0.53381">
            <text:p>0,53381</text:p>
          </table:table-cell>
          <table:table-cell/>
          <table:table-cell table:formula="of:=[.E181]-[.B181]" office:value-type="float" office:value="0.53189186">
            <text:p>0,53189186</text:p>
          </table:table-cell>
        </table:table-row>
        <table:table-row table:style-name="ro3">
          <table:table-cell table:style-name="Default" office:value-type="float" office:value="0.9">
            <text:p>0,9</text:p>
          </table:table-cell>
          <table:table-cell office:value-type="float" office:value="0.00190736">
            <text:p>0,00190736</text:p>
          </table:table-cell>
          <table:table-cell/>
          <table:table-cell table:style-name="Default" office:value-type="float" office:value="0.9">
            <text:p>0,9</text:p>
          </table:table-cell>
          <table:table-cell office:value-type="float" office:value="0.532416">
            <text:p>0,532416</text:p>
          </table:table-cell>
          <table:table-cell/>
          <table:table-cell table:formula="of:=[.E182]-[.B182]" office:value-type="float" office:value="0.53050864">
            <text:p>0,53050864</text:p>
          </table:table-cell>
        </table:table-row>
        <table:table-row table:style-name="ro3">
          <table:table-cell table:style-name="Default" office:value-type="float" office:value="0.905">
            <text:p>0,905</text:p>
          </table:table-cell>
          <table:table-cell office:value-type="float" office:value="0.0018967">
            <text:p>0,0018967</text:p>
          </table:table-cell>
          <table:table-cell/>
          <table:table-cell table:style-name="Default" office:value-type="float" office:value="0.905">
            <text:p>0,905</text:p>
          </table:table-cell>
          <table:table-cell office:value-type="float" office:value="0.531029">
            <text:p>0,531029</text:p>
          </table:table-cell>
          <table:table-cell/>
          <table:table-cell table:formula="of:=[.E183]-[.B183]" office:value-type="float" office:value="0.5291323">
            <text:p>0,5291323</text:p>
          </table:table-cell>
        </table:table-row>
        <table:table-row table:style-name="ro3">
          <table:table-cell table:style-name="Default" office:value-type="float" office:value="0.91">
            <text:p>0,91</text:p>
          </table:table-cell>
          <table:table-cell office:value-type="float" office:value="0.00188616">
            <text:p>0,00188616</text:p>
          </table:table-cell>
          <table:table-cell/>
          <table:table-cell table:style-name="Default" office:value-type="float" office:value="0.91">
            <text:p>0,91</text:p>
          </table:table-cell>
          <table:table-cell office:value-type="float" office:value="0.529649">
            <text:p>0,529649</text:p>
          </table:table-cell>
          <table:table-cell/>
          <table:table-cell table:formula="of:=[.E184]-[.B184]" office:value-type="float" office:value="0.52776284">
            <text:p>0,52776284</text:p>
          </table:table-cell>
        </table:table-row>
        <table:table-row table:style-name="ro3">
          <table:table-cell table:style-name="Default" office:value-type="float" office:value="0.915">
            <text:p>0,915</text:p>
          </table:table-cell>
          <table:table-cell office:value-type="float" office:value="0.00187573">
            <text:p>0,00187573</text:p>
          </table:table-cell>
          <table:table-cell/>
          <table:table-cell table:style-name="Default" office:value-type="float" office:value="0.915">
            <text:p>0,915</text:p>
          </table:table-cell>
          <table:table-cell office:value-type="float" office:value="0.528276">
            <text:p>0,528276</text:p>
          </table:table-cell>
          <table:table-cell/>
          <table:table-cell table:formula="of:=[.E185]-[.B185]" office:value-type="float" office:value="0.52640027">
            <text:p>0,52640027</text:p>
          </table:table-cell>
        </table:table-row>
        <table:table-row table:style-name="ro3">
          <table:table-cell table:style-name="Default" office:value-type="float" office:value="0.92">
            <text:p>0,92</text:p>
          </table:table-cell>
          <table:table-cell office:value-type="float" office:value="0.00186542">
            <text:p>0,00186542</text:p>
          </table:table-cell>
          <table:table-cell/>
          <table:table-cell table:style-name="Default" office:value-type="float" office:value="0.92">
            <text:p>0,92</text:p>
          </table:table-cell>
          <table:table-cell office:value-type="float" office:value="0.52691">
            <text:p>0,52691</text:p>
          </table:table-cell>
          <table:table-cell/>
          <table:table-cell table:formula="of:=[.E186]-[.B186]" office:value-type="float" office:value="0.52504458">
            <text:p>0,52504458</text:p>
          </table:table-cell>
        </table:table-row>
        <table:table-row table:style-name="ro3">
          <table:table-cell table:style-name="Default" office:value-type="float" office:value="0.925">
            <text:p>0,925</text:p>
          </table:table-cell>
          <table:table-cell office:value-type="float" office:value="0.00185523">
            <text:p>0,00185523</text:p>
          </table:table-cell>
          <table:table-cell/>
          <table:table-cell table:style-name="Default" office:value-type="float" office:value="0.925">
            <text:p>0,925</text:p>
          </table:table-cell>
          <table:table-cell office:value-type="float" office:value="0.525552">
            <text:p>0,525552</text:p>
          </table:table-cell>
          <table:table-cell/>
          <table:table-cell table:formula="of:=[.E187]-[.B187]" office:value-type="float" office:value="0.52369677">
            <text:p>0,52369677</text:p>
          </table:table-cell>
        </table:table-row>
        <table:table-row table:style-name="ro3">
          <table:table-cell table:style-name="Default" office:value-type="float" office:value="0.93">
            <text:p>0,93</text:p>
          </table:table-cell>
          <table:table-cell office:value-type="float" office:value="0.00184514">
            <text:p>0,00184514</text:p>
          </table:table-cell>
          <table:table-cell/>
          <table:table-cell table:style-name="Default" office:value-type="float" office:value="0.93">
            <text:p>0,93</text:p>
          </table:table-cell>
          <table:table-cell office:value-type="float" office:value="0.5242">
            <text:p>0,5242</text:p>
          </table:table-cell>
          <table:table-cell/>
          <table:table-cell table:formula="of:=[.E188]-[.B188]" office:value-type="float" office:value="0.52235486">
            <text:p>0,52235486</text:p>
          </table:table-cell>
        </table:table-row>
        <table:table-row table:style-name="ro3">
          <table:table-cell table:style-name="Default" office:value-type="float" office:value="0.935">
            <text:p>0,935</text:p>
          </table:table-cell>
          <table:table-cell office:value-type="float" office:value="0.00183517">
            <text:p>0,00183517</text:p>
          </table:table-cell>
          <table:table-cell/>
          <table:table-cell table:style-name="Default" office:value-type="float" office:value="0.935">
            <text:p>0,935</text:p>
          </table:table-cell>
          <table:table-cell office:value-type="float" office:value="0.522855">
            <text:p>0,522855</text:p>
          </table:table-cell>
          <table:table-cell/>
          <table:table-cell table:formula="of:=[.E189]-[.B189]" office:value-type="float" office:value="0.52101983">
            <text:p>0,52101983</text:p>
          </table:table-cell>
        </table:table-row>
        <table:table-row table:style-name="ro3">
          <table:table-cell table:style-name="Default" office:value-type="float" office:value="0.94">
            <text:p>0,94</text:p>
          </table:table-cell>
          <table:table-cell office:value-type="float" office:value="0.0018253">
            <text:p>0,0018253</text:p>
          </table:table-cell>
          <table:table-cell/>
          <table:table-cell table:style-name="Default" office:value-type="float" office:value="0.94">
            <text:p>0,94</text:p>
          </table:table-cell>
          <table:table-cell office:value-type="float" office:value="0.521518">
            <text:p>0,521518</text:p>
          </table:table-cell>
          <table:table-cell/>
          <table:table-cell table:formula="of:=[.E190]-[.B190]" office:value-type="float" office:value="0.5196927">
            <text:p>0,5196927</text:p>
          </table:table-cell>
        </table:table-row>
        <table:table-row table:style-name="ro3">
          <table:table-cell table:style-name="Default" office:value-type="float" office:value="0.945">
            <text:p>0,945</text:p>
          </table:table-cell>
          <table:table-cell office:value-type="float" office:value="0.00181553">
            <text:p>0,00181553</text:p>
          </table:table-cell>
          <table:table-cell/>
          <table:table-cell table:style-name="Default" office:value-type="float" office:value="0.945">
            <text:p>0,945</text:p>
          </table:table-cell>
          <table:table-cell office:value-type="float" office:value="0.520187">
            <text:p>0,520187</text:p>
          </table:table-cell>
          <table:table-cell/>
          <table:table-cell table:formula="of:=[.E191]-[.B191]" office:value-type="float" office:value="0.51837147">
            <text:p>0,51837147</text:p>
          </table:table-cell>
        </table:table-row>
        <table:table-row table:style-name="ro3">
          <table:table-cell table:style-name="Default" office:value-type="float" office:value="0.95">
            <text:p>0,95</text:p>
          </table:table-cell>
          <table:table-cell office:value-type="float" office:value="0.00180588">
            <text:p>0,00180588</text:p>
          </table:table-cell>
          <table:table-cell/>
          <table:table-cell table:style-name="Default" office:value-type="float" office:value="0.95">
            <text:p>0,95</text:p>
          </table:table-cell>
          <table:table-cell office:value-type="float" office:value="0.518862">
            <text:p>0,518862</text:p>
          </table:table-cell>
          <table:table-cell/>
          <table:table-cell table:formula="of:=[.E192]-[.B192]" office:value-type="float" office:value="0.51705612">
            <text:p>0,51705612</text:p>
          </table:table-cell>
        </table:table-row>
        <table:table-row table:style-name="ro3">
          <table:table-cell table:style-name="Default" office:value-type="float" office:value="0.955">
            <text:p>0,955</text:p>
          </table:table-cell>
          <table:table-cell office:value-type="float" office:value="0.00179632">
            <text:p>0,00179632</text:p>
          </table:table-cell>
          <table:table-cell/>
          <table:table-cell table:style-name="Default" office:value-type="float" office:value="0.955">
            <text:p>0,955</text:p>
          </table:table-cell>
          <table:table-cell office:value-type="float" office:value="0.517545">
            <text:p>0,517545</text:p>
          </table:table-cell>
          <table:table-cell/>
          <table:table-cell table:formula="of:=[.E193]-[.B193]" office:value-type="float" office:value="0.51574868">
            <text:p>0,51574868</text:p>
          </table:table-cell>
        </table:table-row>
        <table:table-row table:style-name="ro3">
          <table:table-cell table:style-name="Default" office:value-type="float" office:value="0.96">
            <text:p>0,96</text:p>
          </table:table-cell>
          <table:table-cell office:value-type="float" office:value="0.00178686">
            <text:p>0,00178686</text:p>
          </table:table-cell>
          <table:table-cell/>
          <table:table-cell table:style-name="Default" office:value-type="float" office:value="0.96">
            <text:p>0,96</text:p>
          </table:table-cell>
          <table:table-cell office:value-type="float" office:value="0.516234">
            <text:p>0,516234</text:p>
          </table:table-cell>
          <table:table-cell/>
          <table:table-cell table:formula="of:=[.E194]-[.B194]" office:value-type="float" office:value="0.51444714">
            <text:p>0,51444714</text:p>
          </table:table-cell>
        </table:table-row>
        <table:table-row table:style-name="ro3">
          <table:table-cell table:style-name="Default" office:value-type="float" office:value="0.965">
            <text:p>0,965</text:p>
          </table:table-cell>
          <table:table-cell office:value-type="float" office:value="0.00177751">
            <text:p>0,00177751</text:p>
          </table:table-cell>
          <table:table-cell/>
          <table:table-cell table:style-name="Default" office:value-type="float" office:value="0.965">
            <text:p>0,965</text:p>
          </table:table-cell>
          <table:table-cell office:value-type="float" office:value="0.51493">
            <text:p>0,51493</text:p>
          </table:table-cell>
          <table:table-cell/>
          <table:table-cell table:formula="of:=[.E195]-[.B195]" office:value-type="float" office:value="0.51315249">
            <text:p>0,51315249</text:p>
          </table:table-cell>
        </table:table-row>
        <table:table-row table:style-name="ro3">
          <table:table-cell table:style-name="Default" office:value-type="float" office:value="0.97">
            <text:p>0,97</text:p>
          </table:table-cell>
          <table:table-cell office:value-type="float" office:value="0.00176825">
            <text:p>0,00176825</text:p>
          </table:table-cell>
          <table:table-cell/>
          <table:table-cell table:style-name="Default" office:value-type="float" office:value="0.97">
            <text:p>0,97</text:p>
          </table:table-cell>
          <table:table-cell office:value-type="float" office:value="0.513632">
            <text:p>0,513632</text:p>
          </table:table-cell>
          <table:table-cell/>
          <table:table-cell table:formula="of:=[.E196]-[.B196]" office:value-type="float" office:value="0.51186375">
            <text:p>0,51186375</text:p>
          </table:table-cell>
        </table:table-row>
        <table:table-row table:style-name="ro3">
          <table:table-cell table:style-name="Default" office:value-type="float" office:value="0.975">
            <text:p>0,975</text:p>
          </table:table-cell>
          <table:table-cell office:value-type="float" office:value="0.00175908">
            <text:p>0,00175908</text:p>
          </table:table-cell>
          <table:table-cell/>
          <table:table-cell table:style-name="Default" office:value-type="float" office:value="0.975">
            <text:p>0,975</text:p>
          </table:table-cell>
          <table:table-cell office:value-type="float" office:value="0.512341">
            <text:p>0,512341</text:p>
          </table:table-cell>
          <table:table-cell/>
          <table:table-cell table:formula="of:=[.E197]-[.B197]" office:value-type="float" office:value="0.51058192">
            <text:p>0,51058192</text:p>
          </table:table-cell>
        </table:table-row>
        <table:table-row table:style-name="ro3">
          <table:table-cell table:style-name="Default" office:value-type="float" office:value="0.98">
            <text:p>0,98</text:p>
          </table:table-cell>
          <table:table-cell office:value-type="float" office:value="0.00175002">
            <text:p>0,00175002</text:p>
          </table:table-cell>
          <table:table-cell/>
          <table:table-cell table:style-name="Default" office:value-type="float" office:value="0.98">
            <text:p>0,98</text:p>
          </table:table-cell>
          <table:table-cell office:value-type="float" office:value="0.511056">
            <text:p>0,511056</text:p>
          </table:table-cell>
          <table:table-cell/>
          <table:table-cell table:formula="of:=[.E198]-[.B198]" office:value-type="float" office:value="0.50930598">
            <text:p>0,50930598</text:p>
          </table:table-cell>
        </table:table-row>
        <table:table-row table:style-name="ro3">
          <table:table-cell table:style-name="Default" office:value-type="float" office:value="0.985">
            <text:p>0,985</text:p>
          </table:table-cell>
          <table:table-cell office:value-type="float" office:value="0.00174104">
            <text:p>0,00174104</text:p>
          </table:table-cell>
          <table:table-cell/>
          <table:table-cell table:style-name="Default" office:value-type="float" office:value="0.985">
            <text:p>0,985</text:p>
          </table:table-cell>
          <table:table-cell office:value-type="float" office:value="0.509778">
            <text:p>0,509778</text:p>
          </table:table-cell>
          <table:table-cell/>
          <table:table-cell table:formula="of:=[.E199]-[.B199]" office:value-type="float" office:value="0.50803696">
            <text:p>0,50803696</text:p>
          </table:table-cell>
        </table:table-row>
        <table:table-row table:style-name="ro3">
          <table:table-cell table:style-name="Default" office:value-type="float" office:value="0.99">
            <text:p>0,99</text:p>
          </table:table-cell>
          <table:table-cell office:value-type="float" office:value="0.00173216">
            <text:p>0,00173216</text:p>
          </table:table-cell>
          <table:table-cell/>
          <table:table-cell table:style-name="Default" office:value-type="float" office:value="0.99">
            <text:p>0,99</text:p>
          </table:table-cell>
          <table:table-cell office:value-type="float" office:value="0.508506">
            <text:p>0,508506</text:p>
          </table:table-cell>
          <table:table-cell/>
          <table:table-cell table:formula="of:=[.E200]-[.B200]" office:value-type="float" office:value="0.50677384">
            <text:p>0,50677384</text:p>
          </table:table-cell>
        </table:table-row>
        <table:table-row table:style-name="ro3">
          <table:table-cell table:style-name="Default" office:value-type="float" office:value="0.995">
            <text:p>0,995</text:p>
          </table:table-cell>
          <table:table-cell office:value-type="float" office:value="0.00172336">
            <text:p>0,00172336</text:p>
          </table:table-cell>
          <table:table-cell/>
          <table:table-cell table:style-name="Default" office:value-type="float" office:value="0.995">
            <text:p>0,995</text:p>
          </table:table-cell>
          <table:table-cell office:value-type="float" office:value="0.507241">
            <text:p>0,507241</text:p>
          </table:table-cell>
          <table:table-cell/>
          <table:table-cell table:formula="of:=[.E201]-[.B201]" office:value-type="float" office:value="0.50551764">
            <text:p>0,50551764</text:p>
          </table:table-cell>
        </table:table-row>
        <table:table-row table:style-name="ro3">
          <table:table-cell table:style-name="Default" office:value-type="float" office:value="1">
            <text:p>1</text:p>
          </table:table-cell>
          <table:table-cell office:value-type="float" office:value="0.00171466">
            <text:p>0,00171466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0.505982">
            <text:p>0,505982</text:p>
          </table:table-cell>
          <table:table-cell/>
          <table:table-cell table:formula="of:=[.E202]-[.B202]" office:value-type="float" office:value="0.50426734">
            <text:p>0,50426734</text:p>
          </table:table-cell>
        </table:table-row>
        <table:table-row table:style-name="ro3">
          <table:table-cell office:value-type="string">
            <text:p>1,005</text:p>
          </table:table-cell>
          <table:table-cell office:value-type="float" office:value="0.00170604">
            <text:p>0,00170604</text:p>
          </table:table-cell>
          <table:table-cell/>
          <table:table-cell office:value-type="string">
            <text:p>1,005</text:p>
          </table:table-cell>
          <table:table-cell office:value-type="float" office:value="0.504729">
            <text:p>0,504729</text:p>
          </table:table-cell>
          <table:table-cell/>
          <table:table-cell table:formula="of:=[.E203]-[.B203]" office:value-type="float" office:value="0.50302296">
            <text:p>0,50302296</text:p>
          </table:table-cell>
        </table:table-row>
        <table:table-row table:style-name="ro3">
          <table:table-cell office:value-type="string">
            <text:p>1,01</text:p>
          </table:table-cell>
          <table:table-cell office:value-type="float" office:value="0.00169751">
            <text:p>0,00169751</text:p>
          </table:table-cell>
          <table:table-cell/>
          <table:table-cell office:value-type="string">
            <text:p>1,01</text:p>
          </table:table-cell>
          <table:table-cell office:value-type="float" office:value="0.503482">
            <text:p>0,503482</text:p>
          </table:table-cell>
          <table:table-cell/>
          <table:table-cell table:formula="of:=[.E204]-[.B204]" office:value-type="float" office:value="0.50178449">
            <text:p>0,50178449</text:p>
          </table:table-cell>
        </table:table-row>
        <table:table-row table:style-name="ro3">
          <table:table-cell office:value-type="string">
            <text:p>1,015</text:p>
          </table:table-cell>
          <table:table-cell office:value-type="float" office:value="0.00168907">
            <text:p>0,00168907</text:p>
          </table:table-cell>
          <table:table-cell/>
          <table:table-cell office:value-type="string">
            <text:p>1,015</text:p>
          </table:table-cell>
          <table:table-cell office:value-type="float" office:value="0.502241">
            <text:p>0,502241</text:p>
          </table:table-cell>
          <table:table-cell/>
          <table:table-cell table:formula="of:=[.E205]-[.B205]" office:value-type="float" office:value="0.50055193">
            <text:p>0,50055193</text:p>
          </table:table-cell>
        </table:table-row>
        <table:table-row table:style-name="ro3">
          <table:table-cell office:value-type="string">
            <text:p>1,02</text:p>
          </table:table-cell>
          <table:table-cell office:value-type="float" office:value="0.00168071">
            <text:p>0,00168071</text:p>
          </table:table-cell>
          <table:table-cell/>
          <table:table-cell office:value-type="string">
            <text:p>1,02</text:p>
          </table:table-cell>
          <table:table-cell office:value-type="float" office:value="0.500784">
            <text:p>0,500784</text:p>
          </table:table-cell>
          <table:table-cell/>
          <table:table-cell table:formula="of:=[.E206]-[.B206]" office:value-type="float" office:value="0.49910329">
            <text:p>0,49910329</text:p>
          </table:table-cell>
        </table:table-row>
        <table:table-row table:style-name="ro3">
          <table:table-cell office:value-type="string">
            <text:p>1,025</text:p>
          </table:table-cell>
          <table:table-cell office:value-type="float" office:value="0.00167243">
            <text:p>0,00167243</text:p>
          </table:table-cell>
          <table:table-cell/>
          <table:table-cell office:value-type="string">
            <text:p>1,025</text:p>
          </table:table-cell>
          <table:table-cell office:value-type="float" office:value="0.498335">
            <text:p>0,498335</text:p>
          </table:table-cell>
          <table:table-cell/>
          <table:table-cell table:formula="of:=[.E207]-[.B207]" office:value-type="float" office:value="0.49666257">
            <text:p>0,49666257</text:p>
          </table:table-cell>
        </table:table-row>
        <table:table-row table:style-name="ro3">
          <table:table-cell office:value-type="string">
            <text:p>1,03</text:p>
          </table:table-cell>
          <table:table-cell office:value-type="float" office:value="0.00166423">
            <text:p>0,00166423</text:p>
          </table:table-cell>
          <table:table-cell/>
          <table:table-cell office:value-type="string">
            <text:p>1,03</text:p>
          </table:table-cell>
          <table:table-cell office:value-type="float" office:value="0.49591">
            <text:p>0,49591</text:p>
          </table:table-cell>
          <table:table-cell/>
          <table:table-cell table:formula="of:=[.E208]-[.B208]" office:value-type="float" office:value="0.49424577">
            <text:p>0,49424577</text:p>
          </table:table-cell>
        </table:table-row>
        <table:table-row table:style-name="ro3">
          <table:table-cell office:value-type="string">
            <text:p>1,035</text:p>
          </table:table-cell>
          <table:table-cell office:value-type="float" office:value="0.00165611">
            <text:p>0,00165611</text:p>
          </table:table-cell>
          <table:table-cell/>
          <table:table-cell office:value-type="string">
            <text:p>1,035</text:p>
          </table:table-cell>
          <table:table-cell office:value-type="float" office:value="0.493508">
            <text:p>0,493508</text:p>
          </table:table-cell>
          <table:table-cell/>
          <table:table-cell table:formula="of:=[.E209]-[.B209]" office:value-type="float" office:value="0.49185189">
            <text:p>0,49185189</text:p>
          </table:table-cell>
        </table:table-row>
        <table:table-row table:style-name="ro3">
          <table:table-cell office:value-type="string">
            <text:p>1,04</text:p>
          </table:table-cell>
          <table:table-cell office:value-type="float" office:value="0.00164808">
            <text:p>0,00164808</text:p>
          </table:table-cell>
          <table:table-cell/>
          <table:table-cell office:value-type="string">
            <text:p>1,04</text:p>
          </table:table-cell>
          <table:table-cell office:value-type="float" office:value="0.49113">
            <text:p>0,49113</text:p>
          </table:table-cell>
          <table:table-cell/>
          <table:table-cell table:formula="of:=[.E210]-[.B210]" office:value-type="float" office:value="0.48948192">
            <text:p>0,48948192</text:p>
          </table:table-cell>
        </table:table-row>
        <table:table-row table:style-name="ro3">
          <table:table-cell office:value-type="string">
            <text:p>1,045</text:p>
          </table:table-cell>
          <table:table-cell office:value-type="float" office:value="0.00164011">
            <text:p>0,00164011</text:p>
          </table:table-cell>
          <table:table-cell/>
          <table:table-cell office:value-type="string">
            <text:p>1,045</text:p>
          </table:table-cell>
          <table:table-cell office:value-type="float" office:value="0.488774">
            <text:p>0,488774</text:p>
          </table:table-cell>
          <table:table-cell/>
          <table:table-cell table:formula="of:=[.E211]-[.B211]" office:value-type="float" office:value="0.48713389">
            <text:p>0,48713389</text:p>
          </table:table-cell>
        </table:table-row>
        <table:table-row table:style-name="ro3">
          <table:table-cell office:value-type="string">
            <text:p>1,05</text:p>
          </table:table-cell>
          <table:table-cell office:value-type="float" office:value="0.00163223">
            <text:p>0,00163223</text:p>
          </table:table-cell>
          <table:table-cell/>
          <table:table-cell office:value-type="string">
            <text:p>1,05</text:p>
          </table:table-cell>
          <table:table-cell office:value-type="float" office:value="0.486441">
            <text:p>0,486441</text:p>
          </table:table-cell>
          <table:table-cell/>
          <table:table-cell table:formula="of:=[.E212]-[.B212]" office:value-type="float" office:value="0.48480877">
            <text:p>0,48480877</text:p>
          </table:table-cell>
        </table:table-row>
        <table:table-row table:style-name="ro3">
          <table:table-cell office:value-type="string">
            <text:p>1,055</text:p>
          </table:table-cell>
          <table:table-cell office:value-type="float" office:value="0.00162442">
            <text:p>0,00162442</text:p>
          </table:table-cell>
          <table:table-cell/>
          <table:table-cell office:value-type="string">
            <text:p>1,055</text:p>
          </table:table-cell>
          <table:table-cell office:value-type="float" office:value="0.48413">
            <text:p>0,48413</text:p>
          </table:table-cell>
          <table:table-cell/>
          <table:table-cell table:formula="of:=[.E213]-[.B213]" office:value-type="float" office:value="0.48250558">
            <text:p>0,48250558</text:p>
          </table:table-cell>
        </table:table-row>
        <table:table-row table:style-name="ro3">
          <table:table-cell office:value-type="string">
            <text:p>1,06</text:p>
          </table:table-cell>
          <table:table-cell office:value-type="float" office:value="0.00161669">
            <text:p>0,00161669</text:p>
          </table:table-cell>
          <table:table-cell/>
          <table:table-cell office:value-type="string">
            <text:p>1,06</text:p>
          </table:table-cell>
          <table:table-cell office:value-type="float" office:value="0.481841">
            <text:p>0,481841</text:p>
          </table:table-cell>
          <table:table-cell/>
          <table:table-cell table:formula="of:=[.E214]-[.B214]" office:value-type="float" office:value="0.48022431">
            <text:p>0,48022431</text:p>
          </table:table-cell>
        </table:table-row>
        <table:table-row table:style-name="ro3">
          <table:table-cell office:value-type="string">
            <text:p>1,065</text:p>
          </table:table-cell>
          <table:table-cell office:value-type="float" office:value="0.00160903">
            <text:p>0,00160903</text:p>
          </table:table-cell>
          <table:table-cell/>
          <table:table-cell office:value-type="string">
            <text:p>1,065</text:p>
          </table:table-cell>
          <table:table-cell office:value-type="float" office:value="0.479574">
            <text:p>0,479574</text:p>
          </table:table-cell>
          <table:table-cell/>
          <table:table-cell table:formula="of:=[.E215]-[.B215]" office:value-type="float" office:value="0.47796497">
            <text:p>0,47796497</text:p>
          </table:table-cell>
        </table:table-row>
        <table:table-row table:style-name="ro3">
          <table:table-cell office:value-type="string">
            <text:p>1,07</text:p>
          </table:table-cell>
          <table:table-cell office:value-type="float" office:value="0.00160144">
            <text:p>0,00160144</text:p>
          </table:table-cell>
          <table:table-cell/>
          <table:table-cell office:value-type="string">
            <text:p>1,07</text:p>
          </table:table-cell>
          <table:table-cell office:value-type="float" office:value="0.477328">
            <text:p>0,477328</text:p>
          </table:table-cell>
          <table:table-cell/>
          <table:table-cell table:formula="of:=[.E216]-[.B216]" office:value-type="float" office:value="0.47572656">
            <text:p>0,47572656</text:p>
          </table:table-cell>
        </table:table-row>
        <table:table-row table:style-name="ro3">
          <table:table-cell office:value-type="string">
            <text:p>1,075</text:p>
          </table:table-cell>
          <table:table-cell office:value-type="float" office:value="0.00159392">
            <text:p>0,00159392</text:p>
          </table:table-cell>
          <table:table-cell/>
          <table:table-cell office:value-type="string">
            <text:p>1,075</text:p>
          </table:table-cell>
          <table:table-cell office:value-type="float" office:value="0.475102">
            <text:p>0,475102</text:p>
          </table:table-cell>
          <table:table-cell/>
          <table:table-cell table:formula="of:=[.E217]-[.B217]" office:value-type="float" office:value="0.47350808">
            <text:p>0,47350808</text:p>
          </table:table-cell>
        </table:table-row>
        <table:table-row table:style-name="ro3">
          <table:table-cell office:value-type="string">
            <text:p>1,08</text:p>
          </table:table-cell>
          <table:table-cell office:value-type="float" office:value="0.00158648">
            <text:p>0,00158648</text:p>
          </table:table-cell>
          <table:table-cell/>
          <table:table-cell office:value-type="string">
            <text:p>1,08</text:p>
          </table:table-cell>
          <table:table-cell office:value-type="float" office:value="0.472898">
            <text:p>0,472898</text:p>
          </table:table-cell>
          <table:table-cell/>
          <table:table-cell table:formula="of:=[.E218]-[.B218]" office:value-type="float" office:value="0.47131152">
            <text:p>0,47131152</text:p>
          </table:table-cell>
        </table:table-row>
        <table:table-row table:style-name="ro3">
          <table:table-cell office:value-type="string">
            <text:p>1,085</text:p>
          </table:table-cell>
          <table:table-cell office:value-type="float" office:value="0.0015791">
            <text:p>0,0015791</text:p>
          </table:table-cell>
          <table:table-cell/>
          <table:table-cell office:value-type="string">
            <text:p>1,085</text:p>
          </table:table-cell>
          <table:table-cell office:value-type="float" office:value="0.470713">
            <text:p>0,470713</text:p>
          </table:table-cell>
          <table:table-cell/>
          <table:table-cell table:formula="of:=[.E219]-[.B219]" office:value-type="float" office:value="0.4691339">
            <text:p>0,4691339</text:p>
          </table:table-cell>
        </table:table-row>
        <table:table-row table:style-name="ro3">
          <table:table-cell office:value-type="string">
            <text:p>1,09</text:p>
          </table:table-cell>
          <table:table-cell office:value-type="float" office:value="0.00157179">
            <text:p>0,00157179</text:p>
          </table:table-cell>
          <table:table-cell/>
          <table:table-cell office:value-type="string">
            <text:p>1,09</text:p>
          </table:table-cell>
          <table:table-cell office:value-type="float" office:value="0.468549">
            <text:p>0,468549</text:p>
          </table:table-cell>
          <table:table-cell/>
          <table:table-cell table:formula="of:=[.E220]-[.B220]" office:value-type="float" office:value="0.46697721">
            <text:p>0,46697721</text:p>
          </table:table-cell>
        </table:table-row>
        <table:table-row table:style-name="ro3">
          <table:table-cell office:value-type="string">
            <text:p>1,095</text:p>
          </table:table-cell>
          <table:table-cell office:value-type="float" office:value="0.00156455">
            <text:p>0,00156455</text:p>
          </table:table-cell>
          <table:table-cell/>
          <table:table-cell office:value-type="string">
            <text:p>1,095</text:p>
          </table:table-cell>
          <table:table-cell office:value-type="float" office:value="0.466405">
            <text:p>0,466405</text:p>
          </table:table-cell>
          <table:table-cell/>
          <table:table-cell table:formula="of:=[.E221]-[.B221]" office:value-type="float" office:value="0.46484045">
            <text:p>0,46484045</text:p>
          </table:table-cell>
        </table:table-row>
        <table:table-row table:style-name="ro3">
          <table:table-cell office:value-type="string">
            <text:p>1,1</text:p>
          </table:table-cell>
          <table:table-cell office:value-type="float" office:value="0.00155737">
            <text:p>0,00155737</text:p>
          </table:table-cell>
          <table:table-cell/>
          <table:table-cell office:value-type="string">
            <text:p>1,1</text:p>
          </table:table-cell>
          <table:table-cell office:value-type="float" office:value="0.46428">
            <text:p>0,46428</text:p>
          </table:table-cell>
          <table:table-cell/>
          <table:table-cell table:formula="of:=[.E222]-[.B222]" office:value-type="float" office:value="0.46272263">
            <text:p>0,46272263</text:p>
          </table:table-cell>
        </table:table-row>
        <table:table-row table:style-name="ro3">
          <table:table-cell office:value-type="string">
            <text:p>1,105</text:p>
          </table:table-cell>
          <table:table-cell office:value-type="float" office:value="0.00155027">
            <text:p>0,00155027</text:p>
          </table:table-cell>
          <table:table-cell/>
          <table:table-cell office:value-type="string">
            <text:p>1,105</text:p>
          </table:table-cell>
          <table:table-cell office:value-type="float" office:value="0.462174">
            <text:p>0,462174</text:p>
          </table:table-cell>
          <table:table-cell/>
          <table:table-cell table:formula="of:=[.E223]-[.B223]" office:value-type="float" office:value="0.46062373">
            <text:p>0,46062373</text:p>
          </table:table-cell>
        </table:table-row>
        <table:table-row table:style-name="ro3">
          <table:table-cell office:value-type="string">
            <text:p>1,11</text:p>
          </table:table-cell>
          <table:table-cell office:value-type="float" office:value="0.00154322">
            <text:p>0,00154322</text:p>
          </table:table-cell>
          <table:table-cell/>
          <table:table-cell office:value-type="string">
            <text:p>1,11</text:p>
          </table:table-cell>
          <table:table-cell office:value-type="float" office:value="0.460088">
            <text:p>0,460088</text:p>
          </table:table-cell>
          <table:table-cell/>
          <table:table-cell table:formula="of:=[.E224]-[.B224]" office:value-type="float" office:value="0.45854478">
            <text:p>0,45854478</text:p>
          </table:table-cell>
        </table:table-row>
        <table:table-row table:style-name="ro3">
          <table:table-cell office:value-type="string">
            <text:p>1,115</text:p>
          </table:table-cell>
          <table:table-cell office:value-type="float" office:value="0.00153624">
            <text:p>0,00153624</text:p>
          </table:table-cell>
          <table:table-cell/>
          <table:table-cell office:value-type="string">
            <text:p>1,115</text:p>
          </table:table-cell>
          <table:table-cell office:value-type="float" office:value="0.45802">
            <text:p>0,45802</text:p>
          </table:table-cell>
          <table:table-cell/>
          <table:table-cell table:formula="of:=[.E225]-[.B225]" office:value-type="float" office:value="0.45648376">
            <text:p>0,45648376</text:p>
          </table:table-cell>
        </table:table-row>
        <table:table-row table:style-name="ro3">
          <table:table-cell office:value-type="string">
            <text:p>1,12</text:p>
          </table:table-cell>
          <table:table-cell office:value-type="float" office:value="0.00152932">
            <text:p>0,00152932</text:p>
          </table:table-cell>
          <table:table-cell/>
          <table:table-cell office:value-type="string">
            <text:p>1,12</text:p>
          </table:table-cell>
          <table:table-cell office:value-type="float" office:value="0.455971">
            <text:p>0,455971</text:p>
          </table:table-cell>
          <table:table-cell/>
          <table:table-cell table:formula="of:=[.E226]-[.B226]" office:value-type="float" office:value="0.45444168">
            <text:p>0,45444168</text:p>
          </table:table-cell>
        </table:table-row>
        <table:table-row table:style-name="ro3">
          <table:table-cell office:value-type="string">
            <text:p>1,125</text:p>
          </table:table-cell>
          <table:table-cell office:value-type="float" office:value="0.00152247">
            <text:p>0,00152247</text:p>
          </table:table-cell>
          <table:table-cell/>
          <table:table-cell office:value-type="string">
            <text:p>1,125</text:p>
          </table:table-cell>
          <table:table-cell office:value-type="float" office:value="0.45394">
            <text:p>0,45394</text:p>
          </table:table-cell>
          <table:table-cell/>
          <table:table-cell table:formula="of:=[.E227]-[.B227]" office:value-type="float" office:value="0.45241753">
            <text:p>0,45241753</text:p>
          </table:table-cell>
        </table:table-row>
        <table:table-row table:style-name="ro3">
          <table:table-cell office:value-type="string">
            <text:p>1,13</text:p>
          </table:table-cell>
          <table:table-cell office:value-type="float" office:value="0.00151567">
            <text:p>0,00151567</text:p>
          </table:table-cell>
          <table:table-cell/>
          <table:table-cell office:value-type="string">
            <text:p>1,13</text:p>
          </table:table-cell>
          <table:table-cell office:value-type="float" office:value="0.451927">
            <text:p>0,451927</text:p>
          </table:table-cell>
          <table:table-cell/>
          <table:table-cell table:formula="of:=[.E228]-[.B228]" office:value-type="float" office:value="0.45041133">
            <text:p>0,45041133</text:p>
          </table:table-cell>
        </table:table-row>
        <table:table-row table:style-name="ro3">
          <table:table-cell office:value-type="string">
            <text:p>1,135</text:p>
          </table:table-cell>
          <table:table-cell office:value-type="float" office:value="0.00150894">
            <text:p>0,00150894</text:p>
          </table:table-cell>
          <table:table-cell/>
          <table:table-cell office:value-type="string">
            <text:p>1,135</text:p>
          </table:table-cell>
          <table:table-cell office:value-type="float" office:value="0.449931">
            <text:p>0,449931</text:p>
          </table:table-cell>
          <table:table-cell/>
          <table:table-cell table:formula="of:=[.E229]-[.B229]" office:value-type="float" office:value="0.44842206">
            <text:p>0,44842206</text:p>
          </table:table-cell>
        </table:table-row>
        <table:table-row table:style-name="ro3">
          <table:table-cell office:value-type="string">
            <text:p>1,14</text:p>
          </table:table-cell>
          <table:table-cell office:value-type="float" office:value="0.00150227">
            <text:p>0,00150227</text:p>
          </table:table-cell>
          <table:table-cell/>
          <table:table-cell office:value-type="string">
            <text:p>1,14</text:p>
          </table:table-cell>
          <table:table-cell office:value-type="float" office:value="0.447954">
            <text:p>0,447954</text:p>
          </table:table-cell>
          <table:table-cell/>
          <table:table-cell table:formula="of:=[.E230]-[.B230]" office:value-type="float" office:value="0.44645173">
            <text:p>0,44645173</text:p>
          </table:table-cell>
        </table:table-row>
        <table:table-row table:style-name="ro3">
          <table:table-cell office:value-type="string">
            <text:p>1,145</text:p>
          </table:table-cell>
          <table:table-cell office:value-type="float" office:value="0.00149565">
            <text:p>0,00149565</text:p>
          </table:table-cell>
          <table:table-cell/>
          <table:table-cell office:value-type="string">
            <text:p>1,145</text:p>
          </table:table-cell>
          <table:table-cell office:value-type="float" office:value="0.445993">
            <text:p>0,445993</text:p>
          </table:table-cell>
          <table:table-cell/>
          <table:table-cell table:formula="of:=[.E231]-[.B231]" office:value-type="float" office:value="0.44449735">
            <text:p>0,44449735</text:p>
          </table:table-cell>
        </table:table-row>
        <table:table-row table:style-name="ro3">
          <table:table-cell office:value-type="string">
            <text:p>1,15</text:p>
          </table:table-cell>
          <table:table-cell office:value-type="float" office:value="0.00148909">
            <text:p>0,00148909</text:p>
          </table:table-cell>
          <table:table-cell/>
          <table:table-cell office:value-type="string">
            <text:p>1,15</text:p>
          </table:table-cell>
          <table:table-cell office:value-type="float" office:value="0.44405">
            <text:p>0,44405</text:p>
          </table:table-cell>
          <table:table-cell/>
          <table:table-cell table:formula="of:=[.E232]-[.B232]" office:value-type="float" office:value="0.44256091">
            <text:p>0,44256091</text:p>
          </table:table-cell>
        </table:table-row>
        <table:table-row table:style-name="ro3">
          <table:table-cell office:value-type="string">
            <text:p>1,155</text:p>
          </table:table-cell>
          <table:table-cell office:value-type="float" office:value="0.0014826">
            <text:p>0,0014826</text:p>
          </table:table-cell>
          <table:table-cell/>
          <table:table-cell office:value-type="string">
            <text:p>1,155</text:p>
          </table:table-cell>
          <table:table-cell office:value-type="float" office:value="0.442123">
            <text:p>0,442123</text:p>
          </table:table-cell>
          <table:table-cell/>
          <table:table-cell table:formula="of:=[.E233]-[.B233]" office:value-type="float" office:value="0.4406404">
            <text:p>0,4406404</text:p>
          </table:table-cell>
        </table:table-row>
        <table:table-row table:style-name="ro3">
          <table:table-cell office:value-type="string">
            <text:p>1,16</text:p>
          </table:table-cell>
          <table:table-cell office:value-type="float" office:value="0.00147615">
            <text:p>0,00147615</text:p>
          </table:table-cell>
          <table:table-cell/>
          <table:table-cell office:value-type="string">
            <text:p>1,16</text:p>
          </table:table-cell>
          <table:table-cell office:value-type="float" office:value="0.440214">
            <text:p>0,440214</text:p>
          </table:table-cell>
          <table:table-cell/>
          <table:table-cell table:formula="of:=[.E234]-[.B234]" office:value-type="float" office:value="0.43873785">
            <text:p>0,43873785</text:p>
          </table:table-cell>
        </table:table-row>
        <table:table-row table:style-name="ro3">
          <table:table-cell office:value-type="string">
            <text:p>1,165</text:p>
          </table:table-cell>
          <table:table-cell office:value-type="float" office:value="0.00146977">
            <text:p>0,00146977</text:p>
          </table:table-cell>
          <table:table-cell/>
          <table:table-cell office:value-type="string">
            <text:p>1,165</text:p>
          </table:table-cell>
          <table:table-cell office:value-type="float" office:value="0.43832">
            <text:p>0,43832</text:p>
          </table:table-cell>
          <table:table-cell/>
          <table:table-cell table:formula="of:=[.E235]-[.B235]" office:value-type="float" office:value="0.43685023">
            <text:p>0,43685023</text:p>
          </table:table-cell>
        </table:table-row>
        <table:table-row table:style-name="ro3">
          <table:table-cell office:value-type="string">
            <text:p>1,17</text:p>
          </table:table-cell>
          <table:table-cell office:value-type="float" office:value="0.00146343">
            <text:p>0,00146343</text:p>
          </table:table-cell>
          <table:table-cell/>
          <table:table-cell office:value-type="string">
            <text:p>1,17</text:p>
          </table:table-cell>
          <table:table-cell office:value-type="float" office:value="0.436443">
            <text:p>0,436443</text:p>
          </table:table-cell>
          <table:table-cell/>
          <table:table-cell table:formula="of:=[.E236]-[.B236]" office:value-type="float" office:value="0.43497957">
            <text:p>0,43497957</text:p>
          </table:table-cell>
        </table:table-row>
        <table:table-row table:style-name="ro3">
          <table:table-cell office:value-type="string">
            <text:p>1,175</text:p>
          </table:table-cell>
          <table:table-cell office:value-type="float" office:value="0.00145716">
            <text:p>0,00145716</text:p>
          </table:table-cell>
          <table:table-cell/>
          <table:table-cell office:value-type="string">
            <text:p>1,175</text:p>
          </table:table-cell>
          <table:table-cell office:value-type="float" office:value="0.434582">
            <text:p>0,434582</text:p>
          </table:table-cell>
          <table:table-cell/>
          <table:table-cell table:formula="of:=[.E237]-[.B237]" office:value-type="float" office:value="0.43312484">
            <text:p>0,43312484</text:p>
          </table:table-cell>
        </table:table-row>
        <table:table-row table:style-name="ro3">
          <table:table-cell office:value-type="string">
            <text:p>1,18</text:p>
          </table:table-cell>
          <table:table-cell office:value-type="float" office:value="0.00145093">
            <text:p>0,00145093</text:p>
          </table:table-cell>
          <table:table-cell/>
          <table:table-cell office:value-type="string">
            <text:p>1,18</text:p>
          </table:table-cell>
          <table:table-cell office:value-type="float" office:value="0.432736">
            <text:p>0,432736</text:p>
          </table:table-cell>
          <table:table-cell/>
          <table:table-cell table:formula="of:=[.E238]-[.B238]" office:value-type="float" office:value="0.43128507">
            <text:p>0,43128507</text:p>
          </table:table-cell>
        </table:table-row>
        <table:table-row table:style-name="ro3">
          <table:table-cell office:value-type="string">
            <text:p>1,185</text:p>
          </table:table-cell>
          <table:table-cell office:value-type="float" office:value="0.00144476">
            <text:p>0,00144476</text:p>
          </table:table-cell>
          <table:table-cell/>
          <table:table-cell office:value-type="string">
            <text:p>1,185</text:p>
          </table:table-cell>
          <table:table-cell office:value-type="float" office:value="0.430907">
            <text:p>0,430907</text:p>
          </table:table-cell>
          <table:table-cell/>
          <table:table-cell table:formula="of:=[.E239]-[.B239]" office:value-type="float" office:value="0.42946224">
            <text:p>0,42946224</text:p>
          </table:table-cell>
        </table:table-row>
        <table:table-row table:style-name="ro3">
          <table:table-cell office:value-type="string">
            <text:p>1,19</text:p>
          </table:table-cell>
          <table:table-cell office:value-type="float" office:value="0.00143864">
            <text:p>0,00143864</text:p>
          </table:table-cell>
          <table:table-cell/>
          <table:table-cell office:value-type="string">
            <text:p>1,19</text:p>
          </table:table-cell>
          <table:table-cell office:value-type="float" office:value="0.429092">
            <text:p>0,429092</text:p>
          </table:table-cell>
          <table:table-cell/>
          <table:table-cell table:formula="of:=[.E240]-[.B240]" office:value-type="float" office:value="0.42765336">
            <text:p>0,42765336</text:p>
          </table:table-cell>
        </table:table-row>
        <table:table-row table:style-name="ro3">
          <table:table-cell office:value-type="string">
            <text:p>1,195</text:p>
          </table:table-cell>
          <table:table-cell office:value-type="float" office:value="0.00143258">
            <text:p>0,00143258</text:p>
          </table:table-cell>
          <table:table-cell/>
          <table:table-cell office:value-type="string">
            <text:p>1,195</text:p>
          </table:table-cell>
          <table:table-cell office:value-type="float" office:value="0.427293">
            <text:p>0,427293</text:p>
          </table:table-cell>
          <table:table-cell/>
          <table:table-cell table:formula="of:=[.E241]-[.B241]" office:value-type="float" office:value="0.42586042">
            <text:p>0,42586042</text:p>
          </table:table-cell>
        </table:table-row>
        <table:table-row table:style-name="ro3">
          <table:table-cell office:value-type="string">
            <text:p>1,2</text:p>
          </table:table-cell>
          <table:table-cell office:value-type="float" office:value="0.00142656">
            <text:p>0,00142656</text:p>
          </table:table-cell>
          <table:table-cell/>
          <table:table-cell office:value-type="string">
            <text:p>1,2</text:p>
          </table:table-cell>
          <table:table-cell office:value-type="float" office:value="0.425509">
            <text:p>0,425509</text:p>
          </table:table-cell>
          <table:table-cell/>
          <table:table-cell table:formula="of:=[.E242]-[.B242]" office:value-type="float" office:value="0.42408244">
            <text:p>0,42408244</text:p>
          </table:table-cell>
        </table:table-row>
        <table:table-row table:style-name="ro3">
          <table:table-cell office:value-type="string">
            <text:p>1,205</text:p>
          </table:table-cell>
          <table:table-cell office:value-type="float" office:value="0.0014206">
            <text:p>0,0014206</text:p>
          </table:table-cell>
          <table:table-cell/>
          <table:table-cell office:value-type="string">
            <text:p>1,205</text:p>
          </table:table-cell>
          <table:table-cell office:value-type="float" office:value="0.42374">
            <text:p>0,42374</text:p>
          </table:table-cell>
          <table:table-cell/>
          <table:table-cell table:formula="of:=[.E243]-[.B243]" office:value-type="float" office:value="0.4223194">
            <text:p>0,4223194</text:p>
          </table:table-cell>
        </table:table-row>
        <table:table-row table:style-name="ro3">
          <table:table-cell office:value-type="string">
            <text:p>1,21</text:p>
          </table:table-cell>
          <table:table-cell office:value-type="float" office:value="0.00141468">
            <text:p>0,00141468</text:p>
          </table:table-cell>
          <table:table-cell/>
          <table:table-cell office:value-type="string">
            <text:p>1,21</text:p>
          </table:table-cell>
          <table:table-cell office:value-type="float" office:value="0.421985">
            <text:p>0,421985</text:p>
          </table:table-cell>
          <table:table-cell/>
          <table:table-cell table:formula="of:=[.E244]-[.B244]" office:value-type="float" office:value="0.42057032">
            <text:p>0,42057032</text:p>
          </table:table-cell>
        </table:table-row>
        <table:table-row table:style-name="ro3">
          <table:table-cell office:value-type="string">
            <text:p>1,215</text:p>
          </table:table-cell>
          <table:table-cell office:value-type="float" office:value="0.00140881">
            <text:p>0,00140881</text:p>
          </table:table-cell>
          <table:table-cell/>
          <table:table-cell office:value-type="string">
            <text:p>1,215</text:p>
          </table:table-cell>
          <table:table-cell office:value-type="float" office:value="0.420245">
            <text:p>0,420245</text:p>
          </table:table-cell>
          <table:table-cell/>
          <table:table-cell table:formula="of:=[.E245]-[.B245]" office:value-type="float" office:value="0.41883619">
            <text:p>0,41883619</text:p>
          </table:table-cell>
        </table:table-row>
        <table:table-row table:style-name="ro3">
          <table:table-cell office:value-type="string">
            <text:p>1,22</text:p>
          </table:table-cell>
          <table:table-cell office:value-type="float" office:value="0.001403">
            <text:p>0,001403</text:p>
          </table:table-cell>
          <table:table-cell/>
          <table:table-cell office:value-type="string">
            <text:p>1,22</text:p>
          </table:table-cell>
          <table:table-cell office:value-type="float" office:value="0.418519">
            <text:p>0,418519</text:p>
          </table:table-cell>
          <table:table-cell/>
          <table:table-cell table:formula="of:=[.E246]-[.B246]" office:value-type="float" office:value="0.417116">
            <text:p>0,417116</text:p>
          </table:table-cell>
        </table:table-row>
        <table:table-row table:style-name="ro3">
          <table:table-cell office:value-type="string">
            <text:p>1,225</text:p>
          </table:table-cell>
          <table:table-cell office:value-type="float" office:value="0.00139723">
            <text:p>0,00139723</text:p>
          </table:table-cell>
          <table:table-cell/>
          <table:table-cell office:value-type="string">
            <text:p>1,225</text:p>
          </table:table-cell>
          <table:table-cell office:value-type="float" office:value="0.416808">
            <text:p>0,416808</text:p>
          </table:table-cell>
          <table:table-cell/>
          <table:table-cell table:formula="of:=[.E247]-[.B247]" office:value-type="float" office:value="0.41541077">
            <text:p>0,41541077</text:p>
          </table:table-cell>
        </table:table-row>
        <table:table-row table:style-name="ro3">
          <table:table-cell office:value-type="string">
            <text:p>1,23</text:p>
          </table:table-cell>
          <table:table-cell office:value-type="float" office:value="0.0013915">
            <text:p>0,0013915</text:p>
          </table:table-cell>
          <table:table-cell/>
          <table:table-cell office:value-type="string">
            <text:p>1,23</text:p>
          </table:table-cell>
          <table:table-cell office:value-type="float" office:value="0.41511">
            <text:p>0,41511</text:p>
          </table:table-cell>
          <table:table-cell/>
          <table:table-cell table:formula="of:=[.E248]-[.B248]" office:value-type="float" office:value="0.4137185">
            <text:p>0,4137185</text:p>
          </table:table-cell>
        </table:table-row>
        <table:table-row table:style-name="ro3">
          <table:table-cell office:value-type="string">
            <text:p>1,235</text:p>
          </table:table-cell>
          <table:table-cell office:value-type="float" office:value="0.00138583">
            <text:p>0,00138583</text:p>
          </table:table-cell>
          <table:table-cell/>
          <table:table-cell office:value-type="string">
            <text:p>1,235</text:p>
          </table:table-cell>
          <table:table-cell office:value-type="float" office:value="0.413426">
            <text:p>0,413426</text:p>
          </table:table-cell>
          <table:table-cell/>
          <table:table-cell table:formula="of:=[.E249]-[.B249]" office:value-type="float" office:value="0.41204017">
            <text:p>0,41204017</text:p>
          </table:table-cell>
        </table:table-row>
        <table:table-row table:style-name="ro3">
          <table:table-cell office:value-type="string">
            <text:p>1,24</text:p>
          </table:table-cell>
          <table:table-cell office:value-type="float" office:value="0.0013802">
            <text:p>0,0013802</text:p>
          </table:table-cell>
          <table:table-cell/>
          <table:table-cell office:value-type="string">
            <text:p>1,24</text:p>
          </table:table-cell>
          <table:table-cell office:value-type="float" office:value="0.411755">
            <text:p>0,411755</text:p>
          </table:table-cell>
          <table:table-cell/>
          <table:table-cell table:formula="of:=[.E250]-[.B250]" office:value-type="float" office:value="0.4103748">
            <text:p>0,4103748</text:p>
          </table:table-cell>
        </table:table-row>
        <table:table-row table:style-name="ro3">
          <table:table-cell office:value-type="string">
            <text:p>1,245</text:p>
          </table:table-cell>
          <table:table-cell office:value-type="float" office:value="0.00137462">
            <text:p>0,00137462</text:p>
          </table:table-cell>
          <table:table-cell/>
          <table:table-cell office:value-type="string">
            <text:p>1,245</text:p>
          </table:table-cell>
          <table:table-cell office:value-type="float" office:value="0.410098">
            <text:p>0,410098</text:p>
          </table:table-cell>
          <table:table-cell/>
          <table:table-cell table:formula="of:=[.E251]-[.B251]" office:value-type="float" office:value="0.40872338">
            <text:p>0,40872338</text:p>
          </table:table-cell>
        </table:table-row>
        <table:table-row table:style-name="ro3">
          <table:table-cell office:value-type="string">
            <text:p>1,25</text:p>
          </table:table-cell>
          <table:table-cell office:value-type="float" office:value="0.00136908">
            <text:p>0,00136908</text:p>
          </table:table-cell>
          <table:table-cell/>
          <table:table-cell office:value-type="string">
            <text:p>1,25</text:p>
          </table:table-cell>
          <table:table-cell office:value-type="float" office:value="0.408455">
            <text:p>0,408455</text:p>
          </table:table-cell>
          <table:table-cell/>
          <table:table-cell table:formula="of:=[.E252]-[.B252]" office:value-type="float" office:value="0.40708592">
            <text:p>0,40708592</text:p>
          </table:table-cell>
        </table:table-row>
        <table:table-row table:style-name="ro3">
          <table:table-cell office:value-type="string">
            <text:p>1,255</text:p>
          </table:table-cell>
          <table:table-cell office:value-type="float" office:value="0.00136358">
            <text:p>0,00136358</text:p>
          </table:table-cell>
          <table:table-cell/>
          <table:table-cell office:value-type="string">
            <text:p>1,255</text:p>
          </table:table-cell>
          <table:table-cell office:value-type="float" office:value="0.406824">
            <text:p>0,406824</text:p>
          </table:table-cell>
          <table:table-cell/>
          <table:table-cell table:formula="of:=[.E253]-[.B253]" office:value-type="float" office:value="0.40546042">
            <text:p>0,40546042</text:p>
          </table:table-cell>
        </table:table-row>
        <table:table-row table:style-name="ro3">
          <table:table-cell office:value-type="string">
            <text:p>1,26</text:p>
          </table:table-cell>
          <table:table-cell office:value-type="float" office:value="0.00135813">
            <text:p>0,00135813</text:p>
          </table:table-cell>
          <table:table-cell/>
          <table:table-cell office:value-type="string">
            <text:p>1,26</text:p>
          </table:table-cell>
          <table:table-cell office:value-type="float" office:value="0.405206">
            <text:p>0,405206</text:p>
          </table:table-cell>
          <table:table-cell/>
          <table:table-cell table:formula="of:=[.E254]-[.B254]" office:value-type="float" office:value="0.40384787">
            <text:p>0,40384787</text:p>
          </table:table-cell>
        </table:table-row>
        <table:table-row table:style-name="ro3">
          <table:table-cell office:value-type="string">
            <text:p>1,265</text:p>
          </table:table-cell>
          <table:table-cell office:value-type="float" office:value="0.00135273">
            <text:p>0,00135273</text:p>
          </table:table-cell>
          <table:table-cell/>
          <table:table-cell office:value-type="string">
            <text:p>1,265</text:p>
          </table:table-cell>
          <table:table-cell office:value-type="float" office:value="0.403602">
            <text:p>0,403602</text:p>
          </table:table-cell>
          <table:table-cell/>
          <table:table-cell table:formula="of:=[.E255]-[.B255]" office:value-type="float" office:value="0.40224927">
            <text:p>0,40224927</text:p>
          </table:table-cell>
        </table:table-row>
        <table:table-row table:style-name="ro3">
          <table:table-cell office:value-type="string">
            <text:p>1,27</text:p>
          </table:table-cell>
          <table:table-cell office:value-type="float" office:value="0.00134736">
            <text:p>0,00134736</text:p>
          </table:table-cell>
          <table:table-cell/>
          <table:table-cell office:value-type="string">
            <text:p>1,27</text:p>
          </table:table-cell>
          <table:table-cell office:value-type="float" office:value="0.40201">
            <text:p>0,40201</text:p>
          </table:table-cell>
          <table:table-cell/>
          <table:table-cell table:formula="of:=[.E256]-[.B256]" office:value-type="float" office:value="0.40066264">
            <text:p>0,40066264</text:p>
          </table:table-cell>
        </table:table-row>
        <table:table-row table:style-name="ro3">
          <table:table-cell office:value-type="string">
            <text:p>1,275</text:p>
          </table:table-cell>
          <table:table-cell office:value-type="float" office:value="0.00134204">
            <text:p>0,00134204</text:p>
          </table:table-cell>
          <table:table-cell/>
          <table:table-cell office:value-type="string">
            <text:p>1,275</text:p>
          </table:table-cell>
          <table:table-cell office:value-type="float" office:value="0.40043">
            <text:p>0,40043</text:p>
          </table:table-cell>
          <table:table-cell/>
          <table:table-cell table:formula="of:=[.E257]-[.B257]" office:value-type="float" office:value="0.39908796">
            <text:p>0,39908796</text:p>
          </table:table-cell>
        </table:table-row>
        <table:table-row table:style-name="ro3">
          <table:table-cell office:value-type="string">
            <text:p>1,28</text:p>
          </table:table-cell>
          <table:table-cell office:value-type="float" office:value="0.00133676">
            <text:p>0,00133676</text:p>
          </table:table-cell>
          <table:table-cell/>
          <table:table-cell office:value-type="string">
            <text:p>1,28</text:p>
          </table:table-cell>
          <table:table-cell office:value-type="float" office:value="0.398863">
            <text:p>0,398863</text:p>
          </table:table-cell>
          <table:table-cell/>
          <table:table-cell table:formula="of:=[.E258]-[.B258]" office:value-type="float" office:value="0.39752624">
            <text:p>0,39752624</text:p>
          </table:table-cell>
        </table:table-row>
        <table:table-row table:style-name="ro3">
          <table:table-cell office:value-type="string">
            <text:p>1,285</text:p>
          </table:table-cell>
          <table:table-cell office:value-type="float" office:value="0.00133152">
            <text:p>0,00133152</text:p>
          </table:table-cell>
          <table:table-cell/>
          <table:table-cell office:value-type="string">
            <text:p>1,285</text:p>
          </table:table-cell>
          <table:table-cell office:value-type="float" office:value="0.397308">
            <text:p>0,397308</text:p>
          </table:table-cell>
          <table:table-cell/>
          <table:table-cell table:formula="of:=[.E259]-[.B259]" office:value-type="float" office:value="0.39597648">
            <text:p>0,39597648</text:p>
          </table:table-cell>
        </table:table-row>
        <table:table-row table:style-name="ro3">
          <table:table-cell office:value-type="string">
            <text:p>1,29</text:p>
          </table:table-cell>
          <table:table-cell office:value-type="float" office:value="0.00132633">
            <text:p>0,00132633</text:p>
          </table:table-cell>
          <table:table-cell/>
          <table:table-cell office:value-type="string">
            <text:p>1,29</text:p>
          </table:table-cell>
          <table:table-cell office:value-type="float" office:value="0.395765">
            <text:p>0,395765</text:p>
          </table:table-cell>
          <table:table-cell/>
          <table:table-cell table:formula="of:=[.E260]-[.B260]" office:value-type="float" office:value="0.39443867">
            <text:p>0,39443867</text:p>
          </table:table-cell>
        </table:table-row>
        <table:table-row table:style-name="ro3">
          <table:table-cell office:value-type="string">
            <text:p>1,295</text:p>
          </table:table-cell>
          <table:table-cell office:value-type="float" office:value="0.00132117">
            <text:p>0,00132117</text:p>
          </table:table-cell>
          <table:table-cell/>
          <table:table-cell office:value-type="string">
            <text:p>1,295</text:p>
          </table:table-cell>
          <table:table-cell office:value-type="float" office:value="0.394234">
            <text:p>0,394234</text:p>
          </table:table-cell>
          <table:table-cell/>
          <table:table-cell table:formula="of:=[.E261]-[.B261]" office:value-type="float" office:value="0.39291283">
            <text:p>0,39291283</text:p>
          </table:table-cell>
        </table:table-row>
        <table:table-row table:style-name="ro3">
          <table:table-cell office:value-type="string">
            <text:p>1,3</text:p>
          </table:table-cell>
          <table:table-cell office:value-type="float" office:value="0.00131605">
            <text:p>0,00131605</text:p>
          </table:table-cell>
          <table:table-cell/>
          <table:table-cell office:value-type="string">
            <text:p>1,3</text:p>
          </table:table-cell>
          <table:table-cell office:value-type="float" office:value="0.392715">
            <text:p>0,392715</text:p>
          </table:table-cell>
          <table:table-cell/>
          <table:table-cell table:formula="of:=[.E262]-[.B262]" office:value-type="float" office:value="0.39139895">
            <text:p>0,39139895</text:p>
          </table:table-cell>
        </table:table-row>
        <table:table-row table:style-name="ro3">
          <table:table-cell office:value-type="string">
            <text:p>1,305</text:p>
          </table:table-cell>
          <table:table-cell office:value-type="float" office:value="0.00131098">
            <text:p>0,00131098</text:p>
          </table:table-cell>
          <table:table-cell/>
          <table:table-cell office:value-type="string">
            <text:p>1,305</text:p>
          </table:table-cell>
          <table:table-cell office:value-type="float" office:value="0.391207">
            <text:p>0,391207</text:p>
          </table:table-cell>
          <table:table-cell/>
          <table:table-cell table:formula="of:=[.E263]-[.B263]" office:value-type="float" office:value="0.38989602">
            <text:p>0,38989602</text:p>
          </table:table-cell>
        </table:table-row>
        <table:table-row table:style-name="ro3">
          <table:table-cell office:value-type="string">
            <text:p>1,31</text:p>
          </table:table-cell>
          <table:table-cell office:value-type="float" office:value="0.00130594">
            <text:p>0,00130594</text:p>
          </table:table-cell>
          <table:table-cell/>
          <table:table-cell office:value-type="string">
            <text:p>1,31</text:p>
          </table:table-cell>
          <table:table-cell office:value-type="float" office:value="0.389711">
            <text:p>0,389711</text:p>
          </table:table-cell>
          <table:table-cell/>
          <table:table-cell table:formula="of:=[.E264]-[.B264]" office:value-type="float" office:value="0.38840506">
            <text:p>0,38840506</text:p>
          </table:table-cell>
        </table:table-row>
        <table:table-row table:style-name="ro3">
          <table:table-cell office:value-type="string">
            <text:p>1,315</text:p>
          </table:table-cell>
          <table:table-cell office:value-type="float" office:value="0.00130094">
            <text:p>0,00130094</text:p>
          </table:table-cell>
          <table:table-cell/>
          <table:table-cell office:value-type="string">
            <text:p>1,315</text:p>
          </table:table-cell>
          <table:table-cell office:value-type="float" office:value="0.388226">
            <text:p>0,388226</text:p>
          </table:table-cell>
          <table:table-cell/>
          <table:table-cell table:formula="of:=[.E265]-[.B265]" office:value-type="float" office:value="0.38692506">
            <text:p>0,38692506</text:p>
          </table:table-cell>
        </table:table-row>
        <table:table-row table:style-name="ro3">
          <table:table-cell office:value-type="string">
            <text:p>1,32</text:p>
          </table:table-cell>
          <table:table-cell office:value-type="float" office:value="0.00129598">
            <text:p>0,00129598</text:p>
          </table:table-cell>
          <table:table-cell/>
          <table:table-cell office:value-type="string">
            <text:p>1,32</text:p>
          </table:table-cell>
          <table:table-cell office:value-type="float" office:value="0.386753">
            <text:p>0,386753</text:p>
          </table:table-cell>
          <table:table-cell/>
          <table:table-cell table:formula="of:=[.E266]-[.B266]" office:value-type="float" office:value="0.38545702">
            <text:p>0,38545702</text:p>
          </table:table-cell>
        </table:table-row>
        <table:table-row table:style-name="ro3">
          <table:table-cell office:value-type="string">
            <text:p>1,325</text:p>
          </table:table-cell>
          <table:table-cell office:value-type="float" office:value="0.00129106">
            <text:p>0,00129106</text:p>
          </table:table-cell>
          <table:table-cell/>
          <table:table-cell office:value-type="string">
            <text:p>1,325</text:p>
          </table:table-cell>
          <table:table-cell office:value-type="float" office:value="0.385291">
            <text:p>0,385291</text:p>
          </table:table-cell>
          <table:table-cell/>
          <table:table-cell table:formula="of:=[.E267]-[.B267]" office:value-type="float" office:value="0.38399994">
            <text:p>0,38399994</text:p>
          </table:table-cell>
        </table:table-row>
        <table:table-row table:style-name="ro3">
          <table:table-cell office:value-type="string">
            <text:p>1,33</text:p>
          </table:table-cell>
          <table:table-cell office:value-type="float" office:value="0.00128617">
            <text:p>0,00128617</text:p>
          </table:table-cell>
          <table:table-cell/>
          <table:table-cell office:value-type="string">
            <text:p>1,33</text:p>
          </table:table-cell>
          <table:table-cell office:value-type="float" office:value="0.38384">
            <text:p>0,38384</text:p>
          </table:table-cell>
          <table:table-cell/>
          <table:table-cell table:formula="of:=[.E268]-[.B268]" office:value-type="float" office:value="0.38255383">
            <text:p>0,38255383</text:p>
          </table:table-cell>
        </table:table-row>
        <table:table-row table:style-name="ro3">
          <table:table-cell office:value-type="string">
            <text:p>1,335</text:p>
          </table:table-cell>
          <table:table-cell office:value-type="float" office:value="0.00128132">
            <text:p>0,00128132</text:p>
          </table:table-cell>
          <table:table-cell/>
          <table:table-cell office:value-type="string">
            <text:p>1,335</text:p>
          </table:table-cell>
          <table:table-cell office:value-type="float" office:value="0.382399">
            <text:p>0,382399</text:p>
          </table:table-cell>
          <table:table-cell/>
          <table:table-cell table:formula="of:=[.E269]-[.B269]" office:value-type="float" office:value="0.38111768">
            <text:p>0,38111768</text:p>
          </table:table-cell>
        </table:table-row>
        <table:table-row table:style-name="ro3">
          <table:table-cell office:value-type="string">
            <text:p>1,34</text:p>
          </table:table-cell>
          <table:table-cell office:value-type="float" office:value="0.00127651">
            <text:p>0,00127651</text:p>
          </table:table-cell>
          <table:table-cell/>
          <table:table-cell office:value-type="string">
            <text:p>1,34</text:p>
          </table:table-cell>
          <table:table-cell office:value-type="float" office:value="0.38097">
            <text:p>0,38097</text:p>
          </table:table-cell>
          <table:table-cell/>
          <table:table-cell table:formula="of:=[.E270]-[.B270]" office:value-type="float" office:value="0.37969349">
            <text:p>0,37969349</text:p>
          </table:table-cell>
        </table:table-row>
        <table:table-row table:style-name="ro3">
          <table:table-cell office:value-type="string">
            <text:p>1,345</text:p>
          </table:table-cell>
          <table:table-cell office:value-type="float" office:value="0.00127173">
            <text:p>0,00127173</text:p>
          </table:table-cell>
          <table:table-cell/>
          <table:table-cell office:value-type="string">
            <text:p>1,345</text:p>
          </table:table-cell>
          <table:table-cell office:value-type="float" office:value="0.379551">
            <text:p>0,379551</text:p>
          </table:table-cell>
          <table:table-cell/>
          <table:table-cell table:formula="of:=[.E271]-[.B271]" office:value-type="float" office:value="0.37827927">
            <text:p>0,37827927</text:p>
          </table:table-cell>
        </table:table-row>
        <table:table-row table:style-name="ro3">
          <table:table-cell office:value-type="string">
            <text:p>1,35</text:p>
          </table:table-cell>
          <table:table-cell office:value-type="float" office:value="0.00126699">
            <text:p>0,00126699</text:p>
          </table:table-cell>
          <table:table-cell/>
          <table:table-cell office:value-type="string">
            <text:p>1,35</text:p>
          </table:table-cell>
          <table:table-cell office:value-type="float" office:value="0.378143">
            <text:p>0,378143</text:p>
          </table:table-cell>
          <table:table-cell/>
          <table:table-cell table:formula="of:=[.E272]-[.B272]" office:value-type="float" office:value="0.37687601">
            <text:p>0,37687601</text:p>
          </table:table-cell>
        </table:table-row>
        <table:table-row table:style-name="ro3">
          <table:table-cell office:value-type="string">
            <text:p>1,355</text:p>
          </table:table-cell>
          <table:table-cell office:value-type="float" office:value="0.00126229">
            <text:p>0,00126229</text:p>
          </table:table-cell>
          <table:table-cell/>
          <table:table-cell office:value-type="string">
            <text:p>1,355</text:p>
          </table:table-cell>
          <table:table-cell office:value-type="float" office:value="0.376745">
            <text:p>0,376745</text:p>
          </table:table-cell>
          <table:table-cell/>
          <table:table-cell table:formula="of:=[.E273]-[.B273]" office:value-type="float" office:value="0.37548271">
            <text:p>0,37548271</text:p>
          </table:table-cell>
        </table:table-row>
        <table:table-row table:style-name="ro3">
          <table:table-cell office:value-type="string">
            <text:p>1,36</text:p>
          </table:table-cell>
          <table:table-cell office:value-type="float" office:value="0.00125762">
            <text:p>0,00125762</text:p>
          </table:table-cell>
          <table:table-cell/>
          <table:table-cell office:value-type="string">
            <text:p>1,36</text:p>
          </table:table-cell>
          <table:table-cell office:value-type="float" office:value="0.375357">
            <text:p>0,375357</text:p>
          </table:table-cell>
          <table:table-cell/>
          <table:table-cell table:formula="of:=[.E274]-[.B274]" office:value-type="float" office:value="0.37409938">
            <text:p>0,37409938</text:p>
          </table:table-cell>
        </table:table-row>
        <table:table-row table:style-name="ro3">
          <table:table-cell office:value-type="string">
            <text:p>1,365</text:p>
          </table:table-cell>
          <table:table-cell office:value-type="float" office:value="0.00125298">
            <text:p>0,00125298</text:p>
          </table:table-cell>
          <table:table-cell/>
          <table:table-cell office:value-type="string">
            <text:p>1,365</text:p>
          </table:table-cell>
          <table:table-cell office:value-type="float" office:value="0.373979">
            <text:p>0,373979</text:p>
          </table:table-cell>
          <table:table-cell/>
          <table:table-cell table:formula="of:=[.E275]-[.B275]" office:value-type="float" office:value="0.37272602">
            <text:p>0,37272602</text:p>
          </table:table-cell>
        </table:table-row>
        <table:table-row table:style-name="ro3">
          <table:table-cell office:value-type="string">
            <text:p>1,37</text:p>
          </table:table-cell>
          <table:table-cell office:value-type="float" office:value="0.00124838">
            <text:p>0,00124838</text:p>
          </table:table-cell>
          <table:table-cell/>
          <table:table-cell office:value-type="string">
            <text:p>1,37</text:p>
          </table:table-cell>
          <table:table-cell office:value-type="float" office:value="0.372612">
            <text:p>0,372612</text:p>
          </table:table-cell>
          <table:table-cell/>
          <table:table-cell table:formula="of:=[.E276]-[.B276]" office:value-type="float" office:value="0.37136362">
            <text:p>0,37136362</text:p>
          </table:table-cell>
        </table:table-row>
        <table:table-row table:style-name="ro3">
          <table:table-cell office:value-type="string">
            <text:p>1,375</text:p>
          </table:table-cell>
          <table:table-cell office:value-type="float" office:value="0.00124381">
            <text:p>0,00124381</text:p>
          </table:table-cell>
          <table:table-cell/>
          <table:table-cell office:value-type="string">
            <text:p>1,375</text:p>
          </table:table-cell>
          <table:table-cell office:value-type="float" office:value="0.371255">
            <text:p>0,371255</text:p>
          </table:table-cell>
          <table:table-cell/>
          <table:table-cell table:formula="of:=[.E277]-[.B277]" office:value-type="float" office:value="0.37001119">
            <text:p>0,37001119</text:p>
          </table:table-cell>
        </table:table-row>
        <table:table-row table:style-name="ro3">
          <table:table-cell office:value-type="string">
            <text:p>1,38</text:p>
          </table:table-cell>
          <table:table-cell office:value-type="float" office:value="0.00123928">
            <text:p>0,00123928</text:p>
          </table:table-cell>
          <table:table-cell/>
          <table:table-cell office:value-type="string">
            <text:p>1,38</text:p>
          </table:table-cell>
          <table:table-cell office:value-type="float" office:value="0.369907">
            <text:p>0,369907</text:p>
          </table:table-cell>
          <table:table-cell/>
          <table:table-cell table:formula="of:=[.E278]-[.B278]" office:value-type="float" office:value="0.36866772">
            <text:p>0,36866772</text:p>
          </table:table-cell>
        </table:table-row>
        <table:table-row table:style-name="ro3">
          <table:table-cell office:value-type="string">
            <text:p>1,385</text:p>
          </table:table-cell>
          <table:table-cell office:value-type="float" office:value="0.00123478">
            <text:p>0,00123478</text:p>
          </table:table-cell>
          <table:table-cell/>
          <table:table-cell office:value-type="string">
            <text:p>1,385</text:p>
          </table:table-cell>
          <table:table-cell office:value-type="float" office:value="0.368569">
            <text:p>0,368569</text:p>
          </table:table-cell>
          <table:table-cell/>
          <table:table-cell table:formula="of:=[.E279]-[.B279]" office:value-type="float" office:value="0.36733422">
            <text:p>0,36733422</text:p>
          </table:table-cell>
        </table:table-row>
        <table:table-row table:style-name="ro3">
          <table:table-cell office:value-type="string">
            <text:p>1,39</text:p>
          </table:table-cell>
          <table:table-cell office:value-type="float" office:value="0.00123031">
            <text:p>0,00123031</text:p>
          </table:table-cell>
          <table:table-cell/>
          <table:table-cell office:value-type="string">
            <text:p>1,39</text:p>
          </table:table-cell>
          <table:table-cell office:value-type="float" office:value="0.367241">
            <text:p>0,367241</text:p>
          </table:table-cell>
          <table:table-cell/>
          <table:table-cell table:formula="of:=[.E280]-[.B280]" office:value-type="float" office:value="0.36601069">
            <text:p>0,36601069</text:p>
          </table:table-cell>
        </table:table-row>
        <table:table-row table:style-name="ro3">
          <table:table-cell office:value-type="string">
            <text:p>1,395</text:p>
          </table:table-cell>
          <table:table-cell office:value-type="float" office:value="0.00122587">
            <text:p>0,00122587</text:p>
          </table:table-cell>
          <table:table-cell/>
          <table:table-cell office:value-type="string">
            <text:p>1,395</text:p>
          </table:table-cell>
          <table:table-cell office:value-type="float" office:value="0.365922">
            <text:p>0,365922</text:p>
          </table:table-cell>
          <table:table-cell/>
          <table:table-cell table:formula="of:=[.E281]-[.B281]" office:value-type="float" office:value="0.36469613">
            <text:p>0,36469613</text:p>
          </table:table-cell>
        </table:table-row>
        <table:table-row table:style-name="ro3">
          <table:table-cell office:value-type="string">
            <text:p>1,4</text:p>
          </table:table-cell>
          <table:table-cell office:value-type="float" office:value="0.00122147">
            <text:p>0,00122147</text:p>
          </table:table-cell>
          <table:table-cell/>
          <table:table-cell office:value-type="string">
            <text:p>1,4</text:p>
          </table:table-cell>
          <table:table-cell office:value-type="float" office:value="0.364613">
            <text:p>0,364613</text:p>
          </table:table-cell>
          <table:table-cell/>
          <table:table-cell table:formula="of:=[.E282]-[.B282]" office:value-type="float" office:value="0.36339153">
            <text:p>0,36339153</text:p>
          </table:table-cell>
        </table:table-row>
        <table:table-row table:style-name="ro3">
          <table:table-cell office:value-type="string">
            <text:p>1,405</text:p>
          </table:table-cell>
          <table:table-cell office:value-type="float" office:value="0.00121709">
            <text:p>0,00121709</text:p>
          </table:table-cell>
          <table:table-cell/>
          <table:table-cell office:value-type="string">
            <text:p>1,405</text:p>
          </table:table-cell>
          <table:table-cell office:value-type="float" office:value="0.363313">
            <text:p>0,363313</text:p>
          </table:table-cell>
          <table:table-cell/>
          <table:table-cell table:formula="of:=[.E283]-[.B283]" office:value-type="float" office:value="0.36209591">
            <text:p>0,36209591</text:p>
          </table:table-cell>
        </table:table-row>
        <table:table-row table:style-name="ro3">
          <table:table-cell office:value-type="string">
            <text:p>1,41</text:p>
          </table:table-cell>
          <table:table-cell office:value-type="float" office:value="0.00121275">
            <text:p>0,00121275</text:p>
          </table:table-cell>
          <table:table-cell/>
          <table:table-cell office:value-type="string">
            <text:p>1,41</text:p>
          </table:table-cell>
          <table:table-cell office:value-type="float" office:value="0.362023">
            <text:p>0,362023</text:p>
          </table:table-cell>
          <table:table-cell/>
          <table:table-cell table:formula="of:=[.E284]-[.B284]" office:value-type="float" office:value="0.36081025">
            <text:p>0,36081025</text:p>
          </table:table-cell>
        </table:table-row>
        <table:table-row table:style-name="ro3">
          <table:table-cell office:value-type="string">
            <text:p>1,415</text:p>
          </table:table-cell>
          <table:table-cell office:value-type="float" office:value="0.00120844">
            <text:p>0,00120844</text:p>
          </table:table-cell>
          <table:table-cell/>
          <table:table-cell office:value-type="string">
            <text:p>1,415</text:p>
          </table:table-cell>
          <table:table-cell office:value-type="float" office:value="0.360741">
            <text:p>0,360741</text:p>
          </table:table-cell>
          <table:table-cell/>
          <table:table-cell table:formula="of:=[.E285]-[.B285]" office:value-type="float" office:value="0.35953256">
            <text:p>0,35953256</text:p>
          </table:table-cell>
        </table:table-row>
        <table:table-row table:style-name="ro3">
          <table:table-cell office:value-type="string">
            <text:p>1,42</text:p>
          </table:table-cell>
          <table:table-cell office:value-type="float" office:value="0.00120416">
            <text:p>0,00120416</text:p>
          </table:table-cell>
          <table:table-cell/>
          <table:table-cell office:value-type="string">
            <text:p>1,42</text:p>
          </table:table-cell>
          <table:table-cell office:value-type="float" office:value="0.359469">
            <text:p>0,359469</text:p>
          </table:table-cell>
          <table:table-cell/>
          <table:table-cell table:formula="of:=[.E286]-[.B286]" office:value-type="float" office:value="0.35826484">
            <text:p>0,35826484</text:p>
          </table:table-cell>
        </table:table-row>
        <table:table-row table:style-name="ro3">
          <table:table-cell office:value-type="string">
            <text:p>1,425</text:p>
          </table:table-cell>
          <table:table-cell office:value-type="float" office:value="0.00119991">
            <text:p>0,00119991</text:p>
          </table:table-cell>
          <table:table-cell/>
          <table:table-cell office:value-type="string">
            <text:p>1,425</text:p>
          </table:table-cell>
          <table:table-cell office:value-type="float" office:value="0.358205">
            <text:p>0,358205</text:p>
          </table:table-cell>
          <table:table-cell/>
          <table:table-cell table:formula="of:=[.E287]-[.B287]" office:value-type="float" office:value="0.35700509">
            <text:p>0,35700509</text:p>
          </table:table-cell>
        </table:table-row>
        <table:table-row table:style-name="ro3">
          <table:table-cell office:value-type="string">
            <text:p>1,43</text:p>
          </table:table-cell>
          <table:table-cell office:value-type="float" office:value="0.00119569">
            <text:p>0,00119569</text:p>
          </table:table-cell>
          <table:table-cell/>
          <table:table-cell office:value-type="string">
            <text:p>1,43</text:p>
          </table:table-cell>
          <table:table-cell office:value-type="float" office:value="0.356951">
            <text:p>0,356951</text:p>
          </table:table-cell>
          <table:table-cell/>
          <table:table-cell table:formula="of:=[.E288]-[.B288]" office:value-type="float" office:value="0.35575531">
            <text:p>0,35575531</text:p>
          </table:table-cell>
        </table:table-row>
        <table:table-row table:style-name="ro3">
          <table:table-cell office:value-type="string">
            <text:p>1,435</text:p>
          </table:table-cell>
          <table:table-cell office:value-type="float" office:value="0.0011915">
            <text:p>0,0011915</text:p>
          </table:table-cell>
          <table:table-cell/>
          <table:table-cell office:value-type="string">
            <text:p>1,435</text:p>
          </table:table-cell>
          <table:table-cell office:value-type="float" office:value="0.355705">
            <text:p>0,355705</text:p>
          </table:table-cell>
          <table:table-cell/>
          <table:table-cell table:formula="of:=[.E289]-[.B289]" office:value-type="float" office:value="0.3545135">
            <text:p>0,3545135</text:p>
          </table:table-cell>
        </table:table-row>
        <table:table-row table:style-name="ro3">
          <table:table-cell office:value-type="string">
            <text:p>1,44</text:p>
          </table:table-cell>
          <table:table-cell office:value-type="float" office:value="0.00118734">
            <text:p>0,00118734</text:p>
          </table:table-cell>
          <table:table-cell/>
          <table:table-cell office:value-type="string">
            <text:p>1,44</text:p>
          </table:table-cell>
          <table:table-cell office:value-type="float" office:value="0.354467">
            <text:p>0,354467</text:p>
          </table:table-cell>
          <table:table-cell/>
          <table:table-cell table:formula="of:=[.E290]-[.B290]" office:value-type="float" office:value="0.35327966">
            <text:p>0,35327966</text:p>
          </table:table-cell>
        </table:table-row>
        <table:table-row table:style-name="ro3">
          <table:table-cell office:value-type="string">
            <text:p>1,445</text:p>
          </table:table-cell>
          <table:table-cell office:value-type="float" office:value="0.00118321">
            <text:p>0,00118321</text:p>
          </table:table-cell>
          <table:table-cell/>
          <table:table-cell office:value-type="string">
            <text:p>1,445</text:p>
          </table:table-cell>
          <table:table-cell office:value-type="float" office:value="0.353239">
            <text:p>0,353239</text:p>
          </table:table-cell>
          <table:table-cell/>
          <table:table-cell table:formula="of:=[.E291]-[.B291]" office:value-type="float" office:value="0.35205579">
            <text:p>0,35205579</text:p>
          </table:table-cell>
        </table:table-row>
        <table:table-row table:style-name="ro3">
          <table:table-cell office:value-type="string">
            <text:p>1,45</text:p>
          </table:table-cell>
          <table:table-cell office:value-type="float" office:value="0.00117911">
            <text:p>0,00117911</text:p>
          </table:table-cell>
          <table:table-cell/>
          <table:table-cell office:value-type="string">
            <text:p>1,45</text:p>
          </table:table-cell>
          <table:table-cell office:value-type="float" office:value="0.352019">
            <text:p>0,352019</text:p>
          </table:table-cell>
          <table:table-cell/>
          <table:table-cell table:formula="of:=[.E292]-[.B292]" office:value-type="float" office:value="0.35083989">
            <text:p>0,35083989</text:p>
          </table:table-cell>
        </table:table-row>
        <table:table-row table:style-name="ro3">
          <table:table-cell office:value-type="string">
            <text:p>1,455</text:p>
          </table:table-cell>
          <table:table-cell office:value-type="float" office:value="0.00117503">
            <text:p>0,00117503</text:p>
          </table:table-cell>
          <table:table-cell/>
          <table:table-cell office:value-type="string">
            <text:p>1,455</text:p>
          </table:table-cell>
          <table:table-cell office:value-type="float" office:value="0.350807">
            <text:p>0,350807</text:p>
          </table:table-cell>
          <table:table-cell/>
          <table:table-cell table:formula="of:=[.E293]-[.B293]" office:value-type="float" office:value="0.34963197">
            <text:p>0,34963197</text:p>
          </table:table-cell>
        </table:table-row>
        <table:table-row table:style-name="ro3">
          <table:table-cell office:value-type="string">
            <text:p>1,46</text:p>
          </table:table-cell>
          <table:table-cell office:value-type="float" office:value="0.00117099">
            <text:p>0,00117099</text:p>
          </table:table-cell>
          <table:table-cell/>
          <table:table-cell office:value-type="string">
            <text:p>1,46</text:p>
          </table:table-cell>
          <table:table-cell office:value-type="float" office:value="0.349603">
            <text:p>0,349603</text:p>
          </table:table-cell>
          <table:table-cell/>
          <table:table-cell table:formula="of:=[.E294]-[.B294]" office:value-type="float" office:value="0.34843201">
            <text:p>0,34843201</text:p>
          </table:table-cell>
        </table:table-row>
        <table:table-row table:style-name="ro3">
          <table:table-cell office:value-type="string">
            <text:p>1,465</text:p>
          </table:table-cell>
          <table:table-cell office:value-type="float" office:value="0.00116697">
            <text:p>0,00116697</text:p>
          </table:table-cell>
          <table:table-cell/>
          <table:table-cell office:value-type="string">
            <text:p>1,465</text:p>
          </table:table-cell>
          <table:table-cell office:value-type="float" office:value="0.348408">
            <text:p>0,348408</text:p>
          </table:table-cell>
          <table:table-cell/>
          <table:table-cell table:formula="of:=[.E295]-[.B295]" office:value-type="float" office:value="0.34724103">
            <text:p>0,34724103</text:p>
          </table:table-cell>
        </table:table-row>
        <table:table-row table:style-name="ro3">
          <table:table-cell office:value-type="string">
            <text:p>1,47</text:p>
          </table:table-cell>
          <table:table-cell office:value-type="float" office:value="0.00116298">
            <text:p>0,00116298</text:p>
          </table:table-cell>
          <table:table-cell/>
          <table:table-cell office:value-type="string">
            <text:p>1,47</text:p>
          </table:table-cell>
          <table:table-cell office:value-type="float" office:value="0.347221">
            <text:p>0,347221</text:p>
          </table:table-cell>
          <table:table-cell/>
          <table:table-cell table:formula="of:=[.E296]-[.B296]" office:value-type="float" office:value="0.34605802">
            <text:p>0,34605802</text:p>
          </table:table-cell>
        </table:table-row>
        <table:table-row table:style-name="ro3">
          <table:table-cell office:value-type="string">
            <text:p>1,475</text:p>
          </table:table-cell>
          <table:table-cell office:value-type="float" office:value="0.00115901">
            <text:p>0,00115901</text:p>
          </table:table-cell>
          <table:table-cell/>
          <table:table-cell office:value-type="string">
            <text:p>1,475</text:p>
          </table:table-cell>
          <table:table-cell office:value-type="float" office:value="0.346042">
            <text:p>0,346042</text:p>
          </table:table-cell>
          <table:table-cell/>
          <table:table-cell table:formula="of:=[.E297]-[.B297]" office:value-type="float" office:value="0.34488299">
            <text:p>0,34488299</text:p>
          </table:table-cell>
        </table:table-row>
        <table:table-row table:style-name="ro3">
          <table:table-cell office:value-type="string">
            <text:p>1,48</text:p>
          </table:table-cell>
          <table:table-cell office:value-type="float" office:value="0.00115507">
            <text:p>0,00115507</text:p>
          </table:table-cell>
          <table:table-cell/>
          <table:table-cell office:value-type="string">
            <text:p>1,48</text:p>
          </table:table-cell>
          <table:table-cell office:value-type="float" office:value="0.344871">
            <text:p>0,344871</text:p>
          </table:table-cell>
          <table:table-cell/>
          <table:table-cell table:formula="of:=[.E298]-[.B298]" office:value-type="float" office:value="0.34371593">
            <text:p>0,34371593</text:p>
          </table:table-cell>
        </table:table-row>
        <table:table-row table:style-name="ro3">
          <table:table-cell office:value-type="string">
            <text:p>1,485</text:p>
          </table:table-cell>
          <table:table-cell office:value-type="float" office:value="0.00115116">
            <text:p>0,00115116</text:p>
          </table:table-cell>
          <table:table-cell/>
          <table:table-cell office:value-type="string">
            <text:p>1,485</text:p>
          </table:table-cell>
          <table:table-cell office:value-type="float" office:value="0.343708">
            <text:p>0,343708</text:p>
          </table:table-cell>
          <table:table-cell/>
          <table:table-cell table:formula="of:=[.E299]-[.B299]" office:value-type="float" office:value="0.34255684">
            <text:p>0,34255684</text:p>
          </table:table-cell>
        </table:table-row>
        <table:table-row table:style-name="ro3">
          <table:table-cell office:value-type="string">
            <text:p>1,49</text:p>
          </table:table-cell>
          <table:table-cell office:value-type="float" office:value="0.00114728">
            <text:p>0,00114728</text:p>
          </table:table-cell>
          <table:table-cell/>
          <table:table-cell office:value-type="string">
            <text:p>1,49</text:p>
          </table:table-cell>
          <table:table-cell office:value-type="float" office:value="0.342553">
            <text:p>0,342553</text:p>
          </table:table-cell>
          <table:table-cell/>
          <table:table-cell table:formula="of:=[.E300]-[.B300]" office:value-type="float" office:value="0.34140572">
            <text:p>0,34140572</text:p>
          </table:table-cell>
        </table:table-row>
        <table:table-row table:style-name="ro3">
          <table:table-cell office:value-type="string">
            <text:p>1,495</text:p>
          </table:table-cell>
          <table:table-cell office:value-type="float" office:value="0.00114342">
            <text:p>0,00114342</text:p>
          </table:table-cell>
          <table:table-cell/>
          <table:table-cell office:value-type="string">
            <text:p>1,495</text:p>
          </table:table-cell>
          <table:table-cell office:value-type="float" office:value="0.341405">
            <text:p>0,341405</text:p>
          </table:table-cell>
          <table:table-cell/>
          <table:table-cell table:formula="of:=[.E301]-[.B301]" office:value-type="float" office:value="0.34026158">
            <text:p>0,34026158</text:p>
          </table:table-cell>
        </table:table-row>
        <table:table-row table:style-name="ro3">
          <table:table-cell office:value-type="string">
            <text:p>1,5</text:p>
          </table:table-cell>
          <table:table-cell office:value-type="float" office:value="0.00113959">
            <text:p>0,00113959</text:p>
          </table:table-cell>
          <table:table-cell/>
          <table:table-cell office:value-type="string">
            <text:p>1,5</text:p>
          </table:table-cell>
          <table:table-cell office:value-type="float" office:value="0.340265">
            <text:p>0,340265</text:p>
          </table:table-cell>
          <table:table-cell/>
          <table:table-cell table:formula="of:=[.E302]-[.B302]" office:value-type="float" office:value="0.33912541">
            <text:p>0,33912541</text:p>
          </table:table-cell>
        </table:table-row>
        <table:table-row table:style-name="ro3">
          <table:table-cell office:value-type="string">
            <text:p>1,505</text:p>
          </table:table-cell>
          <table:table-cell office:value-type="float" office:value="0.00113579">
            <text:p>0,00113579</text:p>
          </table:table-cell>
          <table:table-cell/>
          <table:table-cell office:value-type="string">
            <text:p>1,505</text:p>
          </table:table-cell>
          <table:table-cell office:value-type="float" office:value="0.339133">
            <text:p>0,339133</text:p>
          </table:table-cell>
          <table:table-cell/>
          <table:table-cell table:formula="of:=[.E303]-[.B303]" office:value-type="float" office:value="0.33799721">
            <text:p>0,33799721</text:p>
          </table:table-cell>
        </table:table-row>
        <table:table-row table:style-name="ro3">
          <table:table-cell office:value-type="string">
            <text:p>1,51</text:p>
          </table:table-cell>
          <table:table-cell office:value-type="float" office:value="0.00113201">
            <text:p>0,00113201</text:p>
          </table:table-cell>
          <table:table-cell/>
          <table:table-cell office:value-type="string">
            <text:p>1,51</text:p>
          </table:table-cell>
          <table:table-cell office:value-type="float" office:value="0.338008">
            <text:p>0,338008</text:p>
          </table:table-cell>
          <table:table-cell/>
          <table:table-cell table:formula="of:=[.E304]-[.B304]" office:value-type="float" office:value="0.33687599">
            <text:p>0,33687599</text:p>
          </table:table-cell>
        </table:table-row>
        <table:table-row table:style-name="ro3">
          <table:table-cell office:value-type="string">
            <text:p>1,515</text:p>
          </table:table-cell>
          <table:table-cell office:value-type="float" office:value="0.00112825">
            <text:p>0,00112825</text:p>
          </table:table-cell>
          <table:table-cell/>
          <table:table-cell office:value-type="string">
            <text:p>1,515</text:p>
          </table:table-cell>
          <table:table-cell office:value-type="float" office:value="0.336891">
            <text:p>0,336891</text:p>
          </table:table-cell>
          <table:table-cell/>
          <table:table-cell table:formula="of:=[.E305]-[.B305]" office:value-type="float" office:value="0.33576275">
            <text:p>0,33576275</text:p>
          </table:table-cell>
        </table:table-row>
        <table:table-row table:style-name="ro3">
          <table:table-cell office:value-type="string">
            <text:p>1,52</text:p>
          </table:table-cell>
          <table:table-cell office:value-type="float" office:value="0.00112452">
            <text:p>0,00112452</text:p>
          </table:table-cell>
          <table:table-cell/>
          <table:table-cell office:value-type="string">
            <text:p>1,52</text:p>
          </table:table-cell>
          <table:table-cell office:value-type="float" office:value="0.335781">
            <text:p>0,335781</text:p>
          </table:table-cell>
          <table:table-cell/>
          <table:table-cell table:formula="of:=[.E306]-[.B306]" office:value-type="float" office:value="0.33465648">
            <text:p>0,33465648</text:p>
          </table:table-cell>
        </table:table-row>
        <table:table-row table:style-name="ro3">
          <table:table-cell office:value-type="string">
            <text:p>1,525</text:p>
          </table:table-cell>
          <table:table-cell office:value-type="float" office:value="0.00112081">
            <text:p>0,00112081</text:p>
          </table:table-cell>
          <table:table-cell/>
          <table:table-cell office:value-type="string">
            <text:p>1,525</text:p>
          </table:table-cell>
          <table:table-cell office:value-type="float" office:value="0.334678">
            <text:p>0,334678</text:p>
          </table:table-cell>
          <table:table-cell/>
          <table:table-cell table:formula="of:=[.E307]-[.B307]" office:value-type="float" office:value="0.33355719">
            <text:p>0,33355719</text:p>
          </table:table-cell>
        </table:table-row>
        <table:table-row table:style-name="ro3">
          <table:table-cell office:value-type="string">
            <text:p>1,53</text:p>
          </table:table-cell>
          <table:table-cell office:value-type="float" office:value="0.00111713">
            <text:p>0,00111713</text:p>
          </table:table-cell>
          <table:table-cell/>
          <table:table-cell office:value-type="string">
            <text:p>1,53</text:p>
          </table:table-cell>
          <table:table-cell office:value-type="float" office:value="0.333582">
            <text:p>0,333582</text:p>
          </table:table-cell>
          <table:table-cell/>
          <table:table-cell table:formula="of:=[.E308]-[.B308]" office:value-type="float" office:value="0.33246487">
            <text:p>0,33246487</text:p>
          </table:table-cell>
        </table:table-row>
        <table:table-row table:style-name="ro3">
          <table:table-cell office:value-type="string">
            <text:p>1,535</text:p>
          </table:table-cell>
          <table:table-cell office:value-type="float" office:value="0.00111347">
            <text:p>0,00111347</text:p>
          </table:table-cell>
          <table:table-cell/>
          <table:table-cell office:value-type="string">
            <text:p>1,535</text:p>
          </table:table-cell>
          <table:table-cell office:value-type="float" office:value="0.332494">
            <text:p>0,332494</text:p>
          </table:table-cell>
          <table:table-cell/>
          <table:table-cell table:formula="of:=[.E309]-[.B309]" office:value-type="float" office:value="0.33138053">
            <text:p>0,33138053</text:p>
          </table:table-cell>
        </table:table-row>
        <table:table-row table:style-name="ro3">
          <table:table-cell office:value-type="string">
            <text:p>1,54</text:p>
          </table:table-cell>
          <table:table-cell office:value-type="float" office:value="0.00110984">
            <text:p>0,00110984</text:p>
          </table:table-cell>
          <table:table-cell/>
          <table:table-cell office:value-type="string">
            <text:p>1,54</text:p>
          </table:table-cell>
          <table:table-cell office:value-type="float" office:value="0.331413">
            <text:p>0,331413</text:p>
          </table:table-cell>
          <table:table-cell/>
          <table:table-cell table:formula="of:=[.E310]-[.B310]" office:value-type="float" office:value="0.33030316">
            <text:p>0,33030316</text:p>
          </table:table-cell>
        </table:table-row>
        <table:table-row table:style-name="ro3">
          <table:table-cell office:value-type="string">
            <text:p>1,545</text:p>
          </table:table-cell>
          <table:table-cell office:value-type="float" office:value="0.00110623">
            <text:p>0,00110623</text:p>
          </table:table-cell>
          <table:table-cell/>
          <table:table-cell office:value-type="string">
            <text:p>1,545</text:p>
          </table:table-cell>
          <table:table-cell office:value-type="float" office:value="0.330338">
            <text:p>0,330338</text:p>
          </table:table-cell>
          <table:table-cell/>
          <table:table-cell table:formula="of:=[.E311]-[.B311]" office:value-type="float" office:value="0.32923177">
            <text:p>0,32923177</text:p>
          </table:table-cell>
        </table:table-row>
        <table:table-row table:style-name="ro3">
          <table:table-cell office:value-type="string">
            <text:p>1,55</text:p>
          </table:table-cell>
          <table:table-cell office:value-type="float" office:value="0.00110265">
            <text:p>0,00110265</text:p>
          </table:table-cell>
          <table:table-cell/>
          <table:table-cell office:value-type="string">
            <text:p>1,55</text:p>
          </table:table-cell>
          <table:table-cell office:value-type="float" office:value="0.329271">
            <text:p>0,329271</text:p>
          </table:table-cell>
          <table:table-cell/>
          <table:table-cell table:formula="of:=[.E312]-[.B312]" office:value-type="float" office:value="0.32816835">
            <text:p>0,32816835</text:p>
          </table:table-cell>
        </table:table-row>
        <table:table-row table:style-name="ro3">
          <table:table-cell office:value-type="string">
            <text:p>1,555</text:p>
          </table:table-cell>
          <table:table-cell office:value-type="float" office:value="0.00109908">
            <text:p>0,00109908</text:p>
          </table:table-cell>
          <table:table-cell/>
          <table:table-cell office:value-type="string">
            <text:p>1,555</text:p>
          </table:table-cell>
          <table:table-cell office:value-type="float" office:value="0.328211">
            <text:p>0,328211</text:p>
          </table:table-cell>
          <table:table-cell/>
          <table:table-cell table:formula="of:=[.E313]-[.B313]" office:value-type="float" office:value="0.32711192">
            <text:p>0,32711192</text:p>
          </table:table-cell>
        </table:table-row>
        <table:table-row table:style-name="ro3">
          <table:table-cell office:value-type="string">
            <text:p>1,56</text:p>
          </table:table-cell>
          <table:table-cell office:value-type="float" office:value="0.00109554">
            <text:p>0,00109554</text:p>
          </table:table-cell>
          <table:table-cell/>
          <table:table-cell office:value-type="string">
            <text:p>1,56</text:p>
          </table:table-cell>
          <table:table-cell office:value-type="float" office:value="0.327157">
            <text:p>0,327157</text:p>
          </table:table-cell>
          <table:table-cell/>
          <table:table-cell table:formula="of:=[.E314]-[.B314]" office:value-type="float" office:value="0.32606146">
            <text:p>0,32606146</text:p>
          </table:table-cell>
        </table:table-row>
        <table:table-row table:style-name="ro3">
          <table:table-cell office:value-type="string">
            <text:p>1,565</text:p>
          </table:table-cell>
          <table:table-cell office:value-type="float" office:value="0.00109203">
            <text:p>0,00109203</text:p>
          </table:table-cell>
          <table:table-cell/>
          <table:table-cell office:value-type="string">
            <text:p>1,565</text:p>
          </table:table-cell>
          <table:table-cell office:value-type="float" office:value="0.32611">
            <text:p>0,32611</text:p>
          </table:table-cell>
          <table:table-cell/>
          <table:table-cell table:formula="of:=[.E315]-[.B315]" office:value-type="float" office:value="0.32501797">
            <text:p>0,32501797</text:p>
          </table:table-cell>
        </table:table-row>
        <table:table-row table:style-name="ro3">
          <table:table-cell office:value-type="string">
            <text:p>1,57</text:p>
          </table:table-cell>
          <table:table-cell office:value-type="float" office:value="0.00108853">
            <text:p>0,00108853</text:p>
          </table:table-cell>
          <table:table-cell/>
          <table:table-cell office:value-type="string">
            <text:p>1,57</text:p>
          </table:table-cell>
          <table:table-cell office:value-type="float" office:value="0.32507">
            <text:p>0,32507</text:p>
          </table:table-cell>
          <table:table-cell/>
          <table:table-cell table:formula="of:=[.E316]-[.B316]" office:value-type="float" office:value="0.32398147">
            <text:p>0,32398147</text:p>
          </table:table-cell>
        </table:table-row>
        <table:table-row table:style-name="ro3">
          <table:table-cell office:value-type="string">
            <text:p>1,575</text:p>
          </table:table-cell>
          <table:table-cell office:value-type="float" office:value="0.00108506">
            <text:p>0,00108506</text:p>
          </table:table-cell>
          <table:table-cell/>
          <table:table-cell office:value-type="string">
            <text:p>1,575</text:p>
          </table:table-cell>
          <table:table-cell office:value-type="float" office:value="0.324036">
            <text:p>0,324036</text:p>
          </table:table-cell>
          <table:table-cell/>
          <table:table-cell table:formula="of:=[.E317]-[.B317]" office:value-type="float" office:value="0.32295094">
            <text:p>0,32295094</text:p>
          </table:table-cell>
        </table:table-row>
        <table:table-row table:style-name="ro3">
          <table:table-cell office:value-type="string">
            <text:p>1,58</text:p>
          </table:table-cell>
          <table:table-cell office:value-type="float" office:value="0.00108161">
            <text:p>0,00108161</text:p>
          </table:table-cell>
          <table:table-cell/>
          <table:table-cell office:value-type="string">
            <text:p>1,58</text:p>
          </table:table-cell>
          <table:table-cell office:value-type="float" office:value="0.323009">
            <text:p>0,323009</text:p>
          </table:table-cell>
          <table:table-cell/>
          <table:table-cell table:formula="of:=[.E318]-[.B318]" office:value-type="float" office:value="0.32192739">
            <text:p>0,32192739</text:p>
          </table:table-cell>
        </table:table-row>
        <table:table-row table:style-name="ro3">
          <table:table-cell office:value-type="string">
            <text:p>1,585</text:p>
          </table:table-cell>
          <table:table-cell office:value-type="float" office:value="0.00107818">
            <text:p>0,00107818</text:p>
          </table:table-cell>
          <table:table-cell/>
          <table:table-cell office:value-type="string">
            <text:p>1,585</text:p>
          </table:table-cell>
          <table:table-cell office:value-type="float" office:value="0.321989">
            <text:p>0,321989</text:p>
          </table:table-cell>
          <table:table-cell/>
          <table:table-cell table:formula="of:=[.E319]-[.B319]" office:value-type="float" office:value="0.32091082">
            <text:p>0,32091082</text:p>
          </table:table-cell>
        </table:table-row>
        <table:table-row table:style-name="ro3">
          <table:table-cell office:value-type="string">
            <text:p>1,59</text:p>
          </table:table-cell>
          <table:table-cell office:value-type="float" office:value="0.00107477">
            <text:p>0,00107477</text:p>
          </table:table-cell>
          <table:table-cell/>
          <table:table-cell office:value-type="string">
            <text:p>1,59</text:p>
          </table:table-cell>
          <table:table-cell office:value-type="float" office:value="0.320974">
            <text:p>0,320974</text:p>
          </table:table-cell>
          <table:table-cell/>
          <table:table-cell table:formula="of:=[.E320]-[.B320]" office:value-type="float" office:value="0.31989923">
            <text:p>0,31989923</text:p>
          </table:table-cell>
        </table:table-row>
        <table:table-row table:style-name="ro3">
          <table:table-cell office:value-type="string">
            <text:p>1,595</text:p>
          </table:table-cell>
          <table:table-cell office:value-type="float" office:value="0.00107139">
            <text:p>0,00107139</text:p>
          </table:table-cell>
          <table:table-cell/>
          <table:table-cell office:value-type="string">
            <text:p>1,595</text:p>
          </table:table-cell>
          <table:table-cell office:value-type="float" office:value="0.319967">
            <text:p>0,319967</text:p>
          </table:table-cell>
          <table:table-cell/>
          <table:table-cell table:formula="of:=[.E321]-[.B321]" office:value-type="float" office:value="0.31889561">
            <text:p>0,31889561</text:p>
          </table:table-cell>
        </table:table-row>
        <table:table-row table:style-name="ro3">
          <table:table-cell office:value-type="string">
            <text:p>1,6</text:p>
          </table:table-cell>
          <table:table-cell office:value-type="float" office:value="0.00106803">
            <text:p>0,00106803</text:p>
          </table:table-cell>
          <table:table-cell/>
          <table:table-cell office:value-type="string">
            <text:p>1,6</text:p>
          </table:table-cell>
          <table:table-cell office:value-type="float" office:value="0.318965">
            <text:p>0,318965</text:p>
          </table:table-cell>
          <table:table-cell/>
          <table:table-cell table:formula="of:=[.E322]-[.B322]" office:value-type="float" office:value="0.31789697">
            <text:p>0,31789697</text:p>
          </table:table-cell>
        </table:table-row>
        <table:table-row table:style-name="ro3">
          <table:table-cell office:value-type="string">
            <text:p>1,605</text:p>
          </table:table-cell>
          <table:table-cell office:value-type="float" office:value="0.00106468">
            <text:p>0,00106468</text:p>
          </table:table-cell>
          <table:table-cell/>
          <table:table-cell office:value-type="string">
            <text:p>1,605</text:p>
          </table:table-cell>
          <table:table-cell office:value-type="float" office:value="0.31797">
            <text:p>0,31797</text:p>
          </table:table-cell>
          <table:table-cell/>
          <table:table-cell table:formula="of:=[.E323]-[.B323]" office:value-type="float" office:value="0.31690532">
            <text:p>0,31690532</text:p>
          </table:table-cell>
        </table:table-row>
        <table:table-row table:style-name="ro3">
          <table:table-cell office:value-type="string">
            <text:p>1,61</text:p>
          </table:table-cell>
          <table:table-cell office:value-type="float" office:value="0.00106136">
            <text:p>0,00106136</text:p>
          </table:table-cell>
          <table:table-cell/>
          <table:table-cell office:value-type="string">
            <text:p>1,61</text:p>
          </table:table-cell>
          <table:table-cell office:value-type="float" office:value="0.316981">
            <text:p>0,316981</text:p>
          </table:table-cell>
          <table:table-cell/>
          <table:table-cell table:formula="of:=[.E324]-[.B324]" office:value-type="float" office:value="0.31591964">
            <text:p>0,31591964</text:p>
          </table:table-cell>
        </table:table-row>
        <table:table-row table:style-name="ro3">
          <table:table-cell office:value-type="string">
            <text:p>1,615</text:p>
          </table:table-cell>
          <table:table-cell office:value-type="float" office:value="0.00105806">
            <text:p>0,00105806</text:p>
          </table:table-cell>
          <table:table-cell/>
          <table:table-cell office:value-type="string">
            <text:p>1,615</text:p>
          </table:table-cell>
          <table:table-cell office:value-type="float" office:value="0.315998">
            <text:p>0,315998</text:p>
          </table:table-cell>
          <table:table-cell/>
          <table:table-cell table:formula="of:=[.E325]-[.B325]" office:value-type="float" office:value="0.31493994">
            <text:p>0,31493994</text:p>
          </table:table-cell>
        </table:table-row>
        <table:table-row table:style-name="ro3">
          <table:table-cell office:value-type="string">
            <text:p>1,62</text:p>
          </table:table-cell>
          <table:table-cell office:value-type="float" office:value="0.00105478">
            <text:p>0,00105478</text:p>
          </table:table-cell>
          <table:table-cell/>
          <table:table-cell office:value-type="string">
            <text:p>1,62</text:p>
          </table:table-cell>
          <table:table-cell office:value-type="float" office:value="0.315021">
            <text:p>0,315021</text:p>
          </table:table-cell>
          <table:table-cell/>
          <table:table-cell table:formula="of:=[.E326]-[.B326]" office:value-type="float" office:value="0.31396622">
            <text:p>0,31396622</text:p>
          </table:table-cell>
        </table:table-row>
        <table:table-row table:style-name="ro3">
          <table:table-cell office:value-type="string">
            <text:p>1,625</text:p>
          </table:table-cell>
          <table:table-cell office:value-type="float" office:value="0.00105152">
            <text:p>0,00105152</text:p>
          </table:table-cell>
          <table:table-cell/>
          <table:table-cell office:value-type="string">
            <text:p>1,625</text:p>
          </table:table-cell>
          <table:table-cell office:value-type="float" office:value="0.31405">
            <text:p>0,31405</text:p>
          </table:table-cell>
          <table:table-cell/>
          <table:table-cell table:formula="of:=[.E327]-[.B327]" office:value-type="float" office:value="0.31299848">
            <text:p>0,31299848</text:p>
          </table:table-cell>
        </table:table-row>
        <table:table-row table:style-name="ro3">
          <table:table-cell office:value-type="string">
            <text:p>1,63</text:p>
          </table:table-cell>
          <table:table-cell office:value-type="float" office:value="0.00104828">
            <text:p>0,00104828</text:p>
          </table:table-cell>
          <table:table-cell/>
          <table:table-cell office:value-type="string">
            <text:p>1,63</text:p>
          </table:table-cell>
          <table:table-cell office:value-type="float" office:value="0.313086">
            <text:p>0,313086</text:p>
          </table:table-cell>
          <table:table-cell/>
          <table:table-cell table:formula="of:=[.E328]-[.B328]" office:value-type="float" office:value="0.31203772">
            <text:p>0,31203772</text:p>
          </table:table-cell>
        </table:table-row>
        <table:table-row table:style-name="ro3">
          <table:table-cell office:value-type="string">
            <text:p>1,635</text:p>
          </table:table-cell>
          <table:table-cell office:value-type="float" office:value="0.00104506">
            <text:p>0,00104506</text:p>
          </table:table-cell>
          <table:table-cell/>
          <table:table-cell office:value-type="string">
            <text:p>1,635</text:p>
          </table:table-cell>
          <table:table-cell office:value-type="float" office:value="0.312127">
            <text:p>0,312127</text:p>
          </table:table-cell>
          <table:table-cell/>
          <table:table-cell table:formula="of:=[.E329]-[.B329]" office:value-type="float" office:value="0.31108194">
            <text:p>0,31108194</text:p>
          </table:table-cell>
        </table:table-row>
        <table:table-row table:style-name="ro3">
          <table:table-cell office:value-type="string">
            <text:p>1,64</text:p>
          </table:table-cell>
          <table:table-cell office:value-type="float" office:value="0.00104186">
            <text:p>0,00104186</text:p>
          </table:table-cell>
          <table:table-cell/>
          <table:table-cell office:value-type="string">
            <text:p>1,64</text:p>
          </table:table-cell>
          <table:table-cell office:value-type="float" office:value="0.311174">
            <text:p>0,311174</text:p>
          </table:table-cell>
          <table:table-cell/>
          <table:table-cell table:formula="of:=[.E330]-[.B330]" office:value-type="float" office:value="0.31013214">
            <text:p>0,31013214</text:p>
          </table:table-cell>
        </table:table-row>
        <table:table-row table:style-name="ro3">
          <table:table-cell office:value-type="string">
            <text:p>1,645</text:p>
          </table:table-cell>
          <table:table-cell office:value-type="float" office:value="0.00103868">
            <text:p>0,00103868</text:p>
          </table:table-cell>
          <table:table-cell/>
          <table:table-cell office:value-type="string">
            <text:p>1,645</text:p>
          </table:table-cell>
          <table:table-cell office:value-type="float" office:value="0.310226">
            <text:p>0,310226</text:p>
          </table:table-cell>
          <table:table-cell/>
          <table:table-cell table:formula="of:=[.E331]-[.B331]" office:value-type="float" office:value="0.30918732">
            <text:p>0,30918732</text:p>
          </table:table-cell>
        </table:table-row>
        <table:table-row table:style-name="ro3">
          <table:table-cell office:value-type="string">
            <text:p>1,65</text:p>
          </table:table-cell>
          <table:table-cell office:value-type="float" office:value="0.00103552">
            <text:p>0,00103552</text:p>
          </table:table-cell>
          <table:table-cell/>
          <table:table-cell office:value-type="string">
            <text:p>1,65</text:p>
          </table:table-cell>
          <table:table-cell office:value-type="float" office:value="0.309285">
            <text:p>0,309285</text:p>
          </table:table-cell>
          <table:table-cell/>
          <table:table-cell table:formula="of:=[.E332]-[.B332]" office:value-type="float" office:value="0.30824948">
            <text:p>0,30824948</text:p>
          </table:table-cell>
        </table:table-row>
        <table:table-row table:style-name="ro3">
          <table:table-cell office:value-type="string">
            <text:p>1,655</text:p>
          </table:table-cell>
          <table:table-cell office:value-type="float" office:value="0.00103238">
            <text:p>0,00103238</text:p>
          </table:table-cell>
          <table:table-cell/>
          <table:table-cell office:value-type="string">
            <text:p>1,655</text:p>
          </table:table-cell>
          <table:table-cell office:value-type="float" office:value="0.308349">
            <text:p>0,308349</text:p>
          </table:table-cell>
          <table:table-cell/>
          <table:table-cell table:formula="of:=[.E333]-[.B333]" office:value-type="float" office:value="0.30731662">
            <text:p>0,30731662</text:p>
          </table:table-cell>
        </table:table-row>
        <table:table-row table:style-name="ro3">
          <table:table-cell office:value-type="string">
            <text:p>1,66</text:p>
          </table:table-cell>
          <table:table-cell office:value-type="float" office:value="0.00102925">
            <text:p>0,00102925</text:p>
          </table:table-cell>
          <table:table-cell/>
          <table:table-cell office:value-type="string">
            <text:p>1,66</text:p>
          </table:table-cell>
          <table:table-cell office:value-type="float" office:value="0.307419">
            <text:p>0,307419</text:p>
          </table:table-cell>
          <table:table-cell/>
          <table:table-cell table:formula="of:=[.E334]-[.B334]" office:value-type="float" office:value="0.30638975">
            <text:p>0,30638975</text:p>
          </table:table-cell>
        </table:table-row>
        <table:table-row table:style-name="ro3">
          <table:table-cell office:value-type="string">
            <text:p>1,665</text:p>
          </table:table-cell>
          <table:table-cell office:value-type="float" office:value="0.00102615">
            <text:p>0,00102615</text:p>
          </table:table-cell>
          <table:table-cell/>
          <table:table-cell office:value-type="string">
            <text:p>1,665</text:p>
          </table:table-cell>
          <table:table-cell office:value-type="float" office:value="0.306494">
            <text:p>0,306494</text:p>
          </table:table-cell>
          <table:table-cell/>
          <table:table-cell table:formula="of:=[.E335]-[.B335]" office:value-type="float" office:value="0.30546785">
            <text:p>0,30546785</text:p>
          </table:table-cell>
        </table:table-row>
        <table:table-row table:style-name="ro3">
          <table:table-cell office:value-type="string">
            <text:p>1,67</text:p>
          </table:table-cell>
          <table:table-cell office:value-type="float" office:value="0.00102306">
            <text:p>0,00102306</text:p>
          </table:table-cell>
          <table:table-cell/>
          <table:table-cell office:value-type="string">
            <text:p>1,67</text:p>
          </table:table-cell>
          <table:table-cell office:value-type="float" office:value="0.305575">
            <text:p>0,305575</text:p>
          </table:table-cell>
          <table:table-cell/>
          <table:table-cell table:formula="of:=[.E336]-[.B336]" office:value-type="float" office:value="0.30455194">
            <text:p>0,30455194</text:p>
          </table:table-cell>
        </table:table-row>
        <table:table-row table:style-name="ro3">
          <table:table-cell office:value-type="string">
            <text:p>1,675</text:p>
          </table:table-cell>
          <table:table-cell office:value-type="float" office:value="0.00102">
            <text:p>0,00102</text:p>
          </table:table-cell>
          <table:table-cell/>
          <table:table-cell office:value-type="string">
            <text:p>1,675</text:p>
          </table:table-cell>
          <table:table-cell office:value-type="float" office:value="0.304662">
            <text:p>0,304662</text:p>
          </table:table-cell>
          <table:table-cell/>
          <table:table-cell table:formula="of:=[.E337]-[.B337]" office:value-type="float" office:value="0.303642">
            <text:p>0,303642</text:p>
          </table:table-cell>
        </table:table-row>
        <table:table-row table:style-name="ro3">
          <table:table-cell office:value-type="string">
            <text:p>1,68</text:p>
          </table:table-cell>
          <table:table-cell office:value-type="float" office:value="0.00101695">
            <text:p>0,00101695</text:p>
          </table:table-cell>
          <table:table-cell/>
          <table:table-cell office:value-type="string">
            <text:p>1,68</text:p>
          </table:table-cell>
          <table:table-cell office:value-type="float" office:value="0.303754">
            <text:p>0,303754</text:p>
          </table:table-cell>
          <table:table-cell/>
          <table:table-cell table:formula="of:=[.E338]-[.B338]" office:value-type="float" office:value="0.30273705">
            <text:p>0,30273705</text:p>
          </table:table-cell>
        </table:table-row>
        <table:table-row table:style-name="ro3">
          <table:table-cell office:value-type="string">
            <text:p>1,685</text:p>
          </table:table-cell>
          <table:table-cell office:value-type="float" office:value="0.00101392">
            <text:p>0,00101392</text:p>
          </table:table-cell>
          <table:table-cell/>
          <table:table-cell office:value-type="string">
            <text:p>1,685</text:p>
          </table:table-cell>
          <table:table-cell office:value-type="float" office:value="0.302851">
            <text:p>0,302851</text:p>
          </table:table-cell>
          <table:table-cell/>
          <table:table-cell table:formula="of:=[.E339]-[.B339]" office:value-type="float" office:value="0.30183708">
            <text:p>0,30183708</text:p>
          </table:table-cell>
        </table:table-row>
        <table:table-row table:style-name="ro3">
          <table:table-cell office:value-type="string">
            <text:p>1,69</text:p>
          </table:table-cell>
          <table:table-cell office:value-type="float" office:value="0.00101091">
            <text:p>0,00101091</text:p>
          </table:table-cell>
          <table:table-cell/>
          <table:table-cell office:value-type="string">
            <text:p>1,69</text:p>
          </table:table-cell>
          <table:table-cell office:value-type="float" office:value="0.301954">
            <text:p>0,301954</text:p>
          </table:table-cell>
          <table:table-cell/>
          <table:table-cell table:formula="of:=[.E340]-[.B340]" office:value-type="float" office:value="0.30094309">
            <text:p>0,30094309</text:p>
          </table:table-cell>
        </table:table-row>
        <table:table-row table:style-name="ro3">
          <table:table-cell office:value-type="string">
            <text:p>1,695</text:p>
          </table:table-cell>
          <table:table-cell office:value-type="float" office:value="0.00100791">
            <text:p>0,00100791</text:p>
          </table:table-cell>
          <table:table-cell/>
          <table:table-cell office:value-type="string">
            <text:p>1,695</text:p>
          </table:table-cell>
          <table:table-cell office:value-type="float" office:value="0.301062">
            <text:p>0,301062</text:p>
          </table:table-cell>
          <table:table-cell/>
          <table:table-cell table:formula="of:=[.E341]-[.B341]" office:value-type="float" office:value="0.30005409">
            <text:p>0,30005409</text:p>
          </table:table-cell>
        </table:table-row>
        <table:table-row table:style-name="ro3">
          <table:table-cell office:value-type="string">
            <text:p>1,7</text:p>
          </table:table-cell>
          <table:table-cell office:value-type="float" office:value="0.00100494">
            <text:p>0,00100494</text:p>
          </table:table-cell>
          <table:table-cell/>
          <table:table-cell office:value-type="string">
            <text:p>1,7</text:p>
          </table:table-cell>
          <table:table-cell office:value-type="float" office:value="0.300175">
            <text:p>0,300175</text:p>
          </table:table-cell>
          <table:table-cell/>
          <table:table-cell table:formula="of:=[.E342]-[.B342]" office:value-type="float" office:value="0.29917006">
            <text:p>0,29917006</text:p>
          </table:table-cell>
        </table:table-row>
        <table:table-row table:style-name="ro3">
          <table:table-cell office:value-type="string">
            <text:p>1,705</text:p>
          </table:table-cell>
          <table:table-cell office:value-type="float" office:value="0.00100198">
            <text:p>0,00100198</text:p>
          </table:table-cell>
          <table:table-cell/>
          <table:table-cell office:value-type="string">
            <text:p>1,705</text:p>
          </table:table-cell>
          <table:table-cell office:value-type="float" office:value="0.299293">
            <text:p>0,299293</text:p>
          </table:table-cell>
          <table:table-cell/>
          <table:table-cell table:formula="of:=[.E343]-[.B343]" office:value-type="float" office:value="0.29829102">
            <text:p>0,29829102</text:p>
          </table:table-cell>
        </table:table-row>
        <table:table-row table:style-name="ro3">
          <table:table-cell office:value-type="string">
            <text:p>1,71</text:p>
          </table:table-cell>
          <table:table-cell office:value-type="float" office:value="0.000999036">
            <text:p>0,000999036</text:p>
          </table:table-cell>
          <table:table-cell/>
          <table:table-cell office:value-type="string">
            <text:p>1,71</text:p>
          </table:table-cell>
          <table:table-cell office:value-type="float" office:value="0.298417">
            <text:p>0,298417</text:p>
          </table:table-cell>
          <table:table-cell/>
          <table:table-cell table:formula="of:=[.E344]-[.B344]" office:value-type="float" office:value="0.297417964">
            <text:p>0,297417964</text:p>
          </table:table-cell>
        </table:table-row>
        <table:table-row table:style-name="ro3">
          <table:table-cell office:value-type="string">
            <text:p>1,715</text:p>
          </table:table-cell>
          <table:table-cell office:value-type="float" office:value="0.000996112">
            <text:p>0,000996112</text:p>
          </table:table-cell>
          <table:table-cell/>
          <table:table-cell office:value-type="string">
            <text:p>1,715</text:p>
          </table:table-cell>
          <table:table-cell office:value-type="float" office:value="0.297546">
            <text:p>0,297546</text:p>
          </table:table-cell>
          <table:table-cell/>
          <table:table-cell table:formula="of:=[.E345]-[.B345]" office:value-type="float" office:value="0.296549888">
            <text:p>0,296549888</text:p>
          </table:table-cell>
        </table:table-row>
        <table:table-row table:style-name="ro3">
          <table:table-cell office:value-type="string">
            <text:p>1,72</text:p>
          </table:table-cell>
          <table:table-cell office:value-type="float" office:value="0.000993205">
            <text:p>0,000993205</text:p>
          </table:table-cell>
          <table:table-cell/>
          <table:table-cell office:value-type="string">
            <text:p>1,72</text:p>
          </table:table-cell>
          <table:table-cell office:value-type="float" office:value="0.296679">
            <text:p>0,296679</text:p>
          </table:table-cell>
          <table:table-cell/>
          <table:table-cell table:formula="of:=[.E346]-[.B346]" office:value-type="float" office:value="0.295685795">
            <text:p>0,295685795</text:p>
          </table:table-cell>
        </table:table-row>
        <table:table-row table:style-name="ro3">
          <table:table-cell office:value-type="string">
            <text:p>1,725</text:p>
          </table:table-cell>
          <table:table-cell office:value-type="float" office:value="0.000990315">
            <text:p>0,000990315</text:p>
          </table:table-cell>
          <table:table-cell/>
          <table:table-cell office:value-type="string">
            <text:p>1,725</text:p>
          </table:table-cell>
          <table:table-cell office:value-type="float" office:value="0.295818">
            <text:p>0,295818</text:p>
          </table:table-cell>
          <table:table-cell/>
          <table:table-cell table:formula="of:=[.E347]-[.B347]" office:value-type="float" office:value="0.294827685">
            <text:p>0,294827685</text:p>
          </table:table-cell>
        </table:table-row>
        <table:table-row table:style-name="ro3">
          <table:table-cell office:value-type="string">
            <text:p>1,73</text:p>
          </table:table-cell>
          <table:table-cell office:value-type="float" office:value="0.000987442">
            <text:p>0,000987442</text:p>
          </table:table-cell>
          <table:table-cell/>
          <table:table-cell office:value-type="string">
            <text:p>1,73</text:p>
          </table:table-cell>
          <table:table-cell office:value-type="float" office:value="0.294962">
            <text:p>0,294962</text:p>
          </table:table-cell>
          <table:table-cell/>
          <table:table-cell table:formula="of:=[.E348]-[.B348]" office:value-type="float" office:value="0.293974558">
            <text:p>0,293974558</text:p>
          </table:table-cell>
        </table:table-row>
        <table:table-row table:style-name="ro3">
          <table:table-cell office:value-type="string">
            <text:p>1,735</text:p>
          </table:table-cell>
          <table:table-cell office:value-type="float" office:value="0.000984585">
            <text:p>0,000984585</text:p>
          </table:table-cell>
          <table:table-cell/>
          <table:table-cell office:value-type="string">
            <text:p>1,735</text:p>
          </table:table-cell>
          <table:table-cell office:value-type="float" office:value="0.294111">
            <text:p>0,294111</text:p>
          </table:table-cell>
          <table:table-cell/>
          <table:table-cell table:formula="of:=[.E349]-[.B349]" office:value-type="float" office:value="0.293126415">
            <text:p>0,293126415</text:p>
          </table:table-cell>
        </table:table-row>
        <table:table-row table:style-name="ro3">
          <table:table-cell office:value-type="string">
            <text:p>1,74</text:p>
          </table:table-cell>
          <table:table-cell office:value-type="float" office:value="0.000981745">
            <text:p>0,000981745</text:p>
          </table:table-cell>
          <table:table-cell/>
          <table:table-cell office:value-type="string">
            <text:p>1,74</text:p>
          </table:table-cell>
          <table:table-cell office:value-type="float" office:value="0.293264">
            <text:p>0,293264</text:p>
          </table:table-cell>
          <table:table-cell/>
          <table:table-cell table:formula="of:=[.E350]-[.B350]" office:value-type="float" office:value="0.292282255">
            <text:p>0,292282255</text:p>
          </table:table-cell>
        </table:table-row>
        <table:table-row table:style-name="ro3">
          <table:table-cell office:value-type="string">
            <text:p>1,745</text:p>
          </table:table-cell>
          <table:table-cell office:value-type="float" office:value="0.000978922">
            <text:p>0,000978922</text:p>
          </table:table-cell>
          <table:table-cell/>
          <table:table-cell office:value-type="string">
            <text:p>1,745</text:p>
          </table:table-cell>
          <table:table-cell office:value-type="float" office:value="0.292423">
            <text:p>0,292423</text:p>
          </table:table-cell>
          <table:table-cell/>
          <table:table-cell table:formula="of:=[.E351]-[.B351]" office:value-type="float" office:value="0.291444078">
            <text:p>0,291444078</text:p>
          </table:table-cell>
        </table:table-row>
        <table:table-row table:style-name="ro3">
          <table:table-cell office:value-type="string">
            <text:p>1,75</text:p>
          </table:table-cell>
          <table:table-cell office:value-type="float" office:value="0.000976114">
            <text:p>0,000976114</text:p>
          </table:table-cell>
          <table:table-cell/>
          <table:table-cell office:value-type="string">
            <text:p>1,75</text:p>
          </table:table-cell>
          <table:table-cell office:value-type="float" office:value="0.291586">
            <text:p>0,291586</text:p>
          </table:table-cell>
          <table:table-cell/>
          <table:table-cell table:formula="of:=[.E352]-[.B352]" office:value-type="float" office:value="0.290609886">
            <text:p>0,290609886</text:p>
          </table:table-cell>
        </table:table-row>
        <table:table-row table:style-name="ro3">
          <table:table-cell office:value-type="string">
            <text:p>1,755</text:p>
          </table:table-cell>
          <table:table-cell office:value-type="float" office:value="0.000973323">
            <text:p>0,000973323</text:p>
          </table:table-cell>
          <table:table-cell/>
          <table:table-cell office:value-type="string">
            <text:p>1,755</text:p>
          </table:table-cell>
          <table:table-cell office:value-type="float" office:value="0.290754">
            <text:p>0,290754</text:p>
          </table:table-cell>
          <table:table-cell/>
          <table:table-cell table:formula="of:=[.E353]-[.B353]" office:value-type="float" office:value="0.289780677">
            <text:p>0,289780677</text:p>
          </table:table-cell>
        </table:table-row>
        <table:table-row table:style-name="ro3">
          <table:table-cell office:value-type="string">
            <text:p>1,76</text:p>
          </table:table-cell>
          <table:table-cell office:value-type="float" office:value="0.000970548">
            <text:p>0,000970548</text:p>
          </table:table-cell>
          <table:table-cell/>
          <table:table-cell office:value-type="string">
            <text:p>1,76</text:p>
          </table:table-cell>
          <table:table-cell office:value-type="float" office:value="0.289927">
            <text:p>0,289927</text:p>
          </table:table-cell>
          <table:table-cell/>
          <table:table-cell table:formula="of:=[.E354]-[.B354]" office:value-type="float" office:value="0.288956452">
            <text:p>0,288956452</text:p>
          </table:table-cell>
        </table:table-row>
        <table:table-row table:style-name="ro3">
          <table:table-cell office:value-type="string">
            <text:p>1,765</text:p>
          </table:table-cell>
          <table:table-cell office:value-type="float" office:value="0.000967788">
            <text:p>0,000967788</text:p>
          </table:table-cell>
          <table:table-cell/>
          <table:table-cell office:value-type="string">
            <text:p>1,765</text:p>
          </table:table-cell>
          <table:table-cell office:value-type="float" office:value="0.289105">
            <text:p>0,289105</text:p>
          </table:table-cell>
          <table:table-cell/>
          <table:table-cell table:formula="of:=[.E355]-[.B355]" office:value-type="float" office:value="0.288137212">
            <text:p>0,288137212</text:p>
          </table:table-cell>
        </table:table-row>
        <table:table-row table:style-name="ro3">
          <table:table-cell office:value-type="string">
            <text:p>1,77</text:p>
          </table:table-cell>
          <table:table-cell office:value-type="float" office:value="0.000965044">
            <text:p>0,000965044</text:p>
          </table:table-cell>
          <table:table-cell/>
          <table:table-cell office:value-type="string">
            <text:p>1,77</text:p>
          </table:table-cell>
          <table:table-cell office:value-type="float" office:value="0.288287">
            <text:p>0,288287</text:p>
          </table:table-cell>
          <table:table-cell/>
          <table:table-cell table:formula="of:=[.E356]-[.B356]" office:value-type="float" office:value="0.287321956">
            <text:p>0,287321956</text:p>
          </table:table-cell>
        </table:table-row>
        <table:table-row table:style-name="ro3">
          <table:table-cell office:value-type="string">
            <text:p>1,775</text:p>
          </table:table-cell>
          <table:table-cell office:value-type="float" office:value="0.000962316">
            <text:p>0,000962316</text:p>
          </table:table-cell>
          <table:table-cell/>
          <table:table-cell office:value-type="string">
            <text:p>1,775</text:p>
          </table:table-cell>
          <table:table-cell office:value-type="float" office:value="0.287473">
            <text:p>0,287473</text:p>
          </table:table-cell>
          <table:table-cell/>
          <table:table-cell table:formula="of:=[.E357]-[.B357]" office:value-type="float" office:value="0.286510684">
            <text:p>0,286510684</text:p>
          </table:table-cell>
        </table:table-row>
        <table:table-row table:style-name="ro3">
          <table:table-cell office:value-type="string">
            <text:p>1,78</text:p>
          </table:table-cell>
          <table:table-cell office:value-type="float" office:value="0.000959603">
            <text:p>0,000959603</text:p>
          </table:table-cell>
          <table:table-cell/>
          <table:table-cell office:value-type="string">
            <text:p>1,78</text:p>
          </table:table-cell>
          <table:table-cell office:value-type="float" office:value="0.286665">
            <text:p>0,286665</text:p>
          </table:table-cell>
          <table:table-cell/>
          <table:table-cell table:formula="of:=[.E358]-[.B358]" office:value-type="float" office:value="0.285705397">
            <text:p>0,285705397</text:p>
          </table:table-cell>
        </table:table-row>
        <table:table-row table:style-name="ro3">
          <table:table-cell office:value-type="string">
            <text:p>1,785</text:p>
          </table:table-cell>
          <table:table-cell office:value-type="float" office:value="0.000956906">
            <text:p>0,000956906</text:p>
          </table:table-cell>
          <table:table-cell/>
          <table:table-cell office:value-type="string">
            <text:p>1,785</text:p>
          </table:table-cell>
          <table:table-cell office:value-type="float" office:value="0.285861">
            <text:p>0,285861</text:p>
          </table:table-cell>
          <table:table-cell/>
          <table:table-cell table:formula="of:=[.E359]-[.B359]" office:value-type="float" office:value="0.284904094">
            <text:p>0,284904094</text:p>
          </table:table-cell>
        </table:table-row>
        <table:table-row table:style-name="ro3">
          <table:table-cell office:value-type="string">
            <text:p>1,79</text:p>
          </table:table-cell>
          <table:table-cell office:value-type="float" office:value="0.000954223">
            <text:p>0,000954223</text:p>
          </table:table-cell>
          <table:table-cell/>
          <table:table-cell office:value-type="string">
            <text:p>1,79</text:p>
          </table:table-cell>
          <table:table-cell office:value-type="float" office:value="0.285061">
            <text:p>0,285061</text:p>
          </table:table-cell>
          <table:table-cell/>
          <table:table-cell table:formula="of:=[.E360]-[.B360]" office:value-type="float" office:value="0.284106777">
            <text:p>0,284106777</text:p>
          </table:table-cell>
        </table:table-row>
        <table:table-row table:style-name="ro3">
          <table:table-cell office:value-type="string">
            <text:p>1,795</text:p>
          </table:table-cell>
          <table:table-cell office:value-type="float" office:value="0.000951556">
            <text:p>0,000951556</text:p>
          </table:table-cell>
          <table:table-cell/>
          <table:table-cell office:value-type="string">
            <text:p>1,795</text:p>
          </table:table-cell>
          <table:table-cell office:value-type="float" office:value="0.284266">
            <text:p>0,284266</text:p>
          </table:table-cell>
          <table:table-cell/>
          <table:table-cell table:formula="of:=[.E361]-[.B361]" office:value-type="float" office:value="0.283314444">
            <text:p>0,283314444</text:p>
          </table:table-cell>
        </table:table-row>
        <table:table-row table:style-name="ro3">
          <table:table-cell office:value-type="string">
            <text:p>1,8</text:p>
          </table:table-cell>
          <table:table-cell office:value-type="float" office:value="0.000948904">
            <text:p>0,000948904</text:p>
          </table:table-cell>
          <table:table-cell/>
          <table:table-cell office:value-type="string">
            <text:p>1,8</text:p>
          </table:table-cell>
          <table:table-cell office:value-type="float" office:value="0.283475">
            <text:p>0,283475</text:p>
          </table:table-cell>
          <table:table-cell/>
          <table:table-cell table:formula="of:=[.E362]-[.B362]" office:value-type="float" office:value="0.282526096">
            <text:p>0,282526096</text:p>
          </table:table-cell>
        </table:table-row>
        <table:table-row table:style-name="ro3">
          <table:table-cell office:value-type="string">
            <text:p>1,805</text:p>
          </table:table-cell>
          <table:table-cell office:value-type="float" office:value="0.000946266">
            <text:p>0,000946266</text:p>
          </table:table-cell>
          <table:table-cell/>
          <table:table-cell office:value-type="string">
            <text:p>1,805</text:p>
          </table:table-cell>
          <table:table-cell office:value-type="float" office:value="0.282689">
            <text:p>0,282689</text:p>
          </table:table-cell>
          <table:table-cell/>
          <table:table-cell table:formula="of:=[.E363]-[.B363]" office:value-type="float" office:value="0.281742734">
            <text:p>0,281742734</text:p>
          </table:table-cell>
        </table:table-row>
        <table:table-row table:style-name="ro3">
          <table:table-cell office:value-type="string">
            <text:p>1,81</text:p>
          </table:table-cell>
          <table:table-cell office:value-type="float" office:value="0.000943643">
            <text:p>0,000943643</text:p>
          </table:table-cell>
          <table:table-cell/>
          <table:table-cell office:value-type="string">
            <text:p>1,81</text:p>
          </table:table-cell>
          <table:table-cell office:value-type="float" office:value="0.281907">
            <text:p>0,281907</text:p>
          </table:table-cell>
          <table:table-cell/>
          <table:table-cell table:formula="of:=[.E364]-[.B364]" office:value-type="float" office:value="0.280963357">
            <text:p>0,280963357</text:p>
          </table:table-cell>
        </table:table-row>
        <table:table-row table:style-name="ro3">
          <table:table-cell office:value-type="string">
            <text:p>1,815</text:p>
          </table:table-cell>
          <table:table-cell office:value-type="float" office:value="0.000941035">
            <text:p>0,000941035</text:p>
          </table:table-cell>
          <table:table-cell/>
          <table:table-cell office:value-type="string">
            <text:p>1,815</text:p>
          </table:table-cell>
          <table:table-cell office:value-type="float" office:value="0.281129">
            <text:p>0,281129</text:p>
          </table:table-cell>
          <table:table-cell/>
          <table:table-cell table:formula="of:=[.E365]-[.B365]" office:value-type="float" office:value="0.280187965">
            <text:p>0,280187965</text:p>
          </table:table-cell>
        </table:table-row>
        <table:table-row table:style-name="ro3">
          <table:table-cell office:value-type="string">
            <text:p>1,82</text:p>
          </table:table-cell>
          <table:table-cell office:value-type="float" office:value="0.000938441">
            <text:p>0,000938441</text:p>
          </table:table-cell>
          <table:table-cell/>
          <table:table-cell office:value-type="string">
            <text:p>1,82</text:p>
          </table:table-cell>
          <table:table-cell office:value-type="float" office:value="0.280356">
            <text:p>0,280356</text:p>
          </table:table-cell>
          <table:table-cell/>
          <table:table-cell table:formula="of:=[.E366]-[.B366]" office:value-type="float" office:value="0.279417559">
            <text:p>0,279417559</text:p>
          </table:table-cell>
        </table:table-row>
        <table:table-row table:style-name="ro3">
          <table:table-cell office:value-type="string">
            <text:p>1,825</text:p>
          </table:table-cell>
          <table:table-cell office:value-type="float" office:value="0.000935861">
            <text:p>0,000935861</text:p>
          </table:table-cell>
          <table:table-cell/>
          <table:table-cell office:value-type="string">
            <text:p>1,825</text:p>
          </table:table-cell>
          <table:table-cell office:value-type="float" office:value="0.279587">
            <text:p>0,279587</text:p>
          </table:table-cell>
          <table:table-cell/>
          <table:table-cell table:formula="of:=[.E367]-[.B367]" office:value-type="float" office:value="0.278651139">
            <text:p>0,278651139</text:p>
          </table:table-cell>
        </table:table-row>
        <table:table-row table:style-name="ro3">
          <table:table-cell office:value-type="string">
            <text:p>1,83</text:p>
          </table:table-cell>
          <table:table-cell office:value-type="float" office:value="0.000933296">
            <text:p>0,000933296</text:p>
          </table:table-cell>
          <table:table-cell/>
          <table:table-cell office:value-type="string">
            <text:p>1,83</text:p>
          </table:table-cell>
          <table:table-cell office:value-type="float" office:value="0.278822">
            <text:p>0,278822</text:p>
          </table:table-cell>
          <table:table-cell/>
          <table:table-cell table:formula="of:=[.E368]-[.B368]" office:value-type="float" office:value="0.277888704">
            <text:p>0,277888704</text:p>
          </table:table-cell>
        </table:table-row>
        <table:table-row table:style-name="ro3">
          <table:table-cell office:value-type="string">
            <text:p>1,835</text:p>
          </table:table-cell>
          <table:table-cell office:value-type="float" office:value="0.000930744">
            <text:p>0,000930744</text:p>
          </table:table-cell>
          <table:table-cell/>
          <table:table-cell office:value-type="string">
            <text:p>1,835</text:p>
          </table:table-cell>
          <table:table-cell office:value-type="float" office:value="0.278061">
            <text:p>0,278061</text:p>
          </table:table-cell>
          <table:table-cell/>
          <table:table-cell table:formula="of:=[.E369]-[.B369]" office:value-type="float" office:value="0.277130256">
            <text:p>0,277130256</text:p>
          </table:table-cell>
        </table:table-row>
        <table:table-row table:style-name="ro3">
          <table:table-cell office:value-type="string">
            <text:p>1,84</text:p>
          </table:table-cell>
          <table:table-cell office:value-type="float" office:value="0.000928207">
            <text:p>0,000928207</text:p>
          </table:table-cell>
          <table:table-cell/>
          <table:table-cell office:value-type="string">
            <text:p>1,84</text:p>
          </table:table-cell>
          <table:table-cell office:value-type="float" office:value="0.277304">
            <text:p>0,277304</text:p>
          </table:table-cell>
          <table:table-cell/>
          <table:table-cell table:formula="of:=[.E370]-[.B370]" office:value-type="float" office:value="0.276375793">
            <text:p>0,276375793</text:p>
          </table:table-cell>
        </table:table-row>
        <table:table-row table:style-name="ro3">
          <table:table-cell office:value-type="string">
            <text:p>1,845</text:p>
          </table:table-cell>
          <table:table-cell office:value-type="float" office:value="0.000925683">
            <text:p>0,000925683</text:p>
          </table:table-cell>
          <table:table-cell/>
          <table:table-cell office:value-type="string">
            <text:p>1,845</text:p>
          </table:table-cell>
          <table:table-cell office:value-type="float" office:value="0.276552">
            <text:p>0,276552</text:p>
          </table:table-cell>
          <table:table-cell/>
          <table:table-cell table:formula="of:=[.E371]-[.B371]" office:value-type="float" office:value="0.275626317">
            <text:p>0,275626317</text:p>
          </table:table-cell>
        </table:table-row>
        <table:table-row table:style-name="ro3">
          <table:table-cell office:value-type="string">
            <text:p>1,85</text:p>
          </table:table-cell>
          <table:table-cell office:value-type="float" office:value="0.000923173">
            <text:p>0,000923173</text:p>
          </table:table-cell>
          <table:table-cell/>
          <table:table-cell office:value-type="string">
            <text:p>1,85</text:p>
          </table:table-cell>
          <table:table-cell office:value-type="float" office:value="0.275803">
            <text:p>0,275803</text:p>
          </table:table-cell>
          <table:table-cell/>
          <table:table-cell table:formula="of:=[.E372]-[.B372]" office:value-type="float" office:value="0.274879827">
            <text:p>0,274879827</text:p>
          </table:table-cell>
        </table:table-row>
        <table:table-row table:style-name="ro3">
          <table:table-cell office:value-type="string">
            <text:p>1,855</text:p>
          </table:table-cell>
          <table:table-cell office:value-type="float" office:value="0.000920677">
            <text:p>0,000920677</text:p>
          </table:table-cell>
          <table:table-cell/>
          <table:table-cell office:value-type="string">
            <text:p>1,855</text:p>
          </table:table-cell>
          <table:table-cell office:value-type="float" office:value="0.275059">
            <text:p>0,275059</text:p>
          </table:table-cell>
          <table:table-cell/>
          <table:table-cell table:formula="of:=[.E373]-[.B373]" office:value-type="float" office:value="0.274138323">
            <text:p>0,274138323</text:p>
          </table:table-cell>
        </table:table-row>
        <table:table-row table:style-name="ro3">
          <table:table-cell office:value-type="string">
            <text:p>1,86</text:p>
          </table:table-cell>
          <table:table-cell office:value-type="float" office:value="0.000918194">
            <text:p>0,000918194</text:p>
          </table:table-cell>
          <table:table-cell/>
          <table:table-cell office:value-type="string">
            <text:p>1,86</text:p>
          </table:table-cell>
          <table:table-cell office:value-type="float" office:value="0.274319">
            <text:p>0,274319</text:p>
          </table:table-cell>
          <table:table-cell/>
          <table:table-cell table:formula="of:=[.E374]-[.B374]" office:value-type="float" office:value="0.273400806">
            <text:p>0,273400806</text:p>
          </table:table-cell>
        </table:table-row>
        <table:table-row table:style-name="ro3">
          <table:table-cell office:value-type="string">
            <text:p>1,865</text:p>
          </table:table-cell>
          <table:table-cell office:value-type="float" office:value="0.000915725">
            <text:p>0,000915725</text:p>
          </table:table-cell>
          <table:table-cell/>
          <table:table-cell office:value-type="string">
            <text:p>1,865</text:p>
          </table:table-cell>
          <table:table-cell office:value-type="float" office:value="0.273582">
            <text:p>0,273582</text:p>
          </table:table-cell>
          <table:table-cell/>
          <table:table-cell table:formula="of:=[.E375]-[.B375]" office:value-type="float" office:value="0.272666275">
            <text:p>0,272666275</text:p>
          </table:table-cell>
        </table:table-row>
        <table:table-row table:style-name="ro3">
          <table:table-cell office:value-type="string">
            <text:p>1,87</text:p>
          </table:table-cell>
          <table:table-cell office:value-type="float" office:value="0.000913269">
            <text:p>0,000913269</text:p>
          </table:table-cell>
          <table:table-cell/>
          <table:table-cell office:value-type="string">
            <text:p>1,87</text:p>
          </table:table-cell>
          <table:table-cell office:value-type="float" office:value="0.27285">
            <text:p>0,27285</text:p>
          </table:table-cell>
          <table:table-cell/>
          <table:table-cell table:formula="of:=[.E376]-[.B376]" office:value-type="float" office:value="0.271936731">
            <text:p>0,271936731</text:p>
          </table:table-cell>
        </table:table-row>
        <table:table-row table:style-name="ro3">
          <table:table-cell office:value-type="string">
            <text:p>1,875</text:p>
          </table:table-cell>
          <table:table-cell office:value-type="float" office:value="0.000910826">
            <text:p>0,000910826</text:p>
          </table:table-cell>
          <table:table-cell/>
          <table:table-cell office:value-type="string">
            <text:p>1,875</text:p>
          </table:table-cell>
          <table:table-cell office:value-type="float" office:value="0.272121">
            <text:p>0,272121</text:p>
          </table:table-cell>
          <table:table-cell/>
          <table:table-cell table:formula="of:=[.E377]-[.B377]" office:value-type="float" office:value="0.271210174">
            <text:p>0,271210174</text:p>
          </table:table-cell>
        </table:table-row>
        <table:table-row table:style-name="ro3">
          <table:table-cell office:value-type="string">
            <text:p>1,88</text:p>
          </table:table-cell>
          <table:table-cell office:value-type="float" office:value="0.000908396">
            <text:p>0,000908396</text:p>
          </table:table-cell>
          <table:table-cell/>
          <table:table-cell office:value-type="string">
            <text:p>1,88</text:p>
          </table:table-cell>
          <table:table-cell office:value-type="float" office:value="0.271396">
            <text:p>0,271396</text:p>
          </table:table-cell>
          <table:table-cell/>
          <table:table-cell table:formula="of:=[.E378]-[.B378]" office:value-type="float" office:value="0.270487604">
            <text:p>0,270487604</text:p>
          </table:table-cell>
        </table:table-row>
        <table:table-row table:style-name="ro3">
          <table:table-cell office:value-type="string">
            <text:p>1,885</text:p>
          </table:table-cell>
          <table:table-cell office:value-type="float" office:value="0.000905979">
            <text:p>0,000905979</text:p>
          </table:table-cell>
          <table:table-cell/>
          <table:table-cell office:value-type="string">
            <text:p>1,885</text:p>
          </table:table-cell>
          <table:table-cell office:value-type="float" office:value="0.270676">
            <text:p>0,270676</text:p>
          </table:table-cell>
          <table:table-cell/>
          <table:table-cell table:formula="of:=[.E379]-[.B379]" office:value-type="float" office:value="0.269770021">
            <text:p>0,269770021</text:p>
          </table:table-cell>
        </table:table-row>
        <table:table-row table:style-name="ro3">
          <table:table-cell office:value-type="string">
            <text:p>1,89</text:p>
          </table:table-cell>
          <table:table-cell office:value-type="float" office:value="0.000903575">
            <text:p>0,000903575</text:p>
          </table:table-cell>
          <table:table-cell/>
          <table:table-cell office:value-type="string">
            <text:p>1,89</text:p>
          </table:table-cell>
          <table:table-cell office:value-type="float" office:value="0.269958">
            <text:p>0,269958</text:p>
          </table:table-cell>
          <table:table-cell/>
          <table:table-cell table:formula="of:=[.E380]-[.B380]" office:value-type="float" office:value="0.269054425">
            <text:p>0,269054425</text:p>
          </table:table-cell>
        </table:table-row>
        <table:table-row table:style-name="ro3">
          <table:table-cell office:value-type="string">
            <text:p>1,895</text:p>
          </table:table-cell>
          <table:table-cell office:value-type="float" office:value="0.000901184">
            <text:p>0,000901184</text:p>
          </table:table-cell>
          <table:table-cell/>
          <table:table-cell office:value-type="string">
            <text:p>1,895</text:p>
          </table:table-cell>
          <table:table-cell office:value-type="float" office:value="0.269245">
            <text:p>0,269245</text:p>
          </table:table-cell>
          <table:table-cell/>
          <table:table-cell table:formula="of:=[.E381]-[.B381]" office:value-type="float" office:value="0.268343816">
            <text:p>0,268343816</text:p>
          </table:table-cell>
        </table:table-row>
        <table:table-row table:style-name="ro3">
          <table:table-cell office:value-type="string">
            <text:p>1,9</text:p>
          </table:table-cell>
          <table:table-cell office:value-type="float" office:value="0.000898805">
            <text:p>0,000898805</text:p>
          </table:table-cell>
          <table:table-cell/>
          <table:table-cell office:value-type="string">
            <text:p>1,9</text:p>
          </table:table-cell>
          <table:table-cell office:value-type="float" office:value="0.268536">
            <text:p>0,268536</text:p>
          </table:table-cell>
          <table:table-cell/>
          <table:table-cell table:formula="of:=[.E382]-[.B382]" office:value-type="float" office:value="0.267637195">
            <text:p>0,267637195</text:p>
          </table:table-cell>
        </table:table-row>
        <table:table-row table:style-name="ro3">
          <table:table-cell office:value-type="string">
            <text:p>1,905</text:p>
          </table:table-cell>
          <table:table-cell office:value-type="float" office:value="0.000896439">
            <text:p>0,000896439</text:p>
          </table:table-cell>
          <table:table-cell/>
          <table:table-cell office:value-type="string">
            <text:p>1,905</text:p>
          </table:table-cell>
          <table:table-cell office:value-type="float" office:value="0.26783">
            <text:p>0,26783</text:p>
          </table:table-cell>
          <table:table-cell/>
          <table:table-cell table:formula="of:=[.E383]-[.B383]" office:value-type="float" office:value="0.266933561">
            <text:p>0,266933561</text:p>
          </table:table-cell>
        </table:table-row>
        <table:table-row table:style-name="ro3">
          <table:table-cell office:value-type="string">
            <text:p>1,91</text:p>
          </table:table-cell>
          <table:table-cell office:value-type="float" office:value="0.000894086">
            <text:p>0,000894086</text:p>
          </table:table-cell>
          <table:table-cell/>
          <table:table-cell office:value-type="string">
            <text:p>1,91</text:p>
          </table:table-cell>
          <table:table-cell office:value-type="float" office:value="0.267128">
            <text:p>0,267128</text:p>
          </table:table-cell>
          <table:table-cell/>
          <table:table-cell table:formula="of:=[.E384]-[.B384]" office:value-type="float" office:value="0.266233914">
            <text:p>0,266233914</text:p>
          </table:table-cell>
        </table:table-row>
        <table:table-row table:style-name="ro3">
          <table:table-cell office:value-type="string">
            <text:p>1,915</text:p>
          </table:table-cell>
          <table:table-cell office:value-type="float" office:value="0.000891745">
            <text:p>0,000891745</text:p>
          </table:table-cell>
          <table:table-cell/>
          <table:table-cell office:value-type="string">
            <text:p>1,915</text:p>
          </table:table-cell>
          <table:table-cell office:value-type="float" office:value="0.26643">
            <text:p>0,26643</text:p>
          </table:table-cell>
          <table:table-cell/>
          <table:table-cell table:formula="of:=[.E385]-[.B385]" office:value-type="float" office:value="0.265538255">
            <text:p>0,265538255</text:p>
          </table:table-cell>
        </table:table-row>
        <table:table-row table:style-name="ro3">
          <table:table-cell office:value-type="string">
            <text:p>1,92</text:p>
          </table:table-cell>
          <table:table-cell office:value-type="float" office:value="0.000889416">
            <text:p>0,000889416</text:p>
          </table:table-cell>
          <table:table-cell/>
          <table:table-cell office:value-type="string">
            <text:p>1,92</text:p>
          </table:table-cell>
          <table:table-cell office:value-type="float" office:value="0.265735">
            <text:p>0,265735</text:p>
          </table:table-cell>
          <table:table-cell/>
          <table:table-cell table:formula="of:=[.E386]-[.B386]" office:value-type="float" office:value="0.264845584">
            <text:p>0,264845584</text:p>
          </table:table-cell>
        </table:table-row>
        <table:table-row table:style-name="ro3">
          <table:table-cell office:value-type="string">
            <text:p>1,925</text:p>
          </table:table-cell>
          <table:table-cell office:value-type="float" office:value="0.000887099">
            <text:p>0,000887099</text:p>
          </table:table-cell>
          <table:table-cell/>
          <table:table-cell office:value-type="string">
            <text:p>1,925</text:p>
          </table:table-cell>
          <table:table-cell office:value-type="float" office:value="0.265044">
            <text:p>0,265044</text:p>
          </table:table-cell>
          <table:table-cell/>
          <table:table-cell table:formula="of:=[.E387]-[.B387]" office:value-type="float" office:value="0.264156901">
            <text:p>0,264156901</text:p>
          </table:table-cell>
        </table:table-row>
        <table:table-row table:style-name="ro3">
          <table:table-cell office:value-type="string">
            <text:p>1,93</text:p>
          </table:table-cell>
          <table:table-cell office:value-type="float" office:value="0.000884794">
            <text:p>0,000884794</text:p>
          </table:table-cell>
          <table:table-cell/>
          <table:table-cell office:value-type="string">
            <text:p>1,93</text:p>
          </table:table-cell>
          <table:table-cell office:value-type="float" office:value="0.264356">
            <text:p>0,264356</text:p>
          </table:table-cell>
          <table:table-cell/>
          <table:table-cell table:formula="of:=[.E388]-[.B388]" office:value-type="float" office:value="0.263471206">
            <text:p>0,263471206</text:p>
          </table:table-cell>
        </table:table-row>
        <table:table-row table:style-name="ro3">
          <table:table-cell office:value-type="string">
            <text:p>1,935</text:p>
          </table:table-cell>
          <table:table-cell office:value-type="float" office:value="0.000882502">
            <text:p>0,000882502</text:p>
          </table:table-cell>
          <table:table-cell/>
          <table:table-cell office:value-type="string">
            <text:p>1,935</text:p>
          </table:table-cell>
          <table:table-cell office:value-type="float" office:value="0.263672">
            <text:p>0,263672</text:p>
          </table:table-cell>
          <table:table-cell/>
          <table:table-cell table:formula="of:=[.E389]-[.B389]" office:value-type="float" office:value="0.262789498">
            <text:p>0,262789498</text:p>
          </table:table-cell>
        </table:table-row>
        <table:table-row table:style-name="ro3">
          <table:table-cell office:value-type="string">
            <text:p>1,94</text:p>
          </table:table-cell>
          <table:table-cell office:value-type="float" office:value="0.000880221">
            <text:p>0,000880221</text:p>
          </table:table-cell>
          <table:table-cell/>
          <table:table-cell office:value-type="string">
            <text:p>1,94</text:p>
          </table:table-cell>
          <table:table-cell office:value-type="float" office:value="0.262992">
            <text:p>0,262992</text:p>
          </table:table-cell>
          <table:table-cell/>
          <table:table-cell table:formula="of:=[.E390]-[.B390]" office:value-type="float" office:value="0.262111779">
            <text:p>0,262111779</text:p>
          </table:table-cell>
        </table:table-row>
        <table:table-row table:style-name="ro3">
          <table:table-cell office:value-type="string">
            <text:p>1,945</text:p>
          </table:table-cell>
          <table:table-cell office:value-type="float" office:value="0.000877952">
            <text:p>0,000877952</text:p>
          </table:table-cell>
          <table:table-cell/>
          <table:table-cell office:value-type="string">
            <text:p>1,945</text:p>
          </table:table-cell>
          <table:table-cell office:value-type="float" office:value="0.262315">
            <text:p>0,262315</text:p>
          </table:table-cell>
          <table:table-cell/>
          <table:table-cell table:formula="of:=[.E391]-[.B391]" office:value-type="float" office:value="0.261437048">
            <text:p>0,261437048</text:p>
          </table:table-cell>
        </table:table-row>
        <table:table-row table:style-name="ro3">
          <table:table-cell office:value-type="string">
            <text:p>1,95</text:p>
          </table:table-cell>
          <table:table-cell office:value-type="float" office:value="0.000875695">
            <text:p>0,000875695</text:p>
          </table:table-cell>
          <table:table-cell/>
          <table:table-cell office:value-type="string">
            <text:p>1,95</text:p>
          </table:table-cell>
          <table:table-cell office:value-type="float" office:value="0.261641">
            <text:p>0,261641</text:p>
          </table:table-cell>
          <table:table-cell/>
          <table:table-cell table:formula="of:=[.E392]-[.B392]" office:value-type="float" office:value="0.260765305">
            <text:p>0,260765305</text:p>
          </table:table-cell>
        </table:table-row>
        <table:table-row table:style-name="ro3">
          <table:table-cell office:value-type="string">
            <text:p>1,955</text:p>
          </table:table-cell>
          <table:table-cell office:value-type="float" office:value="0.000873449">
            <text:p>0,000873449</text:p>
          </table:table-cell>
          <table:table-cell/>
          <table:table-cell office:value-type="string">
            <text:p>1,955</text:p>
          </table:table-cell>
          <table:table-cell office:value-type="float" office:value="0.260971">
            <text:p>0,260971</text:p>
          </table:table-cell>
          <table:table-cell/>
          <table:table-cell table:formula="of:=[.E393]-[.B393]" office:value-type="float" office:value="0.260097551">
            <text:p>0,260097551</text:p>
          </table:table-cell>
        </table:table-row>
        <table:table-row table:style-name="ro3">
          <table:table-cell office:value-type="string">
            <text:p>1,96</text:p>
          </table:table-cell>
          <table:table-cell office:value-type="float" office:value="0.000871215">
            <text:p>0,000871215</text:p>
          </table:table-cell>
          <table:table-cell/>
          <table:table-cell office:value-type="string">
            <text:p>1,96</text:p>
          </table:table-cell>
          <table:table-cell office:value-type="float" office:value="0.260305">
            <text:p>0,260305</text:p>
          </table:table-cell>
          <table:table-cell/>
          <table:table-cell table:formula="of:=[.E394]-[.B394]" office:value-type="float" office:value="0.259433785">
            <text:p>0,259433785</text:p>
          </table:table-cell>
        </table:table-row>
        <table:table-row table:style-name="ro3">
          <table:table-cell office:value-type="string">
            <text:p>1,965</text:p>
          </table:table-cell>
          <table:table-cell office:value-type="float" office:value="0.000868992">
            <text:p>0,000868992</text:p>
          </table:table-cell>
          <table:table-cell/>
          <table:table-cell office:value-type="string">
            <text:p>1,965</text:p>
          </table:table-cell>
          <table:table-cell office:value-type="float" office:value="0.259642">
            <text:p>0,259642</text:p>
          </table:table-cell>
          <table:table-cell/>
          <table:table-cell table:formula="of:=[.E395]-[.B395]" office:value-type="float" office:value="0.258773008">
            <text:p>0,258773008</text:p>
          </table:table-cell>
        </table:table-row>
        <table:table-row table:style-name="ro3">
          <table:table-cell office:value-type="string">
            <text:p>1,97</text:p>
          </table:table-cell>
          <table:table-cell office:value-type="float" office:value="0.000866781">
            <text:p>0,000866781</text:p>
          </table:table-cell>
          <table:table-cell/>
          <table:table-cell office:value-type="string">
            <text:p>1,97</text:p>
          </table:table-cell>
          <table:table-cell office:value-type="float" office:value="0.258982">
            <text:p>0,258982</text:p>
          </table:table-cell>
          <table:table-cell/>
          <table:table-cell table:formula="of:=[.E396]-[.B396]" office:value-type="float" office:value="0.258115219">
            <text:p>0,258115219</text:p>
          </table:table-cell>
        </table:table-row>
        <table:table-row table:style-name="ro3">
          <table:table-cell office:value-type="string">
            <text:p>1,975</text:p>
          </table:table-cell>
          <table:table-cell office:value-type="float" office:value="0.000864581">
            <text:p>0,000864581</text:p>
          </table:table-cell>
          <table:table-cell/>
          <table:table-cell office:value-type="string">
            <text:p>1,975</text:p>
          </table:table-cell>
          <table:table-cell office:value-type="float" office:value="0.258325">
            <text:p>0,258325</text:p>
          </table:table-cell>
          <table:table-cell/>
          <table:table-cell table:formula="of:=[.E397]-[.B397]" office:value-type="float" office:value="0.257460419">
            <text:p>0,257460419</text:p>
          </table:table-cell>
        </table:table-row>
        <table:table-row table:style-name="ro3">
          <table:table-cell office:value-type="string">
            <text:p>1,98</text:p>
          </table:table-cell>
          <table:table-cell office:value-type="float" office:value="0.000862392">
            <text:p>0,000862392</text:p>
          </table:table-cell>
          <table:table-cell/>
          <table:table-cell office:value-type="string">
            <text:p>1,98</text:p>
          </table:table-cell>
          <table:table-cell office:value-type="float" office:value="0.257672">
            <text:p>0,257672</text:p>
          </table:table-cell>
          <table:table-cell/>
          <table:table-cell table:formula="of:=[.E398]-[.B398]" office:value-type="float" office:value="0.256809608">
            <text:p>0,256809608</text:p>
          </table:table-cell>
        </table:table-row>
        <table:table-row table:style-name="ro3">
          <table:table-cell office:value-type="string">
            <text:p>1,985</text:p>
          </table:table-cell>
          <table:table-cell office:value-type="float" office:value="0.000860214">
            <text:p>0,000860214</text:p>
          </table:table-cell>
          <table:table-cell/>
          <table:table-cell office:value-type="string">
            <text:p>1,985</text:p>
          </table:table-cell>
          <table:table-cell office:value-type="float" office:value="0.257022">
            <text:p>0,257022</text:p>
          </table:table-cell>
          <table:table-cell/>
          <table:table-cell table:formula="of:=[.E399]-[.B399]" office:value-type="float" office:value="0.256161786">
            <text:p>0,256161786</text:p>
          </table:table-cell>
        </table:table-row>
        <table:table-row table:style-name="ro3">
          <table:table-cell office:value-type="string">
            <text:p>1,99</text:p>
          </table:table-cell>
          <table:table-cell office:value-type="float" office:value="0.000858047">
            <text:p>0,000858047</text:p>
          </table:table-cell>
          <table:table-cell/>
          <table:table-cell office:value-type="string">
            <text:p>1,99</text:p>
          </table:table-cell>
          <table:table-cell office:value-type="float" office:value="0.256376">
            <text:p>0,256376</text:p>
          </table:table-cell>
          <table:table-cell/>
          <table:table-cell table:formula="of:=[.E400]-[.B400]" office:value-type="float" office:value="0.255517953">
            <text:p>0,255517953</text:p>
          </table:table-cell>
        </table:table-row>
        <table:table-row table:style-name="ro3">
          <table:table-cell office:value-type="string">
            <text:p>1,995</text:p>
          </table:table-cell>
          <table:table-cell office:value-type="float" office:value="0.000855891">
            <text:p>0,000855891</text:p>
          </table:table-cell>
          <table:table-cell/>
          <table:table-cell office:value-type="string">
            <text:p>1,995</text:p>
          </table:table-cell>
          <table:table-cell office:value-type="float" office:value="0.255732">
            <text:p>0,255732</text:p>
          </table:table-cell>
          <table:table-cell/>
          <table:table-cell table:formula="of:=[.E401]-[.B401]" office:value-type="float" office:value="0.254876109">
            <text:p>0,254876109</text:p>
          </table:table-cell>
        </table:table-row>
        <table:table-row table:style-name="ro3">
          <table:table-cell table:style-name="Default" office:value-type="float" office:value="2">
            <text:p>2</text:p>
          </table:table-cell>
          <table:table-cell office:value-type="float" office:value="0.000853746">
            <text:p>0,000853746</text:p>
          </table:table-cell>
          <table:table-cell/>
          <table:table-cell table:style-name="Default" office:value-type="float" office:value="2">
            <text:p>2</text:p>
          </table:table-cell>
          <table:table-cell office:value-type="float" office:value="0.255092">
            <text:p>0,255092</text:p>
          </table:table-cell>
          <table:table-cell/>
          <table:table-cell table:formula="of:=[.E402]-[.B402]" office:value-type="float" office:value="0.254238254">
            <text:p>0,254238254</text:p>
          </table:table-cell>
        </table:table-row>
        <table:table-row table:style-name="ro3">
          <table:table-cell office:value-type="string">
            <text:p>2,005</text:p>
          </table:table-cell>
          <table:table-cell office:value-type="float" office:value="0.000851612">
            <text:p>0,000851612</text:p>
          </table:table-cell>
          <table:table-cell/>
          <table:table-cell office:value-type="string">
            <text:p>2,005</text:p>
          </table:table-cell>
          <table:table-cell office:value-type="float" office:value="0.254455">
            <text:p>0,254455</text:p>
          </table:table-cell>
          <table:table-cell/>
          <table:table-cell table:formula="of:=[.E403]-[.B403]" office:value-type="float" office:value="0.253603388">
            <text:p>0,253603388</text:p>
          </table:table-cell>
        </table:table-row>
        <table:table-row table:style-name="ro3">
          <table:table-cell office:value-type="string">
            <text:p>2,01</text:p>
          </table:table-cell>
          <table:table-cell office:value-type="float" office:value="0.000849488">
            <text:p>0,000849488</text:p>
          </table:table-cell>
          <table:table-cell/>
          <table:table-cell office:value-type="string">
            <text:p>2,01</text:p>
          </table:table-cell>
          <table:table-cell office:value-type="float" office:value="0.253821">
            <text:p>0,253821</text:p>
          </table:table-cell>
          <table:table-cell/>
          <table:table-cell table:formula="of:=[.E404]-[.B404]" office:value-type="float" office:value="0.252971512">
            <text:p>0,252971512</text:p>
          </table:table-cell>
        </table:table-row>
        <table:table-row table:style-name="ro3">
          <table:table-cell office:value-type="string">
            <text:p>2,015</text:p>
          </table:table-cell>
          <table:table-cell office:value-type="float" office:value="0.000847375">
            <text:p>0,000847375</text:p>
          </table:table-cell>
          <table:table-cell/>
          <table:table-cell office:value-type="string">
            <text:p>2,015</text:p>
          </table:table-cell>
          <table:table-cell office:value-type="float" office:value="0.253191">
            <text:p>0,253191</text:p>
          </table:table-cell>
          <table:table-cell/>
          <table:table-cell table:formula="of:=[.E405]-[.B405]" office:value-type="float" office:value="0.252343625">
            <text:p>0,252343625</text:p>
          </table:table-cell>
        </table:table-row>
        <table:table-row table:style-name="ro3">
          <table:table-cell office:value-type="string">
            <text:p>2,02</text:p>
          </table:table-cell>
          <table:table-cell office:value-type="float" office:value="0.000845273">
            <text:p>0,000845273</text:p>
          </table:table-cell>
          <table:table-cell/>
          <table:table-cell office:value-type="string">
            <text:p>2,02</text:p>
          </table:table-cell>
          <table:table-cell office:value-type="float" office:value="0.252563">
            <text:p>0,252563</text:p>
          </table:table-cell>
          <table:table-cell/>
          <table:table-cell table:formula="of:=[.E406]-[.B406]" office:value-type="float" office:value="0.251717727">
            <text:p>0,251717727</text:p>
          </table:table-cell>
        </table:table-row>
        <table:table-row table:style-name="ro3">
          <table:table-cell office:value-type="string">
            <text:p>2,025</text:p>
          </table:table-cell>
          <table:table-cell office:value-type="float" office:value="0.000843181">
            <text:p>0,000843181</text:p>
          </table:table-cell>
          <table:table-cell/>
          <table:table-cell office:value-type="string">
            <text:p>2,025</text:p>
          </table:table-cell>
          <table:table-cell office:value-type="float" office:value="0.251939">
            <text:p>0,251939</text:p>
          </table:table-cell>
          <table:table-cell/>
          <table:table-cell table:formula="of:=[.E407]-[.B407]" office:value-type="float" office:value="0.251095819">
            <text:p>0,251095819</text:p>
          </table:table-cell>
        </table:table-row>
        <table:table-row table:style-name="ro3">
          <table:table-cell office:value-type="string">
            <text:p>2,03</text:p>
          </table:table-cell>
          <table:table-cell office:value-type="float" office:value="0.000841099">
            <text:p>0,000841099</text:p>
          </table:table-cell>
          <table:table-cell/>
          <table:table-cell office:value-type="string">
            <text:p>2,03</text:p>
          </table:table-cell>
          <table:table-cell office:value-type="float" office:value="0.251318">
            <text:p>0,251318</text:p>
          </table:table-cell>
          <table:table-cell/>
          <table:table-cell table:formula="of:=[.E408]-[.B408]" office:value-type="float" office:value="0.250476901">
            <text:p>0,250476901</text:p>
          </table:table-cell>
        </table:table-row>
        <table:table-row table:style-name="ro3">
          <table:table-cell office:value-type="string">
            <text:p>2,035</text:p>
          </table:table-cell>
          <table:table-cell office:value-type="float" office:value="0.000839028">
            <text:p>0,000839028</text:p>
          </table:table-cell>
          <table:table-cell/>
          <table:table-cell office:value-type="string">
            <text:p>2,035</text:p>
          </table:table-cell>
          <table:table-cell office:value-type="float" office:value="0.250699">
            <text:p>0,250699</text:p>
          </table:table-cell>
          <table:table-cell/>
          <table:table-cell table:formula="of:=[.E409]-[.B409]" office:value-type="float" office:value="0.249859972">
            <text:p>0,249859972</text:p>
          </table:table-cell>
        </table:table-row>
        <table:table-row table:style-name="ro3">
          <table:table-cell office:value-type="string">
            <text:p>2,04</text:p>
          </table:table-cell>
          <table:table-cell office:value-type="float" office:value="0.000836967">
            <text:p>0,000836967</text:p>
          </table:table-cell>
          <table:table-cell/>
          <table:table-cell office:value-type="string">
            <text:p>2,04</text:p>
          </table:table-cell>
          <table:table-cell office:value-type="float" office:value="0.250084">
            <text:p>0,250084</text:p>
          </table:table-cell>
          <table:table-cell/>
          <table:table-cell table:formula="of:=[.E410]-[.B410]" office:value-type="float" office:value="0.249247033">
            <text:p>0,249247033</text:p>
          </table:table-cell>
        </table:table-row>
        <table:table-row table:style-name="ro3">
          <table:table-cell office:value-type="string">
            <text:p>2,045</text:p>
          </table:table-cell>
          <table:table-cell office:value-type="float" office:value="0.000834916">
            <text:p>0,000834916</text:p>
          </table:table-cell>
          <table:table-cell/>
          <table:table-cell office:value-type="string">
            <text:p>2,045</text:p>
          </table:table-cell>
          <table:table-cell office:value-type="float" office:value="0.249472">
            <text:p>0,249472</text:p>
          </table:table-cell>
          <table:table-cell/>
          <table:table-cell table:formula="of:=[.E411]-[.B411]" office:value-type="float" office:value="0.248637084">
            <text:p>0,248637084</text:p>
          </table:table-cell>
        </table:table-row>
        <table:table-row table:style-name="ro3">
          <table:table-cell office:value-type="string">
            <text:p>2,05</text:p>
          </table:table-cell>
          <table:table-cell office:value-type="float" office:value="0.000832875">
            <text:p>0,000832875</text:p>
          </table:table-cell>
          <table:table-cell/>
          <table:table-cell office:value-type="string">
            <text:p>2,05</text:p>
          </table:table-cell>
          <table:table-cell office:value-type="float" office:value="0.248863">
            <text:p>0,248863</text:p>
          </table:table-cell>
          <table:table-cell/>
          <table:table-cell table:formula="of:=[.E412]-[.B412]" office:value-type="float" office:value="0.248030125">
            <text:p>0,248030125</text:p>
          </table:table-cell>
        </table:table-row>
        <table:table-row table:style-name="ro3">
          <table:table-cell office:value-type="string">
            <text:p>2,055</text:p>
          </table:table-cell>
          <table:table-cell office:value-type="float" office:value="0.000830844">
            <text:p>0,000830844</text:p>
          </table:table-cell>
          <table:table-cell/>
          <table:table-cell office:value-type="string">
            <text:p>2,055</text:p>
          </table:table-cell>
          <table:table-cell office:value-type="float" office:value="0.248257">
            <text:p>0,248257</text:p>
          </table:table-cell>
          <table:table-cell/>
          <table:table-cell table:formula="of:=[.E413]-[.B413]" office:value-type="float" office:value="0.247426156">
            <text:p>0,247426156</text:p>
          </table:table-cell>
        </table:table-row>
        <table:table-row table:style-name="ro3">
          <table:table-cell office:value-type="string">
            <text:p>2,06</text:p>
          </table:table-cell>
          <table:table-cell office:value-type="float" office:value="0.000828823">
            <text:p>0,000828823</text:p>
          </table:table-cell>
          <table:table-cell/>
          <table:table-cell office:value-type="string">
            <text:p>2,06</text:p>
          </table:table-cell>
          <table:table-cell office:value-type="float" office:value="0.247653">
            <text:p>0,247653</text:p>
          </table:table-cell>
          <table:table-cell/>
          <table:table-cell table:formula="of:=[.E414]-[.B414]" office:value-type="float" office:value="0.246824177">
            <text:p>0,246824177</text:p>
          </table:table-cell>
        </table:table-row>
        <table:table-row table:style-name="ro3">
          <table:table-cell office:value-type="string">
            <text:p>2,065</text:p>
          </table:table-cell>
          <table:table-cell office:value-type="float" office:value="0.000826812">
            <text:p>0,000826812</text:p>
          </table:table-cell>
          <table:table-cell/>
          <table:table-cell office:value-type="string">
            <text:p>2,065</text:p>
          </table:table-cell>
          <table:table-cell office:value-type="float" office:value="0.247053">
            <text:p>0,247053</text:p>
          </table:table-cell>
          <table:table-cell/>
          <table:table-cell table:formula="of:=[.E415]-[.B415]" office:value-type="float" office:value="0.246226188">
            <text:p>0,246226188</text:p>
          </table:table-cell>
        </table:table-row>
        <table:table-row table:style-name="ro3">
          <table:table-cell office:value-type="string">
            <text:p>2,07</text:p>
          </table:table-cell>
          <table:table-cell office:value-type="float" office:value="0.00082481">
            <text:p>0,00082481</text:p>
          </table:table-cell>
          <table:table-cell/>
          <table:table-cell office:value-type="string">
            <text:p>2,07</text:p>
          </table:table-cell>
          <table:table-cell office:value-type="float" office:value="0.246455">
            <text:p>0,246455</text:p>
          </table:table-cell>
          <table:table-cell/>
          <table:table-cell table:formula="of:=[.E416]-[.B416]" office:value-type="float" office:value="0.24563019">
            <text:p>0,24563019</text:p>
          </table:table-cell>
        </table:table-row>
        <table:table-row table:style-name="ro3">
          <table:table-cell office:value-type="string">
            <text:p>2,075</text:p>
          </table:table-cell>
          <table:table-cell office:value-type="float" office:value="0.000822818">
            <text:p>0,000822818</text:p>
          </table:table-cell>
          <table:table-cell/>
          <table:table-cell office:value-type="string">
            <text:p>2,075</text:p>
          </table:table-cell>
          <table:table-cell office:value-type="float" office:value="0.245861">
            <text:p>0,245861</text:p>
          </table:table-cell>
          <table:table-cell/>
          <table:table-cell table:formula="of:=[.E417]-[.B417]" office:value-type="float" office:value="0.245038182">
            <text:p>0,245038182</text:p>
          </table:table-cell>
        </table:table-row>
        <table:table-row table:style-name="ro3">
          <table:table-cell office:value-type="string">
            <text:p>2,08</text:p>
          </table:table-cell>
          <table:table-cell office:value-type="float" office:value="0.000820836">
            <text:p>0,000820836</text:p>
          </table:table-cell>
          <table:table-cell/>
          <table:table-cell office:value-type="string">
            <text:p>2,08</text:p>
          </table:table-cell>
          <table:table-cell office:value-type="float" office:value="0.245269">
            <text:p>0,245269</text:p>
          </table:table-cell>
          <table:table-cell/>
          <table:table-cell table:formula="of:=[.E418]-[.B418]" office:value-type="float" office:value="0.244448164">
            <text:p>0,244448164</text:p>
          </table:table-cell>
        </table:table-row>
        <table:table-row table:style-name="ro3">
          <table:table-cell office:value-type="string">
            <text:p>2,085</text:p>
          </table:table-cell>
          <table:table-cell office:value-type="float" office:value="0.000818864">
            <text:p>0,000818864</text:p>
          </table:table-cell>
          <table:table-cell/>
          <table:table-cell office:value-type="string">
            <text:p>2,085</text:p>
          </table:table-cell>
          <table:table-cell office:value-type="float" office:value="0.24468">
            <text:p>0,24468</text:p>
          </table:table-cell>
          <table:table-cell/>
          <table:table-cell table:formula="of:=[.E419]-[.B419]" office:value-type="float" office:value="0.243861136">
            <text:p>0,243861136</text:p>
          </table:table-cell>
        </table:table-row>
        <table:table-row table:style-name="ro3">
          <table:table-cell office:value-type="string">
            <text:p>2,09</text:p>
          </table:table-cell>
          <table:table-cell office:value-type="float" office:value="0.000816901">
            <text:p>0,000816901</text:p>
          </table:table-cell>
          <table:table-cell/>
          <table:table-cell office:value-type="string">
            <text:p>2,09</text:p>
          </table:table-cell>
          <table:table-cell office:value-type="float" office:value="0.244094">
            <text:p>0,244094</text:p>
          </table:table-cell>
          <table:table-cell/>
          <table:table-cell table:formula="of:=[.E420]-[.B420]" office:value-type="float" office:value="0.243277099">
            <text:p>0,243277099</text:p>
          </table:table-cell>
        </table:table-row>
        <table:table-row table:style-name="ro3">
          <table:table-cell office:value-type="string">
            <text:p>2,095</text:p>
          </table:table-cell>
          <table:table-cell office:value-type="float" office:value="0.000814947">
            <text:p>0,000814947</text:p>
          </table:table-cell>
          <table:table-cell/>
          <table:table-cell office:value-type="string">
            <text:p>2,095</text:p>
          </table:table-cell>
          <table:table-cell office:value-type="float" office:value="0.243511">
            <text:p>0,243511</text:p>
          </table:table-cell>
          <table:table-cell/>
          <table:table-cell table:formula="of:=[.E421]-[.B421]" office:value-type="float" office:value="0.242696053">
            <text:p>0,242696053</text:p>
          </table:table-cell>
        </table:table-row>
        <table:table-row table:style-name="ro3">
          <table:table-cell office:value-type="string">
            <text:p>2,1</text:p>
          </table:table-cell>
          <table:table-cell office:value-type="float" office:value="0.000813003">
            <text:p>0,000813003</text:p>
          </table:table-cell>
          <table:table-cell/>
          <table:table-cell office:value-type="string">
            <text:p>2,1</text:p>
          </table:table-cell>
          <table:table-cell office:value-type="float" office:value="0.24293">
            <text:p>0,24293</text:p>
          </table:table-cell>
          <table:table-cell/>
          <table:table-cell table:formula="of:=[.E422]-[.B422]" office:value-type="float" office:value="0.242116997">
            <text:p>0,242116997</text:p>
          </table:table-cell>
        </table:table-row>
        <table:table-row table:style-name="ro3">
          <table:table-cell office:value-type="string">
            <text:p>2,105</text:p>
          </table:table-cell>
          <table:table-cell office:value-type="float" office:value="0.000811068">
            <text:p>0,000811068</text:p>
          </table:table-cell>
          <table:table-cell/>
          <table:table-cell office:value-type="string">
            <text:p>2,105</text:p>
          </table:table-cell>
          <table:table-cell office:value-type="float" office:value="0.242353">
            <text:p>0,242353</text:p>
          </table:table-cell>
          <table:table-cell/>
          <table:table-cell table:formula="of:=[.E423]-[.B423]" office:value-type="float" office:value="0.241541932">
            <text:p>0,241541932</text:p>
          </table:table-cell>
        </table:table-row>
        <table:table-row table:style-name="ro3">
          <table:table-cell office:value-type="string">
            <text:p>2,11</text:p>
          </table:table-cell>
          <table:table-cell office:value-type="float" office:value="0.000809142">
            <text:p>0,000809142</text:p>
          </table:table-cell>
          <table:table-cell/>
          <table:table-cell office:value-type="string">
            <text:p>2,11</text:p>
          </table:table-cell>
          <table:table-cell office:value-type="float" office:value="0.241778">
            <text:p>0,241778</text:p>
          </table:table-cell>
          <table:table-cell/>
          <table:table-cell table:formula="of:=[.E424]-[.B424]" office:value-type="float" office:value="0.240968858">
            <text:p>0,240968858</text:p>
          </table:table-cell>
        </table:table-row>
        <table:table-row table:style-name="ro3">
          <table:table-cell office:value-type="string">
            <text:p>2,115</text:p>
          </table:table-cell>
          <table:table-cell office:value-type="float" office:value="0.000807225">
            <text:p>0,000807225</text:p>
          </table:table-cell>
          <table:table-cell/>
          <table:table-cell office:value-type="string">
            <text:p>2,115</text:p>
          </table:table-cell>
          <table:table-cell office:value-type="float" office:value="0.241205">
            <text:p>0,241205</text:p>
          </table:table-cell>
          <table:table-cell/>
          <table:table-cell table:formula="of:=[.E425]-[.B425]" office:value-type="float" office:value="0.240397775">
            <text:p>0,240397775</text:p>
          </table:table-cell>
        </table:table-row>
        <table:table-row table:style-name="ro3">
          <table:table-cell office:value-type="string">
            <text:p>2,12</text:p>
          </table:table-cell>
          <table:table-cell office:value-type="float" office:value="0.000805318">
            <text:p>0,000805318</text:p>
          </table:table-cell>
          <table:table-cell/>
          <table:table-cell office:value-type="string">
            <text:p>2,12</text:p>
          </table:table-cell>
          <table:table-cell office:value-type="float" office:value="0.240636">
            <text:p>0,240636</text:p>
          </table:table-cell>
          <table:table-cell/>
          <table:table-cell table:formula="of:=[.E426]-[.B426]" office:value-type="float" office:value="0.239830682">
            <text:p>0,239830682</text:p>
          </table:table-cell>
        </table:table-row>
        <table:table-row table:style-name="ro3">
          <table:table-cell office:value-type="string">
            <text:p>2,125</text:p>
          </table:table-cell>
          <table:table-cell office:value-type="float" office:value="0.000803419">
            <text:p>0,000803419</text:p>
          </table:table-cell>
          <table:table-cell/>
          <table:table-cell office:value-type="string">
            <text:p>2,125</text:p>
          </table:table-cell>
          <table:table-cell office:value-type="float" office:value="0.240069">
            <text:p>0,240069</text:p>
          </table:table-cell>
          <table:table-cell/>
          <table:table-cell table:formula="of:=[.E427]-[.B427]" office:value-type="float" office:value="0.239265581">
            <text:p>0,239265581</text:p>
          </table:table-cell>
        </table:table-row>
        <table:table-row table:style-name="ro3">
          <table:table-cell office:value-type="string">
            <text:p>2,13</text:p>
          </table:table-cell>
          <table:table-cell office:value-type="float" office:value="0.00080153">
            <text:p>0,00080153</text:p>
          </table:table-cell>
          <table:table-cell/>
          <table:table-cell office:value-type="string">
            <text:p>2,13</text:p>
          </table:table-cell>
          <table:table-cell office:value-type="float" office:value="0.239505">
            <text:p>0,239505</text:p>
          </table:table-cell>
          <table:table-cell/>
          <table:table-cell table:formula="of:=[.E428]-[.B428]" office:value-type="float" office:value="0.23870347">
            <text:p>0,23870347</text:p>
          </table:table-cell>
        </table:table-row>
        <table:table-row table:style-name="ro3">
          <table:table-cell office:value-type="string">
            <text:p>2,135</text:p>
          </table:table-cell>
          <table:table-cell office:value-type="float" office:value="0.000799649">
            <text:p>0,000799649</text:p>
          </table:table-cell>
          <table:table-cell/>
          <table:table-cell office:value-type="string">
            <text:p>2,135</text:p>
          </table:table-cell>
          <table:table-cell office:value-type="float" office:value="0.238943">
            <text:p>0,238943</text:p>
          </table:table-cell>
          <table:table-cell/>
          <table:table-cell table:formula="of:=[.E429]-[.B429]" office:value-type="float" office:value="0.238143351">
            <text:p>0,238143351</text:p>
          </table:table-cell>
        </table:table-row>
        <table:table-row table:style-name="ro3">
          <table:table-cell office:value-type="string">
            <text:p>2,14</text:p>
          </table:table-cell>
          <table:table-cell office:value-type="float" office:value="0.000797777">
            <text:p>0,000797777</text:p>
          </table:table-cell>
          <table:table-cell/>
          <table:table-cell office:value-type="string">
            <text:p>2,14</text:p>
          </table:table-cell>
          <table:table-cell office:value-type="float" office:value="0.238384">
            <text:p>0,238384</text:p>
          </table:table-cell>
          <table:table-cell/>
          <table:table-cell table:formula="of:=[.E430]-[.B430]" office:value-type="float" office:value="0.237586223">
            <text:p>0,237586223</text:p>
          </table:table-cell>
        </table:table-row>
        <table:table-row table:style-name="ro3">
          <table:table-cell office:value-type="string">
            <text:p>2,145</text:p>
          </table:table-cell>
          <table:table-cell office:value-type="float" office:value="0.000795914">
            <text:p>0,000795914</text:p>
          </table:table-cell>
          <table:table-cell/>
          <table:table-cell office:value-type="string">
            <text:p>2,145</text:p>
          </table:table-cell>
          <table:table-cell office:value-type="float" office:value="0.237828">
            <text:p>0,237828</text:p>
          </table:table-cell>
          <table:table-cell/>
          <table:table-cell table:formula="of:=[.E431]-[.B431]" office:value-type="float" office:value="0.237032086">
            <text:p>0,237032086</text:p>
          </table:table-cell>
        </table:table-row>
        <table:table-row table:style-name="ro3">
          <table:table-cell office:value-type="string">
            <text:p>2,15</text:p>
          </table:table-cell>
          <table:table-cell office:value-type="float" office:value="0.00079406">
            <text:p>0,00079406</text:p>
          </table:table-cell>
          <table:table-cell/>
          <table:table-cell office:value-type="string">
            <text:p>2,15</text:p>
          </table:table-cell>
          <table:table-cell office:value-type="float" office:value="0.237274">
            <text:p>0,237274</text:p>
          </table:table-cell>
          <table:table-cell/>
          <table:table-cell table:formula="of:=[.E432]-[.B432]" office:value-type="float" office:value="0.23647994">
            <text:p>0,23647994</text:p>
          </table:table-cell>
        </table:table-row>
        <table:table-row table:style-name="ro3">
          <table:table-cell office:value-type="string">
            <text:p>2,155</text:p>
          </table:table-cell>
          <table:table-cell office:value-type="float" office:value="0.000792214">
            <text:p>0,000792214</text:p>
          </table:table-cell>
          <table:table-cell/>
          <table:table-cell office:value-type="string">
            <text:p>2,155</text:p>
          </table:table-cell>
          <table:table-cell office:value-type="float" office:value="0.236723">
            <text:p>0,236723</text:p>
          </table:table-cell>
          <table:table-cell/>
          <table:table-cell table:formula="of:=[.E433]-[.B433]" office:value-type="float" office:value="0.235930786">
            <text:p>0,235930786</text:p>
          </table:table-cell>
        </table:table-row>
        <table:table-row table:style-name="ro3">
          <table:table-cell office:value-type="string">
            <text:p>2,16</text:p>
          </table:table-cell>
          <table:table-cell office:value-type="float" office:value="0.000790377">
            <text:p>0,000790377</text:p>
          </table:table-cell>
          <table:table-cell/>
          <table:table-cell office:value-type="string">
            <text:p>2,16</text:p>
          </table:table-cell>
          <table:table-cell office:value-type="float" office:value="0.236174">
            <text:p>0,236174</text:p>
          </table:table-cell>
          <table:table-cell/>
          <table:table-cell table:formula="of:=[.E434]-[.B434]" office:value-type="float" office:value="0.235383623">
            <text:p>0,235383623</text:p>
          </table:table-cell>
        </table:table-row>
        <table:table-row table:style-name="ro3">
          <table:table-cell office:value-type="string">
            <text:p>2,165</text:p>
          </table:table-cell>
          <table:table-cell office:value-type="float" office:value="0.000788549">
            <text:p>0,000788549</text:p>
          </table:table-cell>
          <table:table-cell/>
          <table:table-cell office:value-type="string">
            <text:p>2,165</text:p>
          </table:table-cell>
          <table:table-cell office:value-type="float" office:value="0.235628">
            <text:p>0,235628</text:p>
          </table:table-cell>
          <table:table-cell/>
          <table:table-cell table:formula="of:=[.E435]-[.B435]" office:value-type="float" office:value="0.234839451">
            <text:p>0,234839451</text:p>
          </table:table-cell>
        </table:table-row>
        <table:table-row table:style-name="ro3">
          <table:table-cell office:value-type="string">
            <text:p>2,17</text:p>
          </table:table-cell>
          <table:table-cell office:value-type="float" office:value="0.000786728">
            <text:p>0,000786728</text:p>
          </table:table-cell>
          <table:table-cell/>
          <table:table-cell office:value-type="string">
            <text:p>2,17</text:p>
          </table:table-cell>
          <table:table-cell office:value-type="float" office:value="0.235085">
            <text:p>0,235085</text:p>
          </table:table-cell>
          <table:table-cell/>
          <table:table-cell table:formula="of:=[.E436]-[.B436]" office:value-type="float" office:value="0.234298272">
            <text:p>0,234298272</text:p>
          </table:table-cell>
        </table:table-row>
        <table:table-row table:style-name="ro3">
          <table:table-cell office:value-type="string">
            <text:p>2,175</text:p>
          </table:table-cell>
          <table:table-cell office:value-type="float" office:value="0.000784917">
            <text:p>0,000784917</text:p>
          </table:table-cell>
          <table:table-cell/>
          <table:table-cell office:value-type="string">
            <text:p>2,175</text:p>
          </table:table-cell>
          <table:table-cell office:value-type="float" office:value="0.234544">
            <text:p>0,234544</text:p>
          </table:table-cell>
          <table:table-cell/>
          <table:table-cell table:formula="of:=[.E437]-[.B437]" office:value-type="float" office:value="0.233759083">
            <text:p>0,233759083</text:p>
          </table:table-cell>
        </table:table-row>
        <table:table-row table:style-name="ro3">
          <table:table-cell office:value-type="string">
            <text:p>2,18</text:p>
          </table:table-cell>
          <table:table-cell office:value-type="float" office:value="0.000783114">
            <text:p>0,000783114</text:p>
          </table:table-cell>
          <table:table-cell/>
          <table:table-cell office:value-type="string">
            <text:p>2,18</text:p>
          </table:table-cell>
          <table:table-cell office:value-type="float" office:value="0.234005">
            <text:p>0,234005</text:p>
          </table:table-cell>
          <table:table-cell/>
          <table:table-cell table:formula="of:=[.E438]-[.B438]" office:value-type="float" office:value="0.233221886">
            <text:p>0,233221886</text:p>
          </table:table-cell>
        </table:table-row>
        <table:table-row table:style-name="ro3">
          <table:table-cell office:value-type="string">
            <text:p>2,185</text:p>
          </table:table-cell>
          <table:table-cell office:value-type="float" office:value="0.000781319">
            <text:p>0,000781319</text:p>
          </table:table-cell>
          <table:table-cell/>
          <table:table-cell office:value-type="string">
            <text:p>2,185</text:p>
          </table:table-cell>
          <table:table-cell office:value-type="float" office:value="0.233469">
            <text:p>0,233469</text:p>
          </table:table-cell>
          <table:table-cell/>
          <table:table-cell table:formula="of:=[.E439]-[.B439]" office:value-type="float" office:value="0.232687681">
            <text:p>0,232687681</text:p>
          </table:table-cell>
        </table:table-row>
        <table:table-row table:style-name="ro3">
          <table:table-cell office:value-type="string">
            <text:p>2,19</text:p>
          </table:table-cell>
          <table:table-cell office:value-type="float" office:value="0.000779532">
            <text:p>0,000779532</text:p>
          </table:table-cell>
          <table:table-cell/>
          <table:table-cell office:value-type="string">
            <text:p>2,19</text:p>
          </table:table-cell>
          <table:table-cell office:value-type="float" office:value="0.232935">
            <text:p>0,232935</text:p>
          </table:table-cell>
          <table:table-cell/>
          <table:table-cell table:formula="of:=[.E440]-[.B440]" office:value-type="float" office:value="0.232155468">
            <text:p>0,232155468</text:p>
          </table:table-cell>
        </table:table-row>
        <table:table-row table:style-name="ro3">
          <table:table-cell office:value-type="string">
            <text:p>2,195</text:p>
          </table:table-cell>
          <table:table-cell office:value-type="float" office:value="0.000777753">
            <text:p>0,000777753</text:p>
          </table:table-cell>
          <table:table-cell/>
          <table:table-cell office:value-type="string">
            <text:p>2,195</text:p>
          </table:table-cell>
          <table:table-cell office:value-type="float" office:value="0.232404">
            <text:p>0,232404</text:p>
          </table:table-cell>
          <table:table-cell/>
          <table:table-cell table:formula="of:=[.E441]-[.B441]" office:value-type="float" office:value="0.231626247">
            <text:p>0,231626247</text:p>
          </table:table-cell>
        </table:table-row>
        <table:table-row table:style-name="ro3">
          <table:table-cell office:value-type="string">
            <text:p>2,2</text:p>
          </table:table-cell>
          <table:table-cell office:value-type="float" office:value="0.000775983">
            <text:p>0,000775983</text:p>
          </table:table-cell>
          <table:table-cell/>
          <table:table-cell office:value-type="string">
            <text:p>2,2</text:p>
          </table:table-cell>
          <table:table-cell office:value-type="float" office:value="0.231875">
            <text:p>0,231875</text:p>
          </table:table-cell>
          <table:table-cell/>
          <table:table-cell table:formula="of:=[.E442]-[.B442]" office:value-type="float" office:value="0.231099017">
            <text:p>0,231099017</text:p>
          </table:table-cell>
        </table:table-row>
        <table:table-row table:style-name="ro3">
          <table:table-cell office:value-type="string">
            <text:p>2,205</text:p>
          </table:table-cell>
          <table:table-cell office:value-type="float" office:value="0.00077422">
            <text:p>0,00077422</text:p>
          </table:table-cell>
          <table:table-cell/>
          <table:table-cell office:value-type="string">
            <text:p>2,205</text:p>
          </table:table-cell>
          <table:table-cell office:value-type="float" office:value="0.231349">
            <text:p>0,231349</text:p>
          </table:table-cell>
          <table:table-cell/>
          <table:table-cell table:formula="of:=[.E443]-[.B443]" office:value-type="float" office:value="0.23057478">
            <text:p>0,23057478</text:p>
          </table:table-cell>
        </table:table-row>
        <table:table-row table:style-name="ro3">
          <table:table-cell office:value-type="string">
            <text:p>2,21</text:p>
          </table:table-cell>
          <table:table-cell office:value-type="float" office:value="0.000772466">
            <text:p>0,000772466</text:p>
          </table:table-cell>
          <table:table-cell/>
          <table:table-cell office:value-type="string">
            <text:p>2,21</text:p>
          </table:table-cell>
          <table:table-cell office:value-type="float" office:value="0.230825">
            <text:p>0,230825</text:p>
          </table:table-cell>
          <table:table-cell/>
          <table:table-cell table:formula="of:=[.E444]-[.B444]" office:value-type="float" office:value="0.230052534">
            <text:p>0,230052534</text:p>
          </table:table-cell>
        </table:table-row>
        <table:table-row table:style-name="ro3">
          <table:table-cell office:value-type="string">
            <text:p>2,215</text:p>
          </table:table-cell>
          <table:table-cell office:value-type="float" office:value="0.00077072">
            <text:p>0,00077072</text:p>
          </table:table-cell>
          <table:table-cell/>
          <table:table-cell office:value-type="string">
            <text:p>2,215</text:p>
          </table:table-cell>
          <table:table-cell office:value-type="float" office:value="0.230303">
            <text:p>0,230303</text:p>
          </table:table-cell>
          <table:table-cell/>
          <table:table-cell table:formula="of:=[.E445]-[.B445]" office:value-type="float" office:value="0.22953228">
            <text:p>0,22953228</text:p>
          </table:table-cell>
        </table:table-row>
        <table:table-row table:style-name="ro3">
          <table:table-cell office:value-type="string">
            <text:p>2,22</text:p>
          </table:table-cell>
          <table:table-cell office:value-type="float" office:value="0.000768981">
            <text:p>0,000768981</text:p>
          </table:table-cell>
          <table:table-cell/>
          <table:table-cell office:value-type="string">
            <text:p>2,22</text:p>
          </table:table-cell>
          <table:table-cell office:value-type="float" office:value="0.229784">
            <text:p>0,229784</text:p>
          </table:table-cell>
          <table:table-cell/>
          <table:table-cell table:formula="of:=[.E446]-[.B446]" office:value-type="float" office:value="0.229015019">
            <text:p>0,229015019</text:p>
          </table:table-cell>
        </table:table-row>
        <table:table-row table:style-name="ro3">
          <table:table-cell office:value-type="string">
            <text:p>2,225</text:p>
          </table:table-cell>
          <table:table-cell office:value-type="float" office:value="0.00076725">
            <text:p>0,00076725</text:p>
          </table:table-cell>
          <table:table-cell/>
          <table:table-cell office:value-type="string">
            <text:p>2,225</text:p>
          </table:table-cell>
          <table:table-cell office:value-type="float" office:value="0.229267">
            <text:p>0,229267</text:p>
          </table:table-cell>
          <table:table-cell/>
          <table:table-cell table:formula="of:=[.E447]-[.B447]" office:value-type="float" office:value="0.22849975">
            <text:p>0,22849975</text:p>
          </table:table-cell>
        </table:table-row>
        <table:table-row table:style-name="ro3">
          <table:table-cell office:value-type="string">
            <text:p>2,23</text:p>
          </table:table-cell>
          <table:table-cell office:value-type="float" office:value="0.000765528">
            <text:p>0,000765528</text:p>
          </table:table-cell>
          <table:table-cell/>
          <table:table-cell office:value-type="string">
            <text:p>2,23</text:p>
          </table:table-cell>
          <table:table-cell office:value-type="float" office:value="0.228753">
            <text:p>0,228753</text:p>
          </table:table-cell>
          <table:table-cell/>
          <table:table-cell table:formula="of:=[.E448]-[.B448]" office:value-type="float" office:value="0.227987472">
            <text:p>0,227987472</text:p>
          </table:table-cell>
        </table:table-row>
        <table:table-row table:style-name="ro3">
          <table:table-cell office:value-type="string">
            <text:p>2,235</text:p>
          </table:table-cell>
          <table:table-cell office:value-type="float" office:value="0.000763812">
            <text:p>0,000763812</text:p>
          </table:table-cell>
          <table:table-cell/>
          <table:table-cell office:value-type="string">
            <text:p>2,235</text:p>
          </table:table-cell>
          <table:table-cell office:value-type="float" office:value="0.22824">
            <text:p>0,22824</text:p>
          </table:table-cell>
          <table:table-cell/>
          <table:table-cell table:formula="of:=[.E449]-[.B449]" office:value-type="float" office:value="0.227476188">
            <text:p>0,227476188</text:p>
          </table:table-cell>
        </table:table-row>
        <table:table-row table:style-name="ro3">
          <table:table-cell office:value-type="string">
            <text:p>2,24</text:p>
          </table:table-cell>
          <table:table-cell office:value-type="float" office:value="0.000762105">
            <text:p>0,000762105</text:p>
          </table:table-cell>
          <table:table-cell/>
          <table:table-cell office:value-type="string">
            <text:p>2,24</text:p>
          </table:table-cell>
          <table:table-cell office:value-type="float" office:value="0.22773">
            <text:p>0,22773</text:p>
          </table:table-cell>
          <table:table-cell/>
          <table:table-cell table:formula="of:=[.E450]-[.B450]" office:value-type="float" office:value="0.226967895">
            <text:p>0,226967895</text:p>
          </table:table-cell>
        </table:table-row>
        <table:table-row table:style-name="ro3">
          <table:table-cell office:value-type="string">
            <text:p>2,245</text:p>
          </table:table-cell>
          <table:table-cell office:value-type="float" office:value="0.000760405">
            <text:p>0,000760405</text:p>
          </table:table-cell>
          <table:table-cell/>
          <table:table-cell office:value-type="string">
            <text:p>2,245</text:p>
          </table:table-cell>
          <table:table-cell office:value-type="float" office:value="0.227222">
            <text:p>0,227222</text:p>
          </table:table-cell>
          <table:table-cell/>
          <table:table-cell table:formula="of:=[.E451]-[.B451]" office:value-type="float" office:value="0.226461595">
            <text:p>0,226461595</text:p>
          </table:table-cell>
        </table:table-row>
        <table:table-row table:style-name="ro3">
          <table:table-cell office:value-type="string">
            <text:p>2,25</text:p>
          </table:table-cell>
          <table:table-cell office:value-type="float" office:value="0.000758713">
            <text:p>0,000758713</text:p>
          </table:table-cell>
          <table:table-cell/>
          <table:table-cell office:value-type="string">
            <text:p>2,25</text:p>
          </table:table-cell>
          <table:table-cell office:value-type="float" office:value="0.226717">
            <text:p>0,226717</text:p>
          </table:table-cell>
          <table:table-cell/>
          <table:table-cell table:formula="of:=[.E452]-[.B452]" office:value-type="float" office:value="0.225958287">
            <text:p>0,225958287</text:p>
          </table:table-cell>
        </table:table-row>
        <table:table-row table:style-name="ro3">
          <table:table-cell office:value-type="string">
            <text:p>2,255</text:p>
          </table:table-cell>
          <table:table-cell office:value-type="float" office:value="0.000757029">
            <text:p>0,000757029</text:p>
          </table:table-cell>
          <table:table-cell/>
          <table:table-cell office:value-type="string">
            <text:p>2,255</text:p>
          </table:table-cell>
          <table:table-cell office:value-type="float" office:value="0.226214">
            <text:p>0,226214</text:p>
          </table:table-cell>
          <table:table-cell/>
          <table:table-cell table:formula="of:=[.E453]-[.B453]" office:value-type="float" office:value="0.225456971">
            <text:p>0,225456971</text:p>
          </table:table-cell>
        </table:table-row>
        <table:table-row table:style-name="ro3">
          <table:table-cell office:value-type="string">
            <text:p>2,26</text:p>
          </table:table-cell>
          <table:table-cell office:value-type="float" office:value="0.000755351">
            <text:p>0,000755351</text:p>
          </table:table-cell>
          <table:table-cell/>
          <table:table-cell office:value-type="string">
            <text:p>2,26</text:p>
          </table:table-cell>
          <table:table-cell office:value-type="float" office:value="0.225713">
            <text:p>0,225713</text:p>
          </table:table-cell>
          <table:table-cell/>
          <table:table-cell table:formula="of:=[.E454]-[.B454]" office:value-type="float" office:value="0.224957649">
            <text:p>0,224957649</text:p>
          </table:table-cell>
        </table:table-row>
        <table:table-row table:style-name="ro3">
          <table:table-cell office:value-type="string">
            <text:p>2,265</text:p>
          </table:table-cell>
          <table:table-cell office:value-type="float" office:value="0.000753682">
            <text:p>0,000753682</text:p>
          </table:table-cell>
          <table:table-cell/>
          <table:table-cell office:value-type="string">
            <text:p>2,265</text:p>
          </table:table-cell>
          <table:table-cell office:value-type="float" office:value="0.225214">
            <text:p>0,225214</text:p>
          </table:table-cell>
          <table:table-cell/>
          <table:table-cell table:formula="of:=[.E455]-[.B455]" office:value-type="float" office:value="0.224460318">
            <text:p>0,224460318</text:p>
          </table:table-cell>
        </table:table-row>
        <table:table-row table:style-name="ro3">
          <table:table-cell office:value-type="string">
            <text:p>2,27</text:p>
          </table:table-cell>
          <table:table-cell office:value-type="float" office:value="0.000752019">
            <text:p>0,000752019</text:p>
          </table:table-cell>
          <table:table-cell/>
          <table:table-cell office:value-type="string">
            <text:p>2,27</text:p>
          </table:table-cell>
          <table:table-cell office:value-type="float" office:value="0.224717">
            <text:p>0,224717</text:p>
          </table:table-cell>
          <table:table-cell/>
          <table:table-cell table:formula="of:=[.E456]-[.B456]" office:value-type="float" office:value="0.223964981">
            <text:p>0,223964981</text:p>
          </table:table-cell>
        </table:table-row>
        <table:table-row table:style-name="ro3">
          <table:table-cell office:value-type="string">
            <text:p>2,275</text:p>
          </table:table-cell>
          <table:table-cell office:value-type="float" office:value="0.000750365">
            <text:p>0,000750365</text:p>
          </table:table-cell>
          <table:table-cell/>
          <table:table-cell office:value-type="string">
            <text:p>2,275</text:p>
          </table:table-cell>
          <table:table-cell office:value-type="float" office:value="0.224223">
            <text:p>0,224223</text:p>
          </table:table-cell>
          <table:table-cell/>
          <table:table-cell table:formula="of:=[.E457]-[.B457]" office:value-type="float" office:value="0.223472635">
            <text:p>0,223472635</text:p>
          </table:table-cell>
        </table:table-row>
        <table:table-row table:style-name="ro3">
          <table:table-cell office:value-type="string">
            <text:p>2,28</text:p>
          </table:table-cell>
          <table:table-cell office:value-type="float" office:value="0.000748717">
            <text:p>0,000748717</text:p>
          </table:table-cell>
          <table:table-cell/>
          <table:table-cell office:value-type="string">
            <text:p>2,28</text:p>
          </table:table-cell>
          <table:table-cell office:value-type="float" office:value="0.223731">
            <text:p>0,223731</text:p>
          </table:table-cell>
          <table:table-cell/>
          <table:table-cell table:formula="of:=[.E458]-[.B458]" office:value-type="float" office:value="0.222982283">
            <text:p>0,222982283</text:p>
          </table:table-cell>
        </table:table-row>
        <table:table-row table:style-name="ro3">
          <table:table-cell office:value-type="string">
            <text:p>2,285</text:p>
          </table:table-cell>
          <table:table-cell office:value-type="float" office:value="0.000747076">
            <text:p>0,000747076</text:p>
          </table:table-cell>
          <table:table-cell/>
          <table:table-cell office:value-type="string">
            <text:p>2,285</text:p>
          </table:table-cell>
          <table:table-cell office:value-type="float" office:value="0.22324">
            <text:p>0,22324</text:p>
          </table:table-cell>
          <table:table-cell/>
          <table:table-cell table:formula="of:=[.E459]-[.B459]" office:value-type="float" office:value="0.222492924">
            <text:p>0,222492924</text:p>
          </table:table-cell>
        </table:table-row>
        <table:table-row table:style-name="ro3">
          <table:table-cell office:value-type="string">
            <text:p>2,29</text:p>
          </table:table-cell>
          <table:table-cell office:value-type="float" office:value="0.000745443">
            <text:p>0,000745443</text:p>
          </table:table-cell>
          <table:table-cell/>
          <table:table-cell office:value-type="string">
            <text:p>2,29</text:p>
          </table:table-cell>
          <table:table-cell office:value-type="float" office:value="0.222752">
            <text:p>0,222752</text:p>
          </table:table-cell>
          <table:table-cell/>
          <table:table-cell table:formula="of:=[.E460]-[.B460]" office:value-type="float" office:value="0.222006557">
            <text:p>0,222006557</text:p>
          </table:table-cell>
        </table:table-row>
        <table:table-row table:style-name="ro3">
          <table:table-cell office:value-type="string">
            <text:p>2,295</text:p>
          </table:table-cell>
          <table:table-cell office:value-type="float" office:value="0.000743817">
            <text:p>0,000743817</text:p>
          </table:table-cell>
          <table:table-cell/>
          <table:table-cell office:value-type="string">
            <text:p>2,295</text:p>
          </table:table-cell>
          <table:table-cell office:value-type="float" office:value="0.222267">
            <text:p>0,222267</text:p>
          </table:table-cell>
          <table:table-cell/>
          <table:table-cell table:formula="of:=[.E461]-[.B461]" office:value-type="float" office:value="0.221523183">
            <text:p>0,221523183</text:p>
          </table:table-cell>
        </table:table-row>
        <table:table-row table:style-name="ro3">
          <table:table-cell office:value-type="string">
            <text:p>2,3</text:p>
          </table:table-cell>
          <table:table-cell office:value-type="float" office:value="0.000742198">
            <text:p>0,000742198</text:p>
          </table:table-cell>
          <table:table-cell/>
          <table:table-cell office:value-type="string">
            <text:p>2,3</text:p>
          </table:table-cell>
          <table:table-cell office:value-type="float" office:value="0.221783">
            <text:p>0,221783</text:p>
          </table:table-cell>
          <table:table-cell/>
          <table:table-cell table:formula="of:=[.E462]-[.B462]" office:value-type="float" office:value="0.221040802">
            <text:p>0,221040802</text:p>
          </table:table-cell>
        </table:table-row>
        <table:table-row table:style-name="ro3">
          <table:table-cell office:value-type="string">
            <text:p>2,305</text:p>
          </table:table-cell>
          <table:table-cell office:value-type="float" office:value="0.000740586">
            <text:p>0,000740586</text:p>
          </table:table-cell>
          <table:table-cell/>
          <table:table-cell office:value-type="string">
            <text:p>2,305</text:p>
          </table:table-cell>
          <table:table-cell office:value-type="float" office:value="0.221301">
            <text:p>0,221301</text:p>
          </table:table-cell>
          <table:table-cell/>
          <table:table-cell table:formula="of:=[.E463]-[.B463]" office:value-type="float" office:value="0.220560414">
            <text:p>0,220560414</text:p>
          </table:table-cell>
        </table:table-row>
        <table:table-row table:style-name="ro3">
          <table:table-cell office:value-type="string">
            <text:p>2,31</text:p>
          </table:table-cell>
          <table:table-cell office:value-type="float" office:value="0.000738982">
            <text:p>0,000738982</text:p>
          </table:table-cell>
          <table:table-cell/>
          <table:table-cell office:value-type="string">
            <text:p>2,31</text:p>
          </table:table-cell>
          <table:table-cell office:value-type="float" office:value="0.220822">
            <text:p>0,220822</text:p>
          </table:table-cell>
          <table:table-cell/>
          <table:table-cell table:formula="of:=[.E464]-[.B464]" office:value-type="float" office:value="0.220083018">
            <text:p>0,220083018</text:p>
          </table:table-cell>
        </table:table-row>
        <table:table-row table:style-name="ro3">
          <table:table-cell office:value-type="string">
            <text:p>2,315</text:p>
          </table:table-cell>
          <table:table-cell office:value-type="float" office:value="0.000737384">
            <text:p>0,000737384</text:p>
          </table:table-cell>
          <table:table-cell/>
          <table:table-cell office:value-type="string">
            <text:p>2,315</text:p>
          </table:table-cell>
          <table:table-cell office:value-type="float" office:value="0.220344">
            <text:p>0,220344</text:p>
          </table:table-cell>
          <table:table-cell/>
          <table:table-cell table:formula="of:=[.E465]-[.B465]" office:value-type="float" office:value="0.219606616">
            <text:p>0,219606616</text:p>
          </table:table-cell>
        </table:table-row>
        <table:table-row table:style-name="ro3">
          <table:table-cell office:value-type="string">
            <text:p>2,32</text:p>
          </table:table-cell>
          <table:table-cell office:value-type="float" office:value="0.000735793">
            <text:p>0,000735793</text:p>
          </table:table-cell>
          <table:table-cell/>
          <table:table-cell office:value-type="string">
            <text:p>2,32</text:p>
          </table:table-cell>
          <table:table-cell office:value-type="float" office:value="0.219869">
            <text:p>0,219869</text:p>
          </table:table-cell>
          <table:table-cell/>
          <table:table-cell table:formula="of:=[.E466]-[.B466]" office:value-type="float" office:value="0.219133207">
            <text:p>0,219133207</text:p>
          </table:table-cell>
        </table:table-row>
        <table:table-row table:style-name="ro3">
          <table:table-cell office:value-type="string">
            <text:p>2,325</text:p>
          </table:table-cell>
          <table:table-cell office:value-type="float" office:value="0.000734209">
            <text:p>0,000734209</text:p>
          </table:table-cell>
          <table:table-cell/>
          <table:table-cell office:value-type="string">
            <text:p>2,325</text:p>
          </table:table-cell>
          <table:table-cell office:value-type="float" office:value="0.219396">
            <text:p>0,219396</text:p>
          </table:table-cell>
          <table:table-cell/>
          <table:table-cell table:formula="of:=[.E467]-[.B467]" office:value-type="float" office:value="0.218661791">
            <text:p>0,218661791</text:p>
          </table:table-cell>
        </table:table-row>
        <table:table-row table:style-name="ro3">
          <table:table-cell office:value-type="string">
            <text:p>2,33</text:p>
          </table:table-cell>
          <table:table-cell office:value-type="float" office:value="0.000732631">
            <text:p>0,000732631</text:p>
          </table:table-cell>
          <table:table-cell/>
          <table:table-cell office:value-type="string">
            <text:p>2,33</text:p>
          </table:table-cell>
          <table:table-cell office:value-type="float" office:value="0.218924">
            <text:p>0,218924</text:p>
          </table:table-cell>
          <table:table-cell/>
          <table:table-cell table:formula="of:=[.E468]-[.B468]" office:value-type="float" office:value="0.218191369">
            <text:p>0,218191369</text:p>
          </table:table-cell>
        </table:table-row>
        <table:table-row table:style-name="ro3">
          <table:table-cell office:value-type="string">
            <text:p>2,335</text:p>
          </table:table-cell>
          <table:table-cell office:value-type="float" office:value="0.000731061">
            <text:p>0,000731061</text:p>
          </table:table-cell>
          <table:table-cell/>
          <table:table-cell office:value-type="string">
            <text:p>2,335</text:p>
          </table:table-cell>
          <table:table-cell office:value-type="float" office:value="0.218455">
            <text:p>0,218455</text:p>
          </table:table-cell>
          <table:table-cell/>
          <table:table-cell table:formula="of:=[.E469]-[.B469]" office:value-type="float" office:value="0.217723939">
            <text:p>0,217723939</text:p>
          </table:table-cell>
        </table:table-row>
        <table:table-row table:style-name="ro3">
          <table:table-cell office:value-type="string">
            <text:p>2,34</text:p>
          </table:table-cell>
          <table:table-cell office:value-type="float" office:value="0.000729497">
            <text:p>0,000729497</text:p>
          </table:table-cell>
          <table:table-cell/>
          <table:table-cell office:value-type="string">
            <text:p>2,34</text:p>
          </table:table-cell>
          <table:table-cell office:value-type="float" office:value="0.217988">
            <text:p>0,217988</text:p>
          </table:table-cell>
          <table:table-cell/>
          <table:table-cell table:formula="of:=[.E470]-[.B470]" office:value-type="float" office:value="0.217258503">
            <text:p>0,217258503</text:p>
          </table:table-cell>
        </table:table-row>
        <table:table-row table:style-name="ro3">
          <table:table-cell office:value-type="string">
            <text:p>2,345</text:p>
          </table:table-cell>
          <table:table-cell office:value-type="float" office:value="0.00072794">
            <text:p>0,00072794</text:p>
          </table:table-cell>
          <table:table-cell/>
          <table:table-cell office:value-type="string">
            <text:p>2,345</text:p>
          </table:table-cell>
          <table:table-cell office:value-type="float" office:value="0.217522">
            <text:p>0,217522</text:p>
          </table:table-cell>
          <table:table-cell/>
          <table:table-cell table:formula="of:=[.E471]-[.B471]" office:value-type="float" office:value="0.21679406">
            <text:p>0,21679406</text:p>
          </table:table-cell>
        </table:table-row>
        <table:table-row table:style-name="ro3">
          <table:table-cell office:value-type="string">
            <text:p>2,35</text:p>
          </table:table-cell>
          <table:table-cell office:value-type="float" office:value="0.00072639">
            <text:p>0,00072639</text:p>
          </table:table-cell>
          <table:table-cell/>
          <table:table-cell office:value-type="string">
            <text:p>2,35</text:p>
          </table:table-cell>
          <table:table-cell office:value-type="float" office:value="0.217059">
            <text:p>0,217059</text:p>
          </table:table-cell>
          <table:table-cell/>
          <table:table-cell table:formula="of:=[.E472]-[.B472]" office:value-type="float" office:value="0.21633261">
            <text:p>0,21633261</text:p>
          </table:table-cell>
        </table:table-row>
        <table:table-row table:style-name="ro3">
          <table:table-cell office:value-type="string">
            <text:p>2,355</text:p>
          </table:table-cell>
          <table:table-cell office:value-type="float" office:value="0.000724846">
            <text:p>0,000724846</text:p>
          </table:table-cell>
          <table:table-cell/>
          <table:table-cell office:value-type="string">
            <text:p>2,355</text:p>
          </table:table-cell>
          <table:table-cell office:value-type="float" office:value="0.216598">
            <text:p>0,216598</text:p>
          </table:table-cell>
          <table:table-cell/>
          <table:table-cell table:formula="of:=[.E473]-[.B473]" office:value-type="float" office:value="0.215873154">
            <text:p>0,215873154</text:p>
          </table:table-cell>
        </table:table-row>
        <table:table-row table:style-name="ro3">
          <table:table-cell office:value-type="string">
            <text:p>2,36</text:p>
          </table:table-cell>
          <table:table-cell office:value-type="float" office:value="0.000723309">
            <text:p>0,000723309</text:p>
          </table:table-cell>
          <table:table-cell/>
          <table:table-cell office:value-type="string">
            <text:p>2,36</text:p>
          </table:table-cell>
          <table:table-cell office:value-type="float" office:value="0.216138">
            <text:p>0,216138</text:p>
          </table:table-cell>
          <table:table-cell/>
          <table:table-cell table:formula="of:=[.E474]-[.B474]" office:value-type="float" office:value="0.215414691">
            <text:p>0,215414691</text:p>
          </table:table-cell>
        </table:table-row>
        <table:table-row table:style-name="ro3">
          <table:table-cell office:value-type="string">
            <text:p>2,365</text:p>
          </table:table-cell>
          <table:table-cell office:value-type="float" office:value="0.000721778">
            <text:p>0,000721778</text:p>
          </table:table-cell>
          <table:table-cell/>
          <table:table-cell office:value-type="string">
            <text:p>2,365</text:p>
          </table:table-cell>
          <table:table-cell office:value-type="float" office:value="0.215681">
            <text:p>0,215681</text:p>
          </table:table-cell>
          <table:table-cell/>
          <table:table-cell table:formula="of:=[.E475]-[.B475]" office:value-type="float" office:value="0.214959222">
            <text:p>0,214959222</text:p>
          </table:table-cell>
        </table:table-row>
        <table:table-row table:style-name="ro3">
          <table:table-cell office:value-type="string">
            <text:p>2,37</text:p>
          </table:table-cell>
          <table:table-cell office:value-type="float" office:value="0.000720254">
            <text:p>0,000720254</text:p>
          </table:table-cell>
          <table:table-cell/>
          <table:table-cell office:value-type="string">
            <text:p>2,37</text:p>
          </table:table-cell>
          <table:table-cell office:value-type="float" office:value="0.215225">
            <text:p>0,215225</text:p>
          </table:table-cell>
          <table:table-cell/>
          <table:table-cell table:formula="of:=[.E476]-[.B476]" office:value-type="float" office:value="0.214504746">
            <text:p>0,214504746</text:p>
          </table:table-cell>
        </table:table-row>
        <table:table-row table:style-name="ro3">
          <table:table-cell office:value-type="string">
            <text:p>2,375</text:p>
          </table:table-cell>
          <table:table-cell office:value-type="float" office:value="0.000718736">
            <text:p>0,000718736</text:p>
          </table:table-cell>
          <table:table-cell/>
          <table:table-cell office:value-type="string">
            <text:p>2,375</text:p>
          </table:table-cell>
          <table:table-cell office:value-type="float" office:value="0.214772">
            <text:p>0,214772</text:p>
          </table:table-cell>
          <table:table-cell/>
          <table:table-cell table:formula="of:=[.E477]-[.B477]" office:value-type="float" office:value="0.214053264">
            <text:p>0,214053264</text:p>
          </table:table-cell>
        </table:table-row>
        <table:table-row table:style-name="ro3">
          <table:table-cell office:value-type="string">
            <text:p>2,38</text:p>
          </table:table-cell>
          <table:table-cell office:value-type="float" office:value="0.000717225">
            <text:p>0,000717225</text:p>
          </table:table-cell>
          <table:table-cell/>
          <table:table-cell office:value-type="string">
            <text:p>2,38</text:p>
          </table:table-cell>
          <table:table-cell office:value-type="float" office:value="0.21432">
            <text:p>0,21432</text:p>
          </table:table-cell>
          <table:table-cell/>
          <table:table-cell table:formula="of:=[.E478]-[.B478]" office:value-type="float" office:value="0.213602775">
            <text:p>0,213602775</text:p>
          </table:table-cell>
        </table:table-row>
        <table:table-row table:style-name="ro3">
          <table:table-cell office:value-type="string">
            <text:p>2,385</text:p>
          </table:table-cell>
          <table:table-cell office:value-type="float" office:value="0.00071572">
            <text:p>0,00071572</text:p>
          </table:table-cell>
          <table:table-cell/>
          <table:table-cell office:value-type="string">
            <text:p>2,385</text:p>
          </table:table-cell>
          <table:table-cell office:value-type="float" office:value="0.21387">
            <text:p>0,21387</text:p>
          </table:table-cell>
          <table:table-cell/>
          <table:table-cell table:formula="of:=[.E479]-[.B479]" office:value-type="float" office:value="0.21315428">
            <text:p>0,21315428</text:p>
          </table:table-cell>
        </table:table-row>
        <table:table-row table:style-name="ro3">
          <table:table-cell office:value-type="string">
            <text:p>2,39</text:p>
          </table:table-cell>
          <table:table-cell office:value-type="float" office:value="0.000714221">
            <text:p>0,000714221</text:p>
          </table:table-cell>
          <table:table-cell/>
          <table:table-cell office:value-type="string">
            <text:p>2,39</text:p>
          </table:table-cell>
          <table:table-cell office:value-type="float" office:value="0.213422">
            <text:p>0,213422</text:p>
          </table:table-cell>
          <table:table-cell/>
          <table:table-cell table:formula="of:=[.E480]-[.B480]" office:value-type="float" office:value="0.212707779">
            <text:p>0,212707779</text:p>
          </table:table-cell>
        </table:table-row>
        <table:table-row table:style-name="ro3">
          <table:table-cell office:value-type="string">
            <text:p>2,395</text:p>
          </table:table-cell>
          <table:table-cell office:value-type="float" office:value="0.000712729">
            <text:p>0,000712729</text:p>
          </table:table-cell>
          <table:table-cell/>
          <table:table-cell office:value-type="string">
            <text:p>2,395</text:p>
          </table:table-cell>
          <table:table-cell office:value-type="float" office:value="0.212976">
            <text:p>0,212976</text:p>
          </table:table-cell>
          <table:table-cell/>
          <table:table-cell table:formula="of:=[.E481]-[.B481]" office:value-type="float" office:value="0.212263271">
            <text:p>0,212263271</text:p>
          </table:table-cell>
        </table:table-row>
        <table:table-row table:style-name="ro3">
          <table:table-cell office:value-type="string">
            <text:p>2,4</text:p>
          </table:table-cell>
          <table:table-cell office:value-type="float" office:value="0.000711243">
            <text:p>0,000711243</text:p>
          </table:table-cell>
          <table:table-cell/>
          <table:table-cell office:value-type="string">
            <text:p>2,4</text:p>
          </table:table-cell>
          <table:table-cell office:value-type="float" office:value="0.212532">
            <text:p>0,212532</text:p>
          </table:table-cell>
          <table:table-cell/>
          <table:table-cell table:formula="of:=[.E482]-[.B482]" office:value-type="float" office:value="0.211820757">
            <text:p>0,211820757</text:p>
          </table:table-cell>
        </table:table-row>
        <table:table-row table:style-name="ro3">
          <table:table-cell office:value-type="string">
            <text:p>2,405</text:p>
          </table:table-cell>
          <table:table-cell office:value-type="float" office:value="0.000709763">
            <text:p>0,000709763</text:p>
          </table:table-cell>
          <table:table-cell/>
          <table:table-cell office:value-type="string">
            <text:p>2,405</text:p>
          </table:table-cell>
          <table:table-cell office:value-type="float" office:value="0.21209">
            <text:p>0,21209</text:p>
          </table:table-cell>
          <table:table-cell/>
          <table:table-cell table:formula="of:=[.E483]-[.B483]" office:value-type="float" office:value="0.211380237">
            <text:p>0,211380237</text:p>
          </table:table-cell>
        </table:table-row>
        <table:table-row table:style-name="ro3">
          <table:table-cell office:value-type="string">
            <text:p>2,41</text:p>
          </table:table-cell>
          <table:table-cell office:value-type="float" office:value="0.000708289">
            <text:p>0,000708289</text:p>
          </table:table-cell>
          <table:table-cell/>
          <table:table-cell office:value-type="string">
            <text:p>2,41</text:p>
          </table:table-cell>
          <table:table-cell office:value-type="float" office:value="0.21165">
            <text:p>0,21165</text:p>
          </table:table-cell>
          <table:table-cell/>
          <table:table-cell table:formula="of:=[.E484]-[.B484]" office:value-type="float" office:value="0.210941711">
            <text:p>0,210941711</text:p>
          </table:table-cell>
        </table:table-row>
        <table:table-row table:style-name="ro3">
          <table:table-cell office:value-type="string">
            <text:p>2,415</text:p>
          </table:table-cell>
          <table:table-cell office:value-type="float" office:value="0.000706822">
            <text:p>0,000706822</text:p>
          </table:table-cell>
          <table:table-cell/>
          <table:table-cell office:value-type="string">
            <text:p>2,415</text:p>
          </table:table-cell>
          <table:table-cell office:value-type="float" office:value="0.211211">
            <text:p>0,211211</text:p>
          </table:table-cell>
          <table:table-cell/>
          <table:table-cell table:formula="of:=[.E485]-[.B485]" office:value-type="float" office:value="0.210504178">
            <text:p>0,210504178</text:p>
          </table:table-cell>
        </table:table-row>
        <table:table-row table:style-name="ro3">
          <table:table-cell office:value-type="string">
            <text:p>2,42</text:p>
          </table:table-cell>
          <table:table-cell office:value-type="float" office:value="0.00070536">
            <text:p>0,00070536</text:p>
          </table:table-cell>
          <table:table-cell/>
          <table:table-cell office:value-type="string">
            <text:p>2,42</text:p>
          </table:table-cell>
          <table:table-cell office:value-type="float" office:value="0.210774">
            <text:p>0,210774</text:p>
          </table:table-cell>
          <table:table-cell/>
          <table:table-cell table:formula="of:=[.E486]-[.B486]" office:value-type="float" office:value="0.21006864">
            <text:p>0,21006864</text:p>
          </table:table-cell>
        </table:table-row>
        <table:table-row table:style-name="ro3">
          <table:table-cell office:value-type="string">
            <text:p>2,425</text:p>
          </table:table-cell>
          <table:table-cell office:value-type="float" office:value="0.000703905">
            <text:p>0,000703905</text:p>
          </table:table-cell>
          <table:table-cell/>
          <table:table-cell office:value-type="string">
            <text:p>2,425</text:p>
          </table:table-cell>
          <table:table-cell office:value-type="float" office:value="0.210339">
            <text:p>0,210339</text:p>
          </table:table-cell>
          <table:table-cell/>
          <table:table-cell table:formula="of:=[.E487]-[.B487]" office:value-type="float" office:value="0.209635095">
            <text:p>0,209635095</text:p>
          </table:table-cell>
        </table:table-row>
        <table:table-row table:style-name="ro3">
          <table:table-cell office:value-type="string">
            <text:p>2,43</text:p>
          </table:table-cell>
          <table:table-cell office:value-type="float" office:value="0.000702456">
            <text:p>0,000702456</text:p>
          </table:table-cell>
          <table:table-cell/>
          <table:table-cell office:value-type="string">
            <text:p>2,43</text:p>
          </table:table-cell>
          <table:table-cell office:value-type="float" office:value="0.209906">
            <text:p>0,209906</text:p>
          </table:table-cell>
          <table:table-cell/>
          <table:table-cell table:formula="of:=[.E488]-[.B488]" office:value-type="float" office:value="0.209203544">
            <text:p>0,209203544</text:p>
          </table:table-cell>
        </table:table-row>
        <table:table-row table:style-name="ro3">
          <table:table-cell office:value-type="string">
            <text:p>2,435</text:p>
          </table:table-cell>
          <table:table-cell office:value-type="float" office:value="0.000701012">
            <text:p>0,000701012</text:p>
          </table:table-cell>
          <table:table-cell/>
          <table:table-cell office:value-type="string">
            <text:p>2,435</text:p>
          </table:table-cell>
          <table:table-cell office:value-type="float" office:value="0.209474">
            <text:p>0,209474</text:p>
          </table:table-cell>
          <table:table-cell/>
          <table:table-cell table:formula="of:=[.E489]-[.B489]" office:value-type="float" office:value="0.208772988">
            <text:p>0,208772988</text:p>
          </table:table-cell>
        </table:table-row>
        <table:table-row table:style-name="ro3">
          <table:table-cell office:value-type="string">
            <text:p>2,44</text:p>
          </table:table-cell>
          <table:table-cell office:value-type="float" office:value="0.000699575">
            <text:p>0,000699575</text:p>
          </table:table-cell>
          <table:table-cell/>
          <table:table-cell office:value-type="string">
            <text:p>2,44</text:p>
          </table:table-cell>
          <table:table-cell office:value-type="float" office:value="0.209045">
            <text:p>0,209045</text:p>
          </table:table-cell>
          <table:table-cell/>
          <table:table-cell table:formula="of:=[.E490]-[.B490]" office:value-type="float" office:value="0.208345425">
            <text:p>0,208345425</text:p>
          </table:table-cell>
        </table:table-row>
        <table:table-row table:style-name="ro3">
          <table:table-cell office:value-type="string">
            <text:p>2,445</text:p>
          </table:table-cell>
          <table:table-cell office:value-type="float" office:value="0.000698143">
            <text:p>0,000698143</text:p>
          </table:table-cell>
          <table:table-cell/>
          <table:table-cell office:value-type="string">
            <text:p>2,445</text:p>
          </table:table-cell>
          <table:table-cell office:value-type="float" office:value="0.208617">
            <text:p>0,208617</text:p>
          </table:table-cell>
          <table:table-cell/>
          <table:table-cell table:formula="of:=[.E491]-[.B491]" office:value-type="float" office:value="0.207918857">
            <text:p>0,207918857</text:p>
          </table:table-cell>
        </table:table-row>
        <table:table-row table:style-name="ro3">
          <table:table-cell office:value-type="string">
            <text:p>2,45</text:p>
          </table:table-cell>
          <table:table-cell office:value-type="float" office:value="0.000696718">
            <text:p>0,000696718</text:p>
          </table:table-cell>
          <table:table-cell/>
          <table:table-cell office:value-type="string">
            <text:p>2,45</text:p>
          </table:table-cell>
          <table:table-cell office:value-type="float" office:value="0.20819">
            <text:p>0,20819</text:p>
          </table:table-cell>
          <table:table-cell/>
          <table:table-cell table:formula="of:=[.E492]-[.B492]" office:value-type="float" office:value="0.207493282">
            <text:p>0,207493282</text:p>
          </table:table-cell>
        </table:table-row>
        <table:table-row table:style-name="ro3">
          <table:table-cell office:value-type="string">
            <text:p>2,455</text:p>
          </table:table-cell>
          <table:table-cell office:value-type="float" office:value="0.000695298">
            <text:p>0,000695298</text:p>
          </table:table-cell>
          <table:table-cell/>
          <table:table-cell office:value-type="string">
            <text:p>2,455</text:p>
          </table:table-cell>
          <table:table-cell office:value-type="float" office:value="0.207766">
            <text:p>0,207766</text:p>
          </table:table-cell>
          <table:table-cell/>
          <table:table-cell table:formula="of:=[.E493]-[.B493]" office:value-type="float" office:value="0.207070702">
            <text:p>0,207070702</text:p>
          </table:table-cell>
        </table:table-row>
        <table:table-row table:style-name="ro3">
          <table:table-cell office:value-type="string">
            <text:p>2,46</text:p>
          </table:table-cell>
          <table:table-cell office:value-type="float" office:value="0.000693884">
            <text:p>0,000693884</text:p>
          </table:table-cell>
          <table:table-cell/>
          <table:table-cell office:value-type="string">
            <text:p>2,46</text:p>
          </table:table-cell>
          <table:table-cell office:value-type="float" office:value="0.207343">
            <text:p>0,207343</text:p>
          </table:table-cell>
          <table:table-cell/>
          <table:table-cell table:formula="of:=[.E494]-[.B494]" office:value-type="float" office:value="0.206649116">
            <text:p>0,206649116</text:p>
          </table:table-cell>
        </table:table-row>
        <table:table-row table:style-name="ro3">
          <table:table-cell office:value-type="string">
            <text:p>2,465</text:p>
          </table:table-cell>
          <table:table-cell office:value-type="float" office:value="0.000692475">
            <text:p>0,000692475</text:p>
          </table:table-cell>
          <table:table-cell/>
          <table:table-cell office:value-type="string">
            <text:p>2,465</text:p>
          </table:table-cell>
          <table:table-cell office:value-type="float" office:value="0.206922">
            <text:p>0,206922</text:p>
          </table:table-cell>
          <table:table-cell/>
          <table:table-cell table:formula="of:=[.E495]-[.B495]" office:value-type="float" office:value="0.206229525">
            <text:p>0,206229525</text:p>
          </table:table-cell>
        </table:table-row>
        <table:table-row table:style-name="ro3">
          <table:table-cell office:value-type="string">
            <text:p>2,47</text:p>
          </table:table-cell>
          <table:table-cell office:value-type="float" office:value="0.000691073">
            <text:p>0,000691073</text:p>
          </table:table-cell>
          <table:table-cell/>
          <table:table-cell office:value-type="string">
            <text:p>2,47</text:p>
          </table:table-cell>
          <table:table-cell office:value-type="float" office:value="0.206503">
            <text:p>0,206503</text:p>
          </table:table-cell>
          <table:table-cell/>
          <table:table-cell table:formula="of:=[.E496]-[.B496]" office:value-type="float" office:value="0.205811927">
            <text:p>0,205811927</text:p>
          </table:table-cell>
        </table:table-row>
        <table:table-row table:style-name="ro3">
          <table:table-cell office:value-type="string">
            <text:p>2,475</text:p>
          </table:table-cell>
          <table:table-cell office:value-type="float" office:value="0.000689676">
            <text:p>0,000689676</text:p>
          </table:table-cell>
          <table:table-cell/>
          <table:table-cell office:value-type="string">
            <text:p>2,475</text:p>
          </table:table-cell>
          <table:table-cell office:value-type="float" office:value="0.206085">
            <text:p>0,206085</text:p>
          </table:table-cell>
          <table:table-cell/>
          <table:table-cell table:formula="of:=[.E497]-[.B497]" office:value-type="float" office:value="0.205395324">
            <text:p>0,205395324</text:p>
          </table:table-cell>
        </table:table-row>
        <table:table-row table:style-name="ro3">
          <table:table-cell office:value-type="string">
            <text:p>2,48</text:p>
          </table:table-cell>
          <table:table-cell office:value-type="float" office:value="0.000688285">
            <text:p>0,000688285</text:p>
          </table:table-cell>
          <table:table-cell/>
          <table:table-cell office:value-type="string">
            <text:p>2,48</text:p>
          </table:table-cell>
          <table:table-cell office:value-type="float" office:value="0.205669">
            <text:p>0,205669</text:p>
          </table:table-cell>
          <table:table-cell/>
          <table:table-cell table:formula="of:=[.E498]-[.B498]" office:value-type="float" office:value="0.204980715">
            <text:p>0,204980715</text:p>
          </table:table-cell>
        </table:table-row>
        <table:table-row table:style-name="ro3">
          <table:table-cell office:value-type="string">
            <text:p>2,485</text:p>
          </table:table-cell>
          <table:table-cell office:value-type="float" office:value="0.000686899">
            <text:p>0,000686899</text:p>
          </table:table-cell>
          <table:table-cell/>
          <table:table-cell office:value-type="string">
            <text:p>2,485</text:p>
          </table:table-cell>
          <table:table-cell office:value-type="float" office:value="0.205255">
            <text:p>0,205255</text:p>
          </table:table-cell>
          <table:table-cell/>
          <table:table-cell table:formula="of:=[.E499]-[.B499]" office:value-type="float" office:value="0.204568101">
            <text:p>0,204568101</text:p>
          </table:table-cell>
        </table:table-row>
        <table:table-row table:style-name="ro3">
          <table:table-cell office:value-type="string">
            <text:p>2,49</text:p>
          </table:table-cell>
          <table:table-cell office:value-type="float" office:value="0.000685519">
            <text:p>0,000685519</text:p>
          </table:table-cell>
          <table:table-cell/>
          <table:table-cell office:value-type="string">
            <text:p>2,49</text:p>
          </table:table-cell>
          <table:table-cell office:value-type="float" office:value="0.204843">
            <text:p>0,204843</text:p>
          </table:table-cell>
          <table:table-cell/>
          <table:table-cell table:formula="of:=[.E500]-[.B500]" office:value-type="float" office:value="0.204157481">
            <text:p>0,204157481</text:p>
          </table:table-cell>
        </table:table-row>
        <table:table-row table:style-name="ro3">
          <table:table-cell office:value-type="string">
            <text:p>2,495</text:p>
          </table:table-cell>
          <table:table-cell office:value-type="float" office:value="0.000684145">
            <text:p>0,000684145</text:p>
          </table:table-cell>
          <table:table-cell/>
          <table:table-cell office:value-type="string">
            <text:p>2,495</text:p>
          </table:table-cell>
          <table:table-cell office:value-type="float" office:value="0.204432">
            <text:p>0,204432</text:p>
          </table:table-cell>
          <table:table-cell/>
          <table:table-cell table:formula="of:=[.E501]-[.B501]" office:value-type="float" office:value="0.203747855">
            <text:p>0,203747855</text:p>
          </table:table-cell>
        </table:table-row>
        <table:table-row table:style-name="ro3">
          <table:table-cell office:value-type="string">
            <text:p>2,5</text:p>
          </table:table-cell>
          <table:table-cell office:value-type="float" office:value="0.000682776">
            <text:p>0,000682776</text:p>
          </table:table-cell>
          <table:table-cell/>
          <table:table-cell office:value-type="string">
            <text:p>2,5</text:p>
          </table:table-cell>
          <table:table-cell office:value-type="float" office:value="0.204022">
            <text:p>0,204022</text:p>
          </table:table-cell>
          <table:table-cell/>
          <table:table-cell table:formula="of:=[.E502]-[.B502]" office:value-type="float" office:value="0.203339224">
            <text:p>0,203339224</text:p>
          </table:table-cell>
        </table:table-row>
        <table:table-row table:style-name="ro3">
          <table:table-cell office:value-type="string">
            <text:p>2,505</text:p>
          </table:table-cell>
          <table:table-cell office:value-type="float" office:value="0.000681412">
            <text:p>0,000681412</text:p>
          </table:table-cell>
          <table:table-cell/>
          <table:table-cell office:value-type="string">
            <text:p>2,505</text:p>
          </table:table-cell>
          <table:table-cell office:value-type="float" office:value="0.203615">
            <text:p>0,203615</text:p>
          </table:table-cell>
          <table:table-cell/>
          <table:table-cell table:formula="of:=[.E503]-[.B503]" office:value-type="float" office:value="0.202933588">
            <text:p>0,202933588</text:p>
          </table:table-cell>
        </table:table-row>
        <table:table-row table:style-name="ro3">
          <table:table-cell office:value-type="string">
            <text:p>2,51</text:p>
          </table:table-cell>
          <table:table-cell office:value-type="float" office:value="0.000680054">
            <text:p>0,000680054</text:p>
          </table:table-cell>
          <table:table-cell/>
          <table:table-cell office:value-type="string">
            <text:p>2,51</text:p>
          </table:table-cell>
          <table:table-cell office:value-type="float" office:value="0.203209">
            <text:p>0,203209</text:p>
          </table:table-cell>
          <table:table-cell/>
          <table:table-cell table:formula="of:=[.E504]-[.B504]" office:value-type="float" office:value="0.202528946">
            <text:p>0,202528946</text:p>
          </table:table-cell>
        </table:table-row>
        <table:table-row table:style-name="ro3">
          <table:table-cell office:value-type="string">
            <text:p>2,515</text:p>
          </table:table-cell>
          <table:table-cell office:value-type="float" office:value="0.000678702">
            <text:p>0,000678702</text:p>
          </table:table-cell>
          <table:table-cell/>
          <table:table-cell office:value-type="string">
            <text:p>2,515</text:p>
          </table:table-cell>
          <table:table-cell office:value-type="float" office:value="0.202804">
            <text:p>0,202804</text:p>
          </table:table-cell>
          <table:table-cell/>
          <table:table-cell table:formula="of:=[.E505]-[.B505]" office:value-type="float" office:value="0.202125298">
            <text:p>0,202125298</text:p>
          </table:table-cell>
        </table:table-row>
        <table:table-row table:style-name="ro3">
          <table:table-cell office:value-type="string">
            <text:p>2,52</text:p>
          </table:table-cell>
          <table:table-cell office:value-type="float" office:value="0.000677355">
            <text:p>0,000677355</text:p>
          </table:table-cell>
          <table:table-cell/>
          <table:table-cell office:value-type="string">
            <text:p>2,52</text:p>
          </table:table-cell>
          <table:table-cell office:value-type="float" office:value="0.202402">
            <text:p>0,202402</text:p>
          </table:table-cell>
          <table:table-cell/>
          <table:table-cell table:formula="of:=[.E506]-[.B506]" office:value-type="float" office:value="0.201724645">
            <text:p>0,201724645</text:p>
          </table:table-cell>
        </table:table-row>
        <table:table-row table:style-name="ro3">
          <table:table-cell office:value-type="string">
            <text:p>2,525</text:p>
          </table:table-cell>
          <table:table-cell office:value-type="float" office:value="0.000676013">
            <text:p>0,000676013</text:p>
          </table:table-cell>
          <table:table-cell/>
          <table:table-cell office:value-type="string">
            <text:p>2,525</text:p>
          </table:table-cell>
          <table:table-cell office:value-type="float" office:value="0.202">
            <text:p>0,202</text:p>
          </table:table-cell>
          <table:table-cell/>
          <table:table-cell table:formula="of:=[.E507]-[.B507]" office:value-type="float" office:value="0.201323987">
            <text:p>0,201323987</text:p>
          </table:table-cell>
        </table:table-row>
        <table:table-row table:style-name="ro3">
          <table:table-cell office:value-type="string">
            <text:p>2,53</text:p>
          </table:table-cell>
          <table:table-cell office:value-type="float" office:value="0.000674677">
            <text:p>0,000674677</text:p>
          </table:table-cell>
          <table:table-cell/>
          <table:table-cell office:value-type="string">
            <text:p>2,53</text:p>
          </table:table-cell>
          <table:table-cell office:value-type="float" office:value="0.201601">
            <text:p>0,201601</text:p>
          </table:table-cell>
          <table:table-cell/>
          <table:table-cell table:formula="of:=[.E508]-[.B508]" office:value-type="float" office:value="0.200926323">
            <text:p>0,200926323</text:p>
          </table:table-cell>
        </table:table-row>
        <table:table-row table:style-name="ro3">
          <table:table-cell office:value-type="string">
            <text:p>2,535</text:p>
          </table:table-cell>
          <table:table-cell office:value-type="float" office:value="0.000673345">
            <text:p>0,000673345</text:p>
          </table:table-cell>
          <table:table-cell/>
          <table:table-cell office:value-type="string">
            <text:p>2,535</text:p>
          </table:table-cell>
          <table:table-cell office:value-type="float" office:value="0.201203">
            <text:p>0,201203</text:p>
          </table:table-cell>
          <table:table-cell/>
          <table:table-cell table:formula="of:=[.E509]-[.B509]" office:value-type="float" office:value="0.200529655">
            <text:p>0,200529655</text:p>
          </table:table-cell>
        </table:table-row>
        <table:table-row table:style-name="ro3">
          <table:table-cell office:value-type="string">
            <text:p>2,54</text:p>
          </table:table-cell>
          <table:table-cell office:value-type="float" office:value="0.000672019">
            <text:p>0,000672019</text:p>
          </table:table-cell>
          <table:table-cell/>
          <table:table-cell office:value-type="string">
            <text:p>2,54</text:p>
          </table:table-cell>
          <table:table-cell office:value-type="float" office:value="0.200806">
            <text:p>0,200806</text:p>
          </table:table-cell>
          <table:table-cell/>
          <table:table-cell table:formula="of:=[.E510]-[.B510]" office:value-type="float" office:value="0.200133981">
            <text:p>0,200133981</text:p>
          </table:table-cell>
        </table:table-row>
        <table:table-row table:style-name="ro3">
          <table:table-cell office:value-type="string">
            <text:p>2,545</text:p>
          </table:table-cell>
          <table:table-cell office:value-type="float" office:value="0.000670699">
            <text:p>0,000670699</text:p>
          </table:table-cell>
          <table:table-cell/>
          <table:table-cell office:value-type="string">
            <text:p>2,545</text:p>
          </table:table-cell>
          <table:table-cell office:value-type="float" office:value="0.200411">
            <text:p>0,200411</text:p>
          </table:table-cell>
          <table:table-cell/>
          <table:table-cell table:formula="of:=[.E511]-[.B511]" office:value-type="float" office:value="0.199740301">
            <text:p>0,199740301</text:p>
          </table:table-cell>
        </table:table-row>
        <table:table-row table:style-name="ro3">
          <table:table-cell office:value-type="string">
            <text:p>2,55</text:p>
          </table:table-cell>
          <table:table-cell office:value-type="float" office:value="0.000669383">
            <text:p>0,000669383</text:p>
          </table:table-cell>
          <table:table-cell/>
          <table:table-cell office:value-type="string">
            <text:p>2,55</text:p>
          </table:table-cell>
          <table:table-cell office:value-type="float" office:value="0.200018">
            <text:p>0,200018</text:p>
          </table:table-cell>
          <table:table-cell/>
          <table:table-cell table:formula="of:=[.E512]-[.B512]" office:value-type="float" office:value="0.199348617">
            <text:p>0,199348617</text:p>
          </table:table-cell>
        </table:table-row>
        <table:table-row table:style-name="ro3">
          <table:table-cell office:value-type="string">
            <text:p>2,555</text:p>
          </table:table-cell>
          <table:table-cell office:value-type="float" office:value="0.000668073">
            <text:p>0,000668073</text:p>
          </table:table-cell>
          <table:table-cell/>
          <table:table-cell office:value-type="string">
            <text:p>2,555</text:p>
          </table:table-cell>
          <table:table-cell office:value-type="float" office:value="0.199626">
            <text:p>0,199626</text:p>
          </table:table-cell>
          <table:table-cell/>
          <table:table-cell table:formula="of:=[.E513]-[.B513]" office:value-type="float" office:value="0.198957927">
            <text:p>0,198957927</text:p>
          </table:table-cell>
        </table:table-row>
        <table:table-row table:style-name="ro3">
          <table:table-cell office:value-type="string">
            <text:p>2,56</text:p>
          </table:table-cell>
          <table:table-cell office:value-type="float" office:value="0.000666768">
            <text:p>0,000666768</text:p>
          </table:table-cell>
          <table:table-cell/>
          <table:table-cell office:value-type="string">
            <text:p>2,56</text:p>
          </table:table-cell>
          <table:table-cell office:value-type="float" office:value="0.199236">
            <text:p>0,199236</text:p>
          </table:table-cell>
          <table:table-cell/>
          <table:table-cell table:formula="of:=[.E514]-[.B514]" office:value-type="float" office:value="0.198569232">
            <text:p>0,198569232</text:p>
          </table:table-cell>
        </table:table-row>
        <table:table-row table:style-name="ro3">
          <table:table-cell office:value-type="string">
            <text:p>2,565</text:p>
          </table:table-cell>
          <table:table-cell office:value-type="float" office:value="0.000665468">
            <text:p>0,000665468</text:p>
          </table:table-cell>
          <table:table-cell/>
          <table:table-cell office:value-type="string">
            <text:p>2,565</text:p>
          </table:table-cell>
          <table:table-cell office:value-type="float" office:value="0.198847">
            <text:p>0,198847</text:p>
          </table:table-cell>
          <table:table-cell/>
          <table:table-cell table:formula="of:=[.E515]-[.B515]" office:value-type="float" office:value="0.198181532">
            <text:p>0,198181532</text:p>
          </table:table-cell>
        </table:table-row>
        <table:table-row table:style-name="ro3">
          <table:table-cell office:value-type="string">
            <text:p>2,57</text:p>
          </table:table-cell>
          <table:table-cell office:value-type="float" office:value="0.000664173">
            <text:p>0,000664173</text:p>
          </table:table-cell>
          <table:table-cell/>
          <table:table-cell office:value-type="string">
            <text:p>2,57</text:p>
          </table:table-cell>
          <table:table-cell office:value-type="float" office:value="0.19846">
            <text:p>0,19846</text:p>
          </table:table-cell>
          <table:table-cell/>
          <table:table-cell table:formula="of:=[.E516]-[.B516]" office:value-type="float" office:value="0.197795827">
            <text:p>0,197795827</text:p>
          </table:table-cell>
        </table:table-row>
        <table:table-row table:style-name="ro3">
          <table:table-cell office:value-type="string">
            <text:p>2,575</text:p>
          </table:table-cell>
          <table:table-cell office:value-type="float" office:value="0.000662883">
            <text:p>0,000662883</text:p>
          </table:table-cell>
          <table:table-cell/>
          <table:table-cell office:value-type="string">
            <text:p>2,575</text:p>
          </table:table-cell>
          <table:table-cell office:value-type="float" office:value="0.198074">
            <text:p>0,198074</text:p>
          </table:table-cell>
          <table:table-cell/>
          <table:table-cell table:formula="of:=[.E517]-[.B517]" office:value-type="float" office:value="0.197411117">
            <text:p>0,197411117</text:p>
          </table:table-cell>
        </table:table-row>
        <table:table-row table:style-name="ro3">
          <table:table-cell office:value-type="string">
            <text:p>2,58</text:p>
          </table:table-cell>
          <table:table-cell office:value-type="float" office:value="0.000661598">
            <text:p>0,000661598</text:p>
          </table:table-cell>
          <table:table-cell/>
          <table:table-cell office:value-type="string">
            <text:p>2,58</text:p>
          </table:table-cell>
          <table:table-cell office:value-type="float" office:value="0.19769">
            <text:p>0,19769</text:p>
          </table:table-cell>
          <table:table-cell/>
          <table:table-cell table:formula="of:=[.E518]-[.B518]" office:value-type="float" office:value="0.197028402">
            <text:p>0,197028402</text:p>
          </table:table-cell>
        </table:table-row>
        <table:table-row table:style-name="ro3">
          <table:table-cell office:value-type="string">
            <text:p>2,585</text:p>
          </table:table-cell>
          <table:table-cell office:value-type="float" office:value="0.000660318">
            <text:p>0,000660318</text:p>
          </table:table-cell>
          <table:table-cell/>
          <table:table-cell office:value-type="string">
            <text:p>2,585</text:p>
          </table:table-cell>
          <table:table-cell office:value-type="float" office:value="0.197307">
            <text:p>0,197307</text:p>
          </table:table-cell>
          <table:table-cell/>
          <table:table-cell table:formula="of:=[.E519]-[.B519]" office:value-type="float" office:value="0.196646682">
            <text:p>0,196646682</text:p>
          </table:table-cell>
        </table:table-row>
        <table:table-row table:style-name="ro3">
          <table:table-cell office:value-type="string">
            <text:p>2,59</text:p>
          </table:table-cell>
          <table:table-cell office:value-type="float" office:value="0.000659043">
            <text:p>0,000659043</text:p>
          </table:table-cell>
          <table:table-cell/>
          <table:table-cell office:value-type="string">
            <text:p>2,59</text:p>
          </table:table-cell>
          <table:table-cell office:value-type="float" office:value="0.196926">
            <text:p>0,196926</text:p>
          </table:table-cell>
          <table:table-cell/>
          <table:table-cell table:formula="of:=[.E520]-[.B520]" office:value-type="float" office:value="0.196266957">
            <text:p>0,196266957</text:p>
          </table:table-cell>
        </table:table-row>
        <table:table-row table:style-name="ro3">
          <table:table-cell office:value-type="string">
            <text:p>2,595</text:p>
          </table:table-cell>
          <table:table-cell office:value-type="float" office:value="0.000657773">
            <text:p>0,000657773</text:p>
          </table:table-cell>
          <table:table-cell/>
          <table:table-cell office:value-type="string">
            <text:p>2,595</text:p>
          </table:table-cell>
          <table:table-cell office:value-type="float" office:value="0.196546">
            <text:p>0,196546</text:p>
          </table:table-cell>
          <table:table-cell/>
          <table:table-cell table:formula="of:=[.E521]-[.B521]" office:value-type="float" office:value="0.195888227">
            <text:p>0,195888227</text:p>
          </table:table-cell>
        </table:table-row>
        <table:table-row table:style-name="ro3">
          <table:table-cell office:value-type="string">
            <text:p>2,6</text:p>
          </table:table-cell>
          <table:table-cell office:value-type="float" office:value="0.000656508">
            <text:p>0,000656508</text:p>
          </table:table-cell>
          <table:table-cell/>
          <table:table-cell office:value-type="string">
            <text:p>2,6</text:p>
          </table:table-cell>
          <table:table-cell office:value-type="float" office:value="0.196168">
            <text:p>0,196168</text:p>
          </table:table-cell>
          <table:table-cell/>
          <table:table-cell table:formula="of:=[.E522]-[.B522]" office:value-type="float" office:value="0.195511492">
            <text:p>0,195511492</text:p>
          </table:table-cell>
        </table:table-row>
        <table:table-row table:style-name="ro3">
          <table:table-cell office:value-type="string">
            <text:p>2,605</text:p>
          </table:table-cell>
          <table:table-cell office:value-type="float" office:value="0.000655248">
            <text:p>0,000655248</text:p>
          </table:table-cell>
          <table:table-cell/>
          <table:table-cell office:value-type="string">
            <text:p>2,605</text:p>
          </table:table-cell>
          <table:table-cell office:value-type="float" office:value="0.195791">
            <text:p>0,195791</text:p>
          </table:table-cell>
          <table:table-cell/>
          <table:table-cell table:formula="of:=[.E523]-[.B523]" office:value-type="float" office:value="0.195135752">
            <text:p>0,195135752</text:p>
          </table:table-cell>
        </table:table-row>
        <table:table-row table:style-name="ro3">
          <table:table-cell office:value-type="string">
            <text:p>2,61</text:p>
          </table:table-cell>
          <table:table-cell office:value-type="float" office:value="0.000653993">
            <text:p>0,000653993</text:p>
          </table:table-cell>
          <table:table-cell/>
          <table:table-cell office:value-type="string">
            <text:p>2,61</text:p>
          </table:table-cell>
          <table:table-cell office:value-type="float" office:value="0.195416">
            <text:p>0,195416</text:p>
          </table:table-cell>
          <table:table-cell/>
          <table:table-cell table:formula="of:=[.E524]-[.B524]" office:value-type="float" office:value="0.194762007">
            <text:p>0,194762007</text:p>
          </table:table-cell>
        </table:table-row>
        <table:table-row table:style-name="ro3">
          <table:table-cell office:value-type="string">
            <text:p>2,615</text:p>
          </table:table-cell>
          <table:table-cell office:value-type="float" office:value="0.000652742">
            <text:p>0,000652742</text:p>
          </table:table-cell>
          <table:table-cell/>
          <table:table-cell office:value-type="string">
            <text:p>2,615</text:p>
          </table:table-cell>
          <table:table-cell office:value-type="float" office:value="0.195042">
            <text:p>0,195042</text:p>
          </table:table-cell>
          <table:table-cell/>
          <table:table-cell table:formula="of:=[.E525]-[.B525]" office:value-type="float" office:value="0.194389258">
            <text:p>0,194389258</text:p>
          </table:table-cell>
        </table:table-row>
        <table:table-row table:style-name="ro3">
          <table:table-cell office:value-type="string">
            <text:p>2,62</text:p>
          </table:table-cell>
          <table:table-cell office:value-type="float" office:value="0.000651496">
            <text:p>0,000651496</text:p>
          </table:table-cell>
          <table:table-cell/>
          <table:table-cell office:value-type="string">
            <text:p>2,62</text:p>
          </table:table-cell>
          <table:table-cell office:value-type="float" office:value="0.194669">
            <text:p>0,194669</text:p>
          </table:table-cell>
          <table:table-cell/>
          <table:table-cell table:formula="of:=[.E526]-[.B526]" office:value-type="float" office:value="0.194017504">
            <text:p>0,194017504</text:p>
          </table:table-cell>
        </table:table-row>
        <table:table-row table:style-name="ro3">
          <table:table-cell office:value-type="string">
            <text:p>2,625</text:p>
          </table:table-cell>
          <table:table-cell office:value-type="float" office:value="0.000650255">
            <text:p>0,000650255</text:p>
          </table:table-cell>
          <table:table-cell/>
          <table:table-cell office:value-type="string">
            <text:p>2,625</text:p>
          </table:table-cell>
          <table:table-cell office:value-type="float" office:value="0.194298">
            <text:p>0,194298</text:p>
          </table:table-cell>
          <table:table-cell/>
          <table:table-cell table:formula="of:=[.E527]-[.B527]" office:value-type="float" office:value="0.193647745">
            <text:p>0,193647745</text:p>
          </table:table-cell>
        </table:table-row>
        <table:table-row table:style-name="ro3">
          <table:table-cell office:value-type="string">
            <text:p>2,63</text:p>
          </table:table-cell>
          <table:table-cell office:value-type="float" office:value="0.000649019">
            <text:p>0,000649019</text:p>
          </table:table-cell>
          <table:table-cell/>
          <table:table-cell office:value-type="string">
            <text:p>2,63</text:p>
          </table:table-cell>
          <table:table-cell office:value-type="float" office:value="0.193928">
            <text:p>0,193928</text:p>
          </table:table-cell>
          <table:table-cell/>
          <table:table-cell table:formula="of:=[.E528]-[.B528]" office:value-type="float" office:value="0.193278981">
            <text:p>0,193278981</text:p>
          </table:table-cell>
        </table:table-row>
        <table:table-row table:style-name="ro3">
          <table:table-cell office:value-type="string">
            <text:p>2,635</text:p>
          </table:table-cell>
          <table:table-cell office:value-type="float" office:value="0.000647788">
            <text:p>0,000647788</text:p>
          </table:table-cell>
          <table:table-cell/>
          <table:table-cell office:value-type="string">
            <text:p>2,635</text:p>
          </table:table-cell>
          <table:table-cell office:value-type="float" office:value="0.19356">
            <text:p>0,19356</text:p>
          </table:table-cell>
          <table:table-cell/>
          <table:table-cell table:formula="of:=[.E529]-[.B529]" office:value-type="float" office:value="0.192912212">
            <text:p>0,192912212</text:p>
          </table:table-cell>
        </table:table-row>
        <table:table-row table:style-name="ro3">
          <table:table-cell office:value-type="string">
            <text:p>2,64</text:p>
          </table:table-cell>
          <table:table-cell office:value-type="float" office:value="0.000646561">
            <text:p>0,000646561</text:p>
          </table:table-cell>
          <table:table-cell/>
          <table:table-cell office:value-type="string">
            <text:p>2,64</text:p>
          </table:table-cell>
          <table:table-cell office:value-type="float" office:value="0.193193">
            <text:p>0,193193</text:p>
          </table:table-cell>
          <table:table-cell/>
          <table:table-cell table:formula="of:=[.E530]-[.B530]" office:value-type="float" office:value="0.192546439">
            <text:p>0,192546439</text:p>
          </table:table-cell>
        </table:table-row>
        <table:table-row table:style-name="ro3">
          <table:table-cell office:value-type="string">
            <text:p>2,645</text:p>
          </table:table-cell>
          <table:table-cell office:value-type="float" office:value="0.000645339">
            <text:p>0,000645339</text:p>
          </table:table-cell>
          <table:table-cell/>
          <table:table-cell office:value-type="string">
            <text:p>2,645</text:p>
          </table:table-cell>
          <table:table-cell office:value-type="float" office:value="0.192827">
            <text:p>0,192827</text:p>
          </table:table-cell>
          <table:table-cell/>
          <table:table-cell table:formula="of:=[.E531]-[.B531]" office:value-type="float" office:value="0.192181661">
            <text:p>0,192181661</text:p>
          </table:table-cell>
        </table:table-row>
        <table:table-row table:style-name="ro3">
          <table:table-cell office:value-type="string">
            <text:p>2,65</text:p>
          </table:table-cell>
          <table:table-cell office:value-type="float" office:value="0.000644121">
            <text:p>0,000644121</text:p>
          </table:table-cell>
          <table:table-cell/>
          <table:table-cell office:value-type="string">
            <text:p>2,65</text:p>
          </table:table-cell>
          <table:table-cell office:value-type="float" office:value="0.192463">
            <text:p>0,192463</text:p>
          </table:table-cell>
          <table:table-cell/>
          <table:table-cell table:formula="of:=[.E532]-[.B532]" office:value-type="float" office:value="0.191818879">
            <text:p>0,191818879</text:p>
          </table:table-cell>
        </table:table-row>
        <table:table-row table:style-name="ro3">
          <table:table-cell office:value-type="string">
            <text:p>2,655</text:p>
          </table:table-cell>
          <table:table-cell office:value-type="float" office:value="0.000642908">
            <text:p>0,000642908</text:p>
          </table:table-cell>
          <table:table-cell/>
          <table:table-cell office:value-type="string">
            <text:p>2,655</text:p>
          </table:table-cell>
          <table:table-cell office:value-type="float" office:value="0.1921">
            <text:p>0,1921</text:p>
          </table:table-cell>
          <table:table-cell/>
          <table:table-cell table:formula="of:=[.E533]-[.B533]" office:value-type="float" office:value="0.191457092">
            <text:p>0,191457092</text:p>
          </table:table-cell>
        </table:table-row>
        <table:table-row table:style-name="ro3">
          <table:table-cell office:value-type="string">
            <text:p>2,66</text:p>
          </table:table-cell>
          <table:table-cell office:value-type="float" office:value="0.0006417">
            <text:p>0,0006417</text:p>
          </table:table-cell>
          <table:table-cell/>
          <table:table-cell office:value-type="string">
            <text:p>2,66</text:p>
          </table:table-cell>
          <table:table-cell office:value-type="float" office:value="0.191739">
            <text:p>0,191739</text:p>
          </table:table-cell>
          <table:table-cell/>
          <table:table-cell table:formula="of:=[.E534]-[.B534]" office:value-type="float" office:value="0.1910973">
            <text:p>0,1910973</text:p>
          </table:table-cell>
        </table:table-row>
        <table:table-row table:style-name="ro3">
          <table:table-cell office:value-type="string">
            <text:p>2,665</text:p>
          </table:table-cell>
          <table:table-cell office:value-type="float" office:value="0.000640496">
            <text:p>0,000640496</text:p>
          </table:table-cell>
          <table:table-cell/>
          <table:table-cell office:value-type="string">
            <text:p>2,665</text:p>
          </table:table-cell>
          <table:table-cell office:value-type="float" office:value="0.191379">
            <text:p>0,191379</text:p>
          </table:table-cell>
          <table:table-cell/>
          <table:table-cell table:formula="of:=[.E535]-[.B535]" office:value-type="float" office:value="0.190738504">
            <text:p>0,190738504</text:p>
          </table:table-cell>
        </table:table-row>
        <table:table-row table:style-name="ro3">
          <table:table-cell office:value-type="string">
            <text:p>2,67</text:p>
          </table:table-cell>
          <table:table-cell office:value-type="float" office:value="0.000639297">
            <text:p>0,000639297</text:p>
          </table:table-cell>
          <table:table-cell/>
          <table:table-cell office:value-type="string">
            <text:p>2,67</text:p>
          </table:table-cell>
          <table:table-cell office:value-type="float" office:value="0.19102">
            <text:p>0,19102</text:p>
          </table:table-cell>
          <table:table-cell/>
          <table:table-cell table:formula="of:=[.E536]-[.B536]" office:value-type="float" office:value="0.190380703">
            <text:p>0,190380703</text:p>
          </table:table-cell>
        </table:table-row>
        <table:table-row table:style-name="ro3">
          <table:table-cell office:value-type="string">
            <text:p>2,675</text:p>
          </table:table-cell>
          <table:table-cell office:value-type="float" office:value="0.000638102">
            <text:p>0,000638102</text:p>
          </table:table-cell>
          <table:table-cell/>
          <table:table-cell office:value-type="string">
            <text:p>2,675</text:p>
          </table:table-cell>
          <table:table-cell office:value-type="float" office:value="0.190663">
            <text:p>0,190663</text:p>
          </table:table-cell>
          <table:table-cell/>
          <table:table-cell table:formula="of:=[.E537]-[.B537]" office:value-type="float" office:value="0.190024898">
            <text:p>0,190024898</text:p>
          </table:table-cell>
        </table:table-row>
        <table:table-row table:style-name="ro3">
          <table:table-cell office:value-type="string">
            <text:p>2,68</text:p>
          </table:table-cell>
          <table:table-cell office:value-type="float" office:value="0.000636912">
            <text:p>0,000636912</text:p>
          </table:table-cell>
          <table:table-cell/>
          <table:table-cell office:value-type="string">
            <text:p>2,68</text:p>
          </table:table-cell>
          <table:table-cell office:value-type="float" office:value="0.190307">
            <text:p>0,190307</text:p>
          </table:table-cell>
          <table:table-cell/>
          <table:table-cell table:formula="of:=[.E538]-[.B538]" office:value-type="float" office:value="0.189670088">
            <text:p>0,189670088</text:p>
          </table:table-cell>
        </table:table-row>
        <table:table-row table:style-name="ro3">
          <table:table-cell office:value-type="string">
            <text:p>2,685</text:p>
          </table:table-cell>
          <table:table-cell office:value-type="float" office:value="0.000635726">
            <text:p>0,000635726</text:p>
          </table:table-cell>
          <table:table-cell/>
          <table:table-cell office:value-type="string">
            <text:p>2,685</text:p>
          </table:table-cell>
          <table:table-cell office:value-type="float" office:value="0.189952">
            <text:p>0,189952</text:p>
          </table:table-cell>
          <table:table-cell/>
          <table:table-cell table:formula="of:=[.E539]-[.B539]" office:value-type="float" office:value="0.189316274">
            <text:p>0,189316274</text:p>
          </table:table-cell>
        </table:table-row>
        <table:table-row table:style-name="ro3">
          <table:table-cell office:value-type="string">
            <text:p>2,69</text:p>
          </table:table-cell>
          <table:table-cell office:value-type="float" office:value="0.000634545">
            <text:p>0,000634545</text:p>
          </table:table-cell>
          <table:table-cell/>
          <table:table-cell office:value-type="string">
            <text:p>2,69</text:p>
          </table:table-cell>
          <table:table-cell office:value-type="float" office:value="0.189598">
            <text:p>0,189598</text:p>
          </table:table-cell>
          <table:table-cell/>
          <table:table-cell table:formula="of:=[.E540]-[.B540]" office:value-type="float" office:value="0.188963455">
            <text:p>0,188963455</text:p>
          </table:table-cell>
        </table:table-row>
        <table:table-row table:style-name="ro3">
          <table:table-cell office:value-type="string">
            <text:p>2,695</text:p>
          </table:table-cell>
          <table:table-cell office:value-type="float" office:value="0.000633368">
            <text:p>0,000633368</text:p>
          </table:table-cell>
          <table:table-cell/>
          <table:table-cell office:value-type="string">
            <text:p>2,695</text:p>
          </table:table-cell>
          <table:table-cell office:value-type="float" office:value="0.189246">
            <text:p>0,189246</text:p>
          </table:table-cell>
          <table:table-cell/>
          <table:table-cell table:formula="of:=[.E541]-[.B541]" office:value-type="float" office:value="0.188612632">
            <text:p>0,188612632</text:p>
          </table:table-cell>
        </table:table-row>
        <table:table-row table:style-name="ro3">
          <table:table-cell office:value-type="string">
            <text:p>2,7</text:p>
          </table:table-cell>
          <table:table-cell office:value-type="float" office:value="0.000632195">
            <text:p>0,000632195</text:p>
          </table:table-cell>
          <table:table-cell/>
          <table:table-cell office:value-type="string">
            <text:p>2,7</text:p>
          </table:table-cell>
          <table:table-cell office:value-type="float" office:value="0.188896">
            <text:p>0,188896</text:p>
          </table:table-cell>
          <table:table-cell/>
          <table:table-cell table:formula="of:=[.E542]-[.B542]" office:value-type="float" office:value="0.188263805">
            <text:p>0,188263805</text:p>
          </table:table-cell>
        </table:table-row>
        <table:table-row table:style-name="ro3">
          <table:table-cell office:value-type="string">
            <text:p>2,705</text:p>
          </table:table-cell>
          <table:table-cell office:value-type="float" office:value="0.000631027">
            <text:p>0,000631027</text:p>
          </table:table-cell>
          <table:table-cell/>
          <table:table-cell office:value-type="string">
            <text:p>2,705</text:p>
          </table:table-cell>
          <table:table-cell office:value-type="float" office:value="0.188546">
            <text:p>0,188546</text:p>
          </table:table-cell>
          <table:table-cell/>
          <table:table-cell table:formula="of:=[.E543]-[.B543]" office:value-type="float" office:value="0.187914973">
            <text:p>0,187914973</text:p>
          </table:table-cell>
        </table:table-row>
        <table:table-row table:style-name="ro3">
          <table:table-cell office:value-type="string">
            <text:p>2,71</text:p>
          </table:table-cell>
          <table:table-cell office:value-type="float" office:value="0.000629863">
            <text:p>0,000629863</text:p>
          </table:table-cell>
          <table:table-cell/>
          <table:table-cell office:value-type="string">
            <text:p>2,71</text:p>
          </table:table-cell>
          <table:table-cell office:value-type="float" office:value="0.188198">
            <text:p>0,188198</text:p>
          </table:table-cell>
          <table:table-cell/>
          <table:table-cell table:formula="of:=[.E544]-[.B544]" office:value-type="float" office:value="0.187568137">
            <text:p>0,187568137</text:p>
          </table:table-cell>
        </table:table-row>
        <table:table-row table:style-name="ro3">
          <table:table-cell office:value-type="string">
            <text:p>2,715</text:p>
          </table:table-cell>
          <table:table-cell office:value-type="float" office:value="0.000628703">
            <text:p>0,000628703</text:p>
          </table:table-cell>
          <table:table-cell/>
          <table:table-cell office:value-type="string">
            <text:p>2,715</text:p>
          </table:table-cell>
          <table:table-cell office:value-type="float" office:value="0.187851">
            <text:p>0,187851</text:p>
          </table:table-cell>
          <table:table-cell/>
          <table:table-cell table:formula="of:=[.E545]-[.B545]" office:value-type="float" office:value="0.187222297">
            <text:p>0,187222297</text:p>
          </table:table-cell>
        </table:table-row>
        <table:table-row table:style-name="ro3">
          <table:table-cell office:value-type="string">
            <text:p>2,72</text:p>
          </table:table-cell>
          <table:table-cell office:value-type="float" office:value="0.000627548">
            <text:p>0,000627548</text:p>
          </table:table-cell>
          <table:table-cell/>
          <table:table-cell office:value-type="string">
            <text:p>2,72</text:p>
          </table:table-cell>
          <table:table-cell office:value-type="float" office:value="0.187505">
            <text:p>0,187505</text:p>
          </table:table-cell>
          <table:table-cell/>
          <table:table-cell table:formula="of:=[.E546]-[.B546]" office:value-type="float" office:value="0.186877452">
            <text:p>0,186877452</text:p>
          </table:table-cell>
        </table:table-row>
        <table:table-row table:style-name="ro3">
          <table:table-cell office:value-type="string">
            <text:p>2,725</text:p>
          </table:table-cell>
          <table:table-cell office:value-type="float" office:value="0.000626397">
            <text:p>0,000626397</text:p>
          </table:table-cell>
          <table:table-cell/>
          <table:table-cell office:value-type="string">
            <text:p>2,725</text:p>
          </table:table-cell>
          <table:table-cell office:value-type="float" office:value="0.187161">
            <text:p>0,187161</text:p>
          </table:table-cell>
          <table:table-cell/>
          <table:table-cell table:formula="of:=[.E547]-[.B547]" office:value-type="float" office:value="0.186534603">
            <text:p>0,186534603</text:p>
          </table:table-cell>
        </table:table-row>
        <table:table-row table:style-name="ro3">
          <table:table-cell office:value-type="string">
            <text:p>2,73</text:p>
          </table:table-cell>
          <table:table-cell office:value-type="float" office:value="0.00062525">
            <text:p>0,00062525</text:p>
          </table:table-cell>
          <table:table-cell/>
          <table:table-cell office:value-type="string">
            <text:p>2,73</text:p>
          </table:table-cell>
          <table:table-cell office:value-type="float" office:value="0.186818">
            <text:p>0,186818</text:p>
          </table:table-cell>
          <table:table-cell/>
          <table:table-cell table:formula="of:=[.E548]-[.B548]" office:value-type="float" office:value="0.18619275">
            <text:p>0,18619275</text:p>
          </table:table-cell>
        </table:table-row>
        <table:table-row table:style-name="ro3">
          <table:table-cell office:value-type="string">
            <text:p>2,735</text:p>
          </table:table-cell>
          <table:table-cell office:value-type="float" office:value="0.000624107">
            <text:p>0,000624107</text:p>
          </table:table-cell>
          <table:table-cell/>
          <table:table-cell office:value-type="string">
            <text:p>2,735</text:p>
          </table:table-cell>
          <table:table-cell office:value-type="float" office:value="0.186476">
            <text:p>0,186476</text:p>
          </table:table-cell>
          <table:table-cell/>
          <table:table-cell table:formula="of:=[.E549]-[.B549]" office:value-type="float" office:value="0.185851893">
            <text:p>0,185851893</text:p>
          </table:table-cell>
        </table:table-row>
        <table:table-row table:style-name="ro3">
          <table:table-cell office:value-type="string">
            <text:p>2,74</text:p>
          </table:table-cell>
          <table:table-cell office:value-type="float" office:value="0.000622969">
            <text:p>0,000622969</text:p>
          </table:table-cell>
          <table:table-cell/>
          <table:table-cell office:value-type="string">
            <text:p>2,74</text:p>
          </table:table-cell>
          <table:table-cell office:value-type="float" office:value="0.186135">
            <text:p>0,186135</text:p>
          </table:table-cell>
          <table:table-cell/>
          <table:table-cell table:formula="of:=[.E550]-[.B550]" office:value-type="float" office:value="0.185512031">
            <text:p>0,185512031</text:p>
          </table:table-cell>
        </table:table-row>
        <table:table-row table:style-name="ro3">
          <table:table-cell office:value-type="string">
            <text:p>2,745</text:p>
          </table:table-cell>
          <table:table-cell office:value-type="float" office:value="0.000621834">
            <text:p>0,000621834</text:p>
          </table:table-cell>
          <table:table-cell/>
          <table:table-cell office:value-type="string">
            <text:p>2,745</text:p>
          </table:table-cell>
          <table:table-cell office:value-type="float" office:value="0.185796">
            <text:p>0,185796</text:p>
          </table:table-cell>
          <table:table-cell/>
          <table:table-cell table:formula="of:=[.E551]-[.B551]" office:value-type="float" office:value="0.185174166">
            <text:p>0,185174166</text:p>
          </table:table-cell>
        </table:table-row>
        <table:table-row table:style-name="ro3">
          <table:table-cell office:value-type="string">
            <text:p>2,75</text:p>
          </table:table-cell>
          <table:table-cell office:value-type="float" office:value="0.000620704">
            <text:p>0,000620704</text:p>
          </table:table-cell>
          <table:table-cell/>
          <table:table-cell office:value-type="string">
            <text:p>2,75</text:p>
          </table:table-cell>
          <table:table-cell office:value-type="float" office:value="0.185458">
            <text:p>0,185458</text:p>
          </table:table-cell>
          <table:table-cell/>
          <table:table-cell table:formula="of:=[.E552]-[.B552]" office:value-type="float" office:value="0.184837296">
            <text:p>0,184837296</text:p>
          </table:table-cell>
        </table:table-row>
        <table:table-row table:style-name="ro3">
          <table:table-cell office:value-type="string">
            <text:p>2,755</text:p>
          </table:table-cell>
          <table:table-cell office:value-type="float" office:value="0.000619578">
            <text:p>0,000619578</text:p>
          </table:table-cell>
          <table:table-cell/>
          <table:table-cell office:value-type="string">
            <text:p>2,755</text:p>
          </table:table-cell>
          <table:table-cell office:value-type="float" office:value="0.185121">
            <text:p>0,185121</text:p>
          </table:table-cell>
          <table:table-cell/>
          <table:table-cell table:formula="of:=[.E553]-[.B553]" office:value-type="float" office:value="0.184501422">
            <text:p>0,184501422</text:p>
          </table:table-cell>
        </table:table-row>
        <table:table-row table:style-name="ro3">
          <table:table-cell office:value-type="string">
            <text:p>2,76</text:p>
          </table:table-cell>
          <table:table-cell office:value-type="float" office:value="0.000618456">
            <text:p>0,000618456</text:p>
          </table:table-cell>
          <table:table-cell/>
          <table:table-cell office:value-type="string">
            <text:p>2,76</text:p>
          </table:table-cell>
          <table:table-cell office:value-type="float" office:value="0.184785">
            <text:p>0,184785</text:p>
          </table:table-cell>
          <table:table-cell/>
          <table:table-cell table:formula="of:=[.E554]-[.B554]" office:value-type="float" office:value="0.184166544">
            <text:p>0,184166544</text:p>
          </table:table-cell>
        </table:table-row>
        <table:table-row table:style-name="ro3">
          <table:table-cell office:value-type="string">
            <text:p>2,765</text:p>
          </table:table-cell>
          <table:table-cell office:value-type="float" office:value="0.000617338">
            <text:p>0,000617338</text:p>
          </table:table-cell>
          <table:table-cell/>
          <table:table-cell office:value-type="string">
            <text:p>2,765</text:p>
          </table:table-cell>
          <table:table-cell office:value-type="float" office:value="0.184451">
            <text:p>0,184451</text:p>
          </table:table-cell>
          <table:table-cell/>
          <table:table-cell table:formula="of:=[.E555]-[.B555]" office:value-type="float" office:value="0.183833662">
            <text:p>0,183833662</text:p>
          </table:table-cell>
        </table:table-row>
        <table:table-row table:style-name="ro3">
          <table:table-cell office:value-type="string">
            <text:p>2,77</text:p>
          </table:table-cell>
          <table:table-cell office:value-type="float" office:value="0.000616224">
            <text:p>0,000616224</text:p>
          </table:table-cell>
          <table:table-cell/>
          <table:table-cell office:value-type="string">
            <text:p>2,77</text:p>
          </table:table-cell>
          <table:table-cell office:value-type="float" office:value="0.184118">
            <text:p>0,184118</text:p>
          </table:table-cell>
          <table:table-cell/>
          <table:table-cell table:formula="of:=[.E556]-[.B556]" office:value-type="float" office:value="0.183501776">
            <text:p>0,183501776</text:p>
          </table:table-cell>
        </table:table-row>
        <table:table-row table:style-name="ro3">
          <table:table-cell office:value-type="string">
            <text:p>2,775</text:p>
          </table:table-cell>
          <table:table-cell office:value-type="float" office:value="0.000615115">
            <text:p>0,000615115</text:p>
          </table:table-cell>
          <table:table-cell/>
          <table:table-cell office:value-type="string">
            <text:p>2,775</text:p>
          </table:table-cell>
          <table:table-cell office:value-type="float" office:value="0.183786">
            <text:p>0,183786</text:p>
          </table:table-cell>
          <table:table-cell/>
          <table:table-cell table:formula="of:=[.E557]-[.B557]" office:value-type="float" office:value="0.183170885">
            <text:p>0,183170885</text:p>
          </table:table-cell>
        </table:table-row>
        <table:table-row table:style-name="ro3">
          <table:table-cell office:value-type="string">
            <text:p>2,78</text:p>
          </table:table-cell>
          <table:table-cell office:value-type="float" office:value="0.000614009">
            <text:p>0,000614009</text:p>
          </table:table-cell>
          <table:table-cell/>
          <table:table-cell office:value-type="string">
            <text:p>2,78</text:p>
          </table:table-cell>
          <table:table-cell office:value-type="float" office:value="0.183455">
            <text:p>0,183455</text:p>
          </table:table-cell>
          <table:table-cell/>
          <table:table-cell table:formula="of:=[.E558]-[.B558]" office:value-type="float" office:value="0.182840991">
            <text:p>0,182840991</text:p>
          </table:table-cell>
        </table:table-row>
        <table:table-row table:style-name="ro3">
          <table:table-cell office:value-type="string">
            <text:p>2,785</text:p>
          </table:table-cell>
          <table:table-cell office:value-type="float" office:value="0.000612907">
            <text:p>0,000612907</text:p>
          </table:table-cell>
          <table:table-cell/>
          <table:table-cell office:value-type="string">
            <text:p>2,785</text:p>
          </table:table-cell>
          <table:table-cell office:value-type="float" office:value="0.183125">
            <text:p>0,183125</text:p>
          </table:table-cell>
          <table:table-cell/>
          <table:table-cell table:formula="of:=[.E559]-[.B559]" office:value-type="float" office:value="0.182512093">
            <text:p>0,182512093</text:p>
          </table:table-cell>
        </table:table-row>
        <table:table-row table:style-name="ro3">
          <table:table-cell office:value-type="string">
            <text:p>2,79</text:p>
          </table:table-cell>
          <table:table-cell office:value-type="float" office:value="0.000611809">
            <text:p>0,000611809</text:p>
          </table:table-cell>
          <table:table-cell/>
          <table:table-cell office:value-type="string">
            <text:p>2,79</text:p>
          </table:table-cell>
          <table:table-cell office:value-type="float" office:value="0.182797">
            <text:p>0,182797</text:p>
          </table:table-cell>
          <table:table-cell/>
          <table:table-cell table:formula="of:=[.E560]-[.B560]" office:value-type="float" office:value="0.182185191">
            <text:p>0,182185191</text:p>
          </table:table-cell>
        </table:table-row>
        <table:table-row table:style-name="ro3">
          <table:table-cell office:value-type="string">
            <text:p>2,795</text:p>
          </table:table-cell>
          <table:table-cell office:value-type="float" office:value="0.000610715">
            <text:p>0,000610715</text:p>
          </table:table-cell>
          <table:table-cell/>
          <table:table-cell office:value-type="string">
            <text:p>2,795</text:p>
          </table:table-cell>
          <table:table-cell office:value-type="float" office:value="0.182469">
            <text:p>0,182469</text:p>
          </table:table-cell>
          <table:table-cell/>
          <table:table-cell table:formula="of:=[.E561]-[.B561]" office:value-type="float" office:value="0.181858285">
            <text:p>0,181858285</text:p>
          </table:table-cell>
        </table:table-row>
        <table:table-row table:style-name="ro3">
          <table:table-cell office:value-type="string">
            <text:p>2,8</text:p>
          </table:table-cell>
          <table:table-cell office:value-type="float" office:value="0.000609625">
            <text:p>0,000609625</text:p>
          </table:table-cell>
          <table:table-cell/>
          <table:table-cell office:value-type="string">
            <text:p>2,8</text:p>
          </table:table-cell>
          <table:table-cell office:value-type="float" office:value="0.182143">
            <text:p>0,182143</text:p>
          </table:table-cell>
          <table:table-cell/>
          <table:table-cell table:formula="of:=[.E562]-[.B562]" office:value-type="float" office:value="0.181533375">
            <text:p>0,181533375</text:p>
          </table:table-cell>
        </table:table-row>
        <table:table-row table:style-name="ro3">
          <table:table-cell office:value-type="string">
            <text:p>2,805</text:p>
          </table:table-cell>
          <table:table-cell office:value-type="float" office:value="0.000608539">
            <text:p>0,000608539</text:p>
          </table:table-cell>
          <table:table-cell/>
          <table:table-cell office:value-type="string">
            <text:p>2,805</text:p>
          </table:table-cell>
          <table:table-cell office:value-type="float" office:value="0.181818">
            <text:p>0,181818</text:p>
          </table:table-cell>
          <table:table-cell/>
          <table:table-cell table:formula="of:=[.E563]-[.B563]" office:value-type="float" office:value="0.181209461">
            <text:p>0,181209461</text:p>
          </table:table-cell>
        </table:table-row>
        <table:table-row table:style-name="ro3">
          <table:table-cell office:value-type="string">
            <text:p>2,81</text:p>
          </table:table-cell>
          <table:table-cell office:value-type="float" office:value="0.000607457">
            <text:p>0,000607457</text:p>
          </table:table-cell>
          <table:table-cell/>
          <table:table-cell office:value-type="string">
            <text:p>2,81</text:p>
          </table:table-cell>
          <table:table-cell office:value-type="float" office:value="0.181495">
            <text:p>0,181495</text:p>
          </table:table-cell>
          <table:table-cell/>
          <table:table-cell table:formula="of:=[.E564]-[.B564]" office:value-type="float" office:value="0.180887543">
            <text:p>0,180887543</text:p>
          </table:table-cell>
        </table:table-row>
        <table:table-row table:style-name="ro3">
          <table:table-cell office:value-type="string">
            <text:p>2,815</text:p>
          </table:table-cell>
          <table:table-cell office:value-type="float" office:value="0.000606379">
            <text:p>0,000606379</text:p>
          </table:table-cell>
          <table:table-cell/>
          <table:table-cell office:value-type="string">
            <text:p>2,815</text:p>
          </table:table-cell>
          <table:table-cell office:value-type="float" office:value="0.181172">
            <text:p>0,181172</text:p>
          </table:table-cell>
          <table:table-cell/>
          <table:table-cell table:formula="of:=[.E565]-[.B565]" office:value-type="float" office:value="0.180565621">
            <text:p>0,180565621</text:p>
          </table:table-cell>
        </table:table-row>
        <table:table-row table:style-name="ro3">
          <table:table-cell office:value-type="string">
            <text:p>2,82</text:p>
          </table:table-cell>
          <table:table-cell office:value-type="float" office:value="0.000605304">
            <text:p>0,000605304</text:p>
          </table:table-cell>
          <table:table-cell/>
          <table:table-cell office:value-type="string">
            <text:p>2,82</text:p>
          </table:table-cell>
          <table:table-cell office:value-type="float" office:value="0.18085">
            <text:p>0,18085</text:p>
          </table:table-cell>
          <table:table-cell/>
          <table:table-cell table:formula="of:=[.E566]-[.B566]" office:value-type="float" office:value="0.180244696">
            <text:p>0,180244696</text:p>
          </table:table-cell>
        </table:table-row>
        <table:table-row table:style-name="ro3">
          <table:table-cell office:value-type="string">
            <text:p>2,825</text:p>
          </table:table-cell>
          <table:table-cell office:value-type="float" office:value="0.000604234">
            <text:p>0,000604234</text:p>
          </table:table-cell>
          <table:table-cell/>
          <table:table-cell office:value-type="string">
            <text:p>2,825</text:p>
          </table:table-cell>
          <table:table-cell office:value-type="float" office:value="0.18053">
            <text:p>0,18053</text:p>
          </table:table-cell>
          <table:table-cell/>
          <table:table-cell table:formula="of:=[.E567]-[.B567]" office:value-type="float" office:value="0.179925766">
            <text:p>0,179925766</text:p>
          </table:table-cell>
        </table:table-row>
        <table:table-row table:style-name="ro3">
          <table:table-cell office:value-type="string">
            <text:p>2,83</text:p>
          </table:table-cell>
          <table:table-cell office:value-type="float" office:value="0.000603167">
            <text:p>0,000603167</text:p>
          </table:table-cell>
          <table:table-cell/>
          <table:table-cell office:value-type="string">
            <text:p>2,83</text:p>
          </table:table-cell>
          <table:table-cell office:value-type="float" office:value="0.180211">
            <text:p>0,180211</text:p>
          </table:table-cell>
          <table:table-cell/>
          <table:table-cell table:formula="of:=[.E568]-[.B568]" office:value-type="float" office:value="0.179607833">
            <text:p>0,179607833</text:p>
          </table:table-cell>
        </table:table-row>
        <table:table-row table:style-name="ro3">
          <table:table-cell office:value-type="string">
            <text:p>2,835</text:p>
          </table:table-cell>
          <table:table-cell office:value-type="float" office:value="0.000602104">
            <text:p>0,000602104</text:p>
          </table:table-cell>
          <table:table-cell/>
          <table:table-cell office:value-type="string">
            <text:p>2,835</text:p>
          </table:table-cell>
          <table:table-cell office:value-type="float" office:value="0.179893">
            <text:p>0,179893</text:p>
          </table:table-cell>
          <table:table-cell/>
          <table:table-cell table:formula="of:=[.E569]-[.B569]" office:value-type="float" office:value="0.179290896">
            <text:p>0,179290896</text:p>
          </table:table-cell>
        </table:table-row>
        <table:table-row table:style-name="ro3">
          <table:table-cell office:value-type="string">
            <text:p>2,84</text:p>
          </table:table-cell>
          <table:table-cell office:value-type="float" office:value="0.000601045">
            <text:p>0,000601045</text:p>
          </table:table-cell>
          <table:table-cell/>
          <table:table-cell office:value-type="string">
            <text:p>2,84</text:p>
          </table:table-cell>
          <table:table-cell office:value-type="float" office:value="0.179576">
            <text:p>0,179576</text:p>
          </table:table-cell>
          <table:table-cell/>
          <table:table-cell table:formula="of:=[.E570]-[.B570]" office:value-type="float" office:value="0.178974955">
            <text:p>0,178974955</text:p>
          </table:table-cell>
        </table:table-row>
        <table:table-row table:style-name="ro3">
          <table:table-cell office:value-type="string">
            <text:p>2,845</text:p>
          </table:table-cell>
          <table:table-cell office:value-type="float" office:value="0.000599989">
            <text:p>0,000599989</text:p>
          </table:table-cell>
          <table:table-cell/>
          <table:table-cell office:value-type="string">
            <text:p>2,845</text:p>
          </table:table-cell>
          <table:table-cell office:value-type="float" office:value="0.17926">
            <text:p>0,17926</text:p>
          </table:table-cell>
          <table:table-cell/>
          <table:table-cell table:formula="of:=[.E571]-[.B571]" office:value-type="float" office:value="0.178660011">
            <text:p>0,178660011</text:p>
          </table:table-cell>
        </table:table-row>
        <table:table-row table:style-name="ro3">
          <table:table-cell office:value-type="string">
            <text:p>2,85</text:p>
          </table:table-cell>
          <table:table-cell office:value-type="float" office:value="0.000598937">
            <text:p>0,000598937</text:p>
          </table:table-cell>
          <table:table-cell/>
          <table:table-cell office:value-type="string">
            <text:p>2,85</text:p>
          </table:table-cell>
          <table:table-cell office:value-type="float" office:value="0.178945">
            <text:p>0,178945</text:p>
          </table:table-cell>
          <table:table-cell/>
          <table:table-cell table:formula="of:=[.E572]-[.B572]" office:value-type="float" office:value="0.178346063">
            <text:p>0,178346063</text:p>
          </table:table-cell>
        </table:table-row>
        <table:table-row table:style-name="ro3">
          <table:table-cell office:value-type="string">
            <text:p>2,855</text:p>
          </table:table-cell>
          <table:table-cell office:value-type="float" office:value="0.000597889">
            <text:p>0,000597889</text:p>
          </table:table-cell>
          <table:table-cell/>
          <table:table-cell office:value-type="string">
            <text:p>2,855</text:p>
          </table:table-cell>
          <table:table-cell office:value-type="float" office:value="0.178631">
            <text:p>0,178631</text:p>
          </table:table-cell>
          <table:table-cell/>
          <table:table-cell table:formula="of:=[.E573]-[.B573]" office:value-type="float" office:value="0.178033111">
            <text:p>0,178033111</text:p>
          </table:table-cell>
        </table:table-row>
        <table:table-row table:style-name="ro3">
          <table:table-cell office:value-type="string">
            <text:p>2,86</text:p>
          </table:table-cell>
          <table:table-cell office:value-type="float" office:value="0.000596845">
            <text:p>0,000596845</text:p>
          </table:table-cell>
          <table:table-cell/>
          <table:table-cell office:value-type="string">
            <text:p>2,86</text:p>
          </table:table-cell>
          <table:table-cell office:value-type="float" office:value="0.178319">
            <text:p>0,178319</text:p>
          </table:table-cell>
          <table:table-cell/>
          <table:table-cell table:formula="of:=[.E574]-[.B574]" office:value-type="float" office:value="0.177722155">
            <text:p>0,177722155</text:p>
          </table:table-cell>
        </table:table-row>
        <table:table-row table:style-name="ro3">
          <table:table-cell office:value-type="string">
            <text:p>2,865</text:p>
          </table:table-cell>
          <table:table-cell office:value-type="float" office:value="0.000595804">
            <text:p>0,000595804</text:p>
          </table:table-cell>
          <table:table-cell/>
          <table:table-cell office:value-type="string">
            <text:p>2,865</text:p>
          </table:table-cell>
          <table:table-cell office:value-type="float" office:value="0.178007">
            <text:p>0,178007</text:p>
          </table:table-cell>
          <table:table-cell/>
          <table:table-cell table:formula="of:=[.E575]-[.B575]" office:value-type="float" office:value="0.177411196">
            <text:p>0,177411196</text:p>
          </table:table-cell>
        </table:table-row>
        <table:table-row table:style-name="ro3">
          <table:table-cell office:value-type="string">
            <text:p>2,87</text:p>
          </table:table-cell>
          <table:table-cell office:value-type="float" office:value="0.000594767">
            <text:p>0,000594767</text:p>
          </table:table-cell>
          <table:table-cell/>
          <table:table-cell office:value-type="string">
            <text:p>2,87</text:p>
          </table:table-cell>
          <table:table-cell office:value-type="float" office:value="0.177697">
            <text:p>0,177697</text:p>
          </table:table-cell>
          <table:table-cell/>
          <table:table-cell table:formula="of:=[.E576]-[.B576]" office:value-type="float" office:value="0.177102233">
            <text:p>0,177102233</text:p>
          </table:table-cell>
        </table:table-row>
        <table:table-row table:style-name="ro3">
          <table:table-cell office:value-type="string">
            <text:p>2,875</text:p>
          </table:table-cell>
          <table:table-cell office:value-type="float" office:value="0.000593733">
            <text:p>0,000593733</text:p>
          </table:table-cell>
          <table:table-cell/>
          <table:table-cell office:value-type="string">
            <text:p>2,875</text:p>
          </table:table-cell>
          <table:table-cell office:value-type="float" office:value="0.177388">
            <text:p>0,177388</text:p>
          </table:table-cell>
          <table:table-cell/>
          <table:table-cell table:formula="of:=[.E577]-[.B577]" office:value-type="float" office:value="0.176794267">
            <text:p>0,176794267</text:p>
          </table:table-cell>
        </table:table-row>
        <table:table-row table:style-name="ro3">
          <table:table-cell office:value-type="string">
            <text:p>2,88</text:p>
          </table:table-cell>
          <table:table-cell office:value-type="float" office:value="0.000592703">
            <text:p>0,000592703</text:p>
          </table:table-cell>
          <table:table-cell/>
          <table:table-cell office:value-type="string">
            <text:p>2,88</text:p>
          </table:table-cell>
          <table:table-cell office:value-type="float" office:value="0.177079">
            <text:p>0,177079</text:p>
          </table:table-cell>
          <table:table-cell/>
          <table:table-cell table:formula="of:=[.E578]-[.B578]" office:value-type="float" office:value="0.176486297">
            <text:p>0,176486297</text:p>
          </table:table-cell>
        </table:table-row>
        <table:table-row table:style-name="ro3">
          <table:table-cell office:value-type="string">
            <text:p>2,885</text:p>
          </table:table-cell>
          <table:table-cell office:value-type="float" office:value="0.000591677">
            <text:p>0,000591677</text:p>
          </table:table-cell>
          <table:table-cell/>
          <table:table-cell office:value-type="string">
            <text:p>2,885</text:p>
          </table:table-cell>
          <table:table-cell office:value-type="float" office:value="0.176772">
            <text:p>0,176772</text:p>
          </table:table-cell>
          <table:table-cell/>
          <table:table-cell table:formula="of:=[.E579]-[.B579]" office:value-type="float" office:value="0.176180323">
            <text:p>0,176180323</text:p>
          </table:table-cell>
        </table:table-row>
        <table:table-row table:style-name="ro3">
          <table:table-cell office:value-type="string">
            <text:p>2,89</text:p>
          </table:table-cell>
          <table:table-cell office:value-type="float" office:value="0.000590654">
            <text:p>0,000590654</text:p>
          </table:table-cell>
          <table:table-cell/>
          <table:table-cell office:value-type="string">
            <text:p>2,89</text:p>
          </table:table-cell>
          <table:table-cell office:value-type="float" office:value="0.176466">
            <text:p>0,176466</text:p>
          </table:table-cell>
          <table:table-cell/>
          <table:table-cell table:formula="of:=[.E580]-[.B580]" office:value-type="float" office:value="0.175875346">
            <text:p>0,175875346</text:p>
          </table:table-cell>
        </table:table-row>
        <table:table-row table:style-name="ro3">
          <table:table-cell office:value-type="string">
            <text:p>2,895</text:p>
          </table:table-cell>
          <table:table-cell office:value-type="float" office:value="0.000589635">
            <text:p>0,000589635</text:p>
          </table:table-cell>
          <table:table-cell/>
          <table:table-cell office:value-type="string">
            <text:p>2,895</text:p>
          </table:table-cell>
          <table:table-cell office:value-type="float" office:value="0.176161">
            <text:p>0,176161</text:p>
          </table:table-cell>
          <table:table-cell/>
          <table:table-cell table:formula="of:=[.E581]-[.B581]" office:value-type="float" office:value="0.175571365">
            <text:p>0,175571365</text:p>
          </table:table-cell>
        </table:table-row>
        <table:table-row table:style-name="ro3">
          <table:table-cell office:value-type="string">
            <text:p>2,9</text:p>
          </table:table-cell>
          <table:table-cell office:value-type="float" office:value="0.000588619">
            <text:p>0,000588619</text:p>
          </table:table-cell>
          <table:table-cell/>
          <table:table-cell office:value-type="string">
            <text:p>2,9</text:p>
          </table:table-cell>
          <table:table-cell office:value-type="float" office:value="0.175857">
            <text:p>0,175857</text:p>
          </table:table-cell>
          <table:table-cell/>
          <table:table-cell table:formula="of:=[.E582]-[.B582]" office:value-type="float" office:value="0.175268381">
            <text:p>0,175268381</text:p>
          </table:table-cell>
        </table:table-row>
        <table:table-row table:style-name="ro3">
          <table:table-cell office:value-type="string">
            <text:p>2,905</text:p>
          </table:table-cell>
          <table:table-cell office:value-type="float" office:value="0.000587607">
            <text:p>0,000587607</text:p>
          </table:table-cell>
          <table:table-cell/>
          <table:table-cell office:value-type="string">
            <text:p>2,905</text:p>
          </table:table-cell>
          <table:table-cell office:value-type="float" office:value="0.175554">
            <text:p>0,175554</text:p>
          </table:table-cell>
          <table:table-cell/>
          <table:table-cell table:formula="of:=[.E583]-[.B583]" office:value-type="float" office:value="0.174966393">
            <text:p>0,174966393</text:p>
          </table:table-cell>
        </table:table-row>
        <table:table-row table:style-name="ro3">
          <table:table-cell office:value-type="string">
            <text:p>2,91</text:p>
          </table:table-cell>
          <table:table-cell office:value-type="float" office:value="0.000586598">
            <text:p>0,000586598</text:p>
          </table:table-cell>
          <table:table-cell/>
          <table:table-cell office:value-type="string">
            <text:p>2,91</text:p>
          </table:table-cell>
          <table:table-cell office:value-type="float" office:value="0.175252">
            <text:p>0,175252</text:p>
          </table:table-cell>
          <table:table-cell/>
          <table:table-cell table:formula="of:=[.E584]-[.B584]" office:value-type="float" office:value="0.174665402">
            <text:p>0,174665402</text:p>
          </table:table-cell>
        </table:table-row>
        <table:table-row table:style-name="ro3">
          <table:table-cell office:value-type="string">
            <text:p>2,915</text:p>
          </table:table-cell>
          <table:table-cell office:value-type="float" office:value="0.000585593">
            <text:p>0,000585593</text:p>
          </table:table-cell>
          <table:table-cell/>
          <table:table-cell office:value-type="string">
            <text:p>2,915</text:p>
          </table:table-cell>
          <table:table-cell office:value-type="float" office:value="0.174951">
            <text:p>0,174951</text:p>
          </table:table-cell>
          <table:table-cell/>
          <table:table-cell table:formula="of:=[.E585]-[.B585]" office:value-type="float" office:value="0.174365407">
            <text:p>0,174365407</text:p>
          </table:table-cell>
        </table:table-row>
        <table:table-row table:style-name="ro3">
          <table:table-cell office:value-type="string">
            <text:p>2,92</text:p>
          </table:table-cell>
          <table:table-cell office:value-type="float" office:value="0.000584591">
            <text:p>0,000584591</text:p>
          </table:table-cell>
          <table:table-cell/>
          <table:table-cell office:value-type="string">
            <text:p>2,92</text:p>
          </table:table-cell>
          <table:table-cell office:value-type="float" office:value="0.174652">
            <text:p>0,174652</text:p>
          </table:table-cell>
          <table:table-cell/>
          <table:table-cell table:formula="of:=[.E586]-[.B586]" office:value-type="float" office:value="0.174067409">
            <text:p>0,174067409</text:p>
          </table:table-cell>
        </table:table-row>
        <table:table-row table:style-name="ro3">
          <table:table-cell office:value-type="string">
            <text:p>2,925</text:p>
          </table:table-cell>
          <table:table-cell office:value-type="float" office:value="0.000583593">
            <text:p>0,000583593</text:p>
          </table:table-cell>
          <table:table-cell/>
          <table:table-cell office:value-type="string">
            <text:p>2,925</text:p>
          </table:table-cell>
          <table:table-cell office:value-type="float" office:value="0.174353">
            <text:p>0,174353</text:p>
          </table:table-cell>
          <table:table-cell/>
          <table:table-cell table:formula="of:=[.E587]-[.B587]" office:value-type="float" office:value="0.173769407">
            <text:p>0,173769407</text:p>
          </table:table-cell>
        </table:table-row>
        <table:table-row table:style-name="ro3">
          <table:table-cell office:value-type="string">
            <text:p>2,93</text:p>
          </table:table-cell>
          <table:table-cell office:value-type="float" office:value="0.000582598">
            <text:p>0,000582598</text:p>
          </table:table-cell>
          <table:table-cell/>
          <table:table-cell office:value-type="string">
            <text:p>2,93</text:p>
          </table:table-cell>
          <table:table-cell office:value-type="float" office:value="0.174055">
            <text:p>0,174055</text:p>
          </table:table-cell>
          <table:table-cell/>
          <table:table-cell table:formula="of:=[.E588]-[.B588]" office:value-type="float" office:value="0.173472402">
            <text:p>0,173472402</text:p>
          </table:table-cell>
        </table:table-row>
        <table:table-row table:style-name="ro3">
          <table:table-cell office:value-type="string">
            <text:p>2,935</text:p>
          </table:table-cell>
          <table:table-cell office:value-type="float" office:value="0.000581606">
            <text:p>0,000581606</text:p>
          </table:table-cell>
          <table:table-cell/>
          <table:table-cell office:value-type="string">
            <text:p>2,935</text:p>
          </table:table-cell>
          <table:table-cell office:value-type="float" office:value="0.173758">
            <text:p>0,173758</text:p>
          </table:table-cell>
          <table:table-cell/>
          <table:table-cell table:formula="of:=[.E589]-[.B589]" office:value-type="float" office:value="0.173176394">
            <text:p>0,173176394</text:p>
          </table:table-cell>
        </table:table-row>
        <table:table-row table:style-name="ro3">
          <table:table-cell office:value-type="string">
            <text:p>2,94</text:p>
          </table:table-cell>
          <table:table-cell office:value-type="float" office:value="0.000580618">
            <text:p>0,000580618</text:p>
          </table:table-cell>
          <table:table-cell/>
          <table:table-cell office:value-type="string">
            <text:p>2,94</text:p>
          </table:table-cell>
          <table:table-cell office:value-type="float" office:value="0.173462">
            <text:p>0,173462</text:p>
          </table:table-cell>
          <table:table-cell/>
          <table:table-cell table:formula="of:=[.E590]-[.B590]" office:value-type="float" office:value="0.172881382">
            <text:p>0,172881382</text:p>
          </table:table-cell>
        </table:table-row>
        <table:table-row table:style-name="ro3">
          <table:table-cell office:value-type="string">
            <text:p>2,945</text:p>
          </table:table-cell>
          <table:table-cell office:value-type="float" office:value="0.000579633">
            <text:p>0,000579633</text:p>
          </table:table-cell>
          <table:table-cell/>
          <table:table-cell office:value-type="string">
            <text:p>2,945</text:p>
          </table:table-cell>
          <table:table-cell office:value-type="float" office:value="0.173168">
            <text:p>0,173168</text:p>
          </table:table-cell>
          <table:table-cell/>
          <table:table-cell table:formula="of:=[.E591]-[.B591]" office:value-type="float" office:value="0.172588367">
            <text:p>0,172588367</text:p>
          </table:table-cell>
        </table:table-row>
        <table:table-row table:style-name="ro3">
          <table:table-cell office:value-type="string">
            <text:p>2,95</text:p>
          </table:table-cell>
          <table:table-cell office:value-type="float" office:value="0.000578652">
            <text:p>0,000578652</text:p>
          </table:table-cell>
          <table:table-cell/>
          <table:table-cell office:value-type="string">
            <text:p>2,95</text:p>
          </table:table-cell>
          <table:table-cell office:value-type="float" office:value="0.172874">
            <text:p>0,172874</text:p>
          </table:table-cell>
          <table:table-cell/>
          <table:table-cell table:formula="of:=[.E592]-[.B592]" office:value-type="float" office:value="0.172295348">
            <text:p>0,172295348</text:p>
          </table:table-cell>
        </table:table-row>
        <table:table-row table:style-name="ro3">
          <table:table-cell office:value-type="string">
            <text:p>2,955</text:p>
          </table:table-cell>
          <table:table-cell office:value-type="float" office:value="0.000577674">
            <text:p>0,000577674</text:p>
          </table:table-cell>
          <table:table-cell/>
          <table:table-cell office:value-type="string">
            <text:p>2,955</text:p>
          </table:table-cell>
          <table:table-cell office:value-type="float" office:value="0.172581">
            <text:p>0,172581</text:p>
          </table:table-cell>
          <table:table-cell/>
          <table:table-cell table:formula="of:=[.E593]-[.B593]" office:value-type="float" office:value="0.172003326">
            <text:p>0,172003326</text:p>
          </table:table-cell>
        </table:table-row>
        <table:table-row table:style-name="ro3">
          <table:table-cell office:value-type="string">
            <text:p>2,96</text:p>
          </table:table-cell>
          <table:table-cell office:value-type="float" office:value="0.000576699">
            <text:p>0,000576699</text:p>
          </table:table-cell>
          <table:table-cell/>
          <table:table-cell office:value-type="string">
            <text:p>2,96</text:p>
          </table:table-cell>
          <table:table-cell office:value-type="float" office:value="0.172289">
            <text:p>0,172289</text:p>
          </table:table-cell>
          <table:table-cell/>
          <table:table-cell table:formula="of:=[.E594]-[.B594]" office:value-type="float" office:value="0.171712301">
            <text:p>0,171712301</text:p>
          </table:table-cell>
        </table:table-row>
        <table:table-row table:style-name="ro3">
          <table:table-cell office:value-type="string">
            <text:p>2,965</text:p>
          </table:table-cell>
          <table:table-cell office:value-type="float" office:value="0.000575727">
            <text:p>0,000575727</text:p>
          </table:table-cell>
          <table:table-cell/>
          <table:table-cell office:value-type="string">
            <text:p>2,965</text:p>
          </table:table-cell>
          <table:table-cell office:value-type="float" office:value="0.171999">
            <text:p>0,171999</text:p>
          </table:table-cell>
          <table:table-cell/>
          <table:table-cell table:formula="of:=[.E595]-[.B595]" office:value-type="float" office:value="0.171423273">
            <text:p>0,171423273</text:p>
          </table:table-cell>
        </table:table-row>
        <table:table-row table:style-name="ro3">
          <table:table-cell office:value-type="string">
            <text:p>2,97</text:p>
          </table:table-cell>
          <table:table-cell office:value-type="float" office:value="0.000574759">
            <text:p>0,000574759</text:p>
          </table:table-cell>
          <table:table-cell/>
          <table:table-cell office:value-type="string">
            <text:p>2,97</text:p>
          </table:table-cell>
          <table:table-cell office:value-type="float" office:value="0.171709">
            <text:p>0,171709</text:p>
          </table:table-cell>
          <table:table-cell/>
          <table:table-cell table:formula="of:=[.E596]-[.B596]" office:value-type="float" office:value="0.171134241">
            <text:p>0,171134241</text:p>
          </table:table-cell>
        </table:table-row>
        <table:table-row table:style-name="ro3">
          <table:table-cell office:value-type="string">
            <text:p>2,975</text:p>
          </table:table-cell>
          <table:table-cell office:value-type="float" office:value="0.000573794">
            <text:p>0,000573794</text:p>
          </table:table-cell>
          <table:table-cell/>
          <table:table-cell office:value-type="string">
            <text:p>2,975</text:p>
          </table:table-cell>
          <table:table-cell office:value-type="float" office:value="0.17142">
            <text:p>0,17142</text:p>
          </table:table-cell>
          <table:table-cell/>
          <table:table-cell table:formula="of:=[.E597]-[.B597]" office:value-type="float" office:value="0.170846206">
            <text:p>0,170846206</text:p>
          </table:table-cell>
        </table:table-row>
        <table:table-row table:style-name="ro3">
          <table:table-cell office:value-type="string">
            <text:p>2,98</text:p>
          </table:table-cell>
          <table:table-cell office:value-type="float" office:value="0.000572833">
            <text:p>0,000572833</text:p>
          </table:table-cell>
          <table:table-cell/>
          <table:table-cell office:value-type="string">
            <text:p>2,98</text:p>
          </table:table-cell>
          <table:table-cell office:value-type="float" office:value="0.171132">
            <text:p>0,171132</text:p>
          </table:table-cell>
          <table:table-cell/>
          <table:table-cell table:formula="of:=[.E598]-[.B598]" office:value-type="float" office:value="0.170559167">
            <text:p>0,170559167</text:p>
          </table:table-cell>
        </table:table-row>
        <table:table-row table:style-name="ro3">
          <table:table-cell office:value-type="string">
            <text:p>2,985</text:p>
          </table:table-cell>
          <table:table-cell office:value-type="float" office:value="0.000571874">
            <text:p>0,000571874</text:p>
          </table:table-cell>
          <table:table-cell/>
          <table:table-cell office:value-type="string">
            <text:p>2,985</text:p>
          </table:table-cell>
          <table:table-cell office:value-type="float" office:value="0.170845">
            <text:p>0,170845</text:p>
          </table:table-cell>
          <table:table-cell/>
          <table:table-cell table:formula="of:=[.E599]-[.B599]" office:value-type="float" office:value="0.170273126">
            <text:p>0,170273126</text:p>
          </table:table-cell>
        </table:table-row>
        <table:table-row table:style-name="ro3">
          <table:table-cell office:value-type="string">
            <text:p>2,99</text:p>
          </table:table-cell>
          <table:table-cell office:value-type="float" office:value="0.000570919">
            <text:p>0,000570919</text:p>
          </table:table-cell>
          <table:table-cell/>
          <table:table-cell office:value-type="string">
            <text:p>2,99</text:p>
          </table:table-cell>
          <table:table-cell office:value-type="float" office:value="0.170559">
            <text:p>0,170559</text:p>
          </table:table-cell>
          <table:table-cell/>
          <table:table-cell table:formula="of:=[.E600]-[.B600]" office:value-type="float" office:value="0.169988081">
            <text:p>0,169988081</text:p>
          </table:table-cell>
        </table:table-row>
        <table:table-row table:style-name="ro3">
          <table:table-cell office:value-type="string">
            <text:p>2,995</text:p>
          </table:table-cell>
          <table:table-cell office:value-type="float" office:value="0.000569967">
            <text:p>0,000569967</text:p>
          </table:table-cell>
          <table:table-cell/>
          <table:table-cell office:value-type="string">
            <text:p>2,995</text:p>
          </table:table-cell>
          <table:table-cell office:value-type="float" office:value="0.170274">
            <text:p>0,170274</text:p>
          </table:table-cell>
          <table:table-cell/>
          <table:table-cell table:formula="of:=[.E601]-[.B601]" office:value-type="float" office:value="0.169704033">
            <text:p>0,169704033</text:p>
          </table:table-cell>
        </table:table-row>
        <table:table-row table:style-name="ro3">
          <table:table-cell table:style-name="Default" office:value-type="float" office:value="3">
            <text:p>3</text:p>
          </table:table-cell>
          <table:table-cell office:value-type="float" office:value="0.000569018">
            <text:p>0,000569018</text:p>
          </table:table-cell>
          <table:table-cell/>
          <table:table-cell table:style-name="Default" office:value-type="float" office:value="3">
            <text:p>3</text:p>
          </table:table-cell>
          <table:table-cell office:value-type="float" office:value="0.16999">
            <text:p>0,16999</text:p>
          </table:table-cell>
          <table:table-cell/>
          <table:table-cell table:formula="of:=[.E602]-[.B602]" office:value-type="float" office:value="0.169420982">
            <text:p>0,169420982</text:p>
          </table:table-cell>
        </table:table-row>
        <table:table-row table:style-name="ro3">
          <table:table-cell office:value-type="string">
            <text:p>3,005</text:p>
          </table:table-cell>
          <table:table-cell office:value-type="float" office:value="0.000568073">
            <text:p>0,000568073</text:p>
          </table:table-cell>
          <table:table-cell/>
          <table:table-cell office:value-type="string">
            <text:p>3,005</text:p>
          </table:table-cell>
          <table:table-cell office:value-type="float" office:value="0.169707">
            <text:p>0,169707</text:p>
          </table:table-cell>
          <table:table-cell/>
          <table:table-cell table:formula="of:=[.E603]-[.B603]" office:value-type="float" office:value="0.169138927">
            <text:p>0,169138927</text:p>
          </table:table-cell>
        </table:table-row>
        <table:table-row table:style-name="ro3">
          <table:table-cell office:value-type="string">
            <text:p>3,01</text:p>
          </table:table-cell>
          <table:table-cell office:value-type="float" office:value="0.00056713">
            <text:p>0,00056713</text:p>
          </table:table-cell>
          <table:table-cell/>
          <table:table-cell office:value-type="string">
            <text:p>3,01</text:p>
          </table:table-cell>
          <table:table-cell office:value-type="float" office:value="0.169425">
            <text:p>0,169425</text:p>
          </table:table-cell>
          <table:table-cell/>
          <table:table-cell table:formula="of:=[.E604]-[.B604]" office:value-type="float" office:value="0.16885787">
            <text:p>0,16885787</text:p>
          </table:table-cell>
        </table:table-row>
        <table:table-row table:style-name="ro3">
          <table:table-cell office:value-type="string">
            <text:p>3,015</text:p>
          </table:table-cell>
          <table:table-cell office:value-type="float" office:value="0.000566191">
            <text:p>0,000566191</text:p>
          </table:table-cell>
          <table:table-cell/>
          <table:table-cell office:value-type="string">
            <text:p>3,015</text:p>
          </table:table-cell>
          <table:table-cell office:value-type="float" office:value="0.169144">
            <text:p>0,169144</text:p>
          </table:table-cell>
          <table:table-cell/>
          <table:table-cell table:formula="of:=[.E605]-[.B605]" office:value-type="float" office:value="0.168577809">
            <text:p>0,168577809</text:p>
          </table:table-cell>
        </table:table-row>
        <table:table-row table:style-name="ro3">
          <table:table-cell office:value-type="string">
            <text:p>3,02</text:p>
          </table:table-cell>
          <table:table-cell office:value-type="float" office:value="0.000565254">
            <text:p>0,000565254</text:p>
          </table:table-cell>
          <table:table-cell/>
          <table:table-cell office:value-type="string">
            <text:p>3,02</text:p>
          </table:table-cell>
          <table:table-cell office:value-type="float" office:value="0.168864">
            <text:p>0,168864</text:p>
          </table:table-cell>
          <table:table-cell/>
          <table:table-cell table:formula="of:=[.E606]-[.B606]" office:value-type="float" office:value="0.168298746">
            <text:p>0,168298746</text:p>
          </table:table-cell>
        </table:table-row>
        <table:table-row table:style-name="ro3">
          <table:table-cell office:value-type="string">
            <text:p>3,025</text:p>
          </table:table-cell>
          <table:table-cell office:value-type="float" office:value="0.000564321">
            <text:p>0,000564321</text:p>
          </table:table-cell>
          <table:table-cell/>
          <table:table-cell office:value-type="string">
            <text:p>3,025</text:p>
          </table:table-cell>
          <table:table-cell office:value-type="float" office:value="0.168584">
            <text:p>0,168584</text:p>
          </table:table-cell>
          <table:table-cell/>
          <table:table-cell table:formula="of:=[.E607]-[.B607]" office:value-type="float" office:value="0.168019679">
            <text:p>0,168019679</text:p>
          </table:table-cell>
        </table:table-row>
        <table:table-row table:style-name="ro3">
          <table:table-cell office:value-type="string">
            <text:p>3,03</text:p>
          </table:table-cell>
          <table:table-cell office:value-type="float" office:value="0.000563391">
            <text:p>0,000563391</text:p>
          </table:table-cell>
          <table:table-cell/>
          <table:table-cell office:value-type="string">
            <text:p>3,03</text:p>
          </table:table-cell>
          <table:table-cell office:value-type="float" office:value="0.168306">
            <text:p>0,168306</text:p>
          </table:table-cell>
          <table:table-cell/>
          <table:table-cell table:formula="of:=[.E608]-[.B608]" office:value-type="float" office:value="0.167742609">
            <text:p>0,167742609</text:p>
          </table:table-cell>
        </table:table-row>
        <table:table-row table:style-name="ro3">
          <table:table-cell office:value-type="string">
            <text:p>3,035</text:p>
          </table:table-cell>
          <table:table-cell office:value-type="float" office:value="0.000562464">
            <text:p>0,000562464</text:p>
          </table:table-cell>
          <table:table-cell/>
          <table:table-cell office:value-type="string">
            <text:p>3,035</text:p>
          </table:table-cell>
          <table:table-cell office:value-type="float" office:value="0.168028">
            <text:p>0,168028</text:p>
          </table:table-cell>
          <table:table-cell/>
          <table:table-cell table:formula="of:=[.E609]-[.B609]" office:value-type="float" office:value="0.167465536">
            <text:p>0,167465536</text:p>
          </table:table-cell>
        </table:table-row>
        <table:table-row table:style-name="ro3">
          <table:table-cell office:value-type="string">
            <text:p>3,04</text:p>
          </table:table-cell>
          <table:table-cell office:value-type="float" office:value="0.00056154">
            <text:p>0,00056154</text:p>
          </table:table-cell>
          <table:table-cell/>
          <table:table-cell office:value-type="string">
            <text:p>3,04</text:p>
          </table:table-cell>
          <table:table-cell office:value-type="float" office:value="0.167752">
            <text:p>0,167752</text:p>
          </table:table-cell>
          <table:table-cell/>
          <table:table-cell table:formula="of:=[.E610]-[.B610]" office:value-type="float" office:value="0.16719046">
            <text:p>0,16719046</text:p>
          </table:table-cell>
        </table:table-row>
        <table:table-row table:style-name="ro3">
          <table:table-cell office:value-type="string">
            <text:p>3,045</text:p>
          </table:table-cell>
          <table:table-cell office:value-type="float" office:value="0.00056062">
            <text:p>0,00056062</text:p>
          </table:table-cell>
          <table:table-cell/>
          <table:table-cell office:value-type="string">
            <text:p>3,045</text:p>
          </table:table-cell>
          <table:table-cell office:value-type="float" office:value="0.167476">
            <text:p>0,167476</text:p>
          </table:table-cell>
          <table:table-cell/>
          <table:table-cell table:formula="of:=[.E611]-[.B611]" office:value-type="float" office:value="0.16691538">
            <text:p>0,16691538</text:p>
          </table:table-cell>
        </table:table-row>
        <table:table-row table:style-name="ro3">
          <table:table-cell office:value-type="string">
            <text:p>3,05</text:p>
          </table:table-cell>
          <table:table-cell office:value-type="float" office:value="0.000559702">
            <text:p>0,000559702</text:p>
          </table:table-cell>
          <table:table-cell/>
          <table:table-cell office:value-type="string">
            <text:p>3,05</text:p>
          </table:table-cell>
          <table:table-cell office:value-type="float" office:value="0.167201">
            <text:p>0,167201</text:p>
          </table:table-cell>
          <table:table-cell/>
          <table:table-cell table:formula="of:=[.E612]-[.B612]" office:value-type="float" office:value="0.166641298">
            <text:p>0,166641298</text:p>
          </table:table-cell>
        </table:table-row>
        <table:table-row table:style-name="ro3">
          <table:table-cell office:value-type="string">
            <text:p>3,055</text:p>
          </table:table-cell>
          <table:table-cell office:value-type="float" office:value="0.000558787">
            <text:p>0,000558787</text:p>
          </table:table-cell>
          <table:table-cell/>
          <table:table-cell office:value-type="string">
            <text:p>3,055</text:p>
          </table:table-cell>
          <table:table-cell office:value-type="float" office:value="0.166927">
            <text:p>0,166927</text:p>
          </table:table-cell>
          <table:table-cell/>
          <table:table-cell table:formula="of:=[.E613]-[.B613]" office:value-type="float" office:value="0.166368213">
            <text:p>0,166368213</text:p>
          </table:table-cell>
        </table:table-row>
        <table:table-row table:style-name="ro3">
          <table:table-cell office:value-type="string">
            <text:p>3,06</text:p>
          </table:table-cell>
          <table:table-cell office:value-type="float" office:value="0.000557875">
            <text:p>0,000557875</text:p>
          </table:table-cell>
          <table:table-cell/>
          <table:table-cell office:value-type="string">
            <text:p>3,06</text:p>
          </table:table-cell>
          <table:table-cell office:value-type="float" office:value="0.166654">
            <text:p>0,166654</text:p>
          </table:table-cell>
          <table:table-cell/>
          <table:table-cell table:formula="of:=[.E614]-[.B614]" office:value-type="float" office:value="0.166096125">
            <text:p>0,166096125</text:p>
          </table:table-cell>
        </table:table-row>
        <table:table-row table:style-name="ro3">
          <table:table-cell office:value-type="string">
            <text:p>3,065</text:p>
          </table:table-cell>
          <table:table-cell office:value-type="float" office:value="0.000556966">
            <text:p>0,000556966</text:p>
          </table:table-cell>
          <table:table-cell/>
          <table:table-cell office:value-type="string">
            <text:p>3,065</text:p>
          </table:table-cell>
          <table:table-cell office:value-type="float" office:value="0.166382">
            <text:p>0,166382</text:p>
          </table:table-cell>
          <table:table-cell/>
          <table:table-cell table:formula="of:=[.E615]-[.B615]" office:value-type="float" office:value="0.165825034">
            <text:p>0,165825034</text:p>
          </table:table-cell>
        </table:table-row>
        <table:table-row table:style-name="ro3">
          <table:table-cell office:value-type="string">
            <text:p>3,07</text:p>
          </table:table-cell>
          <table:table-cell office:value-type="float" office:value="0.00055606">
            <text:p>0,00055606</text:p>
          </table:table-cell>
          <table:table-cell/>
          <table:table-cell office:value-type="string">
            <text:p>3,07</text:p>
          </table:table-cell>
          <table:table-cell office:value-type="float" office:value="0.166111">
            <text:p>0,166111</text:p>
          </table:table-cell>
          <table:table-cell/>
          <table:table-cell table:formula="of:=[.E616]-[.B616]" office:value-type="float" office:value="0.16555494">
            <text:p>0,16555494</text:p>
          </table:table-cell>
        </table:table-row>
        <table:table-row table:style-name="ro3">
          <table:table-cell office:value-type="string">
            <text:p>3,075</text:p>
          </table:table-cell>
          <table:table-cell office:value-type="float" office:value="0.000555157">
            <text:p>0,000555157</text:p>
          </table:table-cell>
          <table:table-cell/>
          <table:table-cell office:value-type="string">
            <text:p>3,075</text:p>
          </table:table-cell>
          <table:table-cell office:value-type="float" office:value="0.165841">
            <text:p>0,165841</text:p>
          </table:table-cell>
          <table:table-cell/>
          <table:table-cell table:formula="of:=[.E617]-[.B617]" office:value-type="float" office:value="0.165285843">
            <text:p>0,165285843</text:p>
          </table:table-cell>
        </table:table-row>
        <table:table-row table:style-name="ro3">
          <table:table-cell office:value-type="string">
            <text:p>3,08</text:p>
          </table:table-cell>
          <table:table-cell office:value-type="float" office:value="0.000554258">
            <text:p>0,000554258</text:p>
          </table:table-cell>
          <table:table-cell/>
          <table:table-cell office:value-type="string">
            <text:p>3,08</text:p>
          </table:table-cell>
          <table:table-cell office:value-type="float" office:value="0.165571">
            <text:p>0,165571</text:p>
          </table:table-cell>
          <table:table-cell/>
          <table:table-cell table:formula="of:=[.E618]-[.B618]" office:value-type="float" office:value="0.165016742">
            <text:p>0,165016742</text:p>
          </table:table-cell>
        </table:table-row>
        <table:table-row table:style-name="ro3">
          <table:table-cell office:value-type="string">
            <text:p>3,085</text:p>
          </table:table-cell>
          <table:table-cell office:value-type="float" office:value="0.00055336">
            <text:p>0,00055336</text:p>
          </table:table-cell>
          <table:table-cell/>
          <table:table-cell office:value-type="string">
            <text:p>3,085</text:p>
          </table:table-cell>
          <table:table-cell office:value-type="float" office:value="0.165303">
            <text:p>0,165303</text:p>
          </table:table-cell>
          <table:table-cell/>
          <table:table-cell table:formula="of:=[.E619]-[.B619]" office:value-type="float" office:value="0.16474964">
            <text:p>0,16474964</text:p>
          </table:table-cell>
        </table:table-row>
        <table:table-row table:style-name="ro3">
          <table:table-cell office:value-type="string">
            <text:p>3,09</text:p>
          </table:table-cell>
          <table:table-cell office:value-type="float" office:value="0.000552466">
            <text:p>0,000552466</text:p>
          </table:table-cell>
          <table:table-cell/>
          <table:table-cell office:value-type="string">
            <text:p>3,09</text:p>
          </table:table-cell>
          <table:table-cell office:value-type="float" office:value="0.165035">
            <text:p>0,165035</text:p>
          </table:table-cell>
          <table:table-cell/>
          <table:table-cell table:formula="of:=[.E620]-[.B620]" office:value-type="float" office:value="0.164482534">
            <text:p>0,164482534</text:p>
          </table:table-cell>
        </table:table-row>
        <table:table-row table:style-name="ro3">
          <table:table-cell office:value-type="string">
            <text:p>3,095</text:p>
          </table:table-cell>
          <table:table-cell office:value-type="float" office:value="0.000551575">
            <text:p>0,000551575</text:p>
          </table:table-cell>
          <table:table-cell/>
          <table:table-cell office:value-type="string">
            <text:p>3,095</text:p>
          </table:table-cell>
          <table:table-cell office:value-type="float" office:value="0.164768">
            <text:p>0,164768</text:p>
          </table:table-cell>
          <table:table-cell/>
          <table:table-cell table:formula="of:=[.E621]-[.B621]" office:value-type="float" office:value="0.164216425">
            <text:p>0,164216425</text:p>
          </table:table-cell>
        </table:table-row>
        <table:table-row table:style-name="ro3">
          <table:table-cell office:value-type="string">
            <text:p>3,1</text:p>
          </table:table-cell>
          <table:table-cell office:value-type="float" office:value="0.000550687">
            <text:p>0,000550687</text:p>
          </table:table-cell>
          <table:table-cell/>
          <table:table-cell office:value-type="string">
            <text:p>3,1</text:p>
          </table:table-cell>
          <table:table-cell office:value-type="float" office:value="0.164502">
            <text:p>0,164502</text:p>
          </table:table-cell>
          <table:table-cell/>
          <table:table-cell table:formula="of:=[.E622]-[.B622]" office:value-type="float" office:value="0.163951313">
            <text:p>0,163951313</text:p>
          </table:table-cell>
        </table:table-row>
        <table:table-row table:style-name="ro3">
          <table:table-cell office:value-type="string">
            <text:p>3,105</text:p>
          </table:table-cell>
          <table:table-cell office:value-type="float" office:value="0.000549801">
            <text:p>0,000549801</text:p>
          </table:table-cell>
          <table:table-cell/>
          <table:table-cell office:value-type="string">
            <text:p>3,105</text:p>
          </table:table-cell>
          <table:table-cell office:value-type="float" office:value="0.164237">
            <text:p>0,164237</text:p>
          </table:table-cell>
          <table:table-cell/>
          <table:table-cell table:formula="of:=[.E623]-[.B623]" office:value-type="float" office:value="0.163687199">
            <text:p>0,163687199</text:p>
          </table:table-cell>
        </table:table-row>
        <table:table-row table:style-name="ro3">
          <table:table-cell office:value-type="string">
            <text:p>3,11</text:p>
          </table:table-cell>
          <table:table-cell office:value-type="float" office:value="0.000548919">
            <text:p>0,000548919</text:p>
          </table:table-cell>
          <table:table-cell/>
          <table:table-cell office:value-type="string">
            <text:p>3,11</text:p>
          </table:table-cell>
          <table:table-cell office:value-type="float" office:value="0.163973">
            <text:p>0,163973</text:p>
          </table:table-cell>
          <table:table-cell/>
          <table:table-cell table:formula="of:=[.E624]-[.B624]" office:value-type="float" office:value="0.163424081">
            <text:p>0,163424081</text:p>
          </table:table-cell>
        </table:table-row>
        <table:table-row table:style-name="ro3">
          <table:table-cell office:value-type="string">
            <text:p>3,115</text:p>
          </table:table-cell>
          <table:table-cell office:value-type="float" office:value="0.000548039">
            <text:p>0,000548039</text:p>
          </table:table-cell>
          <table:table-cell/>
          <table:table-cell office:value-type="string">
            <text:p>3,115</text:p>
          </table:table-cell>
          <table:table-cell office:value-type="float" office:value="0.163709">
            <text:p>0,163709</text:p>
          </table:table-cell>
          <table:table-cell/>
          <table:table-cell table:formula="of:=[.E625]-[.B625]" office:value-type="float" office:value="0.163160961">
            <text:p>0,163160961</text:p>
          </table:table-cell>
        </table:table-row>
        <table:table-row table:style-name="ro3">
          <table:table-cell office:value-type="string">
            <text:p>3,12</text:p>
          </table:table-cell>
          <table:table-cell office:value-type="float" office:value="0.000547162">
            <text:p>0,000547162</text:p>
          </table:table-cell>
          <table:table-cell/>
          <table:table-cell office:value-type="string">
            <text:p>3,12</text:p>
          </table:table-cell>
          <table:table-cell office:value-type="float" office:value="0.163447">
            <text:p>0,163447</text:p>
          </table:table-cell>
          <table:table-cell/>
          <table:table-cell table:formula="of:=[.E626]-[.B626]" office:value-type="float" office:value="0.162899838">
            <text:p>0,162899838</text:p>
          </table:table-cell>
        </table:table-row>
        <table:table-row table:style-name="ro3">
          <table:table-cell office:value-type="string">
            <text:p>3,125</text:p>
          </table:table-cell>
          <table:table-cell office:value-type="float" office:value="0.000546288">
            <text:p>0,000546288</text:p>
          </table:table-cell>
          <table:table-cell/>
          <table:table-cell office:value-type="string">
            <text:p>3,125</text:p>
          </table:table-cell>
          <table:table-cell office:value-type="float" office:value="0.163185">
            <text:p>0,163185</text:p>
          </table:table-cell>
          <table:table-cell/>
          <table:table-cell table:formula="of:=[.E627]-[.B627]" office:value-type="float" office:value="0.162638712">
            <text:p>0,162638712</text:p>
          </table:table-cell>
        </table:table-row>
        <table:table-row table:style-name="ro3">
          <table:table-cell office:value-type="string">
            <text:p>3,13</text:p>
          </table:table-cell>
          <table:table-cell office:value-type="float" office:value="0.000545417">
            <text:p>0,000545417</text:p>
          </table:table-cell>
          <table:table-cell/>
          <table:table-cell office:value-type="string">
            <text:p>3,13</text:p>
          </table:table-cell>
          <table:table-cell office:value-type="float" office:value="0.162924">
            <text:p>0,162924</text:p>
          </table:table-cell>
          <table:table-cell/>
          <table:table-cell table:formula="of:=[.E628]-[.B628]" office:value-type="float" office:value="0.162378583">
            <text:p>0,162378583</text:p>
          </table:table-cell>
        </table:table-row>
        <table:table-row table:style-name="ro3">
          <table:table-cell office:value-type="string">
            <text:p>3,135</text:p>
          </table:table-cell>
          <table:table-cell office:value-type="float" office:value="0.000544548">
            <text:p>0,000544548</text:p>
          </table:table-cell>
          <table:table-cell/>
          <table:table-cell office:value-type="string">
            <text:p>3,135</text:p>
          </table:table-cell>
          <table:table-cell office:value-type="float" office:value="0.162664">
            <text:p>0,162664</text:p>
          </table:table-cell>
          <table:table-cell/>
          <table:table-cell table:formula="of:=[.E629]-[.B629]" office:value-type="float" office:value="0.162119452">
            <text:p>0,162119452</text:p>
          </table:table-cell>
        </table:table-row>
        <table:table-row table:style-name="ro3">
          <table:table-cell office:value-type="string">
            <text:p>3,14</text:p>
          </table:table-cell>
          <table:table-cell office:value-type="float" office:value="0.000543682">
            <text:p>0,000543682</text:p>
          </table:table-cell>
          <table:table-cell/>
          <table:table-cell office:value-type="string">
            <text:p>3,14</text:p>
          </table:table-cell>
          <table:table-cell office:value-type="float" office:value="0.162405">
            <text:p>0,162405</text:p>
          </table:table-cell>
          <table:table-cell/>
          <table:table-cell table:formula="of:=[.E630]-[.B630]" office:value-type="float" office:value="0.161861318">
            <text:p>0,161861318</text:p>
          </table:table-cell>
        </table:table-row>
        <table:table-row table:style-name="ro3">
          <table:table-cell office:value-type="string">
            <text:p>3,145</text:p>
          </table:table-cell>
          <table:table-cell office:value-type="float" office:value="0.000542819">
            <text:p>0,000542819</text:p>
          </table:table-cell>
          <table:table-cell/>
          <table:table-cell office:value-type="string">
            <text:p>3,145</text:p>
          </table:table-cell>
          <table:table-cell office:value-type="float" office:value="0.162147">
            <text:p>0,162147</text:p>
          </table:table-cell>
          <table:table-cell/>
          <table:table-cell table:formula="of:=[.E631]-[.B631]" office:value-type="float" office:value="0.161604181">
            <text:p>0,161604181</text:p>
          </table:table-cell>
        </table:table-row>
        <table:table-row table:style-name="ro3">
          <table:table-cell office:value-type="string">
            <text:p>3,15</text:p>
          </table:table-cell>
          <table:table-cell office:value-type="float" office:value="0.000541959">
            <text:p>0,000541959</text:p>
          </table:table-cell>
          <table:table-cell/>
          <table:table-cell office:value-type="string">
            <text:p>3,15</text:p>
          </table:table-cell>
          <table:table-cell office:value-type="float" office:value="0.161889">
            <text:p>0,161889</text:p>
          </table:table-cell>
          <table:table-cell/>
          <table:table-cell table:formula="of:=[.E632]-[.B632]" office:value-type="float" office:value="0.161347041">
            <text:p>0,161347041</text:p>
          </table:table-cell>
        </table:table-row>
        <table:table-row table:style-name="ro3">
          <table:table-cell office:value-type="string">
            <text:p>3,155</text:p>
          </table:table-cell>
          <table:table-cell office:value-type="float" office:value="0.000541102">
            <text:p>0,000541102</text:p>
          </table:table-cell>
          <table:table-cell/>
          <table:table-cell office:value-type="string">
            <text:p>3,155</text:p>
          </table:table-cell>
          <table:table-cell office:value-type="float" office:value="0.161632">
            <text:p>0,161632</text:p>
          </table:table-cell>
          <table:table-cell/>
          <table:table-cell table:formula="of:=[.E633]-[.B633]" office:value-type="float" office:value="0.161090898">
            <text:p>0,161090898</text:p>
          </table:table-cell>
        </table:table-row>
        <table:table-row table:style-name="ro3">
          <table:table-cell office:value-type="string">
            <text:p>3,16</text:p>
          </table:table-cell>
          <table:table-cell office:value-type="float" office:value="0.000540247">
            <text:p>0,000540247</text:p>
          </table:table-cell>
          <table:table-cell/>
          <table:table-cell office:value-type="string">
            <text:p>3,16</text:p>
          </table:table-cell>
          <table:table-cell office:value-type="float" office:value="0.161376">
            <text:p>0,161376</text:p>
          </table:table-cell>
          <table:table-cell/>
          <table:table-cell table:formula="of:=[.E634]-[.B634]" office:value-type="float" office:value="0.160835753">
            <text:p>0,160835753</text:p>
          </table:table-cell>
        </table:table-row>
        <table:table-row table:style-name="ro3">
          <table:table-cell office:value-type="string">
            <text:p>3,165</text:p>
          </table:table-cell>
          <table:table-cell office:value-type="float" office:value="0.000539395">
            <text:p>0,000539395</text:p>
          </table:table-cell>
          <table:table-cell/>
          <table:table-cell office:value-type="string">
            <text:p>3,165</text:p>
          </table:table-cell>
          <table:table-cell office:value-type="float" office:value="0.161121">
            <text:p>0,161121</text:p>
          </table:table-cell>
          <table:table-cell/>
          <table:table-cell table:formula="of:=[.E635]-[.B635]" office:value-type="float" office:value="0.160581605">
            <text:p>0,160581605</text:p>
          </table:table-cell>
        </table:table-row>
        <table:table-row table:style-name="ro3">
          <table:table-cell office:value-type="string">
            <text:p>3,17</text:p>
          </table:table-cell>
          <table:table-cell office:value-type="float" office:value="0.000538546">
            <text:p>0,000538546</text:p>
          </table:table-cell>
          <table:table-cell/>
          <table:table-cell office:value-type="string">
            <text:p>3,17</text:p>
          </table:table-cell>
          <table:table-cell office:value-type="float" office:value="0.160867">
            <text:p>0,160867</text:p>
          </table:table-cell>
          <table:table-cell/>
          <table:table-cell table:formula="of:=[.E636]-[.B636]" office:value-type="float" office:value="0.160328454">
            <text:p>0,160328454</text:p>
          </table:table-cell>
        </table:table-row>
        <table:table-row table:style-name="ro3">
          <table:table-cell office:value-type="string">
            <text:p>3,175</text:p>
          </table:table-cell>
          <table:table-cell office:value-type="float" office:value="0.000537699">
            <text:p>0,000537699</text:p>
          </table:table-cell>
          <table:table-cell/>
          <table:table-cell office:value-type="string">
            <text:p>3,175</text:p>
          </table:table-cell>
          <table:table-cell office:value-type="float" office:value="0.160613">
            <text:p>0,160613</text:p>
          </table:table-cell>
          <table:table-cell/>
          <table:table-cell table:formula="of:=[.E637]-[.B637]" office:value-type="float" office:value="0.160075301">
            <text:p>0,160075301</text:p>
          </table:table-cell>
        </table:table-row>
        <table:table-row table:style-name="ro3">
          <table:table-cell office:value-type="string">
            <text:p>3,18</text:p>
          </table:table-cell>
          <table:table-cell office:value-type="float" office:value="0.000536855">
            <text:p>0,000536855</text:p>
          </table:table-cell>
          <table:table-cell/>
          <table:table-cell office:value-type="string">
            <text:p>3,18</text:p>
          </table:table-cell>
          <table:table-cell office:value-type="float" office:value="0.160361">
            <text:p>0,160361</text:p>
          </table:table-cell>
          <table:table-cell/>
          <table:table-cell table:formula="of:=[.E638]-[.B638]" office:value-type="float" office:value="0.159824145">
            <text:p>0,159824145</text:p>
          </table:table-cell>
        </table:table-row>
        <table:table-row table:style-name="ro3">
          <table:table-cell office:value-type="string">
            <text:p>3,185</text:p>
          </table:table-cell>
          <table:table-cell office:value-type="float" office:value="0.000536014">
            <text:p>0,000536014</text:p>
          </table:table-cell>
          <table:table-cell/>
          <table:table-cell office:value-type="string">
            <text:p>3,185</text:p>
          </table:table-cell>
          <table:table-cell office:value-type="float" office:value="0.160109">
            <text:p>0,160109</text:p>
          </table:table-cell>
          <table:table-cell/>
          <table:table-cell table:formula="of:=[.E639]-[.B639]" office:value-type="float" office:value="0.159572986">
            <text:p>0,159572986</text:p>
          </table:table-cell>
        </table:table-row>
        <table:table-row table:style-name="ro3">
          <table:table-cell office:value-type="string">
            <text:p>3,19</text:p>
          </table:table-cell>
          <table:table-cell office:value-type="float" office:value="0.000535175">
            <text:p>0,000535175</text:p>
          </table:table-cell>
          <table:table-cell/>
          <table:table-cell office:value-type="string">
            <text:p>3,19</text:p>
          </table:table-cell>
          <table:table-cell office:value-type="float" office:value="0.159857">
            <text:p>0,159857</text:p>
          </table:table-cell>
          <table:table-cell/>
          <table:table-cell table:formula="of:=[.E640]-[.B640]" office:value-type="float" office:value="0.159321825">
            <text:p>0,159321825</text:p>
          </table:table-cell>
        </table:table-row>
        <table:table-row table:style-name="ro3">
          <table:table-cell office:value-type="string">
            <text:p>3,195</text:p>
          </table:table-cell>
          <table:table-cell office:value-type="float" office:value="0.000534339">
            <text:p>0,000534339</text:p>
          </table:table-cell>
          <table:table-cell/>
          <table:table-cell office:value-type="string">
            <text:p>3,195</text:p>
          </table:table-cell>
          <table:table-cell office:value-type="float" office:value="0.159607">
            <text:p>0,159607</text:p>
          </table:table-cell>
          <table:table-cell/>
          <table:table-cell table:formula="of:=[.E641]-[.B641]" office:value-type="float" office:value="0.159072661">
            <text:p>0,159072661</text:p>
          </table:table-cell>
        </table:table-row>
        <table:table-row table:style-name="ro3">
          <table:table-cell office:value-type="string">
            <text:p>3,2</text:p>
          </table:table-cell>
          <table:table-cell office:value-type="float" office:value="0.000533505">
            <text:p>0,000533505</text:p>
          </table:table-cell>
          <table:table-cell/>
          <table:table-cell office:value-type="string">
            <text:p>3,2</text:p>
          </table:table-cell>
          <table:table-cell office:value-type="float" office:value="0.159357">
            <text:p>0,159357</text:p>
          </table:table-cell>
          <table:table-cell/>
          <table:table-cell table:formula="of:=[.E642]-[.B642]" office:value-type="float" office:value="0.158823495">
            <text:p>0,158823495</text:p>
          </table:table-cell>
        </table:table-row>
        <table:table-row table:style-name="ro3">
          <table:table-cell office:value-type="string">
            <text:p>3,205</text:p>
          </table:table-cell>
          <table:table-cell office:value-type="float" office:value="0.000532675">
            <text:p>0,000532675</text:p>
          </table:table-cell>
          <table:table-cell/>
          <table:table-cell office:value-type="string">
            <text:p>3,205</text:p>
          </table:table-cell>
          <table:table-cell office:value-type="float" office:value="0.159109">
            <text:p>0,159109</text:p>
          </table:table-cell>
          <table:table-cell/>
          <table:table-cell table:formula="of:=[.E643]-[.B643]" office:value-type="float" office:value="0.158576325">
            <text:p>0,158576325</text:p>
          </table:table-cell>
        </table:table-row>
        <table:table-row table:style-name="ro3">
          <table:table-cell office:value-type="string">
            <text:p>3,21</text:p>
          </table:table-cell>
          <table:table-cell office:value-type="float" office:value="0.000531846">
            <text:p>0,000531846</text:p>
          </table:table-cell>
          <table:table-cell/>
          <table:table-cell office:value-type="string">
            <text:p>3,21</text:p>
          </table:table-cell>
          <table:table-cell office:value-type="float" office:value="0.158861">
            <text:p>0,158861</text:p>
          </table:table-cell>
          <table:table-cell/>
          <table:table-cell table:formula="of:=[.E644]-[.B644]" office:value-type="float" office:value="0.158329154">
            <text:p>0,158329154</text:p>
          </table:table-cell>
        </table:table-row>
        <table:table-row table:style-name="ro3">
          <table:table-cell office:value-type="string">
            <text:p>3,215</text:p>
          </table:table-cell>
          <table:table-cell office:value-type="float" office:value="0.000531021">
            <text:p>0,000531021</text:p>
          </table:table-cell>
          <table:table-cell/>
          <table:table-cell office:value-type="string">
            <text:p>3,215</text:p>
          </table:table-cell>
          <table:table-cell office:value-type="float" office:value="0.158613">
            <text:p>0,158613</text:p>
          </table:table-cell>
          <table:table-cell/>
          <table:table-cell table:formula="of:=[.E645]-[.B645]" office:value-type="float" office:value="0.158081979">
            <text:p>0,158081979</text:p>
          </table:table-cell>
        </table:table-row>
        <table:table-row table:style-name="ro3">
          <table:table-cell office:value-type="string">
            <text:p>3,22</text:p>
          </table:table-cell>
          <table:table-cell office:value-type="float" office:value="0.000530198">
            <text:p>0,000530198</text:p>
          </table:table-cell>
          <table:table-cell/>
          <table:table-cell office:value-type="string">
            <text:p>3,22</text:p>
          </table:table-cell>
          <table:table-cell office:value-type="float" office:value="0.158367">
            <text:p>0,158367</text:p>
          </table:table-cell>
          <table:table-cell/>
          <table:table-cell table:formula="of:=[.E646]-[.B646]" office:value-type="float" office:value="0.157836802">
            <text:p>0,157836802</text:p>
          </table:table-cell>
        </table:table-row>
        <table:table-row table:style-name="ro3">
          <table:table-cell office:value-type="string">
            <text:p>3,225</text:p>
          </table:table-cell>
          <table:table-cell office:value-type="float" office:value="0.000529377">
            <text:p>0,000529377</text:p>
          </table:table-cell>
          <table:table-cell/>
          <table:table-cell office:value-type="string">
            <text:p>3,225</text:p>
          </table:table-cell>
          <table:table-cell office:value-type="float" office:value="0.158121">
            <text:p>0,158121</text:p>
          </table:table-cell>
          <table:table-cell/>
          <table:table-cell table:formula="of:=[.E647]-[.B647]" office:value-type="float" office:value="0.157591623">
            <text:p>0,157591623</text:p>
          </table:table-cell>
        </table:table-row>
        <table:table-row table:style-name="ro3">
          <table:table-cell office:value-type="string">
            <text:p>3,23</text:p>
          </table:table-cell>
          <table:table-cell office:value-type="float" office:value="0.000528559">
            <text:p>0,000528559</text:p>
          </table:table-cell>
          <table:table-cell/>
          <table:table-cell office:value-type="string">
            <text:p>3,23</text:p>
          </table:table-cell>
          <table:table-cell office:value-type="float" office:value="0.157876">
            <text:p>0,157876</text:p>
          </table:table-cell>
          <table:table-cell/>
          <table:table-cell table:formula="of:=[.E648]-[.B648]" office:value-type="float" office:value="0.157347441">
            <text:p>0,157347441</text:p>
          </table:table-cell>
        </table:table-row>
        <table:table-row table:style-name="ro3">
          <table:table-cell office:value-type="string">
            <text:p>3,235</text:p>
          </table:table-cell>
          <table:table-cell office:value-type="float" office:value="0.000527744">
            <text:p>0,000527744</text:p>
          </table:table-cell>
          <table:table-cell/>
          <table:table-cell office:value-type="string">
            <text:p>3,235</text:p>
          </table:table-cell>
          <table:table-cell office:value-type="float" office:value="0.157632">
            <text:p>0,157632</text:p>
          </table:table-cell>
          <table:table-cell/>
          <table:table-cell table:formula="of:=[.E649]-[.B649]" office:value-type="float" office:value="0.157104256">
            <text:p>0,157104256</text:p>
          </table:table-cell>
        </table:table-row>
        <table:table-row table:style-name="ro3">
          <table:table-cell office:value-type="string">
            <text:p>3,24</text:p>
          </table:table-cell>
          <table:table-cell office:value-type="float" office:value="0.000526931">
            <text:p>0,000526931</text:p>
          </table:table-cell>
          <table:table-cell/>
          <table:table-cell office:value-type="string">
            <text:p>3,24</text:p>
          </table:table-cell>
          <table:table-cell office:value-type="float" office:value="0.157389">
            <text:p>0,157389</text:p>
          </table:table-cell>
          <table:table-cell/>
          <table:table-cell table:formula="of:=[.E650]-[.B650]" office:value-type="float" office:value="0.156862069">
            <text:p>0,156862069</text:p>
          </table:table-cell>
        </table:table-row>
        <table:table-row table:style-name="ro3">
          <table:table-cell office:value-type="string">
            <text:p>3,245</text:p>
          </table:table-cell>
          <table:table-cell office:value-type="float" office:value="0.00052612">
            <text:p>0,00052612</text:p>
          </table:table-cell>
          <table:table-cell/>
          <table:table-cell office:value-type="string">
            <text:p>3,245</text:p>
          </table:table-cell>
          <table:table-cell office:value-type="float" office:value="0.157146">
            <text:p>0,157146</text:p>
          </table:table-cell>
          <table:table-cell/>
          <table:table-cell table:formula="of:=[.E651]-[.B651]" office:value-type="float" office:value="0.15661988">
            <text:p>0,15661988</text:p>
          </table:table-cell>
        </table:table-row>
        <table:table-row table:style-name="ro3">
          <table:table-cell office:value-type="string">
            <text:p>3,25</text:p>
          </table:table-cell>
          <table:table-cell office:value-type="float" office:value="0.000525313">
            <text:p>0,000525313</text:p>
          </table:table-cell>
          <table:table-cell/>
          <table:table-cell office:value-type="string">
            <text:p>3,25</text:p>
          </table:table-cell>
          <table:table-cell office:value-type="float" office:value="0.156904">
            <text:p>0,156904</text:p>
          </table:table-cell>
          <table:table-cell/>
          <table:table-cell table:formula="of:=[.E652]-[.B652]" office:value-type="float" office:value="0.156378687">
            <text:p>0,156378687</text:p>
          </table:table-cell>
        </table:table-row>
        <table:table-row table:style-name="ro3">
          <table:table-cell office:value-type="string">
            <text:p>3,255</text:p>
          </table:table-cell>
          <table:table-cell office:value-type="float" office:value="0.000524507">
            <text:p>0,000524507</text:p>
          </table:table-cell>
          <table:table-cell/>
          <table:table-cell office:value-type="string">
            <text:p>3,255</text:p>
          </table:table-cell>
          <table:table-cell office:value-type="float" office:value="0.156663">
            <text:p>0,156663</text:p>
          </table:table-cell>
          <table:table-cell/>
          <table:table-cell table:formula="of:=[.E653]-[.B653]" office:value-type="float" office:value="0.156138493">
            <text:p>0,156138493</text:p>
          </table:table-cell>
        </table:table-row>
        <table:table-row table:style-name="ro3">
          <table:table-cell office:value-type="string">
            <text:p>3,26</text:p>
          </table:table-cell>
          <table:table-cell office:value-type="float" office:value="0.000523704">
            <text:p>0,000523704</text:p>
          </table:table-cell>
          <table:table-cell/>
          <table:table-cell office:value-type="string">
            <text:p>3,26</text:p>
          </table:table-cell>
          <table:table-cell office:value-type="float" office:value="0.156422">
            <text:p>0,156422</text:p>
          </table:table-cell>
          <table:table-cell/>
          <table:table-cell table:formula="of:=[.E654]-[.B654]" office:value-type="float" office:value="0.155898296">
            <text:p>0,155898296</text:p>
          </table:table-cell>
        </table:table-row>
        <table:table-row table:style-name="ro3">
          <table:table-cell office:value-type="string">
            <text:p>3,265</text:p>
          </table:table-cell>
          <table:table-cell office:value-type="float" office:value="0.000522904">
            <text:p>0,000522904</text:p>
          </table:table-cell>
          <table:table-cell/>
          <table:table-cell office:value-type="string">
            <text:p>3,265</text:p>
          </table:table-cell>
          <table:table-cell office:value-type="float" office:value="0.156183">
            <text:p>0,156183</text:p>
          </table:table-cell>
          <table:table-cell/>
          <table:table-cell table:formula="of:=[.E655]-[.B655]" office:value-type="float" office:value="0.155660096">
            <text:p>0,155660096</text:p>
          </table:table-cell>
        </table:table-row>
        <table:table-row table:style-name="ro3">
          <table:table-cell office:value-type="string">
            <text:p>3,27</text:p>
          </table:table-cell>
          <table:table-cell office:value-type="float" office:value="0.000522106">
            <text:p>0,000522106</text:p>
          </table:table-cell>
          <table:table-cell/>
          <table:table-cell office:value-type="string">
            <text:p>3,27</text:p>
          </table:table-cell>
          <table:table-cell office:value-type="float" office:value="0.155944">
            <text:p>0,155944</text:p>
          </table:table-cell>
          <table:table-cell/>
          <table:table-cell table:formula="of:=[.E656]-[.B656]" office:value-type="float" office:value="0.155421894">
            <text:p>0,155421894</text:p>
          </table:table-cell>
        </table:table-row>
        <table:table-row table:style-name="ro3">
          <table:table-cell office:value-type="string">
            <text:p>3,275</text:p>
          </table:table-cell>
          <table:table-cell office:value-type="float" office:value="0.00052131">
            <text:p>0,00052131</text:p>
          </table:table-cell>
          <table:table-cell/>
          <table:table-cell office:value-type="string">
            <text:p>3,275</text:p>
          </table:table-cell>
          <table:table-cell office:value-type="float" office:value="0.155705">
            <text:p>0,155705</text:p>
          </table:table-cell>
          <table:table-cell/>
          <table:table-cell table:formula="of:=[.E657]-[.B657]" office:value-type="float" office:value="0.15518369">
            <text:p>0,15518369</text:p>
          </table:table-cell>
        </table:table-row>
        <table:table-row table:style-name="ro3">
          <table:table-cell office:value-type="string">
            <text:p>3,28</text:p>
          </table:table-cell>
          <table:table-cell office:value-type="float" office:value="0.000520517">
            <text:p>0,000520517</text:p>
          </table:table-cell>
          <table:table-cell/>
          <table:table-cell office:value-type="string">
            <text:p>3,28</text:p>
          </table:table-cell>
          <table:table-cell office:value-type="float" office:value="0.155468">
            <text:p>0,155468</text:p>
          </table:table-cell>
          <table:table-cell/>
          <table:table-cell table:formula="of:=[.E658]-[.B658]" office:value-type="float" office:value="0.154947483">
            <text:p>0,154947483</text:p>
          </table:table-cell>
        </table:table-row>
        <table:table-row table:style-name="ro3">
          <table:table-cell office:value-type="string">
            <text:p>3,285</text:p>
          </table:table-cell>
          <table:table-cell office:value-type="float" office:value="0.000519727">
            <text:p>0,000519727</text:p>
          </table:table-cell>
          <table:table-cell/>
          <table:table-cell office:value-type="string">
            <text:p>3,285</text:p>
          </table:table-cell>
          <table:table-cell office:value-type="float" office:value="0.155231">
            <text:p>0,155231</text:p>
          </table:table-cell>
          <table:table-cell/>
          <table:table-cell table:formula="of:=[.E659]-[.B659]" office:value-type="float" office:value="0.154711273">
            <text:p>0,154711273</text:p>
          </table:table-cell>
        </table:table-row>
        <table:table-row table:style-name="ro3">
          <table:table-cell office:value-type="string">
            <text:p>3,29</text:p>
          </table:table-cell>
          <table:table-cell office:value-type="float" office:value="0.000518938">
            <text:p>0,000518938</text:p>
          </table:table-cell>
          <table:table-cell/>
          <table:table-cell office:value-type="string">
            <text:p>3,29</text:p>
          </table:table-cell>
          <table:table-cell office:value-type="float" office:value="0.154995">
            <text:p>0,154995</text:p>
          </table:table-cell>
          <table:table-cell/>
          <table:table-cell table:formula="of:=[.E660]-[.B660]" office:value-type="float" office:value="0.154476062">
            <text:p>0,154476062</text:p>
          </table:table-cell>
        </table:table-row>
        <table:table-row table:style-name="ro3">
          <table:table-cell office:value-type="string">
            <text:p>3,295</text:p>
          </table:table-cell>
          <table:table-cell office:value-type="float" office:value="0.000518152">
            <text:p>0,000518152</text:p>
          </table:table-cell>
          <table:table-cell/>
          <table:table-cell office:value-type="string">
            <text:p>3,295</text:p>
          </table:table-cell>
          <table:table-cell office:value-type="float" office:value="0.154759">
            <text:p>0,154759</text:p>
          </table:table-cell>
          <table:table-cell/>
          <table:table-cell table:formula="of:=[.E661]-[.B661]" office:value-type="float" office:value="0.154240848">
            <text:p>0,154240848</text:p>
          </table:table-cell>
        </table:table-row>
        <table:table-row table:style-name="ro3">
          <table:table-cell office:value-type="string">
            <text:p>3,3</text:p>
          </table:table-cell>
          <table:table-cell office:value-type="float" office:value="0.000517369">
            <text:p>0,000517369</text:p>
          </table:table-cell>
          <table:table-cell/>
          <table:table-cell office:value-type="string">
            <text:p>3,3</text:p>
          </table:table-cell>
          <table:table-cell office:value-type="float" office:value="0.154525">
            <text:p>0,154525</text:p>
          </table:table-cell>
          <table:table-cell/>
          <table:table-cell table:formula="of:=[.E662]-[.B662]" office:value-type="float" office:value="0.154007631">
            <text:p>0,154007631</text:p>
          </table:table-cell>
        </table:table-row>
        <table:table-row table:style-name="ro3">
          <table:table-cell office:value-type="string">
            <text:p>3,305</text:p>
          </table:table-cell>
          <table:table-cell office:value-type="float" office:value="0.000516588">
            <text:p>0,000516588</text:p>
          </table:table-cell>
          <table:table-cell/>
          <table:table-cell office:value-type="string">
            <text:p>3,305</text:p>
          </table:table-cell>
          <table:table-cell office:value-type="float" office:value="0.154291">
            <text:p>0,154291</text:p>
          </table:table-cell>
          <table:table-cell/>
          <table:table-cell table:formula="of:=[.E663]-[.B663]" office:value-type="float" office:value="0.153774412">
            <text:p>0,153774412</text:p>
          </table:table-cell>
        </table:table-row>
        <table:table-row table:style-name="ro3">
          <table:table-cell office:value-type="string">
            <text:p>3,31</text:p>
          </table:table-cell>
          <table:table-cell office:value-type="float" office:value="0.000515809">
            <text:p>0,000515809</text:p>
          </table:table-cell>
          <table:table-cell/>
          <table:table-cell office:value-type="string">
            <text:p>3,31</text:p>
          </table:table-cell>
          <table:table-cell office:value-type="float" office:value="0.154058">
            <text:p>0,154058</text:p>
          </table:table-cell>
          <table:table-cell/>
          <table:table-cell table:formula="of:=[.E664]-[.B664]" office:value-type="float" office:value="0.153542191">
            <text:p>0,153542191</text:p>
          </table:table-cell>
        </table:table-row>
        <table:table-row table:style-name="ro3">
          <table:table-cell office:value-type="string">
            <text:p>3,315</text:p>
          </table:table-cell>
          <table:table-cell office:value-type="float" office:value="0.000515033">
            <text:p>0,000515033</text:p>
          </table:table-cell>
          <table:table-cell/>
          <table:table-cell office:value-type="string">
            <text:p>3,315</text:p>
          </table:table-cell>
          <table:table-cell office:value-type="float" office:value="0.153825">
            <text:p>0,153825</text:p>
          </table:table-cell>
          <table:table-cell/>
          <table:table-cell table:formula="of:=[.E665]-[.B665]" office:value-type="float" office:value="0.153309967">
            <text:p>0,153309967</text:p>
          </table:table-cell>
        </table:table-row>
        <table:table-row table:style-name="ro3">
          <table:table-cell office:value-type="string">
            <text:p>3,32</text:p>
          </table:table-cell>
          <table:table-cell office:value-type="float" office:value="0.000514259">
            <text:p>0,000514259</text:p>
          </table:table-cell>
          <table:table-cell/>
          <table:table-cell office:value-type="string">
            <text:p>3,32</text:p>
          </table:table-cell>
          <table:table-cell office:value-type="float" office:value="0.153593">
            <text:p>0,153593</text:p>
          </table:table-cell>
          <table:table-cell/>
          <table:table-cell table:formula="of:=[.E666]-[.B666]" office:value-type="float" office:value="0.153078741">
            <text:p>0,153078741</text:p>
          </table:table-cell>
        </table:table-row>
        <table:table-row table:style-name="ro3">
          <table:table-cell office:value-type="string">
            <text:p>3,325</text:p>
          </table:table-cell>
          <table:table-cell office:value-type="float" office:value="0.000513487">
            <text:p>0,000513487</text:p>
          </table:table-cell>
          <table:table-cell/>
          <table:table-cell office:value-type="string">
            <text:p>3,325</text:p>
          </table:table-cell>
          <table:table-cell office:value-type="float" office:value="0.153362">
            <text:p>0,153362</text:p>
          </table:table-cell>
          <table:table-cell/>
          <table:table-cell table:formula="of:=[.E667]-[.B667]" office:value-type="float" office:value="0.152848513">
            <text:p>0,152848513</text:p>
          </table:table-cell>
        </table:table-row>
        <table:table-row table:style-name="ro3">
          <table:table-cell office:value-type="string">
            <text:p>3,33</text:p>
          </table:table-cell>
          <table:table-cell office:value-type="float" office:value="0.000512718">
            <text:p>0,000512718</text:p>
          </table:table-cell>
          <table:table-cell/>
          <table:table-cell office:value-type="string">
            <text:p>3,33</text:p>
          </table:table-cell>
          <table:table-cell office:value-type="float" office:value="0.153132">
            <text:p>0,153132</text:p>
          </table:table-cell>
          <table:table-cell/>
          <table:table-cell table:formula="of:=[.E668]-[.B668]" office:value-type="float" office:value="0.152619282">
            <text:p>0,152619282</text:p>
          </table:table-cell>
        </table:table-row>
        <table:table-row table:style-name="ro3">
          <table:table-cell office:value-type="string">
            <text:p>3,335</text:p>
          </table:table-cell>
          <table:table-cell office:value-type="float" office:value="0.000511951">
            <text:p>0,000511951</text:p>
          </table:table-cell>
          <table:table-cell/>
          <table:table-cell office:value-type="string">
            <text:p>3,335</text:p>
          </table:table-cell>
          <table:table-cell office:value-type="float" office:value="0.152902">
            <text:p>0,152902</text:p>
          </table:table-cell>
          <table:table-cell/>
          <table:table-cell table:formula="of:=[.E669]-[.B669]" office:value-type="float" office:value="0.152390049">
            <text:p>0,152390049</text:p>
          </table:table-cell>
        </table:table-row>
        <table:table-row table:style-name="ro3">
          <table:table-cell office:value-type="string">
            <text:p>3,34</text:p>
          </table:table-cell>
          <table:table-cell office:value-type="float" office:value="0.000511186">
            <text:p>0,000511186</text:p>
          </table:table-cell>
          <table:table-cell/>
          <table:table-cell office:value-type="string">
            <text:p>3,34</text:p>
          </table:table-cell>
          <table:table-cell office:value-type="float" office:value="0.152673">
            <text:p>0,152673</text:p>
          </table:table-cell>
          <table:table-cell/>
          <table:table-cell table:formula="of:=[.E670]-[.B670]" office:value-type="float" office:value="0.152161814">
            <text:p>0,152161814</text:p>
          </table:table-cell>
        </table:table-row>
        <table:table-row table:style-name="ro3">
          <table:table-cell office:value-type="string">
            <text:p>3,345</text:p>
          </table:table-cell>
          <table:table-cell office:value-type="float" office:value="0.000510423">
            <text:p>0,000510423</text:p>
          </table:table-cell>
          <table:table-cell/>
          <table:table-cell office:value-type="string">
            <text:p>3,345</text:p>
          </table:table-cell>
          <table:table-cell office:value-type="float" office:value="0.152444">
            <text:p>0,152444</text:p>
          </table:table-cell>
          <table:table-cell/>
          <table:table-cell table:formula="of:=[.E671]-[.B671]" office:value-type="float" office:value="0.151933577">
            <text:p>0,151933577</text:p>
          </table:table-cell>
        </table:table-row>
        <table:table-row table:style-name="ro3">
          <table:table-cell office:value-type="string">
            <text:p>3,35</text:p>
          </table:table-cell>
          <table:table-cell office:value-type="float" office:value="0.000509663">
            <text:p>0,000509663</text:p>
          </table:table-cell>
          <table:table-cell/>
          <table:table-cell office:value-type="string">
            <text:p>3,35</text:p>
          </table:table-cell>
          <table:table-cell office:value-type="float" office:value="0.152217">
            <text:p>0,152217</text:p>
          </table:table-cell>
          <table:table-cell/>
          <table:table-cell table:formula="of:=[.E672]-[.B672]" office:value-type="float" office:value="0.151707337">
            <text:p>0,151707337</text:p>
          </table:table-cell>
        </table:table-row>
        <table:table-row table:style-name="ro3">
          <table:table-cell office:value-type="string">
            <text:p>3,355</text:p>
          </table:table-cell>
          <table:table-cell office:value-type="float" office:value="0.000508905">
            <text:p>0,000508905</text:p>
          </table:table-cell>
          <table:table-cell/>
          <table:table-cell office:value-type="string">
            <text:p>3,355</text:p>
          </table:table-cell>
          <table:table-cell office:value-type="float" office:value="0.15199">
            <text:p>0,15199</text:p>
          </table:table-cell>
          <table:table-cell/>
          <table:table-cell table:formula="of:=[.E673]-[.B673]" office:value-type="float" office:value="0.151481095">
            <text:p>0,151481095</text:p>
          </table:table-cell>
        </table:table-row>
        <table:table-row table:style-name="ro3">
          <table:table-cell office:value-type="string">
            <text:p>3,36</text:p>
          </table:table-cell>
          <table:table-cell office:value-type="float" office:value="0.00050815">
            <text:p>0,00050815</text:p>
          </table:table-cell>
          <table:table-cell/>
          <table:table-cell office:value-type="string">
            <text:p>3,36</text:p>
          </table:table-cell>
          <table:table-cell office:value-type="float" office:value="0.151763">
            <text:p>0,151763</text:p>
          </table:table-cell>
          <table:table-cell/>
          <table:table-cell table:formula="of:=[.E674]-[.B674]" office:value-type="float" office:value="0.15125485">
            <text:p>0,15125485</text:p>
          </table:table-cell>
        </table:table-row>
        <table:table-row table:style-name="ro3">
          <table:table-cell office:value-type="string">
            <text:p>3,365</text:p>
          </table:table-cell>
          <table:table-cell office:value-type="float" office:value="0.000507396">
            <text:p>0,000507396</text:p>
          </table:table-cell>
          <table:table-cell/>
          <table:table-cell office:value-type="string">
            <text:p>3,365</text:p>
          </table:table-cell>
          <table:table-cell office:value-type="float" office:value="0.151538">
            <text:p>0,151538</text:p>
          </table:table-cell>
          <table:table-cell/>
          <table:table-cell table:formula="of:=[.E675]-[.B675]" office:value-type="float" office:value="0.151030604">
            <text:p>0,151030604</text:p>
          </table:table-cell>
        </table:table-row>
        <table:table-row table:style-name="ro3">
          <table:table-cell office:value-type="string">
            <text:p>3,37</text:p>
          </table:table-cell>
          <table:table-cell office:value-type="float" office:value="0.000506645">
            <text:p>0,000506645</text:p>
          </table:table-cell>
          <table:table-cell/>
          <table:table-cell office:value-type="string">
            <text:p>3,37</text:p>
          </table:table-cell>
          <table:table-cell office:value-type="float" office:value="0.151313">
            <text:p>0,151313</text:p>
          </table:table-cell>
          <table:table-cell/>
          <table:table-cell table:formula="of:=[.E676]-[.B676]" office:value-type="float" office:value="0.150806355">
            <text:p>0,150806355</text:p>
          </table:table-cell>
        </table:table-row>
        <table:table-row table:style-name="ro3">
          <table:table-cell office:value-type="string">
            <text:p>3,375</text:p>
          </table:table-cell>
          <table:table-cell office:value-type="float" office:value="0.000505896">
            <text:p>0,000505896</text:p>
          </table:table-cell>
          <table:table-cell/>
          <table:table-cell office:value-type="string">
            <text:p>3,375</text:p>
          </table:table-cell>
          <table:table-cell office:value-type="float" office:value="0.151088">
            <text:p>0,151088</text:p>
          </table:table-cell>
          <table:table-cell/>
          <table:table-cell table:formula="of:=[.E677]-[.B677]" office:value-type="float" office:value="0.150582104">
            <text:p>0,150582104</text:p>
          </table:table-cell>
        </table:table-row>
        <table:table-row table:style-name="ro3">
          <table:table-cell office:value-type="string">
            <text:p>3,38</text:p>
          </table:table-cell>
          <table:table-cell office:value-type="float" office:value="0.00050515">
            <text:p>0,00050515</text:p>
          </table:table-cell>
          <table:table-cell/>
          <table:table-cell office:value-type="string">
            <text:p>3,38</text:p>
          </table:table-cell>
          <table:table-cell office:value-type="float" office:value="0.150865">
            <text:p>0,150865</text:p>
          </table:table-cell>
          <table:table-cell/>
          <table:table-cell table:formula="of:=[.E678]-[.B678]" office:value-type="float" office:value="0.15035985">
            <text:p>0,15035985</text:p>
          </table:table-cell>
        </table:table-row>
        <table:table-row table:style-name="ro3">
          <table:table-cell office:value-type="string">
            <text:p>3,385</text:p>
          </table:table-cell>
          <table:table-cell office:value-type="float" office:value="0.000504405">
            <text:p>0,000504405</text:p>
          </table:table-cell>
          <table:table-cell/>
          <table:table-cell office:value-type="string">
            <text:p>3,385</text:p>
          </table:table-cell>
          <table:table-cell office:value-type="float" office:value="0.150642">
            <text:p>0,150642</text:p>
          </table:table-cell>
          <table:table-cell/>
          <table:table-cell table:formula="of:=[.E679]-[.B679]" office:value-type="float" office:value="0.150137595">
            <text:p>0,150137595</text:p>
          </table:table-cell>
        </table:table-row>
        <table:table-row table:style-name="ro3">
          <table:table-cell office:value-type="string">
            <text:p>3,39</text:p>
          </table:table-cell>
          <table:table-cell office:value-type="float" office:value="0.000503663">
            <text:p>0,000503663</text:p>
          </table:table-cell>
          <table:table-cell/>
          <table:table-cell office:value-type="string">
            <text:p>3,39</text:p>
          </table:table-cell>
          <table:table-cell office:value-type="float" office:value="0.150419">
            <text:p>0,150419</text:p>
          </table:table-cell>
          <table:table-cell/>
          <table:table-cell table:formula="of:=[.E680]-[.B680]" office:value-type="float" office:value="0.149915337">
            <text:p>0,149915337</text:p>
          </table:table-cell>
        </table:table-row>
        <table:table-row table:style-name="ro3">
          <table:table-cell office:value-type="string">
            <text:p>3,395</text:p>
          </table:table-cell>
          <table:table-cell office:value-type="float" office:value="0.000502923">
            <text:p>0,000502923</text:p>
          </table:table-cell>
          <table:table-cell/>
          <table:table-cell office:value-type="string">
            <text:p>3,395</text:p>
          </table:table-cell>
          <table:table-cell office:value-type="float" office:value="0.150198">
            <text:p>0,150198</text:p>
          </table:table-cell>
          <table:table-cell/>
          <table:table-cell table:formula="of:=[.E681]-[.B681]" office:value-type="float" office:value="0.149695077">
            <text:p>0,149695077</text:p>
          </table:table-cell>
        </table:table-row>
        <table:table-row table:style-name="ro3">
          <table:table-cell office:value-type="string">
            <text:p>3,4</text:p>
          </table:table-cell>
          <table:table-cell office:value-type="float" office:value="0.000502185">
            <text:p>0,000502185</text:p>
          </table:table-cell>
          <table:table-cell/>
          <table:table-cell office:value-type="string">
            <text:p>3,4</text:p>
          </table:table-cell>
          <table:table-cell office:value-type="float" office:value="0.149977">
            <text:p>0,149977</text:p>
          </table:table-cell>
          <table:table-cell/>
          <table:table-cell table:formula="of:=[.E682]-[.B682]" office:value-type="float" office:value="0.149474815">
            <text:p>0,149474815</text:p>
          </table:table-cell>
        </table:table-row>
        <table:table-row table:style-name="ro3">
          <table:table-cell office:value-type="string">
            <text:p>3,405</text:p>
          </table:table-cell>
          <table:table-cell office:value-type="float" office:value="0.000501449">
            <text:p>0,000501449</text:p>
          </table:table-cell>
          <table:table-cell/>
          <table:table-cell office:value-type="string">
            <text:p>3,405</text:p>
          </table:table-cell>
          <table:table-cell office:value-type="float" office:value="0.149756">
            <text:p>0,149756</text:p>
          </table:table-cell>
          <table:table-cell/>
          <table:table-cell table:formula="of:=[.E683]-[.B683]" office:value-type="float" office:value="0.149254551">
            <text:p>0,149254551</text:p>
          </table:table-cell>
        </table:table-row>
        <table:table-row table:style-name="ro3">
          <table:table-cell office:value-type="string">
            <text:p>3,41</text:p>
          </table:table-cell>
          <table:table-cell office:value-type="float" office:value="0.000500716">
            <text:p>0,000500716</text:p>
          </table:table-cell>
          <table:table-cell/>
          <table:table-cell office:value-type="string">
            <text:p>3,41</text:p>
          </table:table-cell>
          <table:table-cell office:value-type="float" office:value="0.149536">
            <text:p>0,149536</text:p>
          </table:table-cell>
          <table:table-cell/>
          <table:table-cell table:formula="of:=[.E684]-[.B684]" office:value-type="float" office:value="0.149035284">
            <text:p>0,149035284</text:p>
          </table:table-cell>
        </table:table-row>
        <table:table-row table:style-name="ro3">
          <table:table-cell office:value-type="string">
            <text:p>3,415</text:p>
          </table:table-cell>
          <table:table-cell office:value-type="float" office:value="0.000499984">
            <text:p>0,000499984</text:p>
          </table:table-cell>
          <table:table-cell/>
          <table:table-cell office:value-type="string">
            <text:p>3,415</text:p>
          </table:table-cell>
          <table:table-cell office:value-type="float" office:value="0.149317">
            <text:p>0,149317</text:p>
          </table:table-cell>
          <table:table-cell/>
          <table:table-cell table:formula="of:=[.E685]-[.B685]" office:value-type="float" office:value="0.148817016">
            <text:p>0,148817016</text:p>
          </table:table-cell>
        </table:table-row>
        <table:table-row table:style-name="ro3">
          <table:table-cell office:value-type="string">
            <text:p>3,42</text:p>
          </table:table-cell>
          <table:table-cell office:value-type="float" office:value="0.000499255">
            <text:p>0,000499255</text:p>
          </table:table-cell>
          <table:table-cell/>
          <table:table-cell office:value-type="string">
            <text:p>3,42</text:p>
          </table:table-cell>
          <table:table-cell office:value-type="float" office:value="0.149099">
            <text:p>0,149099</text:p>
          </table:table-cell>
          <table:table-cell/>
          <table:table-cell table:formula="of:=[.E686]-[.B686]" office:value-type="float" office:value="0.148599745">
            <text:p>0,148599745</text:p>
          </table:table-cell>
        </table:table-row>
        <table:table-row table:style-name="ro3">
          <table:table-cell office:value-type="string">
            <text:p>3,425</text:p>
          </table:table-cell>
          <table:table-cell office:value-type="float" office:value="0.000498528">
            <text:p>0,000498528</text:p>
          </table:table-cell>
          <table:table-cell/>
          <table:table-cell office:value-type="string">
            <text:p>3,425</text:p>
          </table:table-cell>
          <table:table-cell office:value-type="float" office:value="0.148881">
            <text:p>0,148881</text:p>
          </table:table-cell>
          <table:table-cell/>
          <table:table-cell table:formula="of:=[.E687]-[.B687]" office:value-type="float" office:value="0.148382472">
            <text:p>0,148382472</text:p>
          </table:table-cell>
        </table:table-row>
        <table:table-row table:style-name="ro3">
          <table:table-cell office:value-type="string">
            <text:p>3,43</text:p>
          </table:table-cell>
          <table:table-cell office:value-type="float" office:value="0.000497803">
            <text:p>0,000497803</text:p>
          </table:table-cell>
          <table:table-cell/>
          <table:table-cell office:value-type="string">
            <text:p>3,43</text:p>
          </table:table-cell>
          <table:table-cell office:value-type="float" office:value="0.148664">
            <text:p>0,148664</text:p>
          </table:table-cell>
          <table:table-cell/>
          <table:table-cell table:formula="of:=[.E688]-[.B688]" office:value-type="float" office:value="0.148166197">
            <text:p>0,148166197</text:p>
          </table:table-cell>
        </table:table-row>
        <table:table-row table:style-name="ro3">
          <table:table-cell office:value-type="string">
            <text:p>3,435</text:p>
          </table:table-cell>
          <table:table-cell office:value-type="float" office:value="0.00049708">
            <text:p>0,00049708</text:p>
          </table:table-cell>
          <table:table-cell/>
          <table:table-cell office:value-type="string">
            <text:p>3,435</text:p>
          </table:table-cell>
          <table:table-cell office:value-type="float" office:value="0.148447">
            <text:p>0,148447</text:p>
          </table:table-cell>
          <table:table-cell/>
          <table:table-cell table:formula="of:=[.E689]-[.B689]" office:value-type="float" office:value="0.14794992">
            <text:p>0,14794992</text:p>
          </table:table-cell>
        </table:table-row>
        <table:table-row table:style-name="ro3">
          <table:table-cell office:value-type="string">
            <text:p>3,44</text:p>
          </table:table-cell>
          <table:table-cell office:value-type="float" office:value="0.000496359">
            <text:p>0,000496359</text:p>
          </table:table-cell>
          <table:table-cell/>
          <table:table-cell office:value-type="string">
            <text:p>3,44</text:p>
          </table:table-cell>
          <table:table-cell office:value-type="float" office:value="0.148231">
            <text:p>0,148231</text:p>
          </table:table-cell>
          <table:table-cell/>
          <table:table-cell table:formula="of:=[.E690]-[.B690]" office:value-type="float" office:value="0.147734641">
            <text:p>0,147734641</text:p>
          </table:table-cell>
        </table:table-row>
        <table:table-row table:style-name="ro3">
          <table:table-cell office:value-type="string">
            <text:p>3,445</text:p>
          </table:table-cell>
          <table:table-cell office:value-type="float" office:value="0.000495641">
            <text:p>0,000495641</text:p>
          </table:table-cell>
          <table:table-cell/>
          <table:table-cell office:value-type="string">
            <text:p>3,445</text:p>
          </table:table-cell>
          <table:table-cell office:value-type="float" office:value="0.148016">
            <text:p>0,148016</text:p>
          </table:table-cell>
          <table:table-cell/>
          <table:table-cell table:formula="of:=[.E691]-[.B691]" office:value-type="float" office:value="0.147520359">
            <text:p>0,147520359</text:p>
          </table:table-cell>
        </table:table-row>
        <table:table-row table:style-name="ro3">
          <table:table-cell office:value-type="string">
            <text:p>3,45</text:p>
          </table:table-cell>
          <table:table-cell office:value-type="float" office:value="0.000494924">
            <text:p>0,000494924</text:p>
          </table:table-cell>
          <table:table-cell/>
          <table:table-cell office:value-type="string">
            <text:p>3,45</text:p>
          </table:table-cell>
          <table:table-cell office:value-type="float" office:value="0.147801">
            <text:p>0,147801</text:p>
          </table:table-cell>
          <table:table-cell/>
          <table:table-cell table:formula="of:=[.E692]-[.B692]" office:value-type="float" office:value="0.147306076">
            <text:p>0,147306076</text:p>
          </table:table-cell>
        </table:table-row>
        <table:table-row table:style-name="ro3">
          <table:table-cell office:value-type="string">
            <text:p>3,455</text:p>
          </table:table-cell>
          <table:table-cell office:value-type="float" office:value="0.00049421">
            <text:p>0,00049421</text:p>
          </table:table-cell>
          <table:table-cell/>
          <table:table-cell office:value-type="string">
            <text:p>3,455</text:p>
          </table:table-cell>
          <table:table-cell office:value-type="float" office:value="0.147587">
            <text:p>0,147587</text:p>
          </table:table-cell>
          <table:table-cell/>
          <table:table-cell table:formula="of:=[.E693]-[.B693]" office:value-type="float" office:value="0.14709279">
            <text:p>0,14709279</text:p>
          </table:table-cell>
        </table:table-row>
        <table:table-row table:style-name="ro3">
          <table:table-cell office:value-type="string">
            <text:p>3,46</text:p>
          </table:table-cell>
          <table:table-cell office:value-type="float" office:value="0.000493497">
            <text:p>0,000493497</text:p>
          </table:table-cell>
          <table:table-cell/>
          <table:table-cell office:value-type="string">
            <text:p>3,46</text:p>
          </table:table-cell>
          <table:table-cell office:value-type="float" office:value="0.147374">
            <text:p>0,147374</text:p>
          </table:table-cell>
          <table:table-cell/>
          <table:table-cell table:formula="of:=[.E694]-[.B694]" office:value-type="float" office:value="0.146880503">
            <text:p>0,146880503</text:p>
          </table:table-cell>
        </table:table-row>
        <table:table-row table:style-name="ro3">
          <table:table-cell office:value-type="string">
            <text:p>3,465</text:p>
          </table:table-cell>
          <table:table-cell office:value-type="float" office:value="0.000492787">
            <text:p>0,000492787</text:p>
          </table:table-cell>
          <table:table-cell/>
          <table:table-cell office:value-type="string">
            <text:p>3,465</text:p>
          </table:table-cell>
          <table:table-cell office:value-type="float" office:value="0.147161">
            <text:p>0,147161</text:p>
          </table:table-cell>
          <table:table-cell/>
          <table:table-cell table:formula="of:=[.E695]-[.B695]" office:value-type="float" office:value="0.146668213">
            <text:p>0,146668213</text:p>
          </table:table-cell>
        </table:table-row>
        <table:table-row table:style-name="ro3">
          <table:table-cell office:value-type="string">
            <text:p>3,47</text:p>
          </table:table-cell>
          <table:table-cell office:value-type="float" office:value="0.000492079">
            <text:p>0,000492079</text:p>
          </table:table-cell>
          <table:table-cell/>
          <table:table-cell office:value-type="string">
            <text:p>3,47</text:p>
          </table:table-cell>
          <table:table-cell office:value-type="float" office:value="0.146949">
            <text:p>0,146949</text:p>
          </table:table-cell>
          <table:table-cell/>
          <table:table-cell table:formula="of:=[.E696]-[.B696]" office:value-type="float" office:value="0.146456921">
            <text:p>0,146456921</text:p>
          </table:table-cell>
        </table:table-row>
        <table:table-row table:style-name="ro3">
          <table:table-cell office:value-type="string">
            <text:p>3,475</text:p>
          </table:table-cell>
          <table:table-cell office:value-type="float" office:value="0.000491372">
            <text:p>0,000491372</text:p>
          </table:table-cell>
          <table:table-cell/>
          <table:table-cell office:value-type="string">
            <text:p>3,475</text:p>
          </table:table-cell>
          <table:table-cell office:value-type="float" office:value="0.146737">
            <text:p>0,146737</text:p>
          </table:table-cell>
          <table:table-cell/>
          <table:table-cell table:formula="of:=[.E697]-[.B697]" office:value-type="float" office:value="0.146245628">
            <text:p>0,146245628</text:p>
          </table:table-cell>
        </table:table-row>
        <table:table-row table:style-name="ro3">
          <table:table-cell office:value-type="string">
            <text:p>3,48</text:p>
          </table:table-cell>
          <table:table-cell office:value-type="float" office:value="0.000490668">
            <text:p>0,000490668</text:p>
          </table:table-cell>
          <table:table-cell/>
          <table:table-cell office:value-type="string">
            <text:p>3,48</text:p>
          </table:table-cell>
          <table:table-cell office:value-type="float" office:value="0.146526">
            <text:p>0,146526</text:p>
          </table:table-cell>
          <table:table-cell/>
          <table:table-cell table:formula="of:=[.E698]-[.B698]" office:value-type="float" office:value="0.146035332">
            <text:p>0,146035332</text:p>
          </table:table-cell>
        </table:table-row>
        <table:table-row table:style-name="ro3">
          <table:table-cell office:value-type="string">
            <text:p>3,485</text:p>
          </table:table-cell>
          <table:table-cell office:value-type="float" office:value="0.000489966">
            <text:p>0,000489966</text:p>
          </table:table-cell>
          <table:table-cell/>
          <table:table-cell office:value-type="string">
            <text:p>3,485</text:p>
          </table:table-cell>
          <table:table-cell office:value-type="float" office:value="0.146316">
            <text:p>0,146316</text:p>
          </table:table-cell>
          <table:table-cell/>
          <table:table-cell table:formula="of:=[.E699]-[.B699]" office:value-type="float" office:value="0.145826034">
            <text:p>0,145826034</text:p>
          </table:table-cell>
        </table:table-row>
        <table:table-row table:style-name="ro3">
          <table:table-cell office:value-type="string">
            <text:p>3,49</text:p>
          </table:table-cell>
          <table:table-cell office:value-type="float" office:value="0.000489266">
            <text:p>0,000489266</text:p>
          </table:table-cell>
          <table:table-cell/>
          <table:table-cell office:value-type="string">
            <text:p>3,49</text:p>
          </table:table-cell>
          <table:table-cell office:value-type="float" office:value="0.146106">
            <text:p>0,146106</text:p>
          </table:table-cell>
          <table:table-cell/>
          <table:table-cell table:formula="of:=[.E700]-[.B700]" office:value-type="float" office:value="0.145616734">
            <text:p>0,145616734</text:p>
          </table:table-cell>
        </table:table-row>
        <table:table-row table:style-name="ro3">
          <table:table-cell office:value-type="string">
            <text:p>3,495</text:p>
          </table:table-cell>
          <table:table-cell office:value-type="float" office:value="0.000488568">
            <text:p>0,000488568</text:p>
          </table:table-cell>
          <table:table-cell/>
          <table:table-cell office:value-type="string">
            <text:p>3,495</text:p>
          </table:table-cell>
          <table:table-cell office:value-type="float" office:value="0.145897">
            <text:p>0,145897</text:p>
          </table:table-cell>
          <table:table-cell/>
          <table:table-cell table:formula="of:=[.E701]-[.B701]" office:value-type="float" office:value="0.145408432">
            <text:p>0,145408432</text:p>
          </table:table-cell>
        </table:table-row>
        <table:table-row table:style-name="ro3">
          <table:table-cell office:value-type="string">
            <text:p>3,5</text:p>
          </table:table-cell>
          <table:table-cell office:value-type="float" office:value="0.000487872">
            <text:p>0,000487872</text:p>
          </table:table-cell>
          <table:table-cell/>
          <table:table-cell office:value-type="string">
            <text:p>3,5</text:p>
          </table:table-cell>
          <table:table-cell office:value-type="float" office:value="0.145688">
            <text:p>0,145688</text:p>
          </table:table-cell>
          <table:table-cell/>
          <table:table-cell table:formula="of:=[.E702]-[.B702]" office:value-type="float" office:value="0.145200128">
            <text:p>0,145200128</text:p>
          </table:table-cell>
        </table:table-row>
        <table:table-row table:style-name="ro3">
          <table:table-cell office:value-type="string">
            <text:p>3,505</text:p>
          </table:table-cell>
          <table:table-cell office:value-type="float" office:value="0.000487177">
            <text:p>0,000487177</text:p>
          </table:table-cell>
          <table:table-cell/>
          <table:table-cell office:value-type="string">
            <text:p>3,505</text:p>
          </table:table-cell>
          <table:table-cell office:value-type="float" office:value="0.14548">
            <text:p>0,14548</text:p>
          </table:table-cell>
          <table:table-cell/>
          <table:table-cell table:formula="of:=[.E703]-[.B703]" office:value-type="float" office:value="0.144992823">
            <text:p>0,144992823</text:p>
          </table:table-cell>
        </table:table-row>
        <table:table-row table:style-name="ro3">
          <table:table-cell office:value-type="string">
            <text:p>3,51</text:p>
          </table:table-cell>
          <table:table-cell office:value-type="float" office:value="0.000486485">
            <text:p>0,000486485</text:p>
          </table:table-cell>
          <table:table-cell/>
          <table:table-cell office:value-type="string">
            <text:p>3,51</text:p>
          </table:table-cell>
          <table:table-cell office:value-type="float" office:value="0.145273">
            <text:p>0,145273</text:p>
          </table:table-cell>
          <table:table-cell/>
          <table:table-cell table:formula="of:=[.E704]-[.B704]" office:value-type="float" office:value="0.144786515">
            <text:p>0,144786515</text:p>
          </table:table-cell>
        </table:table-row>
        <table:table-row table:style-name="ro3">
          <table:table-cell office:value-type="string">
            <text:p>3,515</text:p>
          </table:table-cell>
          <table:table-cell office:value-type="float" office:value="0.000485795">
            <text:p>0,000485795</text:p>
          </table:table-cell>
          <table:table-cell/>
          <table:table-cell office:value-type="string">
            <text:p>3,515</text:p>
          </table:table-cell>
          <table:table-cell office:value-type="float" office:value="0.145066">
            <text:p>0,145066</text:p>
          </table:table-cell>
          <table:table-cell/>
          <table:table-cell table:formula="of:=[.E705]-[.B705]" office:value-type="float" office:value="0.144580205">
            <text:p>0,144580205</text:p>
          </table:table-cell>
        </table:table-row>
        <table:table-row table:style-name="ro3">
          <table:table-cell office:value-type="string">
            <text:p>3,52</text:p>
          </table:table-cell>
          <table:table-cell office:value-type="float" office:value="0.000485107">
            <text:p>0,000485107</text:p>
          </table:table-cell>
          <table:table-cell/>
          <table:table-cell office:value-type="string">
            <text:p>3,52</text:p>
          </table:table-cell>
          <table:table-cell office:value-type="float" office:value="0.14486">
            <text:p>0,14486</text:p>
          </table:table-cell>
          <table:table-cell/>
          <table:table-cell table:formula="of:=[.E706]-[.B706]" office:value-type="float" office:value="0.144374893">
            <text:p>0,144374893</text:p>
          </table:table-cell>
        </table:table-row>
        <table:table-row table:style-name="ro3">
          <table:table-cell office:value-type="string">
            <text:p>3,525</text:p>
          </table:table-cell>
          <table:table-cell office:value-type="float" office:value="0.000484421">
            <text:p>0,000484421</text:p>
          </table:table-cell>
          <table:table-cell/>
          <table:table-cell office:value-type="string">
            <text:p>3,525</text:p>
          </table:table-cell>
          <table:table-cell office:value-type="float" office:value="0.144654">
            <text:p>0,144654</text:p>
          </table:table-cell>
          <table:table-cell/>
          <table:table-cell table:formula="of:=[.E707]-[.B707]" office:value-type="float" office:value="0.144169579">
            <text:p>0,144169579</text:p>
          </table:table-cell>
        </table:table-row>
        <table:table-row table:style-name="ro3">
          <table:table-cell office:value-type="string">
            <text:p>3,53</text:p>
          </table:table-cell>
          <table:table-cell office:value-type="float" office:value="0.000483736">
            <text:p>0,000483736</text:p>
          </table:table-cell>
          <table:table-cell/>
          <table:table-cell office:value-type="string">
            <text:p>3,53</text:p>
          </table:table-cell>
          <table:table-cell office:value-type="float" office:value="0.144449">
            <text:p>0,144449</text:p>
          </table:table-cell>
          <table:table-cell/>
          <table:table-cell table:formula="of:=[.E708]-[.B708]" office:value-type="float" office:value="0.143965264">
            <text:p>0,143965264</text:p>
          </table:table-cell>
        </table:table-row>
        <table:table-row table:style-name="ro3">
          <table:table-cell office:value-type="string">
            <text:p>3,535</text:p>
          </table:table-cell>
          <table:table-cell office:value-type="float" office:value="0.000483054">
            <text:p>0,000483054</text:p>
          </table:table-cell>
          <table:table-cell/>
          <table:table-cell office:value-type="string">
            <text:p>3,535</text:p>
          </table:table-cell>
          <table:table-cell office:value-type="float" office:value="0.144245">
            <text:p>0,144245</text:p>
          </table:table-cell>
          <table:table-cell/>
          <table:table-cell table:formula="of:=[.E709]-[.B709]" office:value-type="float" office:value="0.143761946">
            <text:p>0,143761946</text:p>
          </table:table-cell>
        </table:table-row>
        <table:table-row table:style-name="ro3">
          <table:table-cell office:value-type="string">
            <text:p>3,54</text:p>
          </table:table-cell>
          <table:table-cell office:value-type="float" office:value="0.000482373">
            <text:p>0,000482373</text:p>
          </table:table-cell>
          <table:table-cell/>
          <table:table-cell office:value-type="string">
            <text:p>3,54</text:p>
          </table:table-cell>
          <table:table-cell office:value-type="float" office:value="0.144041">
            <text:p>0,144041</text:p>
          </table:table-cell>
          <table:table-cell/>
          <table:table-cell table:formula="of:=[.E710]-[.B710]" office:value-type="float" office:value="0.143558627">
            <text:p>0,143558627</text:p>
          </table:table-cell>
        </table:table-row>
        <table:table-row table:style-name="ro3">
          <table:table-cell office:value-type="string">
            <text:p>3,545</text:p>
          </table:table-cell>
          <table:table-cell office:value-type="float" office:value="0.000481695">
            <text:p>0,000481695</text:p>
          </table:table-cell>
          <table:table-cell/>
          <table:table-cell office:value-type="string">
            <text:p>3,545</text:p>
          </table:table-cell>
          <table:table-cell office:value-type="float" office:value="0.143838">
            <text:p>0,143838</text:p>
          </table:table-cell>
          <table:table-cell/>
          <table:table-cell table:formula="of:=[.E711]-[.B711]" office:value-type="float" office:value="0.143356305">
            <text:p>0,143356305</text:p>
          </table:table-cell>
        </table:table-row>
        <table:table-row table:style-name="ro3">
          <table:table-cell office:value-type="string">
            <text:p>3,55</text:p>
          </table:table-cell>
          <table:table-cell office:value-type="float" office:value="0.000481018">
            <text:p>0,000481018</text:p>
          </table:table-cell>
          <table:table-cell/>
          <table:table-cell office:value-type="string">
            <text:p>3,55</text:p>
          </table:table-cell>
          <table:table-cell office:value-type="float" office:value="0.143635">
            <text:p>0,143635</text:p>
          </table:table-cell>
          <table:table-cell/>
          <table:table-cell table:formula="of:=[.E712]-[.B712]" office:value-type="float" office:value="0.143153982">
            <text:p>0,143153982</text:p>
          </table:table-cell>
        </table:table-row>
        <table:table-row table:style-name="ro3">
          <table:table-cell office:value-type="string">
            <text:p>3,555</text:p>
          </table:table-cell>
          <table:table-cell office:value-type="float" office:value="0.000480344">
            <text:p>0,000480344</text:p>
          </table:table-cell>
          <table:table-cell/>
          <table:table-cell office:value-type="string">
            <text:p>3,555</text:p>
          </table:table-cell>
          <table:table-cell office:value-type="float" office:value="0.143433">
            <text:p>0,143433</text:p>
          </table:table-cell>
          <table:table-cell/>
          <table:table-cell table:formula="of:=[.E713]-[.B713]" office:value-type="float" office:value="0.142952656">
            <text:p>0,142952656</text:p>
          </table:table-cell>
        </table:table-row>
        <table:table-row table:style-name="ro3">
          <table:table-cell office:value-type="string">
            <text:p>3,56</text:p>
          </table:table-cell>
          <table:table-cell office:value-type="float" office:value="0.000479671">
            <text:p>0,000479671</text:p>
          </table:table-cell>
          <table:table-cell/>
          <table:table-cell office:value-type="string">
            <text:p>3,56</text:p>
          </table:table-cell>
          <table:table-cell office:value-type="float" office:value="0.143231">
            <text:p>0,143231</text:p>
          </table:table-cell>
          <table:table-cell/>
          <table:table-cell table:formula="of:=[.E714]-[.B714]" office:value-type="float" office:value="0.142751329">
            <text:p>0,142751329</text:p>
          </table:table-cell>
        </table:table-row>
        <table:table-row table:style-name="ro3">
          <table:table-cell office:value-type="string">
            <text:p>3,565</text:p>
          </table:table-cell>
          <table:table-cell office:value-type="float" office:value="0.000479">
            <text:p>0,000479</text:p>
          </table:table-cell>
          <table:table-cell/>
          <table:table-cell office:value-type="string">
            <text:p>3,565</text:p>
          </table:table-cell>
          <table:table-cell office:value-type="float" office:value="0.14303">
            <text:p>0,14303</text:p>
          </table:table-cell>
          <table:table-cell/>
          <table:table-cell table:formula="of:=[.E715]-[.B715]" office:value-type="float" office:value="0.142551">
            <text:p>0,142551</text:p>
          </table:table-cell>
        </table:table-row>
        <table:table-row table:style-name="ro3">
          <table:table-cell office:value-type="string">
            <text:p>3,57</text:p>
          </table:table-cell>
          <table:table-cell office:value-type="float" office:value="0.000478331">
            <text:p>0,000478331</text:p>
          </table:table-cell>
          <table:table-cell/>
          <table:table-cell office:value-type="string">
            <text:p>3,57</text:p>
          </table:table-cell>
          <table:table-cell office:value-type="float" office:value="0.14283">
            <text:p>0,14283</text:p>
          </table:table-cell>
          <table:table-cell/>
          <table:table-cell table:formula="of:=[.E716]-[.B716]" office:value-type="float" office:value="0.142351669">
            <text:p>0,142351669</text:p>
          </table:table-cell>
        </table:table-row>
        <table:table-row table:style-name="ro3">
          <table:table-cell office:value-type="string">
            <text:p>3,575</text:p>
          </table:table-cell>
          <table:table-cell office:value-type="float" office:value="0.000477664">
            <text:p>0,000477664</text:p>
          </table:table-cell>
          <table:table-cell/>
          <table:table-cell office:value-type="string">
            <text:p>3,575</text:p>
          </table:table-cell>
          <table:table-cell office:value-type="float" office:value="0.14263">
            <text:p>0,14263</text:p>
          </table:table-cell>
          <table:table-cell/>
          <table:table-cell table:formula="of:=[.E717]-[.B717]" office:value-type="float" office:value="0.142152336">
            <text:p>0,142152336</text:p>
          </table:table-cell>
        </table:table-row>
        <table:table-row table:style-name="ro3">
          <table:table-cell office:value-type="string">
            <text:p>3,58</text:p>
          </table:table-cell>
          <table:table-cell office:value-type="float" office:value="0.000476998">
            <text:p>0,000476998</text:p>
          </table:table-cell>
          <table:table-cell/>
          <table:table-cell office:value-type="string">
            <text:p>3,58</text:p>
          </table:table-cell>
          <table:table-cell office:value-type="float" office:value="0.142431">
            <text:p>0,142431</text:p>
          </table:table-cell>
          <table:table-cell/>
          <table:table-cell table:formula="of:=[.E718]-[.B718]" office:value-type="float" office:value="0.141954002">
            <text:p>0,141954002</text:p>
          </table:table-cell>
        </table:table-row>
        <table:table-row table:style-name="ro3">
          <table:table-cell office:value-type="string">
            <text:p>3,585</text:p>
          </table:table-cell>
          <table:table-cell office:value-type="float" office:value="0.000476335">
            <text:p>0,000476335</text:p>
          </table:table-cell>
          <table:table-cell/>
          <table:table-cell office:value-type="string">
            <text:p>3,585</text:p>
          </table:table-cell>
          <table:table-cell office:value-type="float" office:value="0.142232">
            <text:p>0,142232</text:p>
          </table:table-cell>
          <table:table-cell/>
          <table:table-cell table:formula="of:=[.E719]-[.B719]" office:value-type="float" office:value="0.141755665">
            <text:p>0,141755665</text:p>
          </table:table-cell>
        </table:table-row>
        <table:table-row table:style-name="ro3">
          <table:table-cell office:value-type="string">
            <text:p>3,59</text:p>
          </table:table-cell>
          <table:table-cell office:value-type="float" office:value="0.000475673">
            <text:p>0,000475673</text:p>
          </table:table-cell>
          <table:table-cell/>
          <table:table-cell office:value-type="string">
            <text:p>3,59</text:p>
          </table:table-cell>
          <table:table-cell office:value-type="float" office:value="0.142034">
            <text:p>0,142034</text:p>
          </table:table-cell>
          <table:table-cell/>
          <table:table-cell table:formula="of:=[.E720]-[.B720]" office:value-type="float" office:value="0.141558327">
            <text:p>0,141558327</text:p>
          </table:table-cell>
        </table:table-row>
        <table:table-row table:style-name="ro3">
          <table:table-cell office:value-type="string">
            <text:p>3,595</text:p>
          </table:table-cell>
          <table:table-cell office:value-type="float" office:value="0.000475014">
            <text:p>0,000475014</text:p>
          </table:table-cell>
          <table:table-cell/>
          <table:table-cell office:value-type="string">
            <text:p>3,595</text:p>
          </table:table-cell>
          <table:table-cell office:value-type="float" office:value="0.141836">
            <text:p>0,141836</text:p>
          </table:table-cell>
          <table:table-cell/>
          <table:table-cell table:formula="of:=[.E721]-[.B721]" office:value-type="float" office:value="0.141360986">
            <text:p>0,141360986</text:p>
          </table:table-cell>
        </table:table-row>
        <table:table-row table:style-name="ro3">
          <table:table-cell office:value-type="string">
            <text:p>3,6</text:p>
          </table:table-cell>
          <table:table-cell office:value-type="float" office:value="0.000474356">
            <text:p>0,000474356</text:p>
          </table:table-cell>
          <table:table-cell/>
          <table:table-cell office:value-type="string">
            <text:p>3,6</text:p>
          </table:table-cell>
          <table:table-cell office:value-type="float" office:value="0.141639">
            <text:p>0,141639</text:p>
          </table:table-cell>
          <table:table-cell/>
          <table:table-cell table:formula="of:=[.E722]-[.B722]" office:value-type="float" office:value="0.141164644">
            <text:p>0,141164644</text:p>
          </table:table-cell>
        </table:table-row>
        <table:table-row table:style-name="ro3">
          <table:table-cell office:value-type="string">
            <text:p>3,605</text:p>
          </table:table-cell>
          <table:table-cell office:value-type="float" office:value="0.0004737">
            <text:p>0,0004737</text:p>
          </table:table-cell>
          <table:table-cell/>
          <table:table-cell office:value-type="string">
            <text:p>3,605</text:p>
          </table:table-cell>
          <table:table-cell office:value-type="float" office:value="0.141442">
            <text:p>0,141442</text:p>
          </table:table-cell>
          <table:table-cell/>
          <table:table-cell table:formula="of:=[.E723]-[.B723]" office:value-type="float" office:value="0.1409683">
            <text:p>0,1409683</text:p>
          </table:table-cell>
        </table:table-row>
        <table:table-row table:style-name="ro3">
          <table:table-cell office:value-type="string">
            <text:p>3,61</text:p>
          </table:table-cell>
          <table:table-cell office:value-type="float" office:value="0.000473046">
            <text:p>0,000473046</text:p>
          </table:table-cell>
          <table:table-cell/>
          <table:table-cell office:value-type="string">
            <text:p>3,61</text:p>
          </table:table-cell>
          <table:table-cell office:value-type="float" office:value="0.141246">
            <text:p>0,141246</text:p>
          </table:table-cell>
          <table:table-cell/>
          <table:table-cell table:formula="of:=[.E724]-[.B724]" office:value-type="float" office:value="0.140772954">
            <text:p>0,140772954</text:p>
          </table:table-cell>
        </table:table-row>
        <table:table-row table:style-name="ro3">
          <table:table-cell office:value-type="string">
            <text:p>3,615</text:p>
          </table:table-cell>
          <table:table-cell office:value-type="float" office:value="0.000472393">
            <text:p>0,000472393</text:p>
          </table:table-cell>
          <table:table-cell/>
          <table:table-cell office:value-type="string">
            <text:p>3,615</text:p>
          </table:table-cell>
          <table:table-cell office:value-type="float" office:value="0.141051">
            <text:p>0,141051</text:p>
          </table:table-cell>
          <table:table-cell/>
          <table:table-cell table:formula="of:=[.E725]-[.B725]" office:value-type="float" office:value="0.140578607">
            <text:p>0,140578607</text:p>
          </table:table-cell>
        </table:table-row>
        <table:table-row table:style-name="ro3">
          <table:table-cell office:value-type="string">
            <text:p>3,62</text:p>
          </table:table-cell>
          <table:table-cell office:value-type="float" office:value="0.000471743">
            <text:p>0,000471743</text:p>
          </table:table-cell>
          <table:table-cell/>
          <table:table-cell office:value-type="string">
            <text:p>3,62</text:p>
          </table:table-cell>
          <table:table-cell office:value-type="float" office:value="0.140856">
            <text:p>0,140856</text:p>
          </table:table-cell>
          <table:table-cell/>
          <table:table-cell table:formula="of:=[.E726]-[.B726]" office:value-type="float" office:value="0.140384257">
            <text:p>0,140384257</text:p>
          </table:table-cell>
        </table:table-row>
        <table:table-row table:style-name="ro3">
          <table:table-cell office:value-type="string">
            <text:p>3,625</text:p>
          </table:table-cell>
          <table:table-cell office:value-type="float" office:value="0.000471094">
            <text:p>0,000471094</text:p>
          </table:table-cell>
          <table:table-cell/>
          <table:table-cell office:value-type="string">
            <text:p>3,625</text:p>
          </table:table-cell>
          <table:table-cell office:value-type="float" office:value="0.140661">
            <text:p>0,140661</text:p>
          </table:table-cell>
          <table:table-cell/>
          <table:table-cell table:formula="of:=[.E727]-[.B727]" office:value-type="float" office:value="0.140189906">
            <text:p>0,140189906</text:p>
          </table:table-cell>
        </table:table-row>
        <table:table-row table:style-name="ro3">
          <table:table-cell office:value-type="string">
            <text:p>3,63</text:p>
          </table:table-cell>
          <table:table-cell office:value-type="float" office:value="0.000470447">
            <text:p>0,000470447</text:p>
          </table:table-cell>
          <table:table-cell/>
          <table:table-cell office:value-type="string">
            <text:p>3,63</text:p>
          </table:table-cell>
          <table:table-cell office:value-type="float" office:value="0.140467">
            <text:p>0,140467</text:p>
          </table:table-cell>
          <table:table-cell/>
          <table:table-cell table:formula="of:=[.E728]-[.B728]" office:value-type="float" office:value="0.139996553">
            <text:p>0,139996553</text:p>
          </table:table-cell>
        </table:table-row>
        <table:table-row table:style-name="ro3">
          <table:table-cell office:value-type="string">
            <text:p>3,635</text:p>
          </table:table-cell>
          <table:table-cell office:value-type="float" office:value="0.000469802">
            <text:p>0,000469802</text:p>
          </table:table-cell>
          <table:table-cell/>
          <table:table-cell office:value-type="string">
            <text:p>3,635</text:p>
          </table:table-cell>
          <table:table-cell office:value-type="float" office:value="0.140274">
            <text:p>0,140274</text:p>
          </table:table-cell>
          <table:table-cell/>
          <table:table-cell table:formula="of:=[.E729]-[.B729]" office:value-type="float" office:value="0.139804198">
            <text:p>0,139804198</text:p>
          </table:table-cell>
        </table:table-row>
        <table:table-row table:style-name="ro3">
          <table:table-cell office:value-type="string">
            <text:p>3,64</text:p>
          </table:table-cell>
          <table:table-cell office:value-type="float" office:value="0.000469158">
            <text:p>0,000469158</text:p>
          </table:table-cell>
          <table:table-cell/>
          <table:table-cell office:value-type="string">
            <text:p>3,64</text:p>
          </table:table-cell>
          <table:table-cell office:value-type="float" office:value="0.140081">
            <text:p>0,140081</text:p>
          </table:table-cell>
          <table:table-cell/>
          <table:table-cell table:formula="of:=[.E730]-[.B730]" office:value-type="float" office:value="0.139611842">
            <text:p>0,139611842</text:p>
          </table:table-cell>
        </table:table-row>
        <table:table-row table:style-name="ro3">
          <table:table-cell office:value-type="string">
            <text:p>3,645</text:p>
          </table:table-cell>
          <table:table-cell office:value-type="float" office:value="0.000468517">
            <text:p>0,000468517</text:p>
          </table:table-cell>
          <table:table-cell/>
          <table:table-cell office:value-type="string">
            <text:p>3,645</text:p>
          </table:table-cell>
          <table:table-cell office:value-type="float" office:value="0.139889">
            <text:p>0,139889</text:p>
          </table:table-cell>
          <table:table-cell/>
          <table:table-cell table:formula="of:=[.E731]-[.B731]" office:value-type="float" office:value="0.139420483">
            <text:p>0,139420483</text:p>
          </table:table-cell>
        </table:table-row>
        <table:table-row table:style-name="ro3">
          <table:table-cell office:value-type="string">
            <text:p>3,65</text:p>
          </table:table-cell>
          <table:table-cell office:value-type="float" office:value="0.000467877">
            <text:p>0,000467877</text:p>
          </table:table-cell>
          <table:table-cell/>
          <table:table-cell office:value-type="string">
            <text:p>3,65</text:p>
          </table:table-cell>
          <table:table-cell office:value-type="float" office:value="0.139697">
            <text:p>0,139697</text:p>
          </table:table-cell>
          <table:table-cell/>
          <table:table-cell table:formula="of:=[.E732]-[.B732]" office:value-type="float" office:value="0.139229123">
            <text:p>0,139229123</text:p>
          </table:table-cell>
        </table:table-row>
        <table:table-row table:style-name="ro3">
          <table:table-cell office:value-type="string">
            <text:p>3,655</text:p>
          </table:table-cell>
          <table:table-cell office:value-type="float" office:value="0.000467239">
            <text:p>0,000467239</text:p>
          </table:table-cell>
          <table:table-cell/>
          <table:table-cell office:value-type="string">
            <text:p>3,655</text:p>
          </table:table-cell>
          <table:table-cell office:value-type="float" office:value="0.139506">
            <text:p>0,139506</text:p>
          </table:table-cell>
          <table:table-cell/>
          <table:table-cell table:formula="of:=[.E733]-[.B733]" office:value-type="float" office:value="0.139038761">
            <text:p>0,139038761</text:p>
          </table:table-cell>
        </table:table-row>
        <table:table-row table:style-name="ro3">
          <table:table-cell office:value-type="string">
            <text:p>3,66</text:p>
          </table:table-cell>
          <table:table-cell office:value-type="float" office:value="0.000466602">
            <text:p>0,000466602</text:p>
          </table:table-cell>
          <table:table-cell/>
          <table:table-cell office:value-type="string">
            <text:p>3,66</text:p>
          </table:table-cell>
          <table:table-cell office:value-type="float" office:value="0.139315">
            <text:p>0,139315</text:p>
          </table:table-cell>
          <table:table-cell/>
          <table:table-cell table:formula="of:=[.E734]-[.B734]" office:value-type="float" office:value="0.138848398">
            <text:p>0,138848398</text:p>
          </table:table-cell>
        </table:table-row>
        <table:table-row table:style-name="ro3">
          <table:table-cell office:value-type="string">
            <text:p>3,665</text:p>
          </table:table-cell>
          <table:table-cell office:value-type="float" office:value="0.000465968">
            <text:p>0,000465968</text:p>
          </table:table-cell>
          <table:table-cell/>
          <table:table-cell office:value-type="string">
            <text:p>3,665</text:p>
          </table:table-cell>
          <table:table-cell office:value-type="float" office:value="0.139125">
            <text:p>0,139125</text:p>
          </table:table-cell>
          <table:table-cell/>
          <table:table-cell table:formula="of:=[.E735]-[.B735]" office:value-type="float" office:value="0.138659032">
            <text:p>0,138659032</text:p>
          </table:table-cell>
        </table:table-row>
        <table:table-row table:style-name="ro3">
          <table:table-cell office:value-type="string">
            <text:p>3,67</text:p>
          </table:table-cell>
          <table:table-cell office:value-type="float" office:value="0.000465335">
            <text:p>0,000465335</text:p>
          </table:table-cell>
          <table:table-cell/>
          <table:table-cell office:value-type="string">
            <text:p>3,67</text:p>
          </table:table-cell>
          <table:table-cell office:value-type="float" office:value="0.138935">
            <text:p>0,138935</text:p>
          </table:table-cell>
          <table:table-cell/>
          <table:table-cell table:formula="of:=[.E736]-[.B736]" office:value-type="float" office:value="0.138469665">
            <text:p>0,138469665</text:p>
          </table:table-cell>
        </table:table-row>
        <table:table-row table:style-name="ro3">
          <table:table-cell office:value-type="string">
            <text:p>3,675</text:p>
          </table:table-cell>
          <table:table-cell office:value-type="float" office:value="0.000464703">
            <text:p>0,000464703</text:p>
          </table:table-cell>
          <table:table-cell/>
          <table:table-cell office:value-type="string">
            <text:p>3,675</text:p>
          </table:table-cell>
          <table:table-cell office:value-type="float" office:value="0.138746">
            <text:p>0,138746</text:p>
          </table:table-cell>
          <table:table-cell/>
          <table:table-cell table:formula="of:=[.E737]-[.B737]" office:value-type="float" office:value="0.138281297">
            <text:p>0,138281297</text:p>
          </table:table-cell>
        </table:table-row>
        <table:table-row table:style-name="ro3">
          <table:table-cell office:value-type="string">
            <text:p>3,68</text:p>
          </table:table-cell>
          <table:table-cell office:value-type="float" office:value="0.000464074">
            <text:p>0,000464074</text:p>
          </table:table-cell>
          <table:table-cell/>
          <table:table-cell office:value-type="string">
            <text:p>3,68</text:p>
          </table:table-cell>
          <table:table-cell office:value-type="float" office:value="0.138557">
            <text:p>0,138557</text:p>
          </table:table-cell>
          <table:table-cell/>
          <table:table-cell table:formula="of:=[.E738]-[.B738]" office:value-type="float" office:value="0.138092926">
            <text:p>0,138092926</text:p>
          </table:table-cell>
        </table:table-row>
        <table:table-row table:style-name="ro3">
          <table:table-cell office:value-type="string">
            <text:p>3,685</text:p>
          </table:table-cell>
          <table:table-cell office:value-type="float" office:value="0.000463446">
            <text:p>0,000463446</text:p>
          </table:table-cell>
          <table:table-cell/>
          <table:table-cell office:value-type="string">
            <text:p>3,685</text:p>
          </table:table-cell>
          <table:table-cell office:value-type="float" office:value="0.138369">
            <text:p>0,138369</text:p>
          </table:table-cell>
          <table:table-cell/>
          <table:table-cell table:formula="of:=[.E739]-[.B739]" office:value-type="float" office:value="0.137905554">
            <text:p>0,137905554</text:p>
          </table:table-cell>
        </table:table-row>
        <table:table-row table:style-name="ro3">
          <table:table-cell office:value-type="string">
            <text:p>3,69</text:p>
          </table:table-cell>
          <table:table-cell office:value-type="float" office:value="0.00046282">
            <text:p>0,00046282</text:p>
          </table:table-cell>
          <table:table-cell/>
          <table:table-cell office:value-type="string">
            <text:p>3,69</text:p>
          </table:table-cell>
          <table:table-cell office:value-type="float" office:value="0.138182">
            <text:p>0,138182</text:p>
          </table:table-cell>
          <table:table-cell/>
          <table:table-cell table:formula="of:=[.E740]-[.B740]" office:value-type="float" office:value="0.13771918">
            <text:p>0,13771918</text:p>
          </table:table-cell>
        </table:table-row>
        <table:table-row table:style-name="ro3">
          <table:table-cell office:value-type="string">
            <text:p>3,695</text:p>
          </table:table-cell>
          <table:table-cell office:value-type="float" office:value="0.000462196">
            <text:p>0,000462196</text:p>
          </table:table-cell>
          <table:table-cell/>
          <table:table-cell office:value-type="string">
            <text:p>3,695</text:p>
          </table:table-cell>
          <table:table-cell office:value-type="float" office:value="0.137995">
            <text:p>0,137995</text:p>
          </table:table-cell>
          <table:table-cell/>
          <table:table-cell table:formula="of:=[.E741]-[.B741]" office:value-type="float" office:value="0.137532804">
            <text:p>0,137532804</text:p>
          </table:table-cell>
        </table:table-row>
        <table:table-row table:style-name="ro3">
          <table:table-cell office:value-type="string">
            <text:p>3,7</text:p>
          </table:table-cell>
          <table:table-cell office:value-type="float" office:value="0.000461573">
            <text:p>0,000461573</text:p>
          </table:table-cell>
          <table:table-cell/>
          <table:table-cell office:value-type="string">
            <text:p>3,7</text:p>
          </table:table-cell>
          <table:table-cell office:value-type="float" office:value="0.137808">
            <text:p>0,137808</text:p>
          </table:table-cell>
          <table:table-cell/>
          <table:table-cell table:formula="of:=[.E742]-[.B742]" office:value-type="float" office:value="0.137346427">
            <text:p>0,137346427</text:p>
          </table:table-cell>
        </table:table-row>
        <table:table-row table:style-name="ro3">
          <table:table-cell office:value-type="string">
            <text:p>3,705</text:p>
          </table:table-cell>
          <table:table-cell office:value-type="float" office:value="0.000460952">
            <text:p>0,000460952</text:p>
          </table:table-cell>
          <table:table-cell/>
          <table:table-cell office:value-type="string">
            <text:p>3,705</text:p>
          </table:table-cell>
          <table:table-cell office:value-type="float" office:value="0.137622">
            <text:p>0,137622</text:p>
          </table:table-cell>
          <table:table-cell/>
          <table:table-cell table:formula="of:=[.E743]-[.B743]" office:value-type="float" office:value="0.137161048">
            <text:p>0,137161048</text:p>
          </table:table-cell>
        </table:table-row>
        <table:table-row table:style-name="ro3">
          <table:table-cell office:value-type="string">
            <text:p>3,71</text:p>
          </table:table-cell>
          <table:table-cell office:value-type="float" office:value="0.000460333">
            <text:p>0,000460333</text:p>
          </table:table-cell>
          <table:table-cell/>
          <table:table-cell office:value-type="string">
            <text:p>3,71</text:p>
          </table:table-cell>
          <table:table-cell office:value-type="float" office:value="0.137436">
            <text:p>0,137436</text:p>
          </table:table-cell>
          <table:table-cell/>
          <table:table-cell table:formula="of:=[.E744]-[.B744]" office:value-type="float" office:value="0.136975667">
            <text:p>0,136975667</text:p>
          </table:table-cell>
        </table:table-row>
        <table:table-row table:style-name="ro3">
          <table:table-cell office:value-type="string">
            <text:p>3,715</text:p>
          </table:table-cell>
          <table:table-cell office:value-type="float" office:value="0.000459715">
            <text:p>0,000459715</text:p>
          </table:table-cell>
          <table:table-cell/>
          <table:table-cell office:value-type="string">
            <text:p>3,715</text:p>
          </table:table-cell>
          <table:table-cell office:value-type="float" office:value="0.137251">
            <text:p>0,137251</text:p>
          </table:table-cell>
          <table:table-cell/>
          <table:table-cell table:formula="of:=[.E745]-[.B745]" office:value-type="float" office:value="0.136791285">
            <text:p>0,136791285</text:p>
          </table:table-cell>
        </table:table-row>
        <table:table-row table:style-name="ro3">
          <table:table-cell office:value-type="string">
            <text:p>3,72</text:p>
          </table:table-cell>
          <table:table-cell office:value-type="float" office:value="0.000459099">
            <text:p>0,000459099</text:p>
          </table:table-cell>
          <table:table-cell/>
          <table:table-cell office:value-type="string">
            <text:p>3,72</text:p>
          </table:table-cell>
          <table:table-cell office:value-type="float" office:value="0.137067">
            <text:p>0,137067</text:p>
          </table:table-cell>
          <table:table-cell/>
          <table:table-cell table:formula="of:=[.E746]-[.B746]" office:value-type="float" office:value="0.136607901">
            <text:p>0,136607901</text:p>
          </table:table-cell>
        </table:table-row>
        <table:table-row table:style-name="ro3">
          <table:table-cell office:value-type="string">
            <text:p>3,725</text:p>
          </table:table-cell>
          <table:table-cell office:value-type="float" office:value="0.000458485">
            <text:p>0,000458485</text:p>
          </table:table-cell>
          <table:table-cell/>
          <table:table-cell office:value-type="string">
            <text:p>3,725</text:p>
          </table:table-cell>
          <table:table-cell office:value-type="float" office:value="0.136883">
            <text:p>0,136883</text:p>
          </table:table-cell>
          <table:table-cell/>
          <table:table-cell table:formula="of:=[.E747]-[.B747]" office:value-type="float" office:value="0.136424515">
            <text:p>0,136424515</text:p>
          </table:table-cell>
        </table:table-row>
        <table:table-row table:style-name="ro3">
          <table:table-cell office:value-type="string">
            <text:p>3,73</text:p>
          </table:table-cell>
          <table:table-cell office:value-type="float" office:value="0.000457872">
            <text:p>0,000457872</text:p>
          </table:table-cell>
          <table:table-cell/>
          <table:table-cell office:value-type="string">
            <text:p>3,73</text:p>
          </table:table-cell>
          <table:table-cell office:value-type="float" office:value="0.136699">
            <text:p>0,136699</text:p>
          </table:table-cell>
          <table:table-cell/>
          <table:table-cell table:formula="of:=[.E748]-[.B748]" office:value-type="float" office:value="0.136241128">
            <text:p>0,136241128</text:p>
          </table:table-cell>
        </table:table-row>
        <table:table-row table:style-name="ro3">
          <table:table-cell office:value-type="string">
            <text:p>3,735</text:p>
          </table:table-cell>
          <table:table-cell office:value-type="float" office:value="0.000457261">
            <text:p>0,000457261</text:p>
          </table:table-cell>
          <table:table-cell/>
          <table:table-cell office:value-type="string">
            <text:p>3,735</text:p>
          </table:table-cell>
          <table:table-cell office:value-type="float" office:value="0.136516">
            <text:p>0,136516</text:p>
          </table:table-cell>
          <table:table-cell/>
          <table:table-cell table:formula="of:=[.E749]-[.B749]" office:value-type="float" office:value="0.136058739">
            <text:p>0,136058739</text:p>
          </table:table-cell>
        </table:table-row>
        <table:table-row table:style-name="ro3">
          <table:table-cell office:value-type="string">
            <text:p>3,74</text:p>
          </table:table-cell>
          <table:table-cell office:value-type="float" office:value="0.000456652">
            <text:p>0,000456652</text:p>
          </table:table-cell>
          <table:table-cell/>
          <table:table-cell office:value-type="string">
            <text:p>3,74</text:p>
          </table:table-cell>
          <table:table-cell office:value-type="float" office:value="0.136333">
            <text:p>0,136333</text:p>
          </table:table-cell>
          <table:table-cell/>
          <table:table-cell table:formula="of:=[.E750]-[.B750]" office:value-type="float" office:value="0.135876348">
            <text:p>0,135876348</text:p>
          </table:table-cell>
        </table:table-row>
        <table:table-row table:style-name="ro3">
          <table:table-cell office:value-type="string">
            <text:p>3,745</text:p>
          </table:table-cell>
          <table:table-cell office:value-type="float" office:value="0.000456044">
            <text:p>0,000456044</text:p>
          </table:table-cell>
          <table:table-cell/>
          <table:table-cell office:value-type="string">
            <text:p>3,745</text:p>
          </table:table-cell>
          <table:table-cell office:value-type="float" office:value="0.136151">
            <text:p>0,136151</text:p>
          </table:table-cell>
          <table:table-cell/>
          <table:table-cell table:formula="of:=[.E751]-[.B751]" office:value-type="float" office:value="0.135694956">
            <text:p>0,135694956</text:p>
          </table:table-cell>
        </table:table-row>
        <table:table-row table:style-name="ro3">
          <table:table-cell office:value-type="string">
            <text:p>3,75</text:p>
          </table:table-cell>
          <table:table-cell office:value-type="float" office:value="0.000455438">
            <text:p>0,000455438</text:p>
          </table:table-cell>
          <table:table-cell/>
          <table:table-cell office:value-type="string">
            <text:p>3,75</text:p>
          </table:table-cell>
          <table:table-cell office:value-type="float" office:value="0.135969">
            <text:p>0,135969</text:p>
          </table:table-cell>
          <table:table-cell/>
          <table:table-cell table:formula="of:=[.E752]-[.B752]" office:value-type="float" office:value="0.135513562">
            <text:p>0,135513562</text:p>
          </table:table-cell>
        </table:table-row>
        <table:table-row table:style-name="ro3">
          <table:table-cell office:value-type="string">
            <text:p>3,755</text:p>
          </table:table-cell>
          <table:table-cell office:value-type="float" office:value="0.000454834">
            <text:p>0,000454834</text:p>
          </table:table-cell>
          <table:table-cell/>
          <table:table-cell office:value-type="string">
            <text:p>3,755</text:p>
          </table:table-cell>
          <table:table-cell office:value-type="float" office:value="0.135788">
            <text:p>0,135788</text:p>
          </table:table-cell>
          <table:table-cell/>
          <table:table-cell table:formula="of:=[.E753]-[.B753]" office:value-type="float" office:value="0.135333166">
            <text:p>0,135333166</text:p>
          </table:table-cell>
        </table:table-row>
        <table:table-row table:style-name="ro3">
          <table:table-cell office:value-type="string">
            <text:p>3,76</text:p>
          </table:table-cell>
          <table:table-cell office:value-type="float" office:value="0.000454231">
            <text:p>0,000454231</text:p>
          </table:table-cell>
          <table:table-cell/>
          <table:table-cell office:value-type="string">
            <text:p>3,76</text:p>
          </table:table-cell>
          <table:table-cell office:value-type="float" office:value="0.135607">
            <text:p>0,135607</text:p>
          </table:table-cell>
          <table:table-cell/>
          <table:table-cell table:formula="of:=[.E754]-[.B754]" office:value-type="float" office:value="0.135152769">
            <text:p>0,135152769</text:p>
          </table:table-cell>
        </table:table-row>
        <table:table-row table:style-name="ro3">
          <table:table-cell office:value-type="string">
            <text:p>3,765</text:p>
          </table:table-cell>
          <table:table-cell office:value-type="float" office:value="0.00045363">
            <text:p>0,00045363</text:p>
          </table:table-cell>
          <table:table-cell/>
          <table:table-cell office:value-type="string">
            <text:p>3,765</text:p>
          </table:table-cell>
          <table:table-cell office:value-type="float" office:value="0.135427">
            <text:p>0,135427</text:p>
          </table:table-cell>
          <table:table-cell/>
          <table:table-cell table:formula="of:=[.E755]-[.B755]" office:value-type="float" office:value="0.13497337">
            <text:p>0,13497337</text:p>
          </table:table-cell>
        </table:table-row>
        <table:table-row table:style-name="ro3">
          <table:table-cell office:value-type="string">
            <text:p>3,77</text:p>
          </table:table-cell>
          <table:table-cell office:value-type="float" office:value="0.00045303">
            <text:p>0,00045303</text:p>
          </table:table-cell>
          <table:table-cell/>
          <table:table-cell office:value-type="string">
            <text:p>3,77</text:p>
          </table:table-cell>
          <table:table-cell office:value-type="float" office:value="0.135248">
            <text:p>0,135248</text:p>
          </table:table-cell>
          <table:table-cell/>
          <table:table-cell table:formula="of:=[.E756]-[.B756]" office:value-type="float" office:value="0.13479497">
            <text:p>0,13479497</text:p>
          </table:table-cell>
        </table:table-row>
        <table:table-row table:style-name="ro3">
          <table:table-cell office:value-type="string">
            <text:p>3,775</text:p>
          </table:table-cell>
          <table:table-cell office:value-type="float" office:value="0.000452432">
            <text:p>0,000452432</text:p>
          </table:table-cell>
          <table:table-cell/>
          <table:table-cell office:value-type="string">
            <text:p>3,775</text:p>
          </table:table-cell>
          <table:table-cell office:value-type="float" office:value="0.135068">
            <text:p>0,135068</text:p>
          </table:table-cell>
          <table:table-cell/>
          <table:table-cell table:formula="of:=[.E757]-[.B757]" office:value-type="float" office:value="0.134615568">
            <text:p>0,134615568</text:p>
          </table:table-cell>
        </table:table-row>
        <table:table-row table:style-name="ro3">
          <table:table-cell office:value-type="string">
            <text:p>3,78</text:p>
          </table:table-cell>
          <table:table-cell office:value-type="float" office:value="0.000451835">
            <text:p>0,000451835</text:p>
          </table:table-cell>
          <table:table-cell/>
          <table:table-cell office:value-type="string">
            <text:p>3,78</text:p>
          </table:table-cell>
          <table:table-cell office:value-type="float" office:value="0.134889">
            <text:p>0,134889</text:p>
          </table:table-cell>
          <table:table-cell/>
          <table:table-cell table:formula="of:=[.E758]-[.B758]" office:value-type="float" office:value="0.134437165">
            <text:p>0,134437165</text:p>
          </table:table-cell>
        </table:table-row>
        <table:table-row table:style-name="ro3">
          <table:table-cell office:value-type="string">
            <text:p>3,785</text:p>
          </table:table-cell>
          <table:table-cell office:value-type="float" office:value="0.000451241">
            <text:p>0,000451241</text:p>
          </table:table-cell>
          <table:table-cell/>
          <table:table-cell office:value-type="string">
            <text:p>3,785</text:p>
          </table:table-cell>
          <table:table-cell office:value-type="float" office:value="0.134711">
            <text:p>0,134711</text:p>
          </table:table-cell>
          <table:table-cell/>
          <table:table-cell table:formula="of:=[.E759]-[.B759]" office:value-type="float" office:value="0.134259759">
            <text:p>0,134259759</text:p>
          </table:table-cell>
        </table:table-row>
        <table:table-row table:style-name="ro3">
          <table:table-cell office:value-type="string">
            <text:p>3,79</text:p>
          </table:table-cell>
          <table:table-cell office:value-type="float" office:value="0.000450647">
            <text:p>0,000450647</text:p>
          </table:table-cell>
          <table:table-cell/>
          <table:table-cell office:value-type="string">
            <text:p>3,79</text:p>
          </table:table-cell>
          <table:table-cell office:value-type="float" office:value="0.134533">
            <text:p>0,134533</text:p>
          </table:table-cell>
          <table:table-cell/>
          <table:table-cell table:formula="of:=[.E760]-[.B760]" office:value-type="float" office:value="0.134082353">
            <text:p>0,134082353</text:p>
          </table:table-cell>
        </table:table-row>
        <table:table-row table:style-name="ro3">
          <table:table-cell office:value-type="string">
            <text:p>3,795</text:p>
          </table:table-cell>
          <table:table-cell office:value-type="float" office:value="0.000450055">
            <text:p>0,000450055</text:p>
          </table:table-cell>
          <table:table-cell/>
          <table:table-cell office:value-type="string">
            <text:p>3,795</text:p>
          </table:table-cell>
          <table:table-cell office:value-type="float" office:value="0.134356">
            <text:p>0,134356</text:p>
          </table:table-cell>
          <table:table-cell/>
          <table:table-cell table:formula="of:=[.E761]-[.B761]" office:value-type="float" office:value="0.133905945">
            <text:p>0,133905945</text:p>
          </table:table-cell>
        </table:table-row>
        <table:table-row table:style-name="ro3">
          <table:table-cell office:value-type="string">
            <text:p>3,8</text:p>
          </table:table-cell>
          <table:table-cell office:value-type="float" office:value="0.000449465">
            <text:p>0,000449465</text:p>
          </table:table-cell>
          <table:table-cell/>
          <table:table-cell office:value-type="string">
            <text:p>3,8</text:p>
          </table:table-cell>
          <table:table-cell office:value-type="float" office:value="0.134179">
            <text:p>0,134179</text:p>
          </table:table-cell>
          <table:table-cell/>
          <table:table-cell table:formula="of:=[.E762]-[.B762]" office:value-type="float" office:value="0.133729535">
            <text:p>0,133729535</text:p>
          </table:table-cell>
        </table:table-row>
        <table:table-row table:style-name="ro3">
          <table:table-cell office:value-type="string">
            <text:p>3,805</text:p>
          </table:table-cell>
          <table:table-cell office:value-type="float" office:value="0.000448877">
            <text:p>0,000448877</text:p>
          </table:table-cell>
          <table:table-cell/>
          <table:table-cell office:value-type="string">
            <text:p>3,805</text:p>
          </table:table-cell>
          <table:table-cell office:value-type="float" office:value="0.134003">
            <text:p>0,134003</text:p>
          </table:table-cell>
          <table:table-cell/>
          <table:table-cell table:formula="of:=[.E763]-[.B763]" office:value-type="float" office:value="0.133554123">
            <text:p>0,133554123</text:p>
          </table:table-cell>
        </table:table-row>
        <table:table-row table:style-name="ro3">
          <table:table-cell office:value-type="string">
            <text:p>3,81</text:p>
          </table:table-cell>
          <table:table-cell office:value-type="float" office:value="0.00044829">
            <text:p>0,00044829</text:p>
          </table:table-cell>
          <table:table-cell/>
          <table:table-cell office:value-type="string">
            <text:p>3,81</text:p>
          </table:table-cell>
          <table:table-cell office:value-type="float" office:value="0.133827">
            <text:p>0,133827</text:p>
          </table:table-cell>
          <table:table-cell/>
          <table:table-cell table:formula="of:=[.E764]-[.B764]" office:value-type="float" office:value="0.13337871">
            <text:p>0,13337871</text:p>
          </table:table-cell>
        </table:table-row>
        <table:table-row table:style-name="ro3">
          <table:table-cell office:value-type="string">
            <text:p>3,815</text:p>
          </table:table-cell>
          <table:table-cell office:value-type="float" office:value="0.000447704">
            <text:p>0,000447704</text:p>
          </table:table-cell>
          <table:table-cell/>
          <table:table-cell office:value-type="string">
            <text:p>3,815</text:p>
          </table:table-cell>
          <table:table-cell office:value-type="float" office:value="0.133651">
            <text:p>0,133651</text:p>
          </table:table-cell>
          <table:table-cell/>
          <table:table-cell table:formula="of:=[.E765]-[.B765]" office:value-type="float" office:value="0.133203296">
            <text:p>0,133203296</text:p>
          </table:table-cell>
        </table:table-row>
        <table:table-row table:style-name="ro3">
          <table:table-cell office:value-type="string">
            <text:p>3,82</text:p>
          </table:table-cell>
          <table:table-cell office:value-type="float" office:value="0.00044712">
            <text:p>0,00044712</text:p>
          </table:table-cell>
          <table:table-cell/>
          <table:table-cell office:value-type="string">
            <text:p>3,82</text:p>
          </table:table-cell>
          <table:table-cell office:value-type="float" office:value="0.133476">
            <text:p>0,133476</text:p>
          </table:table-cell>
          <table:table-cell/>
          <table:table-cell table:formula="of:=[.E766]-[.B766]" office:value-type="float" office:value="0.13302888">
            <text:p>0,13302888</text:p>
          </table:table-cell>
        </table:table-row>
        <table:table-row table:style-name="ro3">
          <table:table-cell office:value-type="string">
            <text:p>3,825</text:p>
          </table:table-cell>
          <table:table-cell office:value-type="float" office:value="0.000446538">
            <text:p>0,000446538</text:p>
          </table:table-cell>
          <table:table-cell/>
          <table:table-cell office:value-type="string">
            <text:p>3,825</text:p>
          </table:table-cell>
          <table:table-cell office:value-type="float" office:value="0.133302">
            <text:p>0,133302</text:p>
          </table:table-cell>
          <table:table-cell/>
          <table:table-cell table:formula="of:=[.E767]-[.B767]" office:value-type="float" office:value="0.132855462">
            <text:p>0,132855462</text:p>
          </table:table-cell>
        </table:table-row>
        <table:table-row table:style-name="ro3">
          <table:table-cell office:value-type="string">
            <text:p>3,83</text:p>
          </table:table-cell>
          <table:table-cell office:value-type="float" office:value="0.000445957">
            <text:p>0,000445957</text:p>
          </table:table-cell>
          <table:table-cell/>
          <table:table-cell office:value-type="string">
            <text:p>3,83</text:p>
          </table:table-cell>
          <table:table-cell office:value-type="float" office:value="0.133127">
            <text:p>0,133127</text:p>
          </table:table-cell>
          <table:table-cell/>
          <table:table-cell table:formula="of:=[.E768]-[.B768]" office:value-type="float" office:value="0.132681043">
            <text:p>0,132681043</text:p>
          </table:table-cell>
        </table:table-row>
        <table:table-row table:style-name="ro3">
          <table:table-cell office:value-type="string">
            <text:p>3,835</text:p>
          </table:table-cell>
          <table:table-cell office:value-type="float" office:value="0.000445377">
            <text:p>0,000445377</text:p>
          </table:table-cell>
          <table:table-cell/>
          <table:table-cell office:value-type="string">
            <text:p>3,835</text:p>
          </table:table-cell>
          <table:table-cell office:value-type="float" office:value="0.132954">
            <text:p>0,132954</text:p>
          </table:table-cell>
          <table:table-cell/>
          <table:table-cell table:formula="of:=[.E769]-[.B769]" office:value-type="float" office:value="0.132508623">
            <text:p>0,132508623</text:p>
          </table:table-cell>
        </table:table-row>
        <table:table-row table:style-name="ro3">
          <table:table-cell office:value-type="string">
            <text:p>3,84</text:p>
          </table:table-cell>
          <table:table-cell office:value-type="float" office:value="0.000444799">
            <text:p>0,000444799</text:p>
          </table:table-cell>
          <table:table-cell/>
          <table:table-cell office:value-type="string">
            <text:p>3,84</text:p>
          </table:table-cell>
          <table:table-cell office:value-type="float" office:value="0.13278">
            <text:p>0,13278</text:p>
          </table:table-cell>
          <table:table-cell/>
          <table:table-cell table:formula="of:=[.E770]-[.B770]" office:value-type="float" office:value="0.132335201">
            <text:p>0,132335201</text:p>
          </table:table-cell>
        </table:table-row>
        <table:table-row table:style-name="ro3">
          <table:table-cell office:value-type="string">
            <text:p>3,845</text:p>
          </table:table-cell>
          <table:table-cell office:value-type="float" office:value="0.000444223">
            <text:p>0,000444223</text:p>
          </table:table-cell>
          <table:table-cell/>
          <table:table-cell office:value-type="string">
            <text:p>3,845</text:p>
          </table:table-cell>
          <table:table-cell office:value-type="float" office:value="0.132608">
            <text:p>0,132608</text:p>
          </table:table-cell>
          <table:table-cell/>
          <table:table-cell table:formula="of:=[.E771]-[.B771]" office:value-type="float" office:value="0.132163777">
            <text:p>0,132163777</text:p>
          </table:table-cell>
        </table:table-row>
        <table:table-row table:style-name="ro3">
          <table:table-cell office:value-type="string">
            <text:p>3,85</text:p>
          </table:table-cell>
          <table:table-cell office:value-type="float" office:value="0.000443648">
            <text:p>0,000443648</text:p>
          </table:table-cell>
          <table:table-cell/>
          <table:table-cell office:value-type="string">
            <text:p>3,85</text:p>
          </table:table-cell>
          <table:table-cell office:value-type="float" office:value="0.132435">
            <text:p>0,132435</text:p>
          </table:table-cell>
          <table:table-cell/>
          <table:table-cell table:formula="of:=[.E772]-[.B772]" office:value-type="float" office:value="0.131991352">
            <text:p>0,131991352</text:p>
          </table:table-cell>
        </table:table-row>
        <table:table-row table:style-name="ro3">
          <table:table-cell office:value-type="string">
            <text:p>3,855</text:p>
          </table:table-cell>
          <table:table-cell office:value-type="float" office:value="0.000443075">
            <text:p>0,000443075</text:p>
          </table:table-cell>
          <table:table-cell/>
          <table:table-cell office:value-type="string">
            <text:p>3,855</text:p>
          </table:table-cell>
          <table:table-cell office:value-type="float" office:value="0.132263">
            <text:p>0,132263</text:p>
          </table:table-cell>
          <table:table-cell/>
          <table:table-cell table:formula="of:=[.E773]-[.B773]" office:value-type="float" office:value="0.131819925">
            <text:p>0,131819925</text:p>
          </table:table-cell>
        </table:table-row>
        <table:table-row table:style-name="ro3">
          <table:table-cell office:value-type="string">
            <text:p>3,86</text:p>
          </table:table-cell>
          <table:table-cell office:value-type="float" office:value="0.000442503">
            <text:p>0,000442503</text:p>
          </table:table-cell>
          <table:table-cell/>
          <table:table-cell office:value-type="string">
            <text:p>3,86</text:p>
          </table:table-cell>
          <table:table-cell office:value-type="float" office:value="0.132092">
            <text:p>0,132092</text:p>
          </table:table-cell>
          <table:table-cell/>
          <table:table-cell table:formula="of:=[.E774]-[.B774]" office:value-type="float" office:value="0.131649497">
            <text:p>0,131649497</text:p>
          </table:table-cell>
        </table:table-row>
        <table:table-row table:style-name="ro3">
          <table:table-cell office:value-type="string">
            <text:p>3,865</text:p>
          </table:table-cell>
          <table:table-cell office:value-type="float" office:value="0.000441932">
            <text:p>0,000441932</text:p>
          </table:table-cell>
          <table:table-cell/>
          <table:table-cell office:value-type="string">
            <text:p>3,865</text:p>
          </table:table-cell>
          <table:table-cell office:value-type="float" office:value="0.131921">
            <text:p>0,131921</text:p>
          </table:table-cell>
          <table:table-cell/>
          <table:table-cell table:formula="of:=[.E775]-[.B775]" office:value-type="float" office:value="0.131479068">
            <text:p>0,131479068</text:p>
          </table:table-cell>
        </table:table-row>
        <table:table-row table:style-name="ro3">
          <table:table-cell office:value-type="string">
            <text:p>3,87</text:p>
          </table:table-cell>
          <table:table-cell office:value-type="float" office:value="0.000441363">
            <text:p>0,000441363</text:p>
          </table:table-cell>
          <table:table-cell/>
          <table:table-cell office:value-type="string">
            <text:p>3,87</text:p>
          </table:table-cell>
          <table:table-cell office:value-type="float" office:value="0.13175">
            <text:p>0,13175</text:p>
          </table:table-cell>
          <table:table-cell/>
          <table:table-cell table:formula="of:=[.E776]-[.B776]" office:value-type="float" office:value="0.131308637">
            <text:p>0,131308637</text:p>
          </table:table-cell>
        </table:table-row>
        <table:table-row table:style-name="ro3">
          <table:table-cell office:value-type="string">
            <text:p>3,875</text:p>
          </table:table-cell>
          <table:table-cell office:value-type="float" office:value="0.000440796">
            <text:p>0,000440796</text:p>
          </table:table-cell>
          <table:table-cell/>
          <table:table-cell office:value-type="string">
            <text:p>3,875</text:p>
          </table:table-cell>
          <table:table-cell office:value-type="float" office:value="0.13158">
            <text:p>0,13158</text:p>
          </table:table-cell>
          <table:table-cell/>
          <table:table-cell table:formula="of:=[.E777]-[.B777]" office:value-type="float" office:value="0.131139204">
            <text:p>0,131139204</text:p>
          </table:table-cell>
        </table:table-row>
        <table:table-row table:style-name="ro3">
          <table:table-cell office:value-type="string">
            <text:p>3,88</text:p>
          </table:table-cell>
          <table:table-cell office:value-type="float" office:value="0.00044023">
            <text:p>0,00044023</text:p>
          </table:table-cell>
          <table:table-cell/>
          <table:table-cell office:value-type="string">
            <text:p>3,88</text:p>
          </table:table-cell>
          <table:table-cell office:value-type="float" office:value="0.131411">
            <text:p>0,131411</text:p>
          </table:table-cell>
          <table:table-cell/>
          <table:table-cell table:formula="of:=[.E778]-[.B778]" office:value-type="float" office:value="0.13097077">
            <text:p>0,13097077</text:p>
          </table:table-cell>
        </table:table-row>
        <table:table-row table:style-name="ro3">
          <table:table-cell office:value-type="string">
            <text:p>3,885</text:p>
          </table:table-cell>
          <table:table-cell office:value-type="float" office:value="0.000439665">
            <text:p>0,000439665</text:p>
          </table:table-cell>
          <table:table-cell/>
          <table:table-cell office:value-type="string">
            <text:p>3,885</text:p>
          </table:table-cell>
          <table:table-cell office:value-type="float" office:value="0.131241">
            <text:p>0,131241</text:p>
          </table:table-cell>
          <table:table-cell/>
          <table:table-cell table:formula="of:=[.E779]-[.B779]" office:value-type="float" office:value="0.130801335">
            <text:p>0,130801335</text:p>
          </table:table-cell>
        </table:table-row>
        <table:table-row table:style-name="ro3">
          <table:table-cell office:value-type="string">
            <text:p>3,89</text:p>
          </table:table-cell>
          <table:table-cell office:value-type="float" office:value="0.000439102">
            <text:p>0,000439102</text:p>
          </table:table-cell>
          <table:table-cell/>
          <table:table-cell office:value-type="string">
            <text:p>3,89</text:p>
          </table:table-cell>
          <table:table-cell office:value-type="float" office:value="0.131073">
            <text:p>0,131073</text:p>
          </table:table-cell>
          <table:table-cell/>
          <table:table-cell table:formula="of:=[.E780]-[.B780]" office:value-type="float" office:value="0.130633898">
            <text:p>0,130633898</text:p>
          </table:table-cell>
        </table:table-row>
        <table:table-row table:style-name="ro3">
          <table:table-cell office:value-type="string">
            <text:p>3,895</text:p>
          </table:table-cell>
          <table:table-cell office:value-type="float" office:value="0.00043854">
            <text:p>0,00043854</text:p>
          </table:table-cell>
          <table:table-cell/>
          <table:table-cell office:value-type="string">
            <text:p>3,895</text:p>
          </table:table-cell>
          <table:table-cell office:value-type="float" office:value="0.130904">
            <text:p>0,130904</text:p>
          </table:table-cell>
          <table:table-cell/>
          <table:table-cell table:formula="of:=[.E781]-[.B781]" office:value-type="float" office:value="0.13046546">
            <text:p>0,13046546</text:p>
          </table:table-cell>
        </table:table-row>
        <table:table-row table:style-name="ro3">
          <table:table-cell office:value-type="string">
            <text:p>3,9</text:p>
          </table:table-cell>
          <table:table-cell office:value-type="float" office:value="0.00043798">
            <text:p>0,00043798</text:p>
          </table:table-cell>
          <table:table-cell/>
          <table:table-cell office:value-type="string">
            <text:p>3,9</text:p>
          </table:table-cell>
          <table:table-cell office:value-type="float" office:value="0.130736">
            <text:p>0,130736</text:p>
          </table:table-cell>
          <table:table-cell/>
          <table:table-cell table:formula="of:=[.E782]-[.B782]" office:value-type="float" office:value="0.13029802">
            <text:p>0,13029802</text:p>
          </table:table-cell>
        </table:table-row>
        <table:table-row table:style-name="ro3">
          <table:table-cell office:value-type="string">
            <text:p>3,905</text:p>
          </table:table-cell>
          <table:table-cell office:value-type="float" office:value="0.000437421">
            <text:p>0,000437421</text:p>
          </table:table-cell>
          <table:table-cell/>
          <table:table-cell office:value-type="string">
            <text:p>3,905</text:p>
          </table:table-cell>
          <table:table-cell office:value-type="float" office:value="0.130569">
            <text:p>0,130569</text:p>
          </table:table-cell>
          <table:table-cell/>
          <table:table-cell table:formula="of:=[.E783]-[.B783]" office:value-type="float" office:value="0.130131579">
            <text:p>0,130131579</text:p>
          </table:table-cell>
        </table:table-row>
        <table:table-row table:style-name="ro3">
          <table:table-cell office:value-type="string">
            <text:p>3,91</text:p>
          </table:table-cell>
          <table:table-cell office:value-type="float" office:value="0.000436864">
            <text:p>0,000436864</text:p>
          </table:table-cell>
          <table:table-cell/>
          <table:table-cell office:value-type="string">
            <text:p>3,91</text:p>
          </table:table-cell>
          <table:table-cell office:value-type="float" office:value="0.130402">
            <text:p>0,130402</text:p>
          </table:table-cell>
          <table:table-cell/>
          <table:table-cell table:formula="of:=[.E784]-[.B784]" office:value-type="float" office:value="0.129965136">
            <text:p>0,129965136</text:p>
          </table:table-cell>
        </table:table-row>
        <table:table-row table:style-name="ro3">
          <table:table-cell office:value-type="string">
            <text:p>3,915</text:p>
          </table:table-cell>
          <table:table-cell office:value-type="float" office:value="0.000436308">
            <text:p>0,000436308</text:p>
          </table:table-cell>
          <table:table-cell/>
          <table:table-cell office:value-type="string">
            <text:p>3,915</text:p>
          </table:table-cell>
          <table:table-cell office:value-type="float" office:value="0.130235">
            <text:p>0,130235</text:p>
          </table:table-cell>
          <table:table-cell/>
          <table:table-cell table:formula="of:=[.E785]-[.B785]" office:value-type="float" office:value="0.129798692">
            <text:p>0,129798692</text:p>
          </table:table-cell>
        </table:table-row>
        <table:table-row table:style-name="ro3">
          <table:table-cell office:value-type="string">
            <text:p>3,92</text:p>
          </table:table-cell>
          <table:table-cell office:value-type="float" office:value="0.000435754">
            <text:p>0,000435754</text:p>
          </table:table-cell>
          <table:table-cell/>
          <table:table-cell office:value-type="string">
            <text:p>3,92</text:p>
          </table:table-cell>
          <table:table-cell office:value-type="float" office:value="0.130069">
            <text:p>0,130069</text:p>
          </table:table-cell>
          <table:table-cell/>
          <table:table-cell table:formula="of:=[.E786]-[.B786]" office:value-type="float" office:value="0.129633246">
            <text:p>0,129633246</text:p>
          </table:table-cell>
        </table:table-row>
        <table:table-row table:style-name="ro3">
          <table:table-cell office:value-type="string">
            <text:p>3,925</text:p>
          </table:table-cell>
          <table:table-cell office:value-type="float" office:value="0.000435201">
            <text:p>0,000435201</text:p>
          </table:table-cell>
          <table:table-cell/>
          <table:table-cell office:value-type="string">
            <text:p>3,925</text:p>
          </table:table-cell>
          <table:table-cell office:value-type="float" office:value="0.129903">
            <text:p>0,129903</text:p>
          </table:table-cell>
          <table:table-cell/>
          <table:table-cell table:formula="of:=[.E787]-[.B787]" office:value-type="float" office:value="0.129467799">
            <text:p>0,129467799</text:p>
          </table:table-cell>
        </table:table-row>
        <table:table-row table:style-name="ro3">
          <table:table-cell office:value-type="string">
            <text:p>3,93</text:p>
          </table:table-cell>
          <table:table-cell office:value-type="float" office:value="0.000434649">
            <text:p>0,000434649</text:p>
          </table:table-cell>
          <table:table-cell/>
          <table:table-cell office:value-type="string">
            <text:p>3,93</text:p>
          </table:table-cell>
          <table:table-cell office:value-type="float" office:value="0.129738">
            <text:p>0,129738</text:p>
          </table:table-cell>
          <table:table-cell/>
          <table:table-cell table:formula="of:=[.E788]-[.B788]" office:value-type="float" office:value="0.129303351">
            <text:p>0,129303351</text:p>
          </table:table-cell>
        </table:table-row>
        <table:table-row table:style-name="ro3">
          <table:table-cell office:value-type="string">
            <text:p>3,935</text:p>
          </table:table-cell>
          <table:table-cell office:value-type="float" office:value="0.000434099">
            <text:p>0,000434099</text:p>
          </table:table-cell>
          <table:table-cell/>
          <table:table-cell office:value-type="string">
            <text:p>3,935</text:p>
          </table:table-cell>
          <table:table-cell office:value-type="float" office:value="0.129573">
            <text:p>0,129573</text:p>
          </table:table-cell>
          <table:table-cell/>
          <table:table-cell table:formula="of:=[.E789]-[.B789]" office:value-type="float" office:value="0.129138901">
            <text:p>0,129138901</text:p>
          </table:table-cell>
        </table:table-row>
        <table:table-row table:style-name="ro3">
          <table:table-cell office:value-type="string">
            <text:p>3,94</text:p>
          </table:table-cell>
          <table:table-cell office:value-type="float" office:value="0.00043355">
            <text:p>0,00043355</text:p>
          </table:table-cell>
          <table:table-cell/>
          <table:table-cell office:value-type="string">
            <text:p>3,94</text:p>
          </table:table-cell>
          <table:table-cell office:value-type="float" office:value="0.129408">
            <text:p>0,129408</text:p>
          </table:table-cell>
          <table:table-cell/>
          <table:table-cell table:formula="of:=[.E790]-[.B790]" office:value-type="float" office:value="0.12897445">
            <text:p>0,12897445</text:p>
          </table:table-cell>
        </table:table-row>
        <table:table-row table:style-name="ro3">
          <table:table-cell office:value-type="string">
            <text:p>3,945</text:p>
          </table:table-cell>
          <table:table-cell office:value-type="float" office:value="0.000433002">
            <text:p>0,000433002</text:p>
          </table:table-cell>
          <table:table-cell/>
          <table:table-cell office:value-type="string">
            <text:p>3,945</text:p>
          </table:table-cell>
          <table:table-cell office:value-type="float" office:value="0.129244">
            <text:p>0,129244</text:p>
          </table:table-cell>
          <table:table-cell/>
          <table:table-cell table:formula="of:=[.E791]-[.B791]" office:value-type="float" office:value="0.128810998">
            <text:p>0,128810998</text:p>
          </table:table-cell>
        </table:table-row>
        <table:table-row table:style-name="ro3">
          <table:table-cell office:value-type="string">
            <text:p>3,95</text:p>
          </table:table-cell>
          <table:table-cell office:value-type="float" office:value="0.000432456">
            <text:p>0,000432456</text:p>
          </table:table-cell>
          <table:table-cell/>
          <table:table-cell office:value-type="string">
            <text:p>3,95</text:p>
          </table:table-cell>
          <table:table-cell office:value-type="float" office:value="0.12908">
            <text:p>0,12908</text:p>
          </table:table-cell>
          <table:table-cell/>
          <table:table-cell table:formula="of:=[.E792]-[.B792]" office:value-type="float" office:value="0.128647544">
            <text:p>0,128647544</text:p>
          </table:table-cell>
        </table:table-row>
        <table:table-row table:style-name="ro3">
          <table:table-cell office:value-type="string">
            <text:p>3,955</text:p>
          </table:table-cell>
          <table:table-cell office:value-type="float" office:value="0.000431912">
            <text:p>0,000431912</text:p>
          </table:table-cell>
          <table:table-cell/>
          <table:table-cell office:value-type="string">
            <text:p>3,955</text:p>
          </table:table-cell>
          <table:table-cell office:value-type="float" office:value="0.128917">
            <text:p>0,128917</text:p>
          </table:table-cell>
          <table:table-cell/>
          <table:table-cell table:formula="of:=[.E793]-[.B793]" office:value-type="float" office:value="0.128485088">
            <text:p>0,128485088</text:p>
          </table:table-cell>
        </table:table-row>
        <table:table-row table:style-name="ro3">
          <table:table-cell office:value-type="string">
            <text:p>3,96</text:p>
          </table:table-cell>
          <table:table-cell office:value-type="float" office:value="0.000431368">
            <text:p>0,000431368</text:p>
          </table:table-cell>
          <table:table-cell/>
          <table:table-cell office:value-type="string">
            <text:p>3,96</text:p>
          </table:table-cell>
          <table:table-cell office:value-type="float" office:value="0.128754">
            <text:p>0,128754</text:p>
          </table:table-cell>
          <table:table-cell/>
          <table:table-cell table:formula="of:=[.E794]-[.B794]" office:value-type="float" office:value="0.128322632">
            <text:p>0,128322632</text:p>
          </table:table-cell>
        </table:table-row>
        <table:table-row table:style-name="ro3">
          <table:table-cell office:value-type="string">
            <text:p>3,965</text:p>
          </table:table-cell>
          <table:table-cell office:value-type="float" office:value="0.000430826">
            <text:p>0,000430826</text:p>
          </table:table-cell>
          <table:table-cell/>
          <table:table-cell office:value-type="string">
            <text:p>3,965</text:p>
          </table:table-cell>
          <table:table-cell office:value-type="float" office:value="0.128592">
            <text:p>0,128592</text:p>
          </table:table-cell>
          <table:table-cell/>
          <table:table-cell table:formula="of:=[.E795]-[.B795]" office:value-type="float" office:value="0.128161174">
            <text:p>0,128161174</text:p>
          </table:table-cell>
        </table:table-row>
        <table:table-row table:style-name="ro3">
          <table:table-cell office:value-type="string">
            <text:p>3,97</text:p>
          </table:table-cell>
          <table:table-cell office:value-type="float" office:value="0.000430286">
            <text:p>0,000430286</text:p>
          </table:table-cell>
          <table:table-cell/>
          <table:table-cell office:value-type="string">
            <text:p>3,97</text:p>
          </table:table-cell>
          <table:table-cell office:value-type="float" office:value="0.12843">
            <text:p>0,12843</text:p>
          </table:table-cell>
          <table:table-cell/>
          <table:table-cell table:formula="of:=[.E796]-[.B796]" office:value-type="float" office:value="0.127999714">
            <text:p>0,127999714</text:p>
          </table:table-cell>
        </table:table-row>
        <table:table-row table:style-name="ro3">
          <table:table-cell office:value-type="string">
            <text:p>3,975</text:p>
          </table:table-cell>
          <table:table-cell office:value-type="float" office:value="0.000429747">
            <text:p>0,000429747</text:p>
          </table:table-cell>
          <table:table-cell/>
          <table:table-cell office:value-type="string">
            <text:p>3,975</text:p>
          </table:table-cell>
          <table:table-cell office:value-type="float" office:value="0.128268">
            <text:p>0,128268</text:p>
          </table:table-cell>
          <table:table-cell/>
          <table:table-cell table:formula="of:=[.E797]-[.B797]" office:value-type="float" office:value="0.127838253">
            <text:p>0,127838253</text:p>
          </table:table-cell>
        </table:table-row>
        <table:table-row table:style-name="ro3">
          <table:table-cell office:value-type="string">
            <text:p>3,98</text:p>
          </table:table-cell>
          <table:table-cell office:value-type="float" office:value="0.000429209">
            <text:p>0,000429209</text:p>
          </table:table-cell>
          <table:table-cell/>
          <table:table-cell office:value-type="string">
            <text:p>3,98</text:p>
          </table:table-cell>
          <table:table-cell office:value-type="float" office:value="0.128107">
            <text:p>0,128107</text:p>
          </table:table-cell>
          <table:table-cell/>
          <table:table-cell table:formula="of:=[.E798]-[.B798]" office:value-type="float" office:value="0.127677791">
            <text:p>0,127677791</text:p>
          </table:table-cell>
        </table:table-row>
        <table:table-row table:style-name="ro3">
          <table:table-cell office:value-type="string">
            <text:p>3,985</text:p>
          </table:table-cell>
          <table:table-cell office:value-type="float" office:value="0.000428672">
            <text:p>0,000428672</text:p>
          </table:table-cell>
          <table:table-cell/>
          <table:table-cell office:value-type="string">
            <text:p>3,985</text:p>
          </table:table-cell>
          <table:table-cell office:value-type="float" office:value="0.127946">
            <text:p>0,127946</text:p>
          </table:table-cell>
          <table:table-cell/>
          <table:table-cell table:formula="of:=[.E799]-[.B799]" office:value-type="float" office:value="0.127517328">
            <text:p>0,127517328</text:p>
          </table:table-cell>
        </table:table-row>
        <table:table-row table:style-name="ro3">
          <table:table-cell office:value-type="string">
            <text:p>3,99</text:p>
          </table:table-cell>
          <table:table-cell office:value-type="float" office:value="0.000428137">
            <text:p>0,000428137</text:p>
          </table:table-cell>
          <table:table-cell/>
          <table:table-cell office:value-type="string">
            <text:p>3,99</text:p>
          </table:table-cell>
          <table:table-cell office:value-type="float" office:value="0.127786">
            <text:p>0,127786</text:p>
          </table:table-cell>
          <table:table-cell/>
          <table:table-cell table:formula="of:=[.E800]-[.B800]" office:value-type="float" office:value="0.127357863">
            <text:p>0,127357863</text:p>
          </table:table-cell>
        </table:table-row>
        <table:table-row table:style-name="ro3">
          <table:table-cell office:value-type="string">
            <text:p>3,995</text:p>
          </table:table-cell>
          <table:table-cell office:value-type="float" office:value="0.000427603">
            <text:p>0,000427603</text:p>
          </table:table-cell>
          <table:table-cell/>
          <table:table-cell office:value-type="string">
            <text:p>3,995</text:p>
          </table:table-cell>
          <table:table-cell office:value-type="float" office:value="0.127626">
            <text:p>0,127626</text:p>
          </table:table-cell>
          <table:table-cell/>
          <table:table-cell table:formula="of:=[.E801]-[.B801]" office:value-type="float" office:value="0.127198397">
            <text:p>0,127198397</text:p>
          </table:table-cell>
        </table:table-row>
        <table:table-row table:style-name="ro3">
          <table:table-cell table:style-name="Default" office:value-type="float" office:value="4">
            <text:p>4</text:p>
          </table:table-cell>
          <table:table-cell office:value-type="float" office:value="0.000427071">
            <text:p>0,000427071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0.127466">
            <text:p>0,127466</text:p>
          </table:table-cell>
          <table:table-cell/>
          <table:table-cell table:formula="of:=[.E802]-[.B802]" office:value-type="float" office:value="0.127038929">
            <text:p>0,127038929</text:p>
          </table:table-cell>
        </table:table-row>
        <table:table-row table:style-name="ro3">
          <table:table-cell office:value-type="string">
            <text:p>4,005</text:p>
          </table:table-cell>
          <table:table-cell office:value-type="float" office:value="0.00042654">
            <text:p>0,00042654</text:p>
          </table:table-cell>
          <table:table-cell/>
          <table:table-cell office:value-type="string">
            <text:p>4,005</text:p>
          </table:table-cell>
          <table:table-cell office:value-type="float" office:value="0.127307">
            <text:p>0,127307</text:p>
          </table:table-cell>
          <table:table-cell/>
          <table:table-cell table:formula="of:=[.E803]-[.B803]" office:value-type="float" office:value="0.12688046">
            <text:p>0,12688046</text:p>
          </table:table-cell>
        </table:table-row>
        <table:table-row table:style-name="ro3">
          <table:table-cell office:value-type="string">
            <text:p>4,01</text:p>
          </table:table-cell>
          <table:table-cell office:value-type="float" office:value="0.00042601">
            <text:p>0,00042601</text:p>
          </table:table-cell>
          <table:table-cell/>
          <table:table-cell office:value-type="string">
            <text:p>4,01</text:p>
          </table:table-cell>
          <table:table-cell office:value-type="float" office:value="0.127148">
            <text:p>0,127148</text:p>
          </table:table-cell>
          <table:table-cell/>
          <table:table-cell table:formula="of:=[.E804]-[.B804]" office:value-type="float" office:value="0.12672199">
            <text:p>0,12672199</text:p>
          </table:table-cell>
        </table:table-row>
        <table:table-row table:style-name="ro3">
          <table:table-cell office:value-type="string">
            <text:p>4,015</text:p>
          </table:table-cell>
          <table:table-cell office:value-type="float" office:value="0.000425482">
            <text:p>0,000425482</text:p>
          </table:table-cell>
          <table:table-cell/>
          <table:table-cell office:value-type="string">
            <text:p>4,015</text:p>
          </table:table-cell>
          <table:table-cell office:value-type="float" office:value="0.126989">
            <text:p>0,126989</text:p>
          </table:table-cell>
          <table:table-cell/>
          <table:table-cell table:formula="of:=[.E805]-[.B805]" office:value-type="float" office:value="0.126563518">
            <text:p>0,126563518</text:p>
          </table:table-cell>
        </table:table-row>
        <table:table-row table:style-name="ro3">
          <table:table-cell office:value-type="string">
            <text:p>4,02</text:p>
          </table:table-cell>
          <table:table-cell office:value-type="float" office:value="0.000424954">
            <text:p>0,000424954</text:p>
          </table:table-cell>
          <table:table-cell/>
          <table:table-cell office:value-type="string">
            <text:p>4,02</text:p>
          </table:table-cell>
          <table:table-cell office:value-type="float" office:value="0.126831">
            <text:p>0,126831</text:p>
          </table:table-cell>
          <table:table-cell/>
          <table:table-cell table:formula="of:=[.E806]-[.B806]" office:value-type="float" office:value="0.126406046">
            <text:p>0,126406046</text:p>
          </table:table-cell>
        </table:table-row>
        <table:table-row table:style-name="ro3">
          <table:table-cell office:value-type="string">
            <text:p>4,025</text:p>
          </table:table-cell>
          <table:table-cell office:value-type="float" office:value="0.000424429">
            <text:p>0,000424429</text:p>
          </table:table-cell>
          <table:table-cell/>
          <table:table-cell office:value-type="string">
            <text:p>4,025</text:p>
          </table:table-cell>
          <table:table-cell office:value-type="float" office:value="0.126674">
            <text:p>0,126674</text:p>
          </table:table-cell>
          <table:table-cell/>
          <table:table-cell table:formula="of:=[.E807]-[.B807]" office:value-type="float" office:value="0.126249571">
            <text:p>0,126249571</text:p>
          </table:table-cell>
        </table:table-row>
        <table:table-row table:style-name="ro3">
          <table:table-cell office:value-type="string">
            <text:p>4,03</text:p>
          </table:table-cell>
          <table:table-cell office:value-type="float" office:value="0.000423904">
            <text:p>0,000423904</text:p>
          </table:table-cell>
          <table:table-cell/>
          <table:table-cell office:value-type="string">
            <text:p>4,03</text:p>
          </table:table-cell>
          <table:table-cell office:value-type="float" office:value="0.126516">
            <text:p>0,126516</text:p>
          </table:table-cell>
          <table:table-cell/>
          <table:table-cell table:formula="of:=[.E808]-[.B808]" office:value-type="float" office:value="0.126092096">
            <text:p>0,126092096</text:p>
          </table:table-cell>
        </table:table-row>
        <table:table-row table:style-name="ro3">
          <table:table-cell office:value-type="string">
            <text:p>4,035</text:p>
          </table:table-cell>
          <table:table-cell office:value-type="float" office:value="0.000423381">
            <text:p>0,000423381</text:p>
          </table:table-cell>
          <table:table-cell/>
          <table:table-cell office:value-type="string">
            <text:p>4,035</text:p>
          </table:table-cell>
          <table:table-cell office:value-type="float" office:value="0.12636">
            <text:p>0,12636</text:p>
          </table:table-cell>
          <table:table-cell/>
          <table:table-cell table:formula="of:=[.E809]-[.B809]" office:value-type="float" office:value="0.125936619">
            <text:p>0,125936619</text:p>
          </table:table-cell>
        </table:table-row>
        <table:table-row table:style-name="ro3">
          <table:table-cell office:value-type="string">
            <text:p>4,04</text:p>
          </table:table-cell>
          <table:table-cell office:value-type="float" office:value="0.000422859">
            <text:p>0,000422859</text:p>
          </table:table-cell>
          <table:table-cell/>
          <table:table-cell office:value-type="string">
            <text:p>4,04</text:p>
          </table:table-cell>
          <table:table-cell office:value-type="float" office:value="0.126203">
            <text:p>0,126203</text:p>
          </table:table-cell>
          <table:table-cell/>
          <table:table-cell table:formula="of:=[.E810]-[.B810]" office:value-type="float" office:value="0.125780141">
            <text:p>0,125780141</text:p>
          </table:table-cell>
        </table:table-row>
        <table:table-row table:style-name="ro3">
          <table:table-cell office:value-type="string">
            <text:p>4,045</text:p>
          </table:table-cell>
          <table:table-cell office:value-type="float" office:value="0.000422338">
            <text:p>0,000422338</text:p>
          </table:table-cell>
          <table:table-cell/>
          <table:table-cell office:value-type="string">
            <text:p>4,045</text:p>
          </table:table-cell>
          <table:table-cell office:value-type="float" office:value="0.126047">
            <text:p>0,126047</text:p>
          </table:table-cell>
          <table:table-cell/>
          <table:table-cell table:formula="of:=[.E811]-[.B811]" office:value-type="float" office:value="0.125624662">
            <text:p>0,125624662</text:p>
          </table:table-cell>
        </table:table-row>
        <table:table-row table:style-name="ro3">
          <table:table-cell office:value-type="string">
            <text:p>4,05</text:p>
          </table:table-cell>
          <table:table-cell office:value-type="float" office:value="0.000421819">
            <text:p>0,000421819</text:p>
          </table:table-cell>
          <table:table-cell/>
          <table:table-cell office:value-type="string">
            <text:p>4,05</text:p>
          </table:table-cell>
          <table:table-cell office:value-type="float" office:value="0.125891">
            <text:p>0,125891</text:p>
          </table:table-cell>
          <table:table-cell/>
          <table:table-cell table:formula="of:=[.E812]-[.B812]" office:value-type="float" office:value="0.125469181">
            <text:p>0,125469181</text:p>
          </table:table-cell>
        </table:table-row>
        <table:table-row table:style-name="ro3">
          <table:table-cell office:value-type="string">
            <text:p>4,055</text:p>
          </table:table-cell>
          <table:table-cell office:value-type="float" office:value="0.000421301">
            <text:p>0,000421301</text:p>
          </table:table-cell>
          <table:table-cell/>
          <table:table-cell office:value-type="string">
            <text:p>4,055</text:p>
          </table:table-cell>
          <table:table-cell office:value-type="float" office:value="0.125736">
            <text:p>0,125736</text:p>
          </table:table-cell>
          <table:table-cell/>
          <table:table-cell table:formula="of:=[.E813]-[.B813]" office:value-type="float" office:value="0.125314699">
            <text:p>0,125314699</text:p>
          </table:table-cell>
        </table:table-row>
        <table:table-row table:style-name="ro3">
          <table:table-cell office:value-type="string">
            <text:p>4,06</text:p>
          </table:table-cell>
          <table:table-cell office:value-type="float" office:value="0.000420784">
            <text:p>0,000420784</text:p>
          </table:table-cell>
          <table:table-cell/>
          <table:table-cell office:value-type="string">
            <text:p>4,06</text:p>
          </table:table-cell>
          <table:table-cell office:value-type="float" office:value="0.125581">
            <text:p>0,125581</text:p>
          </table:table-cell>
          <table:table-cell/>
          <table:table-cell table:formula="of:=[.E814]-[.B814]" office:value-type="float" office:value="0.125160216">
            <text:p>0,125160216</text:p>
          </table:table-cell>
        </table:table-row>
        <table:table-row table:style-name="ro3">
          <table:table-cell office:value-type="string">
            <text:p>4,065</text:p>
          </table:table-cell>
          <table:table-cell office:value-type="float" office:value="0.000420269">
            <text:p>0,000420269</text:p>
          </table:table-cell>
          <table:table-cell/>
          <table:table-cell office:value-type="string">
            <text:p>4,065</text:p>
          </table:table-cell>
          <table:table-cell office:value-type="float" office:value="0.125426">
            <text:p>0,125426</text:p>
          </table:table-cell>
          <table:table-cell/>
          <table:table-cell table:formula="of:=[.E815]-[.B815]" office:value-type="float" office:value="0.125005731">
            <text:p>0,125005731</text:p>
          </table:table-cell>
        </table:table-row>
        <table:table-row table:style-name="ro3">
          <table:table-cell office:value-type="string">
            <text:p>4,07</text:p>
          </table:table-cell>
          <table:table-cell office:value-type="float" office:value="0.000419754">
            <text:p>0,000419754</text:p>
          </table:table-cell>
          <table:table-cell/>
          <table:table-cell office:value-type="string">
            <text:p>4,07</text:p>
          </table:table-cell>
          <table:table-cell office:value-type="float" office:value="0.125272">
            <text:p>0,125272</text:p>
          </table:table-cell>
          <table:table-cell/>
          <table:table-cell table:formula="of:=[.E816]-[.B816]" office:value-type="float" office:value="0.124852246">
            <text:p>0,124852246</text:p>
          </table:table-cell>
        </table:table-row>
        <table:table-row table:style-name="ro3">
          <table:table-cell office:value-type="string">
            <text:p>4,075</text:p>
          </table:table-cell>
          <table:table-cell office:value-type="float" office:value="0.000419241">
            <text:p>0,000419241</text:p>
          </table:table-cell>
          <table:table-cell/>
          <table:table-cell office:value-type="string">
            <text:p>4,075</text:p>
          </table:table-cell>
          <table:table-cell office:value-type="float" office:value="0.125118">
            <text:p>0,125118</text:p>
          </table:table-cell>
          <table:table-cell/>
          <table:table-cell table:formula="of:=[.E817]-[.B817]" office:value-type="float" office:value="0.124698759">
            <text:p>0,124698759</text:p>
          </table:table-cell>
        </table:table-row>
        <table:table-row table:style-name="ro3">
          <table:table-cell office:value-type="string">
            <text:p>4,08</text:p>
          </table:table-cell>
          <table:table-cell office:value-type="float" office:value="0.00041873">
            <text:p>0,00041873</text:p>
          </table:table-cell>
          <table:table-cell/>
          <table:table-cell office:value-type="string">
            <text:p>4,08</text:p>
          </table:table-cell>
          <table:table-cell office:value-type="float" office:value="0.124965">
            <text:p>0,124965</text:p>
          </table:table-cell>
          <table:table-cell/>
          <table:table-cell table:formula="of:=[.E818]-[.B818]" office:value-type="float" office:value="0.12454627">
            <text:p>0,12454627</text:p>
          </table:table-cell>
        </table:table-row>
        <table:table-row table:style-name="ro3">
          <table:table-cell office:value-type="string">
            <text:p>4,085</text:p>
          </table:table-cell>
          <table:table-cell office:value-type="float" office:value="0.000418219">
            <text:p>0,000418219</text:p>
          </table:table-cell>
          <table:table-cell/>
          <table:table-cell office:value-type="string">
            <text:p>4,085</text:p>
          </table:table-cell>
          <table:table-cell office:value-type="float" office:value="0.124812">
            <text:p>0,124812</text:p>
          </table:table-cell>
          <table:table-cell/>
          <table:table-cell table:formula="of:=[.E819]-[.B819]" office:value-type="float" office:value="0.124393781">
            <text:p>0,124393781</text:p>
          </table:table-cell>
        </table:table-row>
        <table:table-row table:style-name="ro3">
          <table:table-cell office:value-type="string">
            <text:p>4,09</text:p>
          </table:table-cell>
          <table:table-cell office:value-type="float" office:value="0.00041771">
            <text:p>0,00041771</text:p>
          </table:table-cell>
          <table:table-cell/>
          <table:table-cell office:value-type="string">
            <text:p>4,09</text:p>
          </table:table-cell>
          <table:table-cell office:value-type="float" office:value="0.124659">
            <text:p>0,124659</text:p>
          </table:table-cell>
          <table:table-cell/>
          <table:table-cell table:formula="of:=[.E820]-[.B820]" office:value-type="float" office:value="0.12424129">
            <text:p>0,12424129</text:p>
          </table:table-cell>
        </table:table-row>
        <table:table-row table:style-name="ro3">
          <table:table-cell office:value-type="string">
            <text:p>4,095</text:p>
          </table:table-cell>
          <table:table-cell office:value-type="float" office:value="0.000417202">
            <text:p>0,000417202</text:p>
          </table:table-cell>
          <table:table-cell/>
          <table:table-cell office:value-type="string">
            <text:p>4,095</text:p>
          </table:table-cell>
          <table:table-cell office:value-type="float" office:value="0.124507">
            <text:p>0,124507</text:p>
          </table:table-cell>
          <table:table-cell/>
          <table:table-cell table:formula="of:=[.E821]-[.B821]" office:value-type="float" office:value="0.124089798">
            <text:p>0,124089798</text:p>
          </table:table-cell>
        </table:table-row>
        <table:table-row table:style-name="ro3">
          <table:table-cell office:value-type="string">
            <text:p>4,1</text:p>
          </table:table-cell>
          <table:table-cell office:value-type="float" office:value="0.000416695">
            <text:p>0,000416695</text:p>
          </table:table-cell>
          <table:table-cell/>
          <table:table-cell office:value-type="string">
            <text:p>4,1</text:p>
          </table:table-cell>
          <table:table-cell office:value-type="float" office:value="0.124355">
            <text:p>0,124355</text:p>
          </table:table-cell>
          <table:table-cell/>
          <table:table-cell table:formula="of:=[.E822]-[.B822]" office:value-type="float" office:value="0.123938305">
            <text:p>0,123938305</text:p>
          </table:table-cell>
        </table:table-row>
        <table:table-row table:style-name="ro3">
          <table:table-cell office:value-type="string">
            <text:p>4,105</text:p>
          </table:table-cell>
          <table:table-cell office:value-type="float" office:value="0.00041619">
            <text:p>0,00041619</text:p>
          </table:table-cell>
          <table:table-cell/>
          <table:table-cell office:value-type="string">
            <text:p>4,105</text:p>
          </table:table-cell>
          <table:table-cell office:value-type="float" office:value="0.124203">
            <text:p>0,124203</text:p>
          </table:table-cell>
          <table:table-cell/>
          <table:table-cell table:formula="of:=[.E823]-[.B823]" office:value-type="float" office:value="0.12378681">
            <text:p>0,12378681</text:p>
          </table:table-cell>
        </table:table-row>
        <table:table-row table:style-name="ro3">
          <table:table-cell office:value-type="string">
            <text:p>4,11</text:p>
          </table:table-cell>
          <table:table-cell office:value-type="float" office:value="0.000415686">
            <text:p>0,000415686</text:p>
          </table:table-cell>
          <table:table-cell/>
          <table:table-cell office:value-type="string">
            <text:p>4,11</text:p>
          </table:table-cell>
          <table:table-cell office:value-type="float" office:value="0.124052">
            <text:p>0,124052</text:p>
          </table:table-cell>
          <table:table-cell/>
          <table:table-cell table:formula="of:=[.E824]-[.B824]" office:value-type="float" office:value="0.123636314">
            <text:p>0,123636314</text:p>
          </table:table-cell>
        </table:table-row>
        <table:table-row table:style-name="ro3">
          <table:table-cell office:value-type="string">
            <text:p>4,115</text:p>
          </table:table-cell>
          <table:table-cell office:value-type="float" office:value="0.000415183">
            <text:p>0,000415183</text:p>
          </table:table-cell>
          <table:table-cell/>
          <table:table-cell office:value-type="string">
            <text:p>4,115</text:p>
          </table:table-cell>
          <table:table-cell office:value-type="float" office:value="0.123901">
            <text:p>0,123901</text:p>
          </table:table-cell>
          <table:table-cell/>
          <table:table-cell table:formula="of:=[.E825]-[.B825]" office:value-type="float" office:value="0.123485817">
            <text:p>0,123485817</text:p>
          </table:table-cell>
        </table:table-row>
        <table:table-row table:style-name="ro3">
          <table:table-cell office:value-type="string">
            <text:p>4,12</text:p>
          </table:table-cell>
          <table:table-cell office:value-type="float" office:value="0.000414681">
            <text:p>0,000414681</text:p>
          </table:table-cell>
          <table:table-cell/>
          <table:table-cell office:value-type="string">
            <text:p>4,12</text:p>
          </table:table-cell>
          <table:table-cell office:value-type="float" office:value="0.123751">
            <text:p>0,123751</text:p>
          </table:table-cell>
          <table:table-cell/>
          <table:table-cell table:formula="of:=[.E826]-[.B826]" office:value-type="float" office:value="0.123336319">
            <text:p>0,123336319</text:p>
          </table:table-cell>
        </table:table-row>
        <table:table-row table:style-name="ro3">
          <table:table-cell office:value-type="string">
            <text:p>4,125</text:p>
          </table:table-cell>
          <table:table-cell office:value-type="float" office:value="0.00041418">
            <text:p>0,00041418</text:p>
          </table:table-cell>
          <table:table-cell/>
          <table:table-cell office:value-type="string">
            <text:p>4,125</text:p>
          </table:table-cell>
          <table:table-cell office:value-type="float" office:value="0.123601">
            <text:p>0,123601</text:p>
          </table:table-cell>
          <table:table-cell/>
          <table:table-cell table:formula="of:=[.E827]-[.B827]" office:value-type="float" office:value="0.12318682">
            <text:p>0,12318682</text:p>
          </table:table-cell>
        </table:table-row>
        <table:table-row table:style-name="ro3">
          <table:table-cell office:value-type="string">
            <text:p>4,13</text:p>
          </table:table-cell>
          <table:table-cell office:value-type="float" office:value="0.000413681">
            <text:p>0,000413681</text:p>
          </table:table-cell>
          <table:table-cell/>
          <table:table-cell office:value-type="string">
            <text:p>4,13</text:p>
          </table:table-cell>
          <table:table-cell office:value-type="float" office:value="0.123451">
            <text:p>0,123451</text:p>
          </table:table-cell>
          <table:table-cell/>
          <table:table-cell table:formula="of:=[.E828]-[.B828]" office:value-type="float" office:value="0.123037319">
            <text:p>0,123037319</text:p>
          </table:table-cell>
        </table:table-row>
        <table:table-row table:style-name="ro3">
          <table:table-cell office:value-type="string">
            <text:p>4,135</text:p>
          </table:table-cell>
          <table:table-cell office:value-type="float" office:value="0.000413183">
            <text:p>0,000413183</text:p>
          </table:table-cell>
          <table:table-cell/>
          <table:table-cell office:value-type="string">
            <text:p>4,135</text:p>
          </table:table-cell>
          <table:table-cell office:value-type="float" office:value="0.123302">
            <text:p>0,123302</text:p>
          </table:table-cell>
          <table:table-cell/>
          <table:table-cell table:formula="of:=[.E829]-[.B829]" office:value-type="float" office:value="0.122888817">
            <text:p>0,122888817</text:p>
          </table:table-cell>
        </table:table-row>
        <table:table-row table:style-name="ro3">
          <table:table-cell office:value-type="string">
            <text:p>4,14</text:p>
          </table:table-cell>
          <table:table-cell office:value-type="float" office:value="0.000412686">
            <text:p>0,000412686</text:p>
          </table:table-cell>
          <table:table-cell/>
          <table:table-cell office:value-type="string">
            <text:p>4,14</text:p>
          </table:table-cell>
          <table:table-cell office:value-type="float" office:value="0.123153">
            <text:p>0,123153</text:p>
          </table:table-cell>
          <table:table-cell/>
          <table:table-cell table:formula="of:=[.E830]-[.B830]" office:value-type="float" office:value="0.122740314">
            <text:p>0,122740314</text:p>
          </table:table-cell>
        </table:table-row>
        <table:table-row table:style-name="ro3">
          <table:table-cell office:value-type="string">
            <text:p>4,145</text:p>
          </table:table-cell>
          <table:table-cell office:value-type="float" office:value="0.00041219">
            <text:p>0,00041219</text:p>
          </table:table-cell>
          <table:table-cell/>
          <table:table-cell office:value-type="string">
            <text:p>4,145</text:p>
          </table:table-cell>
          <table:table-cell office:value-type="float" office:value="0.123004">
            <text:p>0,123004</text:p>
          </table:table-cell>
          <table:table-cell/>
          <table:table-cell table:formula="of:=[.E831]-[.B831]" office:value-type="float" office:value="0.12259181">
            <text:p>0,12259181</text:p>
          </table:table-cell>
        </table:table-row>
        <table:table-row table:style-name="ro3">
          <table:table-cell office:value-type="string">
            <text:p>4,15</text:p>
          </table:table-cell>
          <table:table-cell office:value-type="float" office:value="0.000411696">
            <text:p>0,000411696</text:p>
          </table:table-cell>
          <table:table-cell/>
          <table:table-cell office:value-type="string">
            <text:p>4,15</text:p>
          </table:table-cell>
          <table:table-cell office:value-type="float" office:value="0.122856">
            <text:p>0,122856</text:p>
          </table:table-cell>
          <table:table-cell/>
          <table:table-cell table:formula="of:=[.E832]-[.B832]" office:value-type="float" office:value="0.122444304">
            <text:p>0,122444304</text:p>
          </table:table-cell>
        </table:table-row>
        <table:table-row table:style-name="ro3">
          <table:table-cell office:value-type="string">
            <text:p>4,155</text:p>
          </table:table-cell>
          <table:table-cell office:value-type="float" office:value="0.000411202">
            <text:p>0,000411202</text:p>
          </table:table-cell>
          <table:table-cell/>
          <table:table-cell office:value-type="string">
            <text:p>4,155</text:p>
          </table:table-cell>
          <table:table-cell office:value-type="float" office:value="0.122708">
            <text:p>0,122708</text:p>
          </table:table-cell>
          <table:table-cell/>
          <table:table-cell table:formula="of:=[.E833]-[.B833]" office:value-type="float" office:value="0.122296798">
            <text:p>0,122296798</text:p>
          </table:table-cell>
        </table:table-row>
        <table:table-row table:style-name="ro3">
          <table:table-cell office:value-type="string">
            <text:p>4,16</text:p>
          </table:table-cell>
          <table:table-cell office:value-type="float" office:value="0.00041071">
            <text:p>0,00041071</text:p>
          </table:table-cell>
          <table:table-cell/>
          <table:table-cell office:value-type="string">
            <text:p>4,16</text:p>
          </table:table-cell>
          <table:table-cell office:value-type="float" office:value="0.12256">
            <text:p>0,12256</text:p>
          </table:table-cell>
          <table:table-cell/>
          <table:table-cell table:formula="of:=[.E834]-[.B834]" office:value-type="float" office:value="0.12214929">
            <text:p>0,12214929</text:p>
          </table:table-cell>
        </table:table-row>
        <table:table-row table:style-name="ro3">
          <table:table-cell office:value-type="string">
            <text:p>4,165</text:p>
          </table:table-cell>
          <table:table-cell office:value-type="float" office:value="0.000410219">
            <text:p>0,000410219</text:p>
          </table:table-cell>
          <table:table-cell/>
          <table:table-cell office:value-type="string">
            <text:p>4,165</text:p>
          </table:table-cell>
          <table:table-cell office:value-type="float" office:value="0.122413">
            <text:p>0,122413</text:p>
          </table:table-cell>
          <table:table-cell/>
          <table:table-cell table:formula="of:=[.E835]-[.B835]" office:value-type="float" office:value="0.122002781">
            <text:p>0,122002781</text:p>
          </table:table-cell>
        </table:table-row>
        <table:table-row table:style-name="ro3">
          <table:table-cell office:value-type="string">
            <text:p>4,17</text:p>
          </table:table-cell>
          <table:table-cell office:value-type="float" office:value="0.00040973">
            <text:p>0,00040973</text:p>
          </table:table-cell>
          <table:table-cell/>
          <table:table-cell office:value-type="string">
            <text:p>4,17</text:p>
          </table:table-cell>
          <table:table-cell office:value-type="float" office:value="0.122266">
            <text:p>0,122266</text:p>
          </table:table-cell>
          <table:table-cell/>
          <table:table-cell table:formula="of:=[.E836]-[.B836]" office:value-type="float" office:value="0.12185627">
            <text:p>0,12185627</text:p>
          </table:table-cell>
        </table:table-row>
        <table:table-row table:style-name="ro3">
          <table:table-cell office:value-type="string">
            <text:p>4,175</text:p>
          </table:table-cell>
          <table:table-cell office:value-type="float" office:value="0.000409241">
            <text:p>0,000409241</text:p>
          </table:table-cell>
          <table:table-cell/>
          <table:table-cell office:value-type="string">
            <text:p>4,175</text:p>
          </table:table-cell>
          <table:table-cell office:value-type="float" office:value="0.12212">
            <text:p>0,12212</text:p>
          </table:table-cell>
          <table:table-cell/>
          <table:table-cell table:formula="of:=[.E837]-[.B837]" office:value-type="float" office:value="0.121710759">
            <text:p>0,121710759</text:p>
          </table:table-cell>
        </table:table-row>
        <table:table-row table:style-name="ro3">
          <table:table-cell office:value-type="string">
            <text:p>4,18</text:p>
          </table:table-cell>
          <table:table-cell office:value-type="float" office:value="0.000408754">
            <text:p>0,000408754</text:p>
          </table:table-cell>
          <table:table-cell/>
          <table:table-cell office:value-type="string">
            <text:p>4,18</text:p>
          </table:table-cell>
          <table:table-cell office:value-type="float" office:value="0.121974">
            <text:p>0,121974</text:p>
          </table:table-cell>
          <table:table-cell/>
          <table:table-cell table:formula="of:=[.E838]-[.B838]" office:value-type="float" office:value="0.121565246">
            <text:p>0,121565246</text:p>
          </table:table-cell>
        </table:table-row>
        <table:table-row table:style-name="ro3">
          <table:table-cell office:value-type="string">
            <text:p>4,185</text:p>
          </table:table-cell>
          <table:table-cell office:value-type="float" office:value="0.000408267">
            <text:p>0,000408267</text:p>
          </table:table-cell>
          <table:table-cell/>
          <table:table-cell office:value-type="string">
            <text:p>4,185</text:p>
          </table:table-cell>
          <table:table-cell office:value-type="float" office:value="0.121828">
            <text:p>0,121828</text:p>
          </table:table-cell>
          <table:table-cell/>
          <table:table-cell table:formula="of:=[.E839]-[.B839]" office:value-type="float" office:value="0.121419733">
            <text:p>0,121419733</text:p>
          </table:table-cell>
        </table:table-row>
        <table:table-row table:style-name="ro3">
          <table:table-cell office:value-type="string">
            <text:p>4,19</text:p>
          </table:table-cell>
          <table:table-cell office:value-type="float" office:value="0.000407782">
            <text:p>0,000407782</text:p>
          </table:table-cell>
          <table:table-cell/>
          <table:table-cell office:value-type="string">
            <text:p>4,19</text:p>
          </table:table-cell>
          <table:table-cell office:value-type="float" office:value="0.121682">
            <text:p>0,121682</text:p>
          </table:table-cell>
          <table:table-cell/>
          <table:table-cell table:formula="of:=[.E840]-[.B840]" office:value-type="float" office:value="0.121274218">
            <text:p>0,121274218</text:p>
          </table:table-cell>
        </table:table-row>
        <table:table-row table:style-name="ro3">
          <table:table-cell office:value-type="string">
            <text:p>4,195</text:p>
          </table:table-cell>
          <table:table-cell office:value-type="float" office:value="0.000407298">
            <text:p>0,000407298</text:p>
          </table:table-cell>
          <table:table-cell/>
          <table:table-cell office:value-type="string">
            <text:p>4,195</text:p>
          </table:table-cell>
          <table:table-cell office:value-type="float" office:value="0.121537">
            <text:p>0,121537</text:p>
          </table:table-cell>
          <table:table-cell/>
          <table:table-cell table:formula="of:=[.E841]-[.B841]" office:value-type="float" office:value="0.121129702">
            <text:p>0,121129702</text:p>
          </table:table-cell>
        </table:table-row>
        <table:table-row table:style-name="ro3">
          <table:table-cell office:value-type="string">
            <text:p>4,2</text:p>
          </table:table-cell>
          <table:table-cell office:value-type="float" office:value="0.000406815">
            <text:p>0,000406815</text:p>
          </table:table-cell>
          <table:table-cell/>
          <table:table-cell office:value-type="string">
            <text:p>4,2</text:p>
          </table:table-cell>
          <table:table-cell office:value-type="float" office:value="0.121392">
            <text:p>0,121392</text:p>
          </table:table-cell>
          <table:table-cell/>
          <table:table-cell table:formula="of:=[.E842]-[.B842]" office:value-type="float" office:value="0.120985185">
            <text:p>0,120985185</text:p>
          </table:table-cell>
        </table:table-row>
        <table:table-row table:style-name="ro3">
          <table:table-cell office:value-type="string">
            <text:p>4,205</text:p>
          </table:table-cell>
          <table:table-cell office:value-type="float" office:value="0.000406334">
            <text:p>0,000406334</text:p>
          </table:table-cell>
          <table:table-cell/>
          <table:table-cell office:value-type="string">
            <text:p>4,205</text:p>
          </table:table-cell>
          <table:table-cell office:value-type="float" office:value="0.121248">
            <text:p>0,121248</text:p>
          </table:table-cell>
          <table:table-cell/>
          <table:table-cell table:formula="of:=[.E843]-[.B843]" office:value-type="float" office:value="0.120841666">
            <text:p>0,120841666</text:p>
          </table:table-cell>
        </table:table-row>
        <table:table-row table:style-name="ro3">
          <table:table-cell office:value-type="string">
            <text:p>4,21</text:p>
          </table:table-cell>
          <table:table-cell office:value-type="float" office:value="0.000405853">
            <text:p>0,000405853</text:p>
          </table:table-cell>
          <table:table-cell/>
          <table:table-cell office:value-type="string">
            <text:p>4,21</text:p>
          </table:table-cell>
          <table:table-cell office:value-type="float" office:value="0.121104">
            <text:p>0,121104</text:p>
          </table:table-cell>
          <table:table-cell/>
          <table:table-cell table:formula="of:=[.E844]-[.B844]" office:value-type="float" office:value="0.120698147">
            <text:p>0,120698147</text:p>
          </table:table-cell>
        </table:table-row>
        <table:table-row table:style-name="ro3">
          <table:table-cell office:value-type="string">
            <text:p>4,215</text:p>
          </table:table-cell>
          <table:table-cell office:value-type="float" office:value="0.000405374">
            <text:p>0,000405374</text:p>
          </table:table-cell>
          <table:table-cell/>
          <table:table-cell office:value-type="string">
            <text:p>4,215</text:p>
          </table:table-cell>
          <table:table-cell office:value-type="float" office:value="0.12096">
            <text:p>0,12096</text:p>
          </table:table-cell>
          <table:table-cell/>
          <table:table-cell table:formula="of:=[.E845]-[.B845]" office:value-type="float" office:value="0.120554626">
            <text:p>0,120554626</text:p>
          </table:table-cell>
        </table:table-row>
        <table:table-row table:style-name="ro3">
          <table:table-cell office:value-type="string">
            <text:p>4,22</text:p>
          </table:table-cell>
          <table:table-cell office:value-type="float" office:value="0.000404896">
            <text:p>0,000404896</text:p>
          </table:table-cell>
          <table:table-cell/>
          <table:table-cell office:value-type="string">
            <text:p>4,22</text:p>
          </table:table-cell>
          <table:table-cell office:value-type="float" office:value="0.120817">
            <text:p>0,120817</text:p>
          </table:table-cell>
          <table:table-cell/>
          <table:table-cell table:formula="of:=[.E846]-[.B846]" office:value-type="float" office:value="0.120412104">
            <text:p>0,120412104</text:p>
          </table:table-cell>
        </table:table-row>
        <table:table-row table:style-name="ro3">
          <table:table-cell office:value-type="string">
            <text:p>4,225</text:p>
          </table:table-cell>
          <table:table-cell office:value-type="float" office:value="0.000404419">
            <text:p>0,000404419</text:p>
          </table:table-cell>
          <table:table-cell/>
          <table:table-cell office:value-type="string">
            <text:p>4,225</text:p>
          </table:table-cell>
          <table:table-cell office:value-type="float" office:value="0.120674">
            <text:p>0,120674</text:p>
          </table:table-cell>
          <table:table-cell/>
          <table:table-cell table:formula="of:=[.E847]-[.B847]" office:value-type="float" office:value="0.120269581">
            <text:p>0,120269581</text:p>
          </table:table-cell>
        </table:table-row>
        <table:table-row table:style-name="ro3">
          <table:table-cell office:value-type="string">
            <text:p>4,23</text:p>
          </table:table-cell>
          <table:table-cell office:value-type="float" office:value="0.000403943">
            <text:p>0,000403943</text:p>
          </table:table-cell>
          <table:table-cell/>
          <table:table-cell office:value-type="string">
            <text:p>4,23</text:p>
          </table:table-cell>
          <table:table-cell office:value-type="float" office:value="0.120531">
            <text:p>0,120531</text:p>
          </table:table-cell>
          <table:table-cell/>
          <table:table-cell table:formula="of:=[.E848]-[.B848]" office:value-type="float" office:value="0.120127057">
            <text:p>0,120127057</text:p>
          </table:table-cell>
        </table:table-row>
        <table:table-row table:style-name="ro3">
          <table:table-cell office:value-type="string">
            <text:p>4,235</text:p>
          </table:table-cell>
          <table:table-cell office:value-type="float" office:value="0.000403468">
            <text:p>0,000403468</text:p>
          </table:table-cell>
          <table:table-cell/>
          <table:table-cell office:value-type="string">
            <text:p>4,235</text:p>
          </table:table-cell>
          <table:table-cell office:value-type="float" office:value="0.120389">
            <text:p>0,120389</text:p>
          </table:table-cell>
          <table:table-cell/>
          <table:table-cell table:formula="of:=[.E849]-[.B849]" office:value-type="float" office:value="0.119985532">
            <text:p>0,119985532</text:p>
          </table:table-cell>
        </table:table-row>
        <table:table-row table:style-name="ro3">
          <table:table-cell office:value-type="string">
            <text:p>4,24</text:p>
          </table:table-cell>
          <table:table-cell office:value-type="float" office:value="0.000402994">
            <text:p>0,000402994</text:p>
          </table:table-cell>
          <table:table-cell/>
          <table:table-cell office:value-type="string">
            <text:p>4,24</text:p>
          </table:table-cell>
          <table:table-cell office:value-type="float" office:value="0.120247">
            <text:p>0,120247</text:p>
          </table:table-cell>
          <table:table-cell/>
          <table:table-cell table:formula="of:=[.E850]-[.B850]" office:value-type="float" office:value="0.119844006">
            <text:p>0,119844006</text:p>
          </table:table-cell>
        </table:table-row>
        <table:table-row table:style-name="ro3">
          <table:table-cell office:value-type="string">
            <text:p>4,245</text:p>
          </table:table-cell>
          <table:table-cell office:value-type="float" office:value="0.000402522">
            <text:p>0,000402522</text:p>
          </table:table-cell>
          <table:table-cell/>
          <table:table-cell office:value-type="string">
            <text:p>4,245</text:p>
          </table:table-cell>
          <table:table-cell office:value-type="float" office:value="0.120105">
            <text:p>0,120105</text:p>
          </table:table-cell>
          <table:table-cell/>
          <table:table-cell table:formula="of:=[.E851]-[.B851]" office:value-type="float" office:value="0.119702478">
            <text:p>0,119702478</text:p>
          </table:table-cell>
        </table:table-row>
        <table:table-row table:style-name="ro3">
          <table:table-cell office:value-type="string">
            <text:p>4,25</text:p>
          </table:table-cell>
          <table:table-cell office:value-type="float" office:value="0.00040205">
            <text:p>0,00040205</text:p>
          </table:table-cell>
          <table:table-cell/>
          <table:table-cell office:value-type="string">
            <text:p>4,25</text:p>
          </table:table-cell>
          <table:table-cell office:value-type="float" office:value="0.119963">
            <text:p>0,119963</text:p>
          </table:table-cell>
          <table:table-cell/>
          <table:table-cell table:formula="of:=[.E852]-[.B852]" office:value-type="float" office:value="0.11956095">
            <text:p>0,11956095</text:p>
          </table:table-cell>
        </table:table-row>
        <table:table-row table:style-name="ro3">
          <table:table-cell office:value-type="string">
            <text:p>4,255</text:p>
          </table:table-cell>
          <table:table-cell office:value-type="float" office:value="0.00040158">
            <text:p>0,00040158</text:p>
          </table:table-cell>
          <table:table-cell/>
          <table:table-cell office:value-type="string">
            <text:p>4,255</text:p>
          </table:table-cell>
          <table:table-cell office:value-type="float" office:value="0.119822">
            <text:p>0,119822</text:p>
          </table:table-cell>
          <table:table-cell/>
          <table:table-cell table:formula="of:=[.E853]-[.B853]" office:value-type="float" office:value="0.11942042">
            <text:p>0,11942042</text:p>
          </table:table-cell>
        </table:table-row>
        <table:table-row table:style-name="ro3">
          <table:table-cell office:value-type="string">
            <text:p>4,26</text:p>
          </table:table-cell>
          <table:table-cell office:value-type="float" office:value="0.000401111">
            <text:p>0,000401111</text:p>
          </table:table-cell>
          <table:table-cell/>
          <table:table-cell office:value-type="string">
            <text:p>4,26</text:p>
          </table:table-cell>
          <table:table-cell office:value-type="float" office:value="0.119682">
            <text:p>0,119682</text:p>
          </table:table-cell>
          <table:table-cell/>
          <table:table-cell table:formula="of:=[.E854]-[.B854]" office:value-type="float" office:value="0.119280889">
            <text:p>0,119280889</text:p>
          </table:table-cell>
        </table:table-row>
        <table:table-row table:style-name="ro3">
          <table:table-cell office:value-type="string">
            <text:p>4,265</text:p>
          </table:table-cell>
          <table:table-cell office:value-type="float" office:value="0.000400643">
            <text:p>0,000400643</text:p>
          </table:table-cell>
          <table:table-cell/>
          <table:table-cell office:value-type="string">
            <text:p>4,265</text:p>
          </table:table-cell>
          <table:table-cell office:value-type="float" office:value="0.119541">
            <text:p>0,119541</text:p>
          </table:table-cell>
          <table:table-cell/>
          <table:table-cell table:formula="of:=[.E855]-[.B855]" office:value-type="float" office:value="0.119140357">
            <text:p>0,119140357</text:p>
          </table:table-cell>
        </table:table-row>
        <table:table-row table:style-name="ro3">
          <table:table-cell office:value-type="string">
            <text:p>4,27</text:p>
          </table:table-cell>
          <table:table-cell office:value-type="float" office:value="0.000400175">
            <text:p>0,000400175</text:p>
          </table:table-cell>
          <table:table-cell/>
          <table:table-cell office:value-type="string">
            <text:p>4,27</text:p>
          </table:table-cell>
          <table:table-cell office:value-type="float" office:value="0.119401">
            <text:p>0,119401</text:p>
          </table:table-cell>
          <table:table-cell/>
          <table:table-cell table:formula="of:=[.E856]-[.B856]" office:value-type="float" office:value="0.119000825">
            <text:p>0,119000825</text:p>
          </table:table-cell>
        </table:table-row>
        <table:table-row table:style-name="ro3">
          <table:table-cell office:value-type="string">
            <text:p>4,275</text:p>
          </table:table-cell>
          <table:table-cell office:value-type="float" office:value="0.00039971">
            <text:p>0,00039971</text:p>
          </table:table-cell>
          <table:table-cell/>
          <table:table-cell office:value-type="string">
            <text:p>4,275</text:p>
          </table:table-cell>
          <table:table-cell office:value-type="float" office:value="0.119261">
            <text:p>0,119261</text:p>
          </table:table-cell>
          <table:table-cell/>
          <table:table-cell table:formula="of:=[.E857]-[.B857]" office:value-type="float" office:value="0.11886129">
            <text:p>0,11886129</text:p>
          </table:table-cell>
        </table:table-row>
        <table:table-row table:style-name="ro3">
          <table:table-cell office:value-type="string">
            <text:p>4,28</text:p>
          </table:table-cell>
          <table:table-cell office:value-type="float" office:value="0.000399245">
            <text:p>0,000399245</text:p>
          </table:table-cell>
          <table:table-cell/>
          <table:table-cell office:value-type="string">
            <text:p>4,28</text:p>
          </table:table-cell>
          <table:table-cell office:value-type="float" office:value="0.119122">
            <text:p>0,119122</text:p>
          </table:table-cell>
          <table:table-cell/>
          <table:table-cell table:formula="of:=[.E858]-[.B858]" office:value-type="float" office:value="0.118722755">
            <text:p>0,118722755</text:p>
          </table:table-cell>
        </table:table-row>
        <table:table-row table:style-name="ro3">
          <table:table-cell office:value-type="string">
            <text:p>4,285</text:p>
          </table:table-cell>
          <table:table-cell office:value-type="float" office:value="0.000398781">
            <text:p>0,000398781</text:p>
          </table:table-cell>
          <table:table-cell/>
          <table:table-cell office:value-type="string">
            <text:p>4,285</text:p>
          </table:table-cell>
          <table:table-cell office:value-type="float" office:value="0.118983">
            <text:p>0,118983</text:p>
          </table:table-cell>
          <table:table-cell/>
          <table:table-cell table:formula="of:=[.E859]-[.B859]" office:value-type="float" office:value="0.118584219">
            <text:p>0,118584219</text:p>
          </table:table-cell>
        </table:table-row>
        <table:table-row table:style-name="ro3">
          <table:table-cell office:value-type="string">
            <text:p>4,29</text:p>
          </table:table-cell>
          <table:table-cell office:value-type="float" office:value="0.000398318">
            <text:p>0,000398318</text:p>
          </table:table-cell>
          <table:table-cell/>
          <table:table-cell office:value-type="string">
            <text:p>4,29</text:p>
          </table:table-cell>
          <table:table-cell office:value-type="float" office:value="0.118844">
            <text:p>0,118844</text:p>
          </table:table-cell>
          <table:table-cell/>
          <table:table-cell table:formula="of:=[.E860]-[.B860]" office:value-type="float" office:value="0.118445682">
            <text:p>0,118445682</text:p>
          </table:table-cell>
        </table:table-row>
        <table:table-row table:style-name="ro3">
          <table:table-cell office:value-type="string">
            <text:p>4,295</text:p>
          </table:table-cell>
          <table:table-cell office:value-type="float" office:value="0.000397857">
            <text:p>0,000397857</text:p>
          </table:table-cell>
          <table:table-cell/>
          <table:table-cell office:value-type="string">
            <text:p>4,295</text:p>
          </table:table-cell>
          <table:table-cell office:value-type="float" office:value="0.118706">
            <text:p>0,118706</text:p>
          </table:table-cell>
          <table:table-cell/>
          <table:table-cell table:formula="of:=[.E861]-[.B861]" office:value-type="float" office:value="0.118308143">
            <text:p>0,118308143</text:p>
          </table:table-cell>
        </table:table-row>
        <table:table-row table:style-name="ro3">
          <table:table-cell office:value-type="string">
            <text:p>4,3</text:p>
          </table:table-cell>
          <table:table-cell office:value-type="float" office:value="0.000397396">
            <text:p>0,000397396</text:p>
          </table:table-cell>
          <table:table-cell/>
          <table:table-cell office:value-type="string">
            <text:p>4,3</text:p>
          </table:table-cell>
          <table:table-cell office:value-type="float" office:value="0.118568">
            <text:p>0,118568</text:p>
          </table:table-cell>
          <table:table-cell/>
          <table:table-cell table:formula="of:=[.E862]-[.B862]" office:value-type="float" office:value="0.118170604">
            <text:p>0,118170604</text:p>
          </table:table-cell>
        </table:table-row>
        <table:table-row table:style-name="ro3">
          <table:table-cell office:value-type="string">
            <text:p>4,305</text:p>
          </table:table-cell>
          <table:table-cell office:value-type="float" office:value="0.000396937">
            <text:p>0,000396937</text:p>
          </table:table-cell>
          <table:table-cell/>
          <table:table-cell office:value-type="string">
            <text:p>4,305</text:p>
          </table:table-cell>
          <table:table-cell office:value-type="float" office:value="0.11843">
            <text:p>0,11843</text:p>
          </table:table-cell>
          <table:table-cell/>
          <table:table-cell table:formula="of:=[.E863]-[.B863]" office:value-type="float" office:value="0.118033063">
            <text:p>0,118033063</text:p>
          </table:table-cell>
        </table:table-row>
        <table:table-row table:style-name="ro3">
          <table:table-cell office:value-type="string">
            <text:p>4,31</text:p>
          </table:table-cell>
          <table:table-cell office:value-type="float" office:value="0.000396478">
            <text:p>0,000396478</text:p>
          </table:table-cell>
          <table:table-cell/>
          <table:table-cell office:value-type="string">
            <text:p>4,31</text:p>
          </table:table-cell>
          <table:table-cell office:value-type="float" office:value="0.118292">
            <text:p>0,118292</text:p>
          </table:table-cell>
          <table:table-cell/>
          <table:table-cell table:formula="of:=[.E864]-[.B864]" office:value-type="float" office:value="0.117895522">
            <text:p>0,117895522</text:p>
          </table:table-cell>
        </table:table-row>
        <table:table-row table:style-name="ro3">
          <table:table-cell office:value-type="string">
            <text:p>4,315</text:p>
          </table:table-cell>
          <table:table-cell office:value-type="float" office:value="0.000396021">
            <text:p>0,000396021</text:p>
          </table:table-cell>
          <table:table-cell/>
          <table:table-cell office:value-type="string">
            <text:p>4,315</text:p>
          </table:table-cell>
          <table:table-cell office:value-type="float" office:value="0.118155">
            <text:p>0,118155</text:p>
          </table:table-cell>
          <table:table-cell/>
          <table:table-cell table:formula="of:=[.E865]-[.B865]" office:value-type="float" office:value="0.117758979">
            <text:p>0,117758979</text:p>
          </table:table-cell>
        </table:table-row>
        <table:table-row table:style-name="ro3">
          <table:table-cell office:value-type="string">
            <text:p>4,32</text:p>
          </table:table-cell>
          <table:table-cell office:value-type="float" office:value="0.000395565">
            <text:p>0,000395565</text:p>
          </table:table-cell>
          <table:table-cell/>
          <table:table-cell office:value-type="string">
            <text:p>4,32</text:p>
          </table:table-cell>
          <table:table-cell office:value-type="float" office:value="0.118018">
            <text:p>0,118018</text:p>
          </table:table-cell>
          <table:table-cell/>
          <table:table-cell table:formula="of:=[.E866]-[.B866]" office:value-type="float" office:value="0.117622435">
            <text:p>0,117622435</text:p>
          </table:table-cell>
        </table:table-row>
        <table:table-row table:style-name="ro3">
          <table:table-cell office:value-type="string">
            <text:p>4,325</text:p>
          </table:table-cell>
          <table:table-cell office:value-type="float" office:value="0.00039511">
            <text:p>0,00039511</text:p>
          </table:table-cell>
          <table:table-cell/>
          <table:table-cell office:value-type="string">
            <text:p>4,325</text:p>
          </table:table-cell>
          <table:table-cell office:value-type="float" office:value="0.117882">
            <text:p>0,117882</text:p>
          </table:table-cell>
          <table:table-cell/>
          <table:table-cell table:formula="of:=[.E867]-[.B867]" office:value-type="float" office:value="0.11748689">
            <text:p>0,11748689</text:p>
          </table:table-cell>
        </table:table-row>
        <table:table-row table:style-name="ro3">
          <table:table-cell office:value-type="string">
            <text:p>4,33</text:p>
          </table:table-cell>
          <table:table-cell office:value-type="float" office:value="0.000394655">
            <text:p>0,000394655</text:p>
          </table:table-cell>
          <table:table-cell/>
          <table:table-cell office:value-type="string">
            <text:p>4,33</text:p>
          </table:table-cell>
          <table:table-cell office:value-type="float" office:value="0.117746">
            <text:p>0,117746</text:p>
          </table:table-cell>
          <table:table-cell/>
          <table:table-cell table:formula="of:=[.E868]-[.B868]" office:value-type="float" office:value="0.117351345">
            <text:p>0,117351345</text:p>
          </table:table-cell>
        </table:table-row>
        <table:table-row table:style-name="ro3">
          <table:table-cell office:value-type="string">
            <text:p>4,335</text:p>
          </table:table-cell>
          <table:table-cell office:value-type="float" office:value="0.000394202">
            <text:p>0,000394202</text:p>
          </table:table-cell>
          <table:table-cell/>
          <table:table-cell office:value-type="string">
            <text:p>4,335</text:p>
          </table:table-cell>
          <table:table-cell office:value-type="float" office:value="0.11761">
            <text:p>0,11761</text:p>
          </table:table-cell>
          <table:table-cell/>
          <table:table-cell table:formula="of:=[.E869]-[.B869]" office:value-type="float" office:value="0.117215798">
            <text:p>0,117215798</text:p>
          </table:table-cell>
        </table:table-row>
        <table:table-row table:style-name="ro3">
          <table:table-cell office:value-type="string">
            <text:p>4,34</text:p>
          </table:table-cell>
          <table:table-cell office:value-type="float" office:value="0.00039375">
            <text:p>0,00039375</text:p>
          </table:table-cell>
          <table:table-cell/>
          <table:table-cell office:value-type="string">
            <text:p>4,34</text:p>
          </table:table-cell>
          <table:table-cell office:value-type="float" office:value="0.117474">
            <text:p>0,117474</text:p>
          </table:table-cell>
          <table:table-cell/>
          <table:table-cell table:formula="of:=[.E870]-[.B870]" office:value-type="float" office:value="0.11708025">
            <text:p>0,11708025</text:p>
          </table:table-cell>
        </table:table-row>
        <table:table-row table:style-name="ro3">
          <table:table-cell office:value-type="string">
            <text:p>4,345</text:p>
          </table:table-cell>
          <table:table-cell office:value-type="float" office:value="0.000393299">
            <text:p>0,000393299</text:p>
          </table:table-cell>
          <table:table-cell/>
          <table:table-cell office:value-type="string">
            <text:p>4,345</text:p>
          </table:table-cell>
          <table:table-cell office:value-type="float" office:value="0.117339">
            <text:p>0,117339</text:p>
          </table:table-cell>
          <table:table-cell/>
          <table:table-cell table:formula="of:=[.E871]-[.B871]" office:value-type="float" office:value="0.116945701">
            <text:p>0,116945701</text:p>
          </table:table-cell>
        </table:table-row>
        <table:table-row table:style-name="ro3">
          <table:table-cell office:value-type="string">
            <text:p>4,35</text:p>
          </table:table-cell>
          <table:table-cell office:value-type="float" office:value="0.000392849">
            <text:p>0,000392849</text:p>
          </table:table-cell>
          <table:table-cell/>
          <table:table-cell office:value-type="string">
            <text:p>4,35</text:p>
          </table:table-cell>
          <table:table-cell office:value-type="float" office:value="0.117204">
            <text:p>0,117204</text:p>
          </table:table-cell>
          <table:table-cell/>
          <table:table-cell table:formula="of:=[.E872]-[.B872]" office:value-type="float" office:value="0.116811151">
            <text:p>0,116811151</text:p>
          </table:table-cell>
        </table:table-row>
        <table:table-row table:style-name="ro3">
          <table:table-cell office:value-type="string">
            <text:p>4,355</text:p>
          </table:table-cell>
          <table:table-cell office:value-type="float" office:value="0.0003924">
            <text:p>0,0003924</text:p>
          </table:table-cell>
          <table:table-cell/>
          <table:table-cell office:value-type="string">
            <text:p>4,355</text:p>
          </table:table-cell>
          <table:table-cell office:value-type="float" office:value="0.117069">
            <text:p>0,117069</text:p>
          </table:table-cell>
          <table:table-cell/>
          <table:table-cell table:formula="of:=[.E873]-[.B873]" office:value-type="float" office:value="0.1166766">
            <text:p>0,1166766</text:p>
          </table:table-cell>
        </table:table-row>
        <table:table-row table:style-name="ro3">
          <table:table-cell office:value-type="string">
            <text:p>4,36</text:p>
          </table:table-cell>
          <table:table-cell office:value-type="float" office:value="0.000391953">
            <text:p>0,000391953</text:p>
          </table:table-cell>
          <table:table-cell/>
          <table:table-cell office:value-type="string">
            <text:p>4,36</text:p>
          </table:table-cell>
          <table:table-cell office:value-type="float" office:value="0.116935">
            <text:p>0,116935</text:p>
          </table:table-cell>
          <table:table-cell/>
          <table:table-cell table:formula="of:=[.E874]-[.B874]" office:value-type="float" office:value="0.116543047">
            <text:p>0,116543047</text:p>
          </table:table-cell>
        </table:table-row>
        <table:table-row table:style-name="ro3">
          <table:table-cell office:value-type="string">
            <text:p>4,365</text:p>
          </table:table-cell>
          <table:table-cell office:value-type="float" office:value="0.000391506">
            <text:p>0,000391506</text:p>
          </table:table-cell>
          <table:table-cell/>
          <table:table-cell office:value-type="string">
            <text:p>4,365</text:p>
          </table:table-cell>
          <table:table-cell office:value-type="float" office:value="0.116801">
            <text:p>0,116801</text:p>
          </table:table-cell>
          <table:table-cell/>
          <table:table-cell table:formula="of:=[.E875]-[.B875]" office:value-type="float" office:value="0.116409494">
            <text:p>0,116409494</text:p>
          </table:table-cell>
        </table:table-row>
        <table:table-row table:style-name="ro3">
          <table:table-cell office:value-type="string">
            <text:p>4,37</text:p>
          </table:table-cell>
          <table:table-cell office:value-type="float" office:value="0.00039106">
            <text:p>0,00039106</text:p>
          </table:table-cell>
          <table:table-cell/>
          <table:table-cell office:value-type="string">
            <text:p>4,37</text:p>
          </table:table-cell>
          <table:table-cell office:value-type="float" office:value="0.116667">
            <text:p>0,116667</text:p>
          </table:table-cell>
          <table:table-cell/>
          <table:table-cell table:formula="of:=[.E876]-[.B876]" office:value-type="float" office:value="0.11627594">
            <text:p>0,11627594</text:p>
          </table:table-cell>
        </table:table-row>
        <table:table-row table:style-name="ro3">
          <table:table-cell office:value-type="string">
            <text:p>4,375</text:p>
          </table:table-cell>
          <table:table-cell office:value-type="float" office:value="0.000390615">
            <text:p>0,000390615</text:p>
          </table:table-cell>
          <table:table-cell/>
          <table:table-cell office:value-type="string">
            <text:p>4,375</text:p>
          </table:table-cell>
          <table:table-cell office:value-type="float" office:value="0.116534">
            <text:p>0,116534</text:p>
          </table:table-cell>
          <table:table-cell/>
          <table:table-cell table:formula="of:=[.E877]-[.B877]" office:value-type="float" office:value="0.116143385">
            <text:p>0,116143385</text:p>
          </table:table-cell>
        </table:table-row>
        <table:table-row table:style-name="ro3">
          <table:table-cell office:value-type="string">
            <text:p>4,38</text:p>
          </table:table-cell>
          <table:table-cell office:value-type="float" office:value="0.000390171">
            <text:p>0,000390171</text:p>
          </table:table-cell>
          <table:table-cell/>
          <table:table-cell office:value-type="string">
            <text:p>4,38</text:p>
          </table:table-cell>
          <table:table-cell office:value-type="float" office:value="0.116401">
            <text:p>0,116401</text:p>
          </table:table-cell>
          <table:table-cell/>
          <table:table-cell table:formula="of:=[.E878]-[.B878]" office:value-type="float" office:value="0.116010829">
            <text:p>0,116010829</text:p>
          </table:table-cell>
        </table:table-row>
        <table:table-row table:style-name="ro3">
          <table:table-cell office:value-type="string">
            <text:p>4,385</text:p>
          </table:table-cell>
          <table:table-cell office:value-type="float" office:value="0.000389728">
            <text:p>0,000389728</text:p>
          </table:table-cell>
          <table:table-cell/>
          <table:table-cell office:value-type="string">
            <text:p>4,385</text:p>
          </table:table-cell>
          <table:table-cell office:value-type="float" office:value="0.116268">
            <text:p>0,116268</text:p>
          </table:table-cell>
          <table:table-cell/>
          <table:table-cell table:formula="of:=[.E879]-[.B879]" office:value-type="float" office:value="0.115878272">
            <text:p>0,115878272</text:p>
          </table:table-cell>
        </table:table-row>
        <table:table-row table:style-name="ro3">
          <table:table-cell office:value-type="string">
            <text:p>4,39</text:p>
          </table:table-cell>
          <table:table-cell office:value-type="float" office:value="0.000389287">
            <text:p>0,000389287</text:p>
          </table:table-cell>
          <table:table-cell/>
          <table:table-cell office:value-type="string">
            <text:p>4,39</text:p>
          </table:table-cell>
          <table:table-cell office:value-type="float" office:value="0.116136">
            <text:p>0,116136</text:p>
          </table:table-cell>
          <table:table-cell/>
          <table:table-cell table:formula="of:=[.E880]-[.B880]" office:value-type="float" office:value="0.115746713">
            <text:p>0,115746713</text:p>
          </table:table-cell>
        </table:table-row>
        <table:table-row table:style-name="ro3">
          <table:table-cell office:value-type="string">
            <text:p>4,395</text:p>
          </table:table-cell>
          <table:table-cell office:value-type="float" office:value="0.000388846">
            <text:p>0,000388846</text:p>
          </table:table-cell>
          <table:table-cell/>
          <table:table-cell office:value-type="string">
            <text:p>4,395</text:p>
          </table:table-cell>
          <table:table-cell office:value-type="float" office:value="0.116003">
            <text:p>0,116003</text:p>
          </table:table-cell>
          <table:table-cell/>
          <table:table-cell table:formula="of:=[.E881]-[.B881]" office:value-type="float" office:value="0.115614154">
            <text:p>0,115614154</text:p>
          </table:table-cell>
        </table:table-row>
        <table:table-row table:style-name="ro3">
          <table:table-cell office:value-type="string">
            <text:p>4,4</text:p>
          </table:table-cell>
          <table:table-cell office:value-type="float" office:value="0.000388406">
            <text:p>0,000388406</text:p>
          </table:table-cell>
          <table:table-cell/>
          <table:table-cell office:value-type="string">
            <text:p>4,4</text:p>
          </table:table-cell>
          <table:table-cell office:value-type="float" office:value="0.115871">
            <text:p>0,115871</text:p>
          </table:table-cell>
          <table:table-cell/>
          <table:table-cell table:formula="of:=[.E882]-[.B882]" office:value-type="float" office:value="0.115482594">
            <text:p>0,115482594</text:p>
          </table:table-cell>
        </table:table-row>
        <table:table-row table:style-name="ro3">
          <table:table-cell office:value-type="string">
            <text:p>4,405</text:p>
          </table:table-cell>
          <table:table-cell office:value-type="float" office:value="0.000387967">
            <text:p>0,000387967</text:p>
          </table:table-cell>
          <table:table-cell/>
          <table:table-cell office:value-type="string">
            <text:p>4,405</text:p>
          </table:table-cell>
          <table:table-cell office:value-type="float" office:value="0.11574">
            <text:p>0,11574</text:p>
          </table:table-cell>
          <table:table-cell/>
          <table:table-cell table:formula="of:=[.E883]-[.B883]" office:value-type="float" office:value="0.115352033">
            <text:p>0,115352033</text:p>
          </table:table-cell>
        </table:table-row>
        <table:table-row table:style-name="ro3">
          <table:table-cell office:value-type="string">
            <text:p>4,41</text:p>
          </table:table-cell>
          <table:table-cell office:value-type="float" office:value="0.00038753">
            <text:p>0,00038753</text:p>
          </table:table-cell>
          <table:table-cell/>
          <table:table-cell office:value-type="string">
            <text:p>4,41</text:p>
          </table:table-cell>
          <table:table-cell office:value-type="float" office:value="0.115609">
            <text:p>0,115609</text:p>
          </table:table-cell>
          <table:table-cell/>
          <table:table-cell table:formula="of:=[.E884]-[.B884]" office:value-type="float" office:value="0.11522147">
            <text:p>0,11522147</text:p>
          </table:table-cell>
        </table:table-row>
        <table:table-row table:style-name="ro3">
          <table:table-cell office:value-type="string">
            <text:p>4,415</text:p>
          </table:table-cell>
          <table:table-cell office:value-type="float" office:value="0.000387093">
            <text:p>0,000387093</text:p>
          </table:table-cell>
          <table:table-cell/>
          <table:table-cell office:value-type="string">
            <text:p>4,415</text:p>
          </table:table-cell>
          <table:table-cell office:value-type="float" office:value="0.115478">
            <text:p>0,115478</text:p>
          </table:table-cell>
          <table:table-cell/>
          <table:table-cell table:formula="of:=[.E885]-[.B885]" office:value-type="float" office:value="0.115090907">
            <text:p>0,115090907</text:p>
          </table:table-cell>
        </table:table-row>
        <table:table-row table:style-name="ro3">
          <table:table-cell office:value-type="string">
            <text:p>4,42</text:p>
          </table:table-cell>
          <table:table-cell office:value-type="float" office:value="0.000386657">
            <text:p>0,000386657</text:p>
          </table:table-cell>
          <table:table-cell/>
          <table:table-cell office:value-type="string">
            <text:p>4,42</text:p>
          </table:table-cell>
          <table:table-cell office:value-type="float" office:value="0.115347">
            <text:p>0,115347</text:p>
          </table:table-cell>
          <table:table-cell/>
          <table:table-cell table:formula="of:=[.E886]-[.B886]" office:value-type="float" office:value="0.114960343">
            <text:p>0,114960343</text:p>
          </table:table-cell>
        </table:table-row>
        <table:table-row table:style-name="ro3">
          <table:table-cell office:value-type="string">
            <text:p>4,425</text:p>
          </table:table-cell>
          <table:table-cell office:value-type="float" office:value="0.000386222">
            <text:p>0,000386222</text:p>
          </table:table-cell>
          <table:table-cell/>
          <table:table-cell office:value-type="string">
            <text:p>4,425</text:p>
          </table:table-cell>
          <table:table-cell office:value-type="float" office:value="0.115216">
            <text:p>0,115216</text:p>
          </table:table-cell>
          <table:table-cell/>
          <table:table-cell table:formula="of:=[.E887]-[.B887]" office:value-type="float" office:value="0.114829778">
            <text:p>0,114829778</text:p>
          </table:table-cell>
        </table:table-row>
        <table:table-row table:style-name="ro3">
          <table:table-cell office:value-type="string">
            <text:p>4,43</text:p>
          </table:table-cell>
          <table:table-cell office:value-type="float" office:value="0.000385789">
            <text:p>0,000385789</text:p>
          </table:table-cell>
          <table:table-cell/>
          <table:table-cell office:value-type="string">
            <text:p>4,43</text:p>
          </table:table-cell>
          <table:table-cell office:value-type="float" office:value="0.115086">
            <text:p>0,115086</text:p>
          </table:table-cell>
          <table:table-cell/>
          <table:table-cell table:formula="of:=[.E888]-[.B888]" office:value-type="float" office:value="0.114700211">
            <text:p>0,114700211</text:p>
          </table:table-cell>
        </table:table-row>
        <table:table-row table:style-name="ro3">
          <table:table-cell office:value-type="string">
            <text:p>4,435</text:p>
          </table:table-cell>
          <table:table-cell office:value-type="float" office:value="0.000385356">
            <text:p>0,000385356</text:p>
          </table:table-cell>
          <table:table-cell/>
          <table:table-cell office:value-type="string">
            <text:p>4,435</text:p>
          </table:table-cell>
          <table:table-cell office:value-type="float" office:value="0.114956">
            <text:p>0,114956</text:p>
          </table:table-cell>
          <table:table-cell/>
          <table:table-cell table:formula="of:=[.E889]-[.B889]" office:value-type="float" office:value="0.114570644">
            <text:p>0,114570644</text:p>
          </table:table-cell>
        </table:table-row>
        <table:table-row table:style-name="ro3">
          <table:table-cell office:value-type="string">
            <text:p>4,44</text:p>
          </table:table-cell>
          <table:table-cell office:value-type="float" office:value="0.000384924">
            <text:p>0,000384924</text:p>
          </table:table-cell>
          <table:table-cell/>
          <table:table-cell office:value-type="string">
            <text:p>4,44</text:p>
          </table:table-cell>
          <table:table-cell office:value-type="float" office:value="0.114827">
            <text:p>0,114827</text:p>
          </table:table-cell>
          <table:table-cell/>
          <table:table-cell table:formula="of:=[.E890]-[.B890]" office:value-type="float" office:value="0.114442076">
            <text:p>0,114442076</text:p>
          </table:table-cell>
        </table:table-row>
        <table:table-row table:style-name="ro3">
          <table:table-cell office:value-type="string">
            <text:p>4,445</text:p>
          </table:table-cell>
          <table:table-cell office:value-type="float" office:value="0.000384493">
            <text:p>0,000384493</text:p>
          </table:table-cell>
          <table:table-cell/>
          <table:table-cell office:value-type="string">
            <text:p>4,445</text:p>
          </table:table-cell>
          <table:table-cell office:value-type="float" office:value="0.114698">
            <text:p>0,114698</text:p>
          </table:table-cell>
          <table:table-cell/>
          <table:table-cell table:formula="of:=[.E891]-[.B891]" office:value-type="float" office:value="0.114313507">
            <text:p>0,114313507</text:p>
          </table:table-cell>
        </table:table-row>
        <table:table-row table:style-name="ro3">
          <table:table-cell office:value-type="string">
            <text:p>4,45</text:p>
          </table:table-cell>
          <table:table-cell office:value-type="float" office:value="0.000384063">
            <text:p>0,000384063</text:p>
          </table:table-cell>
          <table:table-cell/>
          <table:table-cell office:value-type="string">
            <text:p>4,45</text:p>
          </table:table-cell>
          <table:table-cell office:value-type="float" office:value="0.114569">
            <text:p>0,114569</text:p>
          </table:table-cell>
          <table:table-cell/>
          <table:table-cell table:formula="of:=[.E892]-[.B892]" office:value-type="float" office:value="0.114184937">
            <text:p>0,114184937</text:p>
          </table:table-cell>
        </table:table-row>
        <table:table-row table:style-name="ro3">
          <table:table-cell office:value-type="string">
            <text:p>4,455</text:p>
          </table:table-cell>
          <table:table-cell office:value-type="float" office:value="0.000383634">
            <text:p>0,000383634</text:p>
          </table:table-cell>
          <table:table-cell/>
          <table:table-cell office:value-type="string">
            <text:p>4,455</text:p>
          </table:table-cell>
          <table:table-cell office:value-type="float" office:value="0.11444">
            <text:p>0,11444</text:p>
          </table:table-cell>
          <table:table-cell/>
          <table:table-cell table:formula="of:=[.E893]-[.B893]" office:value-type="float" office:value="0.114056366">
            <text:p>0,114056366</text:p>
          </table:table-cell>
        </table:table-row>
        <table:table-row table:style-name="ro3">
          <table:table-cell office:value-type="string">
            <text:p>4,46</text:p>
          </table:table-cell>
          <table:table-cell office:value-type="float" office:value="0.000383206">
            <text:p>0,000383206</text:p>
          </table:table-cell>
          <table:table-cell/>
          <table:table-cell office:value-type="string">
            <text:p>4,46</text:p>
          </table:table-cell>
          <table:table-cell office:value-type="float" office:value="0.114312">
            <text:p>0,114312</text:p>
          </table:table-cell>
          <table:table-cell/>
          <table:table-cell table:formula="of:=[.E894]-[.B894]" office:value-type="float" office:value="0.113928794">
            <text:p>0,113928794</text:p>
          </table:table-cell>
        </table:table-row>
        <table:table-row table:style-name="ro3">
          <table:table-cell office:value-type="string">
            <text:p>4,465</text:p>
          </table:table-cell>
          <table:table-cell office:value-type="float" office:value="0.000382779">
            <text:p>0,000382779</text:p>
          </table:table-cell>
          <table:table-cell/>
          <table:table-cell office:value-type="string">
            <text:p>4,465</text:p>
          </table:table-cell>
          <table:table-cell office:value-type="float" office:value="0.114184">
            <text:p>0,114184</text:p>
          </table:table-cell>
          <table:table-cell/>
          <table:table-cell table:formula="of:=[.E895]-[.B895]" office:value-type="float" office:value="0.113801221">
            <text:p>0,113801221</text:p>
          </table:table-cell>
        </table:table-row>
        <table:table-row table:style-name="ro3">
          <table:table-cell office:value-type="string">
            <text:p>4,47</text:p>
          </table:table-cell>
          <table:table-cell office:value-type="float" office:value="0.000382353">
            <text:p>0,000382353</text:p>
          </table:table-cell>
          <table:table-cell/>
          <table:table-cell office:value-type="string">
            <text:p>4,47</text:p>
          </table:table-cell>
          <table:table-cell office:value-type="float" office:value="0.114056">
            <text:p>0,114056</text:p>
          </table:table-cell>
          <table:table-cell/>
          <table:table-cell table:formula="of:=[.E896]-[.B896]" office:value-type="float" office:value="0.113673647">
            <text:p>0,113673647</text:p>
          </table:table-cell>
        </table:table-row>
        <table:table-row table:style-name="ro3">
          <table:table-cell office:value-type="string">
            <text:p>4,475</text:p>
          </table:table-cell>
          <table:table-cell office:value-type="float" office:value="0.000381928">
            <text:p>0,000381928</text:p>
          </table:table-cell>
          <table:table-cell/>
          <table:table-cell office:value-type="string">
            <text:p>4,475</text:p>
          </table:table-cell>
          <table:table-cell office:value-type="float" office:value="0.113928">
            <text:p>0,113928</text:p>
          </table:table-cell>
          <table:table-cell/>
          <table:table-cell table:formula="of:=[.E897]-[.B897]" office:value-type="float" office:value="0.113546072">
            <text:p>0,113546072</text:p>
          </table:table-cell>
        </table:table-row>
        <table:table-row table:style-name="ro3">
          <table:table-cell office:value-type="string">
            <text:p>4,48</text:p>
          </table:table-cell>
          <table:table-cell office:value-type="float" office:value="0.000381504">
            <text:p>0,000381504</text:p>
          </table:table-cell>
          <table:table-cell/>
          <table:table-cell office:value-type="string">
            <text:p>4,48</text:p>
          </table:table-cell>
          <table:table-cell office:value-type="float" office:value="0.113801">
            <text:p>0,113801</text:p>
          </table:table-cell>
          <table:table-cell/>
          <table:table-cell table:formula="of:=[.E898]-[.B898]" office:value-type="float" office:value="0.113419496">
            <text:p>0,113419496</text:p>
          </table:table-cell>
        </table:table-row>
        <table:table-row table:style-name="ro3">
          <table:table-cell office:value-type="string">
            <text:p>4,485</text:p>
          </table:table-cell>
          <table:table-cell office:value-type="float" office:value="0.000381081">
            <text:p>0,000381081</text:p>
          </table:table-cell>
          <table:table-cell/>
          <table:table-cell office:value-type="string">
            <text:p>4,485</text:p>
          </table:table-cell>
          <table:table-cell office:value-type="float" office:value="0.113674">
            <text:p>0,113674</text:p>
          </table:table-cell>
          <table:table-cell/>
          <table:table-cell table:formula="of:=[.E899]-[.B899]" office:value-type="float" office:value="0.113292919">
            <text:p>0,113292919</text:p>
          </table:table-cell>
        </table:table-row>
        <table:table-row table:style-name="ro3">
          <table:table-cell office:value-type="string">
            <text:p>4,49</text:p>
          </table:table-cell>
          <table:table-cell office:value-type="float" office:value="0.000380658">
            <text:p>0,000380658</text:p>
          </table:table-cell>
          <table:table-cell/>
          <table:table-cell office:value-type="string">
            <text:p>4,49</text:p>
          </table:table-cell>
          <table:table-cell office:value-type="float" office:value="0.113548">
            <text:p>0,113548</text:p>
          </table:table-cell>
          <table:table-cell/>
          <table:table-cell table:formula="of:=[.E900]-[.B900]" office:value-type="float" office:value="0.113167342">
            <text:p>0,113167342</text:p>
          </table:table-cell>
        </table:table-row>
        <table:table-row table:style-name="ro3">
          <table:table-cell office:value-type="string">
            <text:p>4,495</text:p>
          </table:table-cell>
          <table:table-cell office:value-type="float" office:value="0.000380237">
            <text:p>0,000380237</text:p>
          </table:table-cell>
          <table:table-cell/>
          <table:table-cell office:value-type="string">
            <text:p>4,495</text:p>
          </table:table-cell>
          <table:table-cell office:value-type="float" office:value="0.113421">
            <text:p>0,113421</text:p>
          </table:table-cell>
          <table:table-cell/>
          <table:table-cell table:formula="of:=[.E901]-[.B901]" office:value-type="float" office:value="0.113040763">
            <text:p>0,113040763</text:p>
          </table:table-cell>
        </table:table-row>
        <table:table-row table:style-name="ro3">
          <table:table-cell office:value-type="string">
            <text:p>4,5</text:p>
          </table:table-cell>
          <table:table-cell office:value-type="float" office:value="0.000379817">
            <text:p>0,000379817</text:p>
          </table:table-cell>
          <table:table-cell/>
          <table:table-cell office:value-type="string">
            <text:p>4,5</text:p>
          </table:table-cell>
          <table:table-cell office:value-type="float" office:value="0.113295">
            <text:p>0,113295</text:p>
          </table:table-cell>
          <table:table-cell/>
          <table:table-cell table:formula="of:=[.E902]-[.B902]" office:value-type="float" office:value="0.112915183">
            <text:p>0,112915183</text:p>
          </table:table-cell>
        </table:table-row>
        <table:table-row table:style-name="ro3">
          <table:table-cell office:value-type="string">
            <text:p>4,505</text:p>
          </table:table-cell>
          <table:table-cell office:value-type="float" office:value="0.000379397">
            <text:p>0,000379397</text:p>
          </table:table-cell>
          <table:table-cell/>
          <table:table-cell office:value-type="string">
            <text:p>4,505</text:p>
          </table:table-cell>
          <table:table-cell office:value-type="float" office:value="0.113169">
            <text:p>0,113169</text:p>
          </table:table-cell>
          <table:table-cell/>
          <table:table-cell table:formula="of:=[.E903]-[.B903]" office:value-type="float" office:value="0.112789603">
            <text:p>0,112789603</text:p>
          </table:table-cell>
        </table:table-row>
        <table:table-row table:style-name="ro3">
          <table:table-cell office:value-type="string">
            <text:p>4,51</text:p>
          </table:table-cell>
          <table:table-cell office:value-type="float" office:value="0.000378979">
            <text:p>0,000378979</text:p>
          </table:table-cell>
          <table:table-cell/>
          <table:table-cell office:value-type="string">
            <text:p>4,51</text:p>
          </table:table-cell>
          <table:table-cell office:value-type="float" office:value="0.113044">
            <text:p>0,113044</text:p>
          </table:table-cell>
          <table:table-cell/>
          <table:table-cell table:formula="of:=[.E904]-[.B904]" office:value-type="float" office:value="0.112665021">
            <text:p>0,112665021</text:p>
          </table:table-cell>
        </table:table-row>
        <table:table-row table:style-name="ro3">
          <table:table-cell office:value-type="string">
            <text:p>4,515</text:p>
          </table:table-cell>
          <table:table-cell office:value-type="float" office:value="0.000378561">
            <text:p>0,000378561</text:p>
          </table:table-cell>
          <table:table-cell/>
          <table:table-cell office:value-type="string">
            <text:p>4,515</text:p>
          </table:table-cell>
          <table:table-cell office:value-type="float" office:value="0.112918">
            <text:p>0,112918</text:p>
          </table:table-cell>
          <table:table-cell/>
          <table:table-cell table:formula="of:=[.E905]-[.B905]" office:value-type="float" office:value="0.112539439">
            <text:p>0,112539439</text:p>
          </table:table-cell>
        </table:table-row>
        <table:table-row table:style-name="ro3">
          <table:table-cell office:value-type="string">
            <text:p>4,52</text:p>
          </table:table-cell>
          <table:table-cell office:value-type="float" office:value="0.000378145">
            <text:p>0,000378145</text:p>
          </table:table-cell>
          <table:table-cell/>
          <table:table-cell office:value-type="string">
            <text:p>4,52</text:p>
          </table:table-cell>
          <table:table-cell office:value-type="float" office:value="0.112793">
            <text:p>0,112793</text:p>
          </table:table-cell>
          <table:table-cell/>
          <table:table-cell table:formula="of:=[.E906]-[.B906]" office:value-type="float" office:value="0.112414855">
            <text:p>0,112414855</text:p>
          </table:table-cell>
        </table:table-row>
        <table:table-row table:style-name="ro3">
          <table:table-cell office:value-type="string">
            <text:p>4,525</text:p>
          </table:table-cell>
          <table:table-cell office:value-type="float" office:value="0.000377729">
            <text:p>0,000377729</text:p>
          </table:table-cell>
          <table:table-cell/>
          <table:table-cell office:value-type="string">
            <text:p>4,525</text:p>
          </table:table-cell>
          <table:table-cell office:value-type="float" office:value="0.112669">
            <text:p>0,112669</text:p>
          </table:table-cell>
          <table:table-cell/>
          <table:table-cell table:formula="of:=[.E907]-[.B907]" office:value-type="float" office:value="0.112291271">
            <text:p>0,112291271</text:p>
          </table:table-cell>
        </table:table-row>
        <table:table-row table:style-name="ro3">
          <table:table-cell office:value-type="string">
            <text:p>4,53</text:p>
          </table:table-cell>
          <table:table-cell office:value-type="float" office:value="0.000377314">
            <text:p>0,000377314</text:p>
          </table:table-cell>
          <table:table-cell/>
          <table:table-cell office:value-type="string">
            <text:p>4,53</text:p>
          </table:table-cell>
          <table:table-cell office:value-type="float" office:value="0.112544">
            <text:p>0,112544</text:p>
          </table:table-cell>
          <table:table-cell/>
          <table:table-cell table:formula="of:=[.E908]-[.B908]" office:value-type="float" office:value="0.112166686">
            <text:p>0,112166686</text:p>
          </table:table-cell>
        </table:table-row>
        <table:table-row table:style-name="ro3">
          <table:table-cell office:value-type="string">
            <text:p>4,535</text:p>
          </table:table-cell>
          <table:table-cell office:value-type="float" office:value="0.0003769">
            <text:p>0,0003769</text:p>
          </table:table-cell>
          <table:table-cell/>
          <table:table-cell office:value-type="string">
            <text:p>4,535</text:p>
          </table:table-cell>
          <table:table-cell office:value-type="float" office:value="0.11242">
            <text:p>0,11242</text:p>
          </table:table-cell>
          <table:table-cell/>
          <table:table-cell table:formula="of:=[.E909]-[.B909]" office:value-type="float" office:value="0.1120431">
            <text:p>0,1120431</text:p>
          </table:table-cell>
        </table:table-row>
        <table:table-row table:style-name="ro3">
          <table:table-cell office:value-type="string">
            <text:p>4,54</text:p>
          </table:table-cell>
          <table:table-cell office:value-type="float" office:value="0.000376487">
            <text:p>0,000376487</text:p>
          </table:table-cell>
          <table:table-cell/>
          <table:table-cell office:value-type="string">
            <text:p>4,54</text:p>
          </table:table-cell>
          <table:table-cell office:value-type="float" office:value="0.112296">
            <text:p>0,112296</text:p>
          </table:table-cell>
          <table:table-cell/>
          <table:table-cell table:formula="of:=[.E910]-[.B910]" office:value-type="float" office:value="0.111919513">
            <text:p>0,111919513</text:p>
          </table:table-cell>
        </table:table-row>
        <table:table-row table:style-name="ro3">
          <table:table-cell office:value-type="string">
            <text:p>4,545</text:p>
          </table:table-cell>
          <table:table-cell office:value-type="float" office:value="0.000376075">
            <text:p>0,000376075</text:p>
          </table:table-cell>
          <table:table-cell/>
          <table:table-cell office:value-type="string">
            <text:p>4,545</text:p>
          </table:table-cell>
          <table:table-cell office:value-type="float" office:value="0.112173">
            <text:p>0,112173</text:p>
          </table:table-cell>
          <table:table-cell/>
          <table:table-cell table:formula="of:=[.E911]-[.B911]" office:value-type="float" office:value="0.111796925">
            <text:p>0,111796925</text:p>
          </table:table-cell>
        </table:table-row>
        <table:table-row table:style-name="ro3">
          <table:table-cell office:value-type="string">
            <text:p>4,55</text:p>
          </table:table-cell>
          <table:table-cell office:value-type="float" office:value="0.000375664">
            <text:p>0,000375664</text:p>
          </table:table-cell>
          <table:table-cell/>
          <table:table-cell office:value-type="string">
            <text:p>4,55</text:p>
          </table:table-cell>
          <table:table-cell office:value-type="float" office:value="0.112049">
            <text:p>0,112049</text:p>
          </table:table-cell>
          <table:table-cell/>
          <table:table-cell table:formula="of:=[.E912]-[.B912]" office:value-type="float" office:value="0.111673336">
            <text:p>0,111673336</text:p>
          </table:table-cell>
        </table:table-row>
        <table:table-row table:style-name="ro3">
          <table:table-cell office:value-type="string">
            <text:p>4,555</text:p>
          </table:table-cell>
          <table:table-cell office:value-type="float" office:value="0.000375254">
            <text:p>0,000375254</text:p>
          </table:table-cell>
          <table:table-cell/>
          <table:table-cell office:value-type="string">
            <text:p>4,555</text:p>
          </table:table-cell>
          <table:table-cell office:value-type="float" office:value="0.111926">
            <text:p>0,111926</text:p>
          </table:table-cell>
          <table:table-cell/>
          <table:table-cell table:formula="of:=[.E913]-[.B913]" office:value-type="float" office:value="0.111550746">
            <text:p>0,111550746</text:p>
          </table:table-cell>
        </table:table-row>
        <table:table-row table:style-name="ro3">
          <table:table-cell office:value-type="string">
            <text:p>4,56</text:p>
          </table:table-cell>
          <table:table-cell office:value-type="float" office:value="0.000374844">
            <text:p>0,000374844</text:p>
          </table:table-cell>
          <table:table-cell/>
          <table:table-cell office:value-type="string">
            <text:p>4,56</text:p>
          </table:table-cell>
          <table:table-cell office:value-type="float" office:value="0.111803">
            <text:p>0,111803</text:p>
          </table:table-cell>
          <table:table-cell/>
          <table:table-cell table:formula="of:=[.E914]-[.B914]" office:value-type="float" office:value="0.111428156">
            <text:p>0,111428156</text:p>
          </table:table-cell>
        </table:table-row>
        <table:table-row table:style-name="ro3">
          <table:table-cell office:value-type="string">
            <text:p>4,565</text:p>
          </table:table-cell>
          <table:table-cell office:value-type="float" office:value="0.000374436">
            <text:p>0,000374436</text:p>
          </table:table-cell>
          <table:table-cell/>
          <table:table-cell office:value-type="string">
            <text:p>4,565</text:p>
          </table:table-cell>
          <table:table-cell office:value-type="float" office:value="0.111681">
            <text:p>0,111681</text:p>
          </table:table-cell>
          <table:table-cell/>
          <table:table-cell table:formula="of:=[.E915]-[.B915]" office:value-type="float" office:value="0.111306564">
            <text:p>0,111306564</text:p>
          </table:table-cell>
        </table:table-row>
        <table:table-row table:style-name="ro3">
          <table:table-cell office:value-type="string">
            <text:p>4,57</text:p>
          </table:table-cell>
          <table:table-cell office:value-type="float" office:value="0.000374028">
            <text:p>0,000374028</text:p>
          </table:table-cell>
          <table:table-cell/>
          <table:table-cell office:value-type="string">
            <text:p>4,57</text:p>
          </table:table-cell>
          <table:table-cell office:value-type="float" office:value="0.111559">
            <text:p>0,111559</text:p>
          </table:table-cell>
          <table:table-cell/>
          <table:table-cell table:formula="of:=[.E916]-[.B916]" office:value-type="float" office:value="0.111184972">
            <text:p>0,111184972</text:p>
          </table:table-cell>
        </table:table-row>
        <table:table-row table:style-name="ro3">
          <table:table-cell office:value-type="string">
            <text:p>4,575</text:p>
          </table:table-cell>
          <table:table-cell office:value-type="float" office:value="0.000373622">
            <text:p>0,000373622</text:p>
          </table:table-cell>
          <table:table-cell/>
          <table:table-cell office:value-type="string">
            <text:p>4,575</text:p>
          </table:table-cell>
          <table:table-cell office:value-type="float" office:value="0.111437">
            <text:p>0,111437</text:p>
          </table:table-cell>
          <table:table-cell/>
          <table:table-cell table:formula="of:=[.E917]-[.B917]" office:value-type="float" office:value="0.111063378">
            <text:p>0,111063378</text:p>
          </table:table-cell>
        </table:table-row>
        <table:table-row table:style-name="ro3">
          <table:table-cell office:value-type="string">
            <text:p>4,58</text:p>
          </table:table-cell>
          <table:table-cell office:value-type="float" office:value="0.000373216">
            <text:p>0,000373216</text:p>
          </table:table-cell>
          <table:table-cell/>
          <table:table-cell office:value-type="string">
            <text:p>4,58</text:p>
          </table:table-cell>
          <table:table-cell office:value-type="float" office:value="0.111315">
            <text:p>0,111315</text:p>
          </table:table-cell>
          <table:table-cell/>
          <table:table-cell table:formula="of:=[.E918]-[.B918]" office:value-type="float" office:value="0.110941784">
            <text:p>0,110941784</text:p>
          </table:table-cell>
        </table:table-row>
        <table:table-row table:style-name="ro3">
          <table:table-cell office:value-type="string">
            <text:p>4,585</text:p>
          </table:table-cell>
          <table:table-cell office:value-type="float" office:value="0.000372811">
            <text:p>0,000372811</text:p>
          </table:table-cell>
          <table:table-cell/>
          <table:table-cell office:value-type="string">
            <text:p>4,585</text:p>
          </table:table-cell>
          <table:table-cell office:value-type="float" office:value="0.111194">
            <text:p>0,111194</text:p>
          </table:table-cell>
          <table:table-cell/>
          <table:table-cell table:formula="of:=[.E919]-[.B919]" office:value-type="float" office:value="0.110821189">
            <text:p>0,110821189</text:p>
          </table:table-cell>
        </table:table-row>
        <table:table-row table:style-name="ro3">
          <table:table-cell office:value-type="string">
            <text:p>4,59</text:p>
          </table:table-cell>
          <table:table-cell office:value-type="float" office:value="0.000372407">
            <text:p>0,000372407</text:p>
          </table:table-cell>
          <table:table-cell/>
          <table:table-cell office:value-type="string">
            <text:p>4,59</text:p>
          </table:table-cell>
          <table:table-cell office:value-type="float" office:value="0.111072">
            <text:p>0,111072</text:p>
          </table:table-cell>
          <table:table-cell/>
          <table:table-cell table:formula="of:=[.E920]-[.B920]" office:value-type="float" office:value="0.110699593">
            <text:p>0,110699593</text:p>
          </table:table-cell>
        </table:table-row>
        <table:table-row table:style-name="ro3">
          <table:table-cell office:value-type="string">
            <text:p>4,595</text:p>
          </table:table-cell>
          <table:table-cell office:value-type="float" office:value="0.000372004">
            <text:p>0,000372004</text:p>
          </table:table-cell>
          <table:table-cell/>
          <table:table-cell office:value-type="string">
            <text:p>4,595</text:p>
          </table:table-cell>
          <table:table-cell office:value-type="float" office:value="0.110951">
            <text:p>0,110951</text:p>
          </table:table-cell>
          <table:table-cell/>
          <table:table-cell table:formula="of:=[.E921]-[.B921]" office:value-type="float" office:value="0.110578996">
            <text:p>0,110578996</text:p>
          </table:table-cell>
        </table:table-row>
        <table:table-row table:style-name="ro3">
          <table:table-cell office:value-type="string">
            <text:p>4,6</text:p>
          </table:table-cell>
          <table:table-cell office:value-type="float" office:value="0.000371602">
            <text:p>0,000371602</text:p>
          </table:table-cell>
          <table:table-cell/>
          <table:table-cell office:value-type="string">
            <text:p>4,6</text:p>
          </table:table-cell>
          <table:table-cell office:value-type="float" office:value="0.110831">
            <text:p>0,110831</text:p>
          </table:table-cell>
          <table:table-cell/>
          <table:table-cell table:formula="of:=[.E922]-[.B922]" office:value-type="float" office:value="0.110459398">
            <text:p>0,110459398</text:p>
          </table:table-cell>
        </table:table-row>
        <table:table-row table:style-name="ro3">
          <table:table-cell office:value-type="string">
            <text:p>4,605</text:p>
          </table:table-cell>
          <table:table-cell office:value-type="float" office:value="0.0003712">
            <text:p>0,0003712</text:p>
          </table:table-cell>
          <table:table-cell/>
          <table:table-cell office:value-type="string">
            <text:p>4,605</text:p>
          </table:table-cell>
          <table:table-cell office:value-type="float" office:value="0.11071">
            <text:p>0,11071</text:p>
          </table:table-cell>
          <table:table-cell/>
          <table:table-cell table:formula="of:=[.E923]-[.B923]" office:value-type="float" office:value="0.1103388">
            <text:p>0,1103388</text:p>
          </table:table-cell>
        </table:table-row>
        <table:table-row table:style-name="ro3">
          <table:table-cell office:value-type="string">
            <text:p>4,61</text:p>
          </table:table-cell>
          <table:table-cell office:value-type="float" office:value="0.0003708">
            <text:p>0,0003708</text:p>
          </table:table-cell>
          <table:table-cell/>
          <table:table-cell office:value-type="string">
            <text:p>4,61</text:p>
          </table:table-cell>
          <table:table-cell office:value-type="float" office:value="0.11059">
            <text:p>0,11059</text:p>
          </table:table-cell>
          <table:table-cell/>
          <table:table-cell table:formula="of:=[.E924]-[.B924]" office:value-type="float" office:value="0.1102192">
            <text:p>0,1102192</text:p>
          </table:table-cell>
        </table:table-row>
        <table:table-row table:style-name="ro3">
          <table:table-cell office:value-type="string">
            <text:p>4,615</text:p>
          </table:table-cell>
          <table:table-cell office:value-type="float" office:value="0.0003704">
            <text:p>0,0003704</text:p>
          </table:table-cell>
          <table:table-cell/>
          <table:table-cell office:value-type="string">
            <text:p>4,615</text:p>
          </table:table-cell>
          <table:table-cell office:value-type="float" office:value="0.11047">
            <text:p>0,11047</text:p>
          </table:table-cell>
          <table:table-cell/>
          <table:table-cell table:formula="of:=[.E925]-[.B925]" office:value-type="float" office:value="0.1100996">
            <text:p>0,1100996</text:p>
          </table:table-cell>
        </table:table-row>
        <table:table-row table:style-name="ro3">
          <table:table-cell office:value-type="string">
            <text:p>4,62</text:p>
          </table:table-cell>
          <table:table-cell office:value-type="float" office:value="0.000370002">
            <text:p>0,000370002</text:p>
          </table:table-cell>
          <table:table-cell/>
          <table:table-cell office:value-type="string">
            <text:p>4,62</text:p>
          </table:table-cell>
          <table:table-cell office:value-type="float" office:value="0.110351">
            <text:p>0,110351</text:p>
          </table:table-cell>
          <table:table-cell/>
          <table:table-cell table:formula="of:=[.E926]-[.B926]" office:value-type="float" office:value="0.109980998">
            <text:p>0,109980998</text:p>
          </table:table-cell>
        </table:table-row>
        <table:table-row table:style-name="ro3">
          <table:table-cell office:value-type="string">
            <text:p>4,625</text:p>
          </table:table-cell>
          <table:table-cell office:value-type="float" office:value="0.000369604">
            <text:p>0,000369604</text:p>
          </table:table-cell>
          <table:table-cell/>
          <table:table-cell office:value-type="string">
            <text:p>4,625</text:p>
          </table:table-cell>
          <table:table-cell office:value-type="float" office:value="0.110231">
            <text:p>0,110231</text:p>
          </table:table-cell>
          <table:table-cell/>
          <table:table-cell table:formula="of:=[.E927]-[.B927]" office:value-type="float" office:value="0.109861396">
            <text:p>0,109861396</text:p>
          </table:table-cell>
        </table:table-row>
        <table:table-row table:style-name="ro3">
          <table:table-cell office:value-type="string">
            <text:p>4,63</text:p>
          </table:table-cell>
          <table:table-cell office:value-type="float" office:value="0.000369207">
            <text:p>0,000369207</text:p>
          </table:table-cell>
          <table:table-cell/>
          <table:table-cell office:value-type="string">
            <text:p>4,63</text:p>
          </table:table-cell>
          <table:table-cell office:value-type="float" office:value="0.110112">
            <text:p>0,110112</text:p>
          </table:table-cell>
          <table:table-cell/>
          <table:table-cell table:formula="of:=[.E928]-[.B928]" office:value-type="float" office:value="0.109742793">
            <text:p>0,109742793</text:p>
          </table:table-cell>
        </table:table-row>
        <table:table-row table:style-name="ro3">
          <table:table-cell office:value-type="string">
            <text:p>4,635</text:p>
          </table:table-cell>
          <table:table-cell office:value-type="float" office:value="0.000368811">
            <text:p>0,000368811</text:p>
          </table:table-cell>
          <table:table-cell/>
          <table:table-cell office:value-type="string">
            <text:p>4,635</text:p>
          </table:table-cell>
          <table:table-cell office:value-type="float" office:value="0.109993">
            <text:p>0,109993</text:p>
          </table:table-cell>
          <table:table-cell/>
          <table:table-cell table:formula="of:=[.E929]-[.B929]" office:value-type="float" office:value="0.109624189">
            <text:p>0,109624189</text:p>
          </table:table-cell>
        </table:table-row>
        <table:table-row table:style-name="ro3">
          <table:table-cell office:value-type="string">
            <text:p>4,64</text:p>
          </table:table-cell>
          <table:table-cell office:value-type="float" office:value="0.000368415">
            <text:p>0,000368415</text:p>
          </table:table-cell>
          <table:table-cell/>
          <table:table-cell office:value-type="string">
            <text:p>4,64</text:p>
          </table:table-cell>
          <table:table-cell office:value-type="float" office:value="0.109875">
            <text:p>0,109875</text:p>
          </table:table-cell>
          <table:table-cell/>
          <table:table-cell table:formula="of:=[.E930]-[.B930]" office:value-type="float" office:value="0.109506585">
            <text:p>0,109506585</text:p>
          </table:table-cell>
        </table:table-row>
        <table:table-row table:style-name="ro3">
          <table:table-cell office:value-type="string">
            <text:p>4,645</text:p>
          </table:table-cell>
          <table:table-cell office:value-type="float" office:value="0.000368021">
            <text:p>0,000368021</text:p>
          </table:table-cell>
          <table:table-cell/>
          <table:table-cell office:value-type="string">
            <text:p>4,645</text:p>
          </table:table-cell>
          <table:table-cell office:value-type="float" office:value="0.109756">
            <text:p>0,109756</text:p>
          </table:table-cell>
          <table:table-cell/>
          <table:table-cell table:formula="of:=[.E931]-[.B931]" office:value-type="float" office:value="0.109387979">
            <text:p>0,109387979</text:p>
          </table:table-cell>
        </table:table-row>
        <table:table-row table:style-name="ro3">
          <table:table-cell office:value-type="string">
            <text:p>4,65</text:p>
          </table:table-cell>
          <table:table-cell office:value-type="float" office:value="0.000367627">
            <text:p>0,000367627</text:p>
          </table:table-cell>
          <table:table-cell/>
          <table:table-cell office:value-type="string">
            <text:p>4,65</text:p>
          </table:table-cell>
          <table:table-cell office:value-type="float" office:value="0.109638">
            <text:p>0,109638</text:p>
          </table:table-cell>
          <table:table-cell/>
          <table:table-cell table:formula="of:=[.E932]-[.B932]" office:value-type="float" office:value="0.109270373">
            <text:p>0,109270373</text:p>
          </table:table-cell>
        </table:table-row>
        <table:table-row table:style-name="ro3">
          <table:table-cell office:value-type="string">
            <text:p>4,655</text:p>
          </table:table-cell>
          <table:table-cell office:value-type="float" office:value="0.000367234">
            <text:p>0,000367234</text:p>
          </table:table-cell>
          <table:table-cell/>
          <table:table-cell office:value-type="string">
            <text:p>4,655</text:p>
          </table:table-cell>
          <table:table-cell office:value-type="float" office:value="0.109521">
            <text:p>0,109521</text:p>
          </table:table-cell>
          <table:table-cell/>
          <table:table-cell table:formula="of:=[.E933]-[.B933]" office:value-type="float" office:value="0.109153766">
            <text:p>0,109153766</text:p>
          </table:table-cell>
        </table:table-row>
        <table:table-row table:style-name="ro3">
          <table:table-cell office:value-type="string">
            <text:p>4,66</text:p>
          </table:table-cell>
          <table:table-cell office:value-type="float" office:value="0.000366843">
            <text:p>0,000366843</text:p>
          </table:table-cell>
          <table:table-cell/>
          <table:table-cell office:value-type="string">
            <text:p>4,66</text:p>
          </table:table-cell>
          <table:table-cell office:value-type="float" office:value="0.109403">
            <text:p>0,109403</text:p>
          </table:table-cell>
          <table:table-cell/>
          <table:table-cell table:formula="of:=[.E934]-[.B934]" office:value-type="float" office:value="0.109036157">
            <text:p>0,109036157</text:p>
          </table:table-cell>
        </table:table-row>
        <table:table-row table:style-name="ro3">
          <table:table-cell office:value-type="string">
            <text:p>4,665</text:p>
          </table:table-cell>
          <table:table-cell office:value-type="float" office:value="0.000366451">
            <text:p>0,000366451</text:p>
          </table:table-cell>
          <table:table-cell/>
          <table:table-cell office:value-type="string">
            <text:p>4,665</text:p>
          </table:table-cell>
          <table:table-cell office:value-type="float" office:value="0.109286">
            <text:p>0,109286</text:p>
          </table:table-cell>
          <table:table-cell/>
          <table:table-cell table:formula="of:=[.E935]-[.B935]" office:value-type="float" office:value="0.108919549">
            <text:p>0,108919549</text:p>
          </table:table-cell>
        </table:table-row>
        <table:table-row table:style-name="ro3">
          <table:table-cell office:value-type="string">
            <text:p>4,67</text:p>
          </table:table-cell>
          <table:table-cell office:value-type="float" office:value="0.000366061">
            <text:p>0,000366061</text:p>
          </table:table-cell>
          <table:table-cell/>
          <table:table-cell office:value-type="string">
            <text:p>4,67</text:p>
          </table:table-cell>
          <table:table-cell office:value-type="float" office:value="0.109169">
            <text:p>0,109169</text:p>
          </table:table-cell>
          <table:table-cell/>
          <table:table-cell table:formula="of:=[.E936]-[.B936]" office:value-type="float" office:value="0.108802939">
            <text:p>0,108802939</text:p>
          </table:table-cell>
        </table:table-row>
        <table:table-row table:style-name="ro3">
          <table:table-cell office:value-type="string">
            <text:p>4,675</text:p>
          </table:table-cell>
          <table:table-cell office:value-type="float" office:value="0.000365672">
            <text:p>0,000365672</text:p>
          </table:table-cell>
          <table:table-cell/>
          <table:table-cell office:value-type="string">
            <text:p>4,675</text:p>
          </table:table-cell>
          <table:table-cell office:value-type="float" office:value="0.109052">
            <text:p>0,109052</text:p>
          </table:table-cell>
          <table:table-cell/>
          <table:table-cell table:formula="of:=[.E937]-[.B937]" office:value-type="float" office:value="0.108686328">
            <text:p>0,108686328</text:p>
          </table:table-cell>
        </table:table-row>
        <table:table-row table:style-name="ro3">
          <table:table-cell office:value-type="string">
            <text:p>4,68</text:p>
          </table:table-cell>
          <table:table-cell office:value-type="float" office:value="0.000365283">
            <text:p>0,000365283</text:p>
          </table:table-cell>
          <table:table-cell/>
          <table:table-cell office:value-type="string">
            <text:p>4,68</text:p>
          </table:table-cell>
          <table:table-cell office:value-type="float" office:value="0.108935">
            <text:p>0,108935</text:p>
          </table:table-cell>
          <table:table-cell/>
          <table:table-cell table:formula="of:=[.E938]-[.B938]" office:value-type="float" office:value="0.108569717">
            <text:p>0,108569717</text:p>
          </table:table-cell>
        </table:table-row>
        <table:table-row table:style-name="ro3">
          <table:table-cell office:value-type="string">
            <text:p>4,685</text:p>
          </table:table-cell>
          <table:table-cell office:value-type="float" office:value="0.000364896">
            <text:p>0,000364896</text:p>
          </table:table-cell>
          <table:table-cell/>
          <table:table-cell office:value-type="string">
            <text:p>4,685</text:p>
          </table:table-cell>
          <table:table-cell office:value-type="float" office:value="0.108819">
            <text:p>0,108819</text:p>
          </table:table-cell>
          <table:table-cell/>
          <table:table-cell table:formula="of:=[.E939]-[.B939]" office:value-type="float" office:value="0.108454104">
            <text:p>0,108454104</text:p>
          </table:table-cell>
        </table:table-row>
        <table:table-row table:style-name="ro3">
          <table:table-cell office:value-type="string">
            <text:p>4,69</text:p>
          </table:table-cell>
          <table:table-cell office:value-type="float" office:value="0.000364509">
            <text:p>0,000364509</text:p>
          </table:table-cell>
          <table:table-cell/>
          <table:table-cell office:value-type="string">
            <text:p>4,69</text:p>
          </table:table-cell>
          <table:table-cell office:value-type="float" office:value="0.108703">
            <text:p>0,108703</text:p>
          </table:table-cell>
          <table:table-cell/>
          <table:table-cell table:formula="of:=[.E940]-[.B940]" office:value-type="float" office:value="0.108338491">
            <text:p>0,108338491</text:p>
          </table:table-cell>
        </table:table-row>
        <table:table-row table:style-name="ro3">
          <table:table-cell office:value-type="string">
            <text:p>4,695</text:p>
          </table:table-cell>
          <table:table-cell office:value-type="float" office:value="0.000364123">
            <text:p>0,000364123</text:p>
          </table:table-cell>
          <table:table-cell/>
          <table:table-cell office:value-type="string">
            <text:p>4,695</text:p>
          </table:table-cell>
          <table:table-cell office:value-type="float" office:value="0.108587">
            <text:p>0,108587</text:p>
          </table:table-cell>
          <table:table-cell/>
          <table:table-cell table:formula="of:=[.E941]-[.B941]" office:value-type="float" office:value="0.108222877">
            <text:p>0,108222877</text:p>
          </table:table-cell>
        </table:table-row>
        <table:table-row table:style-name="ro3">
          <table:table-cell office:value-type="string">
            <text:p>4,7</text:p>
          </table:table-cell>
          <table:table-cell office:value-type="float" office:value="0.000363737">
            <text:p>0,000363737</text:p>
          </table:table-cell>
          <table:table-cell/>
          <table:table-cell office:value-type="string">
            <text:p>4,7</text:p>
          </table:table-cell>
          <table:table-cell office:value-type="float" office:value="0.108471">
            <text:p>0,108471</text:p>
          </table:table-cell>
          <table:table-cell/>
          <table:table-cell table:formula="of:=[.E942]-[.B942]" office:value-type="float" office:value="0.108107263">
            <text:p>0,108107263</text:p>
          </table:table-cell>
        </table:table-row>
        <table:table-row table:style-name="ro3">
          <table:table-cell office:value-type="string">
            <text:p>4,705</text:p>
          </table:table-cell>
          <table:table-cell office:value-type="float" office:value="0.000363353">
            <text:p>0,000363353</text:p>
          </table:table-cell>
          <table:table-cell/>
          <table:table-cell office:value-type="string">
            <text:p>4,705</text:p>
          </table:table-cell>
          <table:table-cell office:value-type="float" office:value="0.108356">
            <text:p>0,108356</text:p>
          </table:table-cell>
          <table:table-cell/>
          <table:table-cell table:formula="of:=[.E943]-[.B943]" office:value-type="float" office:value="0.107992647">
            <text:p>0,107992647</text:p>
          </table:table-cell>
        </table:table-row>
        <table:table-row table:style-name="ro3">
          <table:table-cell office:value-type="string">
            <text:p>4,71</text:p>
          </table:table-cell>
          <table:table-cell office:value-type="float" office:value="0.000362969">
            <text:p>0,000362969</text:p>
          </table:table-cell>
          <table:table-cell/>
          <table:table-cell office:value-type="string">
            <text:p>4,71</text:p>
          </table:table-cell>
          <table:table-cell office:value-type="float" office:value="0.108241">
            <text:p>0,108241</text:p>
          </table:table-cell>
          <table:table-cell/>
          <table:table-cell table:formula="of:=[.E944]-[.B944]" office:value-type="float" office:value="0.107878031">
            <text:p>0,107878031</text:p>
          </table:table-cell>
        </table:table-row>
        <table:table-row table:style-name="ro3">
          <table:table-cell office:value-type="string">
            <text:p>4,715</text:p>
          </table:table-cell>
          <table:table-cell office:value-type="float" office:value="0.000362586">
            <text:p>0,000362586</text:p>
          </table:table-cell>
          <table:table-cell/>
          <table:table-cell office:value-type="string">
            <text:p>4,715</text:p>
          </table:table-cell>
          <table:table-cell office:value-type="float" office:value="0.108126">
            <text:p>0,108126</text:p>
          </table:table-cell>
          <table:table-cell/>
          <table:table-cell table:formula="of:=[.E945]-[.B945]" office:value-type="float" office:value="0.107763414">
            <text:p>0,107763414</text:p>
          </table:table-cell>
        </table:table-row>
        <table:table-row table:style-name="ro3">
          <table:table-cell office:value-type="string">
            <text:p>4,72</text:p>
          </table:table-cell>
          <table:table-cell office:value-type="float" office:value="0.000362204">
            <text:p>0,000362204</text:p>
          </table:table-cell>
          <table:table-cell/>
          <table:table-cell office:value-type="string">
            <text:p>4,72</text:p>
          </table:table-cell>
          <table:table-cell office:value-type="float" office:value="0.108012">
            <text:p>0,108012</text:p>
          </table:table-cell>
          <table:table-cell/>
          <table:table-cell table:formula="of:=[.E946]-[.B946]" office:value-type="float" office:value="0.107649796">
            <text:p>0,107649796</text:p>
          </table:table-cell>
        </table:table-row>
        <table:table-row table:style-name="ro3">
          <table:table-cell office:value-type="string">
            <text:p>4,725</text:p>
          </table:table-cell>
          <table:table-cell office:value-type="float" office:value="0.000361823">
            <text:p>0,000361823</text:p>
          </table:table-cell>
          <table:table-cell/>
          <table:table-cell office:value-type="string">
            <text:p>4,725</text:p>
          </table:table-cell>
          <table:table-cell office:value-type="float" office:value="0.107897">
            <text:p>0,107897</text:p>
          </table:table-cell>
          <table:table-cell/>
          <table:table-cell table:formula="of:=[.E947]-[.B947]" office:value-type="float" office:value="0.107535177">
            <text:p>0,107535177</text:p>
          </table:table-cell>
        </table:table-row>
        <table:table-row table:style-name="ro3">
          <table:table-cell office:value-type="string">
            <text:p>4,73</text:p>
          </table:table-cell>
          <table:table-cell office:value-type="float" office:value="0.000361443">
            <text:p>0,000361443</text:p>
          </table:table-cell>
          <table:table-cell/>
          <table:table-cell office:value-type="string">
            <text:p>4,73</text:p>
          </table:table-cell>
          <table:table-cell office:value-type="float" office:value="0.107783">
            <text:p>0,107783</text:p>
          </table:table-cell>
          <table:table-cell/>
          <table:table-cell table:formula="of:=[.E948]-[.B948]" office:value-type="float" office:value="0.107421557">
            <text:p>0,107421557</text:p>
          </table:table-cell>
        </table:table-row>
        <table:table-row table:style-name="ro3">
          <table:table-cell office:value-type="string">
            <text:p>4,735</text:p>
          </table:table-cell>
          <table:table-cell office:value-type="float" office:value="0.000361063">
            <text:p>0,000361063</text:p>
          </table:table-cell>
          <table:table-cell/>
          <table:table-cell office:value-type="string">
            <text:p>4,735</text:p>
          </table:table-cell>
          <table:table-cell office:value-type="float" office:value="0.107669">
            <text:p>0,107669</text:p>
          </table:table-cell>
          <table:table-cell/>
          <table:table-cell table:formula="of:=[.E949]-[.B949]" office:value-type="float" office:value="0.107307937">
            <text:p>0,107307937</text:p>
          </table:table-cell>
        </table:table-row>
        <table:table-row table:style-name="ro3">
          <table:table-cell office:value-type="string">
            <text:p>4,74</text:p>
          </table:table-cell>
          <table:table-cell office:value-type="float" office:value="0.000360685">
            <text:p>0,000360685</text:p>
          </table:table-cell>
          <table:table-cell/>
          <table:table-cell office:value-type="string">
            <text:p>4,74</text:p>
          </table:table-cell>
          <table:table-cell office:value-type="float" office:value="0.107556">
            <text:p>0,107556</text:p>
          </table:table-cell>
          <table:table-cell/>
          <table:table-cell table:formula="of:=[.E950]-[.B950]" office:value-type="float" office:value="0.107195315">
            <text:p>0,107195315</text:p>
          </table:table-cell>
        </table:table-row>
        <table:table-row table:style-name="ro3">
          <table:table-cell office:value-type="string">
            <text:p>4,745</text:p>
          </table:table-cell>
          <table:table-cell office:value-type="float" office:value="0.000360307">
            <text:p>0,000360307</text:p>
          </table:table-cell>
          <table:table-cell/>
          <table:table-cell office:value-type="string">
            <text:p>4,745</text:p>
          </table:table-cell>
          <table:table-cell office:value-type="float" office:value="0.107442">
            <text:p>0,107442</text:p>
          </table:table-cell>
          <table:table-cell/>
          <table:table-cell table:formula="of:=[.E951]-[.B951]" office:value-type="float" office:value="0.107081693">
            <text:p>0,107081693</text:p>
          </table:table-cell>
        </table:table-row>
        <table:table-row table:style-name="ro3">
          <table:table-cell office:value-type="string">
            <text:p>4,75</text:p>
          </table:table-cell>
          <table:table-cell office:value-type="float" office:value="0.00035993">
            <text:p>0,00035993</text:p>
          </table:table-cell>
          <table:table-cell/>
          <table:table-cell office:value-type="string">
            <text:p>4,75</text:p>
          </table:table-cell>
          <table:table-cell office:value-type="float" office:value="0.107329">
            <text:p>0,107329</text:p>
          </table:table-cell>
          <table:table-cell/>
          <table:table-cell table:formula="of:=[.E952]-[.B952]" office:value-type="float" office:value="0.10696907">
            <text:p>0,10696907</text:p>
          </table:table-cell>
        </table:table-row>
        <table:table-row table:style-name="ro3">
          <table:table-cell office:value-type="string">
            <text:p>4,755</text:p>
          </table:table-cell>
          <table:table-cell office:value-type="float" office:value="0.000359553">
            <text:p>0,000359553</text:p>
          </table:table-cell>
          <table:table-cell/>
          <table:table-cell office:value-type="string">
            <text:p>4,755</text:p>
          </table:table-cell>
          <table:table-cell office:value-type="float" office:value="0.107216">
            <text:p>0,107216</text:p>
          </table:table-cell>
          <table:table-cell/>
          <table:table-cell table:formula="of:=[.E953]-[.B953]" office:value-type="float" office:value="0.106856447">
            <text:p>0,106856447</text:p>
          </table:table-cell>
        </table:table-row>
        <table:table-row table:style-name="ro3">
          <table:table-cell office:value-type="string">
            <text:p>4,76</text:p>
          </table:table-cell>
          <table:table-cell office:value-type="float" office:value="0.000359178">
            <text:p>0,000359178</text:p>
          </table:table-cell>
          <table:table-cell/>
          <table:table-cell office:value-type="string">
            <text:p>4,76</text:p>
          </table:table-cell>
          <table:table-cell office:value-type="float" office:value="0.107103">
            <text:p>0,107103</text:p>
          </table:table-cell>
          <table:table-cell/>
          <table:table-cell table:formula="of:=[.E954]-[.B954]" office:value-type="float" office:value="0.106743822">
            <text:p>0,106743822</text:p>
          </table:table-cell>
        </table:table-row>
        <table:table-row table:style-name="ro3">
          <table:table-cell office:value-type="string">
            <text:p>4,765</text:p>
          </table:table-cell>
          <table:table-cell office:value-type="float" office:value="0.000358803">
            <text:p>0,000358803</text:p>
          </table:table-cell>
          <table:table-cell/>
          <table:table-cell office:value-type="string">
            <text:p>4,765</text:p>
          </table:table-cell>
          <table:table-cell office:value-type="float" office:value="0.106991">
            <text:p>0,106991</text:p>
          </table:table-cell>
          <table:table-cell/>
          <table:table-cell table:formula="of:=[.E955]-[.B955]" office:value-type="float" office:value="0.106632197">
            <text:p>0,106632197</text:p>
          </table:table-cell>
        </table:table-row>
        <table:table-row table:style-name="ro3">
          <table:table-cell office:value-type="string">
            <text:p>4,77</text:p>
          </table:table-cell>
          <table:table-cell office:value-type="float" office:value="0.000358429">
            <text:p>0,000358429</text:p>
          </table:table-cell>
          <table:table-cell/>
          <table:table-cell office:value-type="string">
            <text:p>4,77</text:p>
          </table:table-cell>
          <table:table-cell office:value-type="float" office:value="0.106879">
            <text:p>0,106879</text:p>
          </table:table-cell>
          <table:table-cell/>
          <table:table-cell table:formula="of:=[.E956]-[.B956]" office:value-type="float" office:value="0.106520571">
            <text:p>0,106520571</text:p>
          </table:table-cell>
        </table:table-row>
        <table:table-row table:style-name="ro3">
          <table:table-cell office:value-type="string">
            <text:p>4,775</text:p>
          </table:table-cell>
          <table:table-cell office:value-type="float" office:value="0.000358056">
            <text:p>0,000358056</text:p>
          </table:table-cell>
          <table:table-cell/>
          <table:table-cell office:value-type="string">
            <text:p>4,775</text:p>
          </table:table-cell>
          <table:table-cell office:value-type="float" office:value="0.106767">
            <text:p>0,106767</text:p>
          </table:table-cell>
          <table:table-cell/>
          <table:table-cell table:formula="of:=[.E957]-[.B957]" office:value-type="float" office:value="0.106408944">
            <text:p>0,106408944</text:p>
          </table:table-cell>
        </table:table-row>
        <table:table-row table:style-name="ro3">
          <table:table-cell office:value-type="string">
            <text:p>4,78</text:p>
          </table:table-cell>
          <table:table-cell office:value-type="float" office:value="0.000357683">
            <text:p>0,000357683</text:p>
          </table:table-cell>
          <table:table-cell/>
          <table:table-cell office:value-type="string">
            <text:p>4,78</text:p>
          </table:table-cell>
          <table:table-cell office:value-type="float" office:value="0.106655">
            <text:p>0,106655</text:p>
          </table:table-cell>
          <table:table-cell/>
          <table:table-cell table:formula="of:=[.E958]-[.B958]" office:value-type="float" office:value="0.106297317">
            <text:p>0,106297317</text:p>
          </table:table-cell>
        </table:table-row>
        <table:table-row table:style-name="ro3">
          <table:table-cell office:value-type="string">
            <text:p>4,785</text:p>
          </table:table-cell>
          <table:table-cell office:value-type="float" office:value="0.000357312">
            <text:p>0,000357312</text:p>
          </table:table-cell>
          <table:table-cell/>
          <table:table-cell office:value-type="string">
            <text:p>4,785</text:p>
          </table:table-cell>
          <table:table-cell office:value-type="float" office:value="0.106543">
            <text:p>0,106543</text:p>
          </table:table-cell>
          <table:table-cell/>
          <table:table-cell table:formula="of:=[.E959]-[.B959]" office:value-type="float" office:value="0.106185688">
            <text:p>0,106185688</text:p>
          </table:table-cell>
        </table:table-row>
        <table:table-row table:style-name="ro3">
          <table:table-cell office:value-type="string">
            <text:p>4,79</text:p>
          </table:table-cell>
          <table:table-cell office:value-type="float" office:value="0.000356941">
            <text:p>0,000356941</text:p>
          </table:table-cell>
          <table:table-cell/>
          <table:table-cell office:value-type="string">
            <text:p>4,79</text:p>
          </table:table-cell>
          <table:table-cell office:value-type="float" office:value="0.106432">
            <text:p>0,106432</text:p>
          </table:table-cell>
          <table:table-cell/>
          <table:table-cell table:formula="of:=[.E960]-[.B960]" office:value-type="float" office:value="0.106075059">
            <text:p>0,106075059</text:p>
          </table:table-cell>
        </table:table-row>
        <table:table-row table:style-name="ro3">
          <table:table-cell office:value-type="string">
            <text:p>4,795</text:p>
          </table:table-cell>
          <table:table-cell office:value-type="float" office:value="0.000356571">
            <text:p>0,000356571</text:p>
          </table:table-cell>
          <table:table-cell/>
          <table:table-cell office:value-type="string">
            <text:p>4,795</text:p>
          </table:table-cell>
          <table:table-cell office:value-type="float" office:value="0.106321">
            <text:p>0,106321</text:p>
          </table:table-cell>
          <table:table-cell/>
          <table:table-cell table:formula="of:=[.E961]-[.B961]" office:value-type="float" office:value="0.105964429">
            <text:p>0,105964429</text:p>
          </table:table-cell>
        </table:table-row>
        <table:table-row table:style-name="ro3">
          <table:table-cell office:value-type="string">
            <text:p>4,8</text:p>
          </table:table-cell>
          <table:table-cell office:value-type="float" office:value="0.000356201">
            <text:p>0,000356201</text:p>
          </table:table-cell>
          <table:table-cell/>
          <table:table-cell office:value-type="string">
            <text:p>4,8</text:p>
          </table:table-cell>
          <table:table-cell office:value-type="float" office:value="0.10621">
            <text:p>0,10621</text:p>
          </table:table-cell>
          <table:table-cell/>
          <table:table-cell table:formula="of:=[.E962]-[.B962]" office:value-type="float" office:value="0.105853799">
            <text:p>0,105853799</text:p>
          </table:table-cell>
        </table:table-row>
        <table:table-row table:style-name="ro3">
          <table:table-cell office:value-type="string">
            <text:p>4,805</text:p>
          </table:table-cell>
          <table:table-cell office:value-type="float" office:value="0.000355833">
            <text:p>0,000355833</text:p>
          </table:table-cell>
          <table:table-cell/>
          <table:table-cell office:value-type="string">
            <text:p>4,805</text:p>
          </table:table-cell>
          <table:table-cell office:value-type="float" office:value="0.1061">
            <text:p>0,1061</text:p>
          </table:table-cell>
          <table:table-cell/>
          <table:table-cell table:formula="of:=[.E963]-[.B963]" office:value-type="float" office:value="0.105744167">
            <text:p>0,105744167</text:p>
          </table:table-cell>
        </table:table-row>
        <table:table-row table:style-name="ro3">
          <table:table-cell office:value-type="string">
            <text:p>4,81</text:p>
          </table:table-cell>
          <table:table-cell office:value-type="float" office:value="0.000355465">
            <text:p>0,000355465</text:p>
          </table:table-cell>
          <table:table-cell/>
          <table:table-cell office:value-type="string">
            <text:p>4,81</text:p>
          </table:table-cell>
          <table:table-cell office:value-type="float" office:value="0.105989">
            <text:p>0,105989</text:p>
          </table:table-cell>
          <table:table-cell/>
          <table:table-cell table:formula="of:=[.E964]-[.B964]" office:value-type="float" office:value="0.105633535">
            <text:p>0,105633535</text:p>
          </table:table-cell>
        </table:table-row>
        <table:table-row table:style-name="ro3">
          <table:table-cell office:value-type="string">
            <text:p>4,815</text:p>
          </table:table-cell>
          <table:table-cell office:value-type="float" office:value="0.000355098">
            <text:p>0,000355098</text:p>
          </table:table-cell>
          <table:table-cell/>
          <table:table-cell office:value-type="string">
            <text:p>4,815</text:p>
          </table:table-cell>
          <table:table-cell office:value-type="float" office:value="0.105879">
            <text:p>0,105879</text:p>
          </table:table-cell>
          <table:table-cell/>
          <table:table-cell table:formula="of:=[.E965]-[.B965]" office:value-type="float" office:value="0.105523902">
            <text:p>0,105523902</text:p>
          </table:table-cell>
        </table:table-row>
        <table:table-row table:style-name="ro3">
          <table:table-cell office:value-type="string">
            <text:p>4,82</text:p>
          </table:table-cell>
          <table:table-cell office:value-type="float" office:value="0.000354732">
            <text:p>0,000354732</text:p>
          </table:table-cell>
          <table:table-cell/>
          <table:table-cell office:value-type="string">
            <text:p>4,82</text:p>
          </table:table-cell>
          <table:table-cell office:value-type="float" office:value="0.105769">
            <text:p>0,105769</text:p>
          </table:table-cell>
          <table:table-cell/>
          <table:table-cell table:formula="of:=[.E966]-[.B966]" office:value-type="float" office:value="0.105414268">
            <text:p>0,105414268</text:p>
          </table:table-cell>
        </table:table-row>
        <table:table-row table:style-name="ro3">
          <table:table-cell office:value-type="string">
            <text:p>4,825</text:p>
          </table:table-cell>
          <table:table-cell office:value-type="float" office:value="0.000354366">
            <text:p>0,000354366</text:p>
          </table:table-cell>
          <table:table-cell/>
          <table:table-cell office:value-type="string">
            <text:p>4,825</text:p>
          </table:table-cell>
          <table:table-cell office:value-type="float" office:value="0.10566">
            <text:p>0,10566</text:p>
          </table:table-cell>
          <table:table-cell/>
          <table:table-cell table:formula="of:=[.E967]-[.B967]" office:value-type="float" office:value="0.105305634">
            <text:p>0,105305634</text:p>
          </table:table-cell>
        </table:table-row>
        <table:table-row table:style-name="ro3">
          <table:table-cell office:value-type="string">
            <text:p>4,83</text:p>
          </table:table-cell>
          <table:table-cell office:value-type="float" office:value="0.000354001">
            <text:p>0,000354001</text:p>
          </table:table-cell>
          <table:table-cell/>
          <table:table-cell office:value-type="string">
            <text:p>4,83</text:p>
          </table:table-cell>
          <table:table-cell office:value-type="float" office:value="0.10555">
            <text:p>0,10555</text:p>
          </table:table-cell>
          <table:table-cell/>
          <table:table-cell table:formula="of:=[.E968]-[.B968]" office:value-type="float" office:value="0.105195999">
            <text:p>0,105195999</text:p>
          </table:table-cell>
        </table:table-row>
        <table:table-row table:style-name="ro3">
          <table:table-cell office:value-type="string">
            <text:p>4,835</text:p>
          </table:table-cell>
          <table:table-cell office:value-type="float" office:value="0.000353637">
            <text:p>0,000353637</text:p>
          </table:table-cell>
          <table:table-cell/>
          <table:table-cell office:value-type="string">
            <text:p>4,835</text:p>
          </table:table-cell>
          <table:table-cell office:value-type="float" office:value="0.105441">
            <text:p>0,105441</text:p>
          </table:table-cell>
          <table:table-cell/>
          <table:table-cell table:formula="of:=[.E969]-[.B969]" office:value-type="float" office:value="0.105087363">
            <text:p>0,105087363</text:p>
          </table:table-cell>
        </table:table-row>
        <table:table-row table:style-name="ro3">
          <table:table-cell office:value-type="string">
            <text:p>4,84</text:p>
          </table:table-cell>
          <table:table-cell office:value-type="float" office:value="0.000353274">
            <text:p>0,000353274</text:p>
          </table:table-cell>
          <table:table-cell/>
          <table:table-cell office:value-type="string">
            <text:p>4,84</text:p>
          </table:table-cell>
          <table:table-cell office:value-type="float" office:value="0.105332">
            <text:p>0,105332</text:p>
          </table:table-cell>
          <table:table-cell/>
          <table:table-cell table:formula="of:=[.E970]-[.B970]" office:value-type="float" office:value="0.104978726">
            <text:p>0,104978726</text:p>
          </table:table-cell>
        </table:table-row>
        <table:table-row table:style-name="ro3">
          <table:table-cell office:value-type="string">
            <text:p>4,845</text:p>
          </table:table-cell>
          <table:table-cell office:value-type="float" office:value="0.000352912">
            <text:p>0,000352912</text:p>
          </table:table-cell>
          <table:table-cell/>
          <table:table-cell office:value-type="string">
            <text:p>4,845</text:p>
          </table:table-cell>
          <table:table-cell office:value-type="float" office:value="0.105223">
            <text:p>0,105223</text:p>
          </table:table-cell>
          <table:table-cell/>
          <table:table-cell table:formula="of:=[.E971]-[.B971]" office:value-type="float" office:value="0.104870088">
            <text:p>0,104870088</text:p>
          </table:table-cell>
        </table:table-row>
        <table:table-row table:style-name="ro3">
          <table:table-cell office:value-type="string">
            <text:p>4,85</text:p>
          </table:table-cell>
          <table:table-cell office:value-type="float" office:value="0.00035255">
            <text:p>0,00035255</text:p>
          </table:table-cell>
          <table:table-cell/>
          <table:table-cell office:value-type="string">
            <text:p>4,85</text:p>
          </table:table-cell>
          <table:table-cell office:value-type="float" office:value="0.105115">
            <text:p>0,105115</text:p>
          </table:table-cell>
          <table:table-cell/>
          <table:table-cell table:formula="of:=[.E972]-[.B972]" office:value-type="float" office:value="0.10476245">
            <text:p>0,10476245</text:p>
          </table:table-cell>
        </table:table-row>
        <table:table-row table:style-name="ro3">
          <table:table-cell office:value-type="string">
            <text:p>4,855</text:p>
          </table:table-cell>
          <table:table-cell office:value-type="float" office:value="0.000352189">
            <text:p>0,000352189</text:p>
          </table:table-cell>
          <table:table-cell/>
          <table:table-cell office:value-type="string">
            <text:p>4,855</text:p>
          </table:table-cell>
          <table:table-cell office:value-type="float" office:value="0.105007">
            <text:p>0,105007</text:p>
          </table:table-cell>
          <table:table-cell/>
          <table:table-cell table:formula="of:=[.E973]-[.B973]" office:value-type="float" office:value="0.104654811">
            <text:p>0,104654811</text:p>
          </table:table-cell>
        </table:table-row>
        <table:table-row table:style-name="ro3">
          <table:table-cell office:value-type="string">
            <text:p>4,86</text:p>
          </table:table-cell>
          <table:table-cell office:value-type="float" office:value="0.000351829">
            <text:p>0,000351829</text:p>
          </table:table-cell>
          <table:table-cell/>
          <table:table-cell office:value-type="string">
            <text:p>4,86</text:p>
          </table:table-cell>
          <table:table-cell office:value-type="float" office:value="0.104898">
            <text:p>0,104898</text:p>
          </table:table-cell>
          <table:table-cell/>
          <table:table-cell table:formula="of:=[.E974]-[.B974]" office:value-type="float" office:value="0.104546171">
            <text:p>0,104546171</text:p>
          </table:table-cell>
        </table:table-row>
        <table:table-row table:style-name="ro3">
          <table:table-cell office:value-type="string">
            <text:p>4,865</text:p>
          </table:table-cell>
          <table:table-cell office:value-type="float" office:value="0.000351469">
            <text:p>0,000351469</text:p>
          </table:table-cell>
          <table:table-cell/>
          <table:table-cell office:value-type="string">
            <text:p>4,865</text:p>
          </table:table-cell>
          <table:table-cell office:value-type="float" office:value="0.104791">
            <text:p>0,104791</text:p>
          </table:table-cell>
          <table:table-cell/>
          <table:table-cell table:formula="of:=[.E975]-[.B975]" office:value-type="float" office:value="0.104439531">
            <text:p>0,104439531</text:p>
          </table:table-cell>
        </table:table-row>
        <table:table-row table:style-name="ro3">
          <table:table-cell office:value-type="string">
            <text:p>4,87</text:p>
          </table:table-cell>
          <table:table-cell office:value-type="float" office:value="0.000351111">
            <text:p>0,000351111</text:p>
          </table:table-cell>
          <table:table-cell/>
          <table:table-cell office:value-type="string">
            <text:p>4,87</text:p>
          </table:table-cell>
          <table:table-cell office:value-type="float" office:value="0.104683">
            <text:p>0,104683</text:p>
          </table:table-cell>
          <table:table-cell/>
          <table:table-cell table:formula="of:=[.E976]-[.B976]" office:value-type="float" office:value="0.104331889">
            <text:p>0,104331889</text:p>
          </table:table-cell>
        </table:table-row>
        <table:table-row table:style-name="ro3">
          <table:table-cell office:value-type="string">
            <text:p>4,875</text:p>
          </table:table-cell>
          <table:table-cell office:value-type="float" office:value="0.000350753">
            <text:p>0,000350753</text:p>
          </table:table-cell>
          <table:table-cell/>
          <table:table-cell office:value-type="string">
            <text:p>4,875</text:p>
          </table:table-cell>
          <table:table-cell office:value-type="float" office:value="0.104576">
            <text:p>0,104576</text:p>
          </table:table-cell>
          <table:table-cell/>
          <table:table-cell table:formula="of:=[.E977]-[.B977]" office:value-type="float" office:value="0.104225247">
            <text:p>0,104225247</text:p>
          </table:table-cell>
        </table:table-row>
        <table:table-row table:style-name="ro3">
          <table:table-cell office:value-type="string">
            <text:p>4,88</text:p>
          </table:table-cell>
          <table:table-cell office:value-type="float" office:value="0.000350395">
            <text:p>0,000350395</text:p>
          </table:table-cell>
          <table:table-cell/>
          <table:table-cell office:value-type="string">
            <text:p>4,88</text:p>
          </table:table-cell>
          <table:table-cell office:value-type="float" office:value="0.104468">
            <text:p>0,104468</text:p>
          </table:table-cell>
          <table:table-cell/>
          <table:table-cell table:formula="of:=[.E978]-[.B978]" office:value-type="float" office:value="0.104117605">
            <text:p>0,104117605</text:p>
          </table:table-cell>
        </table:table-row>
        <table:table-row table:style-name="ro3">
          <table:table-cell office:value-type="string">
            <text:p>4,885</text:p>
          </table:table-cell>
          <table:table-cell office:value-type="float" office:value="0.000350039">
            <text:p>0,000350039</text:p>
          </table:table-cell>
          <table:table-cell/>
          <table:table-cell office:value-type="string">
            <text:p>4,885</text:p>
          </table:table-cell>
          <table:table-cell office:value-type="float" office:value="0.104361">
            <text:p>0,104361</text:p>
          </table:table-cell>
          <table:table-cell/>
          <table:table-cell table:formula="of:=[.E979]-[.B979]" office:value-type="float" office:value="0.104010961">
            <text:p>0,104010961</text:p>
          </table:table-cell>
        </table:table-row>
        <table:table-row table:style-name="ro3">
          <table:table-cell office:value-type="string">
            <text:p>4,89</text:p>
          </table:table-cell>
          <table:table-cell office:value-type="float" office:value="0.000349683">
            <text:p>0,000349683</text:p>
          </table:table-cell>
          <table:table-cell/>
          <table:table-cell office:value-type="string">
            <text:p>4,89</text:p>
          </table:table-cell>
          <table:table-cell office:value-type="float" office:value="0.104255">
            <text:p>0,104255</text:p>
          </table:table-cell>
          <table:table-cell/>
          <table:table-cell table:formula="of:=[.E980]-[.B980]" office:value-type="float" office:value="0.103905317">
            <text:p>0,103905317</text:p>
          </table:table-cell>
        </table:table-row>
        <table:table-row table:style-name="ro3">
          <table:table-cell office:value-type="string">
            <text:p>4,895</text:p>
          </table:table-cell>
          <table:table-cell office:value-type="float" office:value="0.000349328">
            <text:p>0,000349328</text:p>
          </table:table-cell>
          <table:table-cell/>
          <table:table-cell office:value-type="string">
            <text:p>4,895</text:p>
          </table:table-cell>
          <table:table-cell office:value-type="float" office:value="0.104148">
            <text:p>0,104148</text:p>
          </table:table-cell>
          <table:table-cell/>
          <table:table-cell table:formula="of:=[.E981]-[.B981]" office:value-type="float" office:value="0.103798672">
            <text:p>0,103798672</text:p>
          </table:table-cell>
        </table:table-row>
        <table:table-row table:style-name="ro3">
          <table:table-cell office:value-type="string">
            <text:p>4,9</text:p>
          </table:table-cell>
          <table:table-cell office:value-type="float" office:value="0.000348974">
            <text:p>0,000348974</text:p>
          </table:table-cell>
          <table:table-cell/>
          <table:table-cell office:value-type="string">
            <text:p>4,9</text:p>
          </table:table-cell>
          <table:table-cell office:value-type="float" office:value="0.104042">
            <text:p>0,104042</text:p>
          </table:table-cell>
          <table:table-cell/>
          <table:table-cell table:formula="of:=[.E982]-[.B982]" office:value-type="float" office:value="0.103693026">
            <text:p>0,103693026</text:p>
          </table:table-cell>
        </table:table-row>
        <table:table-row table:style-name="ro3">
          <table:table-cell office:value-type="string">
            <text:p>4,905</text:p>
          </table:table-cell>
          <table:table-cell office:value-type="float" office:value="0.00034862">
            <text:p>0,00034862</text:p>
          </table:table-cell>
          <table:table-cell/>
          <table:table-cell office:value-type="string">
            <text:p>4,905</text:p>
          </table:table-cell>
          <table:table-cell office:value-type="float" office:value="0.103936">
            <text:p>0,103936</text:p>
          </table:table-cell>
          <table:table-cell/>
          <table:table-cell table:formula="of:=[.E983]-[.B983]" office:value-type="float" office:value="0.10358738">
            <text:p>0,10358738</text:p>
          </table:table-cell>
        </table:table-row>
        <table:table-row table:style-name="ro3">
          <table:table-cell office:value-type="string">
            <text:p>4,91</text:p>
          </table:table-cell>
          <table:table-cell office:value-type="float" office:value="0.000348267">
            <text:p>0,000348267</text:p>
          </table:table-cell>
          <table:table-cell/>
          <table:table-cell office:value-type="string">
            <text:p>4,91</text:p>
          </table:table-cell>
          <table:table-cell office:value-type="float" office:value="0.10383">
            <text:p>0,10383</text:p>
          </table:table-cell>
          <table:table-cell/>
          <table:table-cell table:formula="of:=[.E984]-[.B984]" office:value-type="float" office:value="0.103481733">
            <text:p>0,103481733</text:p>
          </table:table-cell>
        </table:table-row>
        <table:table-row table:style-name="ro3">
          <table:table-cell office:value-type="string">
            <text:p>4,915</text:p>
          </table:table-cell>
          <table:table-cell office:value-type="float" office:value="0.000347915">
            <text:p>0,000347915</text:p>
          </table:table-cell>
          <table:table-cell/>
          <table:table-cell office:value-type="string">
            <text:p>4,915</text:p>
          </table:table-cell>
          <table:table-cell office:value-type="float" office:value="0.103724">
            <text:p>0,103724</text:p>
          </table:table-cell>
          <table:table-cell/>
          <table:table-cell table:formula="of:=[.E985]-[.B985]" office:value-type="float" office:value="0.103376085">
            <text:p>0,103376085</text:p>
          </table:table-cell>
        </table:table-row>
        <table:table-row table:style-name="ro3">
          <table:table-cell office:value-type="string">
            <text:p>4,92</text:p>
          </table:table-cell>
          <table:table-cell office:value-type="float" office:value="0.000347563">
            <text:p>0,000347563</text:p>
          </table:table-cell>
          <table:table-cell/>
          <table:table-cell office:value-type="string">
            <text:p>4,92</text:p>
          </table:table-cell>
          <table:table-cell office:value-type="float" office:value="0.103619">
            <text:p>0,103619</text:p>
          </table:table-cell>
          <table:table-cell/>
          <table:table-cell table:formula="of:=[.E986]-[.B986]" office:value-type="float" office:value="0.103271437">
            <text:p>0,103271437</text:p>
          </table:table-cell>
        </table:table-row>
        <table:table-row table:style-name="ro3">
          <table:table-cell office:value-type="string">
            <text:p>4,925</text:p>
          </table:table-cell>
          <table:table-cell office:value-type="float" office:value="0.000347213">
            <text:p>0,000347213</text:p>
          </table:table-cell>
          <table:table-cell/>
          <table:table-cell office:value-type="string">
            <text:p>4,925</text:p>
          </table:table-cell>
          <table:table-cell office:value-type="float" office:value="0.103513">
            <text:p>0,103513</text:p>
          </table:table-cell>
          <table:table-cell/>
          <table:table-cell table:formula="of:=[.E987]-[.B987]" office:value-type="float" office:value="0.103165787">
            <text:p>0,103165787</text:p>
          </table:table-cell>
        </table:table-row>
        <table:table-row table:style-name="ro3">
          <table:table-cell office:value-type="string">
            <text:p>4,93</text:p>
          </table:table-cell>
          <table:table-cell office:value-type="float" office:value="0.000346863">
            <text:p>0,000346863</text:p>
          </table:table-cell>
          <table:table-cell/>
          <table:table-cell office:value-type="string">
            <text:p>4,93</text:p>
          </table:table-cell>
          <table:table-cell office:value-type="float" office:value="0.103408">
            <text:p>0,103408</text:p>
          </table:table-cell>
          <table:table-cell/>
          <table:table-cell table:formula="of:=[.E988]-[.B988]" office:value-type="float" office:value="0.103061137">
            <text:p>0,103061137</text:p>
          </table:table-cell>
        </table:table-row>
        <table:table-row table:style-name="ro3">
          <table:table-cell office:value-type="string">
            <text:p>4,935</text:p>
          </table:table-cell>
          <table:table-cell office:value-type="float" office:value="0.000346513">
            <text:p>0,000346513</text:p>
          </table:table-cell>
          <table:table-cell/>
          <table:table-cell office:value-type="string">
            <text:p>4,935</text:p>
          </table:table-cell>
          <table:table-cell office:value-type="float" office:value="0.103303">
            <text:p>0,103303</text:p>
          </table:table-cell>
          <table:table-cell/>
          <table:table-cell table:formula="of:=[.E989]-[.B989]" office:value-type="float" office:value="0.102956487">
            <text:p>0,102956487</text:p>
          </table:table-cell>
        </table:table-row>
        <table:table-row table:style-name="ro3">
          <table:table-cell office:value-type="string">
            <text:p>4,94</text:p>
          </table:table-cell>
          <table:table-cell office:value-type="float" office:value="0.000346165">
            <text:p>0,000346165</text:p>
          </table:table-cell>
          <table:table-cell/>
          <table:table-cell office:value-type="string">
            <text:p>4,94</text:p>
          </table:table-cell>
          <table:table-cell office:value-type="float" office:value="0.103199">
            <text:p>0,103199</text:p>
          </table:table-cell>
          <table:table-cell/>
          <table:table-cell table:formula="of:=[.E990]-[.B990]" office:value-type="float" office:value="0.102852835">
            <text:p>0,102852835</text:p>
          </table:table-cell>
        </table:table-row>
        <table:table-row table:style-name="ro3">
          <table:table-cell office:value-type="string">
            <text:p>4,945</text:p>
          </table:table-cell>
          <table:table-cell office:value-type="float" office:value="0.000345817">
            <text:p>0,000345817</text:p>
          </table:table-cell>
          <table:table-cell/>
          <table:table-cell office:value-type="string">
            <text:p>4,945</text:p>
          </table:table-cell>
          <table:table-cell office:value-type="float" office:value="0.103094">
            <text:p>0,103094</text:p>
          </table:table-cell>
          <table:table-cell/>
          <table:table-cell table:formula="of:=[.E991]-[.B991]" office:value-type="float" office:value="0.102748183">
            <text:p>0,102748183</text:p>
          </table:table-cell>
        </table:table-row>
        <table:table-row table:style-name="ro3">
          <table:table-cell office:value-type="string">
            <text:p>4,95</text:p>
          </table:table-cell>
          <table:table-cell office:value-type="float" office:value="0.000345469">
            <text:p>0,000345469</text:p>
          </table:table-cell>
          <table:table-cell/>
          <table:table-cell office:value-type="string">
            <text:p>4,95</text:p>
          </table:table-cell>
          <table:table-cell office:value-type="float" office:value="0.10299">
            <text:p>0,10299</text:p>
          </table:table-cell>
          <table:table-cell/>
          <table:table-cell table:formula="of:=[.E992]-[.B992]" office:value-type="float" office:value="0.102644531">
            <text:p>0,102644531</text:p>
          </table:table-cell>
        </table:table-row>
        <table:table-row table:style-name="ro3">
          <table:table-cell office:value-type="string">
            <text:p>4,955</text:p>
          </table:table-cell>
          <table:table-cell office:value-type="float" office:value="0.000345123">
            <text:p>0,000345123</text:p>
          </table:table-cell>
          <table:table-cell/>
          <table:table-cell office:value-type="string">
            <text:p>4,955</text:p>
          </table:table-cell>
          <table:table-cell office:value-type="float" office:value="0.102886">
            <text:p>0,102886</text:p>
          </table:table-cell>
          <table:table-cell/>
          <table:table-cell table:formula="of:=[.E993]-[.B993]" office:value-type="float" office:value="0.102540877">
            <text:p>0,102540877</text:p>
          </table:table-cell>
        </table:table-row>
        <table:table-row table:style-name="ro3">
          <table:table-cell office:value-type="string">
            <text:p>4,96</text:p>
          </table:table-cell>
          <table:table-cell office:value-type="float" office:value="0.000344777">
            <text:p>0,000344777</text:p>
          </table:table-cell>
          <table:table-cell/>
          <table:table-cell office:value-type="string">
            <text:p>4,96</text:p>
          </table:table-cell>
          <table:table-cell office:value-type="float" office:value="0.102782">
            <text:p>0,102782</text:p>
          </table:table-cell>
          <table:table-cell/>
          <table:table-cell table:formula="of:=[.E994]-[.B994]" office:value-type="float" office:value="0.102437223">
            <text:p>0,102437223</text:p>
          </table:table-cell>
        </table:table-row>
        <table:table-row table:style-name="ro3">
          <table:table-cell office:value-type="string">
            <text:p>4,965</text:p>
          </table:table-cell>
          <table:table-cell office:value-type="float" office:value="0.000344432">
            <text:p>0,000344432</text:p>
          </table:table-cell>
          <table:table-cell/>
          <table:table-cell office:value-type="string">
            <text:p>4,965</text:p>
          </table:table-cell>
          <table:table-cell office:value-type="float" office:value="0.102679">
            <text:p>0,102679</text:p>
          </table:table-cell>
          <table:table-cell/>
          <table:table-cell table:formula="of:=[.E995]-[.B995]" office:value-type="float" office:value="0.102334568">
            <text:p>0,102334568</text:p>
          </table:table-cell>
        </table:table-row>
        <table:table-row table:style-name="ro3">
          <table:table-cell office:value-type="string">
            <text:p>4,97</text:p>
          </table:table-cell>
          <table:table-cell office:value-type="float" office:value="0.000344088">
            <text:p>0,000344088</text:p>
          </table:table-cell>
          <table:table-cell/>
          <table:table-cell office:value-type="string">
            <text:p>4,97</text:p>
          </table:table-cell>
          <table:table-cell office:value-type="float" office:value="0.102576">
            <text:p>0,102576</text:p>
          </table:table-cell>
          <table:table-cell/>
          <table:table-cell table:formula="of:=[.E996]-[.B996]" office:value-type="float" office:value="0.102231912">
            <text:p>0,102231912</text:p>
          </table:table-cell>
        </table:table-row>
        <table:table-row table:style-name="ro3">
          <table:table-cell office:value-type="string">
            <text:p>4,975</text:p>
          </table:table-cell>
          <table:table-cell office:value-type="float" office:value="0.000343744">
            <text:p>0,000343744</text:p>
          </table:table-cell>
          <table:table-cell/>
          <table:table-cell office:value-type="string">
            <text:p>4,975</text:p>
          </table:table-cell>
          <table:table-cell office:value-type="float" office:value="0.102472">
            <text:p>0,102472</text:p>
          </table:table-cell>
          <table:table-cell/>
          <table:table-cell table:formula="of:=[.E997]-[.B997]" office:value-type="float" office:value="0.102128256">
            <text:p>0,102128256</text:p>
          </table:table-cell>
        </table:table-row>
        <table:table-row table:style-name="ro3">
          <table:table-cell office:value-type="string">
            <text:p>4,98</text:p>
          </table:table-cell>
          <table:table-cell office:value-type="float" office:value="0.000343401">
            <text:p>0,000343401</text:p>
          </table:table-cell>
          <table:table-cell/>
          <table:table-cell office:value-type="string">
            <text:p>4,98</text:p>
          </table:table-cell>
          <table:table-cell office:value-type="float" office:value="0.102369">
            <text:p>0,102369</text:p>
          </table:table-cell>
          <table:table-cell/>
          <table:table-cell table:formula="of:=[.E998]-[.B998]" office:value-type="float" office:value="0.102025599">
            <text:p>0,102025599</text:p>
          </table:table-cell>
        </table:table-row>
        <table:table-row table:style-name="ro3">
          <table:table-cell office:value-type="string">
            <text:p>4,985</text:p>
          </table:table-cell>
          <table:table-cell office:value-type="float" office:value="0.000343059">
            <text:p>0,000343059</text:p>
          </table:table-cell>
          <table:table-cell/>
          <table:table-cell office:value-type="string">
            <text:p>4,985</text:p>
          </table:table-cell>
          <table:table-cell office:value-type="float" office:value="0.102267">
            <text:p>0,102267</text:p>
          </table:table-cell>
          <table:table-cell/>
          <table:table-cell table:formula="of:=[.E999]-[.B999]" office:value-type="float" office:value="0.101923941">
            <text:p>0,101923941</text:p>
          </table:table-cell>
        </table:table-row>
        <table:table-row table:style-name="ro3">
          <table:table-cell office:value-type="string">
            <text:p>4,99</text:p>
          </table:table-cell>
          <table:table-cell office:value-type="float" office:value="0.000342717">
            <text:p>0,000342717</text:p>
          </table:table-cell>
          <table:table-cell/>
          <table:table-cell office:value-type="string">
            <text:p>4,99</text:p>
          </table:table-cell>
          <table:table-cell office:value-type="float" office:value="0.102164">
            <text:p>0,102164</text:p>
          </table:table-cell>
          <table:table-cell/>
          <table:table-cell table:formula="of:=[.E1000]-[.B1000]" office:value-type="float" office:value="0.101821283">
            <text:p>0,101821283</text:p>
          </table:table-cell>
        </table:table-row>
        <table:table-row table:style-name="ro3">
          <table:table-cell office:value-type="string">
            <text:p>4,995</text:p>
          </table:table-cell>
          <table:table-cell office:value-type="float" office:value="0.000342376">
            <text:p>0,000342376</text:p>
          </table:table-cell>
          <table:table-cell/>
          <table:table-cell office:value-type="string">
            <text:p>4,995</text:p>
          </table:table-cell>
          <table:table-cell office:value-type="float" office:value="0.102062">
            <text:p>0,102062</text:p>
          </table:table-cell>
          <table:table-cell/>
          <table:table-cell table:formula="of:=[.E1001]-[.B1001]" office:value-type="float" office:value="0.101719624">
            <text:p>0,101719624</text:p>
          </table:table-cell>
        </table:table-row>
        <table:table-row table:style-name="ro3">
          <table:table-cell table:style-name="Default" office:value-type="float" office:value="5">
            <text:p>5</text:p>
          </table:table-cell>
          <table:table-cell office:value-type="float" office:value="0.000342036">
            <text:p>0,000342036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0.10196">
            <text:p>0,10196</text:p>
          </table:table-cell>
          <table:table-cell/>
          <table:table-cell table:formula="of:=[.E1002]-[.B1002]" office:value-type="float" office:value="0.101617964">
            <text:p>0,101617964</text:p>
          </table:table-cell>
        </table:table-row>
        <table:table-row table:style-name="ro3">
          <table:table-cell office:value-type="string">
            <text:p>5,005</text:p>
          </table:table-cell>
          <table:table-cell office:value-type="float" office:value="0.000341696">
            <text:p>0,000341696</text:p>
          </table:table-cell>
          <table:table-cell/>
          <table:table-cell office:value-type="string">
            <text:p>5,005</text:p>
          </table:table-cell>
          <table:table-cell office:value-type="float" office:value="0.101858">
            <text:p>0,101858</text:p>
          </table:table-cell>
          <table:table-cell/>
          <table:table-cell table:formula="of:=[.E1003]-[.B1003]" office:value-type="float" office:value="0.101516304">
            <text:p>0,101516304</text:p>
          </table:table-cell>
        </table:table-row>
        <table:table-row table:style-name="ro3">
          <table:table-cell office:value-type="string">
            <text:p>5,01</text:p>
          </table:table-cell>
          <table:table-cell office:value-type="float" office:value="0.000341357">
            <text:p>0,000341357</text:p>
          </table:table-cell>
          <table:table-cell/>
          <table:table-cell office:value-type="string">
            <text:p>5,01</text:p>
          </table:table-cell>
          <table:table-cell office:value-type="float" office:value="0.101756">
            <text:p>0,101756</text:p>
          </table:table-cell>
          <table:table-cell/>
          <table:table-cell table:formula="of:=[.E1004]-[.B1004]" office:value-type="float" office:value="0.101414643">
            <text:p>0,101414643</text:p>
          </table:table-cell>
        </table:table-row>
        <table:table-row table:style-name="ro3">
          <table:table-cell office:value-type="string">
            <text:p>5,015</text:p>
          </table:table-cell>
          <table:table-cell office:value-type="float" office:value="0.000341019">
            <text:p>0,000341019</text:p>
          </table:table-cell>
          <table:table-cell/>
          <table:table-cell office:value-type="string">
            <text:p>5,015</text:p>
          </table:table-cell>
          <table:table-cell office:value-type="float" office:value="0.101655">
            <text:p>0,101655</text:p>
          </table:table-cell>
          <table:table-cell/>
          <table:table-cell table:formula="of:=[.E1005]-[.B1005]" office:value-type="float" office:value="0.101313981">
            <text:p>0,101313981</text:p>
          </table:table-cell>
        </table:table-row>
        <table:table-row table:style-name="ro3">
          <table:table-cell office:value-type="string">
            <text:p>5,02</text:p>
          </table:table-cell>
          <table:table-cell office:value-type="float" office:value="0.000340681">
            <text:p>0,000340681</text:p>
          </table:table-cell>
          <table:table-cell/>
          <table:table-cell office:value-type="string">
            <text:p>5,02</text:p>
          </table:table-cell>
          <table:table-cell office:value-type="float" office:value="0.101553">
            <text:p>0,101553</text:p>
          </table:table-cell>
          <table:table-cell/>
          <table:table-cell table:formula="of:=[.E1006]-[.B1006]" office:value-type="float" office:value="0.101212319">
            <text:p>0,101212319</text:p>
          </table:table-cell>
        </table:table-row>
        <table:table-row table:style-name="ro3">
          <table:table-cell office:value-type="string">
            <text:p>5,025</text:p>
          </table:table-cell>
          <table:table-cell office:value-type="float" office:value="0.000340344">
            <text:p>0,000340344</text:p>
          </table:table-cell>
          <table:table-cell/>
          <table:table-cell office:value-type="string">
            <text:p>5,025</text:p>
          </table:table-cell>
          <table:table-cell office:value-type="float" office:value="0.101452">
            <text:p>0,101452</text:p>
          </table:table-cell>
          <table:table-cell/>
          <table:table-cell table:formula="of:=[.E1007]-[.B1007]" office:value-type="float" office:value="0.101111656">
            <text:p>0,101111656</text:p>
          </table:table-cell>
        </table:table-row>
        <table:table-row table:style-name="ro3">
          <table:table-cell office:value-type="string">
            <text:p>5,03</text:p>
          </table:table-cell>
          <table:table-cell office:value-type="float" office:value="0.000340008">
            <text:p>0,000340008</text:p>
          </table:table-cell>
          <table:table-cell/>
          <table:table-cell office:value-type="string">
            <text:p>5,03</text:p>
          </table:table-cell>
          <table:table-cell office:value-type="float" office:value="0.101351">
            <text:p>0,101351</text:p>
          </table:table-cell>
          <table:table-cell/>
          <table:table-cell table:formula="of:=[.E1008]-[.B1008]" office:value-type="float" office:value="0.101010992">
            <text:p>0,101010992</text:p>
          </table:table-cell>
        </table:table-row>
        <table:table-row table:style-name="ro3">
          <table:table-cell office:value-type="string">
            <text:p>5,035</text:p>
          </table:table-cell>
          <table:table-cell office:value-type="float" office:value="0.000339673">
            <text:p>0,000339673</text:p>
          </table:table-cell>
          <table:table-cell/>
          <table:table-cell office:value-type="string">
            <text:p>5,035</text:p>
          </table:table-cell>
          <table:table-cell office:value-type="float" office:value="0.101251">
            <text:p>0,101251</text:p>
          </table:table-cell>
          <table:table-cell/>
          <table:table-cell table:formula="of:=[.E1009]-[.B1009]" office:value-type="float" office:value="0.100911327">
            <text:p>0,100911327</text:p>
          </table:table-cell>
        </table:table-row>
        <table:table-row table:style-name="ro3">
          <table:table-cell office:value-type="string">
            <text:p>5,04</text:p>
          </table:table-cell>
          <table:table-cell office:value-type="float" office:value="0.000339338">
            <text:p>0,000339338</text:p>
          </table:table-cell>
          <table:table-cell/>
          <table:table-cell office:value-type="string">
            <text:p>5,04</text:p>
          </table:table-cell>
          <table:table-cell office:value-type="float" office:value="0.10115">
            <text:p>0,10115</text:p>
          </table:table-cell>
          <table:table-cell/>
          <table:table-cell table:formula="of:=[.E1010]-[.B1010]" office:value-type="float" office:value="0.100810662">
            <text:p>0,100810662</text:p>
          </table:table-cell>
        </table:table-row>
        <table:table-row table:style-name="ro3">
          <table:table-cell office:value-type="string">
            <text:p>5,045</text:p>
          </table:table-cell>
          <table:table-cell office:value-type="float" office:value="0.000339003">
            <text:p>0,000339003</text:p>
          </table:table-cell>
          <table:table-cell/>
          <table:table-cell office:value-type="string">
            <text:p>5,045</text:p>
          </table:table-cell>
          <table:table-cell office:value-type="float" office:value="0.10105">
            <text:p>0,10105</text:p>
          </table:table-cell>
          <table:table-cell/>
          <table:table-cell table:formula="of:=[.E1011]-[.B1011]" office:value-type="float" office:value="0.100710997">
            <text:p>0,100710997</text:p>
          </table:table-cell>
        </table:table-row>
        <table:table-row table:style-name="ro3">
          <table:table-cell office:value-type="string">
            <text:p>5,05</text:p>
          </table:table-cell>
          <table:table-cell office:value-type="float" office:value="0.00033867">
            <text:p>0,00033867</text:p>
          </table:table-cell>
          <table:table-cell/>
          <table:table-cell office:value-type="string">
            <text:p>5,05</text:p>
          </table:table-cell>
          <table:table-cell office:value-type="float" office:value="0.10095">
            <text:p>0,10095</text:p>
          </table:table-cell>
          <table:table-cell/>
          <table:table-cell table:formula="of:=[.E1012]-[.B1012]" office:value-type="float" office:value="0.10061133">
            <text:p>0,10061133</text:p>
          </table:table-cell>
        </table:table-row>
        <table:table-row table:style-name="ro3">
          <table:table-cell office:value-type="string">
            <text:p>5,055</text:p>
          </table:table-cell>
          <table:table-cell office:value-type="float" office:value="0.000338337">
            <text:p>0,000338337</text:p>
          </table:table-cell>
          <table:table-cell/>
          <table:table-cell office:value-type="string">
            <text:p>5,055</text:p>
          </table:table-cell>
          <table:table-cell office:value-type="float" office:value="0.10085">
            <text:p>0,10085</text:p>
          </table:table-cell>
          <table:table-cell/>
          <table:table-cell table:formula="of:=[.E1013]-[.B1013]" office:value-type="float" office:value="0.100511663">
            <text:p>0,100511663</text:p>
          </table:table-cell>
        </table:table-row>
        <table:table-row table:style-name="ro3">
          <table:table-cell office:value-type="string">
            <text:p>5,06</text:p>
          </table:table-cell>
          <table:table-cell office:value-type="float" office:value="0.000338005">
            <text:p>0,000338005</text:p>
          </table:table-cell>
          <table:table-cell/>
          <table:table-cell office:value-type="string">
            <text:p>5,06</text:p>
          </table:table-cell>
          <table:table-cell office:value-type="float" office:value="0.10075">
            <text:p>0,10075</text:p>
          </table:table-cell>
          <table:table-cell/>
          <table:table-cell table:formula="of:=[.E1014]-[.B1014]" office:value-type="float" office:value="0.100411995">
            <text:p>0,100411995</text:p>
          </table:table-cell>
        </table:table-row>
        <table:table-row table:style-name="ro3">
          <table:table-cell office:value-type="string">
            <text:p>5,065</text:p>
          </table:table-cell>
          <table:table-cell office:value-type="float" office:value="0.000337673">
            <text:p>0,000337673</text:p>
          </table:table-cell>
          <table:table-cell/>
          <table:table-cell office:value-type="string">
            <text:p>5,065</text:p>
          </table:table-cell>
          <table:table-cell office:value-type="float" office:value="0.100651">
            <text:p>0,100651</text:p>
          </table:table-cell>
          <table:table-cell/>
          <table:table-cell table:formula="of:=[.E1015]-[.B1015]" office:value-type="float" office:value="0.100313327">
            <text:p>0,100313327</text:p>
          </table:table-cell>
        </table:table-row>
        <table:table-row table:style-name="ro3">
          <table:table-cell office:value-type="string">
            <text:p>5,07</text:p>
          </table:table-cell>
          <table:table-cell office:value-type="float" office:value="0.000337342">
            <text:p>0,000337342</text:p>
          </table:table-cell>
          <table:table-cell/>
          <table:table-cell office:value-type="string">
            <text:p>5,07</text:p>
          </table:table-cell>
          <table:table-cell office:value-type="float" office:value="0.100551">
            <text:p>0,100551</text:p>
          </table:table-cell>
          <table:table-cell/>
          <table:table-cell table:formula="of:=[.E1016]-[.B1016]" office:value-type="float" office:value="0.100213658">
            <text:p>0,100213658</text:p>
          </table:table-cell>
        </table:table-row>
        <table:table-row table:style-name="ro3">
          <table:table-cell office:value-type="string">
            <text:p>5,075</text:p>
          </table:table-cell>
          <table:table-cell office:value-type="float" office:value="0.000337012">
            <text:p>0,000337012</text:p>
          </table:table-cell>
          <table:table-cell/>
          <table:table-cell office:value-type="string">
            <text:p>5,075</text:p>
          </table:table-cell>
          <table:table-cell office:value-type="float" office:value="0.100452">
            <text:p>0,100452</text:p>
          </table:table-cell>
          <table:table-cell/>
          <table:table-cell table:formula="of:=[.E1017]-[.B1017]" office:value-type="float" office:value="0.100114988">
            <text:p>0,100114988</text:p>
          </table:table-cell>
        </table:table-row>
        <table:table-row table:style-name="ro3">
          <table:table-cell office:value-type="string">
            <text:p>5,08</text:p>
          </table:table-cell>
          <table:table-cell office:value-type="float" office:value="0.000336682">
            <text:p>0,000336682</text:p>
          </table:table-cell>
          <table:table-cell/>
          <table:table-cell office:value-type="string">
            <text:p>5,08</text:p>
          </table:table-cell>
          <table:table-cell office:value-type="float" office:value="0.100353">
            <text:p>0,100353</text:p>
          </table:table-cell>
          <table:table-cell/>
          <table:table-cell table:formula="of:=[.E1018]-[.B1018]" office:value-type="float" office:value="0.100016318">
            <text:p>0,100016318</text:p>
          </table:table-cell>
        </table:table-row>
        <table:table-row table:style-name="ro3">
          <table:table-cell office:value-type="string">
            <text:p>5,085</text:p>
          </table:table-cell>
          <table:table-cell office:value-type="float" office:value="0.000336353">
            <text:p>0,000336353</text:p>
          </table:table-cell>
          <table:table-cell/>
          <table:table-cell office:value-type="string">
            <text:p>5,085</text:p>
          </table:table-cell>
          <table:table-cell office:value-type="float" office:value="0.100255">
            <text:p>0,100255</text:p>
          </table:table-cell>
          <table:table-cell/>
          <table:table-cell table:formula="of:=[.E1019]-[.B1019]" office:value-type="float" office:value="0.099918647">
            <text:p>0,099918647</text:p>
          </table:table-cell>
        </table:table-row>
        <table:table-row table:style-name="ro3">
          <table:table-cell office:value-type="string">
            <text:p>5,09</text:p>
          </table:table-cell>
          <table:table-cell office:value-type="float" office:value="0.000336025">
            <text:p>0,000336025</text:p>
          </table:table-cell>
          <table:table-cell/>
          <table:table-cell office:value-type="string">
            <text:p>5,09</text:p>
          </table:table-cell>
          <table:table-cell office:value-type="float" office:value="0.100156">
            <text:p>0,100156</text:p>
          </table:table-cell>
          <table:table-cell/>
          <table:table-cell table:formula="of:=[.E1020]-[.B1020]" office:value-type="float" office:value="0.099819975">
            <text:p>0,099819975</text:p>
          </table:table-cell>
        </table:table-row>
        <table:table-row table:style-name="ro3">
          <table:table-cell office:value-type="string">
            <text:p>5,095</text:p>
          </table:table-cell>
          <table:table-cell office:value-type="float" office:value="0.000335697">
            <text:p>0,000335697</text:p>
          </table:table-cell>
          <table:table-cell/>
          <table:table-cell office:value-type="string">
            <text:p>5,095</text:p>
          </table:table-cell>
          <table:table-cell office:value-type="float" office:value="0.100058">
            <text:p>0,100058</text:p>
          </table:table-cell>
          <table:table-cell/>
          <table:table-cell table:formula="of:=[.E1021]-[.B1021]" office:value-type="float" office:value="0.099722303">
            <text:p>0,099722303</text:p>
          </table:table-cell>
        </table:table-row>
        <table:table-row table:style-name="ro3">
          <table:table-cell office:value-type="string">
            <text:p>5,1</text:p>
          </table:table-cell>
          <table:table-cell office:value-type="float" office:value="0.00033537">
            <text:p>0,00033537</text:p>
          </table:table-cell>
          <table:table-cell/>
          <table:table-cell office:value-type="string">
            <text:p>5,1</text:p>
          </table:table-cell>
          <table:table-cell office:value-type="float" office:value="0.0999596">
            <text:p>0,0999596</text:p>
          </table:table-cell>
          <table:table-cell/>
          <table:table-cell table:formula="of:=[.E1022]-[.B1022]" office:value-type="float" office:value="0.09962423">
            <text:p>0,09962423</text:p>
          </table:table-cell>
        </table:table-row>
        <table:table-row table:style-name="ro3">
          <table:table-cell office:value-type="string">
            <text:p>5,105</text:p>
          </table:table-cell>
          <table:table-cell office:value-type="float" office:value="0.000335044">
            <text:p>0,000335044</text:p>
          </table:table-cell>
          <table:table-cell/>
          <table:table-cell office:value-type="string">
            <text:p>5,105</text:p>
          </table:table-cell>
          <table:table-cell office:value-type="float" office:value="0.0998616">
            <text:p>0,0998616</text:p>
          </table:table-cell>
          <table:table-cell/>
          <table:table-cell table:formula="of:=[.E1023]-[.B1023]" office:value-type="float" office:value="0.099526556">
            <text:p>0,099526556</text:p>
          </table:table-cell>
        </table:table-row>
        <table:table-row table:style-name="ro3">
          <table:table-cell office:value-type="string">
            <text:p>5,11</text:p>
          </table:table-cell>
          <table:table-cell office:value-type="float" office:value="0.000334718">
            <text:p>0,000334718</text:p>
          </table:table-cell>
          <table:table-cell/>
          <table:table-cell office:value-type="string">
            <text:p>5,11</text:p>
          </table:table-cell>
          <table:table-cell office:value-type="float" office:value="0.0997639">
            <text:p>0,0997639</text:p>
          </table:table-cell>
          <table:table-cell/>
          <table:table-cell table:formula="of:=[.E1024]-[.B1024]" office:value-type="float" office:value="0.099429182">
            <text:p>0,099429182</text:p>
          </table:table-cell>
        </table:table-row>
        <table:table-row table:style-name="ro3">
          <table:table-cell office:value-type="string">
            <text:p>5,115</text:p>
          </table:table-cell>
          <table:table-cell office:value-type="float" office:value="0.000334393">
            <text:p>0,000334393</text:p>
          </table:table-cell>
          <table:table-cell/>
          <table:table-cell office:value-type="string">
            <text:p>5,115</text:p>
          </table:table-cell>
          <table:table-cell office:value-type="float" office:value="0.0996663">
            <text:p>0,0996663</text:p>
          </table:table-cell>
          <table:table-cell/>
          <table:table-cell table:formula="of:=[.E1025]-[.B1025]" office:value-type="float" office:value="0.099331907">
            <text:p>0,099331907</text:p>
          </table:table-cell>
        </table:table-row>
        <table:table-row table:style-name="ro3">
          <table:table-cell office:value-type="string">
            <text:p>5,12</text:p>
          </table:table-cell>
          <table:table-cell office:value-type="float" office:value="0.000334069">
            <text:p>0,000334069</text:p>
          </table:table-cell>
          <table:table-cell/>
          <table:table-cell office:value-type="string">
            <text:p>5,12</text:p>
          </table:table-cell>
          <table:table-cell office:value-type="float" office:value="0.0995689">
            <text:p>0,0995689</text:p>
          </table:table-cell>
          <table:table-cell/>
          <table:table-cell table:formula="of:=[.E1026]-[.B1026]" office:value-type="float" office:value="0.099234831">
            <text:p>0,099234831</text:p>
          </table:table-cell>
        </table:table-row>
        <table:table-row table:style-name="ro3">
          <table:table-cell office:value-type="string">
            <text:p>5,125</text:p>
          </table:table-cell>
          <table:table-cell office:value-type="float" office:value="0.000333745">
            <text:p>0,000333745</text:p>
          </table:table-cell>
          <table:table-cell/>
          <table:table-cell office:value-type="string">
            <text:p>5,125</text:p>
          </table:table-cell>
          <table:table-cell office:value-type="float" office:value="0.0994717">
            <text:p>0,0994717</text:p>
          </table:table-cell>
          <table:table-cell/>
          <table:table-cell table:formula="of:=[.E1027]-[.B1027]" office:value-type="float" office:value="0.099137955">
            <text:p>0,099137955</text:p>
          </table:table-cell>
        </table:table-row>
        <table:table-row table:style-name="ro3">
          <table:table-cell office:value-type="string">
            <text:p>5,13</text:p>
          </table:table-cell>
          <table:table-cell office:value-type="float" office:value="0.000333422">
            <text:p>0,000333422</text:p>
          </table:table-cell>
          <table:table-cell/>
          <table:table-cell office:value-type="string">
            <text:p>5,13</text:p>
          </table:table-cell>
          <table:table-cell office:value-type="float" office:value="0.0993747">
            <text:p>0,0993747</text:p>
          </table:table-cell>
          <table:table-cell/>
          <table:table-cell table:formula="of:=[.E1028]-[.B1028]" office:value-type="float" office:value="0.099041278">
            <text:p>0,099041278</text:p>
          </table:table-cell>
        </table:table-row>
        <table:table-row table:style-name="ro3">
          <table:table-cell office:value-type="string">
            <text:p>5,135</text:p>
          </table:table-cell>
          <table:table-cell office:value-type="float" office:value="0.000333099">
            <text:p>0,000333099</text:p>
          </table:table-cell>
          <table:table-cell/>
          <table:table-cell office:value-type="string">
            <text:p>5,135</text:p>
          </table:table-cell>
          <table:table-cell office:value-type="float" office:value="0.0992779">
            <text:p>0,0992779</text:p>
          </table:table-cell>
          <table:table-cell/>
          <table:table-cell table:formula="of:=[.E1029]-[.B1029]" office:value-type="float" office:value="0.098944801">
            <text:p>0,098944801</text:p>
          </table:table-cell>
        </table:table-row>
        <table:table-row table:style-name="ro3">
          <table:table-cell office:value-type="string">
            <text:p>5,14</text:p>
          </table:table-cell>
          <table:table-cell office:value-type="float" office:value="0.000332777">
            <text:p>0,000332777</text:p>
          </table:table-cell>
          <table:table-cell/>
          <table:table-cell office:value-type="string">
            <text:p>5,14</text:p>
          </table:table-cell>
          <table:table-cell office:value-type="float" office:value="0.0991813">
            <text:p>0,0991813</text:p>
          </table:table-cell>
          <table:table-cell/>
          <table:table-cell table:formula="of:=[.E1030]-[.B1030]" office:value-type="float" office:value="0.098848523">
            <text:p>0,098848523</text:p>
          </table:table-cell>
        </table:table-row>
        <table:table-row table:style-name="ro3">
          <table:table-cell office:value-type="string">
            <text:p>5,145</text:p>
          </table:table-cell>
          <table:table-cell office:value-type="float" office:value="0.000332456">
            <text:p>0,000332456</text:p>
          </table:table-cell>
          <table:table-cell/>
          <table:table-cell office:value-type="string">
            <text:p>5,145</text:p>
          </table:table-cell>
          <table:table-cell office:value-type="float" office:value="0.0990849">
            <text:p>0,0990849</text:p>
          </table:table-cell>
          <table:table-cell/>
          <table:table-cell table:formula="of:=[.E1031]-[.B1031]" office:value-type="float" office:value="0.098752444">
            <text:p>0,098752444</text:p>
          </table:table-cell>
        </table:table-row>
        <table:table-row table:style-name="ro3">
          <table:table-cell office:value-type="string">
            <text:p>5,15</text:p>
          </table:table-cell>
          <table:table-cell office:value-type="float" office:value="0.000332135">
            <text:p>0,000332135</text:p>
          </table:table-cell>
          <table:table-cell/>
          <table:table-cell office:value-type="string">
            <text:p>5,15</text:p>
          </table:table-cell>
          <table:table-cell office:value-type="float" office:value="0.0989886">
            <text:p>0,0989886</text:p>
          </table:table-cell>
          <table:table-cell/>
          <table:table-cell table:formula="of:=[.E1032]-[.B1032]" office:value-type="float" office:value="0.098656465">
            <text:p>0,098656465</text:p>
          </table:table-cell>
        </table:table-row>
        <table:table-row table:style-name="ro3">
          <table:table-cell office:value-type="string">
            <text:p>5,155</text:p>
          </table:table-cell>
          <table:table-cell office:value-type="float" office:value="0.000331815">
            <text:p>0,000331815</text:p>
          </table:table-cell>
          <table:table-cell/>
          <table:table-cell office:value-type="string">
            <text:p>5,155</text:p>
          </table:table-cell>
          <table:table-cell office:value-type="float" office:value="0.0988926">
            <text:p>0,0988926</text:p>
          </table:table-cell>
          <table:table-cell/>
          <table:table-cell table:formula="of:=[.E1033]-[.B1033]" office:value-type="float" office:value="0.098560785">
            <text:p>0,098560785</text:p>
          </table:table-cell>
        </table:table-row>
        <table:table-row table:style-name="ro3">
          <table:table-cell office:value-type="string">
            <text:p>5,16</text:p>
          </table:table-cell>
          <table:table-cell office:value-type="float" office:value="0.000331496">
            <text:p>0,000331496</text:p>
          </table:table-cell>
          <table:table-cell/>
          <table:table-cell office:value-type="string">
            <text:p>5,16</text:p>
          </table:table-cell>
          <table:table-cell office:value-type="float" office:value="0.0987967">
            <text:p>0,0987967</text:p>
          </table:table-cell>
          <table:table-cell/>
          <table:table-cell table:formula="of:=[.E1034]-[.B1034]" office:value-type="float" office:value="0.098465204">
            <text:p>0,098465204</text:p>
          </table:table-cell>
        </table:table-row>
        <table:table-row table:style-name="ro3">
          <table:table-cell office:value-type="string">
            <text:p>5,165</text:p>
          </table:table-cell>
          <table:table-cell office:value-type="float" office:value="0.000331177">
            <text:p>0,000331177</text:p>
          </table:table-cell>
          <table:table-cell/>
          <table:table-cell office:value-type="string">
            <text:p>5,165</text:p>
          </table:table-cell>
          <table:table-cell office:value-type="float" office:value="0.098701">
            <text:p>0,098701</text:p>
          </table:table-cell>
          <table:table-cell/>
          <table:table-cell table:formula="of:=[.E1035]-[.B1035]" office:value-type="float" office:value="0.098369823">
            <text:p>0,098369823</text:p>
          </table:table-cell>
        </table:table-row>
        <table:table-row table:style-name="ro3">
          <table:table-cell office:value-type="string">
            <text:p>5,17</text:p>
          </table:table-cell>
          <table:table-cell office:value-type="float" office:value="0.000330858">
            <text:p>0,000330858</text:p>
          </table:table-cell>
          <table:table-cell/>
          <table:table-cell office:value-type="string">
            <text:p>5,17</text:p>
          </table:table-cell>
          <table:table-cell office:value-type="float" office:value="0.0986055">
            <text:p>0,0986055</text:p>
          </table:table-cell>
          <table:table-cell/>
          <table:table-cell table:formula="of:=[.E1036]-[.B1036]" office:value-type="float" office:value="0.098274642">
            <text:p>0,098274642</text:p>
          </table:table-cell>
        </table:table-row>
        <table:table-row table:style-name="ro3">
          <table:table-cell office:value-type="string">
            <text:p>5,175</text:p>
          </table:table-cell>
          <table:table-cell office:value-type="float" office:value="0.000330541">
            <text:p>0,000330541</text:p>
          </table:table-cell>
          <table:table-cell/>
          <table:table-cell office:value-type="string">
            <text:p>5,175</text:p>
          </table:table-cell>
          <table:table-cell office:value-type="float" office:value="0.0985102">
            <text:p>0,0985102</text:p>
          </table:table-cell>
          <table:table-cell/>
          <table:table-cell table:formula="of:=[.E1037]-[.B1037]" office:value-type="float" office:value="0.098179659">
            <text:p>0,098179659</text:p>
          </table:table-cell>
        </table:table-row>
        <table:table-row table:style-name="ro3">
          <table:table-cell office:value-type="string">
            <text:p>5,18</text:p>
          </table:table-cell>
          <table:table-cell office:value-type="float" office:value="0.000330224">
            <text:p>0,000330224</text:p>
          </table:table-cell>
          <table:table-cell/>
          <table:table-cell office:value-type="string">
            <text:p>5,18</text:p>
          </table:table-cell>
          <table:table-cell office:value-type="float" office:value="0.098415">
            <text:p>0,098415</text:p>
          </table:table-cell>
          <table:table-cell/>
          <table:table-cell table:formula="of:=[.E1038]-[.B1038]" office:value-type="float" office:value="0.098084776">
            <text:p>0,098084776</text:p>
          </table:table-cell>
        </table:table-row>
        <table:table-row table:style-name="ro3">
          <table:table-cell office:value-type="string">
            <text:p>5,185</text:p>
          </table:table-cell>
          <table:table-cell office:value-type="float" office:value="0.000329908">
            <text:p>0,000329908</text:p>
          </table:table-cell>
          <table:table-cell/>
          <table:table-cell office:value-type="string">
            <text:p>5,185</text:p>
          </table:table-cell>
          <table:table-cell office:value-type="float" office:value="0.0983201">
            <text:p>0,0983201</text:p>
          </table:table-cell>
          <table:table-cell/>
          <table:table-cell table:formula="of:=[.E1039]-[.B1039]" office:value-type="float" office:value="0.097990192">
            <text:p>0,097990192</text:p>
          </table:table-cell>
        </table:table-row>
        <table:table-row table:style-name="ro3">
          <table:table-cell office:value-type="string">
            <text:p>5,19</text:p>
          </table:table-cell>
          <table:table-cell office:value-type="float" office:value="0.000329592">
            <text:p>0,000329592</text:p>
          </table:table-cell>
          <table:table-cell/>
          <table:table-cell office:value-type="string">
            <text:p>5,19</text:p>
          </table:table-cell>
          <table:table-cell office:value-type="float" office:value="0.0982253">
            <text:p>0,0982253</text:p>
          </table:table-cell>
          <table:table-cell/>
          <table:table-cell table:formula="of:=[.E1040]-[.B1040]" office:value-type="float" office:value="0.097895708">
            <text:p>0,097895708</text:p>
          </table:table-cell>
        </table:table-row>
        <table:table-row table:style-name="ro3">
          <table:table-cell office:value-type="string">
            <text:p>5,195</text:p>
          </table:table-cell>
          <table:table-cell office:value-type="float" office:value="0.000329277">
            <text:p>0,000329277</text:p>
          </table:table-cell>
          <table:table-cell/>
          <table:table-cell office:value-type="string">
            <text:p>5,195</text:p>
          </table:table-cell>
          <table:table-cell office:value-type="float" office:value="0.0981307">
            <text:p>0,0981307</text:p>
          </table:table-cell>
          <table:table-cell/>
          <table:table-cell table:formula="of:=[.E1041]-[.B1041]" office:value-type="float" office:value="0.097801423">
            <text:p>0,097801423</text:p>
          </table:table-cell>
        </table:table-row>
        <table:table-row table:style-name="ro3">
          <table:table-cell office:value-type="string">
            <text:p>5,2</text:p>
          </table:table-cell>
          <table:table-cell office:value-type="float" office:value="0.000328962">
            <text:p>0,000328962</text:p>
          </table:table-cell>
          <table:table-cell/>
          <table:table-cell office:value-type="string">
            <text:p>5,2</text:p>
          </table:table-cell>
          <table:table-cell office:value-type="float" office:value="0.0980363">
            <text:p>0,0980363</text:p>
          </table:table-cell>
          <table:table-cell/>
          <table:table-cell table:formula="of:=[.E1042]-[.B1042]" office:value-type="float" office:value="0.097707338">
            <text:p>0,097707338</text:p>
          </table:table-cell>
        </table:table-row>
        <table:table-row table:style-name="ro3">
          <table:table-cell office:value-type="string">
            <text:p>5,205</text:p>
          </table:table-cell>
          <table:table-cell office:value-type="float" office:value="0.000328648">
            <text:p>0,000328648</text:p>
          </table:table-cell>
          <table:table-cell/>
          <table:table-cell office:value-type="string">
            <text:p>5,205</text:p>
          </table:table-cell>
          <table:table-cell office:value-type="float" office:value="0.0979421">
            <text:p>0,0979421</text:p>
          </table:table-cell>
          <table:table-cell/>
          <table:table-cell table:formula="of:=[.E1043]-[.B1043]" office:value-type="float" office:value="0.097613452">
            <text:p>0,097613452</text:p>
          </table:table-cell>
        </table:table-row>
        <table:table-row table:style-name="ro3">
          <table:table-cell office:value-type="string">
            <text:p>5,21</text:p>
          </table:table-cell>
          <table:table-cell office:value-type="float" office:value="0.000328335">
            <text:p>0,000328335</text:p>
          </table:table-cell>
          <table:table-cell/>
          <table:table-cell office:value-type="string">
            <text:p>5,21</text:p>
          </table:table-cell>
          <table:table-cell office:value-type="float" office:value="0.0978481">
            <text:p>0,0978481</text:p>
          </table:table-cell>
          <table:table-cell/>
          <table:table-cell table:formula="of:=[.E1044]-[.B1044]" office:value-type="float" office:value="0.097519765">
            <text:p>0,097519765</text:p>
          </table:table-cell>
        </table:table-row>
        <table:table-row table:style-name="ro3">
          <table:table-cell office:value-type="string">
            <text:p>5,215</text:p>
          </table:table-cell>
          <table:table-cell office:value-type="float" office:value="0.000328022">
            <text:p>0,000328022</text:p>
          </table:table-cell>
          <table:table-cell/>
          <table:table-cell office:value-type="string">
            <text:p>5,215</text:p>
          </table:table-cell>
          <table:table-cell office:value-type="float" office:value="0.0977542">
            <text:p>0,0977542</text:p>
          </table:table-cell>
          <table:table-cell/>
          <table:table-cell table:formula="of:=[.E1045]-[.B1045]" office:value-type="float" office:value="0.097426178">
            <text:p>0,097426178</text:p>
          </table:table-cell>
        </table:table-row>
        <table:table-row table:style-name="ro3">
          <table:table-cell office:value-type="string">
            <text:p>5,22</text:p>
          </table:table-cell>
          <table:table-cell office:value-type="float" office:value="0.00032771">
            <text:p>0,00032771</text:p>
          </table:table-cell>
          <table:table-cell/>
          <table:table-cell office:value-type="string">
            <text:p>5,22</text:p>
          </table:table-cell>
          <table:table-cell office:value-type="float" office:value="0.0976605">
            <text:p>0,0976605</text:p>
          </table:table-cell>
          <table:table-cell/>
          <table:table-cell table:formula="of:=[.E1046]-[.B1046]" office:value-type="float" office:value="0.09733279">
            <text:p>0,09733279</text:p>
          </table:table-cell>
        </table:table-row>
        <table:table-row table:style-name="ro3">
          <table:table-cell office:value-type="string">
            <text:p>5,225</text:p>
          </table:table-cell>
          <table:table-cell office:value-type="float" office:value="0.000327398">
            <text:p>0,000327398</text:p>
          </table:table-cell>
          <table:table-cell/>
          <table:table-cell office:value-type="string">
            <text:p>5,225</text:p>
          </table:table-cell>
          <table:table-cell office:value-type="float" office:value="0.097567">
            <text:p>0,097567</text:p>
          </table:table-cell>
          <table:table-cell/>
          <table:table-cell table:formula="of:=[.E1047]-[.B1047]" office:value-type="float" office:value="0.097239602">
            <text:p>0,097239602</text:p>
          </table:table-cell>
        </table:table-row>
        <table:table-row table:style-name="ro3">
          <table:table-cell office:value-type="string">
            <text:p>5,23</text:p>
          </table:table-cell>
          <table:table-cell office:value-type="float" office:value="0.000327087">
            <text:p>0,000327087</text:p>
          </table:table-cell>
          <table:table-cell/>
          <table:table-cell office:value-type="string">
            <text:p>5,23</text:p>
          </table:table-cell>
          <table:table-cell office:value-type="float" office:value="0.0974737">
            <text:p>0,0974737</text:p>
          </table:table-cell>
          <table:table-cell/>
          <table:table-cell table:formula="of:=[.E1048]-[.B1048]" office:value-type="float" office:value="0.097146613">
            <text:p>0,097146613</text:p>
          </table:table-cell>
        </table:table-row>
        <table:table-row table:style-name="ro3">
          <table:table-cell office:value-type="string">
            <text:p>5,235</text:p>
          </table:table-cell>
          <table:table-cell office:value-type="float" office:value="0.000326777">
            <text:p>0,000326777</text:p>
          </table:table-cell>
          <table:table-cell/>
          <table:table-cell office:value-type="string">
            <text:p>5,235</text:p>
          </table:table-cell>
          <table:table-cell office:value-type="float" office:value="0.0973806">
            <text:p>0,0973806</text:p>
          </table:table-cell>
          <table:table-cell/>
          <table:table-cell table:formula="of:=[.E1049]-[.B1049]" office:value-type="float" office:value="0.097053823">
            <text:p>0,097053823</text:p>
          </table:table-cell>
        </table:table-row>
        <table:table-row table:style-name="ro3">
          <table:table-cell office:value-type="string">
            <text:p>5,24</text:p>
          </table:table-cell>
          <table:table-cell office:value-type="float" office:value="0.000326467">
            <text:p>0,000326467</text:p>
          </table:table-cell>
          <table:table-cell/>
          <table:table-cell office:value-type="string">
            <text:p>5,24</text:p>
          </table:table-cell>
          <table:table-cell office:value-type="float" office:value="0.0972876">
            <text:p>0,0972876</text:p>
          </table:table-cell>
          <table:table-cell/>
          <table:table-cell table:formula="of:=[.E1050]-[.B1050]" office:value-type="float" office:value="0.096961133">
            <text:p>0,096961133</text:p>
          </table:table-cell>
        </table:table-row>
        <table:table-row table:style-name="ro3">
          <table:table-cell office:value-type="string">
            <text:p>5,245</text:p>
          </table:table-cell>
          <table:table-cell office:value-type="float" office:value="0.000326158">
            <text:p>0,000326158</text:p>
          </table:table-cell>
          <table:table-cell/>
          <table:table-cell office:value-type="string">
            <text:p>5,245</text:p>
          </table:table-cell>
          <table:table-cell office:value-type="float" office:value="0.0971948">
            <text:p>0,0971948</text:p>
          </table:table-cell>
          <table:table-cell/>
          <table:table-cell table:formula="of:=[.E1051]-[.B1051]" office:value-type="float" office:value="0.096868642">
            <text:p>0,096868642</text:p>
          </table:table-cell>
        </table:table-row>
        <table:table-row table:style-name="ro3">
          <table:table-cell office:value-type="string">
            <text:p>5,25</text:p>
          </table:table-cell>
          <table:table-cell office:value-type="float" office:value="0.00032585">
            <text:p>0,00032585</text:p>
          </table:table-cell>
          <table:table-cell/>
          <table:table-cell office:value-type="string">
            <text:p>5,25</text:p>
          </table:table-cell>
          <table:table-cell office:value-type="float" office:value="0.0971022">
            <text:p>0,0971022</text:p>
          </table:table-cell>
          <table:table-cell/>
          <table:table-cell table:formula="of:=[.E1052]-[.B1052]" office:value-type="float" office:value="0.09677635">
            <text:p>0,09677635</text:p>
          </table:table-cell>
        </table:table-row>
        <table:table-row table:style-name="ro3">
          <table:table-cell office:value-type="string">
            <text:p>5,255</text:p>
          </table:table-cell>
          <table:table-cell office:value-type="float" office:value="0.000325542">
            <text:p>0,000325542</text:p>
          </table:table-cell>
          <table:table-cell/>
          <table:table-cell office:value-type="string">
            <text:p>5,255</text:p>
          </table:table-cell>
          <table:table-cell office:value-type="float" office:value="0.0970098">
            <text:p>0,0970098</text:p>
          </table:table-cell>
          <table:table-cell/>
          <table:table-cell table:formula="of:=[.E1053]-[.B1053]" office:value-type="float" office:value="0.096684258">
            <text:p>0,096684258</text:p>
          </table:table-cell>
        </table:table-row>
        <table:table-row table:style-name="ro3">
          <table:table-cell office:value-type="string">
            <text:p>5,26</text:p>
          </table:table-cell>
          <table:table-cell office:value-type="float" office:value="0.000325234">
            <text:p>0,000325234</text:p>
          </table:table-cell>
          <table:table-cell/>
          <table:table-cell office:value-type="string">
            <text:p>5,26</text:p>
          </table:table-cell>
          <table:table-cell office:value-type="float" office:value="0.0969175">
            <text:p>0,0969175</text:p>
          </table:table-cell>
          <table:table-cell/>
          <table:table-cell table:formula="of:=[.E1054]-[.B1054]" office:value-type="float" office:value="0.096592266">
            <text:p>0,096592266</text:p>
          </table:table-cell>
        </table:table-row>
        <table:table-row table:style-name="ro3">
          <table:table-cell office:value-type="string">
            <text:p>5,265</text:p>
          </table:table-cell>
          <table:table-cell office:value-type="float" office:value="0.000324928">
            <text:p>0,000324928</text:p>
          </table:table-cell>
          <table:table-cell/>
          <table:table-cell office:value-type="string">
            <text:p>5,265</text:p>
          </table:table-cell>
          <table:table-cell office:value-type="float" office:value="0.0968254">
            <text:p>0,0968254</text:p>
          </table:table-cell>
          <table:table-cell/>
          <table:table-cell table:formula="of:=[.E1055]-[.B1055]" office:value-type="float" office:value="0.096500472">
            <text:p>0,096500472</text:p>
          </table:table-cell>
        </table:table-row>
        <table:table-row table:style-name="ro3">
          <table:table-cell office:value-type="string">
            <text:p>5,27</text:p>
          </table:table-cell>
          <table:table-cell office:value-type="float" office:value="0.000324621">
            <text:p>0,000324621</text:p>
          </table:table-cell>
          <table:table-cell/>
          <table:table-cell office:value-type="string">
            <text:p>5,27</text:p>
          </table:table-cell>
          <table:table-cell office:value-type="float" office:value="0.0967335">
            <text:p>0,0967335</text:p>
          </table:table-cell>
          <table:table-cell/>
          <table:table-cell table:formula="of:=[.E1056]-[.B1056]" office:value-type="float" office:value="0.096408879">
            <text:p>0,096408879</text:p>
          </table:table-cell>
        </table:table-row>
        <table:table-row table:style-name="ro3">
          <table:table-cell office:value-type="string">
            <text:p>5,275</text:p>
          </table:table-cell>
          <table:table-cell office:value-type="float" office:value="0.000324316">
            <text:p>0,000324316</text:p>
          </table:table-cell>
          <table:table-cell/>
          <table:table-cell office:value-type="string">
            <text:p>5,275</text:p>
          </table:table-cell>
          <table:table-cell office:value-type="float" office:value="0.0966418">
            <text:p>0,0966418</text:p>
          </table:table-cell>
          <table:table-cell/>
          <table:table-cell table:formula="of:=[.E1057]-[.B1057]" office:value-type="float" office:value="0.096317484">
            <text:p>0,096317484</text:p>
          </table:table-cell>
        </table:table-row>
        <table:table-row table:style-name="ro3">
          <table:table-cell office:value-type="string">
            <text:p>5,28</text:p>
          </table:table-cell>
          <table:table-cell office:value-type="float" office:value="0.000324011">
            <text:p>0,000324011</text:p>
          </table:table-cell>
          <table:table-cell/>
          <table:table-cell office:value-type="string">
            <text:p>5,28</text:p>
          </table:table-cell>
          <table:table-cell office:value-type="float" office:value="0.0965502">
            <text:p>0,0965502</text:p>
          </table:table-cell>
          <table:table-cell/>
          <table:table-cell table:formula="of:=[.E1058]-[.B1058]" office:value-type="float" office:value="0.096226189">
            <text:p>0,096226189</text:p>
          </table:table-cell>
        </table:table-row>
        <table:table-row table:style-name="ro3">
          <table:table-cell office:value-type="string">
            <text:p>5,285</text:p>
          </table:table-cell>
          <table:table-cell office:value-type="float" office:value="0.000323706">
            <text:p>0,000323706</text:p>
          </table:table-cell>
          <table:table-cell/>
          <table:table-cell office:value-type="string">
            <text:p>5,285</text:p>
          </table:table-cell>
          <table:table-cell office:value-type="float" office:value="0.0964588">
            <text:p>0,0964588</text:p>
          </table:table-cell>
          <table:table-cell/>
          <table:table-cell table:formula="of:=[.E1059]-[.B1059]" office:value-type="float" office:value="0.096135094">
            <text:p>0,096135094</text:p>
          </table:table-cell>
        </table:table-row>
        <table:table-row table:style-name="ro3">
          <table:table-cell office:value-type="string">
            <text:p>5,29</text:p>
          </table:table-cell>
          <table:table-cell office:value-type="float" office:value="0.000323402">
            <text:p>0,000323402</text:p>
          </table:table-cell>
          <table:table-cell/>
          <table:table-cell office:value-type="string">
            <text:p>5,29</text:p>
          </table:table-cell>
          <table:table-cell office:value-type="float" office:value="0.0963676">
            <text:p>0,0963676</text:p>
          </table:table-cell>
          <table:table-cell/>
          <table:table-cell table:formula="of:=[.E1060]-[.B1060]" office:value-type="float" office:value="0.096044198">
            <text:p>0,096044198</text:p>
          </table:table-cell>
        </table:table-row>
        <table:table-row table:style-name="ro3">
          <table:table-cell office:value-type="string">
            <text:p>5,295</text:p>
          </table:table-cell>
          <table:table-cell office:value-type="float" office:value="0.000323099">
            <text:p>0,000323099</text:p>
          </table:table-cell>
          <table:table-cell/>
          <table:table-cell office:value-type="string">
            <text:p>5,295</text:p>
          </table:table-cell>
          <table:table-cell office:value-type="float" office:value="0.0962766">
            <text:p>0,0962766</text:p>
          </table:table-cell>
          <table:table-cell/>
          <table:table-cell table:formula="of:=[.E1061]-[.B1061]" office:value-type="float" office:value="0.095953501">
            <text:p>0,095953501</text:p>
          </table:table-cell>
        </table:table-row>
        <table:table-row table:style-name="ro3">
          <table:table-cell office:value-type="string">
            <text:p>5,3</text:p>
          </table:table-cell>
          <table:table-cell office:value-type="float" office:value="0.000322796">
            <text:p>0,000322796</text:p>
          </table:table-cell>
          <table:table-cell/>
          <table:table-cell office:value-type="string">
            <text:p>5,3</text:p>
          </table:table-cell>
          <table:table-cell office:value-type="float" office:value="0.0961857">
            <text:p>0,0961857</text:p>
          </table:table-cell>
          <table:table-cell/>
          <table:table-cell table:formula="of:=[.E1062]-[.B1062]" office:value-type="float" office:value="0.095862904">
            <text:p>0,095862904</text:p>
          </table:table-cell>
        </table:table-row>
        <table:table-row table:style-name="ro3">
          <table:table-cell office:value-type="string">
            <text:p>5,305</text:p>
          </table:table-cell>
          <table:table-cell office:value-type="float" office:value="0.000322494">
            <text:p>0,000322494</text:p>
          </table:table-cell>
          <table:table-cell/>
          <table:table-cell office:value-type="string">
            <text:p>5,305</text:p>
          </table:table-cell>
          <table:table-cell office:value-type="float" office:value="0.096095">
            <text:p>0,096095</text:p>
          </table:table-cell>
          <table:table-cell/>
          <table:table-cell table:formula="of:=[.E1063]-[.B1063]" office:value-type="float" office:value="0.095772506">
            <text:p>0,095772506</text:p>
          </table:table-cell>
        </table:table-row>
        <table:table-row table:style-name="ro3">
          <table:table-cell office:value-type="string">
            <text:p>5,31</text:p>
          </table:table-cell>
          <table:table-cell office:value-type="float" office:value="0.000322192">
            <text:p>0,000322192</text:p>
          </table:table-cell>
          <table:table-cell/>
          <table:table-cell office:value-type="string">
            <text:p>5,31</text:p>
          </table:table-cell>
          <table:table-cell office:value-type="float" office:value="0.0960045">
            <text:p>0,0960045</text:p>
          </table:table-cell>
          <table:table-cell/>
          <table:table-cell table:formula="of:=[.E1064]-[.B1064]" office:value-type="float" office:value="0.095682308">
            <text:p>0,095682308</text:p>
          </table:table-cell>
        </table:table-row>
        <table:table-row table:style-name="ro3">
          <table:table-cell office:value-type="string">
            <text:p>5,315</text:p>
          </table:table-cell>
          <table:table-cell office:value-type="float" office:value="0.000321891">
            <text:p>0,000321891</text:p>
          </table:table-cell>
          <table:table-cell/>
          <table:table-cell office:value-type="string">
            <text:p>5,315</text:p>
          </table:table-cell>
          <table:table-cell office:value-type="float" office:value="0.0959141">
            <text:p>0,0959141</text:p>
          </table:table-cell>
          <table:table-cell/>
          <table:table-cell table:formula="of:=[.E1065]-[.B1065]" office:value-type="float" office:value="0.095592209">
            <text:p>0,095592209</text:p>
          </table:table-cell>
        </table:table-row>
        <table:table-row table:style-name="ro3">
          <table:table-cell office:value-type="string">
            <text:p>5,32</text:p>
          </table:table-cell>
          <table:table-cell office:value-type="float" office:value="0.000321591">
            <text:p>0,000321591</text:p>
          </table:table-cell>
          <table:table-cell/>
          <table:table-cell office:value-type="string">
            <text:p>5,32</text:p>
          </table:table-cell>
          <table:table-cell office:value-type="float" office:value="0.0958239">
            <text:p>0,0958239</text:p>
          </table:table-cell>
          <table:table-cell/>
          <table:table-cell table:formula="of:=[.E1066]-[.B1066]" office:value-type="float" office:value="0.095502309">
            <text:p>0,095502309</text:p>
          </table:table-cell>
        </table:table-row>
        <table:table-row table:style-name="ro3">
          <table:table-cell office:value-type="string">
            <text:p>5,325</text:p>
          </table:table-cell>
          <table:table-cell office:value-type="float" office:value="0.000321291">
            <text:p>0,000321291</text:p>
          </table:table-cell>
          <table:table-cell/>
          <table:table-cell office:value-type="string">
            <text:p>5,325</text:p>
          </table:table-cell>
          <table:table-cell office:value-type="float" office:value="0.0957339">
            <text:p>0,0957339</text:p>
          </table:table-cell>
          <table:table-cell/>
          <table:table-cell table:formula="of:=[.E1067]-[.B1067]" office:value-type="float" office:value="0.095412609">
            <text:p>0,095412609</text:p>
          </table:table-cell>
        </table:table-row>
        <table:table-row table:style-name="ro3">
          <table:table-cell office:value-type="string">
            <text:p>5,33</text:p>
          </table:table-cell>
          <table:table-cell office:value-type="float" office:value="0.000320992">
            <text:p>0,000320992</text:p>
          </table:table-cell>
          <table:table-cell/>
          <table:table-cell office:value-type="string">
            <text:p>5,33</text:p>
          </table:table-cell>
          <table:table-cell office:value-type="float" office:value="0.0956441">
            <text:p>0,0956441</text:p>
          </table:table-cell>
          <table:table-cell/>
          <table:table-cell table:formula="of:=[.E1068]-[.B1068]" office:value-type="float" office:value="0.095323108">
            <text:p>0,095323108</text:p>
          </table:table-cell>
        </table:table-row>
        <table:table-row table:style-name="ro3">
          <table:table-cell office:value-type="string">
            <text:p>5,335</text:p>
          </table:table-cell>
          <table:table-cell office:value-type="float" office:value="0.000320693">
            <text:p>0,000320693</text:p>
          </table:table-cell>
          <table:table-cell/>
          <table:table-cell office:value-type="string">
            <text:p>5,335</text:p>
          </table:table-cell>
          <table:table-cell office:value-type="float" office:value="0.0955544">
            <text:p>0,0955544</text:p>
          </table:table-cell>
          <table:table-cell/>
          <table:table-cell table:formula="of:=[.E1069]-[.B1069]" office:value-type="float" office:value="0.095233707">
            <text:p>0,095233707</text:p>
          </table:table-cell>
        </table:table-row>
        <table:table-row table:style-name="ro3">
          <table:table-cell office:value-type="string">
            <text:p>5,34</text:p>
          </table:table-cell>
          <table:table-cell office:value-type="float" office:value="0.000320395">
            <text:p>0,000320395</text:p>
          </table:table-cell>
          <table:table-cell/>
          <table:table-cell office:value-type="string">
            <text:p>5,34</text:p>
          </table:table-cell>
          <table:table-cell office:value-type="float" office:value="0.0954649">
            <text:p>0,0954649</text:p>
          </table:table-cell>
          <table:table-cell/>
          <table:table-cell table:formula="of:=[.E1070]-[.B1070]" office:value-type="float" office:value="0.095144505">
            <text:p>0,095144505</text:p>
          </table:table-cell>
        </table:table-row>
        <table:table-row table:style-name="ro3">
          <table:table-cell office:value-type="string">
            <text:p>5,345</text:p>
          </table:table-cell>
          <table:table-cell office:value-type="float" office:value="0.000320097">
            <text:p>0,000320097</text:p>
          </table:table-cell>
          <table:table-cell/>
          <table:table-cell office:value-type="string">
            <text:p>5,345</text:p>
          </table:table-cell>
          <table:table-cell office:value-type="float" office:value="0.0953755">
            <text:p>0,0953755</text:p>
          </table:table-cell>
          <table:table-cell/>
          <table:table-cell table:formula="of:=[.E1071]-[.B1071]" office:value-type="float" office:value="0.095055403">
            <text:p>0,095055403</text:p>
          </table:table-cell>
        </table:table-row>
        <table:table-row table:style-name="ro3">
          <table:table-cell office:value-type="string">
            <text:p>5,35</text:p>
          </table:table-cell>
          <table:table-cell office:value-type="float" office:value="0.0003198">
            <text:p>0,0003198</text:p>
          </table:table-cell>
          <table:table-cell/>
          <table:table-cell office:value-type="string">
            <text:p>5,35</text:p>
          </table:table-cell>
          <table:table-cell office:value-type="float" office:value="0.0952864">
            <text:p>0,0952864</text:p>
          </table:table-cell>
          <table:table-cell/>
          <table:table-cell table:formula="of:=[.E1072]-[.B1072]" office:value-type="float" office:value="0.0949666">
            <text:p>0,0949666</text:p>
          </table:table-cell>
        </table:table-row>
        <table:table-row table:style-name="ro3">
          <table:table-cell office:value-type="string">
            <text:p>5,355</text:p>
          </table:table-cell>
          <table:table-cell office:value-type="float" office:value="0.000319503">
            <text:p>0,000319503</text:p>
          </table:table-cell>
          <table:table-cell/>
          <table:table-cell office:value-type="string">
            <text:p>5,355</text:p>
          </table:table-cell>
          <table:table-cell office:value-type="float" office:value="0.0951973">
            <text:p>0,0951973</text:p>
          </table:table-cell>
          <table:table-cell/>
          <table:table-cell table:formula="of:=[.E1073]-[.B1073]" office:value-type="float" office:value="0.094877797">
            <text:p>0,094877797</text:p>
          </table:table-cell>
        </table:table-row>
        <table:table-row table:style-name="ro3">
          <table:table-cell office:value-type="string">
            <text:p>5,36</text:p>
          </table:table-cell>
          <table:table-cell office:value-type="float" office:value="0.000319207">
            <text:p>0,000319207</text:p>
          </table:table-cell>
          <table:table-cell/>
          <table:table-cell office:value-type="string">
            <text:p>5,36</text:p>
          </table:table-cell>
          <table:table-cell office:value-type="float" office:value="0.0951085">
            <text:p>0,0951085</text:p>
          </table:table-cell>
          <table:table-cell/>
          <table:table-cell table:formula="of:=[.E1074]-[.B1074]" office:value-type="float" office:value="0.094789293">
            <text:p>0,094789293</text:p>
          </table:table-cell>
        </table:table-row>
        <table:table-row table:style-name="ro3">
          <table:table-cell office:value-type="string">
            <text:p>5,365</text:p>
          </table:table-cell>
          <table:table-cell office:value-type="float" office:value="0.000318912">
            <text:p>0,000318912</text:p>
          </table:table-cell>
          <table:table-cell/>
          <table:table-cell office:value-type="string">
            <text:p>5,365</text:p>
          </table:table-cell>
          <table:table-cell office:value-type="float" office:value="0.0950198">
            <text:p>0,0950198</text:p>
          </table:table-cell>
          <table:table-cell/>
          <table:table-cell table:formula="of:=[.E1075]-[.B1075]" office:value-type="float" office:value="0.094700888">
            <text:p>0,094700888</text:p>
          </table:table-cell>
        </table:table-row>
        <table:table-row table:style-name="ro3">
          <table:table-cell office:value-type="string">
            <text:p>5,37</text:p>
          </table:table-cell>
          <table:table-cell office:value-type="float" office:value="0.000318617">
            <text:p>0,000318617</text:p>
          </table:table-cell>
          <table:table-cell/>
          <table:table-cell office:value-type="string">
            <text:p>5,37</text:p>
          </table:table-cell>
          <table:table-cell office:value-type="float" office:value="0.0949313">
            <text:p>0,0949313</text:p>
          </table:table-cell>
          <table:table-cell/>
          <table:table-cell table:formula="of:=[.E1076]-[.B1076]" office:value-type="float" office:value="0.094612683">
            <text:p>0,094612683</text:p>
          </table:table-cell>
        </table:table-row>
        <table:table-row table:style-name="ro3">
          <table:table-cell office:value-type="string">
            <text:p>5,375</text:p>
          </table:table-cell>
          <table:table-cell office:value-type="float" office:value="0.000318323">
            <text:p>0,000318323</text:p>
          </table:table-cell>
          <table:table-cell/>
          <table:table-cell office:value-type="string">
            <text:p>5,375</text:p>
          </table:table-cell>
          <table:table-cell office:value-type="float" office:value="0.0948429">
            <text:p>0,0948429</text:p>
          </table:table-cell>
          <table:table-cell/>
          <table:table-cell table:formula="of:=[.E1077]-[.B1077]" office:value-type="float" office:value="0.094524577">
            <text:p>0,094524577</text:p>
          </table:table-cell>
        </table:table-row>
        <table:table-row table:style-name="ro3">
          <table:table-cell office:value-type="string">
            <text:p>5,38</text:p>
          </table:table-cell>
          <table:table-cell office:value-type="float" office:value="0.000318029">
            <text:p>0,000318029</text:p>
          </table:table-cell>
          <table:table-cell/>
          <table:table-cell office:value-type="string">
            <text:p>5,38</text:p>
          </table:table-cell>
          <table:table-cell office:value-type="float" office:value="0.0947548">
            <text:p>0,0947548</text:p>
          </table:table-cell>
          <table:table-cell/>
          <table:table-cell table:formula="of:=[.E1078]-[.B1078]" office:value-type="float" office:value="0.094436771">
            <text:p>0,094436771</text:p>
          </table:table-cell>
        </table:table-row>
        <table:table-row table:style-name="ro3">
          <table:table-cell office:value-type="string">
            <text:p>5,385</text:p>
          </table:table-cell>
          <table:table-cell office:value-type="float" office:value="0.000317736">
            <text:p>0,000317736</text:p>
          </table:table-cell>
          <table:table-cell/>
          <table:table-cell office:value-type="string">
            <text:p>5,385</text:p>
          </table:table-cell>
          <table:table-cell office:value-type="float" office:value="0.0946667">
            <text:p>0,0946667</text:p>
          </table:table-cell>
          <table:table-cell/>
          <table:table-cell table:formula="of:=[.E1079]-[.B1079]" office:value-type="float" office:value="0.094348964">
            <text:p>0,094348964</text:p>
          </table:table-cell>
        </table:table-row>
        <table:table-row table:style-name="ro3">
          <table:table-cell office:value-type="string">
            <text:p>5,39</text:p>
          </table:table-cell>
          <table:table-cell office:value-type="float" office:value="0.000317443">
            <text:p>0,000317443</text:p>
          </table:table-cell>
          <table:table-cell/>
          <table:table-cell office:value-type="string">
            <text:p>5,39</text:p>
          </table:table-cell>
          <table:table-cell office:value-type="float" office:value="0.0945789">
            <text:p>0,0945789</text:p>
          </table:table-cell>
          <table:table-cell/>
          <table:table-cell table:formula="of:=[.E1080]-[.B1080]" office:value-type="float" office:value="0.094261457">
            <text:p>0,094261457</text:p>
          </table:table-cell>
        </table:table-row>
        <table:table-row table:style-name="ro3">
          <table:table-cell office:value-type="string">
            <text:p>5,395</text:p>
          </table:table-cell>
          <table:table-cell office:value-type="float" office:value="0.000317151">
            <text:p>0,000317151</text:p>
          </table:table-cell>
          <table:table-cell/>
          <table:table-cell office:value-type="string">
            <text:p>5,395</text:p>
          </table:table-cell>
          <table:table-cell office:value-type="float" office:value="0.0944912">
            <text:p>0,0944912</text:p>
          </table:table-cell>
          <table:table-cell/>
          <table:table-cell table:formula="of:=[.E1081]-[.B1081]" office:value-type="float" office:value="0.094174049">
            <text:p>0,094174049</text:p>
          </table:table-cell>
        </table:table-row>
        <table:table-row table:style-name="ro3">
          <table:table-cell office:value-type="string">
            <text:p>5,4</text:p>
          </table:table-cell>
          <table:table-cell office:value-type="float" office:value="0.000316859">
            <text:p>0,000316859</text:p>
          </table:table-cell>
          <table:table-cell/>
          <table:table-cell office:value-type="string">
            <text:p>5,4</text:p>
          </table:table-cell>
          <table:table-cell office:value-type="float" office:value="0.0944037">
            <text:p>0,0944037</text:p>
          </table:table-cell>
          <table:table-cell/>
          <table:table-cell table:formula="of:=[.E1082]-[.B1082]" office:value-type="float" office:value="0.094086841">
            <text:p>0,094086841</text:p>
          </table:table-cell>
        </table:table-row>
        <table:table-row table:style-name="ro3">
          <table:table-cell office:value-type="string">
            <text:p>5,405</text:p>
          </table:table-cell>
          <table:table-cell office:value-type="float" office:value="0.000316568">
            <text:p>0,000316568</text:p>
          </table:table-cell>
          <table:table-cell/>
          <table:table-cell office:value-type="string">
            <text:p>5,405</text:p>
          </table:table-cell>
          <table:table-cell office:value-type="float" office:value="0.0943163">
            <text:p>0,0943163</text:p>
          </table:table-cell>
          <table:table-cell/>
          <table:table-cell table:formula="of:=[.E1083]-[.B1083]" office:value-type="float" office:value="0.093999732">
            <text:p>0,093999732</text:p>
          </table:table-cell>
        </table:table-row>
        <table:table-row table:style-name="ro3">
          <table:table-cell office:value-type="string">
            <text:p>5,41</text:p>
          </table:table-cell>
          <table:table-cell office:value-type="float" office:value="0.000316277">
            <text:p>0,000316277</text:p>
          </table:table-cell>
          <table:table-cell/>
          <table:table-cell office:value-type="string">
            <text:p>5,41</text:p>
          </table:table-cell>
          <table:table-cell office:value-type="float" office:value="0.0942291">
            <text:p>0,0942291</text:p>
          </table:table-cell>
          <table:table-cell/>
          <table:table-cell table:formula="of:=[.E1084]-[.B1084]" office:value-type="float" office:value="0.093912823">
            <text:p>0,093912823</text:p>
          </table:table-cell>
        </table:table-row>
        <table:table-row table:style-name="ro3">
          <table:table-cell office:value-type="string">
            <text:p>5,415</text:p>
          </table:table-cell>
          <table:table-cell office:value-type="float" office:value="0.000315987">
            <text:p>0,000315987</text:p>
          </table:table-cell>
          <table:table-cell/>
          <table:table-cell office:value-type="string">
            <text:p>5,415</text:p>
          </table:table-cell>
          <table:table-cell office:value-type="float" office:value="0.094142">
            <text:p>0,094142</text:p>
          </table:table-cell>
          <table:table-cell/>
          <table:table-cell table:formula="of:=[.E1085]-[.B1085]" office:value-type="float" office:value="0.093826013">
            <text:p>0,093826013</text:p>
          </table:table-cell>
        </table:table-row>
        <table:table-row table:style-name="ro3">
          <table:table-cell office:value-type="string">
            <text:p>5,42</text:p>
          </table:table-cell>
          <table:table-cell office:value-type="float" office:value="0.000315698">
            <text:p>0,000315698</text:p>
          </table:table-cell>
          <table:table-cell/>
          <table:table-cell office:value-type="string">
            <text:p>5,42</text:p>
          </table:table-cell>
          <table:table-cell office:value-type="float" office:value="0.0940551">
            <text:p>0,0940551</text:p>
          </table:table-cell>
          <table:table-cell/>
          <table:table-cell table:formula="of:=[.E1086]-[.B1086]" office:value-type="float" office:value="0.093739402">
            <text:p>0,093739402</text:p>
          </table:table-cell>
        </table:table-row>
        <table:table-row table:style-name="ro3">
          <table:table-cell office:value-type="string">
            <text:p>5,425</text:p>
          </table:table-cell>
          <table:table-cell office:value-type="float" office:value="0.000315409">
            <text:p>0,000315409</text:p>
          </table:table-cell>
          <table:table-cell/>
          <table:table-cell office:value-type="string">
            <text:p>5,425</text:p>
          </table:table-cell>
          <table:table-cell office:value-type="float" office:value="0.0939684">
            <text:p>0,0939684</text:p>
          </table:table-cell>
          <table:table-cell/>
          <table:table-cell table:formula="of:=[.E1087]-[.B1087]" office:value-type="float" office:value="0.093652991">
            <text:p>0,093652991</text:p>
          </table:table-cell>
        </table:table-row>
        <table:table-row table:style-name="ro3">
          <table:table-cell office:value-type="string">
            <text:p>5,43</text:p>
          </table:table-cell>
          <table:table-cell office:value-type="float" office:value="0.000315121">
            <text:p>0,000315121</text:p>
          </table:table-cell>
          <table:table-cell/>
          <table:table-cell office:value-type="string">
            <text:p>5,43</text:p>
          </table:table-cell>
          <table:table-cell office:value-type="float" office:value="0.0938818">
            <text:p>0,0938818</text:p>
          </table:table-cell>
          <table:table-cell/>
          <table:table-cell table:formula="of:=[.E1088]-[.B1088]" office:value-type="float" office:value="0.093566679">
            <text:p>0,093566679</text:p>
          </table:table-cell>
        </table:table-row>
        <table:table-row table:style-name="ro3">
          <table:table-cell office:value-type="string">
            <text:p>5,435</text:p>
          </table:table-cell>
          <table:table-cell office:value-type="float" office:value="0.000314833">
            <text:p>0,000314833</text:p>
          </table:table-cell>
          <table:table-cell/>
          <table:table-cell office:value-type="string">
            <text:p>5,435</text:p>
          </table:table-cell>
          <table:table-cell office:value-type="float" office:value="0.0937954">
            <text:p>0,0937954</text:p>
          </table:table-cell>
          <table:table-cell/>
          <table:table-cell table:formula="of:=[.E1089]-[.B1089]" office:value-type="float" office:value="0.093480567">
            <text:p>0,093480567</text:p>
          </table:table-cell>
        </table:table-row>
        <table:table-row table:style-name="ro3">
          <table:table-cell office:value-type="string">
            <text:p>5,44</text:p>
          </table:table-cell>
          <table:table-cell office:value-type="float" office:value="0.000314545">
            <text:p>0,000314545</text:p>
          </table:table-cell>
          <table:table-cell/>
          <table:table-cell office:value-type="string">
            <text:p>5,44</text:p>
          </table:table-cell>
          <table:table-cell office:value-type="float" office:value="0.0937092">
            <text:p>0,0937092</text:p>
          </table:table-cell>
          <table:table-cell/>
          <table:table-cell table:formula="of:=[.E1090]-[.B1090]" office:value-type="float" office:value="0.093394655">
            <text:p>0,093394655</text:p>
          </table:table-cell>
        </table:table-row>
        <table:table-row table:style-name="ro3">
          <table:table-cell office:value-type="string">
            <text:p>5,445</text:p>
          </table:table-cell>
          <table:table-cell office:value-type="float" office:value="0.000314259">
            <text:p>0,000314259</text:p>
          </table:table-cell>
          <table:table-cell/>
          <table:table-cell office:value-type="string">
            <text:p>5,445</text:p>
          </table:table-cell>
          <table:table-cell office:value-type="float" office:value="0.0936231">
            <text:p>0,0936231</text:p>
          </table:table-cell>
          <table:table-cell/>
          <table:table-cell table:formula="of:=[.E1091]-[.B1091]" office:value-type="float" office:value="0.093308841">
            <text:p>0,093308841</text:p>
          </table:table-cell>
        </table:table-row>
        <table:table-row table:style-name="ro3">
          <table:table-cell office:value-type="string">
            <text:p>5,45</text:p>
          </table:table-cell>
          <table:table-cell office:value-type="float" office:value="0.000313972">
            <text:p>0,000313972</text:p>
          </table:table-cell>
          <table:table-cell/>
          <table:table-cell office:value-type="string">
            <text:p>5,45</text:p>
          </table:table-cell>
          <table:table-cell office:value-type="float" office:value="0.0935372">
            <text:p>0,0935372</text:p>
          </table:table-cell>
          <table:table-cell/>
          <table:table-cell table:formula="of:=[.E1092]-[.B1092]" office:value-type="float" office:value="0.093223228">
            <text:p>0,093223228</text:p>
          </table:table-cell>
        </table:table-row>
        <table:table-row table:style-name="ro3">
          <table:table-cell office:value-type="string">
            <text:p>5,455</text:p>
          </table:table-cell>
          <table:table-cell office:value-type="float" office:value="0.000313687">
            <text:p>0,000313687</text:p>
          </table:table-cell>
          <table:table-cell/>
          <table:table-cell office:value-type="string">
            <text:p>5,455</text:p>
          </table:table-cell>
          <table:table-cell office:value-type="float" office:value="0.0934514">
            <text:p>0,0934514</text:p>
          </table:table-cell>
          <table:table-cell/>
          <table:table-cell table:formula="of:=[.E1093]-[.B1093]" office:value-type="float" office:value="0.093137713">
            <text:p>0,093137713</text:p>
          </table:table-cell>
        </table:table-row>
        <table:table-row table:style-name="ro3">
          <table:table-cell office:value-type="string">
            <text:p>5,46</text:p>
          </table:table-cell>
          <table:table-cell office:value-type="float" office:value="0.000313401">
            <text:p>0,000313401</text:p>
          </table:table-cell>
          <table:table-cell/>
          <table:table-cell office:value-type="string">
            <text:p>5,46</text:p>
          </table:table-cell>
          <table:table-cell office:value-type="float" office:value="0.0933658">
            <text:p>0,0933658</text:p>
          </table:table-cell>
          <table:table-cell/>
          <table:table-cell table:formula="of:=[.E1094]-[.B1094]" office:value-type="float" office:value="0.093052399">
            <text:p>0,093052399</text:p>
          </table:table-cell>
        </table:table-row>
        <table:table-row table:style-name="ro3">
          <table:table-cell office:value-type="string">
            <text:p>5,465</text:p>
          </table:table-cell>
          <table:table-cell office:value-type="float" office:value="0.000313117">
            <text:p>0,000313117</text:p>
          </table:table-cell>
          <table:table-cell/>
          <table:table-cell office:value-type="string">
            <text:p>5,465</text:p>
          </table:table-cell>
          <table:table-cell office:value-type="float" office:value="0.0932803">
            <text:p>0,0932803</text:p>
          </table:table-cell>
          <table:table-cell/>
          <table:table-cell table:formula="of:=[.E1095]-[.B1095]" office:value-type="float" office:value="0.092967183">
            <text:p>0,092967183</text:p>
          </table:table-cell>
        </table:table-row>
        <table:table-row table:style-name="ro3">
          <table:table-cell office:value-type="string">
            <text:p>5,47</text:p>
          </table:table-cell>
          <table:table-cell office:value-type="float" office:value="0.000312833">
            <text:p>0,000312833</text:p>
          </table:table-cell>
          <table:table-cell/>
          <table:table-cell office:value-type="string">
            <text:p>5,47</text:p>
          </table:table-cell>
          <table:table-cell office:value-type="float" office:value="0.093195">
            <text:p>0,093195</text:p>
          </table:table-cell>
          <table:table-cell/>
          <table:table-cell table:formula="of:=[.E1096]-[.B1096]" office:value-type="float" office:value="0.092882167">
            <text:p>0,092882167</text:p>
          </table:table-cell>
        </table:table-row>
        <table:table-row table:style-name="ro3">
          <table:table-cell office:value-type="string">
            <text:p>5,475</text:p>
          </table:table-cell>
          <table:table-cell office:value-type="float" office:value="0.000312549">
            <text:p>0,000312549</text:p>
          </table:table-cell>
          <table:table-cell/>
          <table:table-cell office:value-type="string">
            <text:p>5,475</text:p>
          </table:table-cell>
          <table:table-cell office:value-type="float" office:value="0.0931099">
            <text:p>0,0931099</text:p>
          </table:table-cell>
          <table:table-cell/>
          <table:table-cell table:formula="of:=[.E1097]-[.B1097]" office:value-type="float" office:value="0.092797351">
            <text:p>0,092797351</text:p>
          </table:table-cell>
        </table:table-row>
        <table:table-row table:style-name="ro3">
          <table:table-cell office:value-type="string">
            <text:p>5,48</text:p>
          </table:table-cell>
          <table:table-cell office:value-type="float" office:value="0.000312266">
            <text:p>0,000312266</text:p>
          </table:table-cell>
          <table:table-cell/>
          <table:table-cell office:value-type="string">
            <text:p>5,48</text:p>
          </table:table-cell>
          <table:table-cell office:value-type="float" office:value="0.0930249">
            <text:p>0,0930249</text:p>
          </table:table-cell>
          <table:table-cell/>
          <table:table-cell table:formula="of:=[.E1098]-[.B1098]" office:value-type="float" office:value="0.092712634">
            <text:p>0,092712634</text:p>
          </table:table-cell>
        </table:table-row>
        <table:table-row table:style-name="ro3">
          <table:table-cell office:value-type="string">
            <text:p>5,485</text:p>
          </table:table-cell>
          <table:table-cell office:value-type="float" office:value="0.000311983">
            <text:p>0,000311983</text:p>
          </table:table-cell>
          <table:table-cell/>
          <table:table-cell office:value-type="string">
            <text:p>5,485</text:p>
          </table:table-cell>
          <table:table-cell office:value-type="float" office:value="0.09294">
            <text:p>0,09294</text:p>
          </table:table-cell>
          <table:table-cell/>
          <table:table-cell table:formula="of:=[.E1099]-[.B1099]" office:value-type="float" office:value="0.092628017">
            <text:p>0,092628017</text:p>
          </table:table-cell>
        </table:table-row>
        <table:table-row table:style-name="ro3">
          <table:table-cell office:value-type="string">
            <text:p>5,49</text:p>
          </table:table-cell>
          <table:table-cell office:value-type="float" office:value="0.000311701">
            <text:p>0,000311701</text:p>
          </table:table-cell>
          <table:table-cell/>
          <table:table-cell office:value-type="string">
            <text:p>5,49</text:p>
          </table:table-cell>
          <table:table-cell office:value-type="float" office:value="0.0928553">
            <text:p>0,0928553</text:p>
          </table:table-cell>
          <table:table-cell/>
          <table:table-cell table:formula="of:=[.E1100]-[.B1100]" office:value-type="float" office:value="0.092543599">
            <text:p>0,092543599</text:p>
          </table:table-cell>
        </table:table-row>
        <table:table-row table:style-name="ro3">
          <table:table-cell office:value-type="string">
            <text:p>5,495</text:p>
          </table:table-cell>
          <table:table-cell office:value-type="float" office:value="0.000311419">
            <text:p>0,000311419</text:p>
          </table:table-cell>
          <table:table-cell/>
          <table:table-cell office:value-type="string">
            <text:p>5,495</text:p>
          </table:table-cell>
          <table:table-cell office:value-type="float" office:value="0.0927708">
            <text:p>0,0927708</text:p>
          </table:table-cell>
          <table:table-cell/>
          <table:table-cell table:formula="of:=[.E1101]-[.B1101]" office:value-type="float" office:value="0.092459381">
            <text:p>0,092459381</text:p>
          </table:table-cell>
        </table:table-row>
        <table:table-row table:style-name="ro3">
          <table:table-cell office:value-type="string">
            <text:p>5,5</text:p>
          </table:table-cell>
          <table:table-cell office:value-type="float" office:value="0.000311138">
            <text:p>0,000311138</text:p>
          </table:table-cell>
          <table:table-cell/>
          <table:table-cell office:value-type="string">
            <text:p>5,5</text:p>
          </table:table-cell>
          <table:table-cell office:value-type="float" office:value="0.0926864">
            <text:p>0,0926864</text:p>
          </table:table-cell>
          <table:table-cell/>
          <table:table-cell table:formula="of:=[.E1102]-[.B1102]" office:value-type="float" office:value="0.092375262">
            <text:p>0,092375262</text:p>
          </table:table-cell>
        </table:table-row>
        <table:table-row table:style-name="ro3">
          <table:table-cell office:value-type="string">
            <text:p>5,505</text:p>
          </table:table-cell>
          <table:table-cell office:value-type="float" office:value="0.000310858">
            <text:p>0,000310858</text:p>
          </table:table-cell>
          <table:table-cell/>
          <table:table-cell office:value-type="string">
            <text:p>5,505</text:p>
          </table:table-cell>
          <table:table-cell office:value-type="float" office:value="0.0926022">
            <text:p>0,0926022</text:p>
          </table:table-cell>
          <table:table-cell/>
          <table:table-cell table:formula="of:=[.E1103]-[.B1103]" office:value-type="float" office:value="0.092291342">
            <text:p>0,092291342</text:p>
          </table:table-cell>
        </table:table-row>
        <table:table-row table:style-name="ro3">
          <table:table-cell office:value-type="string">
            <text:p>5,51</text:p>
          </table:table-cell>
          <table:table-cell office:value-type="float" office:value="0.000310578">
            <text:p>0,000310578</text:p>
          </table:table-cell>
          <table:table-cell/>
          <table:table-cell office:value-type="string">
            <text:p>5,51</text:p>
          </table:table-cell>
          <table:table-cell office:value-type="float" office:value="0.0925181">
            <text:p>0,0925181</text:p>
          </table:table-cell>
          <table:table-cell/>
          <table:table-cell table:formula="of:=[.E1104]-[.B1104]" office:value-type="float" office:value="0.092207522">
            <text:p>0,092207522</text:p>
          </table:table-cell>
        </table:table-row>
        <table:table-row table:style-name="ro3">
          <table:table-cell office:value-type="string">
            <text:p>5,515</text:p>
          </table:table-cell>
          <table:table-cell office:value-type="float" office:value="0.000310298">
            <text:p>0,000310298</text:p>
          </table:table-cell>
          <table:table-cell/>
          <table:table-cell office:value-type="string">
            <text:p>5,515</text:p>
          </table:table-cell>
          <table:table-cell office:value-type="float" office:value="0.0924342">
            <text:p>0,0924342</text:p>
          </table:table-cell>
          <table:table-cell/>
          <table:table-cell table:formula="of:=[.E1105]-[.B1105]" office:value-type="float" office:value="0.092123902">
            <text:p>0,092123902</text:p>
          </table:table-cell>
        </table:table-row>
        <table:table-row table:style-name="ro3">
          <table:table-cell office:value-type="string">
            <text:p>5,52</text:p>
          </table:table-cell>
          <table:table-cell office:value-type="float" office:value="0.000310019">
            <text:p>0,000310019</text:p>
          </table:table-cell>
          <table:table-cell/>
          <table:table-cell office:value-type="string">
            <text:p>5,52</text:p>
          </table:table-cell>
          <table:table-cell office:value-type="float" office:value="0.0923505">
            <text:p>0,0923505</text:p>
          </table:table-cell>
          <table:table-cell/>
          <table:table-cell table:formula="of:=[.E1106]-[.B1106]" office:value-type="float" office:value="0.092040481">
            <text:p>0,092040481</text:p>
          </table:table-cell>
        </table:table-row>
        <table:table-row table:style-name="ro3">
          <table:table-cell office:value-type="string">
            <text:p>5,525</text:p>
          </table:table-cell>
          <table:table-cell office:value-type="float" office:value="0.000309741">
            <text:p>0,000309741</text:p>
          </table:table-cell>
          <table:table-cell/>
          <table:table-cell office:value-type="string">
            <text:p>5,525</text:p>
          </table:table-cell>
          <table:table-cell office:value-type="float" office:value="0.0922668">
            <text:p>0,0922668</text:p>
          </table:table-cell>
          <table:table-cell/>
          <table:table-cell table:formula="of:=[.E1107]-[.B1107]" office:value-type="float" office:value="0.091957059">
            <text:p>0,091957059</text:p>
          </table:table-cell>
        </table:table-row>
        <table:table-row table:style-name="ro3">
          <table:table-cell office:value-type="string">
            <text:p>5,53</text:p>
          </table:table-cell>
          <table:table-cell office:value-type="float" office:value="0.000309463">
            <text:p>0,000309463</text:p>
          </table:table-cell>
          <table:table-cell/>
          <table:table-cell office:value-type="string">
            <text:p>5,53</text:p>
          </table:table-cell>
          <table:table-cell office:value-type="float" office:value="0.0921834">
            <text:p>0,0921834</text:p>
          </table:table-cell>
          <table:table-cell/>
          <table:table-cell table:formula="of:=[.E1108]-[.B1108]" office:value-type="float" office:value="0.091873937">
            <text:p>0,091873937</text:p>
          </table:table-cell>
        </table:table-row>
        <table:table-row table:style-name="ro3">
          <table:table-cell office:value-type="string">
            <text:p>5,535</text:p>
          </table:table-cell>
          <table:table-cell office:value-type="float" office:value="0.000309185">
            <text:p>0,000309185</text:p>
          </table:table-cell>
          <table:table-cell/>
          <table:table-cell office:value-type="string">
            <text:p>5,535</text:p>
          </table:table-cell>
          <table:table-cell office:value-type="float" office:value="0.0921001">
            <text:p>0,0921001</text:p>
          </table:table-cell>
          <table:table-cell/>
          <table:table-cell table:formula="of:=[.E1109]-[.B1109]" office:value-type="float" office:value="0.091790915">
            <text:p>0,091790915</text:p>
          </table:table-cell>
        </table:table-row>
        <table:table-row table:style-name="ro3">
          <table:table-cell office:value-type="string">
            <text:p>5,54</text:p>
          </table:table-cell>
          <table:table-cell office:value-type="float" office:value="0.000308908">
            <text:p>0,000308908</text:p>
          </table:table-cell>
          <table:table-cell/>
          <table:table-cell office:value-type="string">
            <text:p>5,54</text:p>
          </table:table-cell>
          <table:table-cell office:value-type="float" office:value="0.0920169">
            <text:p>0,0920169</text:p>
          </table:table-cell>
          <table:table-cell/>
          <table:table-cell table:formula="of:=[.E1110]-[.B1110]" office:value-type="float" office:value="0.091707992">
            <text:p>0,091707992</text:p>
          </table:table-cell>
        </table:table-row>
        <table:table-row table:style-name="ro3">
          <table:table-cell office:value-type="string">
            <text:p>5,545</text:p>
          </table:table-cell>
          <table:table-cell office:value-type="float" office:value="0.000308631">
            <text:p>0,000308631</text:p>
          </table:table-cell>
          <table:table-cell/>
          <table:table-cell office:value-type="string">
            <text:p>5,545</text:p>
          </table:table-cell>
          <table:table-cell office:value-type="float" office:value="0.0919339">
            <text:p>0,0919339</text:p>
          </table:table-cell>
          <table:table-cell/>
          <table:table-cell table:formula="of:=[.E1111]-[.B1111]" office:value-type="float" office:value="0.091625269">
            <text:p>0,091625269</text:p>
          </table:table-cell>
        </table:table-row>
        <table:table-row table:style-name="ro3">
          <table:table-cell office:value-type="string">
            <text:p>5,55</text:p>
          </table:table-cell>
          <table:table-cell office:value-type="float" office:value="0.000308355">
            <text:p>0,000308355</text:p>
          </table:table-cell>
          <table:table-cell/>
          <table:table-cell office:value-type="string">
            <text:p>5,55</text:p>
          </table:table-cell>
          <table:table-cell office:value-type="float" office:value="0.091851">
            <text:p>0,091851</text:p>
          </table:table-cell>
          <table:table-cell/>
          <table:table-cell table:formula="of:=[.E1112]-[.B1112]" office:value-type="float" office:value="0.091542645">
            <text:p>0,091542645</text:p>
          </table:table-cell>
        </table:table-row>
        <table:table-row table:style-name="ro3">
          <table:table-cell office:value-type="string">
            <text:p>5,555</text:p>
          </table:table-cell>
          <table:table-cell office:value-type="float" office:value="0.00030808">
            <text:p>0,00030808</text:p>
          </table:table-cell>
          <table:table-cell/>
          <table:table-cell office:value-type="string">
            <text:p>5,555</text:p>
          </table:table-cell>
          <table:table-cell office:value-type="float" office:value="0.0917683">
            <text:p>0,0917683</text:p>
          </table:table-cell>
          <table:table-cell/>
          <table:table-cell table:formula="of:=[.E1113]-[.B1113]" office:value-type="float" office:value="0.09146022">
            <text:p>0,09146022</text:p>
          </table:table-cell>
        </table:table-row>
        <table:table-row table:style-name="ro3">
          <table:table-cell office:value-type="string">
            <text:p>5,56</text:p>
          </table:table-cell>
          <table:table-cell office:value-type="float" office:value="0.000307805">
            <text:p>0,000307805</text:p>
          </table:table-cell>
          <table:table-cell/>
          <table:table-cell office:value-type="string">
            <text:p>5,56</text:p>
          </table:table-cell>
          <table:table-cell office:value-type="float" office:value="0.0916858">
            <text:p>0,0916858</text:p>
          </table:table-cell>
          <table:table-cell/>
          <table:table-cell table:formula="of:=[.E1114]-[.B1114]" office:value-type="float" office:value="0.091377995">
            <text:p>0,091377995</text:p>
          </table:table-cell>
        </table:table-row>
        <table:table-row table:style-name="ro3">
          <table:table-cell office:value-type="string">
            <text:p>5,565</text:p>
          </table:table-cell>
          <table:table-cell office:value-type="float" office:value="0.00030753">
            <text:p>0,00030753</text:p>
          </table:table-cell>
          <table:table-cell/>
          <table:table-cell office:value-type="string">
            <text:p>5,565</text:p>
          </table:table-cell>
          <table:table-cell office:value-type="float" office:value="0.0916033">
            <text:p>0,0916033</text:p>
          </table:table-cell>
          <table:table-cell/>
          <table:table-cell table:formula="of:=[.E1115]-[.B1115]" office:value-type="float" office:value="0.09129577">
            <text:p>0,09129577</text:p>
          </table:table-cell>
        </table:table-row>
        <table:table-row table:style-name="ro3">
          <table:table-cell office:value-type="string">
            <text:p>5,57</text:p>
          </table:table-cell>
          <table:table-cell office:value-type="float" office:value="0.000307256">
            <text:p>0,000307256</text:p>
          </table:table-cell>
          <table:table-cell/>
          <table:table-cell office:value-type="string">
            <text:p>5,57</text:p>
          </table:table-cell>
          <table:table-cell office:value-type="float" office:value="0.0915211">
            <text:p>0,0915211</text:p>
          </table:table-cell>
          <table:table-cell/>
          <table:table-cell table:formula="of:=[.E1116]-[.B1116]" office:value-type="float" office:value="0.091213844">
            <text:p>0,091213844</text:p>
          </table:table-cell>
        </table:table-row>
        <table:table-row table:style-name="ro3">
          <table:table-cell office:value-type="string">
            <text:p>5,575</text:p>
          </table:table-cell>
          <table:table-cell office:value-type="float" office:value="0.000306983">
            <text:p>0,000306983</text:p>
          </table:table-cell>
          <table:table-cell/>
          <table:table-cell office:value-type="string">
            <text:p>5,575</text:p>
          </table:table-cell>
          <table:table-cell office:value-type="float" office:value="0.091439">
            <text:p>0,091439</text:p>
          </table:table-cell>
          <table:table-cell/>
          <table:table-cell table:formula="of:=[.E1117]-[.B1117]" office:value-type="float" office:value="0.091132017">
            <text:p>0,091132017</text:p>
          </table:table-cell>
        </table:table-row>
        <table:table-row table:style-name="ro3">
          <table:table-cell office:value-type="string">
            <text:p>5,58</text:p>
          </table:table-cell>
          <table:table-cell office:value-type="float" office:value="0.00030671">
            <text:p>0,00030671</text:p>
          </table:table-cell>
          <table:table-cell/>
          <table:table-cell office:value-type="string">
            <text:p>5,58</text:p>
          </table:table-cell>
          <table:table-cell office:value-type="float" office:value="0.091357">
            <text:p>0,091357</text:p>
          </table:table-cell>
          <table:table-cell/>
          <table:table-cell table:formula="of:=[.E1118]-[.B1118]" office:value-type="float" office:value="0.09105029">
            <text:p>0,09105029</text:p>
          </table:table-cell>
        </table:table-row>
        <table:table-row table:style-name="ro3">
          <table:table-cell office:value-type="string">
            <text:p>5,585</text:p>
          </table:table-cell>
          <table:table-cell office:value-type="float" office:value="0.000306437">
            <text:p>0,000306437</text:p>
          </table:table-cell>
          <table:table-cell/>
          <table:table-cell office:value-type="string">
            <text:p>5,585</text:p>
          </table:table-cell>
          <table:table-cell office:value-type="float" office:value="0.0912752">
            <text:p>0,0912752</text:p>
          </table:table-cell>
          <table:table-cell/>
          <table:table-cell table:formula="of:=[.E1119]-[.B1119]" office:value-type="float" office:value="0.090968763">
            <text:p>0,090968763</text:p>
          </table:table-cell>
        </table:table-row>
        <table:table-row table:style-name="ro3">
          <table:table-cell office:value-type="string">
            <text:p>5,59</text:p>
          </table:table-cell>
          <table:table-cell office:value-type="float" office:value="0.000306165">
            <text:p>0,000306165</text:p>
          </table:table-cell>
          <table:table-cell/>
          <table:table-cell office:value-type="string">
            <text:p>5,59</text:p>
          </table:table-cell>
          <table:table-cell office:value-type="float" office:value="0.0911935">
            <text:p>0,0911935</text:p>
          </table:table-cell>
          <table:table-cell/>
          <table:table-cell table:formula="of:=[.E1120]-[.B1120]" office:value-type="float" office:value="0.090887335">
            <text:p>0,090887335</text:p>
          </table:table-cell>
        </table:table-row>
        <table:table-row table:style-name="ro3">
          <table:table-cell office:value-type="string">
            <text:p>5,595</text:p>
          </table:table-cell>
          <table:table-cell office:value-type="float" office:value="0.000305893">
            <text:p>0,000305893</text:p>
          </table:table-cell>
          <table:table-cell/>
          <table:table-cell office:value-type="string">
            <text:p>5,595</text:p>
          </table:table-cell>
          <table:table-cell office:value-type="float" office:value="0.0911119">
            <text:p>0,0911119</text:p>
          </table:table-cell>
          <table:table-cell/>
          <table:table-cell table:formula="of:=[.E1121]-[.B1121]" office:value-type="float" office:value="0.090806007">
            <text:p>0,090806007</text:p>
          </table:table-cell>
        </table:table-row>
        <table:table-row table:style-name="ro3">
          <table:table-cell office:value-type="string">
            <text:p>5,6</text:p>
          </table:table-cell>
          <table:table-cell office:value-type="float" office:value="0.000305622">
            <text:p>0,000305622</text:p>
          </table:table-cell>
          <table:table-cell/>
          <table:table-cell office:value-type="string">
            <text:p>5,6</text:p>
          </table:table-cell>
          <table:table-cell office:value-type="float" office:value="0.0910306">
            <text:p>0,0910306</text:p>
          </table:table-cell>
          <table:table-cell/>
          <table:table-cell table:formula="of:=[.E1122]-[.B1122]" office:value-type="float" office:value="0.090724978">
            <text:p>0,090724978</text:p>
          </table:table-cell>
        </table:table-row>
        <table:table-row table:style-name="ro3">
          <table:table-cell office:value-type="string">
            <text:p>5,605</text:p>
          </table:table-cell>
          <table:table-cell office:value-type="float" office:value="0.000305352">
            <text:p>0,000305352</text:p>
          </table:table-cell>
          <table:table-cell/>
          <table:table-cell office:value-type="string">
            <text:p>5,605</text:p>
          </table:table-cell>
          <table:table-cell office:value-type="float" office:value="0.0909493">
            <text:p>0,0909493</text:p>
          </table:table-cell>
          <table:table-cell/>
          <table:table-cell table:formula="of:=[.E1123]-[.B1123]" office:value-type="float" office:value="0.090643948">
            <text:p>0,090643948</text:p>
          </table:table-cell>
        </table:table-row>
        <table:table-row table:style-name="ro3">
          <table:table-cell office:value-type="string">
            <text:p>5,61</text:p>
          </table:table-cell>
          <table:table-cell office:value-type="float" office:value="0.000305082">
            <text:p>0,000305082</text:p>
          </table:table-cell>
          <table:table-cell/>
          <table:table-cell office:value-type="string">
            <text:p>5,61</text:p>
          </table:table-cell>
          <table:table-cell office:value-type="float" office:value="0.0908682">
            <text:p>0,0908682</text:p>
          </table:table-cell>
          <table:table-cell/>
          <table:table-cell table:formula="of:=[.E1124]-[.B1124]" office:value-type="float" office:value="0.090563118">
            <text:p>0,090563118</text:p>
          </table:table-cell>
        </table:table-row>
        <table:table-row table:style-name="ro3">
          <table:table-cell office:value-type="string">
            <text:p>5,615</text:p>
          </table:table-cell>
          <table:table-cell office:value-type="float" office:value="0.000304812">
            <text:p>0,000304812</text:p>
          </table:table-cell>
          <table:table-cell/>
          <table:table-cell office:value-type="string">
            <text:p>5,615</text:p>
          </table:table-cell>
          <table:table-cell office:value-type="float" office:value="0.0907873">
            <text:p>0,0907873</text:p>
          </table:table-cell>
          <table:table-cell/>
          <table:table-cell table:formula="of:=[.E1125]-[.B1125]" office:value-type="float" office:value="0.090482488">
            <text:p>0,090482488</text:p>
          </table:table-cell>
        </table:table-row>
        <table:table-row table:style-name="ro3">
          <table:table-cell office:value-type="string">
            <text:p>5,62</text:p>
          </table:table-cell>
          <table:table-cell office:value-type="float" office:value="0.000304543">
            <text:p>0,000304543</text:p>
          </table:table-cell>
          <table:table-cell/>
          <table:table-cell office:value-type="string">
            <text:p>5,62</text:p>
          </table:table-cell>
          <table:table-cell office:value-type="float" office:value="0.0907065">
            <text:p>0,0907065</text:p>
          </table:table-cell>
          <table:table-cell/>
          <table:table-cell table:formula="of:=[.E1126]-[.B1126]" office:value-type="float" office:value="0.090401957">
            <text:p>0,090401957</text:p>
          </table:table-cell>
        </table:table-row>
        <table:table-row table:style-name="ro3">
          <table:table-cell office:value-type="string">
            <text:p>5,625</text:p>
          </table:table-cell>
          <table:table-cell office:value-type="float" office:value="0.000304274">
            <text:p>0,000304274</text:p>
          </table:table-cell>
          <table:table-cell/>
          <table:table-cell office:value-type="string">
            <text:p>5,625</text:p>
          </table:table-cell>
          <table:table-cell office:value-type="float" office:value="0.0906258">
            <text:p>0,0906258</text:p>
          </table:table-cell>
          <table:table-cell/>
          <table:table-cell table:formula="of:=[.E1127]-[.B1127]" office:value-type="float" office:value="0.090321526">
            <text:p>0,090321526</text:p>
          </table:table-cell>
        </table:table-row>
        <table:table-row table:style-name="ro3">
          <table:table-cell office:value-type="string">
            <text:p>5,63</text:p>
          </table:table-cell>
          <table:table-cell office:value-type="float" office:value="0.000304006">
            <text:p>0,000304006</text:p>
          </table:table-cell>
          <table:table-cell/>
          <table:table-cell office:value-type="string">
            <text:p>5,63</text:p>
          </table:table-cell>
          <table:table-cell office:value-type="float" office:value="0.0905453">
            <text:p>0,0905453</text:p>
          </table:table-cell>
          <table:table-cell/>
          <table:table-cell table:formula="of:=[.E1128]-[.B1128]" office:value-type="float" office:value="0.090241294">
            <text:p>0,090241294</text:p>
          </table:table-cell>
        </table:table-row>
        <table:table-row table:style-name="ro3">
          <table:table-cell office:value-type="string">
            <text:p>5,635</text:p>
          </table:table-cell>
          <table:table-cell office:value-type="float" office:value="0.000303738">
            <text:p>0,000303738</text:p>
          </table:table-cell>
          <table:table-cell/>
          <table:table-cell office:value-type="string">
            <text:p>5,635</text:p>
          </table:table-cell>
          <table:table-cell office:value-type="float" office:value="0.0904649">
            <text:p>0,0904649</text:p>
          </table:table-cell>
          <table:table-cell/>
          <table:table-cell table:formula="of:=[.E1129]-[.B1129]" office:value-type="float" office:value="0.090161162">
            <text:p>0,090161162</text:p>
          </table:table-cell>
        </table:table-row>
        <table:table-row table:style-name="ro3">
          <table:table-cell office:value-type="string">
            <text:p>5,64</text:p>
          </table:table-cell>
          <table:table-cell office:value-type="float" office:value="0.000303471">
            <text:p>0,000303471</text:p>
          </table:table-cell>
          <table:table-cell/>
          <table:table-cell office:value-type="string">
            <text:p>5,64</text:p>
          </table:table-cell>
          <table:table-cell office:value-type="float" office:value="0.0903847">
            <text:p>0,0903847</text:p>
          </table:table-cell>
          <table:table-cell/>
          <table:table-cell table:formula="of:=[.E1130]-[.B1130]" office:value-type="float" office:value="0.090081229">
            <text:p>0,090081229</text:p>
          </table:table-cell>
        </table:table-row>
        <table:table-row table:style-name="ro3">
          <table:table-cell office:value-type="string">
            <text:p>5,645</text:p>
          </table:table-cell>
          <table:table-cell office:value-type="float" office:value="0.000303204">
            <text:p>0,000303204</text:p>
          </table:table-cell>
          <table:table-cell/>
          <table:table-cell office:value-type="string">
            <text:p>5,645</text:p>
          </table:table-cell>
          <table:table-cell office:value-type="float" office:value="0.0903046">
            <text:p>0,0903046</text:p>
          </table:table-cell>
          <table:table-cell/>
          <table:table-cell table:formula="of:=[.E1131]-[.B1131]" office:value-type="float" office:value="0.090001396">
            <text:p>0,090001396</text:p>
          </table:table-cell>
        </table:table-row>
        <table:table-row table:style-name="ro3">
          <table:table-cell office:value-type="string">
            <text:p>5,65</text:p>
          </table:table-cell>
          <table:table-cell office:value-type="float" office:value="0.000302938">
            <text:p>0,000302938</text:p>
          </table:table-cell>
          <table:table-cell/>
          <table:table-cell office:value-type="string">
            <text:p>5,65</text:p>
          </table:table-cell>
          <table:table-cell office:value-type="float" office:value="0.0902246">
            <text:p>0,0902246</text:p>
          </table:table-cell>
          <table:table-cell/>
          <table:table-cell table:formula="of:=[.E1132]-[.B1132]" office:value-type="float" office:value="0.089921662">
            <text:p>0,089921662</text:p>
          </table:table-cell>
        </table:table-row>
        <table:table-row table:style-name="ro3">
          <table:table-cell office:value-type="string">
            <text:p>5,655</text:p>
          </table:table-cell>
          <table:table-cell office:value-type="float" office:value="0.000302672">
            <text:p>0,000302672</text:p>
          </table:table-cell>
          <table:table-cell/>
          <table:table-cell office:value-type="string">
            <text:p>5,655</text:p>
          </table:table-cell>
          <table:table-cell office:value-type="float" office:value="0.0901448">
            <text:p>0,0901448</text:p>
          </table:table-cell>
          <table:table-cell/>
          <table:table-cell table:formula="of:=[.E1133]-[.B1133]" office:value-type="float" office:value="0.089842128">
            <text:p>0,089842128</text:p>
          </table:table-cell>
        </table:table-row>
        <table:table-row table:style-name="ro3">
          <table:table-cell office:value-type="string">
            <text:p>5,66</text:p>
          </table:table-cell>
          <table:table-cell office:value-type="float" office:value="0.000302406">
            <text:p>0,000302406</text:p>
          </table:table-cell>
          <table:table-cell/>
          <table:table-cell office:value-type="string">
            <text:p>5,66</text:p>
          </table:table-cell>
          <table:table-cell office:value-type="float" office:value="0.0900651">
            <text:p>0,0900651</text:p>
          </table:table-cell>
          <table:table-cell/>
          <table:table-cell table:formula="of:=[.E1134]-[.B1134]" office:value-type="float" office:value="0.089762694">
            <text:p>0,089762694</text:p>
          </table:table-cell>
        </table:table-row>
        <table:table-row table:style-name="ro3">
          <table:table-cell office:value-type="string">
            <text:p>5,665</text:p>
          </table:table-cell>
          <table:table-cell office:value-type="float" office:value="0.000302142">
            <text:p>0,000302142</text:p>
          </table:table-cell>
          <table:table-cell/>
          <table:table-cell office:value-type="string">
            <text:p>5,665</text:p>
          </table:table-cell>
          <table:table-cell office:value-type="float" office:value="0.0899856">
            <text:p>0,0899856</text:p>
          </table:table-cell>
          <table:table-cell/>
          <table:table-cell table:formula="of:=[.E1135]-[.B1135]" office:value-type="float" office:value="0.089683458">
            <text:p>0,089683458</text:p>
          </table:table-cell>
        </table:table-row>
        <table:table-row table:style-name="ro3">
          <table:table-cell office:value-type="string">
            <text:p>5,67</text:p>
          </table:table-cell>
          <table:table-cell office:value-type="float" office:value="0.000301877">
            <text:p>0,000301877</text:p>
          </table:table-cell>
          <table:table-cell/>
          <table:table-cell office:value-type="string">
            <text:p>5,67</text:p>
          </table:table-cell>
          <table:table-cell office:value-type="float" office:value="0.0899062">
            <text:p>0,0899062</text:p>
          </table:table-cell>
          <table:table-cell/>
          <table:table-cell table:formula="of:=[.E1136]-[.B1136]" office:value-type="float" office:value="0.089604323">
            <text:p>0,089604323</text:p>
          </table:table-cell>
        </table:table-row>
        <table:table-row table:style-name="ro3">
          <table:table-cell office:value-type="string">
            <text:p>5,675</text:p>
          </table:table-cell>
          <table:table-cell office:value-type="float" office:value="0.000301613">
            <text:p>0,000301613</text:p>
          </table:table-cell>
          <table:table-cell/>
          <table:table-cell office:value-type="string">
            <text:p>5,675</text:p>
          </table:table-cell>
          <table:table-cell office:value-type="float" office:value="0.089827">
            <text:p>0,089827</text:p>
          </table:table-cell>
          <table:table-cell/>
          <table:table-cell table:formula="of:=[.E1137]-[.B1137]" office:value-type="float" office:value="0.089525387">
            <text:p>0,089525387</text:p>
          </table:table-cell>
        </table:table-row>
        <table:table-row table:style-name="ro3">
          <table:table-cell office:value-type="string">
            <text:p>5,68</text:p>
          </table:table-cell>
          <table:table-cell office:value-type="float" office:value="0.00030135">
            <text:p>0,00030135</text:p>
          </table:table-cell>
          <table:table-cell/>
          <table:table-cell office:value-type="string">
            <text:p>5,68</text:p>
          </table:table-cell>
          <table:table-cell office:value-type="float" office:value="0.0897479">
            <text:p>0,0897479</text:p>
          </table:table-cell>
          <table:table-cell/>
          <table:table-cell table:formula="of:=[.E1138]-[.B1138]" office:value-type="float" office:value="0.08944655">
            <text:p>0,08944655</text:p>
          </table:table-cell>
        </table:table-row>
        <table:table-row table:style-name="ro3">
          <table:table-cell office:value-type="string">
            <text:p>5,685</text:p>
          </table:table-cell>
          <table:table-cell office:value-type="float" office:value="0.000301087">
            <text:p>0,000301087</text:p>
          </table:table-cell>
          <table:table-cell/>
          <table:table-cell office:value-type="string">
            <text:p>5,685</text:p>
          </table:table-cell>
          <table:table-cell office:value-type="float" office:value="0.0896689">
            <text:p>0,0896689</text:p>
          </table:table-cell>
          <table:table-cell/>
          <table:table-cell table:formula="of:=[.E1139]-[.B1139]" office:value-type="float" office:value="0.089367813">
            <text:p>0,089367813</text:p>
          </table:table-cell>
        </table:table-row>
        <table:table-row table:style-name="ro3">
          <table:table-cell office:value-type="string">
            <text:p>5,69</text:p>
          </table:table-cell>
          <table:table-cell office:value-type="float" office:value="0.000300824">
            <text:p>0,000300824</text:p>
          </table:table-cell>
          <table:table-cell/>
          <table:table-cell office:value-type="string">
            <text:p>5,69</text:p>
          </table:table-cell>
          <table:table-cell office:value-type="float" office:value="0.0895901">
            <text:p>0,0895901</text:p>
          </table:table-cell>
          <table:table-cell/>
          <table:table-cell table:formula="of:=[.E1140]-[.B1140]" office:value-type="float" office:value="0.089289276">
            <text:p>0,089289276</text:p>
          </table:table-cell>
        </table:table-row>
        <table:table-row table:style-name="ro3">
          <table:table-cell office:value-type="string">
            <text:p>5,695</text:p>
          </table:table-cell>
          <table:table-cell office:value-type="float" office:value="0.000300562">
            <text:p>0,000300562</text:p>
          </table:table-cell>
          <table:table-cell/>
          <table:table-cell office:value-type="string">
            <text:p>5,695</text:p>
          </table:table-cell>
          <table:table-cell office:value-type="float" office:value="0.0895114">
            <text:p>0,0895114</text:p>
          </table:table-cell>
          <table:table-cell/>
          <table:table-cell table:formula="of:=[.E1141]-[.B1141]" office:value-type="float" office:value="0.089210838">
            <text:p>0,089210838</text:p>
          </table:table-cell>
        </table:table-row>
        <table:table-row table:style-name="ro3">
          <table:table-cell office:value-type="string">
            <text:p>5,7</text:p>
          </table:table-cell>
          <table:table-cell office:value-type="float" office:value="0.0003003">
            <text:p>0,0003003</text:p>
          </table:table-cell>
          <table:table-cell/>
          <table:table-cell office:value-type="string">
            <text:p>5,7</text:p>
          </table:table-cell>
          <table:table-cell office:value-type="float" office:value="0.0894328">
            <text:p>0,0894328</text:p>
          </table:table-cell>
          <table:table-cell/>
          <table:table-cell table:formula="of:=[.E1142]-[.B1142]" office:value-type="float" office:value="0.0891325">
            <text:p>0,0891325</text:p>
          </table:table-cell>
        </table:table-row>
        <table:table-row table:style-name="ro3">
          <table:table-cell office:value-type="string">
            <text:p>5,705</text:p>
          </table:table-cell>
          <table:table-cell office:value-type="float" office:value="0.000300039">
            <text:p>0,000300039</text:p>
          </table:table-cell>
          <table:table-cell/>
          <table:table-cell office:value-type="string">
            <text:p>5,705</text:p>
          </table:table-cell>
          <table:table-cell office:value-type="float" office:value="0.0893544">
            <text:p>0,0893544</text:p>
          </table:table-cell>
          <table:table-cell/>
          <table:table-cell table:formula="of:=[.E1143]-[.B1143]" office:value-type="float" office:value="0.089054361">
            <text:p>0,089054361</text:p>
          </table:table-cell>
        </table:table-row>
        <table:table-row table:style-name="ro3">
          <table:table-cell office:value-type="string">
            <text:p>5,71</text:p>
          </table:table-cell>
          <table:table-cell office:value-type="float" office:value="0.000299778">
            <text:p>0,000299778</text:p>
          </table:table-cell>
          <table:table-cell/>
          <table:table-cell office:value-type="string">
            <text:p>5,71</text:p>
          </table:table-cell>
          <table:table-cell office:value-type="float" office:value="0.0892761">
            <text:p>0,0892761</text:p>
          </table:table-cell>
          <table:table-cell/>
          <table:table-cell table:formula="of:=[.E1144]-[.B1144]" office:value-type="float" office:value="0.088976322">
            <text:p>0,088976322</text:p>
          </table:table-cell>
        </table:table-row>
        <table:table-row table:style-name="ro3">
          <table:table-cell office:value-type="string">
            <text:p>5,715</text:p>
          </table:table-cell>
          <table:table-cell office:value-type="float" office:value="0.000299518">
            <text:p>0,000299518</text:p>
          </table:table-cell>
          <table:table-cell/>
          <table:table-cell office:value-type="string">
            <text:p>5,715</text:p>
          </table:table-cell>
          <table:table-cell office:value-type="float" office:value="0.089198">
            <text:p>0,089198</text:p>
          </table:table-cell>
          <table:table-cell/>
          <table:table-cell table:formula="of:=[.E1145]-[.B1145]" office:value-type="float" office:value="0.088898482">
            <text:p>0,088898482</text:p>
          </table:table-cell>
        </table:table-row>
        <table:table-row table:style-name="ro3">
          <table:table-cell office:value-type="string">
            <text:p>5,72</text:p>
          </table:table-cell>
          <table:table-cell office:value-type="float" office:value="0.000299258">
            <text:p>0,000299258</text:p>
          </table:table-cell>
          <table:table-cell/>
          <table:table-cell office:value-type="string">
            <text:p>5,72</text:p>
          </table:table-cell>
          <table:table-cell office:value-type="float" office:value="0.08912">
            <text:p>0,08912</text:p>
          </table:table-cell>
          <table:table-cell/>
          <table:table-cell table:formula="of:=[.E1146]-[.B1146]" office:value-type="float" office:value="0.088820742">
            <text:p>0,088820742</text:p>
          </table:table-cell>
        </table:table-row>
        <table:table-row table:style-name="ro3">
          <table:table-cell office:value-type="string">
            <text:p>5,725</text:p>
          </table:table-cell>
          <table:table-cell office:value-type="float" office:value="0.000298999">
            <text:p>0,000298999</text:p>
          </table:table-cell>
          <table:table-cell/>
          <table:table-cell office:value-type="string">
            <text:p>5,725</text:p>
          </table:table-cell>
          <table:table-cell office:value-type="float" office:value="0.0890421">
            <text:p>0,0890421</text:p>
          </table:table-cell>
          <table:table-cell/>
          <table:table-cell table:formula="of:=[.E1147]-[.B1147]" office:value-type="float" office:value="0.088743101">
            <text:p>0,088743101</text:p>
          </table:table-cell>
        </table:table-row>
        <table:table-row table:style-name="ro3">
          <table:table-cell office:value-type="string">
            <text:p>5,73</text:p>
          </table:table-cell>
          <table:table-cell office:value-type="float" office:value="0.00029874">
            <text:p>0,00029874</text:p>
          </table:table-cell>
          <table:table-cell/>
          <table:table-cell office:value-type="string">
            <text:p>5,73</text:p>
          </table:table-cell>
          <table:table-cell office:value-type="float" office:value="0.0889644">
            <text:p>0,0889644</text:p>
          </table:table-cell>
          <table:table-cell/>
          <table:table-cell table:formula="of:=[.E1148]-[.B1148]" office:value-type="float" office:value="0.08866566">
            <text:p>0,08866566</text:p>
          </table:table-cell>
        </table:table-row>
        <table:table-row table:style-name="ro3">
          <table:table-cell office:value-type="string">
            <text:p>5,735</text:p>
          </table:table-cell>
          <table:table-cell office:value-type="float" office:value="0.000298482">
            <text:p>0,000298482</text:p>
          </table:table-cell>
          <table:table-cell/>
          <table:table-cell office:value-type="string">
            <text:p>5,735</text:p>
          </table:table-cell>
          <table:table-cell office:value-type="float" office:value="0.0888868">
            <text:p>0,0888868</text:p>
          </table:table-cell>
          <table:table-cell/>
          <table:table-cell table:formula="of:=[.E1149]-[.B1149]" office:value-type="float" office:value="0.088588318">
            <text:p>0,088588318</text:p>
          </table:table-cell>
        </table:table-row>
        <table:table-row table:style-name="ro3">
          <table:table-cell office:value-type="string">
            <text:p>5,74</text:p>
          </table:table-cell>
          <table:table-cell office:value-type="float" office:value="0.000298223">
            <text:p>0,000298223</text:p>
          </table:table-cell>
          <table:table-cell/>
          <table:table-cell office:value-type="string">
            <text:p>5,74</text:p>
          </table:table-cell>
          <table:table-cell office:value-type="float" office:value="0.0888093">
            <text:p>0,0888093</text:p>
          </table:table-cell>
          <table:table-cell/>
          <table:table-cell table:formula="of:=[.E1150]-[.B1150]" office:value-type="float" office:value="0.088511077">
            <text:p>0,088511077</text:p>
          </table:table-cell>
        </table:table-row>
        <table:table-row table:style-name="ro3">
          <table:table-cell office:value-type="string">
            <text:p>5,745</text:p>
          </table:table-cell>
          <table:table-cell office:value-type="float" office:value="0.000297966">
            <text:p>0,000297966</text:p>
          </table:table-cell>
          <table:table-cell/>
          <table:table-cell office:value-type="string">
            <text:p>5,745</text:p>
          </table:table-cell>
          <table:table-cell office:value-type="float" office:value="0.088732">
            <text:p>0,088732</text:p>
          </table:table-cell>
          <table:table-cell/>
          <table:table-cell table:formula="of:=[.E1151]-[.B1151]" office:value-type="float" office:value="0.088434034">
            <text:p>0,088434034</text:p>
          </table:table-cell>
        </table:table-row>
        <table:table-row table:style-name="ro3">
          <table:table-cell office:value-type="string">
            <text:p>5,75</text:p>
          </table:table-cell>
          <table:table-cell office:value-type="float" office:value="0.000297709">
            <text:p>0,000297709</text:p>
          </table:table-cell>
          <table:table-cell/>
          <table:table-cell office:value-type="string">
            <text:p>5,75</text:p>
          </table:table-cell>
          <table:table-cell office:value-type="float" office:value="0.0886548">
            <text:p>0,0886548</text:p>
          </table:table-cell>
          <table:table-cell/>
          <table:table-cell table:formula="of:=[.E1152]-[.B1152]" office:value-type="float" office:value="0.088357091">
            <text:p>0,088357091</text:p>
          </table:table-cell>
        </table:table-row>
        <table:table-row table:style-name="ro3">
          <table:table-cell office:value-type="string">
            <text:p>5,755</text:p>
          </table:table-cell>
          <table:table-cell office:value-type="float" office:value="0.000297452">
            <text:p>0,000297452</text:p>
          </table:table-cell>
          <table:table-cell/>
          <table:table-cell office:value-type="string">
            <text:p>5,755</text:p>
          </table:table-cell>
          <table:table-cell office:value-type="float" office:value="0.0885777">
            <text:p>0,0885777</text:p>
          </table:table-cell>
          <table:table-cell/>
          <table:table-cell table:formula="of:=[.E1153]-[.B1153]" office:value-type="float" office:value="0.088280248">
            <text:p>0,088280248</text:p>
          </table:table-cell>
        </table:table-row>
        <table:table-row table:style-name="ro3">
          <table:table-cell office:value-type="string">
            <text:p>5,76</text:p>
          </table:table-cell>
          <table:table-cell office:value-type="float" office:value="0.000297196">
            <text:p>0,000297196</text:p>
          </table:table-cell>
          <table:table-cell/>
          <table:table-cell office:value-type="string">
            <text:p>5,76</text:p>
          </table:table-cell>
          <table:table-cell office:value-type="float" office:value="0.0885008">
            <text:p>0,0885008</text:p>
          </table:table-cell>
          <table:table-cell/>
          <table:table-cell table:formula="of:=[.E1154]-[.B1154]" office:value-type="float" office:value="0.088203604">
            <text:p>0,088203604</text:p>
          </table:table-cell>
        </table:table-row>
        <table:table-row table:style-name="ro3">
          <table:table-cell office:value-type="string">
            <text:p>5,765</text:p>
          </table:table-cell>
          <table:table-cell office:value-type="float" office:value="0.00029694">
            <text:p>0,00029694</text:p>
          </table:table-cell>
          <table:table-cell/>
          <table:table-cell office:value-type="string">
            <text:p>5,765</text:p>
          </table:table-cell>
          <table:table-cell office:value-type="float" office:value="0.088424">
            <text:p>0,088424</text:p>
          </table:table-cell>
          <table:table-cell/>
          <table:table-cell table:formula="of:=[.E1155]-[.B1155]" office:value-type="float" office:value="0.08812706">
            <text:p>0,08812706</text:p>
          </table:table-cell>
        </table:table-row>
        <table:table-row table:style-name="ro3">
          <table:table-cell office:value-type="string">
            <text:p>5,77</text:p>
          </table:table-cell>
          <table:table-cell office:value-type="float" office:value="0.000296685">
            <text:p>0,000296685</text:p>
          </table:table-cell>
          <table:table-cell/>
          <table:table-cell office:value-type="string">
            <text:p>5,77</text:p>
          </table:table-cell>
          <table:table-cell office:value-type="float" office:value="0.0883474">
            <text:p>0,0883474</text:p>
          </table:table-cell>
          <table:table-cell/>
          <table:table-cell table:formula="of:=[.E1156]-[.B1156]" office:value-type="float" office:value="0.088050715">
            <text:p>0,088050715</text:p>
          </table:table-cell>
        </table:table-row>
        <table:table-row table:style-name="ro3">
          <table:table-cell office:value-type="string">
            <text:p>5,775</text:p>
          </table:table-cell>
          <table:table-cell office:value-type="float" office:value="0.00029643">
            <text:p>0,00029643</text:p>
          </table:table-cell>
          <table:table-cell/>
          <table:table-cell office:value-type="string">
            <text:p>5,775</text:p>
          </table:table-cell>
          <table:table-cell office:value-type="float" office:value="0.0882708">
            <text:p>0,0882708</text:p>
          </table:table-cell>
          <table:table-cell/>
          <table:table-cell table:formula="of:=[.E1157]-[.B1157]" office:value-type="float" office:value="0.08797437">
            <text:p>0,08797437</text:p>
          </table:table-cell>
        </table:table-row>
        <table:table-row table:style-name="ro3">
          <table:table-cell office:value-type="string">
            <text:p>5,78</text:p>
          </table:table-cell>
          <table:table-cell office:value-type="float" office:value="0.000296176">
            <text:p>0,000296176</text:p>
          </table:table-cell>
          <table:table-cell/>
          <table:table-cell office:value-type="string">
            <text:p>5,78</text:p>
          </table:table-cell>
          <table:table-cell office:value-type="float" office:value="0.0881944">
            <text:p>0,0881944</text:p>
          </table:table-cell>
          <table:table-cell/>
          <table:table-cell table:formula="of:=[.E1158]-[.B1158]" office:value-type="float" office:value="0.087898224">
            <text:p>0,087898224</text:p>
          </table:table-cell>
        </table:table-row>
        <table:table-row table:style-name="ro3">
          <table:table-cell office:value-type="string">
            <text:p>5,785</text:p>
          </table:table-cell>
          <table:table-cell office:value-type="float" office:value="0.000295922">
            <text:p>0,000295922</text:p>
          </table:table-cell>
          <table:table-cell/>
          <table:table-cell office:value-type="string">
            <text:p>5,785</text:p>
          </table:table-cell>
          <table:table-cell office:value-type="float" office:value="0.0881182">
            <text:p>0,0881182</text:p>
          </table:table-cell>
          <table:table-cell/>
          <table:table-cell table:formula="of:=[.E1159]-[.B1159]" office:value-type="float" office:value="0.087822278">
            <text:p>0,087822278</text:p>
          </table:table-cell>
        </table:table-row>
        <table:table-row table:style-name="ro3">
          <table:table-cell office:value-type="string">
            <text:p>5,79</text:p>
          </table:table-cell>
          <table:table-cell office:value-type="float" office:value="0.000295668">
            <text:p>0,000295668</text:p>
          </table:table-cell>
          <table:table-cell/>
          <table:table-cell office:value-type="string">
            <text:p>5,79</text:p>
          </table:table-cell>
          <table:table-cell office:value-type="float" office:value="0.0880421">
            <text:p>0,0880421</text:p>
          </table:table-cell>
          <table:table-cell/>
          <table:table-cell table:formula="of:=[.E1160]-[.B1160]" office:value-type="float" office:value="0.087746432">
            <text:p>0,087746432</text:p>
          </table:table-cell>
        </table:table-row>
        <table:table-row table:style-name="ro3">
          <table:table-cell office:value-type="string">
            <text:p>5,795</text:p>
          </table:table-cell>
          <table:table-cell office:value-type="float" office:value="0.000295415">
            <text:p>0,000295415</text:p>
          </table:table-cell>
          <table:table-cell/>
          <table:table-cell office:value-type="string">
            <text:p>5,795</text:p>
          </table:table-cell>
          <table:table-cell office:value-type="float" office:value="0.0879661">
            <text:p>0,0879661</text:p>
          </table:table-cell>
          <table:table-cell/>
          <table:table-cell table:formula="of:=[.E1161]-[.B1161]" office:value-type="float" office:value="0.087670685">
            <text:p>0,087670685</text:p>
          </table:table-cell>
        </table:table-row>
        <table:table-row table:style-name="ro3">
          <table:table-cell office:value-type="string">
            <text:p>5,8</text:p>
          </table:table-cell>
          <table:table-cell office:value-type="float" office:value="0.000295162">
            <text:p>0,000295162</text:p>
          </table:table-cell>
          <table:table-cell/>
          <table:table-cell office:value-type="string">
            <text:p>5,8</text:p>
          </table:table-cell>
          <table:table-cell office:value-type="float" office:value="0.0878902">
            <text:p>0,0878902</text:p>
          </table:table-cell>
          <table:table-cell/>
          <table:table-cell table:formula="of:=[.E1162]-[.B1162]" office:value-type="float" office:value="0.087595038">
            <text:p>0,087595038</text:p>
          </table:table-cell>
        </table:table-row>
        <table:table-row table:style-name="ro3">
          <table:table-cell office:value-type="string">
            <text:p>5,805</text:p>
          </table:table-cell>
          <table:table-cell office:value-type="float" office:value="0.00029491">
            <text:p>0,00029491</text:p>
          </table:table-cell>
          <table:table-cell/>
          <table:table-cell office:value-type="string">
            <text:p>5,805</text:p>
          </table:table-cell>
          <table:table-cell office:value-type="float" office:value="0.0878145">
            <text:p>0,0878145</text:p>
          </table:table-cell>
          <table:table-cell/>
          <table:table-cell table:formula="of:=[.E1163]-[.B1163]" office:value-type="float" office:value="0.08751959">
            <text:p>0,08751959</text:p>
          </table:table-cell>
        </table:table-row>
        <table:table-row table:style-name="ro3">
          <table:table-cell office:value-type="string">
            <text:p>5,81</text:p>
          </table:table-cell>
          <table:table-cell office:value-type="float" office:value="0.000294658">
            <text:p>0,000294658</text:p>
          </table:table-cell>
          <table:table-cell/>
          <table:table-cell office:value-type="string">
            <text:p>5,81</text:p>
          </table:table-cell>
          <table:table-cell office:value-type="float" office:value="0.0877389">
            <text:p>0,0877389</text:p>
          </table:table-cell>
          <table:table-cell/>
          <table:table-cell table:formula="of:=[.E1164]-[.B1164]" office:value-type="float" office:value="0.087444242">
            <text:p>0,087444242</text:p>
          </table:table-cell>
        </table:table-row>
        <table:table-row table:style-name="ro3">
          <table:table-cell office:value-type="string">
            <text:p>5,815</text:p>
          </table:table-cell>
          <table:table-cell office:value-type="float" office:value="0.000294407">
            <text:p>0,000294407</text:p>
          </table:table-cell>
          <table:table-cell/>
          <table:table-cell office:value-type="string">
            <text:p>5,815</text:p>
          </table:table-cell>
          <table:table-cell office:value-type="float" office:value="0.0876634">
            <text:p>0,0876634</text:p>
          </table:table-cell>
          <table:table-cell/>
          <table:table-cell table:formula="of:=[.E1165]-[.B1165]" office:value-type="float" office:value="0.087368993">
            <text:p>0,087368993</text:p>
          </table:table-cell>
        </table:table-row>
        <table:table-row table:style-name="ro3">
          <table:table-cell office:value-type="string">
            <text:p>5,82</text:p>
          </table:table-cell>
          <table:table-cell office:value-type="float" office:value="0.000294156">
            <text:p>0,000294156</text:p>
          </table:table-cell>
          <table:table-cell/>
          <table:table-cell office:value-type="string">
            <text:p>5,82</text:p>
          </table:table-cell>
          <table:table-cell office:value-type="float" office:value="0.087588">
            <text:p>0,087588</text:p>
          </table:table-cell>
          <table:table-cell/>
          <table:table-cell table:formula="of:=[.E1166]-[.B1166]" office:value-type="float" office:value="0.087293844">
            <text:p>0,087293844</text:p>
          </table:table-cell>
        </table:table-row>
        <table:table-row table:style-name="ro3">
          <table:table-cell office:value-type="string">
            <text:p>5,825</text:p>
          </table:table-cell>
          <table:table-cell office:value-type="float" office:value="0.000293905">
            <text:p>0,000293905</text:p>
          </table:table-cell>
          <table:table-cell/>
          <table:table-cell office:value-type="string">
            <text:p>5,825</text:p>
          </table:table-cell>
          <table:table-cell office:value-type="float" office:value="0.0875128">
            <text:p>0,0875128</text:p>
          </table:table-cell>
          <table:table-cell/>
          <table:table-cell table:formula="of:=[.E1167]-[.B1167]" office:value-type="float" office:value="0.087218895">
            <text:p>0,087218895</text:p>
          </table:table-cell>
        </table:table-row>
        <table:table-row table:style-name="ro3">
          <table:table-cell office:value-type="string">
            <text:p>5,83</text:p>
          </table:table-cell>
          <table:table-cell office:value-type="float" office:value="0.000293655">
            <text:p>0,000293655</text:p>
          </table:table-cell>
          <table:table-cell/>
          <table:table-cell office:value-type="string">
            <text:p>5,83</text:p>
          </table:table-cell>
          <table:table-cell office:value-type="float" office:value="0.0874377">
            <text:p>0,0874377</text:p>
          </table:table-cell>
          <table:table-cell/>
          <table:table-cell table:formula="of:=[.E1168]-[.B1168]" office:value-type="float" office:value="0.087144045">
            <text:p>0,087144045</text:p>
          </table:table-cell>
        </table:table-row>
        <table:table-row table:style-name="ro3">
          <table:table-cell office:value-type="string">
            <text:p>5,835</text:p>
          </table:table-cell>
          <table:table-cell office:value-type="float" office:value="0.000293405">
            <text:p>0,000293405</text:p>
          </table:table-cell>
          <table:table-cell/>
          <table:table-cell office:value-type="string">
            <text:p>5,835</text:p>
          </table:table-cell>
          <table:table-cell office:value-type="float" office:value="0.0873628">
            <text:p>0,0873628</text:p>
          </table:table-cell>
          <table:table-cell/>
          <table:table-cell table:formula="of:=[.E1169]-[.B1169]" office:value-type="float" office:value="0.087069395">
            <text:p>0,087069395</text:p>
          </table:table-cell>
        </table:table-row>
        <table:table-row table:style-name="ro3">
          <table:table-cell office:value-type="string">
            <text:p>5,84</text:p>
          </table:table-cell>
          <table:table-cell office:value-type="float" office:value="0.000293156">
            <text:p>0,000293156</text:p>
          </table:table-cell>
          <table:table-cell/>
          <table:table-cell office:value-type="string">
            <text:p>5,84</text:p>
          </table:table-cell>
          <table:table-cell office:value-type="float" office:value="0.0872879">
            <text:p>0,0872879</text:p>
          </table:table-cell>
          <table:table-cell/>
          <table:table-cell table:formula="of:=[.E1170]-[.B1170]" office:value-type="float" office:value="0.086994744">
            <text:p>0,086994744</text:p>
          </table:table-cell>
        </table:table-row>
        <table:table-row table:style-name="ro3">
          <table:table-cell office:value-type="string">
            <text:p>5,845</text:p>
          </table:table-cell>
          <table:table-cell office:value-type="float" office:value="0.000292907">
            <text:p>0,000292907</text:p>
          </table:table-cell>
          <table:table-cell/>
          <table:table-cell office:value-type="string">
            <text:p>5,845</text:p>
          </table:table-cell>
          <table:table-cell office:value-type="float" office:value="0.0872132">
            <text:p>0,0872132</text:p>
          </table:table-cell>
          <table:table-cell/>
          <table:table-cell table:formula="of:=[.E1171]-[.B1171]" office:value-type="float" office:value="0.086920293">
            <text:p>0,086920293</text:p>
          </table:table-cell>
        </table:table-row>
        <table:table-row table:style-name="ro3">
          <table:table-cell office:value-type="string">
            <text:p>5,85</text:p>
          </table:table-cell>
          <table:table-cell office:value-type="float" office:value="0.000292659">
            <text:p>0,000292659</text:p>
          </table:table-cell>
          <table:table-cell/>
          <table:table-cell office:value-type="string">
            <text:p>5,85</text:p>
          </table:table-cell>
          <table:table-cell office:value-type="float" office:value="0.0871387">
            <text:p>0,0871387</text:p>
          </table:table-cell>
          <table:table-cell/>
          <table:table-cell table:formula="of:=[.E1172]-[.B1172]" office:value-type="float" office:value="0.086846041">
            <text:p>0,086846041</text:p>
          </table:table-cell>
        </table:table-row>
        <table:table-row table:style-name="ro3">
          <table:table-cell office:value-type="string">
            <text:p>5,855</text:p>
          </table:table-cell>
          <table:table-cell office:value-type="float" office:value="0.000292411">
            <text:p>0,000292411</text:p>
          </table:table-cell>
          <table:table-cell/>
          <table:table-cell office:value-type="string">
            <text:p>5,855</text:p>
          </table:table-cell>
          <table:table-cell office:value-type="float" office:value="0.0870642">
            <text:p>0,0870642</text:p>
          </table:table-cell>
          <table:table-cell/>
          <table:table-cell table:formula="of:=[.E1173]-[.B1173]" office:value-type="float" office:value="0.086771789">
            <text:p>0,086771789</text:p>
          </table:table-cell>
        </table:table-row>
        <table:table-row table:style-name="ro3">
          <table:table-cell office:value-type="string">
            <text:p>5,86</text:p>
          </table:table-cell>
          <table:table-cell office:value-type="float" office:value="0.000292164">
            <text:p>0,000292164</text:p>
          </table:table-cell>
          <table:table-cell/>
          <table:table-cell office:value-type="string">
            <text:p>5,86</text:p>
          </table:table-cell>
          <table:table-cell office:value-type="float" office:value="0.0869899">
            <text:p>0,0869899</text:p>
          </table:table-cell>
          <table:table-cell/>
          <table:table-cell table:formula="of:=[.E1174]-[.B1174]" office:value-type="float" office:value="0.086697736">
            <text:p>0,086697736</text:p>
          </table:table-cell>
        </table:table-row>
        <table:table-row table:style-name="ro3">
          <table:table-cell office:value-type="string">
            <text:p>5,865</text:p>
          </table:table-cell>
          <table:table-cell office:value-type="float" office:value="0.000291916">
            <text:p>0,000291916</text:p>
          </table:table-cell>
          <table:table-cell/>
          <table:table-cell office:value-type="string">
            <text:p>5,865</text:p>
          </table:table-cell>
          <table:table-cell office:value-type="float" office:value="0.0869157">
            <text:p>0,0869157</text:p>
          </table:table-cell>
          <table:table-cell/>
          <table:table-cell table:formula="of:=[.E1175]-[.B1175]" office:value-type="float" office:value="0.086623784">
            <text:p>0,086623784</text:p>
          </table:table-cell>
        </table:table-row>
        <table:table-row table:style-name="ro3">
          <table:table-cell office:value-type="string">
            <text:p>5,87</text:p>
          </table:table-cell>
          <table:table-cell office:value-type="float" office:value="0.00029167">
            <text:p>0,00029167</text:p>
          </table:table-cell>
          <table:table-cell/>
          <table:table-cell office:value-type="string">
            <text:p>5,87</text:p>
          </table:table-cell>
          <table:table-cell office:value-type="float" office:value="0.0868416">
            <text:p>0,0868416</text:p>
          </table:table-cell>
          <table:table-cell/>
          <table:table-cell table:formula="of:=[.E1176]-[.B1176]" office:value-type="float" office:value="0.08654993">
            <text:p>0,08654993</text:p>
          </table:table-cell>
        </table:table-row>
        <table:table-row table:style-name="ro3">
          <table:table-cell office:value-type="string">
            <text:p>5,875</text:p>
          </table:table-cell>
          <table:table-cell office:value-type="float" office:value="0.000291424">
            <text:p>0,000291424</text:p>
          </table:table-cell>
          <table:table-cell/>
          <table:table-cell office:value-type="string">
            <text:p>5,875</text:p>
          </table:table-cell>
          <table:table-cell office:value-type="float" office:value="0.0867677">
            <text:p>0,0867677</text:p>
          </table:table-cell>
          <table:table-cell/>
          <table:table-cell table:formula="of:=[.E1177]-[.B1177]" office:value-type="float" office:value="0.086476276">
            <text:p>0,086476276</text:p>
          </table:table-cell>
        </table:table-row>
        <table:table-row table:style-name="ro3">
          <table:table-cell office:value-type="string">
            <text:p>5,88</text:p>
          </table:table-cell>
          <table:table-cell office:value-type="float" office:value="0.000291178">
            <text:p>0,000291178</text:p>
          </table:table-cell>
          <table:table-cell/>
          <table:table-cell office:value-type="string">
            <text:p>5,88</text:p>
          </table:table-cell>
          <table:table-cell office:value-type="float" office:value="0.0866939">
            <text:p>0,0866939</text:p>
          </table:table-cell>
          <table:table-cell/>
          <table:table-cell table:formula="of:=[.E1178]-[.B1178]" office:value-type="float" office:value="0.086402722">
            <text:p>0,086402722</text:p>
          </table:table-cell>
        </table:table-row>
        <table:table-row table:style-name="ro3">
          <table:table-cell office:value-type="string">
            <text:p>5,885</text:p>
          </table:table-cell>
          <table:table-cell office:value-type="float" office:value="0.000290932">
            <text:p>0,000290932</text:p>
          </table:table-cell>
          <table:table-cell/>
          <table:table-cell office:value-type="string">
            <text:p>5,885</text:p>
          </table:table-cell>
          <table:table-cell office:value-type="float" office:value="0.0866202">
            <text:p>0,0866202</text:p>
          </table:table-cell>
          <table:table-cell/>
          <table:table-cell table:formula="of:=[.E1179]-[.B1179]" office:value-type="float" office:value="0.086329268">
            <text:p>0,086329268</text:p>
          </table:table-cell>
        </table:table-row>
        <table:table-row table:style-name="ro3">
          <table:table-cell office:value-type="string">
            <text:p>5,89</text:p>
          </table:table-cell>
          <table:table-cell office:value-type="float" office:value="0.000290687">
            <text:p>0,000290687</text:p>
          </table:table-cell>
          <table:table-cell/>
          <table:table-cell office:value-type="string">
            <text:p>5,89</text:p>
          </table:table-cell>
          <table:table-cell office:value-type="float" office:value="0.0865466">
            <text:p>0,0865466</text:p>
          </table:table-cell>
          <table:table-cell/>
          <table:table-cell table:formula="of:=[.E1180]-[.B1180]" office:value-type="float" office:value="0.086255913">
            <text:p>0,086255913</text:p>
          </table:table-cell>
        </table:table-row>
        <table:table-row table:style-name="ro3">
          <table:table-cell office:value-type="string">
            <text:p>5,895</text:p>
          </table:table-cell>
          <table:table-cell office:value-type="float" office:value="0.000290443">
            <text:p>0,000290443</text:p>
          </table:table-cell>
          <table:table-cell/>
          <table:table-cell office:value-type="string">
            <text:p>5,895</text:p>
          </table:table-cell>
          <table:table-cell office:value-type="float" office:value="0.0864732">
            <text:p>0,0864732</text:p>
          </table:table-cell>
          <table:table-cell/>
          <table:table-cell table:formula="of:=[.E1181]-[.B1181]" office:value-type="float" office:value="0.086182757">
            <text:p>0,086182757</text:p>
          </table:table-cell>
        </table:table-row>
        <table:table-row table:style-name="ro3">
          <table:table-cell office:value-type="string">
            <text:p>5,9</text:p>
          </table:table-cell>
          <table:table-cell office:value-type="float" office:value="0.000290198">
            <text:p>0,000290198</text:p>
          </table:table-cell>
          <table:table-cell/>
          <table:table-cell office:value-type="string">
            <text:p>5,9</text:p>
          </table:table-cell>
          <table:table-cell office:value-type="float" office:value="0.0863999">
            <text:p>0,0863999</text:p>
          </table:table-cell>
          <table:table-cell/>
          <table:table-cell table:formula="of:=[.E1182]-[.B1182]" office:value-type="float" office:value="0.086109702">
            <text:p>0,086109702</text:p>
          </table:table-cell>
        </table:table-row>
        <table:table-row table:style-name="ro3">
          <table:table-cell office:value-type="string">
            <text:p>5,905</text:p>
          </table:table-cell>
          <table:table-cell office:value-type="float" office:value="0.000289955">
            <text:p>0,000289955</text:p>
          </table:table-cell>
          <table:table-cell/>
          <table:table-cell office:value-type="string">
            <text:p>5,905</text:p>
          </table:table-cell>
          <table:table-cell office:value-type="float" office:value="0.0863267">
            <text:p>0,0863267</text:p>
          </table:table-cell>
          <table:table-cell/>
          <table:table-cell table:formula="of:=[.E1183]-[.B1183]" office:value-type="float" office:value="0.086036745">
            <text:p>0,086036745</text:p>
          </table:table-cell>
        </table:table-row>
        <table:table-row table:style-name="ro3">
          <table:table-cell office:value-type="string">
            <text:p>5,91</text:p>
          </table:table-cell>
          <table:table-cell office:value-type="float" office:value="0.000289711">
            <text:p>0,000289711</text:p>
          </table:table-cell>
          <table:table-cell/>
          <table:table-cell office:value-type="string">
            <text:p>5,91</text:p>
          </table:table-cell>
          <table:table-cell office:value-type="float" office:value="0.0862536">
            <text:p>0,0862536</text:p>
          </table:table-cell>
          <table:table-cell/>
          <table:table-cell table:formula="of:=[.E1184]-[.B1184]" office:value-type="float" office:value="0.085963889">
            <text:p>0,085963889</text:p>
          </table:table-cell>
        </table:table-row>
        <table:table-row table:style-name="ro3">
          <table:table-cell office:value-type="string">
            <text:p>5,915</text:p>
          </table:table-cell>
          <table:table-cell office:value-type="float" office:value="0.000289468">
            <text:p>0,000289468</text:p>
          </table:table-cell>
          <table:table-cell/>
          <table:table-cell office:value-type="string">
            <text:p>5,915</text:p>
          </table:table-cell>
          <table:table-cell office:value-type="float" office:value="0.0861807">
            <text:p>0,0861807</text:p>
          </table:table-cell>
          <table:table-cell/>
          <table:table-cell table:formula="of:=[.E1185]-[.B1185]" office:value-type="float" office:value="0.085891232">
            <text:p>0,085891232</text:p>
          </table:table-cell>
        </table:table-row>
        <table:table-row table:style-name="ro3">
          <table:table-cell office:value-type="string">
            <text:p>5,92</text:p>
          </table:table-cell>
          <table:table-cell office:value-type="float" office:value="0.000289226">
            <text:p>0,000289226</text:p>
          </table:table-cell>
          <table:table-cell/>
          <table:table-cell office:value-type="string">
            <text:p>5,92</text:p>
          </table:table-cell>
          <table:table-cell office:value-type="float" office:value="0.0861079">
            <text:p>0,0861079</text:p>
          </table:table-cell>
          <table:table-cell/>
          <table:table-cell table:formula="of:=[.E1186]-[.B1186]" office:value-type="float" office:value="0.085818674">
            <text:p>0,085818674</text:p>
          </table:table-cell>
        </table:table-row>
        <table:table-row table:style-name="ro3">
          <table:table-cell office:value-type="string">
            <text:p>5,925</text:p>
          </table:table-cell>
          <table:table-cell office:value-type="float" office:value="0.000288984">
            <text:p>0,000288984</text:p>
          </table:table-cell>
          <table:table-cell/>
          <table:table-cell office:value-type="string">
            <text:p>5,925</text:p>
          </table:table-cell>
          <table:table-cell office:value-type="float" office:value="0.0860352">
            <text:p>0,0860352</text:p>
          </table:table-cell>
          <table:table-cell/>
          <table:table-cell table:formula="of:=[.E1187]-[.B1187]" office:value-type="float" office:value="0.085746216">
            <text:p>0,085746216</text:p>
          </table:table-cell>
        </table:table-row>
        <table:table-row table:style-name="ro3">
          <table:table-cell office:value-type="string">
            <text:p>5,93</text:p>
          </table:table-cell>
          <table:table-cell office:value-type="float" office:value="0.000288742">
            <text:p>0,000288742</text:p>
          </table:table-cell>
          <table:table-cell/>
          <table:table-cell office:value-type="string">
            <text:p>5,93</text:p>
          </table:table-cell>
          <table:table-cell office:value-type="float" office:value="0.0859626">
            <text:p>0,0859626</text:p>
          </table:table-cell>
          <table:table-cell/>
          <table:table-cell table:formula="of:=[.E1188]-[.B1188]" office:value-type="float" office:value="0.085673858">
            <text:p>0,085673858</text:p>
          </table:table-cell>
        </table:table-row>
        <table:table-row table:style-name="ro3">
          <table:table-cell office:value-type="string">
            <text:p>5,935</text:p>
          </table:table-cell>
          <table:table-cell office:value-type="float" office:value="0.000288501">
            <text:p>0,000288501</text:p>
          </table:table-cell>
          <table:table-cell/>
          <table:table-cell office:value-type="string">
            <text:p>5,935</text:p>
          </table:table-cell>
          <table:table-cell office:value-type="float" office:value="0.0858901">
            <text:p>0,0858901</text:p>
          </table:table-cell>
          <table:table-cell/>
          <table:table-cell table:formula="of:=[.E1189]-[.B1189]" office:value-type="float" office:value="0.085601599">
            <text:p>0,085601599</text:p>
          </table:table-cell>
        </table:table-row>
        <table:table-row table:style-name="ro3">
          <table:table-cell office:value-type="string">
            <text:p>5,94</text:p>
          </table:table-cell>
          <table:table-cell office:value-type="float" office:value="0.00028826">
            <text:p>0,00028826</text:p>
          </table:table-cell>
          <table:table-cell/>
          <table:table-cell office:value-type="string">
            <text:p>5,94</text:p>
          </table:table-cell>
          <table:table-cell office:value-type="float" office:value="0.0858178">
            <text:p>0,0858178</text:p>
          </table:table-cell>
          <table:table-cell/>
          <table:table-cell table:formula="of:=[.E1190]-[.B1190]" office:value-type="float" office:value="0.08552954">
            <text:p>0,08552954</text:p>
          </table:table-cell>
        </table:table-row>
        <table:table-row table:style-name="ro3">
          <table:table-cell office:value-type="string">
            <text:p>5,945</text:p>
          </table:table-cell>
          <table:table-cell office:value-type="float" office:value="0.000288019">
            <text:p>0,000288019</text:p>
          </table:table-cell>
          <table:table-cell/>
          <table:table-cell office:value-type="string">
            <text:p>5,945</text:p>
          </table:table-cell>
          <table:table-cell office:value-type="float" office:value="0.0857456">
            <text:p>0,0857456</text:p>
          </table:table-cell>
          <table:table-cell/>
          <table:table-cell table:formula="of:=[.E1191]-[.B1191]" office:value-type="float" office:value="0.085457581">
            <text:p>0,085457581</text:p>
          </table:table-cell>
        </table:table-row>
        <table:table-row table:style-name="ro3">
          <table:table-cell office:value-type="string">
            <text:p>5,95</text:p>
          </table:table-cell>
          <table:table-cell office:value-type="float" office:value="0.000287779">
            <text:p>0,000287779</text:p>
          </table:table-cell>
          <table:table-cell/>
          <table:table-cell office:value-type="string">
            <text:p>5,95</text:p>
          </table:table-cell>
          <table:table-cell office:value-type="float" office:value="0.0856735">
            <text:p>0,0856735</text:p>
          </table:table-cell>
          <table:table-cell/>
          <table:table-cell table:formula="of:=[.E1192]-[.B1192]" office:value-type="float" office:value="0.085385721">
            <text:p>0,085385721</text:p>
          </table:table-cell>
        </table:table-row>
        <table:table-row table:style-name="ro3">
          <table:table-cell office:value-type="string">
            <text:p>5,955</text:p>
          </table:table-cell>
          <table:table-cell office:value-type="float" office:value="0.00028754">
            <text:p>0,00028754</text:p>
          </table:table-cell>
          <table:table-cell/>
          <table:table-cell office:value-type="string">
            <text:p>5,955</text:p>
          </table:table-cell>
          <table:table-cell office:value-type="float" office:value="0.0856016">
            <text:p>0,0856016</text:p>
          </table:table-cell>
          <table:table-cell/>
          <table:table-cell table:formula="of:=[.E1193]-[.B1193]" office:value-type="float" office:value="0.08531406">
            <text:p>0,08531406</text:p>
          </table:table-cell>
        </table:table-row>
        <table:table-row table:style-name="ro3">
          <table:table-cell office:value-type="string">
            <text:p>5,96</text:p>
          </table:table-cell>
          <table:table-cell office:value-type="float" office:value="0.0002873">
            <text:p>0,0002873</text:p>
          </table:table-cell>
          <table:table-cell/>
          <table:table-cell office:value-type="string">
            <text:p>5,96</text:p>
          </table:table-cell>
          <table:table-cell office:value-type="float" office:value="0.0855297">
            <text:p>0,0855297</text:p>
          </table:table-cell>
          <table:table-cell/>
          <table:table-cell table:formula="of:=[.E1194]-[.B1194]" office:value-type="float" office:value="0.0852424">
            <text:p>0,0852424</text:p>
          </table:table-cell>
        </table:table-row>
        <table:table-row table:style-name="ro3">
          <table:table-cell office:value-type="string">
            <text:p>5,965</text:p>
          </table:table-cell>
          <table:table-cell office:value-type="float" office:value="0.000287062">
            <text:p>0,000287062</text:p>
          </table:table-cell>
          <table:table-cell/>
          <table:table-cell office:value-type="string">
            <text:p>5,965</text:p>
          </table:table-cell>
          <table:table-cell office:value-type="float" office:value="0.085458">
            <text:p>0,085458</text:p>
          </table:table-cell>
          <table:table-cell/>
          <table:table-cell table:formula="of:=[.E1195]-[.B1195]" office:value-type="float" office:value="0.085170938">
            <text:p>0,085170938</text:p>
          </table:table-cell>
        </table:table-row>
        <table:table-row table:style-name="ro3">
          <table:table-cell office:value-type="string">
            <text:p>5,97</text:p>
          </table:table-cell>
          <table:table-cell office:value-type="float" office:value="0.000286823">
            <text:p>0,000286823</text:p>
          </table:table-cell>
          <table:table-cell/>
          <table:table-cell office:value-type="string">
            <text:p>5,97</text:p>
          </table:table-cell>
          <table:table-cell office:value-type="float" office:value="0.0853864">
            <text:p>0,0853864</text:p>
          </table:table-cell>
          <table:table-cell/>
          <table:table-cell table:formula="of:=[.E1196]-[.B1196]" office:value-type="float" office:value="0.085099577">
            <text:p>0,085099577</text:p>
          </table:table-cell>
        </table:table-row>
        <table:table-row table:style-name="ro3">
          <table:table-cell office:value-type="string">
            <text:p>5,975</text:p>
          </table:table-cell>
          <table:table-cell office:value-type="float" office:value="0.000286585">
            <text:p>0,000286585</text:p>
          </table:table-cell>
          <table:table-cell/>
          <table:table-cell office:value-type="string">
            <text:p>5,975</text:p>
          </table:table-cell>
          <table:table-cell office:value-type="float" office:value="0.0853149">
            <text:p>0,0853149</text:p>
          </table:table-cell>
          <table:table-cell/>
          <table:table-cell table:formula="of:=[.E1197]-[.B1197]" office:value-type="float" office:value="0.085028315">
            <text:p>0,085028315</text:p>
          </table:table-cell>
        </table:table-row>
        <table:table-row table:style-name="ro3">
          <table:table-cell office:value-type="string">
            <text:p>5,98</text:p>
          </table:table-cell>
          <table:table-cell office:value-type="float" office:value="0.000286347">
            <text:p>0,000286347</text:p>
          </table:table-cell>
          <table:table-cell/>
          <table:table-cell office:value-type="string">
            <text:p>5,98</text:p>
          </table:table-cell>
          <table:table-cell office:value-type="float" office:value="0.0852435">
            <text:p>0,0852435</text:p>
          </table:table-cell>
          <table:table-cell/>
          <table:table-cell table:formula="of:=[.E1198]-[.B1198]" office:value-type="float" office:value="0.084957153">
            <text:p>0,084957153</text:p>
          </table:table-cell>
        </table:table-row>
        <table:table-row table:style-name="ro3">
          <table:table-cell office:value-type="string">
            <text:p>5,985</text:p>
          </table:table-cell>
          <table:table-cell office:value-type="float" office:value="0.00028611">
            <text:p>0,00028611</text:p>
          </table:table-cell>
          <table:table-cell/>
          <table:table-cell office:value-type="string">
            <text:p>5,985</text:p>
          </table:table-cell>
          <table:table-cell office:value-type="float" office:value="0.0851723">
            <text:p>0,0851723</text:p>
          </table:table-cell>
          <table:table-cell/>
          <table:table-cell table:formula="of:=[.E1199]-[.B1199]" office:value-type="float" office:value="0.08488619">
            <text:p>0,08488619</text:p>
          </table:table-cell>
        </table:table-row>
        <table:table-row table:style-name="ro3">
          <table:table-cell office:value-type="string">
            <text:p>5,99</text:p>
          </table:table-cell>
          <table:table-cell office:value-type="float" office:value="0.000285873">
            <text:p>0,000285873</text:p>
          </table:table-cell>
          <table:table-cell/>
          <table:table-cell office:value-type="string">
            <text:p>5,99</text:p>
          </table:table-cell>
          <table:table-cell office:value-type="float" office:value="0.0851012">
            <text:p>0,0851012</text:p>
          </table:table-cell>
          <table:table-cell/>
          <table:table-cell table:formula="of:=[.E1200]-[.B1200]" office:value-type="float" office:value="0.084815327">
            <text:p>0,084815327</text:p>
          </table:table-cell>
        </table:table-row>
        <table:table-row table:style-name="ro3">
          <table:table-cell office:value-type="string">
            <text:p>5,995</text:p>
          </table:table-cell>
          <table:table-cell office:value-type="float" office:value="0.000285637">
            <text:p>0,000285637</text:p>
          </table:table-cell>
          <table:table-cell/>
          <table:table-cell office:value-type="string">
            <text:p>5,995</text:p>
          </table:table-cell>
          <table:table-cell office:value-type="float" office:value="0.0850302">
            <text:p>0,0850302</text:p>
          </table:table-cell>
          <table:table-cell/>
          <table:table-cell table:formula="of:=[.E1201]-[.B1201]" office:value-type="float" office:value="0.084744563">
            <text:p>0,084744563</text:p>
          </table:table-cell>
        </table:table-row>
        <table:table-row table:style-name="ro3">
          <table:table-cell table:style-name="Default" office:value-type="float" office:value="6">
            <text:p>6</text:p>
          </table:table-cell>
          <table:table-cell office:value-type="float" office:value="0.000285401">
            <text:p>0,000285401</text:p>
          </table:table-cell>
          <table:table-cell/>
          <table:table-cell table:style-name="Default" office:value-type="float" office:value="6">
            <text:p>6</text:p>
          </table:table-cell>
          <table:table-cell office:value-type="float" office:value="0.0849593">
            <text:p>0,0849593</text:p>
          </table:table-cell>
          <table:table-cell/>
          <table:table-cell table:formula="of:=[.E1202]-[.B1202]" office:value-type="float" office:value="0.084673899">
            <text:p>0,084673899</text:p>
          </table:table-cell>
        </table:table-row>
        <table:table-row table:style-name="ro3">
          <table:table-cell office:value-type="string">
            <text:p>6,005</text:p>
          </table:table-cell>
          <table:table-cell office:value-type="float" office:value="0.000285165">
            <text:p>0,000285165</text:p>
          </table:table-cell>
          <table:table-cell/>
          <table:table-cell office:value-type="string">
            <text:p>6,005</text:p>
          </table:table-cell>
          <table:table-cell office:value-type="float" office:value="0.0848885">
            <text:p>0,0848885</text:p>
          </table:table-cell>
          <table:table-cell/>
          <table:table-cell table:formula="of:=[.E1203]-[.B1203]" office:value-type="float" office:value="0.084603335">
            <text:p>0,084603335</text:p>
          </table:table-cell>
        </table:table-row>
        <table:table-row table:style-name="ro3">
          <table:table-cell office:value-type="string">
            <text:p>6,01</text:p>
          </table:table-cell>
          <table:table-cell office:value-type="float" office:value="0.00028493">
            <text:p>0,00028493</text:p>
          </table:table-cell>
          <table:table-cell/>
          <table:table-cell office:value-type="string">
            <text:p>6,01</text:p>
          </table:table-cell>
          <table:table-cell office:value-type="float" office:value="0.0848178">
            <text:p>0,0848178</text:p>
          </table:table-cell>
          <table:table-cell/>
          <table:table-cell table:formula="of:=[.E1204]-[.B1204]" office:value-type="float" office:value="0.08453287">
            <text:p>0,08453287</text:p>
          </table:table-cell>
        </table:table-row>
        <table:table-row table:style-name="ro3">
          <table:table-cell office:value-type="string">
            <text:p>6,015</text:p>
          </table:table-cell>
          <table:table-cell office:value-type="float" office:value="0.000284695">
            <text:p>0,000284695</text:p>
          </table:table-cell>
          <table:table-cell/>
          <table:table-cell office:value-type="string">
            <text:p>6,015</text:p>
          </table:table-cell>
          <table:table-cell office:value-type="float" office:value="0.0847473">
            <text:p>0,0847473</text:p>
          </table:table-cell>
          <table:table-cell/>
          <table:table-cell table:formula="of:=[.E1205]-[.B1205]" office:value-type="float" office:value="0.084462605">
            <text:p>0,084462605</text:p>
          </table:table-cell>
        </table:table-row>
        <table:table-row table:style-name="ro3">
          <table:table-cell office:value-type="string">
            <text:p>6,02</text:p>
          </table:table-cell>
          <table:table-cell office:value-type="float" office:value="0.00028446">
            <text:p>0,00028446</text:p>
          </table:table-cell>
          <table:table-cell/>
          <table:table-cell office:value-type="string">
            <text:p>6,02</text:p>
          </table:table-cell>
          <table:table-cell office:value-type="float" office:value="0.0846769">
            <text:p>0,0846769</text:p>
          </table:table-cell>
          <table:table-cell/>
          <table:table-cell table:formula="of:=[.E1206]-[.B1206]" office:value-type="float" office:value="0.08439244">
            <text:p>0,08439244</text:p>
          </table:table-cell>
        </table:table-row>
        <table:table-row table:style-name="ro3">
          <table:table-cell office:value-type="string">
            <text:p>6,025</text:p>
          </table:table-cell>
          <table:table-cell office:value-type="float" office:value="0.000284226">
            <text:p>0,000284226</text:p>
          </table:table-cell>
          <table:table-cell/>
          <table:table-cell office:value-type="string">
            <text:p>6,025</text:p>
          </table:table-cell>
          <table:table-cell office:value-type="float" office:value="0.0846066">
            <text:p>0,0846066</text:p>
          </table:table-cell>
          <table:table-cell/>
          <table:table-cell table:formula="of:=[.E1207]-[.B1207]" office:value-type="float" office:value="0.084322374">
            <text:p>0,084322374</text:p>
          </table:table-cell>
        </table:table-row>
        <table:table-row table:style-name="ro3">
          <table:table-cell office:value-type="string">
            <text:p>6,03</text:p>
          </table:table-cell>
          <table:table-cell office:value-type="float" office:value="0.000283992">
            <text:p>0,000283992</text:p>
          </table:table-cell>
          <table:table-cell/>
          <table:table-cell office:value-type="string">
            <text:p>6,03</text:p>
          </table:table-cell>
          <table:table-cell office:value-type="float" office:value="0.0845364">
            <text:p>0,0845364</text:p>
          </table:table-cell>
          <table:table-cell/>
          <table:table-cell table:formula="of:=[.E1208]-[.B1208]" office:value-type="float" office:value="0.084252408">
            <text:p>0,084252408</text:p>
          </table:table-cell>
        </table:table-row>
        <table:table-row table:style-name="ro3">
          <table:table-cell office:value-type="string">
            <text:p>6,035</text:p>
          </table:table-cell>
          <table:table-cell office:value-type="float" office:value="0.000283759">
            <text:p>0,000283759</text:p>
          </table:table-cell>
          <table:table-cell/>
          <table:table-cell office:value-type="string">
            <text:p>6,035</text:p>
          </table:table-cell>
          <table:table-cell office:value-type="float" office:value="0.0844663">
            <text:p>0,0844663</text:p>
          </table:table-cell>
          <table:table-cell/>
          <table:table-cell table:formula="of:=[.E1209]-[.B1209]" office:value-type="float" office:value="0.084182541">
            <text:p>0,084182541</text:p>
          </table:table-cell>
        </table:table-row>
        <table:table-row table:style-name="ro3">
          <table:table-cell office:value-type="string">
            <text:p>6,04</text:p>
          </table:table-cell>
          <table:table-cell office:value-type="float" office:value="0.000283526">
            <text:p>0,000283526</text:p>
          </table:table-cell>
          <table:table-cell/>
          <table:table-cell office:value-type="string">
            <text:p>6,04</text:p>
          </table:table-cell>
          <table:table-cell office:value-type="float" office:value="0.0843964">
            <text:p>0,0843964</text:p>
          </table:table-cell>
          <table:table-cell/>
          <table:table-cell table:formula="of:=[.E1210]-[.B1210]" office:value-type="float" office:value="0.084112874">
            <text:p>0,084112874</text:p>
          </table:table-cell>
        </table:table-row>
        <table:table-row table:style-name="ro3">
          <table:table-cell office:value-type="string">
            <text:p>6,045</text:p>
          </table:table-cell>
          <table:table-cell office:value-type="float" office:value="0.000283293">
            <text:p>0,000283293</text:p>
          </table:table-cell>
          <table:table-cell/>
          <table:table-cell office:value-type="string">
            <text:p>6,045</text:p>
          </table:table-cell>
          <table:table-cell office:value-type="float" office:value="0.0843266">
            <text:p>0,0843266</text:p>
          </table:table-cell>
          <table:table-cell/>
          <table:table-cell table:formula="of:=[.E1211]-[.B1211]" office:value-type="float" office:value="0.084043307">
            <text:p>0,084043307</text:p>
          </table:table-cell>
        </table:table-row>
        <table:table-row table:style-name="ro3">
          <table:table-cell office:value-type="string">
            <text:p>6,05</text:p>
          </table:table-cell>
          <table:table-cell office:value-type="float" office:value="0.000283061">
            <text:p>0,000283061</text:p>
          </table:table-cell>
          <table:table-cell/>
          <table:table-cell office:value-type="string">
            <text:p>6,05</text:p>
          </table:table-cell>
          <table:table-cell office:value-type="float" office:value="0.0842568">
            <text:p>0,0842568</text:p>
          </table:table-cell>
          <table:table-cell/>
          <table:table-cell table:formula="of:=[.E1212]-[.B1212]" office:value-type="float" office:value="0.083973739">
            <text:p>0,083973739</text:p>
          </table:table-cell>
        </table:table-row>
        <table:table-row table:style-name="ro3">
          <table:table-cell office:value-type="string">
            <text:p>6,055</text:p>
          </table:table-cell>
          <table:table-cell office:value-type="float" office:value="0.000282829">
            <text:p>0,000282829</text:p>
          </table:table-cell>
          <table:table-cell/>
          <table:table-cell office:value-type="string">
            <text:p>6,055</text:p>
          </table:table-cell>
          <table:table-cell office:value-type="float" office:value="0.0841872">
            <text:p>0,0841872</text:p>
          </table:table-cell>
          <table:table-cell/>
          <table:table-cell table:formula="of:=[.E1213]-[.B1213]" office:value-type="float" office:value="0.083904371">
            <text:p>0,083904371</text:p>
          </table:table-cell>
        </table:table-row>
        <table:table-row table:style-name="ro3">
          <table:table-cell office:value-type="string">
            <text:p>6,06</text:p>
          </table:table-cell>
          <table:table-cell office:value-type="float" office:value="0.000282598">
            <text:p>0,000282598</text:p>
          </table:table-cell>
          <table:table-cell/>
          <table:table-cell office:value-type="string">
            <text:p>6,06</text:p>
          </table:table-cell>
          <table:table-cell office:value-type="float" office:value="0.0841177">
            <text:p>0,0841177</text:p>
          </table:table-cell>
          <table:table-cell/>
          <table:table-cell table:formula="of:=[.E1214]-[.B1214]" office:value-type="float" office:value="0.083835102">
            <text:p>0,083835102</text:p>
          </table:table-cell>
        </table:table-row>
        <table:table-row table:style-name="ro3">
          <table:table-cell office:value-type="string">
            <text:p>6,065</text:p>
          </table:table-cell>
          <table:table-cell office:value-type="float" office:value="0.000282367">
            <text:p>0,000282367</text:p>
          </table:table-cell>
          <table:table-cell/>
          <table:table-cell office:value-type="string">
            <text:p>6,065</text:p>
          </table:table-cell>
          <table:table-cell office:value-type="float" office:value="0.0840484">
            <text:p>0,0840484</text:p>
          </table:table-cell>
          <table:table-cell/>
          <table:table-cell table:formula="of:=[.E1215]-[.B1215]" office:value-type="float" office:value="0.083766033">
            <text:p>0,083766033</text:p>
          </table:table-cell>
        </table:table-row>
        <table:table-row table:style-name="ro3">
          <table:table-cell office:value-type="string">
            <text:p>6,07</text:p>
          </table:table-cell>
          <table:table-cell office:value-type="float" office:value="0.000282136">
            <text:p>0,000282136</text:p>
          </table:table-cell>
          <table:table-cell/>
          <table:table-cell office:value-type="string">
            <text:p>6,07</text:p>
          </table:table-cell>
          <table:table-cell office:value-type="float" office:value="0.0839791">
            <text:p>0,0839791</text:p>
          </table:table-cell>
          <table:table-cell/>
          <table:table-cell table:formula="of:=[.E1216]-[.B1216]" office:value-type="float" office:value="0.083696964">
            <text:p>0,083696964</text:p>
          </table:table-cell>
        </table:table-row>
        <table:table-row table:style-name="ro3">
          <table:table-cell office:value-type="string">
            <text:p>6,075</text:p>
          </table:table-cell>
          <table:table-cell office:value-type="float" office:value="0.000281906">
            <text:p>0,000281906</text:p>
          </table:table-cell>
          <table:table-cell/>
          <table:table-cell office:value-type="string">
            <text:p>6,075</text:p>
          </table:table-cell>
          <table:table-cell office:value-type="float" office:value="0.0839099">
            <text:p>0,0839099</text:p>
          </table:table-cell>
          <table:table-cell/>
          <table:table-cell table:formula="of:=[.E1217]-[.B1217]" office:value-type="float" office:value="0.083627994">
            <text:p>0,083627994</text:p>
          </table:table-cell>
        </table:table-row>
        <table:table-row table:style-name="ro3">
          <table:table-cell office:value-type="string">
            <text:p>6,08</text:p>
          </table:table-cell>
          <table:table-cell office:value-type="float" office:value="0.000281676">
            <text:p>0,000281676</text:p>
          </table:table-cell>
          <table:table-cell/>
          <table:table-cell office:value-type="string">
            <text:p>6,08</text:p>
          </table:table-cell>
          <table:table-cell office:value-type="float" office:value="0.0838409">
            <text:p>0,0838409</text:p>
          </table:table-cell>
          <table:table-cell/>
          <table:table-cell table:formula="of:=[.E1218]-[.B1218]" office:value-type="float" office:value="0.083559224">
            <text:p>0,083559224</text:p>
          </table:table-cell>
        </table:table-row>
        <table:table-row table:style-name="ro3">
          <table:table-cell office:value-type="string">
            <text:p>6,085</text:p>
          </table:table-cell>
          <table:table-cell office:value-type="float" office:value="0.000281447">
            <text:p>0,000281447</text:p>
          </table:table-cell>
          <table:table-cell/>
          <table:table-cell office:value-type="string">
            <text:p>6,085</text:p>
          </table:table-cell>
          <table:table-cell office:value-type="float" office:value="0.083772">
            <text:p>0,083772</text:p>
          </table:table-cell>
          <table:table-cell/>
          <table:table-cell table:formula="of:=[.E1219]-[.B1219]" office:value-type="float" office:value="0.083490553">
            <text:p>0,083490553</text:p>
          </table:table-cell>
        </table:table-row>
        <table:table-row table:style-name="ro3">
          <table:table-cell office:value-type="string">
            <text:p>6,09</text:p>
          </table:table-cell>
          <table:table-cell office:value-type="float" office:value="0.000281218">
            <text:p>0,000281218</text:p>
          </table:table-cell>
          <table:table-cell/>
          <table:table-cell office:value-type="string">
            <text:p>6,09</text:p>
          </table:table-cell>
          <table:table-cell office:value-type="float" office:value="0.0837032">
            <text:p>0,0837032</text:p>
          </table:table-cell>
          <table:table-cell/>
          <table:table-cell table:formula="of:=[.E1220]-[.B1220]" office:value-type="float" office:value="0.083421982">
            <text:p>0,083421982</text:p>
          </table:table-cell>
        </table:table-row>
        <table:table-row table:style-name="ro3">
          <table:table-cell office:value-type="string">
            <text:p>6,095</text:p>
          </table:table-cell>
          <table:table-cell office:value-type="float" office:value="0.000280989">
            <text:p>0,000280989</text:p>
          </table:table-cell>
          <table:table-cell/>
          <table:table-cell office:value-type="string">
            <text:p>6,095</text:p>
          </table:table-cell>
          <table:table-cell office:value-type="float" office:value="0.0836345">
            <text:p>0,0836345</text:p>
          </table:table-cell>
          <table:table-cell/>
          <table:table-cell table:formula="of:=[.E1221]-[.B1221]" office:value-type="float" office:value="0.083353511">
            <text:p>0,083353511</text:p>
          </table:table-cell>
        </table:table-row>
        <table:table-row table:style-name="ro3">
          <table:table-cell office:value-type="string">
            <text:p>6,1</text:p>
          </table:table-cell>
          <table:table-cell office:value-type="float" office:value="0.00028076">
            <text:p>0,00028076</text:p>
          </table:table-cell>
          <table:table-cell/>
          <table:table-cell office:value-type="string">
            <text:p>6,1</text:p>
          </table:table-cell>
          <table:table-cell office:value-type="float" office:value="0.0835659">
            <text:p>0,0835659</text:p>
          </table:table-cell>
          <table:table-cell/>
          <table:table-cell table:formula="of:=[.E1222]-[.B1222]" office:value-type="float" office:value="0.08328514">
            <text:p>0,08328514</text:p>
          </table:table-cell>
        </table:table-row>
        <table:table-row table:style-name="ro3">
          <table:table-cell office:value-type="string">
            <text:p>6,105</text:p>
          </table:table-cell>
          <table:table-cell office:value-type="float" office:value="0.000280532">
            <text:p>0,000280532</text:p>
          </table:table-cell>
          <table:table-cell/>
          <table:table-cell office:value-type="string">
            <text:p>6,105</text:p>
          </table:table-cell>
          <table:table-cell office:value-type="float" office:value="0.0834974">
            <text:p>0,0834974</text:p>
          </table:table-cell>
          <table:table-cell/>
          <table:table-cell table:formula="of:=[.E1223]-[.B1223]" office:value-type="float" office:value="0.083216868">
            <text:p>0,083216868</text:p>
          </table:table-cell>
        </table:table-row>
        <table:table-row table:style-name="ro3">
          <table:table-cell office:value-type="string">
            <text:p>6,11</text:p>
          </table:table-cell>
          <table:table-cell office:value-type="float" office:value="0.000280305">
            <text:p>0,000280305</text:p>
          </table:table-cell>
          <table:table-cell/>
          <table:table-cell office:value-type="string">
            <text:p>6,11</text:p>
          </table:table-cell>
          <table:table-cell office:value-type="float" office:value="0.0834291">
            <text:p>0,0834291</text:p>
          </table:table-cell>
          <table:table-cell/>
          <table:table-cell table:formula="of:=[.E1224]-[.B1224]" office:value-type="float" office:value="0.083148795">
            <text:p>0,083148795</text:p>
          </table:table-cell>
        </table:table-row>
        <table:table-row table:style-name="ro3">
          <table:table-cell office:value-type="string">
            <text:p>6,115</text:p>
          </table:table-cell>
          <table:table-cell office:value-type="float" office:value="0.000280077">
            <text:p>0,000280077</text:p>
          </table:table-cell>
          <table:table-cell/>
          <table:table-cell office:value-type="string">
            <text:p>6,115</text:p>
          </table:table-cell>
          <table:table-cell office:value-type="float" office:value="0.0833608">
            <text:p>0,0833608</text:p>
          </table:table-cell>
          <table:table-cell/>
          <table:table-cell table:formula="of:=[.E1225]-[.B1225]" office:value-type="float" office:value="0.083080723">
            <text:p>0,083080723</text:p>
          </table:table-cell>
        </table:table-row>
        <table:table-row table:style-name="ro3">
          <table:table-cell office:value-type="string">
            <text:p>6,12</text:p>
          </table:table-cell>
          <table:table-cell office:value-type="float" office:value="0.000279851">
            <text:p>0,000279851</text:p>
          </table:table-cell>
          <table:table-cell/>
          <table:table-cell office:value-type="string">
            <text:p>6,12</text:p>
          </table:table-cell>
          <table:table-cell office:value-type="float" office:value="0.0832927">
            <text:p>0,0832927</text:p>
          </table:table-cell>
          <table:table-cell/>
          <table:table-cell table:formula="of:=[.E1226]-[.B1226]" office:value-type="float" office:value="0.083012849">
            <text:p>0,083012849</text:p>
          </table:table-cell>
        </table:table-row>
        <table:table-row table:style-name="ro3">
          <table:table-cell office:value-type="string">
            <text:p>6,125</text:p>
          </table:table-cell>
          <table:table-cell office:value-type="float" office:value="0.000279624">
            <text:p>0,000279624</text:p>
          </table:table-cell>
          <table:table-cell/>
          <table:table-cell office:value-type="string">
            <text:p>6,125</text:p>
          </table:table-cell>
          <table:table-cell office:value-type="float" office:value="0.0832247">
            <text:p>0,0832247</text:p>
          </table:table-cell>
          <table:table-cell/>
          <table:table-cell table:formula="of:=[.E1227]-[.B1227]" office:value-type="float" office:value="0.082945076">
            <text:p>0,082945076</text:p>
          </table:table-cell>
        </table:table-row>
        <table:table-row table:style-name="ro3">
          <table:table-cell office:value-type="string">
            <text:p>6,13</text:p>
          </table:table-cell>
          <table:table-cell office:value-type="float" office:value="0.000279398">
            <text:p>0,000279398</text:p>
          </table:table-cell>
          <table:table-cell/>
          <table:table-cell office:value-type="string">
            <text:p>6,13</text:p>
          </table:table-cell>
          <table:table-cell office:value-type="float" office:value="0.0831568">
            <text:p>0,0831568</text:p>
          </table:table-cell>
          <table:table-cell/>
          <table:table-cell table:formula="of:=[.E1228]-[.B1228]" office:value-type="float" office:value="0.082877402">
            <text:p>0,082877402</text:p>
          </table:table-cell>
        </table:table-row>
        <table:table-row table:style-name="ro3">
          <table:table-cell office:value-type="string">
            <text:p>6,135</text:p>
          </table:table-cell>
          <table:table-cell office:value-type="float" office:value="0.000279172">
            <text:p>0,000279172</text:p>
          </table:table-cell>
          <table:table-cell/>
          <table:table-cell office:value-type="string">
            <text:p>6,135</text:p>
          </table:table-cell>
          <table:table-cell office:value-type="float" office:value="0.083089">
            <text:p>0,083089</text:p>
          </table:table-cell>
          <table:table-cell/>
          <table:table-cell table:formula="of:=[.E1229]-[.B1229]" office:value-type="float" office:value="0.082809828">
            <text:p>0,082809828</text:p>
          </table:table-cell>
        </table:table-row>
        <table:table-row table:style-name="ro3">
          <table:table-cell office:value-type="string">
            <text:p>6,14</text:p>
          </table:table-cell>
          <table:table-cell office:value-type="float" office:value="0.000278947">
            <text:p>0,000278947</text:p>
          </table:table-cell>
          <table:table-cell/>
          <table:table-cell office:value-type="string">
            <text:p>6,14</text:p>
          </table:table-cell>
          <table:table-cell office:value-type="float" office:value="0.0830213">
            <text:p>0,0830213</text:p>
          </table:table-cell>
          <table:table-cell/>
          <table:table-cell table:formula="of:=[.E1230]-[.B1230]" office:value-type="float" office:value="0.082742353">
            <text:p>0,082742353</text:p>
          </table:table-cell>
        </table:table-row>
        <table:table-row table:style-name="ro3">
          <table:table-cell office:value-type="string">
            <text:p>6,145</text:p>
          </table:table-cell>
          <table:table-cell office:value-type="float" office:value="0.000278722">
            <text:p>0,000278722</text:p>
          </table:table-cell>
          <table:table-cell/>
          <table:table-cell office:value-type="string">
            <text:p>6,145</text:p>
          </table:table-cell>
          <table:table-cell office:value-type="float" office:value="0.0829537">
            <text:p>0,0829537</text:p>
          </table:table-cell>
          <table:table-cell/>
          <table:table-cell table:formula="of:=[.E1231]-[.B1231]" office:value-type="float" office:value="0.082674978">
            <text:p>0,082674978</text:p>
          </table:table-cell>
        </table:table-row>
        <table:table-row table:style-name="ro3">
          <table:table-cell office:value-type="string">
            <text:p>6,15</text:p>
          </table:table-cell>
          <table:table-cell office:value-type="float" office:value="0.000278497">
            <text:p>0,000278497</text:p>
          </table:table-cell>
          <table:table-cell/>
          <table:table-cell office:value-type="string">
            <text:p>6,15</text:p>
          </table:table-cell>
          <table:table-cell office:value-type="float" office:value="0.0828862">
            <text:p>0,0828862</text:p>
          </table:table-cell>
          <table:table-cell/>
          <table:table-cell table:formula="of:=[.E1232]-[.B1232]" office:value-type="float" office:value="0.082607703">
            <text:p>0,082607703</text:p>
          </table:table-cell>
        </table:table-row>
        <table:table-row table:style-name="ro3">
          <table:table-cell office:value-type="string">
            <text:p>6,155</text:p>
          </table:table-cell>
          <table:table-cell office:value-type="float" office:value="0.000278273">
            <text:p>0,000278273</text:p>
          </table:table-cell>
          <table:table-cell/>
          <table:table-cell office:value-type="string">
            <text:p>6,155</text:p>
          </table:table-cell>
          <table:table-cell office:value-type="float" office:value="0.0828189">
            <text:p>0,0828189</text:p>
          </table:table-cell>
          <table:table-cell/>
          <table:table-cell table:formula="of:=[.E1233]-[.B1233]" office:value-type="float" office:value="0.082540627">
            <text:p>0,082540627</text:p>
          </table:table-cell>
        </table:table-row>
        <table:table-row table:style-name="ro3">
          <table:table-cell office:value-type="string">
            <text:p>6,16</text:p>
          </table:table-cell>
          <table:table-cell office:value-type="float" office:value="0.000278049">
            <text:p>0,000278049</text:p>
          </table:table-cell>
          <table:table-cell/>
          <table:table-cell office:value-type="string">
            <text:p>6,16</text:p>
          </table:table-cell>
          <table:table-cell office:value-type="float" office:value="0.0827516">
            <text:p>0,0827516</text:p>
          </table:table-cell>
          <table:table-cell/>
          <table:table-cell table:formula="of:=[.E1234]-[.B1234]" office:value-type="float" office:value="0.082473551">
            <text:p>0,082473551</text:p>
          </table:table-cell>
        </table:table-row>
        <table:table-row table:style-name="ro3">
          <table:table-cell office:value-type="string">
            <text:p>6,165</text:p>
          </table:table-cell>
          <table:table-cell office:value-type="float" office:value="0.000277825">
            <text:p>0,000277825</text:p>
          </table:table-cell>
          <table:table-cell/>
          <table:table-cell office:value-type="string">
            <text:p>6,165</text:p>
          </table:table-cell>
          <table:table-cell office:value-type="float" office:value="0.0826845">
            <text:p>0,0826845</text:p>
          </table:table-cell>
          <table:table-cell/>
          <table:table-cell table:formula="of:=[.E1235]-[.B1235]" office:value-type="float" office:value="0.082406675">
            <text:p>0,082406675</text:p>
          </table:table-cell>
        </table:table-row>
        <table:table-row table:style-name="ro3">
          <table:table-cell office:value-type="string">
            <text:p>6,17</text:p>
          </table:table-cell>
          <table:table-cell office:value-type="float" office:value="0.000277602">
            <text:p>0,000277602</text:p>
          </table:table-cell>
          <table:table-cell/>
          <table:table-cell office:value-type="string">
            <text:p>6,17</text:p>
          </table:table-cell>
          <table:table-cell office:value-type="float" office:value="0.0826174">
            <text:p>0,0826174</text:p>
          </table:table-cell>
          <table:table-cell/>
          <table:table-cell table:formula="of:=[.E1236]-[.B1236]" office:value-type="float" office:value="0.082339798">
            <text:p>0,082339798</text:p>
          </table:table-cell>
        </table:table-row>
        <table:table-row table:style-name="ro3">
          <table:table-cell office:value-type="string">
            <text:p>6,175</text:p>
          </table:table-cell>
          <table:table-cell office:value-type="float" office:value="0.000277379">
            <text:p>0,000277379</text:p>
          </table:table-cell>
          <table:table-cell/>
          <table:table-cell office:value-type="string">
            <text:p>6,175</text:p>
          </table:table-cell>
          <table:table-cell office:value-type="float" office:value="0.0825505">
            <text:p>0,0825505</text:p>
          </table:table-cell>
          <table:table-cell/>
          <table:table-cell table:formula="of:=[.E1237]-[.B1237]" office:value-type="float" office:value="0.082273121">
            <text:p>0,082273121</text:p>
          </table:table-cell>
        </table:table-row>
        <table:table-row table:style-name="ro3">
          <table:table-cell office:value-type="string">
            <text:p>6,18</text:p>
          </table:table-cell>
          <table:table-cell office:value-type="float" office:value="0.000277156">
            <text:p>0,000277156</text:p>
          </table:table-cell>
          <table:table-cell/>
          <table:table-cell office:value-type="string">
            <text:p>6,18</text:p>
          </table:table-cell>
          <table:table-cell office:value-type="float" office:value="0.0824837">
            <text:p>0,0824837</text:p>
          </table:table-cell>
          <table:table-cell/>
          <table:table-cell table:formula="of:=[.E1238]-[.B1238]" office:value-type="float" office:value="0.082206544">
            <text:p>0,082206544</text:p>
          </table:table-cell>
        </table:table-row>
        <table:table-row table:style-name="ro3">
          <table:table-cell office:value-type="string">
            <text:p>6,185</text:p>
          </table:table-cell>
          <table:table-cell office:value-type="float" office:value="0.000276934">
            <text:p>0,000276934</text:p>
          </table:table-cell>
          <table:table-cell/>
          <table:table-cell office:value-type="string">
            <text:p>6,185</text:p>
          </table:table-cell>
          <table:table-cell office:value-type="float" office:value="0.082417">
            <text:p>0,082417</text:p>
          </table:table-cell>
          <table:table-cell/>
          <table:table-cell table:formula="of:=[.E1239]-[.B1239]" office:value-type="float" office:value="0.082140066">
            <text:p>0,082140066</text:p>
          </table:table-cell>
        </table:table-row>
        <table:table-row table:style-name="ro3">
          <table:table-cell office:value-type="string">
            <text:p>6,19</text:p>
          </table:table-cell>
          <table:table-cell office:value-type="float" office:value="0.000276713">
            <text:p>0,000276713</text:p>
          </table:table-cell>
          <table:table-cell/>
          <table:table-cell office:value-type="string">
            <text:p>6,19</text:p>
          </table:table-cell>
          <table:table-cell office:value-type="float" office:value="0.0823504">
            <text:p>0,0823504</text:p>
          </table:table-cell>
          <table:table-cell/>
          <table:table-cell table:formula="of:=[.E1240]-[.B1240]" office:value-type="float" office:value="0.082073687">
            <text:p>0,082073687</text:p>
          </table:table-cell>
        </table:table-row>
        <table:table-row table:style-name="ro3">
          <table:table-cell office:value-type="string">
            <text:p>6,195</text:p>
          </table:table-cell>
          <table:table-cell office:value-type="float" office:value="0.000276491">
            <text:p>0,000276491</text:p>
          </table:table-cell>
          <table:table-cell/>
          <table:table-cell office:value-type="string">
            <text:p>6,195</text:p>
          </table:table-cell>
          <table:table-cell office:value-type="float" office:value="0.0822839">
            <text:p>0,0822839</text:p>
          </table:table-cell>
          <table:table-cell/>
          <table:table-cell table:formula="of:=[.E1241]-[.B1241]" office:value-type="float" office:value="0.082007409">
            <text:p>0,082007409</text:p>
          </table:table-cell>
        </table:table-row>
        <table:table-row table:style-name="ro3">
          <table:table-cell office:value-type="string">
            <text:p>6,2</text:p>
          </table:table-cell>
          <table:table-cell office:value-type="float" office:value="0.00027627">
            <text:p>0,00027627</text:p>
          </table:table-cell>
          <table:table-cell/>
          <table:table-cell office:value-type="string">
            <text:p>6,2</text:p>
          </table:table-cell>
          <table:table-cell office:value-type="float" office:value="0.0822175">
            <text:p>0,0822175</text:p>
          </table:table-cell>
          <table:table-cell/>
          <table:table-cell table:formula="of:=[.E1242]-[.B1242]" office:value-type="float" office:value="0.08194123">
            <text:p>0,08194123</text:p>
          </table:table-cell>
        </table:table-row>
        <table:table-row table:style-name="ro3">
          <table:table-cell office:value-type="string">
            <text:p>6,205</text:p>
          </table:table-cell>
          <table:table-cell office:value-type="float" office:value="0.000276049">
            <text:p>0,000276049</text:p>
          </table:table-cell>
          <table:table-cell/>
          <table:table-cell office:value-type="string">
            <text:p>6,205</text:p>
          </table:table-cell>
          <table:table-cell office:value-type="float" office:value="0.0821512">
            <text:p>0,0821512</text:p>
          </table:table-cell>
          <table:table-cell/>
          <table:table-cell table:formula="of:=[.E1243]-[.B1243]" office:value-type="float" office:value="0.081875151">
            <text:p>0,081875151</text:p>
          </table:table-cell>
        </table:table-row>
        <table:table-row table:style-name="ro3">
          <table:table-cell office:value-type="string">
            <text:p>6,21</text:p>
          </table:table-cell>
          <table:table-cell office:value-type="float" office:value="0.000275829">
            <text:p>0,000275829</text:p>
          </table:table-cell>
          <table:table-cell/>
          <table:table-cell office:value-type="string">
            <text:p>6,21</text:p>
          </table:table-cell>
          <table:table-cell office:value-type="float" office:value="0.0820851">
            <text:p>0,0820851</text:p>
          </table:table-cell>
          <table:table-cell/>
          <table:table-cell table:formula="of:=[.E1244]-[.B1244]" office:value-type="float" office:value="0.081809271">
            <text:p>0,081809271</text:p>
          </table:table-cell>
        </table:table-row>
        <table:table-row table:style-name="ro3">
          <table:table-cell office:value-type="string">
            <text:p>6,215</text:p>
          </table:table-cell>
          <table:table-cell office:value-type="float" office:value="0.000275609">
            <text:p>0,000275609</text:p>
          </table:table-cell>
          <table:table-cell/>
          <table:table-cell office:value-type="string">
            <text:p>6,215</text:p>
          </table:table-cell>
          <table:table-cell office:value-type="float" office:value="0.082019">
            <text:p>0,082019</text:p>
          </table:table-cell>
          <table:table-cell/>
          <table:table-cell table:formula="of:=[.E1245]-[.B1245]" office:value-type="float" office:value="0.081743391">
            <text:p>0,081743391</text:p>
          </table:table-cell>
        </table:table-row>
        <table:table-row table:style-name="ro3">
          <table:table-cell office:value-type="string">
            <text:p>6,22</text:p>
          </table:table-cell>
          <table:table-cell office:value-type="float" office:value="0.000275389">
            <text:p>0,000275389</text:p>
          </table:table-cell>
          <table:table-cell/>
          <table:table-cell office:value-type="string">
            <text:p>6,22</text:p>
          </table:table-cell>
          <table:table-cell office:value-type="float" office:value="0.081953">
            <text:p>0,081953</text:p>
          </table:table-cell>
          <table:table-cell/>
          <table:table-cell table:formula="of:=[.E1246]-[.B1246]" office:value-type="float" office:value="0.081677611">
            <text:p>0,081677611</text:p>
          </table:table-cell>
        </table:table-row>
        <table:table-row table:style-name="ro3">
          <table:table-cell office:value-type="string">
            <text:p>6,225</text:p>
          </table:table-cell>
          <table:table-cell office:value-type="float" office:value="0.00027517">
            <text:p>0,00027517</text:p>
          </table:table-cell>
          <table:table-cell/>
          <table:table-cell office:value-type="string">
            <text:p>6,225</text:p>
          </table:table-cell>
          <table:table-cell office:value-type="float" office:value="0.0818872">
            <text:p>0,0818872</text:p>
          </table:table-cell>
          <table:table-cell/>
          <table:table-cell table:formula="of:=[.E1247]-[.B1247]" office:value-type="float" office:value="0.08161203">
            <text:p>0,08161203</text:p>
          </table:table-cell>
        </table:table-row>
        <table:table-row table:style-name="ro3">
          <table:table-cell office:value-type="string">
            <text:p>6,23</text:p>
          </table:table-cell>
          <table:table-cell office:value-type="float" office:value="0.000274951">
            <text:p>0,000274951</text:p>
          </table:table-cell>
          <table:table-cell/>
          <table:table-cell office:value-type="string">
            <text:p>6,23</text:p>
          </table:table-cell>
          <table:table-cell office:value-type="float" office:value="0.0818214">
            <text:p>0,0818214</text:p>
          </table:table-cell>
          <table:table-cell/>
          <table:table-cell table:formula="of:=[.E1248]-[.B1248]" office:value-type="float" office:value="0.081546449">
            <text:p>0,081546449</text:p>
          </table:table-cell>
        </table:table-row>
        <table:table-row table:style-name="ro3">
          <table:table-cell office:value-type="string">
            <text:p>6,235</text:p>
          </table:table-cell>
          <table:table-cell office:value-type="float" office:value="0.000274733">
            <text:p>0,000274733</text:p>
          </table:table-cell>
          <table:table-cell/>
          <table:table-cell office:value-type="string">
            <text:p>6,235</text:p>
          </table:table-cell>
          <table:table-cell office:value-type="float" office:value="0.0817558">
            <text:p>0,0817558</text:p>
          </table:table-cell>
          <table:table-cell/>
          <table:table-cell table:formula="of:=[.E1249]-[.B1249]" office:value-type="float" office:value="0.081481067">
            <text:p>0,081481067</text:p>
          </table:table-cell>
        </table:table-row>
        <table:table-row table:style-name="ro3">
          <table:table-cell office:value-type="string">
            <text:p>6,24</text:p>
          </table:table-cell>
          <table:table-cell office:value-type="float" office:value="0.000274514">
            <text:p>0,000274514</text:p>
          </table:table-cell>
          <table:table-cell/>
          <table:table-cell office:value-type="string">
            <text:p>6,24</text:p>
          </table:table-cell>
          <table:table-cell office:value-type="float" office:value="0.0816903">
            <text:p>0,0816903</text:p>
          </table:table-cell>
          <table:table-cell/>
          <table:table-cell table:formula="of:=[.E1250]-[.B1250]" office:value-type="float" office:value="0.081415786">
            <text:p>0,081415786</text:p>
          </table:table-cell>
        </table:table-row>
        <table:table-row table:style-name="ro3">
          <table:table-cell office:value-type="string">
            <text:p>6,245</text:p>
          </table:table-cell>
          <table:table-cell office:value-type="float" office:value="0.000274296">
            <text:p>0,000274296</text:p>
          </table:table-cell>
          <table:table-cell/>
          <table:table-cell office:value-type="string">
            <text:p>6,245</text:p>
          </table:table-cell>
          <table:table-cell office:value-type="float" office:value="0.0816248">
            <text:p>0,0816248</text:p>
          </table:table-cell>
          <table:table-cell/>
          <table:table-cell table:formula="of:=[.E1251]-[.B1251]" office:value-type="float" office:value="0.081350504">
            <text:p>0,081350504</text:p>
          </table:table-cell>
        </table:table-row>
        <table:table-row table:style-name="ro3">
          <table:table-cell office:value-type="string">
            <text:p>6,25</text:p>
          </table:table-cell>
          <table:table-cell office:value-type="float" office:value="0.000274079">
            <text:p>0,000274079</text:p>
          </table:table-cell>
          <table:table-cell/>
          <table:table-cell office:value-type="string">
            <text:p>6,25</text:p>
          </table:table-cell>
          <table:table-cell office:value-type="float" office:value="0.0815595">
            <text:p>0,0815595</text:p>
          </table:table-cell>
          <table:table-cell/>
          <table:table-cell table:formula="of:=[.E1252]-[.B1252]" office:value-type="float" office:value="0.081285421">
            <text:p>0,081285421</text:p>
          </table:table-cell>
        </table:table-row>
        <table:table-row table:style-name="ro3">
          <table:table-cell office:value-type="string">
            <text:p>6,255</text:p>
          </table:table-cell>
          <table:table-cell office:value-type="float" office:value="0.000273862">
            <text:p>0,000273862</text:p>
          </table:table-cell>
          <table:table-cell/>
          <table:table-cell office:value-type="string">
            <text:p>6,255</text:p>
          </table:table-cell>
          <table:table-cell office:value-type="float" office:value="0.0814943">
            <text:p>0,0814943</text:p>
          </table:table-cell>
          <table:table-cell/>
          <table:table-cell table:formula="of:=[.E1253]-[.B1253]" office:value-type="float" office:value="0.081220438">
            <text:p>0,081220438</text:p>
          </table:table-cell>
        </table:table-row>
        <table:table-row table:style-name="ro3">
          <table:table-cell office:value-type="string">
            <text:p>6,26</text:p>
          </table:table-cell>
          <table:table-cell office:value-type="float" office:value="0.000273645">
            <text:p>0,000273645</text:p>
          </table:table-cell>
          <table:table-cell/>
          <table:table-cell office:value-type="string">
            <text:p>6,26</text:p>
          </table:table-cell>
          <table:table-cell office:value-type="float" office:value="0.0814292">
            <text:p>0,0814292</text:p>
          </table:table-cell>
          <table:table-cell/>
          <table:table-cell table:formula="of:=[.E1254]-[.B1254]" office:value-type="float" office:value="0.081155555">
            <text:p>0,081155555</text:p>
          </table:table-cell>
        </table:table-row>
        <table:table-row table:style-name="ro3">
          <table:table-cell office:value-type="string">
            <text:p>6,265</text:p>
          </table:table-cell>
          <table:table-cell office:value-type="float" office:value="0.000273428">
            <text:p>0,000273428</text:p>
          </table:table-cell>
          <table:table-cell/>
          <table:table-cell office:value-type="string">
            <text:p>6,265</text:p>
          </table:table-cell>
          <table:table-cell office:value-type="float" office:value="0.0813642">
            <text:p>0,0813642</text:p>
          </table:table-cell>
          <table:table-cell/>
          <table:table-cell table:formula="of:=[.E1255]-[.B1255]" office:value-type="float" office:value="0.081090772">
            <text:p>0,081090772</text:p>
          </table:table-cell>
        </table:table-row>
        <table:table-row table:style-name="ro3">
          <table:table-cell office:value-type="string">
            <text:p>6,27</text:p>
          </table:table-cell>
          <table:table-cell office:value-type="float" office:value="0.000273212">
            <text:p>0,000273212</text:p>
          </table:table-cell>
          <table:table-cell/>
          <table:table-cell office:value-type="string">
            <text:p>6,27</text:p>
          </table:table-cell>
          <table:table-cell office:value-type="float" office:value="0.0812992">
            <text:p>0,0812992</text:p>
          </table:table-cell>
          <table:table-cell/>
          <table:table-cell table:formula="of:=[.E1256]-[.B1256]" office:value-type="float" office:value="0.081025988">
            <text:p>0,081025988</text:p>
          </table:table-cell>
        </table:table-row>
        <table:table-row table:style-name="ro3">
          <table:table-cell office:value-type="string">
            <text:p>6,275</text:p>
          </table:table-cell>
          <table:table-cell office:value-type="float" office:value="0.000272996">
            <text:p>0,000272996</text:p>
          </table:table-cell>
          <table:table-cell/>
          <table:table-cell office:value-type="string">
            <text:p>6,275</text:p>
          </table:table-cell>
          <table:table-cell office:value-type="float" office:value="0.0812344">
            <text:p>0,0812344</text:p>
          </table:table-cell>
          <table:table-cell/>
          <table:table-cell table:formula="of:=[.E1257]-[.B1257]" office:value-type="float" office:value="0.080961404">
            <text:p>0,080961404</text:p>
          </table:table-cell>
        </table:table-row>
        <table:table-row table:style-name="ro3">
          <table:table-cell office:value-type="string">
            <text:p>6,28</text:p>
          </table:table-cell>
          <table:table-cell office:value-type="float" office:value="0.000272781">
            <text:p>0,000272781</text:p>
          </table:table-cell>
          <table:table-cell/>
          <table:table-cell office:value-type="string">
            <text:p>6,28</text:p>
          </table:table-cell>
          <table:table-cell office:value-type="float" office:value="0.0811697">
            <text:p>0,0811697</text:p>
          </table:table-cell>
          <table:table-cell/>
          <table:table-cell table:formula="of:=[.E1258]-[.B1258]" office:value-type="float" office:value="0.080896919">
            <text:p>0,080896919</text:p>
          </table:table-cell>
        </table:table-row>
        <table:table-row table:style-name="ro3">
          <table:table-cell office:value-type="string">
            <text:p>6,285</text:p>
          </table:table-cell>
          <table:table-cell office:value-type="float" office:value="0.000272566">
            <text:p>0,000272566</text:p>
          </table:table-cell>
          <table:table-cell/>
          <table:table-cell office:value-type="string">
            <text:p>6,285</text:p>
          </table:table-cell>
          <table:table-cell office:value-type="float" office:value="0.0811051">
            <text:p>0,0811051</text:p>
          </table:table-cell>
          <table:table-cell/>
          <table:table-cell table:formula="of:=[.E1259]-[.B1259]" office:value-type="float" office:value="0.080832534">
            <text:p>0,080832534</text:p>
          </table:table-cell>
        </table:table-row>
        <table:table-row table:style-name="ro3">
          <table:table-cell office:value-type="string">
            <text:p>6,29</text:p>
          </table:table-cell>
          <table:table-cell office:value-type="float" office:value="0.000272351">
            <text:p>0,000272351</text:p>
          </table:table-cell>
          <table:table-cell/>
          <table:table-cell office:value-type="string">
            <text:p>6,29</text:p>
          </table:table-cell>
          <table:table-cell office:value-type="float" office:value="0.0810406">
            <text:p>0,0810406</text:p>
          </table:table-cell>
          <table:table-cell/>
          <table:table-cell table:formula="of:=[.E1260]-[.B1260]" office:value-type="float" office:value="0.080768249">
            <text:p>0,080768249</text:p>
          </table:table-cell>
        </table:table-row>
        <table:table-row table:style-name="ro3">
          <table:table-cell office:value-type="string">
            <text:p>6,295</text:p>
          </table:table-cell>
          <table:table-cell office:value-type="float" office:value="0.000272137">
            <text:p>0,000272137</text:p>
          </table:table-cell>
          <table:table-cell/>
          <table:table-cell office:value-type="string">
            <text:p>6,295</text:p>
          </table:table-cell>
          <table:table-cell office:value-type="float" office:value="0.0809762">
            <text:p>0,0809762</text:p>
          </table:table-cell>
          <table:table-cell/>
          <table:table-cell table:formula="of:=[.E1261]-[.B1261]" office:value-type="float" office:value="0.080704063">
            <text:p>0,080704063</text:p>
          </table:table-cell>
        </table:table-row>
        <table:table-row table:style-name="ro3">
          <table:table-cell office:value-type="string">
            <text:p>6,3</text:p>
          </table:table-cell>
          <table:table-cell office:value-type="float" office:value="0.000271923">
            <text:p>0,000271923</text:p>
          </table:table-cell>
          <table:table-cell/>
          <table:table-cell office:value-type="string">
            <text:p>6,3</text:p>
          </table:table-cell>
          <table:table-cell office:value-type="float" office:value="0.0809119">
            <text:p>0,0809119</text:p>
          </table:table-cell>
          <table:table-cell/>
          <table:table-cell table:formula="of:=[.E1262]-[.B1262]" office:value-type="float" office:value="0.080639977">
            <text:p>0,080639977</text:p>
          </table:table-cell>
        </table:table-row>
        <table:table-row table:style-name="ro3">
          <table:table-cell office:value-type="string">
            <text:p>6,305</text:p>
          </table:table-cell>
          <table:table-cell office:value-type="float" office:value="0.000271709">
            <text:p>0,000271709</text:p>
          </table:table-cell>
          <table:table-cell/>
          <table:table-cell office:value-type="string">
            <text:p>6,305</text:p>
          </table:table-cell>
          <table:table-cell office:value-type="float" office:value="0.0808478">
            <text:p>0,0808478</text:p>
          </table:table-cell>
          <table:table-cell/>
          <table:table-cell table:formula="of:=[.E1263]-[.B1263]" office:value-type="float" office:value="0.080576091">
            <text:p>0,080576091</text:p>
          </table:table-cell>
        </table:table-row>
        <table:table-row table:style-name="ro3">
          <table:table-cell office:value-type="string">
            <text:p>6,31</text:p>
          </table:table-cell>
          <table:table-cell office:value-type="float" office:value="0.000271495">
            <text:p>0,000271495</text:p>
          </table:table-cell>
          <table:table-cell/>
          <table:table-cell office:value-type="string">
            <text:p>6,31</text:p>
          </table:table-cell>
          <table:table-cell office:value-type="float" office:value="0.0807837">
            <text:p>0,0807837</text:p>
          </table:table-cell>
          <table:table-cell/>
          <table:table-cell table:formula="of:=[.E1264]-[.B1264]" office:value-type="float" office:value="0.080512205">
            <text:p>0,080512205</text:p>
          </table:table-cell>
        </table:table-row>
        <table:table-row table:style-name="ro3">
          <table:table-cell office:value-type="string">
            <text:p>6,315</text:p>
          </table:table-cell>
          <table:table-cell office:value-type="float" office:value="0.000271282">
            <text:p>0,000271282</text:p>
          </table:table-cell>
          <table:table-cell/>
          <table:table-cell office:value-type="string">
            <text:p>6,315</text:p>
          </table:table-cell>
          <table:table-cell office:value-type="float" office:value="0.0807197">
            <text:p>0,0807197</text:p>
          </table:table-cell>
          <table:table-cell/>
          <table:table-cell table:formula="of:=[.E1265]-[.B1265]" office:value-type="float" office:value="0.080448418">
            <text:p>0,080448418</text:p>
          </table:table-cell>
        </table:table-row>
        <table:table-row table:style-name="ro3">
          <table:table-cell office:value-type="string">
            <text:p>6,32</text:p>
          </table:table-cell>
          <table:table-cell office:value-type="float" office:value="0.00027107">
            <text:p>0,00027107</text:p>
          </table:table-cell>
          <table:table-cell/>
          <table:table-cell office:value-type="string">
            <text:p>6,32</text:p>
          </table:table-cell>
          <table:table-cell office:value-type="float" office:value="0.0806558">
            <text:p>0,0806558</text:p>
          </table:table-cell>
          <table:table-cell/>
          <table:table-cell table:formula="of:=[.E1266]-[.B1266]" office:value-type="float" office:value="0.08038473">
            <text:p>0,08038473</text:p>
          </table:table-cell>
        </table:table-row>
        <table:table-row table:style-name="ro3">
          <table:table-cell office:value-type="string">
            <text:p>6,325</text:p>
          </table:table-cell>
          <table:table-cell office:value-type="float" office:value="0.000270857">
            <text:p>0,000270857</text:p>
          </table:table-cell>
          <table:table-cell/>
          <table:table-cell office:value-type="string">
            <text:p>6,325</text:p>
          </table:table-cell>
          <table:table-cell office:value-type="float" office:value="0.080592">
            <text:p>0,080592</text:p>
          </table:table-cell>
          <table:table-cell/>
          <table:table-cell table:formula="of:=[.E1267]-[.B1267]" office:value-type="float" office:value="0.080321143">
            <text:p>0,080321143</text:p>
          </table:table-cell>
        </table:table-row>
        <table:table-row table:style-name="ro3">
          <table:table-cell office:value-type="string">
            <text:p>6,33</text:p>
          </table:table-cell>
          <table:table-cell office:value-type="float" office:value="0.000270645">
            <text:p>0,000270645</text:p>
          </table:table-cell>
          <table:table-cell/>
          <table:table-cell office:value-type="string">
            <text:p>6,33</text:p>
          </table:table-cell>
          <table:table-cell office:value-type="float" office:value="0.0805283">
            <text:p>0,0805283</text:p>
          </table:table-cell>
          <table:table-cell/>
          <table:table-cell table:formula="of:=[.E1268]-[.B1268]" office:value-type="float" office:value="0.080257655">
            <text:p>0,080257655</text:p>
          </table:table-cell>
        </table:table-row>
        <table:table-row table:style-name="ro3">
          <table:table-cell office:value-type="string">
            <text:p>6,335</text:p>
          </table:table-cell>
          <table:table-cell office:value-type="float" office:value="0.000270433">
            <text:p>0,000270433</text:p>
          </table:table-cell>
          <table:table-cell/>
          <table:table-cell office:value-type="string">
            <text:p>6,335</text:p>
          </table:table-cell>
          <table:table-cell office:value-type="float" office:value="0.0804647">
            <text:p>0,0804647</text:p>
          </table:table-cell>
          <table:table-cell/>
          <table:table-cell table:formula="of:=[.E1269]-[.B1269]" office:value-type="float" office:value="0.080194267">
            <text:p>0,080194267</text:p>
          </table:table-cell>
        </table:table-row>
        <table:table-row table:style-name="ro3">
          <table:table-cell office:value-type="string">
            <text:p>6,34</text:p>
          </table:table-cell>
          <table:table-cell office:value-type="float" office:value="0.000270222">
            <text:p>0,000270222</text:p>
          </table:table-cell>
          <table:table-cell/>
          <table:table-cell office:value-type="string">
            <text:p>6,34</text:p>
          </table:table-cell>
          <table:table-cell office:value-type="float" office:value="0.0804013">
            <text:p>0,0804013</text:p>
          </table:table-cell>
          <table:table-cell/>
          <table:table-cell table:formula="of:=[.E1270]-[.B1270]" office:value-type="float" office:value="0.080131078">
            <text:p>0,080131078</text:p>
          </table:table-cell>
        </table:table-row>
        <table:table-row table:style-name="ro3">
          <table:table-cell office:value-type="string">
            <text:p>6,345</text:p>
          </table:table-cell>
          <table:table-cell office:value-type="float" office:value="0.000270011">
            <text:p>0,000270011</text:p>
          </table:table-cell>
          <table:table-cell/>
          <table:table-cell office:value-type="string">
            <text:p>6,345</text:p>
          </table:table-cell>
          <table:table-cell office:value-type="float" office:value="0.0803379">
            <text:p>0,0803379</text:p>
          </table:table-cell>
          <table:table-cell/>
          <table:table-cell table:formula="of:=[.E1271]-[.B1271]" office:value-type="float" office:value="0.080067889">
            <text:p>0,080067889</text:p>
          </table:table-cell>
        </table:table-row>
        <table:table-row table:style-name="ro3">
          <table:table-cell office:value-type="string">
            <text:p>6,35</text:p>
          </table:table-cell>
          <table:table-cell office:value-type="float" office:value="0.0002698">
            <text:p>0,0002698</text:p>
          </table:table-cell>
          <table:table-cell/>
          <table:table-cell office:value-type="string">
            <text:p>6,35</text:p>
          </table:table-cell>
          <table:table-cell office:value-type="float" office:value="0.0802746">
            <text:p>0,0802746</text:p>
          </table:table-cell>
          <table:table-cell/>
          <table:table-cell table:formula="of:=[.E1272]-[.B1272]" office:value-type="float" office:value="0.0800048">
            <text:p>0,0800048</text:p>
          </table:table-cell>
        </table:table-row>
        <table:table-row table:style-name="ro3">
          <table:table-cell office:value-type="string">
            <text:p>6,355</text:p>
          </table:table-cell>
          <table:table-cell office:value-type="float" office:value="0.00026959">
            <text:p>0,00026959</text:p>
          </table:table-cell>
          <table:table-cell/>
          <table:table-cell office:value-type="string">
            <text:p>6,355</text:p>
          </table:table-cell>
          <table:table-cell office:value-type="float" office:value="0.0802114">
            <text:p>0,0802114</text:p>
          </table:table-cell>
          <table:table-cell/>
          <table:table-cell table:formula="of:=[.E1273]-[.B1273]" office:value-type="float" office:value="0.07994181">
            <text:p>0,07994181</text:p>
          </table:table-cell>
        </table:table-row>
        <table:table-row table:style-name="ro3">
          <table:table-cell office:value-type="string">
            <text:p>6,36</text:p>
          </table:table-cell>
          <table:table-cell office:value-type="float" office:value="0.00026938">
            <text:p>0,00026938</text:p>
          </table:table-cell>
          <table:table-cell/>
          <table:table-cell office:value-type="string">
            <text:p>6,36</text:p>
          </table:table-cell>
          <table:table-cell office:value-type="float" office:value="0.0801483">
            <text:p>0,0801483</text:p>
          </table:table-cell>
          <table:table-cell/>
          <table:table-cell table:formula="of:=[.E1274]-[.B1274]" office:value-type="float" office:value="0.07987892">
            <text:p>0,07987892</text:p>
          </table:table-cell>
        </table:table-row>
        <table:table-row table:style-name="ro3">
          <table:table-cell office:value-type="string">
            <text:p>6,365</text:p>
          </table:table-cell>
          <table:table-cell office:value-type="float" office:value="0.00026917">
            <text:p>0,00026917</text:p>
          </table:table-cell>
          <table:table-cell/>
          <table:table-cell office:value-type="string">
            <text:p>6,365</text:p>
          </table:table-cell>
          <table:table-cell office:value-type="float" office:value="0.0800853">
            <text:p>0,0800853</text:p>
          </table:table-cell>
          <table:table-cell/>
          <table:table-cell table:formula="of:=[.E1275]-[.B1275]" office:value-type="float" office:value="0.07981613">
            <text:p>0,07981613</text:p>
          </table:table-cell>
        </table:table-row>
        <table:table-row table:style-name="ro3">
          <table:table-cell office:value-type="string">
            <text:p>6,37</text:p>
          </table:table-cell>
          <table:table-cell office:value-type="float" office:value="0.000268961">
            <text:p>0,000268961</text:p>
          </table:table-cell>
          <table:table-cell/>
          <table:table-cell office:value-type="string">
            <text:p>6,37</text:p>
          </table:table-cell>
          <table:table-cell office:value-type="float" office:value="0.0800224">
            <text:p>0,0800224</text:p>
          </table:table-cell>
          <table:table-cell/>
          <table:table-cell table:formula="of:=[.E1276]-[.B1276]" office:value-type="float" office:value="0.079753439">
            <text:p>0,079753439</text:p>
          </table:table-cell>
        </table:table-row>
        <table:table-row table:style-name="ro3">
          <table:table-cell office:value-type="string">
            <text:p>6,375</text:p>
          </table:table-cell>
          <table:table-cell office:value-type="float" office:value="0.000268752">
            <text:p>0,000268752</text:p>
          </table:table-cell>
          <table:table-cell/>
          <table:table-cell office:value-type="string">
            <text:p>6,375</text:p>
          </table:table-cell>
          <table:table-cell office:value-type="float" office:value="0.0799597">
            <text:p>0,0799597</text:p>
          </table:table-cell>
          <table:table-cell/>
          <table:table-cell table:formula="of:=[.E1277]-[.B1277]" office:value-type="float" office:value="0.079690948">
            <text:p>0,079690948</text:p>
          </table:table-cell>
        </table:table-row>
        <table:table-row table:style-name="ro3">
          <table:table-cell office:value-type="string">
            <text:p>6,38</text:p>
          </table:table-cell>
          <table:table-cell office:value-type="float" office:value="0.000268543">
            <text:p>0,000268543</text:p>
          </table:table-cell>
          <table:table-cell/>
          <table:table-cell office:value-type="string">
            <text:p>6,38</text:p>
          </table:table-cell>
          <table:table-cell office:value-type="float" office:value="0.079897">
            <text:p>0,079897</text:p>
          </table:table-cell>
          <table:table-cell/>
          <table:table-cell table:formula="of:=[.E1278]-[.B1278]" office:value-type="float" office:value="0.079628457">
            <text:p>0,079628457</text:p>
          </table:table-cell>
        </table:table-row>
        <table:table-row table:style-name="ro3">
          <table:table-cell office:value-type="string">
            <text:p>6,385</text:p>
          </table:table-cell>
          <table:table-cell office:value-type="float" office:value="0.000268335">
            <text:p>0,000268335</text:p>
          </table:table-cell>
          <table:table-cell/>
          <table:table-cell office:value-type="string">
            <text:p>6,385</text:p>
          </table:table-cell>
          <table:table-cell office:value-type="float" office:value="0.0798344">
            <text:p>0,0798344</text:p>
          </table:table-cell>
          <table:table-cell/>
          <table:table-cell table:formula="of:=[.E1279]-[.B1279]" office:value-type="float" office:value="0.079566065">
            <text:p>0,079566065</text:p>
          </table:table-cell>
        </table:table-row>
        <table:table-row table:style-name="ro3">
          <table:table-cell office:value-type="string">
            <text:p>6,39</text:p>
          </table:table-cell>
          <table:table-cell office:value-type="float" office:value="0.000268126">
            <text:p>0,000268126</text:p>
          </table:table-cell>
          <table:table-cell/>
          <table:table-cell office:value-type="string">
            <text:p>6,39</text:p>
          </table:table-cell>
          <table:table-cell office:value-type="float" office:value="0.0797719">
            <text:p>0,0797719</text:p>
          </table:table-cell>
          <table:table-cell/>
          <table:table-cell table:formula="of:=[.E1280]-[.B1280]" office:value-type="float" office:value="0.079503774">
            <text:p>0,079503774</text:p>
          </table:table-cell>
        </table:table-row>
        <table:table-row table:style-name="ro3">
          <table:table-cell office:value-type="string">
            <text:p>6,395</text:p>
          </table:table-cell>
          <table:table-cell office:value-type="float" office:value="0.000267919">
            <text:p>0,000267919</text:p>
          </table:table-cell>
          <table:table-cell/>
          <table:table-cell office:value-type="string">
            <text:p>6,395</text:p>
          </table:table-cell>
          <table:table-cell office:value-type="float" office:value="0.0797095">
            <text:p>0,0797095</text:p>
          </table:table-cell>
          <table:table-cell/>
          <table:table-cell table:formula="of:=[.E1281]-[.B1281]" office:value-type="float" office:value="0.079441581">
            <text:p>0,079441581</text:p>
          </table:table-cell>
        </table:table-row>
        <table:table-row table:style-name="ro3">
          <table:table-cell office:value-type="string">
            <text:p>6,4</text:p>
          </table:table-cell>
          <table:table-cell office:value-type="float" office:value="0.000267711">
            <text:p>0,000267711</text:p>
          </table:table-cell>
          <table:table-cell/>
          <table:table-cell office:value-type="string">
            <text:p>6,4</text:p>
          </table:table-cell>
          <table:table-cell office:value-type="float" office:value="0.0796472">
            <text:p>0,0796472</text:p>
          </table:table-cell>
          <table:table-cell/>
          <table:table-cell table:formula="of:=[.E1282]-[.B1282]" office:value-type="float" office:value="0.079379489">
            <text:p>0,079379489</text:p>
          </table:table-cell>
        </table:table-row>
        <table:table-row table:style-name="ro3">
          <table:table-cell office:value-type="string">
            <text:p>6,405</text:p>
          </table:table-cell>
          <table:table-cell office:value-type="float" office:value="0.000267504">
            <text:p>0,000267504</text:p>
          </table:table-cell>
          <table:table-cell/>
          <table:table-cell office:value-type="string">
            <text:p>6,405</text:p>
          </table:table-cell>
          <table:table-cell office:value-type="float" office:value="0.079585">
            <text:p>0,079585</text:p>
          </table:table-cell>
          <table:table-cell/>
          <table:table-cell table:formula="of:=[.E1283]-[.B1283]" office:value-type="float" office:value="0.079317496">
            <text:p>0,079317496</text:p>
          </table:table-cell>
        </table:table-row>
        <table:table-row table:style-name="ro3">
          <table:table-cell office:value-type="string">
            <text:p>6,41</text:p>
          </table:table-cell>
          <table:table-cell office:value-type="float" office:value="0.000267297">
            <text:p>0,000267297</text:p>
          </table:table-cell>
          <table:table-cell/>
          <table:table-cell office:value-type="string">
            <text:p>6,41</text:p>
          </table:table-cell>
          <table:table-cell office:value-type="float" office:value="0.0795229">
            <text:p>0,0795229</text:p>
          </table:table-cell>
          <table:table-cell/>
          <table:table-cell table:formula="of:=[.E1284]-[.B1284]" office:value-type="float" office:value="0.079255603">
            <text:p>0,079255603</text:p>
          </table:table-cell>
        </table:table-row>
        <table:table-row table:style-name="ro3">
          <table:table-cell office:value-type="string">
            <text:p>6,415</text:p>
          </table:table-cell>
          <table:table-cell office:value-type="float" office:value="0.000267091">
            <text:p>0,000267091</text:p>
          </table:table-cell>
          <table:table-cell/>
          <table:table-cell office:value-type="string">
            <text:p>6,415</text:p>
          </table:table-cell>
          <table:table-cell office:value-type="float" office:value="0.0794609">
            <text:p>0,0794609</text:p>
          </table:table-cell>
          <table:table-cell/>
          <table:table-cell table:formula="of:=[.E1285]-[.B1285]" office:value-type="float" office:value="0.079193809">
            <text:p>0,079193809</text:p>
          </table:table-cell>
        </table:table-row>
        <table:table-row table:style-name="ro3">
          <table:table-cell office:value-type="string">
            <text:p>6,42</text:p>
          </table:table-cell>
          <table:table-cell office:value-type="float" office:value="0.000266885">
            <text:p>0,000266885</text:p>
          </table:table-cell>
          <table:table-cell/>
          <table:table-cell office:value-type="string">
            <text:p>6,42</text:p>
          </table:table-cell>
          <table:table-cell office:value-type="float" office:value="0.079399">
            <text:p>0,079399</text:p>
          </table:table-cell>
          <table:table-cell/>
          <table:table-cell table:formula="of:=[.E1286]-[.B1286]" office:value-type="float" office:value="0.079132115">
            <text:p>0,079132115</text:p>
          </table:table-cell>
        </table:table-row>
        <table:table-row table:style-name="ro3">
          <table:table-cell office:value-type="string">
            <text:p>6,425</text:p>
          </table:table-cell>
          <table:table-cell office:value-type="float" office:value="0.000266679">
            <text:p>0,000266679</text:p>
          </table:table-cell>
          <table:table-cell/>
          <table:table-cell office:value-type="string">
            <text:p>6,425</text:p>
          </table:table-cell>
          <table:table-cell office:value-type="float" office:value="0.0793372">
            <text:p>0,0793372</text:p>
          </table:table-cell>
          <table:table-cell/>
          <table:table-cell table:formula="of:=[.E1287]-[.B1287]" office:value-type="float" office:value="0.079070521">
            <text:p>0,079070521</text:p>
          </table:table-cell>
        </table:table-row>
        <table:table-row table:style-name="ro3">
          <table:table-cell office:value-type="string">
            <text:p>6,43</text:p>
          </table:table-cell>
          <table:table-cell office:value-type="float" office:value="0.000266473">
            <text:p>0,000266473</text:p>
          </table:table-cell>
          <table:table-cell/>
          <table:table-cell office:value-type="string">
            <text:p>6,43</text:p>
          </table:table-cell>
          <table:table-cell office:value-type="float" office:value="0.0792754">
            <text:p>0,0792754</text:p>
          </table:table-cell>
          <table:table-cell/>
          <table:table-cell table:formula="of:=[.E1288]-[.B1288]" office:value-type="float" office:value="0.079008927">
            <text:p>0,079008927</text:p>
          </table:table-cell>
        </table:table-row>
        <table:table-row table:style-name="ro3">
          <table:table-cell office:value-type="string">
            <text:p>6,435</text:p>
          </table:table-cell>
          <table:table-cell office:value-type="float" office:value="0.000266268">
            <text:p>0,000266268</text:p>
          </table:table-cell>
          <table:table-cell/>
          <table:table-cell office:value-type="string">
            <text:p>6,435</text:p>
          </table:table-cell>
          <table:table-cell office:value-type="float" office:value="0.0792138">
            <text:p>0,0792138</text:p>
          </table:table-cell>
          <table:table-cell/>
          <table:table-cell table:formula="of:=[.E1289]-[.B1289]" office:value-type="float" office:value="0.078947532">
            <text:p>0,078947532</text:p>
          </table:table-cell>
        </table:table-row>
        <table:table-row table:style-name="ro3">
          <table:table-cell office:value-type="string">
            <text:p>6,44</text:p>
          </table:table-cell>
          <table:table-cell office:value-type="float" office:value="0.000266063">
            <text:p>0,000266063</text:p>
          </table:table-cell>
          <table:table-cell/>
          <table:table-cell office:value-type="string">
            <text:p>6,44</text:p>
          </table:table-cell>
          <table:table-cell office:value-type="float" office:value="0.0791523">
            <text:p>0,0791523</text:p>
          </table:table-cell>
          <table:table-cell/>
          <table:table-cell table:formula="of:=[.E1290]-[.B1290]" office:value-type="float" office:value="0.078886237">
            <text:p>0,078886237</text:p>
          </table:table-cell>
        </table:table-row>
        <table:table-row table:style-name="ro3">
          <table:table-cell office:value-type="string">
            <text:p>6,445</text:p>
          </table:table-cell>
          <table:table-cell office:value-type="float" office:value="0.000265859">
            <text:p>0,000265859</text:p>
          </table:table-cell>
          <table:table-cell/>
          <table:table-cell office:value-type="string">
            <text:p>6,445</text:p>
          </table:table-cell>
          <table:table-cell office:value-type="float" office:value="0.0790909">
            <text:p>0,0790909</text:p>
          </table:table-cell>
          <table:table-cell/>
          <table:table-cell table:formula="of:=[.E1291]-[.B1291]" office:value-type="float" office:value="0.078825041">
            <text:p>0,078825041</text:p>
          </table:table-cell>
        </table:table-row>
        <table:table-row table:style-name="ro3">
          <table:table-cell office:value-type="string">
            <text:p>6,45</text:p>
          </table:table-cell>
          <table:table-cell office:value-type="float" office:value="0.000265655">
            <text:p>0,000265655</text:p>
          </table:table-cell>
          <table:table-cell/>
          <table:table-cell office:value-type="string">
            <text:p>6,45</text:p>
          </table:table-cell>
          <table:table-cell office:value-type="float" office:value="0.0790295">
            <text:p>0,0790295</text:p>
          </table:table-cell>
          <table:table-cell/>
          <table:table-cell table:formula="of:=[.E1292]-[.B1292]" office:value-type="float" office:value="0.078763845">
            <text:p>0,078763845</text:p>
          </table:table-cell>
        </table:table-row>
        <table:table-row table:style-name="ro3">
          <table:table-cell office:value-type="string">
            <text:p>6,455</text:p>
          </table:table-cell>
          <table:table-cell office:value-type="float" office:value="0.000265451">
            <text:p>0,000265451</text:p>
          </table:table-cell>
          <table:table-cell/>
          <table:table-cell office:value-type="string">
            <text:p>6,455</text:p>
          </table:table-cell>
          <table:table-cell office:value-type="float" office:value="0.0789683">
            <text:p>0,0789683</text:p>
          </table:table-cell>
          <table:table-cell/>
          <table:table-cell table:formula="of:=[.E1293]-[.B1293]" office:value-type="float" office:value="0.078702849">
            <text:p>0,078702849</text:p>
          </table:table-cell>
        </table:table-row>
        <table:table-row table:style-name="ro3">
          <table:table-cell office:value-type="string">
            <text:p>6,46</text:p>
          </table:table-cell>
          <table:table-cell office:value-type="float" office:value="0.000265247">
            <text:p>0,000265247</text:p>
          </table:table-cell>
          <table:table-cell/>
          <table:table-cell office:value-type="string">
            <text:p>6,46</text:p>
          </table:table-cell>
          <table:table-cell office:value-type="float" office:value="0.0789071">
            <text:p>0,0789071</text:p>
          </table:table-cell>
          <table:table-cell/>
          <table:table-cell table:formula="of:=[.E1294]-[.B1294]" office:value-type="float" office:value="0.078641853">
            <text:p>0,078641853</text:p>
          </table:table-cell>
        </table:table-row>
        <table:table-row table:style-name="ro3">
          <table:table-cell office:value-type="string">
            <text:p>6,465</text:p>
          </table:table-cell>
          <table:table-cell office:value-type="float" office:value="0.000265044">
            <text:p>0,000265044</text:p>
          </table:table-cell>
          <table:table-cell/>
          <table:table-cell office:value-type="string">
            <text:p>6,465</text:p>
          </table:table-cell>
          <table:table-cell office:value-type="float" office:value="0.0788461">
            <text:p>0,0788461</text:p>
          </table:table-cell>
          <table:table-cell/>
          <table:table-cell table:formula="of:=[.E1295]-[.B1295]" office:value-type="float" office:value="0.078581056">
            <text:p>0,078581056</text:p>
          </table:table-cell>
        </table:table-row>
        <table:table-row table:style-name="ro3">
          <table:table-cell office:value-type="string">
            <text:p>6,47</text:p>
          </table:table-cell>
          <table:table-cell office:value-type="float" office:value="0.000264841">
            <text:p>0,000264841</text:p>
          </table:table-cell>
          <table:table-cell/>
          <table:table-cell office:value-type="string">
            <text:p>6,47</text:p>
          </table:table-cell>
          <table:table-cell office:value-type="float" office:value="0.0787851">
            <text:p>0,0787851</text:p>
          </table:table-cell>
          <table:table-cell/>
          <table:table-cell table:formula="of:=[.E1296]-[.B1296]" office:value-type="float" office:value="0.078520259">
            <text:p>0,078520259</text:p>
          </table:table-cell>
        </table:table-row>
        <table:table-row table:style-name="ro3">
          <table:table-cell office:value-type="string">
            <text:p>6,475</text:p>
          </table:table-cell>
          <table:table-cell office:value-type="float" office:value="0.000264638">
            <text:p>0,000264638</text:p>
          </table:table-cell>
          <table:table-cell/>
          <table:table-cell office:value-type="string">
            <text:p>6,475</text:p>
          </table:table-cell>
          <table:table-cell office:value-type="float" office:value="0.0787243">
            <text:p>0,0787243</text:p>
          </table:table-cell>
          <table:table-cell/>
          <table:table-cell table:formula="of:=[.E1297]-[.B1297]" office:value-type="float" office:value="0.078459662">
            <text:p>0,078459662</text:p>
          </table:table-cell>
        </table:table-row>
        <table:table-row table:style-name="ro3">
          <table:table-cell office:value-type="string">
            <text:p>6,48</text:p>
          </table:table-cell>
          <table:table-cell office:value-type="float" office:value="0.000264436">
            <text:p>0,000264436</text:p>
          </table:table-cell>
          <table:table-cell/>
          <table:table-cell office:value-type="string">
            <text:p>6,48</text:p>
          </table:table-cell>
          <table:table-cell office:value-type="float" office:value="0.0786635">
            <text:p>0,0786635</text:p>
          </table:table-cell>
          <table:table-cell/>
          <table:table-cell table:formula="of:=[.E1298]-[.B1298]" office:value-type="float" office:value="0.078399064">
            <text:p>0,078399064</text:p>
          </table:table-cell>
        </table:table-row>
        <table:table-row table:style-name="ro3">
          <table:table-cell office:value-type="string">
            <text:p>6,485</text:p>
          </table:table-cell>
          <table:table-cell office:value-type="float" office:value="0.000264234">
            <text:p>0,000264234</text:p>
          </table:table-cell>
          <table:table-cell/>
          <table:table-cell office:value-type="string">
            <text:p>6,485</text:p>
          </table:table-cell>
          <table:table-cell office:value-type="float" office:value="0.0786028">
            <text:p>0,0786028</text:p>
          </table:table-cell>
          <table:table-cell/>
          <table:table-cell table:formula="of:=[.E1299]-[.B1299]" office:value-type="float" office:value="0.078338566">
            <text:p>0,078338566</text:p>
          </table:table-cell>
        </table:table-row>
        <table:table-row table:style-name="ro3">
          <table:table-cell office:value-type="string">
            <text:p>6,49</text:p>
          </table:table-cell>
          <table:table-cell office:value-type="float" office:value="0.000264032">
            <text:p>0,000264032</text:p>
          </table:table-cell>
          <table:table-cell/>
          <table:table-cell office:value-type="string">
            <text:p>6,49</text:p>
          </table:table-cell>
          <table:table-cell office:value-type="float" office:value="0.0785422">
            <text:p>0,0785422</text:p>
          </table:table-cell>
          <table:table-cell/>
          <table:table-cell table:formula="of:=[.E1300]-[.B1300]" office:value-type="float" office:value="0.078278168">
            <text:p>0,078278168</text:p>
          </table:table-cell>
        </table:table-row>
        <table:table-row table:style-name="ro3">
          <table:table-cell office:value-type="string">
            <text:p>6,495</text:p>
          </table:table-cell>
          <table:table-cell office:value-type="float" office:value="0.000263831">
            <text:p>0,000263831</text:p>
          </table:table-cell>
          <table:table-cell/>
          <table:table-cell office:value-type="string">
            <text:p>6,495</text:p>
          </table:table-cell>
          <table:table-cell office:value-type="float" office:value="0.0784818">
            <text:p>0,0784818</text:p>
          </table:table-cell>
          <table:table-cell/>
          <table:table-cell table:formula="of:=[.E1301]-[.B1301]" office:value-type="float" office:value="0.078217969">
            <text:p>0,078217969</text:p>
          </table:table-cell>
        </table:table-row>
        <table:table-row table:style-name="ro3">
          <table:table-cell office:value-type="string">
            <text:p>6,5</text:p>
          </table:table-cell>
          <table:table-cell office:value-type="float" office:value="0.00026363">
            <text:p>0,00026363</text:p>
          </table:table-cell>
          <table:table-cell/>
          <table:table-cell office:value-type="string">
            <text:p>6,5</text:p>
          </table:table-cell>
          <table:table-cell office:value-type="float" office:value="0.0784214">
            <text:p>0,0784214</text:p>
          </table:table-cell>
          <table:table-cell/>
          <table:table-cell table:formula="of:=[.E1302]-[.B1302]" office:value-type="float" office:value="0.07815777">
            <text:p>0,07815777</text:p>
          </table:table-cell>
        </table:table-row>
        <table:table-row table:style-name="ro3">
          <table:table-cell office:value-type="string">
            <text:p>6,505</text:p>
          </table:table-cell>
          <table:table-cell office:value-type="float" office:value="0.000263429">
            <text:p>0,000263429</text:p>
          </table:table-cell>
          <table:table-cell/>
          <table:table-cell office:value-type="string">
            <text:p>6,505</text:p>
          </table:table-cell>
          <table:table-cell office:value-type="float" office:value="0.0783611">
            <text:p>0,0783611</text:p>
          </table:table-cell>
          <table:table-cell/>
          <table:table-cell table:formula="of:=[.E1303]-[.B1303]" office:value-type="float" office:value="0.078097671">
            <text:p>0,078097671</text:p>
          </table:table-cell>
        </table:table-row>
        <table:table-row table:style-name="ro3">
          <table:table-cell office:value-type="string">
            <text:p>6,51</text:p>
          </table:table-cell>
          <table:table-cell office:value-type="float" office:value="0.000263228">
            <text:p>0,000263228</text:p>
          </table:table-cell>
          <table:table-cell/>
          <table:table-cell office:value-type="string">
            <text:p>6,51</text:p>
          </table:table-cell>
          <table:table-cell office:value-type="float" office:value="0.0783009">
            <text:p>0,0783009</text:p>
          </table:table-cell>
          <table:table-cell/>
          <table:table-cell table:formula="of:=[.E1304]-[.B1304]" office:value-type="float" office:value="0.078037672">
            <text:p>0,078037672</text:p>
          </table:table-cell>
        </table:table-row>
        <table:table-row table:style-name="ro3">
          <table:table-cell office:value-type="string">
            <text:p>6,515</text:p>
          </table:table-cell>
          <table:table-cell office:value-type="float" office:value="0.000263028">
            <text:p>0,000263028</text:p>
          </table:table-cell>
          <table:table-cell/>
          <table:table-cell office:value-type="string">
            <text:p>6,515</text:p>
          </table:table-cell>
          <table:table-cell office:value-type="float" office:value="0.0782407">
            <text:p>0,0782407</text:p>
          </table:table-cell>
          <table:table-cell/>
          <table:table-cell table:formula="of:=[.E1305]-[.B1305]" office:value-type="float" office:value="0.077977672">
            <text:p>0,077977672</text:p>
          </table:table-cell>
        </table:table-row>
        <table:table-row table:style-name="ro3">
          <table:table-cell office:value-type="string">
            <text:p>6,52</text:p>
          </table:table-cell>
          <table:table-cell office:value-type="float" office:value="0.000262828">
            <text:p>0,000262828</text:p>
          </table:table-cell>
          <table:table-cell/>
          <table:table-cell office:value-type="string">
            <text:p>6,52</text:p>
          </table:table-cell>
          <table:table-cell office:value-type="float" office:value="0.0781807">
            <text:p>0,0781807</text:p>
          </table:table-cell>
          <table:table-cell/>
          <table:table-cell table:formula="of:=[.E1306]-[.B1306]" office:value-type="float" office:value="0.077917872">
            <text:p>0,077917872</text:p>
          </table:table-cell>
        </table:table-row>
        <table:table-row table:style-name="ro3">
          <table:table-cell office:value-type="string">
            <text:p>6,525</text:p>
          </table:table-cell>
          <table:table-cell office:value-type="float" office:value="0.000262629">
            <text:p>0,000262629</text:p>
          </table:table-cell>
          <table:table-cell/>
          <table:table-cell office:value-type="string">
            <text:p>6,525</text:p>
          </table:table-cell>
          <table:table-cell office:value-type="float" office:value="0.0781208">
            <text:p>0,0781208</text:p>
          </table:table-cell>
          <table:table-cell/>
          <table:table-cell table:formula="of:=[.E1307]-[.B1307]" office:value-type="float" office:value="0.077858171">
            <text:p>0,077858171</text:p>
          </table:table-cell>
        </table:table-row>
        <table:table-row table:style-name="ro3">
          <table:table-cell office:value-type="string">
            <text:p>6,53</text:p>
          </table:table-cell>
          <table:table-cell office:value-type="float" office:value="0.00026243">
            <text:p>0,00026243</text:p>
          </table:table-cell>
          <table:table-cell/>
          <table:table-cell office:value-type="string">
            <text:p>6,53</text:p>
          </table:table-cell>
          <table:table-cell office:value-type="float" office:value="0.0780609">
            <text:p>0,0780609</text:p>
          </table:table-cell>
          <table:table-cell/>
          <table:table-cell table:formula="of:=[.E1308]-[.B1308]" office:value-type="float" office:value="0.07779847">
            <text:p>0,07779847</text:p>
          </table:table-cell>
        </table:table-row>
        <table:table-row table:style-name="ro3">
          <table:table-cell office:value-type="string">
            <text:p>6,535</text:p>
          </table:table-cell>
          <table:table-cell office:value-type="float" office:value="0.000262231">
            <text:p>0,000262231</text:p>
          </table:table-cell>
          <table:table-cell/>
          <table:table-cell office:value-type="string">
            <text:p>6,535</text:p>
          </table:table-cell>
          <table:table-cell office:value-type="float" office:value="0.0780012">
            <text:p>0,0780012</text:p>
          </table:table-cell>
          <table:table-cell/>
          <table:table-cell table:formula="of:=[.E1309]-[.B1309]" office:value-type="float" office:value="0.077738969">
            <text:p>0,077738969</text:p>
          </table:table-cell>
        </table:table-row>
        <table:table-row table:style-name="ro3">
          <table:table-cell office:value-type="string">
            <text:p>6,54</text:p>
          </table:table-cell>
          <table:table-cell office:value-type="float" office:value="0.000262032">
            <text:p>0,000262032</text:p>
          </table:table-cell>
          <table:table-cell/>
          <table:table-cell office:value-type="string">
            <text:p>6,54</text:p>
          </table:table-cell>
          <table:table-cell office:value-type="float" office:value="0.0779415">
            <text:p>0,0779415</text:p>
          </table:table-cell>
          <table:table-cell/>
          <table:table-cell table:formula="of:=[.E1310]-[.B1310]" office:value-type="float" office:value="0.077679468">
            <text:p>0,077679468</text:p>
          </table:table-cell>
        </table:table-row>
        <table:table-row table:style-name="ro3">
          <table:table-cell office:value-type="string">
            <text:p>6,545</text:p>
          </table:table-cell>
          <table:table-cell office:value-type="float" office:value="0.000261834">
            <text:p>0,000261834</text:p>
          </table:table-cell>
          <table:table-cell/>
          <table:table-cell office:value-type="string">
            <text:p>6,545</text:p>
          </table:table-cell>
          <table:table-cell office:value-type="float" office:value="0.077882">
            <text:p>0,077882</text:p>
          </table:table-cell>
          <table:table-cell/>
          <table:table-cell table:formula="of:=[.E1311]-[.B1311]" office:value-type="float" office:value="0.077620166">
            <text:p>0,077620166</text:p>
          </table:table-cell>
        </table:table-row>
        <table:table-row table:style-name="ro3">
          <table:table-cell office:value-type="string">
            <text:p>6,55</text:p>
          </table:table-cell>
          <table:table-cell office:value-type="float" office:value="0.000261636">
            <text:p>0,000261636</text:p>
          </table:table-cell>
          <table:table-cell/>
          <table:table-cell office:value-type="string">
            <text:p>6,55</text:p>
          </table:table-cell>
          <table:table-cell office:value-type="float" office:value="0.0778225">
            <text:p>0,0778225</text:p>
          </table:table-cell>
          <table:table-cell/>
          <table:table-cell table:formula="of:=[.E1312]-[.B1312]" office:value-type="float" office:value="0.077560864">
            <text:p>0,077560864</text:p>
          </table:table-cell>
        </table:table-row>
        <table:table-row table:style-name="ro3">
          <table:table-cell office:value-type="string">
            <text:p>6,555</text:p>
          </table:table-cell>
          <table:table-cell office:value-type="float" office:value="0.000261438">
            <text:p>0,000261438</text:p>
          </table:table-cell>
          <table:table-cell/>
          <table:table-cell office:value-type="string">
            <text:p>6,555</text:p>
          </table:table-cell>
          <table:table-cell office:value-type="float" office:value="0.0777631">
            <text:p>0,0777631</text:p>
          </table:table-cell>
          <table:table-cell/>
          <table:table-cell table:formula="of:=[.E1313]-[.B1313]" office:value-type="float" office:value="0.077501662">
            <text:p>0,077501662</text:p>
          </table:table-cell>
        </table:table-row>
        <table:table-row table:style-name="ro3">
          <table:table-cell office:value-type="string">
            <text:p>6,56</text:p>
          </table:table-cell>
          <table:table-cell office:value-type="float" office:value="0.000261241">
            <text:p>0,000261241</text:p>
          </table:table-cell>
          <table:table-cell/>
          <table:table-cell office:value-type="string">
            <text:p>6,56</text:p>
          </table:table-cell>
          <table:table-cell office:value-type="float" office:value="0.0777038">
            <text:p>0,0777038</text:p>
          </table:table-cell>
          <table:table-cell/>
          <table:table-cell table:formula="of:=[.E1314]-[.B1314]" office:value-type="float" office:value="0.077442559">
            <text:p>0,077442559</text:p>
          </table:table-cell>
        </table:table-row>
        <table:table-row table:style-name="ro3">
          <table:table-cell office:value-type="string">
            <text:p>6,565</text:p>
          </table:table-cell>
          <table:table-cell office:value-type="float" office:value="0.000261043">
            <text:p>0,000261043</text:p>
          </table:table-cell>
          <table:table-cell/>
          <table:table-cell office:value-type="string">
            <text:p>6,565</text:p>
          </table:table-cell>
          <table:table-cell office:value-type="float" office:value="0.0776446">
            <text:p>0,0776446</text:p>
          </table:table-cell>
          <table:table-cell/>
          <table:table-cell table:formula="of:=[.E1315]-[.B1315]" office:value-type="float" office:value="0.077383557">
            <text:p>0,077383557</text:p>
          </table:table-cell>
        </table:table-row>
        <table:table-row table:style-name="ro3">
          <table:table-cell office:value-type="string">
            <text:p>6,57</text:p>
          </table:table-cell>
          <table:table-cell office:value-type="float" office:value="0.000260847">
            <text:p>0,000260847</text:p>
          </table:table-cell>
          <table:table-cell/>
          <table:table-cell office:value-type="string">
            <text:p>6,57</text:p>
          </table:table-cell>
          <table:table-cell office:value-type="float" office:value="0.0775855">
            <text:p>0,0775855</text:p>
          </table:table-cell>
          <table:table-cell/>
          <table:table-cell table:formula="of:=[.E1316]-[.B1316]" office:value-type="float" office:value="0.077324653">
            <text:p>0,077324653</text:p>
          </table:table-cell>
        </table:table-row>
        <table:table-row table:style-name="ro3">
          <table:table-cell office:value-type="string">
            <text:p>6,575</text:p>
          </table:table-cell>
          <table:table-cell office:value-type="float" office:value="0.00026065">
            <text:p>0,00026065</text:p>
          </table:table-cell>
          <table:table-cell/>
          <table:table-cell office:value-type="string">
            <text:p>6,575</text:p>
          </table:table-cell>
          <table:table-cell office:value-type="float" office:value="0.0775265">
            <text:p>0,0775265</text:p>
          </table:table-cell>
          <table:table-cell/>
          <table:table-cell table:formula="of:=[.E1317]-[.B1317]" office:value-type="float" office:value="0.07726585">
            <text:p>0,07726585</text:p>
          </table:table-cell>
        </table:table-row>
        <table:table-row table:style-name="ro3">
          <table:table-cell office:value-type="string">
            <text:p>6,58</text:p>
          </table:table-cell>
          <table:table-cell office:value-type="float" office:value="0.000260454">
            <text:p>0,000260454</text:p>
          </table:table-cell>
          <table:table-cell/>
          <table:table-cell office:value-type="string">
            <text:p>6,58</text:p>
          </table:table-cell>
          <table:table-cell office:value-type="float" office:value="0.0774675">
            <text:p>0,0774675</text:p>
          </table:table-cell>
          <table:table-cell/>
          <table:table-cell table:formula="of:=[.E1318]-[.B1318]" office:value-type="float" office:value="0.077207046">
            <text:p>0,077207046</text:p>
          </table:table-cell>
        </table:table-row>
        <table:table-row table:style-name="ro3">
          <table:table-cell office:value-type="string">
            <text:p>6,585</text:p>
          </table:table-cell>
          <table:table-cell office:value-type="float" office:value="0.000260258">
            <text:p>0,000260258</text:p>
          </table:table-cell>
          <table:table-cell/>
          <table:table-cell office:value-type="string">
            <text:p>6,585</text:p>
          </table:table-cell>
          <table:table-cell office:value-type="float" office:value="0.0774087">
            <text:p>0,0774087</text:p>
          </table:table-cell>
          <table:table-cell/>
          <table:table-cell table:formula="of:=[.E1319]-[.B1319]" office:value-type="float" office:value="0.077148442">
            <text:p>0,077148442</text:p>
          </table:table-cell>
        </table:table-row>
        <table:table-row table:style-name="ro3">
          <table:table-cell office:value-type="string">
            <text:p>6,59</text:p>
          </table:table-cell>
          <table:table-cell office:value-type="float" office:value="0.000260062">
            <text:p>0,000260062</text:p>
          </table:table-cell>
          <table:table-cell/>
          <table:table-cell office:value-type="string">
            <text:p>6,59</text:p>
          </table:table-cell>
          <table:table-cell office:value-type="float" office:value="0.0773499">
            <text:p>0,0773499</text:p>
          </table:table-cell>
          <table:table-cell/>
          <table:table-cell table:formula="of:=[.E1320]-[.B1320]" office:value-type="float" office:value="0.077089838">
            <text:p>0,077089838</text:p>
          </table:table-cell>
        </table:table-row>
        <table:table-row table:style-name="ro3">
          <table:table-cell office:value-type="string">
            <text:p>6,595</text:p>
          </table:table-cell>
          <table:table-cell office:value-type="float" office:value="0.000259867">
            <text:p>0,000259867</text:p>
          </table:table-cell>
          <table:table-cell/>
          <table:table-cell office:value-type="string">
            <text:p>6,595</text:p>
          </table:table-cell>
          <table:table-cell office:value-type="float" office:value="0.0772913">
            <text:p>0,0772913</text:p>
          </table:table-cell>
          <table:table-cell/>
          <table:table-cell table:formula="of:=[.E1321]-[.B1321]" office:value-type="float" office:value="0.077031433">
            <text:p>0,077031433</text:p>
          </table:table-cell>
        </table:table-row>
        <table:table-row table:style-name="ro3">
          <table:table-cell office:value-type="string">
            <text:p>6,6</text:p>
          </table:table-cell>
          <table:table-cell office:value-type="float" office:value="0.000259672">
            <text:p>0,000259672</text:p>
          </table:table-cell>
          <table:table-cell/>
          <table:table-cell office:value-type="string">
            <text:p>6,6</text:p>
          </table:table-cell>
          <table:table-cell office:value-type="float" office:value="0.0772327">
            <text:p>0,0772327</text:p>
          </table:table-cell>
          <table:table-cell/>
          <table:table-cell table:formula="of:=[.E1322]-[.B1322]" office:value-type="float" office:value="0.076973028">
            <text:p>0,076973028</text:p>
          </table:table-cell>
        </table:table-row>
        <table:table-row table:style-name="ro3">
          <table:table-cell office:value-type="string">
            <text:p>6,605</text:p>
          </table:table-cell>
          <table:table-cell office:value-type="float" office:value="0.000259477">
            <text:p>0,000259477</text:p>
          </table:table-cell>
          <table:table-cell/>
          <table:table-cell office:value-type="string">
            <text:p>6,605</text:p>
          </table:table-cell>
          <table:table-cell office:value-type="float" office:value="0.0771742">
            <text:p>0,0771742</text:p>
          </table:table-cell>
          <table:table-cell/>
          <table:table-cell table:formula="of:=[.E1323]-[.B1323]" office:value-type="float" office:value="0.076914723">
            <text:p>0,076914723</text:p>
          </table:table-cell>
        </table:table-row>
        <table:table-row table:style-name="ro3">
          <table:table-cell office:value-type="string">
            <text:p>6,61</text:p>
          </table:table-cell>
          <table:table-cell office:value-type="float" office:value="0.000259283">
            <text:p>0,000259283</text:p>
          </table:table-cell>
          <table:table-cell/>
          <table:table-cell office:value-type="string">
            <text:p>6,61</text:p>
          </table:table-cell>
          <table:table-cell office:value-type="float" office:value="0.0771158">
            <text:p>0,0771158</text:p>
          </table:table-cell>
          <table:table-cell/>
          <table:table-cell table:formula="of:=[.E1324]-[.B1324]" office:value-type="float" office:value="0.076856517">
            <text:p>0,076856517</text:p>
          </table:table-cell>
        </table:table-row>
        <table:table-row table:style-name="ro3">
          <table:table-cell office:value-type="string">
            <text:p>6,615</text:p>
          </table:table-cell>
          <table:table-cell office:value-type="float" office:value="0.000259089">
            <text:p>0,000259089</text:p>
          </table:table-cell>
          <table:table-cell/>
          <table:table-cell office:value-type="string">
            <text:p>6,615</text:p>
          </table:table-cell>
          <table:table-cell office:value-type="float" office:value="0.0770575">
            <text:p>0,0770575</text:p>
          </table:table-cell>
          <table:table-cell/>
          <table:table-cell table:formula="of:=[.E1325]-[.B1325]" office:value-type="float" office:value="0.076798411">
            <text:p>0,076798411</text:p>
          </table:table-cell>
        </table:table-row>
        <table:table-row table:style-name="ro3">
          <table:table-cell office:value-type="string">
            <text:p>6,62</text:p>
          </table:table-cell>
          <table:table-cell office:value-type="float" office:value="0.000258895">
            <text:p>0,000258895</text:p>
          </table:table-cell>
          <table:table-cell/>
          <table:table-cell office:value-type="string">
            <text:p>6,62</text:p>
          </table:table-cell>
          <table:table-cell office:value-type="float" office:value="0.0769993">
            <text:p>0,0769993</text:p>
          </table:table-cell>
          <table:table-cell/>
          <table:table-cell table:formula="of:=[.E1326]-[.B1326]" office:value-type="float" office:value="0.076740405">
            <text:p>0,076740405</text:p>
          </table:table-cell>
        </table:table-row>
        <table:table-row table:style-name="ro3">
          <table:table-cell office:value-type="string">
            <text:p>6,625</text:p>
          </table:table-cell>
          <table:table-cell office:value-type="float" office:value="0.000258701">
            <text:p>0,000258701</text:p>
          </table:table-cell>
          <table:table-cell/>
          <table:table-cell office:value-type="string">
            <text:p>6,625</text:p>
          </table:table-cell>
          <table:table-cell office:value-type="float" office:value="0.0769411">
            <text:p>0,0769411</text:p>
          </table:table-cell>
          <table:table-cell/>
          <table:table-cell table:formula="of:=[.E1327]-[.B1327]" office:value-type="float" office:value="0.076682399">
            <text:p>0,076682399</text:p>
          </table:table-cell>
        </table:table-row>
        <table:table-row table:style-name="ro3">
          <table:table-cell office:value-type="string">
            <text:p>6,63</text:p>
          </table:table-cell>
          <table:table-cell office:value-type="float" office:value="0.000258508">
            <text:p>0,000258508</text:p>
          </table:table-cell>
          <table:table-cell/>
          <table:table-cell office:value-type="string">
            <text:p>6,63</text:p>
          </table:table-cell>
          <table:table-cell office:value-type="float" office:value="0.0768831">
            <text:p>0,0768831</text:p>
          </table:table-cell>
          <table:table-cell/>
          <table:table-cell table:formula="of:=[.E1328]-[.B1328]" office:value-type="float" office:value="0.076624592">
            <text:p>0,076624592</text:p>
          </table:table-cell>
        </table:table-row>
        <table:table-row table:style-name="ro3">
          <table:table-cell office:value-type="string">
            <text:p>6,635</text:p>
          </table:table-cell>
          <table:table-cell office:value-type="float" office:value="0.000258315">
            <text:p>0,000258315</text:p>
          </table:table-cell>
          <table:table-cell/>
          <table:table-cell office:value-type="string">
            <text:p>6,635</text:p>
          </table:table-cell>
          <table:table-cell office:value-type="float" office:value="0.0768251">
            <text:p>0,0768251</text:p>
          </table:table-cell>
          <table:table-cell/>
          <table:table-cell table:formula="of:=[.E1329]-[.B1329]" office:value-type="float" office:value="0.076566785">
            <text:p>0,076566785</text:p>
          </table:table-cell>
        </table:table-row>
        <table:table-row table:style-name="ro3">
          <table:table-cell office:value-type="string">
            <text:p>6,64</text:p>
          </table:table-cell>
          <table:table-cell office:value-type="float" office:value="0.000258122">
            <text:p>0,000258122</text:p>
          </table:table-cell>
          <table:table-cell/>
          <table:table-cell office:value-type="string">
            <text:p>6,64</text:p>
          </table:table-cell>
          <table:table-cell office:value-type="float" office:value="0.0767673">
            <text:p>0,0767673</text:p>
          </table:table-cell>
          <table:table-cell/>
          <table:table-cell table:formula="of:=[.E1330]-[.B1330]" office:value-type="float" office:value="0.076509178">
            <text:p>0,076509178</text:p>
          </table:table-cell>
        </table:table-row>
        <table:table-row table:style-name="ro3">
          <table:table-cell office:value-type="string">
            <text:p>6,645</text:p>
          </table:table-cell>
          <table:table-cell office:value-type="float" office:value="0.00025793">
            <text:p>0,00025793</text:p>
          </table:table-cell>
          <table:table-cell/>
          <table:table-cell office:value-type="string">
            <text:p>6,645</text:p>
          </table:table-cell>
          <table:table-cell office:value-type="float" office:value="0.0767095">
            <text:p>0,0767095</text:p>
          </table:table-cell>
          <table:table-cell/>
          <table:table-cell table:formula="of:=[.E1331]-[.B1331]" office:value-type="float" office:value="0.07645157">
            <text:p>0,07645157</text:p>
          </table:table-cell>
        </table:table-row>
        <table:table-row table:style-name="ro3">
          <table:table-cell office:value-type="string">
            <text:p>6,65</text:p>
          </table:table-cell>
          <table:table-cell office:value-type="float" office:value="0.000257738">
            <text:p>0,000257738</text:p>
          </table:table-cell>
          <table:table-cell/>
          <table:table-cell office:value-type="string">
            <text:p>6,65</text:p>
          </table:table-cell>
          <table:table-cell office:value-type="float" office:value="0.0766518">
            <text:p>0,0766518</text:p>
          </table:table-cell>
          <table:table-cell/>
          <table:table-cell table:formula="of:=[.E1332]-[.B1332]" office:value-type="float" office:value="0.076394062">
            <text:p>0,076394062</text:p>
          </table:table-cell>
        </table:table-row>
        <table:table-row table:style-name="ro3">
          <table:table-cell office:value-type="string">
            <text:p>6,655</text:p>
          </table:table-cell>
          <table:table-cell office:value-type="float" office:value="0.000257546">
            <text:p>0,000257546</text:p>
          </table:table-cell>
          <table:table-cell/>
          <table:table-cell office:value-type="string">
            <text:p>6,655</text:p>
          </table:table-cell>
          <table:table-cell office:value-type="float" office:value="0.0765942">
            <text:p>0,0765942</text:p>
          </table:table-cell>
          <table:table-cell/>
          <table:table-cell table:formula="of:=[.E1333]-[.B1333]" office:value-type="float" office:value="0.076336654">
            <text:p>0,076336654</text:p>
          </table:table-cell>
        </table:table-row>
        <table:table-row table:style-name="ro3">
          <table:table-cell office:value-type="string">
            <text:p>6,66</text:p>
          </table:table-cell>
          <table:table-cell office:value-type="float" office:value="0.000257355">
            <text:p>0,000257355</text:p>
          </table:table-cell>
          <table:table-cell/>
          <table:table-cell office:value-type="string">
            <text:p>6,66</text:p>
          </table:table-cell>
          <table:table-cell office:value-type="float" office:value="0.0765366">
            <text:p>0,0765366</text:p>
          </table:table-cell>
          <table:table-cell/>
          <table:table-cell table:formula="of:=[.E1334]-[.B1334]" office:value-type="float" office:value="0.076279245">
            <text:p>0,076279245</text:p>
          </table:table-cell>
        </table:table-row>
        <table:table-row table:style-name="ro3">
          <table:table-cell office:value-type="string">
            <text:p>6,665</text:p>
          </table:table-cell>
          <table:table-cell office:value-type="float" office:value="0.000257163">
            <text:p>0,000257163</text:p>
          </table:table-cell>
          <table:table-cell/>
          <table:table-cell office:value-type="string">
            <text:p>6,665</text:p>
          </table:table-cell>
          <table:table-cell office:value-type="float" office:value="0.0764792">
            <text:p>0,0764792</text:p>
          </table:table-cell>
          <table:table-cell/>
          <table:table-cell table:formula="of:=[.E1335]-[.B1335]" office:value-type="float" office:value="0.076222037">
            <text:p>0,076222037</text:p>
          </table:table-cell>
        </table:table-row>
        <table:table-row table:style-name="ro3">
          <table:table-cell office:value-type="string">
            <text:p>6,67</text:p>
          </table:table-cell>
          <table:table-cell office:value-type="float" office:value="0.000256972">
            <text:p>0,000256972</text:p>
          </table:table-cell>
          <table:table-cell/>
          <table:table-cell office:value-type="string">
            <text:p>6,67</text:p>
          </table:table-cell>
          <table:table-cell office:value-type="float" office:value="0.0764218">
            <text:p>0,0764218</text:p>
          </table:table-cell>
          <table:table-cell/>
          <table:table-cell table:formula="of:=[.E1336]-[.B1336]" office:value-type="float" office:value="0.076164828">
            <text:p>0,076164828</text:p>
          </table:table-cell>
        </table:table-row>
        <table:table-row table:style-name="ro3">
          <table:table-cell office:value-type="string">
            <text:p>6,675</text:p>
          </table:table-cell>
          <table:table-cell office:value-type="float" office:value="0.000256782">
            <text:p>0,000256782</text:p>
          </table:table-cell>
          <table:table-cell/>
          <table:table-cell office:value-type="string">
            <text:p>6,675</text:p>
          </table:table-cell>
          <table:table-cell office:value-type="float" office:value="0.0763646">
            <text:p>0,0763646</text:p>
          </table:table-cell>
          <table:table-cell/>
          <table:table-cell table:formula="of:=[.E1337]-[.B1337]" office:value-type="float" office:value="0.076107818">
            <text:p>0,076107818</text:p>
          </table:table-cell>
        </table:table-row>
        <table:table-row table:style-name="ro3">
          <table:table-cell office:value-type="string">
            <text:p>6,68</text:p>
          </table:table-cell>
          <table:table-cell office:value-type="float" office:value="0.000256591">
            <text:p>0,000256591</text:p>
          </table:table-cell>
          <table:table-cell/>
          <table:table-cell office:value-type="string">
            <text:p>6,68</text:p>
          </table:table-cell>
          <table:table-cell office:value-type="float" office:value="0.0763074">
            <text:p>0,0763074</text:p>
          </table:table-cell>
          <table:table-cell/>
          <table:table-cell table:formula="of:=[.E1338]-[.B1338]" office:value-type="float" office:value="0.076050809">
            <text:p>0,076050809</text:p>
          </table:table-cell>
        </table:table-row>
        <table:table-row table:style-name="ro3">
          <table:table-cell office:value-type="string">
            <text:p>6,685</text:p>
          </table:table-cell>
          <table:table-cell office:value-type="float" office:value="0.000256401">
            <text:p>0,000256401</text:p>
          </table:table-cell>
          <table:table-cell/>
          <table:table-cell office:value-type="string">
            <text:p>6,685</text:p>
          </table:table-cell>
          <table:table-cell office:value-type="float" office:value="0.0762503">
            <text:p>0,0762503</text:p>
          </table:table-cell>
          <table:table-cell/>
          <table:table-cell table:formula="of:=[.E1339]-[.B1339]" office:value-type="float" office:value="0.075993899">
            <text:p>0,075993899</text:p>
          </table:table-cell>
        </table:table-row>
        <table:table-row table:style-name="ro3">
          <table:table-cell office:value-type="string">
            <text:p>6,69</text:p>
          </table:table-cell>
          <table:table-cell office:value-type="float" office:value="0.000256212">
            <text:p>0,000256212</text:p>
          </table:table-cell>
          <table:table-cell/>
          <table:table-cell office:value-type="string">
            <text:p>6,69</text:p>
          </table:table-cell>
          <table:table-cell office:value-type="float" office:value="0.0761933">
            <text:p>0,0761933</text:p>
          </table:table-cell>
          <table:table-cell/>
          <table:table-cell table:formula="of:=[.E1340]-[.B1340]" office:value-type="float" office:value="0.075937088">
            <text:p>0,075937088</text:p>
          </table:table-cell>
        </table:table-row>
        <table:table-row table:style-name="ro3">
          <table:table-cell office:value-type="string">
            <text:p>6,695</text:p>
          </table:table-cell>
          <table:table-cell office:value-type="float" office:value="0.000256022">
            <text:p>0,000256022</text:p>
          </table:table-cell>
          <table:table-cell/>
          <table:table-cell office:value-type="string">
            <text:p>6,695</text:p>
          </table:table-cell>
          <table:table-cell office:value-type="float" office:value="0.0761364">
            <text:p>0,0761364</text:p>
          </table:table-cell>
          <table:table-cell/>
          <table:table-cell table:formula="of:=[.E1341]-[.B1341]" office:value-type="float" office:value="0.075880378">
            <text:p>0,075880378</text:p>
          </table:table-cell>
        </table:table-row>
        <table:table-row table:style-name="ro3">
          <table:table-cell office:value-type="string">
            <text:p>6,7</text:p>
          </table:table-cell>
          <table:table-cell office:value-type="float" office:value="0.000255833">
            <text:p>0,000255833</text:p>
          </table:table-cell>
          <table:table-cell/>
          <table:table-cell office:value-type="string">
            <text:p>6,7</text:p>
          </table:table-cell>
          <table:table-cell office:value-type="float" office:value="0.0760795">
            <text:p>0,0760795</text:p>
          </table:table-cell>
          <table:table-cell/>
          <table:table-cell table:formula="of:=[.E1342]-[.B1342]" office:value-type="float" office:value="0.075823667">
            <text:p>0,075823667</text:p>
          </table:table-cell>
        </table:table-row>
        <table:table-row table:style-name="ro3">
          <table:table-cell office:value-type="string">
            <text:p>6,705</text:p>
          </table:table-cell>
          <table:table-cell office:value-type="float" office:value="0.000255644">
            <text:p>0,000255644</text:p>
          </table:table-cell>
          <table:table-cell/>
          <table:table-cell office:value-type="string">
            <text:p>6,705</text:p>
          </table:table-cell>
          <table:table-cell office:value-type="float" office:value="0.0760228">
            <text:p>0,0760228</text:p>
          </table:table-cell>
          <table:table-cell/>
          <table:table-cell table:formula="of:=[.E1343]-[.B1343]" office:value-type="float" office:value="0.075767156">
            <text:p>0,075767156</text:p>
          </table:table-cell>
        </table:table-row>
        <table:table-row table:style-name="ro3">
          <table:table-cell office:value-type="string">
            <text:p>6,71</text:p>
          </table:table-cell>
          <table:table-cell office:value-type="float" office:value="0.000255455">
            <text:p>0,000255455</text:p>
          </table:table-cell>
          <table:table-cell/>
          <table:table-cell office:value-type="string">
            <text:p>6,71</text:p>
          </table:table-cell>
          <table:table-cell office:value-type="float" office:value="0.0759661">
            <text:p>0,0759661</text:p>
          </table:table-cell>
          <table:table-cell/>
          <table:table-cell table:formula="of:=[.E1344]-[.B1344]" office:value-type="float" office:value="0.075710645">
            <text:p>0,075710645</text:p>
          </table:table-cell>
        </table:table-row>
        <table:table-row table:style-name="ro3">
          <table:table-cell office:value-type="string">
            <text:p>6,715</text:p>
          </table:table-cell>
          <table:table-cell office:value-type="float" office:value="0.000255267">
            <text:p>0,000255267</text:p>
          </table:table-cell>
          <table:table-cell/>
          <table:table-cell office:value-type="string">
            <text:p>6,715</text:p>
          </table:table-cell>
          <table:table-cell office:value-type="float" office:value="0.0759095">
            <text:p>0,0759095</text:p>
          </table:table-cell>
          <table:table-cell/>
          <table:table-cell table:formula="of:=[.E1345]-[.B1345]" office:value-type="float" office:value="0.075654233">
            <text:p>0,075654233</text:p>
          </table:table-cell>
        </table:table-row>
        <table:table-row table:style-name="ro3">
          <table:table-cell office:value-type="string">
            <text:p>6,72</text:p>
          </table:table-cell>
          <table:table-cell office:value-type="float" office:value="0.000255079">
            <text:p>0,000255079</text:p>
          </table:table-cell>
          <table:table-cell/>
          <table:table-cell office:value-type="string">
            <text:p>6,72</text:p>
          </table:table-cell>
          <table:table-cell office:value-type="float" office:value="0.075853">
            <text:p>0,075853</text:p>
          </table:table-cell>
          <table:table-cell/>
          <table:table-cell table:formula="of:=[.E1346]-[.B1346]" office:value-type="float" office:value="0.075597921">
            <text:p>0,075597921</text:p>
          </table:table-cell>
        </table:table-row>
        <table:table-row table:style-name="ro3">
          <table:table-cell office:value-type="string">
            <text:p>6,725</text:p>
          </table:table-cell>
          <table:table-cell office:value-type="float" office:value="0.000254891">
            <text:p>0,000254891</text:p>
          </table:table-cell>
          <table:table-cell/>
          <table:table-cell office:value-type="string">
            <text:p>6,725</text:p>
          </table:table-cell>
          <table:table-cell office:value-type="float" office:value="0.0757966">
            <text:p>0,0757966</text:p>
          </table:table-cell>
          <table:table-cell/>
          <table:table-cell table:formula="of:=[.E1347]-[.B1347]" office:value-type="float" office:value="0.075541709">
            <text:p>0,075541709</text:p>
          </table:table-cell>
        </table:table-row>
        <table:table-row table:style-name="ro3">
          <table:table-cell office:value-type="string">
            <text:p>6,73</text:p>
          </table:table-cell>
          <table:table-cell office:value-type="float" office:value="0.000254703">
            <text:p>0,000254703</text:p>
          </table:table-cell>
          <table:table-cell/>
          <table:table-cell office:value-type="string">
            <text:p>6,73</text:p>
          </table:table-cell>
          <table:table-cell office:value-type="float" office:value="0.0757403">
            <text:p>0,0757403</text:p>
          </table:table-cell>
          <table:table-cell/>
          <table:table-cell table:formula="of:=[.E1348]-[.B1348]" office:value-type="float" office:value="0.075485597">
            <text:p>0,075485597</text:p>
          </table:table-cell>
        </table:table-row>
        <table:table-row table:style-name="ro3">
          <table:table-cell office:value-type="string">
            <text:p>6,735</text:p>
          </table:table-cell>
          <table:table-cell office:value-type="float" office:value="0.000254516">
            <text:p>0,000254516</text:p>
          </table:table-cell>
          <table:table-cell/>
          <table:table-cell office:value-type="string">
            <text:p>6,735</text:p>
          </table:table-cell>
          <table:table-cell office:value-type="float" office:value="0.075684">
            <text:p>0,075684</text:p>
          </table:table-cell>
          <table:table-cell/>
          <table:table-cell table:formula="of:=[.E1349]-[.B1349]" office:value-type="float" office:value="0.075429484">
            <text:p>0,075429484</text:p>
          </table:table-cell>
        </table:table-row>
        <table:table-row table:style-name="ro3">
          <table:table-cell office:value-type="string">
            <text:p>6,74</text:p>
          </table:table-cell>
          <table:table-cell office:value-type="float" office:value="0.000254329">
            <text:p>0,000254329</text:p>
          </table:table-cell>
          <table:table-cell/>
          <table:table-cell office:value-type="string">
            <text:p>6,74</text:p>
          </table:table-cell>
          <table:table-cell office:value-type="float" office:value="0.0756278">
            <text:p>0,0756278</text:p>
          </table:table-cell>
          <table:table-cell/>
          <table:table-cell table:formula="of:=[.E1350]-[.B1350]" office:value-type="float" office:value="0.075373471">
            <text:p>0,075373471</text:p>
          </table:table-cell>
        </table:table-row>
        <table:table-row table:style-name="ro3">
          <table:table-cell office:value-type="string">
            <text:p>6,745</text:p>
          </table:table-cell>
          <table:table-cell office:value-type="float" office:value="0.000254142">
            <text:p>0,000254142</text:p>
          </table:table-cell>
          <table:table-cell/>
          <table:table-cell office:value-type="string">
            <text:p>6,745</text:p>
          </table:table-cell>
          <table:table-cell office:value-type="float" office:value="0.0755718">
            <text:p>0,0755718</text:p>
          </table:table-cell>
          <table:table-cell/>
          <table:table-cell table:formula="of:=[.E1351]-[.B1351]" office:value-type="float" office:value="0.075317658">
            <text:p>0,075317658</text:p>
          </table:table-cell>
        </table:table-row>
        <table:table-row table:style-name="ro3">
          <table:table-cell office:value-type="string">
            <text:p>6,75</text:p>
          </table:table-cell>
          <table:table-cell office:value-type="float" office:value="0.000253956">
            <text:p>0,000253956</text:p>
          </table:table-cell>
          <table:table-cell/>
          <table:table-cell office:value-type="string">
            <text:p>6,75</text:p>
          </table:table-cell>
          <table:table-cell office:value-type="float" office:value="0.0755158">
            <text:p>0,0755158</text:p>
          </table:table-cell>
          <table:table-cell/>
          <table:table-cell table:formula="of:=[.E1352]-[.B1352]" office:value-type="float" office:value="0.075261844">
            <text:p>0,075261844</text:p>
          </table:table-cell>
        </table:table-row>
        <table:table-row table:style-name="ro3">
          <table:table-cell office:value-type="string">
            <text:p>6,755</text:p>
          </table:table-cell>
          <table:table-cell office:value-type="float" office:value="0.00025377">
            <text:p>0,00025377</text:p>
          </table:table-cell>
          <table:table-cell/>
          <table:table-cell office:value-type="string">
            <text:p>6,755</text:p>
          </table:table-cell>
          <table:table-cell office:value-type="float" office:value="0.0754598">
            <text:p>0,0754598</text:p>
          </table:table-cell>
          <table:table-cell/>
          <table:table-cell table:formula="of:=[.E1353]-[.B1353]" office:value-type="float" office:value="0.07520603">
            <text:p>0,07520603</text:p>
          </table:table-cell>
        </table:table-row>
        <table:table-row table:style-name="ro3">
          <table:table-cell office:value-type="string">
            <text:p>6,76</text:p>
          </table:table-cell>
          <table:table-cell office:value-type="float" office:value="0.000253584">
            <text:p>0,000253584</text:p>
          </table:table-cell>
          <table:table-cell/>
          <table:table-cell office:value-type="string">
            <text:p>6,76</text:p>
          </table:table-cell>
          <table:table-cell office:value-type="float" office:value="0.075404">
            <text:p>0,075404</text:p>
          </table:table-cell>
          <table:table-cell/>
          <table:table-cell table:formula="of:=[.E1354]-[.B1354]" office:value-type="float" office:value="0.075150416">
            <text:p>0,075150416</text:p>
          </table:table-cell>
        </table:table-row>
        <table:table-row table:style-name="ro3">
          <table:table-cell office:value-type="string">
            <text:p>6,765</text:p>
          </table:table-cell>
          <table:table-cell office:value-type="float" office:value="0.000253398">
            <text:p>0,000253398</text:p>
          </table:table-cell>
          <table:table-cell/>
          <table:table-cell office:value-type="string">
            <text:p>6,765</text:p>
          </table:table-cell>
          <table:table-cell office:value-type="float" office:value="0.0753483">
            <text:p>0,0753483</text:p>
          </table:table-cell>
          <table:table-cell/>
          <table:table-cell table:formula="of:=[.E1355]-[.B1355]" office:value-type="float" office:value="0.075094902">
            <text:p>0,075094902</text:p>
          </table:table-cell>
        </table:table-row>
        <table:table-row table:style-name="ro3">
          <table:table-cell office:value-type="string">
            <text:p>6,77</text:p>
          </table:table-cell>
          <table:table-cell office:value-type="float" office:value="0.000253213">
            <text:p>0,000253213</text:p>
          </table:table-cell>
          <table:table-cell/>
          <table:table-cell office:value-type="string">
            <text:p>6,77</text:p>
          </table:table-cell>
          <table:table-cell office:value-type="float" office:value="0.0752926">
            <text:p>0,0752926</text:p>
          </table:table-cell>
          <table:table-cell/>
          <table:table-cell table:formula="of:=[.E1356]-[.B1356]" office:value-type="float" office:value="0.075039387">
            <text:p>0,075039387</text:p>
          </table:table-cell>
        </table:table-row>
        <table:table-row table:style-name="ro3">
          <table:table-cell office:value-type="string">
            <text:p>6,775</text:p>
          </table:table-cell>
          <table:table-cell office:value-type="float" office:value="0.000253028">
            <text:p>0,000253028</text:p>
          </table:table-cell>
          <table:table-cell/>
          <table:table-cell office:value-type="string">
            <text:p>6,775</text:p>
          </table:table-cell>
          <table:table-cell office:value-type="float" office:value="0.075237">
            <text:p>0,075237</text:p>
          </table:table-cell>
          <table:table-cell/>
          <table:table-cell table:formula="of:=[.E1357]-[.B1357]" office:value-type="float" office:value="0.074983972">
            <text:p>0,074983972</text:p>
          </table:table-cell>
        </table:table-row>
        <table:table-row table:style-name="ro3">
          <table:table-cell office:value-type="string">
            <text:p>6,78</text:p>
          </table:table-cell>
          <table:table-cell office:value-type="float" office:value="0.000252843">
            <text:p>0,000252843</text:p>
          </table:table-cell>
          <table:table-cell/>
          <table:table-cell office:value-type="string">
            <text:p>6,78</text:p>
          </table:table-cell>
          <table:table-cell office:value-type="float" office:value="0.0751815">
            <text:p>0,0751815</text:p>
          </table:table-cell>
          <table:table-cell/>
          <table:table-cell table:formula="of:=[.E1358]-[.B1358]" office:value-type="float" office:value="0.074928657">
            <text:p>0,074928657</text:p>
          </table:table-cell>
        </table:table-row>
        <table:table-row table:style-name="ro3">
          <table:table-cell office:value-type="string">
            <text:p>6,785</text:p>
          </table:table-cell>
          <table:table-cell office:value-type="float" office:value="0.000252658">
            <text:p>0,000252658</text:p>
          </table:table-cell>
          <table:table-cell/>
          <table:table-cell office:value-type="string">
            <text:p>6,785</text:p>
          </table:table-cell>
          <table:table-cell office:value-type="float" office:value="0.0751261">
            <text:p>0,0751261</text:p>
          </table:table-cell>
          <table:table-cell/>
          <table:table-cell table:formula="of:=[.E1359]-[.B1359]" office:value-type="float" office:value="0.074873442">
            <text:p>0,074873442</text:p>
          </table:table-cell>
        </table:table-row>
        <table:table-row table:style-name="ro3">
          <table:table-cell office:value-type="string">
            <text:p>6,79</text:p>
          </table:table-cell>
          <table:table-cell office:value-type="float" office:value="0.000252474">
            <text:p>0,000252474</text:p>
          </table:table-cell>
          <table:table-cell/>
          <table:table-cell office:value-type="string">
            <text:p>6,79</text:p>
          </table:table-cell>
          <table:table-cell office:value-type="float" office:value="0.0750707">
            <text:p>0,0750707</text:p>
          </table:table-cell>
          <table:table-cell/>
          <table:table-cell table:formula="of:=[.E1360]-[.B1360]" office:value-type="float" office:value="0.074818226">
            <text:p>0,074818226</text:p>
          </table:table-cell>
        </table:table-row>
        <table:table-row table:style-name="ro3">
          <table:table-cell office:value-type="string">
            <text:p>6,795</text:p>
          </table:table-cell>
          <table:table-cell office:value-type="float" office:value="0.00025229">
            <text:p>0,00025229</text:p>
          </table:table-cell>
          <table:table-cell/>
          <table:table-cell office:value-type="string">
            <text:p>6,795</text:p>
          </table:table-cell>
          <table:table-cell office:value-type="float" office:value="0.0750155">
            <text:p>0,0750155</text:p>
          </table:table-cell>
          <table:table-cell/>
          <table:table-cell table:formula="of:=[.E1361]-[.B1361]" office:value-type="float" office:value="0.07476321">
            <text:p>0,07476321</text:p>
          </table:table-cell>
        </table:table-row>
        <table:table-row table:style-name="ro3">
          <table:table-cell office:value-type="string">
            <text:p>6,8</text:p>
          </table:table-cell>
          <table:table-cell office:value-type="float" office:value="0.000252107">
            <text:p>0,000252107</text:p>
          </table:table-cell>
          <table:table-cell/>
          <table:table-cell office:value-type="string">
            <text:p>6,8</text:p>
          </table:table-cell>
          <table:table-cell office:value-type="float" office:value="0.0749603">
            <text:p>0,0749603</text:p>
          </table:table-cell>
          <table:table-cell/>
          <table:table-cell table:formula="of:=[.E1362]-[.B1362]" office:value-type="float" office:value="0.074708193">
            <text:p>0,074708193</text:p>
          </table:table-cell>
        </table:table-row>
        <table:table-row table:style-name="ro3">
          <table:table-cell office:value-type="string">
            <text:p>6,805</text:p>
          </table:table-cell>
          <table:table-cell office:value-type="float" office:value="0.000251923">
            <text:p>0,000251923</text:p>
          </table:table-cell>
          <table:table-cell/>
          <table:table-cell office:value-type="string">
            <text:p>6,805</text:p>
          </table:table-cell>
          <table:table-cell office:value-type="float" office:value="0.0749052">
            <text:p>0,0749052</text:p>
          </table:table-cell>
          <table:table-cell/>
          <table:table-cell table:formula="of:=[.E1363]-[.B1363]" office:value-type="float" office:value="0.074653277">
            <text:p>0,074653277</text:p>
          </table:table-cell>
        </table:table-row>
        <table:table-row table:style-name="ro3">
          <table:table-cell office:value-type="string">
            <text:p>6,81</text:p>
          </table:table-cell>
          <table:table-cell office:value-type="float" office:value="0.00025174">
            <text:p>0,00025174</text:p>
          </table:table-cell>
          <table:table-cell/>
          <table:table-cell office:value-type="string">
            <text:p>6,81</text:p>
          </table:table-cell>
          <table:table-cell office:value-type="float" office:value="0.0748502">
            <text:p>0,0748502</text:p>
          </table:table-cell>
          <table:table-cell/>
          <table:table-cell table:formula="of:=[.E1364]-[.B1364]" office:value-type="float" office:value="0.07459846">
            <text:p>0,07459846</text:p>
          </table:table-cell>
        </table:table-row>
        <table:table-row table:style-name="ro3">
          <table:table-cell office:value-type="string">
            <text:p>6,815</text:p>
          </table:table-cell>
          <table:table-cell office:value-type="float" office:value="0.000251557">
            <text:p>0,000251557</text:p>
          </table:table-cell>
          <table:table-cell/>
          <table:table-cell office:value-type="string">
            <text:p>6,815</text:p>
          </table:table-cell>
          <table:table-cell office:value-type="float" office:value="0.0747952">
            <text:p>0,0747952</text:p>
          </table:table-cell>
          <table:table-cell/>
          <table:table-cell table:formula="of:=[.E1365]-[.B1365]" office:value-type="float" office:value="0.074543643">
            <text:p>0,074543643</text:p>
          </table:table-cell>
        </table:table-row>
        <table:table-row table:style-name="ro3">
          <table:table-cell office:value-type="string">
            <text:p>6,82</text:p>
          </table:table-cell>
          <table:table-cell office:value-type="float" office:value="0.000251374">
            <text:p>0,000251374</text:p>
          </table:table-cell>
          <table:table-cell/>
          <table:table-cell office:value-type="string">
            <text:p>6,82</text:p>
          </table:table-cell>
          <table:table-cell office:value-type="float" office:value="0.0747404">
            <text:p>0,0747404</text:p>
          </table:table-cell>
          <table:table-cell/>
          <table:table-cell table:formula="of:=[.E1366]-[.B1366]" office:value-type="float" office:value="0.074489026">
            <text:p>0,074489026</text:p>
          </table:table-cell>
        </table:table-row>
        <table:table-row table:style-name="ro3">
          <table:table-cell office:value-type="string">
            <text:p>6,825</text:p>
          </table:table-cell>
          <table:table-cell office:value-type="float" office:value="0.000251192">
            <text:p>0,000251192</text:p>
          </table:table-cell>
          <table:table-cell/>
          <table:table-cell office:value-type="string">
            <text:p>6,825</text:p>
          </table:table-cell>
          <table:table-cell office:value-type="float" office:value="0.0746856">
            <text:p>0,0746856</text:p>
          </table:table-cell>
          <table:table-cell/>
          <table:table-cell table:formula="of:=[.E1367]-[.B1367]" office:value-type="float" office:value="0.074434408">
            <text:p>0,074434408</text:p>
          </table:table-cell>
        </table:table-row>
        <table:table-row table:style-name="ro3">
          <table:table-cell office:value-type="string">
            <text:p>6,83</text:p>
          </table:table-cell>
          <table:table-cell office:value-type="float" office:value="0.00025101">
            <text:p>0,00025101</text:p>
          </table:table-cell>
          <table:table-cell/>
          <table:table-cell office:value-type="string">
            <text:p>6,83</text:p>
          </table:table-cell>
          <table:table-cell office:value-type="float" office:value="0.0746309">
            <text:p>0,0746309</text:p>
          </table:table-cell>
          <table:table-cell/>
          <table:table-cell table:formula="of:=[.E1368]-[.B1368]" office:value-type="float" office:value="0.07437989">
            <text:p>0,07437989</text:p>
          </table:table-cell>
        </table:table-row>
        <table:table-row table:style-name="ro3">
          <table:table-cell office:value-type="string">
            <text:p>6,835</text:p>
          </table:table-cell>
          <table:table-cell office:value-type="float" office:value="0.000250828">
            <text:p>0,000250828</text:p>
          </table:table-cell>
          <table:table-cell/>
          <table:table-cell office:value-type="string">
            <text:p>6,835</text:p>
          </table:table-cell>
          <table:table-cell office:value-type="float" office:value="0.0745763">
            <text:p>0,0745763</text:p>
          </table:table-cell>
          <table:table-cell/>
          <table:table-cell table:formula="of:=[.E1369]-[.B1369]" office:value-type="float" office:value="0.074325472">
            <text:p>0,074325472</text:p>
          </table:table-cell>
        </table:table-row>
        <table:table-row table:style-name="ro3">
          <table:table-cell office:value-type="string">
            <text:p>6,84</text:p>
          </table:table-cell>
          <table:table-cell office:value-type="float" office:value="0.000250647">
            <text:p>0,000250647</text:p>
          </table:table-cell>
          <table:table-cell/>
          <table:table-cell office:value-type="string">
            <text:p>6,84</text:p>
          </table:table-cell>
          <table:table-cell office:value-type="float" office:value="0.0745218">
            <text:p>0,0745218</text:p>
          </table:table-cell>
          <table:table-cell/>
          <table:table-cell table:formula="of:=[.E1370]-[.B1370]" office:value-type="float" office:value="0.074271153">
            <text:p>0,074271153</text:p>
          </table:table-cell>
        </table:table-row>
        <table:table-row table:style-name="ro3">
          <table:table-cell office:value-type="string">
            <text:p>6,845</text:p>
          </table:table-cell>
          <table:table-cell office:value-type="float" office:value="0.000250465">
            <text:p>0,000250465</text:p>
          </table:table-cell>
          <table:table-cell/>
          <table:table-cell office:value-type="string">
            <text:p>6,845</text:p>
          </table:table-cell>
          <table:table-cell office:value-type="float" office:value="0.0744673">
            <text:p>0,0744673</text:p>
          </table:table-cell>
          <table:table-cell/>
          <table:table-cell table:formula="of:=[.E1371]-[.B1371]" office:value-type="float" office:value="0.074216835">
            <text:p>0,074216835</text:p>
          </table:table-cell>
        </table:table-row>
        <table:table-row table:style-name="ro3">
          <table:table-cell office:value-type="string">
            <text:p>6,85</text:p>
          </table:table-cell>
          <table:table-cell office:value-type="float" office:value="0.000250284">
            <text:p>0,000250284</text:p>
          </table:table-cell>
          <table:table-cell/>
          <table:table-cell office:value-type="string">
            <text:p>6,85</text:p>
          </table:table-cell>
          <table:table-cell office:value-type="float" office:value="0.0744129">
            <text:p>0,0744129</text:p>
          </table:table-cell>
          <table:table-cell/>
          <table:table-cell table:formula="of:=[.E1372]-[.B1372]" office:value-type="float" office:value="0.074162616">
            <text:p>0,074162616</text:p>
          </table:table-cell>
        </table:table-row>
        <table:table-row table:style-name="ro3">
          <table:table-cell office:value-type="string">
            <text:p>6,855</text:p>
          </table:table-cell>
          <table:table-cell office:value-type="float" office:value="0.000250104">
            <text:p>0,000250104</text:p>
          </table:table-cell>
          <table:table-cell/>
          <table:table-cell office:value-type="string">
            <text:p>6,855</text:p>
          </table:table-cell>
          <table:table-cell office:value-type="float" office:value="0.0743586">
            <text:p>0,0743586</text:p>
          </table:table-cell>
          <table:table-cell/>
          <table:table-cell table:formula="of:=[.E1373]-[.B1373]" office:value-type="float" office:value="0.074108496">
            <text:p>0,074108496</text:p>
          </table:table-cell>
        </table:table-row>
        <table:table-row table:style-name="ro3">
          <table:table-cell office:value-type="string">
            <text:p>6,86</text:p>
          </table:table-cell>
          <table:table-cell office:value-type="float" office:value="0.000249923">
            <text:p>0,000249923</text:p>
          </table:table-cell>
          <table:table-cell/>
          <table:table-cell office:value-type="string">
            <text:p>6,86</text:p>
          </table:table-cell>
          <table:table-cell office:value-type="float" office:value="0.0743044">
            <text:p>0,0743044</text:p>
          </table:table-cell>
          <table:table-cell/>
          <table:table-cell table:formula="of:=[.E1374]-[.B1374]" office:value-type="float" office:value="0.074054477">
            <text:p>0,074054477</text:p>
          </table:table-cell>
        </table:table-row>
        <table:table-row table:style-name="ro3">
          <table:table-cell office:value-type="string">
            <text:p>6,865</text:p>
          </table:table-cell>
          <table:table-cell office:value-type="float" office:value="0.000249743">
            <text:p>0,000249743</text:p>
          </table:table-cell>
          <table:table-cell/>
          <table:table-cell office:value-type="string">
            <text:p>6,865</text:p>
          </table:table-cell>
          <table:table-cell office:value-type="float" office:value="0.0742503">
            <text:p>0,0742503</text:p>
          </table:table-cell>
          <table:table-cell/>
          <table:table-cell table:formula="of:=[.E1375]-[.B1375]" office:value-type="float" office:value="0.074000557">
            <text:p>0,074000557</text:p>
          </table:table-cell>
        </table:table-row>
        <table:table-row table:style-name="ro3">
          <table:table-cell office:value-type="string">
            <text:p>6,87</text:p>
          </table:table-cell>
          <table:table-cell office:value-type="float" office:value="0.000249563">
            <text:p>0,000249563</text:p>
          </table:table-cell>
          <table:table-cell/>
          <table:table-cell office:value-type="string">
            <text:p>6,87</text:p>
          </table:table-cell>
          <table:table-cell office:value-type="float" office:value="0.0741962">
            <text:p>0,0741962</text:p>
          </table:table-cell>
          <table:table-cell/>
          <table:table-cell table:formula="of:=[.E1376]-[.B1376]" office:value-type="float" office:value="0.073946637">
            <text:p>0,073946637</text:p>
          </table:table-cell>
        </table:table-row>
        <table:table-row table:style-name="ro3">
          <table:table-cell office:value-type="string">
            <text:p>6,875</text:p>
          </table:table-cell>
          <table:table-cell office:value-type="float" office:value="0.000249383">
            <text:p>0,000249383</text:p>
          </table:table-cell>
          <table:table-cell/>
          <table:table-cell office:value-type="string">
            <text:p>6,875</text:p>
          </table:table-cell>
          <table:table-cell office:value-type="float" office:value="0.0741422">
            <text:p>0,0741422</text:p>
          </table:table-cell>
          <table:table-cell/>
          <table:table-cell table:formula="of:=[.E1377]-[.B1377]" office:value-type="float" office:value="0.073892817">
            <text:p>0,073892817</text:p>
          </table:table-cell>
        </table:table-row>
        <table:table-row table:style-name="ro3">
          <table:table-cell office:value-type="string">
            <text:p>6,88</text:p>
          </table:table-cell>
          <table:table-cell office:value-type="float" office:value="0.000249204">
            <text:p>0,000249204</text:p>
          </table:table-cell>
          <table:table-cell/>
          <table:table-cell office:value-type="string">
            <text:p>6,88</text:p>
          </table:table-cell>
          <table:table-cell office:value-type="float" office:value="0.0740883">
            <text:p>0,0740883</text:p>
          </table:table-cell>
          <table:table-cell/>
          <table:table-cell table:formula="of:=[.E1378]-[.B1378]" office:value-type="float" office:value="0.073839096">
            <text:p>0,073839096</text:p>
          </table:table-cell>
        </table:table-row>
        <table:table-row table:style-name="ro3">
          <table:table-cell office:value-type="string">
            <text:p>6,885</text:p>
          </table:table-cell>
          <table:table-cell office:value-type="float" office:value="0.000249025">
            <text:p>0,000249025</text:p>
          </table:table-cell>
          <table:table-cell/>
          <table:table-cell office:value-type="string">
            <text:p>6,885</text:p>
          </table:table-cell>
          <table:table-cell office:value-type="float" office:value="0.0740345">
            <text:p>0,0740345</text:p>
          </table:table-cell>
          <table:table-cell/>
          <table:table-cell table:formula="of:=[.E1379]-[.B1379]" office:value-type="float" office:value="0.073785475">
            <text:p>0,073785475</text:p>
          </table:table-cell>
        </table:table-row>
        <table:table-row table:style-name="ro3">
          <table:table-cell office:value-type="string">
            <text:p>6,89</text:p>
          </table:table-cell>
          <table:table-cell office:value-type="float" office:value="0.000248846">
            <text:p>0,000248846</text:p>
          </table:table-cell>
          <table:table-cell/>
          <table:table-cell office:value-type="string">
            <text:p>6,89</text:p>
          </table:table-cell>
          <table:table-cell office:value-type="float" office:value="0.0739808">
            <text:p>0,0739808</text:p>
          </table:table-cell>
          <table:table-cell/>
          <table:table-cell table:formula="of:=[.E1380]-[.B1380]" office:value-type="float" office:value="0.073731954">
            <text:p>0,073731954</text:p>
          </table:table-cell>
        </table:table-row>
        <table:table-row table:style-name="ro3">
          <table:table-cell office:value-type="string">
            <text:p>6,895</text:p>
          </table:table-cell>
          <table:table-cell office:value-type="float" office:value="0.000248667">
            <text:p>0,000248667</text:p>
          </table:table-cell>
          <table:table-cell/>
          <table:table-cell office:value-type="string">
            <text:p>6,895</text:p>
          </table:table-cell>
          <table:table-cell office:value-type="float" office:value="0.0739271">
            <text:p>0,0739271</text:p>
          </table:table-cell>
          <table:table-cell/>
          <table:table-cell table:formula="of:=[.E1381]-[.B1381]" office:value-type="float" office:value="0.073678433">
            <text:p>0,073678433</text:p>
          </table:table-cell>
        </table:table-row>
        <table:table-row table:style-name="ro3">
          <table:table-cell office:value-type="string">
            <text:p>6,9</text:p>
          </table:table-cell>
          <table:table-cell office:value-type="float" office:value="0.000248489">
            <text:p>0,000248489</text:p>
          </table:table-cell>
          <table:table-cell/>
          <table:table-cell office:value-type="string">
            <text:p>6,9</text:p>
          </table:table-cell>
          <table:table-cell office:value-type="float" office:value="0.0738735">
            <text:p>0,0738735</text:p>
          </table:table-cell>
          <table:table-cell/>
          <table:table-cell table:formula="of:=[.E1382]-[.B1382]" office:value-type="float" office:value="0.073625011">
            <text:p>0,073625011</text:p>
          </table:table-cell>
        </table:table-row>
        <table:table-row table:style-name="ro3">
          <table:table-cell office:value-type="string">
            <text:p>6,905</text:p>
          </table:table-cell>
          <table:table-cell office:value-type="float" office:value="0.00024831">
            <text:p>0,00024831</text:p>
          </table:table-cell>
          <table:table-cell/>
          <table:table-cell office:value-type="string">
            <text:p>6,905</text:p>
          </table:table-cell>
          <table:table-cell office:value-type="float" office:value="0.07382">
            <text:p>0,07382</text:p>
          </table:table-cell>
          <table:table-cell/>
          <table:table-cell table:formula="of:=[.E1383]-[.B1383]" office:value-type="float" office:value="0.07357169">
            <text:p>0,07357169</text:p>
          </table:table-cell>
        </table:table-row>
        <table:table-row table:style-name="ro3">
          <table:table-cell office:value-type="string">
            <text:p>6,91</text:p>
          </table:table-cell>
          <table:table-cell office:value-type="float" office:value="0.000248133">
            <text:p>0,000248133</text:p>
          </table:table-cell>
          <table:table-cell/>
          <table:table-cell office:value-type="string">
            <text:p>6,91</text:p>
          </table:table-cell>
          <table:table-cell office:value-type="float" office:value="0.0737666">
            <text:p>0,0737666</text:p>
          </table:table-cell>
          <table:table-cell/>
          <table:table-cell table:formula="of:=[.E1384]-[.B1384]" office:value-type="float" office:value="0.073518467">
            <text:p>0,073518467</text:p>
          </table:table-cell>
        </table:table-row>
        <table:table-row table:style-name="ro3">
          <table:table-cell office:value-type="string">
            <text:p>6,915</text:p>
          </table:table-cell>
          <table:table-cell office:value-type="float" office:value="0.000247955">
            <text:p>0,000247955</text:p>
          </table:table-cell>
          <table:table-cell/>
          <table:table-cell office:value-type="string">
            <text:p>6,915</text:p>
          </table:table-cell>
          <table:table-cell office:value-type="float" office:value="0.0737132">
            <text:p>0,0737132</text:p>
          </table:table-cell>
          <table:table-cell/>
          <table:table-cell table:formula="of:=[.E1385]-[.B1385]" office:value-type="float" office:value="0.073465245">
            <text:p>0,073465245</text:p>
          </table:table-cell>
        </table:table-row>
        <table:table-row table:style-name="ro3">
          <table:table-cell office:value-type="string">
            <text:p>6,92</text:p>
          </table:table-cell>
          <table:table-cell office:value-type="float" office:value="0.000247778">
            <text:p>0,000247778</text:p>
          </table:table-cell>
          <table:table-cell/>
          <table:table-cell office:value-type="string">
            <text:p>6,92</text:p>
          </table:table-cell>
          <table:table-cell office:value-type="float" office:value="0.0736599">
            <text:p>0,0736599</text:p>
          </table:table-cell>
          <table:table-cell/>
          <table:table-cell table:formula="of:=[.E1386]-[.B1386]" office:value-type="float" office:value="0.073412122">
            <text:p>0,073412122</text:p>
          </table:table-cell>
        </table:table-row>
        <table:table-row table:style-name="ro3">
          <table:table-cell office:value-type="string">
            <text:p>6,925</text:p>
          </table:table-cell>
          <table:table-cell office:value-type="float" office:value="0.0002476">
            <text:p>0,0002476</text:p>
          </table:table-cell>
          <table:table-cell/>
          <table:table-cell office:value-type="string">
            <text:p>6,925</text:p>
          </table:table-cell>
          <table:table-cell office:value-type="float" office:value="0.0736067">
            <text:p>0,0736067</text:p>
          </table:table-cell>
          <table:table-cell/>
          <table:table-cell table:formula="of:=[.E1387]-[.B1387]" office:value-type="float" office:value="0.0733591">
            <text:p>0,0733591</text:p>
          </table:table-cell>
        </table:table-row>
        <table:table-row table:style-name="ro3">
          <table:table-cell office:value-type="string">
            <text:p>6,93</text:p>
          </table:table-cell>
          <table:table-cell office:value-type="float" office:value="0.000247424">
            <text:p>0,000247424</text:p>
          </table:table-cell>
          <table:table-cell/>
          <table:table-cell office:value-type="string">
            <text:p>6,93</text:p>
          </table:table-cell>
          <table:table-cell office:value-type="float" office:value="0.0735536">
            <text:p>0,0735536</text:p>
          </table:table-cell>
          <table:table-cell/>
          <table:table-cell table:formula="of:=[.E1388]-[.B1388]" office:value-type="float" office:value="0.073306176">
            <text:p>0,073306176</text:p>
          </table:table-cell>
        </table:table-row>
        <table:table-row table:style-name="ro3">
          <table:table-cell office:value-type="string">
            <text:p>6,935</text:p>
          </table:table-cell>
          <table:table-cell office:value-type="float" office:value="0.000247247">
            <text:p>0,000247247</text:p>
          </table:table-cell>
          <table:table-cell/>
          <table:table-cell office:value-type="string">
            <text:p>6,935</text:p>
          </table:table-cell>
          <table:table-cell office:value-type="float" office:value="0.0735005">
            <text:p>0,0735005</text:p>
          </table:table-cell>
          <table:table-cell/>
          <table:table-cell table:formula="of:=[.E1389]-[.B1389]" office:value-type="float" office:value="0.073253253">
            <text:p>0,073253253</text:p>
          </table:table-cell>
        </table:table-row>
        <table:table-row table:style-name="ro3">
          <table:table-cell office:value-type="string">
            <text:p>6,94</text:p>
          </table:table-cell>
          <table:table-cell office:value-type="float" office:value="0.000247071">
            <text:p>0,000247071</text:p>
          </table:table-cell>
          <table:table-cell/>
          <table:table-cell office:value-type="string">
            <text:p>6,94</text:p>
          </table:table-cell>
          <table:table-cell office:value-type="float" office:value="0.0734476">
            <text:p>0,0734476</text:p>
          </table:table-cell>
          <table:table-cell/>
          <table:table-cell table:formula="of:=[.E1390]-[.B1390]" office:value-type="float" office:value="0.073200529">
            <text:p>0,073200529</text:p>
          </table:table-cell>
        </table:table-row>
        <table:table-row table:style-name="ro3">
          <table:table-cell office:value-type="string">
            <text:p>6,945</text:p>
          </table:table-cell>
          <table:table-cell office:value-type="float" office:value="0.000246895">
            <text:p>0,000246895</text:p>
          </table:table-cell>
          <table:table-cell/>
          <table:table-cell office:value-type="string">
            <text:p>6,945</text:p>
          </table:table-cell>
          <table:table-cell office:value-type="float" office:value="0.0733947">
            <text:p>0,0733947</text:p>
          </table:table-cell>
          <table:table-cell/>
          <table:table-cell table:formula="of:=[.E1391]-[.B1391]" office:value-type="float" office:value="0.073147805">
            <text:p>0,073147805</text:p>
          </table:table-cell>
        </table:table-row>
        <table:table-row table:style-name="ro3">
          <table:table-cell office:value-type="string">
            <text:p>6,95</text:p>
          </table:table-cell>
          <table:table-cell office:value-type="float" office:value="0.000246719">
            <text:p>0,000246719</text:p>
          </table:table-cell>
          <table:table-cell/>
          <table:table-cell office:value-type="string">
            <text:p>6,95</text:p>
          </table:table-cell>
          <table:table-cell office:value-type="float" office:value="0.0733418">
            <text:p>0,0733418</text:p>
          </table:table-cell>
          <table:table-cell/>
          <table:table-cell table:formula="of:=[.E1392]-[.B1392]" office:value-type="float" office:value="0.073095081">
            <text:p>0,073095081</text:p>
          </table:table-cell>
        </table:table-row>
        <table:table-row table:style-name="ro3">
          <table:table-cell office:value-type="string">
            <text:p>6,955</text:p>
          </table:table-cell>
          <table:table-cell office:value-type="float" office:value="0.000246543">
            <text:p>0,000246543</text:p>
          </table:table-cell>
          <table:table-cell/>
          <table:table-cell office:value-type="string">
            <text:p>6,955</text:p>
          </table:table-cell>
          <table:table-cell office:value-type="float" office:value="0.0732891">
            <text:p>0,0732891</text:p>
          </table:table-cell>
          <table:table-cell/>
          <table:table-cell table:formula="of:=[.E1393]-[.B1393]" office:value-type="float" office:value="0.073042557">
            <text:p>0,073042557</text:p>
          </table:table-cell>
        </table:table-row>
        <table:table-row table:style-name="ro3">
          <table:table-cell office:value-type="string">
            <text:p>6,96</text:p>
          </table:table-cell>
          <table:table-cell office:value-type="float" office:value="0.000246368">
            <text:p>0,000246368</text:p>
          </table:table-cell>
          <table:table-cell/>
          <table:table-cell office:value-type="string">
            <text:p>6,96</text:p>
          </table:table-cell>
          <table:table-cell office:value-type="float" office:value="0.0732364">
            <text:p>0,0732364</text:p>
          </table:table-cell>
          <table:table-cell/>
          <table:table-cell table:formula="of:=[.E1394]-[.B1394]" office:value-type="float" office:value="0.072990032">
            <text:p>0,072990032</text:p>
          </table:table-cell>
        </table:table-row>
        <table:table-row table:style-name="ro3">
          <table:table-cell office:value-type="string">
            <text:p>6,965</text:p>
          </table:table-cell>
          <table:table-cell office:value-type="float" office:value="0.000246193">
            <text:p>0,000246193</text:p>
          </table:table-cell>
          <table:table-cell/>
          <table:table-cell office:value-type="string">
            <text:p>6,965</text:p>
          </table:table-cell>
          <table:table-cell office:value-type="float" office:value="0.0731838">
            <text:p>0,0731838</text:p>
          </table:table-cell>
          <table:table-cell/>
          <table:table-cell table:formula="of:=[.E1395]-[.B1395]" office:value-type="float" office:value="0.072937607">
            <text:p>0,072937607</text:p>
          </table:table-cell>
        </table:table-row>
        <table:table-row table:style-name="ro3">
          <table:table-cell office:value-type="string">
            <text:p>6,97</text:p>
          </table:table-cell>
          <table:table-cell office:value-type="float" office:value="0.000246018">
            <text:p>0,000246018</text:p>
          </table:table-cell>
          <table:table-cell/>
          <table:table-cell office:value-type="string">
            <text:p>6,97</text:p>
          </table:table-cell>
          <table:table-cell office:value-type="float" office:value="0.0731313">
            <text:p>0,0731313</text:p>
          </table:table-cell>
          <table:table-cell/>
          <table:table-cell table:formula="of:=[.E1396]-[.B1396]" office:value-type="float" office:value="0.072885282">
            <text:p>0,072885282</text:p>
          </table:table-cell>
        </table:table-row>
        <table:table-row table:style-name="ro3">
          <table:table-cell office:value-type="string">
            <text:p>6,975</text:p>
          </table:table-cell>
          <table:table-cell office:value-type="float" office:value="0.000245843">
            <text:p>0,000245843</text:p>
          </table:table-cell>
          <table:table-cell/>
          <table:table-cell office:value-type="string">
            <text:p>6,975</text:p>
          </table:table-cell>
          <table:table-cell office:value-type="float" office:value="0.0730789">
            <text:p>0,0730789</text:p>
          </table:table-cell>
          <table:table-cell/>
          <table:table-cell table:formula="of:=[.E1397]-[.B1397]" office:value-type="float" office:value="0.072833057">
            <text:p>0,072833057</text:p>
          </table:table-cell>
        </table:table-row>
        <table:table-row table:style-name="ro3">
          <table:table-cell office:value-type="string">
            <text:p>6,98</text:p>
          </table:table-cell>
          <table:table-cell office:value-type="float" office:value="0.000245669">
            <text:p>0,000245669</text:p>
          </table:table-cell>
          <table:table-cell/>
          <table:table-cell office:value-type="string">
            <text:p>6,98</text:p>
          </table:table-cell>
          <table:table-cell office:value-type="float" office:value="0.0730265">
            <text:p>0,0730265</text:p>
          </table:table-cell>
          <table:table-cell/>
          <table:table-cell table:formula="of:=[.E1398]-[.B1398]" office:value-type="float" office:value="0.072780831">
            <text:p>0,072780831</text:p>
          </table:table-cell>
        </table:table-row>
        <table:table-row table:style-name="ro3">
          <table:table-cell office:value-type="string">
            <text:p>6,985</text:p>
          </table:table-cell>
          <table:table-cell office:value-type="float" office:value="0.000245495">
            <text:p>0,000245495</text:p>
          </table:table-cell>
          <table:table-cell/>
          <table:table-cell office:value-type="string">
            <text:p>6,985</text:p>
          </table:table-cell>
          <table:table-cell office:value-type="float" office:value="0.0729742">
            <text:p>0,0729742</text:p>
          </table:table-cell>
          <table:table-cell/>
          <table:table-cell table:formula="of:=[.E1399]-[.B1399]" office:value-type="float" office:value="0.072728705">
            <text:p>0,072728705</text:p>
          </table:table-cell>
        </table:table-row>
        <table:table-row table:style-name="ro3">
          <table:table-cell office:value-type="string">
            <text:p>6,99</text:p>
          </table:table-cell>
          <table:table-cell office:value-type="float" office:value="0.000245321">
            <text:p>0,000245321</text:p>
          </table:table-cell>
          <table:table-cell/>
          <table:table-cell office:value-type="string">
            <text:p>6,99</text:p>
          </table:table-cell>
          <table:table-cell office:value-type="float" office:value="0.072922">
            <text:p>0,072922</text:p>
          </table:table-cell>
          <table:table-cell/>
          <table:table-cell table:formula="of:=[.E1400]-[.B1400]" office:value-type="float" office:value="0.072676679">
            <text:p>0,072676679</text:p>
          </table:table-cell>
        </table:table-row>
        <table:table-row table:style-name="ro3">
          <table:table-cell office:value-type="string">
            <text:p>6,995</text:p>
          </table:table-cell>
          <table:table-cell office:value-type="float" office:value="0.000245147">
            <text:p>0,000245147</text:p>
          </table:table-cell>
          <table:table-cell/>
          <table:table-cell office:value-type="string">
            <text:p>6,995</text:p>
          </table:table-cell>
          <table:table-cell office:value-type="float" office:value="0.0728698">
            <text:p>0,0728698</text:p>
          </table:table-cell>
          <table:table-cell/>
          <table:table-cell table:formula="of:=[.E1401]-[.B1401]" office:value-type="float" office:value="0.072624653">
            <text:p>0,072624653</text:p>
          </table:table-cell>
        </table:table-row>
        <table:table-row table:style-name="ro3">
          <table:table-cell table:style-name="Default" office:value-type="float" office:value="7">
            <text:p>7</text:p>
          </table:table-cell>
          <table:table-cell office:value-type="float" office:value="0.000244974">
            <text:p>0,000244974</text:p>
          </table:table-cell>
          <table:table-cell/>
          <table:table-cell table:style-name="Default" office:value-type="float" office:value="7">
            <text:p>7</text:p>
          </table:table-cell>
          <table:table-cell office:value-type="float" office:value="0.0728178">
            <text:p>0,0728178</text:p>
          </table:table-cell>
          <table:table-cell/>
          <table:table-cell table:formula="of:=[.E1402]-[.B1402]" office:value-type="float" office:value="0.072572826">
            <text:p>0,072572826</text:p>
          </table:table-cell>
        </table:table-row>
        <table:table-row table:style-name="ro3">
          <table:table-cell office:value-type="string">
            <text:p>7,005</text:p>
          </table:table-cell>
          <table:table-cell office:value-type="float" office:value="0.000244801">
            <text:p>0,000244801</text:p>
          </table:table-cell>
          <table:table-cell/>
          <table:table-cell office:value-type="string">
            <text:p>7,005</text:p>
          </table:table-cell>
          <table:table-cell office:value-type="float" office:value="0.0727658">
            <text:p>0,0727658</text:p>
          </table:table-cell>
          <table:table-cell/>
          <table:table-cell table:formula="of:=[.E1403]-[.B1403]" office:value-type="float" office:value="0.072520999">
            <text:p>0,072520999</text:p>
          </table:table-cell>
        </table:table-row>
        <table:table-row table:style-name="ro3">
          <table:table-cell office:value-type="string">
            <text:p>7,01</text:p>
          </table:table-cell>
          <table:table-cell office:value-type="float" office:value="0.000244628">
            <text:p>0,000244628</text:p>
          </table:table-cell>
          <table:table-cell/>
          <table:table-cell office:value-type="string">
            <text:p>7,01</text:p>
          </table:table-cell>
          <table:table-cell office:value-type="float" office:value="0.0727139">
            <text:p>0,0727139</text:p>
          </table:table-cell>
          <table:table-cell/>
          <table:table-cell table:formula="of:=[.E1404]-[.B1404]" office:value-type="float" office:value="0.072469272">
            <text:p>0,072469272</text:p>
          </table:table-cell>
        </table:table-row>
        <table:table-row table:style-name="ro3">
          <table:table-cell office:value-type="string">
            <text:p>7,015</text:p>
          </table:table-cell>
          <table:table-cell office:value-type="float" office:value="0.000244456">
            <text:p>0,000244456</text:p>
          </table:table-cell>
          <table:table-cell/>
          <table:table-cell office:value-type="string">
            <text:p>7,015</text:p>
          </table:table-cell>
          <table:table-cell office:value-type="float" office:value="0.072662">
            <text:p>0,072662</text:p>
          </table:table-cell>
          <table:table-cell/>
          <table:table-cell table:formula="of:=[.E1405]-[.B1405]" office:value-type="float" office:value="0.072417544">
            <text:p>0,072417544</text:p>
          </table:table-cell>
        </table:table-row>
        <table:table-row table:style-name="ro3">
          <table:table-cell office:value-type="string">
            <text:p>7,02</text:p>
          </table:table-cell>
          <table:table-cell office:value-type="float" office:value="0.000244283">
            <text:p>0,000244283</text:p>
          </table:table-cell>
          <table:table-cell/>
          <table:table-cell office:value-type="string">
            <text:p>7,02</text:p>
          </table:table-cell>
          <table:table-cell office:value-type="float" office:value="0.0726102">
            <text:p>0,0726102</text:p>
          </table:table-cell>
          <table:table-cell/>
          <table:table-cell table:formula="of:=[.E1406]-[.B1406]" office:value-type="float" office:value="0.072365917">
            <text:p>0,072365917</text:p>
          </table:table-cell>
        </table:table-row>
        <table:table-row table:style-name="ro3">
          <table:table-cell office:value-type="string">
            <text:p>7,025</text:p>
          </table:table-cell>
          <table:table-cell office:value-type="float" office:value="0.000244111">
            <text:p>0,000244111</text:p>
          </table:table-cell>
          <table:table-cell/>
          <table:table-cell office:value-type="string">
            <text:p>7,025</text:p>
          </table:table-cell>
          <table:table-cell office:value-type="float" office:value="0.0725585">
            <text:p>0,0725585</text:p>
          </table:table-cell>
          <table:table-cell/>
          <table:table-cell table:formula="of:=[.E1407]-[.B1407]" office:value-type="float" office:value="0.072314389">
            <text:p>0,072314389</text:p>
          </table:table-cell>
        </table:table-row>
        <table:table-row table:style-name="ro3">
          <table:table-cell office:value-type="string">
            <text:p>7,03</text:p>
          </table:table-cell>
          <table:table-cell office:value-type="float" office:value="0.000243939">
            <text:p>0,000243939</text:p>
          </table:table-cell>
          <table:table-cell/>
          <table:table-cell office:value-type="string">
            <text:p>7,03</text:p>
          </table:table-cell>
          <table:table-cell office:value-type="float" office:value="0.0725069">
            <text:p>0,0725069</text:p>
          </table:table-cell>
          <table:table-cell/>
          <table:table-cell table:formula="of:=[.E1408]-[.B1408]" office:value-type="float" office:value="0.072262961">
            <text:p>0,072262961</text:p>
          </table:table-cell>
        </table:table-row>
        <table:table-row table:style-name="ro3">
          <table:table-cell office:value-type="string">
            <text:p>7,035</text:p>
          </table:table-cell>
          <table:table-cell office:value-type="float" office:value="0.000243768">
            <text:p>0,000243768</text:p>
          </table:table-cell>
          <table:table-cell/>
          <table:table-cell office:value-type="string">
            <text:p>7,035</text:p>
          </table:table-cell>
          <table:table-cell office:value-type="float" office:value="0.0724554">
            <text:p>0,0724554</text:p>
          </table:table-cell>
          <table:table-cell/>
          <table:table-cell table:formula="of:=[.E1409]-[.B1409]" office:value-type="float" office:value="0.072211632">
            <text:p>0,072211632</text:p>
          </table:table-cell>
        </table:table-row>
        <table:table-row table:style-name="ro3">
          <table:table-cell office:value-type="string">
            <text:p>7,04</text:p>
          </table:table-cell>
          <table:table-cell office:value-type="float" office:value="0.000243596">
            <text:p>0,000243596</text:p>
          </table:table-cell>
          <table:table-cell/>
          <table:table-cell office:value-type="string">
            <text:p>7,04</text:p>
          </table:table-cell>
          <table:table-cell office:value-type="float" office:value="0.0724039">
            <text:p>0,0724039</text:p>
          </table:table-cell>
          <table:table-cell/>
          <table:table-cell table:formula="of:=[.E1410]-[.B1410]" office:value-type="float" office:value="0.072160304">
            <text:p>0,072160304</text:p>
          </table:table-cell>
        </table:table-row>
        <table:table-row table:style-name="ro3">
          <table:table-cell office:value-type="string">
            <text:p>7,045</text:p>
          </table:table-cell>
          <table:table-cell office:value-type="float" office:value="0.000243425">
            <text:p>0,000243425</text:p>
          </table:table-cell>
          <table:table-cell/>
          <table:table-cell office:value-type="string">
            <text:p>7,045</text:p>
          </table:table-cell>
          <table:table-cell office:value-type="float" office:value="0.0723525">
            <text:p>0,0723525</text:p>
          </table:table-cell>
          <table:table-cell/>
          <table:table-cell table:formula="of:=[.E1411]-[.B1411]" office:value-type="float" office:value="0.072109075">
            <text:p>0,072109075</text:p>
          </table:table-cell>
        </table:table-row>
        <table:table-row table:style-name="ro3">
          <table:table-cell office:value-type="string">
            <text:p>7,05</text:p>
          </table:table-cell>
          <table:table-cell office:value-type="float" office:value="0.000243254">
            <text:p>0,000243254</text:p>
          </table:table-cell>
          <table:table-cell/>
          <table:table-cell office:value-type="string">
            <text:p>7,05</text:p>
          </table:table-cell>
          <table:table-cell office:value-type="float" office:value="0.0723012">
            <text:p>0,0723012</text:p>
          </table:table-cell>
          <table:table-cell/>
          <table:table-cell table:formula="of:=[.E1412]-[.B1412]" office:value-type="float" office:value="0.072057946">
            <text:p>0,072057946</text:p>
          </table:table-cell>
        </table:table-row>
        <table:table-row table:style-name="ro3">
          <table:table-cell office:value-type="string">
            <text:p>7,055</text:p>
          </table:table-cell>
          <table:table-cell office:value-type="float" office:value="0.000243084">
            <text:p>0,000243084</text:p>
          </table:table-cell>
          <table:table-cell/>
          <table:table-cell office:value-type="string">
            <text:p>7,055</text:p>
          </table:table-cell>
          <table:table-cell office:value-type="float" office:value="0.0722499">
            <text:p>0,0722499</text:p>
          </table:table-cell>
          <table:table-cell/>
          <table:table-cell table:formula="of:=[.E1413]-[.B1413]" office:value-type="float" office:value="0.072006816">
            <text:p>0,072006816</text:p>
          </table:table-cell>
        </table:table-row>
        <table:table-row table:style-name="ro3">
          <table:table-cell office:value-type="string">
            <text:p>7,06</text:p>
          </table:table-cell>
          <table:table-cell office:value-type="float" office:value="0.000242913">
            <text:p>0,000242913</text:p>
          </table:table-cell>
          <table:table-cell/>
          <table:table-cell office:value-type="string">
            <text:p>7,06</text:p>
          </table:table-cell>
          <table:table-cell office:value-type="float" office:value="0.0721987">
            <text:p>0,0721987</text:p>
          </table:table-cell>
          <table:table-cell/>
          <table:table-cell table:formula="of:=[.E1414]-[.B1414]" office:value-type="float" office:value="0.071955787">
            <text:p>0,071955787</text:p>
          </table:table-cell>
        </table:table-row>
        <table:table-row table:style-name="ro3">
          <table:table-cell office:value-type="string">
            <text:p>7,065</text:p>
          </table:table-cell>
          <table:table-cell office:value-type="float" office:value="0.000242743">
            <text:p>0,000242743</text:p>
          </table:table-cell>
          <table:table-cell/>
          <table:table-cell office:value-type="string">
            <text:p>7,065</text:p>
          </table:table-cell>
          <table:table-cell office:value-type="float" office:value="0.0721476">
            <text:p>0,0721476</text:p>
          </table:table-cell>
          <table:table-cell/>
          <table:table-cell table:formula="of:=[.E1415]-[.B1415]" office:value-type="float" office:value="0.071904857">
            <text:p>0,071904857</text:p>
          </table:table-cell>
        </table:table-row>
        <table:table-row table:style-name="ro3">
          <table:table-cell office:value-type="string">
            <text:p>7,07</text:p>
          </table:table-cell>
          <table:table-cell office:value-type="float" office:value="0.000242573">
            <text:p>0,000242573</text:p>
          </table:table-cell>
          <table:table-cell/>
          <table:table-cell office:value-type="string">
            <text:p>7,07</text:p>
          </table:table-cell>
          <table:table-cell office:value-type="float" office:value="0.0720965">
            <text:p>0,0720965</text:p>
          </table:table-cell>
          <table:table-cell/>
          <table:table-cell table:formula="of:=[.E1416]-[.B1416]" office:value-type="float" office:value="0.071853927">
            <text:p>0,071853927</text:p>
          </table:table-cell>
        </table:table-row>
        <table:table-row table:style-name="ro3">
          <table:table-cell office:value-type="string">
            <text:p>7,075</text:p>
          </table:table-cell>
          <table:table-cell office:value-type="float" office:value="0.000242404">
            <text:p>0,000242404</text:p>
          </table:table-cell>
          <table:table-cell/>
          <table:table-cell office:value-type="string">
            <text:p>7,075</text:p>
          </table:table-cell>
          <table:table-cell office:value-type="float" office:value="0.0720456">
            <text:p>0,0720456</text:p>
          </table:table-cell>
          <table:table-cell/>
          <table:table-cell table:formula="of:=[.E1417]-[.B1417]" office:value-type="float" office:value="0.071803196">
            <text:p>0,071803196</text:p>
          </table:table-cell>
        </table:table-row>
        <table:table-row table:style-name="ro3">
          <table:table-cell office:value-type="string">
            <text:p>7,08</text:p>
          </table:table-cell>
          <table:table-cell office:value-type="float" office:value="0.000242234">
            <text:p>0,000242234</text:p>
          </table:table-cell>
          <table:table-cell/>
          <table:table-cell office:value-type="string">
            <text:p>7,08</text:p>
          </table:table-cell>
          <table:table-cell office:value-type="float" office:value="0.0719947">
            <text:p>0,0719947</text:p>
          </table:table-cell>
          <table:table-cell/>
          <table:table-cell table:formula="of:=[.E1418]-[.B1418]" office:value-type="float" office:value="0.071752466">
            <text:p>0,071752466</text:p>
          </table:table-cell>
        </table:table-row>
        <table:table-row table:style-name="ro3">
          <table:table-cell office:value-type="string">
            <text:p>7,085</text:p>
          </table:table-cell>
          <table:table-cell office:value-type="float" office:value="0.000242065">
            <text:p>0,000242065</text:p>
          </table:table-cell>
          <table:table-cell/>
          <table:table-cell office:value-type="string">
            <text:p>7,085</text:p>
          </table:table-cell>
          <table:table-cell office:value-type="float" office:value="0.0719439">
            <text:p>0,0719439</text:p>
          </table:table-cell>
          <table:table-cell/>
          <table:table-cell table:formula="of:=[.E1419]-[.B1419]" office:value-type="float" office:value="0.071701835">
            <text:p>0,071701835</text:p>
          </table:table-cell>
        </table:table-row>
        <table:table-row table:style-name="ro3">
          <table:table-cell office:value-type="string">
            <text:p>7,09</text:p>
          </table:table-cell>
          <table:table-cell office:value-type="float" office:value="0.000241896">
            <text:p>0,000241896</text:p>
          </table:table-cell>
          <table:table-cell/>
          <table:table-cell office:value-type="string">
            <text:p>7,09</text:p>
          </table:table-cell>
          <table:table-cell office:value-type="float" office:value="0.0718931">
            <text:p>0,0718931</text:p>
          </table:table-cell>
          <table:table-cell/>
          <table:table-cell table:formula="of:=[.E1420]-[.B1420]" office:value-type="float" office:value="0.071651204">
            <text:p>0,071651204</text:p>
          </table:table-cell>
        </table:table-row>
        <table:table-row table:style-name="ro3">
          <table:table-cell office:value-type="string">
            <text:p>7,095</text:p>
          </table:table-cell>
          <table:table-cell office:value-type="float" office:value="0.000241727">
            <text:p>0,000241727</text:p>
          </table:table-cell>
          <table:table-cell/>
          <table:table-cell office:value-type="string">
            <text:p>7,095</text:p>
          </table:table-cell>
          <table:table-cell office:value-type="float" office:value="0.0718424">
            <text:p>0,0718424</text:p>
          </table:table-cell>
          <table:table-cell/>
          <table:table-cell table:formula="of:=[.E1421]-[.B1421]" office:value-type="float" office:value="0.071600673">
            <text:p>0,071600673</text:p>
          </table:table-cell>
        </table:table-row>
        <table:table-row table:style-name="ro3">
          <table:table-cell office:value-type="string">
            <text:p>7,1</text:p>
          </table:table-cell>
          <table:table-cell office:value-type="float" office:value="0.000241559">
            <text:p>0,000241559</text:p>
          </table:table-cell>
          <table:table-cell/>
          <table:table-cell office:value-type="string">
            <text:p>7,1</text:p>
          </table:table-cell>
          <table:table-cell office:value-type="float" office:value="0.0717918">
            <text:p>0,0717918</text:p>
          </table:table-cell>
          <table:table-cell/>
          <table:table-cell table:formula="of:=[.E1422]-[.B1422]" office:value-type="float" office:value="0.071550241">
            <text:p>0,071550241</text:p>
          </table:table-cell>
        </table:table-row>
        <table:table-row table:style-name="ro3">
          <table:table-cell office:value-type="string">
            <text:p>7,105</text:p>
          </table:table-cell>
          <table:table-cell office:value-type="float" office:value="0.000241391">
            <text:p>0,000241391</text:p>
          </table:table-cell>
          <table:table-cell/>
          <table:table-cell office:value-type="string">
            <text:p>7,105</text:p>
          </table:table-cell>
          <table:table-cell office:value-type="float" office:value="0.0717413">
            <text:p>0,0717413</text:p>
          </table:table-cell>
          <table:table-cell/>
          <table:table-cell table:formula="of:=[.E1423]-[.B1423]" office:value-type="float" office:value="0.071499909">
            <text:p>0,071499909</text:p>
          </table:table-cell>
        </table:table-row>
        <table:table-row table:style-name="ro3">
          <table:table-cell office:value-type="string">
            <text:p>7,11</text:p>
          </table:table-cell>
          <table:table-cell office:value-type="float" office:value="0.000241223">
            <text:p>0,000241223</text:p>
          </table:table-cell>
          <table:table-cell/>
          <table:table-cell office:value-type="string">
            <text:p>7,11</text:p>
          </table:table-cell>
          <table:table-cell office:value-type="float" office:value="0.0716908">
            <text:p>0,0716908</text:p>
          </table:table-cell>
          <table:table-cell/>
          <table:table-cell table:formula="of:=[.E1424]-[.B1424]" office:value-type="float" office:value="0.071449577">
            <text:p>0,071449577</text:p>
          </table:table-cell>
        </table:table-row>
        <table:table-row table:style-name="ro3">
          <table:table-cell office:value-type="string">
            <text:p>7,115</text:p>
          </table:table-cell>
          <table:table-cell office:value-type="float" office:value="0.000241055">
            <text:p>0,000241055</text:p>
          </table:table-cell>
          <table:table-cell/>
          <table:table-cell office:value-type="string">
            <text:p>7,115</text:p>
          </table:table-cell>
          <table:table-cell office:value-type="float" office:value="0.0716404">
            <text:p>0,0716404</text:p>
          </table:table-cell>
          <table:table-cell/>
          <table:table-cell table:formula="of:=[.E1425]-[.B1425]" office:value-type="float" office:value="0.071399345">
            <text:p>0,071399345</text:p>
          </table:table-cell>
        </table:table-row>
        <table:table-row table:style-name="ro3">
          <table:table-cell office:value-type="string">
            <text:p>7,12</text:p>
          </table:table-cell>
          <table:table-cell office:value-type="float" office:value="0.000240887">
            <text:p>0,000240887</text:p>
          </table:table-cell>
          <table:table-cell/>
          <table:table-cell office:value-type="string">
            <text:p>7,12</text:p>
          </table:table-cell>
          <table:table-cell office:value-type="float" office:value="0.0715901">
            <text:p>0,0715901</text:p>
          </table:table-cell>
          <table:table-cell/>
          <table:table-cell table:formula="of:=[.E1426]-[.B1426]" office:value-type="float" office:value="0.071349213">
            <text:p>0,071349213</text:p>
          </table:table-cell>
        </table:table-row>
        <table:table-row table:style-name="ro3">
          <table:table-cell office:value-type="string">
            <text:p>7,125</text:p>
          </table:table-cell>
          <table:table-cell office:value-type="float" office:value="0.00024072">
            <text:p>0,00024072</text:p>
          </table:table-cell>
          <table:table-cell/>
          <table:table-cell office:value-type="string">
            <text:p>7,125</text:p>
          </table:table-cell>
          <table:table-cell office:value-type="float" office:value="0.0715398">
            <text:p>0,0715398</text:p>
          </table:table-cell>
          <table:table-cell/>
          <table:table-cell table:formula="of:=[.E1427]-[.B1427]" office:value-type="float" office:value="0.07129908">
            <text:p>0,07129908</text:p>
          </table:table-cell>
        </table:table-row>
        <table:table-row table:style-name="ro3">
          <table:table-cell office:value-type="string">
            <text:p>7,13</text:p>
          </table:table-cell>
          <table:table-cell office:value-type="float" office:value="0.000240553">
            <text:p>0,000240553</text:p>
          </table:table-cell>
          <table:table-cell/>
          <table:table-cell office:value-type="string">
            <text:p>7,13</text:p>
          </table:table-cell>
          <table:table-cell office:value-type="float" office:value="0.0714896">
            <text:p>0,0714896</text:p>
          </table:table-cell>
          <table:table-cell/>
          <table:table-cell table:formula="of:=[.E1428]-[.B1428]" office:value-type="float" office:value="0.071249047">
            <text:p>0,071249047</text:p>
          </table:table-cell>
        </table:table-row>
        <table:table-row table:style-name="ro3">
          <table:table-cell office:value-type="string">
            <text:p>7,135</text:p>
          </table:table-cell>
          <table:table-cell office:value-type="float" office:value="0.000240386">
            <text:p>0,000240386</text:p>
          </table:table-cell>
          <table:table-cell/>
          <table:table-cell office:value-type="string">
            <text:p>7,135</text:p>
          </table:table-cell>
          <table:table-cell office:value-type="float" office:value="0.0714395">
            <text:p>0,0714395</text:p>
          </table:table-cell>
          <table:table-cell/>
          <table:table-cell table:formula="of:=[.E1429]-[.B1429]" office:value-type="float" office:value="0.071199114">
            <text:p>0,071199114</text:p>
          </table:table-cell>
        </table:table-row>
        <table:table-row table:style-name="ro3">
          <table:table-cell office:value-type="string">
            <text:p>7,14</text:p>
          </table:table-cell>
          <table:table-cell office:value-type="float" office:value="0.00024022">
            <text:p>0,00024022</text:p>
          </table:table-cell>
          <table:table-cell/>
          <table:table-cell office:value-type="string">
            <text:p>7,14</text:p>
          </table:table-cell>
          <table:table-cell office:value-type="float" office:value="0.0713895">
            <text:p>0,0713895</text:p>
          </table:table-cell>
          <table:table-cell/>
          <table:table-cell table:formula="of:=[.E1430]-[.B1430]" office:value-type="float" office:value="0.07114928">
            <text:p>0,07114928</text:p>
          </table:table-cell>
        </table:table-row>
        <table:table-row table:style-name="ro3">
          <table:table-cell office:value-type="string">
            <text:p>7,145</text:p>
          </table:table-cell>
          <table:table-cell office:value-type="float" office:value="0.000240053">
            <text:p>0,000240053</text:p>
          </table:table-cell>
          <table:table-cell/>
          <table:table-cell office:value-type="string">
            <text:p>7,145</text:p>
          </table:table-cell>
          <table:table-cell office:value-type="float" office:value="0.0713395">
            <text:p>0,0713395</text:p>
          </table:table-cell>
          <table:table-cell/>
          <table:table-cell table:formula="of:=[.E1431]-[.B1431]" office:value-type="float" office:value="0.071099447">
            <text:p>0,071099447</text:p>
          </table:table-cell>
        </table:table-row>
        <table:table-row table:style-name="ro3">
          <table:table-cell office:value-type="string">
            <text:p>7,15</text:p>
          </table:table-cell>
          <table:table-cell office:value-type="float" office:value="0.000239887">
            <text:p>0,000239887</text:p>
          </table:table-cell>
          <table:table-cell/>
          <table:table-cell office:value-type="string">
            <text:p>7,15</text:p>
          </table:table-cell>
          <table:table-cell office:value-type="float" office:value="0.0712896">
            <text:p>0,0712896</text:p>
          </table:table-cell>
          <table:table-cell/>
          <table:table-cell table:formula="of:=[.E1432]-[.B1432]" office:value-type="float" office:value="0.071049713">
            <text:p>0,071049713</text:p>
          </table:table-cell>
        </table:table-row>
        <table:table-row table:style-name="ro3">
          <table:table-cell office:value-type="string">
            <text:p>7,155</text:p>
          </table:table-cell>
          <table:table-cell office:value-type="float" office:value="0.000239721">
            <text:p>0,000239721</text:p>
          </table:table-cell>
          <table:table-cell/>
          <table:table-cell office:value-type="string">
            <text:p>7,155</text:p>
          </table:table-cell>
          <table:table-cell office:value-type="float" office:value="0.0712397">
            <text:p>0,0712397</text:p>
          </table:table-cell>
          <table:table-cell/>
          <table:table-cell table:formula="of:=[.E1433]-[.B1433]" office:value-type="float" office:value="0.070999979">
            <text:p>0,070999979</text:p>
          </table:table-cell>
        </table:table-row>
        <table:table-row table:style-name="ro3">
          <table:table-cell office:value-type="string">
            <text:p>7,16</text:p>
          </table:table-cell>
          <table:table-cell office:value-type="float" office:value="0.000239556">
            <text:p>0,000239556</text:p>
          </table:table-cell>
          <table:table-cell/>
          <table:table-cell office:value-type="string">
            <text:p>7,16</text:p>
          </table:table-cell>
          <table:table-cell office:value-type="float" office:value="0.07119">
            <text:p>0,07119</text:p>
          </table:table-cell>
          <table:table-cell/>
          <table:table-cell table:formula="of:=[.E1434]-[.B1434]" office:value-type="float" office:value="0.070950444">
            <text:p>0,070950444</text:p>
          </table:table-cell>
        </table:table-row>
        <table:table-row table:style-name="ro3">
          <table:table-cell office:value-type="string">
            <text:p>7,165</text:p>
          </table:table-cell>
          <table:table-cell office:value-type="float" office:value="0.00023939">
            <text:p>0,00023939</text:p>
          </table:table-cell>
          <table:table-cell/>
          <table:table-cell office:value-type="string">
            <text:p>7,165</text:p>
          </table:table-cell>
          <table:table-cell office:value-type="float" office:value="0.0711403">
            <text:p>0,0711403</text:p>
          </table:table-cell>
          <table:table-cell/>
          <table:table-cell table:formula="of:=[.E1435]-[.B1435]" office:value-type="float" office:value="0.07090091">
            <text:p>0,07090091</text:p>
          </table:table-cell>
        </table:table-row>
        <table:table-row table:style-name="ro3">
          <table:table-cell office:value-type="string">
            <text:p>7,17</text:p>
          </table:table-cell>
          <table:table-cell office:value-type="float" office:value="0.000239225">
            <text:p>0,000239225</text:p>
          </table:table-cell>
          <table:table-cell/>
          <table:table-cell office:value-type="string">
            <text:p>7,17</text:p>
          </table:table-cell>
          <table:table-cell office:value-type="float" office:value="0.0710907">
            <text:p>0,0710907</text:p>
          </table:table-cell>
          <table:table-cell/>
          <table:table-cell table:formula="of:=[.E1436]-[.B1436]" office:value-type="float" office:value="0.070851475">
            <text:p>0,070851475</text:p>
          </table:table-cell>
        </table:table-row>
        <table:table-row table:style-name="ro3">
          <table:table-cell office:value-type="string">
            <text:p>7,175</text:p>
          </table:table-cell>
          <table:table-cell office:value-type="float" office:value="0.00023906">
            <text:p>0,00023906</text:p>
          </table:table-cell>
          <table:table-cell/>
          <table:table-cell office:value-type="string">
            <text:p>7,175</text:p>
          </table:table-cell>
          <table:table-cell office:value-type="float" office:value="0.0710411">
            <text:p>0,0710411</text:p>
          </table:table-cell>
          <table:table-cell/>
          <table:table-cell table:formula="of:=[.E1437]-[.B1437]" office:value-type="float" office:value="0.07080204">
            <text:p>0,07080204</text:p>
          </table:table-cell>
        </table:table-row>
        <table:table-row table:style-name="ro3">
          <table:table-cell office:value-type="string">
            <text:p>7,18</text:p>
          </table:table-cell>
          <table:table-cell office:value-type="float" office:value="0.000238895">
            <text:p>0,000238895</text:p>
          </table:table-cell>
          <table:table-cell/>
          <table:table-cell office:value-type="string">
            <text:p>7,18</text:p>
          </table:table-cell>
          <table:table-cell office:value-type="float" office:value="0.0709916">
            <text:p>0,0709916</text:p>
          </table:table-cell>
          <table:table-cell/>
          <table:table-cell table:formula="of:=[.E1438]-[.B1438]" office:value-type="float" office:value="0.070752705">
            <text:p>0,070752705</text:p>
          </table:table-cell>
        </table:table-row>
        <table:table-row table:style-name="ro3">
          <table:table-cell office:value-type="string">
            <text:p>7,185</text:p>
          </table:table-cell>
          <table:table-cell office:value-type="float" office:value="0.000238731">
            <text:p>0,000238731</text:p>
          </table:table-cell>
          <table:table-cell/>
          <table:table-cell office:value-type="string">
            <text:p>7,185</text:p>
          </table:table-cell>
          <table:table-cell office:value-type="float" office:value="0.0709422">
            <text:p>0,0709422</text:p>
          </table:table-cell>
          <table:table-cell/>
          <table:table-cell table:formula="of:=[.E1439]-[.B1439]" office:value-type="float" office:value="0.070703469">
            <text:p>0,070703469</text:p>
          </table:table-cell>
        </table:table-row>
        <table:table-row table:style-name="ro3">
          <table:table-cell office:value-type="string">
            <text:p>7,19</text:p>
          </table:table-cell>
          <table:table-cell office:value-type="float" office:value="0.000238566">
            <text:p>0,000238566</text:p>
          </table:table-cell>
          <table:table-cell/>
          <table:table-cell office:value-type="string">
            <text:p>7,19</text:p>
          </table:table-cell>
          <table:table-cell office:value-type="float" office:value="0.0708928">
            <text:p>0,0708928</text:p>
          </table:table-cell>
          <table:table-cell/>
          <table:table-cell table:formula="of:=[.E1440]-[.B1440]" office:value-type="float" office:value="0.070654234">
            <text:p>0,070654234</text:p>
          </table:table-cell>
        </table:table-row>
        <table:table-row table:style-name="ro3">
          <table:table-cell office:value-type="string">
            <text:p>7,195</text:p>
          </table:table-cell>
          <table:table-cell office:value-type="float" office:value="0.000238402">
            <text:p>0,000238402</text:p>
          </table:table-cell>
          <table:table-cell/>
          <table:table-cell office:value-type="string">
            <text:p>7,195</text:p>
          </table:table-cell>
          <table:table-cell office:value-type="float" office:value="0.0708436">
            <text:p>0,0708436</text:p>
          </table:table-cell>
          <table:table-cell/>
          <table:table-cell table:formula="of:=[.E1441]-[.B1441]" office:value-type="float" office:value="0.070605198">
            <text:p>0,070605198</text:p>
          </table:table-cell>
        </table:table-row>
        <table:table-row table:style-name="ro3">
          <table:table-cell office:value-type="string">
            <text:p>7,2</text:p>
          </table:table-cell>
          <table:table-cell office:value-type="float" office:value="0.000238239">
            <text:p>0,000238239</text:p>
          </table:table-cell>
          <table:table-cell/>
          <table:table-cell office:value-type="string">
            <text:p>7,2</text:p>
          </table:table-cell>
          <table:table-cell office:value-type="float" office:value="0.0707943">
            <text:p>0,0707943</text:p>
          </table:table-cell>
          <table:table-cell/>
          <table:table-cell table:formula="of:=[.E1442]-[.B1442]" office:value-type="float" office:value="0.070556061">
            <text:p>0,070556061</text:p>
          </table:table-cell>
        </table:table-row>
        <table:table-row table:style-name="ro3">
          <table:table-cell office:value-type="string">
            <text:p>7,205</text:p>
          </table:table-cell>
          <table:table-cell office:value-type="float" office:value="0.000238075">
            <text:p>0,000238075</text:p>
          </table:table-cell>
          <table:table-cell/>
          <table:table-cell office:value-type="string">
            <text:p>7,205</text:p>
          </table:table-cell>
          <table:table-cell office:value-type="float" office:value="0.0707452">
            <text:p>0,0707452</text:p>
          </table:table-cell>
          <table:table-cell/>
          <table:table-cell table:formula="of:=[.E1443]-[.B1443]" office:value-type="float" office:value="0.070507125">
            <text:p>0,070507125</text:p>
          </table:table-cell>
        </table:table-row>
        <table:table-row table:style-name="ro3">
          <table:table-cell office:value-type="string">
            <text:p>7,21</text:p>
          </table:table-cell>
          <table:table-cell office:value-type="float" office:value="0.000237912">
            <text:p>0,000237912</text:p>
          </table:table-cell>
          <table:table-cell/>
          <table:table-cell office:value-type="string">
            <text:p>7,21</text:p>
          </table:table-cell>
          <table:table-cell office:value-type="float" office:value="0.0706961">
            <text:p>0,0706961</text:p>
          </table:table-cell>
          <table:table-cell/>
          <table:table-cell table:formula="of:=[.E1444]-[.B1444]" office:value-type="float" office:value="0.070458188">
            <text:p>0,070458188</text:p>
          </table:table-cell>
        </table:table-row>
        <table:table-row table:style-name="ro3">
          <table:table-cell office:value-type="string">
            <text:p>7,215</text:p>
          </table:table-cell>
          <table:table-cell office:value-type="float" office:value="0.000237748">
            <text:p>0,000237748</text:p>
          </table:table-cell>
          <table:table-cell/>
          <table:table-cell office:value-type="string">
            <text:p>7,215</text:p>
          </table:table-cell>
          <table:table-cell office:value-type="float" office:value="0.0706471">
            <text:p>0,0706471</text:p>
          </table:table-cell>
          <table:table-cell/>
          <table:table-cell table:formula="of:=[.E1445]-[.B1445]" office:value-type="float" office:value="0.070409352">
            <text:p>0,070409352</text:p>
          </table:table-cell>
        </table:table-row>
        <table:table-row table:style-name="ro3">
          <table:table-cell office:value-type="string">
            <text:p>7,22</text:p>
          </table:table-cell>
          <table:table-cell office:value-type="float" office:value="0.000237586">
            <text:p>0,000237586</text:p>
          </table:table-cell>
          <table:table-cell/>
          <table:table-cell office:value-type="string">
            <text:p>7,22</text:p>
          </table:table-cell>
          <table:table-cell office:value-type="float" office:value="0.0705982">
            <text:p>0,0705982</text:p>
          </table:table-cell>
          <table:table-cell/>
          <table:table-cell table:formula="of:=[.E1446]-[.B1446]" office:value-type="float" office:value="0.070360614">
            <text:p>0,070360614</text:p>
          </table:table-cell>
        </table:table-row>
        <table:table-row table:style-name="ro3">
          <table:table-cell office:value-type="string">
            <text:p>7,225</text:p>
          </table:table-cell>
          <table:table-cell office:value-type="float" office:value="0.000237423">
            <text:p>0,000237423</text:p>
          </table:table-cell>
          <table:table-cell/>
          <table:table-cell office:value-type="string">
            <text:p>7,225</text:p>
          </table:table-cell>
          <table:table-cell office:value-type="float" office:value="0.0705493">
            <text:p>0,0705493</text:p>
          </table:table-cell>
          <table:table-cell/>
          <table:table-cell table:formula="of:=[.E1447]-[.B1447]" office:value-type="float" office:value="0.070311877">
            <text:p>0,070311877</text:p>
          </table:table-cell>
        </table:table-row>
        <table:table-row table:style-name="ro3">
          <table:table-cell office:value-type="string">
            <text:p>7,23</text:p>
          </table:table-cell>
          <table:table-cell office:value-type="float" office:value="0.00023726">
            <text:p>0,00023726</text:p>
          </table:table-cell>
          <table:table-cell/>
          <table:table-cell office:value-type="string">
            <text:p>7,23</text:p>
          </table:table-cell>
          <table:table-cell office:value-type="float" office:value="0.0705005">
            <text:p>0,0705005</text:p>
          </table:table-cell>
          <table:table-cell/>
          <table:table-cell table:formula="of:=[.E1448]-[.B1448]" office:value-type="float" office:value="0.07026324">
            <text:p>0,07026324</text:p>
          </table:table-cell>
        </table:table-row>
        <table:table-row table:style-name="ro3">
          <table:table-cell office:value-type="string">
            <text:p>7,235</text:p>
          </table:table-cell>
          <table:table-cell office:value-type="float" office:value="0.000237098">
            <text:p>0,000237098</text:p>
          </table:table-cell>
          <table:table-cell/>
          <table:table-cell office:value-type="string">
            <text:p>7,235</text:p>
          </table:table-cell>
          <table:table-cell office:value-type="float" office:value="0.0704517">
            <text:p>0,0704517</text:p>
          </table:table-cell>
          <table:table-cell/>
          <table:table-cell table:formula="of:=[.E1449]-[.B1449]" office:value-type="float" office:value="0.070214602">
            <text:p>0,070214602</text:p>
          </table:table-cell>
        </table:table-row>
        <table:table-row table:style-name="ro3">
          <table:table-cell office:value-type="string">
            <text:p>7,24</text:p>
          </table:table-cell>
          <table:table-cell office:value-type="float" office:value="0.000236936">
            <text:p>0,000236936</text:p>
          </table:table-cell>
          <table:table-cell/>
          <table:table-cell office:value-type="string">
            <text:p>7,24</text:p>
          </table:table-cell>
          <table:table-cell office:value-type="float" office:value="0.0704031">
            <text:p>0,0704031</text:p>
          </table:table-cell>
          <table:table-cell/>
          <table:table-cell table:formula="of:=[.E1450]-[.B1450]" office:value-type="float" office:value="0.070166164">
            <text:p>0,070166164</text:p>
          </table:table-cell>
        </table:table-row>
        <table:table-row table:style-name="ro3">
          <table:table-cell office:value-type="string">
            <text:p>7,245</text:p>
          </table:table-cell>
          <table:table-cell office:value-type="float" office:value="0.000236774">
            <text:p>0,000236774</text:p>
          </table:table-cell>
          <table:table-cell/>
          <table:table-cell office:value-type="string">
            <text:p>7,245</text:p>
          </table:table-cell>
          <table:table-cell office:value-type="float" office:value="0.0703545">
            <text:p>0,0703545</text:p>
          </table:table-cell>
          <table:table-cell/>
          <table:table-cell table:formula="of:=[.E1451]-[.B1451]" office:value-type="float" office:value="0.070117726">
            <text:p>0,070117726</text:p>
          </table:table-cell>
        </table:table-row>
        <table:table-row table:style-name="ro3">
          <table:table-cell office:value-type="string">
            <text:p>7,25</text:p>
          </table:table-cell>
          <table:table-cell office:value-type="float" office:value="0.000236613">
            <text:p>0,000236613</text:p>
          </table:table-cell>
          <table:table-cell/>
          <table:table-cell office:value-type="string">
            <text:p>7,25</text:p>
          </table:table-cell>
          <table:table-cell office:value-type="float" office:value="0.0703059">
            <text:p>0,0703059</text:p>
          </table:table-cell>
          <table:table-cell/>
          <table:table-cell table:formula="of:=[.E1452]-[.B1452]" office:value-type="float" office:value="0.070069287">
            <text:p>0,070069287</text:p>
          </table:table-cell>
        </table:table-row>
        <table:table-row table:style-name="ro3">
          <table:table-cell office:value-type="string">
            <text:p>7,255</text:p>
          </table:table-cell>
          <table:table-cell office:value-type="float" office:value="0.000236451">
            <text:p>0,000236451</text:p>
          </table:table-cell>
          <table:table-cell/>
          <table:table-cell office:value-type="string">
            <text:p>7,255</text:p>
          </table:table-cell>
          <table:table-cell office:value-type="float" office:value="0.0702575">
            <text:p>0,0702575</text:p>
          </table:table-cell>
          <table:table-cell/>
          <table:table-cell table:formula="of:=[.E1453]-[.B1453]" office:value-type="float" office:value="0.070021049">
            <text:p>0,070021049</text:p>
          </table:table-cell>
        </table:table-row>
        <table:table-row table:style-name="ro3">
          <table:table-cell office:value-type="string">
            <text:p>7,26</text:p>
          </table:table-cell>
          <table:table-cell office:value-type="float" office:value="0.00023629">
            <text:p>0,00023629</text:p>
          </table:table-cell>
          <table:table-cell/>
          <table:table-cell office:value-type="string">
            <text:p>7,26</text:p>
          </table:table-cell>
          <table:table-cell office:value-type="float" office:value="0.0702091">
            <text:p>0,0702091</text:p>
          </table:table-cell>
          <table:table-cell/>
          <table:table-cell table:formula="of:=[.E1454]-[.B1454]" office:value-type="float" office:value="0.06997281">
            <text:p>0,06997281</text:p>
          </table:table-cell>
        </table:table-row>
        <table:table-row table:style-name="ro3">
          <table:table-cell office:value-type="string">
            <text:p>7,265</text:p>
          </table:table-cell>
          <table:table-cell office:value-type="float" office:value="0.000236129">
            <text:p>0,000236129</text:p>
          </table:table-cell>
          <table:table-cell/>
          <table:table-cell office:value-type="string">
            <text:p>7,265</text:p>
          </table:table-cell>
          <table:table-cell office:value-type="float" office:value="0.0701607">
            <text:p>0,0701607</text:p>
          </table:table-cell>
          <table:table-cell/>
          <table:table-cell table:formula="of:=[.E1455]-[.B1455]" office:value-type="float" office:value="0.069924571">
            <text:p>0,069924571</text:p>
          </table:table-cell>
        </table:table-row>
        <table:table-row table:style-name="ro3">
          <table:table-cell office:value-type="string">
            <text:p>7,27</text:p>
          </table:table-cell>
          <table:table-cell office:value-type="float" office:value="0.000235969">
            <text:p>0,000235969</text:p>
          </table:table-cell>
          <table:table-cell/>
          <table:table-cell office:value-type="string">
            <text:p>7,27</text:p>
          </table:table-cell>
          <table:table-cell office:value-type="float" office:value="0.0701124">
            <text:p>0,0701124</text:p>
          </table:table-cell>
          <table:table-cell/>
          <table:table-cell table:formula="of:=[.E1456]-[.B1456]" office:value-type="float" office:value="0.069876431">
            <text:p>0,069876431</text:p>
          </table:table-cell>
        </table:table-row>
        <table:table-row table:style-name="ro3">
          <table:table-cell office:value-type="string">
            <text:p>7,275</text:p>
          </table:table-cell>
          <table:table-cell office:value-type="float" office:value="0.000235808">
            <text:p>0,000235808</text:p>
          </table:table-cell>
          <table:table-cell/>
          <table:table-cell office:value-type="string">
            <text:p>7,275</text:p>
          </table:table-cell>
          <table:table-cell office:value-type="float" office:value="0.0700642">
            <text:p>0,0700642</text:p>
          </table:table-cell>
          <table:table-cell/>
          <table:table-cell table:formula="of:=[.E1457]-[.B1457]" office:value-type="float" office:value="0.069828392">
            <text:p>0,069828392</text:p>
          </table:table-cell>
        </table:table-row>
        <table:table-row table:style-name="ro3">
          <table:table-cell office:value-type="string">
            <text:p>7,28</text:p>
          </table:table-cell>
          <table:table-cell office:value-type="float" office:value="0.000235648">
            <text:p>0,000235648</text:p>
          </table:table-cell>
          <table:table-cell/>
          <table:table-cell office:value-type="string">
            <text:p>7,28</text:p>
          </table:table-cell>
          <table:table-cell office:value-type="float" office:value="0.0700161">
            <text:p>0,0700161</text:p>
          </table:table-cell>
          <table:table-cell/>
          <table:table-cell table:formula="of:=[.E1458]-[.B1458]" office:value-type="float" office:value="0.069780452">
            <text:p>0,069780452</text:p>
          </table:table-cell>
        </table:table-row>
        <table:table-row table:style-name="ro3">
          <table:table-cell office:value-type="string">
            <text:p>7,285</text:p>
          </table:table-cell>
          <table:table-cell office:value-type="float" office:value="0.000235488">
            <text:p>0,000235488</text:p>
          </table:table-cell>
          <table:table-cell/>
          <table:table-cell office:value-type="string">
            <text:p>7,285</text:p>
          </table:table-cell>
          <table:table-cell office:value-type="float" office:value="0.069968">
            <text:p>0,069968</text:p>
          </table:table-cell>
          <table:table-cell/>
          <table:table-cell table:formula="of:=[.E1459]-[.B1459]" office:value-type="float" office:value="0.069732512">
            <text:p>0,069732512</text:p>
          </table:table-cell>
        </table:table-row>
        <table:table-row table:style-name="ro3">
          <table:table-cell office:value-type="string">
            <text:p>7,29</text:p>
          </table:table-cell>
          <table:table-cell office:value-type="float" office:value="0.000235328">
            <text:p>0,000235328</text:p>
          </table:table-cell>
          <table:table-cell/>
          <table:table-cell office:value-type="string">
            <text:p>7,29</text:p>
          </table:table-cell>
          <table:table-cell office:value-type="float" office:value="0.06992">
            <text:p>0,06992</text:p>
          </table:table-cell>
          <table:table-cell/>
          <table:table-cell table:formula="of:=[.E1460]-[.B1460]" office:value-type="float" office:value="0.069684672">
            <text:p>0,069684672</text:p>
          </table:table-cell>
        </table:table-row>
        <table:table-row table:style-name="ro3">
          <table:table-cell office:value-type="string">
            <text:p>7,295</text:p>
          </table:table-cell>
          <table:table-cell office:value-type="float" office:value="0.000235169">
            <text:p>0,000235169</text:p>
          </table:table-cell>
          <table:table-cell/>
          <table:table-cell office:value-type="string">
            <text:p>7,295</text:p>
          </table:table-cell>
          <table:table-cell office:value-type="float" office:value="0.0698721">
            <text:p>0,0698721</text:p>
          </table:table-cell>
          <table:table-cell/>
          <table:table-cell table:formula="of:=[.E1461]-[.B1461]" office:value-type="float" office:value="0.069636931">
            <text:p>0,069636931</text:p>
          </table:table-cell>
        </table:table-row>
        <table:table-row table:style-name="ro3">
          <table:table-cell office:value-type="string">
            <text:p>7,3</text:p>
          </table:table-cell>
          <table:table-cell office:value-type="float" office:value="0.000235009">
            <text:p>0,000235009</text:p>
          </table:table-cell>
          <table:table-cell/>
          <table:table-cell office:value-type="string">
            <text:p>7,3</text:p>
          </table:table-cell>
          <table:table-cell office:value-type="float" office:value="0.0698242">
            <text:p>0,0698242</text:p>
          </table:table-cell>
          <table:table-cell/>
          <table:table-cell table:formula="of:=[.E1462]-[.B1462]" office:value-type="float" office:value="0.069589191">
            <text:p>0,069589191</text:p>
          </table:table-cell>
        </table:table-row>
        <table:table-row table:style-name="ro3">
          <table:table-cell office:value-type="string">
            <text:p>7,305</text:p>
          </table:table-cell>
          <table:table-cell office:value-type="float" office:value="0.00023485">
            <text:p>0,00023485</text:p>
          </table:table-cell>
          <table:table-cell/>
          <table:table-cell office:value-type="string">
            <text:p>7,305</text:p>
          </table:table-cell>
          <table:table-cell office:value-type="float" office:value="0.0697764">
            <text:p>0,0697764</text:p>
          </table:table-cell>
          <table:table-cell/>
          <table:table-cell table:formula="of:=[.E1463]-[.B1463]" office:value-type="float" office:value="0.06954155">
            <text:p>0,06954155</text:p>
          </table:table-cell>
        </table:table-row>
        <table:table-row table:style-name="ro3">
          <table:table-cell office:value-type="string">
            <text:p>7,31</text:p>
          </table:table-cell>
          <table:table-cell office:value-type="float" office:value="0.000234691">
            <text:p>0,000234691</text:p>
          </table:table-cell>
          <table:table-cell/>
          <table:table-cell office:value-type="string">
            <text:p>7,31</text:p>
          </table:table-cell>
          <table:table-cell office:value-type="float" office:value="0.0697287">
            <text:p>0,0697287</text:p>
          </table:table-cell>
          <table:table-cell/>
          <table:table-cell table:formula="of:=[.E1464]-[.B1464]" office:value-type="float" office:value="0.069494009">
            <text:p>0,069494009</text:p>
          </table:table-cell>
        </table:table-row>
        <table:table-row table:style-name="ro3">
          <table:table-cell office:value-type="string">
            <text:p>7,315</text:p>
          </table:table-cell>
          <table:table-cell office:value-type="float" office:value="0.000234533">
            <text:p>0,000234533</text:p>
          </table:table-cell>
          <table:table-cell/>
          <table:table-cell office:value-type="string">
            <text:p>7,315</text:p>
          </table:table-cell>
          <table:table-cell office:value-type="float" office:value="0.069681">
            <text:p>0,069681</text:p>
          </table:table-cell>
          <table:table-cell/>
          <table:table-cell table:formula="of:=[.E1465]-[.B1465]" office:value-type="float" office:value="0.069446467">
            <text:p>0,069446467</text:p>
          </table:table-cell>
        </table:table-row>
        <table:table-row table:style-name="ro3">
          <table:table-cell office:value-type="string">
            <text:p>7,32</text:p>
          </table:table-cell>
          <table:table-cell office:value-type="float" office:value="0.000234374">
            <text:p>0,000234374</text:p>
          </table:table-cell>
          <table:table-cell/>
          <table:table-cell office:value-type="string">
            <text:p>7,32</text:p>
          </table:table-cell>
          <table:table-cell office:value-type="float" office:value="0.0696334">
            <text:p>0,0696334</text:p>
          </table:table-cell>
          <table:table-cell/>
          <table:table-cell table:formula="of:=[.E1466]-[.B1466]" office:value-type="float" office:value="0.069399026">
            <text:p>0,069399026</text:p>
          </table:table-cell>
        </table:table-row>
        <table:table-row table:style-name="ro3">
          <table:table-cell office:value-type="string">
            <text:p>7,325</text:p>
          </table:table-cell>
          <table:table-cell office:value-type="float" office:value="0.000234216">
            <text:p>0,000234216</text:p>
          </table:table-cell>
          <table:table-cell/>
          <table:table-cell office:value-type="string">
            <text:p>7,325</text:p>
          </table:table-cell>
          <table:table-cell office:value-type="float" office:value="0.0695858">
            <text:p>0,0695858</text:p>
          </table:table-cell>
          <table:table-cell/>
          <table:table-cell table:formula="of:=[.E1467]-[.B1467]" office:value-type="float" office:value="0.069351584">
            <text:p>0,069351584</text:p>
          </table:table-cell>
        </table:table-row>
        <table:table-row table:style-name="ro3">
          <table:table-cell office:value-type="string">
            <text:p>7,33</text:p>
          </table:table-cell>
          <table:table-cell office:value-type="float" office:value="0.000234058">
            <text:p>0,000234058</text:p>
          </table:table-cell>
          <table:table-cell/>
          <table:table-cell office:value-type="string">
            <text:p>7,33</text:p>
          </table:table-cell>
          <table:table-cell office:value-type="float" office:value="0.0695383">
            <text:p>0,0695383</text:p>
          </table:table-cell>
          <table:table-cell/>
          <table:table-cell table:formula="of:=[.E1468]-[.B1468]" office:value-type="float" office:value="0.069304242">
            <text:p>0,069304242</text:p>
          </table:table-cell>
        </table:table-row>
        <table:table-row table:style-name="ro3">
          <table:table-cell office:value-type="string">
            <text:p>7,335</text:p>
          </table:table-cell>
          <table:table-cell office:value-type="float" office:value="0.0002339">
            <text:p>0,0002339</text:p>
          </table:table-cell>
          <table:table-cell/>
          <table:table-cell office:value-type="string">
            <text:p>7,335</text:p>
          </table:table-cell>
          <table:table-cell office:value-type="float" office:value="0.0694909">
            <text:p>0,0694909</text:p>
          </table:table-cell>
          <table:table-cell/>
          <table:table-cell table:formula="of:=[.E1469]-[.B1469]" office:value-type="float" office:value="0.069257">
            <text:p>0,069257</text:p>
          </table:table-cell>
        </table:table-row>
        <table:table-row table:style-name="ro3">
          <table:table-cell office:value-type="string">
            <text:p>7,34</text:p>
          </table:table-cell>
          <table:table-cell office:value-type="float" office:value="0.000233742">
            <text:p>0,000233742</text:p>
          </table:table-cell>
          <table:table-cell/>
          <table:table-cell office:value-type="string">
            <text:p>7,34</text:p>
          </table:table-cell>
          <table:table-cell office:value-type="float" office:value="0.0694436">
            <text:p>0,0694436</text:p>
          </table:table-cell>
          <table:table-cell/>
          <table:table-cell table:formula="of:=[.E1470]-[.B1470]" office:value-type="float" office:value="0.069209858">
            <text:p>0,069209858</text:p>
          </table:table-cell>
        </table:table-row>
        <table:table-row table:style-name="ro3">
          <table:table-cell office:value-type="string">
            <text:p>7,345</text:p>
          </table:table-cell>
          <table:table-cell office:value-type="float" office:value="0.000233585">
            <text:p>0,000233585</text:p>
          </table:table-cell>
          <table:table-cell/>
          <table:table-cell office:value-type="string">
            <text:p>7,345</text:p>
          </table:table-cell>
          <table:table-cell office:value-type="float" office:value="0.0693963">
            <text:p>0,0693963</text:p>
          </table:table-cell>
          <table:table-cell/>
          <table:table-cell table:formula="of:=[.E1471]-[.B1471]" office:value-type="float" office:value="0.069162715">
            <text:p>0,069162715</text:p>
          </table:table-cell>
        </table:table-row>
        <table:table-row table:style-name="ro3">
          <table:table-cell office:value-type="string">
            <text:p>7,35</text:p>
          </table:table-cell>
          <table:table-cell office:value-type="float" office:value="0.000233428">
            <text:p>0,000233428</text:p>
          </table:table-cell>
          <table:table-cell/>
          <table:table-cell office:value-type="string">
            <text:p>7,35</text:p>
          </table:table-cell>
          <table:table-cell office:value-type="float" office:value="0.069349">
            <text:p>0,069349</text:p>
          </table:table-cell>
          <table:table-cell/>
          <table:table-cell table:formula="of:=[.E1472]-[.B1472]" office:value-type="float" office:value="0.069115572">
            <text:p>0,069115572</text:p>
          </table:table-cell>
        </table:table-row>
        <table:table-row table:style-name="ro3">
          <table:table-cell office:value-type="string">
            <text:p>7,355</text:p>
          </table:table-cell>
          <table:table-cell office:value-type="float" office:value="0.000233271">
            <text:p>0,000233271</text:p>
          </table:table-cell>
          <table:table-cell/>
          <table:table-cell office:value-type="string">
            <text:p>7,355</text:p>
          </table:table-cell>
          <table:table-cell office:value-type="float" office:value="0.0693019">
            <text:p>0,0693019</text:p>
          </table:table-cell>
          <table:table-cell/>
          <table:table-cell table:formula="of:=[.E1473]-[.B1473]" office:value-type="float" office:value="0.069068629">
            <text:p>0,069068629</text:p>
          </table:table-cell>
        </table:table-row>
        <table:table-row table:style-name="ro3">
          <table:table-cell office:value-type="string">
            <text:p>7,36</text:p>
          </table:table-cell>
          <table:table-cell office:value-type="float" office:value="0.000233114">
            <text:p>0,000233114</text:p>
          </table:table-cell>
          <table:table-cell/>
          <table:table-cell office:value-type="string">
            <text:p>7,36</text:p>
          </table:table-cell>
          <table:table-cell office:value-type="float" office:value="0.0692548">
            <text:p>0,0692548</text:p>
          </table:table-cell>
          <table:table-cell/>
          <table:table-cell table:formula="of:=[.E1474]-[.B1474]" office:value-type="float" office:value="0.069021686">
            <text:p>0,069021686</text:p>
          </table:table-cell>
        </table:table-row>
        <table:table-row table:style-name="ro3">
          <table:table-cell office:value-type="string">
            <text:p>7,365</text:p>
          </table:table-cell>
          <table:table-cell office:value-type="float" office:value="0.000232958">
            <text:p>0,000232958</text:p>
          </table:table-cell>
          <table:table-cell/>
          <table:table-cell office:value-type="string">
            <text:p>7,365</text:p>
          </table:table-cell>
          <table:table-cell office:value-type="float" office:value="0.0692078">
            <text:p>0,0692078</text:p>
          </table:table-cell>
          <table:table-cell/>
          <table:table-cell table:formula="of:=[.E1475]-[.B1475]" office:value-type="float" office:value="0.068974842">
            <text:p>0,068974842</text:p>
          </table:table-cell>
        </table:table-row>
        <table:table-row table:style-name="ro3">
          <table:table-cell office:value-type="string">
            <text:p>7,37</text:p>
          </table:table-cell>
          <table:table-cell office:value-type="float" office:value="0.000232801">
            <text:p>0,000232801</text:p>
          </table:table-cell>
          <table:table-cell/>
          <table:table-cell office:value-type="string">
            <text:p>7,37</text:p>
          </table:table-cell>
          <table:table-cell office:value-type="float" office:value="0.0691608">
            <text:p>0,0691608</text:p>
          </table:table-cell>
          <table:table-cell/>
          <table:table-cell table:formula="of:=[.E1476]-[.B1476]" office:value-type="float" office:value="0.068927999">
            <text:p>0,068927999</text:p>
          </table:table-cell>
        </table:table-row>
        <table:table-row table:style-name="ro3">
          <table:table-cell office:value-type="string">
            <text:p>7,375</text:p>
          </table:table-cell>
          <table:table-cell office:value-type="float" office:value="0.000232645">
            <text:p>0,000232645</text:p>
          </table:table-cell>
          <table:table-cell/>
          <table:table-cell office:value-type="string">
            <text:p>7,375</text:p>
          </table:table-cell>
          <table:table-cell office:value-type="float" office:value="0.0691139">
            <text:p>0,0691139</text:p>
          </table:table-cell>
          <table:table-cell/>
          <table:table-cell table:formula="of:=[.E1477]-[.B1477]" office:value-type="float" office:value="0.068881255">
            <text:p>0,068881255</text:p>
          </table:table-cell>
        </table:table-row>
        <table:table-row table:style-name="ro3">
          <table:table-cell office:value-type="string">
            <text:p>7,38</text:p>
          </table:table-cell>
          <table:table-cell office:value-type="float" office:value="0.000232489">
            <text:p>0,000232489</text:p>
          </table:table-cell>
          <table:table-cell/>
          <table:table-cell office:value-type="string">
            <text:p>7,38</text:p>
          </table:table-cell>
          <table:table-cell office:value-type="float" office:value="0.069067">
            <text:p>0,069067</text:p>
          </table:table-cell>
          <table:table-cell/>
          <table:table-cell table:formula="of:=[.E1478]-[.B1478]" office:value-type="float" office:value="0.068834511">
            <text:p>0,068834511</text:p>
          </table:table-cell>
        </table:table-row>
        <table:table-row table:style-name="ro3">
          <table:table-cell office:value-type="string">
            <text:p>7,385</text:p>
          </table:table-cell>
          <table:table-cell office:value-type="float" office:value="0.000232333">
            <text:p>0,000232333</text:p>
          </table:table-cell>
          <table:table-cell/>
          <table:table-cell office:value-type="string">
            <text:p>7,385</text:p>
          </table:table-cell>
          <table:table-cell office:value-type="float" office:value="0.0690203">
            <text:p>0,0690203</text:p>
          </table:table-cell>
          <table:table-cell/>
          <table:table-cell table:formula="of:=[.E1479]-[.B1479]" office:value-type="float" office:value="0.068787967">
            <text:p>0,068787967</text:p>
          </table:table-cell>
        </table:table-row>
        <table:table-row table:style-name="ro3">
          <table:table-cell office:value-type="string">
            <text:p>7,39</text:p>
          </table:table-cell>
          <table:table-cell office:value-type="float" office:value="0.000232178">
            <text:p>0,000232178</text:p>
          </table:table-cell>
          <table:table-cell/>
          <table:table-cell office:value-type="string">
            <text:p>7,39</text:p>
          </table:table-cell>
          <table:table-cell office:value-type="float" office:value="0.0689735">
            <text:p>0,0689735</text:p>
          </table:table-cell>
          <table:table-cell/>
          <table:table-cell table:formula="of:=[.E1480]-[.B1480]" office:value-type="float" office:value="0.068741322">
            <text:p>0,068741322</text:p>
          </table:table-cell>
        </table:table-row>
        <table:table-row table:style-name="ro3">
          <table:table-cell office:value-type="string">
            <text:p>7,395</text:p>
          </table:table-cell>
          <table:table-cell office:value-type="float" office:value="0.000232023">
            <text:p>0,000232023</text:p>
          </table:table-cell>
          <table:table-cell/>
          <table:table-cell office:value-type="string">
            <text:p>7,395</text:p>
          </table:table-cell>
          <table:table-cell office:value-type="float" office:value="0.0689269">
            <text:p>0,0689269</text:p>
          </table:table-cell>
          <table:table-cell/>
          <table:table-cell table:formula="of:=[.E1481]-[.B1481]" office:value-type="float" office:value="0.068694877">
            <text:p>0,068694877</text:p>
          </table:table-cell>
        </table:table-row>
        <table:table-row table:style-name="ro3">
          <table:table-cell office:value-type="string">
            <text:p>7,4</text:p>
          </table:table-cell>
          <table:table-cell office:value-type="float" office:value="0.000231868">
            <text:p>0,000231868</text:p>
          </table:table-cell>
          <table:table-cell/>
          <table:table-cell office:value-type="string">
            <text:p>7,4</text:p>
          </table:table-cell>
          <table:table-cell office:value-type="float" office:value="0.0688803">
            <text:p>0,0688803</text:p>
          </table:table-cell>
          <table:table-cell/>
          <table:table-cell table:formula="of:=[.E1482]-[.B1482]" office:value-type="float" office:value="0.068648432">
            <text:p>0,068648432</text:p>
          </table:table-cell>
        </table:table-row>
        <table:table-row table:style-name="ro3">
          <table:table-cell office:value-type="string">
            <text:p>7,405</text:p>
          </table:table-cell>
          <table:table-cell office:value-type="float" office:value="0.000231713">
            <text:p>0,000231713</text:p>
          </table:table-cell>
          <table:table-cell/>
          <table:table-cell office:value-type="string">
            <text:p>7,405</text:p>
          </table:table-cell>
          <table:table-cell office:value-type="float" office:value="0.0688338">
            <text:p>0,0688338</text:p>
          </table:table-cell>
          <table:table-cell/>
          <table:table-cell table:formula="of:=[.E1483]-[.B1483]" office:value-type="float" office:value="0.068602087">
            <text:p>0,068602087</text:p>
          </table:table-cell>
        </table:table-row>
        <table:table-row table:style-name="ro3">
          <table:table-cell office:value-type="string">
            <text:p>7,41</text:p>
          </table:table-cell>
          <table:table-cell office:value-type="float" office:value="0.000231558">
            <text:p>0,000231558</text:p>
          </table:table-cell>
          <table:table-cell/>
          <table:table-cell office:value-type="string">
            <text:p>7,41</text:p>
          </table:table-cell>
          <table:table-cell office:value-type="float" office:value="0.0687873">
            <text:p>0,0687873</text:p>
          </table:table-cell>
          <table:table-cell/>
          <table:table-cell table:formula="of:=[.E1484]-[.B1484]" office:value-type="float" office:value="0.068555742">
            <text:p>0,068555742</text:p>
          </table:table-cell>
        </table:table-row>
        <table:table-row table:style-name="ro3">
          <table:table-cell office:value-type="string">
            <text:p>7,415</text:p>
          </table:table-cell>
          <table:table-cell office:value-type="float" office:value="0.000231404">
            <text:p>0,000231404</text:p>
          </table:table-cell>
          <table:table-cell/>
          <table:table-cell office:value-type="string">
            <text:p>7,415</text:p>
          </table:table-cell>
          <table:table-cell office:value-type="float" office:value="0.0687409">
            <text:p>0,0687409</text:p>
          </table:table-cell>
          <table:table-cell/>
          <table:table-cell table:formula="of:=[.E1485]-[.B1485]" office:value-type="float" office:value="0.068509496">
            <text:p>0,068509496</text:p>
          </table:table-cell>
        </table:table-row>
        <table:table-row table:style-name="ro3">
          <table:table-cell office:value-type="string">
            <text:p>7,42</text:p>
          </table:table-cell>
          <table:table-cell office:value-type="float" office:value="0.000231249">
            <text:p>0,000231249</text:p>
          </table:table-cell>
          <table:table-cell/>
          <table:table-cell office:value-type="string">
            <text:p>7,42</text:p>
          </table:table-cell>
          <table:table-cell office:value-type="float" office:value="0.0686946">
            <text:p>0,0686946</text:p>
          </table:table-cell>
          <table:table-cell/>
          <table:table-cell table:formula="of:=[.E1486]-[.B1486]" office:value-type="float" office:value="0.068463351">
            <text:p>0,068463351</text:p>
          </table:table-cell>
        </table:table-row>
        <table:table-row table:style-name="ro3">
          <table:table-cell office:value-type="string">
            <text:p>7,425</text:p>
          </table:table-cell>
          <table:table-cell office:value-type="float" office:value="0.000231095">
            <text:p>0,000231095</text:p>
          </table:table-cell>
          <table:table-cell/>
          <table:table-cell office:value-type="string">
            <text:p>7,425</text:p>
          </table:table-cell>
          <table:table-cell office:value-type="float" office:value="0.0686483">
            <text:p>0,0686483</text:p>
          </table:table-cell>
          <table:table-cell/>
          <table:table-cell table:formula="of:=[.E1487]-[.B1487]" office:value-type="float" office:value="0.068417205">
            <text:p>0,068417205</text:p>
          </table:table-cell>
        </table:table-row>
        <table:table-row table:style-name="ro3">
          <table:table-cell office:value-type="string">
            <text:p>7,43</text:p>
          </table:table-cell>
          <table:table-cell office:value-type="float" office:value="0.000230942">
            <text:p>0,000230942</text:p>
          </table:table-cell>
          <table:table-cell/>
          <table:table-cell office:value-type="string">
            <text:p>7,43</text:p>
          </table:table-cell>
          <table:table-cell office:value-type="float" office:value="0.0686021">
            <text:p>0,0686021</text:p>
          </table:table-cell>
          <table:table-cell/>
          <table:table-cell table:formula="of:=[.E1488]-[.B1488]" office:value-type="float" office:value="0.068371158">
            <text:p>0,068371158</text:p>
          </table:table-cell>
        </table:table-row>
        <table:table-row table:style-name="ro3">
          <table:table-cell office:value-type="string">
            <text:p>7,435</text:p>
          </table:table-cell>
          <table:table-cell office:value-type="float" office:value="0.000230788">
            <text:p>0,000230788</text:p>
          </table:table-cell>
          <table:table-cell/>
          <table:table-cell office:value-type="string">
            <text:p>7,435</text:p>
          </table:table-cell>
          <table:table-cell office:value-type="float" office:value="0.0685559">
            <text:p>0,0685559</text:p>
          </table:table-cell>
          <table:table-cell/>
          <table:table-cell table:formula="of:=[.E1489]-[.B1489]" office:value-type="float" office:value="0.068325112">
            <text:p>0,068325112</text:p>
          </table:table-cell>
        </table:table-row>
        <table:table-row table:style-name="ro3">
          <table:table-cell office:value-type="string">
            <text:p>7,44</text:p>
          </table:table-cell>
          <table:table-cell office:value-type="float" office:value="0.000230635">
            <text:p>0,000230635</text:p>
          </table:table-cell>
          <table:table-cell/>
          <table:table-cell office:value-type="string">
            <text:p>7,44</text:p>
          </table:table-cell>
          <table:table-cell office:value-type="float" office:value="0.0685099">
            <text:p>0,0685099</text:p>
          </table:table-cell>
          <table:table-cell/>
          <table:table-cell table:formula="of:=[.E1490]-[.B1490]" office:value-type="float" office:value="0.068279265">
            <text:p>0,068279265</text:p>
          </table:table-cell>
        </table:table-row>
        <table:table-row table:style-name="ro3">
          <table:table-cell office:value-type="string">
            <text:p>7,445</text:p>
          </table:table-cell>
          <table:table-cell office:value-type="float" office:value="0.000230481">
            <text:p>0,000230481</text:p>
          </table:table-cell>
          <table:table-cell/>
          <table:table-cell office:value-type="string">
            <text:p>7,445</text:p>
          </table:table-cell>
          <table:table-cell office:value-type="float" office:value="0.0684638">
            <text:p>0,0684638</text:p>
          </table:table-cell>
          <table:table-cell/>
          <table:table-cell table:formula="of:=[.E1491]-[.B1491]" office:value-type="float" office:value="0.068233319">
            <text:p>0,068233319</text:p>
          </table:table-cell>
        </table:table-row>
        <table:table-row table:style-name="ro3">
          <table:table-cell office:value-type="string">
            <text:p>7,45</text:p>
          </table:table-cell>
          <table:table-cell office:value-type="float" office:value="0.000230328">
            <text:p>0,000230328</text:p>
          </table:table-cell>
          <table:table-cell/>
          <table:table-cell office:value-type="string">
            <text:p>7,45</text:p>
          </table:table-cell>
          <table:table-cell office:value-type="float" office:value="0.0684179">
            <text:p>0,0684179</text:p>
          </table:table-cell>
          <table:table-cell/>
          <table:table-cell table:formula="of:=[.E1492]-[.B1492]" office:value-type="float" office:value="0.068187572">
            <text:p>0,068187572</text:p>
          </table:table-cell>
        </table:table-row>
        <table:table-row table:style-name="ro3">
          <table:table-cell office:value-type="string">
            <text:p>7,455</text:p>
          </table:table-cell>
          <table:table-cell office:value-type="float" office:value="0.000230176">
            <text:p>0,000230176</text:p>
          </table:table-cell>
          <table:table-cell/>
          <table:table-cell office:value-type="string">
            <text:p>7,455</text:p>
          </table:table-cell>
          <table:table-cell office:value-type="float" office:value="0.068372">
            <text:p>0,068372</text:p>
          </table:table-cell>
          <table:table-cell/>
          <table:table-cell table:formula="of:=[.E1493]-[.B1493]" office:value-type="float" office:value="0.068141824">
            <text:p>0,068141824</text:p>
          </table:table-cell>
        </table:table-row>
        <table:table-row table:style-name="ro3">
          <table:table-cell office:value-type="string">
            <text:p>7,46</text:p>
          </table:table-cell>
          <table:table-cell office:value-type="float" office:value="0.000230023">
            <text:p>0,000230023</text:p>
          </table:table-cell>
          <table:table-cell/>
          <table:table-cell office:value-type="string">
            <text:p>7,46</text:p>
          </table:table-cell>
          <table:table-cell office:value-type="float" office:value="0.0683261">
            <text:p>0,0683261</text:p>
          </table:table-cell>
          <table:table-cell/>
          <table:table-cell table:formula="of:=[.E1494]-[.B1494]" office:value-type="float" office:value="0.068096077">
            <text:p>0,068096077</text:p>
          </table:table-cell>
        </table:table-row>
        <table:table-row table:style-name="ro3">
          <table:table-cell office:value-type="string">
            <text:p>7,465</text:p>
          </table:table-cell>
          <table:table-cell office:value-type="float" office:value="0.000229871">
            <text:p>0,000229871</text:p>
          </table:table-cell>
          <table:table-cell/>
          <table:table-cell office:value-type="string">
            <text:p>7,465</text:p>
          </table:table-cell>
          <table:table-cell office:value-type="float" office:value="0.0682803">
            <text:p>0,0682803</text:p>
          </table:table-cell>
          <table:table-cell/>
          <table:table-cell table:formula="of:=[.E1495]-[.B1495]" office:value-type="float" office:value="0.068050429">
            <text:p>0,068050429</text:p>
          </table:table-cell>
        </table:table-row>
        <table:table-row table:style-name="ro3">
          <table:table-cell office:value-type="string">
            <text:p>7,47</text:p>
          </table:table-cell>
          <table:table-cell office:value-type="float" office:value="0.000229719">
            <text:p>0,000229719</text:p>
          </table:table-cell>
          <table:table-cell/>
          <table:table-cell office:value-type="string">
            <text:p>7,47</text:p>
          </table:table-cell>
          <table:table-cell office:value-type="float" office:value="0.0682346">
            <text:p>0,0682346</text:p>
          </table:table-cell>
          <table:table-cell/>
          <table:table-cell table:formula="of:=[.E1496]-[.B1496]" office:value-type="float" office:value="0.068004881">
            <text:p>0,068004881</text:p>
          </table:table-cell>
        </table:table-row>
        <table:table-row table:style-name="ro3">
          <table:table-cell office:value-type="string">
            <text:p>7,475</text:p>
          </table:table-cell>
          <table:table-cell office:value-type="float" office:value="0.000229567">
            <text:p>0,000229567</text:p>
          </table:table-cell>
          <table:table-cell/>
          <table:table-cell office:value-type="string">
            <text:p>7,475</text:p>
          </table:table-cell>
          <table:table-cell office:value-type="float" office:value="0.068189">
            <text:p>0,068189</text:p>
          </table:table-cell>
          <table:table-cell/>
          <table:table-cell table:formula="of:=[.E1497]-[.B1497]" office:value-type="float" office:value="0.067959433">
            <text:p>0,067959433</text:p>
          </table:table-cell>
        </table:table-row>
        <table:table-row table:style-name="ro3">
          <table:table-cell office:value-type="string">
            <text:p>7,48</text:p>
          </table:table-cell>
          <table:table-cell office:value-type="float" office:value="0.000229415">
            <text:p>0,000229415</text:p>
          </table:table-cell>
          <table:table-cell/>
          <table:table-cell office:value-type="string">
            <text:p>7,48</text:p>
          </table:table-cell>
          <table:table-cell office:value-type="float" office:value="0.0681434">
            <text:p>0,0681434</text:p>
          </table:table-cell>
          <table:table-cell/>
          <table:table-cell table:formula="of:=[.E1498]-[.B1498]" office:value-type="float" office:value="0.067913985">
            <text:p>0,067913985</text:p>
          </table:table-cell>
        </table:table-row>
        <table:table-row table:style-name="ro3">
          <table:table-cell office:value-type="string">
            <text:p>7,485</text:p>
          </table:table-cell>
          <table:table-cell office:value-type="float" office:value="0.000229263">
            <text:p>0,000229263</text:p>
          </table:table-cell>
          <table:table-cell/>
          <table:table-cell office:value-type="string">
            <text:p>7,485</text:p>
          </table:table-cell>
          <table:table-cell office:value-type="float" office:value="0.0680978">
            <text:p>0,0680978</text:p>
          </table:table-cell>
          <table:table-cell/>
          <table:table-cell table:formula="of:=[.E1499]-[.B1499]" office:value-type="float" office:value="0.067868537">
            <text:p>0,067868537</text:p>
          </table:table-cell>
        </table:table-row>
        <table:table-row table:style-name="ro3">
          <table:table-cell office:value-type="string">
            <text:p>7,49</text:p>
          </table:table-cell>
          <table:table-cell office:value-type="float" office:value="0.000229112">
            <text:p>0,000229112</text:p>
          </table:table-cell>
          <table:table-cell/>
          <table:table-cell office:value-type="string">
            <text:p>7,49</text:p>
          </table:table-cell>
          <table:table-cell office:value-type="float" office:value="0.0680524">
            <text:p>0,0680524</text:p>
          </table:table-cell>
          <table:table-cell/>
          <table:table-cell table:formula="of:=[.E1500]-[.B1500]" office:value-type="float" office:value="0.067823288">
            <text:p>0,067823288</text:p>
          </table:table-cell>
        </table:table-row>
        <table:table-row table:style-name="ro3">
          <table:table-cell office:value-type="string">
            <text:p>7,495</text:p>
          </table:table-cell>
          <table:table-cell office:value-type="float" office:value="0.000228961">
            <text:p>0,000228961</text:p>
          </table:table-cell>
          <table:table-cell/>
          <table:table-cell office:value-type="string">
            <text:p>7,495</text:p>
          </table:table-cell>
          <table:table-cell office:value-type="float" office:value="0.0680069">
            <text:p>0,0680069</text:p>
          </table:table-cell>
          <table:table-cell/>
          <table:table-cell table:formula="of:=[.E1501]-[.B1501]" office:value-type="float" office:value="0.067777939">
            <text:p>0,067777939</text:p>
          </table:table-cell>
        </table:table-row>
        <table:table-row table:style-name="ro3">
          <table:table-cell office:value-type="string">
            <text:p>7,5</text:p>
          </table:table-cell>
          <table:table-cell office:value-type="float" office:value="0.00022881">
            <text:p>0,00022881</text:p>
          </table:table-cell>
          <table:table-cell/>
          <table:table-cell office:value-type="string">
            <text:p>7,5</text:p>
          </table:table-cell>
          <table:table-cell office:value-type="float" office:value="0.0679616">
            <text:p>0,0679616</text:p>
          </table:table-cell>
          <table:table-cell/>
          <table:table-cell table:formula="of:=[.E1502]-[.B1502]" office:value-type="float" office:value="0.06773279">
            <text:p>0,06773279</text:p>
          </table:table-cell>
        </table:table-row>
        <table:table-row table:style-name="ro3">
          <table:table-cell office:value-type="string">
            <text:p>7,505</text:p>
          </table:table-cell>
          <table:table-cell office:value-type="float" office:value="0.000228659">
            <text:p>0,000228659</text:p>
          </table:table-cell>
          <table:table-cell/>
          <table:table-cell office:value-type="string">
            <text:p>7,505</text:p>
          </table:table-cell>
          <table:table-cell office:value-type="float" office:value="0.0679163">
            <text:p>0,0679163</text:p>
          </table:table-cell>
          <table:table-cell/>
          <table:table-cell table:formula="of:=[.E1503]-[.B1503]" office:value-type="float" office:value="0.067687641">
            <text:p>0,067687641</text:p>
          </table:table-cell>
        </table:table-row>
        <table:table-row table:style-name="ro3">
          <table:table-cell office:value-type="string">
            <text:p>7,51</text:p>
          </table:table-cell>
          <table:table-cell office:value-type="float" office:value="0.000228509">
            <text:p>0,000228509</text:p>
          </table:table-cell>
          <table:table-cell/>
          <table:table-cell office:value-type="string">
            <text:p>7,51</text:p>
          </table:table-cell>
          <table:table-cell office:value-type="float" office:value="0.0678711">
            <text:p>0,0678711</text:p>
          </table:table-cell>
          <table:table-cell/>
          <table:table-cell table:formula="of:=[.E1504]-[.B1504]" office:value-type="float" office:value="0.067642591">
            <text:p>0,067642591</text:p>
          </table:table-cell>
        </table:table-row>
        <table:table-row table:style-name="ro3">
          <table:table-cell office:value-type="string">
            <text:p>7,515</text:p>
          </table:table-cell>
          <table:table-cell office:value-type="float" office:value="0.000228358">
            <text:p>0,000228358</text:p>
          </table:table-cell>
          <table:table-cell/>
          <table:table-cell office:value-type="string">
            <text:p>7,515</text:p>
          </table:table-cell>
          <table:table-cell office:value-type="float" office:value="0.0678259">
            <text:p>0,0678259</text:p>
          </table:table-cell>
          <table:table-cell/>
          <table:table-cell table:formula="of:=[.E1505]-[.B1505]" office:value-type="float" office:value="0.067597542">
            <text:p>0,067597542</text:p>
          </table:table-cell>
        </table:table-row>
        <table:table-row table:style-name="ro3">
          <table:table-cell office:value-type="string">
            <text:p>7,52</text:p>
          </table:table-cell>
          <table:table-cell office:value-type="float" office:value="0.000228208">
            <text:p>0,000228208</text:p>
          </table:table-cell>
          <table:table-cell/>
          <table:table-cell office:value-type="string">
            <text:p>7,52</text:p>
          </table:table-cell>
          <table:table-cell office:value-type="float" office:value="0.0677808">
            <text:p>0,0677808</text:p>
          </table:table-cell>
          <table:table-cell/>
          <table:table-cell table:formula="of:=[.E1506]-[.B1506]" office:value-type="float" office:value="0.067552592">
            <text:p>0,067552592</text:p>
          </table:table-cell>
        </table:table-row>
        <table:table-row table:style-name="ro3">
          <table:table-cell office:value-type="string">
            <text:p>7,525</text:p>
          </table:table-cell>
          <table:table-cell office:value-type="float" office:value="0.000228058">
            <text:p>0,000228058</text:p>
          </table:table-cell>
          <table:table-cell/>
          <table:table-cell office:value-type="string">
            <text:p>7,525</text:p>
          </table:table-cell>
          <table:table-cell office:value-type="float" office:value="0.0677357">
            <text:p>0,0677357</text:p>
          </table:table-cell>
          <table:table-cell/>
          <table:table-cell table:formula="of:=[.E1507]-[.B1507]" office:value-type="float" office:value="0.067507642">
            <text:p>0,067507642</text:p>
          </table:table-cell>
        </table:table-row>
        <table:table-row table:style-name="ro3">
          <table:table-cell office:value-type="string">
            <text:p>7,53</text:p>
          </table:table-cell>
          <table:table-cell office:value-type="float" office:value="0.000227908">
            <text:p>0,000227908</text:p>
          </table:table-cell>
          <table:table-cell/>
          <table:table-cell office:value-type="string">
            <text:p>7,53</text:p>
          </table:table-cell>
          <table:table-cell office:value-type="float" office:value="0.0676907">
            <text:p>0,0676907</text:p>
          </table:table-cell>
          <table:table-cell/>
          <table:table-cell table:formula="of:=[.E1508]-[.B1508]" office:value-type="float" office:value="0.067462792">
            <text:p>0,067462792</text:p>
          </table:table-cell>
        </table:table-row>
        <table:table-row table:style-name="ro3">
          <table:table-cell office:value-type="string">
            <text:p>7,535</text:p>
          </table:table-cell>
          <table:table-cell office:value-type="float" office:value="0.000227759">
            <text:p>0,000227759</text:p>
          </table:table-cell>
          <table:table-cell/>
          <table:table-cell office:value-type="string">
            <text:p>7,535</text:p>
          </table:table-cell>
          <table:table-cell office:value-type="float" office:value="0.0676458">
            <text:p>0,0676458</text:p>
          </table:table-cell>
          <table:table-cell/>
          <table:table-cell table:formula="of:=[.E1509]-[.B1509]" office:value-type="float" office:value="0.067418041">
            <text:p>0,067418041</text:p>
          </table:table-cell>
        </table:table-row>
        <table:table-row table:style-name="ro3">
          <table:table-cell office:value-type="string">
            <text:p>7,54</text:p>
          </table:table-cell>
          <table:table-cell office:value-type="float" office:value="0.000227609">
            <text:p>0,000227609</text:p>
          </table:table-cell>
          <table:table-cell/>
          <table:table-cell office:value-type="string">
            <text:p>7,54</text:p>
          </table:table-cell>
          <table:table-cell office:value-type="float" office:value="0.0676009">
            <text:p>0,0676009</text:p>
          </table:table-cell>
          <table:table-cell/>
          <table:table-cell table:formula="of:=[.E1510]-[.B1510]" office:value-type="float" office:value="0.067373291">
            <text:p>0,067373291</text:p>
          </table:table-cell>
        </table:table-row>
        <table:table-row table:style-name="ro3">
          <table:table-cell office:value-type="string">
            <text:p>7,545</text:p>
          </table:table-cell>
          <table:table-cell office:value-type="float" office:value="0.00022746">
            <text:p>0,00022746</text:p>
          </table:table-cell>
          <table:table-cell/>
          <table:table-cell office:value-type="string">
            <text:p>7,545</text:p>
          </table:table-cell>
          <table:table-cell office:value-type="float" office:value="0.0675561">
            <text:p>0,0675561</text:p>
          </table:table-cell>
          <table:table-cell/>
          <table:table-cell table:formula="of:=[.E1511]-[.B1511]" office:value-type="float" office:value="0.06732864">
            <text:p>0,06732864</text:p>
          </table:table-cell>
        </table:table-row>
        <table:table-row table:style-name="ro3">
          <table:table-cell office:value-type="string">
            <text:p>7,55</text:p>
          </table:table-cell>
          <table:table-cell office:value-type="float" office:value="0.000227311">
            <text:p>0,000227311</text:p>
          </table:table-cell>
          <table:table-cell/>
          <table:table-cell office:value-type="string">
            <text:p>7,55</text:p>
          </table:table-cell>
          <table:table-cell office:value-type="float" office:value="0.0675114">
            <text:p>0,0675114</text:p>
          </table:table-cell>
          <table:table-cell/>
          <table:table-cell table:formula="of:=[.E1512]-[.B1512]" office:value-type="float" office:value="0.067284089">
            <text:p>0,067284089</text:p>
          </table:table-cell>
        </table:table-row>
        <table:table-row table:style-name="ro3">
          <table:table-cell office:value-type="string">
            <text:p>7,555</text:p>
          </table:table-cell>
          <table:table-cell office:value-type="float" office:value="0.000227163">
            <text:p>0,000227163</text:p>
          </table:table-cell>
          <table:table-cell/>
          <table:table-cell office:value-type="string">
            <text:p>7,555</text:p>
          </table:table-cell>
          <table:table-cell office:value-type="float" office:value="0.0674667">
            <text:p>0,0674667</text:p>
          </table:table-cell>
          <table:table-cell/>
          <table:table-cell table:formula="of:=[.E1513]-[.B1513]" office:value-type="float" office:value="0.067239537">
            <text:p>0,067239537</text:p>
          </table:table-cell>
        </table:table-row>
        <table:table-row table:style-name="ro3">
          <table:table-cell office:value-type="string">
            <text:p>7,56</text:p>
          </table:table-cell>
          <table:table-cell office:value-type="float" office:value="0.000227014">
            <text:p>0,000227014</text:p>
          </table:table-cell>
          <table:table-cell/>
          <table:table-cell office:value-type="string">
            <text:p>7,56</text:p>
          </table:table-cell>
          <table:table-cell office:value-type="float" office:value="0.067422">
            <text:p>0,067422</text:p>
          </table:table-cell>
          <table:table-cell/>
          <table:table-cell table:formula="of:=[.E1514]-[.B1514]" office:value-type="float" office:value="0.067194986">
            <text:p>0,067194986</text:p>
          </table:table-cell>
        </table:table-row>
        <table:table-row table:style-name="ro3">
          <table:table-cell office:value-type="string">
            <text:p>7,565</text:p>
          </table:table-cell>
          <table:table-cell office:value-type="float" office:value="0.000226866">
            <text:p>0,000226866</text:p>
          </table:table-cell>
          <table:table-cell/>
          <table:table-cell office:value-type="string">
            <text:p>7,565</text:p>
          </table:table-cell>
          <table:table-cell office:value-type="float" office:value="0.0673774">
            <text:p>0,0673774</text:p>
          </table:table-cell>
          <table:table-cell/>
          <table:table-cell table:formula="of:=[.E1515]-[.B1515]" office:value-type="float" office:value="0.067150534">
            <text:p>0,067150534</text:p>
          </table:table-cell>
        </table:table-row>
        <table:table-row table:style-name="ro3">
          <table:table-cell office:value-type="string">
            <text:p>7,57</text:p>
          </table:table-cell>
          <table:table-cell office:value-type="float" office:value="0.000226717">
            <text:p>0,000226717</text:p>
          </table:table-cell>
          <table:table-cell/>
          <table:table-cell office:value-type="string">
            <text:p>7,57</text:p>
          </table:table-cell>
          <table:table-cell office:value-type="float" office:value="0.0673329">
            <text:p>0,0673329</text:p>
          </table:table-cell>
          <table:table-cell/>
          <table:table-cell table:formula="of:=[.E1516]-[.B1516]" office:value-type="float" office:value="0.067106183">
            <text:p>0,067106183</text:p>
          </table:table-cell>
        </table:table-row>
        <table:table-row table:style-name="ro3">
          <table:table-cell office:value-type="string">
            <text:p>7,575</text:p>
          </table:table-cell>
          <table:table-cell office:value-type="float" office:value="0.000226569">
            <text:p>0,000226569</text:p>
          </table:table-cell>
          <table:table-cell/>
          <table:table-cell office:value-type="string">
            <text:p>7,575</text:p>
          </table:table-cell>
          <table:table-cell office:value-type="float" office:value="0.0672885">
            <text:p>0,0672885</text:p>
          </table:table-cell>
          <table:table-cell/>
          <table:table-cell table:formula="of:=[.E1517]-[.B1517]" office:value-type="float" office:value="0.067061931">
            <text:p>0,067061931</text:p>
          </table:table-cell>
        </table:table-row>
        <table:table-row table:style-name="ro3">
          <table:table-cell office:value-type="string">
            <text:p>7,58</text:p>
          </table:table-cell>
          <table:table-cell office:value-type="float" office:value="0.000226422">
            <text:p>0,000226422</text:p>
          </table:table-cell>
          <table:table-cell/>
          <table:table-cell office:value-type="string">
            <text:p>7,58</text:p>
          </table:table-cell>
          <table:table-cell office:value-type="float" office:value="0.0672441">
            <text:p>0,0672441</text:p>
          </table:table-cell>
          <table:table-cell/>
          <table:table-cell table:formula="of:=[.E1518]-[.B1518]" office:value-type="float" office:value="0.067017678">
            <text:p>0,067017678</text:p>
          </table:table-cell>
        </table:table-row>
        <table:table-row table:style-name="ro3">
          <table:table-cell office:value-type="string">
            <text:p>7,585</text:p>
          </table:table-cell>
          <table:table-cell office:value-type="float" office:value="0.000226274">
            <text:p>0,000226274</text:p>
          </table:table-cell>
          <table:table-cell/>
          <table:table-cell office:value-type="string">
            <text:p>7,585</text:p>
          </table:table-cell>
          <table:table-cell office:value-type="float" office:value="0.0671997">
            <text:p>0,0671997</text:p>
          </table:table-cell>
          <table:table-cell/>
          <table:table-cell table:formula="of:=[.E1519]-[.B1519]" office:value-type="float" office:value="0.066973426">
            <text:p>0,066973426</text:p>
          </table:table-cell>
        </table:table-row>
        <table:table-row table:style-name="ro3">
          <table:table-cell office:value-type="string">
            <text:p>7,59</text:p>
          </table:table-cell>
          <table:table-cell office:value-type="float" office:value="0.000226127">
            <text:p>0,000226127</text:p>
          </table:table-cell>
          <table:table-cell/>
          <table:table-cell office:value-type="string">
            <text:p>7,59</text:p>
          </table:table-cell>
          <table:table-cell office:value-type="float" office:value="0.0671554">
            <text:p>0,0671554</text:p>
          </table:table-cell>
          <table:table-cell/>
          <table:table-cell table:formula="of:=[.E1520]-[.B1520]" office:value-type="float" office:value="0.066929273">
            <text:p>0,066929273</text:p>
          </table:table-cell>
        </table:table-row>
        <table:table-row table:style-name="ro3">
          <table:table-cell office:value-type="string">
            <text:p>7,595</text:p>
          </table:table-cell>
          <table:table-cell office:value-type="float" office:value="0.00022598">
            <text:p>0,00022598</text:p>
          </table:table-cell>
          <table:table-cell/>
          <table:table-cell office:value-type="string">
            <text:p>7,595</text:p>
          </table:table-cell>
          <table:table-cell office:value-type="float" office:value="0.0671112">
            <text:p>0,0671112</text:p>
          </table:table-cell>
          <table:table-cell/>
          <table:table-cell table:formula="of:=[.E1521]-[.B1521]" office:value-type="float" office:value="0.06688522">
            <text:p>0,06688522</text:p>
          </table:table-cell>
        </table:table-row>
        <table:table-row table:style-name="ro3">
          <table:table-cell office:value-type="string">
            <text:p>7,6</text:p>
          </table:table-cell>
          <table:table-cell office:value-type="float" office:value="0.000225833">
            <text:p>0,000225833</text:p>
          </table:table-cell>
          <table:table-cell/>
          <table:table-cell office:value-type="string">
            <text:p>7,6</text:p>
          </table:table-cell>
          <table:table-cell office:value-type="float" office:value="0.067067">
            <text:p>0,067067</text:p>
          </table:table-cell>
          <table:table-cell/>
          <table:table-cell table:formula="of:=[.E1522]-[.B1522]" office:value-type="float" office:value="0.066841167">
            <text:p>0,066841167</text:p>
          </table:table-cell>
        </table:table-row>
        <table:table-row table:style-name="ro3">
          <table:table-cell office:value-type="string">
            <text:p>7,605</text:p>
          </table:table-cell>
          <table:table-cell office:value-type="float" office:value="0.000225686">
            <text:p>0,000225686</text:p>
          </table:table-cell>
          <table:table-cell/>
          <table:table-cell office:value-type="string">
            <text:p>7,605</text:p>
          </table:table-cell>
          <table:table-cell office:value-type="float" office:value="0.0670229">
            <text:p>0,0670229</text:p>
          </table:table-cell>
          <table:table-cell/>
          <table:table-cell table:formula="of:=[.E1523]-[.B1523]" office:value-type="float" office:value="0.066797214">
            <text:p>0,066797214</text:p>
          </table:table-cell>
        </table:table-row>
        <table:table-row table:style-name="ro3">
          <table:table-cell office:value-type="string">
            <text:p>7,61</text:p>
          </table:table-cell>
          <table:table-cell office:value-type="float" office:value="0.000225539">
            <text:p>0,000225539</text:p>
          </table:table-cell>
          <table:table-cell/>
          <table:table-cell office:value-type="string">
            <text:p>7,61</text:p>
          </table:table-cell>
          <table:table-cell office:value-type="float" office:value="0.0669789">
            <text:p>0,0669789</text:p>
          </table:table-cell>
          <table:table-cell/>
          <table:table-cell table:formula="of:=[.E1524]-[.B1524]" office:value-type="float" office:value="0.066753361">
            <text:p>0,066753361</text:p>
          </table:table-cell>
        </table:table-row>
        <table:table-row table:style-name="ro3">
          <table:table-cell office:value-type="string">
            <text:p>7,615</text:p>
          </table:table-cell>
          <table:table-cell office:value-type="float" office:value="0.000225393">
            <text:p>0,000225393</text:p>
          </table:table-cell>
          <table:table-cell/>
          <table:table-cell office:value-type="string">
            <text:p>7,615</text:p>
          </table:table-cell>
          <table:table-cell office:value-type="float" office:value="0.0669349">
            <text:p>0,0669349</text:p>
          </table:table-cell>
          <table:table-cell/>
          <table:table-cell table:formula="of:=[.E1525]-[.B1525]" office:value-type="float" office:value="0.066709507">
            <text:p>0,066709507</text:p>
          </table:table-cell>
        </table:table-row>
        <table:table-row table:style-name="ro3">
          <table:table-cell office:value-type="string">
            <text:p>7,62</text:p>
          </table:table-cell>
          <table:table-cell office:value-type="float" office:value="0.000225247">
            <text:p>0,000225247</text:p>
          </table:table-cell>
          <table:table-cell/>
          <table:table-cell office:value-type="string">
            <text:p>7,62</text:p>
          </table:table-cell>
          <table:table-cell office:value-type="float" office:value="0.066891">
            <text:p>0,066891</text:p>
          </table:table-cell>
          <table:table-cell/>
          <table:table-cell table:formula="of:=[.E1526]-[.B1526]" office:value-type="float" office:value="0.066665753">
            <text:p>0,066665753</text:p>
          </table:table-cell>
        </table:table-row>
        <table:table-row table:style-name="ro3">
          <table:table-cell office:value-type="string">
            <text:p>7,625</text:p>
          </table:table-cell>
          <table:table-cell office:value-type="float" office:value="0.0002251">
            <text:p>0,0002251</text:p>
          </table:table-cell>
          <table:table-cell/>
          <table:table-cell office:value-type="string">
            <text:p>7,625</text:p>
          </table:table-cell>
          <table:table-cell office:value-type="float" office:value="0.0668471">
            <text:p>0,0668471</text:p>
          </table:table-cell>
          <table:table-cell/>
          <table:table-cell table:formula="of:=[.E1527]-[.B1527]" office:value-type="float" office:value="0.066622">
            <text:p>0,066622</text:p>
          </table:table-cell>
        </table:table-row>
        <table:table-row table:style-name="ro3">
          <table:table-cell office:value-type="string">
            <text:p>7,63</text:p>
          </table:table-cell>
          <table:table-cell office:value-type="float" office:value="0.000224955">
            <text:p>0,000224955</text:p>
          </table:table-cell>
          <table:table-cell/>
          <table:table-cell office:value-type="string">
            <text:p>7,63</text:p>
          </table:table-cell>
          <table:table-cell office:value-type="float" office:value="0.0668033">
            <text:p>0,0668033</text:p>
          </table:table-cell>
          <table:table-cell/>
          <table:table-cell table:formula="of:=[.E1528]-[.B1528]" office:value-type="float" office:value="0.066578345">
            <text:p>0,066578345</text:p>
          </table:table-cell>
        </table:table-row>
        <table:table-row table:style-name="ro3">
          <table:table-cell office:value-type="string">
            <text:p>7,635</text:p>
          </table:table-cell>
          <table:table-cell office:value-type="float" office:value="0.000224809">
            <text:p>0,000224809</text:p>
          </table:table-cell>
          <table:table-cell/>
          <table:table-cell office:value-type="string">
            <text:p>7,635</text:p>
          </table:table-cell>
          <table:table-cell office:value-type="float" office:value="0.0667595">
            <text:p>0,0667595</text:p>
          </table:table-cell>
          <table:table-cell/>
          <table:table-cell table:formula="of:=[.E1529]-[.B1529]" office:value-type="float" office:value="0.066534691">
            <text:p>0,066534691</text:p>
          </table:table-cell>
        </table:table-row>
        <table:table-row table:style-name="ro3">
          <table:table-cell office:value-type="string">
            <text:p>7,64</text:p>
          </table:table-cell>
          <table:table-cell office:value-type="float" office:value="0.000224664">
            <text:p>0,000224664</text:p>
          </table:table-cell>
          <table:table-cell/>
          <table:table-cell office:value-type="string">
            <text:p>7,64</text:p>
          </table:table-cell>
          <table:table-cell office:value-type="float" office:value="0.0667158">
            <text:p>0,0667158</text:p>
          </table:table-cell>
          <table:table-cell/>
          <table:table-cell table:formula="of:=[.E1530]-[.B1530]" office:value-type="float" office:value="0.066491136">
            <text:p>0,066491136</text:p>
          </table:table-cell>
        </table:table-row>
        <table:table-row table:style-name="ro3">
          <table:table-cell office:value-type="string">
            <text:p>7,645</text:p>
          </table:table-cell>
          <table:table-cell office:value-type="float" office:value="0.000224518">
            <text:p>0,000224518</text:p>
          </table:table-cell>
          <table:table-cell/>
          <table:table-cell office:value-type="string">
            <text:p>7,645</text:p>
          </table:table-cell>
          <table:table-cell office:value-type="float" office:value="0.0666721">
            <text:p>0,0666721</text:p>
          </table:table-cell>
          <table:table-cell/>
          <table:table-cell table:formula="of:=[.E1531]-[.B1531]" office:value-type="float" office:value="0.066447582">
            <text:p>0,066447582</text:p>
          </table:table-cell>
        </table:table-row>
        <table:table-row table:style-name="ro3">
          <table:table-cell office:value-type="string">
            <text:p>7,65</text:p>
          </table:table-cell>
          <table:table-cell office:value-type="float" office:value="0.000224373">
            <text:p>0,000224373</text:p>
          </table:table-cell>
          <table:table-cell/>
          <table:table-cell office:value-type="string">
            <text:p>7,65</text:p>
          </table:table-cell>
          <table:table-cell office:value-type="float" office:value="0.0666286">
            <text:p>0,0666286</text:p>
          </table:table-cell>
          <table:table-cell/>
          <table:table-cell table:formula="of:=[.E1532]-[.B1532]" office:value-type="float" office:value="0.066404227">
            <text:p>0,066404227</text:p>
          </table:table-cell>
        </table:table-row>
        <table:table-row table:style-name="ro3">
          <table:table-cell office:value-type="string">
            <text:p>7,655</text:p>
          </table:table-cell>
          <table:table-cell office:value-type="float" office:value="0.000224228">
            <text:p>0,000224228</text:p>
          </table:table-cell>
          <table:table-cell/>
          <table:table-cell office:value-type="string">
            <text:p>7,655</text:p>
          </table:table-cell>
          <table:table-cell office:value-type="float" office:value="0.066585">
            <text:p>0,066585</text:p>
          </table:table-cell>
          <table:table-cell/>
          <table:table-cell table:formula="of:=[.E1533]-[.B1533]" office:value-type="float" office:value="0.066360772">
            <text:p>0,066360772</text:p>
          </table:table-cell>
        </table:table-row>
        <table:table-row table:style-name="ro3">
          <table:table-cell office:value-type="string">
            <text:p>7,66</text:p>
          </table:table-cell>
          <table:table-cell office:value-type="float" office:value="0.000224084">
            <text:p>0,000224084</text:p>
          </table:table-cell>
          <table:table-cell/>
          <table:table-cell office:value-type="string">
            <text:p>7,66</text:p>
          </table:table-cell>
          <table:table-cell office:value-type="float" office:value="0.0665415">
            <text:p>0,0665415</text:p>
          </table:table-cell>
          <table:table-cell/>
          <table:table-cell table:formula="of:=[.E1534]-[.B1534]" office:value-type="float" office:value="0.066317416">
            <text:p>0,066317416</text:p>
          </table:table-cell>
        </table:table-row>
        <table:table-row table:style-name="ro3">
          <table:table-cell office:value-type="string">
            <text:p>7,665</text:p>
          </table:table-cell>
          <table:table-cell office:value-type="float" office:value="0.000223939">
            <text:p>0,000223939</text:p>
          </table:table-cell>
          <table:table-cell/>
          <table:table-cell office:value-type="string">
            <text:p>7,665</text:p>
          </table:table-cell>
          <table:table-cell office:value-type="float" office:value="0.0664981">
            <text:p>0,0664981</text:p>
          </table:table-cell>
          <table:table-cell/>
          <table:table-cell table:formula="of:=[.E1535]-[.B1535]" office:value-type="float" office:value="0.066274161">
            <text:p>0,066274161</text:p>
          </table:table-cell>
        </table:table-row>
        <table:table-row table:style-name="ro3">
          <table:table-cell office:value-type="string">
            <text:p>7,67</text:p>
          </table:table-cell>
          <table:table-cell office:value-type="float" office:value="0.000223795">
            <text:p>0,000223795</text:p>
          </table:table-cell>
          <table:table-cell/>
          <table:table-cell office:value-type="string">
            <text:p>7,67</text:p>
          </table:table-cell>
          <table:table-cell office:value-type="float" office:value="0.0664548">
            <text:p>0,0664548</text:p>
          </table:table-cell>
          <table:table-cell/>
          <table:table-cell table:formula="of:=[.E1536]-[.B1536]" office:value-type="float" office:value="0.066231005">
            <text:p>0,066231005</text:p>
          </table:table-cell>
        </table:table-row>
        <table:table-row table:style-name="ro3">
          <table:table-cell office:value-type="string">
            <text:p>7,675</text:p>
          </table:table-cell>
          <table:table-cell office:value-type="float" office:value="0.000223651">
            <text:p>0,000223651</text:p>
          </table:table-cell>
          <table:table-cell/>
          <table:table-cell office:value-type="string">
            <text:p>7,675</text:p>
          </table:table-cell>
          <table:table-cell office:value-type="float" office:value="0.0664114">
            <text:p>0,0664114</text:p>
          </table:table-cell>
          <table:table-cell/>
          <table:table-cell table:formula="of:=[.E1537]-[.B1537]" office:value-type="float" office:value="0.066187749">
            <text:p>0,066187749</text:p>
          </table:table-cell>
        </table:table-row>
        <table:table-row table:style-name="ro3">
          <table:table-cell office:value-type="string">
            <text:p>7,68</text:p>
          </table:table-cell>
          <table:table-cell office:value-type="float" office:value="0.000223507">
            <text:p>0,000223507</text:p>
          </table:table-cell>
          <table:table-cell/>
          <table:table-cell office:value-type="string">
            <text:p>7,68</text:p>
          </table:table-cell>
          <table:table-cell office:value-type="float" office:value="0.0663682">
            <text:p>0,0663682</text:p>
          </table:table-cell>
          <table:table-cell/>
          <table:table-cell table:formula="of:=[.E1538]-[.B1538]" office:value-type="float" office:value="0.066144693">
            <text:p>0,066144693</text:p>
          </table:table-cell>
        </table:table-row>
        <table:table-row table:style-name="ro3">
          <table:table-cell office:value-type="string">
            <text:p>7,685</text:p>
          </table:table-cell>
          <table:table-cell office:value-type="float" office:value="0.000223363">
            <text:p>0,000223363</text:p>
          </table:table-cell>
          <table:table-cell/>
          <table:table-cell office:value-type="string">
            <text:p>7,685</text:p>
          </table:table-cell>
          <table:table-cell office:value-type="float" office:value="0.066325">
            <text:p>0,066325</text:p>
          </table:table-cell>
          <table:table-cell/>
          <table:table-cell table:formula="of:=[.E1539]-[.B1539]" office:value-type="float" office:value="0.066101637">
            <text:p>0,066101637</text:p>
          </table:table-cell>
        </table:table-row>
        <table:table-row table:style-name="ro3">
          <table:table-cell office:value-type="string">
            <text:p>7,69</text:p>
          </table:table-cell>
          <table:table-cell office:value-type="float" office:value="0.000223219">
            <text:p>0,000223219</text:p>
          </table:table-cell>
          <table:table-cell/>
          <table:table-cell office:value-type="string">
            <text:p>7,69</text:p>
          </table:table-cell>
          <table:table-cell office:value-type="float" office:value="0.0662819">
            <text:p>0,0662819</text:p>
          </table:table-cell>
          <table:table-cell/>
          <table:table-cell table:formula="of:=[.E1540]-[.B1540]" office:value-type="float" office:value="0.066058681">
            <text:p>0,066058681</text:p>
          </table:table-cell>
        </table:table-row>
        <table:table-row table:style-name="ro3">
          <table:table-cell office:value-type="string">
            <text:p>7,695</text:p>
          </table:table-cell>
          <table:table-cell office:value-type="float" office:value="0.000223076">
            <text:p>0,000223076</text:p>
          </table:table-cell>
          <table:table-cell/>
          <table:table-cell office:value-type="string">
            <text:p>7,695</text:p>
          </table:table-cell>
          <table:table-cell office:value-type="float" office:value="0.0662388">
            <text:p>0,0662388</text:p>
          </table:table-cell>
          <table:table-cell/>
          <table:table-cell table:formula="of:=[.E1541]-[.B1541]" office:value-type="float" office:value="0.066015724">
            <text:p>0,066015724</text:p>
          </table:table-cell>
        </table:table-row>
        <table:table-row table:style-name="ro3">
          <table:table-cell office:value-type="string">
            <text:p>7,7</text:p>
          </table:table-cell>
          <table:table-cell office:value-type="float" office:value="0.000222933">
            <text:p>0,000222933</text:p>
          </table:table-cell>
          <table:table-cell/>
          <table:table-cell office:value-type="string">
            <text:p>7,7</text:p>
          </table:table-cell>
          <table:table-cell office:value-type="float" office:value="0.0661958">
            <text:p>0,0661958</text:p>
          </table:table-cell>
          <table:table-cell/>
          <table:table-cell table:formula="of:=[.E1542]-[.B1542]" office:value-type="float" office:value="0.065972867">
            <text:p>0,065972867</text:p>
          </table:table-cell>
        </table:table-row>
        <table:table-row table:style-name="ro3">
          <table:table-cell office:value-type="string">
            <text:p>7,705</text:p>
          </table:table-cell>
          <table:table-cell office:value-type="float" office:value="0.00022279">
            <text:p>0,00022279</text:p>
          </table:table-cell>
          <table:table-cell/>
          <table:table-cell office:value-type="string">
            <text:p>7,705</text:p>
          </table:table-cell>
          <table:table-cell office:value-type="float" office:value="0.0661528">
            <text:p>0,0661528</text:p>
          </table:table-cell>
          <table:table-cell/>
          <table:table-cell table:formula="of:=[.E1543]-[.B1543]" office:value-type="float" office:value="0.06593001">
            <text:p>0,06593001</text:p>
          </table:table-cell>
        </table:table-row>
        <table:table-row table:style-name="ro3">
          <table:table-cell office:value-type="string">
            <text:p>7,71</text:p>
          </table:table-cell>
          <table:table-cell office:value-type="float" office:value="0.000222647">
            <text:p>0,000222647</text:p>
          </table:table-cell>
          <table:table-cell/>
          <table:table-cell office:value-type="string">
            <text:p>7,71</text:p>
          </table:table-cell>
          <table:table-cell office:value-type="float" office:value="0.0661099">
            <text:p>0,0661099</text:p>
          </table:table-cell>
          <table:table-cell/>
          <table:table-cell table:formula="of:=[.E1544]-[.B1544]" office:value-type="float" office:value="0.065887253">
            <text:p>0,065887253</text:p>
          </table:table-cell>
        </table:table-row>
        <table:table-row table:style-name="ro3">
          <table:table-cell office:value-type="string">
            <text:p>7,715</text:p>
          </table:table-cell>
          <table:table-cell office:value-type="float" office:value="0.000222504">
            <text:p>0,000222504</text:p>
          </table:table-cell>
          <table:table-cell/>
          <table:table-cell office:value-type="string">
            <text:p>7,715</text:p>
          </table:table-cell>
          <table:table-cell office:value-type="float" office:value="0.066067">
            <text:p>0,066067</text:p>
          </table:table-cell>
          <table:table-cell/>
          <table:table-cell table:formula="of:=[.E1545]-[.B1545]" office:value-type="float" office:value="0.065844496">
            <text:p>0,065844496</text:p>
          </table:table-cell>
        </table:table-row>
        <table:table-row table:style-name="ro3">
          <table:table-cell office:value-type="string">
            <text:p>7,72</text:p>
          </table:table-cell>
          <table:table-cell office:value-type="float" office:value="0.000222362">
            <text:p>0,000222362</text:p>
          </table:table-cell>
          <table:table-cell/>
          <table:table-cell office:value-type="string">
            <text:p>7,72</text:p>
          </table:table-cell>
          <table:table-cell office:value-type="float" office:value="0.0660242">
            <text:p>0,0660242</text:p>
          </table:table-cell>
          <table:table-cell/>
          <table:table-cell table:formula="of:=[.E1546]-[.B1546]" office:value-type="float" office:value="0.065801838">
            <text:p>0,065801838</text:p>
          </table:table-cell>
        </table:table-row>
        <table:table-row table:style-name="ro3">
          <table:table-cell office:value-type="string">
            <text:p>7,725</text:p>
          </table:table-cell>
          <table:table-cell office:value-type="float" office:value="0.00022222">
            <text:p>0,00022222</text:p>
          </table:table-cell>
          <table:table-cell/>
          <table:table-cell office:value-type="string">
            <text:p>7,725</text:p>
          </table:table-cell>
          <table:table-cell office:value-type="float" office:value="0.0659815">
            <text:p>0,0659815</text:p>
          </table:table-cell>
          <table:table-cell/>
          <table:table-cell table:formula="of:=[.E1547]-[.B1547]" office:value-type="float" office:value="0.06575928">
            <text:p>0,06575928</text:p>
          </table:table-cell>
        </table:table-row>
        <table:table-row table:style-name="ro3">
          <table:table-cell office:value-type="string">
            <text:p>7,73</text:p>
          </table:table-cell>
          <table:table-cell office:value-type="float" office:value="0.000222077">
            <text:p>0,000222077</text:p>
          </table:table-cell>
          <table:table-cell/>
          <table:table-cell office:value-type="string">
            <text:p>7,73</text:p>
          </table:table-cell>
          <table:table-cell office:value-type="float" office:value="0.0659388">
            <text:p>0,0659388</text:p>
          </table:table-cell>
          <table:table-cell/>
          <table:table-cell table:formula="of:=[.E1548]-[.B1548]" office:value-type="float" office:value="0.065716723">
            <text:p>0,065716723</text:p>
          </table:table-cell>
        </table:table-row>
        <table:table-row table:style-name="ro3">
          <table:table-cell office:value-type="string">
            <text:p>7,735</text:p>
          </table:table-cell>
          <table:table-cell office:value-type="float" office:value="0.000221936">
            <text:p>0,000221936</text:p>
          </table:table-cell>
          <table:table-cell/>
          <table:table-cell office:value-type="string">
            <text:p>7,735</text:p>
          </table:table-cell>
          <table:table-cell office:value-type="float" office:value="0.0658961">
            <text:p>0,0658961</text:p>
          </table:table-cell>
          <table:table-cell/>
          <table:table-cell table:formula="of:=[.E1549]-[.B1549]" office:value-type="float" office:value="0.065674164">
            <text:p>0,065674164</text:p>
          </table:table-cell>
        </table:table-row>
        <table:table-row table:style-name="ro3">
          <table:table-cell office:value-type="string">
            <text:p>7,74</text:p>
          </table:table-cell>
          <table:table-cell office:value-type="float" office:value="0.000221794">
            <text:p>0,000221794</text:p>
          </table:table-cell>
          <table:table-cell/>
          <table:table-cell office:value-type="string">
            <text:p>7,74</text:p>
          </table:table-cell>
          <table:table-cell office:value-type="float" office:value="0.0658535">
            <text:p>0,0658535</text:p>
          </table:table-cell>
          <table:table-cell/>
          <table:table-cell table:formula="of:=[.E1550]-[.B1550]" office:value-type="float" office:value="0.065631706">
            <text:p>0,065631706</text:p>
          </table:table-cell>
        </table:table-row>
        <table:table-row table:style-name="ro3">
          <table:table-cell office:value-type="string">
            <text:p>7,745</text:p>
          </table:table-cell>
          <table:table-cell office:value-type="float" office:value="0.000221652">
            <text:p>0,000221652</text:p>
          </table:table-cell>
          <table:table-cell/>
          <table:table-cell office:value-type="string">
            <text:p>7,745</text:p>
          </table:table-cell>
          <table:table-cell office:value-type="float" office:value="0.065811">
            <text:p>0,065811</text:p>
          </table:table-cell>
          <table:table-cell/>
          <table:table-cell table:formula="of:=[.E1551]-[.B1551]" office:value-type="float" office:value="0.065589348">
            <text:p>0,065589348</text:p>
          </table:table-cell>
        </table:table-row>
        <table:table-row table:style-name="ro3">
          <table:table-cell office:value-type="string">
            <text:p>7,75</text:p>
          </table:table-cell>
          <table:table-cell office:value-type="float" office:value="0.000221511">
            <text:p>0,000221511</text:p>
          </table:table-cell>
          <table:table-cell/>
          <table:table-cell office:value-type="string">
            <text:p>7,75</text:p>
          </table:table-cell>
          <table:table-cell office:value-type="float" office:value="0.0657685">
            <text:p>0,0657685</text:p>
          </table:table-cell>
          <table:table-cell/>
          <table:table-cell table:formula="of:=[.E1552]-[.B1552]" office:value-type="float" office:value="0.065546989">
            <text:p>0,065546989</text:p>
          </table:table-cell>
        </table:table-row>
        <table:table-row table:style-name="ro3">
          <table:table-cell office:value-type="string">
            <text:p>7,755</text:p>
          </table:table-cell>
          <table:table-cell office:value-type="float" office:value="0.00022137">
            <text:p>0,00022137</text:p>
          </table:table-cell>
          <table:table-cell/>
          <table:table-cell office:value-type="string">
            <text:p>7,755</text:p>
          </table:table-cell>
          <table:table-cell office:value-type="float" office:value="0.0657261">
            <text:p>0,0657261</text:p>
          </table:table-cell>
          <table:table-cell/>
          <table:table-cell table:formula="of:=[.E1553]-[.B1553]" office:value-type="float" office:value="0.06550473">
            <text:p>0,06550473</text:p>
          </table:table-cell>
        </table:table-row>
        <table:table-row table:style-name="ro3">
          <table:table-cell office:value-type="string">
            <text:p>7,76</text:p>
          </table:table-cell>
          <table:table-cell office:value-type="float" office:value="0.000221229">
            <text:p>0,000221229</text:p>
          </table:table-cell>
          <table:table-cell/>
          <table:table-cell office:value-type="string">
            <text:p>7,76</text:p>
          </table:table-cell>
          <table:table-cell office:value-type="float" office:value="0.0656838">
            <text:p>0,0656838</text:p>
          </table:table-cell>
          <table:table-cell/>
          <table:table-cell table:formula="of:=[.E1554]-[.B1554]" office:value-type="float" office:value="0.065462571">
            <text:p>0,065462571</text:p>
          </table:table-cell>
        </table:table-row>
        <table:table-row table:style-name="ro3">
          <table:table-cell office:value-type="string">
            <text:p>7,765</text:p>
          </table:table-cell>
          <table:table-cell office:value-type="float" office:value="0.000221088">
            <text:p>0,000221088</text:p>
          </table:table-cell>
          <table:table-cell/>
          <table:table-cell office:value-type="string">
            <text:p>7,765</text:p>
          </table:table-cell>
          <table:table-cell office:value-type="float" office:value="0.0656415">
            <text:p>0,0656415</text:p>
          </table:table-cell>
          <table:table-cell/>
          <table:table-cell table:formula="of:=[.E1555]-[.B1555]" office:value-type="float" office:value="0.065420412">
            <text:p>0,065420412</text:p>
          </table:table-cell>
        </table:table-row>
        <table:table-row table:style-name="ro3">
          <table:table-cell office:value-type="string">
            <text:p>7,77</text:p>
          </table:table-cell>
          <table:table-cell office:value-type="float" office:value="0.000220947">
            <text:p>0,000220947</text:p>
          </table:table-cell>
          <table:table-cell/>
          <table:table-cell office:value-type="string">
            <text:p>7,77</text:p>
          </table:table-cell>
          <table:table-cell office:value-type="float" office:value="0.0655992">
            <text:p>0,0655992</text:p>
          </table:table-cell>
          <table:table-cell/>
          <table:table-cell table:formula="of:=[.E1556]-[.B1556]" office:value-type="float" office:value="0.065378253">
            <text:p>0,065378253</text:p>
          </table:table-cell>
        </table:table-row>
        <table:table-row table:style-name="ro3">
          <table:table-cell office:value-type="string">
            <text:p>7,775</text:p>
          </table:table-cell>
          <table:table-cell office:value-type="float" office:value="0.000220807">
            <text:p>0,000220807</text:p>
          </table:table-cell>
          <table:table-cell/>
          <table:table-cell office:value-type="string">
            <text:p>7,775</text:p>
          </table:table-cell>
          <table:table-cell office:value-type="float" office:value="0.065557">
            <text:p>0,065557</text:p>
          </table:table-cell>
          <table:table-cell/>
          <table:table-cell table:formula="of:=[.E1557]-[.B1557]" office:value-type="float" office:value="0.065336193">
            <text:p>0,065336193</text:p>
          </table:table-cell>
        </table:table-row>
        <table:table-row table:style-name="ro3">
          <table:table-cell office:value-type="string">
            <text:p>7,78</text:p>
          </table:table-cell>
          <table:table-cell office:value-type="float" office:value="0.000220667">
            <text:p>0,000220667</text:p>
          </table:table-cell>
          <table:table-cell/>
          <table:table-cell office:value-type="string">
            <text:p>7,78</text:p>
          </table:table-cell>
          <table:table-cell office:value-type="float" office:value="0.0655149">
            <text:p>0,0655149</text:p>
          </table:table-cell>
          <table:table-cell/>
          <table:table-cell table:formula="of:=[.E1558]-[.B1558]" office:value-type="float" office:value="0.065294233">
            <text:p>0,065294233</text:p>
          </table:table-cell>
        </table:table-row>
        <table:table-row table:style-name="ro3">
          <table:table-cell office:value-type="string">
            <text:p>7,785</text:p>
          </table:table-cell>
          <table:table-cell office:value-type="float" office:value="0.000220527">
            <text:p>0,000220527</text:p>
          </table:table-cell>
          <table:table-cell/>
          <table:table-cell office:value-type="string">
            <text:p>7,785</text:p>
          </table:table-cell>
          <table:table-cell office:value-type="float" office:value="0.0654728">
            <text:p>0,0654728</text:p>
          </table:table-cell>
          <table:table-cell/>
          <table:table-cell table:formula="of:=[.E1559]-[.B1559]" office:value-type="float" office:value="0.065252273">
            <text:p>0,065252273</text:p>
          </table:table-cell>
        </table:table-row>
        <table:table-row table:style-name="ro3">
          <table:table-cell office:value-type="string">
            <text:p>7,79</text:p>
          </table:table-cell>
          <table:table-cell office:value-type="float" office:value="0.000220387">
            <text:p>0,000220387</text:p>
          </table:table-cell>
          <table:table-cell/>
          <table:table-cell office:value-type="string">
            <text:p>7,79</text:p>
          </table:table-cell>
          <table:table-cell office:value-type="float" office:value="0.0654307">
            <text:p>0,0654307</text:p>
          </table:table-cell>
          <table:table-cell/>
          <table:table-cell table:formula="of:=[.E1560]-[.B1560]" office:value-type="float" office:value="0.065210313">
            <text:p>0,065210313</text:p>
          </table:table-cell>
        </table:table-row>
        <table:table-row table:style-name="ro3">
          <table:table-cell office:value-type="string">
            <text:p>7,795</text:p>
          </table:table-cell>
          <table:table-cell office:value-type="float" office:value="0.000220247">
            <text:p>0,000220247</text:p>
          </table:table-cell>
          <table:table-cell/>
          <table:table-cell office:value-type="string">
            <text:p>7,795</text:p>
          </table:table-cell>
          <table:table-cell office:value-type="float" office:value="0.0653887">
            <text:p>0,0653887</text:p>
          </table:table-cell>
          <table:table-cell/>
          <table:table-cell table:formula="of:=[.E1561]-[.B1561]" office:value-type="float" office:value="0.065168453">
            <text:p>0,065168453</text:p>
          </table:table-cell>
        </table:table-row>
        <table:table-row table:style-name="ro3">
          <table:table-cell office:value-type="string">
            <text:p>7,8</text:p>
          </table:table-cell>
          <table:table-cell office:value-type="float" office:value="0.000220107">
            <text:p>0,000220107</text:p>
          </table:table-cell>
          <table:table-cell/>
          <table:table-cell office:value-type="string">
            <text:p>7,8</text:p>
          </table:table-cell>
          <table:table-cell office:value-type="float" office:value="0.0653468">
            <text:p>0,0653468</text:p>
          </table:table-cell>
          <table:table-cell/>
          <table:table-cell table:formula="of:=[.E1562]-[.B1562]" office:value-type="float" office:value="0.065126693">
            <text:p>0,065126693</text:p>
          </table:table-cell>
        </table:table-row>
        <table:table-row table:style-name="ro3">
          <table:table-cell office:value-type="string">
            <text:p>7,805</text:p>
          </table:table-cell>
          <table:table-cell office:value-type="float" office:value="0.000219968">
            <text:p>0,000219968</text:p>
          </table:table-cell>
          <table:table-cell/>
          <table:table-cell office:value-type="string">
            <text:p>7,805</text:p>
          </table:table-cell>
          <table:table-cell office:value-type="float" office:value="0.0653049">
            <text:p>0,0653049</text:p>
          </table:table-cell>
          <table:table-cell/>
          <table:table-cell table:formula="of:=[.E1563]-[.B1563]" office:value-type="float" office:value="0.065084932">
            <text:p>0,065084932</text:p>
          </table:table-cell>
        </table:table-row>
        <table:table-row table:style-name="ro3">
          <table:table-cell office:value-type="string">
            <text:p>7,81</text:p>
          </table:table-cell>
          <table:table-cell office:value-type="float" office:value="0.000219829">
            <text:p>0,000219829</text:p>
          </table:table-cell>
          <table:table-cell/>
          <table:table-cell office:value-type="string">
            <text:p>7,81</text:p>
          </table:table-cell>
          <table:table-cell office:value-type="float" office:value="0.0652631">
            <text:p>0,0652631</text:p>
          </table:table-cell>
          <table:table-cell/>
          <table:table-cell table:formula="of:=[.E1564]-[.B1564]" office:value-type="float" office:value="0.065043271">
            <text:p>0,065043271</text:p>
          </table:table-cell>
        </table:table-row>
        <table:table-row table:style-name="ro3">
          <table:table-cell office:value-type="string">
            <text:p>7,815</text:p>
          </table:table-cell>
          <table:table-cell office:value-type="float" office:value="0.00021969">
            <text:p>0,00021969</text:p>
          </table:table-cell>
          <table:table-cell/>
          <table:table-cell office:value-type="string">
            <text:p>7,815</text:p>
          </table:table-cell>
          <table:table-cell office:value-type="float" office:value="0.0652213">
            <text:p>0,0652213</text:p>
          </table:table-cell>
          <table:table-cell/>
          <table:table-cell table:formula="of:=[.E1565]-[.B1565]" office:value-type="float" office:value="0.06500161">
            <text:p>0,06500161</text:p>
          </table:table-cell>
        </table:table-row>
        <table:table-row table:style-name="ro3">
          <table:table-cell office:value-type="string">
            <text:p>7,82</text:p>
          </table:table-cell>
          <table:table-cell office:value-type="float" office:value="0.000219551">
            <text:p>0,000219551</text:p>
          </table:table-cell>
          <table:table-cell/>
          <table:table-cell office:value-type="string">
            <text:p>7,82</text:p>
          </table:table-cell>
          <table:table-cell office:value-type="float" office:value="0.0651796">
            <text:p>0,0651796</text:p>
          </table:table-cell>
          <table:table-cell/>
          <table:table-cell table:formula="of:=[.E1566]-[.B1566]" office:value-type="float" office:value="0.064960049">
            <text:p>0,064960049</text:p>
          </table:table-cell>
        </table:table-row>
        <table:table-row table:style-name="ro3">
          <table:table-cell office:value-type="string">
            <text:p>7,825</text:p>
          </table:table-cell>
          <table:table-cell office:value-type="float" office:value="0.000219412">
            <text:p>0,000219412</text:p>
          </table:table-cell>
          <table:table-cell/>
          <table:table-cell office:value-type="string">
            <text:p>7,825</text:p>
          </table:table-cell>
          <table:table-cell office:value-type="float" office:value="0.065138">
            <text:p>0,065138</text:p>
          </table:table-cell>
          <table:table-cell/>
          <table:table-cell table:formula="of:=[.E1567]-[.B1567]" office:value-type="float" office:value="0.064918588">
            <text:p>0,064918588</text:p>
          </table:table-cell>
        </table:table-row>
        <table:table-row table:style-name="ro3">
          <table:table-cell office:value-type="string">
            <text:p>7,83</text:p>
          </table:table-cell>
          <table:table-cell office:value-type="float" office:value="0.000219274">
            <text:p>0,000219274</text:p>
          </table:table-cell>
          <table:table-cell/>
          <table:table-cell office:value-type="string">
            <text:p>7,83</text:p>
          </table:table-cell>
          <table:table-cell office:value-type="float" office:value="0.0650964">
            <text:p>0,0650964</text:p>
          </table:table-cell>
          <table:table-cell/>
          <table:table-cell table:formula="of:=[.E1568]-[.B1568]" office:value-type="float" office:value="0.064877126">
            <text:p>0,064877126</text:p>
          </table:table-cell>
        </table:table-row>
        <table:table-row table:style-name="ro3">
          <table:table-cell office:value-type="string">
            <text:p>7,835</text:p>
          </table:table-cell>
          <table:table-cell office:value-type="float" office:value="0.000219136">
            <text:p>0,000219136</text:p>
          </table:table-cell>
          <table:table-cell/>
          <table:table-cell office:value-type="string">
            <text:p>7,835</text:p>
          </table:table-cell>
          <table:table-cell office:value-type="float" office:value="0.0650548">
            <text:p>0,0650548</text:p>
          </table:table-cell>
          <table:table-cell/>
          <table:table-cell table:formula="of:=[.E1569]-[.B1569]" office:value-type="float" office:value="0.064835664">
            <text:p>0,064835664</text:p>
          </table:table-cell>
        </table:table-row>
        <table:table-row table:style-name="ro3">
          <table:table-cell office:value-type="string">
            <text:p>7,84</text:p>
          </table:table-cell>
          <table:table-cell office:value-type="float" office:value="0.000218998">
            <text:p>0,000218998</text:p>
          </table:table-cell>
          <table:table-cell/>
          <table:table-cell office:value-type="string">
            <text:p>7,84</text:p>
          </table:table-cell>
          <table:table-cell office:value-type="float" office:value="0.0650133">
            <text:p>0,0650133</text:p>
          </table:table-cell>
          <table:table-cell/>
          <table:table-cell table:formula="of:=[.E1570]-[.B1570]" office:value-type="float" office:value="0.064794302">
            <text:p>0,064794302</text:p>
          </table:table-cell>
        </table:table-row>
        <table:table-row table:style-name="ro3">
          <table:table-cell office:value-type="string">
            <text:p>7,845</text:p>
          </table:table-cell>
          <table:table-cell office:value-type="float" office:value="0.00021886">
            <text:p>0,00021886</text:p>
          </table:table-cell>
          <table:table-cell/>
          <table:table-cell office:value-type="string">
            <text:p>7,845</text:p>
          </table:table-cell>
          <table:table-cell office:value-type="float" office:value="0.0649718">
            <text:p>0,0649718</text:p>
          </table:table-cell>
          <table:table-cell/>
          <table:table-cell table:formula="of:=[.E1571]-[.B1571]" office:value-type="float" office:value="0.06475294">
            <text:p>0,06475294</text:p>
          </table:table-cell>
        </table:table-row>
        <table:table-row table:style-name="ro3">
          <table:table-cell office:value-type="string">
            <text:p>7,85</text:p>
          </table:table-cell>
          <table:table-cell office:value-type="float" office:value="0.000218722">
            <text:p>0,000218722</text:p>
          </table:table-cell>
          <table:table-cell/>
          <table:table-cell office:value-type="string">
            <text:p>7,85</text:p>
          </table:table-cell>
          <table:table-cell office:value-type="float" office:value="0.0649304">
            <text:p>0,0649304</text:p>
          </table:table-cell>
          <table:table-cell/>
          <table:table-cell table:formula="of:=[.E1572]-[.B1572]" office:value-type="float" office:value="0.064711678">
            <text:p>0,064711678</text:p>
          </table:table-cell>
        </table:table-row>
        <table:table-row table:style-name="ro3">
          <table:table-cell office:value-type="string">
            <text:p>7,855</text:p>
          </table:table-cell>
          <table:table-cell office:value-type="float" office:value="0.000218584">
            <text:p>0,000218584</text:p>
          </table:table-cell>
          <table:table-cell/>
          <table:table-cell office:value-type="string">
            <text:p>7,855</text:p>
          </table:table-cell>
          <table:table-cell office:value-type="float" office:value="0.0648891">
            <text:p>0,0648891</text:p>
          </table:table-cell>
          <table:table-cell/>
          <table:table-cell table:formula="of:=[.E1573]-[.B1573]" office:value-type="float" office:value="0.064670516">
            <text:p>0,064670516</text:p>
          </table:table-cell>
        </table:table-row>
        <table:table-row table:style-name="ro3">
          <table:table-cell office:value-type="string">
            <text:p>7,86</text:p>
          </table:table-cell>
          <table:table-cell office:value-type="float" office:value="0.000218447">
            <text:p>0,000218447</text:p>
          </table:table-cell>
          <table:table-cell/>
          <table:table-cell office:value-type="string">
            <text:p>7,86</text:p>
          </table:table-cell>
          <table:table-cell office:value-type="float" office:value="0.0648478">
            <text:p>0,0648478</text:p>
          </table:table-cell>
          <table:table-cell/>
          <table:table-cell table:formula="of:=[.E1574]-[.B1574]" office:value-type="float" office:value="0.064629353">
            <text:p>0,064629353</text:p>
          </table:table-cell>
        </table:table-row>
        <table:table-row table:style-name="ro3">
          <table:table-cell office:value-type="string">
            <text:p>7,865</text:p>
          </table:table-cell>
          <table:table-cell office:value-type="float" office:value="0.00021831">
            <text:p>0,00021831</text:p>
          </table:table-cell>
          <table:table-cell/>
          <table:table-cell office:value-type="string">
            <text:p>7,865</text:p>
          </table:table-cell>
          <table:table-cell office:value-type="float" office:value="0.0648066">
            <text:p>0,0648066</text:p>
          </table:table-cell>
          <table:table-cell/>
          <table:table-cell table:formula="of:=[.E1575]-[.B1575]" office:value-type="float" office:value="0.06458829">
            <text:p>0,06458829</text:p>
          </table:table-cell>
        </table:table-row>
        <table:table-row table:style-name="ro3">
          <table:table-cell office:value-type="string">
            <text:p>7,87</text:p>
          </table:table-cell>
          <table:table-cell office:value-type="float" office:value="0.000218173">
            <text:p>0,000218173</text:p>
          </table:table-cell>
          <table:table-cell/>
          <table:table-cell office:value-type="string">
            <text:p>7,87</text:p>
          </table:table-cell>
          <table:table-cell office:value-type="float" office:value="0.0647654">
            <text:p>0,0647654</text:p>
          </table:table-cell>
          <table:table-cell/>
          <table:table-cell table:formula="of:=[.E1576]-[.B1576]" office:value-type="float" office:value="0.064547227">
            <text:p>0,064547227</text:p>
          </table:table-cell>
        </table:table-row>
        <table:table-row table:style-name="ro3">
          <table:table-cell office:value-type="string">
            <text:p>7,875</text:p>
          </table:table-cell>
          <table:table-cell office:value-type="float" office:value="0.000218036">
            <text:p>0,000218036</text:p>
          </table:table-cell>
          <table:table-cell/>
          <table:table-cell office:value-type="string">
            <text:p>7,875</text:p>
          </table:table-cell>
          <table:table-cell office:value-type="float" office:value="0.0647243">
            <text:p>0,0647243</text:p>
          </table:table-cell>
          <table:table-cell/>
          <table:table-cell table:formula="of:=[.E1577]-[.B1577]" office:value-type="float" office:value="0.064506264">
            <text:p>0,064506264</text:p>
          </table:table-cell>
        </table:table-row>
        <table:table-row table:style-name="ro3">
          <table:table-cell office:value-type="string">
            <text:p>7,88</text:p>
          </table:table-cell>
          <table:table-cell office:value-type="float" office:value="0.000217899">
            <text:p>0,000217899</text:p>
          </table:table-cell>
          <table:table-cell/>
          <table:table-cell office:value-type="string">
            <text:p>7,88</text:p>
          </table:table-cell>
          <table:table-cell office:value-type="float" office:value="0.0646832">
            <text:p>0,0646832</text:p>
          </table:table-cell>
          <table:table-cell/>
          <table:table-cell table:formula="of:=[.E1578]-[.B1578]" office:value-type="float" office:value="0.064465301">
            <text:p>0,064465301</text:p>
          </table:table-cell>
        </table:table-row>
        <table:table-row table:style-name="ro3">
          <table:table-cell office:value-type="string">
            <text:p>7,885</text:p>
          </table:table-cell>
          <table:table-cell office:value-type="float" office:value="0.000217762">
            <text:p>0,000217762</text:p>
          </table:table-cell>
          <table:table-cell/>
          <table:table-cell office:value-type="string">
            <text:p>7,885</text:p>
          </table:table-cell>
          <table:table-cell office:value-type="float" office:value="0.0646421">
            <text:p>0,0646421</text:p>
          </table:table-cell>
          <table:table-cell/>
          <table:table-cell table:formula="of:=[.E1579]-[.B1579]" office:value-type="float" office:value="0.064424338">
            <text:p>0,064424338</text:p>
          </table:table-cell>
        </table:table-row>
        <table:table-row table:style-name="ro3">
          <table:table-cell office:value-type="string">
            <text:p>7,89</text:p>
          </table:table-cell>
          <table:table-cell office:value-type="float" office:value="0.000217626">
            <text:p>0,000217626</text:p>
          </table:table-cell>
          <table:table-cell/>
          <table:table-cell office:value-type="string">
            <text:p>7,89</text:p>
          </table:table-cell>
          <table:table-cell office:value-type="float" office:value="0.0646012">
            <text:p>0,0646012</text:p>
          </table:table-cell>
          <table:table-cell/>
          <table:table-cell table:formula="of:=[.E1580]-[.B1580]" office:value-type="float" office:value="0.064383574">
            <text:p>0,064383574</text:p>
          </table:table-cell>
        </table:table-row>
        <table:table-row table:style-name="ro3">
          <table:table-cell office:value-type="string">
            <text:p>7,895</text:p>
          </table:table-cell>
          <table:table-cell office:value-type="float" office:value="0.00021749">
            <text:p>0,00021749</text:p>
          </table:table-cell>
          <table:table-cell/>
          <table:table-cell office:value-type="string">
            <text:p>7,895</text:p>
          </table:table-cell>
          <table:table-cell office:value-type="float" office:value="0.0645602">
            <text:p>0,0645602</text:p>
          </table:table-cell>
          <table:table-cell/>
          <table:table-cell table:formula="of:=[.E1581]-[.B1581]" office:value-type="float" office:value="0.06434271">
            <text:p>0,06434271</text:p>
          </table:table-cell>
        </table:table-row>
        <table:table-row table:style-name="ro3">
          <table:table-cell office:value-type="string">
            <text:p>7,9</text:p>
          </table:table-cell>
          <table:table-cell office:value-type="float" office:value="0.000217354">
            <text:p>0,000217354</text:p>
          </table:table-cell>
          <table:table-cell/>
          <table:table-cell office:value-type="string">
            <text:p>7,9</text:p>
          </table:table-cell>
          <table:table-cell office:value-type="float" office:value="0.0645194">
            <text:p>0,0645194</text:p>
          </table:table-cell>
          <table:table-cell/>
          <table:table-cell table:formula="of:=[.E1582]-[.B1582]" office:value-type="float" office:value="0.064302046">
            <text:p>0,064302046</text:p>
          </table:table-cell>
        </table:table-row>
        <table:table-row table:style-name="ro3">
          <table:table-cell office:value-type="string">
            <text:p>7,905</text:p>
          </table:table-cell>
          <table:table-cell office:value-type="float" office:value="0.000217218">
            <text:p>0,000217218</text:p>
          </table:table-cell>
          <table:table-cell/>
          <table:table-cell office:value-type="string">
            <text:p>7,905</text:p>
          </table:table-cell>
          <table:table-cell office:value-type="float" office:value="0.0644785">
            <text:p>0,0644785</text:p>
          </table:table-cell>
          <table:table-cell/>
          <table:table-cell table:formula="of:=[.E1583]-[.B1583]" office:value-type="float" office:value="0.064261282">
            <text:p>0,064261282</text:p>
          </table:table-cell>
        </table:table-row>
        <table:table-row table:style-name="ro3">
          <table:table-cell office:value-type="string">
            <text:p>7,91</text:p>
          </table:table-cell>
          <table:table-cell office:value-type="float" office:value="0.000217082">
            <text:p>0,000217082</text:p>
          </table:table-cell>
          <table:table-cell/>
          <table:table-cell office:value-type="string">
            <text:p>7,91</text:p>
          </table:table-cell>
          <table:table-cell office:value-type="float" office:value="0.0644378">
            <text:p>0,0644378</text:p>
          </table:table-cell>
          <table:table-cell/>
          <table:table-cell table:formula="of:=[.E1584]-[.B1584]" office:value-type="float" office:value="0.064220718">
            <text:p>0,064220718</text:p>
          </table:table-cell>
        </table:table-row>
        <table:table-row table:style-name="ro3">
          <table:table-cell office:value-type="string">
            <text:p>7,915</text:p>
          </table:table-cell>
          <table:table-cell office:value-type="float" office:value="0.000216947">
            <text:p>0,000216947</text:p>
          </table:table-cell>
          <table:table-cell/>
          <table:table-cell office:value-type="string">
            <text:p>7,915</text:p>
          </table:table-cell>
          <table:table-cell office:value-type="float" office:value="0.064397">
            <text:p>0,064397</text:p>
          </table:table-cell>
          <table:table-cell/>
          <table:table-cell table:formula="of:=[.E1585]-[.B1585]" office:value-type="float" office:value="0.064180053">
            <text:p>0,064180053</text:p>
          </table:table-cell>
        </table:table-row>
        <table:table-row table:style-name="ro3">
          <table:table-cell office:value-type="string">
            <text:p>7,92</text:p>
          </table:table-cell>
          <table:table-cell office:value-type="float" office:value="0.000216811">
            <text:p>0,000216811</text:p>
          </table:table-cell>
          <table:table-cell/>
          <table:table-cell office:value-type="string">
            <text:p>7,92</text:p>
          </table:table-cell>
          <table:table-cell office:value-type="float" office:value="0.0643564">
            <text:p>0,0643564</text:p>
          </table:table-cell>
          <table:table-cell/>
          <table:table-cell table:formula="of:=[.E1586]-[.B1586]" office:value-type="float" office:value="0.064139589">
            <text:p>0,064139589</text:p>
          </table:table-cell>
        </table:table-row>
        <table:table-row table:style-name="ro3">
          <table:table-cell office:value-type="string">
            <text:p>7,925</text:p>
          </table:table-cell>
          <table:table-cell office:value-type="float" office:value="0.000216676">
            <text:p>0,000216676</text:p>
          </table:table-cell>
          <table:table-cell/>
          <table:table-cell office:value-type="string">
            <text:p>7,925</text:p>
          </table:table-cell>
          <table:table-cell office:value-type="float" office:value="0.0643158">
            <text:p>0,0643158</text:p>
          </table:table-cell>
          <table:table-cell/>
          <table:table-cell table:formula="of:=[.E1587]-[.B1587]" office:value-type="float" office:value="0.064099124">
            <text:p>0,064099124</text:p>
          </table:table-cell>
        </table:table-row>
        <table:table-row table:style-name="ro3">
          <table:table-cell office:value-type="string">
            <text:p>7,93</text:p>
          </table:table-cell>
          <table:table-cell office:value-type="float" office:value="0.000216541">
            <text:p>0,000216541</text:p>
          </table:table-cell>
          <table:table-cell/>
          <table:table-cell office:value-type="string">
            <text:p>7,93</text:p>
          </table:table-cell>
          <table:table-cell office:value-type="float" office:value="0.0642752">
            <text:p>0,0642752</text:p>
          </table:table-cell>
          <table:table-cell/>
          <table:table-cell table:formula="of:=[.E1588]-[.B1588]" office:value-type="float" office:value="0.064058659">
            <text:p>0,064058659</text:p>
          </table:table-cell>
        </table:table-row>
        <table:table-row table:style-name="ro3">
          <table:table-cell office:value-type="string">
            <text:p>7,935</text:p>
          </table:table-cell>
          <table:table-cell office:value-type="float" office:value="0.000216406">
            <text:p>0,000216406</text:p>
          </table:table-cell>
          <table:table-cell/>
          <table:table-cell office:value-type="string">
            <text:p>7,935</text:p>
          </table:table-cell>
          <table:table-cell office:value-type="float" office:value="0.0642347">
            <text:p>0,0642347</text:p>
          </table:table-cell>
          <table:table-cell/>
          <table:table-cell table:formula="of:=[.E1589]-[.B1589]" office:value-type="float" office:value="0.064018294">
            <text:p>0,064018294</text:p>
          </table:table-cell>
        </table:table-row>
        <table:table-row table:style-name="ro3">
          <table:table-cell office:value-type="string">
            <text:p>7,94</text:p>
          </table:table-cell>
          <table:table-cell office:value-type="float" office:value="0.000216272">
            <text:p>0,000216272</text:p>
          </table:table-cell>
          <table:table-cell/>
          <table:table-cell office:value-type="string">
            <text:p>7,94</text:p>
          </table:table-cell>
          <table:table-cell office:value-type="float" office:value="0.0641942">
            <text:p>0,0641942</text:p>
          </table:table-cell>
          <table:table-cell/>
          <table:table-cell table:formula="of:=[.E1590]-[.B1590]" office:value-type="float" office:value="0.063977928">
            <text:p>0,063977928</text:p>
          </table:table-cell>
        </table:table-row>
        <table:table-row table:style-name="ro3">
          <table:table-cell office:value-type="string">
            <text:p>7,945</text:p>
          </table:table-cell>
          <table:table-cell office:value-type="float" office:value="0.000216137">
            <text:p>0,000216137</text:p>
          </table:table-cell>
          <table:table-cell/>
          <table:table-cell office:value-type="string">
            <text:p>7,945</text:p>
          </table:table-cell>
          <table:table-cell office:value-type="float" office:value="0.0641538">
            <text:p>0,0641538</text:p>
          </table:table-cell>
          <table:table-cell/>
          <table:table-cell table:formula="of:=[.E1591]-[.B1591]" office:value-type="float" office:value="0.063937663">
            <text:p>0,063937663</text:p>
          </table:table-cell>
        </table:table-row>
        <table:table-row table:style-name="ro3">
          <table:table-cell office:value-type="string">
            <text:p>7,95</text:p>
          </table:table-cell>
          <table:table-cell office:value-type="float" office:value="0.000216003">
            <text:p>0,000216003</text:p>
          </table:table-cell>
          <table:table-cell/>
          <table:table-cell office:value-type="string">
            <text:p>7,95</text:p>
          </table:table-cell>
          <table:table-cell office:value-type="float" office:value="0.0641134">
            <text:p>0,0641134</text:p>
          </table:table-cell>
          <table:table-cell/>
          <table:table-cell table:formula="of:=[.E1592]-[.B1592]" office:value-type="float" office:value="0.063897397">
            <text:p>0,063897397</text:p>
          </table:table-cell>
        </table:table-row>
        <table:table-row table:style-name="ro3">
          <table:table-cell office:value-type="string">
            <text:p>7,955</text:p>
          </table:table-cell>
          <table:table-cell office:value-type="float" office:value="0.000215869">
            <text:p>0,000215869</text:p>
          </table:table-cell>
          <table:table-cell/>
          <table:table-cell office:value-type="string">
            <text:p>7,955</text:p>
          </table:table-cell>
          <table:table-cell office:value-type="float" office:value="0.0640731">
            <text:p>0,0640731</text:p>
          </table:table-cell>
          <table:table-cell/>
          <table:table-cell table:formula="of:=[.E1593]-[.B1593]" office:value-type="float" office:value="0.063857231">
            <text:p>0,063857231</text:p>
          </table:table-cell>
        </table:table-row>
        <table:table-row table:style-name="ro3">
          <table:table-cell office:value-type="string">
            <text:p>7,96</text:p>
          </table:table-cell>
          <table:table-cell office:value-type="float" office:value="0.000215735">
            <text:p>0,000215735</text:p>
          </table:table-cell>
          <table:table-cell/>
          <table:table-cell office:value-type="string">
            <text:p>7,96</text:p>
          </table:table-cell>
          <table:table-cell office:value-type="float" office:value="0.0640329">
            <text:p>0,0640329</text:p>
          </table:table-cell>
          <table:table-cell/>
          <table:table-cell table:formula="of:=[.E1594]-[.B1594]" office:value-type="float" office:value="0.063817165">
            <text:p>0,063817165</text:p>
          </table:table-cell>
        </table:table-row>
        <table:table-row table:style-name="ro3">
          <table:table-cell office:value-type="string">
            <text:p>7,965</text:p>
          </table:table-cell>
          <table:table-cell office:value-type="float" office:value="0.000215601">
            <text:p>0,000215601</text:p>
          </table:table-cell>
          <table:table-cell/>
          <table:table-cell office:value-type="string">
            <text:p>7,965</text:p>
          </table:table-cell>
          <table:table-cell office:value-type="float" office:value="0.0639927">
            <text:p>0,0639927</text:p>
          </table:table-cell>
          <table:table-cell/>
          <table:table-cell table:formula="of:=[.E1595]-[.B1595]" office:value-type="float" office:value="0.063777099">
            <text:p>0,063777099</text:p>
          </table:table-cell>
        </table:table-row>
        <table:table-row table:style-name="ro3">
          <table:table-cell office:value-type="string">
            <text:p>7,97</text:p>
          </table:table-cell>
          <table:table-cell office:value-type="float" office:value="0.000215467">
            <text:p>0,000215467</text:p>
          </table:table-cell>
          <table:table-cell/>
          <table:table-cell office:value-type="string">
            <text:p>7,97</text:p>
          </table:table-cell>
          <table:table-cell office:value-type="float" office:value="0.0639525">
            <text:p>0,0639525</text:p>
          </table:table-cell>
          <table:table-cell/>
          <table:table-cell table:formula="of:=[.E1596]-[.B1596]" office:value-type="float" office:value="0.063737033">
            <text:p>0,063737033</text:p>
          </table:table-cell>
        </table:table-row>
        <table:table-row table:style-name="ro3">
          <table:table-cell office:value-type="string">
            <text:p>7,975</text:p>
          </table:table-cell>
          <table:table-cell office:value-type="float" office:value="0.000215334">
            <text:p>0,000215334</text:p>
          </table:table-cell>
          <table:table-cell/>
          <table:table-cell office:value-type="string">
            <text:p>7,975</text:p>
          </table:table-cell>
          <table:table-cell office:value-type="float" office:value="0.0639124">
            <text:p>0,0639124</text:p>
          </table:table-cell>
          <table:table-cell/>
          <table:table-cell table:formula="of:=[.E1597]-[.B1597]" office:value-type="float" office:value="0.063697066">
            <text:p>0,063697066</text:p>
          </table:table-cell>
        </table:table-row>
        <table:table-row table:style-name="ro3">
          <table:table-cell office:value-type="string">
            <text:p>7,98</text:p>
          </table:table-cell>
          <table:table-cell office:value-type="float" office:value="0.000215201">
            <text:p>0,000215201</text:p>
          </table:table-cell>
          <table:table-cell/>
          <table:table-cell office:value-type="string">
            <text:p>7,98</text:p>
          </table:table-cell>
          <table:table-cell office:value-type="float" office:value="0.0638723">
            <text:p>0,0638723</text:p>
          </table:table-cell>
          <table:table-cell/>
          <table:table-cell table:formula="of:=[.E1598]-[.B1598]" office:value-type="float" office:value="0.063657099">
            <text:p>0,063657099</text:p>
          </table:table-cell>
        </table:table-row>
        <table:table-row table:style-name="ro3">
          <table:table-cell office:value-type="string">
            <text:p>7,985</text:p>
          </table:table-cell>
          <table:table-cell office:value-type="float" office:value="0.000215067">
            <text:p>0,000215067</text:p>
          </table:table-cell>
          <table:table-cell/>
          <table:table-cell office:value-type="string">
            <text:p>7,985</text:p>
          </table:table-cell>
          <table:table-cell office:value-type="float" office:value="0.0638323">
            <text:p>0,0638323</text:p>
          </table:table-cell>
          <table:table-cell/>
          <table:table-cell table:formula="of:=[.E1599]-[.B1599]" office:value-type="float" office:value="0.063617233">
            <text:p>0,063617233</text:p>
          </table:table-cell>
        </table:table-row>
        <table:table-row table:style-name="ro3">
          <table:table-cell office:value-type="string">
            <text:p>7,99</text:p>
          </table:table-cell>
          <table:table-cell office:value-type="float" office:value="0.000214934">
            <text:p>0,000214934</text:p>
          </table:table-cell>
          <table:table-cell/>
          <table:table-cell office:value-type="string">
            <text:p>7,99</text:p>
          </table:table-cell>
          <table:table-cell office:value-type="float" office:value="0.0637924">
            <text:p>0,0637924</text:p>
          </table:table-cell>
          <table:table-cell/>
          <table:table-cell table:formula="of:=[.E1600]-[.B1600]" office:value-type="float" office:value="0.063577466">
            <text:p>0,063577466</text:p>
          </table:table-cell>
        </table:table-row>
        <table:table-row table:style-name="ro3">
          <table:table-cell office:value-type="string">
            <text:p>7,995</text:p>
          </table:table-cell>
          <table:table-cell office:value-type="float" office:value="0.000214802">
            <text:p>0,000214802</text:p>
          </table:table-cell>
          <table:table-cell/>
          <table:table-cell office:value-type="string">
            <text:p>7,995</text:p>
          </table:table-cell>
          <table:table-cell office:value-type="float" office:value="0.0637525">
            <text:p>0,0637525</text:p>
          </table:table-cell>
          <table:table-cell/>
          <table:table-cell table:formula="of:=[.E1601]-[.B1601]" office:value-type="float" office:value="0.063537698">
            <text:p>0,063537698</text:p>
          </table:table-cell>
        </table:table-row>
        <table:table-row table:style-name="ro3">
          <table:table-cell table:style-name="Default" office:value-type="float" office:value="8">
            <text:p>8</text:p>
          </table:table-cell>
          <table:table-cell office:value-type="float" office:value="0.000214669">
            <text:p>0,000214669</text:p>
          </table:table-cell>
          <table:table-cell/>
          <table:table-cell table:style-name="Default" office:value-type="float" office:value="8">
            <text:p>8</text:p>
          </table:table-cell>
          <table:table-cell office:value-type="float" office:value="0.0637126">
            <text:p>0,0637126</text:p>
          </table:table-cell>
          <table:table-cell/>
          <table:table-cell table:formula="of:=[.E1602]-[.B1602]" office:value-type="float" office:value="0.063497931">
            <text:p>0,063497931</text:p>
          </table:table-cell>
        </table:table-row>
        <table:table-row table:style-name="ro3">
          <table:table-cell office:value-type="string">
            <text:p>8,005</text:p>
          </table:table-cell>
          <table:table-cell office:value-type="float" office:value="0.000214537">
            <text:p>0,000214537</text:p>
          </table:table-cell>
          <table:table-cell/>
          <table:table-cell office:value-type="string">
            <text:p>8,005</text:p>
          </table:table-cell>
          <table:table-cell office:value-type="float" office:value="0.0636728">
            <text:p>0,0636728</text:p>
          </table:table-cell>
          <table:table-cell/>
          <table:table-cell table:formula="of:=[.E1603]-[.B1603]" office:value-type="float" office:value="0.063458263">
            <text:p>0,063458263</text:p>
          </table:table-cell>
        </table:table-row>
        <table:table-row table:style-name="ro3">
          <table:table-cell office:value-type="string">
            <text:p>8,01</text:p>
          </table:table-cell>
          <table:table-cell office:value-type="float" office:value="0.000214404">
            <text:p>0,000214404</text:p>
          </table:table-cell>
          <table:table-cell/>
          <table:table-cell office:value-type="string">
            <text:p>8,01</text:p>
          </table:table-cell>
          <table:table-cell office:value-type="float" office:value="0.063633">
            <text:p>0,063633</text:p>
          </table:table-cell>
          <table:table-cell/>
          <table:table-cell table:formula="of:=[.E1604]-[.B1604]" office:value-type="float" office:value="0.063418596">
            <text:p>0,063418596</text:p>
          </table:table-cell>
        </table:table-row>
        <table:table-row table:style-name="ro3">
          <table:table-cell office:value-type="string">
            <text:p>8,015</text:p>
          </table:table-cell>
          <table:table-cell office:value-type="float" office:value="0.000214272">
            <text:p>0,000214272</text:p>
          </table:table-cell>
          <table:table-cell/>
          <table:table-cell office:value-type="string">
            <text:p>8,015</text:p>
          </table:table-cell>
          <table:table-cell office:value-type="float" office:value="0.0635933">
            <text:p>0,0635933</text:p>
          </table:table-cell>
          <table:table-cell/>
          <table:table-cell table:formula="of:=[.E1605]-[.B1605]" office:value-type="float" office:value="0.063379028">
            <text:p>0,063379028</text:p>
          </table:table-cell>
        </table:table-row>
        <table:table-row table:style-name="ro3">
          <table:table-cell office:value-type="string">
            <text:p>8,02</text:p>
          </table:table-cell>
          <table:table-cell office:value-type="float" office:value="0.00021414">
            <text:p>0,00021414</text:p>
          </table:table-cell>
          <table:table-cell/>
          <table:table-cell office:value-type="string">
            <text:p>8,02</text:p>
          </table:table-cell>
          <table:table-cell office:value-type="float" office:value="0.0635537">
            <text:p>0,0635537</text:p>
          </table:table-cell>
          <table:table-cell/>
          <table:table-cell table:formula="of:=[.E1606]-[.B1606]" office:value-type="float" office:value="0.06333956">
            <text:p>0,06333956</text:p>
          </table:table-cell>
        </table:table-row>
        <table:table-row table:style-name="ro3">
          <table:table-cell office:value-type="string">
            <text:p>8,025</text:p>
          </table:table-cell>
          <table:table-cell office:value-type="float" office:value="0.000214008">
            <text:p>0,000214008</text:p>
          </table:table-cell>
          <table:table-cell/>
          <table:table-cell office:value-type="string">
            <text:p>8,025</text:p>
          </table:table-cell>
          <table:table-cell office:value-type="float" office:value="0.0635141">
            <text:p>0,0635141</text:p>
          </table:table-cell>
          <table:table-cell/>
          <table:table-cell table:formula="of:=[.E1607]-[.B1607]" office:value-type="float" office:value="0.063300092">
            <text:p>0,063300092</text:p>
          </table:table-cell>
        </table:table-row>
        <table:table-row table:style-name="ro3">
          <table:table-cell office:value-type="string">
            <text:p>8,03</text:p>
          </table:table-cell>
          <table:table-cell office:value-type="float" office:value="0.000213877">
            <text:p>0,000213877</text:p>
          </table:table-cell>
          <table:table-cell/>
          <table:table-cell office:value-type="string">
            <text:p>8,03</text:p>
          </table:table-cell>
          <table:table-cell office:value-type="float" office:value="0.0634745">
            <text:p>0,0634745</text:p>
          </table:table-cell>
          <table:table-cell/>
          <table:table-cell table:formula="of:=[.E1608]-[.B1608]" office:value-type="float" office:value="0.063260623">
            <text:p>0,063260623</text:p>
          </table:table-cell>
        </table:table-row>
        <table:table-row table:style-name="ro3">
          <table:table-cell office:value-type="string">
            <text:p>8,035</text:p>
          </table:table-cell>
          <table:table-cell office:value-type="float" office:value="0.000213745">
            <text:p>0,000213745</text:p>
          </table:table-cell>
          <table:table-cell/>
          <table:table-cell office:value-type="string">
            <text:p>8,035</text:p>
          </table:table-cell>
          <table:table-cell office:value-type="float" office:value="0.063435">
            <text:p>0,063435</text:p>
          </table:table-cell>
          <table:table-cell/>
          <table:table-cell table:formula="of:=[.E1609]-[.B1609]" office:value-type="float" office:value="0.063221255">
            <text:p>0,063221255</text:p>
          </table:table-cell>
        </table:table-row>
        <table:table-row table:style-name="ro3">
          <table:table-cell office:value-type="string">
            <text:p>8,04</text:p>
          </table:table-cell>
          <table:table-cell office:value-type="float" office:value="0.000213614">
            <text:p>0,000213614</text:p>
          </table:table-cell>
          <table:table-cell/>
          <table:table-cell office:value-type="string">
            <text:p>8,04</text:p>
          </table:table-cell>
          <table:table-cell office:value-type="float" office:value="0.0633955">
            <text:p>0,0633955</text:p>
          </table:table-cell>
          <table:table-cell/>
          <table:table-cell table:formula="of:=[.E1610]-[.B1610]" office:value-type="float" office:value="0.063181886">
            <text:p>0,063181886</text:p>
          </table:table-cell>
        </table:table-row>
        <table:table-row table:style-name="ro3">
          <table:table-cell office:value-type="string">
            <text:p>8,045</text:p>
          </table:table-cell>
          <table:table-cell office:value-type="float" office:value="0.000213483">
            <text:p>0,000213483</text:p>
          </table:table-cell>
          <table:table-cell/>
          <table:table-cell office:value-type="string">
            <text:p>8,045</text:p>
          </table:table-cell>
          <table:table-cell office:value-type="float" office:value="0.0633561">
            <text:p>0,0633561</text:p>
          </table:table-cell>
          <table:table-cell/>
          <table:table-cell table:formula="of:=[.E1611]-[.B1611]" office:value-type="float" office:value="0.063142617">
            <text:p>0,063142617</text:p>
          </table:table-cell>
        </table:table-row>
        <table:table-row table:style-name="ro3">
          <table:table-cell office:value-type="string">
            <text:p>8,05</text:p>
          </table:table-cell>
          <table:table-cell office:value-type="float" office:value="0.000213352">
            <text:p>0,000213352</text:p>
          </table:table-cell>
          <table:table-cell/>
          <table:table-cell office:value-type="string">
            <text:p>8,05</text:p>
          </table:table-cell>
          <table:table-cell office:value-type="float" office:value="0.0633167">
            <text:p>0,0633167</text:p>
          </table:table-cell>
          <table:table-cell/>
          <table:table-cell table:formula="of:=[.E1612]-[.B1612]" office:value-type="float" office:value="0.063103348">
            <text:p>0,063103348</text:p>
          </table:table-cell>
        </table:table-row>
        <table:table-row table:style-name="ro3">
          <table:table-cell office:value-type="string">
            <text:p>8,055</text:p>
          </table:table-cell>
          <table:table-cell office:value-type="float" office:value="0.000213221">
            <text:p>0,000213221</text:p>
          </table:table-cell>
          <table:table-cell/>
          <table:table-cell office:value-type="string">
            <text:p>8,055</text:p>
          </table:table-cell>
          <table:table-cell office:value-type="float" office:value="0.0632774">
            <text:p>0,0632774</text:p>
          </table:table-cell>
          <table:table-cell/>
          <table:table-cell table:formula="of:=[.E1613]-[.B1613]" office:value-type="float" office:value="0.063064179">
            <text:p>0,063064179</text:p>
          </table:table-cell>
        </table:table-row>
        <table:table-row table:style-name="ro3">
          <table:table-cell office:value-type="string">
            <text:p>8,06</text:p>
          </table:table-cell>
          <table:table-cell office:value-type="float" office:value="0.00021309">
            <text:p>0,00021309</text:p>
          </table:table-cell>
          <table:table-cell/>
          <table:table-cell office:value-type="string">
            <text:p>8,06</text:p>
          </table:table-cell>
          <table:table-cell office:value-type="float" office:value="0.0632382">
            <text:p>0,0632382</text:p>
          </table:table-cell>
          <table:table-cell/>
          <table:table-cell table:formula="of:=[.E1614]-[.B1614]" office:value-type="float" office:value="0.06302511">
            <text:p>0,06302511</text:p>
          </table:table-cell>
        </table:table-row>
        <table:table-row table:style-name="ro3">
          <table:table-cell office:value-type="string">
            <text:p>8,065</text:p>
          </table:table-cell>
          <table:table-cell office:value-type="float" office:value="0.00021296">
            <text:p>0,00021296</text:p>
          </table:table-cell>
          <table:table-cell/>
          <table:table-cell office:value-type="string">
            <text:p>8,065</text:p>
          </table:table-cell>
          <table:table-cell office:value-type="float" office:value="0.0631989">
            <text:p>0,0631989</text:p>
          </table:table-cell>
          <table:table-cell/>
          <table:table-cell table:formula="of:=[.E1615]-[.B1615]" office:value-type="float" office:value="0.06298594">
            <text:p>0,06298594</text:p>
          </table:table-cell>
        </table:table-row>
        <table:table-row table:style-name="ro3">
          <table:table-cell office:value-type="string">
            <text:p>8,07</text:p>
          </table:table-cell>
          <table:table-cell office:value-type="float" office:value="0.000212829">
            <text:p>0,000212829</text:p>
          </table:table-cell>
          <table:table-cell/>
          <table:table-cell office:value-type="string">
            <text:p>8,07</text:p>
          </table:table-cell>
          <table:table-cell office:value-type="float" office:value="0.0631598">
            <text:p>0,0631598</text:p>
          </table:table-cell>
          <table:table-cell/>
          <table:table-cell table:formula="of:=[.E1616]-[.B1616]" office:value-type="float" office:value="0.062946971">
            <text:p>0,062946971</text:p>
          </table:table-cell>
        </table:table-row>
        <table:table-row table:style-name="ro3">
          <table:table-cell office:value-type="string">
            <text:p>8,075</text:p>
          </table:table-cell>
          <table:table-cell office:value-type="float" office:value="0.000212699">
            <text:p>0,000212699</text:p>
          </table:table-cell>
          <table:table-cell/>
          <table:table-cell office:value-type="string">
            <text:p>8,075</text:p>
          </table:table-cell>
          <table:table-cell office:value-type="float" office:value="0.0631207">
            <text:p>0,0631207</text:p>
          </table:table-cell>
          <table:table-cell/>
          <table:table-cell table:formula="of:=[.E1617]-[.B1617]" office:value-type="float" office:value="0.062908001">
            <text:p>0,062908001</text:p>
          </table:table-cell>
        </table:table-row>
        <table:table-row table:style-name="ro3">
          <table:table-cell office:value-type="string">
            <text:p>8,08</text:p>
          </table:table-cell>
          <table:table-cell office:value-type="float" office:value="0.000212569">
            <text:p>0,000212569</text:p>
          </table:table-cell>
          <table:table-cell/>
          <table:table-cell office:value-type="string">
            <text:p>8,08</text:p>
          </table:table-cell>
          <table:table-cell office:value-type="float" office:value="0.0630816">
            <text:p>0,0630816</text:p>
          </table:table-cell>
          <table:table-cell/>
          <table:table-cell table:formula="of:=[.E1618]-[.B1618]" office:value-type="float" office:value="0.062869031">
            <text:p>0,062869031</text:p>
          </table:table-cell>
        </table:table-row>
        <table:table-row table:style-name="ro3">
          <table:table-cell office:value-type="string">
            <text:p>8,085</text:p>
          </table:table-cell>
          <table:table-cell office:value-type="float" office:value="0.000212439">
            <text:p>0,000212439</text:p>
          </table:table-cell>
          <table:table-cell/>
          <table:table-cell office:value-type="string">
            <text:p>8,085</text:p>
          </table:table-cell>
          <table:table-cell office:value-type="float" office:value="0.0630426">
            <text:p>0,0630426</text:p>
          </table:table-cell>
          <table:table-cell/>
          <table:table-cell table:formula="of:=[.E1619]-[.B1619]" office:value-type="float" office:value="0.062830161">
            <text:p>0,062830161</text:p>
          </table:table-cell>
        </table:table-row>
        <table:table-row table:style-name="ro3">
          <table:table-cell office:value-type="string">
            <text:p>8,09</text:p>
          </table:table-cell>
          <table:table-cell office:value-type="float" office:value="0.00021231">
            <text:p>0,00021231</text:p>
          </table:table-cell>
          <table:table-cell/>
          <table:table-cell office:value-type="string">
            <text:p>8,09</text:p>
          </table:table-cell>
          <table:table-cell office:value-type="float" office:value="0.0630036">
            <text:p>0,0630036</text:p>
          </table:table-cell>
          <table:table-cell/>
          <table:table-cell table:formula="of:=[.E1620]-[.B1620]" office:value-type="float" office:value="0.06279129">
            <text:p>0,06279129</text:p>
          </table:table-cell>
        </table:table-row>
        <table:table-row table:style-name="ro3">
          <table:table-cell office:value-type="string">
            <text:p>8,095</text:p>
          </table:table-cell>
          <table:table-cell office:value-type="float" office:value="0.00021218">
            <text:p>0,00021218</text:p>
          </table:table-cell>
          <table:table-cell/>
          <table:table-cell office:value-type="string">
            <text:p>8,095</text:p>
          </table:table-cell>
          <table:table-cell office:value-type="float" office:value="0.0629647">
            <text:p>0,0629647</text:p>
          </table:table-cell>
          <table:table-cell/>
          <table:table-cell table:formula="of:=[.E1621]-[.B1621]" office:value-type="float" office:value="0.06275252">
            <text:p>0,06275252</text:p>
          </table:table-cell>
        </table:table-row>
        <table:table-row table:style-name="ro3">
          <table:table-cell office:value-type="string">
            <text:p>8,1</text:p>
          </table:table-cell>
          <table:table-cell office:value-type="float" office:value="0.000212051">
            <text:p>0,000212051</text:p>
          </table:table-cell>
          <table:table-cell/>
          <table:table-cell office:value-type="string">
            <text:p>8,1</text:p>
          </table:table-cell>
          <table:table-cell office:value-type="float" office:value="0.0629258">
            <text:p>0,0629258</text:p>
          </table:table-cell>
          <table:table-cell/>
          <table:table-cell table:formula="of:=[.E1622]-[.B1622]" office:value-type="float" office:value="0.062713749">
            <text:p>0,062713749</text:p>
          </table:table-cell>
        </table:table-row>
        <table:table-row table:style-name="ro3">
          <table:table-cell office:value-type="string">
            <text:p>8,105</text:p>
          </table:table-cell>
          <table:table-cell office:value-type="float" office:value="0.000211921">
            <text:p>0,000211921</text:p>
          </table:table-cell>
          <table:table-cell/>
          <table:table-cell office:value-type="string">
            <text:p>8,105</text:p>
          </table:table-cell>
          <table:table-cell office:value-type="float" office:value="0.0628869">
            <text:p>0,0628869</text:p>
          </table:table-cell>
          <table:table-cell/>
          <table:table-cell table:formula="of:=[.E1623]-[.B1623]" office:value-type="float" office:value="0.062674979">
            <text:p>0,062674979</text:p>
          </table:table-cell>
        </table:table-row>
        <table:table-row table:style-name="ro3">
          <table:table-cell office:value-type="string">
            <text:p>8,11</text:p>
          </table:table-cell>
          <table:table-cell office:value-type="float" office:value="0.000211792">
            <text:p>0,000211792</text:p>
          </table:table-cell>
          <table:table-cell/>
          <table:table-cell office:value-type="string">
            <text:p>8,11</text:p>
          </table:table-cell>
          <table:table-cell office:value-type="float" office:value="0.0628482">
            <text:p>0,0628482</text:p>
          </table:table-cell>
          <table:table-cell/>
          <table:table-cell table:formula="of:=[.E1624]-[.B1624]" office:value-type="float" office:value="0.062636408">
            <text:p>0,062636408</text:p>
          </table:table-cell>
        </table:table-row>
        <table:table-row table:style-name="ro3">
          <table:table-cell office:value-type="string">
            <text:p>8,115</text:p>
          </table:table-cell>
          <table:table-cell office:value-type="float" office:value="0.000211663">
            <text:p>0,000211663</text:p>
          </table:table-cell>
          <table:table-cell/>
          <table:table-cell office:value-type="string">
            <text:p>8,115</text:p>
          </table:table-cell>
          <table:table-cell office:value-type="float" office:value="0.0628094">
            <text:p>0,0628094</text:p>
          </table:table-cell>
          <table:table-cell/>
          <table:table-cell table:formula="of:=[.E1625]-[.B1625]" office:value-type="float" office:value="0.062597737">
            <text:p>0,062597737</text:p>
          </table:table-cell>
        </table:table-row>
        <table:table-row table:style-name="ro3">
          <table:table-cell office:value-type="string">
            <text:p>8,12</text:p>
          </table:table-cell>
          <table:table-cell office:value-type="float" office:value="0.000211535">
            <text:p>0,000211535</text:p>
          </table:table-cell>
          <table:table-cell/>
          <table:table-cell office:value-type="string">
            <text:p>8,12</text:p>
          </table:table-cell>
          <table:table-cell office:value-type="float" office:value="0.0627707">
            <text:p>0,0627707</text:p>
          </table:table-cell>
          <table:table-cell/>
          <table:table-cell table:formula="of:=[.E1626]-[.B1626]" office:value-type="float" office:value="0.062559165">
            <text:p>0,062559165</text:p>
          </table:table-cell>
        </table:table-row>
        <table:table-row table:style-name="ro3">
          <table:table-cell office:value-type="string">
            <text:p>8,125</text:p>
          </table:table-cell>
          <table:table-cell office:value-type="float" office:value="0.000211406">
            <text:p>0,000211406</text:p>
          </table:table-cell>
          <table:table-cell/>
          <table:table-cell office:value-type="string">
            <text:p>8,125</text:p>
          </table:table-cell>
          <table:table-cell office:value-type="float" office:value="0.0627321">
            <text:p>0,0627321</text:p>
          </table:table-cell>
          <table:table-cell/>
          <table:table-cell table:formula="of:=[.E1627]-[.B1627]" office:value-type="float" office:value="0.062520694">
            <text:p>0,062520694</text:p>
          </table:table-cell>
        </table:table-row>
        <table:table-row table:style-name="ro3">
          <table:table-cell office:value-type="string">
            <text:p>8,13</text:p>
          </table:table-cell>
          <table:table-cell office:value-type="float" office:value="0.000211278">
            <text:p>0,000211278</text:p>
          </table:table-cell>
          <table:table-cell/>
          <table:table-cell office:value-type="string">
            <text:p>8,13</text:p>
          </table:table-cell>
          <table:table-cell office:value-type="float" office:value="0.0626935">
            <text:p>0,0626935</text:p>
          </table:table-cell>
          <table:table-cell/>
          <table:table-cell table:formula="of:=[.E1628]-[.B1628]" office:value-type="float" office:value="0.062482222">
            <text:p>0,062482222</text:p>
          </table:table-cell>
        </table:table-row>
        <table:table-row table:style-name="ro3">
          <table:table-cell office:value-type="string">
            <text:p>8,135</text:p>
          </table:table-cell>
          <table:table-cell office:value-type="float" office:value="0.000211149">
            <text:p>0,000211149</text:p>
          </table:table-cell>
          <table:table-cell/>
          <table:table-cell office:value-type="string">
            <text:p>8,135</text:p>
          </table:table-cell>
          <table:table-cell office:value-type="float" office:value="0.062655">
            <text:p>0,062655</text:p>
          </table:table-cell>
          <table:table-cell/>
          <table:table-cell table:formula="of:=[.E1629]-[.B1629]" office:value-type="float" office:value="0.062443851">
            <text:p>0,062443851</text:p>
          </table:table-cell>
        </table:table-row>
        <table:table-row table:style-name="ro3">
          <table:table-cell office:value-type="string">
            <text:p>8,14</text:p>
          </table:table-cell>
          <table:table-cell office:value-type="float" office:value="0.000211021">
            <text:p>0,000211021</text:p>
          </table:table-cell>
          <table:table-cell/>
          <table:table-cell office:value-type="string">
            <text:p>8,14</text:p>
          </table:table-cell>
          <table:table-cell office:value-type="float" office:value="0.0626165">
            <text:p>0,0626165</text:p>
          </table:table-cell>
          <table:table-cell/>
          <table:table-cell table:formula="of:=[.E1630]-[.B1630]" office:value-type="float" office:value="0.062405479">
            <text:p>0,062405479</text:p>
          </table:table-cell>
        </table:table-row>
        <table:table-row table:style-name="ro3">
          <table:table-cell office:value-type="string">
            <text:p>8,145</text:p>
          </table:table-cell>
          <table:table-cell office:value-type="float" office:value="0.000210893">
            <text:p>0,000210893</text:p>
          </table:table-cell>
          <table:table-cell/>
          <table:table-cell office:value-type="string">
            <text:p>8,145</text:p>
          </table:table-cell>
          <table:table-cell office:value-type="float" office:value="0.062578">
            <text:p>0,062578</text:p>
          </table:table-cell>
          <table:table-cell/>
          <table:table-cell table:formula="of:=[.E1631]-[.B1631]" office:value-type="float" office:value="0.062367107">
            <text:p>0,062367107</text:p>
          </table:table-cell>
        </table:table-row>
        <table:table-row table:style-name="ro3">
          <table:table-cell office:value-type="string">
            <text:p>8,15</text:p>
          </table:table-cell>
          <table:table-cell office:value-type="float" office:value="0.000210766">
            <text:p>0,000210766</text:p>
          </table:table-cell>
          <table:table-cell/>
          <table:table-cell office:value-type="string">
            <text:p>8,15</text:p>
          </table:table-cell>
          <table:table-cell office:value-type="float" office:value="0.0625396">
            <text:p>0,0625396</text:p>
          </table:table-cell>
          <table:table-cell/>
          <table:table-cell table:formula="of:=[.E1632]-[.B1632]" office:value-type="float" office:value="0.062328834">
            <text:p>0,062328834</text:p>
          </table:table-cell>
        </table:table-row>
        <table:table-row table:style-name="ro3">
          <table:table-cell office:value-type="string">
            <text:p>8,155</text:p>
          </table:table-cell>
          <table:table-cell office:value-type="float" office:value="0.000210638">
            <text:p>0,000210638</text:p>
          </table:table-cell>
          <table:table-cell/>
          <table:table-cell office:value-type="string">
            <text:p>8,155</text:p>
          </table:table-cell>
          <table:table-cell office:value-type="float" office:value="0.0625013">
            <text:p>0,0625013</text:p>
          </table:table-cell>
          <table:table-cell/>
          <table:table-cell table:formula="of:=[.E1633]-[.B1633]" office:value-type="float" office:value="0.062290662">
            <text:p>0,062290662</text:p>
          </table:table-cell>
        </table:table-row>
        <table:table-row table:style-name="ro3">
          <table:table-cell office:value-type="string">
            <text:p>8,16</text:p>
          </table:table-cell>
          <table:table-cell office:value-type="float" office:value="0.00021051">
            <text:p>0,00021051</text:p>
          </table:table-cell>
          <table:table-cell/>
          <table:table-cell office:value-type="string">
            <text:p>8,16</text:p>
          </table:table-cell>
          <table:table-cell office:value-type="float" office:value="0.0624629">
            <text:p>0,0624629</text:p>
          </table:table-cell>
          <table:table-cell/>
          <table:table-cell table:formula="of:=[.E1634]-[.B1634]" office:value-type="float" office:value="0.06225239">
            <text:p>0,06225239</text:p>
          </table:table-cell>
        </table:table-row>
        <table:table-row table:style-name="ro3">
          <table:table-cell office:value-type="string">
            <text:p>8,165</text:p>
          </table:table-cell>
          <table:table-cell office:value-type="float" office:value="0.000210383">
            <text:p>0,000210383</text:p>
          </table:table-cell>
          <table:table-cell/>
          <table:table-cell office:value-type="string">
            <text:p>8,165</text:p>
          </table:table-cell>
          <table:table-cell office:value-type="float" office:value="0.0624247">
            <text:p>0,0624247</text:p>
          </table:table-cell>
          <table:table-cell/>
          <table:table-cell table:formula="of:=[.E1635]-[.B1635]" office:value-type="float" office:value="0.062214317">
            <text:p>0,062214317</text:p>
          </table:table-cell>
        </table:table-row>
        <table:table-row table:style-name="ro3">
          <table:table-cell office:value-type="string">
            <text:p>8,17</text:p>
          </table:table-cell>
          <table:table-cell office:value-type="float" office:value="0.000210256">
            <text:p>0,000210256</text:p>
          </table:table-cell>
          <table:table-cell/>
          <table:table-cell office:value-type="string">
            <text:p>8,17</text:p>
          </table:table-cell>
          <table:table-cell office:value-type="float" office:value="0.0623865">
            <text:p>0,0623865</text:p>
          </table:table-cell>
          <table:table-cell/>
          <table:table-cell table:formula="of:=[.E1636]-[.B1636]" office:value-type="float" office:value="0.062176244">
            <text:p>0,062176244</text:p>
          </table:table-cell>
        </table:table-row>
        <table:table-row table:style-name="ro3">
          <table:table-cell office:value-type="string">
            <text:p>8,175</text:p>
          </table:table-cell>
          <table:table-cell office:value-type="float" office:value="0.000210129">
            <text:p>0,000210129</text:p>
          </table:table-cell>
          <table:table-cell/>
          <table:table-cell office:value-type="string">
            <text:p>8,175</text:p>
          </table:table-cell>
          <table:table-cell office:value-type="float" office:value="0.0623483">
            <text:p>0,0623483</text:p>
          </table:table-cell>
          <table:table-cell/>
          <table:table-cell table:formula="of:=[.E1637]-[.B1637]" office:value-type="float" office:value="0.062138171">
            <text:p>0,062138171</text:p>
          </table:table-cell>
        </table:table-row>
        <table:table-row table:style-name="ro3">
          <table:table-cell office:value-type="string">
            <text:p>8,18</text:p>
          </table:table-cell>
          <table:table-cell office:value-type="float" office:value="0.000210002">
            <text:p>0,000210002</text:p>
          </table:table-cell>
          <table:table-cell/>
          <table:table-cell office:value-type="string">
            <text:p>8,18</text:p>
          </table:table-cell>
          <table:table-cell office:value-type="float" office:value="0.0623102">
            <text:p>0,0623102</text:p>
          </table:table-cell>
          <table:table-cell/>
          <table:table-cell table:formula="of:=[.E1638]-[.B1638]" office:value-type="float" office:value="0.062100198">
            <text:p>0,062100198</text:p>
          </table:table-cell>
        </table:table-row>
        <table:table-row table:style-name="ro3">
          <table:table-cell office:value-type="string">
            <text:p>8,185</text:p>
          </table:table-cell>
          <table:table-cell office:value-type="float" office:value="0.000209875">
            <text:p>0,000209875</text:p>
          </table:table-cell>
          <table:table-cell/>
          <table:table-cell office:value-type="string">
            <text:p>8,185</text:p>
          </table:table-cell>
          <table:table-cell office:value-type="float" office:value="0.0622721">
            <text:p>0,0622721</text:p>
          </table:table-cell>
          <table:table-cell/>
          <table:table-cell table:formula="of:=[.E1639]-[.B1639]" office:value-type="float" office:value="0.062062225">
            <text:p>0,062062225</text:p>
          </table:table-cell>
        </table:table-row>
        <table:table-row table:style-name="ro3">
          <table:table-cell office:value-type="string">
            <text:p>8,19</text:p>
          </table:table-cell>
          <table:table-cell office:value-type="float" office:value="0.000209749">
            <text:p>0,000209749</text:p>
          </table:table-cell>
          <table:table-cell/>
          <table:table-cell office:value-type="string">
            <text:p>8,19</text:p>
          </table:table-cell>
          <table:table-cell office:value-type="float" office:value="0.0622341">
            <text:p>0,0622341</text:p>
          </table:table-cell>
          <table:table-cell/>
          <table:table-cell table:formula="of:=[.E1640]-[.B1640]" office:value-type="float" office:value="0.062024351">
            <text:p>0,062024351</text:p>
          </table:table-cell>
        </table:table-row>
        <table:table-row table:style-name="ro3">
          <table:table-cell office:value-type="string">
            <text:p>8,195</text:p>
          </table:table-cell>
          <table:table-cell office:value-type="float" office:value="0.000209622">
            <text:p>0,000209622</text:p>
          </table:table-cell>
          <table:table-cell/>
          <table:table-cell office:value-type="string">
            <text:p>8,195</text:p>
          </table:table-cell>
          <table:table-cell office:value-type="float" office:value="0.0621961">
            <text:p>0,0621961</text:p>
          </table:table-cell>
          <table:table-cell/>
          <table:table-cell table:formula="of:=[.E1641]-[.B1641]" office:value-type="float" office:value="0.061986478">
            <text:p>0,061986478</text:p>
          </table:table-cell>
        </table:table-row>
        <table:table-row table:style-name="ro3">
          <table:table-cell office:value-type="string">
            <text:p>8,2</text:p>
          </table:table-cell>
          <table:table-cell office:value-type="float" office:value="0.000209496">
            <text:p>0,000209496</text:p>
          </table:table-cell>
          <table:table-cell/>
          <table:table-cell office:value-type="string">
            <text:p>8,2</text:p>
          </table:table-cell>
          <table:table-cell office:value-type="float" office:value="0.0621581">
            <text:p>0,0621581</text:p>
          </table:table-cell>
          <table:table-cell/>
          <table:table-cell table:formula="of:=[.E1642]-[.B1642]" office:value-type="float" office:value="0.061948604">
            <text:p>0,061948604</text:p>
          </table:table-cell>
        </table:table-row>
        <table:table-row table:style-name="ro3">
          <table:table-cell office:value-type="string">
            <text:p>8,205</text:p>
          </table:table-cell>
          <table:table-cell office:value-type="float" office:value="0.00020937">
            <text:p>0,00020937</text:p>
          </table:table-cell>
          <table:table-cell/>
          <table:table-cell office:value-type="string">
            <text:p>8,205</text:p>
          </table:table-cell>
          <table:table-cell office:value-type="float" office:value="0.0621203">
            <text:p>0,0621203</text:p>
          </table:table-cell>
          <table:table-cell/>
          <table:table-cell table:formula="of:=[.E1643]-[.B1643]" office:value-type="float" office:value="0.06191093">
            <text:p>0,06191093</text:p>
          </table:table-cell>
        </table:table-row>
        <table:table-row table:style-name="ro3">
          <table:table-cell office:value-type="string">
            <text:p>8,21</text:p>
          </table:table-cell>
          <table:table-cell office:value-type="float" office:value="0.000209244">
            <text:p>0,000209244</text:p>
          </table:table-cell>
          <table:table-cell/>
          <table:table-cell office:value-type="string">
            <text:p>8,21</text:p>
          </table:table-cell>
          <table:table-cell office:value-type="float" office:value="0.0620824">
            <text:p>0,0620824</text:p>
          </table:table-cell>
          <table:table-cell/>
          <table:table-cell table:formula="of:=[.E1644]-[.B1644]" office:value-type="float" office:value="0.061873156">
            <text:p>0,061873156</text:p>
          </table:table-cell>
        </table:table-row>
        <table:table-row table:style-name="ro3">
          <table:table-cell office:value-type="string">
            <text:p>8,215</text:p>
          </table:table-cell>
          <table:table-cell office:value-type="float" office:value="0.000209118">
            <text:p>0,000209118</text:p>
          </table:table-cell>
          <table:table-cell/>
          <table:table-cell office:value-type="string">
            <text:p>8,215</text:p>
          </table:table-cell>
          <table:table-cell office:value-type="float" office:value="0.0620446">
            <text:p>0,0620446</text:p>
          </table:table-cell>
          <table:table-cell/>
          <table:table-cell table:formula="of:=[.E1645]-[.B1645]" office:value-type="float" office:value="0.061835482">
            <text:p>0,061835482</text:p>
          </table:table-cell>
        </table:table-row>
        <table:table-row table:style-name="ro3">
          <table:table-cell office:value-type="string">
            <text:p>8,22</text:p>
          </table:table-cell>
          <table:table-cell office:value-type="float" office:value="0.000208993">
            <text:p>0,000208993</text:p>
          </table:table-cell>
          <table:table-cell/>
          <table:table-cell office:value-type="string">
            <text:p>8,22</text:p>
          </table:table-cell>
          <table:table-cell office:value-type="float" office:value="0.0620069">
            <text:p>0,0620069</text:p>
          </table:table-cell>
          <table:table-cell/>
          <table:table-cell table:formula="of:=[.E1646]-[.B1646]" office:value-type="float" office:value="0.061797907">
            <text:p>0,061797907</text:p>
          </table:table-cell>
        </table:table-row>
        <table:table-row table:style-name="ro3">
          <table:table-cell office:value-type="string">
            <text:p>8,225</text:p>
          </table:table-cell>
          <table:table-cell office:value-type="float" office:value="0.000208867">
            <text:p>0,000208867</text:p>
          </table:table-cell>
          <table:table-cell/>
          <table:table-cell office:value-type="string">
            <text:p>8,225</text:p>
          </table:table-cell>
          <table:table-cell office:value-type="float" office:value="0.0619692">
            <text:p>0,0619692</text:p>
          </table:table-cell>
          <table:table-cell/>
          <table:table-cell table:formula="of:=[.E1647]-[.B1647]" office:value-type="float" office:value="0.061760333">
            <text:p>0,061760333</text:p>
          </table:table-cell>
        </table:table-row>
        <table:table-row table:style-name="ro3">
          <table:table-cell office:value-type="string">
            <text:p>8,23</text:p>
          </table:table-cell>
          <table:table-cell office:value-type="float" office:value="0.000208742">
            <text:p>0,000208742</text:p>
          </table:table-cell>
          <table:table-cell/>
          <table:table-cell office:value-type="string">
            <text:p>8,23</text:p>
          </table:table-cell>
          <table:table-cell office:value-type="float" office:value="0.0619315">
            <text:p>0,0619315</text:p>
          </table:table-cell>
          <table:table-cell/>
          <table:table-cell table:formula="of:=[.E1648]-[.B1648]" office:value-type="float" office:value="0.061722758">
            <text:p>0,061722758</text:p>
          </table:table-cell>
        </table:table-row>
        <table:table-row table:style-name="ro3">
          <table:table-cell office:value-type="string">
            <text:p>8,235</text:p>
          </table:table-cell>
          <table:table-cell office:value-type="float" office:value="0.000208617">
            <text:p>0,000208617</text:p>
          </table:table-cell>
          <table:table-cell/>
          <table:table-cell office:value-type="string">
            <text:p>8,235</text:p>
          </table:table-cell>
          <table:table-cell office:value-type="float" office:value="0.0618939">
            <text:p>0,0618939</text:p>
          </table:table-cell>
          <table:table-cell/>
          <table:table-cell table:formula="of:=[.E1649]-[.B1649]" office:value-type="float" office:value="0.061685283">
            <text:p>0,061685283</text:p>
          </table:table-cell>
        </table:table-row>
        <table:table-row table:style-name="ro3">
          <table:table-cell office:value-type="string">
            <text:p>8,24</text:p>
          </table:table-cell>
          <table:table-cell office:value-type="float" office:value="0.000208492">
            <text:p>0,000208492</text:p>
          </table:table-cell>
          <table:table-cell/>
          <table:table-cell office:value-type="string">
            <text:p>8,24</text:p>
          </table:table-cell>
          <table:table-cell office:value-type="float" office:value="0.0618563">
            <text:p>0,0618563</text:p>
          </table:table-cell>
          <table:table-cell/>
          <table:table-cell table:formula="of:=[.E1650]-[.B1650]" office:value-type="float" office:value="0.061647808">
            <text:p>0,061647808</text:p>
          </table:table-cell>
        </table:table-row>
        <table:table-row table:style-name="ro3">
          <table:table-cell office:value-type="string">
            <text:p>8,245</text:p>
          </table:table-cell>
          <table:table-cell office:value-type="float" office:value="0.000208367">
            <text:p>0,000208367</text:p>
          </table:table-cell>
          <table:table-cell/>
          <table:table-cell office:value-type="string">
            <text:p>8,245</text:p>
          </table:table-cell>
          <table:table-cell office:value-type="float" office:value="0.0618188">
            <text:p>0,0618188</text:p>
          </table:table-cell>
          <table:table-cell/>
          <table:table-cell table:formula="of:=[.E1651]-[.B1651]" office:value-type="float" office:value="0.061610433">
            <text:p>0,061610433</text:p>
          </table:table-cell>
        </table:table-row>
        <table:table-row table:style-name="ro3">
          <table:table-cell office:value-type="string">
            <text:p>8,25</text:p>
          </table:table-cell>
          <table:table-cell office:value-type="float" office:value="0.000208242">
            <text:p>0,000208242</text:p>
          </table:table-cell>
          <table:table-cell/>
          <table:table-cell office:value-type="string">
            <text:p>8,25</text:p>
          </table:table-cell>
          <table:table-cell office:value-type="float" office:value="0.0617813">
            <text:p>0,0617813</text:p>
          </table:table-cell>
          <table:table-cell/>
          <table:table-cell table:formula="of:=[.E1652]-[.B1652]" office:value-type="float" office:value="0.061573058">
            <text:p>0,061573058</text:p>
          </table:table-cell>
        </table:table-row>
        <table:table-row table:style-name="ro3">
          <table:table-cell office:value-type="string">
            <text:p>8,255</text:p>
          </table:table-cell>
          <table:table-cell office:value-type="float" office:value="0.000208118">
            <text:p>0,000208118</text:p>
          </table:table-cell>
          <table:table-cell/>
          <table:table-cell office:value-type="string">
            <text:p>8,255</text:p>
          </table:table-cell>
          <table:table-cell office:value-type="float" office:value="0.0617439">
            <text:p>0,0617439</text:p>
          </table:table-cell>
          <table:table-cell/>
          <table:table-cell table:formula="of:=[.E1653]-[.B1653]" office:value-type="float" office:value="0.061535782">
            <text:p>0,061535782</text:p>
          </table:table-cell>
        </table:table-row>
        <table:table-row table:style-name="ro3">
          <table:table-cell office:value-type="string">
            <text:p>8,26</text:p>
          </table:table-cell>
          <table:table-cell office:value-type="float" office:value="0.000207993">
            <text:p>0,000207993</text:p>
          </table:table-cell>
          <table:table-cell/>
          <table:table-cell office:value-type="string">
            <text:p>8,26</text:p>
          </table:table-cell>
          <table:table-cell office:value-type="float" office:value="0.0617065">
            <text:p>0,0617065</text:p>
          </table:table-cell>
          <table:table-cell/>
          <table:table-cell table:formula="of:=[.E1654]-[.B1654]" office:value-type="float" office:value="0.061498507">
            <text:p>0,061498507</text:p>
          </table:table-cell>
        </table:table-row>
        <table:table-row table:style-name="ro3">
          <table:table-cell office:value-type="string">
            <text:p>8,265</text:p>
          </table:table-cell>
          <table:table-cell office:value-type="float" office:value="0.000207869">
            <text:p>0,000207869</text:p>
          </table:table-cell>
          <table:table-cell/>
          <table:table-cell office:value-type="string">
            <text:p>8,265</text:p>
          </table:table-cell>
          <table:table-cell office:value-type="float" office:value="0.0616692">
            <text:p>0,0616692</text:p>
          </table:table-cell>
          <table:table-cell/>
          <table:table-cell table:formula="of:=[.E1655]-[.B1655]" office:value-type="float" office:value="0.061461331">
            <text:p>0,061461331</text:p>
          </table:table-cell>
        </table:table-row>
        <table:table-row table:style-name="ro3">
          <table:table-cell office:value-type="string">
            <text:p>8,27</text:p>
          </table:table-cell>
          <table:table-cell office:value-type="float" office:value="0.000207745">
            <text:p>0,000207745</text:p>
          </table:table-cell>
          <table:table-cell/>
          <table:table-cell office:value-type="string">
            <text:p>8,27</text:p>
          </table:table-cell>
          <table:table-cell office:value-type="float" office:value="0.0616319">
            <text:p>0,0616319</text:p>
          </table:table-cell>
          <table:table-cell/>
          <table:table-cell table:formula="of:=[.E1656]-[.B1656]" office:value-type="float" office:value="0.061424155">
            <text:p>0,061424155</text:p>
          </table:table-cell>
        </table:table-row>
        <table:table-row table:style-name="ro3">
          <table:table-cell office:value-type="string">
            <text:p>8,275</text:p>
          </table:table-cell>
          <table:table-cell office:value-type="float" office:value="0.000207621">
            <text:p>0,000207621</text:p>
          </table:table-cell>
          <table:table-cell/>
          <table:table-cell office:value-type="string">
            <text:p>8,275</text:p>
          </table:table-cell>
          <table:table-cell office:value-type="float" office:value="0.0615946">
            <text:p>0,0615946</text:p>
          </table:table-cell>
          <table:table-cell/>
          <table:table-cell table:formula="of:=[.E1657]-[.B1657]" office:value-type="float" office:value="0.061386979">
            <text:p>0,061386979</text:p>
          </table:table-cell>
        </table:table-row>
        <table:table-row table:style-name="ro3">
          <table:table-cell office:value-type="string">
            <text:p>8,28</text:p>
          </table:table-cell>
          <table:table-cell office:value-type="float" office:value="0.000207497">
            <text:p>0,000207497</text:p>
          </table:table-cell>
          <table:table-cell/>
          <table:table-cell office:value-type="string">
            <text:p>8,28</text:p>
          </table:table-cell>
          <table:table-cell office:value-type="float" office:value="0.0615574">
            <text:p>0,0615574</text:p>
          </table:table-cell>
          <table:table-cell/>
          <table:table-cell table:formula="of:=[.E1658]-[.B1658]" office:value-type="float" office:value="0.061349903">
            <text:p>0,061349903</text:p>
          </table:table-cell>
        </table:table-row>
        <table:table-row table:style-name="ro3">
          <table:table-cell office:value-type="string">
            <text:p>8,285</text:p>
          </table:table-cell>
          <table:table-cell office:value-type="float" office:value="0.000207374">
            <text:p>0,000207374</text:p>
          </table:table-cell>
          <table:table-cell/>
          <table:table-cell office:value-type="string">
            <text:p>8,285</text:p>
          </table:table-cell>
          <table:table-cell office:value-type="float" office:value="0.0615202">
            <text:p>0,0615202</text:p>
          </table:table-cell>
          <table:table-cell/>
          <table:table-cell table:formula="of:=[.E1659]-[.B1659]" office:value-type="float" office:value="0.061312826">
            <text:p>0,061312826</text:p>
          </table:table-cell>
        </table:table-row>
        <table:table-row table:style-name="ro3">
          <table:table-cell office:value-type="string">
            <text:p>8,29</text:p>
          </table:table-cell>
          <table:table-cell office:value-type="float" office:value="0.00020725">
            <text:p>0,00020725</text:p>
          </table:table-cell>
          <table:table-cell/>
          <table:table-cell office:value-type="string">
            <text:p>8,29</text:p>
          </table:table-cell>
          <table:table-cell office:value-type="float" office:value="0.0614831">
            <text:p>0,0614831</text:p>
          </table:table-cell>
          <table:table-cell/>
          <table:table-cell table:formula="of:=[.E1660]-[.B1660]" office:value-type="float" office:value="0.06127585">
            <text:p>0,06127585</text:p>
          </table:table-cell>
        </table:table-row>
        <table:table-row table:style-name="ro3">
          <table:table-cell office:value-type="string">
            <text:p>8,295</text:p>
          </table:table-cell>
          <table:table-cell office:value-type="float" office:value="0.000207127">
            <text:p>0,000207127</text:p>
          </table:table-cell>
          <table:table-cell/>
          <table:table-cell office:value-type="string">
            <text:p>8,295</text:p>
          </table:table-cell>
          <table:table-cell office:value-type="float" office:value="0.061446">
            <text:p>0,061446</text:p>
          </table:table-cell>
          <table:table-cell/>
          <table:table-cell table:formula="of:=[.E1661]-[.B1661]" office:value-type="float" office:value="0.061238873">
            <text:p>0,061238873</text:p>
          </table:table-cell>
        </table:table-row>
        <table:table-row table:style-name="ro3">
          <table:table-cell office:value-type="string">
            <text:p>8,3</text:p>
          </table:table-cell>
          <table:table-cell office:value-type="float" office:value="0.000207003">
            <text:p>0,000207003</text:p>
          </table:table-cell>
          <table:table-cell/>
          <table:table-cell office:value-type="string">
            <text:p>8,3</text:p>
          </table:table-cell>
          <table:table-cell office:value-type="float" office:value="0.061409">
            <text:p>0,061409</text:p>
          </table:table-cell>
          <table:table-cell/>
          <table:table-cell table:formula="of:=[.E1662]-[.B1662]" office:value-type="float" office:value="0.061201997">
            <text:p>0,061201997</text:p>
          </table:table-cell>
        </table:table-row>
        <table:table-row table:style-name="ro3">
          <table:table-cell office:value-type="string">
            <text:p>8,305</text:p>
          </table:table-cell>
          <table:table-cell office:value-type="float" office:value="0.00020688">
            <text:p>0,00020688</text:p>
          </table:table-cell>
          <table:table-cell/>
          <table:table-cell office:value-type="string">
            <text:p>8,305</text:p>
          </table:table-cell>
          <table:table-cell office:value-type="float" office:value="0.061372">
            <text:p>0,061372</text:p>
          </table:table-cell>
          <table:table-cell/>
          <table:table-cell table:formula="of:=[.E1663]-[.B1663]" office:value-type="float" office:value="0.06116512">
            <text:p>0,06116512</text:p>
          </table:table-cell>
        </table:table-row>
        <table:table-row table:style-name="ro3">
          <table:table-cell office:value-type="string">
            <text:p>8,31</text:p>
          </table:table-cell>
          <table:table-cell office:value-type="float" office:value="0.000206757">
            <text:p>0,000206757</text:p>
          </table:table-cell>
          <table:table-cell/>
          <table:table-cell office:value-type="string">
            <text:p>8,31</text:p>
          </table:table-cell>
          <table:table-cell office:value-type="float" office:value="0.0613351">
            <text:p>0,0613351</text:p>
          </table:table-cell>
          <table:table-cell/>
          <table:table-cell table:formula="of:=[.E1664]-[.B1664]" office:value-type="float" office:value="0.061128343">
            <text:p>0,061128343</text:p>
          </table:table-cell>
        </table:table-row>
        <table:table-row table:style-name="ro3">
          <table:table-cell office:value-type="string">
            <text:p>8,315</text:p>
          </table:table-cell>
          <table:table-cell office:value-type="float" office:value="0.000206635">
            <text:p>0,000206635</text:p>
          </table:table-cell>
          <table:table-cell/>
          <table:table-cell office:value-type="string">
            <text:p>8,315</text:p>
          </table:table-cell>
          <table:table-cell office:value-type="float" office:value="0.0612982">
            <text:p>0,0612982</text:p>
          </table:table-cell>
          <table:table-cell/>
          <table:table-cell table:formula="of:=[.E1665]-[.B1665]" office:value-type="float" office:value="0.061091565">
            <text:p>0,061091565</text:p>
          </table:table-cell>
        </table:table-row>
        <table:table-row table:style-name="ro3">
          <table:table-cell office:value-type="string">
            <text:p>8,32</text:p>
          </table:table-cell>
          <table:table-cell office:value-type="float" office:value="0.000206512">
            <text:p>0,000206512</text:p>
          </table:table-cell>
          <table:table-cell/>
          <table:table-cell office:value-type="string">
            <text:p>8,32</text:p>
          </table:table-cell>
          <table:table-cell office:value-type="float" office:value="0.0612614">
            <text:p>0,0612614</text:p>
          </table:table-cell>
          <table:table-cell/>
          <table:table-cell table:formula="of:=[.E1666]-[.B1666]" office:value-type="float" office:value="0.061054888">
            <text:p>0,061054888</text:p>
          </table:table-cell>
        </table:table-row>
        <table:table-row table:style-name="ro3">
          <table:table-cell office:value-type="string">
            <text:p>8,325</text:p>
          </table:table-cell>
          <table:table-cell office:value-type="float" office:value="0.00020639">
            <text:p>0,00020639</text:p>
          </table:table-cell>
          <table:table-cell/>
          <table:table-cell office:value-type="string">
            <text:p>8,325</text:p>
          </table:table-cell>
          <table:table-cell office:value-type="float" office:value="0.0612245">
            <text:p>0,0612245</text:p>
          </table:table-cell>
          <table:table-cell/>
          <table:table-cell table:formula="of:=[.E1667]-[.B1667]" office:value-type="float" office:value="0.06101811">
            <text:p>0,06101811</text:p>
          </table:table-cell>
        </table:table-row>
        <table:table-row table:style-name="ro3">
          <table:table-cell office:value-type="string">
            <text:p>8,33</text:p>
          </table:table-cell>
          <table:table-cell office:value-type="float" office:value="0.000206267">
            <text:p>0,000206267</text:p>
          </table:table-cell>
          <table:table-cell/>
          <table:table-cell office:value-type="string">
            <text:p>8,33</text:p>
          </table:table-cell>
          <table:table-cell office:value-type="float" office:value="0.0611878">
            <text:p>0,0611878</text:p>
          </table:table-cell>
          <table:table-cell/>
          <table:table-cell table:formula="of:=[.E1668]-[.B1668]" office:value-type="float" office:value="0.060981533">
            <text:p>0,060981533</text:p>
          </table:table-cell>
        </table:table-row>
        <table:table-row table:style-name="ro3">
          <table:table-cell office:value-type="string">
            <text:p>8,335</text:p>
          </table:table-cell>
          <table:table-cell office:value-type="float" office:value="0.000206145">
            <text:p>0,000206145</text:p>
          </table:table-cell>
          <table:table-cell/>
          <table:table-cell office:value-type="string">
            <text:p>8,335</text:p>
          </table:table-cell>
          <table:table-cell office:value-type="float" office:value="0.0611511">
            <text:p>0,0611511</text:p>
          </table:table-cell>
          <table:table-cell/>
          <table:table-cell table:formula="of:=[.E1669]-[.B1669]" office:value-type="float" office:value="0.060944955">
            <text:p>0,060944955</text:p>
          </table:table-cell>
        </table:table-row>
        <table:table-row table:style-name="ro3">
          <table:table-cell office:value-type="string">
            <text:p>8,34</text:p>
          </table:table-cell>
          <table:table-cell office:value-type="float" office:value="0.000206023">
            <text:p>0,000206023</text:p>
          </table:table-cell>
          <table:table-cell/>
          <table:table-cell office:value-type="string">
            <text:p>8,34</text:p>
          </table:table-cell>
          <table:table-cell office:value-type="float" office:value="0.0611144">
            <text:p>0,0611144</text:p>
          </table:table-cell>
          <table:table-cell/>
          <table:table-cell table:formula="of:=[.E1670]-[.B1670]" office:value-type="float" office:value="0.060908377">
            <text:p>0,060908377</text:p>
          </table:table-cell>
        </table:table-row>
        <table:table-row table:style-name="ro3">
          <table:table-cell office:value-type="string">
            <text:p>8,345</text:p>
          </table:table-cell>
          <table:table-cell office:value-type="float" office:value="0.000205901">
            <text:p>0,000205901</text:p>
          </table:table-cell>
          <table:table-cell/>
          <table:table-cell office:value-type="string">
            <text:p>8,345</text:p>
          </table:table-cell>
          <table:table-cell office:value-type="float" office:value="0.0610778">
            <text:p>0,0610778</text:p>
          </table:table-cell>
          <table:table-cell/>
          <table:table-cell table:formula="of:=[.E1671]-[.B1671]" office:value-type="float" office:value="0.060871899">
            <text:p>0,060871899</text:p>
          </table:table-cell>
        </table:table-row>
        <table:table-row table:style-name="ro3">
          <table:table-cell office:value-type="string">
            <text:p>8,35</text:p>
          </table:table-cell>
          <table:table-cell office:value-type="float" office:value="0.000205779">
            <text:p>0,000205779</text:p>
          </table:table-cell>
          <table:table-cell/>
          <table:table-cell office:value-type="string">
            <text:p>8,35</text:p>
          </table:table-cell>
          <table:table-cell office:value-type="float" office:value="0.0610412">
            <text:p>0,0610412</text:p>
          </table:table-cell>
          <table:table-cell/>
          <table:table-cell table:formula="of:=[.E1672]-[.B1672]" office:value-type="float" office:value="0.060835421">
            <text:p>0,060835421</text:p>
          </table:table-cell>
        </table:table-row>
        <table:table-row table:style-name="ro3">
          <table:table-cell office:value-type="string">
            <text:p>8,355</text:p>
          </table:table-cell>
          <table:table-cell office:value-type="float" office:value="0.000205658">
            <text:p>0,000205658</text:p>
          </table:table-cell>
          <table:table-cell/>
          <table:table-cell office:value-type="string">
            <text:p>8,355</text:p>
          </table:table-cell>
          <table:table-cell office:value-type="float" office:value="0.0610046">
            <text:p>0,0610046</text:p>
          </table:table-cell>
          <table:table-cell/>
          <table:table-cell table:formula="of:=[.E1673]-[.B1673]" office:value-type="float" office:value="0.060798942">
            <text:p>0,060798942</text:p>
          </table:table-cell>
        </table:table-row>
        <table:table-row table:style-name="ro3">
          <table:table-cell office:value-type="string">
            <text:p>8,36</text:p>
          </table:table-cell>
          <table:table-cell office:value-type="float" office:value="0.000205536">
            <text:p>0,000205536</text:p>
          </table:table-cell>
          <table:table-cell/>
          <table:table-cell office:value-type="string">
            <text:p>8,36</text:p>
          </table:table-cell>
          <table:table-cell office:value-type="float" office:value="0.0609681">
            <text:p>0,0609681</text:p>
          </table:table-cell>
          <table:table-cell/>
          <table:table-cell table:formula="of:=[.E1674]-[.B1674]" office:value-type="float" office:value="0.060762564">
            <text:p>0,060762564</text:p>
          </table:table-cell>
        </table:table-row>
        <table:table-row table:style-name="ro3">
          <table:table-cell office:value-type="string">
            <text:p>8,365</text:p>
          </table:table-cell>
          <table:table-cell office:value-type="float" office:value="0.000205415">
            <text:p>0,000205415</text:p>
          </table:table-cell>
          <table:table-cell/>
          <table:table-cell office:value-type="string">
            <text:p>8,365</text:p>
          </table:table-cell>
          <table:table-cell office:value-type="float" office:value="0.0609317">
            <text:p>0,0609317</text:p>
          </table:table-cell>
          <table:table-cell/>
          <table:table-cell table:formula="of:=[.E1675]-[.B1675]" office:value-type="float" office:value="0.060726285">
            <text:p>0,060726285</text:p>
          </table:table-cell>
        </table:table-row>
        <table:table-row table:style-name="ro3">
          <table:table-cell office:value-type="string">
            <text:p>8,37</text:p>
          </table:table-cell>
          <table:table-cell office:value-type="float" office:value="0.000205294">
            <text:p>0,000205294</text:p>
          </table:table-cell>
          <table:table-cell/>
          <table:table-cell office:value-type="string">
            <text:p>8,37</text:p>
          </table:table-cell>
          <table:table-cell office:value-type="float" office:value="0.0608953">
            <text:p>0,0608953</text:p>
          </table:table-cell>
          <table:table-cell/>
          <table:table-cell table:formula="of:=[.E1676]-[.B1676]" office:value-type="float" office:value="0.060690006">
            <text:p>0,060690006</text:p>
          </table:table-cell>
        </table:table-row>
        <table:table-row table:style-name="ro3">
          <table:table-cell office:value-type="string">
            <text:p>8,375</text:p>
          </table:table-cell>
          <table:table-cell office:value-type="float" office:value="0.000205173">
            <text:p>0,000205173</text:p>
          </table:table-cell>
          <table:table-cell/>
          <table:table-cell office:value-type="string">
            <text:p>8,375</text:p>
          </table:table-cell>
          <table:table-cell office:value-type="float" office:value="0.0608589">
            <text:p>0,0608589</text:p>
          </table:table-cell>
          <table:table-cell/>
          <table:table-cell table:formula="of:=[.E1677]-[.B1677]" office:value-type="float" office:value="0.060653727">
            <text:p>0,060653727</text:p>
          </table:table-cell>
        </table:table-row>
        <table:table-row table:style-name="ro3">
          <table:table-cell office:value-type="string">
            <text:p>8,38</text:p>
          </table:table-cell>
          <table:table-cell office:value-type="float" office:value="0.000205052">
            <text:p>0,000205052</text:p>
          </table:table-cell>
          <table:table-cell/>
          <table:table-cell office:value-type="string">
            <text:p>8,38</text:p>
          </table:table-cell>
          <table:table-cell office:value-type="float" office:value="0.0608226">
            <text:p>0,0608226</text:p>
          </table:table-cell>
          <table:table-cell/>
          <table:table-cell table:formula="of:=[.E1678]-[.B1678]" office:value-type="float" office:value="0.060617548">
            <text:p>0,060617548</text:p>
          </table:table-cell>
        </table:table-row>
        <table:table-row table:style-name="ro3">
          <table:table-cell office:value-type="string">
            <text:p>8,385</text:p>
          </table:table-cell>
          <table:table-cell office:value-type="float" office:value="0.000204931">
            <text:p>0,000204931</text:p>
          </table:table-cell>
          <table:table-cell/>
          <table:table-cell office:value-type="string">
            <text:p>8,385</text:p>
          </table:table-cell>
          <table:table-cell office:value-type="float" office:value="0.0607863">
            <text:p>0,0607863</text:p>
          </table:table-cell>
          <table:table-cell/>
          <table:table-cell table:formula="of:=[.E1679]-[.B1679]" office:value-type="float" office:value="0.060581369">
            <text:p>0,060581369</text:p>
          </table:table-cell>
        </table:table-row>
        <table:table-row table:style-name="ro3">
          <table:table-cell office:value-type="string">
            <text:p>8,39</text:p>
          </table:table-cell>
          <table:table-cell office:value-type="float" office:value="0.000204811">
            <text:p>0,000204811</text:p>
          </table:table-cell>
          <table:table-cell/>
          <table:table-cell office:value-type="string">
            <text:p>8,39</text:p>
          </table:table-cell>
          <table:table-cell office:value-type="float" office:value="0.0607501">
            <text:p>0,0607501</text:p>
          </table:table-cell>
          <table:table-cell/>
          <table:table-cell table:formula="of:=[.E1680]-[.B1680]" office:value-type="float" office:value="0.060545289">
            <text:p>0,060545289</text:p>
          </table:table-cell>
        </table:table-row>
        <table:table-row table:style-name="ro3">
          <table:table-cell office:value-type="string">
            <text:p>8,395</text:p>
          </table:table-cell>
          <table:table-cell office:value-type="float" office:value="0.00020469">
            <text:p>0,00020469</text:p>
          </table:table-cell>
          <table:table-cell/>
          <table:table-cell office:value-type="string">
            <text:p>8,395</text:p>
          </table:table-cell>
          <table:table-cell office:value-type="float" office:value="0.0607139">
            <text:p>0,0607139</text:p>
          </table:table-cell>
          <table:table-cell/>
          <table:table-cell table:formula="of:=[.E1681]-[.B1681]" office:value-type="float" office:value="0.06050921">
            <text:p>0,06050921</text:p>
          </table:table-cell>
        </table:table-row>
        <table:table-row table:style-name="ro3">
          <table:table-cell office:value-type="string">
            <text:p>8,4</text:p>
          </table:table-cell>
          <table:table-cell office:value-type="float" office:value="0.00020457">
            <text:p>0,00020457</text:p>
          </table:table-cell>
          <table:table-cell/>
          <table:table-cell office:value-type="string">
            <text:p>8,4</text:p>
          </table:table-cell>
          <table:table-cell office:value-type="float" office:value="0.0606777">
            <text:p>0,0606777</text:p>
          </table:table-cell>
          <table:table-cell/>
          <table:table-cell table:formula="of:=[.E1682]-[.B1682]" office:value-type="float" office:value="0.06047313">
            <text:p>0,06047313</text:p>
          </table:table-cell>
        </table:table-row>
        <table:table-row table:style-name="ro3">
          <table:table-cell office:value-type="string">
            <text:p>8,405</text:p>
          </table:table-cell>
          <table:table-cell office:value-type="float" office:value="0.00020445">
            <text:p>0,00020445</text:p>
          </table:table-cell>
          <table:table-cell/>
          <table:table-cell office:value-type="string">
            <text:p>8,405</text:p>
          </table:table-cell>
          <table:table-cell office:value-type="float" office:value="0.0606416">
            <text:p>0,0606416</text:p>
          </table:table-cell>
          <table:table-cell/>
          <table:table-cell table:formula="of:=[.E1683]-[.B1683]" office:value-type="float" office:value="0.06043715">
            <text:p>0,06043715</text:p>
          </table:table-cell>
        </table:table-row>
        <table:table-row table:style-name="ro3">
          <table:table-cell office:value-type="string">
            <text:p>8,41</text:p>
          </table:table-cell>
          <table:table-cell office:value-type="float" office:value="0.00020433">
            <text:p>0,00020433</text:p>
          </table:table-cell>
          <table:table-cell/>
          <table:table-cell office:value-type="string">
            <text:p>8,41</text:p>
          </table:table-cell>
          <table:table-cell office:value-type="float" office:value="0.0606056">
            <text:p>0,0606056</text:p>
          </table:table-cell>
          <table:table-cell/>
          <table:table-cell table:formula="of:=[.E1684]-[.B1684]" office:value-type="float" office:value="0.06040127">
            <text:p>0,06040127</text:p>
          </table:table-cell>
        </table:table-row>
        <table:table-row table:style-name="ro3">
          <table:table-cell office:value-type="string">
            <text:p>8,415</text:p>
          </table:table-cell>
          <table:table-cell office:value-type="float" office:value="0.00020421">
            <text:p>0,00020421</text:p>
          </table:table-cell>
          <table:table-cell/>
          <table:table-cell office:value-type="string">
            <text:p>8,415</text:p>
          </table:table-cell>
          <table:table-cell office:value-type="float" office:value="0.0605695">
            <text:p>0,0605695</text:p>
          </table:table-cell>
          <table:table-cell/>
          <table:table-cell table:formula="of:=[.E1685]-[.B1685]" office:value-type="float" office:value="0.06036529">
            <text:p>0,06036529</text:p>
          </table:table-cell>
        </table:table-row>
        <table:table-row table:style-name="ro3">
          <table:table-cell office:value-type="string">
            <text:p>8,42</text:p>
          </table:table-cell>
          <table:table-cell office:value-type="float" office:value="0.00020409">
            <text:p>0,00020409</text:p>
          </table:table-cell>
          <table:table-cell/>
          <table:table-cell office:value-type="string">
            <text:p>8,42</text:p>
          </table:table-cell>
          <table:table-cell office:value-type="float" office:value="0.0605336">
            <text:p>0,0605336</text:p>
          </table:table-cell>
          <table:table-cell/>
          <table:table-cell table:formula="of:=[.E1686]-[.B1686]" office:value-type="float" office:value="0.06032951">
            <text:p>0,06032951</text:p>
          </table:table-cell>
        </table:table-row>
        <table:table-row table:style-name="ro3">
          <table:table-cell office:value-type="string">
            <text:p>8,425</text:p>
          </table:table-cell>
          <table:table-cell office:value-type="float" office:value="0.000203971">
            <text:p>0,000203971</text:p>
          </table:table-cell>
          <table:table-cell/>
          <table:table-cell office:value-type="string">
            <text:p>8,425</text:p>
          </table:table-cell>
          <table:table-cell office:value-type="float" office:value="0.0604976">
            <text:p>0,0604976</text:p>
          </table:table-cell>
          <table:table-cell/>
          <table:table-cell table:formula="of:=[.E1687]-[.B1687]" office:value-type="float" office:value="0.060293629">
            <text:p>0,060293629</text:p>
          </table:table-cell>
        </table:table-row>
        <table:table-row table:style-name="ro3">
          <table:table-cell office:value-type="string">
            <text:p>8,43</text:p>
          </table:table-cell>
          <table:table-cell office:value-type="float" office:value="0.000203851">
            <text:p>0,000203851</text:p>
          </table:table-cell>
          <table:table-cell/>
          <table:table-cell office:value-type="string">
            <text:p>8,43</text:p>
          </table:table-cell>
          <table:table-cell office:value-type="float" office:value="0.0604617">
            <text:p>0,0604617</text:p>
          </table:table-cell>
          <table:table-cell/>
          <table:table-cell table:formula="of:=[.E1688]-[.B1688]" office:value-type="float" office:value="0.060257849">
            <text:p>0,060257849</text:p>
          </table:table-cell>
        </table:table-row>
        <table:table-row table:style-name="ro3">
          <table:table-cell office:value-type="string">
            <text:p>8,435</text:p>
          </table:table-cell>
          <table:table-cell office:value-type="float" office:value="0.000203732">
            <text:p>0,000203732</text:p>
          </table:table-cell>
          <table:table-cell/>
          <table:table-cell office:value-type="string">
            <text:p>8,435</text:p>
          </table:table-cell>
          <table:table-cell office:value-type="float" office:value="0.0604259">
            <text:p>0,0604259</text:p>
          </table:table-cell>
          <table:table-cell/>
          <table:table-cell table:formula="of:=[.E1689]-[.B1689]" office:value-type="float" office:value="0.060222168">
            <text:p>0,060222168</text:p>
          </table:table-cell>
        </table:table-row>
        <table:table-row table:style-name="ro3">
          <table:table-cell office:value-type="string">
            <text:p>8,44</text:p>
          </table:table-cell>
          <table:table-cell office:value-type="float" office:value="0.000203613">
            <text:p>0,000203613</text:p>
          </table:table-cell>
          <table:table-cell/>
          <table:table-cell office:value-type="string">
            <text:p>8,44</text:p>
          </table:table-cell>
          <table:table-cell office:value-type="float" office:value="0.0603901">
            <text:p>0,0603901</text:p>
          </table:table-cell>
          <table:table-cell/>
          <table:table-cell table:formula="of:=[.E1690]-[.B1690]" office:value-type="float" office:value="0.060186487">
            <text:p>0,060186487</text:p>
          </table:table-cell>
        </table:table-row>
        <table:table-row table:style-name="ro3">
          <table:table-cell office:value-type="string">
            <text:p>8,445</text:p>
          </table:table-cell>
          <table:table-cell office:value-type="float" office:value="0.000203494">
            <text:p>0,000203494</text:p>
          </table:table-cell>
          <table:table-cell/>
          <table:table-cell office:value-type="string">
            <text:p>8,445</text:p>
          </table:table-cell>
          <table:table-cell office:value-type="float" office:value="0.0603543">
            <text:p>0,0603543</text:p>
          </table:table-cell>
          <table:table-cell/>
          <table:table-cell table:formula="of:=[.E1691]-[.B1691]" office:value-type="float" office:value="0.060150806">
            <text:p>0,060150806</text:p>
          </table:table-cell>
        </table:table-row>
        <table:table-row table:style-name="ro3">
          <table:table-cell office:value-type="string">
            <text:p>8,45</text:p>
          </table:table-cell>
          <table:table-cell office:value-type="float" office:value="0.000203375">
            <text:p>0,000203375</text:p>
          </table:table-cell>
          <table:table-cell/>
          <table:table-cell office:value-type="string">
            <text:p>8,45</text:p>
          </table:table-cell>
          <table:table-cell office:value-type="float" office:value="0.0603186">
            <text:p>0,0603186</text:p>
          </table:table-cell>
          <table:table-cell/>
          <table:table-cell table:formula="of:=[.E1692]-[.B1692]" office:value-type="float" office:value="0.060115225">
            <text:p>0,060115225</text:p>
          </table:table-cell>
        </table:table-row>
        <table:table-row table:style-name="ro3">
          <table:table-cell office:value-type="string">
            <text:p>8,455</text:p>
          </table:table-cell>
          <table:table-cell office:value-type="float" office:value="0.000203256">
            <text:p>0,000203256</text:p>
          </table:table-cell>
          <table:table-cell/>
          <table:table-cell office:value-type="string">
            <text:p>8,455</text:p>
          </table:table-cell>
          <table:table-cell office:value-type="float" office:value="0.0602829">
            <text:p>0,0602829</text:p>
          </table:table-cell>
          <table:table-cell/>
          <table:table-cell table:formula="of:=[.E1693]-[.B1693]" office:value-type="float" office:value="0.060079644">
            <text:p>0,060079644</text:p>
          </table:table-cell>
        </table:table-row>
        <table:table-row table:style-name="ro3">
          <table:table-cell office:value-type="string">
            <text:p>8,46</text:p>
          </table:table-cell>
          <table:table-cell office:value-type="float" office:value="0.000203138">
            <text:p>0,000203138</text:p>
          </table:table-cell>
          <table:table-cell/>
          <table:table-cell office:value-type="string">
            <text:p>8,46</text:p>
          </table:table-cell>
          <table:table-cell office:value-type="float" office:value="0.0602473">
            <text:p>0,0602473</text:p>
          </table:table-cell>
          <table:table-cell/>
          <table:table-cell table:formula="of:=[.E1694]-[.B1694]" office:value-type="float" office:value="0.060044162">
            <text:p>0,060044162</text:p>
          </table:table-cell>
        </table:table-row>
        <table:table-row table:style-name="ro3">
          <table:table-cell office:value-type="string">
            <text:p>8,465</text:p>
          </table:table-cell>
          <table:table-cell office:value-type="float" office:value="0.000203019">
            <text:p>0,000203019</text:p>
          </table:table-cell>
          <table:table-cell/>
          <table:table-cell office:value-type="string">
            <text:p>8,465</text:p>
          </table:table-cell>
          <table:table-cell office:value-type="float" office:value="0.0602117">
            <text:p>0,0602117</text:p>
          </table:table-cell>
          <table:table-cell/>
          <table:table-cell table:formula="of:=[.E1695]-[.B1695]" office:value-type="float" office:value="0.060008681">
            <text:p>0,060008681</text:p>
          </table:table-cell>
        </table:table-row>
        <table:table-row table:style-name="ro3">
          <table:table-cell office:value-type="string">
            <text:p>8,47</text:p>
          </table:table-cell>
          <table:table-cell office:value-type="float" office:value="0.000202901">
            <text:p>0,000202901</text:p>
          </table:table-cell>
          <table:table-cell/>
          <table:table-cell office:value-type="string">
            <text:p>8,47</text:p>
          </table:table-cell>
          <table:table-cell office:value-type="float" office:value="0.0601761">
            <text:p>0,0601761</text:p>
          </table:table-cell>
          <table:table-cell/>
          <table:table-cell table:formula="of:=[.E1696]-[.B1696]" office:value-type="float" office:value="0.059973199">
            <text:p>0,059973199</text:p>
          </table:table-cell>
        </table:table-row>
        <table:table-row table:style-name="ro3">
          <table:table-cell office:value-type="string">
            <text:p>8,475</text:p>
          </table:table-cell>
          <table:table-cell office:value-type="float" office:value="0.000202783">
            <text:p>0,000202783</text:p>
          </table:table-cell>
          <table:table-cell/>
          <table:table-cell office:value-type="string">
            <text:p>8,475</text:p>
          </table:table-cell>
          <table:table-cell office:value-type="float" office:value="0.0601406">
            <text:p>0,0601406</text:p>
          </table:table-cell>
          <table:table-cell/>
          <table:table-cell table:formula="of:=[.E1697]-[.B1697]" office:value-type="float" office:value="0.059937817">
            <text:p>0,059937817</text:p>
          </table:table-cell>
        </table:table-row>
        <table:table-row table:style-name="ro3">
          <table:table-cell office:value-type="string">
            <text:p>8,48</text:p>
          </table:table-cell>
          <table:table-cell office:value-type="float" office:value="0.000202665">
            <text:p>0,000202665</text:p>
          </table:table-cell>
          <table:table-cell/>
          <table:table-cell office:value-type="string">
            <text:p>8,48</text:p>
          </table:table-cell>
          <table:table-cell office:value-type="float" office:value="0.0601051">
            <text:p>0,0601051</text:p>
          </table:table-cell>
          <table:table-cell/>
          <table:table-cell table:formula="of:=[.E1698]-[.B1698]" office:value-type="float" office:value="0.059902435">
            <text:p>0,059902435</text:p>
          </table:table-cell>
        </table:table-row>
        <table:table-row table:style-name="ro3">
          <table:table-cell office:value-type="string">
            <text:p>8,485</text:p>
          </table:table-cell>
          <table:table-cell office:value-type="float" office:value="0.000202547">
            <text:p>0,000202547</text:p>
          </table:table-cell>
          <table:table-cell/>
          <table:table-cell office:value-type="string">
            <text:p>8,485</text:p>
          </table:table-cell>
          <table:table-cell office:value-type="float" office:value="0.0600697">
            <text:p>0,0600697</text:p>
          </table:table-cell>
          <table:table-cell/>
          <table:table-cell table:formula="of:=[.E1699]-[.B1699]" office:value-type="float" office:value="0.059867153">
            <text:p>0,059867153</text:p>
          </table:table-cell>
        </table:table-row>
        <table:table-row table:style-name="ro3">
          <table:table-cell office:value-type="string">
            <text:p>8,49</text:p>
          </table:table-cell>
          <table:table-cell office:value-type="float" office:value="0.000202429">
            <text:p>0,000202429</text:p>
          </table:table-cell>
          <table:table-cell/>
          <table:table-cell office:value-type="string">
            <text:p>8,49</text:p>
          </table:table-cell>
          <table:table-cell office:value-type="float" office:value="0.0600343">
            <text:p>0,0600343</text:p>
          </table:table-cell>
          <table:table-cell/>
          <table:table-cell table:formula="of:=[.E1700]-[.B1700]" office:value-type="float" office:value="0.059831871">
            <text:p>0,059831871</text:p>
          </table:table-cell>
        </table:table-row>
        <table:table-row table:style-name="ro3">
          <table:table-cell office:value-type="string">
            <text:p>8,495</text:p>
          </table:table-cell>
          <table:table-cell office:value-type="float" office:value="0.000202312">
            <text:p>0,000202312</text:p>
          </table:table-cell>
          <table:table-cell/>
          <table:table-cell office:value-type="string">
            <text:p>8,495</text:p>
          </table:table-cell>
          <table:table-cell office:value-type="float" office:value="0.059999">
            <text:p>0,059999</text:p>
          </table:table-cell>
          <table:table-cell/>
          <table:table-cell table:formula="of:=[.E1701]-[.B1701]" office:value-type="float" office:value="0.059796688">
            <text:p>0,059796688</text:p>
          </table:table-cell>
        </table:table-row>
        <table:table-row table:style-name="ro3">
          <table:table-cell office:value-type="string">
            <text:p>8,5</text:p>
          </table:table-cell>
          <table:table-cell office:value-type="float" office:value="0.000202194">
            <text:p>0,000202194</text:p>
          </table:table-cell>
          <table:table-cell/>
          <table:table-cell office:value-type="string">
            <text:p>8,5</text:p>
          </table:table-cell>
          <table:table-cell office:value-type="float" office:value="0.0599637">
            <text:p>0,0599637</text:p>
          </table:table-cell>
          <table:table-cell/>
          <table:table-cell table:formula="of:=[.E1702]-[.B1702]" office:value-type="float" office:value="0.059761506">
            <text:p>0,059761506</text:p>
          </table:table-cell>
        </table:table-row>
        <table:table-row table:style-name="ro3">
          <table:table-cell office:value-type="string">
            <text:p>8,505</text:p>
          </table:table-cell>
          <table:table-cell office:value-type="float" office:value="0.000202077">
            <text:p>0,000202077</text:p>
          </table:table-cell>
          <table:table-cell/>
          <table:table-cell office:value-type="string">
            <text:p>8,505</text:p>
          </table:table-cell>
          <table:table-cell office:value-type="float" office:value="0.0599284">
            <text:p>0,0599284</text:p>
          </table:table-cell>
          <table:table-cell/>
          <table:table-cell table:formula="of:=[.E1703]-[.B1703]" office:value-type="float" office:value="0.059726323">
            <text:p>0,059726323</text:p>
          </table:table-cell>
        </table:table-row>
        <table:table-row table:style-name="ro3">
          <table:table-cell office:value-type="string">
            <text:p>8,51</text:p>
          </table:table-cell>
          <table:table-cell office:value-type="float" office:value="0.00020196">
            <text:p>0,00020196</text:p>
          </table:table-cell>
          <table:table-cell/>
          <table:table-cell office:value-type="string">
            <text:p>8,51</text:p>
          </table:table-cell>
          <table:table-cell office:value-type="float" office:value="0.0598932">
            <text:p>0,0598932</text:p>
          </table:table-cell>
          <table:table-cell/>
          <table:table-cell table:formula="of:=[.E1704]-[.B1704]" office:value-type="float" office:value="0.05969124">
            <text:p>0,05969124</text:p>
          </table:table-cell>
        </table:table-row>
        <table:table-row table:style-name="ro3">
          <table:table-cell office:value-type="string">
            <text:p>8,515</text:p>
          </table:table-cell>
          <table:table-cell office:value-type="float" office:value="0.000201843">
            <text:p>0,000201843</text:p>
          </table:table-cell>
          <table:table-cell/>
          <table:table-cell office:value-type="string">
            <text:p>8,515</text:p>
          </table:table-cell>
          <table:table-cell office:value-type="float" office:value="0.059858">
            <text:p>0,059858</text:p>
          </table:table-cell>
          <table:table-cell/>
          <table:table-cell table:formula="of:=[.E1705]-[.B1705]" office:value-type="float" office:value="0.059656157">
            <text:p>0,059656157</text:p>
          </table:table-cell>
        </table:table-row>
        <table:table-row table:style-name="ro3">
          <table:table-cell office:value-type="string">
            <text:p>8,52</text:p>
          </table:table-cell>
          <table:table-cell office:value-type="float" office:value="0.000201726">
            <text:p>0,000201726</text:p>
          </table:table-cell>
          <table:table-cell/>
          <table:table-cell office:value-type="string">
            <text:p>8,52</text:p>
          </table:table-cell>
          <table:table-cell office:value-type="float" office:value="0.0598229">
            <text:p>0,0598229</text:p>
          </table:table-cell>
          <table:table-cell/>
          <table:table-cell table:formula="of:=[.E1706]-[.B1706]" office:value-type="float" office:value="0.059621174">
            <text:p>0,059621174</text:p>
          </table:table-cell>
        </table:table-row>
        <table:table-row table:style-name="ro3">
          <table:table-cell office:value-type="string">
            <text:p>8,525</text:p>
          </table:table-cell>
          <table:table-cell office:value-type="float" office:value="0.000201609">
            <text:p>0,000201609</text:p>
          </table:table-cell>
          <table:table-cell/>
          <table:table-cell office:value-type="string">
            <text:p>8,525</text:p>
          </table:table-cell>
          <table:table-cell office:value-type="float" office:value="0.0597878">
            <text:p>0,0597878</text:p>
          </table:table-cell>
          <table:table-cell/>
          <table:table-cell table:formula="of:=[.E1707]-[.B1707]" office:value-type="float" office:value="0.059586191">
            <text:p>0,059586191</text:p>
          </table:table-cell>
        </table:table-row>
        <table:table-row table:style-name="ro3">
          <table:table-cell office:value-type="string">
            <text:p>8,53</text:p>
          </table:table-cell>
          <table:table-cell office:value-type="float" office:value="0.000201492">
            <text:p>0,000201492</text:p>
          </table:table-cell>
          <table:table-cell/>
          <table:table-cell office:value-type="string">
            <text:p>8,53</text:p>
          </table:table-cell>
          <table:table-cell office:value-type="float" office:value="0.0597527">
            <text:p>0,0597527</text:p>
          </table:table-cell>
          <table:table-cell/>
          <table:table-cell table:formula="of:=[.E1708]-[.B1708]" office:value-type="float" office:value="0.059551208">
            <text:p>0,059551208</text:p>
          </table:table-cell>
        </table:table-row>
        <table:table-row table:style-name="ro3">
          <table:table-cell office:value-type="string">
            <text:p>8,535</text:p>
          </table:table-cell>
          <table:table-cell office:value-type="float" office:value="0.000201376">
            <text:p>0,000201376</text:p>
          </table:table-cell>
          <table:table-cell/>
          <table:table-cell office:value-type="string">
            <text:p>8,535</text:p>
          </table:table-cell>
          <table:table-cell office:value-type="float" office:value="0.0597177">
            <text:p>0,0597177</text:p>
          </table:table-cell>
          <table:table-cell/>
          <table:table-cell table:formula="of:=[.E1709]-[.B1709]" office:value-type="float" office:value="0.059516324">
            <text:p>0,059516324</text:p>
          </table:table-cell>
        </table:table-row>
        <table:table-row table:style-name="ro3">
          <table:table-cell office:value-type="string">
            <text:p>8,54</text:p>
          </table:table-cell>
          <table:table-cell office:value-type="float" office:value="0.000201259">
            <text:p>0,000201259</text:p>
          </table:table-cell>
          <table:table-cell/>
          <table:table-cell office:value-type="string">
            <text:p>8,54</text:p>
          </table:table-cell>
          <table:table-cell office:value-type="float" office:value="0.0596827">
            <text:p>0,0596827</text:p>
          </table:table-cell>
          <table:table-cell/>
          <table:table-cell table:formula="of:=[.E1710]-[.B1710]" office:value-type="float" office:value="0.059481441">
            <text:p>0,059481441</text:p>
          </table:table-cell>
        </table:table-row>
        <table:table-row table:style-name="ro3">
          <table:table-cell office:value-type="string">
            <text:p>8,545</text:p>
          </table:table-cell>
          <table:table-cell office:value-type="float" office:value="0.000201143">
            <text:p>0,000201143</text:p>
          </table:table-cell>
          <table:table-cell/>
          <table:table-cell office:value-type="string">
            <text:p>8,545</text:p>
          </table:table-cell>
          <table:table-cell office:value-type="float" office:value="0.0596478">
            <text:p>0,0596478</text:p>
          </table:table-cell>
          <table:table-cell/>
          <table:table-cell table:formula="of:=[.E1711]-[.B1711]" office:value-type="float" office:value="0.059446657">
            <text:p>0,059446657</text:p>
          </table:table-cell>
        </table:table-row>
        <table:table-row table:style-name="ro3">
          <table:table-cell office:value-type="string">
            <text:p>8,55</text:p>
          </table:table-cell>
          <table:table-cell office:value-type="float" office:value="0.000201027">
            <text:p>0,000201027</text:p>
          </table:table-cell>
          <table:table-cell/>
          <table:table-cell office:value-type="string">
            <text:p>8,55</text:p>
          </table:table-cell>
          <table:table-cell office:value-type="float" office:value="0.0596129">
            <text:p>0,0596129</text:p>
          </table:table-cell>
          <table:table-cell/>
          <table:table-cell table:formula="of:=[.E1712]-[.B1712]" office:value-type="float" office:value="0.059411873">
            <text:p>0,059411873</text:p>
          </table:table-cell>
        </table:table-row>
        <table:table-row table:style-name="ro3">
          <table:table-cell office:value-type="string">
            <text:p>8,555</text:p>
          </table:table-cell>
          <table:table-cell office:value-type="float" office:value="0.000200911">
            <text:p>0,000200911</text:p>
          </table:table-cell>
          <table:table-cell/>
          <table:table-cell office:value-type="string">
            <text:p>8,555</text:p>
          </table:table-cell>
          <table:table-cell office:value-type="float" office:value="0.059578">
            <text:p>0,059578</text:p>
          </table:table-cell>
          <table:table-cell/>
          <table:table-cell table:formula="of:=[.E1713]-[.B1713]" office:value-type="float" office:value="0.059377089">
            <text:p>0,059377089</text:p>
          </table:table-cell>
        </table:table-row>
        <table:table-row table:style-name="ro3">
          <table:table-cell office:value-type="string">
            <text:p>8,56</text:p>
          </table:table-cell>
          <table:table-cell office:value-type="float" office:value="0.000200795">
            <text:p>0,000200795</text:p>
          </table:table-cell>
          <table:table-cell/>
          <table:table-cell office:value-type="string">
            <text:p>8,56</text:p>
          </table:table-cell>
          <table:table-cell office:value-type="float" office:value="0.0595432">
            <text:p>0,0595432</text:p>
          </table:table-cell>
          <table:table-cell/>
          <table:table-cell table:formula="of:=[.E1714]-[.B1714]" office:value-type="float" office:value="0.059342405">
            <text:p>0,059342405</text:p>
          </table:table-cell>
        </table:table-row>
        <table:table-row table:style-name="ro3">
          <table:table-cell office:value-type="string">
            <text:p>8,565</text:p>
          </table:table-cell>
          <table:table-cell office:value-type="float" office:value="0.000200679">
            <text:p>0,000200679</text:p>
          </table:table-cell>
          <table:table-cell/>
          <table:table-cell office:value-type="string">
            <text:p>8,565</text:p>
          </table:table-cell>
          <table:table-cell office:value-type="float" office:value="0.0595085">
            <text:p>0,0595085</text:p>
          </table:table-cell>
          <table:table-cell/>
          <table:table-cell table:formula="of:=[.E1715]-[.B1715]" office:value-type="float" office:value="0.059307821">
            <text:p>0,059307821</text:p>
          </table:table-cell>
        </table:table-row>
        <table:table-row table:style-name="ro3">
          <table:table-cell office:value-type="string">
            <text:p>8,57</text:p>
          </table:table-cell>
          <table:table-cell office:value-type="float" office:value="0.000200564">
            <text:p>0,000200564</text:p>
          </table:table-cell>
          <table:table-cell/>
          <table:table-cell office:value-type="string">
            <text:p>8,57</text:p>
          </table:table-cell>
          <table:table-cell office:value-type="float" office:value="0.0594737">
            <text:p>0,0594737</text:p>
          </table:table-cell>
          <table:table-cell/>
          <table:table-cell table:formula="of:=[.E1716]-[.B1716]" office:value-type="float" office:value="0.059273136">
            <text:p>0,059273136</text:p>
          </table:table-cell>
        </table:table-row>
        <table:table-row table:style-name="ro3">
          <table:table-cell office:value-type="string">
            <text:p>8,575</text:p>
          </table:table-cell>
          <table:table-cell office:value-type="float" office:value="0.000200449">
            <text:p>0,000200449</text:p>
          </table:table-cell>
          <table:table-cell/>
          <table:table-cell office:value-type="string">
            <text:p>8,575</text:p>
          </table:table-cell>
          <table:table-cell office:value-type="float" office:value="0.059439">
            <text:p>0,059439</text:p>
          </table:table-cell>
          <table:table-cell/>
          <table:table-cell table:formula="of:=[.E1717]-[.B1717]" office:value-type="float" office:value="0.059238551">
            <text:p>0,059238551</text:p>
          </table:table-cell>
        </table:table-row>
        <table:table-row table:style-name="ro3">
          <table:table-cell office:value-type="string">
            <text:p>8,58</text:p>
          </table:table-cell>
          <table:table-cell office:value-type="float" office:value="0.000200333">
            <text:p>0,000200333</text:p>
          </table:table-cell>
          <table:table-cell/>
          <table:table-cell office:value-type="string">
            <text:p>8,58</text:p>
          </table:table-cell>
          <table:table-cell office:value-type="float" office:value="0.0594044">
            <text:p>0,0594044</text:p>
          </table:table-cell>
          <table:table-cell/>
          <table:table-cell table:formula="of:=[.E1718]-[.B1718]" office:value-type="float" office:value="0.059204067">
            <text:p>0,059204067</text:p>
          </table:table-cell>
        </table:table-row>
        <table:table-row table:style-name="ro3">
          <table:table-cell office:value-type="string">
            <text:p>8,585</text:p>
          </table:table-cell>
          <table:table-cell office:value-type="float" office:value="0.000200218">
            <text:p>0,000200218</text:p>
          </table:table-cell>
          <table:table-cell/>
          <table:table-cell office:value-type="string">
            <text:p>8,585</text:p>
          </table:table-cell>
          <table:table-cell office:value-type="float" office:value="0.0593698">
            <text:p>0,0593698</text:p>
          </table:table-cell>
          <table:table-cell/>
          <table:table-cell table:formula="of:=[.E1719]-[.B1719]" office:value-type="float" office:value="0.059169582">
            <text:p>0,059169582</text:p>
          </table:table-cell>
        </table:table-row>
        <table:table-row table:style-name="ro3">
          <table:table-cell office:value-type="string">
            <text:p>8,59</text:p>
          </table:table-cell>
          <table:table-cell office:value-type="float" office:value="0.000200103">
            <text:p>0,000200103</text:p>
          </table:table-cell>
          <table:table-cell/>
          <table:table-cell office:value-type="string">
            <text:p>8,59</text:p>
          </table:table-cell>
          <table:table-cell office:value-type="float" office:value="0.0593352">
            <text:p>0,0593352</text:p>
          </table:table-cell>
          <table:table-cell/>
          <table:table-cell table:formula="of:=[.E1720]-[.B1720]" office:value-type="float" office:value="0.059135097">
            <text:p>0,059135097</text:p>
          </table:table-cell>
        </table:table-row>
        <table:table-row table:style-name="ro3">
          <table:table-cell office:value-type="string">
            <text:p>8,595</text:p>
          </table:table-cell>
          <table:table-cell office:value-type="float" office:value="0.000199988">
            <text:p>0,000199988</text:p>
          </table:table-cell>
          <table:table-cell/>
          <table:table-cell office:value-type="string">
            <text:p>8,595</text:p>
          </table:table-cell>
          <table:table-cell office:value-type="float" office:value="0.0593007">
            <text:p>0,0593007</text:p>
          </table:table-cell>
          <table:table-cell/>
          <table:table-cell table:formula="of:=[.E1721]-[.B1721]" office:value-type="float" office:value="0.059100712">
            <text:p>0,059100712</text:p>
          </table:table-cell>
        </table:table-row>
        <table:table-row table:style-name="ro3">
          <table:table-cell office:value-type="string">
            <text:p>8,6</text:p>
          </table:table-cell>
          <table:table-cell office:value-type="float" office:value="0.000199873">
            <text:p>0,000199873</text:p>
          </table:table-cell>
          <table:table-cell/>
          <table:table-cell office:value-type="string">
            <text:p>8,6</text:p>
          </table:table-cell>
          <table:table-cell office:value-type="float" office:value="0.0592662">
            <text:p>0,0592662</text:p>
          </table:table-cell>
          <table:table-cell/>
          <table:table-cell table:formula="of:=[.E1722]-[.B1722]" office:value-type="float" office:value="0.059066327">
            <text:p>0,059066327</text:p>
          </table:table-cell>
        </table:table-row>
        <table:table-row table:style-name="ro3">
          <table:table-cell office:value-type="string">
            <text:p>8,605</text:p>
          </table:table-cell>
          <table:table-cell office:value-type="float" office:value="0.000199759">
            <text:p>0,000199759</text:p>
          </table:table-cell>
          <table:table-cell/>
          <table:table-cell office:value-type="string">
            <text:p>8,605</text:p>
          </table:table-cell>
          <table:table-cell office:value-type="float" office:value="0.0592317">
            <text:p>0,0592317</text:p>
          </table:table-cell>
          <table:table-cell/>
          <table:table-cell table:formula="of:=[.E1723]-[.B1723]" office:value-type="float" office:value="0.059031941">
            <text:p>0,059031941</text:p>
          </table:table-cell>
        </table:table-row>
        <table:table-row table:style-name="ro3">
          <table:table-cell office:value-type="string">
            <text:p>8,61</text:p>
          </table:table-cell>
          <table:table-cell office:value-type="float" office:value="0.000199644">
            <text:p>0,000199644</text:p>
          </table:table-cell>
          <table:table-cell/>
          <table:table-cell office:value-type="string">
            <text:p>8,61</text:p>
          </table:table-cell>
          <table:table-cell office:value-type="float" office:value="0.0591973">
            <text:p>0,0591973</text:p>
          </table:table-cell>
          <table:table-cell/>
          <table:table-cell table:formula="of:=[.E1724]-[.B1724]" office:value-type="float" office:value="0.058997656">
            <text:p>0,058997656</text:p>
          </table:table-cell>
        </table:table-row>
        <table:table-row table:style-name="ro3">
          <table:table-cell office:value-type="string">
            <text:p>8,615</text:p>
          </table:table-cell>
          <table:table-cell office:value-type="float" office:value="0.00019953">
            <text:p>0,00019953</text:p>
          </table:table-cell>
          <table:table-cell/>
          <table:table-cell office:value-type="string">
            <text:p>8,615</text:p>
          </table:table-cell>
          <table:table-cell office:value-type="float" office:value="0.059163">
            <text:p>0,059163</text:p>
          </table:table-cell>
          <table:table-cell/>
          <table:table-cell table:formula="of:=[.E1725]-[.B1725]" office:value-type="float" office:value="0.05896347">
            <text:p>0,05896347</text:p>
          </table:table-cell>
        </table:table-row>
        <table:table-row table:style-name="ro3">
          <table:table-cell office:value-type="string">
            <text:p>8,62</text:p>
          </table:table-cell>
          <table:table-cell office:value-type="float" office:value="0.000199416">
            <text:p>0,000199416</text:p>
          </table:table-cell>
          <table:table-cell/>
          <table:table-cell office:value-type="string">
            <text:p>8,62</text:p>
          </table:table-cell>
          <table:table-cell office:value-type="float" office:value="0.0591286">
            <text:p>0,0591286</text:p>
          </table:table-cell>
          <table:table-cell/>
          <table:table-cell table:formula="of:=[.E1726]-[.B1726]" office:value-type="float" office:value="0.058929184">
            <text:p>0,058929184</text:p>
          </table:table-cell>
        </table:table-row>
        <table:table-row table:style-name="ro3">
          <table:table-cell office:value-type="string">
            <text:p>8,625</text:p>
          </table:table-cell>
          <table:table-cell office:value-type="float" office:value="0.000199302">
            <text:p>0,000199302</text:p>
          </table:table-cell>
          <table:table-cell/>
          <table:table-cell office:value-type="string">
            <text:p>8,625</text:p>
          </table:table-cell>
          <table:table-cell office:value-type="float" office:value="0.0590944">
            <text:p>0,0590944</text:p>
          </table:table-cell>
          <table:table-cell/>
          <table:table-cell table:formula="of:=[.E1727]-[.B1727]" office:value-type="float" office:value="0.058895098">
            <text:p>0,058895098</text:p>
          </table:table-cell>
        </table:table-row>
        <table:table-row table:style-name="ro3">
          <table:table-cell office:value-type="string">
            <text:p>8,63</text:p>
          </table:table-cell>
          <table:table-cell office:value-type="float" office:value="0.000199188">
            <text:p>0,000199188</text:p>
          </table:table-cell>
          <table:table-cell/>
          <table:table-cell office:value-type="string">
            <text:p>8,63</text:p>
          </table:table-cell>
          <table:table-cell office:value-type="float" office:value="0.0590601">
            <text:p>0,0590601</text:p>
          </table:table-cell>
          <table:table-cell/>
          <table:table-cell table:formula="of:=[.E1728]-[.B1728]" office:value-type="float" office:value="0.058860912">
            <text:p>0,058860912</text:p>
          </table:table-cell>
        </table:table-row>
        <table:table-row table:style-name="ro3">
          <table:table-cell office:value-type="string">
            <text:p>8,635</text:p>
          </table:table-cell>
          <table:table-cell office:value-type="float" office:value="0.000199074">
            <text:p>0,000199074</text:p>
          </table:table-cell>
          <table:table-cell/>
          <table:table-cell office:value-type="string">
            <text:p>8,635</text:p>
          </table:table-cell>
          <table:table-cell office:value-type="float" office:value="0.0590259">
            <text:p>0,0590259</text:p>
          </table:table-cell>
          <table:table-cell/>
          <table:table-cell table:formula="of:=[.E1729]-[.B1729]" office:value-type="float" office:value="0.058826826">
            <text:p>0,058826826</text:p>
          </table:table-cell>
        </table:table-row>
        <table:table-row table:style-name="ro3">
          <table:table-cell office:value-type="string">
            <text:p>8,64</text:p>
          </table:table-cell>
          <table:table-cell office:value-type="float" office:value="0.00019896">
            <text:p>0,00019896</text:p>
          </table:table-cell>
          <table:table-cell/>
          <table:table-cell office:value-type="string">
            <text:p>8,64</text:p>
          </table:table-cell>
          <table:table-cell office:value-type="float" office:value="0.0589917">
            <text:p>0,0589917</text:p>
          </table:table-cell>
          <table:table-cell/>
          <table:table-cell table:formula="of:=[.E1730]-[.B1730]" office:value-type="float" office:value="0.05879274">
            <text:p>0,05879274</text:p>
          </table:table-cell>
        </table:table-row>
        <table:table-row table:style-name="ro3">
          <table:table-cell office:value-type="string">
            <text:p>8,645</text:p>
          </table:table-cell>
          <table:table-cell office:value-type="float" office:value="0.000198847">
            <text:p>0,000198847</text:p>
          </table:table-cell>
          <table:table-cell/>
          <table:table-cell office:value-type="string">
            <text:p>8,645</text:p>
          </table:table-cell>
          <table:table-cell office:value-type="float" office:value="0.0589576">
            <text:p>0,0589576</text:p>
          </table:table-cell>
          <table:table-cell/>
          <table:table-cell table:formula="of:=[.E1731]-[.B1731]" office:value-type="float" office:value="0.058758753">
            <text:p>0,058758753</text:p>
          </table:table-cell>
        </table:table-row>
        <table:table-row table:style-name="ro3">
          <table:table-cell office:value-type="string">
            <text:p>8,65</text:p>
          </table:table-cell>
          <table:table-cell office:value-type="float" office:value="0.000198733">
            <text:p>0,000198733</text:p>
          </table:table-cell>
          <table:table-cell/>
          <table:table-cell office:value-type="string">
            <text:p>8,65</text:p>
          </table:table-cell>
          <table:table-cell office:value-type="float" office:value="0.0589235">
            <text:p>0,0589235</text:p>
          </table:table-cell>
          <table:table-cell/>
          <table:table-cell table:formula="of:=[.E1732]-[.B1732]" office:value-type="float" office:value="0.058724767">
            <text:p>0,058724767</text:p>
          </table:table-cell>
        </table:table-row>
        <table:table-row table:style-name="ro3">
          <table:table-cell office:value-type="string">
            <text:p>8,655</text:p>
          </table:table-cell>
          <table:table-cell office:value-type="float" office:value="0.00019862">
            <text:p>0,00019862</text:p>
          </table:table-cell>
          <table:table-cell/>
          <table:table-cell office:value-type="string">
            <text:p>8,655</text:p>
          </table:table-cell>
          <table:table-cell office:value-type="float" office:value="0.0588895">
            <text:p>0,0588895</text:p>
          </table:table-cell>
          <table:table-cell/>
          <table:table-cell table:formula="of:=[.E1733]-[.B1733]" office:value-type="float" office:value="0.05869088">
            <text:p>0,05869088</text:p>
          </table:table-cell>
        </table:table-row>
        <table:table-row table:style-name="ro3">
          <table:table-cell office:value-type="string">
            <text:p>8,66</text:p>
          </table:table-cell>
          <table:table-cell office:value-type="float" office:value="0.000198507">
            <text:p>0,000198507</text:p>
          </table:table-cell>
          <table:table-cell/>
          <table:table-cell office:value-type="string">
            <text:p>8,66</text:p>
          </table:table-cell>
          <table:table-cell office:value-type="float" office:value="0.0588554">
            <text:p>0,0588554</text:p>
          </table:table-cell>
          <table:table-cell/>
          <table:table-cell table:formula="of:=[.E1734]-[.B1734]" office:value-type="float" office:value="0.058656893">
            <text:p>0,058656893</text:p>
          </table:table-cell>
        </table:table-row>
        <table:table-row table:style-name="ro3">
          <table:table-cell office:value-type="string">
            <text:p>8,665</text:p>
          </table:table-cell>
          <table:table-cell office:value-type="float" office:value="0.000198394">
            <text:p>0,000198394</text:p>
          </table:table-cell>
          <table:table-cell/>
          <table:table-cell office:value-type="string">
            <text:p>8,665</text:p>
          </table:table-cell>
          <table:table-cell office:value-type="float" office:value="0.0588215">
            <text:p>0,0588215</text:p>
          </table:table-cell>
          <table:table-cell/>
          <table:table-cell table:formula="of:=[.E1735]-[.B1735]" office:value-type="float" office:value="0.058623106">
            <text:p>0,058623106</text:p>
          </table:table-cell>
        </table:table-row>
        <table:table-row table:style-name="ro3">
          <table:table-cell office:value-type="string">
            <text:p>8,67</text:p>
          </table:table-cell>
          <table:table-cell office:value-type="float" office:value="0.000198281">
            <text:p>0,000198281</text:p>
          </table:table-cell>
          <table:table-cell/>
          <table:table-cell office:value-type="string">
            <text:p>8,67</text:p>
          </table:table-cell>
          <table:table-cell office:value-type="float" office:value="0.0587875">
            <text:p>0,0587875</text:p>
          </table:table-cell>
          <table:table-cell/>
          <table:table-cell table:formula="of:=[.E1736]-[.B1736]" office:value-type="float" office:value="0.058589219">
            <text:p>0,058589219</text:p>
          </table:table-cell>
        </table:table-row>
        <table:table-row table:style-name="ro3">
          <table:table-cell office:value-type="string">
            <text:p>8,675</text:p>
          </table:table-cell>
          <table:table-cell office:value-type="float" office:value="0.000198168">
            <text:p>0,000198168</text:p>
          </table:table-cell>
          <table:table-cell/>
          <table:table-cell office:value-type="string">
            <text:p>8,675</text:p>
          </table:table-cell>
          <table:table-cell office:value-type="float" office:value="0.0587536">
            <text:p>0,0587536</text:p>
          </table:table-cell>
          <table:table-cell/>
          <table:table-cell table:formula="of:=[.E1737]-[.B1737]" office:value-type="float" office:value="0.058555432">
            <text:p>0,058555432</text:p>
          </table:table-cell>
        </table:table-row>
        <table:table-row table:style-name="ro3">
          <table:table-cell office:value-type="string">
            <text:p>8,68</text:p>
          </table:table-cell>
          <table:table-cell office:value-type="float" office:value="0.000198055">
            <text:p>0,000198055</text:p>
          </table:table-cell>
          <table:table-cell/>
          <table:table-cell office:value-type="string">
            <text:p>8,68</text:p>
          </table:table-cell>
          <table:table-cell office:value-type="float" office:value="0.0587198">
            <text:p>0,0587198</text:p>
          </table:table-cell>
          <table:table-cell/>
          <table:table-cell table:formula="of:=[.E1738]-[.B1738]" office:value-type="float" office:value="0.058521745">
            <text:p>0,058521745</text:p>
          </table:table-cell>
        </table:table-row>
        <table:table-row table:style-name="ro3">
          <table:table-cell office:value-type="string">
            <text:p>8,685</text:p>
          </table:table-cell>
          <table:table-cell office:value-type="float" office:value="0.000197943">
            <text:p>0,000197943</text:p>
          </table:table-cell>
          <table:table-cell/>
          <table:table-cell office:value-type="string">
            <text:p>8,685</text:p>
          </table:table-cell>
          <table:table-cell office:value-type="float" office:value="0.058686">
            <text:p>0,058686</text:p>
          </table:table-cell>
          <table:table-cell/>
          <table:table-cell table:formula="of:=[.E1739]-[.B1739]" office:value-type="float" office:value="0.058488057">
            <text:p>0,058488057</text:p>
          </table:table-cell>
        </table:table-row>
        <table:table-row table:style-name="ro3">
          <table:table-cell office:value-type="string">
            <text:p>8,69</text:p>
          </table:table-cell>
          <table:table-cell office:value-type="float" office:value="0.000197831">
            <text:p>0,000197831</text:p>
          </table:table-cell>
          <table:table-cell/>
          <table:table-cell office:value-type="string">
            <text:p>8,69</text:p>
          </table:table-cell>
          <table:table-cell office:value-type="float" office:value="0.0586522">
            <text:p>0,0586522</text:p>
          </table:table-cell>
          <table:table-cell/>
          <table:table-cell table:formula="of:=[.E1740]-[.B1740]" office:value-type="float" office:value="0.058454369">
            <text:p>0,058454369</text:p>
          </table:table-cell>
        </table:table-row>
        <table:table-row table:style-name="ro3">
          <table:table-cell office:value-type="string">
            <text:p>8,695</text:p>
          </table:table-cell>
          <table:table-cell office:value-type="float" office:value="0.000197718">
            <text:p>0,000197718</text:p>
          </table:table-cell>
          <table:table-cell/>
          <table:table-cell office:value-type="string">
            <text:p>8,695</text:p>
          </table:table-cell>
          <table:table-cell office:value-type="float" office:value="0.0586185">
            <text:p>0,0586185</text:p>
          </table:table-cell>
          <table:table-cell/>
          <table:table-cell table:formula="of:=[.E1741]-[.B1741]" office:value-type="float" office:value="0.058420782">
            <text:p>0,058420782</text:p>
          </table:table-cell>
        </table:table-row>
        <table:table-row table:style-name="ro3">
          <table:table-cell office:value-type="string">
            <text:p>8,7</text:p>
          </table:table-cell>
          <table:table-cell office:value-type="float" office:value="0.000197606">
            <text:p>0,000197606</text:p>
          </table:table-cell>
          <table:table-cell/>
          <table:table-cell office:value-type="string">
            <text:p>8,7</text:p>
          </table:table-cell>
          <table:table-cell office:value-type="float" office:value="0.0585848">
            <text:p>0,0585848</text:p>
          </table:table-cell>
          <table:table-cell/>
          <table:table-cell table:formula="of:=[.E1742]-[.B1742]" office:value-type="float" office:value="0.058387194">
            <text:p>0,058387194</text:p>
          </table:table-cell>
        </table:table-row>
        <table:table-row table:style-name="ro3">
          <table:table-cell office:value-type="string">
            <text:p>8,705</text:p>
          </table:table-cell>
          <table:table-cell office:value-type="float" office:value="0.000197494">
            <text:p>0,000197494</text:p>
          </table:table-cell>
          <table:table-cell/>
          <table:table-cell office:value-type="string">
            <text:p>8,705</text:p>
          </table:table-cell>
          <table:table-cell office:value-type="float" office:value="0.0585511">
            <text:p>0,0585511</text:p>
          </table:table-cell>
          <table:table-cell/>
          <table:table-cell table:formula="of:=[.E1743]-[.B1743]" office:value-type="float" office:value="0.058353606">
            <text:p>0,058353606</text:p>
          </table:table-cell>
        </table:table-row>
        <table:table-row table:style-name="ro3">
          <table:table-cell office:value-type="string">
            <text:p>8,71</text:p>
          </table:table-cell>
          <table:table-cell office:value-type="float" office:value="0.000197382">
            <text:p>0,000197382</text:p>
          </table:table-cell>
          <table:table-cell/>
          <table:table-cell office:value-type="string">
            <text:p>8,71</text:p>
          </table:table-cell>
          <table:table-cell office:value-type="float" office:value="0.0585175">
            <text:p>0,0585175</text:p>
          </table:table-cell>
          <table:table-cell/>
          <table:table-cell table:formula="of:=[.E1744]-[.B1744]" office:value-type="float" office:value="0.058320118">
            <text:p>0,058320118</text:p>
          </table:table-cell>
        </table:table-row>
        <table:table-row table:style-name="ro3">
          <table:table-cell office:value-type="string">
            <text:p>8,715</text:p>
          </table:table-cell>
          <table:table-cell office:value-type="float" office:value="0.000197271">
            <text:p>0,000197271</text:p>
          </table:table-cell>
          <table:table-cell/>
          <table:table-cell office:value-type="string">
            <text:p>8,715</text:p>
          </table:table-cell>
          <table:table-cell office:value-type="float" office:value="0.0584839">
            <text:p>0,0584839</text:p>
          </table:table-cell>
          <table:table-cell/>
          <table:table-cell table:formula="of:=[.E1745]-[.B1745]" office:value-type="float" office:value="0.058286629">
            <text:p>0,058286629</text:p>
          </table:table-cell>
        </table:table-row>
        <table:table-row table:style-name="ro3">
          <table:table-cell office:value-type="string">
            <text:p>8,72</text:p>
          </table:table-cell>
          <table:table-cell office:value-type="float" office:value="0.000197159">
            <text:p>0,000197159</text:p>
          </table:table-cell>
          <table:table-cell/>
          <table:table-cell office:value-type="string">
            <text:p>8,72</text:p>
          </table:table-cell>
          <table:table-cell office:value-type="float" office:value="0.0584504">
            <text:p>0,0584504</text:p>
          </table:table-cell>
          <table:table-cell/>
          <table:table-cell table:formula="of:=[.E1746]-[.B1746]" office:value-type="float" office:value="0.058253241">
            <text:p>0,058253241</text:p>
          </table:table-cell>
        </table:table-row>
        <table:table-row table:style-name="ro3">
          <table:table-cell office:value-type="string">
            <text:p>8,725</text:p>
          </table:table-cell>
          <table:table-cell office:value-type="float" office:value="0.000197047">
            <text:p>0,000197047</text:p>
          </table:table-cell>
          <table:table-cell/>
          <table:table-cell office:value-type="string">
            <text:p>8,725</text:p>
          </table:table-cell>
          <table:table-cell office:value-type="float" office:value="0.0584169">
            <text:p>0,0584169</text:p>
          </table:table-cell>
          <table:table-cell/>
          <table:table-cell table:formula="of:=[.E1747]-[.B1747]" office:value-type="float" office:value="0.058219853">
            <text:p>0,058219853</text:p>
          </table:table-cell>
        </table:table-row>
        <table:table-row table:style-name="ro3">
          <table:table-cell office:value-type="string">
            <text:p>8,73</text:p>
          </table:table-cell>
          <table:table-cell office:value-type="float" office:value="0.000196936">
            <text:p>0,000196936</text:p>
          </table:table-cell>
          <table:table-cell/>
          <table:table-cell office:value-type="string">
            <text:p>8,73</text:p>
          </table:table-cell>
          <table:table-cell office:value-type="float" office:value="0.0583834">
            <text:p>0,0583834</text:p>
          </table:table-cell>
          <table:table-cell/>
          <table:table-cell table:formula="of:=[.E1748]-[.B1748]" office:value-type="float" office:value="0.058186464">
            <text:p>0,058186464</text:p>
          </table:table-cell>
        </table:table-row>
        <table:table-row table:style-name="ro3">
          <table:table-cell office:value-type="string">
            <text:p>8,735</text:p>
          </table:table-cell>
          <table:table-cell office:value-type="float" office:value="0.000196825">
            <text:p>0,000196825</text:p>
          </table:table-cell>
          <table:table-cell/>
          <table:table-cell office:value-type="string">
            <text:p>8,735</text:p>
          </table:table-cell>
          <table:table-cell office:value-type="float" office:value="0.05835">
            <text:p>0,05835</text:p>
          </table:table-cell>
          <table:table-cell/>
          <table:table-cell table:formula="of:=[.E1749]-[.B1749]" office:value-type="float" office:value="0.058153175">
            <text:p>0,058153175</text:p>
          </table:table-cell>
        </table:table-row>
        <table:table-row table:style-name="ro3">
          <table:table-cell office:value-type="string">
            <text:p>8,74</text:p>
          </table:table-cell>
          <table:table-cell office:value-type="float" office:value="0.000196714">
            <text:p>0,000196714</text:p>
          </table:table-cell>
          <table:table-cell/>
          <table:table-cell office:value-type="string">
            <text:p>8,74</text:p>
          </table:table-cell>
          <table:table-cell office:value-type="float" office:value="0.0583166">
            <text:p>0,0583166</text:p>
          </table:table-cell>
          <table:table-cell/>
          <table:table-cell table:formula="of:=[.E1750]-[.B1750]" office:value-type="float" office:value="0.058119886">
            <text:p>0,058119886</text:p>
          </table:table-cell>
        </table:table-row>
        <table:table-row table:style-name="ro3">
          <table:table-cell office:value-type="string">
            <text:p>8,745</text:p>
          </table:table-cell>
          <table:table-cell office:value-type="float" office:value="0.000196603">
            <text:p>0,000196603</text:p>
          </table:table-cell>
          <table:table-cell/>
          <table:table-cell office:value-type="string">
            <text:p>8,745</text:p>
          </table:table-cell>
          <table:table-cell office:value-type="float" office:value="0.0582832">
            <text:p>0,0582832</text:p>
          </table:table-cell>
          <table:table-cell/>
          <table:table-cell table:formula="of:=[.E1751]-[.B1751]" office:value-type="float" office:value="0.058086597">
            <text:p>0,058086597</text:p>
          </table:table-cell>
        </table:table-row>
        <table:table-row table:style-name="ro3">
          <table:table-cell office:value-type="string">
            <text:p>8,75</text:p>
          </table:table-cell>
          <table:table-cell office:value-type="float" office:value="0.000196492">
            <text:p>0,000196492</text:p>
          </table:table-cell>
          <table:table-cell/>
          <table:table-cell office:value-type="string">
            <text:p>8,75</text:p>
          </table:table-cell>
          <table:table-cell office:value-type="float" office:value="0.0582499">
            <text:p>0,0582499</text:p>
          </table:table-cell>
          <table:table-cell/>
          <table:table-cell table:formula="of:=[.E1752]-[.B1752]" office:value-type="float" office:value="0.058053408">
            <text:p>0,058053408</text:p>
          </table:table-cell>
        </table:table-row>
        <table:table-row table:style-name="ro3">
          <table:table-cell office:value-type="string">
            <text:p>8,755</text:p>
          </table:table-cell>
          <table:table-cell office:value-type="float" office:value="0.000196381">
            <text:p>0,000196381</text:p>
          </table:table-cell>
          <table:table-cell/>
          <table:table-cell office:value-type="string">
            <text:p>8,755</text:p>
          </table:table-cell>
          <table:table-cell office:value-type="float" office:value="0.0582166">
            <text:p>0,0582166</text:p>
          </table:table-cell>
          <table:table-cell/>
          <table:table-cell table:formula="of:=[.E1753]-[.B1753]" office:value-type="float" office:value="0.058020219">
            <text:p>0,058020219</text:p>
          </table:table-cell>
        </table:table-row>
        <table:table-row table:style-name="ro3">
          <table:table-cell office:value-type="string">
            <text:p>8,76</text:p>
          </table:table-cell>
          <table:table-cell office:value-type="float" office:value="0.000196271">
            <text:p>0,000196271</text:p>
          </table:table-cell>
          <table:table-cell/>
          <table:table-cell office:value-type="string">
            <text:p>8,76</text:p>
          </table:table-cell>
          <table:table-cell office:value-type="float" office:value="0.0581834">
            <text:p>0,0581834</text:p>
          </table:table-cell>
          <table:table-cell/>
          <table:table-cell table:formula="of:=[.E1754]-[.B1754]" office:value-type="float" office:value="0.057987129">
            <text:p>0,057987129</text:p>
          </table:table-cell>
        </table:table-row>
        <table:table-row table:style-name="ro3">
          <table:table-cell office:value-type="string">
            <text:p>8,765</text:p>
          </table:table-cell>
          <table:table-cell office:value-type="float" office:value="0.00019616">
            <text:p>0,00019616</text:p>
          </table:table-cell>
          <table:table-cell/>
          <table:table-cell office:value-type="string">
            <text:p>8,765</text:p>
          </table:table-cell>
          <table:table-cell office:value-type="float" office:value="0.0581502">
            <text:p>0,0581502</text:p>
          </table:table-cell>
          <table:table-cell/>
          <table:table-cell table:formula="of:=[.E1755]-[.B1755]" office:value-type="float" office:value="0.05795404">
            <text:p>0,05795404</text:p>
          </table:table-cell>
        </table:table-row>
        <table:table-row table:style-name="ro3">
          <table:table-cell office:value-type="string">
            <text:p>8,77</text:p>
          </table:table-cell>
          <table:table-cell office:value-type="float" office:value="0.00019605">
            <text:p>0,00019605</text:p>
          </table:table-cell>
          <table:table-cell/>
          <table:table-cell office:value-type="string">
            <text:p>8,77</text:p>
          </table:table-cell>
          <table:table-cell office:value-type="float" office:value="0.058117">
            <text:p>0,058117</text:p>
          </table:table-cell>
          <table:table-cell/>
          <table:table-cell table:formula="of:=[.E1756]-[.B1756]" office:value-type="float" office:value="0.05792095">
            <text:p>0,05792095</text:p>
          </table:table-cell>
        </table:table-row>
        <table:table-row table:style-name="ro3">
          <table:table-cell office:value-type="string">
            <text:p>8,775</text:p>
          </table:table-cell>
          <table:table-cell office:value-type="float" office:value="0.00019594">
            <text:p>0,00019594</text:p>
          </table:table-cell>
          <table:table-cell/>
          <table:table-cell office:value-type="string">
            <text:p>8,775</text:p>
          </table:table-cell>
          <table:table-cell office:value-type="float" office:value="0.0580839">
            <text:p>0,0580839</text:p>
          </table:table-cell>
          <table:table-cell/>
          <table:table-cell table:formula="of:=[.E1757]-[.B1757]" office:value-type="float" office:value="0.05788796">
            <text:p>0,05788796</text:p>
          </table:table-cell>
        </table:table-row>
        <table:table-row table:style-name="ro3">
          <table:table-cell office:value-type="string">
            <text:p>8,78</text:p>
          </table:table-cell>
          <table:table-cell office:value-type="float" office:value="0.00019583">
            <text:p>0,00019583</text:p>
          </table:table-cell>
          <table:table-cell/>
          <table:table-cell office:value-type="string">
            <text:p>8,78</text:p>
          </table:table-cell>
          <table:table-cell office:value-type="float" office:value="0.0580508">
            <text:p>0,0580508</text:p>
          </table:table-cell>
          <table:table-cell/>
          <table:table-cell table:formula="of:=[.E1758]-[.B1758]" office:value-type="float" office:value="0.05785497">
            <text:p>0,05785497</text:p>
          </table:table-cell>
        </table:table-row>
        <table:table-row table:style-name="ro3">
          <table:table-cell office:value-type="string">
            <text:p>8,785</text:p>
          </table:table-cell>
          <table:table-cell office:value-type="float" office:value="0.00019572">
            <text:p>0,00019572</text:p>
          </table:table-cell>
          <table:table-cell/>
          <table:table-cell office:value-type="string">
            <text:p>8,785</text:p>
          </table:table-cell>
          <table:table-cell office:value-type="float" office:value="0.0580178">
            <text:p>0,0580178</text:p>
          </table:table-cell>
          <table:table-cell/>
          <table:table-cell table:formula="of:=[.E1759]-[.B1759]" office:value-type="float" office:value="0.05782208">
            <text:p>0,05782208</text:p>
          </table:table-cell>
        </table:table-row>
        <table:table-row table:style-name="ro3">
          <table:table-cell office:value-type="string">
            <text:p>8,79</text:p>
          </table:table-cell>
          <table:table-cell office:value-type="float" office:value="0.00019561">
            <text:p>0,00019561</text:p>
          </table:table-cell>
          <table:table-cell/>
          <table:table-cell office:value-type="string">
            <text:p>8,79</text:p>
          </table:table-cell>
          <table:table-cell office:value-type="float" office:value="0.0579847">
            <text:p>0,0579847</text:p>
          </table:table-cell>
          <table:table-cell/>
          <table:table-cell table:formula="of:=[.E1760]-[.B1760]" office:value-type="float" office:value="0.05778909">
            <text:p>0,05778909</text:p>
          </table:table-cell>
        </table:table-row>
        <table:table-row table:style-name="ro3">
          <table:table-cell office:value-type="string">
            <text:p>8,795</text:p>
          </table:table-cell>
          <table:table-cell office:value-type="float" office:value="0.0001955">
            <text:p>0,0001955</text:p>
          </table:table-cell>
          <table:table-cell/>
          <table:table-cell office:value-type="string">
            <text:p>8,795</text:p>
          </table:table-cell>
          <table:table-cell office:value-type="float" office:value="0.0579518">
            <text:p>0,0579518</text:p>
          </table:table-cell>
          <table:table-cell/>
          <table:table-cell table:formula="of:=[.E1761]-[.B1761]" office:value-type="float" office:value="0.0577563">
            <text:p>0,0577563</text:p>
          </table:table-cell>
        </table:table-row>
        <table:table-row table:style-name="ro3">
          <table:table-cell office:value-type="string">
            <text:p>8,8</text:p>
          </table:table-cell>
          <table:table-cell office:value-type="float" office:value="0.000195391">
            <text:p>0,000195391</text:p>
          </table:table-cell>
          <table:table-cell/>
          <table:table-cell office:value-type="string">
            <text:p>8,8</text:p>
          </table:table-cell>
          <table:table-cell office:value-type="float" office:value="0.0579188">
            <text:p>0,0579188</text:p>
          </table:table-cell>
          <table:table-cell/>
          <table:table-cell table:formula="of:=[.E1762]-[.B1762]" office:value-type="float" office:value="0.057723409">
            <text:p>0,057723409</text:p>
          </table:table-cell>
        </table:table-row>
        <table:table-row table:style-name="ro3">
          <table:table-cell office:value-type="string">
            <text:p>8,805</text:p>
          </table:table-cell>
          <table:table-cell office:value-type="float" office:value="0.000195281">
            <text:p>0,000195281</text:p>
          </table:table-cell>
          <table:table-cell/>
          <table:table-cell office:value-type="string">
            <text:p>8,805</text:p>
          </table:table-cell>
          <table:table-cell office:value-type="float" office:value="0.0578859">
            <text:p>0,0578859</text:p>
          </table:table-cell>
          <table:table-cell/>
          <table:table-cell table:formula="of:=[.E1763]-[.B1763]" office:value-type="float" office:value="0.057690619">
            <text:p>0,057690619</text:p>
          </table:table-cell>
        </table:table-row>
        <table:table-row table:style-name="ro3">
          <table:table-cell office:value-type="string">
            <text:p>8,81</text:p>
          </table:table-cell>
          <table:table-cell office:value-type="float" office:value="0.000195172">
            <text:p>0,000195172</text:p>
          </table:table-cell>
          <table:table-cell/>
          <table:table-cell office:value-type="string">
            <text:p>8,81</text:p>
          </table:table-cell>
          <table:table-cell office:value-type="float" office:value="0.0578531">
            <text:p>0,0578531</text:p>
          </table:table-cell>
          <table:table-cell/>
          <table:table-cell table:formula="of:=[.E1764]-[.B1764]" office:value-type="float" office:value="0.057657928">
            <text:p>0,057657928</text:p>
          </table:table-cell>
        </table:table-row>
        <table:table-row table:style-name="ro3">
          <table:table-cell office:value-type="string">
            <text:p>8,815</text:p>
          </table:table-cell>
          <table:table-cell office:value-type="float" office:value="0.000195063">
            <text:p>0,000195063</text:p>
          </table:table-cell>
          <table:table-cell/>
          <table:table-cell office:value-type="string">
            <text:p>8,815</text:p>
          </table:table-cell>
          <table:table-cell office:value-type="float" office:value="0.0578202">
            <text:p>0,0578202</text:p>
          </table:table-cell>
          <table:table-cell/>
          <table:table-cell table:formula="of:=[.E1765]-[.B1765]" office:value-type="float" office:value="0.057625137">
            <text:p>0,057625137</text:p>
          </table:table-cell>
        </table:table-row>
        <table:table-row table:style-name="ro3">
          <table:table-cell office:value-type="string">
            <text:p>8,82</text:p>
          </table:table-cell>
          <table:table-cell office:value-type="float" office:value="0.000194953">
            <text:p>0,000194953</text:p>
          </table:table-cell>
          <table:table-cell/>
          <table:table-cell office:value-type="string">
            <text:p>8,82</text:p>
          </table:table-cell>
          <table:table-cell office:value-type="float" office:value="0.0577875">
            <text:p>0,0577875</text:p>
          </table:table-cell>
          <table:table-cell/>
          <table:table-cell table:formula="of:=[.E1766]-[.B1766]" office:value-type="float" office:value="0.057592547">
            <text:p>0,057592547</text:p>
          </table:table-cell>
        </table:table-row>
        <table:table-row table:style-name="ro3">
          <table:table-cell office:value-type="string">
            <text:p>8,825</text:p>
          </table:table-cell>
          <table:table-cell office:value-type="float" office:value="0.000194844">
            <text:p>0,000194844</text:p>
          </table:table-cell>
          <table:table-cell/>
          <table:table-cell office:value-type="string">
            <text:p>8,825</text:p>
          </table:table-cell>
          <table:table-cell office:value-type="float" office:value="0.0577547">
            <text:p>0,0577547</text:p>
          </table:table-cell>
          <table:table-cell/>
          <table:table-cell table:formula="of:=[.E1767]-[.B1767]" office:value-type="float" office:value="0.057559856">
            <text:p>0,057559856</text:p>
          </table:table-cell>
        </table:table-row>
        <table:table-row table:style-name="ro3">
          <table:table-cell office:value-type="string">
            <text:p>8,83</text:p>
          </table:table-cell>
          <table:table-cell office:value-type="float" office:value="0.000194736">
            <text:p>0,000194736</text:p>
          </table:table-cell>
          <table:table-cell/>
          <table:table-cell office:value-type="string">
            <text:p>8,83</text:p>
          </table:table-cell>
          <table:table-cell office:value-type="float" office:value="0.057722">
            <text:p>0,057722</text:p>
          </table:table-cell>
          <table:table-cell/>
          <table:table-cell table:formula="of:=[.E1768]-[.B1768]" office:value-type="float" office:value="0.057527264">
            <text:p>0,057527264</text:p>
          </table:table-cell>
        </table:table-row>
        <table:table-row table:style-name="ro3">
          <table:table-cell office:value-type="string">
            <text:p>8,835</text:p>
          </table:table-cell>
          <table:table-cell office:value-type="float" office:value="0.000194627">
            <text:p>0,000194627</text:p>
          </table:table-cell>
          <table:table-cell/>
          <table:table-cell office:value-type="string">
            <text:p>8,835</text:p>
          </table:table-cell>
          <table:table-cell office:value-type="float" office:value="0.0576893">
            <text:p>0,0576893</text:p>
          </table:table-cell>
          <table:table-cell/>
          <table:table-cell table:formula="of:=[.E1769]-[.B1769]" office:value-type="float" office:value="0.057494673">
            <text:p>0,057494673</text:p>
          </table:table-cell>
        </table:table-row>
        <table:table-row table:style-name="ro3">
          <table:table-cell office:value-type="string">
            <text:p>8,84</text:p>
          </table:table-cell>
          <table:table-cell office:value-type="float" office:value="0.000194518">
            <text:p>0,000194518</text:p>
          </table:table-cell>
          <table:table-cell/>
          <table:table-cell office:value-type="string">
            <text:p>8,84</text:p>
          </table:table-cell>
          <table:table-cell office:value-type="float" office:value="0.0576567">
            <text:p>0,0576567</text:p>
          </table:table-cell>
          <table:table-cell/>
          <table:table-cell table:formula="of:=[.E1770]-[.B1770]" office:value-type="float" office:value="0.057462182">
            <text:p>0,057462182</text:p>
          </table:table-cell>
        </table:table-row>
        <table:table-row table:style-name="ro3">
          <table:table-cell office:value-type="string">
            <text:p>8,845</text:p>
          </table:table-cell>
          <table:table-cell office:value-type="float" office:value="0.00019441">
            <text:p>0,00019441</text:p>
          </table:table-cell>
          <table:table-cell/>
          <table:table-cell office:value-type="string">
            <text:p>8,845</text:p>
          </table:table-cell>
          <table:table-cell office:value-type="float" office:value="0.0576241">
            <text:p>0,0576241</text:p>
          </table:table-cell>
          <table:table-cell/>
          <table:table-cell table:formula="of:=[.E1771]-[.B1771]" office:value-type="float" office:value="0.05742969">
            <text:p>0,05742969</text:p>
          </table:table-cell>
        </table:table-row>
        <table:table-row table:style-name="ro3">
          <table:table-cell office:value-type="string">
            <text:p>8,85</text:p>
          </table:table-cell>
          <table:table-cell office:value-type="float" office:value="0.000194301">
            <text:p>0,000194301</text:p>
          </table:table-cell>
          <table:table-cell/>
          <table:table-cell office:value-type="string">
            <text:p>8,85</text:p>
          </table:table-cell>
          <table:table-cell office:value-type="float" office:value="0.0575915">
            <text:p>0,0575915</text:p>
          </table:table-cell>
          <table:table-cell/>
          <table:table-cell table:formula="of:=[.E1772]-[.B1772]" office:value-type="float" office:value="0.057397199">
            <text:p>0,057397199</text:p>
          </table:table-cell>
        </table:table-row>
        <table:table-row table:style-name="ro3">
          <table:table-cell office:value-type="string">
            <text:p>8,855</text:p>
          </table:table-cell>
          <table:table-cell office:value-type="float" office:value="0.000194193">
            <text:p>0,000194193</text:p>
          </table:table-cell>
          <table:table-cell/>
          <table:table-cell office:value-type="string">
            <text:p>8,855</text:p>
          </table:table-cell>
          <table:table-cell office:value-type="float" office:value="0.057559">
            <text:p>0,057559</text:p>
          </table:table-cell>
          <table:table-cell/>
          <table:table-cell table:formula="of:=[.E1773]-[.B1773]" office:value-type="float" office:value="0.057364807">
            <text:p>0,057364807</text:p>
          </table:table-cell>
        </table:table-row>
        <table:table-row table:style-name="ro3">
          <table:table-cell office:value-type="string">
            <text:p>8,86</text:p>
          </table:table-cell>
          <table:table-cell office:value-type="float" office:value="0.000194085">
            <text:p>0,000194085</text:p>
          </table:table-cell>
          <table:table-cell/>
          <table:table-cell office:value-type="string">
            <text:p>8,86</text:p>
          </table:table-cell>
          <table:table-cell office:value-type="float" office:value="0.0575265">
            <text:p>0,0575265</text:p>
          </table:table-cell>
          <table:table-cell/>
          <table:table-cell table:formula="of:=[.E1774]-[.B1774]" office:value-type="float" office:value="0.057332415">
            <text:p>0,057332415</text:p>
          </table:table-cell>
        </table:table-row>
        <table:table-row table:style-name="ro3">
          <table:table-cell office:value-type="string">
            <text:p>8,865</text:p>
          </table:table-cell>
          <table:table-cell office:value-type="float" office:value="0.000193977">
            <text:p>0,000193977</text:p>
          </table:table-cell>
          <table:table-cell/>
          <table:table-cell office:value-type="string">
            <text:p>8,865</text:p>
          </table:table-cell>
          <table:table-cell office:value-type="float" office:value="0.057494">
            <text:p>0,057494</text:p>
          </table:table-cell>
          <table:table-cell/>
          <table:table-cell table:formula="of:=[.E1775]-[.B1775]" office:value-type="float" office:value="0.057300023">
            <text:p>0,057300023</text:p>
          </table:table-cell>
        </table:table-row>
        <table:table-row table:style-name="ro3">
          <table:table-cell office:value-type="string">
            <text:p>8,87</text:p>
          </table:table-cell>
          <table:table-cell office:value-type="float" office:value="0.000193869">
            <text:p>0,000193869</text:p>
          </table:table-cell>
          <table:table-cell/>
          <table:table-cell office:value-type="string">
            <text:p>8,87</text:p>
          </table:table-cell>
          <table:table-cell office:value-type="float" office:value="0.0574616">
            <text:p>0,0574616</text:p>
          </table:table-cell>
          <table:table-cell/>
          <table:table-cell table:formula="of:=[.E1776]-[.B1776]" office:value-type="float" office:value="0.057267731">
            <text:p>0,057267731</text:p>
          </table:table-cell>
        </table:table-row>
        <table:table-row table:style-name="ro3">
          <table:table-cell office:value-type="string">
            <text:p>8,875</text:p>
          </table:table-cell>
          <table:table-cell office:value-type="float" office:value="0.000193762">
            <text:p>0,000193762</text:p>
          </table:table-cell>
          <table:table-cell/>
          <table:table-cell office:value-type="string">
            <text:p>8,875</text:p>
          </table:table-cell>
          <table:table-cell office:value-type="float" office:value="0.0574292">
            <text:p>0,0574292</text:p>
          </table:table-cell>
          <table:table-cell/>
          <table:table-cell table:formula="of:=[.E1777]-[.B1777]" office:value-type="float" office:value="0.057235438">
            <text:p>0,057235438</text:p>
          </table:table-cell>
        </table:table-row>
        <table:table-row table:style-name="ro3">
          <table:table-cell office:value-type="string">
            <text:p>8,88</text:p>
          </table:table-cell>
          <table:table-cell office:value-type="float" office:value="0.000193654">
            <text:p>0,000193654</text:p>
          </table:table-cell>
          <table:table-cell/>
          <table:table-cell office:value-type="string">
            <text:p>8,88</text:p>
          </table:table-cell>
          <table:table-cell office:value-type="float" office:value="0.0573969">
            <text:p>0,0573969</text:p>
          </table:table-cell>
          <table:table-cell/>
          <table:table-cell table:formula="of:=[.E1778]-[.B1778]" office:value-type="float" office:value="0.057203246">
            <text:p>0,057203246</text:p>
          </table:table-cell>
        </table:table-row>
        <table:table-row table:style-name="ro3">
          <table:table-cell office:value-type="string">
            <text:p>8,885</text:p>
          </table:table-cell>
          <table:table-cell office:value-type="float" office:value="0.000193546">
            <text:p>0,000193546</text:p>
          </table:table-cell>
          <table:table-cell/>
          <table:table-cell office:value-type="string">
            <text:p>8,885</text:p>
          </table:table-cell>
          <table:table-cell office:value-type="float" office:value="0.0573646">
            <text:p>0,0573646</text:p>
          </table:table-cell>
          <table:table-cell/>
          <table:table-cell table:formula="of:=[.E1779]-[.B1779]" office:value-type="float" office:value="0.057171054">
            <text:p>0,057171054</text:p>
          </table:table-cell>
        </table:table-row>
        <table:table-row table:style-name="ro3">
          <table:table-cell office:value-type="string">
            <text:p>8,89</text:p>
          </table:table-cell>
          <table:table-cell office:value-type="float" office:value="0.000193439">
            <text:p>0,000193439</text:p>
          </table:table-cell>
          <table:table-cell/>
          <table:table-cell office:value-type="string">
            <text:p>8,89</text:p>
          </table:table-cell>
          <table:table-cell office:value-type="float" office:value="0.0573323">
            <text:p>0,0573323</text:p>
          </table:table-cell>
          <table:table-cell/>
          <table:table-cell table:formula="of:=[.E1780]-[.B1780]" office:value-type="float" office:value="0.057138861">
            <text:p>0,057138861</text:p>
          </table:table-cell>
        </table:table-row>
        <table:table-row table:style-name="ro3">
          <table:table-cell office:value-type="string">
            <text:p>8,895</text:p>
          </table:table-cell>
          <table:table-cell office:value-type="float" office:value="0.000193332">
            <text:p>0,000193332</text:p>
          </table:table-cell>
          <table:table-cell/>
          <table:table-cell office:value-type="string">
            <text:p>8,895</text:p>
          </table:table-cell>
          <table:table-cell office:value-type="float" office:value="0.0573001">
            <text:p>0,0573001</text:p>
          </table:table-cell>
          <table:table-cell/>
          <table:table-cell table:formula="of:=[.E1781]-[.B1781]" office:value-type="float" office:value="0.057106768">
            <text:p>0,057106768</text:p>
          </table:table-cell>
        </table:table-row>
        <table:table-row table:style-name="ro3">
          <table:table-cell office:value-type="string">
            <text:p>8,9</text:p>
          </table:table-cell>
          <table:table-cell office:value-type="float" office:value="0.000193225">
            <text:p>0,000193225</text:p>
          </table:table-cell>
          <table:table-cell/>
          <table:table-cell office:value-type="string">
            <text:p>8,9</text:p>
          </table:table-cell>
          <table:table-cell office:value-type="float" office:value="0.0572679">
            <text:p>0,0572679</text:p>
          </table:table-cell>
          <table:table-cell/>
          <table:table-cell table:formula="of:=[.E1782]-[.B1782]" office:value-type="float" office:value="0.057074675">
            <text:p>0,057074675</text:p>
          </table:table-cell>
        </table:table-row>
        <table:table-row table:style-name="ro3">
          <table:table-cell office:value-type="string">
            <text:p>8,905</text:p>
          </table:table-cell>
          <table:table-cell office:value-type="float" office:value="0.000193118">
            <text:p>0,000193118</text:p>
          </table:table-cell>
          <table:table-cell/>
          <table:table-cell office:value-type="string">
            <text:p>8,905</text:p>
          </table:table-cell>
          <table:table-cell office:value-type="float" office:value="0.0572357">
            <text:p>0,0572357</text:p>
          </table:table-cell>
          <table:table-cell/>
          <table:table-cell table:formula="of:=[.E1783]-[.B1783]" office:value-type="float" office:value="0.057042582">
            <text:p>0,057042582</text:p>
          </table:table-cell>
        </table:table-row>
        <table:table-row table:style-name="ro3">
          <table:table-cell office:value-type="string">
            <text:p>8,91</text:p>
          </table:table-cell>
          <table:table-cell office:value-type="float" office:value="0.000193011">
            <text:p>0,000193011</text:p>
          </table:table-cell>
          <table:table-cell/>
          <table:table-cell office:value-type="string">
            <text:p>8,91</text:p>
          </table:table-cell>
          <table:table-cell office:value-type="float" office:value="0.0572036">
            <text:p>0,0572036</text:p>
          </table:table-cell>
          <table:table-cell/>
          <table:table-cell table:formula="of:=[.E1784]-[.B1784]" office:value-type="float" office:value="0.057010589">
            <text:p>0,057010589</text:p>
          </table:table-cell>
        </table:table-row>
        <table:table-row table:style-name="ro3">
          <table:table-cell office:value-type="string">
            <text:p>8,915</text:p>
          </table:table-cell>
          <table:table-cell office:value-type="float" office:value="0.000192904">
            <text:p>0,000192904</text:p>
          </table:table-cell>
          <table:table-cell/>
          <table:table-cell office:value-type="string">
            <text:p>8,915</text:p>
          </table:table-cell>
          <table:table-cell office:value-type="float" office:value="0.0571715">
            <text:p>0,0571715</text:p>
          </table:table-cell>
          <table:table-cell/>
          <table:table-cell table:formula="of:=[.E1785]-[.B1785]" office:value-type="float" office:value="0.056978596">
            <text:p>0,056978596</text:p>
          </table:table-cell>
        </table:table-row>
        <table:table-row table:style-name="ro3">
          <table:table-cell office:value-type="string">
            <text:p>8,92</text:p>
          </table:table-cell>
          <table:table-cell office:value-type="float" office:value="0.000192797">
            <text:p>0,000192797</text:p>
          </table:table-cell>
          <table:table-cell/>
          <table:table-cell office:value-type="string">
            <text:p>8,92</text:p>
          </table:table-cell>
          <table:table-cell office:value-type="float" office:value="0.0571394">
            <text:p>0,0571394</text:p>
          </table:table-cell>
          <table:table-cell/>
          <table:table-cell table:formula="of:=[.E1786]-[.B1786]" office:value-type="float" office:value="0.056946603">
            <text:p>0,056946603</text:p>
          </table:table-cell>
        </table:table-row>
        <table:table-row table:style-name="ro3">
          <table:table-cell office:value-type="string">
            <text:p>8,925</text:p>
          </table:table-cell>
          <table:table-cell office:value-type="float" office:value="0.000192691">
            <text:p>0,000192691</text:p>
          </table:table-cell>
          <table:table-cell/>
          <table:table-cell office:value-type="string">
            <text:p>8,925</text:p>
          </table:table-cell>
          <table:table-cell office:value-type="float" office:value="0.0571074">
            <text:p>0,0571074</text:p>
          </table:table-cell>
          <table:table-cell/>
          <table:table-cell table:formula="of:=[.E1787]-[.B1787]" office:value-type="float" office:value="0.056914709">
            <text:p>0,056914709</text:p>
          </table:table-cell>
        </table:table-row>
        <table:table-row table:style-name="ro3">
          <table:table-cell office:value-type="string">
            <text:p>8,93</text:p>
          </table:table-cell>
          <table:table-cell office:value-type="float" office:value="0.000192584">
            <text:p>0,000192584</text:p>
          </table:table-cell>
          <table:table-cell/>
          <table:table-cell office:value-type="string">
            <text:p>8,93</text:p>
          </table:table-cell>
          <table:table-cell office:value-type="float" office:value="0.0570754">
            <text:p>0,0570754</text:p>
          </table:table-cell>
          <table:table-cell/>
          <table:table-cell table:formula="of:=[.E1788]-[.B1788]" office:value-type="float" office:value="0.056882816">
            <text:p>0,056882816</text:p>
          </table:table-cell>
        </table:table-row>
        <table:table-row table:style-name="ro3">
          <table:table-cell office:value-type="string">
            <text:p>8,935</text:p>
          </table:table-cell>
          <table:table-cell office:value-type="float" office:value="0.000192478">
            <text:p>0,000192478</text:p>
          </table:table-cell>
          <table:table-cell/>
          <table:table-cell office:value-type="string">
            <text:p>8,935</text:p>
          </table:table-cell>
          <table:table-cell office:value-type="float" office:value="0.0570435">
            <text:p>0,0570435</text:p>
          </table:table-cell>
          <table:table-cell/>
          <table:table-cell table:formula="of:=[.E1789]-[.B1789]" office:value-type="float" office:value="0.056851022">
            <text:p>0,056851022</text:p>
          </table:table-cell>
        </table:table-row>
        <table:table-row table:style-name="ro3">
          <table:table-cell office:value-type="string">
            <text:p>8,94</text:p>
          </table:table-cell>
          <table:table-cell office:value-type="float" office:value="0.000192372">
            <text:p>0,000192372</text:p>
          </table:table-cell>
          <table:table-cell/>
          <table:table-cell office:value-type="string">
            <text:p>8,94</text:p>
          </table:table-cell>
          <table:table-cell office:value-type="float" office:value="0.0570116">
            <text:p>0,0570116</text:p>
          </table:table-cell>
          <table:table-cell/>
          <table:table-cell table:formula="of:=[.E1790]-[.B1790]" office:value-type="float" office:value="0.056819228">
            <text:p>0,056819228</text:p>
          </table:table-cell>
        </table:table-row>
        <table:table-row table:style-name="ro3">
          <table:table-cell office:value-type="string">
            <text:p>8,945</text:p>
          </table:table-cell>
          <table:table-cell office:value-type="float" office:value="0.000192266">
            <text:p>0,000192266</text:p>
          </table:table-cell>
          <table:table-cell/>
          <table:table-cell office:value-type="string">
            <text:p>8,945</text:p>
          </table:table-cell>
          <table:table-cell office:value-type="float" office:value="0.0569797">
            <text:p>0,0569797</text:p>
          </table:table-cell>
          <table:table-cell/>
          <table:table-cell table:formula="of:=[.E1791]-[.B1791]" office:value-type="float" office:value="0.056787434">
            <text:p>0,056787434</text:p>
          </table:table-cell>
        </table:table-row>
        <table:table-row table:style-name="ro3">
          <table:table-cell office:value-type="string">
            <text:p>8,95</text:p>
          </table:table-cell>
          <table:table-cell office:value-type="float" office:value="0.00019216">
            <text:p>0,00019216</text:p>
          </table:table-cell>
          <table:table-cell/>
          <table:table-cell office:value-type="string">
            <text:p>8,95</text:p>
          </table:table-cell>
          <table:table-cell office:value-type="float" office:value="0.0569478">
            <text:p>0,0569478</text:p>
          </table:table-cell>
          <table:table-cell/>
          <table:table-cell table:formula="of:=[.E1792]-[.B1792]" office:value-type="float" office:value="0.05675564">
            <text:p>0,05675564</text:p>
          </table:table-cell>
        </table:table-row>
        <table:table-row table:style-name="ro3">
          <table:table-cell office:value-type="string">
            <text:p>8,955</text:p>
          </table:table-cell>
          <table:table-cell office:value-type="float" office:value="0.000192054">
            <text:p>0,000192054</text:p>
          </table:table-cell>
          <table:table-cell/>
          <table:table-cell office:value-type="string">
            <text:p>8,955</text:p>
          </table:table-cell>
          <table:table-cell office:value-type="float" office:value="0.056916">
            <text:p>0,056916</text:p>
          </table:table-cell>
          <table:table-cell/>
          <table:table-cell table:formula="of:=[.E1793]-[.B1793]" office:value-type="float" office:value="0.056723946">
            <text:p>0,056723946</text:p>
          </table:table-cell>
        </table:table-row>
        <table:table-row table:style-name="ro3">
          <table:table-cell office:value-type="string">
            <text:p>8,96</text:p>
          </table:table-cell>
          <table:table-cell office:value-type="float" office:value="0.000191948">
            <text:p>0,000191948</text:p>
          </table:table-cell>
          <table:table-cell/>
          <table:table-cell office:value-type="string">
            <text:p>8,96</text:p>
          </table:table-cell>
          <table:table-cell office:value-type="float" office:value="0.0568843">
            <text:p>0,0568843</text:p>
          </table:table-cell>
          <table:table-cell/>
          <table:table-cell table:formula="of:=[.E1794]-[.B1794]" office:value-type="float" office:value="0.056692352">
            <text:p>0,056692352</text:p>
          </table:table-cell>
        </table:table-row>
        <table:table-row table:style-name="ro3">
          <table:table-cell office:value-type="string">
            <text:p>8,965</text:p>
          </table:table-cell>
          <table:table-cell office:value-type="float" office:value="0.000191843">
            <text:p>0,000191843</text:p>
          </table:table-cell>
          <table:table-cell/>
          <table:table-cell office:value-type="string">
            <text:p>8,965</text:p>
          </table:table-cell>
          <table:table-cell office:value-type="float" office:value="0.0568525">
            <text:p>0,0568525</text:p>
          </table:table-cell>
          <table:table-cell/>
          <table:table-cell table:formula="of:=[.E1795]-[.B1795]" office:value-type="float" office:value="0.056660657">
            <text:p>0,056660657</text:p>
          </table:table-cell>
        </table:table-row>
        <table:table-row table:style-name="ro3">
          <table:table-cell office:value-type="string">
            <text:p>8,97</text:p>
          </table:table-cell>
          <table:table-cell office:value-type="float" office:value="0.000191737">
            <text:p>0,000191737</text:p>
          </table:table-cell>
          <table:table-cell/>
          <table:table-cell office:value-type="string">
            <text:p>8,97</text:p>
          </table:table-cell>
          <table:table-cell office:value-type="float" office:value="0.0568208">
            <text:p>0,0568208</text:p>
          </table:table-cell>
          <table:table-cell/>
          <table:table-cell table:formula="of:=[.E1796]-[.B1796]" office:value-type="float" office:value="0.056629063">
            <text:p>0,056629063</text:p>
          </table:table-cell>
        </table:table-row>
        <table:table-row table:style-name="ro3">
          <table:table-cell office:value-type="string">
            <text:p>8,975</text:p>
          </table:table-cell>
          <table:table-cell office:value-type="float" office:value="0.000191632">
            <text:p>0,000191632</text:p>
          </table:table-cell>
          <table:table-cell/>
          <table:table-cell office:value-type="string">
            <text:p>8,975</text:p>
          </table:table-cell>
          <table:table-cell office:value-type="float" office:value="0.0567892">
            <text:p>0,0567892</text:p>
          </table:table-cell>
          <table:table-cell/>
          <table:table-cell table:formula="of:=[.E1797]-[.B1797]" office:value-type="float" office:value="0.056597568">
            <text:p>0,056597568</text:p>
          </table:table-cell>
        </table:table-row>
        <table:table-row table:style-name="ro3">
          <table:table-cell office:value-type="string">
            <text:p>8,98</text:p>
          </table:table-cell>
          <table:table-cell office:value-type="float" office:value="0.000191527">
            <text:p>0,000191527</text:p>
          </table:table-cell>
          <table:table-cell/>
          <table:table-cell office:value-type="string">
            <text:p>8,98</text:p>
          </table:table-cell>
          <table:table-cell office:value-type="float" office:value="0.0567575">
            <text:p>0,0567575</text:p>
          </table:table-cell>
          <table:table-cell/>
          <table:table-cell table:formula="of:=[.E1798]-[.B1798]" office:value-type="float" office:value="0.056565973">
            <text:p>0,056565973</text:p>
          </table:table-cell>
        </table:table-row>
        <table:table-row table:style-name="ro3">
          <table:table-cell office:value-type="string">
            <text:p>8,985</text:p>
          </table:table-cell>
          <table:table-cell office:value-type="float" office:value="0.000191422">
            <text:p>0,000191422</text:p>
          </table:table-cell>
          <table:table-cell/>
          <table:table-cell office:value-type="string">
            <text:p>8,985</text:p>
          </table:table-cell>
          <table:table-cell office:value-type="float" office:value="0.0567259">
            <text:p>0,0567259</text:p>
          </table:table-cell>
          <table:table-cell/>
          <table:table-cell table:formula="of:=[.E1799]-[.B1799]" office:value-type="float" office:value="0.056534478">
            <text:p>0,056534478</text:p>
          </table:table-cell>
        </table:table-row>
        <table:table-row table:style-name="ro3">
          <table:table-cell office:value-type="string">
            <text:p>8,99</text:p>
          </table:table-cell>
          <table:table-cell office:value-type="float" office:value="0.000191317">
            <text:p>0,000191317</text:p>
          </table:table-cell>
          <table:table-cell/>
          <table:table-cell office:value-type="string">
            <text:p>8,99</text:p>
          </table:table-cell>
          <table:table-cell office:value-type="float" office:value="0.0566944">
            <text:p>0,0566944</text:p>
          </table:table-cell>
          <table:table-cell/>
          <table:table-cell table:formula="of:=[.E1800]-[.B1800]" office:value-type="float" office:value="0.056503083">
            <text:p>0,056503083</text:p>
          </table:table-cell>
        </table:table-row>
        <table:table-row table:style-name="ro3">
          <table:table-cell office:value-type="string">
            <text:p>8,995</text:p>
          </table:table-cell>
          <table:table-cell office:value-type="float" office:value="0.000191212">
            <text:p>0,000191212</text:p>
          </table:table-cell>
          <table:table-cell/>
          <table:table-cell office:value-type="string">
            <text:p>8,995</text:p>
          </table:table-cell>
          <table:table-cell office:value-type="float" office:value="0.0566629">
            <text:p>0,0566629</text:p>
          </table:table-cell>
          <table:table-cell/>
          <table:table-cell table:formula="of:=[.E1801]-[.B1801]" office:value-type="float" office:value="0.056471688">
            <text:p>0,056471688</text:p>
          </table:table-cell>
        </table:table-row>
        <table:table-row table:style-name="ro3">
          <table:table-cell table:style-name="Default" office:value-type="float" office:value="9">
            <text:p>9</text:p>
          </table:table-cell>
          <table:table-cell office:value-type="float" office:value="0.000191107">
            <text:p>0,000191107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0.0566314">
            <text:p>0,0566314</text:p>
          </table:table-cell>
          <table:table-cell/>
          <table:table-cell table:formula="of:=[.E1802]-[.B1802]" office:value-type="float" office:value="0.056440293">
            <text:p>0,056440293</text:p>
          </table:table-cell>
        </table:table-row>
        <table:table-row table:style-name="ro3">
          <table:table-cell office:value-type="string">
            <text:p>9,005</text:p>
          </table:table-cell>
          <table:table-cell office:value-type="float" office:value="0.000191002">
            <text:p>0,000191002</text:p>
          </table:table-cell>
          <table:table-cell/>
          <table:table-cell office:value-type="string">
            <text:p>9,005</text:p>
          </table:table-cell>
          <table:table-cell office:value-type="float" office:value="0.0565999">
            <text:p>0,0565999</text:p>
          </table:table-cell>
          <table:table-cell/>
          <table:table-cell table:formula="of:=[.E1803]-[.B1803]" office:value-type="float" office:value="0.056408898">
            <text:p>0,056408898</text:p>
          </table:table-cell>
        </table:table-row>
        <table:table-row table:style-name="ro3">
          <table:table-cell office:value-type="string">
            <text:p>9,01</text:p>
          </table:table-cell>
          <table:table-cell office:value-type="float" office:value="0.000190898">
            <text:p>0,000190898</text:p>
          </table:table-cell>
          <table:table-cell/>
          <table:table-cell office:value-type="string">
            <text:p>9,01</text:p>
          </table:table-cell>
          <table:table-cell office:value-type="float" office:value="0.0565685">
            <text:p>0,0565685</text:p>
          </table:table-cell>
          <table:table-cell/>
          <table:table-cell table:formula="of:=[.E1804]-[.B1804]" office:value-type="float" office:value="0.056377602">
            <text:p>0,056377602</text:p>
          </table:table-cell>
        </table:table-row>
        <table:table-row table:style-name="ro3">
          <table:table-cell office:value-type="string">
            <text:p>9,015</text:p>
          </table:table-cell>
          <table:table-cell office:value-type="float" office:value="0.000190794">
            <text:p>0,000190794</text:p>
          </table:table-cell>
          <table:table-cell/>
          <table:table-cell office:value-type="string">
            <text:p>9,015</text:p>
          </table:table-cell>
          <table:table-cell office:value-type="float" office:value="0.0565371">
            <text:p>0,0565371</text:p>
          </table:table-cell>
          <table:table-cell/>
          <table:table-cell table:formula="of:=[.E1805]-[.B1805]" office:value-type="float" office:value="0.056346306">
            <text:p>0,056346306</text:p>
          </table:table-cell>
        </table:table-row>
        <table:table-row table:style-name="ro3">
          <table:table-cell office:value-type="string">
            <text:p>9,02</text:p>
          </table:table-cell>
          <table:table-cell office:value-type="float" office:value="0.000190689">
            <text:p>0,000190689</text:p>
          </table:table-cell>
          <table:table-cell/>
          <table:table-cell office:value-type="string">
            <text:p>9,02</text:p>
          </table:table-cell>
          <table:table-cell office:value-type="float" office:value="0.0565058">
            <text:p>0,0565058</text:p>
          </table:table-cell>
          <table:table-cell/>
          <table:table-cell table:formula="of:=[.E1806]-[.B1806]" office:value-type="float" office:value="0.056315111">
            <text:p>0,056315111</text:p>
          </table:table-cell>
        </table:table-row>
        <table:table-row table:style-name="ro3">
          <table:table-cell office:value-type="string">
            <text:p>9,025</text:p>
          </table:table-cell>
          <table:table-cell office:value-type="float" office:value="0.000190585">
            <text:p>0,000190585</text:p>
          </table:table-cell>
          <table:table-cell/>
          <table:table-cell office:value-type="string">
            <text:p>9,025</text:p>
          </table:table-cell>
          <table:table-cell office:value-type="float" office:value="0.0564745">
            <text:p>0,0564745</text:p>
          </table:table-cell>
          <table:table-cell/>
          <table:table-cell table:formula="of:=[.E1807]-[.B1807]" office:value-type="float" office:value="0.056283915">
            <text:p>0,056283915</text:p>
          </table:table-cell>
        </table:table-row>
        <table:table-row table:style-name="ro3">
          <table:table-cell office:value-type="string">
            <text:p>9,03</text:p>
          </table:table-cell>
          <table:table-cell office:value-type="float" office:value="0.000190481">
            <text:p>0,000190481</text:p>
          </table:table-cell>
          <table:table-cell/>
          <table:table-cell office:value-type="string">
            <text:p>9,03</text:p>
          </table:table-cell>
          <table:table-cell office:value-type="float" office:value="0.0564432">
            <text:p>0,0564432</text:p>
          </table:table-cell>
          <table:table-cell/>
          <table:table-cell table:formula="of:=[.E1808]-[.B1808]" office:value-type="float" office:value="0.056252719">
            <text:p>0,056252719</text:p>
          </table:table-cell>
        </table:table-row>
        <table:table-row table:style-name="ro3">
          <table:table-cell office:value-type="string">
            <text:p>9,035</text:p>
          </table:table-cell>
          <table:table-cell office:value-type="float" office:value="0.000190377">
            <text:p>0,000190377</text:p>
          </table:table-cell>
          <table:table-cell/>
          <table:table-cell office:value-type="string">
            <text:p>9,035</text:p>
          </table:table-cell>
          <table:table-cell office:value-type="float" office:value="0.0564119">
            <text:p>0,0564119</text:p>
          </table:table-cell>
          <table:table-cell/>
          <table:table-cell table:formula="of:=[.E1809]-[.B1809]" office:value-type="float" office:value="0.056221523">
            <text:p>0,056221523</text:p>
          </table:table-cell>
        </table:table-row>
        <table:table-row table:style-name="ro3">
          <table:table-cell office:value-type="string">
            <text:p>9,04</text:p>
          </table:table-cell>
          <table:table-cell office:value-type="float" office:value="0.000190273">
            <text:p>0,000190273</text:p>
          </table:table-cell>
          <table:table-cell/>
          <table:table-cell office:value-type="string">
            <text:p>9,04</text:p>
          </table:table-cell>
          <table:table-cell office:value-type="float" office:value="0.0563807">
            <text:p>0,0563807</text:p>
          </table:table-cell>
          <table:table-cell/>
          <table:table-cell table:formula="of:=[.E1810]-[.B1810]" office:value-type="float" office:value="0.056190427">
            <text:p>0,056190427</text:p>
          </table:table-cell>
        </table:table-row>
        <table:table-row table:style-name="ro3">
          <table:table-cell office:value-type="string">
            <text:p>9,045</text:p>
          </table:table-cell>
          <table:table-cell office:value-type="float" office:value="0.000190169">
            <text:p>0,000190169</text:p>
          </table:table-cell>
          <table:table-cell/>
          <table:table-cell office:value-type="string">
            <text:p>9,045</text:p>
          </table:table-cell>
          <table:table-cell office:value-type="float" office:value="0.0563495">
            <text:p>0,0563495</text:p>
          </table:table-cell>
          <table:table-cell/>
          <table:table-cell table:formula="of:=[.E1811]-[.B1811]" office:value-type="float" office:value="0.056159331">
            <text:p>0,056159331</text:p>
          </table:table-cell>
        </table:table-row>
        <table:table-row table:style-name="ro3">
          <table:table-cell office:value-type="string">
            <text:p>9,05</text:p>
          </table:table-cell>
          <table:table-cell office:value-type="float" office:value="0.000190066">
            <text:p>0,000190066</text:p>
          </table:table-cell>
          <table:table-cell/>
          <table:table-cell office:value-type="string">
            <text:p>9,05</text:p>
          </table:table-cell>
          <table:table-cell office:value-type="float" office:value="0.0563184">
            <text:p>0,0563184</text:p>
          </table:table-cell>
          <table:table-cell/>
          <table:table-cell table:formula="of:=[.E1812]-[.B1812]" office:value-type="float" office:value="0.056128334">
            <text:p>0,056128334</text:p>
          </table:table-cell>
        </table:table-row>
        <table:table-row table:style-name="ro3">
          <table:table-cell office:value-type="string">
            <text:p>9,055</text:p>
          </table:table-cell>
          <table:table-cell office:value-type="float" office:value="0.000189962">
            <text:p>0,000189962</text:p>
          </table:table-cell>
          <table:table-cell/>
          <table:table-cell office:value-type="string">
            <text:p>9,055</text:p>
          </table:table-cell>
          <table:table-cell office:value-type="float" office:value="0.0562873">
            <text:p>0,0562873</text:p>
          </table:table-cell>
          <table:table-cell/>
          <table:table-cell table:formula="of:=[.E1813]-[.B1813]" office:value-type="float" office:value="0.056097338">
            <text:p>0,056097338</text:p>
          </table:table-cell>
        </table:table-row>
        <table:table-row table:style-name="ro3">
          <table:table-cell office:value-type="string">
            <text:p>9,06</text:p>
          </table:table-cell>
          <table:table-cell office:value-type="float" office:value="0.000189859">
            <text:p>0,000189859</text:p>
          </table:table-cell>
          <table:table-cell/>
          <table:table-cell office:value-type="string">
            <text:p>9,06</text:p>
          </table:table-cell>
          <table:table-cell office:value-type="float" office:value="0.0562562">
            <text:p>0,0562562</text:p>
          </table:table-cell>
          <table:table-cell/>
          <table:table-cell table:formula="of:=[.E1814]-[.B1814]" office:value-type="float" office:value="0.056066341">
            <text:p>0,056066341</text:p>
          </table:table-cell>
        </table:table-row>
        <table:table-row table:style-name="ro3">
          <table:table-cell office:value-type="string">
            <text:p>9,065</text:p>
          </table:table-cell>
          <table:table-cell office:value-type="float" office:value="0.000189756">
            <text:p>0,000189756</text:p>
          </table:table-cell>
          <table:table-cell/>
          <table:table-cell office:value-type="string">
            <text:p>9,065</text:p>
          </table:table-cell>
          <table:table-cell office:value-type="float" office:value="0.0562252">
            <text:p>0,0562252</text:p>
          </table:table-cell>
          <table:table-cell/>
          <table:table-cell table:formula="of:=[.E1815]-[.B1815]" office:value-type="float" office:value="0.056035444">
            <text:p>0,056035444</text:p>
          </table:table-cell>
        </table:table-row>
        <table:table-row table:style-name="ro3">
          <table:table-cell office:value-type="string">
            <text:p>9,07</text:p>
          </table:table-cell>
          <table:table-cell office:value-type="float" office:value="0.000189653">
            <text:p>0,000189653</text:p>
          </table:table-cell>
          <table:table-cell/>
          <table:table-cell office:value-type="string">
            <text:p>9,07</text:p>
          </table:table-cell>
          <table:table-cell office:value-type="float" office:value="0.0561942">
            <text:p>0,0561942</text:p>
          </table:table-cell>
          <table:table-cell/>
          <table:table-cell table:formula="of:=[.E1816]-[.B1816]" office:value-type="float" office:value="0.056004547">
            <text:p>0,056004547</text:p>
          </table:table-cell>
        </table:table-row>
        <table:table-row table:style-name="ro3">
          <table:table-cell office:value-type="string">
            <text:p>9,075</text:p>
          </table:table-cell>
          <table:table-cell office:value-type="float" office:value="0.00018955">
            <text:p>0,00018955</text:p>
          </table:table-cell>
          <table:table-cell/>
          <table:table-cell office:value-type="string">
            <text:p>9,075</text:p>
          </table:table-cell>
          <table:table-cell office:value-type="float" office:value="0.0561632">
            <text:p>0,0561632</text:p>
          </table:table-cell>
          <table:table-cell/>
          <table:table-cell table:formula="of:=[.E1817]-[.B1817]" office:value-type="float" office:value="0.05597365">
            <text:p>0,05597365</text:p>
          </table:table-cell>
        </table:table-row>
        <table:table-row table:style-name="ro3">
          <table:table-cell office:value-type="string">
            <text:p>9,08</text:p>
          </table:table-cell>
          <table:table-cell office:value-type="float" office:value="0.000189447">
            <text:p>0,000189447</text:p>
          </table:table-cell>
          <table:table-cell/>
          <table:table-cell office:value-type="string">
            <text:p>9,08</text:p>
          </table:table-cell>
          <table:table-cell office:value-type="float" office:value="0.0561323">
            <text:p>0,0561323</text:p>
          </table:table-cell>
          <table:table-cell/>
          <table:table-cell table:formula="of:=[.E1818]-[.B1818]" office:value-type="float" office:value="0.055942853">
            <text:p>0,055942853</text:p>
          </table:table-cell>
        </table:table-row>
        <table:table-row table:style-name="ro3">
          <table:table-cell office:value-type="string">
            <text:p>9,085</text:p>
          </table:table-cell>
          <table:table-cell office:value-type="float" office:value="0.000189344">
            <text:p>0,000189344</text:p>
          </table:table-cell>
          <table:table-cell/>
          <table:table-cell office:value-type="string">
            <text:p>9,085</text:p>
          </table:table-cell>
          <table:table-cell office:value-type="float" office:value="0.0561014">
            <text:p>0,0561014</text:p>
          </table:table-cell>
          <table:table-cell/>
          <table:table-cell table:formula="of:=[.E1819]-[.B1819]" office:value-type="float" office:value="0.055912056">
            <text:p>0,055912056</text:p>
          </table:table-cell>
        </table:table-row>
        <table:table-row table:style-name="ro3">
          <table:table-cell office:value-type="string">
            <text:p>9,09</text:p>
          </table:table-cell>
          <table:table-cell office:value-type="float" office:value="0.000189241">
            <text:p>0,000189241</text:p>
          </table:table-cell>
          <table:table-cell/>
          <table:table-cell office:value-type="string">
            <text:p>9,09</text:p>
          </table:table-cell>
          <table:table-cell office:value-type="float" office:value="0.0560705">
            <text:p>0,0560705</text:p>
          </table:table-cell>
          <table:table-cell/>
          <table:table-cell table:formula="of:=[.E1820]-[.B1820]" office:value-type="float" office:value="0.055881259">
            <text:p>0,055881259</text:p>
          </table:table-cell>
        </table:table-row>
        <table:table-row table:style-name="ro3">
          <table:table-cell office:value-type="string">
            <text:p>9,095</text:p>
          </table:table-cell>
          <table:table-cell office:value-type="float" office:value="0.000189139">
            <text:p>0,000189139</text:p>
          </table:table-cell>
          <table:table-cell/>
          <table:table-cell office:value-type="string">
            <text:p>9,095</text:p>
          </table:table-cell>
          <table:table-cell office:value-type="float" office:value="0.0560397">
            <text:p>0,0560397</text:p>
          </table:table-cell>
          <table:table-cell/>
          <table:table-cell table:formula="of:=[.E1821]-[.B1821]" office:value-type="float" office:value="0.055850561">
            <text:p>0,055850561</text:p>
          </table:table-cell>
        </table:table-row>
        <table:table-row table:style-name="ro3">
          <table:table-cell office:value-type="string">
            <text:p>9,1</text:p>
          </table:table-cell>
          <table:table-cell office:value-type="float" office:value="0.000189036">
            <text:p>0,000189036</text:p>
          </table:table-cell>
          <table:table-cell/>
          <table:table-cell office:value-type="string">
            <text:p>9,1</text:p>
          </table:table-cell>
          <table:table-cell office:value-type="float" office:value="0.0560089">
            <text:p>0,0560089</text:p>
          </table:table-cell>
          <table:table-cell/>
          <table:table-cell table:formula="of:=[.E1822]-[.B1822]" office:value-type="float" office:value="0.055819864">
            <text:p>0,055819864</text:p>
          </table:table-cell>
        </table:table-row>
        <table:table-row table:style-name="ro3">
          <table:table-cell office:value-type="string">
            <text:p>9,105</text:p>
          </table:table-cell>
          <table:table-cell office:value-type="float" office:value="0.000188934">
            <text:p>0,000188934</text:p>
          </table:table-cell>
          <table:table-cell/>
          <table:table-cell office:value-type="string">
            <text:p>9,105</text:p>
          </table:table-cell>
          <table:table-cell office:value-type="float" office:value="0.0559781">
            <text:p>0,0559781</text:p>
          </table:table-cell>
          <table:table-cell/>
          <table:table-cell table:formula="of:=[.E1823]-[.B1823]" office:value-type="float" office:value="0.055789166">
            <text:p>0,055789166</text:p>
          </table:table-cell>
        </table:table-row>
        <table:table-row table:style-name="ro3">
          <table:table-cell office:value-type="string">
            <text:p>9,11</text:p>
          </table:table-cell>
          <table:table-cell office:value-type="float" office:value="0.000188832">
            <text:p>0,000188832</text:p>
          </table:table-cell>
          <table:table-cell/>
          <table:table-cell office:value-type="string">
            <text:p>9,11</text:p>
          </table:table-cell>
          <table:table-cell office:value-type="float" office:value="0.0559474">
            <text:p>0,0559474</text:p>
          </table:table-cell>
          <table:table-cell/>
          <table:table-cell table:formula="of:=[.E1824]-[.B1824]" office:value-type="float" office:value="0.055758568">
            <text:p>0,055758568</text:p>
          </table:table-cell>
        </table:table-row>
        <table:table-row table:style-name="ro3">
          <table:table-cell office:value-type="string">
            <text:p>9,115</text:p>
          </table:table-cell>
          <table:table-cell office:value-type="float" office:value="0.000188729">
            <text:p>0,000188729</text:p>
          </table:table-cell>
          <table:table-cell/>
          <table:table-cell office:value-type="string">
            <text:p>9,115</text:p>
          </table:table-cell>
          <table:table-cell office:value-type="float" office:value="0.0559167">
            <text:p>0,0559167</text:p>
          </table:table-cell>
          <table:table-cell/>
          <table:table-cell table:formula="of:=[.E1825]-[.B1825]" office:value-type="float" office:value="0.055727971">
            <text:p>0,055727971</text:p>
          </table:table-cell>
        </table:table-row>
        <table:table-row table:style-name="ro3">
          <table:table-cell office:value-type="string">
            <text:p>9,12</text:p>
          </table:table-cell>
          <table:table-cell office:value-type="float" office:value="0.000188627">
            <text:p>0,000188627</text:p>
          </table:table-cell>
          <table:table-cell/>
          <table:table-cell office:value-type="string">
            <text:p>9,12</text:p>
          </table:table-cell>
          <table:table-cell office:value-type="float" office:value="0.055886">
            <text:p>0,055886</text:p>
          </table:table-cell>
          <table:table-cell/>
          <table:table-cell table:formula="of:=[.E1826]-[.B1826]" office:value-type="float" office:value="0.055697373">
            <text:p>0,055697373</text:p>
          </table:table-cell>
        </table:table-row>
        <table:table-row table:style-name="ro3">
          <table:table-cell office:value-type="string">
            <text:p>9,125</text:p>
          </table:table-cell>
          <table:table-cell office:value-type="float" office:value="0.000188525">
            <text:p>0,000188525</text:p>
          </table:table-cell>
          <table:table-cell/>
          <table:table-cell office:value-type="string">
            <text:p>9,125</text:p>
          </table:table-cell>
          <table:table-cell office:value-type="float" office:value="0.0558554">
            <text:p>0,0558554</text:p>
          </table:table-cell>
          <table:table-cell/>
          <table:table-cell table:formula="of:=[.E1827]-[.B1827]" office:value-type="float" office:value="0.055666875">
            <text:p>0,055666875</text:p>
          </table:table-cell>
        </table:table-row>
        <table:table-row table:style-name="ro3">
          <table:table-cell office:value-type="string">
            <text:p>9,13</text:p>
          </table:table-cell>
          <table:table-cell office:value-type="float" office:value="0.000188424">
            <text:p>0,000188424</text:p>
          </table:table-cell>
          <table:table-cell/>
          <table:table-cell office:value-type="string">
            <text:p>9,13</text:p>
          </table:table-cell>
          <table:table-cell office:value-type="float" office:value="0.0558248">
            <text:p>0,0558248</text:p>
          </table:table-cell>
          <table:table-cell/>
          <table:table-cell table:formula="of:=[.E1828]-[.B1828]" office:value-type="float" office:value="0.055636376">
            <text:p>0,055636376</text:p>
          </table:table-cell>
        </table:table-row>
        <table:table-row table:style-name="ro3">
          <table:table-cell office:value-type="string">
            <text:p>9,135</text:p>
          </table:table-cell>
          <table:table-cell office:value-type="float" office:value="0.000188322">
            <text:p>0,000188322</text:p>
          </table:table-cell>
          <table:table-cell/>
          <table:table-cell office:value-type="string">
            <text:p>9,135</text:p>
          </table:table-cell>
          <table:table-cell office:value-type="float" office:value="0.0557942">
            <text:p>0,0557942</text:p>
          </table:table-cell>
          <table:table-cell/>
          <table:table-cell table:formula="of:=[.E1829]-[.B1829]" office:value-type="float" office:value="0.055605878">
            <text:p>0,055605878</text:p>
          </table:table-cell>
        </table:table-row>
        <table:table-row table:style-name="ro3">
          <table:table-cell office:value-type="string">
            <text:p>9,14</text:p>
          </table:table-cell>
          <table:table-cell office:value-type="float" office:value="0.00018822">
            <text:p>0,00018822</text:p>
          </table:table-cell>
          <table:table-cell/>
          <table:table-cell office:value-type="string">
            <text:p>9,14</text:p>
          </table:table-cell>
          <table:table-cell office:value-type="float" office:value="0.0557637">
            <text:p>0,0557637</text:p>
          </table:table-cell>
          <table:table-cell/>
          <table:table-cell table:formula="of:=[.E1830]-[.B1830]" office:value-type="float" office:value="0.05557548">
            <text:p>0,05557548</text:p>
          </table:table-cell>
        </table:table-row>
        <table:table-row table:style-name="ro3">
          <table:table-cell office:value-type="string">
            <text:p>9,145</text:p>
          </table:table-cell>
          <table:table-cell office:value-type="float" office:value="0.000188119">
            <text:p>0,000188119</text:p>
          </table:table-cell>
          <table:table-cell/>
          <table:table-cell office:value-type="string">
            <text:p>9,145</text:p>
          </table:table-cell>
          <table:table-cell office:value-type="float" office:value="0.0557332">
            <text:p>0,0557332</text:p>
          </table:table-cell>
          <table:table-cell/>
          <table:table-cell table:formula="of:=[.E1831]-[.B1831]" office:value-type="float" office:value="0.055545081">
            <text:p>0,055545081</text:p>
          </table:table-cell>
        </table:table-row>
        <table:table-row table:style-name="ro3">
          <table:table-cell office:value-type="string">
            <text:p>9,15</text:p>
          </table:table-cell>
          <table:table-cell office:value-type="float" office:value="0.000188018">
            <text:p>0,000188018</text:p>
          </table:table-cell>
          <table:table-cell/>
          <table:table-cell office:value-type="string">
            <text:p>9,15</text:p>
          </table:table-cell>
          <table:table-cell office:value-type="float" office:value="0.0557027">
            <text:p>0,0557027</text:p>
          </table:table-cell>
          <table:table-cell/>
          <table:table-cell table:formula="of:=[.E1832]-[.B1832]" office:value-type="float" office:value="0.055514682">
            <text:p>0,055514682</text:p>
          </table:table-cell>
        </table:table-row>
        <table:table-row table:style-name="ro3">
          <table:table-cell office:value-type="string">
            <text:p>9,155</text:p>
          </table:table-cell>
          <table:table-cell office:value-type="float" office:value="0.000187916">
            <text:p>0,000187916</text:p>
          </table:table-cell>
          <table:table-cell/>
          <table:table-cell office:value-type="string">
            <text:p>9,155</text:p>
          </table:table-cell>
          <table:table-cell office:value-type="float" office:value="0.0556723">
            <text:p>0,0556723</text:p>
          </table:table-cell>
          <table:table-cell/>
          <table:table-cell table:formula="of:=[.E1833]-[.B1833]" office:value-type="float" office:value="0.055484384">
            <text:p>0,055484384</text:p>
          </table:table-cell>
        </table:table-row>
        <table:table-row table:style-name="ro3">
          <table:table-cell office:value-type="string">
            <text:p>9,16</text:p>
          </table:table-cell>
          <table:table-cell office:value-type="float" office:value="0.000187815">
            <text:p>0,000187815</text:p>
          </table:table-cell>
          <table:table-cell/>
          <table:table-cell office:value-type="string">
            <text:p>9,16</text:p>
          </table:table-cell>
          <table:table-cell office:value-type="float" office:value="0.0556419">
            <text:p>0,0556419</text:p>
          </table:table-cell>
          <table:table-cell/>
          <table:table-cell table:formula="of:=[.E1834]-[.B1834]" office:value-type="float" office:value="0.055454085">
            <text:p>0,055454085</text:p>
          </table:table-cell>
        </table:table-row>
        <table:table-row table:style-name="ro3">
          <table:table-cell office:value-type="string">
            <text:p>9,165</text:p>
          </table:table-cell>
          <table:table-cell office:value-type="float" office:value="0.000187714">
            <text:p>0,000187714</text:p>
          </table:table-cell>
          <table:table-cell/>
          <table:table-cell office:value-type="string">
            <text:p>9,165</text:p>
          </table:table-cell>
          <table:table-cell office:value-type="float" office:value="0.0556115">
            <text:p>0,0556115</text:p>
          </table:table-cell>
          <table:table-cell/>
          <table:table-cell table:formula="of:=[.E1835]-[.B1835]" office:value-type="float" office:value="0.055423786">
            <text:p>0,055423786</text:p>
          </table:table-cell>
        </table:table-row>
        <table:table-row table:style-name="ro3">
          <table:table-cell office:value-type="string">
            <text:p>9,17</text:p>
          </table:table-cell>
          <table:table-cell office:value-type="float" office:value="0.000187613">
            <text:p>0,000187613</text:p>
          </table:table-cell>
          <table:table-cell/>
          <table:table-cell office:value-type="string">
            <text:p>9,17</text:p>
          </table:table-cell>
          <table:table-cell office:value-type="float" office:value="0.0555812">
            <text:p>0,0555812</text:p>
          </table:table-cell>
          <table:table-cell/>
          <table:table-cell table:formula="of:=[.E1836]-[.B1836]" office:value-type="float" office:value="0.055393587">
            <text:p>0,055393587</text:p>
          </table:table-cell>
        </table:table-row>
        <table:table-row table:style-name="ro3">
          <table:table-cell office:value-type="string">
            <text:p>9,175</text:p>
          </table:table-cell>
          <table:table-cell office:value-type="float" office:value="0.000187513">
            <text:p>0,000187513</text:p>
          </table:table-cell>
          <table:table-cell/>
          <table:table-cell office:value-type="string">
            <text:p>9,175</text:p>
          </table:table-cell>
          <table:table-cell office:value-type="float" office:value="0.0555509">
            <text:p>0,0555509</text:p>
          </table:table-cell>
          <table:table-cell/>
          <table:table-cell table:formula="of:=[.E1837]-[.B1837]" office:value-type="float" office:value="0.055363387">
            <text:p>0,055363387</text:p>
          </table:table-cell>
        </table:table-row>
        <table:table-row table:style-name="ro3">
          <table:table-cell office:value-type="string">
            <text:p>9,18</text:p>
          </table:table-cell>
          <table:table-cell office:value-type="float" office:value="0.000187412">
            <text:p>0,000187412</text:p>
          </table:table-cell>
          <table:table-cell/>
          <table:table-cell office:value-type="string">
            <text:p>9,18</text:p>
          </table:table-cell>
          <table:table-cell office:value-type="float" office:value="0.0555206">
            <text:p>0,0555206</text:p>
          </table:table-cell>
          <table:table-cell/>
          <table:table-cell table:formula="of:=[.E1838]-[.B1838]" office:value-type="float" office:value="0.055333188">
            <text:p>0,055333188</text:p>
          </table:table-cell>
        </table:table-row>
        <table:table-row table:style-name="ro3">
          <table:table-cell office:value-type="string">
            <text:p>9,185</text:p>
          </table:table-cell>
          <table:table-cell office:value-type="float" office:value="0.000187311">
            <text:p>0,000187311</text:p>
          </table:table-cell>
          <table:table-cell/>
          <table:table-cell office:value-type="string">
            <text:p>9,185</text:p>
          </table:table-cell>
          <table:table-cell office:value-type="float" office:value="0.0554904">
            <text:p>0,0554904</text:p>
          </table:table-cell>
          <table:table-cell/>
          <table:table-cell table:formula="of:=[.E1839]-[.B1839]" office:value-type="float" office:value="0.055303089">
            <text:p>0,055303089</text:p>
          </table:table-cell>
        </table:table-row>
        <table:table-row table:style-name="ro3">
          <table:table-cell office:value-type="string">
            <text:p>9,19</text:p>
          </table:table-cell>
          <table:table-cell office:value-type="float" office:value="0.000187211">
            <text:p>0,000187211</text:p>
          </table:table-cell>
          <table:table-cell/>
          <table:table-cell office:value-type="string">
            <text:p>9,19</text:p>
          </table:table-cell>
          <table:table-cell office:value-type="float" office:value="0.0554602">
            <text:p>0,0554602</text:p>
          </table:table-cell>
          <table:table-cell/>
          <table:table-cell table:formula="of:=[.E1840]-[.B1840]" office:value-type="float" office:value="0.055272989">
            <text:p>0,055272989</text:p>
          </table:table-cell>
        </table:table-row>
        <table:table-row table:style-name="ro3">
          <table:table-cell office:value-type="string">
            <text:p>9,195</text:p>
          </table:table-cell>
          <table:table-cell office:value-type="float" office:value="0.00018711">
            <text:p>0,00018711</text:p>
          </table:table-cell>
          <table:table-cell/>
          <table:table-cell office:value-type="string">
            <text:p>9,195</text:p>
          </table:table-cell>
          <table:table-cell office:value-type="float" office:value="0.05543">
            <text:p>0,05543</text:p>
          </table:table-cell>
          <table:table-cell/>
          <table:table-cell table:formula="of:=[.E1841]-[.B1841]" office:value-type="float" office:value="0.05524289">
            <text:p>0,05524289</text:p>
          </table:table-cell>
        </table:table-row>
        <table:table-row table:style-name="ro3">
          <table:table-cell office:value-type="string">
            <text:p>9,2</text:p>
          </table:table-cell>
          <table:table-cell office:value-type="float" office:value="0.00018701">
            <text:p>0,00018701</text:p>
          </table:table-cell>
          <table:table-cell/>
          <table:table-cell office:value-type="string">
            <text:p>9,2</text:p>
          </table:table-cell>
          <table:table-cell office:value-type="float" office:value="0.0553999">
            <text:p>0,0553999</text:p>
          </table:table-cell>
          <table:table-cell/>
          <table:table-cell table:formula="of:=[.E1842]-[.B1842]" office:value-type="float" office:value="0.05521289">
            <text:p>0,05521289</text:p>
          </table:table-cell>
        </table:table-row>
        <table:table-row table:style-name="ro3">
          <table:table-cell office:value-type="string">
            <text:p>9,205</text:p>
          </table:table-cell>
          <table:table-cell office:value-type="float" office:value="0.00018691">
            <text:p>0,00018691</text:p>
          </table:table-cell>
          <table:table-cell/>
          <table:table-cell office:value-type="string">
            <text:p>9,205</text:p>
          </table:table-cell>
          <table:table-cell office:value-type="float" office:value="0.0553698">
            <text:p>0,0553698</text:p>
          </table:table-cell>
          <table:table-cell/>
          <table:table-cell table:formula="of:=[.E1843]-[.B1843]" office:value-type="float" office:value="0.05518289">
            <text:p>0,05518289</text:p>
          </table:table-cell>
        </table:table-row>
        <table:table-row table:style-name="ro3">
          <table:table-cell office:value-type="string">
            <text:p>9,21</text:p>
          </table:table-cell>
          <table:table-cell office:value-type="float" office:value="0.00018681">
            <text:p>0,00018681</text:p>
          </table:table-cell>
          <table:table-cell/>
          <table:table-cell office:value-type="string">
            <text:p>9,21</text:p>
          </table:table-cell>
          <table:table-cell office:value-type="float" office:value="0.0553397">
            <text:p>0,0553397</text:p>
          </table:table-cell>
          <table:table-cell/>
          <table:table-cell table:formula="of:=[.E1844]-[.B1844]" office:value-type="float" office:value="0.05515289">
            <text:p>0,05515289</text:p>
          </table:table-cell>
        </table:table-row>
        <table:table-row table:style-name="ro3">
          <table:table-cell office:value-type="string">
            <text:p>9,215</text:p>
          </table:table-cell>
          <table:table-cell office:value-type="float" office:value="0.00018671">
            <text:p>0,00018671</text:p>
          </table:table-cell>
          <table:table-cell/>
          <table:table-cell office:value-type="string">
            <text:p>9,215</text:p>
          </table:table-cell>
          <table:table-cell office:value-type="float" office:value="0.0553097">
            <text:p>0,0553097</text:p>
          </table:table-cell>
          <table:table-cell/>
          <table:table-cell table:formula="of:=[.E1845]-[.B1845]" office:value-type="float" office:value="0.05512299">
            <text:p>0,05512299</text:p>
          </table:table-cell>
        </table:table-row>
        <table:table-row table:style-name="ro3">
          <table:table-cell office:value-type="string">
            <text:p>9,22</text:p>
          </table:table-cell>
          <table:table-cell office:value-type="float" office:value="0.00018661">
            <text:p>0,00018661</text:p>
          </table:table-cell>
          <table:table-cell/>
          <table:table-cell office:value-type="string">
            <text:p>9,22</text:p>
          </table:table-cell>
          <table:table-cell office:value-type="float" office:value="0.0552797">
            <text:p>0,0552797</text:p>
          </table:table-cell>
          <table:table-cell/>
          <table:table-cell table:formula="of:=[.E1846]-[.B1846]" office:value-type="float" office:value="0.05509309">
            <text:p>0,05509309</text:p>
          </table:table-cell>
        </table:table-row>
        <table:table-row table:style-name="ro3">
          <table:table-cell office:value-type="string">
            <text:p>9,225</text:p>
          </table:table-cell>
          <table:table-cell office:value-type="float" office:value="0.000186511">
            <text:p>0,000186511</text:p>
          </table:table-cell>
          <table:table-cell/>
          <table:table-cell office:value-type="string">
            <text:p>9,225</text:p>
          </table:table-cell>
          <table:table-cell office:value-type="float" office:value="0.0552497">
            <text:p>0,0552497</text:p>
          </table:table-cell>
          <table:table-cell/>
          <table:table-cell table:formula="of:=[.E1847]-[.B1847]" office:value-type="float" office:value="0.055063189">
            <text:p>0,055063189</text:p>
          </table:table-cell>
        </table:table-row>
        <table:table-row table:style-name="ro3">
          <table:table-cell office:value-type="string">
            <text:p>9,23</text:p>
          </table:table-cell>
          <table:table-cell office:value-type="float" office:value="0.000186411">
            <text:p>0,000186411</text:p>
          </table:table-cell>
          <table:table-cell/>
          <table:table-cell office:value-type="string">
            <text:p>9,23</text:p>
          </table:table-cell>
          <table:table-cell office:value-type="float" office:value="0.0552198">
            <text:p>0,0552198</text:p>
          </table:table-cell>
          <table:table-cell/>
          <table:table-cell table:formula="of:=[.E1848]-[.B1848]" office:value-type="float" office:value="0.055033389">
            <text:p>0,055033389</text:p>
          </table:table-cell>
        </table:table-row>
        <table:table-row table:style-name="ro3">
          <table:table-cell office:value-type="string">
            <text:p>9,235</text:p>
          </table:table-cell>
          <table:table-cell office:value-type="float" office:value="0.000186311">
            <text:p>0,000186311</text:p>
          </table:table-cell>
          <table:table-cell/>
          <table:table-cell office:value-type="string">
            <text:p>9,235</text:p>
          </table:table-cell>
          <table:table-cell office:value-type="float" office:value="0.0551899">
            <text:p>0,0551899</text:p>
          </table:table-cell>
          <table:table-cell/>
          <table:table-cell table:formula="of:=[.E1849]-[.B1849]" office:value-type="float" office:value="0.055003589">
            <text:p>0,055003589</text:p>
          </table:table-cell>
        </table:table-row>
        <table:table-row table:style-name="ro3">
          <table:table-cell office:value-type="string">
            <text:p>9,24</text:p>
          </table:table-cell>
          <table:table-cell office:value-type="float" office:value="0.000186212">
            <text:p>0,000186212</text:p>
          </table:table-cell>
          <table:table-cell/>
          <table:table-cell office:value-type="string">
            <text:p>9,24</text:p>
          </table:table-cell>
          <table:table-cell office:value-type="float" office:value="0.05516">
            <text:p>0,05516</text:p>
          </table:table-cell>
          <table:table-cell/>
          <table:table-cell table:formula="of:=[.E1850]-[.B1850]" office:value-type="float" office:value="0.054973788">
            <text:p>0,054973788</text:p>
          </table:table-cell>
        </table:table-row>
        <table:table-row table:style-name="ro3">
          <table:table-cell office:value-type="string">
            <text:p>9,245</text:p>
          </table:table-cell>
          <table:table-cell office:value-type="float" office:value="0.000186113">
            <text:p>0,000186113</text:p>
          </table:table-cell>
          <table:table-cell/>
          <table:table-cell office:value-type="string">
            <text:p>9,245</text:p>
          </table:table-cell>
          <table:table-cell office:value-type="float" office:value="0.0551302">
            <text:p>0,0551302</text:p>
          </table:table-cell>
          <table:table-cell/>
          <table:table-cell table:formula="of:=[.E1851]-[.B1851]" office:value-type="float" office:value="0.054944087">
            <text:p>0,054944087</text:p>
          </table:table-cell>
        </table:table-row>
        <table:table-row table:style-name="ro3">
          <table:table-cell office:value-type="string">
            <text:p>9,25</text:p>
          </table:table-cell>
          <table:table-cell office:value-type="float" office:value="0.000186014">
            <text:p>0,000186014</text:p>
          </table:table-cell>
          <table:table-cell/>
          <table:table-cell office:value-type="string">
            <text:p>9,25</text:p>
          </table:table-cell>
          <table:table-cell office:value-type="float" office:value="0.0551004">
            <text:p>0,0551004</text:p>
          </table:table-cell>
          <table:table-cell/>
          <table:table-cell table:formula="of:=[.E1852]-[.B1852]" office:value-type="float" office:value="0.054914386">
            <text:p>0,054914386</text:p>
          </table:table-cell>
        </table:table-row>
        <table:table-row table:style-name="ro3">
          <table:table-cell office:value-type="string">
            <text:p>9,255</text:p>
          </table:table-cell>
          <table:table-cell office:value-type="float" office:value="0.000185915">
            <text:p>0,000185915</text:p>
          </table:table-cell>
          <table:table-cell/>
          <table:table-cell office:value-type="string">
            <text:p>9,255</text:p>
          </table:table-cell>
          <table:table-cell office:value-type="float" office:value="0.0550706">
            <text:p>0,0550706</text:p>
          </table:table-cell>
          <table:table-cell/>
          <table:table-cell table:formula="of:=[.E1853]-[.B1853]" office:value-type="float" office:value="0.054884685">
            <text:p>0,054884685</text:p>
          </table:table-cell>
        </table:table-row>
        <table:table-row table:style-name="ro3">
          <table:table-cell office:value-type="string">
            <text:p>9,26</text:p>
          </table:table-cell>
          <table:table-cell office:value-type="float" office:value="0.000185816">
            <text:p>0,000185816</text:p>
          </table:table-cell>
          <table:table-cell/>
          <table:table-cell office:value-type="string">
            <text:p>9,26</text:p>
          </table:table-cell>
          <table:table-cell office:value-type="float" office:value="0.0550408">
            <text:p>0,0550408</text:p>
          </table:table-cell>
          <table:table-cell/>
          <table:table-cell table:formula="of:=[.E1854]-[.B1854]" office:value-type="float" office:value="0.054854984">
            <text:p>0,054854984</text:p>
          </table:table-cell>
        </table:table-row>
        <table:table-row table:style-name="ro3">
          <table:table-cell office:value-type="string">
            <text:p>9,265</text:p>
          </table:table-cell>
          <table:table-cell office:value-type="float" office:value="0.000185717">
            <text:p>0,000185717</text:p>
          </table:table-cell>
          <table:table-cell/>
          <table:table-cell office:value-type="string">
            <text:p>9,265</text:p>
          </table:table-cell>
          <table:table-cell office:value-type="float" office:value="0.0550111">
            <text:p>0,0550111</text:p>
          </table:table-cell>
          <table:table-cell/>
          <table:table-cell table:formula="of:=[.E1855]-[.B1855]" office:value-type="float" office:value="0.054825383">
            <text:p>0,054825383</text:p>
          </table:table-cell>
        </table:table-row>
        <table:table-row table:style-name="ro3">
          <table:table-cell office:value-type="string">
            <text:p>9,27</text:p>
          </table:table-cell>
          <table:table-cell office:value-type="float" office:value="0.000185618">
            <text:p>0,000185618</text:p>
          </table:table-cell>
          <table:table-cell/>
          <table:table-cell office:value-type="string">
            <text:p>9,27</text:p>
          </table:table-cell>
          <table:table-cell office:value-type="float" office:value="0.0549814">
            <text:p>0,0549814</text:p>
          </table:table-cell>
          <table:table-cell/>
          <table:table-cell table:formula="of:=[.E1856]-[.B1856]" office:value-type="float" office:value="0.054795782">
            <text:p>0,054795782</text:p>
          </table:table-cell>
        </table:table-row>
        <table:table-row table:style-name="ro3">
          <table:table-cell office:value-type="string">
            <text:p>9,275</text:p>
          </table:table-cell>
          <table:table-cell office:value-type="float" office:value="0.000185519">
            <text:p>0,000185519</text:p>
          </table:table-cell>
          <table:table-cell/>
          <table:table-cell office:value-type="string">
            <text:p>9,275</text:p>
          </table:table-cell>
          <table:table-cell office:value-type="float" office:value="0.0549518">
            <text:p>0,0549518</text:p>
          </table:table-cell>
          <table:table-cell/>
          <table:table-cell table:formula="of:=[.E1857]-[.B1857]" office:value-type="float" office:value="0.054766281">
            <text:p>0,054766281</text:p>
          </table:table-cell>
        </table:table-row>
        <table:table-row table:style-name="ro3">
          <table:table-cell office:value-type="string">
            <text:p>9,28</text:p>
          </table:table-cell>
          <table:table-cell office:value-type="float" office:value="0.000185421">
            <text:p>0,000185421</text:p>
          </table:table-cell>
          <table:table-cell/>
          <table:table-cell office:value-type="string">
            <text:p>9,28</text:p>
          </table:table-cell>
          <table:table-cell office:value-type="float" office:value="0.0549222">
            <text:p>0,0549222</text:p>
          </table:table-cell>
          <table:table-cell/>
          <table:table-cell table:formula="of:=[.E1858]-[.B1858]" office:value-type="float" office:value="0.054736779">
            <text:p>0,054736779</text:p>
          </table:table-cell>
        </table:table-row>
        <table:table-row table:style-name="ro3">
          <table:table-cell office:value-type="string">
            <text:p>9,285</text:p>
          </table:table-cell>
          <table:table-cell office:value-type="float" office:value="0.000185322">
            <text:p>0,000185322</text:p>
          </table:table-cell>
          <table:table-cell/>
          <table:table-cell office:value-type="string">
            <text:p>9,285</text:p>
          </table:table-cell>
          <table:table-cell office:value-type="float" office:value="0.0548926">
            <text:p>0,0548926</text:p>
          </table:table-cell>
          <table:table-cell/>
          <table:table-cell table:formula="of:=[.E1859]-[.B1859]" office:value-type="float" office:value="0.054707278">
            <text:p>0,054707278</text:p>
          </table:table-cell>
        </table:table-row>
        <table:table-row table:style-name="ro3">
          <table:table-cell office:value-type="string">
            <text:p>9,29</text:p>
          </table:table-cell>
          <table:table-cell office:value-type="float" office:value="0.000185224">
            <text:p>0,000185224</text:p>
          </table:table-cell>
          <table:table-cell/>
          <table:table-cell office:value-type="string">
            <text:p>9,29</text:p>
          </table:table-cell>
          <table:table-cell office:value-type="float" office:value="0.054863">
            <text:p>0,054863</text:p>
          </table:table-cell>
          <table:table-cell/>
          <table:table-cell table:formula="of:=[.E1860]-[.B1860]" office:value-type="float" office:value="0.054677776">
            <text:p>0,054677776</text:p>
          </table:table-cell>
        </table:table-row>
        <table:table-row table:style-name="ro3">
          <table:table-cell office:value-type="string">
            <text:p>9,295</text:p>
          </table:table-cell>
          <table:table-cell office:value-type="float" office:value="0.000185126">
            <text:p>0,000185126</text:p>
          </table:table-cell>
          <table:table-cell/>
          <table:table-cell office:value-type="string">
            <text:p>9,295</text:p>
          </table:table-cell>
          <table:table-cell office:value-type="float" office:value="0.0548335">
            <text:p>0,0548335</text:p>
          </table:table-cell>
          <table:table-cell/>
          <table:table-cell table:formula="of:=[.E1861]-[.B1861]" office:value-type="float" office:value="0.054648374">
            <text:p>0,054648374</text:p>
          </table:table-cell>
        </table:table-row>
        <table:table-row table:style-name="ro3">
          <table:table-cell office:value-type="string">
            <text:p>9,3</text:p>
          </table:table-cell>
          <table:table-cell office:value-type="float" office:value="0.000185028">
            <text:p>0,000185028</text:p>
          </table:table-cell>
          <table:table-cell/>
          <table:table-cell office:value-type="string">
            <text:p>9,3</text:p>
          </table:table-cell>
          <table:table-cell office:value-type="float" office:value="0.054804">
            <text:p>0,054804</text:p>
          </table:table-cell>
          <table:table-cell/>
          <table:table-cell table:formula="of:=[.E1862]-[.B1862]" office:value-type="float" office:value="0.054618972">
            <text:p>0,054618972</text:p>
          </table:table-cell>
        </table:table-row>
        <table:table-row table:style-name="ro3">
          <table:table-cell office:value-type="string">
            <text:p>9,305</text:p>
          </table:table-cell>
          <table:table-cell office:value-type="float" office:value="0.00018493">
            <text:p>0,00018493</text:p>
          </table:table-cell>
          <table:table-cell/>
          <table:table-cell office:value-type="string">
            <text:p>9,305</text:p>
          </table:table-cell>
          <table:table-cell office:value-type="float" office:value="0.0547746">
            <text:p>0,0547746</text:p>
          </table:table-cell>
          <table:table-cell/>
          <table:table-cell table:formula="of:=[.E1863]-[.B1863]" office:value-type="float" office:value="0.05458967">
            <text:p>0,05458967</text:p>
          </table:table-cell>
        </table:table-row>
        <table:table-row table:style-name="ro3">
          <table:table-cell office:value-type="string">
            <text:p>9,31</text:p>
          </table:table-cell>
          <table:table-cell office:value-type="float" office:value="0.000184832">
            <text:p>0,000184832</text:p>
          </table:table-cell>
          <table:table-cell/>
          <table:table-cell office:value-type="string">
            <text:p>9,31</text:p>
          </table:table-cell>
          <table:table-cell office:value-type="float" office:value="0.0547452">
            <text:p>0,0547452</text:p>
          </table:table-cell>
          <table:table-cell/>
          <table:table-cell table:formula="of:=[.E1864]-[.B1864]" office:value-type="float" office:value="0.054560368">
            <text:p>0,054560368</text:p>
          </table:table-cell>
        </table:table-row>
        <table:table-row table:style-name="ro3">
          <table:table-cell office:value-type="string">
            <text:p>9,315</text:p>
          </table:table-cell>
          <table:table-cell office:value-type="float" office:value="0.000184734">
            <text:p>0,000184734</text:p>
          </table:table-cell>
          <table:table-cell/>
          <table:table-cell office:value-type="string">
            <text:p>9,315</text:p>
          </table:table-cell>
          <table:table-cell office:value-type="float" office:value="0.0547158">
            <text:p>0,0547158</text:p>
          </table:table-cell>
          <table:table-cell/>
          <table:table-cell table:formula="of:=[.E1865]-[.B1865]" office:value-type="float" office:value="0.054531066">
            <text:p>0,054531066</text:p>
          </table:table-cell>
        </table:table-row>
        <table:table-row table:style-name="ro3">
          <table:table-cell office:value-type="string">
            <text:p>9,32</text:p>
          </table:table-cell>
          <table:table-cell office:value-type="float" office:value="0.000184637">
            <text:p>0,000184637</text:p>
          </table:table-cell>
          <table:table-cell/>
          <table:table-cell office:value-type="string">
            <text:p>9,32</text:p>
          </table:table-cell>
          <table:table-cell office:value-type="float" office:value="0.0546864">
            <text:p>0,0546864</text:p>
          </table:table-cell>
          <table:table-cell/>
          <table:table-cell table:formula="of:=[.E1866]-[.B1866]" office:value-type="float" office:value="0.054501763">
            <text:p>0,054501763</text:p>
          </table:table-cell>
        </table:table-row>
        <table:table-row table:style-name="ro3">
          <table:table-cell office:value-type="string">
            <text:p>9,325</text:p>
          </table:table-cell>
          <table:table-cell office:value-type="float" office:value="0.000184539">
            <text:p>0,000184539</text:p>
          </table:table-cell>
          <table:table-cell/>
          <table:table-cell office:value-type="string">
            <text:p>9,325</text:p>
          </table:table-cell>
          <table:table-cell office:value-type="float" office:value="0.0546571">
            <text:p>0,0546571</text:p>
          </table:table-cell>
          <table:table-cell/>
          <table:table-cell table:formula="of:=[.E1867]-[.B1867]" office:value-type="float" office:value="0.054472561">
            <text:p>0,054472561</text:p>
          </table:table-cell>
        </table:table-row>
        <table:table-row table:style-name="ro3">
          <table:table-cell office:value-type="string">
            <text:p>9,33</text:p>
          </table:table-cell>
          <table:table-cell office:value-type="float" office:value="0.000184441">
            <text:p>0,000184441</text:p>
          </table:table-cell>
          <table:table-cell/>
          <table:table-cell office:value-type="string">
            <text:p>9,33</text:p>
          </table:table-cell>
          <table:table-cell office:value-type="float" office:value="0.0546278">
            <text:p>0,0546278</text:p>
          </table:table-cell>
          <table:table-cell/>
          <table:table-cell table:formula="of:=[.E1868]-[.B1868]" office:value-type="float" office:value="0.054443359">
            <text:p>0,054443359</text:p>
          </table:table-cell>
        </table:table-row>
        <table:table-row table:style-name="ro3">
          <table:table-cell office:value-type="string">
            <text:p>9,335</text:p>
          </table:table-cell>
          <table:table-cell office:value-type="float" office:value="0.000184344">
            <text:p>0,000184344</text:p>
          </table:table-cell>
          <table:table-cell/>
          <table:table-cell office:value-type="string">
            <text:p>9,335</text:p>
          </table:table-cell>
          <table:table-cell office:value-type="float" office:value="0.0545985">
            <text:p>0,0545985</text:p>
          </table:table-cell>
          <table:table-cell/>
          <table:table-cell table:formula="of:=[.E1869]-[.B1869]" office:value-type="float" office:value="0.054414156">
            <text:p>0,054414156</text:p>
          </table:table-cell>
        </table:table-row>
        <table:table-row table:style-name="ro3">
          <table:table-cell office:value-type="string">
            <text:p>9,34</text:p>
          </table:table-cell>
          <table:table-cell office:value-type="float" office:value="0.000184247">
            <text:p>0,000184247</text:p>
          </table:table-cell>
          <table:table-cell/>
          <table:table-cell office:value-type="string">
            <text:p>9,34</text:p>
          </table:table-cell>
          <table:table-cell office:value-type="float" office:value="0.0545693">
            <text:p>0,0545693</text:p>
          </table:table-cell>
          <table:table-cell/>
          <table:table-cell table:formula="of:=[.E1870]-[.B1870]" office:value-type="float" office:value="0.054385053">
            <text:p>0,054385053</text:p>
          </table:table-cell>
        </table:table-row>
        <table:table-row table:style-name="ro3">
          <table:table-cell office:value-type="string">
            <text:p>9,345</text:p>
          </table:table-cell>
          <table:table-cell office:value-type="float" office:value="0.00018415">
            <text:p>0,00018415</text:p>
          </table:table-cell>
          <table:table-cell/>
          <table:table-cell office:value-type="string">
            <text:p>9,345</text:p>
          </table:table-cell>
          <table:table-cell office:value-type="float" office:value="0.0545401">
            <text:p>0,0545401</text:p>
          </table:table-cell>
          <table:table-cell/>
          <table:table-cell table:formula="of:=[.E1871]-[.B1871]" office:value-type="float" office:value="0.05435595">
            <text:p>0,05435595</text:p>
          </table:table-cell>
        </table:table-row>
        <table:table-row table:style-name="ro3">
          <table:table-cell office:value-type="string">
            <text:p>9,35</text:p>
          </table:table-cell>
          <table:table-cell office:value-type="float" office:value="0.000184053">
            <text:p>0,000184053</text:p>
          </table:table-cell>
          <table:table-cell/>
          <table:table-cell office:value-type="string">
            <text:p>9,35</text:p>
          </table:table-cell>
          <table:table-cell office:value-type="float" office:value="0.0545109">
            <text:p>0,0545109</text:p>
          </table:table-cell>
          <table:table-cell/>
          <table:table-cell table:formula="of:=[.E1872]-[.B1872]" office:value-type="float" office:value="0.054326847">
            <text:p>0,054326847</text:p>
          </table:table-cell>
        </table:table-row>
        <table:table-row table:style-name="ro3">
          <table:table-cell office:value-type="string">
            <text:p>9,355</text:p>
          </table:table-cell>
          <table:table-cell office:value-type="float" office:value="0.000183956">
            <text:p>0,000183956</text:p>
          </table:table-cell>
          <table:table-cell/>
          <table:table-cell office:value-type="string">
            <text:p>9,355</text:p>
          </table:table-cell>
          <table:table-cell office:value-type="float" office:value="0.0544817">
            <text:p>0,0544817</text:p>
          </table:table-cell>
          <table:table-cell/>
          <table:table-cell table:formula="of:=[.E1873]-[.B1873]" office:value-type="float" office:value="0.054297744">
            <text:p>0,054297744</text:p>
          </table:table-cell>
        </table:table-row>
        <table:table-row table:style-name="ro3">
          <table:table-cell office:value-type="string">
            <text:p>9,36</text:p>
          </table:table-cell>
          <table:table-cell office:value-type="float" office:value="0.000183859">
            <text:p>0,000183859</text:p>
          </table:table-cell>
          <table:table-cell/>
          <table:table-cell office:value-type="string">
            <text:p>9,36</text:p>
          </table:table-cell>
          <table:table-cell office:value-type="float" office:value="0.0544526">
            <text:p>0,0544526</text:p>
          </table:table-cell>
          <table:table-cell/>
          <table:table-cell table:formula="of:=[.E1874]-[.B1874]" office:value-type="float" office:value="0.054268741">
            <text:p>0,054268741</text:p>
          </table:table-cell>
        </table:table-row>
        <table:table-row table:style-name="ro3">
          <table:table-cell office:value-type="string">
            <text:p>9,365</text:p>
          </table:table-cell>
          <table:table-cell office:value-type="float" office:value="0.000183762">
            <text:p>0,000183762</text:p>
          </table:table-cell>
          <table:table-cell/>
          <table:table-cell office:value-type="string">
            <text:p>9,365</text:p>
          </table:table-cell>
          <table:table-cell office:value-type="float" office:value="0.0544235">
            <text:p>0,0544235</text:p>
          </table:table-cell>
          <table:table-cell/>
          <table:table-cell table:formula="of:=[.E1875]-[.B1875]" office:value-type="float" office:value="0.054239738">
            <text:p>0,054239738</text:p>
          </table:table-cell>
        </table:table-row>
        <table:table-row table:style-name="ro3">
          <table:table-cell office:value-type="string">
            <text:p>9,37</text:p>
          </table:table-cell>
          <table:table-cell office:value-type="float" office:value="0.000183665">
            <text:p>0,000183665</text:p>
          </table:table-cell>
          <table:table-cell/>
          <table:table-cell office:value-type="string">
            <text:p>9,37</text:p>
          </table:table-cell>
          <table:table-cell office:value-type="float" office:value="0.0543945">
            <text:p>0,0543945</text:p>
          </table:table-cell>
          <table:table-cell/>
          <table:table-cell table:formula="of:=[.E1876]-[.B1876]" office:value-type="float" office:value="0.054210835">
            <text:p>0,054210835</text:p>
          </table:table-cell>
        </table:table-row>
        <table:table-row table:style-name="ro3">
          <table:table-cell office:value-type="string">
            <text:p>9,375</text:p>
          </table:table-cell>
          <table:table-cell office:value-type="float" office:value="0.000183569">
            <text:p>0,000183569</text:p>
          </table:table-cell>
          <table:table-cell/>
          <table:table-cell office:value-type="string">
            <text:p>9,375</text:p>
          </table:table-cell>
          <table:table-cell office:value-type="float" office:value="0.0543655">
            <text:p>0,0543655</text:p>
          </table:table-cell>
          <table:table-cell/>
          <table:table-cell table:formula="of:=[.E1877]-[.B1877]" office:value-type="float" office:value="0.054181931">
            <text:p>0,054181931</text:p>
          </table:table-cell>
        </table:table-row>
        <table:table-row table:style-name="ro3">
          <table:table-cell office:value-type="string">
            <text:p>9,38</text:p>
          </table:table-cell>
          <table:table-cell office:value-type="float" office:value="0.000183472">
            <text:p>0,000183472</text:p>
          </table:table-cell>
          <table:table-cell/>
          <table:table-cell office:value-type="string">
            <text:p>9,38</text:p>
          </table:table-cell>
          <table:table-cell office:value-type="float" office:value="0.0543365">
            <text:p>0,0543365</text:p>
          </table:table-cell>
          <table:table-cell/>
          <table:table-cell table:formula="of:=[.E1878]-[.B1878]" office:value-type="float" office:value="0.054153028">
            <text:p>0,054153028</text:p>
          </table:table-cell>
        </table:table-row>
        <table:table-row table:style-name="ro3">
          <table:table-cell office:value-type="string">
            <text:p>9,385</text:p>
          </table:table-cell>
          <table:table-cell office:value-type="float" office:value="0.000183376">
            <text:p>0,000183376</text:p>
          </table:table-cell>
          <table:table-cell/>
          <table:table-cell office:value-type="string">
            <text:p>9,385</text:p>
          </table:table-cell>
          <table:table-cell office:value-type="float" office:value="0.0543075">
            <text:p>0,0543075</text:p>
          </table:table-cell>
          <table:table-cell/>
          <table:table-cell table:formula="of:=[.E1879]-[.B1879]" office:value-type="float" office:value="0.054124124">
            <text:p>0,054124124</text:p>
          </table:table-cell>
        </table:table-row>
        <table:table-row table:style-name="ro3">
          <table:table-cell office:value-type="string">
            <text:p>9,39</text:p>
          </table:table-cell>
          <table:table-cell office:value-type="float" office:value="0.00018328">
            <text:p>0,00018328</text:p>
          </table:table-cell>
          <table:table-cell/>
          <table:table-cell office:value-type="string">
            <text:p>9,39</text:p>
          </table:table-cell>
          <table:table-cell office:value-type="float" office:value="0.0542786">
            <text:p>0,0542786</text:p>
          </table:table-cell>
          <table:table-cell/>
          <table:table-cell table:formula="of:=[.E1880]-[.B1880]" office:value-type="float" office:value="0.05409532">
            <text:p>0,05409532</text:p>
          </table:table-cell>
        </table:table-row>
        <table:table-row table:style-name="ro3">
          <table:table-cell office:value-type="string">
            <text:p>9,395</text:p>
          </table:table-cell>
          <table:table-cell office:value-type="float" office:value="0.000183184">
            <text:p>0,000183184</text:p>
          </table:table-cell>
          <table:table-cell/>
          <table:table-cell office:value-type="string">
            <text:p>9,395</text:p>
          </table:table-cell>
          <table:table-cell office:value-type="float" office:value="0.0542497">
            <text:p>0,0542497</text:p>
          </table:table-cell>
          <table:table-cell/>
          <table:table-cell table:formula="of:=[.E1881]-[.B1881]" office:value-type="float" office:value="0.054066516">
            <text:p>0,054066516</text:p>
          </table:table-cell>
        </table:table-row>
        <table:table-row table:style-name="ro3">
          <table:table-cell office:value-type="string">
            <text:p>9,4</text:p>
          </table:table-cell>
          <table:table-cell office:value-type="float" office:value="0.000183088">
            <text:p>0,000183088</text:p>
          </table:table-cell>
          <table:table-cell/>
          <table:table-cell office:value-type="string">
            <text:p>9,4</text:p>
          </table:table-cell>
          <table:table-cell office:value-type="float" office:value="0.0542208">
            <text:p>0,0542208</text:p>
          </table:table-cell>
          <table:table-cell/>
          <table:table-cell table:formula="of:=[.E1882]-[.B1882]" office:value-type="float" office:value="0.054037712">
            <text:p>0,054037712</text:p>
          </table:table-cell>
        </table:table-row>
        <table:table-row table:style-name="ro3">
          <table:table-cell office:value-type="string">
            <text:p>9,405</text:p>
          </table:table-cell>
          <table:table-cell office:value-type="float" office:value="0.000182992">
            <text:p>0,000182992</text:p>
          </table:table-cell>
          <table:table-cell/>
          <table:table-cell office:value-type="string">
            <text:p>9,405</text:p>
          </table:table-cell>
          <table:table-cell office:value-type="float" office:value="0.054192">
            <text:p>0,054192</text:p>
          </table:table-cell>
          <table:table-cell/>
          <table:table-cell table:formula="of:=[.E1883]-[.B1883]" office:value-type="float" office:value="0.054009008">
            <text:p>0,054009008</text:p>
          </table:table-cell>
        </table:table-row>
        <table:table-row table:style-name="ro3">
          <table:table-cell office:value-type="string">
            <text:p>9,41</text:p>
          </table:table-cell>
          <table:table-cell office:value-type="float" office:value="0.000182896">
            <text:p>0,000182896</text:p>
          </table:table-cell>
          <table:table-cell/>
          <table:table-cell office:value-type="string">
            <text:p>9,41</text:p>
          </table:table-cell>
          <table:table-cell office:value-type="float" office:value="0.0541632">
            <text:p>0,0541632</text:p>
          </table:table-cell>
          <table:table-cell/>
          <table:table-cell table:formula="of:=[.E1884]-[.B1884]" office:value-type="float" office:value="0.053980304">
            <text:p>0,053980304</text:p>
          </table:table-cell>
        </table:table-row>
        <table:table-row table:style-name="ro3">
          <table:table-cell office:value-type="string">
            <text:p>9,415</text:p>
          </table:table-cell>
          <table:table-cell office:value-type="float" office:value="0.0001828">
            <text:p>0,0001828</text:p>
          </table:table-cell>
          <table:table-cell/>
          <table:table-cell office:value-type="string">
            <text:p>9,415</text:p>
          </table:table-cell>
          <table:table-cell office:value-type="float" office:value="0.0541344">
            <text:p>0,0541344</text:p>
          </table:table-cell>
          <table:table-cell/>
          <table:table-cell table:formula="of:=[.E1885]-[.B1885]" office:value-type="float" office:value="0.0539516">
            <text:p>0,0539516</text:p>
          </table:table-cell>
        </table:table-row>
        <table:table-row table:style-name="ro3">
          <table:table-cell office:value-type="string">
            <text:p>9,42</text:p>
          </table:table-cell>
          <table:table-cell office:value-type="float" office:value="0.000182705">
            <text:p>0,000182705</text:p>
          </table:table-cell>
          <table:table-cell/>
          <table:table-cell office:value-type="string">
            <text:p>9,42</text:p>
          </table:table-cell>
          <table:table-cell office:value-type="float" office:value="0.0541057">
            <text:p>0,0541057</text:p>
          </table:table-cell>
          <table:table-cell/>
          <table:table-cell table:formula="of:=[.E1886]-[.B1886]" office:value-type="float" office:value="0.053922995">
            <text:p>0,053922995</text:p>
          </table:table-cell>
        </table:table-row>
        <table:table-row table:style-name="ro3">
          <table:table-cell office:value-type="string">
            <text:p>9,425</text:p>
          </table:table-cell>
          <table:table-cell office:value-type="float" office:value="0.000182609">
            <text:p>0,000182609</text:p>
          </table:table-cell>
          <table:table-cell/>
          <table:table-cell office:value-type="string">
            <text:p>9,425</text:p>
          </table:table-cell>
          <table:table-cell office:value-type="float" office:value="0.054077">
            <text:p>0,054077</text:p>
          </table:table-cell>
          <table:table-cell/>
          <table:table-cell table:formula="of:=[.E1887]-[.B1887]" office:value-type="float" office:value="0.053894391">
            <text:p>0,053894391</text:p>
          </table:table-cell>
        </table:table-row>
        <table:table-row table:style-name="ro3">
          <table:table-cell office:value-type="string">
            <text:p>9,43</text:p>
          </table:table-cell>
          <table:table-cell office:value-type="float" office:value="0.000182514">
            <text:p>0,000182514</text:p>
          </table:table-cell>
          <table:table-cell/>
          <table:table-cell office:value-type="string">
            <text:p>9,43</text:p>
          </table:table-cell>
          <table:table-cell office:value-type="float" office:value="0.0540483">
            <text:p>0,0540483</text:p>
          </table:table-cell>
          <table:table-cell/>
          <table:table-cell table:formula="of:=[.E1888]-[.B1888]" office:value-type="float" office:value="0.053865786">
            <text:p>0,053865786</text:p>
          </table:table-cell>
        </table:table-row>
        <table:table-row table:style-name="ro3">
          <table:table-cell office:value-type="string">
            <text:p>9,435</text:p>
          </table:table-cell>
          <table:table-cell office:value-type="float" office:value="0.000182418">
            <text:p>0,000182418</text:p>
          </table:table-cell>
          <table:table-cell/>
          <table:table-cell office:value-type="string">
            <text:p>9,435</text:p>
          </table:table-cell>
          <table:table-cell office:value-type="float" office:value="0.0540197">
            <text:p>0,0540197</text:p>
          </table:table-cell>
          <table:table-cell/>
          <table:table-cell table:formula="of:=[.E1889]-[.B1889]" office:value-type="float" office:value="0.053837282">
            <text:p>0,053837282</text:p>
          </table:table-cell>
        </table:table-row>
        <table:table-row table:style-name="ro3">
          <table:table-cell office:value-type="string">
            <text:p>9,44</text:p>
          </table:table-cell>
          <table:table-cell office:value-type="float" office:value="0.000182323">
            <text:p>0,000182323</text:p>
          </table:table-cell>
          <table:table-cell/>
          <table:table-cell office:value-type="string">
            <text:p>9,44</text:p>
          </table:table-cell>
          <table:table-cell office:value-type="float" office:value="0.053991">
            <text:p>0,053991</text:p>
          </table:table-cell>
          <table:table-cell/>
          <table:table-cell table:formula="of:=[.E1890]-[.B1890]" office:value-type="float" office:value="0.053808677">
            <text:p>0,053808677</text:p>
          </table:table-cell>
        </table:table-row>
        <table:table-row table:style-name="ro3">
          <table:table-cell office:value-type="string">
            <text:p>9,445</text:p>
          </table:table-cell>
          <table:table-cell office:value-type="float" office:value="0.000182228">
            <text:p>0,000182228</text:p>
          </table:table-cell>
          <table:table-cell/>
          <table:table-cell office:value-type="string">
            <text:p>9,445</text:p>
          </table:table-cell>
          <table:table-cell office:value-type="float" office:value="0.0539624">
            <text:p>0,0539624</text:p>
          </table:table-cell>
          <table:table-cell/>
          <table:table-cell table:formula="of:=[.E1891]-[.B1891]" office:value-type="float" office:value="0.053780172">
            <text:p>0,053780172</text:p>
          </table:table-cell>
        </table:table-row>
        <table:table-row table:style-name="ro3">
          <table:table-cell office:value-type="string">
            <text:p>9,45</text:p>
          </table:table-cell>
          <table:table-cell office:value-type="float" office:value="0.000182133">
            <text:p>0,000182133</text:p>
          </table:table-cell>
          <table:table-cell/>
          <table:table-cell office:value-type="string">
            <text:p>9,45</text:p>
          </table:table-cell>
          <table:table-cell office:value-type="float" office:value="0.0539339">
            <text:p>0,0539339</text:p>
          </table:table-cell>
          <table:table-cell/>
          <table:table-cell table:formula="of:=[.E1892]-[.B1892]" office:value-type="float" office:value="0.053751767">
            <text:p>0,053751767</text:p>
          </table:table-cell>
        </table:table-row>
        <table:table-row table:style-name="ro3">
          <table:table-cell office:value-type="string">
            <text:p>9,455</text:p>
          </table:table-cell>
          <table:table-cell office:value-type="float" office:value="0.000182038">
            <text:p>0,000182038</text:p>
          </table:table-cell>
          <table:table-cell/>
          <table:table-cell office:value-type="string">
            <text:p>9,455</text:p>
          </table:table-cell>
          <table:table-cell office:value-type="float" office:value="0.0539054">
            <text:p>0,0539054</text:p>
          </table:table-cell>
          <table:table-cell/>
          <table:table-cell table:formula="of:=[.E1893]-[.B1893]" office:value-type="float" office:value="0.053723362">
            <text:p>0,053723362</text:p>
          </table:table-cell>
        </table:table-row>
        <table:table-row table:style-name="ro3">
          <table:table-cell office:value-type="string">
            <text:p>9,46</text:p>
          </table:table-cell>
          <table:table-cell office:value-type="float" office:value="0.000181943">
            <text:p>0,000181943</text:p>
          </table:table-cell>
          <table:table-cell/>
          <table:table-cell office:value-type="string">
            <text:p>9,46</text:p>
          </table:table-cell>
          <table:table-cell office:value-type="float" office:value="0.0538769">
            <text:p>0,0538769</text:p>
          </table:table-cell>
          <table:table-cell/>
          <table:table-cell table:formula="of:=[.E1894]-[.B1894]" office:value-type="float" office:value="0.053694957">
            <text:p>0,053694957</text:p>
          </table:table-cell>
        </table:table-row>
        <table:table-row table:style-name="ro3">
          <table:table-cell office:value-type="string">
            <text:p>9,465</text:p>
          </table:table-cell>
          <table:table-cell office:value-type="float" office:value="0.000181849">
            <text:p>0,000181849</text:p>
          </table:table-cell>
          <table:table-cell/>
          <table:table-cell office:value-type="string">
            <text:p>9,465</text:p>
          </table:table-cell>
          <table:table-cell office:value-type="float" office:value="0.0538484">
            <text:p>0,0538484</text:p>
          </table:table-cell>
          <table:table-cell/>
          <table:table-cell table:formula="of:=[.E1895]-[.B1895]" office:value-type="float" office:value="0.053666551">
            <text:p>0,053666551</text:p>
          </table:table-cell>
        </table:table-row>
        <table:table-row table:style-name="ro3">
          <table:table-cell office:value-type="string">
            <text:p>9,47</text:p>
          </table:table-cell>
          <table:table-cell office:value-type="float" office:value="0.000181754">
            <text:p>0,000181754</text:p>
          </table:table-cell>
          <table:table-cell/>
          <table:table-cell office:value-type="string">
            <text:p>9,47</text:p>
          </table:table-cell>
          <table:table-cell office:value-type="float" office:value="0.0538199">
            <text:p>0,0538199</text:p>
          </table:table-cell>
          <table:table-cell/>
          <table:table-cell table:formula="of:=[.E1896]-[.B1896]" office:value-type="float" office:value="0.053638146">
            <text:p>0,053638146</text:p>
          </table:table-cell>
        </table:table-row>
        <table:table-row table:style-name="ro3">
          <table:table-cell office:value-type="string">
            <text:p>9,475</text:p>
          </table:table-cell>
          <table:table-cell office:value-type="float" office:value="0.00018166">
            <text:p>0,00018166</text:p>
          </table:table-cell>
          <table:table-cell/>
          <table:table-cell office:value-type="string">
            <text:p>9,475</text:p>
          </table:table-cell>
          <table:table-cell office:value-type="float" office:value="0.0537915">
            <text:p>0,0537915</text:p>
          </table:table-cell>
          <table:table-cell/>
          <table:table-cell table:formula="of:=[.E1897]-[.B1897]" office:value-type="float" office:value="0.05360984">
            <text:p>0,05360984</text:p>
          </table:table-cell>
        </table:table-row>
        <table:table-row table:style-name="ro3">
          <table:table-cell office:value-type="string">
            <text:p>9,48</text:p>
          </table:table-cell>
          <table:table-cell office:value-type="float" office:value="0.000181565">
            <text:p>0,000181565</text:p>
          </table:table-cell>
          <table:table-cell/>
          <table:table-cell office:value-type="string">
            <text:p>9,48</text:p>
          </table:table-cell>
          <table:table-cell office:value-type="float" office:value="0.0537632">
            <text:p>0,0537632</text:p>
          </table:table-cell>
          <table:table-cell/>
          <table:table-cell table:formula="of:=[.E1898]-[.B1898]" office:value-type="float" office:value="0.053581635">
            <text:p>0,053581635</text:p>
          </table:table-cell>
        </table:table-row>
        <table:table-row table:style-name="ro3">
          <table:table-cell office:value-type="string">
            <text:p>9,485</text:p>
          </table:table-cell>
          <table:table-cell office:value-type="float" office:value="0.000181471">
            <text:p>0,000181471</text:p>
          </table:table-cell>
          <table:table-cell/>
          <table:table-cell office:value-type="string">
            <text:p>9,485</text:p>
          </table:table-cell>
          <table:table-cell office:value-type="float" office:value="0.0537348">
            <text:p>0,0537348</text:p>
          </table:table-cell>
          <table:table-cell/>
          <table:table-cell table:formula="of:=[.E1899]-[.B1899]" office:value-type="float" office:value="0.053553329">
            <text:p>0,053553329</text:p>
          </table:table-cell>
        </table:table-row>
        <table:table-row table:style-name="ro3">
          <table:table-cell office:value-type="string">
            <text:p>9,49</text:p>
          </table:table-cell>
          <table:table-cell office:value-type="float" office:value="0.000181377">
            <text:p>0,000181377</text:p>
          </table:table-cell>
          <table:table-cell/>
          <table:table-cell office:value-type="string">
            <text:p>9,49</text:p>
          </table:table-cell>
          <table:table-cell office:value-type="float" office:value="0.0537065">
            <text:p>0,0537065</text:p>
          </table:table-cell>
          <table:table-cell/>
          <table:table-cell table:formula="of:=[.E1900]-[.B1900]" office:value-type="float" office:value="0.053525123">
            <text:p>0,053525123</text:p>
          </table:table-cell>
        </table:table-row>
        <table:table-row table:style-name="ro3">
          <table:table-cell office:value-type="string">
            <text:p>9,495</text:p>
          </table:table-cell>
          <table:table-cell office:value-type="float" office:value="0.000181283">
            <text:p>0,000181283</text:p>
          </table:table-cell>
          <table:table-cell/>
          <table:table-cell office:value-type="string">
            <text:p>9,495</text:p>
          </table:table-cell>
          <table:table-cell office:value-type="float" office:value="0.0536782">
            <text:p>0,0536782</text:p>
          </table:table-cell>
          <table:table-cell/>
          <table:table-cell table:formula="of:=[.E1901]-[.B1901]" office:value-type="float" office:value="0.053496917">
            <text:p>0,053496917</text:p>
          </table:table-cell>
        </table:table-row>
        <table:table-row table:style-name="ro3">
          <table:table-cell office:value-type="string">
            <text:p>9,5</text:p>
          </table:table-cell>
          <table:table-cell office:value-type="float" office:value="0.000181189">
            <text:p>0,000181189</text:p>
          </table:table-cell>
          <table:table-cell/>
          <table:table-cell office:value-type="string">
            <text:p>9,5</text:p>
          </table:table-cell>
          <table:table-cell office:value-type="float" office:value="0.0536499">
            <text:p>0,0536499</text:p>
          </table:table-cell>
          <table:table-cell/>
          <table:table-cell table:formula="of:=[.E1902]-[.B1902]" office:value-type="float" office:value="0.053468711">
            <text:p>0,053468711</text:p>
          </table:table-cell>
        </table:table-row>
        <table:table-row table:style-name="ro3">
          <table:table-cell office:value-type="string">
            <text:p>9,505</text:p>
          </table:table-cell>
          <table:table-cell office:value-type="float" office:value="0.000181095">
            <text:p>0,000181095</text:p>
          </table:table-cell>
          <table:table-cell/>
          <table:table-cell office:value-type="string">
            <text:p>9,505</text:p>
          </table:table-cell>
          <table:table-cell office:value-type="float" office:value="0.0536217">
            <text:p>0,0536217</text:p>
          </table:table-cell>
          <table:table-cell/>
          <table:table-cell table:formula="of:=[.E1903]-[.B1903]" office:value-type="float" office:value="0.053440605">
            <text:p>0,053440605</text:p>
          </table:table-cell>
        </table:table-row>
        <table:table-row table:style-name="ro3">
          <table:table-cell office:value-type="string">
            <text:p>9,51</text:p>
          </table:table-cell>
          <table:table-cell office:value-type="float" office:value="0.000181001">
            <text:p>0,000181001</text:p>
          </table:table-cell>
          <table:table-cell/>
          <table:table-cell office:value-type="string">
            <text:p>9,51</text:p>
          </table:table-cell>
          <table:table-cell office:value-type="float" office:value="0.0535935">
            <text:p>0,0535935</text:p>
          </table:table-cell>
          <table:table-cell/>
          <table:table-cell table:formula="of:=[.E1904]-[.B1904]" office:value-type="float" office:value="0.053412499">
            <text:p>0,053412499</text:p>
          </table:table-cell>
        </table:table-row>
        <table:table-row table:style-name="ro3">
          <table:table-cell office:value-type="string">
            <text:p>9,515</text:p>
          </table:table-cell>
          <table:table-cell office:value-type="float" office:value="0.000180907">
            <text:p>0,000180907</text:p>
          </table:table-cell>
          <table:table-cell/>
          <table:table-cell office:value-type="string">
            <text:p>9,515</text:p>
          </table:table-cell>
          <table:table-cell office:value-type="float" office:value="0.0535653">
            <text:p>0,0535653</text:p>
          </table:table-cell>
          <table:table-cell/>
          <table:table-cell table:formula="of:=[.E1905]-[.B1905]" office:value-type="float" office:value="0.053384393">
            <text:p>0,053384393</text:p>
          </table:table-cell>
        </table:table-row>
        <table:table-row table:style-name="ro3">
          <table:table-cell office:value-type="string">
            <text:p>9,52</text:p>
          </table:table-cell>
          <table:table-cell office:value-type="float" office:value="0.000180814">
            <text:p>0,000180814</text:p>
          </table:table-cell>
          <table:table-cell/>
          <table:table-cell office:value-type="string">
            <text:p>9,52</text:p>
          </table:table-cell>
          <table:table-cell office:value-type="float" office:value="0.0535372">
            <text:p>0,0535372</text:p>
          </table:table-cell>
          <table:table-cell/>
          <table:table-cell table:formula="of:=[.E1906]-[.B1906]" office:value-type="float" office:value="0.053356386">
            <text:p>0,053356386</text:p>
          </table:table-cell>
        </table:table-row>
        <table:table-row table:style-name="ro3">
          <table:table-cell office:value-type="string">
            <text:p>9,525</text:p>
          </table:table-cell>
          <table:table-cell office:value-type="float" office:value="0.00018072">
            <text:p>0,00018072</text:p>
          </table:table-cell>
          <table:table-cell/>
          <table:table-cell office:value-type="string">
            <text:p>9,525</text:p>
          </table:table-cell>
          <table:table-cell office:value-type="float" office:value="0.0535091">
            <text:p>0,0535091</text:p>
          </table:table-cell>
          <table:table-cell/>
          <table:table-cell table:formula="of:=[.E1907]-[.B1907]" office:value-type="float" office:value="0.05332838">
            <text:p>0,05332838</text:p>
          </table:table-cell>
        </table:table-row>
        <table:table-row table:style-name="ro3">
          <table:table-cell office:value-type="string">
            <text:p>9,53</text:p>
          </table:table-cell>
          <table:table-cell office:value-type="float" office:value="0.000180627">
            <text:p>0,000180627</text:p>
          </table:table-cell>
          <table:table-cell/>
          <table:table-cell office:value-type="string">
            <text:p>9,53</text:p>
          </table:table-cell>
          <table:table-cell office:value-type="float" office:value="0.053481">
            <text:p>0,053481</text:p>
          </table:table-cell>
          <table:table-cell/>
          <table:table-cell table:formula="of:=[.E1908]-[.B1908]" office:value-type="float" office:value="0.053300373">
            <text:p>0,053300373</text:p>
          </table:table-cell>
        </table:table-row>
        <table:table-row table:style-name="ro3">
          <table:table-cell office:value-type="string">
            <text:p>9,535</text:p>
          </table:table-cell>
          <table:table-cell office:value-type="float" office:value="0.000180533">
            <text:p>0,000180533</text:p>
          </table:table-cell>
          <table:table-cell/>
          <table:table-cell office:value-type="string">
            <text:p>9,535</text:p>
          </table:table-cell>
          <table:table-cell office:value-type="float" office:value="0.053453">
            <text:p>0,053453</text:p>
          </table:table-cell>
          <table:table-cell/>
          <table:table-cell table:formula="of:=[.E1909]-[.B1909]" office:value-type="float" office:value="0.053272467">
            <text:p>0,053272467</text:p>
          </table:table-cell>
        </table:table-row>
        <table:table-row table:style-name="ro3">
          <table:table-cell office:value-type="string">
            <text:p>9,54</text:p>
          </table:table-cell>
          <table:table-cell office:value-type="float" office:value="0.00018044">
            <text:p>0,00018044</text:p>
          </table:table-cell>
          <table:table-cell/>
          <table:table-cell office:value-type="string">
            <text:p>9,54</text:p>
          </table:table-cell>
          <table:table-cell office:value-type="float" office:value="0.0534249">
            <text:p>0,0534249</text:p>
          </table:table-cell>
          <table:table-cell/>
          <table:table-cell table:formula="of:=[.E1910]-[.B1910]" office:value-type="float" office:value="0.05324446">
            <text:p>0,05324446</text:p>
          </table:table-cell>
        </table:table-row>
        <table:table-row table:style-name="ro3">
          <table:table-cell office:value-type="string">
            <text:p>9,545</text:p>
          </table:table-cell>
          <table:table-cell office:value-type="float" office:value="0.000180347">
            <text:p>0,000180347</text:p>
          </table:table-cell>
          <table:table-cell/>
          <table:table-cell office:value-type="string">
            <text:p>9,545</text:p>
          </table:table-cell>
          <table:table-cell office:value-type="float" office:value="0.0533969">
            <text:p>0,0533969</text:p>
          </table:table-cell>
          <table:table-cell/>
          <table:table-cell table:formula="of:=[.E1911]-[.B1911]" office:value-type="float" office:value="0.053216553">
            <text:p>0,053216553</text:p>
          </table:table-cell>
        </table:table-row>
        <table:table-row table:style-name="ro3">
          <table:table-cell office:value-type="string">
            <text:p>9,55</text:p>
          </table:table-cell>
          <table:table-cell office:value-type="float" office:value="0.000180254">
            <text:p>0,000180254</text:p>
          </table:table-cell>
          <table:table-cell/>
          <table:table-cell office:value-type="string">
            <text:p>9,55</text:p>
          </table:table-cell>
          <table:table-cell office:value-type="float" office:value="0.053369">
            <text:p>0,053369</text:p>
          </table:table-cell>
          <table:table-cell/>
          <table:table-cell table:formula="of:=[.E1912]-[.B1912]" office:value-type="float" office:value="0.053188746">
            <text:p>0,053188746</text:p>
          </table:table-cell>
        </table:table-row>
        <table:table-row table:style-name="ro3">
          <table:table-cell office:value-type="string">
            <text:p>9,555</text:p>
          </table:table-cell>
          <table:table-cell office:value-type="float" office:value="0.000180161">
            <text:p>0,000180161</text:p>
          </table:table-cell>
          <table:table-cell/>
          <table:table-cell office:value-type="string">
            <text:p>9,555</text:p>
          </table:table-cell>
          <table:table-cell office:value-type="float" office:value="0.053341">
            <text:p>0,053341</text:p>
          </table:table-cell>
          <table:table-cell/>
          <table:table-cell table:formula="of:=[.E1913]-[.B1913]" office:value-type="float" office:value="0.053160839">
            <text:p>0,053160839</text:p>
          </table:table-cell>
        </table:table-row>
        <table:table-row table:style-name="ro3">
          <table:table-cell office:value-type="string">
            <text:p>9,56</text:p>
          </table:table-cell>
          <table:table-cell office:value-type="float" office:value="0.000180068">
            <text:p>0,000180068</text:p>
          </table:table-cell>
          <table:table-cell/>
          <table:table-cell office:value-type="string">
            <text:p>9,56</text:p>
          </table:table-cell>
          <table:table-cell office:value-type="float" office:value="0.0533131">
            <text:p>0,0533131</text:p>
          </table:table-cell>
          <table:table-cell/>
          <table:table-cell table:formula="of:=[.E1914]-[.B1914]" office:value-type="float" office:value="0.053133032">
            <text:p>0,053133032</text:p>
          </table:table-cell>
        </table:table-row>
        <table:table-row table:style-name="ro3">
          <table:table-cell office:value-type="string">
            <text:p>9,565</text:p>
          </table:table-cell>
          <table:table-cell office:value-type="float" office:value="0.000179975">
            <text:p>0,000179975</text:p>
          </table:table-cell>
          <table:table-cell/>
          <table:table-cell office:value-type="string">
            <text:p>9,565</text:p>
          </table:table-cell>
          <table:table-cell office:value-type="float" office:value="0.0532853">
            <text:p>0,0532853</text:p>
          </table:table-cell>
          <table:table-cell/>
          <table:table-cell table:formula="of:=[.E1915]-[.B1915]" office:value-type="float" office:value="0.053105325">
            <text:p>0,053105325</text:p>
          </table:table-cell>
        </table:table-row>
        <table:table-row table:style-name="ro3">
          <table:table-cell office:value-type="string">
            <text:p>9,57</text:p>
          </table:table-cell>
          <table:table-cell office:value-type="float" office:value="0.000179883">
            <text:p>0,000179883</text:p>
          </table:table-cell>
          <table:table-cell/>
          <table:table-cell office:value-type="string">
            <text:p>9,57</text:p>
          </table:table-cell>
          <table:table-cell office:value-type="float" office:value="0.0532574">
            <text:p>0,0532574</text:p>
          </table:table-cell>
          <table:table-cell/>
          <table:table-cell table:formula="of:=[.E1916]-[.B1916]" office:value-type="float" office:value="0.053077517">
            <text:p>0,053077517</text:p>
          </table:table-cell>
        </table:table-row>
        <table:table-row table:style-name="ro3">
          <table:table-cell office:value-type="string">
            <text:p>9,575</text:p>
          </table:table-cell>
          <table:table-cell office:value-type="float" office:value="0.00017979">
            <text:p>0,00017979</text:p>
          </table:table-cell>
          <table:table-cell/>
          <table:table-cell office:value-type="string">
            <text:p>9,575</text:p>
          </table:table-cell>
          <table:table-cell office:value-type="float" office:value="0.0532296">
            <text:p>0,0532296</text:p>
          </table:table-cell>
          <table:table-cell/>
          <table:table-cell table:formula="of:=[.E1917]-[.B1917]" office:value-type="float" office:value="0.05304981">
            <text:p>0,05304981</text:p>
          </table:table-cell>
        </table:table-row>
        <table:table-row table:style-name="ro3">
          <table:table-cell office:value-type="string">
            <text:p>9,58</text:p>
          </table:table-cell>
          <table:table-cell office:value-type="float" office:value="0.000179698">
            <text:p>0,000179698</text:p>
          </table:table-cell>
          <table:table-cell/>
          <table:table-cell office:value-type="string">
            <text:p>9,58</text:p>
          </table:table-cell>
          <table:table-cell office:value-type="float" office:value="0.0532018">
            <text:p>0,0532018</text:p>
          </table:table-cell>
          <table:table-cell/>
          <table:table-cell table:formula="of:=[.E1918]-[.B1918]" office:value-type="float" office:value="0.053022102">
            <text:p>0,053022102</text:p>
          </table:table-cell>
        </table:table-row>
        <table:table-row table:style-name="ro3">
          <table:table-cell office:value-type="string">
            <text:p>9,585</text:p>
          </table:table-cell>
          <table:table-cell office:value-type="float" office:value="0.000179605">
            <text:p>0,000179605</text:p>
          </table:table-cell>
          <table:table-cell/>
          <table:table-cell office:value-type="string">
            <text:p>9,585</text:p>
          </table:table-cell>
          <table:table-cell office:value-type="float" office:value="0.053174">
            <text:p>0,053174</text:p>
          </table:table-cell>
          <table:table-cell/>
          <table:table-cell table:formula="of:=[.E1919]-[.B1919]" office:value-type="float" office:value="0.052994395">
            <text:p>0,052994395</text:p>
          </table:table-cell>
        </table:table-row>
        <table:table-row table:style-name="ro3">
          <table:table-cell office:value-type="string">
            <text:p>9,59</text:p>
          </table:table-cell>
          <table:table-cell office:value-type="float" office:value="0.000179513">
            <text:p>0,000179513</text:p>
          </table:table-cell>
          <table:table-cell/>
          <table:table-cell office:value-type="string">
            <text:p>9,59</text:p>
          </table:table-cell>
          <table:table-cell office:value-type="float" office:value="0.0531463">
            <text:p>0,0531463</text:p>
          </table:table-cell>
          <table:table-cell/>
          <table:table-cell table:formula="of:=[.E1920]-[.B1920]" office:value-type="float" office:value="0.052966787">
            <text:p>0,052966787</text:p>
          </table:table-cell>
        </table:table-row>
        <table:table-row table:style-name="ro3">
          <table:table-cell office:value-type="string">
            <text:p>9,595</text:p>
          </table:table-cell>
          <table:table-cell office:value-type="float" office:value="0.000179421">
            <text:p>0,000179421</text:p>
          </table:table-cell>
          <table:table-cell/>
          <table:table-cell office:value-type="string">
            <text:p>9,595</text:p>
          </table:table-cell>
          <table:table-cell office:value-type="float" office:value="0.0531186">
            <text:p>0,0531186</text:p>
          </table:table-cell>
          <table:table-cell/>
          <table:table-cell table:formula="of:=[.E1921]-[.B1921]" office:value-type="float" office:value="0.052939179">
            <text:p>0,052939179</text:p>
          </table:table-cell>
        </table:table-row>
        <table:table-row table:style-name="ro3">
          <table:table-cell office:value-type="string">
            <text:p>9,6</text:p>
          </table:table-cell>
          <table:table-cell office:value-type="float" office:value="0.000179329">
            <text:p>0,000179329</text:p>
          </table:table-cell>
          <table:table-cell/>
          <table:table-cell office:value-type="string">
            <text:p>9,6</text:p>
          </table:table-cell>
          <table:table-cell office:value-type="float" office:value="0.0530909">
            <text:p>0,0530909</text:p>
          </table:table-cell>
          <table:table-cell/>
          <table:table-cell table:formula="of:=[.E1922]-[.B1922]" office:value-type="float" office:value="0.052911571">
            <text:p>0,052911571</text:p>
          </table:table-cell>
        </table:table-row>
        <table:table-row table:style-name="ro3">
          <table:table-cell office:value-type="string">
            <text:p>9,605</text:p>
          </table:table-cell>
          <table:table-cell office:value-type="float" office:value="0.000179237">
            <text:p>0,000179237</text:p>
          </table:table-cell>
          <table:table-cell/>
          <table:table-cell office:value-type="string">
            <text:p>9,605</text:p>
          </table:table-cell>
          <table:table-cell office:value-type="float" office:value="0.0530633">
            <text:p>0,0530633</text:p>
          </table:table-cell>
          <table:table-cell/>
          <table:table-cell table:formula="of:=[.E1923]-[.B1923]" office:value-type="float" office:value="0.052884063">
            <text:p>0,052884063</text:p>
          </table:table-cell>
        </table:table-row>
        <table:table-row table:style-name="ro3">
          <table:table-cell office:value-type="string">
            <text:p>9,61</text:p>
          </table:table-cell>
          <table:table-cell office:value-type="float" office:value="0.000179145">
            <text:p>0,000179145</text:p>
          </table:table-cell>
          <table:table-cell/>
          <table:table-cell office:value-type="string">
            <text:p>9,61</text:p>
          </table:table-cell>
          <table:table-cell office:value-type="float" office:value="0.0530357">
            <text:p>0,0530357</text:p>
          </table:table-cell>
          <table:table-cell/>
          <table:table-cell table:formula="of:=[.E1924]-[.B1924]" office:value-type="float" office:value="0.052856555">
            <text:p>0,052856555</text:p>
          </table:table-cell>
        </table:table-row>
        <table:table-row table:style-name="ro3">
          <table:table-cell office:value-type="string">
            <text:p>9,615</text:p>
          </table:table-cell>
          <table:table-cell office:value-type="float" office:value="0.000179053">
            <text:p>0,000179053</text:p>
          </table:table-cell>
          <table:table-cell/>
          <table:table-cell office:value-type="string">
            <text:p>9,615</text:p>
          </table:table-cell>
          <table:table-cell office:value-type="float" office:value="0.0530081">
            <text:p>0,0530081</text:p>
          </table:table-cell>
          <table:table-cell/>
          <table:table-cell table:formula="of:=[.E1925]-[.B1925]" office:value-type="float" office:value="0.052829047">
            <text:p>0,052829047</text:p>
          </table:table-cell>
        </table:table-row>
        <table:table-row table:style-name="ro3">
          <table:table-cell office:value-type="string">
            <text:p>9,62</text:p>
          </table:table-cell>
          <table:table-cell office:value-type="float" office:value="0.000178962">
            <text:p>0,000178962</text:p>
          </table:table-cell>
          <table:table-cell/>
          <table:table-cell office:value-type="string">
            <text:p>9,62</text:p>
          </table:table-cell>
          <table:table-cell office:value-type="float" office:value="0.0529805">
            <text:p>0,0529805</text:p>
          </table:table-cell>
          <table:table-cell/>
          <table:table-cell table:formula="of:=[.E1926]-[.B1926]" office:value-type="float" office:value="0.052801538">
            <text:p>0,052801538</text:p>
          </table:table-cell>
        </table:table-row>
        <table:table-row table:style-name="ro3">
          <table:table-cell office:value-type="string">
            <text:p>9,625</text:p>
          </table:table-cell>
          <table:table-cell office:value-type="float" office:value="0.00017887">
            <text:p>0,00017887</text:p>
          </table:table-cell>
          <table:table-cell/>
          <table:table-cell office:value-type="string">
            <text:p>9,625</text:p>
          </table:table-cell>
          <table:table-cell office:value-type="float" office:value="0.052953">
            <text:p>0,052953</text:p>
          </table:table-cell>
          <table:table-cell/>
          <table:table-cell table:formula="of:=[.E1927]-[.B1927]" office:value-type="float" office:value="0.05277413">
            <text:p>0,05277413</text:p>
          </table:table-cell>
        </table:table-row>
        <table:table-row table:style-name="ro3">
          <table:table-cell office:value-type="string">
            <text:p>9,63</text:p>
          </table:table-cell>
          <table:table-cell office:value-type="float" office:value="0.000178779">
            <text:p>0,000178779</text:p>
          </table:table-cell>
          <table:table-cell/>
          <table:table-cell office:value-type="string">
            <text:p>9,63</text:p>
          </table:table-cell>
          <table:table-cell office:value-type="float" office:value="0.0529255">
            <text:p>0,0529255</text:p>
          </table:table-cell>
          <table:table-cell/>
          <table:table-cell table:formula="of:=[.E1928]-[.B1928]" office:value-type="float" office:value="0.052746721">
            <text:p>0,052746721</text:p>
          </table:table-cell>
        </table:table-row>
        <table:table-row table:style-name="ro3">
          <table:table-cell office:value-type="string">
            <text:p>9,635</text:p>
          </table:table-cell>
          <table:table-cell office:value-type="float" office:value="0.000178687">
            <text:p>0,000178687</text:p>
          </table:table-cell>
          <table:table-cell/>
          <table:table-cell office:value-type="string">
            <text:p>9,635</text:p>
          </table:table-cell>
          <table:table-cell office:value-type="float" office:value="0.052898">
            <text:p>0,052898</text:p>
          </table:table-cell>
          <table:table-cell/>
          <table:table-cell table:formula="of:=[.E1929]-[.B1929]" office:value-type="float" office:value="0.052719313">
            <text:p>0,052719313</text:p>
          </table:table-cell>
        </table:table-row>
        <table:table-row table:style-name="ro3">
          <table:table-cell office:value-type="string">
            <text:p>9,64</text:p>
          </table:table-cell>
          <table:table-cell office:value-type="float" office:value="0.000178596">
            <text:p>0,000178596</text:p>
          </table:table-cell>
          <table:table-cell/>
          <table:table-cell office:value-type="string">
            <text:p>9,64</text:p>
          </table:table-cell>
          <table:table-cell office:value-type="float" office:value="0.0528706">
            <text:p>0,0528706</text:p>
          </table:table-cell>
          <table:table-cell/>
          <table:table-cell table:formula="of:=[.E1930]-[.B1930]" office:value-type="float" office:value="0.052692004">
            <text:p>0,052692004</text:p>
          </table:table-cell>
        </table:table-row>
        <table:table-row table:style-name="ro3">
          <table:table-cell office:value-type="string">
            <text:p>9,645</text:p>
          </table:table-cell>
          <table:table-cell office:value-type="float" office:value="0.000178505">
            <text:p>0,000178505</text:p>
          </table:table-cell>
          <table:table-cell/>
          <table:table-cell office:value-type="string">
            <text:p>9,645</text:p>
          </table:table-cell>
          <table:table-cell office:value-type="float" office:value="0.0528432">
            <text:p>0,0528432</text:p>
          </table:table-cell>
          <table:table-cell/>
          <table:table-cell table:formula="of:=[.E1931]-[.B1931]" office:value-type="float" office:value="0.052664695">
            <text:p>0,052664695</text:p>
          </table:table-cell>
        </table:table-row>
        <table:table-row table:style-name="ro3">
          <table:table-cell office:value-type="string">
            <text:p>9,65</text:p>
          </table:table-cell>
          <table:table-cell office:value-type="float" office:value="0.000178414">
            <text:p>0,000178414</text:p>
          </table:table-cell>
          <table:table-cell/>
          <table:table-cell office:value-type="string">
            <text:p>9,65</text:p>
          </table:table-cell>
          <table:table-cell office:value-type="float" office:value="0.0528158">
            <text:p>0,0528158</text:p>
          </table:table-cell>
          <table:table-cell/>
          <table:table-cell table:formula="of:=[.E1932]-[.B1932]" office:value-type="float" office:value="0.052637386">
            <text:p>0,052637386</text:p>
          </table:table-cell>
        </table:table-row>
        <table:table-row table:style-name="ro3">
          <table:table-cell office:value-type="string">
            <text:p>9,655</text:p>
          </table:table-cell>
          <table:table-cell office:value-type="float" office:value="0.000178323">
            <text:p>0,000178323</text:p>
          </table:table-cell>
          <table:table-cell/>
          <table:table-cell office:value-type="string">
            <text:p>9,655</text:p>
          </table:table-cell>
          <table:table-cell office:value-type="float" office:value="0.0527884">
            <text:p>0,0527884</text:p>
          </table:table-cell>
          <table:table-cell/>
          <table:table-cell table:formula="of:=[.E1933]-[.B1933]" office:value-type="float" office:value="0.052610077">
            <text:p>0,052610077</text:p>
          </table:table-cell>
        </table:table-row>
        <table:table-row table:style-name="ro3">
          <table:table-cell office:value-type="string">
            <text:p>9,66</text:p>
          </table:table-cell>
          <table:table-cell office:value-type="float" office:value="0.000178232">
            <text:p>0,000178232</text:p>
          </table:table-cell>
          <table:table-cell/>
          <table:table-cell office:value-type="string">
            <text:p>9,66</text:p>
          </table:table-cell>
          <table:table-cell office:value-type="float" office:value="0.0527611">
            <text:p>0,0527611</text:p>
          </table:table-cell>
          <table:table-cell/>
          <table:table-cell table:formula="of:=[.E1934]-[.B1934]" office:value-type="float" office:value="0.052582868">
            <text:p>0,052582868</text:p>
          </table:table-cell>
        </table:table-row>
        <table:table-row table:style-name="ro3">
          <table:table-cell office:value-type="string">
            <text:p>9,665</text:p>
          </table:table-cell>
          <table:table-cell office:value-type="float" office:value="0.000178141">
            <text:p>0,000178141</text:p>
          </table:table-cell>
          <table:table-cell/>
          <table:table-cell office:value-type="string">
            <text:p>9,665</text:p>
          </table:table-cell>
          <table:table-cell office:value-type="float" office:value="0.0527338">
            <text:p>0,0527338</text:p>
          </table:table-cell>
          <table:table-cell/>
          <table:table-cell table:formula="of:=[.E1935]-[.B1935]" office:value-type="float" office:value="0.052555659">
            <text:p>0,052555659</text:p>
          </table:table-cell>
        </table:table-row>
        <table:table-row table:style-name="ro3">
          <table:table-cell office:value-type="string">
            <text:p>9,67</text:p>
          </table:table-cell>
          <table:table-cell office:value-type="float" office:value="0.00017805">
            <text:p>0,00017805</text:p>
          </table:table-cell>
          <table:table-cell/>
          <table:table-cell office:value-type="string">
            <text:p>9,67</text:p>
          </table:table-cell>
          <table:table-cell office:value-type="float" office:value="0.0527065">
            <text:p>0,0527065</text:p>
          </table:table-cell>
          <table:table-cell/>
          <table:table-cell table:formula="of:=[.E1936]-[.B1936]" office:value-type="float" office:value="0.05252845">
            <text:p>0,05252845</text:p>
          </table:table-cell>
        </table:table-row>
        <table:table-row table:style-name="ro3">
          <table:table-cell office:value-type="string">
            <text:p>9,675</text:p>
          </table:table-cell>
          <table:table-cell office:value-type="float" office:value="0.00017796">
            <text:p>0,00017796</text:p>
          </table:table-cell>
          <table:table-cell/>
          <table:table-cell office:value-type="string">
            <text:p>9,675</text:p>
          </table:table-cell>
          <table:table-cell office:value-type="float" office:value="0.0526793">
            <text:p>0,0526793</text:p>
          </table:table-cell>
          <table:table-cell/>
          <table:table-cell table:formula="of:=[.E1937]-[.B1937]" office:value-type="float" office:value="0.05250134">
            <text:p>0,05250134</text:p>
          </table:table-cell>
        </table:table-row>
        <table:table-row table:style-name="ro3">
          <table:table-cell office:value-type="string">
            <text:p>9,68</text:p>
          </table:table-cell>
          <table:table-cell office:value-type="float" office:value="0.000177869">
            <text:p>0,000177869</text:p>
          </table:table-cell>
          <table:table-cell/>
          <table:table-cell office:value-type="string">
            <text:p>9,68</text:p>
          </table:table-cell>
          <table:table-cell office:value-type="float" office:value="0.052652">
            <text:p>0,052652</text:p>
          </table:table-cell>
          <table:table-cell/>
          <table:table-cell table:formula="of:=[.E1938]-[.B1938]" office:value-type="float" office:value="0.052474131">
            <text:p>0,052474131</text:p>
          </table:table-cell>
        </table:table-row>
        <table:table-row table:style-name="ro3">
          <table:table-cell office:value-type="string">
            <text:p>9,685</text:p>
          </table:table-cell>
          <table:table-cell office:value-type="float" office:value="0.000177779">
            <text:p>0,000177779</text:p>
          </table:table-cell>
          <table:table-cell/>
          <table:table-cell office:value-type="string">
            <text:p>9,685</text:p>
          </table:table-cell>
          <table:table-cell office:value-type="float" office:value="0.0526249">
            <text:p>0,0526249</text:p>
          </table:table-cell>
          <table:table-cell/>
          <table:table-cell table:formula="of:=[.E1939]-[.B1939]" office:value-type="float" office:value="0.052447121">
            <text:p>0,052447121</text:p>
          </table:table-cell>
        </table:table-row>
        <table:table-row table:style-name="ro3">
          <table:table-cell office:value-type="string">
            <text:p>9,69</text:p>
          </table:table-cell>
          <table:table-cell office:value-type="float" office:value="0.000177688">
            <text:p>0,000177688</text:p>
          </table:table-cell>
          <table:table-cell/>
          <table:table-cell office:value-type="string">
            <text:p>9,69</text:p>
          </table:table-cell>
          <table:table-cell office:value-type="float" office:value="0.0525977">
            <text:p>0,0525977</text:p>
          </table:table-cell>
          <table:table-cell/>
          <table:table-cell table:formula="of:=[.E1940]-[.B1940]" office:value-type="float" office:value="0.052420012">
            <text:p>0,052420012</text:p>
          </table:table-cell>
        </table:table-row>
        <table:table-row table:style-name="ro3">
          <table:table-cell office:value-type="string">
            <text:p>9,695</text:p>
          </table:table-cell>
          <table:table-cell office:value-type="float" office:value="0.000177598">
            <text:p>0,000177598</text:p>
          </table:table-cell>
          <table:table-cell/>
          <table:table-cell office:value-type="string">
            <text:p>9,695</text:p>
          </table:table-cell>
          <table:table-cell office:value-type="float" office:value="0.0525706">
            <text:p>0,0525706</text:p>
          </table:table-cell>
          <table:table-cell/>
          <table:table-cell table:formula="of:=[.E1941]-[.B1941]" office:value-type="float" office:value="0.052393002">
            <text:p>0,052393002</text:p>
          </table:table-cell>
        </table:table-row>
        <table:table-row table:style-name="ro3">
          <table:table-cell office:value-type="string">
            <text:p>9,7</text:p>
          </table:table-cell>
          <table:table-cell office:value-type="float" office:value="0.000177508">
            <text:p>0,000177508</text:p>
          </table:table-cell>
          <table:table-cell/>
          <table:table-cell office:value-type="string">
            <text:p>9,7</text:p>
          </table:table-cell>
          <table:table-cell office:value-type="float" office:value="0.0525435">
            <text:p>0,0525435</text:p>
          </table:table-cell>
          <table:table-cell/>
          <table:table-cell table:formula="of:=[.E1942]-[.B1942]" office:value-type="float" office:value="0.052365992">
            <text:p>0,052365992</text:p>
          </table:table-cell>
        </table:table-row>
        <table:table-row table:style-name="ro3">
          <table:table-cell office:value-type="string">
            <text:p>9,705</text:p>
          </table:table-cell>
          <table:table-cell office:value-type="float" office:value="0.000177418">
            <text:p>0,000177418</text:p>
          </table:table-cell>
          <table:table-cell/>
          <table:table-cell office:value-type="string">
            <text:p>9,705</text:p>
          </table:table-cell>
          <table:table-cell office:value-type="float" office:value="0.0525164">
            <text:p>0,0525164</text:p>
          </table:table-cell>
          <table:table-cell/>
          <table:table-cell table:formula="of:=[.E1943]-[.B1943]" office:value-type="float" office:value="0.052338982">
            <text:p>0,052338982</text:p>
          </table:table-cell>
        </table:table-row>
        <table:table-row table:style-name="ro3">
          <table:table-cell office:value-type="string">
            <text:p>9,71</text:p>
          </table:table-cell>
          <table:table-cell office:value-type="float" office:value="0.000177328">
            <text:p>0,000177328</text:p>
          </table:table-cell>
          <table:table-cell/>
          <table:table-cell office:value-type="string">
            <text:p>9,71</text:p>
          </table:table-cell>
          <table:table-cell office:value-type="float" office:value="0.0524893">
            <text:p>0,0524893</text:p>
          </table:table-cell>
          <table:table-cell/>
          <table:table-cell table:formula="of:=[.E1944]-[.B1944]" office:value-type="float" office:value="0.052311972">
            <text:p>0,052311972</text:p>
          </table:table-cell>
        </table:table-row>
        <table:table-row table:style-name="ro3">
          <table:table-cell office:value-type="string">
            <text:p>9,715</text:p>
          </table:table-cell>
          <table:table-cell office:value-type="float" office:value="0.000177238">
            <text:p>0,000177238</text:p>
          </table:table-cell>
          <table:table-cell/>
          <table:table-cell office:value-type="string">
            <text:p>9,715</text:p>
          </table:table-cell>
          <table:table-cell office:value-type="float" office:value="0.0524623">
            <text:p>0,0524623</text:p>
          </table:table-cell>
          <table:table-cell/>
          <table:table-cell table:formula="of:=[.E1945]-[.B1945]" office:value-type="float" office:value="0.052285062">
            <text:p>0,052285062</text:p>
          </table:table-cell>
        </table:table-row>
        <table:table-row table:style-name="ro3">
          <table:table-cell office:value-type="string">
            <text:p>9,72</text:p>
          </table:table-cell>
          <table:table-cell office:value-type="float" office:value="0.000177148">
            <text:p>0,000177148</text:p>
          </table:table-cell>
          <table:table-cell/>
          <table:table-cell office:value-type="string">
            <text:p>9,72</text:p>
          </table:table-cell>
          <table:table-cell office:value-type="float" office:value="0.0524353">
            <text:p>0,0524353</text:p>
          </table:table-cell>
          <table:table-cell/>
          <table:table-cell table:formula="of:=[.E1946]-[.B1946]" office:value-type="float" office:value="0.052258152">
            <text:p>0,052258152</text:p>
          </table:table-cell>
        </table:table-row>
        <table:table-row table:style-name="ro3">
          <table:table-cell office:value-type="string">
            <text:p>9,725</text:p>
          </table:table-cell>
          <table:table-cell office:value-type="float" office:value="0.000177058">
            <text:p>0,000177058</text:p>
          </table:table-cell>
          <table:table-cell/>
          <table:table-cell office:value-type="string">
            <text:p>9,725</text:p>
          </table:table-cell>
          <table:table-cell office:value-type="float" office:value="0.0524083">
            <text:p>0,0524083</text:p>
          </table:table-cell>
          <table:table-cell/>
          <table:table-cell table:formula="of:=[.E1947]-[.B1947]" office:value-type="float" office:value="0.052231242">
            <text:p>0,052231242</text:p>
          </table:table-cell>
        </table:table-row>
        <table:table-row table:style-name="ro3">
          <table:table-cell office:value-type="string">
            <text:p>9,73</text:p>
          </table:table-cell>
          <table:table-cell office:value-type="float" office:value="0.000176969">
            <text:p>0,000176969</text:p>
          </table:table-cell>
          <table:table-cell/>
          <table:table-cell office:value-type="string">
            <text:p>9,73</text:p>
          </table:table-cell>
          <table:table-cell office:value-type="float" office:value="0.0523814">
            <text:p>0,0523814</text:p>
          </table:table-cell>
          <table:table-cell/>
          <table:table-cell table:formula="of:=[.E1948]-[.B1948]" office:value-type="float" office:value="0.052204431">
            <text:p>0,052204431</text:p>
          </table:table-cell>
        </table:table-row>
        <table:table-row table:style-name="ro3">
          <table:table-cell office:value-type="string">
            <text:p>9,735</text:p>
          </table:table-cell>
          <table:table-cell office:value-type="float" office:value="0.000176879">
            <text:p>0,000176879</text:p>
          </table:table-cell>
          <table:table-cell/>
          <table:table-cell office:value-type="string">
            <text:p>9,735</text:p>
          </table:table-cell>
          <table:table-cell office:value-type="float" office:value="0.0523545">
            <text:p>0,0523545</text:p>
          </table:table-cell>
          <table:table-cell/>
          <table:table-cell table:formula="of:=[.E1949]-[.B1949]" office:value-type="float" office:value="0.052177621">
            <text:p>0,052177621</text:p>
          </table:table-cell>
        </table:table-row>
        <table:table-row table:style-name="ro3">
          <table:table-cell office:value-type="string">
            <text:p>9,74</text:p>
          </table:table-cell>
          <table:table-cell office:value-type="float" office:value="0.00017679">
            <text:p>0,00017679</text:p>
          </table:table-cell>
          <table:table-cell/>
          <table:table-cell office:value-type="string">
            <text:p>9,74</text:p>
          </table:table-cell>
          <table:table-cell office:value-type="float" office:value="0.0523276">
            <text:p>0,0523276</text:p>
          </table:table-cell>
          <table:table-cell/>
          <table:table-cell table:formula="of:=[.E1950]-[.B1950]" office:value-type="float" office:value="0.05215081">
            <text:p>0,05215081</text:p>
          </table:table-cell>
        </table:table-row>
        <table:table-row table:style-name="ro3">
          <table:table-cell office:value-type="string">
            <text:p>9,745</text:p>
          </table:table-cell>
          <table:table-cell office:value-type="float" office:value="0.000176701">
            <text:p>0,000176701</text:p>
          </table:table-cell>
          <table:table-cell/>
          <table:table-cell office:value-type="string">
            <text:p>9,745</text:p>
          </table:table-cell>
          <table:table-cell office:value-type="float" office:value="0.0523008">
            <text:p>0,0523008</text:p>
          </table:table-cell>
          <table:table-cell/>
          <table:table-cell table:formula="of:=[.E1951]-[.B1951]" office:value-type="float" office:value="0.052124099">
            <text:p>0,052124099</text:p>
          </table:table-cell>
        </table:table-row>
        <table:table-row table:style-name="ro3">
          <table:table-cell office:value-type="string">
            <text:p>9,75</text:p>
          </table:table-cell>
          <table:table-cell office:value-type="float" office:value="0.000176611">
            <text:p>0,000176611</text:p>
          </table:table-cell>
          <table:table-cell/>
          <table:table-cell office:value-type="string">
            <text:p>9,75</text:p>
          </table:table-cell>
          <table:table-cell office:value-type="float" office:value="0.0522739">
            <text:p>0,0522739</text:p>
          </table:table-cell>
          <table:table-cell/>
          <table:table-cell table:formula="of:=[.E1952]-[.B1952]" office:value-type="float" office:value="0.052097289">
            <text:p>0,052097289</text:p>
          </table:table-cell>
        </table:table-row>
        <table:table-row table:style-name="ro3">
          <table:table-cell office:value-type="string">
            <text:p>9,755</text:p>
          </table:table-cell>
          <table:table-cell office:value-type="float" office:value="0.000176522">
            <text:p>0,000176522</text:p>
          </table:table-cell>
          <table:table-cell/>
          <table:table-cell office:value-type="string">
            <text:p>9,755</text:p>
          </table:table-cell>
          <table:table-cell office:value-type="float" office:value="0.0522471">
            <text:p>0,0522471</text:p>
          </table:table-cell>
          <table:table-cell/>
          <table:table-cell table:formula="of:=[.E1953]-[.B1953]" office:value-type="float" office:value="0.052070578">
            <text:p>0,052070578</text:p>
          </table:table-cell>
        </table:table-row>
        <table:table-row table:style-name="ro3">
          <table:table-cell office:value-type="string">
            <text:p>9,76</text:p>
          </table:table-cell>
          <table:table-cell office:value-type="float" office:value="0.000176433">
            <text:p>0,000176433</text:p>
          </table:table-cell>
          <table:table-cell/>
          <table:table-cell office:value-type="string">
            <text:p>9,76</text:p>
          </table:table-cell>
          <table:table-cell office:value-type="float" office:value="0.0522204">
            <text:p>0,0522204</text:p>
          </table:table-cell>
          <table:table-cell/>
          <table:table-cell table:formula="of:=[.E1954]-[.B1954]" office:value-type="float" office:value="0.052043967">
            <text:p>0,052043967</text:p>
          </table:table-cell>
        </table:table-row>
        <table:table-row table:style-name="ro3">
          <table:table-cell office:value-type="string">
            <text:p>9,765</text:p>
          </table:table-cell>
          <table:table-cell office:value-type="float" office:value="0.000176344">
            <text:p>0,000176344</text:p>
          </table:table-cell>
          <table:table-cell/>
          <table:table-cell office:value-type="string">
            <text:p>9,765</text:p>
          </table:table-cell>
          <table:table-cell office:value-type="float" office:value="0.0521936">
            <text:p>0,0521936</text:p>
          </table:table-cell>
          <table:table-cell/>
          <table:table-cell table:formula="of:=[.E1955]-[.B1955]" office:value-type="float" office:value="0.052017256">
            <text:p>0,052017256</text:p>
          </table:table-cell>
        </table:table-row>
        <table:table-row table:style-name="ro3">
          <table:table-cell office:value-type="string">
            <text:p>9,77</text:p>
          </table:table-cell>
          <table:table-cell office:value-type="float" office:value="0.000176255">
            <text:p>0,000176255</text:p>
          </table:table-cell>
          <table:table-cell/>
          <table:table-cell office:value-type="string">
            <text:p>9,77</text:p>
          </table:table-cell>
          <table:table-cell office:value-type="float" office:value="0.0521669">
            <text:p>0,0521669</text:p>
          </table:table-cell>
          <table:table-cell/>
          <table:table-cell table:formula="of:=[.E1956]-[.B1956]" office:value-type="float" office:value="0.051990645">
            <text:p>0,051990645</text:p>
          </table:table-cell>
        </table:table-row>
        <table:table-row table:style-name="ro3">
          <table:table-cell office:value-type="string">
            <text:p>9,775</text:p>
          </table:table-cell>
          <table:table-cell office:value-type="float" office:value="0.000176166">
            <text:p>0,000176166</text:p>
          </table:table-cell>
          <table:table-cell/>
          <table:table-cell office:value-type="string">
            <text:p>9,775</text:p>
          </table:table-cell>
          <table:table-cell office:value-type="float" office:value="0.0521402">
            <text:p>0,0521402</text:p>
          </table:table-cell>
          <table:table-cell/>
          <table:table-cell table:formula="of:=[.E1957]-[.B1957]" office:value-type="float" office:value="0.051964034">
            <text:p>0,051964034</text:p>
          </table:table-cell>
        </table:table-row>
        <table:table-row table:style-name="ro3">
          <table:table-cell office:value-type="string">
            <text:p>9,78</text:p>
          </table:table-cell>
          <table:table-cell office:value-type="float" office:value="0.000176078">
            <text:p>0,000176078</text:p>
          </table:table-cell>
          <table:table-cell/>
          <table:table-cell office:value-type="string">
            <text:p>9,78</text:p>
          </table:table-cell>
          <table:table-cell office:value-type="float" office:value="0.0521135">
            <text:p>0,0521135</text:p>
          </table:table-cell>
          <table:table-cell/>
          <table:table-cell table:formula="of:=[.E1958]-[.B1958]" office:value-type="float" office:value="0.051937422">
            <text:p>0,051937422</text:p>
          </table:table-cell>
        </table:table-row>
        <table:table-row table:style-name="ro3">
          <table:table-cell office:value-type="string">
            <text:p>9,785</text:p>
          </table:table-cell>
          <table:table-cell office:value-type="float" office:value="0.000175989">
            <text:p>0,000175989</text:p>
          </table:table-cell>
          <table:table-cell/>
          <table:table-cell office:value-type="string">
            <text:p>9,785</text:p>
          </table:table-cell>
          <table:table-cell office:value-type="float" office:value="0.0520869">
            <text:p>0,0520869</text:p>
          </table:table-cell>
          <table:table-cell/>
          <table:table-cell table:formula="of:=[.E1959]-[.B1959]" office:value-type="float" office:value="0.051910911">
            <text:p>0,051910911</text:p>
          </table:table-cell>
        </table:table-row>
        <table:table-row table:style-name="ro3">
          <table:table-cell office:value-type="string">
            <text:p>9,79</text:p>
          </table:table-cell>
          <table:table-cell office:value-type="float" office:value="0.000175901">
            <text:p>0,000175901</text:p>
          </table:table-cell>
          <table:table-cell/>
          <table:table-cell office:value-type="string">
            <text:p>9,79</text:p>
          </table:table-cell>
          <table:table-cell office:value-type="float" office:value="0.0520603">
            <text:p>0,0520603</text:p>
          </table:table-cell>
          <table:table-cell/>
          <table:table-cell table:formula="of:=[.E1960]-[.B1960]" office:value-type="float" office:value="0.051884399">
            <text:p>0,051884399</text:p>
          </table:table-cell>
        </table:table-row>
        <table:table-row table:style-name="ro3">
          <table:table-cell office:value-type="string">
            <text:p>9,795</text:p>
          </table:table-cell>
          <table:table-cell office:value-type="float" office:value="0.000175812">
            <text:p>0,000175812</text:p>
          </table:table-cell>
          <table:table-cell/>
          <table:table-cell office:value-type="string">
            <text:p>9,795</text:p>
          </table:table-cell>
          <table:table-cell office:value-type="float" office:value="0.0520337">
            <text:p>0,0520337</text:p>
          </table:table-cell>
          <table:table-cell/>
          <table:table-cell table:formula="of:=[.E1961]-[.B1961]" office:value-type="float" office:value="0.051857888">
            <text:p>0,051857888</text:p>
          </table:table-cell>
        </table:table-row>
        <table:table-row table:style-name="ro3">
          <table:table-cell office:value-type="string">
            <text:p>9,8</text:p>
          </table:table-cell>
          <table:table-cell office:value-type="float" office:value="0.000175724">
            <text:p>0,000175724</text:p>
          </table:table-cell>
          <table:table-cell/>
          <table:table-cell office:value-type="string">
            <text:p>9,8</text:p>
          </table:table-cell>
          <table:table-cell office:value-type="float" office:value="0.0520072">
            <text:p>0,0520072</text:p>
          </table:table-cell>
          <table:table-cell/>
          <table:table-cell table:formula="of:=[.E1962]-[.B1962]" office:value-type="float" office:value="0.051831476">
            <text:p>0,051831476</text:p>
          </table:table-cell>
        </table:table-row>
        <table:table-row table:style-name="ro3">
          <table:table-cell office:value-type="string">
            <text:p>9,805</text:p>
          </table:table-cell>
          <table:table-cell office:value-type="float" office:value="0.000175636">
            <text:p>0,000175636</text:p>
          </table:table-cell>
          <table:table-cell/>
          <table:table-cell office:value-type="string">
            <text:p>9,805</text:p>
          </table:table-cell>
          <table:table-cell office:value-type="float" office:value="0.0519806">
            <text:p>0,0519806</text:p>
          </table:table-cell>
          <table:table-cell/>
          <table:table-cell table:formula="of:=[.E1963]-[.B1963]" office:value-type="float" office:value="0.051804964">
            <text:p>0,051804964</text:p>
          </table:table-cell>
        </table:table-row>
        <table:table-row table:style-name="ro3">
          <table:table-cell office:value-type="string">
            <text:p>9,81</text:p>
          </table:table-cell>
          <table:table-cell office:value-type="float" office:value="0.000175547">
            <text:p>0,000175547</text:p>
          </table:table-cell>
          <table:table-cell/>
          <table:table-cell office:value-type="string">
            <text:p>9,81</text:p>
          </table:table-cell>
          <table:table-cell office:value-type="float" office:value="0.0519541">
            <text:p>0,0519541</text:p>
          </table:table-cell>
          <table:table-cell/>
          <table:table-cell table:formula="of:=[.E1964]-[.B1964]" office:value-type="float" office:value="0.051778553">
            <text:p>0,051778553</text:p>
          </table:table-cell>
        </table:table-row>
        <table:table-row table:style-name="ro3">
          <table:table-cell office:value-type="string">
            <text:p>9,815</text:p>
          </table:table-cell>
          <table:table-cell office:value-type="float" office:value="0.000175459">
            <text:p>0,000175459</text:p>
          </table:table-cell>
          <table:table-cell/>
          <table:table-cell office:value-type="string">
            <text:p>9,815</text:p>
          </table:table-cell>
          <table:table-cell office:value-type="float" office:value="0.0519277">
            <text:p>0,0519277</text:p>
          </table:table-cell>
          <table:table-cell/>
          <table:table-cell table:formula="of:=[.E1965]-[.B1965]" office:value-type="float" office:value="0.051752241">
            <text:p>0,051752241</text:p>
          </table:table-cell>
        </table:table-row>
        <table:table-row table:style-name="ro3">
          <table:table-cell office:value-type="string">
            <text:p>9,82</text:p>
          </table:table-cell>
          <table:table-cell office:value-type="float" office:value="0.000175371">
            <text:p>0,000175371</text:p>
          </table:table-cell>
          <table:table-cell/>
          <table:table-cell office:value-type="string">
            <text:p>9,82</text:p>
          </table:table-cell>
          <table:table-cell office:value-type="float" office:value="0.0519012">
            <text:p>0,0519012</text:p>
          </table:table-cell>
          <table:table-cell/>
          <table:table-cell table:formula="of:=[.E1966]-[.B1966]" office:value-type="float" office:value="0.051725829">
            <text:p>0,051725829</text:p>
          </table:table-cell>
        </table:table-row>
        <table:table-row table:style-name="ro3">
          <table:table-cell office:value-type="string">
            <text:p>9,825</text:p>
          </table:table-cell>
          <table:table-cell office:value-type="float" office:value="0.000175284">
            <text:p>0,000175284</text:p>
          </table:table-cell>
          <table:table-cell/>
          <table:table-cell office:value-type="string">
            <text:p>9,825</text:p>
          </table:table-cell>
          <table:table-cell office:value-type="float" office:value="0.0518748">
            <text:p>0,0518748</text:p>
          </table:table-cell>
          <table:table-cell/>
          <table:table-cell table:formula="of:=[.E1967]-[.B1967]" office:value-type="float" office:value="0.051699516">
            <text:p>0,051699516</text:p>
          </table:table-cell>
        </table:table-row>
        <table:table-row table:style-name="ro3">
          <table:table-cell office:value-type="string">
            <text:p>9,83</text:p>
          </table:table-cell>
          <table:table-cell office:value-type="float" office:value="0.000175196">
            <text:p>0,000175196</text:p>
          </table:table-cell>
          <table:table-cell/>
          <table:table-cell office:value-type="string">
            <text:p>9,83</text:p>
          </table:table-cell>
          <table:table-cell office:value-type="float" office:value="0.0518484">
            <text:p>0,0518484</text:p>
          </table:table-cell>
          <table:table-cell/>
          <table:table-cell table:formula="of:=[.E1968]-[.B1968]" office:value-type="float" office:value="0.051673204">
            <text:p>0,051673204</text:p>
          </table:table-cell>
        </table:table-row>
        <table:table-row table:style-name="ro3">
          <table:table-cell office:value-type="string">
            <text:p>9,835</text:p>
          </table:table-cell>
          <table:table-cell office:value-type="float" office:value="0.000175108">
            <text:p>0,000175108</text:p>
          </table:table-cell>
          <table:table-cell/>
          <table:table-cell office:value-type="string">
            <text:p>9,835</text:p>
          </table:table-cell>
          <table:table-cell office:value-type="float" office:value="0.051822">
            <text:p>0,051822</text:p>
          </table:table-cell>
          <table:table-cell/>
          <table:table-cell table:formula="of:=[.E1969]-[.B1969]" office:value-type="float" office:value="0.051646892">
            <text:p>0,051646892</text:p>
          </table:table-cell>
        </table:table-row>
        <table:table-row table:style-name="ro3">
          <table:table-cell office:value-type="string">
            <text:p>9,84</text:p>
          </table:table-cell>
          <table:table-cell office:value-type="float" office:value="0.00017502">
            <text:p>0,00017502</text:p>
          </table:table-cell>
          <table:table-cell/>
          <table:table-cell office:value-type="string">
            <text:p>9,84</text:p>
          </table:table-cell>
          <table:table-cell office:value-type="float" office:value="0.0517957">
            <text:p>0,0517957</text:p>
          </table:table-cell>
          <table:table-cell/>
          <table:table-cell table:formula="of:=[.E1970]-[.B1970]" office:value-type="float" office:value="0.05162068">
            <text:p>0,05162068</text:p>
          </table:table-cell>
        </table:table-row>
        <table:table-row table:style-name="ro3">
          <table:table-cell office:value-type="string">
            <text:p>9,845</text:p>
          </table:table-cell>
          <table:table-cell office:value-type="float" office:value="0.000174933">
            <text:p>0,000174933</text:p>
          </table:table-cell>
          <table:table-cell/>
          <table:table-cell office:value-type="string">
            <text:p>9,845</text:p>
          </table:table-cell>
          <table:table-cell office:value-type="float" office:value="0.0517694">
            <text:p>0,0517694</text:p>
          </table:table-cell>
          <table:table-cell/>
          <table:table-cell table:formula="of:=[.E1971]-[.B1971]" office:value-type="float" office:value="0.051594467">
            <text:p>0,051594467</text:p>
          </table:table-cell>
        </table:table-row>
        <table:table-row table:style-name="ro3">
          <table:table-cell office:value-type="string">
            <text:p>9,85</text:p>
          </table:table-cell>
          <table:table-cell office:value-type="float" office:value="0.000174845">
            <text:p>0,000174845</text:p>
          </table:table-cell>
          <table:table-cell/>
          <table:table-cell office:value-type="string">
            <text:p>9,85</text:p>
          </table:table-cell>
          <table:table-cell office:value-type="float" office:value="0.0517431">
            <text:p>0,0517431</text:p>
          </table:table-cell>
          <table:table-cell/>
          <table:table-cell table:formula="of:=[.E1972]-[.B1972]" office:value-type="float" office:value="0.051568255">
            <text:p>0,051568255</text:p>
          </table:table-cell>
        </table:table-row>
        <table:table-row table:style-name="ro3">
          <table:table-cell office:value-type="string">
            <text:p>9,855</text:p>
          </table:table-cell>
          <table:table-cell office:value-type="float" office:value="0.000174758">
            <text:p>0,000174758</text:p>
          </table:table-cell>
          <table:table-cell/>
          <table:table-cell office:value-type="string">
            <text:p>9,855</text:p>
          </table:table-cell>
          <table:table-cell office:value-type="float" office:value="0.0517168">
            <text:p>0,0517168</text:p>
          </table:table-cell>
          <table:table-cell/>
          <table:table-cell table:formula="of:=[.E1973]-[.B1973]" office:value-type="float" office:value="0.051542042">
            <text:p>0,051542042</text:p>
          </table:table-cell>
        </table:table-row>
        <table:table-row table:style-name="ro3">
          <table:table-cell office:value-type="string">
            <text:p>9,86</text:p>
          </table:table-cell>
          <table:table-cell office:value-type="float" office:value="0.000174671">
            <text:p>0,000174671</text:p>
          </table:table-cell>
          <table:table-cell/>
          <table:table-cell office:value-type="string">
            <text:p>9,86</text:p>
          </table:table-cell>
          <table:table-cell office:value-type="float" office:value="0.0516906">
            <text:p>0,0516906</text:p>
          </table:table-cell>
          <table:table-cell/>
          <table:table-cell table:formula="of:=[.E1974]-[.B1974]" office:value-type="float" office:value="0.051515929">
            <text:p>0,051515929</text:p>
          </table:table-cell>
        </table:table-row>
        <table:table-row table:style-name="ro3">
          <table:table-cell office:value-type="string">
            <text:p>9,865</text:p>
          </table:table-cell>
          <table:table-cell office:value-type="float" office:value="0.000174584">
            <text:p>0,000174584</text:p>
          </table:table-cell>
          <table:table-cell/>
          <table:table-cell office:value-type="string">
            <text:p>9,865</text:p>
          </table:table-cell>
          <table:table-cell office:value-type="float" office:value="0.0516644">
            <text:p>0,0516644</text:p>
          </table:table-cell>
          <table:table-cell/>
          <table:table-cell table:formula="of:=[.E1975]-[.B1975]" office:value-type="float" office:value="0.051489816">
            <text:p>0,051489816</text:p>
          </table:table-cell>
        </table:table-row>
        <table:table-row table:style-name="ro3">
          <table:table-cell office:value-type="string">
            <text:p>9,87</text:p>
          </table:table-cell>
          <table:table-cell office:value-type="float" office:value="0.000174497">
            <text:p>0,000174497</text:p>
          </table:table-cell>
          <table:table-cell/>
          <table:table-cell office:value-type="string">
            <text:p>9,87</text:p>
          </table:table-cell>
          <table:table-cell office:value-type="float" office:value="0.0516382">
            <text:p>0,0516382</text:p>
          </table:table-cell>
          <table:table-cell/>
          <table:table-cell table:formula="of:=[.E1976]-[.B1976]" office:value-type="float" office:value="0.051463703">
            <text:p>0,051463703</text:p>
          </table:table-cell>
        </table:table-row>
        <table:table-row table:style-name="ro3">
          <table:table-cell office:value-type="string">
            <text:p>9,875</text:p>
          </table:table-cell>
          <table:table-cell office:value-type="float" office:value="0.00017441">
            <text:p>0,00017441</text:p>
          </table:table-cell>
          <table:table-cell/>
          <table:table-cell office:value-type="string">
            <text:p>9,875</text:p>
          </table:table-cell>
          <table:table-cell office:value-type="float" office:value="0.0516121">
            <text:p>0,0516121</text:p>
          </table:table-cell>
          <table:table-cell/>
          <table:table-cell table:formula="of:=[.E1977]-[.B1977]" office:value-type="float" office:value="0.05143769">
            <text:p>0,05143769</text:p>
          </table:table-cell>
        </table:table-row>
        <table:table-row table:style-name="ro3">
          <table:table-cell office:value-type="string">
            <text:p>9,88</text:p>
          </table:table-cell>
          <table:table-cell office:value-type="float" office:value="0.000174323">
            <text:p>0,000174323</text:p>
          </table:table-cell>
          <table:table-cell/>
          <table:table-cell office:value-type="string">
            <text:p>9,88</text:p>
          </table:table-cell>
          <table:table-cell office:value-type="float" office:value="0.0515859">
            <text:p>0,0515859</text:p>
          </table:table-cell>
          <table:table-cell/>
          <table:table-cell table:formula="of:=[.E1978]-[.B1978]" office:value-type="float" office:value="0.051411577">
            <text:p>0,051411577</text:p>
          </table:table-cell>
        </table:table-row>
        <table:table-row table:style-name="ro3">
          <table:table-cell office:value-type="string">
            <text:p>9,885</text:p>
          </table:table-cell>
          <table:table-cell office:value-type="float" office:value="0.000174236">
            <text:p>0,000174236</text:p>
          </table:table-cell>
          <table:table-cell/>
          <table:table-cell office:value-type="string">
            <text:p>9,885</text:p>
          </table:table-cell>
          <table:table-cell office:value-type="float" office:value="0.0515598">
            <text:p>0,0515598</text:p>
          </table:table-cell>
          <table:table-cell/>
          <table:table-cell table:formula="of:=[.E1979]-[.B1979]" office:value-type="float" office:value="0.051385564">
            <text:p>0,051385564</text:p>
          </table:table-cell>
        </table:table-row>
        <table:table-row table:style-name="ro3">
          <table:table-cell office:value-type="string">
            <text:p>9,89</text:p>
          </table:table-cell>
          <table:table-cell office:value-type="float" office:value="0.000174149">
            <text:p>0,000174149</text:p>
          </table:table-cell>
          <table:table-cell/>
          <table:table-cell office:value-type="string">
            <text:p>9,89</text:p>
          </table:table-cell>
          <table:table-cell office:value-type="float" office:value="0.0515338">
            <text:p>0,0515338</text:p>
          </table:table-cell>
          <table:table-cell/>
          <table:table-cell table:formula="of:=[.E1980]-[.B1980]" office:value-type="float" office:value="0.051359651">
            <text:p>0,051359651</text:p>
          </table:table-cell>
        </table:table-row>
        <table:table-row table:style-name="ro3">
          <table:table-cell office:value-type="string">
            <text:p>9,895</text:p>
          </table:table-cell>
          <table:table-cell office:value-type="float" office:value="0.000174063">
            <text:p>0,000174063</text:p>
          </table:table-cell>
          <table:table-cell/>
          <table:table-cell office:value-type="string">
            <text:p>9,895</text:p>
          </table:table-cell>
          <table:table-cell office:value-type="float" office:value="0.0515077">
            <text:p>0,0515077</text:p>
          </table:table-cell>
          <table:table-cell/>
          <table:table-cell table:formula="of:=[.E1981]-[.B1981]" office:value-type="float" office:value="0.051333637">
            <text:p>0,051333637</text:p>
          </table:table-cell>
        </table:table-row>
        <table:table-row table:style-name="ro3">
          <table:table-cell office:value-type="string">
            <text:p>9,9</text:p>
          </table:table-cell>
          <table:table-cell office:value-type="float" office:value="0.000173976">
            <text:p>0,000173976</text:p>
          </table:table-cell>
          <table:table-cell/>
          <table:table-cell office:value-type="string">
            <text:p>9,9</text:p>
          </table:table-cell>
          <table:table-cell office:value-type="float" office:value="0.0514817">
            <text:p>0,0514817</text:p>
          </table:table-cell>
          <table:table-cell/>
          <table:table-cell table:formula="of:=[.E1982]-[.B1982]" office:value-type="float" office:value="0.051307724">
            <text:p>0,051307724</text:p>
          </table:table-cell>
        </table:table-row>
        <table:table-row table:style-name="ro3">
          <table:table-cell office:value-type="string">
            <text:p>9,905</text:p>
          </table:table-cell>
          <table:table-cell office:value-type="float" office:value="0.00017389">
            <text:p>0,00017389</text:p>
          </table:table-cell>
          <table:table-cell/>
          <table:table-cell office:value-type="string">
            <text:p>9,905</text:p>
          </table:table-cell>
          <table:table-cell office:value-type="float" office:value="0.0514557">
            <text:p>0,0514557</text:p>
          </table:table-cell>
          <table:table-cell/>
          <table:table-cell table:formula="of:=[.E1983]-[.B1983]" office:value-type="float" office:value="0.05128181">
            <text:p>0,05128181</text:p>
          </table:table-cell>
        </table:table-row>
        <table:table-row table:style-name="ro3">
          <table:table-cell office:value-type="string">
            <text:p>9,91</text:p>
          </table:table-cell>
          <table:table-cell office:value-type="float" office:value="0.000173803">
            <text:p>0,000173803</text:p>
          </table:table-cell>
          <table:table-cell/>
          <table:table-cell office:value-type="string">
            <text:p>9,91</text:p>
          </table:table-cell>
          <table:table-cell office:value-type="float" office:value="0.0514297">
            <text:p>0,0514297</text:p>
          </table:table-cell>
          <table:table-cell/>
          <table:table-cell table:formula="of:=[.E1984]-[.B1984]" office:value-type="float" office:value="0.051255897">
            <text:p>0,051255897</text:p>
          </table:table-cell>
        </table:table-row>
        <table:table-row table:style-name="ro3">
          <table:table-cell office:value-type="string">
            <text:p>9,915</text:p>
          </table:table-cell>
          <table:table-cell office:value-type="float" office:value="0.000173717">
            <text:p>0,000173717</text:p>
          </table:table-cell>
          <table:table-cell/>
          <table:table-cell office:value-type="string">
            <text:p>9,915</text:p>
          </table:table-cell>
          <table:table-cell office:value-type="float" office:value="0.0514038">
            <text:p>0,0514038</text:p>
          </table:table-cell>
          <table:table-cell/>
          <table:table-cell table:formula="of:=[.E1985]-[.B1985]" office:value-type="float" office:value="0.051230083">
            <text:p>0,051230083</text:p>
          </table:table-cell>
        </table:table-row>
        <table:table-row table:style-name="ro3">
          <table:table-cell office:value-type="string">
            <text:p>9,92</text:p>
          </table:table-cell>
          <table:table-cell office:value-type="float" office:value="0.000173631">
            <text:p>0,000173631</text:p>
          </table:table-cell>
          <table:table-cell/>
          <table:table-cell office:value-type="string">
            <text:p>9,92</text:p>
          </table:table-cell>
          <table:table-cell office:value-type="float" office:value="0.0513779">
            <text:p>0,0513779</text:p>
          </table:table-cell>
          <table:table-cell/>
          <table:table-cell table:formula="of:=[.E1986]-[.B1986]" office:value-type="float" office:value="0.051204269">
            <text:p>0,051204269</text:p>
          </table:table-cell>
        </table:table-row>
        <table:table-row table:style-name="ro3">
          <table:table-cell office:value-type="string">
            <text:p>9,925</text:p>
          </table:table-cell>
          <table:table-cell office:value-type="float" office:value="0.000173545">
            <text:p>0,000173545</text:p>
          </table:table-cell>
          <table:table-cell/>
          <table:table-cell office:value-type="string">
            <text:p>9,925</text:p>
          </table:table-cell>
          <table:table-cell office:value-type="float" office:value="0.051352">
            <text:p>0,051352</text:p>
          </table:table-cell>
          <table:table-cell/>
          <table:table-cell table:formula="of:=[.E1987]-[.B1987]" office:value-type="float" office:value="0.051178455">
            <text:p>0,051178455</text:p>
          </table:table-cell>
        </table:table-row>
        <table:table-row table:style-name="ro3">
          <table:table-cell office:value-type="string">
            <text:p>9,93</text:p>
          </table:table-cell>
          <table:table-cell office:value-type="float" office:value="0.000173458">
            <text:p>0,000173458</text:p>
          </table:table-cell>
          <table:table-cell/>
          <table:table-cell office:value-type="string">
            <text:p>9,93</text:p>
          </table:table-cell>
          <table:table-cell office:value-type="float" office:value="0.0513261">
            <text:p>0,0513261</text:p>
          </table:table-cell>
          <table:table-cell/>
          <table:table-cell table:formula="of:=[.E1988]-[.B1988]" office:value-type="float" office:value="0.051152642">
            <text:p>0,051152642</text:p>
          </table:table-cell>
        </table:table-row>
        <table:table-row table:style-name="ro3">
          <table:table-cell office:value-type="string">
            <text:p>9,935</text:p>
          </table:table-cell>
          <table:table-cell office:value-type="float" office:value="0.000173373">
            <text:p>0,000173373</text:p>
          </table:table-cell>
          <table:table-cell/>
          <table:table-cell office:value-type="string">
            <text:p>9,935</text:p>
          </table:table-cell>
          <table:table-cell office:value-type="float" office:value="0.0513003">
            <text:p>0,0513003</text:p>
          </table:table-cell>
          <table:table-cell/>
          <table:table-cell table:formula="of:=[.E1989]-[.B1989]" office:value-type="float" office:value="0.051126927">
            <text:p>0,051126927</text:p>
          </table:table-cell>
        </table:table-row>
        <table:table-row table:style-name="ro3">
          <table:table-cell office:value-type="string">
            <text:p>9,94</text:p>
          </table:table-cell>
          <table:table-cell office:value-type="float" office:value="0.000173287">
            <text:p>0,000173287</text:p>
          </table:table-cell>
          <table:table-cell/>
          <table:table-cell office:value-type="string">
            <text:p>9,94</text:p>
          </table:table-cell>
          <table:table-cell office:value-type="float" office:value="0.0512745">
            <text:p>0,0512745</text:p>
          </table:table-cell>
          <table:table-cell/>
          <table:table-cell table:formula="of:=[.E1990]-[.B1990]" office:value-type="float" office:value="0.051101213">
            <text:p>0,051101213</text:p>
          </table:table-cell>
        </table:table-row>
        <table:table-row table:style-name="ro3">
          <table:table-cell office:value-type="string">
            <text:p>9,945</text:p>
          </table:table-cell>
          <table:table-cell office:value-type="float" office:value="0.000173201">
            <text:p>0,000173201</text:p>
          </table:table-cell>
          <table:table-cell/>
          <table:table-cell office:value-type="string">
            <text:p>9,945</text:p>
          </table:table-cell>
          <table:table-cell office:value-type="float" office:value="0.0512487">
            <text:p>0,0512487</text:p>
          </table:table-cell>
          <table:table-cell/>
          <table:table-cell table:formula="of:=[.E1991]-[.B1991]" office:value-type="float" office:value="0.051075499">
            <text:p>0,051075499</text:p>
          </table:table-cell>
        </table:table-row>
        <table:table-row table:style-name="ro3">
          <table:table-cell office:value-type="string">
            <text:p>9,95</text:p>
          </table:table-cell>
          <table:table-cell office:value-type="float" office:value="0.000173115">
            <text:p>0,000173115</text:p>
          </table:table-cell>
          <table:table-cell/>
          <table:table-cell office:value-type="string">
            <text:p>9,95</text:p>
          </table:table-cell>
          <table:table-cell office:value-type="float" office:value="0.0512229">
            <text:p>0,0512229</text:p>
          </table:table-cell>
          <table:table-cell/>
          <table:table-cell table:formula="of:=[.E1992]-[.B1992]" office:value-type="float" office:value="0.051049785">
            <text:p>0,051049785</text:p>
          </table:table-cell>
        </table:table-row>
        <table:table-row table:style-name="ro3">
          <table:table-cell office:value-type="string">
            <text:p>9,955</text:p>
          </table:table-cell>
          <table:table-cell office:value-type="float" office:value="0.00017303">
            <text:p>0,00017303</text:p>
          </table:table-cell>
          <table:table-cell/>
          <table:table-cell office:value-type="string">
            <text:p>9,955</text:p>
          </table:table-cell>
          <table:table-cell office:value-type="float" office:value="0.0511972">
            <text:p>0,0511972</text:p>
          </table:table-cell>
          <table:table-cell/>
          <table:table-cell table:formula="of:=[.E1993]-[.B1993]" office:value-type="float" office:value="0.05102417">
            <text:p>0,05102417</text:p>
          </table:table-cell>
        </table:table-row>
        <table:table-row table:style-name="ro3">
          <table:table-cell office:value-type="string">
            <text:p>9,96</text:p>
          </table:table-cell>
          <table:table-cell office:value-type="float" office:value="0.000172944">
            <text:p>0,000172944</text:p>
          </table:table-cell>
          <table:table-cell/>
          <table:table-cell office:value-type="string">
            <text:p>9,96</text:p>
          </table:table-cell>
          <table:table-cell office:value-type="float" office:value="0.0511715">
            <text:p>0,0511715</text:p>
          </table:table-cell>
          <table:table-cell/>
          <table:table-cell table:formula="of:=[.E1994]-[.B1994]" office:value-type="float" office:value="0.050998556">
            <text:p>0,050998556</text:p>
          </table:table-cell>
        </table:table-row>
        <table:table-row table:style-name="ro3">
          <table:table-cell office:value-type="string">
            <text:p>9,965</text:p>
          </table:table-cell>
          <table:table-cell office:value-type="float" office:value="0.000172859">
            <text:p>0,000172859</text:p>
          </table:table-cell>
          <table:table-cell/>
          <table:table-cell office:value-type="string">
            <text:p>9,965</text:p>
          </table:table-cell>
          <table:table-cell office:value-type="float" office:value="0.0511458">
            <text:p>0,0511458</text:p>
          </table:table-cell>
          <table:table-cell/>
          <table:table-cell table:formula="of:=[.E1995]-[.B1995]" office:value-type="float" office:value="0.050972941">
            <text:p>0,050972941</text:p>
          </table:table-cell>
        </table:table-row>
        <table:table-row table:style-name="ro3">
          <table:table-cell office:value-type="string">
            <text:p>9,97</text:p>
          </table:table-cell>
          <table:table-cell office:value-type="float" office:value="0.000172773">
            <text:p>0,000172773</text:p>
          </table:table-cell>
          <table:table-cell/>
          <table:table-cell office:value-type="string">
            <text:p>9,97</text:p>
          </table:table-cell>
          <table:table-cell office:value-type="float" office:value="0.0511201">
            <text:p>0,0511201</text:p>
          </table:table-cell>
          <table:table-cell/>
          <table:table-cell table:formula="of:=[.E1996]-[.B1996]" office:value-type="float" office:value="0.050947327">
            <text:p>0,050947327</text:p>
          </table:table-cell>
        </table:table-row>
        <table:table-row table:style-name="ro3">
          <table:table-cell office:value-type="string">
            <text:p>9,975</text:p>
          </table:table-cell>
          <table:table-cell office:value-type="float" office:value="0.000172688">
            <text:p>0,000172688</text:p>
          </table:table-cell>
          <table:table-cell/>
          <table:table-cell office:value-type="string">
            <text:p>9,975</text:p>
          </table:table-cell>
          <table:table-cell office:value-type="float" office:value="0.0510945">
            <text:p>0,0510945</text:p>
          </table:table-cell>
          <table:table-cell/>
          <table:table-cell table:formula="of:=[.E1997]-[.B1997]" office:value-type="float" office:value="0.050921812">
            <text:p>0,050921812</text:p>
          </table:table-cell>
        </table:table-row>
        <table:table-row table:style-name="ro3">
          <table:table-cell office:value-type="string">
            <text:p>9,98</text:p>
          </table:table-cell>
          <table:table-cell office:value-type="float" office:value="0.000172603">
            <text:p>0,000172603</text:p>
          </table:table-cell>
          <table:table-cell/>
          <table:table-cell office:value-type="string">
            <text:p>9,98</text:p>
          </table:table-cell>
          <table:table-cell office:value-type="float" office:value="0.0510689">
            <text:p>0,0510689</text:p>
          </table:table-cell>
          <table:table-cell/>
          <table:table-cell table:formula="of:=[.E1998]-[.B1998]" office:value-type="float" office:value="0.050896297">
            <text:p>0,050896297</text:p>
          </table:table-cell>
        </table:table-row>
        <table:table-row table:style-name="ro3">
          <table:table-cell office:value-type="string">
            <text:p>9,985</text:p>
          </table:table-cell>
          <table:table-cell office:value-type="float" office:value="0.000172518">
            <text:p>0,000172518</text:p>
          </table:table-cell>
          <table:table-cell/>
          <table:table-cell office:value-type="string">
            <text:p>9,985</text:p>
          </table:table-cell>
          <table:table-cell office:value-type="float" office:value="0.0510433">
            <text:p>0,0510433</text:p>
          </table:table-cell>
          <table:table-cell/>
          <table:table-cell table:formula="of:=[.E1999]-[.B1999]" office:value-type="float" office:value="0.050870782">
            <text:p>0,050870782</text:p>
          </table:table-cell>
        </table:table-row>
        <table:table-row table:style-name="ro3">
          <table:table-cell office:value-type="string">
            <text:p>9,99</text:p>
          </table:table-cell>
          <table:table-cell office:value-type="float" office:value="0.000172433">
            <text:p>0,000172433</text:p>
          </table:table-cell>
          <table:table-cell/>
          <table:table-cell office:value-type="string">
            <text:p>9,99</text:p>
          </table:table-cell>
          <table:table-cell office:value-type="float" office:value="0.0510178">
            <text:p>0,0510178</text:p>
          </table:table-cell>
          <table:table-cell/>
          <table:table-cell table:formula="of:=[.E2000]-[.B2000]" office:value-type="float" office:value="0.050845367">
            <text:p>0,050845367</text:p>
          </table:table-cell>
        </table:table-row>
        <table:table-row table:style-name="ro3">
          <table:table-cell office:value-type="string">
            <text:p>9,995</text:p>
          </table:table-cell>
          <table:table-cell office:value-type="float" office:value="0.000172348">
            <text:p>0,000172348</text:p>
          </table:table-cell>
          <table:table-cell/>
          <table:table-cell office:value-type="string">
            <text:p>9,995</text:p>
          </table:table-cell>
          <table:table-cell office:value-type="float" office:value="0.0509922">
            <text:p>0,0509922</text:p>
          </table:table-cell>
          <table:table-cell/>
          <table:table-cell table:formula="of:=[.E2001]-[.B2001]" office:value-type="float" office:value="0.050819852">
            <text:p>0,050819852</text:p>
          </table:table-cell>
        </table:table-row>
        <table:table-row table:style-name="ro3">
          <table:table-cell table:style-name="Default" office:value-type="float" office:value="10">
            <text:p>10</text:p>
          </table:table-cell>
          <table:table-cell office:value-type="float" office:value="0.000172263">
            <text:p>0,000172263</text:p>
          </table:table-cell>
          <table:table-cell/>
          <table:table-cell table:style-name="Default" office:value-type="float" office:value="10">
            <text:p>10</text:p>
          </table:table-cell>
          <table:table-cell office:value-type="float" office:value="0.0509667">
            <text:p>0,0509667</text:p>
          </table:table-cell>
          <table:table-cell/>
          <table:table-cell table:formula="of:=[.E2002]-[.B2002]" office:value-type="float" office:value="0.050794437">
            <text:p>0,050794437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5:17:21</meta:creation-date>
    <dc:date>2014-12-04T15:22:28</dc:date>
    <meta:editing-duration>PT3M39S</meta:editing-duration>
    <meta:editing-cycles>3</meta:editing-cycles>
    <meta:generator>LibreOffice/3.5$Linux_x86 LibreOffice_project/350m1$Build-2</meta:generator>
    <meta:document-statistic meta:table-count="3" meta:cell-count="10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2.989cm" svg:y="4.204cm" style:legend-expansion="high" chart:style-name="ch2"/>
        <chart:plot-area chart:style-name="ch3" table:cell-range-address="Лист1.A3:Лист1.A2002 Лист1.G3:Лист1.G2002" svg:x="0.77cm" svg:y="0.855cm" svg:width="11.58cm" svg:height="7.551cm">
          <chartooo:coordinate-region svg:x="1.497cm" svg:y="1.054cm" svg:width="10.666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G3:Лист1.G2002" chart:class="chart:scatter">
            <chart:domain table:cell-range-address="Лист1.A3:Лист1.A2002"/>
            <chart:data-point chart:repeated="2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Лист1.A3:Лист1.A2002</svg:desc>
                </draw:g>
              </table:table-cell>
              <table:table-cell office:value-type="float" office:value="0">
                <text:p>0</text:p>
                <draw:g>
                  <svg:desc>Лист1.G3:Лист1.G2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119400000000003">
                <text:p>0.001194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651921">
                <text:p>0.65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783058">
                <text:p>0.783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853747">
                <text:p>0.853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8837107">
                <text:p>0.8837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8988571">
                <text:p>0.898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9070566">
                <text:p>0.9070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9114565">
                <text:p>0.9114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9135602">
                <text:p>0.9135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5">
                <text:p>0.055</text:p>
              </table:table-cell>
              <table:table-cell office:value-type="float" office:value="0.9141767">
                <text:p>0.9141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0.9137796">
                <text:p>0.9137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">
                <text:p>0.065</text:p>
              </table:table-cell>
              <table:table-cell office:value-type="float" office:value="0.9126667">
                <text:p>0.912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">
                <text:p>0.07</text:p>
              </table:table-cell>
              <table:table-cell office:value-type="float" office:value="0.9110309">
                <text:p>0.9110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5">
                <text:p>0.075</text:p>
              </table:table-cell>
              <table:table-cell office:value-type="float" office:value="0.9090065">
                <text:p>0.9090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9066848">
                <text:p>0.9066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5">
                <text:p>0.085</text:p>
              </table:table-cell>
              <table:table-cell office:value-type="float" office:value="0.9041364">
                <text:p>0.9041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">
                <text:p>0.09</text:p>
              </table:table-cell>
              <table:table-cell office:value-type="float" office:value="0.9014104">
                <text:p>0.9014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5">
                <text:p>0.095</text:p>
              </table:table-cell>
              <table:table-cell office:value-type="float" office:value="0.8985457">
                <text:p>0.8985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0.8955711">
                <text:p>0.8955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5">
                <text:p>0.105</text:p>
              </table:table-cell>
              <table:table-cell office:value-type="float" office:value="0.8925104">
                <text:p>0.8925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">
                <text:p>0.11</text:p>
              </table:table-cell>
              <table:table-cell office:value-type="float" office:value="0.8893824">
                <text:p>0.8893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5">
                <text:p>0.115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">
                <text:p>0.12</text:p>
              </table:table-cell>
              <table:table-cell office:value-type="float" office:value="0.8829769">
                <text:p>0.8829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">
                <text:p>0.125</text:p>
              </table:table-cell>
              <table:table-cell office:value-type="float" office:value="0.879721">
                <text:p>0.8797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">
                <text:p>0.13</text:p>
              </table:table-cell>
              <table:table-cell office:value-type="float" office:value="0.8764419">
                <text:p>0.8764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5">
                <text:p>0.135</text:p>
              </table:table-cell>
              <table:table-cell office:value-type="float" office:value="0.8731466">
                <text:p>0.8731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">
                <text:p>0.14</text:p>
              </table:table-cell>
              <table:table-cell office:value-type="float" office:value="0.8698381">
                <text:p>0.8698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5">
                <text:p>0.145</text:p>
              </table:table-cell>
              <table:table-cell office:value-type="float" office:value="0.8665236">
                <text:p>0.8665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0.8632063">
                <text:p>0.8632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5">
                <text:p>0.155</text:p>
              </table:table-cell>
              <table:table-cell office:value-type="float" office:value="0.859889">
                <text:p>0.859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">
                <text:p>0.16</text:p>
              </table:table-cell>
              <table:table-cell office:value-type="float" office:value="0.8565749">
                <text:p>0.85657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5">
                <text:p>0.165</text:p>
              </table:table-cell>
              <table:table-cell office:value-type="float" office:value="0.8532659">
                <text:p>0.85326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">
                <text:p>0.17</text:p>
              </table:table-cell>
              <table:table-cell office:value-type="float" office:value="0.8499643">
                <text:p>0.8499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5">
                <text:p>0.175</text:p>
              </table:table-cell>
              <table:table-cell office:value-type="float" office:value="0.8466725">
                <text:p>0.84667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">
                <text:p>0.18</text:p>
              </table:table-cell>
              <table:table-cell office:value-type="float" office:value="0.8433922">
                <text:p>0.84339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5">
                <text:p>0.185</text:p>
              </table:table-cell>
              <table:table-cell office:value-type="float" office:value="0.84012313">
                <text:p>0.840123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">
                <text:p>0.19</text:p>
              </table:table-cell>
              <table:table-cell office:value-type="float" office:value="0.83686782">
                <text:p>0.836867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5">
                <text:p>0.195</text:p>
              </table:table-cell>
              <table:table-cell office:value-type="float" office:value="0.83362658">
                <text:p>0.833626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">
                <text:p>0.2</text:p>
              </table:table-cell>
              <table:table-cell office:value-type="float" office:value="0.8304006">
                <text:p>0.8304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5">
                <text:p>0.205</text:p>
              </table:table-cell>
              <table:table-cell office:value-type="float" office:value="0.82718995">
                <text:p>0.82718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">
                <text:p>0.21</text:p>
              </table:table-cell>
              <table:table-cell office:value-type="float" office:value="0.82399558">
                <text:p>0.82399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5">
                <text:p>0.215</text:p>
              </table:table-cell>
              <table:table-cell office:value-type="float" office:value="0.82081936">
                <text:p>0.820819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">
                <text:p>0.22</text:p>
              </table:table-cell>
              <table:table-cell office:value-type="float" office:value="0.81765907">
                <text:p>0.817659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5">
                <text:p>0.225</text:p>
              </table:table-cell>
              <table:table-cell office:value-type="float" office:value="0.81451742">
                <text:p>0.814517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">
                <text:p>0.23</text:p>
              </table:table-cell>
              <table:table-cell office:value-type="float" office:value="0.81139405">
                <text:p>0.81139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">
                <text:p>0.235</text:p>
              </table:table-cell>
              <table:table-cell office:value-type="float" office:value="0.80828855">
                <text:p>0.80828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">
                <text:p>0.24</text:p>
              </table:table-cell>
              <table:table-cell office:value-type="float" office:value="0.80520144">
                <text:p>0.80520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5">
                <text:p>0.245</text:p>
              </table:table-cell>
              <table:table-cell office:value-type="float" office:value="0.80213323">
                <text:p>0.802133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9908436">
                <text:p>0.79908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5">
                <text:p>0.255</text:p>
              </table:table-cell>
              <table:table-cell office:value-type="float" office:value="0.79605323">
                <text:p>0.79605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">
                <text:p>0.26</text:p>
              </table:table-cell>
              <table:table-cell office:value-type="float" office:value="0.79304223">
                <text:p>0.793042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5">
                <text:p>0.265</text:p>
              </table:table-cell>
              <table:table-cell office:value-type="float" office:value="0.7900497">
                <text:p>0.7900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">
                <text:p>0.27</text:p>
              </table:table-cell>
              <table:table-cell office:value-type="float" office:value="0.78707696">
                <text:p>0.787076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5">
                <text:p>0.275</text:p>
              </table:table-cell>
              <table:table-cell office:value-type="float" office:value="0.78412332">
                <text:p>0.784123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8">
                <text:p>0.28</text:p>
              </table:table-cell>
              <table:table-cell office:value-type="float" office:value="0.78118804">
                <text:p>0.781188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5">
                <text:p>0.285</text:p>
              </table:table-cell>
              <table:table-cell office:value-type="float" office:value="0.77827239">
                <text:p>0.778272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">
                <text:p>0.29</text:p>
              </table:table-cell>
              <table:table-cell office:value-type="float" office:value="0.77537658">
                <text:p>0.77537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5">
                <text:p>0.295</text:p>
              </table:table-cell>
              <table:table-cell office:value-type="float" office:value="0.77249886">
                <text:p>0.772498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0.76964041">
                <text:p>0.769640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05">
                <text:p>0.305</text:p>
              </table:table-cell>
              <table:table-cell office:value-type="float" office:value="0.76680043">
                <text:p>0.766800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">
                <text:p>0.31</text:p>
              </table:table-cell>
              <table:table-cell office:value-type="float" office:value="0.7639801">
                <text:p>0.7639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5">
                <text:p>0.315</text:p>
              </table:table-cell>
              <table:table-cell office:value-type="float" office:value="0.76117858">
                <text:p>0.761178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">
                <text:p>0.32</text:p>
              </table:table-cell>
              <table:table-cell office:value-type="float" office:value="0.75839503">
                <text:p>0.758395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5">
                <text:p>0.325</text:p>
              </table:table-cell>
              <table:table-cell office:value-type="float" office:value="0.7556306">
                <text:p>0.7556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">
                <text:p>0.33</text:p>
              </table:table-cell>
              <table:table-cell office:value-type="float" office:value="0.75288441">
                <text:p>0.75288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5">
                <text:p>0.335</text:p>
              </table:table-cell>
              <table:table-cell office:value-type="float" office:value="0.7501566">
                <text:p>0.7501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">
                <text:p>0.34</text:p>
              </table:table-cell>
              <table:table-cell office:value-type="float" office:value="0.74744628">
                <text:p>0.747446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5">
                <text:p>0.345</text:p>
              </table:table-cell>
              <table:table-cell office:value-type="float" office:value="0.74475558">
                <text:p>0.744755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">
                <text:p>0.35</text:p>
              </table:table-cell>
              <table:table-cell office:value-type="float" office:value="0.74208159">
                <text:p>0.742081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5">
                <text:p>0.355</text:p>
              </table:table-cell>
              <table:table-cell office:value-type="float" office:value="0.73942642">
                <text:p>0.739426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6">
                <text:p>0.36</text:p>
              </table:table-cell>
              <table:table-cell office:value-type="float" office:value="0.73678815">
                <text:p>0.736788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5">
                <text:p>0.365</text:p>
              </table:table-cell>
              <table:table-cell office:value-type="float" office:value="0.73416788">
                <text:p>0.734167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">
                <text:p>0.37</text:p>
              </table:table-cell>
              <table:table-cell office:value-type="float" office:value="0.7315657">
                <text:p>0.7315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5">
                <text:p>0.375</text:p>
              </table:table-cell>
              <table:table-cell office:value-type="float" office:value="0.72898067">
                <text:p>0.72898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8">
                <text:p>0.38</text:p>
              </table:table-cell>
              <table:table-cell office:value-type="float" office:value="0.72641189">
                <text:p>0.72641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5">
                <text:p>0.385</text:p>
              </table:table-cell>
              <table:table-cell office:value-type="float" office:value="0.7238614">
                <text:p>0.72386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">
                <text:p>0.39</text:p>
              </table:table-cell>
              <table:table-cell office:value-type="float" office:value="0.7213273">
                <text:p>0.72132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5">
                <text:p>0.395</text:p>
              </table:table-cell>
              <table:table-cell office:value-type="float" office:value="0.71881063">
                <text:p>0.718810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">
                <text:p>0.4</text:p>
              </table:table-cell>
              <table:table-cell office:value-type="float" office:value="0.71631045">
                <text:p>0.71631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5">
                <text:p>0.405</text:p>
              </table:table-cell>
              <table:table-cell office:value-type="float" office:value="0.71382584">
                <text:p>0.713825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">
                <text:p>0.41</text:p>
              </table:table-cell>
              <table:table-cell office:value-type="float" office:value="0.71135883">
                <text:p>0.71135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5">
                <text:p>0.415</text:p>
              </table:table-cell>
              <table:table-cell office:value-type="float" office:value="0.70890748">
                <text:p>0.708907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2">
                <text:p>0.42</text:p>
              </table:table-cell>
              <table:table-cell office:value-type="float" office:value="0.70647285">
                <text:p>0.70647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5">
                <text:p>0.425</text:p>
              </table:table-cell>
              <table:table-cell office:value-type="float" office:value="0.70405397">
                <text:p>0.704053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">
                <text:p>0.43</text:p>
              </table:table-cell>
              <table:table-cell office:value-type="float" office:value="0.70165089">
                <text:p>0.701650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5">
                <text:p>0.435</text:p>
              </table:table-cell>
              <table:table-cell office:value-type="float" office:value="0.69926366">
                <text:p>0.699263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">
                <text:p>0.44</text:p>
              </table:table-cell>
              <table:table-cell office:value-type="float" office:value="0.69689231">
                <text:p>0.69689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5">
                <text:p>0.445</text:p>
              </table:table-cell>
              <table:table-cell office:value-type="float" office:value="0.69453589">
                <text:p>0.69453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5">
                <text:p>0.45</text:p>
              </table:table-cell>
              <table:table-cell office:value-type="float" office:value="0.69219543">
                <text:p>0.692195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5">
                <text:p>0.455</text:p>
              </table:table-cell>
              <table:table-cell office:value-type="float" office:value="0.68986996">
                <text:p>0.689869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6">
                <text:p>0.46</text:p>
              </table:table-cell>
              <table:table-cell office:value-type="float" office:value="0.68755952">
                <text:p>0.687559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5">
                <text:p>0.465</text:p>
              </table:table-cell>
              <table:table-cell office:value-type="float" office:value="0.68526414">
                <text:p>0.685264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">
                <text:p>0.47</text:p>
              </table:table-cell>
              <table:table-cell office:value-type="float" office:value="0.68298385">
                <text:p>0.682983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5">
                <text:p>0.475</text:p>
              </table:table-cell>
              <table:table-cell office:value-type="float" office:value="0.68071769">
                <text:p>0.680717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">
                <text:p>0.48</text:p>
              </table:table-cell>
              <table:table-cell office:value-type="float" office:value="0.67846667">
                <text:p>0.6784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5">
                <text:p>0.485</text:p>
              </table:table-cell>
              <table:table-cell office:value-type="float" office:value="0.67622983">
                <text:p>0.676229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">
                <text:p>0.49</text:p>
              </table:table-cell>
              <table:table-cell office:value-type="float" office:value="0.6740072">
                <text:p>0.6740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5">
                <text:p>0.495</text:p>
              </table:table-cell>
              <table:table-cell office:value-type="float" office:value="0.67179879">
                <text:p>0.671798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0.66960463">
                <text:p>0.669604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5">
                <text:p>0.505</text:p>
              </table:table-cell>
              <table:table-cell office:value-type="float" office:value="0.66742474">
                <text:p>0.667424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1">
                <text:p>0.51</text:p>
              </table:table-cell>
              <table:table-cell office:value-type="float" office:value="0.66525815">
                <text:p>0.66525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5">
                <text:p>0.515</text:p>
              </table:table-cell>
              <table:table-cell office:value-type="float" office:value="0.66310487">
                <text:p>0.663104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2">
                <text:p>0.52</text:p>
              </table:table-cell>
              <table:table-cell office:value-type="float" office:value="0.66096594">
                <text:p>0.66096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5">
                <text:p>0.525</text:p>
              </table:table-cell>
              <table:table-cell office:value-type="float" office:value="0.65884035">
                <text:p>0.658840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">
                <text:p>0.53</text:p>
              </table:table-cell>
              <table:table-cell office:value-type="float" office:value="0.65672815">
                <text:p>0.656728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5">
                <text:p>0.535</text:p>
              </table:table-cell>
              <table:table-cell office:value-type="float" office:value="0.65462933">
                <text:p>0.654629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">
                <text:p>0.54</text:p>
              </table:table-cell>
              <table:table-cell office:value-type="float" office:value="0.65254293">
                <text:p>0.652542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5">
                <text:p>0.545</text:p>
              </table:table-cell>
              <table:table-cell office:value-type="float" office:value="0.65046995">
                <text:p>0.650469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5">
                <text:p>0.55</text:p>
              </table:table-cell>
              <table:table-cell office:value-type="float" office:value="0.64841041">
                <text:p>0.648410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5">
                <text:p>0.555</text:p>
              </table:table-cell>
              <table:table-cell office:value-type="float" office:value="0.64636333">
                <text:p>0.64636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">
                <text:p>0.56</text:p>
              </table:table-cell>
              <table:table-cell office:value-type="float" office:value="0.64432873">
                <text:p>0.644328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5">
                <text:p>0.565</text:p>
              </table:table-cell>
              <table:table-cell office:value-type="float" office:value="0.64230661">
                <text:p>0.642306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7">
                <text:p>0.57</text:p>
              </table:table-cell>
              <table:table-cell office:value-type="float" office:value="0.64029699">
                <text:p>0.640296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5">
                <text:p>0.575</text:p>
              </table:table-cell>
              <table:table-cell office:value-type="float" office:value="0.63829888">
                <text:p>0.638298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8">
                <text:p>0.58</text:p>
              </table:table-cell>
              <table:table-cell office:value-type="float" office:value="0.63631431">
                <text:p>0.636314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5">
                <text:p>0.585</text:p>
              </table:table-cell>
              <table:table-cell office:value-type="float" office:value="0.63434127">
                <text:p>0.634341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">
                <text:p>0.59</text:p>
              </table:table-cell>
              <table:table-cell office:value-type="float" office:value="0.63237978">
                <text:p>0.632379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5">
                <text:p>0.595</text:p>
              </table:table-cell>
              <table:table-cell office:value-type="float" office:value="0.63043085">
                <text:p>0.630430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">
                <text:p>0.6</text:p>
              </table:table-cell>
              <table:table-cell office:value-type="float" office:value="0.6284935">
                <text:p>0.62849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05">
                <text:p>0.605</text:p>
              </table:table-cell>
              <table:table-cell office:value-type="float" office:value="0.62656874">
                <text:p>0.626568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1">
                <text:p>0.61</text:p>
              </table:table-cell>
              <table:table-cell office:value-type="float" office:value="0.62465456">
                <text:p>0.624654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5">
                <text:p>0.615</text:p>
              </table:table-cell>
              <table:table-cell office:value-type="float" office:value="0.622752">
                <text:p>0.6227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2">
                <text:p>0.62</text:p>
              </table:table-cell>
              <table:table-cell office:value-type="float" office:value="0.62086105">
                <text:p>0.620861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5">
                <text:p>0.625</text:p>
              </table:table-cell>
              <table:table-cell office:value-type="float" office:value="0.61898172">
                <text:p>0.618981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3">
                <text:p>0.63</text:p>
              </table:table-cell>
              <table:table-cell office:value-type="float" office:value="0.61711302">
                <text:p>0.617113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5">
                <text:p>0.635</text:p>
              </table:table-cell>
              <table:table-cell office:value-type="float" office:value="0.61525497">
                <text:p>0.61525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4">
                <text:p>0.64</text:p>
              </table:table-cell>
              <table:table-cell office:value-type="float" office:value="0.61340857">
                <text:p>0.613408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5">
                <text:p>0.645</text:p>
              </table:table-cell>
              <table:table-cell office:value-type="float" office:value="0.61157383">
                <text:p>0.611573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5">
                <text:p>0.65</text:p>
              </table:table-cell>
              <table:table-cell office:value-type="float" office:value="0.60974875">
                <text:p>0.60974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5">
                <text:p>0.655</text:p>
              </table:table-cell>
              <table:table-cell office:value-type="float" office:value="0.60793435">
                <text:p>0.607934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6">
                <text:p>0.66</text:p>
              </table:table-cell>
              <table:table-cell office:value-type="float" office:value="0.60613163">
                <text:p>0.606131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5">
                <text:p>0.665</text:p>
              </table:table-cell>
              <table:table-cell office:value-type="float" office:value="0.6043386">
                <text:p>0.60433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7">
                <text:p>0.67</text:p>
              </table:table-cell>
              <table:table-cell office:value-type="float" office:value="0.60255627">
                <text:p>0.602556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5">
                <text:p>0.675</text:p>
              </table:table-cell>
              <table:table-cell office:value-type="float" office:value="0.60078464">
                <text:p>0.600784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8">
                <text:p>0.68</text:p>
              </table:table-cell>
              <table:table-cell office:value-type="float" office:value="0.59902272">
                <text:p>0.599022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5">
                <text:p>0.685</text:p>
              </table:table-cell>
              <table:table-cell office:value-type="float" office:value="0.59727152">
                <text:p>0.597271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9">
                <text:p>0.69</text:p>
              </table:table-cell>
              <table:table-cell office:value-type="float" office:value="0.59553004">
                <text:p>0.595530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5">
                <text:p>0.695</text:p>
              </table:table-cell>
              <table:table-cell office:value-type="float" office:value="0.59379929">
                <text:p>0.593799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">
                <text:p>0.7</text:p>
              </table:table-cell>
              <table:table-cell office:value-type="float" office:value="0.59207727">
                <text:p>0.592077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05">
                <text:p>0.705</text:p>
              </table:table-cell>
              <table:table-cell office:value-type="float" office:value="0.590366">
                <text:p>0.5903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1">
                <text:p>0.71</text:p>
              </table:table-cell>
              <table:table-cell office:value-type="float" office:value="0.58866447">
                <text:p>0.588664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5">
                <text:p>0.715</text:p>
              </table:table-cell>
              <table:table-cell office:value-type="float" office:value="0.58697269">
                <text:p>0.58697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2">
                <text:p>0.72</text:p>
              </table:table-cell>
              <table:table-cell office:value-type="float" office:value="0.58528967">
                <text:p>0.585289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5">
                <text:p>0.725</text:p>
              </table:table-cell>
              <table:table-cell office:value-type="float" office:value="0.58361742">
                <text:p>0.583617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3">
                <text:p>0.73</text:p>
              </table:table-cell>
              <table:table-cell office:value-type="float" office:value="0.58195392">
                <text:p>0.581953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5">
                <text:p>0.735</text:p>
              </table:table-cell>
              <table:table-cell office:value-type="float" office:value="0.5802992">
                <text:p>0.58029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4">
                <text:p>0.74</text:p>
              </table:table-cell>
              <table:table-cell office:value-type="float" office:value="0.57865526">
                <text:p>0.578655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5">
                <text:p>0.745</text:p>
              </table:table-cell>
              <table:table-cell office:value-type="float" office:value="0.5770191">
                <text:p>0.57701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5">
                <text:p>0.75</text:p>
              </table:table-cell>
              <table:table-cell office:value-type="float" office:value="0.57539272">
                <text:p>0.575392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5">
                <text:p>0.755</text:p>
              </table:table-cell>
              <table:table-cell office:value-type="float" office:value="0.57377514">
                <text:p>0.573775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6">
                <text:p>0.76</text:p>
              </table:table-cell>
              <table:table-cell office:value-type="float" office:value="0.57216734">
                <text:p>0.572167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5">
                <text:p>0.765</text:p>
              </table:table-cell>
              <table:table-cell office:value-type="float" office:value="0.57056835">
                <text:p>0.570568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7">
                <text:p>0.77</text:p>
              </table:table-cell>
              <table:table-cell office:value-type="float" office:value="0.56897716">
                <text:p>0.568977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5">
                <text:p>0.775</text:p>
              </table:table-cell>
              <table:table-cell office:value-type="float" office:value="0.56739577">
                <text:p>0.567395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8">
                <text:p>0.78</text:p>
              </table:table-cell>
              <table:table-cell office:value-type="float" office:value="0.56582219">
                <text:p>0.565822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5">
                <text:p>0.785</text:p>
              </table:table-cell>
              <table:table-cell office:value-type="float" office:value="0.56425843">
                <text:p>0.564258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9">
                <text:p>0.79</text:p>
              </table:table-cell>
              <table:table-cell office:value-type="float" office:value="0.56270248">
                <text:p>0.562702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5">
                <text:p>0.795</text:p>
              </table:table-cell>
              <table:table-cell office:value-type="float" office:value="0.56115536">
                <text:p>0.561155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">
                <text:p>0.8</text:p>
              </table:table-cell>
              <table:table-cell office:value-type="float" office:value="0.55961606">
                <text:p>0.559616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05">
                <text:p>0.805</text:p>
              </table:table-cell>
              <table:table-cell office:value-type="float" office:value="0.55808558">
                <text:p>0.558085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1">
                <text:p>0.81</text:p>
              </table:table-cell>
              <table:table-cell office:value-type="float" office:value="0.55656294">
                <text:p>0.556562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5">
                <text:p>0.815</text:p>
              </table:table-cell>
              <table:table-cell office:value-type="float" office:value="0.55504913">
                <text:p>0.55504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2">
                <text:p>0.82</text:p>
              </table:table-cell>
              <table:table-cell office:value-type="float" office:value="0.55354316">
                <text:p>0.553543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5">
                <text:p>0.825</text:p>
              </table:table-cell>
              <table:table-cell office:value-type="float" office:value="0.55204602">
                <text:p>0.552046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3">
                <text:p>0.83</text:p>
              </table:table-cell>
              <table:table-cell office:value-type="float" office:value="0.55055573">
                <text:p>0.550555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5">
                <text:p>0.835</text:p>
              </table:table-cell>
              <table:table-cell office:value-type="float" office:value="0.54907429">
                <text:p>0.549074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4">
                <text:p>0.84</text:p>
              </table:table-cell>
              <table:table-cell office:value-type="float" office:value="0.54760069">
                <text:p>0.547600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5">
                <text:p>0.845</text:p>
              </table:table-cell>
              <table:table-cell office:value-type="float" office:value="0.54613395">
                <text:p>0.546133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">
                <text:p>0.85</text:p>
              </table:table-cell>
              <table:table-cell office:value-type="float" office:value="0.54467605">
                <text:p>0.544676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5">
                <text:p>0.855</text:p>
              </table:table-cell>
              <table:table-cell office:value-type="float" office:value="0.54322502">
                <text:p>0.543225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6">
                <text:p>0.86</text:p>
              </table:table-cell>
              <table:table-cell office:value-type="float" office:value="0.54178284">
                <text:p>0.541782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5">
                <text:p>0.865</text:p>
              </table:table-cell>
              <table:table-cell office:value-type="float" office:value="0.54034753">
                <text:p>0.540347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7">
                <text:p>0.87</text:p>
              </table:table-cell>
              <table:table-cell office:value-type="float" office:value="0.53892008">
                <text:p>0.53892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5">
                <text:p>0.875</text:p>
              </table:table-cell>
              <table:table-cell office:value-type="float" office:value="0.53749949">
                <text:p>0.537499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8">
                <text:p>0.88</text:p>
              </table:table-cell>
              <table:table-cell office:value-type="float" office:value="0.53608678">
                <text:p>0.536086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5">
                <text:p>0.885</text:p>
              </table:table-cell>
              <table:table-cell office:value-type="float" office:value="0.53468093">
                <text:p>0.534680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9">
                <text:p>0.89</text:p>
              </table:table-cell>
              <table:table-cell office:value-type="float" office:value="0.53328296">
                <text:p>0.533282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5">
                <text:p>0.895</text:p>
              </table:table-cell>
              <table:table-cell office:value-type="float" office:value="0.53189186">
                <text:p>0.531891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">
                <text:p>0.9</text:p>
              </table:table-cell>
              <table:table-cell office:value-type="float" office:value="0.53050864">
                <text:p>0.530508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05">
                <text:p>0.905</text:p>
              </table:table-cell>
              <table:table-cell office:value-type="float" office:value="0.5291323">
                <text:p>0.52913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1">
                <text:p>0.91</text:p>
              </table:table-cell>
              <table:table-cell office:value-type="float" office:value="0.52776284">
                <text:p>0.527762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5">
                <text:p>0.915</text:p>
              </table:table-cell>
              <table:table-cell office:value-type="float" office:value="0.52640027">
                <text:p>0.526400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2">
                <text:p>0.92</text:p>
              </table:table-cell>
              <table:table-cell office:value-type="float" office:value="0.52504458">
                <text:p>0.525044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5">
                <text:p>0.925</text:p>
              </table:table-cell>
              <table:table-cell office:value-type="float" office:value="0.52369677">
                <text:p>0.523696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3">
                <text:p>0.93</text:p>
              </table:table-cell>
              <table:table-cell office:value-type="float" office:value="0.52235486">
                <text:p>0.52235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5">
                <text:p>0.935</text:p>
              </table:table-cell>
              <table:table-cell office:value-type="float" office:value="0.52101983">
                <text:p>0.521019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4">
                <text:p>0.94</text:p>
              </table:table-cell>
              <table:table-cell office:value-type="float" office:value="0.5196927">
                <text:p>0.51969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5">
                <text:p>0.945</text:p>
              </table:table-cell>
              <table:table-cell office:value-type="float" office:value="0.51837147">
                <text:p>0.518371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5">
                <text:p>0.95</text:p>
              </table:table-cell>
              <table:table-cell office:value-type="float" office:value="0.51705612">
                <text:p>0.51705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5">
                <text:p>0.955</text:p>
              </table:table-cell>
              <table:table-cell office:value-type="float" office:value="0.51574868">
                <text:p>0.515748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6">
                <text:p>0.96</text:p>
              </table:table-cell>
              <table:table-cell office:value-type="float" office:value="0.51444714">
                <text:p>0.514447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5">
                <text:p>0.965</text:p>
              </table:table-cell>
              <table:table-cell office:value-type="float" office:value="0.51315249">
                <text:p>0.513152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">
                <text:p>0.97</text:p>
              </table:table-cell>
              <table:table-cell office:value-type="float" office:value="0.51186375">
                <text:p>0.51186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5">
                <text:p>0.975</text:p>
              </table:table-cell>
              <table:table-cell office:value-type="float" office:value="0.51058192">
                <text:p>0.51058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8">
                <text:p>0.98</text:p>
              </table:table-cell>
              <table:table-cell office:value-type="float" office:value="0.50930598">
                <text:p>0.50930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5">
                <text:p>0.985</text:p>
              </table:table-cell>
              <table:table-cell office:value-type="float" office:value="0.50803696">
                <text:p>0.508036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">
                <text:p>0.99</text:p>
              </table:table-cell>
              <table:table-cell office:value-type="float" office:value="0.50677384">
                <text:p>0.506773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5">
                <text:p>0.995</text:p>
              </table:table-cell>
              <table:table-cell office:value-type="float" office:value="0.50551764">
                <text:p>0.505517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50426734">
                <text:p>0.504267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0.50302296">
                <text:p>0.503022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0.50178449">
                <text:p>0.501784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0.50055193">
                <text:p>0.500551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0.49910329">
                <text:p>0.499103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0.49666257">
                <text:p>0.496662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0.49424577">
                <text:p>0.494245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0.49185189">
                <text:p>0.491851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.48948192">
                <text:p>0.489481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0.48713389">
                <text:p>0.487133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0.48480877">
                <text:p>0.484808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0.48250558">
                <text:p>0.482505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0.48022431">
                <text:p>0.480224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0.47796497">
                <text:p>0.477964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0.47572656">
                <text:p>0.475726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0.47350808">
                <text:p>0.473508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0.47131152">
                <text:p>0.471311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0.4691339">
                <text:p>0.46913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0.46697721">
                <text:p>0.466977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0.46484045">
                <text:p>0.464840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0.46272263">
                <text:p>0.462722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0.46062373">
                <text:p>0.460623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0.45854478">
                <text:p>0.458544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0.45648376">
                <text:p>0.456483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0.45444168">
                <text:p>0.454441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0.45241753">
                <text:p>0.452417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0.45041133">
                <text:p>0.450411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0.44842206">
                <text:p>0.448422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0.44645173">
                <text:p>0.446451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0.44449735">
                <text:p>0.444497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.44256091">
                <text:p>0.442560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0.4406404">
                <text:p>0.44064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0.43873785">
                <text:p>0.438737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0.43685023">
                <text:p>0.436850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0.43497957">
                <text:p>0.434979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0.43312484">
                <text:p>0.433124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.43128507">
                <text:p>0.431285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0.42946224">
                <text:p>0.429462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0.42765336">
                <text:p>0.427653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0.42586042">
                <text:p>0.425860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.42408244">
                <text:p>0.424082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0.4223194">
                <text:p>0.42231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0.42057032">
                <text:p>0.420570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0.41883619">
                <text:p>0.418836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0.417116">
                <text:p>0.4171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0.41541077">
                <text:p>0.415410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0.4137185">
                <text:p>0.41371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0.41204017">
                <text:p>0.412040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0.4103748">
                <text:p>0.41037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0.40872338">
                <text:p>0.408723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.40708592">
                <text:p>0.407085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0.40546042">
                <text:p>0.405460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0.40384787">
                <text:p>0.403847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0.40224927">
                <text:p>0.402249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0.40066264">
                <text:p>0.400662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0.39908796">
                <text:p>0.399087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0.39752624">
                <text:p>0.397526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0.39597648">
                <text:p>0.395976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.39443867">
                <text:p>0.394438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0.39291283">
                <text:p>0.392912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0.39139895">
                <text:p>0.391398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.38989602">
                <text:p>0.38989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0.38840506">
                <text:p>0.388405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0.38692506">
                <text:p>0.386925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0.38545702">
                <text:p>0.385457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0.38399994">
                <text:p>0.383999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0.38255383">
                <text:p>0.382553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.38111768">
                <text:p>0.381117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0.37969349">
                <text:p>0.379693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0.37827927">
                <text:p>0.378279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.37687601">
                <text:p>0.376876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0.37548271">
                <text:p>0.375482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0.37409938">
                <text:p>0.374099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0.37272602">
                <text:p>0.372726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.37136362">
                <text:p>0.371363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0.37001119">
                <text:p>0.370011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.36866772">
                <text:p>0.368667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0.36733422">
                <text:p>0.367334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0.36601069">
                <text:p>0.366010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0.36469613">
                <text:p>0.364696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.36339153">
                <text:p>0.363391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0.36209591">
                <text:p>0.362095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0.36081025">
                <text:p>0.360810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0.35953256">
                <text:p>0.359532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0.35826484">
                <text:p>0.358264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0.35700509">
                <text:p>0.357005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0.35575531">
                <text:p>0.355755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.3545135">
                <text:p>0.35451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0.35327966">
                <text:p>0.353279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0.35205579">
                <text:p>0.352055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0.35083989">
                <text:p>0.350839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0.34963197">
                <text:p>0.349631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0.34843201">
                <text:p>0.348432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0.34724103">
                <text:p>0.347241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0.34605802">
                <text:p>0.346058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.34488299">
                <text:p>0.344882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0.34371593">
                <text:p>0.343715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0.34255684">
                <text:p>0.342556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0.34140572">
                <text:p>0.341405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.34026158">
                <text:p>0.340261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33912541">
                <text:p>0.339125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.33799721">
                <text:p>0.337997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0.33687599">
                <text:p>0.336875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0.33576275">
                <text:p>0.335762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0.33465648">
                <text:p>0.334656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0.33355719">
                <text:p>0.333557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0.33246487">
                <text:p>0.332464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0.33138053">
                <text:p>0.331380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0.33030316">
                <text:p>0.330303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0.32923177">
                <text:p>0.329231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0.32816835">
                <text:p>0.328168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0.32711192">
                <text:p>0.327111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0.32606146">
                <text:p>0.326061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0.32501797">
                <text:p>0.325017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0.32398147">
                <text:p>0.323981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0.32295094">
                <text:p>0.322950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0.32192739">
                <text:p>0.321927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0.32091082">
                <text:p>0.320910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0.31989923">
                <text:p>0.319899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0.31889561">
                <text:p>0.318895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0.31789697">
                <text:p>0.317896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0.31690532">
                <text:p>0.316905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0.31591964">
                <text:p>0.315919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.31493994">
                <text:p>0.314939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0.31396622">
                <text:p>0.313966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0.31299848">
                <text:p>0.312998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0.31203772">
                <text:p>0.31203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0.31108194">
                <text:p>0.311081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0.31013214">
                <text:p>0.310132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.30918732">
                <text:p>0.309187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0.30824948">
                <text:p>0.308249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0.30731662">
                <text:p>0.307316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0.30638975">
                <text:p>0.306389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0.30546785">
                <text:p>0.305467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0.30455194">
                <text:p>0.304551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0.303642">
                <text:p>0.3036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0.30273705">
                <text:p>0.302737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0.30183708">
                <text:p>0.301837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0.30094309">
                <text:p>0.300943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0.30005409">
                <text:p>0.300054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0.29917006">
                <text:p>0.299170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.29829102">
                <text:p>0.298291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0.297417964">
                <text:p>0.2974179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0.296549888">
                <text:p>0.2965498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.295685795">
                <text:p>0.2956857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0.294827685">
                <text:p>0.2948276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0.293974558">
                <text:p>0.2939745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.293126415">
                <text:p>0.2931264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0.292282255">
                <text:p>0.2922822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0.291444078">
                <text:p>0.2914440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0.290609886">
                <text:p>0.2906098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0.289780677">
                <text:p>0.2897806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0.288956452">
                <text:p>0.2889564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0.288137212">
                <text:p>0.2881372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0.287321956">
                <text:p>0.2873219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0.286510684">
                <text:p>0.2865106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0.285705397">
                <text:p>0.2857053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0.284904094">
                <text:p>0.2849040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0.284106777">
                <text:p>0.2841067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.283314444">
                <text:p>0.2833144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0.282526096">
                <text:p>0.2825260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0.281742734">
                <text:p>0.2817427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0.280963357">
                <text:p>0.2809633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0.280187965">
                <text:p>0.2801879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0.279417559">
                <text:p>0.2794175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0.278651139">
                <text:p>0.2786511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0.277888704">
                <text:p>0.2778887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0.277130256">
                <text:p>0.2771302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0.276375793">
                <text:p>0.2763757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0.275626317">
                <text:p>0.2756263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0.274879827">
                <text:p>0.2748798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0.274138323">
                <text:p>0.2741383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0.273400806">
                <text:p>0.2734008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0.272666275">
                <text:p>0.2726662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0.271936731">
                <text:p>0.2719367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0.271210174">
                <text:p>0.2712101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0.270487604">
                <text:p>0.2704876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0.269770021">
                <text:p>0.2697700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0.269054425">
                <text:p>0.2690544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0.268343816">
                <text:p>0.2683438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0.267637195">
                <text:p>0.2676371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0.266933561">
                <text:p>0.2669335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0.266233914">
                <text:p>0.2662339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0.265538255">
                <text:p>0.2655382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0.264845584">
                <text:p>0.2648455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0.264156901">
                <text:p>0.2641569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0.263471206">
                <text:p>0.2634712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0.262789498">
                <text:p>0.2627894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0.262111779">
                <text:p>0.2621117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0.261437048">
                <text:p>0.2614370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0.260765305">
                <text:p>0.2607653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.260097551">
                <text:p>0.2600975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0.259433785">
                <text:p>0.2594337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0.258773008">
                <text:p>0.2587730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0.258115219">
                <text:p>0.2581152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0.257460419">
                <text:p>0.2574604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0.256809608">
                <text:p>0.2568096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.256161786">
                <text:p>0.2561617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0.255517953">
                <text:p>0.2555179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0.254876109">
                <text:p>0.2548761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0.254238254">
                <text:p>0.2542382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.253603388">
                <text:p>0.2536033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0.252971512">
                <text:p>0.2529715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0.252343625">
                <text:p>0.2523436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0.251717727">
                <text:p>0.2517177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0.251095819">
                <text:p>0.2510958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0.250476901">
                <text:p>0.2504769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0.249859972">
                <text:p>0.2498599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0.249247033">
                <text:p>0.2492470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0.248637084">
                <text:p>0.2486370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0.248030125">
                <text:p>0.2480301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0.247426156">
                <text:p>0.2474261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0.246824177">
                <text:p>0.2468241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0.246226188">
                <text:p>0.2462261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0.24563019">
                <text:p>0.245630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0.245038182">
                <text:p>0.2450381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0.244448164">
                <text:p>0.2444481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0.243861136">
                <text:p>0.2438611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0.243277099">
                <text:p>0.2432770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0.242696053">
                <text:p>0.2426960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.242116997">
                <text:p>0.2421169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0.241541932">
                <text:p>0.2415419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0.240968858">
                <text:p>0.2409688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0.240397775">
                <text:p>0.2403977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0.239830682">
                <text:p>0.2398306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0.239265581">
                <text:p>0.2392655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0.23870347">
                <text:p>0.238703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0.238143351">
                <text:p>0.2381433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0.237586223">
                <text:p>0.2375862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0.237032086">
                <text:p>0.2370320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0.23647994">
                <text:p>0.236479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0.235930786">
                <text:p>0.2359307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0.235383623">
                <text:p>0.2353836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0.234839451">
                <text:p>0.2348394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0.234298272">
                <text:p>0.2342982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0.233759083">
                <text:p>0.2337590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0.233221886">
                <text:p>0.2332218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0.232687681">
                <text:p>0.2326876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0.232155468">
                <text:p>0.2321554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0.231626247">
                <text:p>0.2316262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0.231099017">
                <text:p>0.2310990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0.23057478">
                <text:p>0.230574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0.230052534">
                <text:p>0.2300525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0.22953228">
                <text:p>0.229532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0.229015019">
                <text:p>0.2290150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0.22849975">
                <text:p>0.228499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0.227987472">
                <text:p>0.2279874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0.227476188">
                <text:p>0.2274761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0.226967895">
                <text:p>0.2269678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0.226461595">
                <text:p>0.2264615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0.225958287">
                <text:p>0.2259582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0.225456971">
                <text:p>0.2254569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0.224957649">
                <text:p>0.2249576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0.224460318">
                <text:p>0.2244603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0.223964981">
                <text:p>0.2239649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0.223472635">
                <text:p>0.2234726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0.222982283">
                <text:p>0.2229822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0.222492924">
                <text:p>0.2224929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0.222006557">
                <text:p>0.2220065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0.221523183">
                <text:p>0.2215231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0.221040802">
                <text:p>0.2210408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0.220560414">
                <text:p>0.2205604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0.220083018">
                <text:p>0.2200830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0.219606616">
                <text:p>0.2196066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0.219133207">
                <text:p>0.2191332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0.218661791">
                <text:p>0.2186617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0.218191369">
                <text:p>0.2181913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0.217723939">
                <text:p>0.2177239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0.217258503">
                <text:p>0.2172585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0.21679406">
                <text:p>0.216794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0.21633261">
                <text:p>0.216332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0.215873154">
                <text:p>0.2158731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0.215414691">
                <text:p>0.2154146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0.214959222">
                <text:p>0.2149592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0.214504746">
                <text:p>0.2145047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0.214053264">
                <text:p>0.2140532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0.213602775">
                <text:p>0.2136027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0.21315428">
                <text:p>0.213154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0.212707779">
                <text:p>0.2127077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0.212263271">
                <text:p>0.2122632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0.211820757">
                <text:p>0.2118207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0.211380237">
                <text:p>0.2113802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0.210941711">
                <text:p>0.2109417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0.210504178">
                <text:p>0.2105041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0.21006864">
                <text:p>0.210068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0.209635095">
                <text:p>0.2096350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0.209203544">
                <text:p>0.2092035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0.208772988">
                <text:p>0.2087729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0.208345425">
                <text:p>0.2083454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0.207918857">
                <text:p>0.2079188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0.207493282">
                <text:p>0.2074932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0.207070702">
                <text:p>0.2070707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.206649116">
                <text:p>0.2066491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0.206229525">
                <text:p>0.2062295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.205811927">
                <text:p>0.2058119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0.205395324">
                <text:p>0.2053953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0.204980715">
                <text:p>0.2049807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0.204568101">
                <text:p>0.2045681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0.204157481">
                <text:p>0.2041574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0.203747855">
                <text:p>0.2037478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203339224">
                <text:p>0.2033392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0.202933588">
                <text:p>0.2029335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0.202528946">
                <text:p>0.2025289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0.202125298">
                <text:p>0.2021252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0.201724645">
                <text:p>0.2017246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0.201323987">
                <text:p>0.2013239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0.200926323">
                <text:p>0.2009263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0.200529655">
                <text:p>0.2005296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0.200133981">
                <text:p>0.2001339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0.199740301">
                <text:p>0.1997403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0.199348617">
                <text:p>0.1993486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0.198957927">
                <text:p>0.1989579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0.198569232">
                <text:p>0.1985692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0.198181532">
                <text:p>0.1981815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0.197795827">
                <text:p>0.1977958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0.197411117">
                <text:p>0.1974111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0.197028402">
                <text:p>0.1970284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0.196646682">
                <text:p>0.1966466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0.196266957">
                <text:p>0.1962669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0.195888227">
                <text:p>0.1958882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0.195511492">
                <text:p>0.1955114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0.195135752">
                <text:p>0.1951357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0.194762007">
                <text:p>0.1947620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0.194389258">
                <text:p>0.1943892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0.194017504">
                <text:p>0.1940175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0.193647745">
                <text:p>0.1936477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0.193278981">
                <text:p>0.1932789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0.192912212">
                <text:p>0.1929122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0.192546439">
                <text:p>0.19254643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0.192181661">
                <text:p>0.1921816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0.191818879">
                <text:p>0.1918188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0.191457092">
                <text:p>0.1914570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0.1910973">
                <text:p>0.19109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0.190738504">
                <text:p>0.1907385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0.190380703">
                <text:p>0.1903807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0.190024898">
                <text:p>0.1900248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0.189670088">
                <text:p>0.1896700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.189316274">
                <text:p>0.1893162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0.188963455">
                <text:p>0.1889634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0.188612632">
                <text:p>0.1886126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0.188263805">
                <text:p>0.1882638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0.187914973">
                <text:p>0.1879149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0.187568137">
                <text:p>0.1875681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0.187222297">
                <text:p>0.1872222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0.186877452">
                <text:p>0.1868774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.186534603">
                <text:p>0.1865346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0.18619275">
                <text:p>0.186192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0.185851893">
                <text:p>0.1858518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0.185512031">
                <text:p>0.18551203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0.185174166">
                <text:p>0.1851741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0.184837296">
                <text:p>0.1848372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0.184501422">
                <text:p>0.1845014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0.184166544">
                <text:p>0.1841665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0.183833662">
                <text:p>0.18383366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0.183501776">
                <text:p>0.1835017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0.183170885">
                <text:p>0.1831708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0.182840991">
                <text:p>0.1828409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0.182512093">
                <text:p>0.1825120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0.182185191">
                <text:p>0.1821851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0.181858285">
                <text:p>0.1818582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0.181533375">
                <text:p>0.1815333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0.181209461">
                <text:p>0.1812094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0.180887543">
                <text:p>0.18088754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0.180565621">
                <text:p>0.1805656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.180244696">
                <text:p>0.1802446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0.179925766">
                <text:p>0.1799257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0.179607833">
                <text:p>0.1796078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0.179290896">
                <text:p>0.17929089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0.178974955">
                <text:p>0.1789749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0.178660011">
                <text:p>0.1786600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0.178346063">
                <text:p>0.1783460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0.178033111">
                <text:p>0.1780331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0.177722155">
                <text:p>0.1777221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0.177411196">
                <text:p>0.1774111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0.177102233">
                <text:p>0.1771022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0.176794267">
                <text:p>0.1767942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0.176486297">
                <text:p>0.1764862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0.176180323">
                <text:p>0.1761803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0.175875346">
                <text:p>0.1758753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0.175571365">
                <text:p>0.1755713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0.175268381">
                <text:p>0.1752683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0.174966393">
                <text:p>0.1749663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0.174665402">
                <text:p>0.1746654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0.174365407">
                <text:p>0.1743654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0.174067409">
                <text:p>0.1740674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0.173769407">
                <text:p>0.1737694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0.173472402">
                <text:p>0.1734724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0.173176394">
                <text:p>0.17317639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0.172881382">
                <text:p>0.17288138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0.172588367">
                <text:p>0.1725883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0.172295348">
                <text:p>0.1722953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0.172003326">
                <text:p>0.1720033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0.171712301">
                <text:p>0.1717123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0.171423273">
                <text:p>0.1714232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0.171134241">
                <text:p>0.1711342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0.170846206">
                <text:p>0.1708462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0.170559167">
                <text:p>0.1705591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0.170273126">
                <text:p>0.1702731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0.169988081">
                <text:p>0.16998808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0.169704033">
                <text:p>0.1697040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0.169420982">
                <text:p>0.16942098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0.169138927">
                <text:p>0.1691389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.16885787">
                <text:p>0.168857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0.168577809">
                <text:p>0.1685778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0.168298746">
                <text:p>0.1682987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0.168019679">
                <text:p>0.1680196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0.167742609">
                <text:p>0.1677426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0.167465536">
                <text:p>0.1674655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0.16719046">
                <text:p>0.167190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0.16691538">
                <text:p>0.1669153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0.166641298">
                <text:p>0.1666412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0.166368213">
                <text:p>0.1663682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0.166096125">
                <text:p>0.1660961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0.165825034">
                <text:p>0.1658250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0.16555494">
                <text:p>0.165554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.165285843">
                <text:p>0.1652858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0.165016742">
                <text:p>0.1650167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0.16474964">
                <text:p>0.164749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0.164482534">
                <text:p>0.1644825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0.164216425">
                <text:p>0.1642164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0.163951313">
                <text:p>0.1639513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0.163687199">
                <text:p>0.1636871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0.163424081">
                <text:p>0.1634240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0.163160961">
                <text:p>0.1631609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0.162899838">
                <text:p>0.1628998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0.162638712">
                <text:p>0.1626387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0.162378583">
                <text:p>0.1623785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0.162119452">
                <text:p>0.1621194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0.161861318">
                <text:p>0.1618613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0.161604181">
                <text:p>0.1616041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0.161347041">
                <text:p>0.16134704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0.161090898">
                <text:p>0.1610908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0.160835753">
                <text:p>0.1608357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.160581605">
                <text:p>0.1605816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0.160328454">
                <text:p>0.1603284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0.160075301">
                <text:p>0.1600753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0.159824145">
                <text:p>0.15982414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0.159572986">
                <text:p>0.1595729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0.159321825">
                <text:p>0.1593218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0.159072661">
                <text:p>0.15907266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0.158823495">
                <text:p>0.1588234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0.158576325">
                <text:p>0.1585763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0.158329154">
                <text:p>0.15832915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0.158081979">
                <text:p>0.1580819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0.157836802">
                <text:p>0.15783680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0.157591623">
                <text:p>0.1575916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0.157347441">
                <text:p>0.1573474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.157104256">
                <text:p>0.1571042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0.156862069">
                <text:p>0.1568620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0.15661988">
                <text:p>0.1566198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.156378687">
                <text:p>0.1563786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0.156138493">
                <text:p>0.1561384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0.155898296">
                <text:p>0.1558982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0.155660096">
                <text:p>0.1556600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.155421894">
                <text:p>0.1554218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0.15518369">
                <text:p>0.155183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0.154947483">
                <text:p>0.1549474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0.154711273">
                <text:p>0.1547112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0.154476062">
                <text:p>0.1544760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0.154240848">
                <text:p>0.1542408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0.154007631">
                <text:p>0.1540076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0.153774412">
                <text:p>0.1537744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0.153542191">
                <text:p>0.1535421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0.153309967">
                <text:p>0.1533099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0.153078741">
                <text:p>0.1530787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.152848513">
                <text:p>0.1528485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0.152619282">
                <text:p>0.1526192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0.152390049">
                <text:p>0.1523900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0.152161814">
                <text:p>0.1521618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0.151933577">
                <text:p>0.15193357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0.151707337">
                <text:p>0.1517073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0.151481095">
                <text:p>0.1514810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.15125485">
                <text:p>0.151254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.151030604">
                <text:p>0.1510306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0.150806355">
                <text:p>0.1508063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0.150582104">
                <text:p>0.1505821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0.15035985">
                <text:p>0.150359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0.150137595">
                <text:p>0.1501375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0.149915337">
                <text:p>0.1499153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0.149695077">
                <text:p>0.14969507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0.149474815">
                <text:p>0.1494748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0.149254551">
                <text:p>0.1492545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0.149035284">
                <text:p>0.1490352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0.148817016">
                <text:p>0.1488170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0.148599745">
                <text:p>0.1485997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0.148382472">
                <text:p>0.1483824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0.148166197">
                <text:p>0.1481661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0.14794992">
                <text:p>0.1479499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0.147734641">
                <text:p>0.1477346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0.147520359">
                <text:p>0.14752035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0.147306076">
                <text:p>0.14730607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0.14709279">
                <text:p>0.147092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0.146880503">
                <text:p>0.1468805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0.146668213">
                <text:p>0.1466682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0.146456921">
                <text:p>0.14645692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0.146245628">
                <text:p>0.1462456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0.146035332">
                <text:p>0.1460353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0.145826034">
                <text:p>0.1458260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0.145616734">
                <text:p>0.1456167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0.145408432">
                <text:p>0.1454084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0.145200128">
                <text:p>0.1452001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0.144992823">
                <text:p>0.1449928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0.144786515">
                <text:p>0.1447865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0.144580205">
                <text:p>0.1445802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0.144374893">
                <text:p>0.1443748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0.144169579">
                <text:p>0.14416957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0.143965264">
                <text:p>0.1439652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0.143761946">
                <text:p>0.1437619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.143558627">
                <text:p>0.1435586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0.143356305">
                <text:p>0.1433563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0.143153982">
                <text:p>0.14315398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0.142952656">
                <text:p>0.1429526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0.142751329">
                <text:p>0.1427513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0.142551">
                <text:p>0.14255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0.142351669">
                <text:p>0.14235166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0.142152336">
                <text:p>0.1421523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0.141954002">
                <text:p>0.1419540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0.141755665">
                <text:p>0.14175566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0.141558327">
                <text:p>0.1415583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0.141360986">
                <text:p>0.14136098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0.141164644">
                <text:p>0.1411646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0.1409683">
                <text:p>0.140968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0.140772954">
                <text:p>0.14077295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0.140578607">
                <text:p>0.1405786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0.140384257">
                <text:p>0.14038425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0.140189906">
                <text:p>0.1401899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0.139996553">
                <text:p>0.1399965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.139804198">
                <text:p>0.1398041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0.139611842">
                <text:p>0.1396118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0.139420483">
                <text:p>0.13942048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0.139229123">
                <text:p>0.1392291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0.139038761">
                <text:p>0.1390387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0.138848398">
                <text:p>0.1388483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0.138659032">
                <text:p>0.1386590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0.138469665">
                <text:p>0.13846966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0.138281297">
                <text:p>0.1382812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0.138092926">
                <text:p>0.1380929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0.137905554">
                <text:p>0.13790555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0.13771918">
                <text:p>0.137719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0.137532804">
                <text:p>0.1375328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0.137346427">
                <text:p>0.1373464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0.137161048">
                <text:p>0.1371610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0.136975667">
                <text:p>0.1369756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0.136791285">
                <text:p>0.1367912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0.136607901">
                <text:p>0.1366079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0.136424515">
                <text:p>0.1364245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0.136241128">
                <text:p>0.1362411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0.136058739">
                <text:p>0.1360587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0.135876348">
                <text:p>0.1358763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0.135694956">
                <text:p>0.1356949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0.135513562">
                <text:p>0.1355135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0.135333166">
                <text:p>0.1353331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0.135152769">
                <text:p>0.1351527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0.13497337">
                <text:p>0.134973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0.13479497">
                <text:p>0.1347949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0.134615568">
                <text:p>0.1346155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0.134437165">
                <text:p>0.13443716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0.134259759">
                <text:p>0.13425975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0.134082353">
                <text:p>0.1340823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0.133905945">
                <text:p>0.13390594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0.133729535">
                <text:p>0.13372953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0.133554123">
                <text:p>0.1335541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0.13337871">
                <text:p>0.133378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0.133203296">
                <text:p>0.1332032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0.13302888">
                <text:p>0.133028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0.132855462">
                <text:p>0.13285546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0.132681043">
                <text:p>0.1326810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0.132508623">
                <text:p>0.1325086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0.132335201">
                <text:p>0.1323352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0.132163777">
                <text:p>0.1321637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0.131991352">
                <text:p>0.1319913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0.131819925">
                <text:p>0.1318199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0.131649497">
                <text:p>0.1316494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0.131479068">
                <text:p>0.1314790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0.131308637">
                <text:p>0.13130863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0.131139204">
                <text:p>0.1311392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0.13097077">
                <text:p>0.1309707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0.130801335">
                <text:p>0.13080133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0.130633898">
                <text:p>0.13063389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0.13046546">
                <text:p>0.130465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0.13029802">
                <text:p>0.130298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0.130131579">
                <text:p>0.1301315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0.129965136">
                <text:p>0.1299651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0.129798692">
                <text:p>0.1297986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0.129633246">
                <text:p>0.12963324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0.129467799">
                <text:p>0.1294677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0.129303351">
                <text:p>0.12930335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0.129138901">
                <text:p>0.1291389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0.12897445">
                <text:p>0.128974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0.128810998">
                <text:p>0.1288109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0.128647544">
                <text:p>0.1286475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0.128485088">
                <text:p>0.12848508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0.128322632">
                <text:p>0.1283226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0.128161174">
                <text:p>0.1281611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0.127999714">
                <text:p>0.1279997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0.127838253">
                <text:p>0.12783825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0.127677791">
                <text:p>0.1276777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0.127517328">
                <text:p>0.1275173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0.127357863">
                <text:p>0.12735786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0.127198397">
                <text:p>0.1271983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0.127038929">
                <text:p>0.12703892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0.12688046">
                <text:p>0.126880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0.12672199">
                <text:p>0.1267219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0.126563518">
                <text:p>0.1265635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0.126406046">
                <text:p>0.12640604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0.126249571">
                <text:p>0.1262495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0.126092096">
                <text:p>0.12609209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0.125936619">
                <text:p>0.1259366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0.125780141">
                <text:p>0.1257801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0.125624662">
                <text:p>0.1256246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0.125469181">
                <text:p>0.12546918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0.125314699">
                <text:p>0.12531469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0.125160216">
                <text:p>0.1251602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0.125005731">
                <text:p>0.12500573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0.124852246">
                <text:p>0.1248522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0.124698759">
                <text:p>0.12469875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0.12454627">
                <text:p>0.124546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0.124393781">
                <text:p>0.12439378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0.12424129">
                <text:p>0.124241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0.124089798">
                <text:p>0.12408979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0.123938305">
                <text:p>0.1239383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0.12378681">
                <text:p>0.123786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0.123636314">
                <text:p>0.1236363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0.123485817">
                <text:p>0.12348581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0.123336319">
                <text:p>0.1233363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0.12318682">
                <text:p>0.123186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0.123037319">
                <text:p>0.1230373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0.122888817">
                <text:p>0.12288881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0.122740314">
                <text:p>0.1227403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0.12259181">
                <text:p>0.122591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0.122444304">
                <text:p>0.1224443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0.122296798">
                <text:p>0.12229679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0.12214929">
                <text:p>0.122149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0.122002781">
                <text:p>0.12200278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0.12185627">
                <text:p>0.121856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0.121710759">
                <text:p>0.12171075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0.121565246">
                <text:p>0.1215652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0.121419733">
                <text:p>0.12141973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0.121274218">
                <text:p>0.12127421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0.121129702">
                <text:p>0.1211297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0.120985185">
                <text:p>0.12098518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0.120841666">
                <text:p>0.1208416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0.120698147">
                <text:p>0.12069814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0.120554626">
                <text:p>0.1205546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0.120412104">
                <text:p>0.12041210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0.120269581">
                <text:p>0.1202695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0.120127057">
                <text:p>0.1201270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0.119985532">
                <text:p>0.1199855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0.119844006">
                <text:p>0.11984400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0.119702478">
                <text:p>0.11970247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0.11956095">
                <text:p>0.119560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0.11942042">
                <text:p>0.1194204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0.119280889">
                <text:p>0.1192808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0.119140357">
                <text:p>0.1191403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0.119000825">
                <text:p>0.1190008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0.11886129">
                <text:p>0.1188612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0.118722755">
                <text:p>0.1187227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0.118584219">
                <text:p>0.1185842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0.118445682">
                <text:p>0.11844568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0.118308143">
                <text:p>0.11830814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0.118170604">
                <text:p>0.1181706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0.118033063">
                <text:p>0.11803306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0.117895522">
                <text:p>0.11789552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0.117758979">
                <text:p>0.11775897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0.117622435">
                <text:p>0.11762243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0.11748689">
                <text:p>0.117486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0.117351345">
                <text:p>0.1173513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0.117215798">
                <text:p>0.1172157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0.11708025">
                <text:p>0.117080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0.116945701">
                <text:p>0.1169457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0.116811151">
                <text:p>0.1168111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0.1166766">
                <text:p>0.116676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0.116543047">
                <text:p>0.1165430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0.116409494">
                <text:p>0.1164094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0.11627594">
                <text:p>0.1162759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0.116143385">
                <text:p>0.1161433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0.116010829">
                <text:p>0.11601082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0.115878272">
                <text:p>0.1158782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0.115746713">
                <text:p>0.1157467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0.115614154">
                <text:p>0.1156141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0.115482594">
                <text:p>0.11548259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0.115352033">
                <text:p>0.1153520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0.11522147">
                <text:p>0.1152214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0.115090907">
                <text:p>0.1150909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0.114960343">
                <text:p>0.1149603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0.114829778">
                <text:p>0.11482977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0.114700211">
                <text:p>0.1147002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0.114570644">
                <text:p>0.11457064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0.114442076">
                <text:p>0.1144420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0.114313507">
                <text:p>0.11431350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0.114184937">
                <text:p>0.1141849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0.114056366">
                <text:p>0.11405636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0.113928794">
                <text:p>0.1139287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0.113801221">
                <text:p>0.1138012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0.113673647">
                <text:p>0.1136736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0.113546072">
                <text:p>0.1135460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0.113419496">
                <text:p>0.1134194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0.113292919">
                <text:p>0.1132929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0.113167342">
                <text:p>0.11316734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0.113040763">
                <text:p>0.1130407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112915183">
                <text:p>0.11291518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0.112789603">
                <text:p>0.1127896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0.112665021">
                <text:p>0.1126650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0.112539439">
                <text:p>0.1125394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0.112414855">
                <text:p>0.11241485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0.112291271">
                <text:p>0.11229127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0.112166686">
                <text:p>0.11216668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0.1120431">
                <text:p>0.112043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0.111919513">
                <text:p>0.1119195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0.111796925">
                <text:p>0.1117969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0.111673336">
                <text:p>0.11167333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0.111550746">
                <text:p>0.1115507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0.111428156">
                <text:p>0.1114281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0.111306564">
                <text:p>0.1113065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0.111184972">
                <text:p>0.11118497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0.111063378">
                <text:p>0.1110633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0.110941784">
                <text:p>0.1109417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0.110821189">
                <text:p>0.1108211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0.110699593">
                <text:p>0.1106995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0.110578996">
                <text:p>0.1105789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0.110459398">
                <text:p>0.1104593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0.1103388">
                <text:p>0.11033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0.1102192">
                <text:p>0.11021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0.1100996">
                <text:p>0.11009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0.109980998">
                <text:p>0.10998099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0.109861396">
                <text:p>0.10986139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0.109742793">
                <text:p>0.10974279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0.109624189">
                <text:p>0.10962418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0.109506585">
                <text:p>0.1095065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0.109387979">
                <text:p>0.10938797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0.109270373">
                <text:p>0.10927037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0.109153766">
                <text:p>0.10915376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0.109036157">
                <text:p>0.10903615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0.108919549">
                <text:p>0.10891954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0.108802939">
                <text:p>0.10880293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0.108686328">
                <text:p>0.1086863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0.108569717">
                <text:p>0.1085697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0.108454104">
                <text:p>0.1084541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0.108338491">
                <text:p>0.1083384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0.108222877">
                <text:p>0.1082228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0.108107263">
                <text:p>0.10810726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0.107992647">
                <text:p>0.10799264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0.107878031">
                <text:p>0.10787803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0.107763414">
                <text:p>0.1077634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0.107649796">
                <text:p>0.1076497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0.107535177">
                <text:p>0.10753517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0.107421557">
                <text:p>0.10742155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0.107307937">
                <text:p>0.1073079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0.107195315">
                <text:p>0.1071953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0.107081693">
                <text:p>0.10708169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0.10696907">
                <text:p>0.106969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0.106856447">
                <text:p>0.10685644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0.106743822">
                <text:p>0.10674382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0.106632197">
                <text:p>0.10663219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0.106520571">
                <text:p>0.1065205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0.106408944">
                <text:p>0.10640894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0.106297317">
                <text:p>0.1062973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0.106185688">
                <text:p>0.10618568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0.106075059">
                <text:p>0.1060750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0.105964429">
                <text:p>0.1059644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0.105853799">
                <text:p>0.1058537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0.105744167">
                <text:p>0.1057441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0.105633535">
                <text:p>0.1056335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0.105523902">
                <text:p>0.10552390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0.105414268">
                <text:p>0.10541426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0.105305634">
                <text:p>0.1053056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0.105195999">
                <text:p>0.10519599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0.105087363">
                <text:p>0.10508736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0.104978726">
                <text:p>0.1049787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0.104870088">
                <text:p>0.1048700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0.10476245">
                <text:p>0.104762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0.104654811">
                <text:p>0.1046548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0.104546171">
                <text:p>0.10454617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0.104439531">
                <text:p>0.10443953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0.104331889">
                <text:p>0.10433188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0.104225247">
                <text:p>0.10422524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0.104117605">
                <text:p>0.1041176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0.104010961">
                <text:p>0.1040109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0.103905317">
                <text:p>0.1039053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0.103798672">
                <text:p>0.10379867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0.103693026">
                <text:p>0.1036930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0.10358738">
                <text:p>0.1035873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0.103481733">
                <text:p>0.1034817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0.103376085">
                <text:p>0.10337608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0.103271437">
                <text:p>0.10327143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0.103165787">
                <text:p>0.10316578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0.103061137">
                <text:p>0.10306113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0.102956487">
                <text:p>0.10295648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0.102852835">
                <text:p>0.10285283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0.102748183">
                <text:p>0.10274818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0.102644531">
                <text:p>0.10264453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0.102540877">
                <text:p>0.10254087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0.102437223">
                <text:p>0.1024372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0.102334568">
                <text:p>0.1023345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0.102231912">
                <text:p>0.1022319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0.102128256">
                <text:p>0.1021282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0.102025599">
                <text:p>0.10202559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0.101923941">
                <text:p>0.1019239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0.101821283">
                <text:p>0.1018212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0.101719624">
                <text:p>0.1017196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">
                <text:p>5</text:p>
              </table:table-cell>
              <table:table-cell office:value-type="float" office:value="0.101617964">
                <text:p>0.10161796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0.101516304">
                <text:p>0.10151630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0.101414643">
                <text:p>0.10141464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0.101313981">
                <text:p>0.10131398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0.101212319">
                <text:p>0.1012123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0.101111656">
                <text:p>0.10111165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0.101010992">
                <text:p>0.10101099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0.100911327">
                <text:p>0.10091132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0.100810662">
                <text:p>0.10081066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0.100710997">
                <text:p>0.10071099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0.10061133">
                <text:p>0.1006113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0.100511663">
                <text:p>0.10051166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0.100411995">
                <text:p>0.10041199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0.100313327">
                <text:p>0.10031332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0.100213658">
                <text:p>0.10021365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0.100114988">
                <text:p>0.10011498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0.100016318">
                <text:p>0.10001631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0.099918647">
                <text:p>0.09991864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0.099819975">
                <text:p>0.09981997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0.099722303">
                <text:p>0.09972230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0.09962423">
                <text:p>0.0996242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0.099526556">
                <text:p>0.09952655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0.099429182">
                <text:p>0.09942918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0.099331907">
                <text:p>0.09933190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0.099234831">
                <text:p>0.09923483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0.099137955">
                <text:p>0.0991379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0.099041278">
                <text:p>0.09904127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0.098944801">
                <text:p>0.09894480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0.098848523">
                <text:p>0.09884852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0.098752444">
                <text:p>0.09875244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0.098656465">
                <text:p>0.09865646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0.098560785">
                <text:p>0.09856078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0.098465204">
                <text:p>0.09846520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0.098369823">
                <text:p>0.09836982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0.098274642">
                <text:p>0.09827464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0.098179659">
                <text:p>0.09817965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0.098084776">
                <text:p>0.09808477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0.097990192">
                <text:p>0.09799019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0.097895708">
                <text:p>0.09789570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0.097801423">
                <text:p>0.09780142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0.097707338">
                <text:p>0.09770733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0.097613452">
                <text:p>0.09761345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0.097519765">
                <text:p>0.09751976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0.097426178">
                <text:p>0.09742617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0.09733279">
                <text:p>0.0973327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0.097239602">
                <text:p>0.09723960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0.097146613">
                <text:p>0.09714661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0.097053823">
                <text:p>0.09705382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0.096961133">
                <text:p>0.09696113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0.096868642">
                <text:p>0.09686864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0.09677635">
                <text:p>0.0967763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0.096684258">
                <text:p>0.09668425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0.096592266">
                <text:p>0.09659226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0.096500472">
                <text:p>0.09650047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0.096408879">
                <text:p>0.09640887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0.096317484">
                <text:p>0.09631748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0.096226189">
                <text:p>0.09622618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0.096135094">
                <text:p>0.09613509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0.096044198">
                <text:p>0.09604419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0.095953501">
                <text:p>0.09595350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0.095862904">
                <text:p>0.09586290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0.095772506">
                <text:p>0.09577250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0.095682308">
                <text:p>0.09568230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0.095592209">
                <text:p>0.09559220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0.095502309">
                <text:p>0.09550230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0.095412609">
                <text:p>0.09541260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0.095323108">
                <text:p>0.09532310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0.095233707">
                <text:p>0.09523370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0.095144505">
                <text:p>0.0951445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0.095055403">
                <text:p>0.09505540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0.0949666">
                <text:p>0.094966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0.094877797">
                <text:p>0.09487779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0.094789293">
                <text:p>0.09478929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0.094700888">
                <text:p>0.09470088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0.094612683">
                <text:p>0.09461268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0.094524577">
                <text:p>0.09452457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0.094436771">
                <text:p>0.09443677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0.094348964">
                <text:p>0.09434896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0.094261457">
                <text:p>0.09426145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0.094174049">
                <text:p>0.09417404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0.094086841">
                <text:p>0.09408684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0.093999732">
                <text:p>0.09399973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0.093912823">
                <text:p>0.09391282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0.093826013">
                <text:p>0.09382601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0.093739402">
                <text:p>0.09373940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0.093652991">
                <text:p>0.09365299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0.093566679">
                <text:p>0.09356667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0.093480567">
                <text:p>0.0934805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0.093394655">
                <text:p>0.09339465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0.093308841">
                <text:p>0.09330884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0.093223228">
                <text:p>0.0932232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0.093137713">
                <text:p>0.09313771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0.093052399">
                <text:p>0.09305239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0.092967183">
                <text:p>0.09296718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0.092882167">
                <text:p>0.09288216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0.092797351">
                <text:p>0.09279735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0.092712634">
                <text:p>0.09271263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0.092628017">
                <text:p>0.09262801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0.092543599">
                <text:p>0.09254359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0.092459381">
                <text:p>0.09245938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0.092375262">
                <text:p>0.09237526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0.092291342">
                <text:p>0.09229134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0.092207522">
                <text:p>0.09220752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0.092123902">
                <text:p>0.09212390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0.092040481">
                <text:p>0.09204048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0.091957059">
                <text:p>0.09195705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0.091873937">
                <text:p>0.09187393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0.091790915">
                <text:p>0.09179091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0.091707992">
                <text:p>0.09170799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0.091625269">
                <text:p>0.09162526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0.091542645">
                <text:p>0.09154264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0.09146022">
                <text:p>0.0914602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0.091377995">
                <text:p>0.09137799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0.09129577">
                <text:p>0.0912957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0.091213844">
                <text:p>0.0912138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0.091132017">
                <text:p>0.09113201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0.09105029">
                <text:p>0.0910502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0.090968763">
                <text:p>0.09096876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0.090887335">
                <text:p>0.09088733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0.090806007">
                <text:p>0.09080600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0.090724978">
                <text:p>0.09072497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0.090643948">
                <text:p>0.09064394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0.090563118">
                <text:p>0.09056311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0.090482488">
                <text:p>0.09048248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0.090401957">
                <text:p>0.09040195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0.090321526">
                <text:p>0.09032152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0.090241294">
                <text:p>0.09024129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0.090161162">
                <text:p>0.09016116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0.090081229">
                <text:p>0.09008122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0.090001396">
                <text:p>0.09000139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0.089921662">
                <text:p>0.08992166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0.089842128">
                <text:p>0.08984212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0.089762694">
                <text:p>0.08976269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0.089683458">
                <text:p>0.08968345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0.089604323">
                <text:p>0.08960432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0.089525387">
                <text:p>0.08952538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0.08944655">
                <text:p>0.0894465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0.089367813">
                <text:p>0.08936781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0.089289276">
                <text:p>0.08928927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0.089210838">
                <text:p>0.08921083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0.0891325">
                <text:p>0.089132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0.089054361">
                <text:p>0.08905436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0.088976322">
                <text:p>0.08897632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0.088898482">
                <text:p>0.08889848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0.088820742">
                <text:p>0.08882074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0.088743101">
                <text:p>0.08874310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0.08866566">
                <text:p>0.0886656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0.088588318">
                <text:p>0.08858831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0.088511077">
                <text:p>0.08851107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0.088434034">
                <text:p>0.08843403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0.088357091">
                <text:p>0.0883570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0.088280248">
                <text:p>0.08828024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0.088203604">
                <text:p>0.08820360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0.08812706">
                <text:p>0.0881270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0.088050715">
                <text:p>0.08805071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0.08797437">
                <text:p>0.0879743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0.087898224">
                <text:p>0.08789822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0.087822278">
                <text:p>0.08782227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0.087746432">
                <text:p>0.08774643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0.087670685">
                <text:p>0.08767068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0.087595038">
                <text:p>0.08759503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0.08751959">
                <text:p>0.0875195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0.087444242">
                <text:p>0.08744424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0.087368993">
                <text:p>0.08736899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0.087293844">
                <text:p>0.08729384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0.087218895">
                <text:p>0.08721889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0.087144045">
                <text:p>0.08714404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0.087069395">
                <text:p>0.08706939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0.086994744">
                <text:p>0.08699474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0.086920293">
                <text:p>0.08692029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0.086846041">
                <text:p>0.0868460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0.086771789">
                <text:p>0.08677178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0.086697736">
                <text:p>0.08669773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0.086623784">
                <text:p>0.08662378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0.08654993">
                <text:p>0.0865499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0.086476276">
                <text:p>0.08647627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0.086402722">
                <text:p>0.08640272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0.086329268">
                <text:p>0.08632926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0.086255913">
                <text:p>0.08625591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0.086182757">
                <text:p>0.08618275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0.086109702">
                <text:p>0.08610970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0.086036745">
                <text:p>0.08603674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0.085963889">
                <text:p>0.08596388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0.085891232">
                <text:p>0.08589123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0.085818674">
                <text:p>0.08581867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0.085746216">
                <text:p>0.08574621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0.085673858">
                <text:p>0.0856738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0.085601599">
                <text:p>0.08560159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0.08552954">
                <text:p>0.0855295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0.085457581">
                <text:p>0.08545758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0.085385721">
                <text:p>0.08538572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0.08531406">
                <text:p>0.0853140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0.0852424">
                <text:p>0.085242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0.085170938">
                <text:p>0.08517093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0.085099577">
                <text:p>0.08509957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0.085028315">
                <text:p>0.08502831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0.084957153">
                <text:p>0.08495715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0.08488619">
                <text:p>0.084886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0.084815327">
                <text:p>0.08481532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0.084744563">
                <text:p>0.08474456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">
                <text:p>6</text:p>
              </table:table-cell>
              <table:table-cell office:value-type="float" office:value="0.084673899">
                <text:p>0.08467389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0.084603335">
                <text:p>0.08460333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0.08453287">
                <text:p>0.0845328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0.084462605">
                <text:p>0.0844626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0.08439244">
                <text:p>0.0843924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0.084322374">
                <text:p>0.08432237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0.084252408">
                <text:p>0.08425240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0.084182541">
                <text:p>0.08418254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0.084112874">
                <text:p>0.08411287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0.084043307">
                <text:p>0.08404330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0.083973739">
                <text:p>0.08397373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0.083904371">
                <text:p>0.08390437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0.083835102">
                <text:p>0.08383510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0.083766033">
                <text:p>0.08376603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0.083696964">
                <text:p>0.08369696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0.083627994">
                <text:p>0.08362799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0.083559224">
                <text:p>0.08355922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0.083490553">
                <text:p>0.08349055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0.083421982">
                <text:p>0.08342198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0.083353511">
                <text:p>0.08335351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0.08328514">
                <text:p>0.0832851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0.083216868">
                <text:p>0.08321686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0.083148795">
                <text:p>0.08314879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0.083080723">
                <text:p>0.08308072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0.083012849">
                <text:p>0.08301284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0.082945076">
                <text:p>0.08294507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0.082877402">
                <text:p>0.08287740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0.082809828">
                <text:p>0.08280982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0.082742353">
                <text:p>0.08274235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0.082674978">
                <text:p>0.08267497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0.082607703">
                <text:p>0.08260770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0.082540627">
                <text:p>0.08254062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0.082473551">
                <text:p>0.08247355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0.082406675">
                <text:p>0.08240667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0.082339798">
                <text:p>0.08233979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0.082273121">
                <text:p>0.08227312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0.082206544">
                <text:p>0.08220654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0.082140066">
                <text:p>0.08214006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0.082073687">
                <text:p>0.08207368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0.082007409">
                <text:p>0.08200740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0.08194123">
                <text:p>0.0819412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0.081875151">
                <text:p>0.08187515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0.081809271">
                <text:p>0.08180927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0.081743391">
                <text:p>0.08174339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0.081677611">
                <text:p>0.08167761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0.08161203">
                <text:p>0.0816120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0.081546449">
                <text:p>0.08154644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0.081481067">
                <text:p>0.08148106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0.081415786">
                <text:p>0.08141578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0.081350504">
                <text:p>0.08135050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0.081285421">
                <text:p>0.08128542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0.081220438">
                <text:p>0.08122043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0.081155555">
                <text:p>0.08115555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0.081090772">
                <text:p>0.08109077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0.081025988">
                <text:p>0.08102598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0.080961404">
                <text:p>0.08096140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0.080896919">
                <text:p>0.08089691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0.080832534">
                <text:p>0.08083253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0.080768249">
                <text:p>0.08076824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0.080704063">
                <text:p>0.08070406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0.080639977">
                <text:p>0.08063997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0.080576091">
                <text:p>0.08057609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0.080512205">
                <text:p>0.08051220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0.080448418">
                <text:p>0.08044841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0.08038473">
                <text:p>0.0803847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0.080321143">
                <text:p>0.08032114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0.080257655">
                <text:p>0.08025765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0.080194267">
                <text:p>0.08019426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0.080131078">
                <text:p>0.08013107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0.080067889">
                <text:p>0.08006788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0.0800048">
                <text:p>0.080004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0.07994181">
                <text:p>0.0799418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0.07987892">
                <text:p>0.0798789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0.07981613">
                <text:p>0.0798161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0.079753439">
                <text:p>0.07975343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0.079690948">
                <text:p>0.07969094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0.079628457">
                <text:p>0.07962845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0.079566065">
                <text:p>0.07956606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0.079503774">
                <text:p>0.07950377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0.079441581">
                <text:p>0.07944158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0.079379489">
                <text:p>0.07937948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0.079317496">
                <text:p>0.07931749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0.079255603">
                <text:p>0.07925560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0.079193809">
                <text:p>0.07919380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0.079132115">
                <text:p>0.07913211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0.079070521">
                <text:p>0.07907052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0.079008927">
                <text:p>0.07900892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0.078947532">
                <text:p>0.07894753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0.078886237">
                <text:p>0.07888623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0.078825041">
                <text:p>0.07882504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0.078763845">
                <text:p>0.07876384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0.078702849">
                <text:p>0.07870284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0.078641853">
                <text:p>0.07864185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0.078581056">
                <text:p>0.07858105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0.078520259">
                <text:p>0.07852025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0.078459662">
                <text:p>0.07845966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0.078399064">
                <text:p>0.07839906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0.078338566">
                <text:p>0.07833856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0.078278168">
                <text:p>0.07827816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0.078217969">
                <text:p>0.07821796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0.07815777">
                <text:p>0.0781577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0.078097671">
                <text:p>0.07809767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0.078037672">
                <text:p>0.07803767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0.077977672">
                <text:p>0.07797767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0.077917872">
                <text:p>0.07791787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0.077858171">
                <text:p>0.07785817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0.07779847">
                <text:p>0.0777984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0.077738969">
                <text:p>0.07773896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0.077679468">
                <text:p>0.07767946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0.077620166">
                <text:p>0.07762016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0.077560864">
                <text:p>0.07756086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0.077501662">
                <text:p>0.07750166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0.077442559">
                <text:p>0.07744255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0.077383557">
                <text:p>0.07738355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0.077324653">
                <text:p>0.07732465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0.07726585">
                <text:p>0.0772658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0.077207046">
                <text:p>0.07720704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0.077148442">
                <text:p>0.07714844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0.077089838">
                <text:p>0.07708983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0.077031433">
                <text:p>0.07703143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0.076973028">
                <text:p>0.07697302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0.076914723">
                <text:p>0.07691472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0.076856517">
                <text:p>0.07685651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0.076798411">
                <text:p>0.07679841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0.076740405">
                <text:p>0.07674040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0.076682399">
                <text:p>0.07668239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0.076624592">
                <text:p>0.07662459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0.076566785">
                <text:p>0.07656678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0.076509178">
                <text:p>0.07650917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0.07645157">
                <text:p>0.0764515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0.076394062">
                <text:p>0.07639406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0.076336654">
                <text:p>0.07633665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0.076279245">
                <text:p>0.07627924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0.076222037">
                <text:p>0.07622203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0.076164828">
                <text:p>0.07616482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0.076107818">
                <text:p>0.07610781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0.076050809">
                <text:p>0.07605080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0.075993899">
                <text:p>0.07599389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0.075937088">
                <text:p>0.07593708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0.075880378">
                <text:p>0.07588037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0.075823667">
                <text:p>0.07582366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0.075767156">
                <text:p>0.07576715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0.075710645">
                <text:p>0.07571064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0.075654233">
                <text:p>0.07565423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0.075597921">
                <text:p>0.07559792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0.075541709">
                <text:p>0.07554170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0.075485597">
                <text:p>0.07548559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0.075429484">
                <text:p>0.07542948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0.075373471">
                <text:p>0.07537347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0.075317658">
                <text:p>0.07531765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0.075261844">
                <text:p>0.07526184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0.07520603">
                <text:p>0.0752060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0.075150416">
                <text:p>0.07515041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0.075094902">
                <text:p>0.07509490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0.075039387">
                <text:p>0.07503938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0.074983972">
                <text:p>0.07498397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0.074928657">
                <text:p>0.07492865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0.074873442">
                <text:p>0.0748734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0.074818226">
                <text:p>0.07481822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0.07476321">
                <text:p>0.0747632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0.074708193">
                <text:p>0.07470819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0.074653277">
                <text:p>0.07465327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0.07459846">
                <text:p>0.0745984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0.074543643">
                <text:p>0.07454364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0.074489026">
                <text:p>0.07448902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0.074434408">
                <text:p>0.07443440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0.07437989">
                <text:p>0.0743798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0.074325472">
                <text:p>0.07432547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0.074271153">
                <text:p>0.07427115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0.074216835">
                <text:p>0.07421683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0.074162616">
                <text:p>0.07416261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0.074108496">
                <text:p>0.07410849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0.074054477">
                <text:p>0.07405447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0.074000557">
                <text:p>0.07400055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0.073946637">
                <text:p>0.07394663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0.073892817">
                <text:p>0.07389281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0.073839096">
                <text:p>0.07383909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0.073785475">
                <text:p>0.07378547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0.073731954">
                <text:p>0.07373195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0.073678433">
                <text:p>0.07367843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0.073625011">
                <text:p>0.07362501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0.07357169">
                <text:p>0.0735716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0.073518467">
                <text:p>0.07351846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0.073465245">
                <text:p>0.07346524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0.073412122">
                <text:p>0.07341212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0.0733591">
                <text:p>0.073359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0.073306176">
                <text:p>0.07330617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0.073253253">
                <text:p>0.07325325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0.073200529">
                <text:p>0.07320052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0.073147805">
                <text:p>0.07314780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0.073095081">
                <text:p>0.07309508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0.073042557">
                <text:p>0.07304255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0.072990032">
                <text:p>0.07299003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0.072937607">
                <text:p>0.07293760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0.072885282">
                <text:p>0.07288528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0.072833057">
                <text:p>0.07283305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0.072780831">
                <text:p>0.07278083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0.072728705">
                <text:p>0.07272870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0.072676679">
                <text:p>0.07267667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0.072624653">
                <text:p>0.07262465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">
                <text:p>7</text:p>
              </table:table-cell>
              <table:table-cell office:value-type="float" office:value="0.072572826">
                <text:p>0.07257282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0.072520999">
                <text:p>0.07252099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0.072469272">
                <text:p>0.07246927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0.072417544">
                <text:p>0.07241754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0.072365917">
                <text:p>0.07236591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0.072314389">
                <text:p>0.07231438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0.072262961">
                <text:p>0.07226296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0.072211632">
                <text:p>0.07221163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0.072160304">
                <text:p>0.07216030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0.072109075">
                <text:p>0.07210907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0.072057946">
                <text:p>0.07205794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0.072006816">
                <text:p>0.07200681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0.071955787">
                <text:p>0.07195578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0.071904857">
                <text:p>0.07190485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0.071853927">
                <text:p>0.07185392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0.071803196">
                <text:p>0.07180319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0.071752466">
                <text:p>0.07175246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0.071701835">
                <text:p>0.07170183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0.071651204">
                <text:p>0.07165120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0.071600673">
                <text:p>0.07160067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0.071550241">
                <text:p>0.07155024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0.071499909">
                <text:p>0.07149990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0.071449577">
                <text:p>0.07144957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0.071399345">
                <text:p>0.07139934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0.071349213">
                <text:p>0.07134921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0.07129908">
                <text:p>0.0712990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0.071249047">
                <text:p>0.07124904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0.071199114">
                <text:p>0.07119911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0.07114928">
                <text:p>0.071149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0.071099447">
                <text:p>0.07109944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0.071049713">
                <text:p>0.07104971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0.070999979">
                <text:p>0.07099997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0.070950444">
                <text:p>0.07095044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0.07090091">
                <text:p>0.0709009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0.070851475">
                <text:p>0.07085147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0.07080204">
                <text:p>0.0708020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0.070752705">
                <text:p>0.07075270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0.070703469">
                <text:p>0.0707034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0.070654234">
                <text:p>0.07065423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0.070605198">
                <text:p>0.07060519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0.070556061">
                <text:p>0.07055606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0.070507125">
                <text:p>0.07050712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0.070458188">
                <text:p>0.07045818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0.070409352">
                <text:p>0.07040935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0.070360614">
                <text:p>0.07036061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0.070311877">
                <text:p>0.07031187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0.07026324">
                <text:p>0.0702632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0.070214602">
                <text:p>0.07021460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0.070166164">
                <text:p>0.07016616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0.070117726">
                <text:p>0.07011772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0.070069287">
                <text:p>0.07006928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0.070021049">
                <text:p>0.07002104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0.06997281">
                <text:p>0.0699728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0.069924571">
                <text:p>0.06992457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0.069876431">
                <text:p>0.06987643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0.069828392">
                <text:p>0.06982839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0.069780452">
                <text:p>0.06978045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0.069732512">
                <text:p>0.06973251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0.069684672">
                <text:p>0.06968467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0.069636931">
                <text:p>0.06963693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0.069589191">
                <text:p>0.06958919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0.06954155">
                <text:p>0.0695415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0.069494009">
                <text:p>0.06949400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0.069446467">
                <text:p>0.06944646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0.069399026">
                <text:p>0.06939902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0.069351584">
                <text:p>0.06935158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0.069304242">
                <text:p>0.06930424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0.069257">
                <text:p>0.06925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0.069209858">
                <text:p>0.06920985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0.069162715">
                <text:p>0.06916271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0.069115572">
                <text:p>0.06911557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0.069068629">
                <text:p>0.06906862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0.069021686">
                <text:p>0.06902168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0.068974842">
                <text:p>0.06897484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0.068927999">
                <text:p>0.06892799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0.068881255">
                <text:p>0.06888125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0.068834511">
                <text:p>0.0688345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0.068787967">
                <text:p>0.06878796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0.068741322">
                <text:p>0.06874132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0.068694877">
                <text:p>0.06869487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0.068648432">
                <text:p>0.06864843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0.068602087">
                <text:p>0.06860208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0.068555742">
                <text:p>0.06855574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0.068509496">
                <text:p>0.06850949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0.068463351">
                <text:p>0.06846335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0.068417205">
                <text:p>0.06841720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0.068371158">
                <text:p>0.06837115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0.068325112">
                <text:p>0.06832511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0.068279265">
                <text:p>0.06827926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0.068233319">
                <text:p>0.06823331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0.068187572">
                <text:p>0.06818757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0.068141824">
                <text:p>0.06814182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0.068096077">
                <text:p>0.06809607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0.068050429">
                <text:p>0.06805042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0.068004881">
                <text:p>0.06800488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0.067959433">
                <text:p>0.06795943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0.067913985">
                <text:p>0.06791398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0.067868537">
                <text:p>0.06786853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0.067823288">
                <text:p>0.06782328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0.067777939">
                <text:p>0.06777793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0.06773279">
                <text:p>0.0677327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0.067687641">
                <text:p>0.06768764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0.067642591">
                <text:p>0.06764259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0.067597542">
                <text:p>0.06759754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0.067552592">
                <text:p>0.06755259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0.067507642">
                <text:p>0.06750764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0.067462792">
                <text:p>0.06746279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0.067418041">
                <text:p>0.06741804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0.067373291">
                <text:p>0.06737329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0.06732864">
                <text:p>0.0673286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0.067284089">
                <text:p>0.06728408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0.067239537">
                <text:p>0.06723953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0.067194986">
                <text:p>0.06719498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0.067150534">
                <text:p>0.06715053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0.067106183">
                <text:p>0.06710618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0.067061931">
                <text:p>0.06706193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0.067017678">
                <text:p>0.06701767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0.066973426">
                <text:p>0.06697342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0.066929273">
                <text:p>0.06692927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0.06688522">
                <text:p>0.0668852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0.066841167">
                <text:p>0.06684116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0.066797214">
                <text:p>0.06679721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0.066753361">
                <text:p>0.06675336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0.066709507">
                <text:p>0.06670950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0.066665753">
                <text:p>0.06666575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0.066622">
                <text:p>0.06662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0.066578345">
                <text:p>0.0665783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0.066534691">
                <text:p>0.06653469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0.066491136">
                <text:p>0.06649113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0.066447582">
                <text:p>0.06644758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0.066404227">
                <text:p>0.06640422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0.066360772">
                <text:p>0.06636077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0.066317416">
                <text:p>0.06631741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0.066274161">
                <text:p>0.06627416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0.066231005">
                <text:p>0.06623100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0.066187749">
                <text:p>0.06618774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0.066144693">
                <text:p>0.06614469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0.066101637">
                <text:p>0.06610163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0.066058681">
                <text:p>0.06605868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0.066015724">
                <text:p>0.06601572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.065972867">
                <text:p>0.06597286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0.06593001">
                <text:p>0.0659300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0.065887253">
                <text:p>0.06588725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0.065844496">
                <text:p>0.06584449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0.065801838">
                <text:p>0.06580183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0.06575928">
                <text:p>0.0657592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0.065716723">
                <text:p>0.06571672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0.065674164">
                <text:p>0.06567416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0.065631706">
                <text:p>0.06563170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0.065589348">
                <text:p>0.06558934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0.065546989">
                <text:p>0.06554698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0.06550473">
                <text:p>0.0655047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0.065462571">
                <text:p>0.06546257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0.065420412">
                <text:p>0.06542041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0.065378253">
                <text:p>0.06537825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0.065336193">
                <text:p>0.06533619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0.065294233">
                <text:p>0.06529423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0.065252273">
                <text:p>0.06525227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0.065210313">
                <text:p>0.06521031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0.065168453">
                <text:p>0.06516845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0.065126693">
                <text:p>0.06512669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0.065084932">
                <text:p>0.06508493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0.065043271">
                <text:p>0.06504327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0.06500161">
                <text:p>0.0650016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0.064960049">
                <text:p>0.06496004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0.064918588">
                <text:p>0.06491858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0.064877126">
                <text:p>0.06487712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0.064835664">
                <text:p>0.06483566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0.064794302">
                <text:p>0.06479430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0.06475294">
                <text:p>0.0647529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0.064711678">
                <text:p>0.06471167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0.064670516">
                <text:p>0.06467051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0.064629353">
                <text:p>0.06462935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0.06458829">
                <text:p>0.0645882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0.064547227">
                <text:p>0.06454722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0.064506264">
                <text:p>0.06450626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0.064465301">
                <text:p>0.06446530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0.064424338">
                <text:p>0.0644243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0.064383574">
                <text:p>0.06438357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0.06434271">
                <text:p>0.0643427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0.064302046">
                <text:p>0.06430204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0.064261282">
                <text:p>0.06426128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0.064220718">
                <text:p>0.06422071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0.064180053">
                <text:p>0.06418005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0.064139589">
                <text:p>0.06413958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0.064099124">
                <text:p>0.06409912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0.064058659">
                <text:p>0.06405865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0.064018294">
                <text:p>0.06401829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0.063977928">
                <text:p>0.06397792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0.063937663">
                <text:p>0.06393766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0.063897397">
                <text:p>0.06389739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0.063857231">
                <text:p>0.06385723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0.063817165">
                <text:p>0.06381716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0.063777099">
                <text:p>0.06377709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0.063737033">
                <text:p>0.06373703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0.063697066">
                <text:p>0.06369706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0.063657099">
                <text:p>0.06365709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0.063617233">
                <text:p>0.06361723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0.063577466">
                <text:p>0.06357746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0.063537698">
                <text:p>0.06353769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8">
                <text:p>8</text:p>
              </table:table-cell>
              <table:table-cell office:value-type="float" office:value="0.063497931">
                <text:p>0.06349793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0.063458263">
                <text:p>0.06345826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0.063418596">
                <text:p>0.06341859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0.063379028">
                <text:p>0.06337902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0.06333956">
                <text:p>0.0633395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0.063300092">
                <text:p>0.06330009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0.063260623">
                <text:p>0.06326062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0.063221255">
                <text:p>0.06322125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0.063181886">
                <text:p>0.06318188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0.063142617">
                <text:p>0.06314261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0.063103348">
                <text:p>0.06310334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0.063064179">
                <text:p>0.06306417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0.06302511">
                <text:p>0.0630251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0.06298594">
                <text:p>0.0629859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0.062946971">
                <text:p>0.06294697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0.062908001">
                <text:p>0.06290800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0.062869031">
                <text:p>0.06286903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0.062830161">
                <text:p>0.06283016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0.06279129">
                <text:p>0.0627912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0.06275252">
                <text:p>0.0627525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0.062713749">
                <text:p>0.06271374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0.062674979">
                <text:p>0.06267497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0.062636408">
                <text:p>0.06263640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0.062597737">
                <text:p>0.06259773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0.062559165">
                <text:p>0.06255916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0.062520694">
                <text:p>0.06252069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0.062482222">
                <text:p>0.06248222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0.062443851">
                <text:p>0.06244385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0.062405479">
                <text:p>0.06240547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0.062367107">
                <text:p>0.06236710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0.062328834">
                <text:p>0.06232883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0.062290662">
                <text:p>0.06229066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0.06225239">
                <text:p>0.0622523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0.062214317">
                <text:p>0.06221431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0.062176244">
                <text:p>0.06217624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0.062138171">
                <text:p>0.06213817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0.062100198">
                <text:p>0.06210019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0.062062225">
                <text:p>0.06206222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0.062024351">
                <text:p>0.06202435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0.061986478">
                <text:p>0.06198647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0.061948604">
                <text:p>0.06194860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0.06191093">
                <text:p>0.0619109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0.061873156">
                <text:p>0.06187315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0.061835482">
                <text:p>0.06183548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0.061797907">
                <text:p>0.06179790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0.061760333">
                <text:p>0.06176033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0.061722758">
                <text:p>0.06172275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0.061685283">
                <text:p>0.06168528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0.061647808">
                <text:p>0.06164780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0.061610433">
                <text:p>0.06161043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0.061573058">
                <text:p>0.06157305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0.061535782">
                <text:p>0.06153578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0.061498507">
                <text:p>0.06149850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0.061461331">
                <text:p>0.06146133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0.061424155">
                <text:p>0.06142415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0.061386979">
                <text:p>0.06138697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0.061349903">
                <text:p>0.06134990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0.061312826">
                <text:p>0.06131282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0.06127585">
                <text:p>0.0612758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0.061238873">
                <text:p>0.06123887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0.061201997">
                <text:p>0.06120199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0.06116512">
                <text:p>0.0611651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0.061128343">
                <text:p>0.06112834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0.061091565">
                <text:p>0.06109156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0.061054888">
                <text:p>0.06105488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0.06101811">
                <text:p>0.0610181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0.060981533">
                <text:p>0.06098153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0.060944955">
                <text:p>0.06094495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0.060908377">
                <text:p>0.06090837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0.060871899">
                <text:p>0.06087189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0.060835421">
                <text:p>0.06083542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0.060798942">
                <text:p>0.06079894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0.060762564">
                <text:p>0.06076256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0.060726285">
                <text:p>0.06072628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0.060690006">
                <text:p>0.06069000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0.060653727">
                <text:p>0.06065372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0.060617548">
                <text:p>0.0606175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0.060581369">
                <text:p>0.06058136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0.060545289">
                <text:p>0.06054528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0.06050921">
                <text:p>0.0605092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0.06047313">
                <text:p>0.0604731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0.06043715">
                <text:p>0.0604371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0.06040127">
                <text:p>0.0604012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0.06036529">
                <text:p>0.0603652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0.06032951">
                <text:p>0.0603295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0.060293629">
                <text:p>0.06029362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0.060257849">
                <text:p>0.06025784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0.060222168">
                <text:p>0.06022216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0.060186487">
                <text:p>0.06018648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0.060150806">
                <text:p>0.06015080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0.060115225">
                <text:p>0.06011522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0.060079644">
                <text:p>0.06007964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0.060044162">
                <text:p>0.06004416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0.060008681">
                <text:p>0.06000868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0.059973199">
                <text:p>0.05997319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0.059937817">
                <text:p>0.05993781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0.059902435">
                <text:p>0.05990243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0.059867153">
                <text:p>0.05986715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0.059831871">
                <text:p>0.05983187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0.059796688">
                <text:p>0.05979668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0.059761506">
                <text:p>0.05976150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0.059726323">
                <text:p>0.05972632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0.05969124">
                <text:p>0.0596912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0.059656157">
                <text:p>0.05965615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0.059621174">
                <text:p>0.05962117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0.059586191">
                <text:p>0.05958619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0.059551208">
                <text:p>0.05955120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0.059516324">
                <text:p>0.05951632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0.059481441">
                <text:p>0.05948144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0.059446657">
                <text:p>0.05944665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0.059411873">
                <text:p>0.05941187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0.059377089">
                <text:p>0.05937708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0.059342405">
                <text:p>0.05934240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0.059307821">
                <text:p>0.05930782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0.059273136">
                <text:p>0.05927313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0.059238551">
                <text:p>0.05923855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0.059204067">
                <text:p>0.05920406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0.059169582">
                <text:p>0.05916958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0.059135097">
                <text:p>0.05913509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0.059100712">
                <text:p>0.05910071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0.059066327">
                <text:p>0.05906632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0.059031941">
                <text:p>0.05903194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0.058997656">
                <text:p>0.05899765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0.05896347">
                <text:p>0.0589634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0.058929184">
                <text:p>0.05892918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0.058895098">
                <text:p>0.05889509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0.058860912">
                <text:p>0.05886091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0.058826826">
                <text:p>0.05882682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0.05879274">
                <text:p>0.0587927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0.058758753">
                <text:p>0.05875875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0.058724767">
                <text:p>0.05872476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0.05869088">
                <text:p>0.0586908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0.058656893">
                <text:p>0.05865689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0.058623106">
                <text:p>0.05862310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0.058589219">
                <text:p>0.05858921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0.058555432">
                <text:p>0.05855543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0.058521745">
                <text:p>0.05852174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0.058488057">
                <text:p>0.05848805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0.058454369">
                <text:p>0.05845436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0.058420782">
                <text:p>0.05842078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0.058387194">
                <text:p>0.05838719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0.058353606">
                <text:p>0.05835360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0.058320118">
                <text:p>0.05832011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0.058286629">
                <text:p>0.05828662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0.058253241">
                <text:p>0.05825324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0.058219853">
                <text:p>0.05821985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0.058186464">
                <text:p>0.05818646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0.058153175">
                <text:p>0.05815317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0.058119886">
                <text:p>0.05811988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0.058086597">
                <text:p>0.05808659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0.058053408">
                <text:p>0.05805340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0.058020219">
                <text:p>0.05802021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0.057987129">
                <text:p>0.05798712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0.05795404">
                <text:p>0.0579540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0.05792095">
                <text:p>0.0579209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0.05788796">
                <text:p>0.0578879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0.05785497">
                <text:p>0.0578549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0.05782208">
                <text:p>0.0578220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0.05778909">
                <text:p>0.0577890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0.0577563">
                <text:p>0.057756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0.057723409">
                <text:p>0.05772340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0.057690619">
                <text:p>0.05769061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0.057657928">
                <text:p>0.05765792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0.057625137">
                <text:p>0.05762513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0.057592547">
                <text:p>0.05759254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0.057559856">
                <text:p>0.05755985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0.057527264">
                <text:p>0.05752726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0.057494673">
                <text:p>0.05749467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0.057462182">
                <text:p>0.05746218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0.05742969">
                <text:p>0.0574296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0.057397199">
                <text:p>0.05739719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0.057364807">
                <text:p>0.05736480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0.057332415">
                <text:p>0.05733241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0.057300023">
                <text:p>0.05730002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0.057267731">
                <text:p>0.05726773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0.057235438">
                <text:p>0.05723543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0.057203246">
                <text:p>0.05720324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0.057171054">
                <text:p>0.05717105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0.057138861">
                <text:p>0.05713886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0.057106768">
                <text:p>0.05710676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0.057074675">
                <text:p>0.05707467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0.057042582">
                <text:p>0.05704258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0.057010589">
                <text:p>0.05701058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0.056978596">
                <text:p>0.05697859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0.056946603">
                <text:p>0.05694660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0.056914709">
                <text:p>0.05691470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0.056882816">
                <text:p>0.05688281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0.056851022">
                <text:p>0.05685102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0.056819228">
                <text:p>0.05681922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0.056787434">
                <text:p>0.05678743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0.05675564">
                <text:p>0.0567556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0.056723946">
                <text:p>0.05672394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0.056692352">
                <text:p>0.05669235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0.056660657">
                <text:p>0.05666065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0.056629063">
                <text:p>0.05662906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0.056597568">
                <text:p>0.05659756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0.056565973">
                <text:p>0.05656597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0.056534478">
                <text:p>0.05653447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0.056503083">
                <text:p>0.05650308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0.056471688">
                <text:p>0.05647168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9">
                <text:p>9</text:p>
              </table:table-cell>
              <table:table-cell office:value-type="float" office:value="0.056440293">
                <text:p>0.05644029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0.056408898">
                <text:p>0.05640889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0.056377602">
                <text:p>0.05637760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0.056346306">
                <text:p>0.05634630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0.056315111">
                <text:p>0.05631511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0.056283915">
                <text:p>0.05628391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0.056252719">
                <text:p>0.05625271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0.056221523">
                <text:p>0.05622152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0.056190427">
                <text:p>0.05619042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0.056159331">
                <text:p>0.05615933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0.056128334">
                <text:p>0.05612833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0.056097338">
                <text:p>0.05609733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0.056066341">
                <text:p>0.05606634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0.056035444">
                <text:p>0.05603544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0.056004547">
                <text:p>0.05600454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0.05597365">
                <text:p>0.0559736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0.055942853">
                <text:p>0.05594285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0.055912056">
                <text:p>0.05591205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0.055881259">
                <text:p>0.05588125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0.055850561">
                <text:p>0.05585056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0.055819864">
                <text:p>0.05581986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0.055789166">
                <text:p>0.05578916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0.055758568">
                <text:p>0.05575856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0.055727971">
                <text:p>0.05572797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0.055697373">
                <text:p>0.05569737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0.055666875">
                <text:p>0.05566687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0.055636376">
                <text:p>0.05563637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0.055605878">
                <text:p>0.05560587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0.05557548">
                <text:p>0.0555754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0.055545081">
                <text:p>0.05554508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0.055514682">
                <text:p>0.05551468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0.055484384">
                <text:p>0.05548438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0.055454085">
                <text:p>0.05545408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0.055423786">
                <text:p>0.05542378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0.055393587">
                <text:p>0.05539358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0.055363387">
                <text:p>0.05536338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0.055333188">
                <text:p>0.05533318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0.055303089">
                <text:p>0.05530308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0.055272989">
                <text:p>0.05527298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0.05524289">
                <text:p>0.0552428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0.05521289">
                <text:p>0.0552128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0.05518289">
                <text:p>0.0551828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0.05515289">
                <text:p>0.0551528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0.05512299">
                <text:p>0.0551229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0.05509309">
                <text:p>0.0550930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0.055063189">
                <text:p>0.05506318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0.055033389">
                <text:p>0.05503338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0.055003589">
                <text:p>0.05500358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0.054973788">
                <text:p>0.05497378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0.054944087">
                <text:p>0.05494408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0.054914386">
                <text:p>0.05491438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0.054884685">
                <text:p>0.05488468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0.054854984">
                <text:p>0.05485498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0.054825383">
                <text:p>0.05482538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0.054795782">
                <text:p>0.05479578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0.054766281">
                <text:p>0.05476628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0.054736779">
                <text:p>0.05473677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0.054707278">
                <text:p>0.05470727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0.054677776">
                <text:p>0.05467777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0.054648374">
                <text:p>0.05464837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0.054618972">
                <text:p>0.05461897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0.05458967">
                <text:p>0.0545896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0.054560368">
                <text:p>0.05456036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0.054531066">
                <text:p>0.05453106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0.054501763">
                <text:p>0.05450176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0.054472561">
                <text:p>0.05447256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0.054443359">
                <text:p>0.05444335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0.054414156">
                <text:p>0.0544141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0.054385053">
                <text:p>0.05438505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0.05435595">
                <text:p>0.0543559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0.054326847">
                <text:p>0.05432684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0.054297744">
                <text:p>0.05429774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0.054268741">
                <text:p>0.05426874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0.054239738">
                <text:p>0.05423973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0.054210835">
                <text:p>0.05421083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0.054181931">
                <text:p>0.05418193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0.054153028">
                <text:p>0.05415302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0.054124124">
                <text:p>0.05412412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0.05409532">
                <text:p>0.0540953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0.054066516">
                <text:p>0.05406651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0.054037712">
                <text:p>0.05403771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0.054009008">
                <text:p>0.05400900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0.053980304">
                <text:p>0.05398030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0.0539516">
                <text:p>0.053951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0.053922995">
                <text:p>0.05392299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0.053894391">
                <text:p>0.05389439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0.053865786">
                <text:p>0.05386578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0.053837282">
                <text:p>0.05383728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0.053808677">
                <text:p>0.05380867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0.053780172">
                <text:p>0.05378017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0.053751767">
                <text:p>0.05375176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0.053723362">
                <text:p>0.05372336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0.053694957">
                <text:p>0.05369495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0.053666551">
                <text:p>0.05366655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0.053638146">
                <text:p>0.05363814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0.05360984">
                <text:p>0.0536098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0.053581635">
                <text:p>0.05358163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0.053553329">
                <text:p>0.05355332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0.053525123">
                <text:p>0.05352512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0.053496917">
                <text:p>0.05349691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0.053468711">
                <text:p>0.05346871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0.053440605">
                <text:p>0.05344060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0.053412499">
                <text:p>0.05341249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0.053384393">
                <text:p>0.05338439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0.053356386">
                <text:p>0.05335638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0.05332838">
                <text:p>0.0533283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0.053300373">
                <text:p>0.05330037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0.053272467">
                <text:p>0.05327246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0.05324446">
                <text:p>0.0532444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0.053216553">
                <text:p>0.05321655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0.053188746">
                <text:p>0.05318874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0.053160839">
                <text:p>0.05316083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0.053133032">
                <text:p>0.05313303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0.053105325">
                <text:p>0.05310532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0.053077517">
                <text:p>0.05307751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0.05304981">
                <text:p>0.0530498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0.053022102">
                <text:p>0.05302210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0.052994395">
                <text:p>0.05299439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0.052966787">
                <text:p>0.05296678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0.052939179">
                <text:p>0.05293917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0.052911571">
                <text:p>0.05291157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0.052884063">
                <text:p>0.05288406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0.052856555">
                <text:p>0.05285655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0.052829047">
                <text:p>0.05282904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0.052801538">
                <text:p>0.05280153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0.05277413">
                <text:p>0.0527741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0.052746721">
                <text:p>0.05274672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0.052719313">
                <text:p>0.05271931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0.052692004">
                <text:p>0.05269200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0.052664695">
                <text:p>0.05266469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0.052637386">
                <text:p>0.05263738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0.052610077">
                <text:p>0.05261007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0.052582868">
                <text:p>0.05258286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0.052555659">
                <text:p>0.05255565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0.05252845">
                <text:p>0.0525284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0.05250134">
                <text:p>0.0525013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0.052474131">
                <text:p>0.05247413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0.052447121">
                <text:p>0.05244712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0.052420012">
                <text:p>0.05242001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0.052393002">
                <text:p>0.05239300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0.052365992">
                <text:p>0.05236599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0.052338982">
                <text:p>0.05233898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0.052311972">
                <text:p>0.05231197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0.052285062">
                <text:p>0.05228506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0.052258152">
                <text:p>0.05225815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0.052231242">
                <text:p>0.05223124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0.052204431">
                <text:p>0.05220443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0.052177621">
                <text:p>0.05217762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0.05215081">
                <text:p>0.0521508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0.052124099">
                <text:p>0.05212409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0.052097289">
                <text:p>0.05209728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0.052070578">
                <text:p>0.05207057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0.052043967">
                <text:p>0.05204396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0.052017256">
                <text:p>0.05201725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0.051990645">
                <text:p>0.05199064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0.051964034">
                <text:p>0.05196403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0.051937422">
                <text:p>0.05193742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0.051910911">
                <text:p>0.05191091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0.051884399">
                <text:p>0.05188439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0.051857888">
                <text:p>0.05185788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0.051831476">
                <text:p>0.05183147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0.051804964">
                <text:p>0.05180496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0.051778553">
                <text:p>0.05177855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0.051752241">
                <text:p>0.05175224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0.051725829">
                <text:p>0.0517258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0.051699516">
                <text:p>0.05169951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0.051673204">
                <text:p>0.05167320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0.051646892">
                <text:p>0.05164689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0.05162068">
                <text:p>0.0516206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0.051594467">
                <text:p>0.05159446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0.051568255">
                <text:p>0.05156825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0.051542042">
                <text:p>0.05154204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0.051515929">
                <text:p>0.05151592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0.051489816">
                <text:p>0.05148981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0.051463703">
                <text:p>0.05146370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0.05143769">
                <text:p>0.0514376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0.051411577">
                <text:p>0.05141157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0.051385564">
                <text:p>0.05138556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0.051359651">
                <text:p>0.05135965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0.051333637">
                <text:p>0.05133363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0.051307724">
                <text:p>0.05130772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0.05128181">
                <text:p>0.0512818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0.051255897">
                <text:p>0.05125589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0.051230083">
                <text:p>0.05123008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0.051204269">
                <text:p>0.05120426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0.051178455">
                <text:p>0.05117845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0.051152642">
                <text:p>0.05115264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0.051126927">
                <text:p>0.05112692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0.051101213">
                <text:p>0.05110121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0.051075499">
                <text:p>0.05107549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0.051049785">
                <text:p>0.05104978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0.05102417">
                <text:p>0.0510241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0.050998556">
                <text:p>0.05099855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0.050972941">
                <text:p>0.05097294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0.050947327">
                <text:p>0.05094732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0.050921812">
                <text:p>0.05092181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0.050896297">
                <text:p>0.05089629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0.050870782">
                <text:p>0.05087078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0.050845367">
                <text:p>0.05084536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0.050819852">
                <text:p>0.0508198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0">
                <text:p>10</text:p>
              </table:table-cell>
              <table:table-cell office:value-type="float" office:value="0.050794437">
                <text:p>0.050794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